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2335in"/>
    </style:style>
    <style:style style:name="co6" style:family="table-column">
      <style:table-column-properties fo:break-before="auto" style:column-width="1.339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1.2217in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/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mm/rotation</text:p>
          </table:table-cell>
          <table:table-cell table:style-name="ce1" office:value-type="string">
            <text:p>steps/rotation</text:p>
          </table:table-cell>
          <table:table-cell table:style-name="ce1" office:value-type="string">
            <text:p>microsteps</text:p>
          </table:table-cell>
          <table:table-cell office:value-type="string">
            <text:p>length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table:style-name="Default" office:value-type="string">
            <text:p>minh</text:p>
          </table:table-cell>
          <table:table-cell office:value-type="string">
            <text:p>maxd</text:p>
          </table:table-cell>
          <table:table-cell/>
        </table:table-row>
        <table:table-row table:style-name="ro2">
          <table:table-cell office:value-type="float" office:value="2.54">
            <text:p>2.54</text:p>
          </table:table-cell>
          <table:table-cell table:formula="of:=200*[.C2]" office:value-type="float" office:value="3200">
            <text:p>3200</text:p>
          </table:table-cell>
          <table:table-cell office:value-type="float" office:value="16">
            <text:p>16</text:p>
          </table:table-cell>
          <table:table-cell table:formula="of:=200/2"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style-name="Default" table:formula="of:=SQRT(ABS([.H2]^2-[.D2]^2))" office:value-type="float" office:value="109.105453575887">
            <text:p>109.105453575887</text:p>
          </table:table-cell>
          <table:table-cell office:value-type="float" office:value="148">
            <text:p>148</text:p>
          </table:table-cell>
          <table:table-cell/>
        </table:table-row>
        <table:table-row table:style-name="ro2">
          <table:table-cell office:value-type="string">
            <text:p>layer ht</text:p>
          </table:table-cell>
          <table:table-cell office:value-type="string">
            <text:p>steps/mm</text:p>
          </table:table-cell>
          <table:table-cell office:value-type="string">
            <text:p>mm/step</text:p>
          </table:table-cell>
          <table:table-cell office:value-type="string">
            <text:p>tier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float" office:value="0.3">
            <text:p>0.3</text:p>
          </table:table-cell>
          <table:table-cell table:formula="of:=[.B2]/[.A2]" office:value-type="float" office:value="1259.84251968504">
            <text:p>1259.84251968504</text:p>
          </table:table-cell>
          <table:table-cell table:formula="of:=1/[.B4]" office:value-type="float" office:value="0.00079375">
            <text:p>0.0007937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x error between 100mm and 400mm</text:p>
          </table:table-cell>
          <table:table-cell table:style-name="Default"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mm</text:p>
          </table:table-cell>
        </table:table-row>
        <table:table-row table:style-name="ro2">
          <table:table-cell table:number-columns-repeated="5"/>
          <table:table-cell table:style-name="ce2" table:formula="of:=MAX([.H343:.H1342])*2" office:value-type="float" office:value="0.00306562970997248">
            <text:p>0.00307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formula="of:=[.D2]" office:value-type="float" office:value="100">
            <text:p>1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>
            <text:p>layer ht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bsolute steps</text:p>
          </table:table-cell>
          <table:table-cell office:value-type="string">
            <text:p>actual step</text:p>
          </table:table-cell>
          <table:table-cell office:value-type="string">
            <text:p>actual d</text:p>
          </table:table-cell>
          <table:table-cell table:style-name="Default" office:value-type="string">
            <text:p>actual h</text:p>
          </table:table-cell>
          <table:table-cell office:value-type="string">
            <text:p>error in ht mm</text:p>
          </table:table-cell>
          <table:table-cell/>
        </table:table-row>
        <table:table-row table:style-name="ro2">
          <table:table-cell table:formula="of:=[.A4]" office:value-type="float" office:value="0.3">
            <text:p>0.3</text:p>
          </table:table-cell>
          <table:table-cell table:formula="of:=[.A10]/([.$D$4]*2)" office:value-type="float" office:value="0.075">
            <text:p>0.075</text:p>
          </table:table-cell>
          <table:table-cell table:formula="of:=SQRT(ABS([.$D$2]^2-[.B10]^2))" office:value-type="float" office:value="99.9999718749961">
            <text:p>99.9999718749961</text:p>
          </table:table-cell>
          <table:table-cell table:formula="of:=([.$C$8]-[.C10])*[.$B$4]" office:value-type="float" office:value="0.0354330758433551">
            <text:p>0.0354330758433551</text:p>
          </table:table-cell>
          <table:table-cell table:formula="of:=ROUND([.D10])" office:value-type="float" office:value="0">
            <text:p>0</text:p>
          </table:table-cell>
          <table:table-cell table:formula="of:=([.$C$8]-([.E10]*[.$C$4]))" office:value-type="float" office:value="100">
            <text:p>100</text:p>
          </table:table-cell>
          <table:table-cell table:formula="of:=SQRT(ABS([.$D$2]^2-[.F10]^2))" office:value-type="float" office:value="0">
            <text:p>0</text:p>
          </table:table-cell>
          <table:table-cell table:formula="of:=ABS([.B10]-[.G10])" office:value-type="float" office:value="0.075">
            <text:p>0.075</text:p>
          </table:table-cell>
          <table:table-cell/>
        </table:table-row>
        <table:table-row table:style-name="ro2">
          <table:table-cell table:formula="of:=[.A10]+[.A$4]" office:value-type="float" office:value="0.6">
            <text:p>0.6</text:p>
          </table:table-cell>
          <table:table-cell table:formula="of:=[.A11]/([.$D$4]*2)" office:value-type="float" office:value="0.15">
            <text:p>0.15</text:p>
          </table:table-cell>
          <table:table-cell table:formula="of:=SQRT(ABS([.$D$2]^2-[.B11]^2))" office:value-type="float" office:value="99.9998874999367">
            <text:p>99.9998874999367</text:p>
          </table:table-cell>
          <table:table-cell table:formula="of:=([.$C$8]-[.C11])*[.$B$4]" office:value-type="float" office:value="0.14173236318881">
            <text:p>0.14173236318881</text:p>
          </table:table-cell>
          <table:table-cell table:formula="of:=ROUND([.D11])" office:value-type="float" office:value="0">
            <text:p>0</text:p>
          </table:table-cell>
          <table:table-cell table:formula="of:=([.$C$8]-([.E11]*[.$C$4]))" office:value-type="float" office:value="100">
            <text:p>100</text:p>
          </table:table-cell>
          <table:table-cell table:formula="of:=SQRT(ABS([.$D$2]^2-[.F11]^2))" office:value-type="float" office:value="0">
            <text:p>0</text:p>
          </table:table-cell>
          <table:table-cell table:formula="of:=ABS([.B11]-[.G11])" office:value-type="float" office:value="0.15">
            <text:p>0.15</text:p>
          </table:table-cell>
          <table:table-cell/>
        </table:table-row>
        <table:table-row table:style-name="ro2">
          <table:table-cell table:formula="of:=[.A11]+[.A$4]" office:value-type="float" office:value="0.9">
            <text:p>0.9</text:p>
          </table:table-cell>
          <table:table-cell table:formula="of:=[.A12]/([.$D$4]*2)" office:value-type="float" office:value="0.225">
            <text:p>0.225</text:p>
          </table:table-cell>
          <table:table-cell table:formula="of:=SQRT(ABS([.$D$2]^2-[.B12]^2))" office:value-type="float" office:value="99.9997468746797">
            <text:p>99.9997468746797</text:p>
          </table:table-cell>
          <table:table-cell table:formula="of:=([.$C$8]-[.C12])*[.$B$4]" office:value-type="float" office:value="0.318898041393017">
            <text:p>0.318898041393017</text:p>
          </table:table-cell>
          <table:table-cell table:formula="of:=ROUND([.D12])" office:value-type="float" office:value="0">
            <text:p>0</text:p>
          </table:table-cell>
          <table:table-cell table:formula="of:=([.$C$8]-([.E12]*[.$C$4]))" office:value-type="float" office:value="100">
            <text:p>100</text:p>
          </table:table-cell>
          <table:table-cell table:formula="of:=SQRT(ABS([.$D$2]^2-[.F12]^2))" office:value-type="float" office:value="0">
            <text:p>0</text:p>
          </table:table-cell>
          <table:table-cell table:formula="of:=ABS([.B12]-[.G12])" office:value-type="float" office:value="0.225">
            <text:p>0.225</text:p>
          </table:table-cell>
          <table:table-cell/>
        </table:table-row>
        <table:table-row table:style-name="ro2">
          <table:table-cell table:formula="of:=[.A12]+[.A$4]" office:value-type="float" office:value="1.2">
            <text:p>1.2</text:p>
          </table:table-cell>
          <table:table-cell table:formula="of:=[.A13]/([.$D$4]*2)" office:value-type="float" office:value="0.3">
            <text:p>0.3</text:p>
          </table:table-cell>
          <table:table-cell table:formula="of:=SQRT(ABS([.$D$2]^2-[.B13]^2))" office:value-type="float" office:value="99.9995499989875">
            <text:p>99.9995499989875</text:p>
          </table:table-cell>
          <table:table-cell table:formula="of:=([.$C$8]-[.C13])*[.$B$4]" office:value-type="float" office:value="0.56693040946131">
            <text:p>0.56693040946131</text:p>
          </table:table-cell>
          <table:table-cell table:formula="of:=ROUND([.D13])" office:value-type="float" office:value="1">
            <text:p>1</text:p>
          </table:table-cell>
          <table:table-cell table:formula="of:=([.$C$8]-([.E13]*[.$C$4]))" office:value-type="float" office:value="99.99920625">
            <text:p>99.99920625</text:p>
          </table:table-cell>
          <table:table-cell table:formula="of:=SQRT(ABS([.$D$2]^2-[.F13]^2))" office:value-type="float" office:value="0.398433645618424">
            <text:p>0.398433645618424</text:p>
          </table:table-cell>
          <table:table-cell table:formula="of:=ABS([.B13]-[.G13])" office:value-type="float" office:value="0.0984336456184236">
            <text:p>0.0984336456184236</text:p>
          </table:table-cell>
          <table:table-cell/>
        </table:table-row>
        <table:table-row table:style-name="ro2">
          <table:table-cell table:formula="of:=[.A13]+[.A$4]" office:value-type="float" office:value="1.5">
            <text:p>1.5</text:p>
          </table:table-cell>
          <table:table-cell table:formula="of:=[.A14]/([.$D$4]*2)" office:value-type="float" office:value="0.375">
            <text:p>0.375</text:p>
          </table:table-cell>
          <table:table-cell table:formula="of:=SQRT(ABS([.$D$2]^2-[.B14]^2))" office:value-type="float" office:value="99.9992968725281">
            <text:p>99.9992968725281</text:p>
          </table:table-cell>
          <table:table-cell table:formula="of:=([.$C$8]-[.C14])*[.$B$4]" office:value-type="float" office:value="0.885829885904481">
            <text:p>0.885829885904481</text:p>
          </table:table-cell>
          <table:table-cell table:formula="of:=ROUND([.D14])" office:value-type="float" office:value="1">
            <text:p>1</text:p>
          </table:table-cell>
          <table:table-cell table:formula="of:=([.$C$8]-([.E14]*[.$C$4]))" office:value-type="float" office:value="99.99920625">
            <text:p>99.99920625</text:p>
          </table:table-cell>
          <table:table-cell table:formula="of:=SQRT(ABS([.$D$2]^2-[.F14]^2))" office:value-type="float" office:value="0.398433645618424">
            <text:p>0.398433645618424</text:p>
          </table:table-cell>
          <table:table-cell table:formula="of:=ABS([.B14]-[.G14])" office:value-type="float" office:value="0.0234336456184236">
            <text:p>0.0234336456184236</text:p>
          </table:table-cell>
          <table:table-cell/>
        </table:table-row>
        <table:table-row table:style-name="ro2">
          <table:table-cell table:formula="of:=[.A14]+[.A$4]" office:value-type="float" office:value="1.8">
            <text:p>1.8</text:p>
          </table:table-cell>
          <table:table-cell table:formula="of:=[.A15]/([.$D$4]*2)" office:value-type="float" office:value="0.45">
            <text:p>0.45</text:p>
          </table:table-cell>
          <table:table-cell table:formula="of:=SQRT(ABS([.$D$2]^2-[.B15]^2))" office:value-type="float" office:value="99.9989874948742">
            <text:p>99.9989874948742</text:p>
          </table:table-cell>
          <table:table-cell table:formula="of:=([.$C$8]-[.C15])*[.$B$4]" office:value-type="float" office:value="1.27559700891781">
            <text:p>1.27559700891781</text:p>
          </table:table-cell>
          <table:table-cell table:formula="of:=ROUND([.D15])" office:value-type="float" office:value="1">
            <text:p>1</text:p>
          </table:table-cell>
          <table:table-cell table:formula="of:=([.$C$8]-([.E15]*[.$C$4]))" office:value-type="float" office:value="99.99920625">
            <text:p>99.99920625</text:p>
          </table:table-cell>
          <table:table-cell table:formula="of:=SQRT(ABS([.$D$2]^2-[.F15]^2))" office:value-type="float" office:value="0.398433645618424">
            <text:p>0.398433645618424</text:p>
          </table:table-cell>
          <table:table-cell table:formula="of:=ABS([.B15]-[.G15])" office:value-type="float" office:value="0.0515663543815764">
            <text:p>0.0515663543815764</text:p>
          </table:table-cell>
          <table:table-cell/>
        </table:table-row>
        <table:table-row table:style-name="ro2">
          <table:table-cell table:formula="of:=[.A15]+[.A$4]" office:value-type="float" office:value="2.1">
            <text:p>2.1</text:p>
          </table:table-cell>
          <table:table-cell table:formula="of:=[.A16]/([.$D$4]*2)" office:value-type="float" office:value="0.525">
            <text:p>0.525</text:p>
          </table:table-cell>
          <table:table-cell table:formula="of:=SQRT(ABS([.$D$2]^2-[.B16]^2))" office:value-type="float" office:value="99.9986218655037">
            <text:p>99.9986218655037</text:p>
          </table:table-cell>
          <table:table-cell table:formula="of:=([.$C$8]-[.C16])*[.$B$4]" office:value-type="float" office:value="1.73623243625574">
            <text:p>1.73623243625574</text:p>
          </table:table-cell>
          <table:table-cell table:formula="of:=ROUND([.D16])" office:value-type="float" office:value="2">
            <text:p>2</text:p>
          </table:table-cell>
          <table:table-cell table:formula="of:=([.$C$8]-([.E16]*[.$C$4]))" office:value-type="float" office:value="99.9984125">
            <text:p>99.9984125</text:p>
          </table:table-cell>
          <table:table-cell table:formula="of:=SQRT(ABS([.$D$2]^2-[.F16]^2))" office:value-type="float" office:value="0.563469147197919">
            <text:p>0.563469147197919</text:p>
          </table:table-cell>
          <table:table-cell table:formula="of:=ABS([.B16]-[.G16])" office:value-type="float" office:value="0.0384691471979194">
            <text:p>0.0384691471979194</text:p>
          </table:table-cell>
          <table:table-cell/>
        </table:table-row>
        <table:table-row table:style-name="ro2">
          <table:table-cell table:formula="of:=[.A16]+[.A$4]" office:value-type="float" office:value="2.4">
            <text:p>2.4</text:p>
          </table:table-cell>
          <table:table-cell table:formula="of:=[.A17]/([.$D$4]*2)" office:value-type="float" office:value="0.6">
            <text:p>0.6</text:p>
          </table:table-cell>
          <table:table-cell table:formula="of:=SQRT(ABS([.$D$2]^2-[.B17]^2))" office:value-type="float" office:value="99.9981999837997">
            <text:p>99.9981999837997</text:p>
          </table:table-cell>
          <table:table-cell table:formula="of:=([.$C$8]-[.C17])*[.$B$4]" office:value-type="float" office:value="2.26773694524979">
            <text:p>2.26773694524979</text:p>
          </table:table-cell>
          <table:table-cell table:formula="of:=ROUND([.D17])" office:value-type="float" office:value="2">
            <text:p>2</text:p>
          </table:table-cell>
          <table:table-cell table:formula="of:=([.$C$8]-([.E17]*[.$C$4]))" office:value-type="float" office:value="99.9984125">
            <text:p>99.9984125</text:p>
          </table:table-cell>
          <table:table-cell table:formula="of:=SQRT(ABS([.$D$2]^2-[.F17]^2))" office:value-type="float" office:value="0.563469147197919">
            <text:p>0.563469147197919</text:p>
          </table:table-cell>
          <table:table-cell table:formula="of:=ABS([.B17]-[.G17])" office:value-type="float" office:value="0.0365308528020806">
            <text:p>0.0365308528020806</text:p>
          </table:table-cell>
          <table:table-cell/>
        </table:table-row>
        <table:table-row table:style-name="ro2">
          <table:table-cell table:formula="of:=[.A17]+[.A$4]" office:value-type="float" office:value="2.7">
            <text:p>2.7</text:p>
          </table:table-cell>
          <table:table-cell table:formula="of:=[.A18]/([.$D$4]*2)" office:value-type="float" office:value="0.675">
            <text:p>0.675</text:p>
          </table:table-cell>
          <table:table-cell table:formula="of:=SQRT(ABS([.$D$2]^2-[.B18]^2))" office:value-type="float" office:value="99.9977218490501">
            <text:p>99.9977218490501</text:p>
          </table:table-cell>
          <table:table-cell table:formula="of:=([.$C$8]-[.C18])*[.$B$4]" office:value-type="float" office:value="2.87011143289806">
            <text:p>2.87011143289806</text:p>
          </table:table-cell>
          <table:table-cell table:formula="of:=ROUND([.D18])" office:value-type="float" office:value="3">
            <text:p>3</text:p>
          </table:table-cell>
          <table:table-cell table:formula="of:=([.$C$8]-([.E18]*[.$C$4]))" office:value-type="float" office:value="99.99761875">
            <text:p>99.99761875</text:p>
          </table:table-cell>
          <table:table-cell table:formula="of:=SQRT(ABS([.$D$2]^2-[.F18]^2))" office:value-type="float" office:value="0.690104578776051">
            <text:p>0.690104578776051</text:p>
          </table:table-cell>
          <table:table-cell table:formula="of:=ABS([.B18]-[.G18])" office:value-type="float" office:value="0.0151045787760506">
            <text:p>0.0151045787760506</text:p>
          </table:table-cell>
          <table:table-cell/>
        </table:table-row>
        <table:table-row table:style-name="ro2">
          <table:table-cell table:formula="of:=[.A18]+[.A$4]" office:value-type="float" office:value="3">
            <text:p>3</text:p>
          </table:table-cell>
          <table:table-cell table:formula="of:=[.A19]/([.$D$4]*2)" office:value-type="float" office:value="0.75">
            <text:p>0.75</text:p>
          </table:table-cell>
          <table:table-cell table:formula="of:=SQRT(ABS([.$D$2]^2-[.B19]^2))" office:value-type="float" office:value="99.9971874604481">
            <text:p>99.9971874604481</text:p>
          </table:table-cell>
          <table:table-cell table:formula="of:=([.$C$10]-[.C19])*[.$B$4]" office:value-type="float" office:value="3.50792383993236">
            <text:p>3.50792383993236</text:p>
          </table:table-cell>
          <table:table-cell table:formula="of:=ROUND([.D19])" office:value-type="float" office:value="4">
            <text:p>4</text:p>
          </table:table-cell>
          <table:table-cell table:formula="of:=([.$C$8]-([.E19]*[.$C$4]))" office:value-type="float" office:value="99.996825">
            <text:p>99.996825</text:p>
          </table:table-cell>
          <table:table-cell table:formula="of:=SQRT(ABS([.$D$2]^2-[.F19]^2))" office:value-type="float" office:value="0.796862547354049">
            <text:p>0.796862547354049</text:p>
          </table:table-cell>
          <table:table-cell table:formula="of:=ABS([.B19]-[.G19])" office:value-type="float" office:value="0.0468625473540494">
            <text:p>0.0468625473540494</text:p>
          </table:table-cell>
          <table:table-cell/>
        </table:table-row>
        <table:table-row table:style-name="ro2">
          <table:table-cell table:formula="of:=[.A19]+[.A$4]" office:value-type="float" office:value="3.3">
            <text:p>3.3</text:p>
          </table:table-cell>
          <table:table-cell table:formula="of:=[.A20]/([.$D$4]*2)" office:value-type="float" office:value="0.825">
            <text:p>0.825</text:p>
          </table:table-cell>
          <table:table-cell table:formula="of:=SQRT(ABS([.$D$2]^2-[.B20]^2))" office:value-type="float" office:value="99.9965968170917">
            <text:p>99.9965968170917</text:p>
          </table:table-cell>
          <table:table-cell table:formula="of:=([.$C$10]-[.C20])*[.$B$4]" office:value-type="float" office:value="4.25204145426326">
            <text:p>4.25204145426326</text:p>
          </table:table-cell>
          <table:table-cell table:formula="of:=ROUND([.D20])" office:value-type="float" office:value="4">
            <text:p>4</text:p>
          </table:table-cell>
          <table:table-cell table:formula="of:=([.$C$8]-([.E20]*[.$C$4]))" office:value-type="float" office:value="99.996825">
            <text:p>99.996825</text:p>
          </table:table-cell>
          <table:table-cell table:formula="of:=SQRT(ABS([.$D$2]^2-[.F20]^2))" office:value-type="float" office:value="0.796862547354049">
            <text:p>0.796862547354049</text:p>
          </table:table-cell>
          <table:table-cell table:formula="of:=ABS([.B20]-[.G20])" office:value-type="float" office:value="0.0281374526459506">
            <text:p>0.0281374526459506</text:p>
          </table:table-cell>
          <table:table-cell/>
        </table:table-row>
        <table:table-row table:style-name="ro2">
          <table:table-cell table:formula="of:=[.A20]+[.A$4]" office:value-type="float" office:value="3.6">
            <text:p>3.6</text:p>
          </table:table-cell>
          <table:table-cell table:formula="of:=[.A21]/([.$D$4]*2)" office:value-type="float" office:value="0.9">
            <text:p>0.9</text:p>
          </table:table-cell>
          <table:table-cell table:formula="of:=SQRT(ABS([.$D$2]^2-[.B21]^2))" office:value-type="float" office:value="99.9959499179842">
            <text:p>99.9959499179842</text:p>
          </table:table-cell>
          <table:table-cell table:formula="of:=([.$C$10]-[.C21])*[.$B$4]" office:value-type="float" office:value="5.06703245590204">
            <text:p>5.06703245590204</text:p>
          </table:table-cell>
          <table:table-cell table:formula="of:=ROUND([.D21])" office:value-type="float" office:value="5">
            <text:p>5</text:p>
          </table:table-cell>
          <table:table-cell table:formula="of:=([.$C$8]-([.E21]*[.$C$4]))" office:value-type="float" office:value="99.99603125">
            <text:p>99.99603125</text:p>
          </table:table-cell>
          <table:table-cell table:formula="of:=SQRT(ABS([.$D$2]^2-[.F21]^2))" office:value-type="float" office:value="0.890917644354536">
            <text:p>0.890917644354536</text:p>
          </table:table-cell>
          <table:table-cell table:formula="of:=ABS([.B21]-[.G21])" office:value-type="float" office:value="0.00908235564546345">
            <text:p>0.00908235564546345</text:p>
          </table:table-cell>
          <table:table-cell/>
        </table:table-row>
        <table:table-row table:style-name="ro2">
          <table:table-cell table:formula="of:=[.A21]+[.A$4]" office:value-type="float" office:value="3.9">
            <text:p>3.9</text:p>
          </table:table-cell>
          <table:table-cell table:formula="of:=[.A22]/([.$D$4]*2)" office:value-type="float" office:value="0.975">
            <text:p>0.975</text:p>
          </table:table-cell>
          <table:table-cell table:formula="of:=SQRT(ABS([.$D$2]^2-[.B22]^2))" office:value-type="float" office:value="99.9952467620336">
            <text:p>99.9952467620336</text:p>
          </table:table-cell>
          <table:table-cell table:formula="of:=([.$C$10]-[.C22])*[.$B$4]" office:value-type="float" office:value="5.95289822035201">
            <text:p>5.95289822035201</text:p>
          </table:table-cell>
          <table:table-cell table:formula="of:=ROUND([.D22])" office:value-type="float" office:value="6">
            <text:p>6</text:p>
          </table:table-cell>
          <table:table-cell table:formula="of:=([.$C$8]-([.E22]*[.$C$4]))" office:value-type="float" office:value="99.9952375">
            <text:p>99.9952375</text:p>
          </table:table-cell>
          <table:table-cell table:formula="of:=SQRT(ABS([.$D$2]^2-[.F22]^2))" office:value-type="float" office:value="0.975949444691211">
            <text:p>0.975949444691211</text:p>
          </table:table-cell>
          <table:table-cell table:formula="of:=ABS([.B22]-[.G22])" office:value-type="float" office:value="0.000949444691210832">
            <text:p>0.000949444691210832</text:p>
          </table:table-cell>
          <table:table-cell/>
        </table:table-row>
        <table:table-row table:style-name="ro2">
          <table:table-cell table:formula="of:=[.A22]+[.A$4]" office:value-type="float" office:value="4.2">
            <text:p>4.2</text:p>
          </table:table-cell>
          <table:table-cell table:formula="of:=[.A23]/([.$D$4]*2)" office:value-type="float" office:value="1.05">
            <text:p>1.05</text:p>
          </table:table-cell>
          <table:table-cell table:formula="of:=SQRT(ABS([.$D$2]^2-[.B23]^2))" office:value-type="float" office:value="99.9944873480533">
            <text:p>99.9944873480533</text:p>
          </table:table-cell>
          <table:table-cell table:formula="of:=([.$C$10]-[.C23])*[.$B$4]" office:value-type="float" office:value="6.90964024278308">
            <text:p>6.90964024278308</text:p>
          </table:table-cell>
          <table:table-cell table:formula="of:=ROUND([.D23])" office:value-type="float" office:value="7">
            <text:p>7</text:p>
          </table:table-cell>
          <table:table-cell table:formula="of:=([.$C$8]-([.E23]*[.$C$4]))" office:value-type="float" office:value="99.99444375">
            <text:p>99.99444375</text:p>
          </table:table-cell>
          <table:table-cell table:formula="of:=SQRT(ABS([.$D$2]^2-[.F23]^2))" office:value-type="float" office:value="1.0541437890944">
            <text:p>1.0541437890944</text:p>
          </table:table-cell>
          <table:table-cell table:formula="of:=ABS([.B23]-[.G23])" office:value-type="float" office:value="0.00414378909440272">
            <text:p>0.00414378909440272</text:p>
          </table:table-cell>
          <table:table-cell/>
        </table:table-row>
        <table:table-row table:style-name="ro2">
          <table:table-cell table:formula="of:=[.A23]+[.A$4]" office:value-type="float" office:value="4.5">
            <text:p>4.5</text:p>
          </table:table-cell>
          <table:table-cell table:formula="of:=[.A24]/([.$D$4]*2)" office:value-type="float" office:value="1.125">
            <text:p>1.125</text:p>
          </table:table-cell>
          <table:table-cell table:formula="of:=SQRT(ABS([.$D$2]^2-[.B24]^2))" office:value-type="float" office:value="99.9936716747615">
            <text:p>99.9936716747615</text:p>
          </table:table-cell>
          <table:table-cell table:formula="of:=([.$C$10]-[.C24])*[.$B$4]" office:value-type="float" office:value="7.93726013801382">
            <text:p>7.93726013801382</text:p>
          </table:table-cell>
          <table:table-cell table:formula="of:=ROUND([.D24])" office:value-type="float" office:value="8">
            <text:p>8</text:p>
          </table:table-cell>
          <table:table-cell table:formula="of:=([.$C$8]-([.E24]*[.$C$4]))" office:value-type="float" office:value="99.99365">
            <text:p>99.99365</text:p>
          </table:table-cell>
          <table:table-cell table:formula="of:=SQRT(ABS([.$D$2]^2-[.F24]^2))" office:value-type="float" office:value="1.12692487660007">
            <text:p>1.12692487660007</text:p>
          </table:table-cell>
          <table:table-cell table:formula="of:=ABS([.B24]-[.G24])" office:value-type="float" office:value="0.00192487660007012">
            <text:p>0.00192487660007012</text:p>
          </table:table-cell>
          <table:table-cell/>
        </table:table-row>
        <table:table-row table:style-name="ro2">
          <table:table-cell table:formula="of:=[.A24]+[.A$4]" office:value-type="float" office:value="4.8">
            <text:p>4.8</text:p>
          </table:table-cell>
          <table:table-cell table:formula="of:=[.A25]/([.$D$4]*2)" office:value-type="float" office:value="1.2">
            <text:p>1.2</text:p>
          </table:table-cell>
          <table:table-cell table:formula="of:=SQRT(ABS([.$D$2]^2-[.B25]^2))" office:value-type="float" office:value="99.9927997407813">
            <text:p>99.9927997407813</text:p>
          </table:table-cell>
          <table:table-cell table:formula="of:=([.$C$10]-[.C25])*[.$B$4]" office:value-type="float" office:value="9.03575964058313">
            <text:p>9.03575964058313</text:p>
          </table:table-cell>
          <table:table-cell table:formula="of:=ROUND([.D25])" office:value-type="float" office:value="9">
            <text:p>9</text:p>
          </table:table-cell>
          <table:table-cell table:formula="of:=([.$C$8]-([.E25]*[.$C$4]))" office:value-type="float" office:value="99.99285625">
            <text:p>99.99285625</text:p>
          </table:table-cell>
          <table:table-cell table:formula="of:=SQRT(ABS([.$D$2]^2-[.F25]^2))" office:value-type="float" office:value="1.19528196122766">
            <text:p>1.19528196122766</text:p>
          </table:table-cell>
          <table:table-cell table:formula="of:=ABS([.B25]-[.G25])" office:value-type="float" office:value="0.00471803877234178">
            <text:p>0.00471803877234178</text:p>
          </table:table-cell>
          <table:table-cell/>
        </table:table-row>
        <table:table-row table:style-name="ro2">
          <table:table-cell table:formula="of:=[.A25]+[.A$4]" office:value-type="float" office:value="5.1">
            <text:p>5.1</text:p>
          </table:table-cell>
          <table:table-cell table:formula="of:=[.A26]/([.$D$4]*2)" office:value-type="float" office:value="1.275">
            <text:p>1.275</text:p>
          </table:table-cell>
          <table:table-cell table:formula="of:=SQRT(ABS([.$D$2]^2-[.B26]^2))" office:value-type="float" office:value="99.9918715446411">
            <text:p>99.9918715446411</text:p>
          </table:table-cell>
          <table:table-cell table:formula="of:=([.$C$10]-[.C26])*[.$B$4]" office:value-type="float" office:value="10.2051406046965">
            <text:p>10.2051406046965</text:p>
          </table:table-cell>
          <table:table-cell table:formula="of:=ROUND([.D26])" office:value-type="float" office:value="10">
            <text:p>10</text:p>
          </table:table-cell>
          <table:table-cell table:formula="of:=([.$C$8]-([.E26]*[.$C$4]))" office:value-type="float" office:value="99.9920625">
            <text:p>99.9920625</text:p>
          </table:table-cell>
          <table:table-cell table:formula="of:=SQRT(ABS([.$D$2]^2-[.F26]^2))" office:value-type="float" office:value="1.25993531424948">
            <text:p>1.25993531424948</text:p>
          </table:table-cell>
          <table:table-cell table:formula="of:=ABS([.B26]-[.G26])" office:value-type="float" office:value="0.0150646857505152">
            <text:p>0.0150646857505152</text:p>
          </table:table-cell>
          <table:table-cell/>
        </table:table-row>
        <table:table-row table:style-name="ro2">
          <table:table-cell table:formula="of:=[.A26]+[.A$4]" office:value-type="float" office:value="5.4">
            <text:p>5.4</text:p>
          </table:table-cell>
          <table:table-cell table:formula="of:=[.A27]/([.$D$4]*2)" office:value-type="float" office:value="1.35">
            <text:p>1.35</text:p>
          </table:table-cell>
          <table:table-cell table:formula="of:=SQRT(ABS([.$D$2]^2-[.B27]^2))" office:value-type="float" office:value="99.9908870847739">
            <text:p>99.9908870847739</text:p>
          </table:table-cell>
          <table:table-cell table:formula="of:=([.$C$10]-[.C27])*[.$B$4]" office:value-type="float" office:value="11.4454050043154">
            <text:p>11.4454050043154</text:p>
          </table:table-cell>
          <table:table-cell table:formula="of:=ROUND([.D27])" office:value-type="float" office:value="11">
            <text:p>11</text:p>
          </table:table-cell>
          <table:table-cell table:formula="of:=([.$C$8]-([.E27]*[.$C$4]))" office:value-type="float" office:value="99.99126875">
            <text:p>99.99126875</text:p>
          </table:table-cell>
          <table:table-cell table:formula="of:=SQRT(ABS([.$D$2]^2-[.F27]^2))" office:value-type="float" office:value="1.32142868338478">
            <text:p>1.32142868338478</text:p>
          </table:table-cell>
          <table:table-cell table:formula="of:=ABS([.B27]-[.G27])" office:value-type="float" office:value="0.0285713166152197">
            <text:p>0.0285713166152197</text:p>
          </table:table-cell>
          <table:table-cell/>
        </table:table-row>
        <table:table-row table:style-name="ro2">
          <table:table-cell table:formula="of:=[.A27]+[.A$4]" office:value-type="float" office:value="5.7">
            <text:p>5.7</text:p>
          </table:table-cell>
          <table:table-cell table:formula="of:=[.A28]/([.$D$4]*2)" office:value-type="float" office:value="1.425">
            <text:p>1.425</text:p>
          </table:table-cell>
          <table:table-cell table:formula="of:=SQRT(ABS([.$D$2]^2-[.B28]^2))" office:value-type="float" office:value="99.9898463595179">
            <text:p>99.9898463595179</text:p>
          </table:table-cell>
          <table:table-cell table:formula="of:=([.$C$10]-[.C28])*[.$B$4]" office:value-type="float" office:value="12.7565549330681">
            <text:p>12.7565549330681</text:p>
          </table:table-cell>
          <table:table-cell table:formula="of:=ROUND([.D28])" office:value-type="float" office:value="13">
            <text:p>13</text:p>
          </table:table-cell>
          <table:table-cell table:formula="of:=([.$C$8]-([.E28]*[.$C$4]))" office:value-type="float" office:value="99.98968125">
            <text:p>99.98968125</text:p>
          </table:table-cell>
          <table:table-cell table:formula="of:=SQRT(ABS([.$D$2]^2-[.F28]^2))" office:value-type="float" office:value="1.43653873021138">
            <text:p>1.43653873021138</text:p>
          </table:table-cell>
          <table:table-cell table:formula="of:=ABS([.B28]-[.G28])" office:value-type="float" office:value="0.011538730211383">
            <text:p>0.011538730211383</text:p>
          </table:table-cell>
          <table:table-cell/>
        </table:table-row>
        <table:table-row table:style-name="ro2">
          <table:table-cell table:formula="of:=[.A28]+[.A$4]" office:value-type="float" office:value="6">
            <text:p>6</text:p>
          </table:table-cell>
          <table:table-cell table:formula="of:=[.A29]/([.$D$4]*2)" office:value-type="float" office:value="1.5">
            <text:p>1.5</text:p>
          </table:table-cell>
          <table:table-cell table:formula="of:=SQRT(ABS([.$D$2]^2-[.B29]^2))" office:value-type="float" office:value="99.9887493671163">
            <text:p>99.9887493671163</text:p>
          </table:table-cell>
          <table:table-cell table:formula="of:=([.$C$10]-[.C29])*[.$B$4]" office:value-type="float" office:value="14.1385926044104">
            <text:p>14.1385926044104</text:p>
          </table:table-cell>
          <table:table-cell table:formula="of:=ROUND([.D29])" office:value-type="float" office:value="14">
            <text:p>14</text:p>
          </table:table-cell>
          <table:table-cell table:formula="of:=([.$C$8]-([.E29]*[.$C$4]))" office:value-type="float" office:value="99.9888875">
            <text:p>99.9888875</text:p>
          </table:table-cell>
          <table:table-cell table:formula="of:=SQRT(ABS([.$D$2]^2-[.F29]^2))" office:value-type="float" office:value="1.49076373458155">
            <text:p>1.49076373458155</text:p>
          </table:table-cell>
          <table:table-cell table:formula="of:=ABS([.B29]-[.G29])" office:value-type="float" office:value="0.0092362654184448">
            <text:p>0.0092362654184448</text:p>
          </table:table-cell>
          <table:table-cell/>
        </table:table-row>
        <table:table-row table:style-name="ro2">
          <table:table-cell table:formula="of:=[.A29]+[.A$4]" office:value-type="float" office:value="6.3">
            <text:p>6.3</text:p>
          </table:table-cell>
          <table:table-cell table:formula="of:=[.A30]/([.$D$4]*2)" office:value-type="float" office:value="1.575">
            <text:p>1.575</text:p>
          </table:table-cell>
          <table:table-cell table:formula="of:=SQRT(ABS([.$D$2]^2-[.B30]^2))" office:value-type="float" office:value="99.987596105717">
            <text:p>99.987596105717</text:p>
          </table:table-cell>
          <table:table-cell table:formula="of:=([.$C$10]-[.C30])*[.$B$4]" office:value-type="float" office:value="15.5915203515185">
            <text:p>15.5915203515185</text:p>
          </table:table-cell>
          <table:table-cell table:formula="of:=ROUND([.D30])" office:value-type="float" office:value="16">
            <text:p>16</text:p>
          </table:table-cell>
          <table:table-cell table:formula="of:=([.$C$8]-([.E30]*[.$C$4]))" office:value-type="float" office:value="99.9873">
            <text:p>99.9873</text:p>
          </table:table-cell>
          <table:table-cell table:formula="of:=SQRT(ABS([.$D$2]^2-[.F30]^2))" office:value-type="float" office:value="1.59368714307403">
            <text:p>1.59368714307403</text:p>
          </table:table-cell>
          <table:table-cell table:formula="of:=ABS([.B30]-[.G30])" office:value-type="float" office:value="0.0186871430740287">
            <text:p>0.0186871430740287</text:p>
          </table:table-cell>
          <table:table-cell/>
        </table:table-row>
        <table:table-row table:style-name="ro2">
          <table:table-cell table:formula="of:=[.A30]+[.A$4]" office:value-type="float" office:value="6.6">
            <text:p>6.6</text:p>
          </table:table-cell>
          <table:table-cell table:formula="of:=[.A31]/([.$D$4]*2)" office:value-type="float" office:value="1.65">
            <text:p>1.65</text:p>
          </table:table-cell>
          <table:table-cell table:formula="of:=SQRT(ABS([.$D$2]^2-[.B31]^2))" office:value-type="float" office:value="99.9863865733731">
            <text:p>99.9863865733731</text:p>
          </table:table-cell>
          <table:table-cell table:formula="of:=([.$C$10]-[.C31])*[.$B$4]" office:value-type="float" office:value="17.1153406273606">
            <text:p>17.1153406273606</text:p>
          </table:table-cell>
          <table:table-cell table:formula="of:=ROUND([.D31])" office:value-type="float" office:value="17">
            <text:p>17</text:p>
          </table:table-cell>
          <table:table-cell table:formula="of:=([.$C$8]-([.E31]*[.$C$4]))" office:value-type="float" office:value="99.98650625">
            <text:p>99.98650625</text:p>
          </table:table-cell>
          <table:table-cell table:formula="of:=SQRT(ABS([.$D$2]^2-[.F31]^2))" office:value-type="float" office:value="1.64273184625768">
            <text:p>1.64273184625768</text:p>
          </table:table-cell>
          <table:table-cell table:formula="of:=ABS([.B31]-[.G31])" office:value-type="float" office:value="0.00726815374232159">
            <text:p>0.00726815374232159</text:p>
          </table:table-cell>
          <table:table-cell/>
        </table:table-row>
        <table:table-row table:style-name="ro2">
          <table:table-cell table:formula="of:=[.A31]+[.A$4]" office:value-type="float" office:value="6.9">
            <text:p>6.9</text:p>
          </table:table-cell>
          <table:table-cell table:formula="of:=[.A32]/([.$D$4]*2)" office:value-type="float" office:value="1.725">
            <text:p>1.725</text:p>
          </table:table-cell>
          <table:table-cell table:formula="of:=SQRT(ABS([.$D$2]^2-[.B32]^2))" office:value-type="float" office:value="99.9851207680423">
            <text:p>99.9851207680423</text:p>
          </table:table-cell>
          <table:table-cell table:formula="of:=([.$C$10]-[.C32])*[.$B$4]" office:value-type="float" office:value="18.7100560047323">
            <text:p>18.7100560047323</text:p>
          </table:table-cell>
          <table:table-cell table:formula="of:=ROUND([.D32])" office:value-type="float" office:value="19">
            <text:p>19</text:p>
          </table:table-cell>
          <table:table-cell table:formula="of:=([.$C$8]-([.E32]*[.$C$4]))" office:value-type="float" office:value="99.98491875">
            <text:p>99.98491875</text:p>
          </table:table-cell>
          <table:table-cell table:formula="of:=SQRT(ABS([.$D$2]^2-[.F32]^2))" office:value-type="float" office:value="1.73666996170761">
            <text:p>1.73666996170761</text:p>
          </table:table-cell>
          <table:table-cell table:formula="of:=ABS([.B32]-[.G32])" office:value-type="float" office:value="0.0116699617076093">
            <text:p>0.0116699617076093</text:p>
          </table:table-cell>
          <table:table-cell/>
        </table:table-row>
        <table:table-row table:style-name="ro2">
          <table:table-cell table:formula="of:=[.A32]+[.A$4]" office:value-type="float" office:value="7.2">
            <text:p>7.2</text:p>
          </table:table-cell>
          <table:table-cell table:formula="of:=[.A33]/([.$D$4]*2)" office:value-type="float" office:value="1.8">
            <text:p>1.8</text:p>
          </table:table-cell>
          <table:table-cell table:formula="of:=SQRT(ABS([.$D$2]^2-[.B33]^2))" office:value-type="float" office:value="99.9837986875874">
            <text:p>99.9837986875874</text:p>
          </table:table-cell>
          <table:table-cell table:formula="of:=([.$C$10]-[.C33])*[.$B$4]" office:value-type="float" office:value="20.3756691762751">
            <text:p>20.3756691762751</text:p>
          </table:table-cell>
          <table:table-cell table:formula="of:=ROUND([.D33])" office:value-type="float" office:value="20">
            <text:p>20</text:p>
          </table:table-cell>
          <table:table-cell table:formula="of:=([.$C$8]-([.E33]*[.$C$4]))" office:value-type="float" office:value="99.984125">
            <text:p>99.984125</text:p>
          </table:table-cell>
          <table:table-cell table:formula="of:=SQRT(ABS([.$D$2]^2-[.F33]^2))" office:value-type="float" office:value="1.78178224942734">
            <text:p>1.78178224942734</text:p>
          </table:table-cell>
          <table:table-cell table:formula="of:=ABS([.B33]-[.G33])" office:value-type="float" office:value="0.0182177505726642">
            <text:p>0.0182177505726642</text:p>
          </table:table-cell>
          <table:table-cell/>
        </table:table-row>
        <table:table-row table:style-name="ro2">
          <table:table-cell table:formula="of:=[.A33]+[.A$4]" office:value-type="float" office:value="7.5">
            <text:p>7.5</text:p>
          </table:table-cell>
          <table:table-cell table:formula="of:=[.A34]/([.$D$4]*2)" office:value-type="float" office:value="1.875">
            <text:p>1.875</text:p>
          </table:table-cell>
          <table:table-cell table:formula="of:=SQRT(ABS([.$D$2]^2-[.B34]^2))" office:value-type="float" office:value="99.982420329776">
            <text:p>99.982420329776</text:p>
          </table:table-cell>
          <table:table-cell table:formula="of:=([.$C$10]-[.C34])*[.$B$4]" office:value-type="float" office:value="22.1121829544223">
            <text:p>22.1121829544223</text:p>
          </table:table-cell>
          <table:table-cell table:formula="of:=ROUND([.D34])" office:value-type="float" office:value="22">
            <text:p>22</text:p>
          </table:table-cell>
          <table:table-cell table:formula="of:=([.$C$8]-([.E34]*[.$C$4]))" office:value-type="float" office:value="99.9825375">
            <text:p>99.9825375</text:p>
          </table:table-cell>
          <table:table-cell table:formula="of:=SQRT(ABS([.$D$2]^2-[.F34]^2))" office:value-type="float" office:value="1.86874157151097">
            <text:p>1.86874157151097</text:p>
          </table:table-cell>
          <table:table-cell table:formula="of:=ABS([.B34]-[.G34])" office:value-type="float" office:value="0.00625842848902702">
            <text:p>0.00625842848902702</text:p>
          </table:table-cell>
          <table:table-cell/>
        </table:table-row>
        <table:table-row table:style-name="ro2">
          <table:table-cell table:formula="of:=[.A34]+[.A$4]" office:value-type="float" office:value="7.8">
            <text:p>7.8</text:p>
          </table:table-cell>
          <table:table-cell table:formula="of:=[.A35]/([.$D$4]*2)" office:value-type="float" office:value="1.95">
            <text:p>1.95</text:p>
          </table:table-cell>
          <table:table-cell table:formula="of:=SQRT(ABS([.$D$2]^2-[.B35]^2))" office:value-type="float" office:value="99.9809856922805">
            <text:p>99.9809856922805</text:p>
          </table:table-cell>
          <table:table-cell table:formula="of:=([.$C$10]-[.C35])*[.$B$4]" office:value-type="float" office:value="23.9196002715425">
            <text:p>23.9196002715425</text:p>
          </table:table-cell>
          <table:table-cell table:formula="of:=ROUND([.D35])" office:value-type="float" office:value="24">
            <text:p>24</text:p>
          </table:table-cell>
          <table:table-cell table:formula="of:=([.$C$8]-([.E35]*[.$C$4]))" office:value-type="float" office:value="99.98095">
            <text:p>99.98095</text:p>
          </table:table-cell>
          <table:table-cell table:formula="of:=SQRT(ABS([.$D$2]^2-[.F35]^2))" office:value-type="float" office:value="1.95182916708869">
            <text:p>1.95182916708869</text:p>
          </table:table-cell>
          <table:table-cell table:formula="of:=ABS([.B35]-[.G35])" office:value-type="float" office:value="0.00182916708868963">
            <text:p>0.00182916708868963</text:p>
          </table:table-cell>
          <table:table-cell/>
        </table:table-row>
        <table:table-row table:style-name="ro2">
          <table:table-cell table:formula="of:=[.A35]+[.A$4]" office:value-type="float" office:value="8.1">
            <text:p>8.1</text:p>
          </table:table-cell>
          <table:table-cell table:formula="of:=[.A36]/([.$D$4]*2)" office:value-type="float" office:value="2.025">
            <text:p>2.025</text:p>
          </table:table-cell>
          <table:table-cell table:formula="of:=SQRT(ABS([.$D$2]^2-[.B36]^2))" office:value-type="float" office:value="99.9794947726783">
            <text:p>99.9794947726783</text:p>
          </table:table-cell>
          <table:table-cell table:formula="of:=([.$C$10]-[.C36])*[.$B$4]" office:value-type="float" office:value="25.7979241798855">
            <text:p>25.7979241798855</text:p>
          </table:table-cell>
          <table:table-cell table:formula="of:=ROUND([.D36])" office:value-type="float" office:value="26">
            <text:p>26</text:p>
          </table:table-cell>
          <table:table-cell table:formula="of:=([.$C$8]-([.E36]*[.$C$4]))" office:value-type="float" office:value="99.9793625">
            <text:p>99.9793625</text:p>
          </table:table-cell>
          <table:table-cell table:formula="of:=SQRT(ABS([.$D$2]^2-[.F36]^2))" office:value-type="float" office:value="2.03152014353643">
            <text:p>2.03152014353643</text:p>
          </table:table-cell>
          <table:table-cell table:formula="of:=ABS([.B36]-[.G36])" office:value-type="float" office:value="0.00652014353642993">
            <text:p>0.00652014353642993</text:p>
          </table:table-cell>
          <table:table-cell/>
        </table:table-row>
        <table:table-row table:style-name="ro2">
          <table:table-cell table:formula="of:=[.A36]+[.A$4]" office:value-type="float" office:value="8.4">
            <text:p>8.4</text:p>
          </table:table-cell>
          <table:table-cell table:formula="of:=[.A37]/([.$D$4]*2)" office:value-type="float" office:value="2.1">
            <text:p>2.1</text:p>
          </table:table-cell>
          <table:table-cell table:formula="of:=SQRT(ABS([.$D$2]^2-[.B37]^2))" office:value-type="float" office:value="99.9779475684513">
            <text:p>99.9779475684513</text:p>
          </table:table-cell>
          <table:table-cell table:formula="of:=([.$C$10]-[.C37])*[.$B$4]" office:value-type="float" office:value="27.7471578516363">
            <text:p>27.7471578516363</text:p>
          </table:table-cell>
          <table:table-cell table:formula="of:=ROUND([.D37])" office:value-type="float" office:value="28">
            <text:p>28</text:p>
          </table:table-cell>
          <table:table-cell table:formula="of:=([.$C$8]-([.E37]*[.$C$4]))" office:value-type="float" office:value="99.977775">
            <text:p>99.977775</text:p>
          </table:table-cell>
          <table:table-cell table:formula="of:=SQRT(ABS([.$D$2]^2-[.F37]^2))" office:value-type="float" office:value="2.10819971762077">
            <text:p>2.10819971762077</text:p>
          </table:table-cell>
          <table:table-cell table:formula="of:=ABS([.B37]-[.G37])" office:value-type="float" office:value="0.00819971762076843">
            <text:p>0.00819971762076843</text:p>
          </table:table-cell>
          <table:table-cell/>
        </table:table-row>
        <table:table-row table:style-name="ro2">
          <table:table-cell table:formula="of:=[.A37]+[.A$4]" office:value-type="float" office:value="8.7">
            <text:p>8.7</text:p>
          </table:table-cell>
          <table:table-cell table:formula="of:=[.A38]/([.$D$4]*2)" office:value-type="float" office:value="2.175">
            <text:p>2.175</text:p>
          </table:table-cell>
          <table:table-cell table:formula="of:=SQRT(ABS([.$D$2]^2-[.B38]^2))" office:value-type="float" office:value="99.9763440769865">
            <text:p>99.9763440769865</text:p>
          </table:table-cell>
          <table:table-cell table:formula="of:=([.$C$10]-[.C38])*[.$B$4]" office:value-type="float" office:value="29.7673045789151">
            <text:p>29.7673045789151</text:p>
          </table:table-cell>
          <table:table-cell table:formula="of:=ROUND([.D38])" office:value-type="float" office:value="30">
            <text:p>30</text:p>
          </table:table-cell>
          <table:table-cell table:formula="of:=([.$C$8]-([.E38]*[.$C$4]))" office:value-type="float" office:value="99.9761875">
            <text:p>99.9761875</text:p>
          </table:table-cell>
          <table:table-cell table:formula="of:=SQRT(ABS([.$D$2]^2-[.F38]^2))" office:value-type="float" office:value="2.18218536445559">
            <text:p>2.18218536445559</text:p>
          </table:table-cell>
          <table:table-cell table:formula="of:=ABS([.B38]-[.G38])" office:value-type="float" office:value="0.00718536445558726">
            <text:p>0.00718536445558726</text:p>
          </table:table-cell>
          <table:table-cell/>
        </table:table-row>
        <table:table-row table:style-name="ro2">
          <table:table-cell table:formula="of:=[.A38]+[.A$4]" office:value-type="float" office:value="9">
            <text:p>9</text:p>
          </table:table-cell>
          <table:table-cell table:formula="of:=[.A39]/([.$D$4]*2)" office:value-type="float" office:value="2.25">
            <text:p>2.25</text:p>
          </table:table-cell>
          <table:table-cell table:formula="of:=SQRT(ABS([.$D$2]^2-[.B39]^2))" office:value-type="float" office:value="99.9746842955755">
            <text:p>99.9746842955755</text:p>
          </table:table-cell>
          <table:table-cell table:formula="of:=([.$C$10]-[.C39])*[.$B$4]" office:value-type="float" office:value="31.8583677738668">
            <text:p>31.8583677738668</text:p>
          </table:table-cell>
          <table:table-cell table:formula="of:=ROUND([.D39])" office:value-type="float" office:value="32">
            <text:p>32</text:p>
          </table:table-cell>
          <table:table-cell table:formula="of:=([.$C$8]-([.E39]*[.$C$4]))" office:value-type="float" office:value="99.9746">
            <text:p>99.9746</text:p>
          </table:table-cell>
          <table:table-cell table:formula="of:=SQRT(ABS([.$D$2]^2-[.F39]^2))" office:value-type="float" office:value="2.25374240764146">
            <text:p>2.25374240764146</text:p>
          </table:table-cell>
          <table:table-cell table:formula="of:=ABS([.B39]-[.G39])" office:value-type="float" office:value="0.00374240764146405">
            <text:p>0.00374240764146405</text:p>
          </table:table-cell>
          <table:table-cell/>
        </table:table-row>
        <table:table-row table:style-name="ro2">
          <table:table-cell table:formula="of:=[.A39]+[.A$4]" office:value-type="float" office:value="9.3">
            <text:p>9.3</text:p>
          </table:table-cell>
          <table:table-cell table:formula="of:=[.A40]/([.$D$4]*2)" office:value-type="float" office:value="2.325">
            <text:p>2.325</text:p>
          </table:table-cell>
          <table:table-cell table:formula="of:=SQRT(ABS([.$D$2]^2-[.B40]^2))" office:value-type="float" office:value="99.9729682214147">
            <text:p>99.9729682214147</text:p>
          </table:table-cell>
          <table:table-cell table:formula="of:=([.$C$10]-[.C40])*[.$B$4]" office:value-type="float" office:value="34.0203509685891">
            <text:p>34.0203509685891</text:p>
          </table:table-cell>
          <table:table-cell table:formula="of:=ROUND([.D40])" office:value-type="float" office:value="34">
            <text:p>34</text:p>
          </table:table-cell>
          <table:table-cell table:formula="of:=([.$C$8]-([.E40]*[.$C$4]))" office:value-type="float" office:value="99.9730125">
            <text:p>99.9730125</text:p>
          </table:table-cell>
          <table:table-cell table:formula="of:=SQRT(ABS([.$D$2]^2-[.F40]^2))" office:value-type="float" office:value="2.32309527889942">
            <text:p>2.32309527889942</text:p>
          </table:table-cell>
          <table:table-cell table:formula="of:=ABS([.B40]-[.G40])" office:value-type="float" office:value="0.0019047211005776">
            <text:p>0.0019047211005776</text:p>
          </table:table-cell>
          <table:table-cell/>
        </table:table-row>
        <table:table-row table:style-name="ro2">
          <table:table-cell table:formula="of:=[.A40]+[.A$4]" office:value-type="float" office:value="9.6">
            <text:p>9.6</text:p>
          </table:table-cell>
          <table:table-cell table:formula="of:=[.A41]/([.$D$4]*2)" office:value-type="float" office:value="2.4">
            <text:p>2.4</text:p>
          </table:table-cell>
          <table:table-cell table:formula="of:=SQRT(ABS([.$D$2]^2-[.B41]^2))" office:value-type="float" office:value="99.9711958516052">
            <text:p>99.9711958516052</text:p>
          </table:table-cell>
          <table:table-cell table:formula="of:=([.$C$10]-[.C41])*[.$B$4]" office:value-type="float" office:value="36.2532578152763">
            <text:p>36.2532578152763</text:p>
          </table:table-cell>
          <table:table-cell table:formula="of:=ROUND([.D41])" office:value-type="float" office:value="36">
            <text:p>36</text:p>
          </table:table-cell>
          <table:table-cell table:formula="of:=([.$C$8]-([.E41]*[.$C$4]))" office:value-type="float" office:value="99.971425">
            <text:p>99.971425</text:p>
          </table:table-cell>
          <table:table-cell table:formula="of:=SQRT(ABS([.$D$2]^2-[.F41]^2))" office:value-type="float" office:value="2.39043583251584">
            <text:p>2.39043583251584</text:p>
          </table:table-cell>
          <table:table-cell table:formula="of:=ABS([.B41]-[.G41])" office:value-type="float" office:value="0.00956416748415734">
            <text:p>0.00956416748415734</text:p>
          </table:table-cell>
          <table:table-cell/>
        </table:table-row>
        <table:table-row table:style-name="ro2">
          <table:table-cell table:formula="of:=[.A41]+[.A$4]" office:value-type="float" office:value="9.9">
            <text:p>9.9</text:p>
          </table:table-cell>
          <table:table-cell table:formula="of:=[.A42]/([.$D$4]*2)" office:value-type="float" office:value="2.475">
            <text:p>2.475</text:p>
          </table:table-cell>
          <table:table-cell table:formula="of:=SQRT(ABS([.$D$2]^2-[.B42]^2))" office:value-type="float" office:value="99.9693671831527">
            <text:p>99.9693671831527</text:p>
          </table:table-cell>
          <table:table-cell table:formula="of:=([.$C$10]-[.C42])*[.$B$4]" office:value-type="float" office:value="38.5570920861651">
            <text:p>38.5570920861651</text:p>
          </table:table-cell>
          <table:table-cell table:formula="of:=ROUND([.D42])" office:value-type="float" office:value="39">
            <text:p>39</text:p>
          </table:table-cell>
          <table:table-cell table:formula="of:=([.$C$8]-([.E42]*[.$C$4]))" office:value-type="float" office:value="99.96904375">
            <text:p>99.96904375</text:p>
          </table:table-cell>
          <table:table-cell table:formula="of:=SQRT(ABS([.$D$2]^2-[.F42]^2))" office:value-type="float" office:value="2.48802968442645">
            <text:p>2.48802968442645</text:p>
          </table:table-cell>
          <table:table-cell table:formula="of:=ABS([.B42]-[.G42])" office:value-type="float" office:value="0.0130296844264515">
            <text:p>0.0130296844264515</text:p>
          </table:table-cell>
          <table:table-cell/>
        </table:table-row>
        <table:table-row table:style-name="ro2">
          <table:table-cell table:formula="of:=[.A42]+[.A$4]" office:value-type="float" office:value="10.2">
            <text:p>10.2</text:p>
          </table:table-cell>
          <table:table-cell table:formula="of:=[.A43]/([.$D$4]*2)" office:value-type="float" office:value="2.55">
            <text:p>2.55</text:p>
          </table:table-cell>
          <table:table-cell table:formula="of:=SQRT(ABS([.$D$2]^2-[.B43]^2))" office:value-type="float" office:value="99.9674822129676">
            <text:p>99.9674822129676</text:p>
          </table:table-cell>
          <table:table-cell table:formula="of:=([.$C$10]-[.C43])*[.$B$4]" office:value-type="float" office:value="40.9318576736063">
            <text:p>40.9318576736063</text:p>
          </table:table-cell>
          <table:table-cell table:formula="of:=ROUND([.D43])" office:value-type="float" office:value="41">
            <text:p>41</text:p>
          </table:table-cell>
          <table:table-cell table:formula="of:=([.$C$8]-([.E43]*[.$C$4]))" office:value-type="float" office:value="99.96745625">
            <text:p>99.96745625</text:p>
          </table:table-cell>
          <table:table-cell table:formula="of:=SQRT(ABS([.$D$2]^2-[.F43]^2))" office:value-type="float" office:value="2.55101762133005">
            <text:p>2.55101762133005</text:p>
          </table:table-cell>
          <table:table-cell table:formula="of:=ABS([.B43]-[.G43])" office:value-type="float" office:value="0.00101762133004701">
            <text:p>0.00101762133004701</text:p>
          </table:table-cell>
          <table:table-cell/>
        </table:table-row>
        <table:table-row table:style-name="ro2">
          <table:table-cell table:formula="of:=[.A43]+[.A$4]" office:value-type="float" office:value="10.5">
            <text:p>10.5</text:p>
          </table:table-cell>
          <table:table-cell table:formula="of:=[.A44]/([.$D$4]*2)" office:value-type="float" office:value="2.625">
            <text:p>2.625</text:p>
          </table:table-cell>
          <table:table-cell table:formula="of:=SQRT(ABS([.$D$2]^2-[.B44]^2))" office:value-type="float" office:value="99.9655409378652">
            <text:p>99.9655409378652</text:p>
          </table:table-cell>
          <table:table-cell table:formula="of:=([.$C$10]-[.C44])*[.$B$4]" office:value-type="float" office:value="43.3775585900649">
            <text:p>43.3775585900649</text:p>
          </table:table-cell>
          <table:table-cell table:formula="of:=ROUND([.D44])" office:value-type="float" office:value="43">
            <text:p>43</text:p>
          </table:table-cell>
          <table:table-cell table:formula="of:=([.$C$8]-([.E44]*[.$C$4]))" office:value-type="float" office:value="99.96586875">
            <text:p>99.96586875</text:p>
          </table:table-cell>
          <table:table-cell table:formula="of:=SQRT(ABS([.$D$2]^2-[.F44]^2))" office:value-type="float" office:value="2.61248637465793">
            <text:p>2.61248637465793</text:p>
          </table:table-cell>
          <table:table-cell table:formula="of:=ABS([.B44]-[.G44])" office:value-type="float" office:value="0.0125136253420735">
            <text:p>0.0125136253420735</text:p>
          </table:table-cell>
          <table:table-cell/>
        </table:table-row>
        <table:table-row table:style-name="ro2">
          <table:table-cell table:formula="of:=[.A44]+[.A$4]" office:value-type="float" office:value="10.8">
            <text:p>10.8</text:p>
          </table:table-cell>
          <table:table-cell table:formula="of:=[.A45]/([.$D$4]*2)" office:value-type="float" office:value="2.7">
            <text:p>2.7</text:p>
          </table:table-cell>
          <table:table-cell table:formula="of:=SQRT(ABS([.$D$2]^2-[.B45]^2))" office:value-type="float" office:value="99.963543354565">
            <text:p>99.963543354565</text:p>
          </table:table-cell>
          <table:table-cell table:formula="of:=([.$C$10]-[.C45])*[.$B$4]" office:value-type="float" office:value="45.8941989682276">
            <text:p>45.8941989682276</text:p>
          </table:table-cell>
          <table:table-cell table:formula="of:=ROUND([.D45])" office:value-type="float" office:value="46">
            <text:p>46</text:p>
          </table:table-cell>
          <table:table-cell table:formula="of:=([.$C$8]-([.E45]*[.$C$4]))" office:value-type="float" office:value="99.9634875">
            <text:p>99.9634875</text:p>
          </table:table-cell>
          <table:table-cell table:formula="of:=SQRT(ABS([.$D$2]^2-[.F45]^2))" office:value-type="float" office:value="2.70206714153142">
            <text:p>2.70206714153142</text:p>
          </table:table-cell>
          <table:table-cell table:formula="of:=ABS([.B45]-[.G45])" office:value-type="float" office:value="0.00206714153141752">
            <text:p>0.00206714153141752</text:p>
          </table:table-cell>
          <table:table-cell/>
        </table:table-row>
        <table:table-row table:style-name="ro2">
          <table:table-cell table:formula="of:=[.A45]+[.A$4]" office:value-type="float" office:value="11.1">
            <text:p>11.1</text:p>
          </table:table-cell>
          <table:table-cell table:formula="of:=[.A46]/([.$D$4]*2)" office:value-type="float" office:value="2.775">
            <text:p>2.775</text:p>
          </table:table-cell>
          <table:table-cell table:formula="of:=SQRT(ABS([.$D$2]^2-[.B46]^2))" office:value-type="float" office:value="99.9614894596914">
            <text:p>99.9614894596914</text:p>
          </table:table-cell>
          <table:table-cell table:formula="of:=([.$C$10]-[.C46])*[.$B$4]" office:value-type="float" office:value="48.4817830609489">
            <text:p>48.4817830609489</text:p>
          </table:table-cell>
          <table:table-cell table:formula="of:=ROUND([.D46])" office:value-type="float" office:value="48">
            <text:p>48</text:p>
          </table:table-cell>
          <table:table-cell table:formula="of:=([.$C$8]-([.E46]*[.$C$4]))" office:value-type="float" office:value="99.9619">
            <text:p>99.9619</text:p>
          </table:table-cell>
          <table:table-cell table:formula="of:=SQRT(ABS([.$D$2]^2-[.F46]^2))" office:value-type="float" office:value="2.76017180443551">
            <text:p>2.76017180443551</text:p>
          </table:table-cell>
          <table:table-cell table:formula="of:=ABS([.B46]-[.G46])" office:value-type="float" office:value="0.0148281955644882">
            <text:p>0.0148281955644882</text:p>
          </table:table-cell>
          <table:table-cell/>
        </table:table-row>
        <table:table-row table:style-name="ro2">
          <table:table-cell table:formula="of:=[.A46]+[.A$4]" office:value-type="float" office:value="11.4">
            <text:p>11.4</text:p>
          </table:table-cell>
          <table:table-cell table:formula="of:=[.A47]/([.$D$4]*2)" office:value-type="float" office:value="2.85">
            <text:p>2.85</text:p>
          </table:table-cell>
          <table:table-cell table:formula="of:=SQRT(ABS([.$D$2]^2-[.B47]^2))" office:value-type="float" office:value="99.9593792497733">
            <text:p>99.9593792497733</text:p>
          </table:table-cell>
          <table:table-cell table:formula="of:=([.$C$10]-[.C47])*[.$B$4]" office:value-type="float" office:value="51.1403152413049">
            <text:p>51.1403152413049</text:p>
          </table:table-cell>
          <table:table-cell table:formula="of:=ROUND([.D47])" office:value-type="float" office:value="51">
            <text:p>51</text:p>
          </table:table-cell>
          <table:table-cell table:formula="of:=([.$C$8]-([.E47]*[.$C$4]))" office:value-type="float" office:value="99.95951875">
            <text:p>99.95951875</text:p>
          </table:table-cell>
          <table:table-cell table:formula="of:=SQRT(ABS([.$D$2]^2-[.F47]^2))" office:value-type="float" office:value="2.84510303300211">
            <text:p>2.84510303300211</text:p>
          </table:table-cell>
          <table:table-cell table:formula="of:=ABS([.B47]-[.G47])" office:value-type="float" office:value="0.0048969669978951">
            <text:p>0.0048969669978951</text:p>
          </table:table-cell>
          <table:table-cell/>
        </table:table-row>
        <table:table-row table:style-name="ro2">
          <table:table-cell table:formula="of:=[.A47]+[.A$4]" office:value-type="float" office:value="11.7">
            <text:p>11.7</text:p>
          </table:table-cell>
          <table:table-cell table:formula="of:=[.A48]/([.$D$4]*2)" office:value-type="float" office:value="2.925">
            <text:p>2.925</text:p>
          </table:table-cell>
          <table:table-cell table:formula="of:=SQRT(ABS([.$D$2]^2-[.B48]^2))" office:value-type="float" office:value="99.9572127212439">
            <text:p>99.9572127212439</text:p>
          </table:table-cell>
          <table:table-cell table:formula="of:=([.$C$10]-[.C48])*[.$B$4]" office:value-type="float" office:value="53.8698000027365">
            <text:p>53.8698000027365</text:p>
          </table:table-cell>
          <table:table-cell table:formula="of:=ROUND([.D48])" office:value-type="float" office:value="54">
            <text:p>54</text:p>
          </table:table-cell>
          <table:table-cell table:formula="of:=([.$C$8]-([.E48]*[.$C$4]))" office:value-type="float" office:value="99.9571375">
            <text:p>99.9571375</text:p>
          </table:table-cell>
          <table:table-cell table:formula="of:=SQRT(ABS([.$D$2]^2-[.F48]^2))" office:value-type="float" office:value="2.92756943659626">
            <text:p>2.92756943659626</text:p>
          </table:table-cell>
          <table:table-cell table:formula="of:=ABS([.B48]-[.G48])" office:value-type="float" office:value="0.00256943659625364">
            <text:p>0.00256943659625364</text:p>
          </table:table-cell>
          <table:table-cell/>
        </table:table-row>
        <table:table-row table:style-name="ro2">
          <table:table-cell table:formula="of:=[.A48]+[.A$4]" office:value-type="float" office:value="12">
            <text:p>12</text:p>
          </table:table-cell>
          <table:table-cell table:formula="of:=[.A49]/([.$D$4]*2)" office:value-type="float" office:value="3">
            <text:p>3</text:p>
          </table:table-cell>
          <table:table-cell table:formula="of:=SQRT(ABS([.$D$2]^2-[.B49]^2))" office:value-type="float" office:value="99.9549898704412">
            <text:p>99.9549898704412</text:p>
          </table:table-cell>
          <table:table-cell table:formula="of:=([.$C$10]-[.C49])*[.$B$4]" office:value-type="float" office:value="56.6702419588884">
            <text:p>56.6702419588884</text:p>
          </table:table-cell>
          <table:table-cell table:formula="of:=ROUND([.D49])" office:value-type="float" office:value="57">
            <text:p>57</text:p>
          </table:table-cell>
          <table:table-cell table:formula="of:=([.$C$8]-([.E49]*[.$C$4]))" office:value-type="float" office:value="99.95475625">
            <text:p>99.95475625</text:p>
          </table:table-cell>
          <table:table-cell table:formula="of:=SQRT(ABS([.$D$2]^2-[.F49]^2))" office:value-type="float" office:value="3.00777376195168">
            <text:p>3.00777376195168</text:p>
          </table:table-cell>
          <table:table-cell table:formula="of:=ABS([.B49]-[.G49])" office:value-type="float" office:value="0.00777376195168245">
            <text:p>0.00777376195168245</text:p>
          </table:table-cell>
          <table:table-cell/>
        </table:table-row>
        <table:table-row table:style-name="ro2">
          <table:table-cell table:formula="of:=[.A49]+[.A$4]" office:value-type="float" office:value="12.3">
            <text:p>12.3</text:p>
          </table:table-cell>
          <table:table-cell table:formula="of:=[.A50]/([.$D$4]*2)" office:value-type="float" office:value="3.075">
            <text:p>3.075</text:p>
          </table:table-cell>
          <table:table-cell table:formula="of:=SQRT(ABS([.$D$2]^2-[.B50]^2))" office:value-type="float" office:value="99.9527106936075">
            <text:p>99.9527106936075</text:p>
          </table:table-cell>
          <table:table-cell table:formula="of:=([.$C$10]-[.C50])*[.$B$4]" office:value-type="float" office:value="59.5416458438416">
            <text:p>59.5416458438416</text:p>
          </table:table-cell>
          <table:table-cell table:formula="of:=ROUND([.D50])" office:value-type="float" office:value="60">
            <text:p>60</text:p>
          </table:table-cell>
          <table:table-cell table:formula="of:=([.$C$8]-([.E50]*[.$C$4]))" office:value-type="float" office:value="99.952375">
            <text:p>99.952375</text:p>
          </table:table-cell>
          <table:table-cell table:formula="of:=SQRT(ABS([.$D$2]^2-[.F50]^2))" office:value-type="float" office:value="3.08589239270834">
            <text:p>3.08589239270834</text:p>
          </table:table-cell>
          <table:table-cell table:formula="of:=ABS([.B50]-[.G50])" office:value-type="float" office:value="0.0108923927083371">
            <text:p>0.0108923927083371</text:p>
          </table:table-cell>
          <table:table-cell/>
        </table:table-row>
        <table:table-row table:style-name="ro2">
          <table:table-cell table:formula="of:=[.A50]+[.A$4]" office:value-type="float" office:value="12.6">
            <text:p>12.6</text:p>
          </table:table-cell>
          <table:table-cell table:formula="of:=[.A51]/([.$D$4]*2)" office:value-type="float" office:value="3.15">
            <text:p>3.15</text:p>
          </table:table-cell>
          <table:table-cell table:formula="of:=SQRT(ABS([.$D$2]^2-[.B51]^2))" office:value-type="float" office:value="99.9503751868896">
            <text:p>99.9503751868896</text:p>
          </table:table-cell>
          <table:table-cell table:formula="of:=([.$C$10]-[.C51])*[.$B$4]" office:value-type="float" office:value="62.484016512042">
            <text:p>62.484016512042</text:p>
          </table:table-cell>
          <table:table-cell table:formula="of:=ROUND([.D51])" office:value-type="float" office:value="62">
            <text:p>62</text:p>
          </table:table-cell>
          <table:table-cell table:formula="of:=([.$C$8]-([.E51]*[.$C$4]))" office:value-type="float" office:value="99.9507875">
            <text:p>99.9507875</text:p>
          </table:table-cell>
          <table:table-cell table:formula="of:=SQRT(ABS([.$D$2]^2-[.F51]^2))" office:value-type="float" office:value="3.13688988168893">
            <text:p>3.13688988168893</text:p>
          </table:table-cell>
          <table:table-cell table:formula="of:=ABS([.B51]-[.G51])" office:value-type="float" office:value="0.0131101183110753">
            <text:p>0.0131101183110753</text:p>
          </table:table-cell>
          <table:table-cell/>
        </table:table-row>
        <table:table-row table:style-name="ro2">
          <table:table-cell table:formula="of:=[.A51]+[.A$4]" office:value-type="float" office:value="12.9">
            <text:p>12.9</text:p>
          </table:table-cell>
          <table:table-cell table:formula="of:=[.A52]/([.$D$4]*2)" office:value-type="float" office:value="3.225">
            <text:p>3.225</text:p>
          </table:table-cell>
          <table:table-cell table:formula="of:=SQRT(ABS([.$D$2]^2-[.B52]^2))" office:value-type="float" office:value="99.9479833463387">
            <text:p>99.9479833463387</text:p>
          </table:table-cell>
          <table:table-cell table:formula="of:=([.$C$10]-[.C52])*[.$B$4]" office:value-type="float" office:value="65.4973589383898">
            <text:p>65.4973589383898</text:p>
          </table:table-cell>
          <table:table-cell table:formula="of:=ROUND([.D52])" office:value-type="float" office:value="65">
            <text:p>65</text:p>
          </table:table-cell>
          <table:table-cell table:formula="of:=([.$C$8]-([.E52]*[.$C$4]))" office:value-type="float" office:value="99.94840625">
            <text:p>99.94840625</text:p>
          </table:table-cell>
          <table:table-cell table:formula="of:=SQRT(ABS([.$D$2]^2-[.F52]^2))" office:value-type="float" office:value="3.21186676015041">
            <text:p>3.21186676015041</text:p>
          </table:table-cell>
          <table:table-cell table:formula="of:=ABS([.B52]-[.G52])" office:value-type="float" office:value="0.013133239849588">
            <text:p>0.013133239849588</text:p>
          </table:table-cell>
          <table:table-cell/>
        </table:table-row>
        <table:table-row table:style-name="ro2">
          <table:table-cell table:formula="of:=[.A52]+[.A$4]" office:value-type="float" office:value="13.2">
            <text:p>13.2</text:p>
          </table:table-cell>
          <table:table-cell table:formula="of:=[.A53]/([.$D$4]*2)" office:value-type="float" office:value="3.3">
            <text:p>3.3</text:p>
          </table:table-cell>
          <table:table-cell table:formula="of:=SQRT(ABS([.$D$2]^2-[.B53]^2))" office:value-type="float" office:value="99.9455351679103">
            <text:p>99.9455351679103</text:p>
          </table:table-cell>
          <table:table-cell table:formula="of:=([.$C$10]-[.C53])*[.$B$4]" office:value-type="float" office:value="68.5816782182217">
            <text:p>68.5816782182217</text:p>
          </table:table-cell>
          <table:table-cell table:formula="of:=ROUND([.D53])" office:value-type="float" office:value="69">
            <text:p>69</text:p>
          </table:table-cell>
          <table:table-cell table:formula="of:=([.$C$8]-([.E53]*[.$C$4]))" office:value-type="float" office:value="99.94523125">
            <text:p>99.94523125</text:p>
          </table:table-cell>
          <table:table-cell table:formula="of:=SQRT(ABS([.$D$2]^2-[.F53]^2))" office:value-type="float" office:value="3.30919180224135">
            <text:p>3.30919180224135</text:p>
          </table:table-cell>
          <table:table-cell table:formula="of:=ABS([.B53]-[.G53])" office:value-type="float" office:value="0.00919180224135063">
            <text:p>0.00919180224135063</text:p>
          </table:table-cell>
          <table:table-cell/>
        </table:table-row>
        <table:table-row table:style-name="ro2">
          <table:table-cell table:formula="of:=[.A53]+[.A$4]" office:value-type="float" office:value="13.5">
            <text:p>13.5</text:p>
          </table:table-cell>
          <table:table-cell table:formula="of:=[.A54]/([.$D$4]*2)" office:value-type="float" office:value="3.375">
            <text:p>3.375</text:p>
          </table:table-cell>
          <table:table-cell table:formula="of:=SQRT(ABS([.$D$2]^2-[.B54]^2))" office:value-type="float" office:value="99.9430306474644">
            <text:p>99.9430306474644</text:p>
          </table:table-cell>
          <table:table-cell table:formula="of:=([.$C$10]-[.C54])*[.$B$4]" office:value-type="float" office:value="71.7369795674897">
            <text:p>71.7369795674897</text:p>
          </table:table-cell>
          <table:table-cell table:formula="of:=ROUND([.D54])" office:value-type="float" office:value="72">
            <text:p>72</text:p>
          </table:table-cell>
          <table:table-cell table:formula="of:=([.$C$8]-([.E54]*[.$C$4]))" office:value-type="float" office:value="99.94285">
            <text:p>99.94285</text:p>
          </table:table-cell>
          <table:table-cell table:formula="of:=SQRT(ABS([.$D$2]^2-[.F54]^2))" office:value-type="float" office:value="3.38034523051994">
            <text:p>3.38034523051994</text:p>
          </table:table-cell>
          <table:table-cell table:formula="of:=ABS([.B54]-[.G54])" office:value-type="float" office:value="0.00534523051993929">
            <text:p>0.00534523051993929</text:p>
          </table:table-cell>
          <table:table-cell/>
        </table:table-row>
        <table:table-row table:style-name="ro2">
          <table:table-cell table:formula="of:=[.A54]+[.A$4]" office:value-type="float" office:value="13.8">
            <text:p>13.8</text:p>
          </table:table-cell>
          <table:table-cell table:formula="of:=[.A55]/([.$D$4]*2)" office:value-type="float" office:value="3.45">
            <text:p>3.45</text:p>
          </table:table-cell>
          <table:table-cell table:formula="of:=SQRT(ABS([.$D$2]^2-[.B55]^2))" office:value-type="float" office:value="99.940469780765">
            <text:p>99.940469780765</text:p>
          </table:table-cell>
          <table:table-cell table:formula="of:=([.$C$10]-[.C55])*[.$B$4]" office:value-type="float" office:value="74.9632683226003">
            <text:p>74.9632683226003</text:p>
          </table:table-cell>
          <table:table-cell table:formula="of:=ROUND([.D55])" office:value-type="float" office:value="75">
            <text:p>75</text:p>
          </table:table-cell>
          <table:table-cell table:formula="of:=([.$C$8]-([.E55]*[.$C$4]))" office:value-type="float" office:value="99.94046875">
            <text:p>99.94046875</text:p>
          </table:table-cell>
          <table:table-cell table:formula="of:=SQRT(ABS([.$D$2]^2-[.F55]^2))" office:value-type="float" office:value="3.45002985933082">
            <text:p>3.45002985933082</text:p>
          </table:table-cell>
          <table:table-cell table:formula="of:=ABS([.B55]-[.G55])" office:value-type="float" office:value="0.0000298593308123429">
            <text:p>0.0000298593308123429</text:p>
          </table:table-cell>
          <table:table-cell/>
        </table:table-row>
        <table:table-row table:style-name="ro2">
          <table:table-cell table:formula="of:=[.A55]+[.A$4]" office:value-type="float" office:value="14.1">
            <text:p>14.1</text:p>
          </table:table-cell>
          <table:table-cell table:formula="of:=[.A56]/([.$D$4]*2)" office:value-type="float" office:value="3.525">
            <text:p>3.525</text:p>
          </table:table-cell>
          <table:table-cell table:formula="of:=SQRT(ABS([.$D$2]^2-[.B56]^2))" office:value-type="float" office:value="99.9378525634807">
            <text:p>99.9378525634807</text:p>
          </table:table-cell>
          <table:table-cell table:formula="of:=([.$C$10]-[.C56])*[.$B$4]" office:value-type="float" office:value="78.2605499406292">
            <text:p>78.2605499406292</text:p>
          </table:table-cell>
          <table:table-cell table:formula="of:=ROUND([.D56])" office:value-type="float" office:value="78">
            <text:p>78</text:p>
          </table:table-cell>
          <table:table-cell table:formula="of:=([.$C$8]-([.E56]*[.$C$4]))" office:value-type="float" office:value="99.9380875">
            <text:p>99.9380875</text:p>
          </table:table-cell>
          <table:table-cell table:formula="of:=SQRT(ABS([.$D$2]^2-[.F56]^2))" office:value-type="float" office:value="3.51833296354188">
            <text:p>3.51833296354188</text:p>
          </table:table-cell>
          <table:table-cell table:formula="of:=ABS([.B56]-[.G56])" office:value-type="float" office:value="0.00666703645811984">
            <text:p>0.00666703645811984</text:p>
          </table:table-cell>
          <table:table-cell/>
        </table:table-row>
        <table:table-row table:style-name="ro2">
          <table:table-cell table:formula="of:=[.A56]+[.A$4]" office:value-type="float" office:value="14.4">
            <text:p>14.4</text:p>
          </table:table-cell>
          <table:table-cell table:formula="of:=[.A57]/([.$D$4]*2)" office:value-type="float" office:value="3.6">
            <text:p>3.6</text:p>
          </table:table-cell>
          <table:table-cell table:formula="of:=SQRT(ABS([.$D$2]^2-[.B57]^2))" office:value-type="float" office:value="99.9351789911841">
            <text:p>99.9351789911841</text:p>
          </table:table-cell>
          <table:table-cell table:formula="of:=([.$C$10]-[.C57])*[.$B$4]" office:value-type="float" office:value="81.6288299993211">
            <text:p>81.6288299993211</text:p>
          </table:table-cell>
          <table:table-cell table:formula="of:=ROUND([.D57])" office:value-type="float" office:value="82">
            <text:p>82</text:p>
          </table:table-cell>
          <table:table-cell table:formula="of:=([.$C$8]-([.E57]*[.$C$4]))" office:value-type="float" office:value="99.9349125">
            <text:p>99.9349125</text:p>
          </table:table-cell>
          <table:table-cell table:formula="of:=SQRT(ABS([.$D$2]^2-[.F57]^2))" office:value-type="float" office:value="3.60739013933119">
            <text:p>3.60739013933119</text:p>
          </table:table-cell>
          <table:table-cell table:formula="of:=ABS([.B57]-[.G57])" office:value-type="float" office:value="0.00739013933118793">
            <text:p>0.00739013933118793</text:p>
          </table:table-cell>
          <table:table-cell/>
        </table:table-row>
        <table:table-row table:style-name="ro2">
          <table:table-cell table:formula="of:=[.A57]+[.A$4]" office:value-type="float" office:value="14.7">
            <text:p>14.7</text:p>
          </table:table-cell>
          <table:table-cell table:formula="of:=[.A58]/([.$D$4]*2)" office:value-type="float" office:value="3.675">
            <text:p>3.675</text:p>
          </table:table-cell>
          <table:table-cell table:formula="of:=SQRT(ABS([.$D$2]^2-[.B58]^2))" office:value-type="float" office:value="99.9324490593521">
            <text:p>99.9324490593521</text:p>
          </table:table-cell>
          <table:table-cell table:formula="of:=([.$C$10]-[.C58])*[.$B$4]" office:value-type="float" office:value="85.068114197108">
            <text:p>85.068114197108</text:p>
          </table:table-cell>
          <table:table-cell table:formula="of:=ROUND([.D58])" office:value-type="float" office:value="85">
            <text:p>85</text:p>
          </table:table-cell>
          <table:table-cell table:formula="of:=([.$C$8]-([.E58]*[.$C$4]))" office:value-type="float" office:value="99.93253125">
            <text:p>99.93253125</text:p>
          </table:table-cell>
          <table:table-cell table:formula="of:=SQRT(ABS([.$D$2]^2-[.F58]^2))" office:value-type="float" office:value="3.67276434961108">
            <text:p>3.67276434961108</text:p>
          </table:table-cell>
          <table:table-cell table:formula="of:=ABS([.B58]-[.G58])" office:value-type="float" office:value="0.0022356503889247">
            <text:p>0.0022356503889247</text:p>
          </table:table-cell>
          <table:table-cell/>
        </table:table-row>
        <table:table-row table:style-name="ro2">
          <table:table-cell table:formula="of:=[.A58]+[.A$4]" office:value-type="float" office:value="15">
            <text:p>15</text:p>
          </table:table-cell>
          <table:table-cell table:formula="of:=[.A59]/([.$D$4]*2)" office:value-type="float" office:value="3.75">
            <text:p>3.75</text:p>
          </table:table-cell>
          <table:table-cell table:formula="of:=SQRT(ABS([.$D$2]^2-[.B59]^2))" office:value-type="float" office:value="99.9296627633657">
            <text:p>99.9296627633657</text:p>
          </table:table-cell>
          <table:table-cell table:formula="of:=([.$C$10]-[.C59])*[.$B$4]" office:value-type="float" office:value="88.5784083531804">
            <text:p>88.5784083531804</text:p>
          </table:table-cell>
          <table:table-cell table:formula="of:=ROUND([.D59])" office:value-type="float" office:value="89">
            <text:p>89</text:p>
          </table:table-cell>
          <table:table-cell table:formula="of:=([.$C$8]-([.E59]*[.$C$4]))" office:value-type="float" office:value="99.92935625">
            <text:p>99.92935625</text:p>
          </table:table-cell>
          <table:table-cell table:formula="of:=SQRT(ABS([.$D$2]^2-[.F59]^2))" office:value-type="float" office:value="3.75815905206078">
            <text:p>3.75815905206078</text:p>
          </table:table-cell>
          <table:table-cell table:formula="of:=ABS([.B59]-[.G59])" office:value-type="float" office:value="0.00815905206077527">
            <text:p>0.00815905206077527</text:p>
          </table:table-cell>
          <table:table-cell/>
        </table:table-row>
        <table:table-row table:style-name="ro2">
          <table:table-cell table:formula="of:=[.A59]+[.A$4]" office:value-type="float" office:value="15.3">
            <text:p>15.3</text:p>
          </table:table-cell>
          <table:table-cell table:formula="of:=[.A60]/([.$D$4]*2)" office:value-type="float" office:value="3.825">
            <text:p>3.825</text:p>
          </table:table-cell>
          <table:table-cell table:formula="of:=SQRT(ABS([.$D$2]^2-[.B60]^2))" office:value-type="float" office:value="99.9268200985101">
            <text:p>99.9268200985101</text:p>
          </table:table-cell>
          <table:table-cell table:formula="of:=([.$C$10]-[.C60])*[.$B$4]" office:value-type="float" office:value="92.1597184075055">
            <text:p>92.1597184075055</text:p>
          </table:table-cell>
          <table:table-cell table:formula="of:=ROUND([.D60])" office:value-type="float" office:value="92">
            <text:p>92</text:p>
          </table:table-cell>
          <table:table-cell table:formula="of:=([.$C$8]-([.E60]*[.$C$4]))" office:value-type="float" office:value="99.926975">
            <text:p>99.926975</text:p>
          </table:table-cell>
          <table:table-cell table:formula="of:=SQRT(ABS([.$D$2]^2-[.F60]^2))" office:value-type="float" office:value="3.82095110533693">
            <text:p>3.82095110533693</text:p>
          </table:table-cell>
          <table:table-cell table:formula="of:=ABS([.B60]-[.G60])" office:value-type="float" office:value="0.00404889466307168">
            <text:p>0.00404889466307168</text:p>
          </table:table-cell>
          <table:table-cell/>
        </table:table-row>
        <table:table-row table:style-name="ro2">
          <table:table-cell table:formula="of:=[.A60]+[.A$4]" office:value-type="float" office:value="15.6">
            <text:p>15.6</text:p>
          </table:table-cell>
          <table:table-cell table:formula="of:=[.A61]/([.$D$4]*2)" office:value-type="float" office:value="3.9">
            <text:p>3.9</text:p>
          </table:table-cell>
          <table:table-cell table:formula="of:=SQRT(ABS([.$D$2]^2-[.B61]^2))" office:value-type="float" office:value="99.9239210599744">
            <text:p>99.9239210599744</text:p>
          </table:table-cell>
          <table:table-cell table:formula="of:=([.$C$10]-[.C61])*[.$B$4]" office:value-type="float" office:value="95.8120504209346">
            <text:p>95.8120504209346</text:p>
          </table:table-cell>
          <table:table-cell table:formula="of:=ROUND([.D61])" office:value-type="float" office:value="96">
            <text:p>96</text:p>
          </table:table-cell>
          <table:table-cell table:formula="of:=([.$C$8]-([.E61]*[.$C$4]))" office:value-type="float" office:value="99.9238">
            <text:p>99.9238</text:p>
          </table:table-cell>
          <table:table-cell table:formula="of:=SQRT(ABS([.$D$2]^2-[.F61]^2))" office:value-type="float" office:value="3.90310050600798">
            <text:p>3.90310050600798</text:p>
          </table:table-cell>
          <table:table-cell table:formula="of:=ABS([.B61]-[.G61])" office:value-type="float" office:value="0.00310050600797851">
            <text:p>0.00310050600797851</text:p>
          </table:table-cell>
          <table:table-cell/>
        </table:table-row>
        <table:table-row table:style-name="ro2">
          <table:table-cell table:formula="of:=[.A61]+[.A$4]" office:value-type="float" office:value="15.9">
            <text:p>15.9</text:p>
          </table:table-cell>
          <table:table-cell table:formula="of:=[.A62]/([.$D$4]*2)" office:value-type="float" office:value="3.975">
            <text:p>3.975</text:p>
          </table:table-cell>
          <table:table-cell table:formula="of:=SQRT(ABS([.$D$2]^2-[.B62]^2))" office:value-type="float" office:value="99.9209656428519">
            <text:p>99.9209656428519</text:p>
          </table:table-cell>
          <table:table-cell table:formula="of:=([.$C$10]-[.C62])*[.$B$4]" office:value-type="float" office:value="99.5354105752386">
            <text:p>99.5354105752386</text:p>
          </table:table-cell>
          <table:table-cell table:formula="of:=ROUND([.D62])" office:value-type="float" office:value="100">
            <text:p>100</text:p>
          </table:table-cell>
          <table:table-cell table:formula="of:=([.$C$8]-([.E62]*[.$C$4]))" office:value-type="float" office:value="99.920625">
            <text:p>99.920625</text:p>
          </table:table-cell>
          <table:table-cell table:formula="of:=SQRT(ABS([.$D$2]^2-[.F62]^2))" office:value-type="float" office:value="3.9835536408306">
            <text:p>3.9835536408306</text:p>
          </table:table-cell>
          <table:table-cell table:formula="of:=ABS([.B62]-[.G62])" office:value-type="float" office:value="0.00855364083059795">
            <text:p>0.00855364083059795</text:p>
          </table:table-cell>
          <table:table-cell/>
        </table:table-row>
        <table:table-row table:style-name="ro2">
          <table:table-cell table:formula="of:=[.A62]+[.A$4]" office:value-type="float" office:value="16.2">
            <text:p>16.2</text:p>
          </table:table-cell>
          <table:table-cell table:formula="of:=[.A63]/([.$D$4]*2)" office:value-type="float" office:value="4.05">
            <text:p>4.05</text:p>
          </table:table-cell>
          <table:table-cell table:formula="of:=SQRT(ABS([.$D$2]^2-[.B63]^2))" office:value-type="float" office:value="99.9179538421399">
            <text:p>99.9179538421399</text:p>
          </table:table-cell>
          <table:table-cell table:formula="of:=([.$C$10]-[.C63])*[.$B$4]" office:value-type="float" office:value="103.329805173108">
            <text:p>103.329805173108</text:p>
          </table:table-cell>
          <table:table-cell table:formula="of:=ROUND([.D63])" office:value-type="float" office:value="103">
            <text:p>103</text:p>
          </table:table-cell>
          <table:table-cell table:formula="of:=([.$C$8]-([.E63]*[.$C$4]))" office:value-type="float" office:value="99.91824375">
            <text:p>99.91824375</text:p>
          </table:table-cell>
          <table:table-cell table:formula="of:=SQRT(ABS([.$D$2]^2-[.F63]^2))" office:value-type="float" office:value="4.04284131714144">
            <text:p>4.04284131714144</text:p>
          </table:table-cell>
          <table:table-cell table:formula="of:=ABS([.B63]-[.G63])" office:value-type="float" office:value="0.00715868285856658">
            <text:p>0.00715868285856658</text:p>
          </table:table-cell>
          <table:table-cell/>
        </table:table-row>
        <table:table-row table:style-name="ro2">
          <table:table-cell table:formula="of:=[.A63]+[.A$4]" office:value-type="float" office:value="16.5">
            <text:p>16.5</text:p>
          </table:table-cell>
          <table:table-cell table:formula="of:=[.A64]/([.$D$4]*2)" office:value-type="float" office:value="4.125">
            <text:p>4.125</text:p>
          </table:table-cell>
          <table:table-cell table:formula="of:=SQRT(ABS([.$D$2]^2-[.B64]^2))" office:value-type="float" office:value="99.9148856527395">
            <text:p>99.9148856527395</text:p>
          </table:table-cell>
          <table:table-cell table:formula="of:=([.$C$10]-[.C64])*[.$B$4]" office:value-type="float" office:value="107.195240638226">
            <text:p>107.195240638226</text:p>
          </table:table-cell>
          <table:table-cell table:formula="of:=ROUND([.D64])" office:value-type="float" office:value="107">
            <text:p>107</text:p>
          </table:table-cell>
          <table:table-cell table:formula="of:=([.$C$8]-([.E64]*[.$C$4]))" office:value-type="float" office:value="99.91506875">
            <text:p>99.91506875</text:p>
          </table:table-cell>
          <table:table-cell table:formula="of:=SQRT(ABS([.$D$2]^2-[.F64]^2))" office:value-type="float" office:value="4.12056266579855">
            <text:p>4.12056266579855</text:p>
          </table:table-cell>
          <table:table-cell table:formula="of:=ABS([.B64]-[.G64])" office:value-type="float" office:value="0.00443733420145342">
            <text:p>0.00443733420145342</text:p>
          </table:table-cell>
          <table:table-cell/>
        </table:table-row>
        <table:table-row table:style-name="ro2">
          <table:table-cell table:formula="of:=[.A64]+[.A$4]" office:value-type="float" office:value="16.8">
            <text:p>16.8</text:p>
          </table:table-cell>
          <table:table-cell table:formula="of:=[.A65]/([.$D$4]*2)" office:value-type="float" office:value="4.2">
            <text:p>4.2</text:p>
          </table:table-cell>
          <table:table-cell table:formula="of:=SQRT(ABS([.$D$2]^2-[.B65]^2))" office:value-type="float" office:value="99.9117610694557">
            <text:p>99.9117610694557</text:p>
          </table:table-cell>
          <table:table-cell table:formula="of:=([.$C$10]-[.C65])*[.$B$4]" office:value-type="float" office:value="111.131723515427">
            <text:p>111.131723515427</text:p>
          </table:table-cell>
          <table:table-cell table:formula="of:=ROUND([.D65])" office:value-type="float" office:value="111">
            <text:p>111</text:p>
          </table:table-cell>
          <table:table-cell table:formula="of:=([.$C$8]-([.E65]*[.$C$4]))" office:value-type="float" office:value="99.91189375">
            <text:p>99.91189375</text:p>
          </table:table-cell>
          <table:table-cell table:formula="of:=SQRT(ABS([.$D$2]^2-[.F65]^2))" office:value-type="float" office:value="4.19684253799336">
            <text:p>4.19684253799336</text:p>
          </table:table-cell>
          <table:table-cell table:formula="of:=ABS([.B65]-[.G65])" office:value-type="float" office:value="0.00315746200664702">
            <text:p>0.00315746200664702</text:p>
          </table:table-cell>
          <table:table-cell/>
        </table:table-row>
        <table:table-row table:style-name="ro2">
          <table:table-cell table:formula="of:=[.A65]+[.A$4]" office:value-type="float" office:value="17.1">
            <text:p>17.1</text:p>
          </table:table-cell>
          <table:table-cell table:formula="of:=[.A66]/([.$D$4]*2)" office:value-type="float" office:value="4.27500000000001">
            <text:p>4.27500000000001</text:p>
          </table:table-cell>
          <table:table-cell table:formula="of:=SQRT(ABS([.$D$2]^2-[.B66]^2))" office:value-type="float" office:value="99.9085800869975">
            <text:p>99.9085800869975</text:p>
          </table:table-cell>
          <table:table-cell table:formula="of:=([.$C$10]-[.C66])*[.$B$4]" office:value-type="float" office:value="115.139260470574">
            <text:p>115.139260470574</text:p>
          </table:table-cell>
          <table:table-cell table:formula="of:=ROUND([.D66])" office:value-type="float" office:value="115">
            <text:p>115</text:p>
          </table:table-cell>
          <table:table-cell table:formula="of:=([.$C$8]-([.E66]*[.$C$4]))" office:value-type="float" office:value="99.90871875">
            <text:p>99.90871875</text:p>
          </table:table-cell>
          <table:table-cell table:formula="of:=SQRT(ABS([.$D$2]^2-[.F66]^2))" office:value-type="float" office:value="4.27175815483474">
            <text:p>4.27175815483474</text:p>
          </table:table-cell>
          <table:table-cell table:formula="of:=ABS([.B66]-[.G66])" office:value-type="float" office:value="0.00324184516526316">
            <text:p>0.00324184516526316</text:p>
          </table:table-cell>
          <table:table-cell/>
        </table:table-row>
        <table:table-row table:style-name="ro2">
          <table:table-cell table:formula="of:=[.A66]+[.A$4]" office:value-type="float" office:value="17.4">
            <text:p>17.4</text:p>
          </table:table-cell>
          <table:table-cell table:formula="of:=[.A67]/([.$D$4]*2)" office:value-type="float" office:value="4.35000000000001">
            <text:p>4.35000000000001</text:p>
          </table:table-cell>
          <table:table-cell table:formula="of:=SQRT(ABS([.$D$2]^2-[.B67]^2))" office:value-type="float" office:value="99.9053426999778">
            <text:p>99.9053426999778</text:p>
          </table:table-cell>
          <table:table-cell table:formula="of:=([.$C$10]-[.C67])*[.$B$4]" office:value-type="float" office:value="119.217858290751">
            <text:p>119.217858290751</text:p>
          </table:table-cell>
          <table:table-cell table:formula="of:=ROUND([.D67])" office:value-type="float" office:value="119">
            <text:p>119</text:p>
          </table:table-cell>
          <table:table-cell table:formula="of:=([.$C$8]-([.E67]*[.$C$4]))" office:value-type="float" office:value="99.90554375">
            <text:p>99.90554375</text:p>
          </table:table-cell>
          <table:table-cell table:formula="of:=SQRT(ABS([.$D$2]^2-[.F67]^2))" office:value-type="float" office:value="4.34538007737349">
            <text:p>4.34538007737349</text:p>
          </table:table-cell>
          <table:table-cell table:formula="of:=ABS([.B67]-[.G67])" office:value-type="float" office:value="0.00461992262651556">
            <text:p>0.00461992262651556</text:p>
          </table:table-cell>
          <table:table-cell/>
        </table:table-row>
        <table:table-row table:style-name="ro2">
          <table:table-cell table:formula="of:=[.A67]+[.A$4]" office:value-type="float" office:value="17.7">
            <text:p>17.7</text:p>
          </table:table-cell>
          <table:table-cell table:formula="of:=[.A68]/([.$D$4]*2)" office:value-type="float" office:value="4.42500000000001">
            <text:p>4.42500000000001</text:p>
          </table:table-cell>
          <table:table-cell table:formula="of:=SQRT(ABS([.$D$2]^2-[.B68]^2))" office:value-type="float" office:value="99.9020489029129">
            <text:p>99.9020489029129</text:p>
          </table:table-cell>
          <table:table-cell table:formula="of:=([.$C$10]-[.C68])*[.$B$4]" office:value-type="float" office:value="123.367523884289">
            <text:p>123.367523884289</text:p>
          </table:table-cell>
          <table:table-cell table:formula="of:=ROUND([.D68])" office:value-type="float" office:value="123">
            <text:p>123</text:p>
          </table:table-cell>
          <table:table-cell table:formula="of:=([.$C$8]-([.E68]*[.$C$4]))" office:value-type="float" office:value="99.90236875">
            <text:p>99.90236875</text:p>
          </table:table-cell>
          <table:table-cell table:formula="of:=SQRT(ABS([.$D$2]^2-[.F68]^2))" office:value-type="float" office:value="4.41777298409779">
            <text:p>4.41777298409779</text:p>
          </table:table-cell>
          <table:table-cell table:formula="of:=ABS([.B68]-[.G68])" office:value-type="float" office:value="0.0072270159022132">
            <text:p>0.0072270159022132</text:p>
          </table:table-cell>
          <table:table-cell/>
        </table:table-row>
        <table:table-row table:style-name="ro2">
          <table:table-cell table:formula="of:=[.A68]+[.A$4]" office:value-type="float" office:value="18">
            <text:p>18</text:p>
          </table:table-cell>
          <table:table-cell table:formula="of:=[.A69]/([.$D$4]*2)" office:value-type="float" office:value="4.50000000000001">
            <text:p>4.50000000000001</text:p>
          </table:table-cell>
          <table:table-cell table:formula="of:=SQRT(ABS([.$D$2]^2-[.B69]^2))" office:value-type="float" office:value="99.8986986902232">
            <text:p>99.8986986902232</text:p>
          </table:table-cell>
          <table:table-cell table:formula="of:=([.$C$10]-[.C69])*[.$B$4]" office:value-type="float" office:value="127.588264280774">
            <text:p>127.588264280774</text:p>
          </table:table-cell>
          <table:table-cell table:formula="of:=ROUND([.D69])" office:value-type="float" office:value="128">
            <text:p>128</text:p>
          </table:table-cell>
          <table:table-cell table:formula="of:=([.$C$8]-([.E69]*[.$C$4]))" office:value-type="float" office:value="99.8984">
            <text:p>99.8984</text:p>
          </table:table-cell>
          <table:table-cell table:formula="of:=SQRT(ABS([.$D$2]^2-[.F69]^2))" office:value-type="float" office:value="4.50662594853401">
            <text:p>4.50662594853401</text:p>
          </table:table-cell>
          <table:table-cell table:formula="of:=ABS([.B69]-[.G69])" office:value-type="float" office:value="0.00662594853400744">
            <text:p>0.00662594853400744</text:p>
          </table:table-cell>
          <table:table-cell/>
        </table:table-row>
        <table:table-row table:style-name="ro2">
          <table:table-cell table:formula="of:=[.A69]+[.A$4]" office:value-type="float" office:value="18.3">
            <text:p>18.3</text:p>
          </table:table-cell>
          <table:table-cell table:formula="of:=[.A70]/([.$D$4]*2)" office:value-type="float" office:value="4.57500000000001">
            <text:p>4.57500000000001</text:p>
          </table:table-cell>
          <table:table-cell table:formula="of:=SQRT(ABS([.$D$2]^2-[.B70]^2))" office:value-type="float" office:value="99.8952920562325">
            <text:p>99.8952920562325</text:p>
          </table:table-cell>
          <table:table-cell table:formula="of:=([.$C$10]-[.C70])*[.$B$4]" office:value-type="float" office:value="131.880086631182">
            <text:p>131.880086631182</text:p>
          </table:table-cell>
          <table:table-cell table:formula="of:=ROUND([.D70])" office:value-type="float" office:value="132">
            <text:p>132</text:p>
          </table:table-cell>
          <table:table-cell table:formula="of:=([.$C$8]-([.E70]*[.$C$4]))" office:value-type="float" office:value="99.895225">
            <text:p>99.895225</text:p>
          </table:table-cell>
          <table:table-cell table:formula="of:=SQRT(ABS([.$D$2]^2-[.F70]^2))" office:value-type="float" office:value="4.57646394057415">
            <text:p>4.57646394057415</text:p>
          </table:table-cell>
          <table:table-cell table:formula="of:=ABS([.B70]-[.G70])" office:value-type="float" office:value="0.00146394057414323">
            <text:p>0.00146394057414323</text:p>
          </table:table-cell>
          <table:table-cell/>
        </table:table-row>
        <table:table-row table:style-name="ro2">
          <table:table-cell table:formula="of:=[.A70]+[.A$4]" office:value-type="float" office:value="18.6">
            <text:p>18.6</text:p>
          </table:table-cell>
          <table:table-cell table:formula="of:=[.A71]/([.$D$4]*2)" office:value-type="float" office:value="4.65000000000001">
            <text:p>4.65000000000001</text:p>
          </table:table-cell>
          <table:table-cell table:formula="of:=SQRT(ABS([.$D$2]^2-[.B71]^2))" office:value-type="float" office:value="99.8918289951686">
            <text:p>99.8918289951686</text:p>
          </table:table-cell>
          <table:table-cell table:formula="of:=([.$C$10]-[.C71])*[.$B$4]" office:value-type="float" office:value="136.242998207852">
            <text:p>136.242998207852</text:p>
          </table:table-cell>
          <table:table-cell table:formula="of:=ROUND([.D71])" office:value-type="float" office:value="136">
            <text:p>136</text:p>
          </table:table-cell>
          <table:table-cell table:formula="of:=([.$C$8]-([.E71]*[.$C$4]))" office:value-type="float" office:value="99.89205">
            <text:p>99.89205</text:p>
          </table:table-cell>
          <table:table-cell table:formula="of:=SQRT(ABS([.$D$2]^2-[.F71]^2))" office:value-type="float" office:value="4.6452499176578">
            <text:p>4.6452499176578</text:p>
          </table:table-cell>
          <table:table-cell table:formula="of:=ABS([.B71]-[.G71])" office:value-type="float" office:value="0.00475008234220908">
            <text:p>0.00475008234220908</text:p>
          </table:table-cell>
          <table:table-cell/>
        </table:table-row>
        <table:table-row table:style-name="ro2">
          <table:table-cell table:formula="of:=[.A71]+[.A$4]" office:value-type="float" office:value="18.9">
            <text:p>18.9</text:p>
          </table:table-cell>
          <table:table-cell table:formula="of:=[.A72]/([.$D$4]*2)" office:value-type="float" office:value="4.72500000000001">
            <text:p>4.72500000000001</text:p>
          </table:table-cell>
          <table:table-cell table:formula="of:=SQRT(ABS([.$D$2]^2-[.B72]^2))" office:value-type="float" office:value="99.8883095011624">
            <text:p>99.8883095011624</text:p>
          </table:table-cell>
          <table:table-cell table:formula="of:=([.$C$10]-[.C72])*[.$B$4]" office:value-type="float" office:value="140.677006404656">
            <text:p>140.677006404656</text:p>
          </table:table-cell>
          <table:table-cell table:formula="of:=ROUND([.D72])" office:value-type="float" office:value="141">
            <text:p>141</text:p>
          </table:table-cell>
          <table:table-cell table:formula="of:=([.$C$8]-([.E72]*[.$C$4]))" office:value-type="float" office:value="99.88808125">
            <text:p>99.88808125</text:p>
          </table:table-cell>
          <table:table-cell table:formula="of:=SQRT(ABS([.$D$2]^2-[.F72]^2))" office:value-type="float" office:value="4.7298228501075">
            <text:p>4.7298228501075</text:p>
          </table:table-cell>
          <table:table-cell table:formula="of:=ABS([.B72]-[.G72])" office:value-type="float" office:value="0.00482285010749362">
            <text:p>0.00482285010749362</text:p>
          </table:table-cell>
          <table:table-cell/>
        </table:table-row>
        <table:table-row table:style-name="ro2">
          <table:table-cell table:formula="of:=[.A72]+[.A$4]" office:value-type="float" office:value="19.2">
            <text:p>19.2</text:p>
          </table:table-cell>
          <table:table-cell table:formula="of:=[.A73]/([.$D$4]*2)" office:value-type="float" office:value="4.80000000000001">
            <text:p>4.80000000000001</text:p>
          </table:table-cell>
          <table:table-cell table:formula="of:=SQRT(ABS([.$D$2]^2-[.B73]^2))" office:value-type="float" office:value="99.8847335682486">
            <text:p>99.8847335682486</text:p>
          </table:table-cell>
          <table:table-cell table:formula="of:=([.$C$10]-[.C73])*[.$B$4]" office:value-type="float" office:value="145.182118737008">
            <text:p>145.182118737008</text:p>
          </table:table-cell>
          <table:table-cell table:formula="of:=ROUND([.D73])" office:value-type="float" office:value="145">
            <text:p>145</text:p>
          </table:table-cell>
          <table:table-cell table:formula="of:=([.$C$8]-([.E73]*[.$C$4]))" office:value-type="float" office:value="99.88490625">
            <text:p>99.88490625</text:p>
          </table:table-cell>
          <table:table-cell table:formula="of:=SQRT(ABS([.$D$2]^2-[.F73]^2))" office:value-type="float" office:value="4.7964052611003">
            <text:p>4.7964052611003</text:p>
          </table:table-cell>
          <table:table-cell table:formula="of:=ABS([.B73]-[.G73])" office:value-type="float" office:value="0.00359473889970463">
            <text:p>0.00359473889970463</text:p>
          </table:table-cell>
          <table:table-cell/>
        </table:table-row>
        <table:table-row table:style-name="ro2">
          <table:table-cell table:formula="of:=[.A73]+[.A$4]" office:value-type="float" office:value="19.5">
            <text:p>19.5</text:p>
          </table:table-cell>
          <table:table-cell table:formula="of:=[.A74]/([.$D$4]*2)" office:value-type="float" office:value="4.87500000000001">
            <text:p>4.87500000000001</text:p>
          </table:table-cell>
          <table:table-cell table:formula="of:=SQRT(ABS([.$D$2]^2-[.B74]^2))" office:value-type="float" office:value="99.8811011903653">
            <text:p>99.8811011903653</text:p>
          </table:table-cell>
          <table:table-cell table:formula="of:=([.$C$10]-[.C74])*[.$B$4]" office:value-type="float" office:value="149.758342841836">
            <text:p>149.758342841836</text:p>
          </table:table-cell>
          <table:table-cell table:formula="of:=ROUND([.D74])" office:value-type="float" office:value="150">
            <text:p>150</text:p>
          </table:table-cell>
          <table:table-cell table:formula="of:=([.$C$8]-([.E74]*[.$C$4]))" office:value-type="float" office:value="99.8809375">
            <text:p>99.8809375</text:p>
          </table:table-cell>
          <table:table-cell table:formula="of:=SQRT(ABS([.$D$2]^2-[.F74]^2))" office:value-type="float" office:value="4.87835260319436">
            <text:p>4.87835260319436</text:p>
          </table:table-cell>
          <table:table-cell table:formula="of:=ABS([.B74]-[.G74])" office:value-type="float" office:value="0.00335260319435182">
            <text:p>0.00335260319435182</text:p>
          </table:table-cell>
          <table:table-cell/>
        </table:table-row>
        <table:table-row table:style-name="ro2">
          <table:table-cell table:formula="of:=[.A74]+[.A$4]" office:value-type="float" office:value="19.8">
            <text:p>19.8</text:p>
          </table:table-cell>
          <table:table-cell table:formula="of:=[.A75]/([.$D$4]*2)" office:value-type="float" office:value="4.95000000000001">
            <text:p>4.95000000000001</text:p>
          </table:table-cell>
          <table:table-cell table:formula="of:=SQRT(ABS([.$D$2]^2-[.B75]^2))" office:value-type="float" office:value="99.8774123613543">
            <text:p>99.8774123613543</text:p>
          </table:table-cell>
          <table:table-cell table:formula="of:=([.$C$10]-[.C75])*[.$B$4]" office:value-type="float" office:value="154.405686477845">
            <text:p>154.405686477845</text:p>
          </table:table-cell>
          <table:table-cell table:formula="of:=ROUND([.D75])" office:value-type="float" office:value="154">
            <text:p>154</text:p>
          </table:table-cell>
          <table:table-cell table:formula="of:=([.$C$8]-([.E75]*[.$C$4]))" office:value-type="float" office:value="99.8777625">
            <text:p>99.8777625</text:p>
          </table:table-cell>
          <table:table-cell table:formula="of:=SQRT(ABS([.$D$2]^2-[.F75]^2))" office:value-type="float" office:value="4.94293010203401">
            <text:p>4.94293010203401</text:p>
          </table:table-cell>
          <table:table-cell table:formula="of:=ABS([.B75]-[.G75])" office:value-type="float" office:value="0.00706989796599622">
            <text:p>0.00706989796599622</text:p>
          </table:table-cell>
          <table:table-cell/>
        </table:table-row>
        <table:table-row table:style-name="ro2">
          <table:table-cell table:formula="of:=[.A75]+[.A$4]" office:value-type="float" office:value="20.1">
            <text:p>20.1</text:p>
          </table:table-cell>
          <table:table-cell table:formula="of:=[.A76]/([.$D$4]*2)" office:value-type="float" office:value="5.02500000000001">
            <text:p>5.02500000000001</text:p>
          </table:table-cell>
          <table:table-cell table:formula="of:=SQRT(ABS([.$D$2]^2-[.B76]^2))" office:value-type="float" office:value="99.8736670749603">
            <text:p>99.8736670749603</text:p>
          </table:table-cell>
          <table:table-cell table:formula="of:=([.$C$10]-[.C76])*[.$B$4]" office:value-type="float" office:value="159.124157525413">
            <text:p>159.124157525413</text:p>
          </table:table-cell>
          <table:table-cell table:formula="of:=ROUND([.D76])" office:value-type="float" office:value="159">
            <text:p>159</text:p>
          </table:table-cell>
          <table:table-cell table:formula="of:=([.$C$8]-([.E76]*[.$C$4]))" office:value-type="float" office:value="99.87379375">
            <text:p>99.87379375</text:p>
          </table:table-cell>
          <table:table-cell table:formula="of:=SQRT(ABS([.$D$2]^2-[.F76]^2))" office:value-type="float" office:value="5.02248165576139">
            <text:p>5.02248165576139</text:p>
          </table:table-cell>
          <table:table-cell table:formula="of:=ABS([.B76]-[.G76])" office:value-type="float" office:value="0.00251834423861208">
            <text:p>0.00251834423861208</text:p>
          </table:table-cell>
          <table:table-cell/>
        </table:table-row>
        <table:table-row table:style-name="ro2">
          <table:table-cell table:formula="of:=[.A76]+[.A$4]" office:value-type="float" office:value="20.4">
            <text:p>20.4</text:p>
          </table:table-cell>
          <table:table-cell table:formula="of:=[.A77]/([.$D$4]*2)" office:value-type="float" office:value="5.10000000000001">
            <text:p>5.10000000000001</text:p>
          </table:table-cell>
          <table:table-cell table:formula="of:=SQRT(ABS([.$D$2]^2-[.B77]^2))" office:value-type="float" office:value="99.8698653248316">
            <text:p>99.8698653248316</text:p>
          </table:table-cell>
          <table:table-cell table:formula="of:=([.$C$10]-[.C77])*[.$B$4]" office:value-type="float" office:value="163.913763986716">
            <text:p>163.913763986716</text:p>
          </table:table-cell>
          <table:table-cell table:formula="of:=ROUND([.D77])" office:value-type="float" office:value="164">
            <text:p>164</text:p>
          </table:table-cell>
          <table:table-cell table:formula="of:=([.$C$8]-([.E77]*[.$C$4]))" office:value-type="float" office:value="99.869825">
            <text:p>99.869825</text:p>
          </table:table-cell>
          <table:table-cell table:formula="of:=SQRT(ABS([.$D$2]^2-[.F77]^2))" office:value-type="float" office:value="5.10078959273699">
            <text:p>5.10078959273699</text:p>
          </table:table-cell>
          <table:table-cell table:formula="of:=ABS([.B77]-[.G77])" office:value-type="float" office:value="0.000789592736980538">
            <text:p>0.000789592736980538</text:p>
          </table:table-cell>
          <table:table-cell/>
        </table:table-row>
        <table:table-row table:style-name="ro2">
          <table:table-cell table:formula="of:=[.A77]+[.A$4]" office:value-type="float" office:value="20.7">
            <text:p>20.7</text:p>
          </table:table-cell>
          <table:table-cell table:formula="of:=[.A78]/([.$D$4]*2)" office:value-type="float" office:value="5.17500000000001">
            <text:p>5.17500000000001</text:p>
          </table:table-cell>
          <table:table-cell table:formula="of:=SQRT(ABS([.$D$2]^2-[.B78]^2))" office:value-type="float" office:value="99.8660071045198">
            <text:p>99.8660071045198</text:p>
          </table:table-cell>
          <table:table-cell table:formula="of:=([.$C$10]-[.C78])*[.$B$4]" office:value-type="float" office:value="168.774513985814">
            <text:p>168.774513985814</text:p>
          </table:table-cell>
          <table:table-cell table:formula="of:=ROUND([.D78])" office:value-type="float" office:value="169">
            <text:p>169</text:p>
          </table:table-cell>
          <table:table-cell table:formula="of:=([.$C$8]-([.E78]*[.$C$4]))" office:value-type="float" office:value="99.86585625">
            <text:p>99.86585625</text:p>
          </table:table-cell>
          <table:table-cell table:formula="of:=SQRT(ABS([.$D$2]^2-[.F78]^2))" office:value-type="float" office:value="5.17791033664515">
            <text:p>5.17791033664515</text:p>
          </table:table-cell>
          <table:table-cell table:formula="of:=ABS([.B78]-[.G78])" office:value-type="float" office:value="0.00291033664514284">
            <text:p>0.00291033664514284</text:p>
          </table:table-cell>
          <table:table-cell/>
        </table:table-row>
        <table:table-row table:style-name="ro2">
          <table:table-cell table:formula="of:=[.A78]+[.A$4]" office:value-type="float" office:value="21">
            <text:p>21</text:p>
          </table:table-cell>
          <table:table-cell table:formula="of:=[.A79]/([.$D$4]*2)" office:value-type="float" office:value="5.25000000000001">
            <text:p>5.25000000000001</text:p>
          </table:table-cell>
          <table:table-cell table:formula="of:=SQRT(ABS([.$D$2]^2-[.B79]^2))" office:value-type="float" office:value="99.8620924074796">
            <text:p>99.8620924074796</text:p>
          </table:table-cell>
          <table:table-cell table:formula="of:=([.$C$10]-[.C79])*[.$B$4]" office:value-type="float" office:value="173.706415768727">
            <text:p>173.706415768727</text:p>
          </table:table-cell>
          <table:table-cell table:formula="of:=ROUND([.D79])" office:value-type="float" office:value="174">
            <text:p>174</text:p>
          </table:table-cell>
          <table:table-cell table:formula="of:=([.$C$8]-([.E79]*[.$C$4]))" office:value-type="float" office:value="99.8618875">
            <text:p>99.8618875</text:p>
          </table:table-cell>
          <table:table-cell table:formula="of:=SQRT(ABS([.$D$2]^2-[.F79]^2))" office:value-type="float" office:value="5.25389616735469">
            <text:p>5.25389616735469</text:p>
          </table:table-cell>
          <table:table-cell table:formula="of:=ABS([.B79]-[.G79])" office:value-type="float" office:value="0.00389616735467779">
            <text:p>0.00389616735467779</text:p>
          </table:table-cell>
          <table:table-cell/>
        </table:table-row>
        <table:table-row table:style-name="ro2">
          <table:table-cell table:formula="of:=[.A79]+[.A$4]" office:value-type="float" office:value="21.3">
            <text:p>21.3</text:p>
          </table:table-cell>
          <table:table-cell table:formula="of:=[.A80]/([.$D$4]*2)" office:value-type="float" office:value="5.32500000000001">
            <text:p>5.32500000000001</text:p>
          </table:table-cell>
          <table:table-cell table:formula="of:=SQRT(ABS([.$D$2]^2-[.B80]^2))" office:value-type="float" office:value="99.858121227069">
            <text:p>99.858121227069</text:p>
          </table:table-cell>
          <table:table-cell table:formula="of:=([.$C$10]-[.C80])*[.$B$4]" office:value-type="float" office:value="178.709477703415">
            <text:p>178.709477703415</text:p>
          </table:table-cell>
          <table:table-cell table:formula="of:=ROUND([.D80])" office:value-type="float" office:value="179">
            <text:p>179</text:p>
          </table:table-cell>
          <table:table-cell table:formula="of:=([.$C$8]-([.E80]*[.$C$4]))" office:value-type="float" office:value="99.85791875">
            <text:p>99.85791875</text:p>
          </table:table-cell>
          <table:table-cell table:formula="of:=SQRT(ABS([.$D$2]^2-[.F80]^2))" office:value-type="float" office:value="5.32879563488772">
            <text:p>5.32879563488772</text:p>
          </table:table-cell>
          <table:table-cell table:formula="of:=ABS([.B80]-[.G80])" office:value-type="float" office:value="0.00379563488771595">
            <text:p>0.00379563488771595</text:p>
          </table:table-cell>
          <table:table-cell/>
        </table:table-row>
        <table:table-row table:style-name="ro2">
          <table:table-cell table:formula="of:=[.A80]+[.A$4]" office:value-type="float" office:value="21.6">
            <text:p>21.6</text:p>
          </table:table-cell>
          <table:table-cell table:formula="of:=[.A81]/([.$D$4]*2)" office:value-type="float" office:value="5.40000000000001">
            <text:p>5.40000000000001</text:p>
          </table:table-cell>
          <table:table-cell table:formula="of:=SQRT(ABS([.$D$2]^2-[.B81]^2))" office:value-type="float" office:value="99.8540935565488">
            <text:p>99.8540935565488</text:p>
          </table:table-cell>
          <table:table-cell table:formula="of:=([.$C$10]-[.C81])*[.$B$4]" office:value-type="float" office:value="183.783708279994">
            <text:p>183.783708279994</text:p>
          </table:table-cell>
          <table:table-cell table:formula="of:=ROUND([.D81])" office:value-type="float" office:value="184">
            <text:p>184</text:p>
          </table:table-cell>
          <table:table-cell table:formula="of:=([.$C$8]-([.E81]*[.$C$4]))" office:value-type="float" office:value="99.85395">
            <text:p>99.85395</text:p>
          </table:table-cell>
          <table:table-cell table:formula="of:=SQRT(ABS([.$D$2]^2-[.F81]^2))" office:value-type="float" office:value="5.40265392168526">
            <text:p>5.40265392168526</text:p>
          </table:table-cell>
          <table:table-cell table:formula="of:=ABS([.B81]-[.G81])" office:value-type="float" office:value="0.0026539216852548">
            <text:p>0.0026539216852548</text:p>
          </table:table-cell>
          <table:table-cell/>
        </table:table-row>
        <table:table-row table:style-name="ro2">
          <table:table-cell table:formula="of:=[.A81]+[.A$4]" office:value-type="float" office:value="21.9">
            <text:p>21.9</text:p>
          </table:table-cell>
          <table:table-cell table:formula="of:=[.A82]/([.$D$4]*2)" office:value-type="float" office:value="5.47500000000001">
            <text:p>5.47500000000001</text:p>
          </table:table-cell>
          <table:table-cell table:formula="of:=SQRT(ABS([.$D$2]^2-[.B82]^2))" office:value-type="float" office:value="99.8500093890832">
            <text:p>99.8500093890832</text:p>
          </table:table-cell>
          <table:table-cell table:formula="of:=([.$C$10]-[.C82])*[.$B$4]" office:value-type="float" office:value="188.929116110697">
            <text:p>188.929116110697</text:p>
          </table:table-cell>
          <table:table-cell table:formula="of:=ROUND([.D82])" office:value-type="float" office:value="189">
            <text:p>189</text:p>
          </table:table-cell>
          <table:table-cell table:formula="of:=([.$C$8]-([.E82]*[.$C$4]))" office:value-type="float" office:value="99.84998125">
            <text:p>99.84998125</text:p>
          </table:table-cell>
          <table:table-cell table:formula="of:=SQRT(ABS([.$D$2]^2-[.F82]^2))" office:value-type="float" office:value="5.47551316085065">
            <text:p>5.47551316085065</text:p>
          </table:table-cell>
          <table:table-cell table:formula="of:=ABS([.B82]-[.G82])" office:value-type="float" office:value="0.000513160850641903">
            <text:p>0.000513160850641903</text:p>
          </table:table-cell>
          <table:table-cell/>
        </table:table-row>
        <table:table-row table:style-name="ro2">
          <table:table-cell table:formula="of:=[.A82]+[.A$4]" office:value-type="float" office:value="22.2">
            <text:p>22.2</text:p>
          </table:table-cell>
          <table:table-cell table:formula="of:=[.A83]/([.$D$4]*2)" office:value-type="float" office:value="5.55000000000001">
            <text:p>5.55000000000001</text:p>
          </table:table-cell>
          <table:table-cell table:formula="of:=SQRT(ABS([.$D$2]^2-[.B83]^2))" office:value-type="float" office:value="99.8458687177392">
            <text:p>99.8458687177392</text:p>
          </table:table-cell>
          <table:table-cell table:formula="of:=([.$C$10]-[.C83])*[.$B$4]" office:value-type="float" office:value="194.145709929951">
            <text:p>194.145709929951</text:p>
          </table:table-cell>
          <table:table-cell table:formula="of:=ROUND([.D83])" office:value-type="float" office:value="194">
            <text:p>194</text:p>
          </table:table-cell>
          <table:table-cell table:formula="of:=([.$C$8]-([.E83]*[.$C$4]))" office:value-type="float" office:value="99.8460125">
            <text:p>99.8460125</text:p>
          </table:table-cell>
          <table:table-cell table:formula="of:=SQRT(ABS([.$D$2]^2-[.F83]^2))" office:value-type="float" office:value="5.54741271673948">
            <text:p>5.54741271673948</text:p>
          </table:table-cell>
          <table:table-cell table:formula="of:=ABS([.B83]-[.G83])" office:value-type="float" office:value="0.00258728326053248">
            <text:p>0.00258728326053248</text:p>
          </table:table-cell>
          <table:table-cell/>
        </table:table-row>
        <table:table-row table:style-name="ro2">
          <table:table-cell table:formula="of:=[.A83]+[.A$4]" office:value-type="float" office:value="22.5">
            <text:p>22.5</text:p>
          </table:table-cell>
          <table:table-cell table:formula="of:=[.A84]/([.$D$4]*2)" office:value-type="float" office:value="5.62500000000001">
            <text:p>5.62500000000001</text:p>
          </table:table-cell>
          <table:table-cell table:formula="of:=SQRT(ABS([.$D$2]^2-[.B84]^2))" office:value-type="float" office:value="99.8416715354866">
            <text:p>99.8416715354866</text:p>
          </table:table-cell>
          <table:table-cell table:formula="of:=([.$C$10]-[.C84])*[.$B$4]" office:value-type="float" office:value="199.43349859455">
            <text:p>199.43349859455</text:p>
          </table:table-cell>
          <table:table-cell table:formula="of:=ROUND([.D84])" office:value-type="float" office:value="199">
            <text:p>199</text:p>
          </table:table-cell>
          <table:table-cell table:formula="of:=([.$C$8]-([.E84]*[.$C$4]))" office:value-type="float" office:value="99.84204375">
            <text:p>99.84204375</text:p>
          </table:table-cell>
          <table:table-cell table:formula="of:=SQRT(ABS([.$D$2]^2-[.F84]^2))" office:value-type="float" office:value="5.6183894331993">
            <text:p>5.6183894331993</text:p>
          </table:table-cell>
          <table:table-cell table:formula="of:=ABS([.B84]-[.G84])" office:value-type="float" office:value="0.00661056680071237">
            <text:p>0.00661056680071237</text:p>
          </table:table-cell>
          <table:table-cell/>
        </table:table-row>
        <table:table-row table:style-name="ro2">
          <table:table-cell table:formula="of:=[.A84]+[.A$4]" office:value-type="float" office:value="22.8">
            <text:p>22.8</text:p>
          </table:table-cell>
          <table:table-cell table:formula="of:=[.A85]/([.$D$4]*2)" office:value-type="float" office:value="5.70000000000001">
            <text:p>5.70000000000001</text:p>
          </table:table-cell>
          <table:table-cell table:formula="of:=SQRT(ABS([.$D$2]^2-[.B85]^2))" office:value-type="float" office:value="99.8374178351984">
            <text:p>99.8374178351984</text:p>
          </table:table-cell>
          <table:table-cell table:formula="of:=([.$C$10]-[.C85])*[.$B$4]" office:value-type="float" office:value="204.792491083606">
            <text:p>204.792491083606</text:p>
          </table:table-cell>
          <table:table-cell table:formula="of:=ROUND([.D85])" office:value-type="float" office:value="205">
            <text:p>205</text:p>
          </table:table-cell>
          <table:table-cell table:formula="of:=([.$C$8]-([.E85]*[.$C$4]))" office:value-type="float" office:value="99.83728125">
            <text:p>99.83728125</text:p>
          </table:table-cell>
          <table:table-cell table:formula="of:=SQRT(ABS([.$D$2]^2-[.F85]^2))" office:value-type="float" office:value="5.70239183224008">
            <text:p>5.70239183224008</text:p>
          </table:table-cell>
          <table:table-cell table:formula="of:=ABS([.B85]-[.G85])" office:value-type="float" office:value="0.00239183224006911">
            <text:p>0.00239183224006911</text:p>
          </table:table-cell>
          <table:table-cell/>
        </table:table-row>
        <table:table-row table:style-name="ro2">
          <table:table-cell table:formula="of:=[.A85]+[.A$4]" office:value-type="float" office:value="23.1">
            <text:p>23.1</text:p>
          </table:table-cell>
          <table:table-cell table:formula="of:=[.A86]/([.$D$4]*2)" office:value-type="float" office:value="5.77500000000001">
            <text:p>5.77500000000001</text:p>
          </table:table-cell>
          <table:table-cell table:formula="of:=SQRT(ABS([.$D$2]^2-[.B86]^2))" office:value-type="float" office:value="99.8331076096502">
            <text:p>99.8331076096502</text:p>
          </table:table-cell>
          <table:table-cell table:formula="of:=([.$C$10]-[.C86])*[.$B$4]" office:value-type="float" office:value="210.222696498691">
            <text:p>210.222696498691</text:p>
          </table:table-cell>
          <table:table-cell table:formula="of:=ROUND([.D86])" office:value-type="float" office:value="210">
            <text:p>210</text:p>
          </table:table-cell>
          <table:table-cell table:formula="of:=([.$C$8]-([.E86]*[.$C$4]))" office:value-type="float" office:value="99.8333125">
            <text:p>99.8333125</text:p>
          </table:table-cell>
          <table:table-cell table:formula="of:=SQRT(ABS([.$D$2]^2-[.F86]^2))" office:value-type="float" office:value="5.77145694581035">
            <text:p>5.77145694581035</text:p>
          </table:table-cell>
          <table:table-cell table:formula="of:=ABS([.B86]-[.G86])" office:value-type="float" office:value="0.00354305418965684">
            <text:p>0.00354305418965684</text:p>
          </table:table-cell>
          <table:table-cell/>
        </table:table-row>
        <table:table-row table:style-name="ro2">
          <table:table-cell table:formula="of:=[.A86]+[.A$4]" office:value-type="float" office:value="23.4">
            <text:p>23.4</text:p>
          </table:table-cell>
          <table:table-cell table:formula="of:=[.A87]/([.$D$4]*2)" office:value-type="float" office:value="5.85000000000001">
            <text:p>5.85000000000001</text:p>
          </table:table-cell>
          <table:table-cell table:formula="of:=SQRT(ABS([.$D$2]^2-[.B87]^2))" office:value-type="float" office:value="99.8287408515203">
            <text:p>99.8287408515203</text:p>
          </table:table-cell>
          <table:table-cell table:formula="of:=([.$C$10]-[.C87])*[.$B$4]" office:value-type="float" office:value="215.724124063926">
            <text:p>215.724124063926</text:p>
          </table:table-cell>
          <table:table-cell table:formula="of:=ROUND([.D87])" office:value-type="float" office:value="216">
            <text:p>216</text:p>
          </table:table-cell>
          <table:table-cell table:formula="of:=([.$C$8]-([.E87]*[.$C$4]))" office:value-type="float" office:value="99.82855">
            <text:p>99.82855</text:p>
          </table:table-cell>
          <table:table-cell table:formula="of:=SQRT(ABS([.$D$2]^2-[.F87]^2))" office:value-type="float" office:value="5.8532559227749">
            <text:p>5.8532559227749</text:p>
          </table:table-cell>
          <table:table-cell table:formula="of:=ABS([.B87]-[.G87])" office:value-type="float" office:value="0.00325592277489051">
            <text:p>0.00325592277489051</text:p>
          </table:table-cell>
          <table:table-cell/>
        </table:table-row>
        <table:table-row table:style-name="ro2">
          <table:table-cell table:formula="of:=[.A87]+[.A$4]" office:value-type="float" office:value="23.7">
            <text:p>23.7</text:p>
          </table:table-cell>
          <table:table-cell table:formula="of:=[.A88]/([.$D$4]*2)" office:value-type="float" office:value="5.92500000000001">
            <text:p>5.92500000000001</text:p>
          </table:table-cell>
          <table:table-cell table:formula="of:=SQRT(ABS([.$D$2]^2-[.B88]^2))" office:value-type="float" office:value="99.8243175533898">
            <text:p>99.8243175533898</text:p>
          </table:table-cell>
          <table:table-cell table:formula="of:=([.$C$10]-[.C88])*[.$B$4]" office:value-type="float" office:value="221.296783126032">
            <text:p>221.296783126032</text:p>
          </table:table-cell>
          <table:table-cell table:formula="of:=ROUND([.D88])" office:value-type="float" office:value="221">
            <text:p>221</text:p>
          </table:table-cell>
          <table:table-cell table:formula="of:=([.$C$8]-([.E88]*[.$C$4]))" office:value-type="float" office:value="99.82458125">
            <text:p>99.82458125</text:p>
          </table:table-cell>
          <table:table-cell table:formula="of:=SQRT(ABS([.$D$2]^2-[.F88]^2))" office:value-type="float" office:value="5.92055557039615">
            <text:p>5.92055557039615</text:p>
          </table:table-cell>
          <table:table-cell table:formula="of:=ABS([.B88]-[.G88])" office:value-type="float" office:value="0.00444442960386304">
            <text:p>0.00444442960386304</text:p>
          </table:table-cell>
          <table:table-cell/>
        </table:table-row>
        <table:table-row table:style-name="ro2">
          <table:table-cell table:formula="of:=[.A88]+[.A$4]" office:value-type="float" office:value="24">
            <text:p>24</text:p>
          </table:table-cell>
          <table:table-cell table:formula="of:=[.A89]/([.$D$4]*2)" office:value-type="float" office:value="6.00000000000001">
            <text:p>6.00000000000001</text:p>
          </table:table-cell>
          <table:table-cell table:formula="of:=SQRT(ABS([.$D$2]^2-[.B89]^2))" office:value-type="float" office:value="99.8198377077422">
            <text:p>99.8198377077422</text:p>
          </table:table-cell>
          <table:table-cell table:formula="of:=([.$C$10]-[.C89])*[.$B$4]" office:value-type="float" office:value="226.940683154408">
            <text:p>226.940683154408</text:p>
          </table:table-cell>
          <table:table-cell table:formula="of:=ROUND([.D89])" office:value-type="float" office:value="227">
            <text:p>227</text:p>
          </table:table-cell>
          <table:table-cell table:formula="of:=([.$C$8]-([.E89]*[.$C$4]))" office:value-type="float" office:value="99.81981875">
            <text:p>99.81981875</text:p>
          </table:table-cell>
          <table:table-cell table:formula="of:=SQRT(ABS([.$D$2]^2-[.F89]^2))" office:value-type="float" office:value="6.00031538480685">
            <text:p>6.00031538480685</text:p>
          </table:table-cell>
          <table:table-cell table:formula="of:=ABS([.B89]-[.G89])" office:value-type="float" office:value="0.000315384806839347">
            <text:p>0.000315384806839347</text:p>
          </table:table-cell>
          <table:table-cell/>
        </table:table-row>
        <table:table-row table:style-name="ro2">
          <table:table-cell table:formula="of:=[.A89]+[.A$4]" office:value-type="float" office:value="24.3">
            <text:p>24.3</text:p>
          </table:table-cell>
          <table:table-cell table:formula="of:=[.A90]/([.$D$4]*2)" office:value-type="float" office:value="6.07500000000001">
            <text:p>6.07500000000001</text:p>
          </table:table-cell>
          <table:table-cell table:formula="of:=SQRT(ABS([.$D$2]^2-[.B90]^2))" office:value-type="float" office:value="99.815301306964">
            <text:p>99.815301306964</text:p>
          </table:table-cell>
          <table:table-cell table:formula="of:=([.$C$10]-[.C90])*[.$B$4]" office:value-type="float" office:value="232.655833741215">
            <text:p>232.655833741215</text:p>
          </table:table-cell>
          <table:table-cell table:formula="of:=ROUND([.D90])" office:value-type="float" office:value="233">
            <text:p>233</text:p>
          </table:table-cell>
          <table:table-cell table:formula="of:=([.$C$8]-([.E90]*[.$C$4]))" office:value-type="float" office:value="99.81505625">
            <text:p>99.81505625</text:p>
          </table:table-cell>
          <table:table-cell table:formula="of:=SQRT(ABS([.$D$2]^2-[.F90]^2))" office:value-type="float" office:value="6.07902507062902">
            <text:p>6.07902507062902</text:p>
          </table:table-cell>
          <table:table-cell table:formula="of:=ABS([.B90]-[.G90])" office:value-type="float" office:value="0.00402507062901414">
            <text:p>0.00402507062901414</text:p>
          </table:table-cell>
          <table:table-cell/>
        </table:table-row>
        <table:table-row table:style-name="ro2">
          <table:table-cell table:formula="of:=[.A90]+[.A$4]" office:value-type="float" office:value="24.6">
            <text:p>24.6</text:p>
          </table:table-cell>
          <table:table-cell table:formula="of:=[.A91]/([.$D$4]*2)" office:value-type="float" office:value="6.15000000000001">
            <text:p>6.15000000000001</text:p>
          </table:table-cell>
          <table:table-cell table:formula="of:=SQRT(ABS([.$D$2]^2-[.B91]^2))" office:value-type="float" office:value="99.8107083433436">
            <text:p>99.8107083433436</text:p>
          </table:table-cell>
          <table:table-cell table:formula="of:=([.$C$10]-[.C91])*[.$B$4]" office:value-type="float" office:value="238.442244601503">
            <text:p>238.442244601503</text:p>
          </table:table-cell>
          <table:table-cell table:formula="of:=ROUND([.D91])" office:value-type="float" office:value="238">
            <text:p>238</text:p>
          </table:table-cell>
          <table:table-cell table:formula="of:=([.$C$8]-([.E91]*[.$C$4]))" office:value-type="float" office:value="99.8110875">
            <text:p>99.8110875</text:p>
          </table:table-cell>
          <table:table-cell table:formula="of:=SQRT(ABS([.$D$2]^2-[.F91]^2))" office:value-type="float" office:value="6.1438434279646">
            <text:p>6.1438434279646</text:p>
          </table:table-cell>
          <table:table-cell table:formula="of:=ABS([.B91]-[.G91])" office:value-type="float" office:value="0.00615657203540554">
            <text:p>0.00615657203540554</text:p>
          </table:table-cell>
          <table:table-cell/>
        </table:table-row>
        <table:table-row table:style-name="ro2">
          <table:table-cell table:formula="of:=[.A91]+[.A$4]" office:value-type="float" office:value="24.9">
            <text:p>24.9</text:p>
          </table:table-cell>
          <table:table-cell table:formula="of:=[.A92]/([.$D$4]*2)" office:value-type="float" office:value="6.22500000000001">
            <text:p>6.22500000000001</text:p>
          </table:table-cell>
          <table:table-cell table:formula="of:=SQRT(ABS([.$D$2]^2-[.B92]^2))" office:value-type="float" office:value="99.8060588090723">
            <text:p>99.8060588090723</text:p>
          </table:table-cell>
          <table:table-cell table:formula="of:=([.$C$10]-[.C92])*[.$B$4]" office:value-type="float" office:value="244.299925573213">
            <text:p>244.299925573213</text:p>
          </table:table-cell>
          <table:table-cell table:formula="of:=ROUND([.D92])" office:value-type="float" office:value="244">
            <text:p>244</text:p>
          </table:table-cell>
          <table:table-cell table:formula="of:=([.$C$8]-([.E92]*[.$C$4]))" office:value-type="float" office:value="99.806325">
            <text:p>99.806325</text:p>
          </table:table-cell>
          <table:table-cell table:formula="of:=SQRT(ABS([.$D$2]^2-[.F92]^2))" office:value-type="float" office:value="6.22073066402769">
            <text:p>6.22073066402769</text:p>
          </table:table-cell>
          <table:table-cell table:formula="of:=ABS([.B92]-[.G92])" office:value-type="float" office:value="0.0042693359723236">
            <text:p>0.0042693359723236</text:p>
          </table:table-cell>
          <table:table-cell/>
        </table:table-row>
        <table:table-row table:style-name="ro2">
          <table:table-cell table:formula="of:=[.A92]+[.A$4]" office:value-type="float" office:value="25.2">
            <text:p>25.2</text:p>
          </table:table-cell>
          <table:table-cell table:formula="of:=[.A93]/([.$D$4]*2)" office:value-type="float" office:value="6.30000000000001">
            <text:p>6.30000000000001</text:p>
          </table:table-cell>
          <table:table-cell table:formula="of:=SQRT(ABS([.$D$2]^2-[.B93]^2))" office:value-type="float" office:value="99.8013526962436">
            <text:p>99.8013526962436</text:p>
          </table:table-cell>
          <table:table-cell table:formula="of:=([.$C$10]-[.C93])*[.$B$4]" office:value-type="float" office:value="250.228886617316">
            <text:p>250.228886617316</text:p>
          </table:table-cell>
          <table:table-cell table:formula="of:=ROUND([.D93])" office:value-type="float" office:value="250">
            <text:p>250</text:p>
          </table:table-cell>
          <table:table-cell table:formula="of:=([.$C$8]-([.E93]*[.$C$4]))" office:value-type="float" office:value="99.8015625">
            <text:p>99.8015625</text:p>
          </table:table-cell>
          <table:table-cell table:formula="of:=SQRT(ABS([.$D$2]^2-[.F93]^2))" office:value-type="float" office:value="6.29667551638116">
            <text:p>6.29667551638116</text:p>
          </table:table-cell>
          <table:table-cell table:formula="of:=ABS([.B93]-[.G93])" office:value-type="float" office:value="0.00332448361884818">
            <text:p>0.00332448361884818</text:p>
          </table:table-cell>
          <table:table-cell/>
        </table:table-row>
        <table:table-row table:style-name="ro2">
          <table:table-cell table:formula="of:=[.A93]+[.A$4]" office:value-type="float" office:value="25.5">
            <text:p>25.5</text:p>
          </table:table-cell>
          <table:table-cell table:formula="of:=[.A94]/([.$D$4]*2)" office:value-type="float" office:value="6.37500000000001">
            <text:p>6.37500000000001</text:p>
          </table:table-cell>
          <table:table-cell table:formula="of:=SQRT(ABS([.$D$2]^2-[.B94]^2))" office:value-type="float" office:value="99.7965899968531">
            <text:p>99.7965899968531</text:p>
          </table:table-cell>
          <table:table-cell table:formula="of:=([.$C$10]-[.C94])*[.$B$4]" office:value-type="float" office:value="256.229137817888">
            <text:p>256.229137817888</text:p>
          </table:table-cell>
          <table:table-cell table:formula="of:=ROUND([.D94])" office:value-type="float" office:value="256">
            <text:p>256</text:p>
          </table:table-cell>
          <table:table-cell table:formula="of:=([.$C$8]-([.E94]*[.$C$4]))" office:value-type="float" office:value="99.7968">
            <text:p>99.7968</text:p>
          </table:table-cell>
          <table:table-cell table:formula="of:=SQRT(ABS([.$D$2]^2-[.F94]^2))" office:value-type="float" office:value="6.37171168211487">
            <text:p>6.37171168211487</text:p>
          </table:table-cell>
          <table:table-cell table:formula="of:=ABS([.B94]-[.G94])" office:value-type="float" office:value="0.00328831788513906">
            <text:p>0.00328831788513906</text:p>
          </table:table-cell>
          <table:table-cell/>
        </table:table-row>
        <table:table-row table:style-name="ro2">
          <table:table-cell table:formula="of:=[.A94]+[.A$4]" office:value-type="float" office:value="25.8">
            <text:p>25.8</text:p>
          </table:table-cell>
          <table:table-cell table:formula="of:=[.A95]/([.$D$4]*2)" office:value-type="float" office:value="6.45000000000001">
            <text:p>6.45000000000001</text:p>
          </table:table-cell>
          <table:table-cell table:formula="of:=SQRT(ABS([.$D$2]^2-[.B95]^2))" office:value-type="float" office:value="99.7917707027989">
            <text:p>99.7917707027989</text:p>
          </table:table-cell>
          <table:table-cell table:formula="of:=([.$C$10]-[.C95])*[.$B$4]" office:value-type="float" office:value="262.3006893822">
            <text:p>262.3006893822</text:p>
          </table:table-cell>
          <table:table-cell table:formula="of:=ROUND([.D95])" office:value-type="float" office:value="262">
            <text:p>262</text:p>
          </table:table-cell>
          <table:table-cell table:formula="of:=([.$C$8]-([.E95]*[.$C$4]))" office:value-type="float" office:value="99.7920375">
            <text:p>99.7920375</text:p>
          </table:table-cell>
          <table:table-cell table:formula="of:=SQRT(ABS([.$D$2]^2-[.F95]^2))" office:value-type="float" office:value="6.44587089527797">
            <text:p>6.44587089527797</text:p>
          </table:table-cell>
          <table:table-cell table:formula="of:=ABS([.B95]-[.G95])" office:value-type="float" office:value="0.00412910472204242">
            <text:p>0.00412910472204242</text:p>
          </table:table-cell>
          <table:table-cell/>
        </table:table-row>
        <table:table-row table:style-name="ro2">
          <table:table-cell table:formula="of:=[.A95]+[.A$4]" office:value-type="float" office:value="26.1">
            <text:p>26.1</text:p>
          </table:table-cell>
          <table:table-cell table:formula="of:=[.A96]/([.$D$4]*2)" office:value-type="float" office:value="6.52500000000001">
            <text:p>6.52500000000001</text:p>
          </table:table-cell>
          <table:table-cell table:formula="of:=SQRT(ABS([.$D$2]^2-[.B96]^2))" office:value-type="float" office:value="99.7868948058812">
            <text:p>99.7868948058812</text:p>
          </table:table-cell>
          <table:table-cell table:formula="of:=([.$C$10]-[.C96])*[.$B$4]" office:value-type="float" office:value="268.44355164075">
            <text:p>268.44355164075</text:p>
          </table:table-cell>
          <table:table-cell table:formula="of:=ROUND([.D96])" office:value-type="float" office:value="268">
            <text:p>268</text:p>
          </table:table-cell>
          <table:table-cell table:formula="of:=([.$C$8]-([.E96]*[.$C$4]))" office:value-type="float" office:value="99.787275">
            <text:p>99.787275</text:p>
          </table:table-cell>
          <table:table-cell table:formula="of:=SQRT(ABS([.$D$2]^2-[.F96]^2))" office:value-type="float" office:value="6.51918308336074">
            <text:p>6.51918308336074</text:p>
          </table:table-cell>
          <table:table-cell table:formula="of:=ABS([.B96]-[.G96])" office:value-type="float" office:value="0.00581691663927053">
            <text:p>0.00581691663927053</text:p>
          </table:table-cell>
          <table:table-cell/>
        </table:table-row>
        <table:table-row table:style-name="ro2">
          <table:table-cell table:formula="of:=[.A96]+[.A$4]" office:value-type="float" office:value="26.4">
            <text:p>26.4</text:p>
          </table:table-cell>
          <table:table-cell table:formula="of:=[.A97]/([.$D$4]*2)" office:value-type="float" office:value="6.60000000000001">
            <text:p>6.60000000000001</text:p>
          </table:table-cell>
          <table:table-cell table:formula="of:=SQRT(ABS([.$D$2]^2-[.B97]^2))" office:value-type="float" office:value="99.7819622978021">
            <text:p>99.7819622978021</text:p>
          </table:table-cell>
          <table:table-cell table:formula="of:=([.$C$10]-[.C97])*[.$B$4]" office:value-type="float" office:value="274.657735047482">
            <text:p>274.657735047482</text:p>
          </table:table-cell>
          <table:table-cell table:formula="of:=ROUND([.D97])" office:value-type="float" office:value="275">
            <text:p>275</text:p>
          </table:table-cell>
          <table:table-cell table:formula="of:=([.$C$8]-([.E97]*[.$C$4]))" office:value-type="float" office:value="99.78171875">
            <text:p>99.78171875</text:p>
          </table:table-cell>
          <table:table-cell table:formula="of:=SQRT(ABS([.$D$2]^2-[.F97]^2))" office:value-type="float" office:value="6.60368104135105">
            <text:p>6.60368104135105</text:p>
          </table:table-cell>
          <table:table-cell table:formula="of:=ABS([.B97]-[.G97])" office:value-type="float" office:value="0.00368104135103486">
            <text:p>0.00368104135103486</text:p>
          </table:table-cell>
          <table:table-cell/>
        </table:table-row>
        <table:table-row table:style-name="ro2">
          <table:table-cell table:formula="of:=[.A97]+[.A$4]" office:value-type="float" office:value="26.7">
            <text:p>26.7</text:p>
          </table:table-cell>
          <table:table-cell table:formula="of:=[.A98]/([.$D$4]*2)" office:value-type="float" office:value="6.67500000000001">
            <text:p>6.67500000000001</text:p>
          </table:table-cell>
          <table:table-cell table:formula="of:=SQRT(ABS([.$D$2]^2-[.B98]^2))" office:value-type="float" office:value="99.7769731701659">
            <text:p>99.7769731701659</text:p>
          </table:table-cell>
          <table:table-cell table:formula="of:=([.$C$10]-[.C98])*[.$B$4]" office:value-type="float" office:value="280.943250179766">
            <text:p>280.943250179766</text:p>
          </table:table-cell>
          <table:table-cell table:formula="of:=ROUND([.D98])" office:value-type="float" office:value="281">
            <text:p>281</text:p>
          </table:table-cell>
          <table:table-cell table:formula="of:=([.$C$8]-([.E98]*[.$C$4]))" office:value-type="float" office:value="99.77695625">
            <text:p>99.77695625</text:p>
          </table:table-cell>
          <table:table-cell table:formula="of:=SQRT(ABS([.$D$2]^2-[.F98]^2))" office:value-type="float" office:value="6.67525291547715">
            <text:p>6.67525291547715</text:p>
          </table:table-cell>
          <table:table-cell table:formula="of:=ABS([.B98]-[.G98])" office:value-type="float" office:value="0.000252915477134685">
            <text:p>0.000252915477134685</text:p>
          </table:table-cell>
          <table:table-cell/>
        </table:table-row>
        <table:table-row table:style-name="ro2">
          <table:table-cell table:formula="of:=[.A98]+[.A$4]" office:value-type="float" office:value="27">
            <text:p>27</text:p>
          </table:table-cell>
          <table:table-cell table:formula="of:=[.A99]/([.$D$4]*2)" office:value-type="float" office:value="6.75000000000001">
            <text:p>6.75000000000001</text:p>
          </table:table-cell>
          <table:table-cell table:formula="of:=SQRT(ABS([.$D$2]^2-[.B99]^2))" office:value-type="float" office:value="99.7719274144787">
            <text:p>99.7719274144787</text:p>
          </table:table-cell>
          <table:table-cell table:formula="of:=([.$C$10]-[.C99])*[.$B$4]" office:value-type="float" office:value="287.300107738433">
            <text:p>287.300107738433</text:p>
          </table:table-cell>
          <table:table-cell table:formula="of:=ROUND([.D99])" office:value-type="float" office:value="287">
            <text:p>287</text:p>
          </table:table-cell>
          <table:table-cell table:formula="of:=([.$C$8]-([.E99]*[.$C$4]))" office:value-type="float" office:value="99.77219375">
            <text:p>99.77219375</text:p>
          </table:table-cell>
          <table:table-cell table:formula="of:=SQRT(ABS([.$D$2]^2-[.F99]^2))" office:value-type="float" office:value="6.74606213375332">
            <text:p>6.74606213375332</text:p>
          </table:table-cell>
          <table:table-cell table:formula="of:=ABS([.B99]-[.G99])" office:value-type="float" office:value="0.00393786624669445">
            <text:p>0.00393786624669445</text:p>
          </table:table-cell>
          <table:table-cell/>
        </table:table-row>
        <table:table-row table:style-name="ro2">
          <table:table-cell table:formula="of:=[.A99]+[.A$4]" office:value-type="float" office:value="27.3">
            <text:p>27.3</text:p>
          </table:table-cell>
          <table:table-cell table:formula="of:=[.A100]/([.$D$4]*2)" office:value-type="float" office:value="6.82500000000001">
            <text:p>6.82500000000001</text:p>
          </table:table-cell>
          <table:table-cell table:formula="of:=SQRT(ABS([.$D$2]^2-[.B100]^2))" office:value-type="float" office:value="99.7668250221485">
            <text:p>99.7668250221485</text:p>
          </table:table-cell>
          <table:table-cell table:formula="of:=([.$C$10]-[.C100])*[.$B$4]" office:value-type="float" office:value="293.728318548064">
            <text:p>293.728318548064</text:p>
          </table:table-cell>
          <table:table-cell table:formula="of:=ROUND([.D100])" office:value-type="float" office:value="294">
            <text:p>294</text:p>
          </table:table-cell>
          <table:table-cell table:formula="of:=([.$C$8]-([.E100]*[.$C$4]))" office:value-type="float" office:value="99.7666375">
            <text:p>99.7666375</text:p>
          </table:table-cell>
          <table:table-cell table:formula="of:=SQRT(ABS([.$D$2]^2-[.F100]^2))" office:value-type="float" office:value="6.82774061777344">
            <text:p>6.82774061777344</text:p>
          </table:table-cell>
          <table:table-cell table:formula="of:=ABS([.B100]-[.G100])" office:value-type="float" office:value="0.00274061777342638">
            <text:p>0.00274061777342638</text:p>
          </table:table-cell>
          <table:table-cell/>
        </table:table-row>
        <table:table-row table:style-name="ro2">
          <table:table-cell table:formula="of:=[.A100]+[.A$4]" office:value-type="float" office:value="27.6">
            <text:p>27.6</text:p>
          </table:table-cell>
          <table:table-cell table:formula="of:=[.A101]/([.$D$4]*2)" office:value-type="float" office:value="6.90000000000001">
            <text:p>6.90000000000001</text:p>
          </table:table-cell>
          <table:table-cell table:formula="of:=SQRT(ABS([.$D$2]^2-[.B101]^2))" office:value-type="float" office:value="99.7616659844852">
            <text:p>99.7616659844852</text:p>
          </table:table-cell>
          <table:table-cell table:formula="of:=([.$C$10]-[.C101])*[.$B$4]" office:value-type="float" office:value="300.227893556933">
            <text:p>300.227893556933</text:p>
          </table:table-cell>
          <table:table-cell table:formula="of:=ROUND([.D101])" office:value-type="float" office:value="300">
            <text:p>300</text:p>
          </table:table-cell>
          <table:table-cell table:formula="of:=([.$C$8]-([.E101]*[.$C$4]))" office:value-type="float" office:value="99.761875">
            <text:p>99.761875</text:p>
          </table:table-cell>
          <table:table-cell table:formula="of:=SQRT(ABS([.$D$2]^2-[.F101]^2))" office:value-type="float" office:value="6.89697734405258">
            <text:p>6.89697734405258</text:p>
          </table:table-cell>
          <table:table-cell table:formula="of:=ABS([.B101]-[.G101])" office:value-type="float" office:value="0.00302265594743556">
            <text:p>0.00302265594743556</text:p>
          </table:table-cell>
          <table:table-cell/>
        </table:table-row>
        <table:table-row table:style-name="ro2">
          <table:table-cell table:formula="of:=[.A101]+[.A$4]" office:value-type="float" office:value="27.9">
            <text:p>27.9</text:p>
          </table:table-cell>
          <table:table-cell table:formula="of:=[.A102]/([.$D$4]*2)" office:value-type="float" office:value="6.97500000000001">
            <text:p>6.97500000000001</text:p>
          </table:table-cell>
          <table:table-cell table:formula="of:=SQRT(ABS([.$D$2]^2-[.B102]^2))" office:value-type="float" office:value="99.7564502927004">
            <text:p>99.7564502927004</text:p>
          </table:table-cell>
          <table:table-cell table:formula="of:=([.$C$10]-[.C102])*[.$B$4]" office:value-type="float" office:value="306.798843837083">
            <text:p>306.798843837083</text:p>
          </table:table-cell>
          <table:table-cell table:formula="of:=ROUND([.D102])" office:value-type="float" office:value="307">
            <text:p>307</text:p>
          </table:table-cell>
          <table:table-cell table:formula="of:=([.$C$8]-([.E102]*[.$C$4]))" office:value-type="float" office:value="99.75631875">
            <text:p>99.75631875</text:p>
          </table:table-cell>
          <table:table-cell table:formula="of:=SQRT(ABS([.$D$2]^2-[.F102]^2))" office:value-type="float" office:value="6.97688106881564">
            <text:p>6.97688106881564</text:p>
          </table:table-cell>
          <table:table-cell table:formula="of:=ABS([.B102]-[.G102])" office:value-type="float" office:value="0.00188106881562877">
            <text:p>0.00188106881562877</text:p>
          </table:table-cell>
          <table:table-cell/>
        </table:table-row>
        <table:table-row table:style-name="ro2">
          <table:table-cell table:formula="of:=[.A102]+[.A$4]" office:value-type="float" office:value="28.2">
            <text:p>28.2</text:p>
          </table:table-cell>
          <table:table-cell table:formula="of:=[.A103]/([.$D$4]*2)" office:value-type="float" office:value="7.05000000000001">
            <text:p>7.05000000000001</text:p>
          </table:table-cell>
          <table:table-cell table:formula="of:=SQRT(ABS([.$D$2]^2-[.B103]^2))" office:value-type="float" office:value="99.7511779379071">
            <text:p>99.7511779379071</text:p>
          </table:table-cell>
          <table:table-cell table:formula="of:=([.$C$10]-[.C103])*[.$B$4]" office:value-type="float" office:value="313.441180584519">
            <text:p>313.441180584519</text:p>
          </table:table-cell>
          <table:table-cell table:formula="of:=ROUND([.D103])" office:value-type="float" office:value="313">
            <text:p>313</text:p>
          </table:table-cell>
          <table:table-cell table:formula="of:=([.$C$8]-([.E103]*[.$C$4]))" office:value-type="float" office:value="99.75155625">
            <text:p>99.75155625</text:p>
          </table:table-cell>
          <table:table-cell table:formula="of:=SQRT(ABS([.$D$2]^2-[.F103]^2))" office:value-type="float" office:value="7.04464517936045">
            <text:p>7.04464517936045</text:p>
          </table:table-cell>
          <table:table-cell table:formula="of:=ABS([.B103]-[.G103])" office:value-type="float" office:value="0.00535482063955772">
            <text:p>0.00535482063955772</text:p>
          </table:table-cell>
          <table:table-cell/>
        </table:table-row>
        <table:table-row table:style-name="ro2">
          <table:table-cell table:formula="of:=[.A103]+[.A$4]" office:value-type="float" office:value="28.5">
            <text:p>28.5</text:p>
          </table:table-cell>
          <table:table-cell table:formula="of:=[.A104]/([.$D$4]*2)" office:value-type="float" office:value="7.12500000000001">
            <text:p>7.12500000000001</text:p>
          </table:table-cell>
          <table:table-cell table:formula="of:=SQRT(ABS([.$D$2]^2-[.B104]^2))" office:value-type="float" office:value="99.7458489111201">
            <text:p>99.7458489111201</text:p>
          </table:table-cell>
          <table:table-cell table:formula="of:=([.$C$10]-[.C104])*[.$B$4]" office:value-type="float" office:value="320.154915119299">
            <text:p>320.154915119299</text:p>
          </table:table-cell>
          <table:table-cell table:formula="of:=ROUND([.D104])" office:value-type="float" office:value="320">
            <text:p>320</text:p>
          </table:table-cell>
          <table:table-cell table:formula="of:=([.$C$8]-([.E104]*[.$C$4]))" office:value-type="float" office:value="99.746">
            <text:p>99.746</text:p>
          </table:table-cell>
          <table:table-cell table:formula="of:=SQRT(ABS([.$D$2]^2-[.F104]^2))" office:value-type="float" office:value="7.12288452805468">
            <text:p>7.12288452805468</text:p>
          </table:table-cell>
          <table:table-cell table:formula="of:=ABS([.B104]-[.G104])" office:value-type="float" office:value="0.00211547194533246">
            <text:p>0.00211547194533246</text:p>
          </table:table-cell>
          <table:table-cell/>
        </table:table-row>
        <table:table-row table:style-name="ro2">
          <table:table-cell table:formula="of:=[.A104]+[.A$4]" office:value-type="float" office:value="28.8">
            <text:p>28.8</text:p>
          </table:table-cell>
          <table:table-cell table:formula="of:=[.A105]/([.$D$4]*2)" office:value-type="float" office:value="7.20000000000001">
            <text:p>7.20000000000001</text:p>
          </table:table-cell>
          <table:table-cell table:formula="of:=SQRT(ABS([.$D$2]^2-[.B105]^2))" office:value-type="float" office:value="99.7404632032557">
            <text:p>99.7404632032557</text:p>
          </table:table-cell>
          <table:table-cell table:formula="of:=([.$C$10]-[.C105])*[.$B$4]" office:value-type="float" office:value="326.940058885515">
            <text:p>326.940058885515</text:p>
          </table:table-cell>
          <table:table-cell table:formula="of:=ROUND([.D105])" office:value-type="float" office:value="327">
            <text:p>327</text:p>
          </table:table-cell>
          <table:table-cell table:formula="of:=([.$C$8]-([.E105]*[.$C$4]))" office:value-type="float" office:value="99.74044375">
            <text:p>99.74044375</text:p>
          </table:table-cell>
          <table:table-cell table:formula="of:=SQRT(ABS([.$D$2]^2-[.F105]^2))" office:value-type="float" office:value="7.20026947781025">
            <text:p>7.20026947781025</text:p>
          </table:table-cell>
          <table:table-cell table:formula="of:=ABS([.B105]-[.G105])" office:value-type="float" office:value="0.000269477810239671">
            <text:p>0.000269477810239671</text:p>
          </table:table-cell>
          <table:table-cell/>
        </table:table-row>
        <table:table-row table:style-name="ro2">
          <table:table-cell table:formula="of:=[.A105]+[.A$4]" office:value-type="float" office:value="29.1">
            <text:p>29.1</text:p>
          </table:table-cell>
          <table:table-cell table:formula="of:=[.A106]/([.$D$4]*2)" office:value-type="float" office:value="7.27500000000001">
            <text:p>7.27500000000001</text:p>
          </table:table-cell>
          <table:table-cell table:formula="of:=SQRT(ABS([.$D$2]^2-[.B106]^2))" office:value-type="float" office:value="99.7350208051314">
            <text:p>99.7350208051314</text:p>
          </table:table-cell>
          <table:table-cell table:formula="of:=([.$C$10]-[.C106])*[.$B$4]" office:value-type="float" office:value="333.796623451475">
            <text:p>333.796623451475</text:p>
          </table:table-cell>
          <table:table-cell table:formula="of:=ROUND([.D106])" office:value-type="float" office:value="334">
            <text:p>334</text:p>
          </table:table-cell>
          <table:table-cell table:formula="of:=([.$C$8]-([.E106]*[.$C$4]))" office:value-type="float" office:value="99.7348875">
            <text:p>99.7348875</text:p>
          </table:table-cell>
          <table:table-cell table:formula="of:=SQRT(ABS([.$D$2]^2-[.F106]^2))" office:value-type="float" office:value="7.27682728682933">
            <text:p>7.27682728682933</text:p>
          </table:table-cell>
          <table:table-cell table:formula="of:=ABS([.B106]-[.G106])" office:value-type="float" office:value="0.00182728682931366">
            <text:p>0.00182728682931366</text:p>
          </table:table-cell>
          <table:table-cell/>
        </table:table-row>
        <table:table-row table:style-name="ro2">
          <table:table-cell table:formula="of:=[.A106]+[.A$4]" office:value-type="float" office:value="29.4">
            <text:p>29.4</text:p>
          </table:table-cell>
          <table:table-cell table:formula="of:=[.A107]/([.$D$4]*2)" office:value-type="float" office:value="7.35000000000001">
            <text:p>7.35000000000001</text:p>
          </table:table-cell>
          <table:table-cell table:formula="of:=SQRT(ABS([.$D$2]^2-[.B107]^2))" office:value-type="float" office:value="99.7295217074663">
            <text:p>99.7295217074663</text:p>
          </table:table-cell>
          <table:table-cell table:formula="of:=([.$C$10]-[.C107])*[.$B$4]" office:value-type="float" office:value="340.724620509879">
            <text:p>340.724620509879</text:p>
          </table:table-cell>
          <table:table-cell table:formula="of:=ROUND([.D107])" office:value-type="float" office:value="341">
            <text:p>341</text:p>
          </table:table-cell>
          <table:table-cell table:formula="of:=([.$C$8]-([.E107]*[.$C$4]))" office:value-type="float" office:value="99.72933125">
            <text:p>99.72933125</text:p>
          </table:table-cell>
          <table:table-cell table:formula="of:=SQRT(ABS([.$D$2]^2-[.F107]^2))" office:value-type="float" office:value="7.35258379263866">
            <text:p>7.35258379263866</text:p>
          </table:table-cell>
          <table:table-cell table:formula="of:=ABS([.B107]-[.G107])" office:value-type="float" office:value="0.00258379263864938">
            <text:p>0.00258379263864938</text:p>
          </table:table-cell>
          <table:table-cell/>
        </table:table-row>
        <table:table-row table:style-name="ro2">
          <table:table-cell table:formula="of:=[.A107]+[.A$4]" office:value-type="float" office:value="29.7">
            <text:p>29.7</text:p>
          </table:table-cell>
          <table:table-cell table:formula="of:=[.A108]/([.$D$4]*2)" office:value-type="float" office:value="7.42500000000001">
            <text:p>7.42500000000001</text:p>
          </table:table-cell>
          <table:table-cell table:formula="of:=SQRT(ABS([.$D$2]^2-[.B108]^2))" office:value-type="float" office:value="99.7239659008806">
            <text:p>99.7239659008806</text:p>
          </table:table-cell>
          <table:table-cell table:formula="of:=([.$C$10]-[.C108])*[.$B$4]" office:value-type="float" office:value="347.724061877713">
            <text:p>347.724061877713</text:p>
          </table:table-cell>
          <table:table-cell table:formula="of:=ROUND([.D108])" office:value-type="float" office:value="348">
            <text:p>348</text:p>
          </table:table-cell>
          <table:table-cell table:formula="of:=([.$C$8]-([.E108]*[.$C$4]))" office:value-type="float" office:value="99.723775">
            <text:p>99.723775</text:p>
          </table:table-cell>
          <table:table-cell table:formula="of:=SQRT(ABS([.$D$2]^2-[.F108]^2))" office:value-type="float" office:value="7.42756351365469">
            <text:p>7.42756351365469</text:p>
          </table:table-cell>
          <table:table-cell table:formula="of:=ABS([.B108]-[.G108])" office:value-type="float" office:value="0.00256351365467466">
            <text:p>0.00256351365467466</text:p>
          </table:table-cell>
          <table:table-cell/>
        </table:table-row>
        <table:table-row table:style-name="ro2">
          <table:table-cell table:formula="of:=[.A108]+[.A$4]" office:value-type="float" office:value="30">
            <text:p>30</text:p>
          </table:table-cell>
          <table:table-cell table:formula="of:=[.A109]/([.$D$4]*2)" office:value-type="float" office:value="7.50000000000001">
            <text:p>7.50000000000001</text:p>
          </table:table-cell>
          <table:table-cell table:formula="of:=SQRT(ABS([.$D$2]^2-[.B109]^2))" office:value-type="float" office:value="99.7183533758957">
            <text:p>99.7183533758957</text:p>
          </table:table-cell>
          <table:table-cell table:formula="of:=([.$C$10]-[.C109])*[.$B$4]" office:value-type="float" office:value="354.794959496554">
            <text:p>354.794959496554</text:p>
          </table:table-cell>
          <table:table-cell table:formula="of:=ROUND([.D109])" office:value-type="float" office:value="355">
            <text:p>355</text:p>
          </table:table-cell>
          <table:table-cell table:formula="of:=([.$C$8]-([.E109]*[.$C$4]))" office:value-type="float" office:value="99.71821875">
            <text:p>99.71821875</text:p>
          </table:table-cell>
          <table:table-cell table:formula="of:=SQRT(ABS([.$D$2]^2-[.F109]^2))" office:value-type="float" office:value="7.50178974159813">
            <text:p>7.50178974159813</text:p>
          </table:table-cell>
          <table:table-cell table:formula="of:=ABS([.B109]-[.G109])" office:value-type="float" office:value="0.00178974159811673">
            <text:p>0.00178974159811673</text:p>
          </table:table-cell>
          <table:table-cell/>
        </table:table-row>
        <table:table-row table:style-name="ro2">
          <table:table-cell table:formula="of:=[.A109]+[.A$4]" office:value-type="float" office:value="30.3000000000001">
            <text:p>30.3000000000001</text:p>
          </table:table-cell>
          <table:table-cell table:formula="of:=[.A110]/([.$D$4]*2)" office:value-type="float" office:value="7.57500000000001">
            <text:p>7.57500000000001</text:p>
          </table:table-cell>
          <table:table-cell table:formula="of:=SQRT(ABS([.$D$2]^2-[.B110]^2))" office:value-type="float" office:value="99.7126841229339">
            <text:p>99.7126841229339</text:p>
          </table:table-cell>
          <table:table-cell table:formula="of:=([.$C$10]-[.C110])*[.$B$4]" office:value-type="float" office:value="361.937325432583">
            <text:p>361.937325432583</text:p>
          </table:table-cell>
          <table:table-cell table:formula="of:=ROUND([.D110])" office:value-type="float" office:value="362">
            <text:p>362</text:p>
          </table:table-cell>
          <table:table-cell table:formula="of:=([.$C$8]-([.E110]*[.$C$4]))" office:value-type="float" office:value="99.7126625">
            <text:p>99.7126625</text:p>
          </table:table-cell>
          <table:table-cell table:formula="of:=SQRT(ABS([.$D$2]^2-[.F110]^2))" office:value-type="float" office:value="7.57528462574812">
            <text:p>7.57528462574812</text:p>
          </table:table-cell>
          <table:table-cell table:formula="of:=ABS([.B110]-[.G110])" office:value-type="float" office:value="0.000284625748109946">
            <text:p>0.000284625748109946</text:p>
          </table:table-cell>
          <table:table-cell/>
        </table:table-row>
        <table:table-row table:style-name="ro2">
          <table:table-cell table:formula="of:=[.A110]+[.A$4]" office:value-type="float" office:value="30.6">
            <text:p>30.6</text:p>
          </table:table-cell>
          <table:table-cell table:formula="of:=[.A111]/([.$D$4]*2)" office:value-type="float" office:value="7.65000000000001">
            <text:p>7.65000000000001</text:p>
          </table:table-cell>
          <table:table-cell table:formula="of:=SQRT(ABS([.$D$2]^2-[.B111]^2))" office:value-type="float" office:value="99.7069581323189">
            <text:p>99.7069581323189</text:p>
          </table:table-cell>
          <table:table-cell table:formula="of:=([.$C$10]-[.C111])*[.$B$4]" office:value-type="float" office:value="369.151171876684">
            <text:p>369.151171876684</text:p>
          </table:table-cell>
          <table:table-cell table:formula="of:=ROUND([.D111])" office:value-type="float" office:value="369">
            <text:p>369</text:p>
          </table:table-cell>
          <table:table-cell table:formula="of:=([.$C$8]-([.E111]*[.$C$4]))" office:value-type="float" office:value="99.70710625">
            <text:p>99.70710625</text:p>
          </table:table-cell>
          <table:table-cell table:formula="of:=SQRT(ABS([.$D$2]^2-[.F111]^2))" office:value-type="float" office:value="7.64806924989648">
            <text:p>7.64806924989648</text:p>
          </table:table-cell>
          <table:table-cell table:formula="of:=ABS([.B111]-[.G111])" office:value-type="float" office:value="0.00193075010353105">
            <text:p>0.00193075010353105</text:p>
          </table:table-cell>
          <table:table-cell/>
        </table:table-row>
        <table:table-row table:style-name="ro2">
          <table:table-cell table:formula="of:=[.A111]+[.A$4]" office:value-type="float" office:value="30.9000000000001">
            <text:p>30.9000000000001</text:p>
          </table:table-cell>
          <table:table-cell table:formula="of:=[.A112]/([.$D$4]*2)" office:value-type="float" office:value="7.72500000000001">
            <text:p>7.72500000000001</text:p>
          </table:table-cell>
          <table:table-cell table:formula="of:=SQRT(ABS([.$D$2]^2-[.B112]^2))" office:value-type="float" office:value="99.7011753942751">
            <text:p>99.7011753942751</text:p>
          </table:table-cell>
          <table:table-cell table:formula="of:=([.$C$10]-[.C112])*[.$B$4]" office:value-type="float" office:value="376.436511144542">
            <text:p>376.436511144542</text:p>
          </table:table-cell>
          <table:table-cell table:formula="of:=ROUND([.D112])" office:value-type="float" office:value="376">
            <text:p>376</text:p>
          </table:table-cell>
          <table:table-cell table:formula="of:=([.$C$8]-([.E112]*[.$C$4]))" office:value-type="float" office:value="99.70155">
            <text:p>99.70155</text:p>
          </table:table-cell>
          <table:table-cell table:formula="of:=SQRT(ABS([.$D$2]^2-[.F112]^2))" office:value-type="float" office:value="7.72016370276571">
            <text:p>7.72016370276571</text:p>
          </table:table-cell>
          <table:table-cell table:formula="of:=ABS([.B112]-[.G112])" office:value-type="float" office:value="0.0048362972343039">
            <text:p>0.0048362972343039</text:p>
          </table:table-cell>
          <table:table-cell/>
        </table:table-row>
        <table:table-row table:style-name="ro2">
          <table:table-cell table:formula="of:=[.A112]+[.A$4]" office:value-type="float" office:value="31.2000000000001">
            <text:p>31.2000000000001</text:p>
          </table:table-cell>
          <table:table-cell table:formula="of:=[.A113]/([.$D$4]*2)" office:value-type="float" office:value="7.80000000000001">
            <text:p>7.80000000000001</text:p>
          </table:table-cell>
          <table:table-cell table:formula="of:=SQRT(ABS([.$D$2]^2-[.B113]^2))" office:value-type="float" office:value="99.6953358989276">
            <text:p>99.6953358989276</text:p>
          </table:table-cell>
          <table:table-cell table:formula="of:=([.$C$10]-[.C113])*[.$B$4]" office:value-type="float" office:value="383.79335567681">
            <text:p>383.79335567681</text:p>
          </table:table-cell>
          <table:table-cell table:formula="of:=ROUND([.D113])" office:value-type="float" office:value="384">
            <text:p>384</text:p>
          </table:table-cell>
          <table:table-cell table:formula="of:=([.$C$8]-([.E113]*[.$C$4]))" office:value-type="float" office:value="99.6952">
            <text:p>99.6952</text:p>
          </table:table-cell>
          <table:table-cell table:formula="of:=SQRT(ABS([.$D$2]^2-[.F113]^2))" office:value-type="float" office:value="7.80173679125364">
            <text:p>7.80173679125364</text:p>
          </table:table-cell>
          <table:table-cell table:formula="of:=ABS([.B113]-[.G113])" office:value-type="float" office:value="0.0017367912536308">
            <text:p>0.0017367912536308</text:p>
          </table:table-cell>
          <table:table-cell/>
        </table:table-row>
        <table:table-row table:style-name="ro2">
          <table:table-cell table:formula="of:=[.A113]+[.A$4]" office:value-type="float" office:value="31.5000000000001">
            <text:p>31.5000000000001</text:p>
          </table:table-cell>
          <table:table-cell table:formula="of:=[.A114]/([.$D$4]*2)" office:value-type="float" office:value="7.87500000000001">
            <text:p>7.87500000000001</text:p>
          </table:table-cell>
          <table:table-cell table:formula="of:=SQRT(ABS([.$D$2]^2-[.B114]^2))" office:value-type="float" office:value="99.6894396363025">
            <text:p>99.6894396363025</text:p>
          </table:table-cell>
          <table:table-cell table:formula="of:=([.$C$10]-[.C114])*[.$B$4]" office:value-type="float" office:value="391.221718039123">
            <text:p>391.221718039123</text:p>
          </table:table-cell>
          <table:table-cell table:formula="of:=ROUND([.D114])" office:value-type="float" office:value="391">
            <text:p>391</text:p>
          </table:table-cell>
          <table:table-cell table:formula="of:=([.$C$8]-([.E114]*[.$C$4]))" office:value-type="float" office:value="99.68964375">
            <text:p>99.68964375</text:p>
          </table:table-cell>
          <table:table-cell table:formula="of:=SQRT(ABS([.$D$2]^2-[.F114]^2))" office:value-type="float" office:value="7.87241570282505">
            <text:p>7.87241570282505</text:p>
          </table:table-cell>
          <table:table-cell table:formula="of:=ABS([.B114]-[.G114])" office:value-type="float" office:value="0.00258429717496522">
            <text:p>0.00258429717496522</text:p>
          </table:table-cell>
          <table:table-cell/>
        </table:table-row>
        <table:table-row table:style-name="ro2">
          <table:table-cell table:formula="of:=[.A114]+[.A$4]" office:value-type="float" office:value="31.8000000000001">
            <text:p>31.8000000000001</text:p>
          </table:table-cell>
          <table:table-cell table:formula="of:=[.A115]/([.$D$4]*2)" office:value-type="float" office:value="7.95000000000001">
            <text:p>7.95000000000001</text:p>
          </table:table-cell>
          <table:table-cell table:formula="of:=SQRT(ABS([.$D$2]^2-[.B115]^2))" office:value-type="float" office:value="99.6834865963265">
            <text:p>99.6834865963265</text:p>
          </table:table-cell>
          <table:table-cell table:formula="of:=([.$C$10]-[.C115])*[.$B$4]" office:value-type="float" office:value="398.721610922299">
            <text:p>398.721610922299</text:p>
          </table:table-cell>
          <table:table-cell table:formula="of:=ROUND([.D115])" office:value-type="float" office:value="399">
            <text:p>399</text:p>
          </table:table-cell>
          <table:table-cell table:formula="of:=([.$C$8]-([.E115]*[.$C$4]))" office:value-type="float" office:value="99.68329375">
            <text:p>99.68329375</text:p>
          </table:table-cell>
          <table:table-cell table:formula="of:=SQRT(ABS([.$D$2]^2-[.F115]^2))" office:value-type="float" office:value="7.9524176921996">
            <text:p>7.9524176921996</text:p>
          </table:table-cell>
          <table:table-cell table:formula="of:=ABS([.B115]-[.G115])" office:value-type="float" office:value="0.0024176921995851">
            <text:p>0.0024176921995851</text:p>
          </table:table-cell>
          <table:table-cell/>
        </table:table-row>
        <table:table-row table:style-name="ro2">
          <table:table-cell table:formula="of:=[.A115]+[.A$4]" office:value-type="float" office:value="32.1000000000001">
            <text:p>32.1000000000001</text:p>
          </table:table-cell>
          <table:table-cell table:formula="of:=[.A116]/([.$D$4]*2)" office:value-type="float" office:value="8.02500000000001">
            <text:p>8.02500000000001</text:p>
          </table:table-cell>
          <table:table-cell table:formula="of:=SQRT(ABS([.$D$2]^2-[.B116]^2))" office:value-type="float" office:value="99.6774767688268">
            <text:p>99.6774767688268</text:p>
          </table:table-cell>
          <table:table-cell table:formula="of:=([.$C$10]-[.C116])*[.$B$4]" office:value-type="float" office:value="406.293047142406">
            <text:p>406.293047142406</text:p>
          </table:table-cell>
          <table:table-cell table:formula="of:=ROUND([.D116])" office:value-type="float" office:value="406">
            <text:p>406</text:p>
          </table:table-cell>
          <table:table-cell table:formula="of:=([.$C$8]-([.E116]*[.$C$4]))" office:value-type="float" office:value="99.6777375">
            <text:p>99.6777375</text:p>
          </table:table-cell>
          <table:table-cell table:formula="of:=SQRT(ABS([.$D$2]^2-[.F116]^2))" office:value-type="float" office:value="8.02176083419927">
            <text:p>8.02176083419927</text:p>
          </table:table-cell>
          <table:table-cell table:formula="of:=ABS([.B116]-[.G116])" office:value-type="float" office:value="0.00323916580074268">
            <text:p>0.00323916580074268</text:p>
          </table:table-cell>
          <table:table-cell/>
        </table:table-row>
        <table:table-row table:style-name="ro2">
          <table:table-cell table:formula="of:=[.A116]+[.A$4]" office:value-type="float" office:value="32.4">
            <text:p>32.4</text:p>
          </table:table-cell>
          <table:table-cell table:formula="of:=[.A117]/([.$D$4]*2)" office:value-type="float" office:value="8.10000000000001">
            <text:p>8.10000000000001</text:p>
          </table:table-cell>
          <table:table-cell table:formula="of:=SQRT(ABS([.$D$2]^2-[.B117]^2))" office:value-type="float" office:value="99.6714101435311">
            <text:p>99.6714101435311</text:p>
          </table:table-cell>
          <table:table-cell table:formula="of:=([.$C$10]-[.C117])*[.$B$4]" office:value-type="float" office:value="413.936039640857">
            <text:p>413.936039640857</text:p>
          </table:table-cell>
          <table:table-cell table:formula="of:=ROUND([.D117])" office:value-type="float" office:value="414">
            <text:p>414</text:p>
          </table:table-cell>
          <table:table-cell table:formula="of:=([.$C$8]-([.E117]*[.$C$4]))" office:value-type="float" office:value="99.6713875">
            <text:p>99.6713875</text:p>
          </table:table-cell>
          <table:table-cell table:formula="of:=SQRT(ABS([.$D$2]^2-[.F117]^2))" office:value-type="float" office:value="8.10027862637112">
            <text:p>8.10027862637112</text:p>
          </table:table-cell>
          <table:table-cell table:formula="of:=ABS([.B117]-[.G117])" office:value-type="float" office:value="0.000278626371109425">
            <text:p>0.000278626371109425</text:p>
          </table:table-cell>
          <table:table-cell/>
        </table:table-row>
        <table:table-row table:style-name="ro2">
          <table:table-cell table:formula="of:=[.A117]+[.A$4]" office:value-type="float" office:value="32.7">
            <text:p>32.7</text:p>
          </table:table-cell>
          <table:table-cell table:formula="of:=[.A118]/([.$D$4]*2)" office:value-type="float" office:value="8.17500000000001">
            <text:p>8.17500000000001</text:p>
          </table:table-cell>
          <table:table-cell table:formula="of:=SQRT(ABS([.$D$2]^2-[.B118]^2))" office:value-type="float" office:value="99.6652867100677">
            <text:p>99.6652867100677</text:p>
          </table:table-cell>
          <table:table-cell table:formula="of:=([.$C$10]-[.C118])*[.$B$4]" office:value-type="float" office:value="421.650601484529">
            <text:p>421.650601484529</text:p>
          </table:table-cell>
          <table:table-cell table:formula="of:=ROUND([.D118])" office:value-type="float" office:value="422">
            <text:p>422</text:p>
          </table:table-cell>
          <table:table-cell table:formula="of:=([.$C$8]-([.E118]*[.$C$4]))" office:value-type="float" office:value="99.6650375">
            <text:p>99.6650375</text:p>
          </table:table-cell>
          <table:table-cell table:formula="of:=SQRT(ABS([.$D$2]^2-[.F118]^2))" office:value-type="float" office:value="8.17803766948978">
            <text:p>8.17803766948978</text:p>
          </table:table-cell>
          <table:table-cell table:formula="of:=ABS([.B118]-[.G118])" office:value-type="float" office:value="0.00303766948976403">
            <text:p>0.00303766948976403</text:p>
          </table:table-cell>
          <table:table-cell/>
        </table:table-row>
        <table:table-row table:style-name="ro2">
          <table:table-cell table:formula="of:=[.A118]+[.A$4]" office:value-type="float" office:value="33">
            <text:p>33</text:p>
          </table:table-cell>
          <table:table-cell table:formula="of:=[.A119]/([.$D$4]*2)" office:value-type="float" office:value="8.25000000000001">
            <text:p>8.25000000000001</text:p>
          </table:table-cell>
          <table:table-cell table:formula="of:=SQRT(ABS([.$D$2]^2-[.B119]^2))" office:value-type="float" office:value="99.659106457965">
            <text:p>99.659106457965</text:p>
          </table:table-cell>
          <table:table-cell table:formula="of:=([.$C$10]-[.C119])*[.$B$4]" office:value-type="float" office:value="429.436745865895">
            <text:p>429.436745865895</text:p>
          </table:table-cell>
          <table:table-cell table:formula="of:=ROUND([.D119])" office:value-type="float" office:value="429">
            <text:p>429</text:p>
          </table:table-cell>
          <table:table-cell table:formula="of:=([.$C$8]-([.E119]*[.$C$4]))" office:value-type="float" office:value="99.65948125">
            <text:p>99.65948125</text:p>
          </table:table-cell>
          <table:table-cell table:formula="of:=SQRT(ABS([.$D$2]^2-[.F119]^2))" office:value-type="float" office:value="8.24547130132041">
            <text:p>8.24547130132041</text:p>
          </table:table-cell>
          <table:table-cell table:formula="of:=ABS([.B119]-[.G119])" office:value-type="float" office:value="0.00452869867959649">
            <text:p>0.00452869867959649</text:p>
          </table:table-cell>
          <table:table-cell/>
        </table:table-row>
        <table:table-row table:style-name="ro2">
          <table:table-cell table:formula="of:=[.A119]+[.A$4]" office:value-type="float" office:value="33.3">
            <text:p>33.3</text:p>
          </table:table-cell>
          <table:table-cell table:formula="of:=[.A120]/([.$D$4]*2)" office:value-type="float" office:value="8.32500000000001">
            <text:p>8.32500000000001</text:p>
          </table:table-cell>
          <table:table-cell table:formula="of:=SQRT(ABS([.$D$2]^2-[.B120]^2))" office:value-type="float" office:value="99.6528693766517">
            <text:p>99.6528693766517</text:p>
          </table:table-cell>
          <table:table-cell table:formula="of:=([.$C$10]-[.C120])*[.$B$4]" office:value-type="float" office:value="437.294486103161">
            <text:p>437.294486103161</text:p>
          </table:table-cell>
          <table:table-cell table:formula="of:=ROUND([.D120])" office:value-type="float" office:value="437">
            <text:p>437</text:p>
          </table:table-cell>
          <table:table-cell table:formula="of:=([.$C$8]-([.E120]*[.$C$4]))" office:value-type="float" office:value="99.65313125">
            <text:p>99.65313125</text:p>
          </table:table-cell>
          <table:table-cell table:formula="of:=SQRT(ABS([.$D$2]^2-[.F120]^2))" office:value-type="float" office:value="8.32186469910876">
            <text:p>8.32186469910876</text:p>
          </table:table-cell>
          <table:table-cell table:formula="of:=ABS([.B120]-[.G120])" office:value-type="float" office:value="0.00313530089125003">
            <text:p>0.00313530089125003</text:p>
          </table:table-cell>
          <table:table-cell/>
        </table:table-row>
        <table:table-row table:style-name="ro2">
          <table:table-cell table:formula="of:=[.A120]+[.A$4]" office:value-type="float" office:value="33.6">
            <text:p>33.6</text:p>
          </table:table-cell>
          <table:table-cell table:formula="of:=[.A121]/([.$D$4]*2)" office:value-type="float" office:value="8.40000000000001">
            <text:p>8.40000000000001</text:p>
          </table:table-cell>
          <table:table-cell table:formula="of:=SQRT(ABS([.$D$2]^2-[.B121]^2))" office:value-type="float" office:value="99.6465754554566">
            <text:p>99.6465754554566</text:p>
          </table:table-cell>
          <table:table-cell table:formula="of:=([.$C$10]-[.C121])*[.$B$4]" office:value-type="float" office:value="445.223835640288">
            <text:p>445.223835640288</text:p>
          </table:table-cell>
          <table:table-cell table:formula="of:=ROUND([.D121])" office:value-type="float" office:value="445">
            <text:p>445</text:p>
          </table:table-cell>
          <table:table-cell table:formula="of:=([.$C$8]-([.E121]*[.$C$4]))" office:value-type="float" office:value="99.64678125">
            <text:p>99.64678125</text:p>
          </table:table-cell>
          <table:table-cell table:formula="of:=SQRT(ABS([.$D$2]^2-[.F121]^2))" office:value-type="float" office:value="8.3975583662543">
            <text:p>8.3975583662543</text:p>
          </table:table-cell>
          <table:table-cell table:formula="of:=ABS([.B121]-[.G121])" office:value-type="float" office:value="0.00244163374570761">
            <text:p>0.00244163374570761</text:p>
          </table:table-cell>
          <table:table-cell/>
        </table:table-row>
        <table:table-row table:style-name="ro2">
          <table:table-cell table:formula="of:=[.A121]+[.A$4]" office:value-type="float" office:value="33.9">
            <text:p>33.9</text:p>
          </table:table-cell>
          <table:table-cell table:formula="of:=[.A122]/([.$D$4]*2)" office:value-type="float" office:value="8.47500000000001">
            <text:p>8.47500000000001</text:p>
          </table:table-cell>
          <table:table-cell table:formula="of:=SQRT(ABS([.$D$2]^2-[.B122]^2))" office:value-type="float" office:value="99.6402246836086">
            <text:p>99.6402246836086</text:p>
          </table:table-cell>
          <table:table-cell table:formula="of:=([.$C$10]-[.C122])*[.$B$4]" office:value-type="float" office:value="453.224808047206">
            <text:p>453.224808047206</text:p>
          </table:table-cell>
          <table:table-cell table:formula="of:=ROUND([.D122])" office:value-type="float" office:value="453">
            <text:p>453</text:p>
          </table:table-cell>
          <table:table-cell table:formula="of:=([.$C$8]-([.E122]*[.$C$4]))" office:value-type="float" office:value="99.64043125">
            <text:p>99.64043125</text:p>
          </table:table-cell>
          <table:table-cell table:formula="of:=SQRT(ABS([.$D$2]^2-[.F122]^2))" office:value-type="float" office:value="8.47257105688834">
            <text:p>8.47257105688834</text:p>
          </table:table-cell>
          <table:table-cell table:formula="of:=ABS([.B122]-[.G122])" office:value-type="float" office:value="0.00242894311166886">
            <text:p>0.00242894311166886</text:p>
          </table:table-cell>
          <table:table-cell/>
        </table:table-row>
        <table:table-row table:style-name="ro2">
          <table:table-cell table:formula="of:=[.A122]+[.A$4]" office:value-type="float" office:value="34.2">
            <text:p>34.2</text:p>
          </table:table-cell>
          <table:table-cell table:formula="of:=[.A123]/([.$D$4]*2)" office:value-type="float" office:value="8.55000000000001">
            <text:p>8.55000000000001</text:p>
          </table:table-cell>
          <table:table-cell table:formula="of:=SQRT(ABS([.$D$2]^2-[.B123]^2))" office:value-type="float" office:value="99.6338170502365">
            <text:p>99.6338170502365</text:p>
          </table:table-cell>
          <table:table-cell table:formula="of:=([.$C$10]-[.C123])*[.$B$4]" office:value-type="float" office:value="461.297417019903">
            <text:p>461.297417019903</text:p>
          </table:table-cell>
          <table:table-cell table:formula="of:=ROUND([.D123])" office:value-type="float" office:value="461">
            <text:p>461</text:p>
          </table:table-cell>
          <table:table-cell table:formula="of:=([.$C$8]-([.E123]*[.$C$4]))" office:value-type="float" office:value="99.63408125">
            <text:p>99.63408125</text:p>
          </table:table-cell>
          <table:table-cell table:formula="of:=SQRT(ABS([.$D$2]^2-[.F123]^2))" office:value-type="float" office:value="8.54692070095419">
            <text:p>8.54692070095419</text:p>
          </table:table-cell>
          <table:table-cell table:formula="of:=ABS([.B123]-[.G123])" office:value-type="float" office:value="0.00307929904581528">
            <text:p>0.00307929904581528</text:p>
          </table:table-cell>
          <table:table-cell/>
        </table:table-row>
        <table:table-row table:style-name="ro2">
          <table:table-cell table:formula="of:=[.A123]+[.A$4]" office:value-type="float" office:value="34.5">
            <text:p>34.5</text:p>
          </table:table-cell>
          <table:table-cell table:formula="of:=[.A124]/([.$D$4]*2)" office:value-type="float" office:value="8.62500000000001">
            <text:p>8.62500000000001</text:p>
          </table:table-cell>
          <table:table-cell table:formula="of:=SQRT(ABS([.$D$2]^2-[.B124]^2))" office:value-type="float" office:value="99.6273525443691">
            <text:p>99.6273525443691</text:p>
          </table:table-cell>
          <table:table-cell table:formula="of:=([.$C$10]-[.C124])*[.$B$4]" office:value-type="float" office:value="469.441676380459">
            <text:p>469.441676380459</text:p>
          </table:table-cell>
          <table:table-cell table:formula="of:=ROUND([.D124])" office:value-type="float" office:value="469">
            <text:p>469</text:p>
          </table:table-cell>
          <table:table-cell table:formula="of:=([.$C$8]-([.E124]*[.$C$4]))" office:value-type="float" office:value="99.62773125">
            <text:p>99.62773125</text:p>
          </table:table-cell>
          <table:table-cell table:formula="of:=SQRT(ABS([.$D$2]^2-[.F124]^2))" office:value-type="float" office:value="8.62062445405054">
            <text:p>8.62062445405054</text:p>
          </table:table-cell>
          <table:table-cell table:formula="of:=ABS([.B124]-[.G124])" office:value-type="float" office:value="0.00437554594947187">
            <text:p>0.00437554594947187</text:p>
          </table:table-cell>
          <table:table-cell/>
        </table:table-row>
        <table:table-row table:style-name="ro2">
          <table:table-cell table:formula="of:=[.A124]+[.A$4]" office:value-type="float" office:value="34.8">
            <text:p>34.8</text:p>
          </table:table-cell>
          <table:table-cell table:formula="of:=[.A125]/([.$D$4]*2)" office:value-type="float" office:value="8.70000000000001">
            <text:p>8.70000000000001</text:p>
          </table:table-cell>
          <table:table-cell table:formula="of:=SQRT(ABS([.$D$2]^2-[.B125]^2))" office:value-type="float" office:value="99.6208311549347">
            <text:p>99.6208311549347</text:p>
          </table:table-cell>
          <table:table-cell table:formula="of:=([.$C$10]-[.C125])*[.$B$4]" office:value-type="float" office:value="477.657600077337">
            <text:p>477.657600077337</text:p>
          </table:table-cell>
          <table:table-cell table:formula="of:=ROUND([.D125])" office:value-type="float" office:value="478">
            <text:p>478</text:p>
          </table:table-cell>
          <table:table-cell table:formula="of:=([.$C$8]-([.E125]*[.$C$4]))" office:value-type="float" office:value="99.6205875">
            <text:p>99.6205875</text:p>
          </table:table-cell>
          <table:table-cell table:formula="of:=SQRT(ABS([.$D$2]^2-[.F125]^2))" office:value-type="float" office:value="8.70278956167755">
            <text:p>8.70278956167755</text:p>
          </table:table-cell>
          <table:table-cell table:formula="of:=ABS([.B125]-[.G125])" office:value-type="float" office:value="0.00278956167754707">
            <text:p>0.00278956167754707</text:p>
          </table:table-cell>
          <table:table-cell/>
        </table:table-row>
        <table:table-row table:style-name="ro2">
          <table:table-cell table:formula="of:=[.A125]+[.A$4]" office:value-type="float" office:value="35.1">
            <text:p>35.1</text:p>
          </table:table-cell>
          <table:table-cell table:formula="of:=[.A126]/([.$D$4]*2)" office:value-type="float" office:value="8.77500000000001">
            <text:p>8.77500000000001</text:p>
          </table:table-cell>
          <table:table-cell table:formula="of:=SQRT(ABS([.$D$2]^2-[.B126]^2))" office:value-type="float" office:value="99.6142528707614">
            <text:p>99.6142528707614</text:p>
          </table:table-cell>
          <table:table-cell table:formula="of:=([.$C$10]-[.C126])*[.$B$4]" office:value-type="float" office:value="485.945202185361">
            <text:p>485.945202185361</text:p>
          </table:table-cell>
          <table:table-cell table:formula="of:=ROUND([.D126])" office:value-type="float" office:value="486">
            <text:p>486</text:p>
          </table:table-cell>
          <table:table-cell table:formula="of:=([.$C$8]-([.E126]*[.$C$4]))" office:value-type="float" office:value="99.6142375">
            <text:p>99.6142375</text:p>
          </table:table-cell>
          <table:table-cell table:formula="of:=SQRT(ABS([.$D$2]^2-[.F126]^2))" office:value-type="float" office:value="8.77517448792868">
            <text:p>8.77517448792868</text:p>
          </table:table-cell>
          <table:table-cell table:formula="of:=ABS([.B126]-[.G126])" office:value-type="float" office:value="0.000174487928672917">
            <text:p>0.000174487928672917</text:p>
          </table:table-cell>
          <table:table-cell/>
        </table:table-row>
        <table:table-row table:style-name="ro2">
          <table:table-cell table:formula="of:=[.A126]+[.A$4]" office:value-type="float" office:value="35.4">
            <text:p>35.4</text:p>
          </table:table-cell>
          <table:table-cell table:formula="of:=[.A127]/([.$D$4]*2)" office:value-type="float" office:value="8.85000000000001">
            <text:p>8.85000000000001</text:p>
          </table:table-cell>
          <table:table-cell table:formula="of:=SQRT(ABS([.$D$2]^2-[.B127]^2))" office:value-type="float" office:value="99.607617680577">
            <text:p>99.607617680577</text:p>
          </table:table-cell>
          <table:table-cell table:formula="of:=([.$C$10]-[.C127])*[.$B$4]" office:value-type="float" office:value="494.304496905862">
            <text:p>494.304496905862</text:p>
          </table:table-cell>
          <table:table-cell table:formula="of:=ROUND([.D127])" office:value-type="float" office:value="494">
            <text:p>494</text:p>
          </table:table-cell>
          <table:table-cell table:formula="of:=([.$C$8]-([.E127]*[.$C$4]))" office:value-type="float" office:value="99.6078875">
            <text:p>99.6078875</text:p>
          </table:table-cell>
          <table:table-cell table:formula="of:=SQRT(ABS([.$D$2]^2-[.F127]^2))" office:value-type="float" office:value="8.84696263060619">
            <text:p>8.84696263060619</text:p>
          </table:table-cell>
          <table:table-cell table:formula="of:=ABS([.B127]-[.G127])" office:value-type="float" office:value="0.00303736939381771">
            <text:p>0.00303736939381771</text:p>
          </table:table-cell>
          <table:table-cell/>
        </table:table-row>
        <table:table-row table:style-name="ro2">
          <table:table-cell table:formula="of:=[.A127]+[.A$4]" office:value-type="float" office:value="35.7">
            <text:p>35.7</text:p>
          </table:table-cell>
          <table:table-cell table:formula="of:=[.A128]/([.$D$4]*2)" office:value-type="float" office:value="8.925">
            <text:p>8.925</text:p>
          </table:table-cell>
          <table:table-cell table:formula="of:=SQRT(ABS([.$D$2]^2-[.B128]^2))" office:value-type="float" office:value="99.6009255730086">
            <text:p>99.6009255730086</text:p>
          </table:table-cell>
          <table:table-cell table:formula="of:=([.$C$10]-[.C128])*[.$B$4]" office:value-type="float" office:value="502.735498566853">
            <text:p>502.735498566853</text:p>
          </table:table-cell>
          <table:table-cell table:formula="of:=ROUND([.D128])" office:value-type="float" office:value="503">
            <text:p>503</text:p>
          </table:table-cell>
          <table:table-cell table:formula="of:=([.$C$8]-([.E128]*[.$C$4]))" office:value-type="float" office:value="99.60074375">
            <text:p>99.60074375</text:p>
          </table:table-cell>
          <table:table-cell table:formula="of:=SQRT(ABS([.$D$2]^2-[.F128]^2))" office:value-type="float" office:value="8.92702887005715">
            <text:p>8.92702887005715</text:p>
          </table:table-cell>
          <table:table-cell table:formula="of:=ABS([.B128]-[.G128])" office:value-type="float" office:value="0.00202887005714203">
            <text:p>0.00202887005714203</text:p>
          </table:table-cell>
          <table:table-cell/>
        </table:table-row>
        <table:table-row table:style-name="ro2">
          <table:table-cell table:formula="of:=[.A128]+[.A$4]" office:value-type="float" office:value="36">
            <text:p>36</text:p>
          </table:table-cell>
          <table:table-cell table:formula="of:=[.A129]/([.$D$4]*2)" office:value-type="float" office:value="9">
            <text:p>9</text:p>
          </table:table-cell>
          <table:table-cell table:formula="of:=SQRT(ABS([.$D$2]^2-[.B129]^2))" office:value-type="float" office:value="99.5941765365827">
            <text:p>99.5941765365827</text:p>
          </table:table-cell>
          <table:table-cell table:formula="of:=([.$C$10]-[.C129])*[.$B$4]" office:value-type="float" office:value="511.238221623125">
            <text:p>511.238221623125</text:p>
          </table:table-cell>
          <table:table-cell table:formula="of:=ROUND([.D129])" office:value-type="float" office:value="511">
            <text:p>511</text:p>
          </table:table-cell>
          <table:table-cell table:formula="of:=([.$C$8]-([.E129]*[.$C$4]))" office:value-type="float" office:value="99.59439375">
            <text:p>99.59439375</text:p>
          </table:table-cell>
          <table:table-cell table:formula="of:=SQRT(ABS([.$D$2]^2-[.F129]^2))" office:value-type="float" office:value="8.99759598837163">
            <text:p>8.99759598837163</text:p>
          </table:table-cell>
          <table:table-cell table:formula="of:=ABS([.B129]-[.G129])" office:value-type="float" office:value="0.002404011628375">
            <text:p>0.002404011628375</text:p>
          </table:table-cell>
          <table:table-cell/>
        </table:table-row>
        <table:table-row table:style-name="ro2">
          <table:table-cell table:formula="of:=[.A129]+[.A$4]" office:value-type="float" office:value="36.3">
            <text:p>36.3</text:p>
          </table:table-cell>
          <table:table-cell table:formula="of:=[.A130]/([.$D$4]*2)" office:value-type="float" office:value="9.075">
            <text:p>9.075</text:p>
          </table:table-cell>
          <table:table-cell table:formula="of:=SQRT(ABS([.$D$2]^2-[.B130]^2))" office:value-type="float" office:value="99.5873705597251">
            <text:p>99.5873705597251</text:p>
          </table:table-cell>
          <table:table-cell table:formula="of:=([.$C$10]-[.C130])*[.$B$4]" office:value-type="float" office:value="519.81268065633">
            <text:p>519.81268065633</text:p>
          </table:table-cell>
          <table:table-cell table:formula="of:=ROUND([.D130])" office:value-type="float" office:value="520">
            <text:p>520</text:p>
          </table:table-cell>
          <table:table-cell table:formula="of:=([.$C$8]-([.E130]*[.$C$4]))" office:value-type="float" office:value="99.58725">
            <text:p>99.58725</text:p>
          </table:table-cell>
          <table:table-cell table:formula="of:=SQRT(ABS([.$D$2]^2-[.F130]^2))" office:value-type="float" office:value="9.07632290288858">
            <text:p>9.07632290288858</text:p>
          </table:table-cell>
          <table:table-cell table:formula="of:=ABS([.B130]-[.G130])" office:value-type="float" office:value="0.00132290288857284">
            <text:p>0.00132290288857284</text:p>
          </table:table-cell>
          <table:table-cell/>
        </table:table-row>
        <table:table-row table:style-name="ro2">
          <table:table-cell table:formula="of:=[.A130]+[.A$4]" office:value-type="float" office:value="36.6">
            <text:p>36.6</text:p>
          </table:table-cell>
          <table:table-cell table:formula="of:=[.A131]/([.$D$4]*2)" office:value-type="float" office:value="9.15">
            <text:p>9.15</text:p>
          </table:table-cell>
          <table:table-cell table:formula="of:=SQRT(ABS([.$D$2]^2-[.B131]^2))" office:value-type="float" office:value="99.5805076307608">
            <text:p>99.5805076307608</text:p>
          </table:table-cell>
          <table:table-cell table:formula="of:=([.$C$10]-[.C131])*[.$B$4]" office:value-type="float" office:value="528.458890375181">
            <text:p>528.458890375181</text:p>
          </table:table-cell>
          <table:table-cell table:formula="of:=ROUND([.D131])" office:value-type="float" office:value="528">
            <text:p>528</text:p>
          </table:table-cell>
          <table:table-cell table:formula="of:=([.$C$8]-([.E131]*[.$C$4]))" office:value-type="float" office:value="99.5809">
            <text:p>99.5809</text:p>
          </table:table-cell>
          <table:table-cell table:formula="of:=SQRT(ABS([.$D$2]^2-[.F131]^2))" office:value-type="float" office:value="9.14572879490745">
            <text:p>9.14572879490745</text:p>
          </table:table-cell>
          <table:table-cell table:formula="of:=ABS([.B131]-[.G131])" office:value-type="float" office:value="0.00427120509255374">
            <text:p>0.00427120509255374</text:p>
          </table:table-cell>
          <table:table-cell/>
        </table:table-row>
        <table:table-row table:style-name="ro2">
          <table:table-cell table:formula="of:=[.A131]+[.A$4]" office:value-type="float" office:value="36.9">
            <text:p>36.9</text:p>
          </table:table-cell>
          <table:table-cell table:formula="of:=[.A132]/([.$D$4]*2)" office:value-type="float" office:value="9.225">
            <text:p>9.225</text:p>
          </table:table-cell>
          <table:table-cell table:formula="of:=SQRT(ABS([.$D$2]^2-[.B132]^2))" office:value-type="float" office:value="99.5735877379137">
            <text:p>99.5735877379137</text:p>
          </table:table-cell>
          <table:table-cell table:formula="of:=([.$C$10]-[.C132])*[.$B$4]" office:value-type="float" office:value="537.176865615543">
            <text:p>537.176865615543</text:p>
          </table:table-cell>
          <table:table-cell table:formula="of:=ROUND([.D132])" office:value-type="float" office:value="537">
            <text:p>537</text:p>
          </table:table-cell>
          <table:table-cell table:formula="of:=([.$C$8]-([.E132]*[.$C$4]))" office:value-type="float" office:value="99.57375625">
            <text:p>99.57375625</text:p>
          </table:table-cell>
          <table:table-cell table:formula="of:=SQRT(ABS([.$D$2]^2-[.F132]^2))" office:value-type="float" office:value="9.22318091905308">
            <text:p>9.22318091905308</text:p>
          </table:table-cell>
          <table:table-cell table:formula="of:=ABS([.B132]-[.G132])" office:value-type="float" office:value="0.00181908094692318">
            <text:p>0.00181908094692318</text:p>
          </table:table-cell>
          <table:table-cell/>
        </table:table-row>
        <table:table-row table:style-name="ro2">
          <table:table-cell table:formula="of:=[.A132]+[.A$4]" office:value-type="float" office:value="37.2">
            <text:p>37.2</text:p>
          </table:table-cell>
          <table:table-cell table:formula="of:=[.A133]/([.$D$4]*2)" office:value-type="float" office:value="9.3">
            <text:p>9.3</text:p>
          </table:table-cell>
          <table:table-cell table:formula="of:=SQRT(ABS([.$D$2]^2-[.B133]^2))" office:value-type="float" office:value="99.566610869307">
            <text:p>99.566610869307</text:p>
          </table:table-cell>
          <table:table-cell table:formula="of:=([.$C$10]-[.C133])*[.$B$4]" office:value-type="float" office:value="545.966621340554">
            <text:p>545.966621340554</text:p>
          </table:table-cell>
          <table:table-cell table:formula="of:=ROUND([.D133])" office:value-type="float" office:value="546">
            <text:p>546</text:p>
          </table:table-cell>
          <table:table-cell table:formula="of:=([.$C$8]-([.E133]*[.$C$4]))" office:value-type="float" office:value="99.5666125">
            <text:p>99.5666125</text:p>
          </table:table-cell>
          <table:table-cell table:formula="of:=SQRT(ABS([.$D$2]^2-[.F133]^2))" office:value-type="float" office:value="9.29998254164183">
            <text:p>9.29998254164183</text:p>
          </table:table-cell>
          <table:table-cell table:formula="of:=ABS([.B133]-[.G133])" office:value-type="float" office:value="0.0000174583581760146">
            <text:p>0.0000174583581760146</text:p>
          </table:table-cell>
          <table:table-cell/>
        </table:table-row>
        <table:table-row table:style-name="ro2">
          <table:table-cell table:formula="of:=[.A133]+[.A$4]" office:value-type="float" office:value="37.5">
            <text:p>37.5</text:p>
          </table:table-cell>
          <table:table-cell table:formula="of:=[.A134]/([.$D$4]*2)" office:value-type="float" office:value="9.375">
            <text:p>9.375</text:p>
          </table:table-cell>
          <table:table-cell table:formula="of:=SQRT(ABS([.$D$2]^2-[.B134]^2))" office:value-type="float" office:value="99.5595770129625">
            <text:p>99.5595770129625</text:p>
          </table:table-cell>
          <table:table-cell table:formula="of:=([.$C$10]-[.C134])*[.$B$4]" office:value-type="float" office:value="554.828172640755">
            <text:p>554.828172640755</text:p>
          </table:table-cell>
          <table:table-cell table:formula="of:=ROUND([.D134])" office:value-type="float" office:value="555">
            <text:p>555</text:p>
          </table:table-cell>
          <table:table-cell table:formula="of:=([.$C$8]-([.E134]*[.$C$4]))" office:value-type="float" office:value="99.55946875">
            <text:p>99.55946875</text:p>
          </table:table-cell>
          <table:table-cell table:formula="of:=SQRT(ABS([.$D$2]^2-[.F134]^2))" office:value-type="float" office:value="9.37614964779119">
            <text:p>9.37614964779119</text:p>
          </table:table-cell>
          <table:table-cell table:formula="of:=ABS([.B134]-[.G134])" office:value-type="float" office:value="0.00114964779119298">
            <text:p>0.00114964779119298</text:p>
          </table:table-cell>
          <table:table-cell/>
        </table:table-row>
        <table:table-row table:style-name="ro2">
          <table:table-cell table:formula="of:=[.A134]+[.A$4]" office:value-type="float" office:value="37.8">
            <text:p>37.8</text:p>
          </table:table-cell>
          <table:table-cell table:formula="of:=[.A135]/([.$D$4]*2)" office:value-type="float" office:value="9.45">
            <text:p>9.45</text:p>
          </table:table-cell>
          <table:table-cell table:formula="of:=SQRT(ABS([.$D$2]^2-[.B135]^2))" office:value-type="float" office:value="99.5524861568007">
            <text:p>99.5524861568007</text:p>
          </table:table-cell>
          <table:table-cell table:formula="of:=([.$C$10]-[.C135])*[.$B$4]" office:value-type="float" office:value="563.761534734266">
            <text:p>563.761534734266</text:p>
          </table:table-cell>
          <table:table-cell table:formula="of:=ROUND([.D135])" office:value-type="float" office:value="564">
            <text:p>564</text:p>
          </table:table-cell>
          <table:table-cell table:formula="of:=([.$C$8]-([.E135]*[.$C$4]))" office:value-type="float" office:value="99.552325">
            <text:p>99.552325</text:p>
          </table:table-cell>
          <table:table-cell table:formula="of:=SQRT(ABS([.$D$2]^2-[.F135]^2))" office:value-type="float" office:value="9.45169757738661">
            <text:p>9.45169757738661</text:p>
          </table:table-cell>
          <table:table-cell table:formula="of:=ABS([.B135]-[.G135])" office:value-type="float" office:value="0.00169757738660614">
            <text:p>0.00169757738660614</text:p>
          </table:table-cell>
          <table:table-cell/>
        </table:table-row>
        <table:table-row table:style-name="ro2">
          <table:table-cell table:formula="of:=[.A135]+[.A$4]" office:value-type="float" office:value="38.1">
            <text:p>38.1</text:p>
          </table:table-cell>
          <table:table-cell table:formula="of:=[.A136]/([.$D$4]*2)" office:value-type="float" office:value="9.525">
            <text:p>9.525</text:p>
          </table:table-cell>
          <table:table-cell table:formula="of:=SQRT(ABS([.$D$2]^2-[.B136]^2))" office:value-type="float" office:value="99.5453382886411">
            <text:p>99.5453382886411</text:p>
          </table:table-cell>
          <table:table-cell table:formula="of:=([.$C$10]-[.C136])*[.$B$4]" office:value-type="float" office:value="572.766722966841">
            <text:p>572.766722966841</text:p>
          </table:table-cell>
          <table:table-cell table:formula="of:=ROUND([.D136])" office:value-type="float" office:value="573">
            <text:p>573</text:p>
          </table:table-cell>
          <table:table-cell table:formula="of:=([.$C$8]-([.E136]*[.$C$4]))" office:value-type="float" office:value="99.54518125">
            <text:p>99.54518125</text:p>
          </table:table-cell>
          <table:table-cell table:formula="of:=SQRT(ABS([.$D$2]^2-[.F136]^2))" office:value-type="float" office:value="9.5266410609747">
            <text:p>9.5266410609747</text:p>
          </table:table-cell>
          <table:table-cell table:formula="of:=ABS([.B136]-[.G136])" office:value-type="float" office:value="0.00164106097470018">
            <text:p>0.00164106097470018</text:p>
          </table:table-cell>
          <table:table-cell/>
        </table:table-row>
        <table:table-row table:style-name="ro2">
          <table:table-cell table:formula="of:=[.A136]+[.A$4]" office:value-type="float" office:value="38.4">
            <text:p>38.4</text:p>
          </table:table-cell>
          <table:table-cell table:formula="of:=[.A137]/([.$D$4]*2)" office:value-type="float" office:value="9.6">
            <text:p>9.6</text:p>
          </table:table-cell>
          <table:table-cell table:formula="of:=SQRT(ABS([.$D$2]^2-[.B137]^2))" office:value-type="float" office:value="99.5381333962015">
            <text:p>99.5381333962015</text:p>
          </table:table-cell>
          <table:table-cell table:formula="of:=([.$C$10]-[.C137])*[.$B$4]" office:value-type="float" office:value="581.843752812064">
            <text:p>581.843752812064</text:p>
          </table:table-cell>
          <table:table-cell table:formula="of:=ROUND([.D137])" office:value-type="float" office:value="582">
            <text:p>582</text:p>
          </table:table-cell>
          <table:table-cell table:formula="of:=([.$C$8]-([.E137]*[.$C$4]))" office:value-type="float" office:value="99.5380375">
            <text:p>99.5380375</text:p>
          </table:table-cell>
          <table:table-cell table:formula="of:=SQRT(ABS([.$D$2]^2-[.F137]^2))" office:value-type="float" office:value="9.6009942531278">
            <text:p>9.6009942531278</text:p>
          </table:table-cell>
          <table:table-cell table:formula="of:=ABS([.B137]-[.G137])" office:value-type="float" office:value="0.00099425312780177">
            <text:p>0.00099425312780177</text:p>
          </table:table-cell>
          <table:table-cell/>
        </table:table-row>
        <table:table-row table:style-name="ro2">
          <table:table-cell table:formula="of:=[.A137]+[.A$4]" office:value-type="float" office:value="38.7">
            <text:p>38.7</text:p>
          </table:table-cell>
          <table:table-cell table:formula="of:=[.A138]/([.$D$4]*2)" office:value-type="float" office:value="9.675">
            <text:p>9.675</text:p>
          </table:table-cell>
          <table:table-cell table:formula="of:=SQRT(ABS([.$D$2]^2-[.B138]^2))" office:value-type="float" office:value="99.5308714670981">
            <text:p>99.5308714670981</text:p>
          </table:table-cell>
          <table:table-cell table:formula="of:=([.$C$10]-[.C138])*[.$B$4]" office:value-type="float" office:value="590.992639871457">
            <text:p>590.992639871457</text:p>
          </table:table-cell>
          <table:table-cell table:formula="of:=ROUND([.D138])" office:value-type="float" office:value="591">
            <text:p>591</text:p>
          </table:table-cell>
          <table:table-cell table:formula="of:=([.$C$8]-([.E138]*[.$C$4]))" office:value-type="float" office:value="99.53089375">
            <text:p>99.53089375</text:p>
          </table:table-cell>
          <table:table-cell table:formula="of:=SQRT(ABS([.$D$2]^2-[.F138]^2))" office:value-type="float" office:value="9.67477076349664">
            <text:p>9.67477076349664</text:p>
          </table:table-cell>
          <table:table-cell table:formula="of:=ABS([.B138]-[.G138])" office:value-type="float" office:value="0.000229236503358265">
            <text:p>0.000229236503358265</text:p>
          </table:table-cell>
          <table:table-cell/>
        </table:table-row>
        <table:table-row table:style-name="ro2">
          <table:table-cell table:formula="of:=[.A138]+[.A$4]" office:value-type="float" office:value="39">
            <text:p>39</text:p>
          </table:table-cell>
          <table:table-cell table:formula="of:=[.A139]/([.$D$4]*2)" office:value-type="float" office:value="9.75">
            <text:p>9.75</text:p>
          </table:table-cell>
          <table:table-cell table:formula="of:=SQRT(ABS([.$D$2]^2-[.B139]^2))" office:value-type="float" office:value="99.5235524888456">
            <text:p>99.5235524888456</text:p>
          </table:table-cell>
          <table:table-cell table:formula="of:=([.$C$10]-[.C139])*[.$B$4]" office:value-type="float" office:value="600.213399874623">
            <text:p>600.213399874623</text:p>
          </table:table-cell>
          <table:table-cell table:formula="of:=ROUND([.D139])" office:value-type="float" office:value="600">
            <text:p>600</text:p>
          </table:table-cell>
          <table:table-cell table:formula="of:=([.$C$8]-([.E139]*[.$C$4]))" office:value-type="float" office:value="99.52375">
            <text:p>99.52375</text:p>
          </table:table-cell>
          <table:table-cell table:formula="of:=SQRT(ABS([.$D$2]^2-[.F139]^2))" office:value-type="float" office:value="9.7479836857423">
            <text:p>9.7479836857423</text:p>
          </table:table-cell>
          <table:table-cell table:formula="of:=ABS([.B139]-[.G139])" office:value-type="float" office:value="0.00201631425769477">
            <text:p>0.00201631425769477</text:p>
          </table:table-cell>
          <table:table-cell/>
        </table:table-row>
        <table:table-row table:style-name="ro2">
          <table:table-cell table:formula="of:=[.A139]+[.A$4]" office:value-type="float" office:value="39.3">
            <text:p>39.3</text:p>
          </table:table-cell>
          <table:table-cell table:formula="of:=[.A140]/([.$D$4]*2)" office:value-type="float" office:value="9.825">
            <text:p>9.825</text:p>
          </table:table-cell>
          <table:table-cell table:formula="of:=SQRT(ABS([.$D$2]^2-[.B140]^2))" office:value-type="float" office:value="99.5161764488568">
            <text:p>99.5161764488568</text:p>
          </table:table-cell>
          <table:table-cell table:formula="of:=([.$C$10]-[.C140])*[.$B$4]" office:value-type="float" office:value="609.506048679373">
            <text:p>609.506048679373</text:p>
          </table:table-cell>
          <table:table-cell table:formula="of:=ROUND([.D140])" office:value-type="float" office:value="610">
            <text:p>610</text:p>
          </table:table-cell>
          <table:table-cell table:formula="of:=([.$C$8]-([.E140]*[.$C$4]))" office:value-type="float" office:value="99.5158125">
            <text:p>99.5158125</text:p>
          </table:table-cell>
          <table:table-cell table:formula="of:=SQRT(ABS([.$D$2]^2-[.F140]^2))" office:value-type="float" office:value="9.82868569366447">
            <text:p>9.82868569366447</text:p>
          </table:table-cell>
          <table:table-cell table:formula="of:=ABS([.B140]-[.G140])" office:value-type="float" office:value="0.0036856936644778">
            <text:p>0.0036856936644778</text:p>
          </table:table-cell>
          <table:table-cell/>
        </table:table-row>
        <table:table-row table:style-name="ro2">
          <table:table-cell table:formula="of:=[.A140]+[.A$4]" office:value-type="float" office:value="39.6">
            <text:p>39.6</text:p>
          </table:table-cell>
          <table:table-cell table:formula="of:=[.A141]/([.$D$4]*2)" office:value-type="float" office:value="9.9">
            <text:p>9.9</text:p>
          </table:table-cell>
          <table:table-cell table:formula="of:=SQRT(ABS([.$D$2]^2-[.B141]^2))" office:value-type="float" office:value="99.5087433344427">
            <text:p>99.5087433344427</text:p>
          </table:table-cell>
          <table:table-cell table:formula="of:=([.$C$10]-[.C141])*[.$B$4]" office:value-type="float" office:value="618.870602271902">
            <text:p>618.870602271902</text:p>
          </table:table-cell>
          <table:table-cell table:formula="of:=ROUND([.D141])" office:value-type="float" office:value="619">
            <text:p>619</text:p>
          </table:table-cell>
          <table:table-cell table:formula="of:=([.$C$8]-([.E141]*[.$C$4]))" office:value-type="float" office:value="99.50866875">
            <text:p>99.50866875</text:p>
          </table:table-cell>
          <table:table-cell table:formula="of:=SQRT(ABS([.$D$2]^2-[.F141]^2))" office:value-type="float" office:value="9.90074964852531">
            <text:p>9.90074964852531</text:p>
          </table:table-cell>
          <table:table-cell table:formula="of:=ABS([.B141]-[.G141])" office:value-type="float" office:value="0.000749648525319557">
            <text:p>0.000749648525319557</text:p>
          </table:table-cell>
          <table:table-cell/>
        </table:table-row>
        <table:table-row table:style-name="ro2">
          <table:table-cell table:formula="of:=[.A141]+[.A$4]" office:value-type="float" office:value="39.9">
            <text:p>39.9</text:p>
          </table:table-cell>
          <table:table-cell table:formula="of:=[.A142]/([.$D$4]*2)" office:value-type="float" office:value="9.97499999999999">
            <text:p>9.97499999999999</text:p>
          </table:table-cell>
          <table:table-cell table:formula="of:=SQRT(ABS([.$D$2]^2-[.B142]^2))" office:value-type="float" office:value="99.5012531328124">
            <text:p>99.5012531328124</text:p>
          </table:table-cell>
          <table:table-cell table:formula="of:=([.$C$10]-[.C142])*[.$B$4]" office:value-type="float" office:value="628.307076766864">
            <text:p>628.307076766864</text:p>
          </table:table-cell>
          <table:table-cell table:formula="of:=ROUND([.D142])" office:value-type="float" office:value="628">
            <text:p>628</text:p>
          </table:table-cell>
          <table:table-cell table:formula="of:=([.$C$8]-([.E142]*[.$C$4]))" office:value-type="float" office:value="99.501525">
            <text:p>99.501525</text:p>
          </table:table-cell>
          <table:table-cell table:formula="of:=SQRT(ABS([.$D$2]^2-[.F142]^2))" office:value-type="float" office:value="9.97228773523779">
            <text:p>9.97228773523779</text:p>
          </table:table-cell>
          <table:table-cell table:formula="of:=ABS([.B142]-[.G142])" office:value-type="float" office:value="0.00271226476220043">
            <text:p>0.00271226476220043</text:p>
          </table:table-cell>
          <table:table-cell/>
        </table:table-row>
        <table:table-row table:style-name="ro2">
          <table:table-cell table:formula="of:=[.A142]+[.A$4]" office:value-type="float" office:value="40.2">
            <text:p>40.2</text:p>
          </table:table-cell>
          <table:table-cell table:formula="of:=[.A143]/([.$D$4]*2)" office:value-type="float" office:value="10.05">
            <text:p>10.05</text:p>
          </table:table-cell>
          <table:table-cell table:formula="of:=SQRT(ABS([.$D$2]^2-[.B143]^2))" office:value-type="float" office:value="99.4937058310726">
            <text:p>99.4937058310726</text:p>
          </table:table-cell>
          <table:table-cell table:formula="of:=([.$C$10]-[.C143])*[.$B$4]" office:value-type="float" office:value="637.815488407563">
            <text:p>637.815488407563</text:p>
          </table:table-cell>
          <table:table-cell table:formula="of:=ROUND([.D143])" office:value-type="float" office:value="638">
            <text:p>638</text:p>
          </table:table-cell>
          <table:table-cell table:formula="of:=([.$C$8]-([.E143]*[.$C$4]))" office:value-type="float" office:value="99.4935875">
            <text:p>99.4935875</text:p>
          </table:table-cell>
          <table:table-cell table:formula="of:=SQRT(ABS([.$D$2]^2-[.F143]^2))" office:value-type="float" office:value="10.0511713934169">
            <text:p>10.0511713934169</text:p>
          </table:table-cell>
          <table:table-cell table:formula="of:=ABS([.B143]-[.G143])" office:value-type="float" office:value="0.00117139341690731">
            <text:p>0.00117139341690731</text:p>
          </table:table-cell>
          <table:table-cell/>
        </table:table-row>
        <table:table-row table:style-name="ro2">
          <table:table-cell table:formula="of:=[.A143]+[.A$4]" office:value-type="float" office:value="40.5">
            <text:p>40.5</text:p>
          </table:table-cell>
          <table:table-cell table:formula="of:=[.A144]/([.$D$4]*2)" office:value-type="float" office:value="10.125">
            <text:p>10.125</text:p>
          </table:table-cell>
          <table:table-cell table:formula="of:=SQRT(ABS([.$D$2]^2-[.B144]^2))" office:value-type="float" office:value="99.486101416228">
            <text:p>99.486101416228</text:p>
          </table:table-cell>
          <table:table-cell table:formula="of:=([.$C$10]-[.C144])*[.$B$4]" office:value-type="float" office:value="647.39585356607">
            <text:p>647.39585356607</text:p>
          </table:table-cell>
          <table:table-cell table:formula="of:=ROUND([.D144])" office:value-type="float" office:value="647">
            <text:p>647</text:p>
          </table:table-cell>
          <table:table-cell table:formula="of:=([.$C$8]-([.E144]*[.$C$4]))" office:value-type="float" office:value="99.48644375">
            <text:p>99.48644375</text:p>
          </table:table-cell>
          <table:table-cell table:formula="of:=SQRT(ABS([.$D$2]^2-[.F144]^2))" office:value-type="float" office:value="10.1216357362871">
            <text:p>10.1216357362871</text:p>
          </table:table-cell>
          <table:table-cell table:formula="of:=ABS([.B144]-[.G144])" office:value-type="float" office:value="0.00336426371285903">
            <text:p>0.00336426371285903</text:p>
          </table:table-cell>
          <table:table-cell/>
        </table:table-row>
        <table:table-row table:style-name="ro2">
          <table:table-cell table:formula="of:=[.A144]+[.A$4]" office:value-type="float" office:value="40.8">
            <text:p>40.8</text:p>
          </table:table-cell>
          <table:table-cell table:formula="of:=[.A145]/([.$D$4]*2)" office:value-type="float" office:value="10.2">
            <text:p>10.2</text:p>
          </table:table-cell>
          <table:table-cell table:formula="of:=SQRT(ABS([.$D$2]^2-[.B145]^2))" office:value-type="float" office:value="99.478439875181">
            <text:p>99.478439875181</text:p>
          </table:table-cell>
          <table:table-cell table:formula="of:=([.$C$10]-[.C145])*[.$B$4]" office:value-type="float" office:value="657.048188743374">
            <text:p>657.048188743374</text:p>
          </table:table-cell>
          <table:table-cell table:formula="of:=ROUND([.D145])" office:value-type="float" office:value="657">
            <text:p>657</text:p>
          </table:table-cell>
          <table:table-cell table:formula="of:=([.$C$8]-([.E145]*[.$C$4]))" office:value-type="float" office:value="99.47850625">
            <text:p>99.47850625</text:p>
          </table:table-cell>
          <table:table-cell table:formula="of:=SQRT(ABS([.$D$2]^2-[.F145]^2))" office:value-type="float" office:value="10.199352639688">
            <text:p>10.199352639688</text:p>
          </table:table-cell>
          <table:table-cell table:formula="of:=ABS([.B145]-[.G145])" office:value-type="float" office:value="0.00064736031194812">
            <text:p>0.00064736031194812</text:p>
          </table:table-cell>
          <table:table-cell/>
        </table:table-row>
        <table:table-row table:style-name="ro2">
          <table:table-cell table:formula="of:=[.A145]+[.A$4]" office:value-type="float" office:value="41.1">
            <text:p>41.1</text:p>
          </table:table-cell>
          <table:table-cell table:formula="of:=[.A146]/([.$D$4]*2)" office:value-type="float" office:value="10.275">
            <text:p>10.275</text:p>
          </table:table-cell>
          <table:table-cell table:formula="of:=SQRT(ABS([.$D$2]^2-[.B146]^2))" office:value-type="float" office:value="99.4707211947315">
            <text:p>99.4707211947315</text:p>
          </table:table-cell>
          <table:table-cell table:formula="of:=([.$C$10]-[.C146])*[.$B$4]" office:value-type="float" office:value="666.772510569552">
            <text:p>666.772510569552</text:p>
          </table:table-cell>
          <table:table-cell table:formula="of:=ROUND([.D146])" office:value-type="float" office:value="667">
            <text:p>667</text:p>
          </table:table-cell>
          <table:table-cell table:formula="of:=([.$C$8]-([.E146]*[.$C$4]))" office:value-type="float" office:value="99.47056875">
            <text:p>99.47056875</text:p>
          </table:table-cell>
          <table:table-cell table:formula="of:=SQRT(ABS([.$D$2]^2-[.F146]^2))" office:value-type="float" office:value="10.2764756872929">
            <text:p>10.2764756872929</text:p>
          </table:table-cell>
          <table:table-cell table:formula="of:=ABS([.B146]-[.G146])" office:value-type="float" office:value="0.00147568729295067">
            <text:p>0.00147568729295067</text:p>
          </table:table-cell>
          <table:table-cell/>
        </table:table-row>
        <table:table-row table:style-name="ro2">
          <table:table-cell table:formula="of:=[.A146]+[.A$4]" office:value-type="float" office:value="41.4">
            <text:p>41.4</text:p>
          </table:table-cell>
          <table:table-cell table:formula="of:=[.A147]/([.$D$4]*2)" office:value-type="float" office:value="10.35">
            <text:p>10.35</text:p>
          </table:table-cell>
          <table:table-cell table:formula="of:=SQRT(ABS([.$D$2]^2-[.B147]^2))" office:value-type="float" office:value="99.4629453615767">
            <text:p>99.4629453615767</text:p>
          </table:table-cell>
          <table:table-cell table:formula="of:=([.$C$10]-[.C147])*[.$B$4]" office:value-type="float" office:value="676.56883580385">
            <text:p>676.56883580385</text:p>
          </table:table-cell>
          <table:table-cell table:formula="of:=ROUND([.D147])" office:value-type="float" office:value="677">
            <text:p>677</text:p>
          </table:table-cell>
          <table:table-cell table:formula="of:=([.$C$8]-([.E147]*[.$C$4]))" office:value-type="float" office:value="99.46263125">
            <text:p>99.46263125</text:p>
          </table:table-cell>
          <table:table-cell table:formula="of:=SQRT(ABS([.$D$2]^2-[.F147]^2))" office:value-type="float" office:value="10.3530181505937">
            <text:p>10.3530181505937</text:p>
          </table:table-cell>
          <table:table-cell table:formula="of:=ABS([.B147]-[.G147])" office:value-type="float" office:value="0.00301815059372146">
            <text:p>0.00301815059372146</text:p>
          </table:table-cell>
          <table:table-cell/>
        </table:table-row>
        <table:table-row table:style-name="ro2">
          <table:table-cell table:formula="of:=[.A147]+[.A$4]" office:value-type="float" office:value="41.7">
            <text:p>41.7</text:p>
          </table:table-cell>
          <table:table-cell table:formula="of:=[.A148]/([.$D$4]*2)" office:value-type="float" office:value="10.425">
            <text:p>10.425</text:p>
          </table:table-cell>
          <table:table-cell table:formula="of:=SQRT(ABS([.$D$2]^2-[.B148]^2))" office:value-type="float" office:value="99.4551123623115">
            <text:p>99.4551123623115</text:p>
          </table:table-cell>
          <table:table-cell table:formula="of:=([.$C$10]-[.C148])*[.$B$4]" office:value-type="float" office:value="686.437181334888">
            <text:p>686.437181334888</text:p>
          </table:table-cell>
          <table:table-cell table:formula="of:=ROUND([.D148])" office:value-type="float" office:value="686">
            <text:p>686</text:p>
          </table:table-cell>
          <table:table-cell table:formula="of:=([.$C$8]-([.E148]*[.$C$4]))" office:value-type="float" office:value="99.4554875">
            <text:p>99.4554875</text:p>
          </table:table-cell>
          <table:table-cell table:formula="of:=SQRT(ABS([.$D$2]^2-[.F148]^2))" office:value-type="float" office:value="10.4214205431574">
            <text:p>10.4214205431574</text:p>
          </table:table-cell>
          <table:table-cell table:formula="of:=ABS([.B148]-[.G148])" office:value-type="float" office:value="0.00357945684260486">
            <text:p>0.00357945684260486</text:p>
          </table:table-cell>
          <table:table-cell/>
        </table:table-row>
        <table:table-row table:style-name="ro2">
          <table:table-cell table:formula="of:=[.A148]+[.A$4]" office:value-type="float" office:value="42">
            <text:p>42</text:p>
          </table:table-cell>
          <table:table-cell table:formula="of:=[.A149]/([.$D$4]*2)" office:value-type="float" office:value="10.5">
            <text:p>10.5</text:p>
          </table:table-cell>
          <table:table-cell table:formula="of:=SQRT(ABS([.$D$2]^2-[.B149]^2))" office:value-type="float" office:value="99.4472221834275">
            <text:p>99.4472221834275</text:p>
          </table:table-cell>
          <table:table-cell table:formula="of:=([.$C$10]-[.C149])*[.$B$4]" office:value-type="float" office:value="696.377564180815">
            <text:p>696.377564180815</text:p>
          </table:table-cell>
          <table:table-cell table:formula="of:=ROUND([.D149])" office:value-type="float" office:value="696">
            <text:p>696</text:p>
          </table:table-cell>
          <table:table-cell table:formula="of:=([.$C$8]-([.E149]*[.$C$4]))" office:value-type="float" office:value="99.44755">
            <text:p>99.44755</text:p>
          </table:table-cell>
          <table:table-cell table:formula="of:=SQRT(ABS([.$D$2]^2-[.F149]^2))" office:value-type="float" office:value="10.4968947311812">
            <text:p>10.4968947311812</text:p>
          </table:table-cell>
          <table:table-cell table:formula="of:=ABS([.B149]-[.G149])" office:value-type="float" office:value="0.00310526881879802">
            <text:p>0.00310526881879802</text:p>
          </table:table-cell>
          <table:table-cell/>
        </table:table-row>
        <table:table-row table:style-name="ro2">
          <table:table-cell table:formula="of:=[.A149]+[.A$4]" office:value-type="float" office:value="42.3">
            <text:p>42.3</text:p>
          </table:table-cell>
          <table:table-cell table:formula="of:=[.A150]/([.$D$4]*2)" office:value-type="float" office:value="10.575">
            <text:p>10.575</text:p>
          </table:table-cell>
          <table:table-cell table:formula="of:=SQRT(ABS([.$D$2]^2-[.B150]^2))" office:value-type="float" office:value="99.4392748113139">
            <text:p>99.4392748113139</text:p>
          </table:table-cell>
          <table:table-cell table:formula="of:=([.$C$10]-[.C150])*[.$B$4]" office:value-type="float" office:value="706.390001489366">
            <text:p>706.390001489366</text:p>
          </table:table-cell>
          <table:table-cell table:formula="of:=ROUND([.D150])" office:value-type="float" office:value="706">
            <text:p>706</text:p>
          </table:table-cell>
          <table:table-cell table:formula="of:=([.$C$8]-([.E150]*[.$C$4]))" office:value-type="float" office:value="99.4396125">
            <text:p>99.4396125</text:p>
          </table:table-cell>
          <table:table-cell table:formula="of:=SQRT(ABS([.$D$2]^2-[.F150]^2))" office:value-type="float" office:value="10.5718241495895">
            <text:p>10.5718241495895</text:p>
          </table:table-cell>
          <table:table-cell table:formula="of:=ABS([.B150]-[.G150])" office:value-type="float" office:value="0.00317585041045021">
            <text:p>0.00317585041045021</text:p>
          </table:table-cell>
          <table:table-cell/>
        </table:table-row>
        <table:table-row table:style-name="ro2">
          <table:table-cell table:formula="of:=[.A150]+[.A$4]" office:value-type="float" office:value="42.6">
            <text:p>42.6</text:p>
          </table:table-cell>
          <table:table-cell table:formula="of:=[.A151]/([.$D$4]*2)" office:value-type="float" office:value="10.65">
            <text:p>10.65</text:p>
          </table:table-cell>
          <table:table-cell table:formula="of:=SQRT(ABS([.$D$2]^2-[.B151]^2))" office:value-type="float" office:value="99.4312702322564">
            <text:p>99.4312702322564</text:p>
          </table:table-cell>
          <table:table-cell table:formula="of:=([.$C$10]-[.C151])*[.$B$4]" office:value-type="float" office:value="716.474510538129">
            <text:p>716.474510538129</text:p>
          </table:table-cell>
          <table:table-cell table:formula="of:=ROUND([.D151])" office:value-type="float" office:value="716">
            <text:p>716</text:p>
          </table:table-cell>
          <table:table-cell table:formula="of:=([.$C$8]-([.E151]*[.$C$4]))" office:value-type="float" office:value="99.431675">
            <text:p>99.431675</text:p>
          </table:table-cell>
          <table:table-cell table:formula="of:=SQRT(ABS([.$D$2]^2-[.F151]^2))" office:value-type="float" office:value="10.6462203008568">
            <text:p>10.6462203008568</text:p>
          </table:table-cell>
          <table:table-cell table:formula="of:=ABS([.B151]-[.G151])" office:value-type="float" office:value="0.00377969914323195">
            <text:p>0.00377969914323195</text:p>
          </table:table-cell>
          <table:table-cell/>
        </table:table-row>
        <table:table-row table:style-name="ro2">
          <table:table-cell table:formula="of:=[.A151]+[.A$4]" office:value-type="float" office:value="42.9">
            <text:p>42.9</text:p>
          </table:table-cell>
          <table:table-cell table:formula="of:=[.A152]/([.$D$4]*2)" office:value-type="float" office:value="10.725">
            <text:p>10.725</text:p>
          </table:table-cell>
          <table:table-cell table:formula="of:=SQRT(ABS([.$D$2]^2-[.B152]^2))" office:value-type="float" office:value="99.423208432438">
            <text:p>99.423208432438</text:p>
          </table:table-cell>
          <table:table-cell table:formula="of:=([.$C$10]-[.C152])*[.$B$4]" office:value-type="float" office:value="726.631108734619">
            <text:p>726.631108734619</text:p>
          </table:table-cell>
          <table:table-cell table:formula="of:=ROUND([.D152])" office:value-type="float" office:value="727">
            <text:p>727</text:p>
          </table:table-cell>
          <table:table-cell table:formula="of:=([.$C$8]-([.E152]*[.$C$4]))" office:value-type="float" office:value="99.42294375">
            <text:p>99.42294375</text:p>
          </table:table-cell>
          <table:table-cell table:formula="of:=SQRT(ABS([.$D$2]^2-[.F152]^2))" office:value-type="float" office:value="10.7274533829953">
            <text:p>10.7274533829953</text:p>
          </table:table-cell>
          <table:table-cell table:formula="of:=ABS([.B152]-[.G152])" office:value-type="float" office:value="0.00245338299526665">
            <text:p>0.00245338299526665</text:p>
          </table:table-cell>
          <table:table-cell/>
        </table:table-row>
        <table:table-row table:style-name="ro2">
          <table:table-cell table:formula="of:=[.A152]+[.A$4]" office:value-type="float" office:value="43.2">
            <text:p>43.2</text:p>
          </table:table-cell>
          <table:table-cell table:formula="of:=[.A153]/([.$D$4]*2)" office:value-type="float" office:value="10.8">
            <text:p>10.8</text:p>
          </table:table-cell>
          <table:table-cell table:formula="of:=SQRT(ABS([.$D$2]^2-[.B153]^2))" office:value-type="float" office:value="99.415089397938">
            <text:p>99.415089397938</text:p>
          </table:table-cell>
          <table:table-cell table:formula="of:=([.$C$10]-[.C153])*[.$B$4]" office:value-type="float" office:value="736.85981361647">
            <text:p>736.85981361647</text:p>
          </table:table-cell>
          <table:table-cell table:formula="of:=ROUND([.D153])" office:value-type="float" office:value="737">
            <text:p>737</text:p>
          </table:table-cell>
          <table:table-cell table:formula="of:=([.$C$8]-([.E153]*[.$C$4]))" office:value-type="float" office:value="99.41500625">
            <text:p>99.41500625</text:p>
          </table:table-cell>
          <table:table-cell table:formula="of:=SQRT(ABS([.$D$2]^2-[.F153]^2))" office:value-type="float" office:value="10.800765357717">
            <text:p>10.800765357717</text:p>
          </table:table-cell>
          <table:table-cell table:formula="of:=ABS([.B153]-[.G153])" office:value-type="float" office:value="0.000765357717012805">
            <text:p>0.000765357717012805</text:p>
          </table:table-cell>
          <table:table-cell/>
        </table:table-row>
        <table:table-row table:style-name="ro2">
          <table:table-cell table:formula="of:=[.A153]+[.A$4]" office:value-type="float" office:value="43.4999999999999">
            <text:p>43.4999999999999</text:p>
          </table:table-cell>
          <table:table-cell table:formula="of:=[.A154]/([.$D$4]*2)" office:value-type="float" office:value="10.875">
            <text:p>10.875</text:p>
          </table:table-cell>
          <table:table-cell table:formula="of:=SQRT(ABS([.$D$2]^2-[.B154]^2))" office:value-type="float" office:value="99.4069131147326">
            <text:p>99.4069131147326</text:p>
          </table:table-cell>
          <table:table-cell table:formula="of:=([.$C$10]-[.C154])*[.$B$4]" office:value-type="float" office:value="747.160642851568">
            <text:p>747.160642851568</text:p>
          </table:table-cell>
          <table:table-cell table:formula="of:=ROUND([.D154])" office:value-type="float" office:value="747">
            <text:p>747</text:p>
          </table:table-cell>
          <table:table-cell table:formula="of:=([.$C$8]-([.E154]*[.$C$4]))" office:value-type="float" office:value="99.40706875">
            <text:p>99.40706875</text:p>
          </table:table-cell>
          <table:table-cell table:formula="of:=SQRT(ABS([.$D$2]^2-[.F154]^2))" office:value-type="float" office:value="10.8735772647632">
            <text:p>10.8735772647632</text:p>
          </table:table-cell>
          <table:table-cell table:formula="of:=ABS([.B154]-[.G154])" office:value-type="float" office:value="0.00142273523679393">
            <text:p>0.00142273523679393</text:p>
          </table:table-cell>
          <table:table-cell/>
        </table:table-row>
        <table:table-row table:style-name="ro2">
          <table:table-cell table:formula="of:=[.A154]+[.A$4]" office:value-type="float" office:value="43.7999999999999">
            <text:p>43.7999999999999</text:p>
          </table:table-cell>
          <table:table-cell table:formula="of:=[.A155]/([.$D$4]*2)" office:value-type="float" office:value="10.95">
            <text:p>10.95</text:p>
          </table:table-cell>
          <table:table-cell table:formula="of:=SQRT(ABS([.$D$2]^2-[.B155]^2))" office:value-type="float" office:value="99.3986795686945">
            <text:p>99.3986795686945</text:p>
          </table:table-cell>
          <table:table-cell table:formula="of:=([.$C$10]-[.C155])*[.$B$4]" office:value-type="float" office:value="757.533614238203">
            <text:p>757.533614238203</text:p>
          </table:table-cell>
          <table:table-cell table:formula="of:=ROUND([.D155])" office:value-type="float" office:value="758">
            <text:p>758</text:p>
          </table:table-cell>
          <table:table-cell table:formula="of:=([.$C$8]-([.E155]*[.$C$4]))" office:value-type="float" office:value="99.3983375">
            <text:p>99.3983375</text:p>
          </table:table-cell>
          <table:table-cell table:formula="of:=SQRT(ABS([.$D$2]^2-[.F155]^2))" office:value-type="float" office:value="10.9531046847957">
            <text:p>10.9531046847957</text:p>
          </table:table-cell>
          <table:table-cell table:formula="of:=ABS([.B155]-[.G155])" office:value-type="float" office:value="0.00310468479573878">
            <text:p>0.00310468479573878</text:p>
          </table:table-cell>
          <table:table-cell/>
        </table:table-row>
        <table:table-row table:style-name="ro2">
          <table:table-cell table:formula="of:=[.A155]+[.A$4]" office:value-type="float" office:value="44.0999999999999">
            <text:p>44.0999999999999</text:p>
          </table:table-cell>
          <table:table-cell table:formula="of:=[.A156]/([.$D$4]*2)" office:value-type="float" office:value="11.025">
            <text:p>11.025</text:p>
          </table:table-cell>
          <table:table-cell table:formula="of:=SQRT(ABS([.$D$2]^2-[.B156]^2))" office:value-type="float" office:value="99.3903887455925">
            <text:p>99.3903887455925</text:p>
          </table:table-cell>
          <table:table-cell table:formula="of:=([.$C$10]-[.C156])*[.$B$4]" office:value-type="float" office:value="767.978745705255">
            <text:p>767.978745705255</text:p>
          </table:table-cell>
          <table:table-cell table:formula="of:=ROUND([.D156])" office:value-type="float" office:value="768">
            <text:p>768</text:p>
          </table:table-cell>
          <table:table-cell table:formula="of:=([.$C$8]-([.E156]*[.$C$4]))" office:value-type="float" office:value="99.3904">
            <text:p>99.3904</text:p>
          </table:table-cell>
          <table:table-cell table:formula="of:=SQRT(ABS([.$D$2]^2-[.F156]^2))" office:value-type="float" office:value="11.0248985410298">
            <text:p>11.0248985410298</text:p>
          </table:table-cell>
          <table:table-cell table:formula="of:=ABS([.B156]-[.G156])" office:value-type="float" office:value="0.000101458970187096">
            <text:p>0.000101458970187096</text:p>
          </table:table-cell>
          <table:table-cell/>
        </table:table-row>
        <table:table-row table:style-name="ro2">
          <table:table-cell table:formula="of:=[.A156]+[.A$4]" office:value-type="float" office:value="44.3999999999999">
            <text:p>44.3999999999999</text:p>
          </table:table-cell>
          <table:table-cell table:formula="of:=[.A157]/([.$D$4]*2)" office:value-type="float" office:value="11.1">
            <text:p>11.1</text:p>
          </table:table-cell>
          <table:table-cell table:formula="of:=SQRT(ABS([.$D$2]^2-[.B157]^2))" office:value-type="float" office:value="99.3820406310919">
            <text:p>99.3820406310919</text:p>
          </table:table-cell>
          <table:table-cell table:formula="of:=([.$C$10]-[.C157])*[.$B$4]" office:value-type="float" office:value="778.496055312318">
            <text:p>778.496055312318</text:p>
          </table:table-cell>
          <table:table-cell table:formula="of:=ROUND([.D157])" office:value-type="float" office:value="778">
            <text:p>778</text:p>
          </table:table-cell>
          <table:table-cell table:formula="of:=([.$C$8]-([.E157]*[.$C$4]))" office:value-type="float" office:value="99.3824625">
            <text:p>99.3824625</text:p>
          </table:table-cell>
          <table:table-cell table:formula="of:=SQRT(ABS([.$D$2]^2-[.F157]^2))" office:value-type="float" office:value="11.096222214614">
            <text:p>11.096222214614</text:p>
          </table:table-cell>
          <table:table-cell table:formula="of:=ABS([.B157]-[.G157])" office:value-type="float" office:value="0.00377778538600992">
            <text:p>0.00377778538600992</text:p>
          </table:table-cell>
          <table:table-cell/>
        </table:table-row>
        <table:table-row table:style-name="ro2">
          <table:table-cell table:formula="of:=[.A157]+[.A$4]" office:value-type="float" office:value="44.6999999999999">
            <text:p>44.6999999999999</text:p>
          </table:table-cell>
          <table:table-cell table:formula="of:=[.A158]/([.$D$4]*2)" office:value-type="float" office:value="11.175">
            <text:p>11.175</text:p>
          </table:table-cell>
          <table:table-cell table:formula="of:=SQRT(ABS([.$D$2]^2-[.B158]^2))" office:value-type="float" office:value="99.373635210754">
            <text:p>99.373635210754</text:p>
          </table:table-cell>
          <table:table-cell table:formula="of:=([.$C$10]-[.C158])*[.$B$4]" office:value-type="float" office:value="789.085561249876">
            <text:p>789.085561249876</text:p>
          </table:table-cell>
          <table:table-cell table:formula="of:=ROUND([.D158])" office:value-type="float" office:value="789">
            <text:p>789</text:p>
          </table:table-cell>
          <table:table-cell table:formula="of:=([.$C$8]-([.E158]*[.$C$4]))" office:value-type="float" office:value="99.37373125">
            <text:p>99.37373125</text:p>
          </table:table-cell>
          <table:table-cell table:formula="of:=SQRT(ABS([.$D$2]^2-[.F158]^2))" office:value-type="float" office:value="11.174145938405">
            <text:p>11.174145938405</text:p>
          </table:table-cell>
          <table:table-cell table:formula="of:=ABS([.B158]-[.G158])" office:value-type="float" office:value="0.000854061594997901">
            <text:p>0.000854061594997901</text:p>
          </table:table-cell>
          <table:table-cell/>
        </table:table-row>
        <table:table-row table:style-name="ro2">
          <table:table-cell table:formula="of:=[.A158]+[.A$4]" office:value-type="float" office:value="44.9999999999999">
            <text:p>44.9999999999999</text:p>
          </table:table-cell>
          <table:table-cell table:formula="of:=[.A159]/([.$D$4]*2)" office:value-type="float" office:value="11.25">
            <text:p>11.25</text:p>
          </table:table-cell>
          <table:table-cell table:formula="of:=SQRT(ABS([.$D$2]^2-[.B159]^2))" office:value-type="float" office:value="99.365172470036">
            <text:p>99.365172470036</text:p>
          </table:table-cell>
          <table:table-cell table:formula="of:=([.$C$10]-[.C159])*[.$B$4]" office:value-type="float" office:value="799.747281839432">
            <text:p>799.747281839432</text:p>
          </table:table-cell>
          <table:table-cell table:formula="of:=ROUND([.D159])" office:value-type="float" office:value="800">
            <text:p>800</text:p>
          </table:table-cell>
          <table:table-cell table:formula="of:=([.$C$8]-([.E159]*[.$C$4]))" office:value-type="float" office:value="99.365">
            <text:p>99.365</text:p>
          </table:table-cell>
          <table:table-cell table:formula="of:=SQRT(ABS([.$D$2]^2-[.F159]^2))" office:value-type="float" office:value="11.2515232302121">
            <text:p>11.2515232302121</text:p>
          </table:table-cell>
          <table:table-cell table:formula="of:=ABS([.B159]-[.G159])" office:value-type="float" office:value="0.00152323021208467">
            <text:p>0.00152323021208467</text:p>
          </table:table-cell>
          <table:table-cell/>
        </table:table-row>
        <table:table-row table:style-name="ro2">
          <table:table-cell table:formula="of:=[.A159]+[.A$4]" office:value-type="float" office:value="45.2999999999999">
            <text:p>45.2999999999999</text:p>
          </table:table-cell>
          <table:table-cell table:formula="of:=[.A160]/([.$D$4]*2)" office:value-type="float" office:value="11.325">
            <text:p>11.325</text:p>
          </table:table-cell>
          <table:table-cell table:formula="of:=SQRT(ABS([.$D$2]^2-[.B160]^2))" office:value-type="float" office:value="99.3566523942912">
            <text:p>99.3566523942912</text:p>
          </table:table-cell>
          <table:table-cell table:formula="of:=([.$C$10]-[.C160])*[.$B$4]" office:value-type="float" office:value="810.481235533737">
            <text:p>810.481235533737</text:p>
          </table:table-cell>
          <table:table-cell table:formula="of:=ROUND([.D160])" office:value-type="float" office:value="810">
            <text:p>810</text:p>
          </table:table-cell>
          <table:table-cell table:formula="of:=([.$C$8]-([.E160]*[.$C$4]))" office:value-type="float" office:value="99.3570625">
            <text:p>99.3570625</text:p>
          </table:table-cell>
          <table:table-cell table:formula="of:=SQRT(ABS([.$D$2]^2-[.F160]^2))" office:value-type="float" office:value="11.3214014755724">
            <text:p>11.3214014755724</text:p>
          </table:table-cell>
          <table:table-cell table:formula="of:=ABS([.B160]-[.G160])" office:value-type="float" office:value="0.00359852442755049">
            <text:p>0.00359852442755049</text:p>
          </table:table-cell>
          <table:table-cell/>
        </table:table-row>
        <table:table-row table:style-name="ro2">
          <table:table-cell table:formula="of:=[.A160]+[.A$4]" office:value-type="float" office:value="45.5999999999999">
            <text:p>45.5999999999999</text:p>
          </table:table-cell>
          <table:table-cell table:formula="of:=[.A161]/([.$D$4]*2)" office:value-type="float" office:value="11.4">
            <text:p>11.4</text:p>
          </table:table-cell>
          <table:table-cell table:formula="of:=SQRT(ABS([.$D$2]^2-[.B161]^2))" office:value-type="float" office:value="99.3480749687683">
            <text:p>99.3480749687683</text:p>
          </table:table-cell>
          <table:table-cell table:formula="of:=([.$C$10]-[.C161])*[.$B$4]" office:value-type="float" office:value="821.287440916883">
            <text:p>821.287440916883</text:p>
          </table:table-cell>
          <table:table-cell table:formula="of:=ROUND([.D161])" office:value-type="float" office:value="821">
            <text:p>821</text:p>
          </table:table-cell>
          <table:table-cell table:formula="of:=([.$C$8]-([.E161]*[.$C$4]))" office:value-type="float" office:value="99.34833125">
            <text:p>99.34833125</text:p>
          </table:table-cell>
          <table:table-cell table:formula="of:=SQRT(ABS([.$D$2]^2-[.F161]^2))" office:value-type="float" office:value="11.3977663531182">
            <text:p>11.3977663531182</text:p>
          </table:table-cell>
          <table:table-cell table:formula="of:=ABS([.B161]-[.G161])" office:value-type="float" office:value="0.00223364688178229">
            <text:p>0.00223364688178229</text:p>
          </table:table-cell>
          <table:table-cell/>
        </table:table-row>
        <table:table-row table:style-name="ro2">
          <table:table-cell table:formula="of:=[.A161]+[.A$4]" office:value-type="float" office:value="45.8999999999999">
            <text:p>45.8999999999999</text:p>
          </table:table-cell>
          <table:table-cell table:formula="of:=[.A162]/([.$D$4]*2)" office:value-type="float" office:value="11.475">
            <text:p>11.475</text:p>
          </table:table-cell>
          <table:table-cell table:formula="of:=SQRT(ABS([.$D$2]^2-[.B162]^2))" office:value-type="float" office:value="99.3394401786118">
            <text:p>99.3394401786118</text:p>
          </table:table-cell>
          <table:table-cell table:formula="of:=([.$C$10]-[.C162])*[.$B$4]" office:value-type="float" office:value="832.165916704518">
            <text:p>832.165916704518</text:p>
          </table:table-cell>
          <table:table-cell table:formula="of:=ROUND([.D162])" office:value-type="float" office:value="832">
            <text:p>832</text:p>
          </table:table-cell>
          <table:table-cell table:formula="of:=([.$C$8]-([.E162]*[.$C$4]))" office:value-type="float" office:value="99.3396">
            <text:p>99.3396</text:p>
          </table:table-cell>
          <table:table-cell table:formula="of:=SQRT(ABS([.$D$2]^2-[.F162]^2))" office:value-type="float" office:value="11.473616336622">
            <text:p>11.473616336622</text:p>
          </table:table-cell>
          <table:table-cell table:formula="of:=ABS([.B162]-[.G162])" office:value-type="float" office:value="0.00138366337800733">
            <text:p>0.00138366337800733</text:p>
          </table:table-cell>
          <table:table-cell/>
        </table:table-row>
        <table:table-row table:style-name="ro2">
          <table:table-cell table:formula="of:=[.A162]+[.A$4]" office:value-type="float" office:value="46.1999999999999">
            <text:p>46.1999999999999</text:p>
          </table:table-cell>
          <table:table-cell table:formula="of:=[.A163]/([.$D$4]*2)" office:value-type="float" office:value="11.55">
            <text:p>11.55</text:p>
          </table:table-cell>
          <table:table-cell table:formula="of:=SQRT(ABS([.$D$2]^2-[.B163]^2))" office:value-type="float" office:value="99.3307480088618">
            <text:p>99.3307480088618</text:p>
          </table:table-cell>
          <table:table-cell table:formula="of:=([.$C$10]-[.C163])*[.$B$4]" office:value-type="float" office:value="843.11668174395">
            <text:p>843.11668174395</text:p>
          </table:table-cell>
          <table:table-cell table:formula="of:=ROUND([.D163])" office:value-type="float" office:value="843">
            <text:p>843</text:p>
          </table:table-cell>
          <table:table-cell table:formula="of:=([.$C$8]-([.E163]*[.$C$4]))" office:value-type="float" office:value="99.33086875">
            <text:p>99.33086875</text:p>
          </table:table-cell>
          <table:table-cell table:formula="of:=SQRT(ABS([.$D$2]^2-[.F163]^2))" office:value-type="float" office:value="11.5489615710797">
            <text:p>11.5489615710797</text:p>
          </table:table-cell>
          <table:table-cell table:formula="of:=ABS([.B163]-[.G163])" office:value-type="float" office:value="0.00103842892031203">
            <text:p>0.00103842892031203</text:p>
          </table:table-cell>
          <table:table-cell/>
        </table:table-row>
        <table:table-row table:style-name="ro2">
          <table:table-cell table:formula="of:=[.A163]+[.A$4]" office:value-type="float" office:value="46.4999999999999">
            <text:p>46.4999999999999</text:p>
          </table:table-cell>
          <table:table-cell table:formula="of:=[.A164]/([.$D$4]*2)" office:value-type="float" office:value="11.625">
            <text:p>11.625</text:p>
          </table:table-cell>
          <table:table-cell table:formula="of:=SQRT(ABS([.$D$2]^2-[.B164]^2))" office:value-type="float" office:value="99.3219984444534">
            <text:p>99.3219984444534</text:p>
          </table:table-cell>
          <table:table-cell table:formula="of:=([.$C$10]-[.C164])*[.$B$4]" office:value-type="float" office:value="854.13975501438">
            <text:p>854.13975501438</text:p>
          </table:table-cell>
          <table:table-cell table:formula="of:=ROUND([.D164])" office:value-type="float" office:value="854">
            <text:p>854</text:p>
          </table:table-cell>
          <table:table-cell table:formula="of:=([.$C$8]-([.E164]*[.$C$4]))" office:value-type="float" office:value="99.3221375">
            <text:p>99.3221375</text:p>
          </table:table-cell>
          <table:table-cell table:formula="of:=SQRT(ABS([.$D$2]^2-[.F164]^2))" office:value-type="float" office:value="11.6238118718041">
            <text:p>11.6238118718041</text:p>
          </table:table-cell>
          <table:table-cell table:formula="of:=ABS([.B164]-[.G164])" office:value-type="float" office:value="0.00118812819582992">
            <text:p>0.00118812819582992</text:p>
          </table:table-cell>
          <table:table-cell/>
        </table:table-row>
        <table:table-row table:style-name="ro2">
          <table:table-cell table:formula="of:=[.A164]+[.A$4]" office:value-type="float" office:value="46.7999999999999">
            <text:p>46.7999999999999</text:p>
          </table:table-cell>
          <table:table-cell table:formula="of:=[.A165]/([.$D$4]*2)" office:value-type="float" office:value="11.7">
            <text:p>11.7</text:p>
          </table:table-cell>
          <table:table-cell table:formula="of:=SQRT(ABS([.$D$2]^2-[.B165]^2))" office:value-type="float" office:value="99.3131914702171">
            <text:p>99.3131914702171</text:p>
          </table:table-cell>
          <table:table-cell table:formula="of:=([.$C$10]-[.C165])*[.$B$4]" office:value-type="float" office:value="865.235155627033">
            <text:p>865.235155627033</text:p>
          </table:table-cell>
          <table:table-cell table:formula="of:=ROUND([.D165])" office:value-type="float" office:value="865">
            <text:p>865</text:p>
          </table:table-cell>
          <table:table-cell table:formula="of:=([.$C$8]-([.E165]*[.$C$4]))" office:value-type="float" office:value="99.31340625">
            <text:p>99.31340625</text:p>
          </table:table-cell>
          <table:table-cell table:formula="of:=SQRT(ABS([.$D$2]^2-[.F165]^2))" office:value-type="float" office:value="11.6981767392385">
            <text:p>11.6981767392385</text:p>
          </table:table-cell>
          <table:table-cell table:formula="of:=ABS([.B165]-[.G165])" office:value-type="float" office:value="0.00182326076147454">
            <text:p>0.00182326076147454</text:p>
          </table:table-cell>
          <table:table-cell/>
        </table:table-row>
        <table:table-row table:style-name="ro2">
          <table:table-cell table:formula="of:=[.A165]+[.A$4]" office:value-type="float" office:value="47.0999999999999">
            <text:p>47.0999999999999</text:p>
          </table:table-cell>
          <table:table-cell table:formula="of:=[.A166]/([.$D$4]*2)" office:value-type="float" office:value="11.775">
            <text:p>11.775</text:p>
          </table:table-cell>
          <table:table-cell table:formula="of:=SQRT(ABS([.$D$2]^2-[.B166]^2))" office:value-type="float" office:value="99.3043270708784">
            <text:p>99.3043270708784</text:p>
          </table:table-cell>
          <table:table-cell table:formula="of:=([.$C$10]-[.C166])*[.$B$4]" office:value-type="float" office:value="876.402902825348">
            <text:p>876.402902825348</text:p>
          </table:table-cell>
          <table:table-cell table:formula="of:=ROUND([.D166])" office:value-type="float" office:value="876">
            <text:p>876</text:p>
          </table:table-cell>
          <table:table-cell table:formula="of:=([.$C$8]-([.E166]*[.$C$4]))" office:value-type="float" office:value="99.304675">
            <text:p>99.304675</text:p>
          </table:table-cell>
          <table:table-cell table:formula="of:=SQRT(ABS([.$D$2]^2-[.F166]^2))" office:value-type="float" office:value="11.7720653729231">
            <text:p>11.7720653729231</text:p>
          </table:table-cell>
          <table:table-cell table:formula="of:=ABS([.B166]-[.G166])" office:value-type="float" office:value="0.00293462707692704">
            <text:p>0.00293462707692704</text:p>
          </table:table-cell>
          <table:table-cell/>
        </table:table-row>
        <table:table-row table:style-name="ro2">
          <table:table-cell table:formula="of:=[.A166]+[.A$4]" office:value-type="float" office:value="47.3999999999999">
            <text:p>47.3999999999999</text:p>
          </table:table-cell>
          <table:table-cell table:formula="of:=[.A167]/([.$D$4]*2)" office:value-type="float" office:value="11.85">
            <text:p>11.85</text:p>
          </table:table-cell>
          <table:table-cell table:formula="of:=SQRT(ABS([.$D$2]^2-[.B167]^2))" office:value-type="float" office:value="99.2954052310579">
            <text:p>99.2954052310579</text:p>
          </table:table-cell>
          <table:table-cell table:formula="of:=([.$C$10]-[.C167])*[.$B$4]" office:value-type="float" office:value="887.643015985072">
            <text:p>887.643015985072</text:p>
          </table:table-cell>
          <table:table-cell table:formula="of:=ROUND([.D167])" office:value-type="float" office:value="888">
            <text:p>888</text:p>
          </table:table-cell>
          <table:table-cell table:formula="of:=([.$C$8]-([.E167]*[.$C$4]))" office:value-type="float" office:value="99.29515">
            <text:p>99.29515</text:p>
          </table:table-cell>
          <table:table-cell table:formula="of:=SQRT(ABS([.$D$2]^2-[.F167]^2))" office:value-type="float" office:value="11.8521384769795">
            <text:p>11.8521384769795</text:p>
          </table:table-cell>
          <table:table-cell table:formula="of:=ABS([.B167]-[.G167])" office:value-type="float" office:value="0.00213847697954783">
            <text:p>0.00213847697954783</text:p>
          </table:table-cell>
          <table:table-cell/>
        </table:table-row>
        <table:table-row table:style-name="ro2">
          <table:table-cell table:formula="of:=[.A167]+[.A$4]" office:value-type="float" office:value="47.6999999999999">
            <text:p>47.6999999999999</text:p>
          </table:table-cell>
          <table:table-cell table:formula="of:=[.A168]/([.$D$4]*2)" office:value-type="float" office:value="11.925">
            <text:p>11.925</text:p>
          </table:table-cell>
          <table:table-cell table:formula="of:=SQRT(ABS([.$D$2]^2-[.B168]^2))" office:value-type="float" office:value="99.2864259352707">
            <text:p>99.2864259352707</text:p>
          </table:table-cell>
          <table:table-cell table:formula="of:=([.$C$10]-[.C168])*[.$B$4]" office:value-type="float" office:value="898.95551461456">
            <text:p>898.95551461456</text:p>
          </table:table-cell>
          <table:table-cell table:formula="of:=ROUND([.D168])" office:value-type="float" office:value="899">
            <text:p>899</text:p>
          </table:table-cell>
          <table:table-cell table:formula="of:=([.$C$8]-([.E168]*[.$C$4]))" office:value-type="float" office:value="99.28641875">
            <text:p>99.28641875</text:p>
          </table:table-cell>
          <table:table-cell table:formula="of:=SQRT(ABS([.$D$2]^2-[.F168]^2))" office:value-type="float" office:value="11.9250598237346">
            <text:p>11.9250598237346</text:p>
          </table:table-cell>
          <table:table-cell table:formula="of:=ABS([.B168]-[.G168])" office:value-type="float" office:value="0.0000598237346203234">
            <text:p>0.0000598237346203234</text:p>
          </table:table-cell>
          <table:table-cell/>
        </table:table-row>
        <table:table-row table:style-name="ro2">
          <table:table-cell table:formula="of:=[.A168]+[.A$4]" office:value-type="float" office:value="47.9999999999999">
            <text:p>47.9999999999999</text:p>
          </table:table-cell>
          <table:table-cell table:formula="of:=[.A169]/([.$D$4]*2)" office:value-type="float" office:value="12">
            <text:p>12</text:p>
          </table:table-cell>
          <table:table-cell table:formula="of:=SQRT(ABS([.$D$2]^2-[.B169]^2))" office:value-type="float" office:value="99.2773891679269">
            <text:p>99.2773891679269</text:p>
          </table:table-cell>
          <table:table-cell table:formula="of:=([.$C$10]-[.C169])*[.$B$4]" office:value-type="float" office:value="910.340418354889">
            <text:p>910.340418354889</text:p>
          </table:table-cell>
          <table:table-cell table:formula="of:=ROUND([.D169])" office:value-type="float" office:value="910">
            <text:p>910</text:p>
          </table:table-cell>
          <table:table-cell table:formula="of:=([.$C$8]-([.E169]*[.$C$4]))" office:value-type="float" office:value="99.2776875">
            <text:p>99.2776875</text:p>
          </table:table-cell>
          <table:table-cell table:formula="of:=SQRT(ABS([.$D$2]^2-[.F169]^2))" office:value-type="float" office:value="11.9975316066407">
            <text:p>11.9975316066407</text:p>
          </table:table-cell>
          <table:table-cell table:formula="of:=ABS([.B169]-[.G169])" office:value-type="float" office:value="0.00246839335924953">
            <text:p>0.00246839335924953</text:p>
          </table:table-cell>
          <table:table-cell/>
        </table:table-row>
        <table:table-row table:style-name="ro2">
          <table:table-cell table:formula="of:=[.A169]+[.A$4]" office:value-type="float" office:value="48.2999999999999">
            <text:p>48.2999999999999</text:p>
          </table:table-cell>
          <table:table-cell table:formula="of:=[.A170]/([.$D$4]*2)" office:value-type="float" office:value="12.075">
            <text:p>12.075</text:p>
          </table:table-cell>
          <table:table-cell table:formula="of:=SQRT(ABS([.$D$2]^2-[.B170]^2))" office:value-type="float" office:value="99.2682949133307">
            <text:p>99.2682949133307</text:p>
          </table:table-cell>
          <table:table-cell table:formula="of:=([.$C$10]-[.C170])*[.$B$4]" office:value-type="float" office:value="921.797746979942">
            <text:p>921.797746979942</text:p>
          </table:table-cell>
          <table:table-cell table:formula="of:=ROUND([.D170])" office:value-type="float" office:value="922">
            <text:p>922</text:p>
          </table:table-cell>
          <table:table-cell table:formula="of:=([.$C$8]-([.E170]*[.$C$4]))" office:value-type="float" office:value="99.2681625">
            <text:p>99.2681625</text:p>
          </table:table-cell>
          <table:table-cell table:formula="of:=SQRT(ABS([.$D$2]^2-[.F170]^2))" office:value-type="float" office:value="12.0760885171314">
            <text:p>12.0760885171314</text:p>
          </table:table-cell>
          <table:table-cell table:formula="of:=ABS([.B170]-[.G170])" office:value-type="float" office:value="0.00108851713144453">
            <text:p>0.00108851713144453</text:p>
          </table:table-cell>
          <table:table-cell/>
        </table:table-row>
        <table:table-row table:style-name="ro2">
          <table:table-cell table:formula="of:=[.A170]+[.A$4]" office:value-type="float" office:value="48.5999999999999">
            <text:p>48.5999999999999</text:p>
          </table:table-cell>
          <table:table-cell table:formula="of:=[.A171]/([.$D$4]*2)" office:value-type="float" office:value="12.15">
            <text:p>12.15</text:p>
          </table:table-cell>
          <table:table-cell table:formula="of:=SQRT(ABS([.$D$2]^2-[.B171]^2))" office:value-type="float" office:value="99.2591431556811">
            <text:p>99.2591431556811</text:p>
          </table:table-cell>
          <table:table-cell table:formula="of:=([.$C$10]-[.C171])*[.$B$4]" office:value-type="float" office:value="933.327520396749">
            <text:p>933.327520396749</text:p>
          </table:table-cell>
          <table:table-cell table:formula="of:=ROUND([.D171])" office:value-type="float" office:value="933">
            <text:p>933</text:p>
          </table:table-cell>
          <table:table-cell table:formula="of:=([.$C$8]-([.E171]*[.$C$4]))" office:value-type="float" office:value="99.25943125">
            <text:p>99.25943125</text:p>
          </table:table-cell>
          <table:table-cell table:formula="of:=SQRT(ABS([.$D$2]^2-[.F171]^2))" office:value-type="float" office:value="12.1476461887282">
            <text:p>12.1476461887282</text:p>
          </table:table-cell>
          <table:table-cell table:formula="of:=ABS([.B171]-[.G171])" office:value-type="float" office:value="0.00235381127176382">
            <text:p>0.00235381127176382</text:p>
          </table:table-cell>
          <table:table-cell/>
        </table:table-row>
        <table:table-row table:style-name="ro2">
          <table:table-cell table:formula="of:=[.A171]+[.A$4]" office:value-type="float" office:value="48.8999999999999">
            <text:p>48.8999999999999</text:p>
          </table:table-cell>
          <table:table-cell table:formula="of:=[.A172]/([.$D$4]*2)" office:value-type="float" office:value="12.225">
            <text:p>12.225</text:p>
          </table:table-cell>
          <table:table-cell table:formula="of:=SQRT(ABS([.$D$2]^2-[.B172]^2))" office:value-type="float" office:value="99.2499338790712">
            <text:p>99.2499338790712</text:p>
          </table:table-cell>
          <table:table-cell table:formula="of:=([.$C$10]-[.C172])*[.$B$4]" office:value-type="float" office:value="944.929758645506">
            <text:p>944.929758645506</text:p>
          </table:table-cell>
          <table:table-cell table:formula="of:=ROUND([.D172])" office:value-type="float" office:value="945">
            <text:p>945</text:p>
          </table:table-cell>
          <table:table-cell table:formula="of:=([.$C$8]-([.E172]*[.$C$4]))" office:value-type="float" office:value="99.24990625">
            <text:p>99.24990625</text:p>
          </table:table-cell>
          <table:table-cell table:formula="of:=SQRT(ABS([.$D$2]^2-[.F172]^2))" office:value-type="float" office:value="12.2252243073987">
            <text:p>12.2252243073987</text:p>
          </table:table-cell>
          <table:table-cell table:formula="of:=ABS([.B172]-[.G172])" office:value-type="float" office:value="0.000224307398738688">
            <text:p>0.000224307398738688</text:p>
          </table:table-cell>
          <table:table-cell/>
        </table:table-row>
        <table:table-row table:style-name="ro2">
          <table:table-cell table:formula="of:=[.A172]+[.A$4]" office:value-type="float" office:value="49.1999999999999">
            <text:p>49.1999999999999</text:p>
          </table:table-cell>
          <table:table-cell table:formula="of:=[.A173]/([.$D$4]*2)" office:value-type="float" office:value="12.3">
            <text:p>12.3</text:p>
          </table:table-cell>
          <table:table-cell table:formula="of:=SQRT(ABS([.$D$2]^2-[.B173]^2))" office:value-type="float" office:value="99.240667067488">
            <text:p>99.240667067488</text:p>
          </table:table-cell>
          <table:table-cell table:formula="of:=([.$C$10]-[.C173])*[.$B$4]" office:value-type="float" office:value="956.604481899881">
            <text:p>956.604481899881</text:p>
          </table:table-cell>
          <table:table-cell table:formula="of:=ROUND([.D173])" office:value-type="float" office:value="957">
            <text:p>957</text:p>
          </table:table-cell>
          <table:table-cell table:formula="of:=([.$C$8]-([.E173]*[.$C$4]))" office:value-type="float" office:value="99.24038125">
            <text:p>99.24038125</text:p>
          </table:table-cell>
          <table:table-cell table:formula="of:=SQRT(ABS([.$D$2]^2-[.F173]^2))" office:value-type="float" office:value="12.3023058551903">
            <text:p>12.3023058551903</text:p>
          </table:table-cell>
          <table:table-cell table:formula="of:=ABS([.B173]-[.G173])" office:value-type="float" office:value="0.00230585519031123">
            <text:p>0.00230585519031123</text:p>
          </table:table-cell>
          <table:table-cell/>
        </table:table-row>
        <table:table-row table:style-name="ro2">
          <table:table-cell table:formula="of:=[.A173]+[.A$4]" office:value-type="float" office:value="49.4999999999999">
            <text:p>49.4999999999999</text:p>
          </table:table-cell>
          <table:table-cell table:formula="of:=[.A174]/([.$D$4]*2)" office:value-type="float" office:value="12.375">
            <text:p>12.375</text:p>
          </table:table-cell>
          <table:table-cell table:formula="of:=SQRT(ABS([.$D$2]^2-[.B174]^2))" office:value-type="float" office:value="99.2313427048128">
            <text:p>99.2313427048128</text:p>
          </table:table-cell>
          <table:table-cell table:formula="of:=([.$C$10]-[.C174])*[.$B$4]" office:value-type="float" office:value="968.351710467117">
            <text:p>968.351710467117</text:p>
          </table:table-cell>
          <table:table-cell table:formula="of:=ROUND([.D174])" office:value-type="float" office:value="968">
            <text:p>968</text:p>
          </table:table-cell>
          <table:table-cell table:formula="of:=([.$C$8]-([.E174]*[.$C$4]))" office:value-type="float" office:value="99.23165">
            <text:p>99.23165</text:p>
          </table:table-cell>
          <table:table-cell table:formula="of:=SQRT(ABS([.$D$2]^2-[.F174]^2))" office:value-type="float" office:value="12.3725356446243">
            <text:p>12.3725356446243</text:p>
          </table:table-cell>
          <table:table-cell table:formula="of:=ABS([.B174]-[.G174])" office:value-type="float" office:value="0.0024643553756718">
            <text:p>0.0024643553756718</text:p>
          </table:table-cell>
          <table:table-cell/>
        </table:table-row>
        <table:table-row table:style-name="ro2">
          <table:table-cell table:formula="of:=[.A174]+[.A$4]" office:value-type="float" office:value="49.7999999999999">
            <text:p>49.7999999999999</text:p>
          </table:table-cell>
          <table:table-cell table:formula="of:=[.A175]/([.$D$4]*2)" office:value-type="float" office:value="12.45">
            <text:p>12.45</text:p>
          </table:table-cell>
          <table:table-cell table:formula="of:=SQRT(ABS([.$D$2]^2-[.B175]^2))" office:value-type="float" office:value="99.2219607748204">
            <text:p>99.2219607748204</text:p>
          </table:table-cell>
          <table:table-cell table:formula="of:=([.$C$10]-[.C175])*[.$B$4]" office:value-type="float" office:value="980.171464788198">
            <text:p>980.171464788198</text:p>
          </table:table-cell>
          <table:table-cell table:formula="of:=ROUND([.D175])" office:value-type="float" office:value="980">
            <text:p>980</text:p>
          </table:table-cell>
          <table:table-cell table:formula="of:=([.$C$8]-([.E175]*[.$C$4]))" office:value-type="float" office:value="99.222125">
            <text:p>99.222125</text:p>
          </table:table-cell>
          <table:table-cell table:formula="of:=SQRT(ABS([.$D$2]^2-[.F175]^2))" office:value-type="float" office:value="12.448691115309">
            <text:p>12.448691115309</text:p>
          </table:table-cell>
          <table:table-cell table:formula="of:=ABS([.B175]-[.G175])" office:value-type="float" office:value="0.00130888469097989">
            <text:p>0.00130888469097989</text:p>
          </table:table-cell>
          <table:table-cell/>
        </table:table-row>
        <table:table-row table:style-name="ro2">
          <table:table-cell table:formula="of:=[.A175]+[.A$4]" office:value-type="float" office:value="50.0999999999999">
            <text:p>50.0999999999999</text:p>
          </table:table-cell>
          <table:table-cell table:formula="of:=[.A176]/([.$D$4]*2)" office:value-type="float" office:value="12.525">
            <text:p>12.525</text:p>
          </table:table-cell>
          <table:table-cell table:formula="of:=SQRT(ABS([.$D$2]^2-[.B176]^2))" office:value-type="float" office:value="99.2125212611795">
            <text:p>99.2125212611795</text:p>
          </table:table-cell>
          <table:table-cell table:formula="of:=([.$C$10]-[.C176])*[.$B$4]" office:value-type="float" office:value="992.063765438132">
            <text:p>992.063765438132</text:p>
          </table:table-cell>
          <table:table-cell table:formula="of:=ROUND([.D176])" office:value-type="float" office:value="992">
            <text:p>992</text:p>
          </table:table-cell>
          <table:table-cell table:formula="of:=([.$C$8]-([.E176]*[.$C$4]))" office:value-type="float" office:value="99.2126">
            <text:p>99.2126</text:p>
          </table:table-cell>
          <table:table-cell table:formula="of:=SQRT(ABS([.$D$2]^2-[.F176]^2))" office:value-type="float" office:value="12.5243762814761">
            <text:p>12.5243762814761</text:p>
          </table:table-cell>
          <table:table-cell table:formula="of:=ABS([.B176]-[.G176])" office:value-type="float" office:value="0.000623718523906192">
            <text:p>0.000623718523906192</text:p>
          </table:table-cell>
          <table:table-cell/>
        </table:table-row>
        <table:table-row table:style-name="ro2">
          <table:table-cell table:formula="of:=[.A176]+[.A$4]" office:value-type="float" office:value="50.3999999999999">
            <text:p>50.3999999999999</text:p>
          </table:table-cell>
          <table:table-cell table:formula="of:=[.A177]/([.$D$4]*2)" office:value-type="float" office:value="12.6">
            <text:p>12.6</text:p>
          </table:table-cell>
          <table:table-cell table:formula="of:=SQRT(ABS([.$D$2]^2-[.B177]^2))" office:value-type="float" office:value="99.2030241474523">
            <text:p>99.2030241474523</text:p>
          </table:table-cell>
          <table:table-cell table:formula="of:=([.$C$10]-[.C177])*[.$B$4]" office:value-type="float" office:value="1004.02863312601">
            <text:p>1004.02863312601</text:p>
          </table:table-cell>
          <table:table-cell table:formula="of:=ROUND([.D177])" office:value-type="float" office:value="1004">
            <text:p>1004</text:p>
          </table:table-cell>
          <table:table-cell table:formula="of:=([.$C$8]-([.E177]*[.$C$4]))" office:value-type="float" office:value="99.203075">
            <text:p>99.203075</text:p>
          </table:table-cell>
          <table:table-cell table:formula="of:=SQRT(ABS([.$D$2]^2-[.F177]^2))" office:value-type="float" office:value="12.5995996184155">
            <text:p>12.5995996184155</text:p>
          </table:table-cell>
          <table:table-cell table:formula="of:=ABS([.B177]-[.G177])" office:value-type="float" office:value="0.000400381584514165">
            <text:p>0.000400381584514165</text:p>
          </table:table-cell>
          <table:table-cell/>
        </table:table-row>
        <table:table-row table:style-name="ro2">
          <table:table-cell table:formula="of:=[.A177]+[.A$4]" office:value-type="float" office:value="50.6999999999999">
            <text:p>50.6999999999999</text:p>
          </table:table-cell>
          <table:table-cell table:formula="of:=[.A178]/([.$D$4]*2)" office:value-type="float" office:value="12.675">
            <text:p>12.675</text:p>
          </table:table-cell>
          <table:table-cell table:formula="of:=SQRT(ABS([.$D$2]^2-[.B178]^2))" office:value-type="float" office:value="99.1934694170942">
            <text:p>99.1934694170942</text:p>
          </table:table-cell>
          <table:table-cell table:formula="of:=([.$C$10]-[.C178])*[.$B$4]" office:value-type="float" office:value="1016.06608869525">
            <text:p>1016.06608869525</text:p>
          </table:table-cell>
          <table:table-cell table:formula="of:=ROUND([.D178])" office:value-type="float" office:value="1016">
            <text:p>1016</text:p>
          </table:table-cell>
          <table:table-cell table:formula="of:=([.$C$8]-([.E178]*[.$C$4]))" office:value-type="float" office:value="99.19355">
            <text:p>99.19355</text:p>
          </table:table-cell>
          <table:table-cell table:formula="of:=SQRT(ABS([.$D$2]^2-[.F178]^2))" office:value-type="float" office:value="12.6743693491037">
            <text:p>12.6743693491037</text:p>
          </table:table-cell>
          <table:table-cell table:formula="of:=ABS([.B178]-[.G178])" office:value-type="float" office:value="0.000630650896288998">
            <text:p>0.000630650896288998</text:p>
          </table:table-cell>
          <table:table-cell/>
        </table:table-row>
        <table:table-row table:style-name="ro2">
          <table:table-cell table:formula="of:=[.A178]+[.A$4]" office:value-type="float" office:value="50.9999999999999">
            <text:p>50.9999999999999</text:p>
          </table:table-cell>
          <table:table-cell table:formula="of:=[.A179]/([.$D$4]*2)" office:value-type="float" office:value="12.75">
            <text:p>12.75</text:p>
          </table:table-cell>
          <table:table-cell table:formula="of:=SQRT(ABS([.$D$2]^2-[.B179]^2))" office:value-type="float" office:value="99.183857053454">
            <text:p>99.183857053454</text:p>
          </table:table-cell>
          <table:table-cell table:formula="of:=([.$C$10]-[.C179])*[.$B$4]" office:value-type="float" office:value="1028.17615312382">
            <text:p>1028.17615312382</text:p>
          </table:table-cell>
          <table:table-cell table:formula="of:=ROUND([.D179])" office:value-type="float" office:value="1028">
            <text:p>1028</text:p>
          </table:table-cell>
          <table:table-cell table:formula="of:=([.$C$8]-([.E179]*[.$C$4]))" office:value-type="float" office:value="99.184025">
            <text:p>99.184025</text:p>
          </table:table-cell>
          <table:table-cell table:formula="of:=SQRT(ABS([.$D$2]^2-[.F179]^2))" office:value-type="float" office:value="12.7486934546005">
            <text:p>12.7486934546005</text:p>
          </table:table-cell>
          <table:table-cell table:formula="of:=ABS([.B179]-[.G179])" office:value-type="float" office:value="0.00130654539945496">
            <text:p>0.00130654539945496</text:p>
          </table:table-cell>
          <table:table-cell/>
        </table:table-row>
        <table:table-row table:style-name="ro2">
          <table:table-cell table:formula="of:=[.A179]+[.A$4]" office:value-type="float" office:value="51.2999999999999">
            <text:p>51.2999999999999</text:p>
          </table:table-cell>
          <table:table-cell table:formula="of:=[.A180]/([.$D$4]*2)" office:value-type="float" office:value="12.825">
            <text:p>12.825</text:p>
          </table:table-cell>
          <table:table-cell table:formula="of:=SQRT(ABS([.$D$2]^2-[.B180]^2))" office:value-type="float" office:value="99.1741870397736">
            <text:p>99.1741870397736</text:p>
          </table:table-cell>
          <table:table-cell table:formula="of:=([.$C$10]-[.C180])*[.$B$4]" office:value-type="float" office:value="1040.35884752433">
            <text:p>1040.35884752433</text:p>
          </table:table-cell>
          <table:table-cell table:formula="of:=ROUND([.D180])" office:value-type="float" office:value="1040">
            <text:p>1040</text:p>
          </table:table-cell>
          <table:table-cell table:formula="of:=([.$C$8]-([.E180]*[.$C$4]))" office:value-type="float" office:value="99.1745">
            <text:p>99.1745</text:p>
          </table:table-cell>
          <table:table-cell table:formula="of:=SQRT(ABS([.$D$2]^2-[.F180]^2))" office:value-type="float" office:value="12.8225796839014">
            <text:p>12.8225796839014</text:p>
          </table:table-cell>
          <table:table-cell table:formula="of:=ABS([.B180]-[.G180])" office:value-type="float" office:value="0.00242031609859339">
            <text:p>0.00242031609859339</text:p>
          </table:table-cell>
          <table:table-cell/>
        </table:table-row>
        <table:table-row table:style-name="ro2">
          <table:table-cell table:formula="of:=[.A180]+[.A$4]" office:value-type="float" office:value="51.5999999999999">
            <text:p>51.5999999999999</text:p>
          </table:table-cell>
          <table:table-cell table:formula="of:=[.A181]/([.$D$4]*2)" office:value-type="float" office:value="12.9">
            <text:p>12.9</text:p>
          </table:table-cell>
          <table:table-cell table:formula="of:=SQRT(ABS([.$D$2]^2-[.B181]^2))" office:value-type="float" office:value="99.1644593591878">
            <text:p>99.1644593591878</text:p>
          </table:table-cell>
          <table:table-cell table:formula="of:=([.$C$10]-[.C181])*[.$B$4]" office:value-type="float" office:value="1052.6141931443">
            <text:p>1052.6141931443</text:p>
          </table:table-cell>
          <table:table-cell table:formula="of:=ROUND([.D181])" office:value-type="float" office:value="1053">
            <text:p>1053</text:p>
          </table:table-cell>
          <table:table-cell table:formula="of:=([.$C$8]-([.E181]*[.$C$4]))" office:value-type="float" office:value="99.16418125">
            <text:p>99.16418125</text:p>
          </table:table-cell>
          <table:table-cell table:formula="of:=SQRT(ABS([.$D$2]^2-[.F181]^2))" office:value-type="float" office:value="12.9021376917605">
            <text:p>12.9021376917605</text:p>
          </table:table-cell>
          <table:table-cell table:formula="of:=ABS([.B181]-[.G181])" office:value-type="float" office:value="0.00213769176057887">
            <text:p>0.00213769176057887</text:p>
          </table:table-cell>
          <table:table-cell/>
        </table:table-row>
        <table:table-row table:style-name="ro2">
          <table:table-cell table:formula="of:=[.A181]+[.A$4]" office:value-type="float" office:value="51.8999999999999">
            <text:p>51.8999999999999</text:p>
          </table:table-cell>
          <table:table-cell table:formula="of:=[.A182]/([.$D$4]*2)" office:value-type="float" office:value="12.975">
            <text:p>12.975</text:p>
          </table:table-cell>
          <table:table-cell table:formula="of:=SQRT(ABS([.$D$2]^2-[.B182]^2))" office:value-type="float" office:value="99.154673994724">
            <text:p>99.154673994724</text:p>
          </table:table-cell>
          <table:table-cell table:formula="of:=([.$C$10]-[.C182])*[.$B$4]" office:value-type="float" office:value="1064.94221136633">
            <text:p>1064.94221136633</text:p>
          </table:table-cell>
          <table:table-cell table:formula="of:=ROUND([.D182])" office:value-type="float" office:value="1065">
            <text:p>1065</text:p>
          </table:table-cell>
          <table:table-cell table:formula="of:=([.$C$8]-([.E182]*[.$C$4]))" office:value-type="float" office:value="99.15465625">
            <text:p>99.15465625</text:p>
          </table:table-cell>
          <table:table-cell table:formula="of:=SQRT(ABS([.$D$2]^2-[.F182]^2))" office:value-type="float" office:value="12.9751356040828">
            <text:p>12.9751356040828</text:p>
          </table:table-cell>
          <table:table-cell table:formula="of:=ABS([.B182]-[.G182])" office:value-type="float" office:value="0.000135604082794671">
            <text:p>0.000135604082794671</text:p>
          </table:table-cell>
          <table:table-cell/>
        </table:table-row>
        <table:table-row table:style-name="ro2">
          <table:table-cell table:formula="of:=[.A182]+[.A$4]" office:value-type="float" office:value="52.1999999999999">
            <text:p>52.1999999999999</text:p>
          </table:table-cell>
          <table:table-cell table:formula="of:=[.A183]/([.$D$4]*2)" office:value-type="float" office:value="13.05">
            <text:p>13.05</text:p>
          </table:table-cell>
          <table:table-cell table:formula="of:=SQRT(ABS([.$D$2]^2-[.B183]^2))" office:value-type="float" office:value="99.1448309293026">
            <text:p>99.1448309293026</text:p>
          </table:table-cell>
          <table:table-cell table:formula="of:=([.$C$10]-[.C183])*[.$B$4]" office:value-type="float" office:value="1077.34292370826">
            <text:p>1077.34292370826</text:p>
          </table:table-cell>
          <table:table-cell table:formula="of:=ROUND([.D183])" office:value-type="float" office:value="1077">
            <text:p>1077</text:p>
          </table:table-cell>
          <table:table-cell table:formula="of:=([.$C$8]-([.E183]*[.$C$4]))" office:value-type="float" office:value="99.14513125">
            <text:p>99.14513125</text:p>
          </table:table-cell>
          <table:table-cell table:formula="of:=SQRT(ABS([.$D$2]^2-[.F183]^2))" office:value-type="float" office:value="13.0477181691004">
            <text:p>13.0477181691004</text:p>
          </table:table-cell>
          <table:table-cell table:formula="of:=ABS([.B183]-[.G183])" office:value-type="float" office:value="0.00228183089960865">
            <text:p>0.00228183089960865</text:p>
          </table:table-cell>
          <table:table-cell/>
        </table:table-row>
        <table:table-row table:style-name="ro2">
          <table:table-cell table:formula="of:=[.A183]+[.A$4]" office:value-type="float" office:value="52.4999999999999">
            <text:p>52.4999999999999</text:p>
          </table:table-cell>
          <table:table-cell table:formula="of:=[.A184]/([.$D$4]*2)" office:value-type="float" office:value="13.125">
            <text:p>13.125</text:p>
          </table:table-cell>
          <table:table-cell table:formula="of:=SQRT(ABS([.$D$2]^2-[.B184]^2))" office:value-type="float" office:value="99.1349301457362">
            <text:p>99.1349301457362</text:p>
          </table:table-cell>
          <table:table-cell table:formula="of:=([.$C$10]-[.C184])*[.$B$4]" office:value-type="float" office:value="1089.81635182339">
            <text:p>1089.81635182339</text:p>
          </table:table-cell>
          <table:table-cell table:formula="of:=ROUND([.D184])" office:value-type="float" office:value="1090">
            <text:p>1090</text:p>
          </table:table-cell>
          <table:table-cell table:formula="of:=([.$C$8]-([.E184]*[.$C$4]))" office:value-type="float" office:value="99.1348125">
            <text:p>99.1348125</text:p>
          </table:table-cell>
          <table:table-cell table:formula="of:=SQRT(ABS([.$D$2]^2-[.F184]^2))" office:value-type="float" office:value="13.1258885638209">
            <text:p>13.1258885638209</text:p>
          </table:table-cell>
          <table:table-cell table:formula="of:=ABS([.B184]-[.G184])" office:value-type="float" office:value="0.000888563820916843">
            <text:p>0.000888563820916843</text:p>
          </table:table-cell>
          <table:table-cell/>
        </table:table-row>
        <table:table-row table:style-name="ro2">
          <table:table-cell table:formula="of:=[.A184]+[.A$4]" office:value-type="float" office:value="52.7999999999999">
            <text:p>52.7999999999999</text:p>
          </table:table-cell>
          <table:table-cell table:formula="of:=[.A185]/([.$D$4]*2)" office:value-type="float" office:value="13.2">
            <text:p>13.2</text:p>
          </table:table-cell>
          <table:table-cell table:formula="of:=SQRT(ABS([.$D$2]^2-[.B185]^2))" office:value-type="float" office:value="99.1249716267299">
            <text:p>99.1249716267299</text:p>
          </table:table-cell>
          <table:table-cell table:formula="of:=([.$C$10]-[.C185])*[.$B$4]" office:value-type="float" office:value="1102.36251750071">
            <text:p>1102.36251750071</text:p>
          </table:table-cell>
          <table:table-cell table:formula="of:=ROUND([.D185])" office:value-type="float" office:value="1102">
            <text:p>1102</text:p>
          </table:table-cell>
          <table:table-cell table:formula="of:=([.$C$8]-([.E185]*[.$C$4]))" office:value-type="float" office:value="99.1252875">
            <text:p>99.1252875</text:p>
          </table:table-cell>
          <table:table-cell table:formula="of:=SQRT(ABS([.$D$2]^2-[.F185]^2))" office:value-type="float" office:value="13.1976277429826">
            <text:p>13.1976277429826</text:p>
          </table:table-cell>
          <table:table-cell table:formula="of:=ABS([.B185]-[.G185])" office:value-type="float" office:value="0.00237225701734189">
            <text:p>0.00237225701734189</text:p>
          </table:table-cell>
          <table:table-cell/>
        </table:table-row>
        <table:table-row table:style-name="ro2">
          <table:table-cell table:formula="of:=[.A185]+[.A$4]" office:value-type="float" office:value="53.0999999999999">
            <text:p>53.0999999999999</text:p>
          </table:table-cell>
          <table:table-cell table:formula="of:=[.A186]/([.$D$4]*2)" office:value-type="float" office:value="13.275">
            <text:p>13.275</text:p>
          </table:table-cell>
          <table:table-cell table:formula="of:=SQRT(ABS([.$D$2]^2-[.B186]^2))" office:value-type="float" office:value="99.1149553548807">
            <text:p>99.1149553548807</text:p>
          </table:table-cell>
          <table:table-cell table:formula="of:=([.$C$10]-[.C186])*[.$B$4]" office:value-type="float" office:value="1114.98144266496">
            <text:p>1114.98144266496</text:p>
          </table:table-cell>
          <table:table-cell table:formula="of:=ROUND([.D186])" office:value-type="float" office:value="1115">
            <text:p>1115</text:p>
          </table:table-cell>
          <table:table-cell table:formula="of:=([.$C$8]-([.E186]*[.$C$4]))" office:value-type="float" office:value="99.11496875">
            <text:p>99.11496875</text:p>
          </table:table-cell>
          <table:table-cell table:formula="of:=SQRT(ABS([.$D$2]^2-[.F186]^2))" office:value-type="float" office:value="13.2748999878162">
            <text:p>13.2748999878162</text:p>
          </table:table-cell>
          <table:table-cell table:formula="of:=ABS([.B186]-[.G186])" office:value-type="float" office:value="0.0001000121837329">
            <text:p>0.0001000121837329</text:p>
          </table:table-cell>
          <table:table-cell/>
        </table:table-row>
        <table:table-row table:style-name="ro2">
          <table:table-cell table:formula="of:=[.A186]+[.A$4]" office:value-type="float" office:value="53.3999999999999">
            <text:p>53.3999999999999</text:p>
          </table:table-cell>
          <table:table-cell table:formula="of:=[.A187]/([.$D$4]*2)" office:value-type="float" office:value="13.35">
            <text:p>13.35</text:p>
          </table:table-cell>
          <table:table-cell table:formula="of:=SQRT(ABS([.$D$2]^2-[.B187]^2))" office:value-type="float" office:value="99.104881312678">
            <text:p>99.104881312678</text:p>
          </table:table-cell>
          <table:table-cell table:formula="of:=([.$C$10]-[.C187])*[.$B$4]" office:value-type="float" office:value="1127.67314937703">
            <text:p>1127.67314937703</text:p>
          </table:table-cell>
          <table:table-cell table:formula="of:=ROUND([.D187])" office:value-type="float" office:value="1128">
            <text:p>1128</text:p>
          </table:table-cell>
          <table:table-cell table:formula="of:=([.$C$8]-([.E187]*[.$C$4]))" office:value-type="float" office:value="99.10465">
            <text:p>99.10465</text:p>
          </table:table-cell>
          <table:table-cell table:formula="of:=SQRT(ABS([.$D$2]^2-[.F187]^2))" office:value-type="float" office:value="13.3517170572739">
            <text:p>13.3517170572739</text:p>
          </table:table-cell>
          <table:table-cell table:formula="of:=ABS([.B187]-[.G187])" office:value-type="float" office:value="0.00171705727391114">
            <text:p>0.00171705727391114</text:p>
          </table:table-cell>
          <table:table-cell/>
        </table:table-row>
        <table:table-row table:style-name="ro2">
          <table:table-cell table:formula="of:=[.A187]+[.A$4]" office:value-type="float" office:value="53.6999999999999">
            <text:p>53.6999999999999</text:p>
          </table:table-cell>
          <table:table-cell table:formula="of:=[.A188]/([.$D$4]*2)" office:value-type="float" office:value="13.425">
            <text:p>13.425</text:p>
          </table:table-cell>
          <table:table-cell table:formula="of:=SQRT(ABS([.$D$2]^2-[.B188]^2))" office:value-type="float" office:value="99.0947494825029">
            <text:p>99.0947494825029</text:p>
          </table:table-cell>
          <table:table-cell table:formula="of:=([.$C$10]-[.C188])*[.$B$4]" office:value-type="float" office:value="1140.43765983394">
            <text:p>1140.43765983394</text:p>
          </table:table-cell>
          <table:table-cell table:formula="of:=ROUND([.D188])" office:value-type="float" office:value="1140">
            <text:p>1140</text:p>
          </table:table-cell>
          <table:table-cell table:formula="of:=([.$C$8]-([.E188]*[.$C$4]))" office:value-type="float" office:value="99.095125">
            <text:p>99.095125</text:p>
          </table:table-cell>
          <table:table-cell table:formula="of:=SQRT(ABS([.$D$2]^2-[.F188]^2))" office:value-type="float" office:value="13.4222278789468">
            <text:p>13.4222278789468</text:p>
          </table:table-cell>
          <table:table-cell table:formula="of:=ABS([.B188]-[.G188])" office:value-type="float" office:value="0.00277212105316771">
            <text:p>0.00277212105316771</text:p>
          </table:table-cell>
          <table:table-cell/>
        </table:table-row>
        <table:table-row table:style-name="ro2">
          <table:table-cell table:formula="of:=[.A188]+[.A$4]" office:value-type="float" office:value="53.9999999999998">
            <text:p>53.9999999999998</text:p>
          </table:table-cell>
          <table:table-cell table:formula="of:=[.A189]/([.$D$4]*2)" office:value-type="float" office:value="13.5">
            <text:p>13.5</text:p>
          </table:table-cell>
          <table:table-cell table:formula="of:=SQRT(ABS([.$D$2]^2-[.B189]^2))" office:value-type="float" office:value="99.084559846628">
            <text:p>99.084559846628</text:p>
          </table:table-cell>
          <table:table-cell table:formula="of:=([.$C$10]-[.C189])*[.$B$4]" office:value-type="float" office:value="1153.27499636922">
            <text:p>1153.27499636922</text:p>
          </table:table-cell>
          <table:table-cell table:formula="of:=ROUND([.D189])" office:value-type="float" office:value="1153">
            <text:p>1153</text:p>
          </table:table-cell>
          <table:table-cell table:formula="of:=([.$C$8]-([.E189]*[.$C$4]))" office:value-type="float" office:value="99.08480625">
            <text:p>99.08480625</text:p>
          </table:table-cell>
          <table:table-cell table:formula="of:=SQRT(ABS([.$D$2]^2-[.F189]^2))" office:value-type="float" office:value="13.4981913751421">
            <text:p>13.4981913751421</text:p>
          </table:table-cell>
          <table:table-cell table:formula="of:=ABS([.B189]-[.G189])" office:value-type="float" office:value="0.00180862485782818">
            <text:p>0.00180862485782818</text:p>
          </table:table-cell>
          <table:table-cell/>
        </table:table-row>
        <table:table-row table:style-name="ro2">
          <table:table-cell table:formula="of:=[.A189]+[.A$4]" office:value-type="float" office:value="54.2999999999998">
            <text:p>54.2999999999998</text:p>
          </table:table-cell>
          <table:table-cell table:formula="of:=[.A190]/([.$D$4]*2)" office:value-type="float" office:value="13.575">
            <text:p>13.575</text:p>
          </table:table-cell>
          <table:table-cell table:formula="of:=SQRT(ABS([.$D$2]^2-[.B190]^2))" office:value-type="float" office:value="99.0743123872177">
            <text:p>99.0743123872177</text:p>
          </table:table-cell>
          <table:table-cell table:formula="of:=([.$C$10]-[.C190])*[.$B$4]" office:value-type="float" office:value="1166.18518145302">
            <text:p>1166.18518145302</text:p>
          </table:table-cell>
          <table:table-cell table:formula="of:=ROUND([.D190])" office:value-type="float" office:value="1166">
            <text:p>1166</text:p>
          </table:table-cell>
          <table:table-cell table:formula="of:=([.$C$8]-([.E190]*[.$C$4]))" office:value-type="float" office:value="99.0744875">
            <text:p>99.0744875</text:p>
          </table:table-cell>
          <table:table-cell table:formula="of:=SQRT(ABS([.$D$2]^2-[.F190]^2))" office:value-type="float" office:value="13.5737219145061">
            <text:p>13.5737219145061</text:p>
          </table:table-cell>
          <table:table-cell table:formula="of:=ABS([.B190]-[.G190])" office:value-type="float" office:value="0.00127808549388853">
            <text:p>0.00127808549388853</text:p>
          </table:table-cell>
          <table:table-cell/>
        </table:table-row>
        <table:table-row table:style-name="ro2">
          <table:table-cell table:formula="of:=[.A190]+[.A$4]" office:value-type="float" office:value="54.5999999999998">
            <text:p>54.5999999999998</text:p>
          </table:table-cell>
          <table:table-cell table:formula="of:=[.A191]/([.$D$4]*2)" office:value-type="float" office:value="13.65">
            <text:p>13.65</text:p>
          </table:table-cell>
          <table:table-cell table:formula="of:=SQRT(ABS([.$D$2]^2-[.B191]^2))" office:value-type="float" office:value="99.0640070863278">
            <text:p>99.0640070863278</text:p>
          </table:table-cell>
          <table:table-cell table:formula="of:=([.$C$10]-[.C191])*[.$B$4]" office:value-type="float" office:value="1179.16823769229">
            <text:p>1179.16823769229</text:p>
          </table:table-cell>
          <table:table-cell table:formula="of:=ROUND([.D191])" office:value-type="float" office:value="1179">
            <text:p>1179</text:p>
          </table:table-cell>
          <table:table-cell table:formula="of:=([.$C$8]-([.E191]*[.$C$4]))" office:value-type="float" office:value="99.06416875">
            <text:p>99.06416875</text:p>
          </table:table-cell>
          <table:table-cell table:formula="of:=SQRT(ABS([.$D$2]^2-[.F191]^2))" office:value-type="float" office:value="13.6488266847933">
            <text:p>13.6488266847933</text:p>
          </table:table-cell>
          <table:table-cell table:formula="of:=ABS([.B191]-[.G191])" office:value-type="float" office:value="0.00117331520669595">
            <text:p>0.00117331520669595</text:p>
          </table:table-cell>
          <table:table-cell/>
        </table:table-row>
        <table:table-row table:style-name="ro2">
          <table:table-cell table:formula="of:=[.A191]+[.A$4]" office:value-type="float" office:value="54.8999999999998">
            <text:p>54.8999999999998</text:p>
          </table:table-cell>
          <table:table-cell table:formula="of:=[.A192]/([.$D$4]*2)" office:value-type="float" office:value="13.725">
            <text:p>13.725</text:p>
          </table:table-cell>
          <table:table-cell table:formula="of:=SQRT(ABS([.$D$2]^2-[.B192]^2))" office:value-type="float" office:value="99.0536439259051">
            <text:p>99.0536439259051</text:p>
          </table:table-cell>
          <table:table-cell table:formula="of:=([.$C$10]-[.C192])*[.$B$4]" office:value-type="float" office:value="1192.22418783109">
            <text:p>1192.22418783109</text:p>
          </table:table-cell>
          <table:table-cell table:formula="of:=ROUND([.D192])" office:value-type="float" office:value="1192">
            <text:p>1192</text:p>
          </table:table-cell>
          <table:table-cell table:formula="of:=([.$C$8]-([.E192]*[.$C$4]))" office:value-type="float" office:value="99.05385">
            <text:p>99.05385</text:p>
          </table:table-cell>
          <table:table-cell table:formula="of:=SQRT(ABS([.$D$2]^2-[.F192]^2))" office:value-type="float" office:value="13.723512676334">
            <text:p>13.723512676334</text:p>
          </table:table-cell>
          <table:table-cell table:formula="of:=ABS([.B192]-[.G192])" office:value-type="float" office:value="0.00148732366591631">
            <text:p>0.00148732366591631</text:p>
          </table:table-cell>
          <table:table-cell/>
        </table:table-row>
        <table:table-row table:style-name="ro2">
          <table:table-cell table:formula="of:=[.A192]+[.A$4]" office:value-type="float" office:value="55.1999999999998">
            <text:p>55.1999999999998</text:p>
          </table:table-cell>
          <table:table-cell table:formula="of:=[.A193]/([.$D$4]*2)" office:value-type="float" office:value="13.8">
            <text:p>13.8</text:p>
          </table:table-cell>
          <table:table-cell table:formula="of:=SQRT(ABS([.$D$2]^2-[.B193]^2))" office:value-type="float" office:value="99.0432228877877">
            <text:p>99.0432228877877</text:p>
          </table:table-cell>
          <table:table-cell table:formula="of:=([.$C$10]-[.C193])*[.$B$4]" office:value-type="float" office:value="1205.35305475063">
            <text:p>1205.35305475063</text:p>
          </table:table-cell>
          <table:table-cell table:formula="of:=ROUND([.D193])" office:value-type="float" office:value="1205">
            <text:p>1205</text:p>
          </table:table-cell>
          <table:table-cell table:formula="of:=([.$C$8]-([.E193]*[.$C$4]))" office:value-type="float" office:value="99.04353125">
            <text:p>99.04353125</text:p>
          </table:table-cell>
          <table:table-cell table:formula="of:=SQRT(ABS([.$D$2]^2-[.F193]^2))" office:value-type="float" office:value="13.7977866895482">
            <text:p>13.7977866895482</text:p>
          </table:table-cell>
          <table:table-cell table:formula="of:=ABS([.B193]-[.G193])" office:value-type="float" office:value="0.00221331045175255">
            <text:p>0.00221331045175255</text:p>
          </table:table-cell>
          <table:table-cell/>
        </table:table-row>
        <table:table-row table:style-name="ro2">
          <table:table-cell table:formula="of:=[.A193]+[.A$4]" office:value-type="float" office:value="55.4999999999998">
            <text:p>55.4999999999998</text:p>
          </table:table-cell>
          <table:table-cell table:formula="of:=[.A194]/([.$D$4]*2)" office:value-type="float" office:value="13.875">
            <text:p>13.875</text:p>
          </table:table-cell>
          <table:table-cell table:formula="of:=SQRT(ABS([.$D$2]^2-[.B194]^2))" office:value-type="float" office:value="99.0327439537045">
            <text:p>99.0327439537045</text:p>
          </table:table-cell>
          <table:table-cell table:formula="of:=([.$C$10]-[.C194])*[.$B$4]" office:value-type="float" office:value="1218.55486146962">
            <text:p>1218.55486146962</text:p>
          </table:table-cell>
          <table:table-cell table:formula="of:=ROUND([.D194])" office:value-type="float" office:value="1219">
            <text:p>1219</text:p>
          </table:table-cell>
          <table:table-cell table:formula="of:=([.$C$8]-([.E194]*[.$C$4]))" office:value-type="float" office:value="99.03241875">
            <text:p>99.03241875</text:p>
          </table:table-cell>
          <table:table-cell table:formula="of:=SQRT(ABS([.$D$2]^2-[.F194]^2))" office:value-type="float" office:value="13.8773209419054">
            <text:p>13.8773209419054</text:p>
          </table:table-cell>
          <table:table-cell table:formula="of:=ABS([.B194]-[.G194])" office:value-type="float" office:value="0.00232094190546661">
            <text:p>0.00232094190546661</text:p>
          </table:table-cell>
          <table:table-cell/>
        </table:table-row>
        <table:table-row table:style-name="ro2">
          <table:table-cell table:formula="of:=[.A194]+[.A$4]" office:value-type="float" office:value="55.7999999999998">
            <text:p>55.7999999999998</text:p>
          </table:table-cell>
          <table:table-cell table:formula="of:=[.A195]/([.$D$4]*2)" office:value-type="float" office:value="13.95">
            <text:p>13.95</text:p>
          </table:table-cell>
          <table:table-cell table:formula="of:=SQRT(ABS([.$D$2]^2-[.B195]^2))" office:value-type="float" office:value="99.0222071052751">
            <text:p>99.0222071052751</text:p>
          </table:table-cell>
          <table:table-cell table:formula="of:=([.$C$10]-[.C195])*[.$B$4]" office:value-type="float" office:value="1231.82963114447">
            <text:p>1231.82963114447</text:p>
          </table:table-cell>
          <table:table-cell table:formula="of:=ROUND([.D195])" office:value-type="float" office:value="1232">
            <text:p>1232</text:p>
          </table:table-cell>
          <table:table-cell table:formula="of:=([.$C$8]-([.E195]*[.$C$4]))" office:value-type="float" office:value="99.0221">
            <text:p>99.0221</text:p>
          </table:table-cell>
          <table:table-cell table:formula="of:=SQRT(ABS([.$D$2]^2-[.F195]^2))" office:value-type="float" office:value="13.9507602513268">
            <text:p>13.9507602513268</text:p>
          </table:table-cell>
          <table:table-cell table:formula="of:=ABS([.B195]-[.G195])" office:value-type="float" office:value="0.000760251326861194">
            <text:p>0.000760251326861194</text:p>
          </table:table-cell>
          <table:table-cell/>
        </table:table-row>
        <table:table-row table:style-name="ro2">
          <table:table-cell table:formula="of:=[.A195]+[.A$4]" office:value-type="float" office:value="56.0999999999998">
            <text:p>56.0999999999998</text:p>
          </table:table-cell>
          <table:table-cell table:formula="of:=[.A196]/([.$D$4]*2)" office:value-type="float" office:value="14.025">
            <text:p>14.025</text:p>
          </table:table-cell>
          <table:table-cell table:formula="of:=SQRT(ABS([.$D$2]^2-[.B196]^2))" office:value-type="float" office:value="99.0116123240098">
            <text:p>99.0116123240098</text:p>
          </table:table-cell>
          <table:table-cell table:formula="of:=([.$C$10]-[.C196])*[.$B$4]" office:value-type="float" office:value="1245.17738706934">
            <text:p>1245.17738706934</text:p>
          </table:table-cell>
          <table:table-cell table:formula="of:=ROUND([.D196])" office:value-type="float" office:value="1245">
            <text:p>1245</text:p>
          </table:table-cell>
          <table:table-cell table:formula="of:=([.$C$8]-([.E196]*[.$C$4]))" office:value-type="float" office:value="99.01178125">
            <text:p>99.01178125</text:p>
          </table:table-cell>
          <table:table-cell table:formula="of:=SQRT(ABS([.$D$2]^2-[.F196]^2))" office:value-type="float" office:value="14.0238073896552">
            <text:p>14.0238073896552</text:p>
          </table:table-cell>
          <table:table-cell table:formula="of:=ABS([.B196]-[.G196])" office:value-type="float" office:value="0.00119261034475215">
            <text:p>0.00119261034475215</text:p>
          </table:table-cell>
          <table:table-cell/>
        </table:table-row>
        <table:table-row table:style-name="ro2">
          <table:table-cell table:formula="of:=[.A196]+[.A$4]" office:value-type="float" office:value="56.3999999999998">
            <text:p>56.3999999999998</text:p>
          </table:table-cell>
          <table:table-cell table:formula="of:=[.A197]/([.$D$4]*2)" office:value-type="float" office:value="14.1">
            <text:p>14.1</text:p>
          </table:table-cell>
          <table:table-cell table:formula="of:=SQRT(ABS([.$D$2]^2-[.B197]^2))" office:value-type="float" office:value="99.000959591309">
            <text:p>99.000959591309</text:p>
          </table:table-cell>
          <table:table-cell table:formula="of:=([.$C$10]-[.C197])*[.$B$4]" office:value-type="float" office:value="1258.59815267658">
            <text:p>1258.59815267658</text:p>
          </table:table-cell>
          <table:table-cell table:formula="of:=ROUND([.D197])" office:value-type="float" office:value="1259">
            <text:p>1259</text:p>
          </table:table-cell>
          <table:table-cell table:formula="of:=([.$C$8]-([.E197]*[.$C$4]))" office:value-type="float" office:value="99.00066875">
            <text:p>99.00066875</text:p>
          </table:table-cell>
          <table:table-cell table:formula="of:=SQRT(ABS([.$D$2]^2-[.F197]^2))" office:value-type="float" office:value="14.1020419462138">
            <text:p>14.1020419462138</text:p>
          </table:table-cell>
          <table:table-cell table:formula="of:=ABS([.B197]-[.G197])" office:value-type="float" office:value="0.0020419462138328">
            <text:p>0.0020419462138328</text:p>
          </table:table-cell>
          <table:table-cell/>
        </table:table-row>
        <table:table-row table:style-name="ro2">
          <table:table-cell table:formula="of:=[.A197]+[.A$4]" office:value-type="float" office:value="56.6999999999998">
            <text:p>56.6999999999998</text:p>
          </table:table-cell>
          <table:table-cell table:formula="of:=[.A198]/([.$D$4]*2)" office:value-type="float" office:value="14.175">
            <text:p>14.175</text:p>
          </table:table-cell>
          <table:table-cell table:formula="of:=SQRT(ABS([.$D$2]^2-[.B198]^2))" office:value-type="float" office:value="98.9902488884638">
            <text:p>98.9902488884638</text:p>
          </table:table-cell>
          <table:table-cell table:formula="of:=([.$C$10]-[.C198])*[.$B$4]" office:value-type="float" office:value="1272.09195153673">
            <text:p>1272.09195153673</text:p>
          </table:table-cell>
          <table:table-cell table:formula="of:=ROUND([.D198])" office:value-type="float" office:value="1272">
            <text:p>1272</text:p>
          </table:table-cell>
          <table:table-cell table:formula="of:=([.$C$8]-([.E198]*[.$C$4]))" office:value-type="float" office:value="98.99035">
            <text:p>98.99035</text:p>
          </table:table-cell>
          <table:table-cell table:formula="of:=SQRT(ABS([.$D$2]^2-[.F198]^2))" office:value-type="float" office:value="14.1742938757985">
            <text:p>14.1742938757985</text:p>
          </table:table-cell>
          <table:table-cell table:formula="of:=ABS([.B198]-[.G198])" office:value-type="float" office:value="0.000706124201480307">
            <text:p>0.000706124201480307</text:p>
          </table:table-cell>
          <table:table-cell/>
        </table:table-row>
        <table:table-row table:style-name="ro2">
          <table:table-cell table:formula="of:=[.A198]+[.A$4]" office:value-type="float" office:value="56.9999999999998">
            <text:p>56.9999999999998</text:p>
          </table:table-cell>
          <table:table-cell table:formula="of:=[.A199]/([.$D$4]*2)" office:value-type="float" office:value="14.25">
            <text:p>14.25</text:p>
          </table:table-cell>
          <table:table-cell table:formula="of:=SQRT(ABS([.$D$2]^2-[.B199]^2))" office:value-type="float" office:value="98.9794801966549">
            <text:p>98.9794801966549</text:p>
          </table:table-cell>
          <table:table-cell table:formula="of:=([.$C$10]-[.C199])*[.$B$4]" office:value-type="float" office:value="1285.6588073589">
            <text:p>1285.6588073589</text:p>
          </table:table-cell>
          <table:table-cell table:formula="of:=ROUND([.D199])" office:value-type="float" office:value="1286">
            <text:p>1286</text:p>
          </table:table-cell>
          <table:table-cell table:formula="of:=([.$C$8]-([.E199]*[.$C$4]))" office:value-type="float" office:value="98.9792375">
            <text:p>98.9792375</text:p>
          </table:table-cell>
          <table:table-cell table:formula="of:=SQRT(ABS([.$D$2]^2-[.F199]^2))" office:value-type="float" office:value="14.2516856518306">
            <text:p>14.2516856518306</text:p>
          </table:table-cell>
          <table:table-cell table:formula="of:=ABS([.B199]-[.G199])" office:value-type="float" office:value="0.0016856518306394">
            <text:p>0.0016856518306394</text:p>
          </table:table-cell>
          <table:table-cell/>
        </table:table-row>
        <table:table-row table:style-name="ro2">
          <table:table-cell table:formula="of:=[.A199]+[.A$4]" office:value-type="float" office:value="57.2999999999998">
            <text:p>57.2999999999998</text:p>
          </table:table-cell>
          <table:table-cell table:formula="of:=[.A200]/([.$D$4]*2)" office:value-type="float" office:value="14.325">
            <text:p>14.325</text:p>
          </table:table-cell>
          <table:table-cell table:formula="of:=SQRT(ABS([.$D$2]^2-[.B200]^2))" office:value-type="float" office:value="98.9686534969533">
            <text:p>98.9686534969533</text:p>
          </table:table-cell>
          <table:table-cell table:formula="of:=([.$C$10]-[.C200])*[.$B$4]" office:value-type="float" office:value="1299.29874399089">
            <text:p>1299.29874399089</text:p>
          </table:table-cell>
          <table:table-cell table:formula="of:=ROUND([.D200])" office:value-type="float" office:value="1299">
            <text:p>1299</text:p>
          </table:table-cell>
          <table:table-cell table:formula="of:=([.$C$8]-([.E200]*[.$C$4]))" office:value-type="float" office:value="98.96891875">
            <text:p>98.96891875</text:p>
          </table:table-cell>
          <table:table-cell table:formula="of:=SQRT(ABS([.$D$2]^2-[.F200]^2))" office:value-type="float" office:value="14.3231672983282">
            <text:p>14.3231672983282</text:p>
          </table:table-cell>
          <table:table-cell table:formula="of:=ABS([.B200]-[.G200])" office:value-type="float" office:value="0.00183270167176097">
            <text:p>0.00183270167176097</text:p>
          </table:table-cell>
          <table:table-cell/>
        </table:table-row>
        <table:table-row table:style-name="ro2">
          <table:table-cell table:formula="of:=[.A200]+[.A$4]" office:value-type="float" office:value="57.5999999999998">
            <text:p>57.5999999999998</text:p>
          </table:table-cell>
          <table:table-cell table:formula="of:=[.A201]/([.$D$4]*2)" office:value-type="float" office:value="14.4">
            <text:p>14.4</text:p>
          </table:table-cell>
          <table:table-cell table:formula="of:=SQRT(ABS([.$D$2]^2-[.B201]^2))" office:value-type="float" office:value="98.9577687703194">
            <text:p>98.9577687703194</text:p>
          </table:table-cell>
          <table:table-cell table:formula="of:=([.$C$10]-[.C201])*[.$B$4]" office:value-type="float" office:value="1313.0117854194">
            <text:p>1313.0117854194</text:p>
          </table:table-cell>
          <table:table-cell table:formula="of:=ROUND([.D201])" office:value-type="float" office:value="1313">
            <text:p>1313</text:p>
          </table:table-cell>
          <table:table-cell table:formula="of:=([.$C$8]-([.E201]*[.$C$4]))" office:value-type="float" office:value="98.95780625">
            <text:p>98.95780625</text:p>
          </table:table-cell>
          <table:table-cell table:formula="of:=SQRT(ABS([.$D$2]^2-[.F201]^2))" office:value-type="float" office:value="14.3997424347612">
            <text:p>14.3997424347612</text:p>
          </table:table-cell>
          <table:table-cell table:formula="of:=ABS([.B201]-[.G201])" office:value-type="float" office:value="0.000257565238802826">
            <text:p>0.000257565238802826</text:p>
          </table:table-cell>
          <table:table-cell/>
        </table:table-row>
        <table:table-row table:style-name="ro2">
          <table:table-cell table:formula="of:=[.A201]+[.A$4]" office:value-type="float" office:value="57.8999999999998">
            <text:p>57.8999999999998</text:p>
          </table:table-cell>
          <table:table-cell table:formula="of:=[.A202]/([.$D$4]*2)" office:value-type="float" office:value="14.475">
            <text:p>14.475</text:p>
          </table:table-cell>
          <table:table-cell table:formula="of:=SQRT(ABS([.$D$2]^2-[.B202]^2))" office:value-type="float" office:value="98.9468259976034">
            <text:p>98.9468259976034</text:p>
          </table:table-cell>
          <table:table-cell table:formula="of:=([.$C$10]-[.C202])*[.$B$4]" office:value-type="float" office:value="1326.79795577029">
            <text:p>1326.79795577029</text:p>
          </table:table-cell>
          <table:table-cell table:formula="of:=ROUND([.D202])" office:value-type="float" office:value="1327">
            <text:p>1327</text:p>
          </table:table-cell>
          <table:table-cell table:formula="of:=([.$C$8]-([.E202]*[.$C$4]))" office:value-type="float" office:value="98.94669375">
            <text:p>98.94669375</text:p>
          </table:table-cell>
          <table:table-cell table:formula="of:=SQRT(ABS([.$D$2]^2-[.F202]^2))" office:value-type="float" office:value="14.4759039767371">
            <text:p>14.4759039767371</text:p>
          </table:table-cell>
          <table:table-cell table:formula="of:=ABS([.B202]-[.G202])" office:value-type="float" office:value="0.000903976737147261">
            <text:p>0.000903976737147261</text:p>
          </table:table-cell>
          <table:table-cell/>
        </table:table-row>
        <table:table-row table:style-name="ro2">
          <table:table-cell table:formula="of:=[.A202]+[.A$4]" office:value-type="float" office:value="58.1999999999998">
            <text:p>58.1999999999998</text:p>
          </table:table-cell>
          <table:table-cell table:formula="of:=[.A203]/([.$D$4]*2)" office:value-type="float" office:value="14.55">
            <text:p>14.55</text:p>
          </table:table-cell>
          <table:table-cell table:formula="of:=SQRT(ABS([.$D$2]^2-[.B203]^2))" office:value-type="float" office:value="98.9358251595447">
            <text:p>98.9358251595447</text:p>
          </table:table-cell>
          <table:table-cell table:formula="of:=([.$C$10]-[.C203])*[.$B$4]" office:value-type="float" office:value="1340.65727930878">
            <text:p>1340.65727930878</text:p>
          </table:table-cell>
          <table:table-cell table:formula="of:=ROUND([.D203])" office:value-type="float" office:value="1341">
            <text:p>1341</text:p>
          </table:table-cell>
          <table:table-cell table:formula="of:=([.$C$8]-([.E203]*[.$C$4]))" office:value-type="float" office:value="98.93558125">
            <text:p>98.93558125</text:p>
          </table:table-cell>
          <table:table-cell table:formula="of:=SQRT(ABS([.$D$2]^2-[.F203]^2))" office:value-type="float" office:value="14.5516584183607">
            <text:p>14.5516584183607</text:p>
          </table:table-cell>
          <table:table-cell table:formula="of:=ABS([.B203]-[.G203])" office:value-type="float" office:value="0.00165841836077796">
            <text:p>0.00165841836077796</text:p>
          </table:table-cell>
          <table:table-cell/>
        </table:table-row>
        <table:table-row table:style-name="ro2">
          <table:table-cell table:formula="of:=[.A203]+[.A$4]" office:value-type="float" office:value="58.4999999999998">
            <text:p>58.4999999999998</text:p>
          </table:table-cell>
          <table:table-cell table:formula="of:=[.A204]/([.$D$4]*2)" office:value-type="float" office:value="14.625">
            <text:p>14.625</text:p>
          </table:table-cell>
          <table:table-cell table:formula="of:=SQRT(ABS([.$D$2]^2-[.B204]^2))" office:value-type="float" office:value="98.9247662367721">
            <text:p>98.9247662367721</text:p>
          </table:table-cell>
          <table:table-cell table:formula="of:=([.$C$10]-[.C204])*[.$B$4]" office:value-type="float" office:value="1354.58978043964">
            <text:p>1354.58978043964</text:p>
          </table:table-cell>
          <table:table-cell table:formula="of:=ROUND([.D204])" office:value-type="float" office:value="1355">
            <text:p>1355</text:p>
          </table:table-cell>
          <table:table-cell table:formula="of:=([.$C$8]-([.E204]*[.$C$4]))" office:value-type="float" office:value="98.92446875">
            <text:p>98.92446875</text:p>
          </table:table-cell>
          <table:table-cell table:formula="of:=SQRT(ABS([.$D$2]^2-[.F204]^2))" office:value-type="float" office:value="14.6270120848475">
            <text:p>14.6270120848475</text:p>
          </table:table-cell>
          <table:table-cell table:formula="of:=ABS([.B204]-[.G204])" office:value-type="float" office:value="0.00201208484750914">
            <text:p>0.00201208484750914</text:p>
          </table:table-cell>
          <table:table-cell/>
        </table:table-row>
        <table:table-row table:style-name="ro2">
          <table:table-cell table:formula="of:=[.A204]+[.A$4]" office:value-type="float" office:value="58.7999999999998">
            <text:p>58.7999999999998</text:p>
          </table:table-cell>
          <table:table-cell table:formula="of:=[.A205]/([.$D$4]*2)" office:value-type="float" office:value="14.6999999999999">
            <text:p>14.6999999999999</text:p>
          </table:table-cell>
          <table:table-cell table:formula="of:=SQRT(ABS([.$D$2]^2-[.B205]^2))" office:value-type="float" office:value="98.9136492098032">
            <text:p>98.9136492098032</text:p>
          </table:table-cell>
          <table:table-cell table:formula="of:=([.$C$10]-[.C205])*[.$B$4]" office:value-type="float" office:value="1368.59548370753">
            <text:p>1368.59548370753</text:p>
          </table:table-cell>
          <table:table-cell table:formula="of:=ROUND([.D205])" office:value-type="float" office:value="1369">
            <text:p>1369</text:p>
          </table:table-cell>
          <table:table-cell table:formula="of:=([.$C$8]-([.E205]*[.$C$4]))" office:value-type="float" office:value="98.91335625">
            <text:p>98.91335625</text:p>
          </table:table-cell>
          <table:table-cell table:formula="of:=SQRT(ABS([.$D$2]^2-[.F205]^2))" office:value-type="float" office:value="14.7019711386121">
            <text:p>14.7019711386121</text:p>
          </table:table-cell>
          <table:table-cell table:formula="of:=ABS([.B205]-[.G205])" office:value-type="float" office:value="0.00197113861218234">
            <text:p>0.00197113861218234</text:p>
          </table:table-cell>
          <table:table-cell/>
        </table:table-row>
        <table:table-row table:style-name="ro2">
          <table:table-cell table:formula="of:=[.A205]+[.A$4]" office:value-type="float" office:value="59.0999999999998">
            <text:p>59.0999999999998</text:p>
          </table:table-cell>
          <table:table-cell table:formula="of:=[.A206]/([.$D$4]*2)" office:value-type="float" office:value="14.775">
            <text:p>14.775</text:p>
          </table:table-cell>
          <table:table-cell table:formula="of:=SQRT(ABS([.$D$2]^2-[.B206]^2))" office:value-type="float" office:value="98.9024740590447">
            <text:p>98.9024740590447</text:p>
          </table:table-cell>
          <table:table-cell table:formula="of:=([.$C$10]-[.C206])*[.$B$4]" office:value-type="float" office:value="1382.67441379702">
            <text:p>1382.67441379702</text:p>
          </table:table-cell>
          <table:table-cell table:formula="of:=ROUND([.D206])" office:value-type="float" office:value="1383">
            <text:p>1383</text:p>
          </table:table-cell>
          <table:table-cell table:formula="of:=([.$C$8]-([.E206]*[.$C$4]))" office:value-type="float" office:value="98.90224375">
            <text:p>98.90224375</text:p>
          </table:table-cell>
          <table:table-cell table:formula="of:=SQRT(ABS([.$D$2]^2-[.F206]^2))" office:value-type="float" office:value="14.7765415850796">
            <text:p>14.7765415850796</text:p>
          </table:table-cell>
          <table:table-cell table:formula="of:=ABS([.B206]-[.G206])" office:value-type="float" office:value="0.00154158507967495">
            <text:p>0.00154158507967495</text:p>
          </table:table-cell>
          <table:table-cell/>
        </table:table-row>
        <table:table-row table:style-name="ro2">
          <table:table-cell table:formula="of:=[.A206]+[.A$4]" office:value-type="float" office:value="59.3999999999998">
            <text:p>59.3999999999998</text:p>
          </table:table-cell>
          <table:table-cell table:formula="of:=[.A207]/([.$D$4]*2)" office:value-type="float" office:value="14.8499999999999">
            <text:p>14.8499999999999</text:p>
          </table:table-cell>
          <table:table-cell table:formula="of:=SQRT(ABS([.$D$2]^2-[.B207]^2))" office:value-type="float" office:value="98.8912407647917">
            <text:p>98.8912407647917</text:p>
          </table:table-cell>
          <table:table-cell table:formula="of:=([.$C$10]-[.C207])*[.$B$4]" office:value-type="float" office:value="1396.82659553303">
            <text:p>1396.82659553303</text:p>
          </table:table-cell>
          <table:table-cell table:formula="of:=ROUND([.D207])" office:value-type="float" office:value="1397">
            <text:p>1397</text:p>
          </table:table-cell>
          <table:table-cell table:formula="of:=([.$C$8]-([.E207]*[.$C$4]))" office:value-type="float" office:value="98.89113125">
            <text:p>98.89113125</text:p>
          </table:table-cell>
          <table:table-cell table:formula="of:=SQRT(ABS([.$D$2]^2-[.F207]^2))" office:value-type="float" office:value="14.8507292782298">
            <text:p>14.8507292782298</text:p>
          </table:table-cell>
          <table:table-cell table:formula="of:=ABS([.B207]-[.G207])" office:value-type="float" office:value="0.000729278229881558">
            <text:p>0.000729278229881558</text:p>
          </table:table-cell>
          <table:table-cell/>
        </table:table-row>
        <table:table-row table:style-name="ro2">
          <table:table-cell table:formula="of:=[.A207]+[.A$4]" office:value-type="float" office:value="59.6999999999998">
            <text:p>59.6999999999998</text:p>
          </table:table-cell>
          <table:table-cell table:formula="of:=[.A208]/([.$D$4]*2)" office:value-type="float" office:value="14.9249999999999">
            <text:p>14.9249999999999</text:p>
          </table:table-cell>
          <table:table-cell table:formula="of:=SQRT(ABS([.$D$2]^2-[.B208]^2))" office:value-type="float" office:value="98.8799493072281">
            <text:p>98.8799493072281</text:p>
          </table:table-cell>
          <table:table-cell table:formula="of:=([.$C$10]-[.C208])*[.$B$4]" office:value-type="float" office:value="1411.05205388086">
            <text:p>1411.05205388086</text:p>
          </table:table-cell>
          <table:table-cell table:formula="of:=ROUND([.D208])" office:value-type="float" office:value="1411">
            <text:p>1411</text:p>
          </table:table-cell>
          <table:table-cell table:formula="of:=([.$C$8]-([.E208]*[.$C$4]))" office:value-type="float" office:value="98.88001875">
            <text:p>98.88001875</text:p>
          </table:table-cell>
          <table:table-cell table:formula="of:=SQRT(ABS([.$D$2]^2-[.F208]^2))" office:value-type="float" office:value="14.9245399258954">
            <text:p>14.9245399258954</text:p>
          </table:table-cell>
          <table:table-cell table:formula="of:=ABS([.B208]-[.G208])" office:value-type="float" office:value="0.000460074104505992">
            <text:p>0.000460074104505992</text:p>
          </table:table-cell>
          <table:table-cell/>
        </table:table-row>
        <table:table-row table:style-name="ro2">
          <table:table-cell table:formula="of:=[.A208]+[.A$4]" office:value-type="float" office:value="59.9999999999998">
            <text:p>59.9999999999998</text:p>
          </table:table-cell>
          <table:table-cell table:formula="of:=[.A209]/([.$D$4]*2)" office:value-type="float" office:value="14.9999999999999">
            <text:p>14.9999999999999</text:p>
          </table:table-cell>
          <table:table-cell table:formula="of:=SQRT(ABS([.$D$2]^2-[.B209]^2))" office:value-type="float" office:value="98.868599666426">
            <text:p>98.868599666426</text:p>
          </table:table-cell>
          <table:table-cell table:formula="of:=([.$C$10]-[.C209])*[.$B$4]" office:value-type="float" office:value="1425.35081394658">
            <text:p>1425.35081394658</text:p>
          </table:table-cell>
          <table:table-cell table:formula="of:=ROUND([.D209])" office:value-type="float" office:value="1425">
            <text:p>1425</text:p>
          </table:table-cell>
          <table:table-cell table:formula="of:=([.$C$8]-([.E209]*[.$C$4]))" office:value-type="float" office:value="98.86890625">
            <text:p>98.86890625</text:p>
          </table:table-cell>
          <table:table-cell table:formula="of:=SQRT(ABS([.$D$2]^2-[.F209]^2))" office:value-type="float" office:value="14.9979790948218">
            <text:p>14.9979790948218</text:p>
          </table:table-cell>
          <table:table-cell table:formula="of:=ABS([.B209]-[.G209])" office:value-type="float" office:value="0.00202090517811904">
            <text:p>0.00202090517811904</text:p>
          </table:table-cell>
          <table:table-cell/>
        </table:table-row>
        <table:table-row table:style-name="ro2">
          <table:table-cell table:formula="of:=[.A209]+[.A$4]" office:value-type="float" office:value="60.2999999999998">
            <text:p>60.2999999999998</text:p>
          </table:table-cell>
          <table:table-cell table:formula="of:=[.A210]/([.$D$4]*2)" office:value-type="float" office:value="15.0749999999999">
            <text:p>15.0749999999999</text:p>
          </table:table-cell>
          <table:table-cell table:formula="of:=SQRT(ABS([.$D$2]^2-[.B210]^2))" office:value-type="float" office:value="98.8571918223454">
            <text:p>98.8571918223454</text:p>
          </table:table-cell>
          <table:table-cell table:formula="of:=([.$C$10]-[.C210])*[.$B$4]" office:value-type="float" office:value="1439.72290097714">
            <text:p>1439.72290097714</text:p>
          </table:table-cell>
          <table:table-cell table:formula="of:=ROUND([.D210])" office:value-type="float" office:value="1440">
            <text:p>1440</text:p>
          </table:table-cell>
          <table:table-cell table:formula="of:=([.$C$8]-([.E210]*[.$C$4]))" office:value-type="float" office:value="98.857">
            <text:p>98.857</text:p>
          </table:table-cell>
          <table:table-cell table:formula="of:=SQRT(ABS([.$D$2]^2-[.F210]^2))" office:value-type="float" office:value="15.07625785797">
            <text:p>15.07625785797</text:p>
          </table:table-cell>
          <table:table-cell table:formula="of:=ABS([.B210]-[.G210])" office:value-type="float" office:value="0.00125785797000333">
            <text:p>0.00125785797000333</text:p>
          </table:table-cell>
          <table:table-cell/>
        </table:table-row>
        <table:table-row table:style-name="ro2">
          <table:table-cell table:formula="of:=[.A210]+[.A$4]" office:value-type="float" office:value="60.5999999999998">
            <text:p>60.5999999999998</text:p>
          </table:table-cell>
          <table:table-cell table:formula="of:=[.A211]/([.$D$4]*2)" office:value-type="float" office:value="15.1499999999999">
            <text:p>15.1499999999999</text:p>
          </table:table-cell>
          <table:table-cell table:formula="of:=SQRT(ABS([.$D$2]^2-[.B211]^2))" office:value-type="float" office:value="98.8457257548347">
            <text:p>98.8457257548347</text:p>
          </table:table-cell>
          <table:table-cell table:formula="of:=([.$C$10]-[.C211])*[.$B$4]" office:value-type="float" office:value="1454.1683403607">
            <text:p>1454.1683403607</text:p>
          </table:table-cell>
          <table:table-cell table:formula="of:=ROUND([.D211])" office:value-type="float" office:value="1454">
            <text:p>1454</text:p>
          </table:table-cell>
          <table:table-cell table:formula="of:=([.$C$8]-([.E211]*[.$C$4]))" office:value-type="float" office:value="98.8458875">
            <text:p>98.8458875</text:p>
          </table:table-cell>
          <table:table-cell table:formula="of:=SQRT(ABS([.$D$2]^2-[.F211]^2))" office:value-type="float" office:value="15.148944660845">
            <text:p>15.148944660845</text:p>
          </table:table-cell>
          <table:table-cell table:formula="of:=ABS([.B211]-[.G211])" office:value-type="float" office:value="0.0010553391549788">
            <text:p>0.0010553391549788</text:p>
          </table:table-cell>
          <table:table-cell/>
        </table:table-row>
        <table:table-row table:style-name="ro2">
          <table:table-cell table:formula="of:=[.A211]+[.A$4]" office:value-type="float" office:value="60.8999999999998">
            <text:p>60.8999999999998</text:p>
          </table:table-cell>
          <table:table-cell table:formula="of:=[.A212]/([.$D$4]*2)" office:value-type="float" office:value="15.2249999999999">
            <text:p>15.2249999999999</text:p>
          </table:table-cell>
          <table:table-cell table:formula="of:=SQRT(ABS([.$D$2]^2-[.B212]^2))" office:value-type="float" office:value="98.8342014436298">
            <text:p>98.8342014436298</text:p>
          </table:table-cell>
          <table:table-cell table:formula="of:=([.$C$10]-[.C212])*[.$B$4]" office:value-type="float" office:value="1468.68715762672">
            <text:p>1468.68715762672</text:p>
          </table:table-cell>
          <table:table-cell table:formula="of:=ROUND([.D212])" office:value-type="float" office:value="1469">
            <text:p>1469</text:p>
          </table:table-cell>
          <table:table-cell table:formula="of:=([.$C$8]-([.E212]*[.$C$4]))" office:value-type="float" office:value="98.83398125">
            <text:p>98.83398125</text:p>
          </table:table-cell>
          <table:table-cell table:formula="of:=SQRT(ABS([.$D$2]^2-[.F212]^2))" office:value-type="float" office:value="15.2264293343728">
            <text:p>15.2264293343728</text:p>
          </table:table-cell>
          <table:table-cell table:formula="of:=ABS([.B212]-[.G212])" office:value-type="float" office:value="0.00142933437290438">
            <text:p>0.00142933437290438</text:p>
          </table:table-cell>
          <table:table-cell/>
        </table:table-row>
        <table:table-row table:style-name="ro2">
          <table:table-cell table:formula="of:=[.A212]+[.A$4]" office:value-type="float" office:value="61.1999999999998">
            <text:p>61.1999999999998</text:p>
          </table:table-cell>
          <table:table-cell table:formula="of:=[.A213]/([.$D$4]*2)" office:value-type="float" office:value="15.2999999999999">
            <text:p>15.2999999999999</text:p>
          </table:table-cell>
          <table:table-cell table:formula="of:=SQRT(ABS([.$D$2]^2-[.B213]^2))" office:value-type="float" office:value="98.8226188683542">
            <text:p>98.8226188683542</text:p>
          </table:table-cell>
          <table:table-cell table:formula="of:=([.$C$10]-[.C213])*[.$B$4]" office:value-type="float" office:value="1483.27937844639">
            <text:p>1483.27937844639</text:p>
          </table:table-cell>
          <table:table-cell table:formula="of:=ROUND([.D213])" office:value-type="float" office:value="1483">
            <text:p>1483</text:p>
          </table:table-cell>
          <table:table-cell table:formula="of:=([.$C$8]-([.E213]*[.$C$4]))" office:value-type="float" office:value="98.82286875">
            <text:p>98.82286875</text:p>
          </table:table-cell>
          <table:table-cell table:formula="of:=SQRT(ABS([.$D$2]^2-[.F213]^2))" office:value-type="float" office:value="15.2983859285963">
            <text:p>15.2983859285963</text:p>
          </table:table-cell>
          <table:table-cell table:formula="of:=ABS([.B213]-[.G213])" office:value-type="float" office:value="0.00161407140364211">
            <text:p>0.00161407140364211</text:p>
          </table:table-cell>
          <table:table-cell/>
        </table:table-row>
        <table:table-row table:style-name="ro2">
          <table:table-cell table:formula="of:=[.A213]+[.A$4]" office:value-type="float" office:value="61.4999999999998">
            <text:p>61.4999999999998</text:p>
          </table:table-cell>
          <table:table-cell table:formula="of:=[.A214]/([.$D$4]*2)" office:value-type="float" office:value="15.3749999999999">
            <text:p>15.3749999999999</text:p>
          </table:table-cell>
          <table:table-cell table:formula="of:=SQRT(ABS([.$D$2]^2-[.B214]^2))" office:value-type="float" office:value="98.8109780085189">
            <text:p>98.8109780085189</text:p>
          </table:table-cell>
          <table:table-cell table:formula="of:=([.$C$10]-[.C214])*[.$B$4]" office:value-type="float" office:value="1497.94502863265">
            <text:p>1497.94502863265</text:p>
          </table:table-cell>
          <table:table-cell table:formula="of:=ROUND([.D214])" office:value-type="float" office:value="1498">
            <text:p>1498</text:p>
          </table:table-cell>
          <table:table-cell table:formula="of:=([.$C$8]-([.E214]*[.$C$4]))" office:value-type="float" office:value="98.8109625">
            <text:p>98.8109625</text:p>
          </table:table-cell>
          <table:table-cell table:formula="of:=SQRT(ABS([.$D$2]^2-[.F214]^2))" office:value-type="float" office:value="15.3750996687369">
            <text:p>15.3750996687369</text:p>
          </table:table-cell>
          <table:table-cell table:formula="of:=ABS([.B214]-[.G214])" office:value-type="float" office:value="0.0000996687369525517">
            <text:p>0.0000996687369525517</text:p>
          </table:table-cell>
          <table:table-cell/>
        </table:table-row>
        <table:table-row table:style-name="ro2">
          <table:table-cell table:formula="of:=[.A214]+[.A$4]" office:value-type="float" office:value="61.7999999999998">
            <text:p>61.7999999999998</text:p>
          </table:table-cell>
          <table:table-cell table:formula="of:=[.A215]/([.$D$4]*2)" office:value-type="float" office:value="15.4499999999999">
            <text:p>15.4499999999999</text:p>
          </table:table-cell>
          <table:table-cell table:formula="of:=SQRT(ABS([.$D$2]^2-[.B215]^2))" office:value-type="float" office:value="98.799278843522">
            <text:p>98.799278843522</text:p>
          </table:table-cell>
          <table:table-cell table:formula="of:=([.$C$10]-[.C215])*[.$B$4]" office:value-type="float" office:value="1512.6841341406">
            <text:p>1512.6841341406</text:p>
          </table:table-cell>
          <table:table-cell table:formula="of:=ROUND([.D215])" office:value-type="float" office:value="1513">
            <text:p>1513</text:p>
          </table:table-cell>
          <table:table-cell table:formula="of:=([.$C$8]-([.E215]*[.$C$4]))" office:value-type="float" office:value="98.79905625">
            <text:p>98.79905625</text:p>
          </table:table-cell>
          <table:table-cell table:formula="of:=SQRT(ABS([.$D$2]^2-[.F215]^2))" office:value-type="float" office:value="15.4514233683934">
            <text:p>15.4514233683934</text:p>
          </table:table-cell>
          <table:table-cell table:formula="of:=ABS([.B215]-[.G215])" office:value-type="float" office:value="0.00142336839350676">
            <text:p>0.00142336839350676</text:p>
          </table:table-cell>
          <table:table-cell/>
        </table:table-row>
        <table:table-row table:style-name="ro2">
          <table:table-cell table:formula="of:=[.A215]+[.A$4]" office:value-type="float" office:value="62.0999999999998">
            <text:p>62.0999999999998</text:p>
          </table:table-cell>
          <table:table-cell table:formula="of:=[.A216]/([.$D$4]*2)" office:value-type="float" office:value="15.5249999999999">
            <text:p>15.5249999999999</text:p>
          </table:table-cell>
          <table:table-cell table:formula="of:=SQRT(ABS([.$D$2]^2-[.B216]^2))" office:value-type="float" office:value="98.7875213526486">
            <text:p>98.7875213526486</text:p>
          </table:table-cell>
          <table:table-cell table:formula="of:=([.$C$10]-[.C216])*[.$B$4]" office:value-type="float" office:value="1527.49672106766">
            <text:p>1527.49672106766</text:p>
          </table:table-cell>
          <table:table-cell table:formula="of:=ROUND([.D216])" office:value-type="float" office:value="1527">
            <text:p>1527</text:p>
          </table:table-cell>
          <table:table-cell table:formula="of:=([.$C$8]-([.E216]*[.$C$4]))" office:value-type="float" office:value="98.78794375">
            <text:p>98.78794375</text:p>
          </table:table-cell>
          <table:table-cell table:formula="of:=SQRT(ABS([.$D$2]^2-[.F216]^2))" office:value-type="float" office:value="15.52231199425">
            <text:p>15.52231199425</text:p>
          </table:table-cell>
          <table:table-cell table:formula="of:=ABS([.B216]-[.G216])" office:value-type="float" office:value="0.00268800574998096">
            <text:p>0.00268800574998096</text:p>
          </table:table-cell>
          <table:table-cell/>
        </table:table-row>
        <table:table-row table:style-name="ro2">
          <table:table-cell table:formula="of:=[.A216]+[.A$4]" office:value-type="float" office:value="62.3999999999998">
            <text:p>62.3999999999998</text:p>
          </table:table-cell>
          <table:table-cell table:formula="of:=[.A217]/([.$D$4]*2)" office:value-type="float" office:value="15.5999999999999">
            <text:p>15.5999999999999</text:p>
          </table:table-cell>
          <table:table-cell table:formula="of:=SQRT(ABS([.$D$2]^2-[.B217]^2))" office:value-type="float" office:value="98.7757055150709">
            <text:p>98.7757055150709</text:p>
          </table:table-cell>
          <table:table-cell table:formula="of:=([.$C$10]-[.C217])*[.$B$4]" office:value-type="float" office:value="1542.38281565377">
            <text:p>1542.38281565377</text:p>
          </table:table-cell>
          <table:table-cell table:formula="of:=ROUND([.D217])" office:value-type="float" office:value="1542">
            <text:p>1542</text:p>
          </table:table-cell>
          <table:table-cell table:formula="of:=([.$C$8]-([.E217]*[.$C$4]))" office:value-type="float" office:value="98.7760375">
            <text:p>98.7760375</text:p>
          </table:table-cell>
          <table:table-cell table:formula="of:=SQRT(ABS([.$D$2]^2-[.F217]^2))" office:value-type="float" office:value="15.5978978006202">
            <text:p>15.5978978006202</text:p>
          </table:table-cell>
          <table:table-cell table:formula="of:=ABS([.B217]-[.G217])" office:value-type="float" office:value="0.00210219937972234">
            <text:p>0.00210219937972234</text:p>
          </table:table-cell>
          <table:table-cell/>
        </table:table-row>
        <table:table-row table:style-name="ro2">
          <table:table-cell table:formula="of:=[.A217]+[.A$4]" office:value-type="float" office:value="62.6999999999998">
            <text:p>62.6999999999998</text:p>
          </table:table-cell>
          <table:table-cell table:formula="of:=[.A218]/([.$D$4]*2)" office:value-type="float" office:value="15.6749999999999">
            <text:p>15.6749999999999</text:p>
          </table:table-cell>
          <table:table-cell table:formula="of:=SQRT(ABS([.$D$2]^2-[.B218]^2))" office:value-type="float" office:value="98.7638313098474">
            <text:p>98.7638313098474</text:p>
          </table:table-cell>
          <table:table-cell table:formula="of:=([.$C$10]-[.C218])*[.$B$4]" office:value-type="float" office:value="1557.34244428172">
            <text:p>1557.34244428172</text:p>
          </table:table-cell>
          <table:table-cell table:formula="of:=ROUND([.D218])" office:value-type="float" office:value="1557">
            <text:p>1557</text:p>
          </table:table-cell>
          <table:table-cell table:formula="of:=([.$C$8]-([.E218]*[.$C$4]))" office:value-type="float" office:value="98.76413125">
            <text:p>98.76413125</text:p>
          </table:table-cell>
          <table:table-cell table:formula="of:=SQRT(ABS([.$D$2]^2-[.F218]^2))" office:value-type="float" office:value="15.6731100434078">
            <text:p>15.6731100434078</text:p>
          </table:table-cell>
          <table:table-cell table:formula="of:=ABS([.B218]-[.G218])" office:value-type="float" office:value="0.00188995659210356">
            <text:p>0.00188995659210356</text:p>
          </table:table-cell>
          <table:table-cell/>
        </table:table-row>
        <table:table-row table:style-name="ro2">
          <table:table-cell table:formula="of:=[.A218]+[.A$4]" office:value-type="float" office:value="62.9999999999998">
            <text:p>62.9999999999998</text:p>
          </table:table-cell>
          <table:table-cell table:formula="of:=[.A219]/([.$D$4]*2)" office:value-type="float" office:value="15.7499999999999">
            <text:p>15.7499999999999</text:p>
          </table:table-cell>
          <table:table-cell table:formula="of:=SQRT(ABS([.$D$2]^2-[.B219]^2))" office:value-type="float" office:value="98.7518987159234">
            <text:p>98.7518987159234</text:p>
          </table:table-cell>
          <table:table-cell table:formula="of:=([.$C$10]-[.C219])*[.$B$4]" office:value-type="float" office:value="1572.3756334773">
            <text:p>1572.3756334773</text:p>
          </table:table-cell>
          <table:table-cell table:formula="of:=ROUND([.D219])" office:value-type="float" office:value="1572">
            <text:p>1572</text:p>
          </table:table-cell>
          <table:table-cell table:formula="of:=([.$C$8]-([.E219]*[.$C$4]))" office:value-type="float" office:value="98.752225">
            <text:p>98.752225</text:p>
          </table:table-cell>
          <table:table-cell table:formula="of:=SQRT(ABS([.$D$2]^2-[.F219]^2))" office:value-type="float" office:value="15.7479540750339">
            <text:p>15.7479540750339</text:p>
          </table:table-cell>
          <table:table-cell table:formula="of:=ABS([.B219]-[.G219])" office:value-type="float" office:value="0.00204592496608136">
            <text:p>0.00204592496608136</text:p>
          </table:table-cell>
          <table:table-cell/>
        </table:table-row>
        <table:table-row table:style-name="ro2">
          <table:table-cell table:formula="of:=[.A219]+[.A$4]" office:value-type="float" office:value="63.2999999999998">
            <text:p>63.2999999999998</text:p>
          </table:table-cell>
          <table:table-cell table:formula="of:=[.A220]/([.$D$4]*2)" office:value-type="float" office:value="15.8249999999999">
            <text:p>15.8249999999999</text:p>
          </table:table-cell>
          <table:table-cell table:formula="of:=SQRT(ABS([.$D$2]^2-[.B220]^2))" office:value-type="float" office:value="98.7399077121303">
            <text:p>98.7399077121303</text:p>
          </table:table-cell>
          <table:table-cell table:formula="of:=([.$C$10]-[.C220])*[.$B$4]" office:value-type="float" office:value="1587.48240990964">
            <text:p>1587.48240990964</text:p>
          </table:table-cell>
          <table:table-cell table:formula="of:=ROUND([.D220])" office:value-type="float" office:value="1587">
            <text:p>1587</text:p>
          </table:table-cell>
          <table:table-cell table:formula="of:=([.$C$8]-([.E220]*[.$C$4]))" office:value-type="float" office:value="98.74031875">
            <text:p>98.74031875</text:p>
          </table:table-cell>
          <table:table-cell table:formula="of:=SQRT(ABS([.$D$2]^2-[.F220]^2))" office:value-type="float" office:value="15.8224351206885">
            <text:p>15.8224351206885</text:p>
          </table:table-cell>
          <table:table-cell table:formula="of:=ABS([.B220]-[.G220])" office:value-type="float" office:value="0.00256487931141969">
            <text:p>0.00256487931141969</text:p>
          </table:table-cell>
          <table:table-cell/>
        </table:table-row>
        <table:table-row table:style-name="ro2">
          <table:table-cell table:formula="of:=[.A220]+[.A$4]" office:value-type="float" office:value="63.5999999999998">
            <text:p>63.5999999999998</text:p>
          </table:table-cell>
          <table:table-cell table:formula="of:=[.A221]/([.$D$4]*2)" office:value-type="float" office:value="15.8999999999999">
            <text:p>15.8999999999999</text:p>
          </table:table-cell>
          <table:table-cell table:formula="of:=SQRT(ABS([.$D$2]^2-[.B221]^2))" office:value-type="float" office:value="98.7278582771854">
            <text:p>98.7278582771854</text:p>
          </table:table-cell>
          <table:table-cell table:formula="of:=([.$C$10]-[.C221])*[.$B$4]" office:value-type="float" office:value="1602.6628003914">
            <text:p>1602.6628003914</text:p>
          </table:table-cell>
          <table:table-cell table:formula="of:=ROUND([.D221])" office:value-type="float" office:value="1603">
            <text:p>1603</text:p>
          </table:table-cell>
          <table:table-cell table:formula="of:=([.$C$8]-([.E221]*[.$C$4]))" office:value-type="float" office:value="98.72761875">
            <text:p>98.72761875</text:p>
          </table:table-cell>
          <table:table-cell table:formula="of:=SQRT(ABS([.$D$2]^2-[.F221]^2))" office:value-type="float" office:value="15.9014872246167">
            <text:p>15.9014872246167</text:p>
          </table:table-cell>
          <table:table-cell table:formula="of:=ABS([.B221]-[.G221])" office:value-type="float" office:value="0.00148722461673501">
            <text:p>0.00148722461673501</text:p>
          </table:table-cell>
          <table:table-cell/>
        </table:table-row>
        <table:table-row table:style-name="ro2">
          <table:table-cell table:formula="of:=[.A221]+[.A$4]" office:value-type="float" office:value="63.8999999999998">
            <text:p>63.8999999999998</text:p>
          </table:table-cell>
          <table:table-cell table:formula="of:=[.A222]/([.$D$4]*2)" office:value-type="float" office:value="15.9749999999999">
            <text:p>15.9749999999999</text:p>
          </table:table-cell>
          <table:table-cell table:formula="of:=SQRT(ABS([.$D$2]^2-[.B222]^2))" office:value-type="float" office:value="98.7157503896921">
            <text:p>98.7157503896921</text:p>
          </table:table-cell>
          <table:table-cell table:formula="of:=([.$C$10]-[.C222])*[.$B$4]" office:value-type="float" office:value="1617.91683187895">
            <text:p>1617.91683187895</text:p>
          </table:table-cell>
          <table:table-cell table:formula="of:=ROUND([.D222])" office:value-type="float" office:value="1618">
            <text:p>1618</text:p>
          </table:table-cell>
          <table:table-cell table:formula="of:=([.$C$8]-([.E222]*[.$C$4]))" office:value-type="float" office:value="98.7157125">
            <text:p>98.7157125</text:p>
          </table:table-cell>
          <table:table-cell table:formula="of:=SQRT(ABS([.$D$2]^2-[.F222]^2))" office:value-type="float" office:value="15.9752341334124">
            <text:p>15.9752341334124</text:p>
          </table:table-cell>
          <table:table-cell table:formula="of:=ABS([.B222]-[.G222])" office:value-type="float" office:value="0.000234133412464033">
            <text:p>0.000234133412464033</text:p>
          </table:table-cell>
          <table:table-cell/>
        </table:table-row>
        <table:table-row table:style-name="ro2">
          <table:table-cell table:formula="of:=[.A222]+[.A$4]" office:value-type="float" office:value="64.1999999999998">
            <text:p>64.1999999999998</text:p>
          </table:table-cell>
          <table:table-cell table:formula="of:=[.A223]/([.$D$4]*2)" office:value-type="float" office:value="16.0499999999999">
            <text:p>16.0499999999999</text:p>
          </table:table-cell>
          <table:table-cell table:formula="of:=SQRT(ABS([.$D$2]^2-[.B223]^2))" office:value-type="float" office:value="98.7035840281395">
            <text:p>98.7035840281395</text:p>
          </table:table-cell>
          <table:table-cell table:formula="of:=([.$C$10]-[.C223])*[.$B$4]" office:value-type="float" office:value="1633.24453147276">
            <text:p>1633.24453147276</text:p>
          </table:table-cell>
          <table:table-cell table:formula="of:=ROUND([.D223])" office:value-type="float" office:value="1633">
            <text:p>1633</text:p>
          </table:table-cell>
          <table:table-cell table:formula="of:=([.$C$8]-([.E223]*[.$C$4]))" office:value-type="float" office:value="98.70380625">
            <text:p>98.70380625</text:p>
          </table:table-cell>
          <table:table-cell table:formula="of:=SQRT(ABS([.$D$2]^2-[.F223]^2))" office:value-type="float" office:value="16.0486333300521">
            <text:p>16.0486333300521</text:p>
          </table:table-cell>
          <table:table-cell table:formula="of:=ABS([.B223]-[.G223])" office:value-type="float" office:value="0.00136666994780299">
            <text:p>0.00136666994780299</text:p>
          </table:table-cell>
          <table:table-cell/>
        </table:table-row>
        <table:table-row table:style-name="ro2">
          <table:table-cell table:formula="of:=[.A223]+[.A$4]" office:value-type="float" office:value="64.4999999999997">
            <text:p>64.4999999999997</text:p>
          </table:table-cell>
          <table:table-cell table:formula="of:=[.A224]/([.$D$4]*2)" office:value-type="float" office:value="16.1249999999999">
            <text:p>16.1249999999999</text:p>
          </table:table-cell>
          <table:table-cell table:formula="of:=SQRT(ABS([.$D$2]^2-[.B224]^2))" office:value-type="float" office:value="98.6913591709021">
            <text:p>98.6913591709021</text:p>
          </table:table-cell>
          <table:table-cell table:formula="of:=([.$C$10]-[.C224])*[.$B$4]" office:value-type="float" office:value="1648.64592641757">
            <text:p>1648.64592641757</text:p>
          </table:table-cell>
          <table:table-cell table:formula="of:=ROUND([.D224])" office:value-type="float" office:value="1649">
            <text:p>1649</text:p>
          </table:table-cell>
          <table:table-cell table:formula="of:=([.$C$8]-([.E224]*[.$C$4]))" office:value-type="float" office:value="98.69110625">
            <text:p>98.69110625</text:p>
          </table:table-cell>
          <table:table-cell table:formula="of:=SQRT(ABS([.$D$2]^2-[.F224]^2))" office:value-type="float" office:value="16.1265478993866">
            <text:p>16.1265478993866</text:p>
          </table:table-cell>
          <table:table-cell table:formula="of:=ABS([.B224]-[.G224])" office:value-type="float" office:value="0.00154789938668287">
            <text:p>0.00154789938668287</text:p>
          </table:table-cell>
          <table:table-cell/>
        </table:table-row>
        <table:table-row table:style-name="ro2">
          <table:table-cell table:formula="of:=[.A224]+[.A$4]" office:value-type="float" office:value="64.7999999999997">
            <text:p>64.7999999999997</text:p>
          </table:table-cell>
          <table:table-cell table:formula="of:=[.A225]/([.$D$4]*2)" office:value-type="float" office:value="16.1999999999999">
            <text:p>16.1999999999999</text:p>
          </table:table-cell>
          <table:table-cell table:formula="of:=SQRT(ABS([.$D$2]^2-[.B225]^2))" office:value-type="float" office:value="98.6790757962396">
            <text:p>98.6790757962396</text:p>
          </table:table-cell>
          <table:table-cell table:formula="of:=([.$C$10]-[.C225])*[.$B$4]" office:value-type="float" office:value="1664.12104410261">
            <text:p>1664.12104410261</text:p>
          </table:table-cell>
          <table:table-cell table:formula="of:=ROUND([.D225])" office:value-type="float" office:value="1664">
            <text:p>1664</text:p>
          </table:table-cell>
          <table:table-cell table:formula="of:=([.$C$8]-([.E225]*[.$C$4]))" office:value-type="float" office:value="98.6792">
            <text:p>98.6792</text:p>
          </table:table-cell>
          <table:table-cell table:formula="of:=SQRT(ABS([.$D$2]^2-[.F225]^2))" office:value-type="float" office:value="16.19924341937">
            <text:p>16.19924341937</text:p>
          </table:table-cell>
          <table:table-cell table:formula="of:=ABS([.B225]-[.G225])" office:value-type="float" office:value="0.000756580629946768">
            <text:p>0.000756580629946768</text:p>
          </table:table-cell>
          <table:table-cell/>
        </table:table-row>
        <table:table-row table:style-name="ro2">
          <table:table-cell table:formula="of:=[.A225]+[.A$4]" office:value-type="float" office:value="65.0999999999997">
            <text:p>65.0999999999997</text:p>
          </table:table-cell>
          <table:table-cell table:formula="of:=[.A226]/([.$D$4]*2)" office:value-type="float" office:value="16.2749999999999">
            <text:p>16.2749999999999</text:p>
          </table:table-cell>
          <table:table-cell table:formula="of:=SQRT(ABS([.$D$2]^2-[.B226]^2))" office:value-type="float" office:value="98.6667338822969">
            <text:p>98.6667338822969</text:p>
          </table:table-cell>
          <table:table-cell table:formula="of:=([.$C$10]-[.C226])*[.$B$4]" office:value-type="float" office:value="1679.66991206187">
            <text:p>1679.66991206187</text:p>
          </table:table-cell>
          <table:table-cell table:formula="of:=ROUND([.D226])" office:value-type="float" office:value="1680">
            <text:p>1680</text:p>
          </table:table-cell>
          <table:table-cell table:formula="of:=([.$C$8]-([.E226]*[.$C$4]))" office:value-type="float" office:value="98.6665">
            <text:p>98.6665</text:p>
          </table:table-cell>
          <table:table-cell table:formula="of:=SQRT(ABS([.$D$2]^2-[.F226]^2))" office:value-type="float" office:value="16.2764178414662">
            <text:p>16.2764178414662</text:p>
          </table:table-cell>
          <table:table-cell table:formula="of:=ABS([.B226]-[.G226])" office:value-type="float" office:value="0.0014178414662851">
            <text:p>0.0014178414662851</text:p>
          </table:table-cell>
          <table:table-cell/>
        </table:table-row>
        <table:table-row table:style-name="ro2">
          <table:table-cell table:formula="of:=[.A226]+[.A$4]" office:value-type="float" office:value="65.3999999999997">
            <text:p>65.3999999999997</text:p>
          </table:table-cell>
          <table:table-cell table:formula="of:=[.A227]/([.$D$4]*2)" office:value-type="float" office:value="16.3499999999999">
            <text:p>16.3499999999999</text:p>
          </table:table-cell>
          <table:table-cell table:formula="of:=SQRT(ABS([.$D$2]^2-[.B227]^2))" office:value-type="float" office:value="98.6543334071038">
            <text:p>98.6543334071038</text:p>
          </table:table-cell>
          <table:table-cell table:formula="of:=([.$C$10]-[.C227])*[.$B$4]" office:value-type="float" office:value="1695.29255797446">
            <text:p>1695.29255797446</text:p>
          </table:table-cell>
          <table:table-cell table:formula="of:=ROUND([.D227])" office:value-type="float" office:value="1695">
            <text:p>1695</text:p>
          </table:table-cell>
          <table:table-cell table:formula="of:=([.$C$8]-([.E227]*[.$C$4]))" office:value-type="float" office:value="98.65459375">
            <text:p>98.65459375</text:p>
          </table:table-cell>
          <table:table-cell table:formula="of:=SQRT(ABS([.$D$2]^2-[.F227]^2))" office:value-type="float" office:value="16.3484290383651">
            <text:p>16.3484290383651</text:p>
          </table:table-cell>
          <table:table-cell table:formula="of:=ABS([.B227]-[.G227])" office:value-type="float" office:value="0.00157096163478698">
            <text:p>0.00157096163478698</text:p>
          </table:table-cell>
          <table:table-cell/>
        </table:table-row>
        <table:table-row table:style-name="ro2">
          <table:table-cell table:formula="of:=[.A227]+[.A$4]" office:value-type="float" office:value="65.6999999999997">
            <text:p>65.6999999999997</text:p>
          </table:table-cell>
          <table:table-cell table:formula="of:=[.A228]/([.$D$4]*2)" office:value-type="float" office:value="16.4249999999999">
            <text:p>16.4249999999999</text:p>
          </table:table-cell>
          <table:table-cell table:formula="of:=SQRT(ABS([.$D$2]^2-[.B228]^2))" office:value-type="float" office:value="98.6418743485747">
            <text:p>98.6418743485747</text:p>
          </table:table-cell>
          <table:table-cell table:formula="of:=([.$C$10]-[.C228])*[.$B$4]" office:value-type="float" office:value="1710.98900966467">
            <text:p>1710.98900966467</text:p>
          </table:table-cell>
          <table:table-cell table:formula="of:=ROUND([.D228])" office:value-type="float" office:value="1711">
            <text:p>1711</text:p>
          </table:table-cell>
          <table:table-cell table:formula="of:=([.$C$8]-([.E228]*[.$C$4]))" office:value-type="float" office:value="98.64189375">
            <text:p>98.64189375</text:p>
          </table:table-cell>
          <table:table-cell table:formula="of:=SQRT(ABS([.$D$2]^2-[.F228]^2))" office:value-type="float" office:value="16.4248834825003">
            <text:p>16.4248834825003</text:p>
          </table:table-cell>
          <table:table-cell table:formula="of:=ABS([.B228]-[.G228])" office:value-type="float" office:value="0.000116517499627378">
            <text:p>0.000116517499627378</text:p>
          </table:table-cell>
          <table:table-cell/>
        </table:table-row>
        <table:table-row table:style-name="ro2">
          <table:table-cell table:formula="of:=[.A228]+[.A$4]" office:value-type="float" office:value="65.9999999999997">
            <text:p>65.9999999999997</text:p>
          </table:table-cell>
          <table:table-cell table:formula="of:=[.A229]/([.$D$4]*2)" office:value-type="float" office:value="16.4999999999999">
            <text:p>16.4999999999999</text:p>
          </table:table-cell>
          <table:table-cell table:formula="of:=SQRT(ABS([.$D$2]^2-[.B229]^2))" office:value-type="float" office:value="98.6293566845085">
            <text:p>98.6293566845085</text:p>
          </table:table-cell>
          <table:table-cell table:formula="of:=([.$C$10]-[.C229])*[.$B$4]" office:value-type="float" office:value="1726.75929510241">
            <text:p>1726.75929510241</text:p>
          </table:table-cell>
          <table:table-cell table:formula="of:=ROUND([.D229])" office:value-type="float" office:value="1727">
            <text:p>1727</text:p>
          </table:table-cell>
          <table:table-cell table:formula="of:=([.$C$8]-([.E229]*[.$C$4]))" office:value-type="float" office:value="98.62919375">
            <text:p>98.62919375</text:p>
          </table:table-cell>
          <table:table-cell table:formula="of:=SQRT(ABS([.$D$2]^2-[.F229]^2))" office:value-type="float" office:value="16.5009739174681">
            <text:p>16.5009739174681</text:p>
          </table:table-cell>
          <table:table-cell table:formula="of:=ABS([.B229]-[.G229])" office:value-type="float" office:value="0.00097391746812292">
            <text:p>0.00097391746812292</text:p>
          </table:table-cell>
          <table:table-cell/>
        </table:table-row>
        <table:table-row table:style-name="ro2">
          <table:table-cell table:formula="of:=[.A229]+[.A$4]" office:value-type="float" office:value="66.2999999999997">
            <text:p>66.2999999999997</text:p>
          </table:table-cell>
          <table:table-cell table:formula="of:=[.A230]/([.$D$4]*2)" office:value-type="float" office:value="16.5749999999999">
            <text:p>16.5749999999999</text:p>
          </table:table-cell>
          <table:table-cell table:formula="of:=SQRT(ABS([.$D$2]^2-[.B230]^2))" office:value-type="float" office:value="98.6167803925884">
            <text:p>98.6167803925884</text:p>
          </table:table-cell>
          <table:table-cell table:formula="of:=([.$C$10]-[.C230])*[.$B$4]" office:value-type="float" office:value="1742.60344240338">
            <text:p>1742.60344240338</text:p>
          </table:table-cell>
          <table:table-cell table:formula="of:=ROUND([.D230])" office:value-type="float" office:value="1743">
            <text:p>1743</text:p>
          </table:table-cell>
          <table:table-cell table:formula="of:=([.$C$8]-([.E230]*[.$C$4]))" office:value-type="float" office:value="98.61649375">
            <text:p>98.61649375</text:p>
          </table:table-cell>
          <table:table-cell table:formula="of:=SQRT(ABS([.$D$2]^2-[.F230]^2))" office:value-type="float" office:value="16.5767053558966">
            <text:p>16.5767053558966</text:p>
          </table:table-cell>
          <table:table-cell table:formula="of:=ABS([.B230]-[.G230])" office:value-type="float" office:value="0.0017053558966289">
            <text:p>0.0017053558966289</text:p>
          </table:table-cell>
          <table:table-cell/>
        </table:table-row>
        <table:table-row table:style-name="ro2">
          <table:table-cell table:formula="of:=[.A230]+[.A$4]" office:value-type="float" office:value="66.5999999999997">
            <text:p>66.5999999999997</text:p>
          </table:table-cell>
          <table:table-cell table:formula="of:=[.A231]/([.$D$4]*2)" office:value-type="float" office:value="16.6499999999999">
            <text:p>16.6499999999999</text:p>
          </table:table-cell>
          <table:table-cell table:formula="of:=SQRT(ABS([.$D$2]^2-[.B231]^2))" office:value-type="float" office:value="98.6041454503816">
            <text:p>98.6041454503816</text:p>
          </table:table-cell>
          <table:table-cell table:formula="of:=([.$C$10]-[.C231])*[.$B$4]" office:value-type="float" office:value="1758.52147982929">
            <text:p>1758.52147982929</text:p>
          </table:table-cell>
          <table:table-cell table:formula="of:=ROUND([.D231])" office:value-type="float" office:value="1759">
            <text:p>1759</text:p>
          </table:table-cell>
          <table:table-cell table:formula="of:=([.$C$8]-([.E231]*[.$C$4]))" office:value-type="float" office:value="98.60379375">
            <text:p>98.60379375</text:p>
          </table:table-cell>
          <table:table-cell table:formula="of:=SQRT(ABS([.$D$2]^2-[.F231]^2))" office:value-type="float" office:value="16.652082695791">
            <text:p>16.652082695791</text:p>
          </table:table-cell>
          <table:table-cell table:formula="of:=ABS([.B231]-[.G231])" office:value-type="float" office:value="0.00208269579108844">
            <text:p>0.00208269579108844</text:p>
          </table:table-cell>
          <table:table-cell/>
        </table:table-row>
        <table:table-row table:style-name="ro2">
          <table:table-cell table:formula="of:=[.A231]+[.A$4]" office:value-type="float" office:value="66.8999999999997">
            <text:p>66.8999999999997</text:p>
          </table:table-cell>
          <table:table-cell table:formula="of:=[.A232]/([.$D$4]*2)" office:value-type="float" office:value="16.7249999999999">
            <text:p>16.7249999999999</text:p>
          </table:table-cell>
          <table:table-cell table:formula="of:=SQRT(ABS([.$D$2]^2-[.B232]^2))" office:value-type="float" office:value="98.5914518353392">
            <text:p>98.5914518353392</text:p>
          </table:table-cell>
          <table:table-cell table:formula="of:=([.$C$10]-[.C232])*[.$B$4]" office:value-type="float" office:value="1774.51343578819">
            <text:p>1774.51343578819</text:p>
          </table:table-cell>
          <table:table-cell table:formula="of:=ROUND([.D232])" office:value-type="float" office:value="1775">
            <text:p>1775</text:p>
          </table:table-cell>
          <table:table-cell table:formula="of:=([.$C$8]-([.E232]*[.$C$4]))" office:value-type="float" office:value="98.59109375">
            <text:p>98.59109375</text:p>
          </table:table-cell>
          <table:table-cell table:formula="of:=SQRT(ABS([.$D$2]^2-[.F232]^2))" office:value-type="float" office:value="16.727110724172">
            <text:p>16.727110724172</text:p>
          </table:table-cell>
          <table:table-cell table:formula="of:=ABS([.B232]-[.G232])" office:value-type="float" office:value="0.002110724172109">
            <text:p>0.002110724172109</text:p>
          </table:table-cell>
          <table:table-cell/>
        </table:table-row>
        <table:table-row table:style-name="ro2">
          <table:table-cell table:formula="of:=[.A232]+[.A$4]" office:value-type="float" office:value="67.1999999999997">
            <text:p>67.1999999999997</text:p>
          </table:table-cell>
          <table:table-cell table:formula="of:=[.A233]/([.$D$4]*2)" office:value-type="float" office:value="16.7999999999999">
            <text:p>16.7999999999999</text:p>
          </table:table-cell>
          <table:table-cell table:formula="of:=SQRT(ABS([.$D$2]^2-[.B233]^2))" office:value-type="float" office:value="98.5786995247959">
            <text:p>98.5786995247959</text:p>
          </table:table-cell>
          <table:table-cell table:formula="of:=([.$C$10]-[.C233])*[.$B$4]" office:value-type="float" office:value="1790.57933883479">
            <text:p>1790.57933883479</text:p>
          </table:table-cell>
          <table:table-cell table:formula="of:=ROUND([.D233])" office:value-type="float" office:value="1791">
            <text:p>1791</text:p>
          </table:table-cell>
          <table:table-cell table:formula="of:=([.$C$8]-([.E233]*[.$C$4]))" office:value-type="float" office:value="98.57839375">
            <text:p>98.57839375</text:p>
          </table:table-cell>
          <table:table-cell table:formula="of:=SQRT(ABS([.$D$2]^2-[.F233]^2))" office:value-type="float" office:value="16.8017941205682">
            <text:p>16.8017941205682</text:p>
          </table:table-cell>
          <table:table-cell table:formula="of:=ABS([.B233]-[.G233])" office:value-type="float" office:value="0.00179412056827744">
            <text:p>0.00179412056827744</text:p>
          </table:table-cell>
          <table:table-cell/>
        </table:table-row>
        <table:table-row table:style-name="ro2">
          <table:table-cell table:formula="of:=[.A233]+[.A$4]" office:value-type="float" office:value="67.4999999999997">
            <text:p>67.4999999999997</text:p>
          </table:table-cell>
          <table:table-cell table:formula="of:=[.A234]/([.$D$4]*2)" office:value-type="float" office:value="16.8749999999999">
            <text:p>16.8749999999999</text:p>
          </table:table-cell>
          <table:table-cell table:formula="of:=SQRT(ABS([.$D$2]^2-[.B234]^2))" office:value-type="float" office:value="98.5658884959701">
            <text:p>98.5658884959701</text:p>
          </table:table-cell>
          <table:table-cell table:formula="of:=([.$C$10]-[.C234])*[.$B$4]" office:value-type="float" office:value="1806.71921767054">
            <text:p>1806.71921767054</text:p>
          </table:table-cell>
          <table:table-cell table:formula="of:=ROUND([.D234])" office:value-type="float" office:value="1807">
            <text:p>1807</text:p>
          </table:table-cell>
          <table:table-cell table:formula="of:=([.$C$8]-([.E234]*[.$C$4]))" office:value-type="float" office:value="98.56569375">
            <text:p>98.56569375</text:p>
          </table:table-cell>
          <table:table-cell table:formula="of:=SQRT(ABS([.$D$2]^2-[.F234]^2))" office:value-type="float" office:value="16.8761374603673">
            <text:p>16.8761374603673</text:p>
          </table:table-cell>
          <table:table-cell table:formula="of:=ABS([.B234]-[.G234])" office:value-type="float" office:value="0.00113746036736728">
            <text:p>0.00113746036736728</text:p>
          </table:table-cell>
          <table:table-cell/>
        </table:table-row>
        <table:table-row table:style-name="ro2">
          <table:table-cell table:formula="of:=[.A234]+[.A$4]" office:value-type="float" office:value="67.7999999999997">
            <text:p>67.7999999999997</text:p>
          </table:table-cell>
          <table:table-cell table:formula="of:=[.A235]/([.$D$4]*2)" office:value-type="float" office:value="16.9499999999999">
            <text:p>16.9499999999999</text:p>
          </table:table-cell>
          <table:table-cell table:formula="of:=SQRT(ABS([.$D$2]^2-[.B235]^2))" office:value-type="float" office:value="98.5530187259629">
            <text:p>98.5530187259629</text:p>
          </table:table-cell>
          <table:table-cell table:formula="of:=([.$C$10]-[.C235])*[.$B$4]" office:value-type="float" office:value="1822.93310114407">
            <text:p>1822.93310114407</text:p>
          </table:table-cell>
          <table:table-cell table:formula="of:=ROUND([.D235])" office:value-type="float" office:value="1823">
            <text:p>1823</text:p>
          </table:table-cell>
          <table:table-cell table:formula="of:=([.$C$8]-([.E235]*[.$C$4]))" office:value-type="float" office:value="98.55299375">
            <text:p>98.55299375</text:p>
          </table:table-cell>
          <table:table-cell table:formula="of:=SQRT(ABS([.$D$2]^2-[.F235]^2))" office:value-type="float" office:value="16.9501452180346">
            <text:p>16.9501452180346</text:p>
          </table:table-cell>
          <table:table-cell table:formula="of:=ABS([.B235]-[.G235])" office:value-type="float" office:value="0.000145218034674599">
            <text:p>0.000145218034674599</text:p>
          </table:table-cell>
          <table:table-cell/>
        </table:table-row>
        <table:table-row table:style-name="ro2">
          <table:table-cell table:formula="of:=[.A235]+[.A$4]" office:value-type="float" office:value="68.0999999999997">
            <text:p>68.0999999999997</text:p>
          </table:table-cell>
          <table:table-cell table:formula="of:=[.A236]/([.$D$4]*2)" office:value-type="float" office:value="17.0249999999999">
            <text:p>17.0249999999999</text:p>
          </table:table-cell>
          <table:table-cell table:formula="of:=SQRT(ABS([.$D$2]^2-[.B236]^2))" office:value-type="float" office:value="98.540090191759">
            <text:p>98.540090191759</text:p>
          </table:table-cell>
          <table:table-cell table:formula="of:=([.$C$10]-[.C236])*[.$B$4]" office:value-type="float" office:value="1839.22101825138">
            <text:p>1839.22101825138</text:p>
          </table:table-cell>
          <table:table-cell table:formula="of:=ROUND([.D236])" office:value-type="float" office:value="1839">
            <text:p>1839</text:p>
          </table:table-cell>
          <table:table-cell table:formula="of:=([.$C$8]-([.E236]*[.$C$4]))" office:value-type="float" office:value="98.54029375">
            <text:p>98.54029375</text:p>
          </table:table-cell>
          <table:table-cell table:formula="of:=SQRT(ABS([.$D$2]^2-[.F236]^2))" office:value-type="float" office:value="17.0238217702051">
            <text:p>17.0238217702051</text:p>
          </table:table-cell>
          <table:table-cell table:formula="of:=ABS([.B236]-[.G236])" office:value-type="float" office:value="0.00117822979482085">
            <text:p>0.00117822979482085</text:p>
          </table:table-cell>
          <table:table-cell/>
        </table:table-row>
        <table:table-row table:style-name="ro2">
          <table:table-cell table:formula="of:=[.A236]+[.A$4]" office:value-type="float" office:value="68.3999999999997">
            <text:p>68.3999999999997</text:p>
          </table:table-cell>
          <table:table-cell table:formula="of:=[.A237]/([.$D$4]*2)" office:value-type="float" office:value="17.0999999999999">
            <text:p>17.0999999999999</text:p>
          </table:table-cell>
          <table:table-cell table:formula="of:=SQRT(ABS([.$D$2]^2-[.B237]^2))" office:value-type="float" office:value="98.5271028702255">
            <text:p>98.5271028702255</text:p>
          </table:table-cell>
          <table:table-cell table:formula="of:=([.$C$10]-[.C237])*[.$B$4]" office:value-type="float" office:value="1855.5829981361">
            <text:p>1855.5829981361</text:p>
          </table:table-cell>
          <table:table-cell table:formula="of:=ROUND([.D237])" office:value-type="float" office:value="1856">
            <text:p>1856</text:p>
          </table:table-cell>
          <table:table-cell table:formula="of:=([.$C$8]-([.E237]*[.$C$4]))" office:value-type="float" office:value="98.5268">
            <text:p>98.5268</text:p>
          </table:table-cell>
          <table:table-cell table:formula="of:=SQRT(ABS([.$D$2]^2-[.F237]^2))" office:value-type="float" office:value="17.1017449916668">
            <text:p>17.1017449916668</text:p>
          </table:table-cell>
          <table:table-cell table:formula="of:=ABS([.B237]-[.G237])" office:value-type="float" office:value="0.00174499166690367">
            <text:p>0.00174499166690367</text:p>
          </table:table-cell>
          <table:table-cell/>
        </table:table-row>
        <table:table-row table:style-name="ro2">
          <table:table-cell table:formula="of:=[.A237]+[.A$4]" office:value-type="float" office:value="68.6999999999997">
            <text:p>68.6999999999997</text:p>
          </table:table-cell>
          <table:table-cell table:formula="of:=[.A238]/([.$D$4]*2)" office:value-type="float" office:value="17.1749999999999">
            <text:p>17.1749999999999</text:p>
          </table:table-cell>
          <table:table-cell table:formula="of:=SQRT(ABS([.$D$2]^2-[.B238]^2))" office:value-type="float" office:value="98.5140567381123">
            <text:p>98.5140567381123</text:p>
          </table:table-cell>
          <table:table-cell table:formula="of:=([.$C$10]-[.C238])*[.$B$4]" office:value-type="float" office:value="1872.01907008981">
            <text:p>1872.01907008981</text:p>
          </table:table-cell>
          <table:table-cell table:formula="of:=ROUND([.D238])" office:value-type="float" office:value="1872">
            <text:p>1872</text:p>
          </table:table-cell>
          <table:table-cell table:formula="of:=([.$C$8]-([.E238]*[.$C$4]))" office:value-type="float" office:value="98.5141">
            <text:p>98.5141</text:p>
          </table:table-cell>
          <table:table-cell table:formula="of:=SQRT(ABS([.$D$2]^2-[.F238]^2))" office:value-type="float" office:value="17.1747518523558">
            <text:p>17.1747518523558</text:p>
          </table:table-cell>
          <table:table-cell table:formula="of:=ABS([.B238]-[.G238])" office:value-type="float" office:value="0.000248147644093422">
            <text:p>0.000248147644093422</text:p>
          </table:table-cell>
          <table:table-cell/>
        </table:table-row>
        <table:table-row table:style-name="ro2">
          <table:table-cell table:formula="of:=[.A238]+[.A$4]" office:value-type="float" office:value="68.9999999999997">
            <text:p>68.9999999999997</text:p>
          </table:table-cell>
          <table:table-cell table:formula="of:=[.A239]/([.$D$4]*2)" office:value-type="float" office:value="17.2499999999999">
            <text:p>17.2499999999999</text:p>
          </table:table-cell>
          <table:table-cell table:formula="of:=SQRT(ABS([.$D$2]^2-[.B239]^2))" office:value-type="float" office:value="98.5009517720514">
            <text:p>98.5009517720514</text:p>
          </table:table-cell>
          <table:table-cell table:formula="of:=([.$C$10]-[.C239])*[.$B$4]" office:value-type="float" office:value="1888.52926355227">
            <text:p>1888.52926355227</text:p>
          </table:table-cell>
          <table:table-cell table:formula="of:=ROUND([.D239])" office:value-type="float" office:value="1889">
            <text:p>1889</text:p>
          </table:table-cell>
          <table:table-cell table:formula="of:=([.$C$8]-([.E239]*[.$C$4]))" office:value-type="float" office:value="98.50060625">
            <text:p>98.50060625</text:p>
          </table:table-cell>
          <table:table-cell table:formula="of:=SQRT(ABS([.$D$2]^2-[.F239]^2))" office:value-type="float" office:value="17.2519728837736">
            <text:p>17.2519728837736</text:p>
          </table:table-cell>
          <table:table-cell table:formula="of:=ABS([.B239]-[.G239])" office:value-type="float" office:value="0.00197288377366789">
            <text:p>0.00197288377366789</text:p>
          </table:table-cell>
          <table:table-cell/>
        </table:table-row>
        <table:table-row table:style-name="ro2">
          <table:table-cell table:formula="of:=[.A239]+[.A$4]" office:value-type="float" office:value="69.2999999999997">
            <text:p>69.2999999999997</text:p>
          </table:table-cell>
          <table:table-cell table:formula="of:=[.A240]/([.$D$4]*2)" office:value-type="float" office:value="17.3249999999999">
            <text:p>17.3249999999999</text:p>
          </table:table-cell>
          <table:table-cell table:formula="of:=SQRT(ABS([.$D$2]^2-[.B240]^2))" office:value-type="float" office:value="98.4877879485574">
            <text:p>98.4877879485574</text:p>
          </table:table-cell>
          <table:table-cell table:formula="of:=([.$C$10]-[.C240])*[.$B$4]" office:value-type="float" office:value="1905.11360811172">
            <text:p>1905.11360811172</text:p>
          </table:table-cell>
          <table:table-cell table:formula="of:=ROUND([.D240])" office:value-type="float" office:value="1905">
            <text:p>1905</text:p>
          </table:table-cell>
          <table:table-cell table:formula="of:=([.$C$8]-([.E240]*[.$C$4]))" office:value-type="float" office:value="98.48790625">
            <text:p>98.48790625</text:p>
          </table:table-cell>
          <table:table-cell table:formula="of:=SQRT(ABS([.$D$2]^2-[.F240]^2))" office:value-type="float" office:value="17.3243274758708">
            <text:p>17.3243274758708</text:p>
          </table:table-cell>
          <table:table-cell table:formula="of:=ABS([.B240]-[.G240])" office:value-type="float" office:value="0.000672524129118557">
            <text:p>0.000672524129118557</text:p>
          </table:table-cell>
          <table:table-cell/>
        </table:table-row>
        <table:table-row table:style-name="ro2">
          <table:table-cell table:formula="of:=[.A240]+[.A$4]" office:value-type="float" office:value="69.5999999999997">
            <text:p>69.5999999999997</text:p>
          </table:table-cell>
          <table:table-cell table:formula="of:=[.A241]/([.$D$4]*2)" office:value-type="float" office:value="17.3999999999999">
            <text:p>17.3999999999999</text:p>
          </table:table-cell>
          <table:table-cell table:formula="of:=SQRT(ABS([.$D$2]^2-[.B241]^2))" office:value-type="float" office:value="98.4745652440263">
            <text:p>98.4745652440263</text:p>
          </table:table-cell>
          <table:table-cell table:formula="of:=([.$C$10]-[.C241])*[.$B$4]" office:value-type="float" office:value="1921.77213350513">
            <text:p>1921.77213350513</text:p>
          </table:table-cell>
          <table:table-cell table:formula="of:=ROUND([.D241])" office:value-type="float" office:value="1922">
            <text:p>1922</text:p>
          </table:table-cell>
          <table:table-cell table:formula="of:=([.$C$8]-([.E241]*[.$C$4]))" office:value-type="float" office:value="98.4744125">
            <text:p>98.4744125</text:p>
          </table:table-cell>
          <table:table-cell table:formula="of:=SQRT(ABS([.$D$2]^2-[.F241]^2))" office:value-type="float" office:value="17.4008644262245">
            <text:p>17.4008644262245</text:p>
          </table:table-cell>
          <table:table-cell table:formula="of:=ABS([.B241]-[.G241])" office:value-type="float" office:value="0.000864426224538306">
            <text:p>0.000864426224538306</text:p>
          </table:table-cell>
          <table:table-cell/>
        </table:table-row>
        <table:table-row table:style-name="ro2">
          <table:table-cell table:formula="of:=[.A241]+[.A$4]" office:value-type="float" office:value="69.8999999999997">
            <text:p>69.8999999999997</text:p>
          </table:table-cell>
          <table:table-cell table:formula="of:=[.A242]/([.$D$4]*2)" office:value-type="float" office:value="17.4749999999999">
            <text:p>17.4749999999999</text:p>
          </table:table-cell>
          <table:table-cell table:formula="of:=SQRT(ABS([.$D$2]^2-[.B242]^2))" office:value-type="float" office:value="98.4612836347364">
            <text:p>98.4612836347364</text:p>
          </table:table-cell>
          <table:table-cell table:formula="of:=([.$C$10]-[.C242])*[.$B$4]" office:value-type="float" office:value="1938.50486961851">
            <text:p>1938.50486961851</text:p>
          </table:table-cell>
          <table:table-cell table:formula="of:=ROUND([.D242])" office:value-type="float" office:value="1939">
            <text:p>1939</text:p>
          </table:table-cell>
          <table:table-cell table:formula="of:=([.$C$8]-([.E242]*[.$C$4]))" office:value-type="float" office:value="98.46091875">
            <text:p>98.46091875</text:p>
          </table:table-cell>
          <table:table-cell table:formula="of:=SQRT(ABS([.$D$2]^2-[.F242]^2))" office:value-type="float" office:value="17.4770557848253">
            <text:p>17.4770557848253</text:p>
          </table:table-cell>
          <table:table-cell table:formula="of:=ABS([.B242]-[.G242])" office:value-type="float" office:value="0.00205578482541569">
            <text:p>0.00205578482541569</text:p>
          </table:table-cell>
          <table:table-cell/>
        </table:table-row>
        <table:table-row table:style-name="ro2">
          <table:table-cell table:formula="of:=[.A242]+[.A$4]" office:value-type="float" office:value="70.1999999999997">
            <text:p>70.1999999999997</text:p>
          </table:table-cell>
          <table:table-cell table:formula="of:=[.A243]/([.$D$4]*2)" office:value-type="float" office:value="17.5499999999999">
            <text:p>17.5499999999999</text:p>
          </table:table-cell>
          <table:table-cell table:formula="of:=SQRT(ABS([.$D$2]^2-[.B243]^2))" office:value-type="float" office:value="98.4479430968469">
            <text:p>98.4479430968469</text:p>
          </table:table-cell>
          <table:table-cell table:formula="of:=([.$C$10]-[.C243])*[.$B$4]" office:value-type="float" office:value="1955.31184648714">
            <text:p>1955.31184648714</text:p>
          </table:table-cell>
          <table:table-cell table:formula="of:=ROUND([.D243])" office:value-type="float" office:value="1955">
            <text:p>1955</text:p>
          </table:table-cell>
          <table:table-cell table:formula="of:=([.$C$8]-([.E243]*[.$C$4]))" office:value-type="float" office:value="98.44821875">
            <text:p>98.44821875</text:p>
          </table:table-cell>
          <table:table-cell table:formula="of:=SQRT(ABS([.$D$2]^2-[.F243]^2))" office:value-type="float" office:value="17.5484536342138">
            <text:p>17.5484536342138</text:p>
          </table:table-cell>
          <table:table-cell table:formula="of:=ABS([.B243]-[.G243])" office:value-type="float" office:value="0.00154636578617229">
            <text:p>0.00154636578617229</text:p>
          </table:table-cell>
          <table:table-cell/>
        </table:table-row>
        <table:table-row table:style-name="ro2">
          <table:table-cell table:formula="of:=[.A243]+[.A$4]" office:value-type="float" office:value="70.4999999999997">
            <text:p>70.4999999999997</text:p>
          </table:table-cell>
          <table:table-cell table:formula="of:=[.A244]/([.$D$4]*2)" office:value-type="float" office:value="17.6249999999999">
            <text:p>17.6249999999999</text:p>
          </table:table-cell>
          <table:table-cell table:formula="of:=SQRT(ABS([.$D$2]^2-[.B244]^2))" office:value-type="float" office:value="98.4345436063987">
            <text:p>98.4345436063987</text:p>
          </table:table-cell>
          <table:table-cell table:formula="of:=([.$C$10]-[.C244])*[.$B$4]" office:value-type="float" office:value="1972.1930942959">
            <text:p>1972.1930942959</text:p>
          </table:table-cell>
          <table:table-cell table:formula="of:=ROUND([.D244])" office:value-type="float" office:value="1972">
            <text:p>1972</text:p>
          </table:table-cell>
          <table:table-cell table:formula="of:=([.$C$8]-([.E244]*[.$C$4]))" office:value-type="float" office:value="98.434725">
            <text:p>98.434725</text:p>
          </table:table-cell>
          <table:table-cell table:formula="of:=SQRT(ABS([.$D$2]^2-[.F244]^2))" office:value-type="float" office:value="17.6239868978156">
            <text:p>17.6239868978156</text:p>
          </table:table-cell>
          <table:table-cell table:formula="of:=ABS([.B244]-[.G244])" office:value-type="float" office:value="0.00101310218434492">
            <text:p>0.00101310218434492</text:p>
          </table:table-cell>
          <table:table-cell/>
        </table:table-row>
        <table:table-row table:style-name="ro2">
          <table:table-cell table:formula="of:=[.A244]+[.A$4]" office:value-type="float" office:value="70.7999999999997">
            <text:p>70.7999999999997</text:p>
          </table:table-cell>
          <table:table-cell table:formula="of:=[.A245]/([.$D$4]*2)" office:value-type="float" office:value="17.6999999999999">
            <text:p>17.6999999999999</text:p>
          </table:table-cell>
          <table:table-cell table:formula="of:=SQRT(ABS([.$D$2]^2-[.B245]^2))" office:value-type="float" office:value="98.4210851393135">
            <text:p>98.4210851393135</text:p>
          </table:table-cell>
          <table:table-cell table:formula="of:=([.$C$10]-[.C245])*[.$B$4]" office:value-type="float" office:value="1989.14864337955">
            <text:p>1989.14864337955</text:p>
          </table:table-cell>
          <table:table-cell table:formula="of:=ROUND([.D245])" office:value-type="float" office:value="1989">
            <text:p>1989</text:p>
          </table:table-cell>
          <table:table-cell table:formula="of:=([.$C$8]-([.E245]*[.$C$4]))" office:value-type="float" office:value="98.42123125">
            <text:p>98.42123125</text:p>
          </table:table-cell>
          <table:table-cell table:formula="of:=SQRT(ABS([.$D$2]^2-[.F245]^2))" office:value-type="float" office:value="17.6991875303366">
            <text:p>17.6991875303366</text:p>
          </table:table-cell>
          <table:table-cell table:formula="of:=ABS([.B245]-[.G245])" office:value-type="float" office:value="0.000812469663351578">
            <text:p>0.000812469663351578</text:p>
          </table:table-cell>
          <table:table-cell/>
        </table:table-row>
        <table:table-row table:style-name="ro2">
          <table:table-cell table:formula="of:=[.A245]+[.A$4]" office:value-type="float" office:value="71.0999999999997">
            <text:p>71.0999999999997</text:p>
          </table:table-cell>
          <table:table-cell table:formula="of:=[.A246]/([.$D$4]*2)" office:value-type="float" office:value="17.7749999999999">
            <text:p>17.7749999999999</text:p>
          </table:table-cell>
          <table:table-cell table:formula="of:=SQRT(ABS([.$D$2]^2-[.B246]^2))" office:value-type="float" office:value="98.4075676713941">
            <text:p>98.4075676713941</text:p>
          </table:table-cell>
          <table:table-cell table:formula="of:=([.$C$10]-[.C246])*[.$B$4]" office:value-type="float" office:value="2006.17852422298">
            <text:p>2006.17852422298</text:p>
          </table:table-cell>
          <table:table-cell table:formula="of:=ROUND([.D246])" office:value-type="float" office:value="2006">
            <text:p>2006</text:p>
          </table:table-cell>
          <table:table-cell table:formula="of:=([.$C$8]-([.E246]*[.$C$4]))" office:value-type="float" office:value="98.4077375">
            <text:p>98.4077375</text:p>
          </table:table-cell>
          <table:table-cell table:formula="of:=SQRT(ABS([.$D$2]^2-[.F246]^2))" office:value-type="float" office:value="17.7740597537843">
            <text:p>17.7740597537843</text:p>
          </table:table-cell>
          <table:table-cell table:formula="of:=ABS([.B246]-[.G246])" office:value-type="float" office:value="0.000940246215630935">
            <text:p>0.000940246215630935</text:p>
          </table:table-cell>
          <table:table-cell/>
        </table:table-row>
        <table:table-row table:style-name="ro2">
          <table:table-cell table:formula="of:=[.A246]+[.A$4]" office:value-type="float" office:value="71.3999999999997">
            <text:p>71.3999999999997</text:p>
          </table:table-cell>
          <table:table-cell table:formula="of:=[.A247]/([.$D$4]*2)" office:value-type="float" office:value="17.8499999999999">
            <text:p>17.8499999999999</text:p>
          </table:table-cell>
          <table:table-cell table:formula="of:=SQRT(ABS([.$D$2]^2-[.B247]^2))" office:value-type="float" office:value="98.3939911783235">
            <text:p>98.3939911783235</text:p>
          </table:table-cell>
          <table:table-cell table:formula="of:=([.$C$10]-[.C247])*[.$B$4]" office:value-type="float" office:value="2023.28276746148">
            <text:p>2023.28276746148</text:p>
          </table:table-cell>
          <table:table-cell table:formula="of:=ROUND([.D247])" office:value-type="float" office:value="2023">
            <text:p>2023</text:p>
          </table:table-cell>
          <table:table-cell table:formula="of:=([.$C$8]-([.E247]*[.$C$4]))" office:value-type="float" office:value="98.39424375">
            <text:p>98.39424375</text:p>
          </table:table-cell>
          <table:table-cell table:formula="of:=SQRT(ABS([.$D$2]^2-[.F247]^2))" office:value-type="float" office:value="17.8486077010389">
            <text:p>17.8486077010389</text:p>
          </table:table-cell>
          <table:table-cell table:formula="of:=ABS([.B247]-[.G247])" office:value-type="float" office:value="0.00139229896097959">
            <text:p>0.00139229896097959</text:p>
          </table:table-cell>
          <table:table-cell/>
        </table:table-row>
        <table:table-row table:style-name="ro2">
          <table:table-cell table:formula="of:=[.A247]+[.A$4]" office:value-type="float" office:value="71.6999999999997">
            <text:p>71.6999999999997</text:p>
          </table:table-cell>
          <table:table-cell table:formula="of:=[.A248]/([.$D$4]*2)" office:value-type="float" office:value="17.9249999999999">
            <text:p>17.9249999999999</text:p>
          </table:table-cell>
          <table:table-cell table:formula="of:=SQRT(ABS([.$D$2]^2-[.B248]^2))" office:value-type="float" office:value="98.3803556356654">
            <text:p>98.3803556356654</text:p>
          </table:table-cell>
          <table:table-cell table:formula="of:=([.$C$10]-[.C248])*[.$B$4]" office:value-type="float" office:value="2040.46140388112">
            <text:p>2040.46140388112</text:p>
          </table:table-cell>
          <table:table-cell table:formula="of:=ROUND([.D248])" office:value-type="float" office:value="2040">
            <text:p>2040</text:p>
          </table:table-cell>
          <table:table-cell table:formula="of:=([.$C$8]-([.E248]*[.$C$4]))" office:value-type="float" office:value="98.38075">
            <text:p>98.38075</text:p>
          </table:table-cell>
          <table:table-cell table:formula="of:=SQRT(ABS([.$D$2]^2-[.F248]^2))" office:value-type="float" office:value="17.9228354184682">
            <text:p>17.9228354184682</text:p>
          </table:table-cell>
          <table:table-cell table:formula="of:=ABS([.B248]-[.G248])" office:value-type="float" office:value="0.0021645815316802">
            <text:p>0.0021645815316802</text:p>
          </table:table-cell>
          <table:table-cell/>
        </table:table-row>
        <table:table-row table:style-name="ro2">
          <table:table-cell table:formula="of:=[.A248]+[.A$4]" office:value-type="float" office:value="71.9999999999997">
            <text:p>71.9999999999997</text:p>
          </table:table-cell>
          <table:table-cell table:formula="of:=[.A249]/([.$D$4]*2)" office:value-type="float" office:value="17.9999999999999">
            <text:p>17.9999999999999</text:p>
          </table:table-cell>
          <table:table-cell table:formula="of:=SQRT(ABS([.$D$2]^2-[.B249]^2))" office:value-type="float" office:value="98.3666610188635">
            <text:p>98.3666610188635</text:p>
          </table:table-cell>
          <table:table-cell table:formula="of:=([.$C$10]-[.C249])*[.$B$4]" office:value-type="float" office:value="2057.71446441893">
            <text:p>2057.71446441893</text:p>
          </table:table-cell>
          <table:table-cell table:formula="of:=ROUND([.D249])" office:value-type="float" office:value="2058">
            <text:p>2058</text:p>
          </table:table-cell>
          <table:table-cell table:formula="of:=([.$C$8]-([.E249]*[.$C$4]))" office:value-type="float" office:value="98.3664625">
            <text:p>98.3664625</text:p>
          </table:table-cell>
          <table:table-cell table:formula="of:=SQRT(ABS([.$D$2]^2-[.F249]^2))" office:value-type="float" office:value="18.0010848349786">
            <text:p>18.0010848349786</text:p>
          </table:table-cell>
          <table:table-cell table:formula="of:=ABS([.B249]-[.G249])" office:value-type="float" office:value="0.00108483497863787">
            <text:p>0.00108483497863787</text:p>
          </table:table-cell>
          <table:table-cell/>
        </table:table-row>
        <table:table-row table:style-name="ro2">
          <table:table-cell table:formula="of:=[.A249]+[.A$4]" office:value-type="float" office:value="72.2999999999997">
            <text:p>72.2999999999997</text:p>
          </table:table-cell>
          <table:table-cell table:formula="of:=[.A250]/([.$D$4]*2)" office:value-type="float" office:value="18.0749999999999">
            <text:p>18.0749999999999</text:p>
          </table:table-cell>
          <table:table-cell table:formula="of:=SQRT(ABS([.$D$2]^2-[.B250]^2))" office:value-type="float" office:value="98.3529073032414">
            <text:p>98.3529073032414</text:p>
          </table:table-cell>
          <table:table-cell table:formula="of:=([.$C$10]-[.C250])*[.$B$4]" office:value-type="float" office:value="2075.04198016329">
            <text:p>2075.04198016329</text:p>
          </table:table-cell>
          <table:table-cell table:formula="of:=ROUND([.D250])" office:value-type="float" office:value="2075">
            <text:p>2075</text:p>
          </table:table-cell>
          <table:table-cell table:formula="of:=([.$C$8]-([.E250]*[.$C$4]))" office:value-type="float" office:value="98.35296875">
            <text:p>98.35296875</text:p>
          </table:table-cell>
          <table:table-cell table:formula="of:=SQRT(ABS([.$D$2]^2-[.F250]^2))" office:value-type="float" office:value="18.0746656417629">
            <text:p>18.0746656417629</text:p>
          </table:table-cell>
          <table:table-cell table:formula="of:=ABS([.B250]-[.G250])" office:value-type="float" office:value="0.000334358237047638">
            <text:p>0.000334358237047638</text:p>
          </table:table-cell>
          <table:table-cell/>
        </table:table-row>
        <table:table-row table:style-name="ro2">
          <table:table-cell table:formula="of:=[.A250]+[.A$4]" office:value-type="float" office:value="72.5999999999997">
            <text:p>72.5999999999997</text:p>
          </table:table-cell>
          <table:table-cell table:formula="of:=[.A251]/([.$D$4]*2)" office:value-type="float" office:value="18.1499999999999">
            <text:p>18.1499999999999</text:p>
          </table:table-cell>
          <table:table-cell table:formula="of:=SQRT(ABS([.$D$2]^2-[.B251]^2))" office:value-type="float" office:value="98.3390944640025">
            <text:p>98.3390944640025</text:p>
          </table:table-cell>
          <table:table-cell table:formula="of:=([.$C$10]-[.C251])*[.$B$4]" office:value-type="float" office:value="2092.4439823541">
            <text:p>2092.4439823541</text:p>
          </table:table-cell>
          <table:table-cell table:formula="of:=ROUND([.D251])" office:value-type="float" office:value="2092">
            <text:p>2092</text:p>
          </table:table-cell>
          <table:table-cell table:formula="of:=([.$C$8]-([.E251]*[.$C$4]))" office:value-type="float" office:value="98.339475">
            <text:p>98.339475</text:p>
          </table:table-cell>
          <table:table-cell table:formula="of:=SQRT(ABS([.$D$2]^2-[.F251]^2))" office:value-type="float" office:value="18.1479380846524">
            <text:p>18.1479380846524</text:p>
          </table:table-cell>
          <table:table-cell table:formula="of:=ABS([.B251]-[.G251])" office:value-type="float" office:value="0.00206191534754296">
            <text:p>0.00206191534754296</text:p>
          </table:table-cell>
          <table:table-cell/>
        </table:table-row>
        <table:table-row table:style-name="ro2">
          <table:table-cell table:formula="of:=[.A251]+[.A$4]" office:value-type="float" office:value="72.8999999999997">
            <text:p>72.8999999999997</text:p>
          </table:table-cell>
          <table:table-cell table:formula="of:=[.A252]/([.$D$4]*2)" office:value-type="float" office:value="18.2249999999999">
            <text:p>18.2249999999999</text:p>
          </table:table-cell>
          <table:table-cell table:formula="of:=SQRT(ABS([.$D$2]^2-[.B252]^2))" office:value-type="float" office:value="98.3252224762294">
            <text:p>98.3252224762294</text:p>
          </table:table-cell>
          <table:table-cell table:formula="of:=([.$C$10]-[.C252])*[.$B$4]" office:value-type="float" office:value="2109.9205023832">
            <text:p>2109.9205023832</text:p>
          </table:table-cell>
          <table:table-cell table:formula="of:=ROUND([.D252])" office:value-type="float" office:value="2110">
            <text:p>2110</text:p>
          </table:table-cell>
          <table:table-cell table:formula="of:=([.$C$8]-([.E252]*[.$C$4]))" office:value-type="float" office:value="98.3251875">
            <text:p>98.3251875</text:p>
          </table:table-cell>
          <table:table-cell table:formula="of:=SQRT(ABS([.$D$2]^2-[.F252]^2))" office:value-type="float" office:value="18.225188698333">
            <text:p>18.225188698333</text:p>
          </table:table-cell>
          <table:table-cell table:formula="of:=ABS([.B252]-[.G252])" office:value-type="float" office:value="0.000188698333055015">
            <text:p>0.000188698333055015</text:p>
          </table:table-cell>
          <table:table-cell/>
        </table:table-row>
        <table:table-row table:style-name="ro2">
          <table:table-cell table:formula="of:=[.A252]+[.A$4]" office:value-type="float" office:value="73.1999999999997">
            <text:p>73.1999999999997</text:p>
          </table:table-cell>
          <table:table-cell table:formula="of:=[.A253]/([.$D$4]*2)" office:value-type="float" office:value="18.2999999999999">
            <text:p>18.2999999999999</text:p>
          </table:table-cell>
          <table:table-cell table:formula="of:=SQRT(ABS([.$D$2]^2-[.B253]^2))" office:value-type="float" office:value="98.3112913148841">
            <text:p>98.3112913148841</text:p>
          </table:table-cell>
          <table:table-cell table:formula="of:=([.$C$10]-[.C253])*[.$B$4]" office:value-type="float" office:value="2127.4715717946">
            <text:p>2127.4715717946</text:p>
          </table:table-cell>
          <table:table-cell table:formula="of:=ROUND([.D253])" office:value-type="float" office:value="2127">
            <text:p>2127</text:p>
          </table:table-cell>
          <table:table-cell table:formula="of:=([.$C$8]-([.E253]*[.$C$4]))" office:value-type="float" office:value="98.31169375">
            <text:p>98.31169375</text:p>
          </table:table-cell>
          <table:table-cell table:formula="of:=SQRT(ABS([.$D$2]^2-[.F253]^2))" office:value-type="float" office:value="18.2978379052338">
            <text:p>18.2978379052338</text:p>
          </table:table-cell>
          <table:table-cell table:formula="of:=ABS([.B253]-[.G253])" office:value-type="float" office:value="0.00216209476613827">
            <text:p>0.00216209476613827</text:p>
          </table:table-cell>
          <table:table-cell/>
        </table:table-row>
        <table:table-row table:style-name="ro2">
          <table:table-cell table:formula="of:=[.A253]+[.A$4]" office:value-type="float" office:value="73.4999999999997">
            <text:p>73.4999999999997</text:p>
          </table:table-cell>
          <table:table-cell table:formula="of:=[.A254]/([.$D$4]*2)" office:value-type="float" office:value="18.3749999999999">
            <text:p>18.3749999999999</text:p>
          </table:table-cell>
          <table:table-cell table:formula="of:=SQRT(ABS([.$D$2]^2-[.B254]^2))" office:value-type="float" office:value="98.2973009548075">
            <text:p>98.2973009548075</text:p>
          </table:table-cell>
          <table:table-cell table:formula="of:=([.$C$10]-[.C254])*[.$B$4]" office:value-type="float" office:value="2145.09722228475">
            <text:p>2145.09722228475</text:p>
          </table:table-cell>
          <table:table-cell table:formula="of:=ROUND([.D254])" office:value-type="float" office:value="2145">
            <text:p>2145</text:p>
          </table:table-cell>
          <table:table-cell table:formula="of:=([.$C$8]-([.E254]*[.$C$4]))" office:value-type="float" office:value="98.29740625">
            <text:p>98.29740625</text:p>
          </table:table-cell>
          <table:table-cell table:formula="of:=SQRT(ABS([.$D$2]^2-[.F254]^2))" office:value-type="float" office:value="18.3744367130658">
            <text:p>18.3744367130658</text:p>
          </table:table-cell>
          <table:table-cell table:formula="of:=ABS([.B254]-[.G254])" office:value-type="float" office:value="0.000563286934081475">
            <text:p>0.000563286934081475</text:p>
          </table:table-cell>
          <table:table-cell/>
        </table:table-row>
        <table:table-row table:style-name="ro2">
          <table:table-cell table:formula="of:=[.A254]+[.A$4]" office:value-type="float" office:value="73.7999999999997">
            <text:p>73.7999999999997</text:p>
          </table:table-cell>
          <table:table-cell table:formula="of:=[.A255]/([.$D$4]*2)" office:value-type="float" office:value="18.4499999999999">
            <text:p>18.4499999999999</text:p>
          </table:table-cell>
          <table:table-cell table:formula="of:=SQRT(ABS([.$D$2]^2-[.B255]^2))" office:value-type="float" office:value="98.2832513707193">
            <text:p>98.2832513707193</text:p>
          </table:table-cell>
          <table:table-cell table:formula="of:=([.$C$10]-[.C255])*[.$B$4]" office:value-type="float" office:value="2162.79748570296">
            <text:p>2162.79748570296</text:p>
          </table:table-cell>
          <table:table-cell table:formula="of:=ROUND([.D255])" office:value-type="float" office:value="2163">
            <text:p>2163</text:p>
          </table:table-cell>
          <table:table-cell table:formula="of:=([.$C$8]-([.E255]*[.$C$4]))" office:value-type="float" office:value="98.28311875">
            <text:p>98.28311875</text:p>
          </table:table-cell>
          <table:table-cell table:formula="of:=SQRT(ABS([.$D$2]^2-[.F255]^2))" office:value-type="float" office:value="18.4507064572986">
            <text:p>18.4507064572986</text:p>
          </table:table-cell>
          <table:table-cell table:formula="of:=ABS([.B255]-[.G255])" office:value-type="float" office:value="0.000706457298655039">
            <text:p>0.000706457298655039</text:p>
          </table:table-cell>
          <table:table-cell/>
        </table:table-row>
        <table:table-row table:style-name="ro2">
          <table:table-cell table:formula="of:=[.A255]+[.A$4]" office:value-type="float" office:value="74.0999999999997">
            <text:p>74.0999999999997</text:p>
          </table:table-cell>
          <table:table-cell table:formula="of:=[.A256]/([.$D$4]*2)" office:value-type="float" office:value="18.5249999999999">
            <text:p>18.5249999999999</text:p>
          </table:table-cell>
          <table:table-cell table:formula="of:=SQRT(ABS([.$D$2]^2-[.B256]^2))" office:value-type="float" office:value="98.2691425372177">
            <text:p>98.2691425372177</text:p>
          </table:table-cell>
          <table:table-cell table:formula="of:=([.$C$10]-[.C256])*[.$B$4]" office:value-type="float" office:value="2180.57239405149">
            <text:p>2180.57239405149</text:p>
          </table:table-cell>
          <table:table-cell table:formula="of:=ROUND([.D256])" office:value-type="float" office:value="2181">
            <text:p>2181</text:p>
          </table:table-cell>
          <table:table-cell table:formula="of:=([.$C$8]-([.E256]*[.$C$4]))" office:value-type="float" office:value="98.26883125">
            <text:p>98.26883125</text:p>
          </table:table-cell>
          <table:table-cell table:formula="of:=SQRT(ABS([.$D$2]^2-[.F256]^2))" office:value-type="float" office:value="18.5266512019583">
            <text:p>18.5266512019583</text:p>
          </table:table-cell>
          <table:table-cell table:formula="of:=ABS([.B256]-[.G256])" office:value-type="float" office:value="0.00165120195837787">
            <text:p>0.00165120195837787</text:p>
          </table:table-cell>
          <table:table-cell/>
        </table:table-row>
        <table:table-row table:style-name="ro2">
          <table:table-cell table:formula="of:=[.A256]+[.A$4]" office:value-type="float" office:value="74.3999999999997">
            <text:p>74.3999999999997</text:p>
          </table:table-cell>
          <table:table-cell table:formula="of:=[.A257]/([.$D$4]*2)" office:value-type="float" office:value="18.5999999999999">
            <text:p>18.5999999999999</text:p>
          </table:table-cell>
          <table:table-cell table:formula="of:=SQRT(ABS([.$D$2]^2-[.B257]^2))" office:value-type="float" office:value="98.2549744287789">
            <text:p>98.2549744287789</text:p>
          </table:table-cell>
          <table:table-cell table:formula="of:=([.$C$10]-[.C257])*[.$B$4]" office:value-type="float" office:value="2198.42197948613">
            <text:p>2198.42197948613</text:p>
          </table:table-cell>
          <table:table-cell table:formula="of:=ROUND([.D257])" office:value-type="float" office:value="2198">
            <text:p>2198</text:p>
          </table:table-cell>
          <table:table-cell table:formula="of:=([.$C$8]-([.E257]*[.$C$4]))" office:value-type="float" office:value="98.2553375">
            <text:p>98.2553375</text:p>
          </table:table-cell>
          <table:table-cell table:formula="of:=SQRT(ABS([.$D$2]^2-[.F257]^2))" office:value-type="float" office:value="18.5980819645762">
            <text:p>18.5980819645762</text:p>
          </table:table-cell>
          <table:table-cell table:formula="of:=ABS([.B257]-[.G257])" office:value-type="float" office:value="0.00191803542372782">
            <text:p>0.00191803542372782</text:p>
          </table:table-cell>
          <table:table-cell/>
        </table:table-row>
        <table:table-row table:style-name="ro2">
          <table:table-cell table:formula="of:=[.A257]+[.A$4]" office:value-type="float" office:value="74.6999999999997">
            <text:p>74.6999999999997</text:p>
          </table:table-cell>
          <table:table-cell table:formula="of:=[.A258]/([.$D$4]*2)" office:value-type="float" office:value="18.6749999999999">
            <text:p>18.6749999999999</text:p>
          </table:table-cell>
          <table:table-cell table:formula="of:=SQRT(ABS([.$D$2]^2-[.B258]^2))" office:value-type="float" office:value="98.2407470197576">
            <text:p>98.2407470197576</text:p>
          </table:table-cell>
          <table:table-cell table:formula="of:=([.$C$10]-[.C258])*[.$B$4]" office:value-type="float" office:value="2216.3462743162">
            <text:p>2216.3462743162</text:p>
          </table:table-cell>
          <table:table-cell table:formula="of:=ROUND([.D258])" office:value-type="float" office:value="2216">
            <text:p>2216</text:p>
          </table:table-cell>
          <table:table-cell table:formula="of:=([.$C$8]-([.E258]*[.$C$4]))" office:value-type="float" office:value="98.24105">
            <text:p>98.24105</text:p>
          </table:table-cell>
          <table:table-cell table:formula="of:=SQRT(ABS([.$D$2]^2-[.F258]^2))" office:value-type="float" office:value="18.6734060872006">
            <text:p>18.6734060872006</text:p>
          </table:table-cell>
          <table:table-cell table:formula="of:=ABS([.B258]-[.G258])" office:value-type="float" office:value="0.0015939127993434">
            <text:p>0.0015939127993434</text:p>
          </table:table-cell>
          <table:table-cell/>
        </table:table-row>
        <table:table-row table:style-name="ro2">
          <table:table-cell table:formula="of:=[.A258]+[.A$4]" office:value-type="float" office:value="74.9999999999996">
            <text:p>74.9999999999996</text:p>
          </table:table-cell>
          <table:table-cell table:formula="of:=[.A259]/([.$D$4]*2)" office:value-type="float" office:value="18.7499999999999">
            <text:p>18.7499999999999</text:p>
          </table:table-cell>
          <table:table-cell table:formula="of:=SQRT(ABS([.$D$2]^2-[.B259]^2))" office:value-type="float" office:value="98.2264602843857">
            <text:p>98.2264602843857</text:p>
          </table:table-cell>
          <table:table-cell table:formula="of:=([.$C$10]-[.C259])*[.$B$4]" office:value-type="float" office:value="2234.34531100515">
            <text:p>2234.34531100515</text:p>
          </table:table-cell>
          <table:table-cell table:formula="of:=ROUND([.D259])" office:value-type="float" office:value="2234">
            <text:p>2234</text:p>
          </table:table-cell>
          <table:table-cell table:formula="of:=([.$C$8]-([.E259]*[.$C$4]))" office:value-type="float" office:value="98.2267625">
            <text:p>98.2267625</text:p>
          </table:table-cell>
          <table:table-cell table:formula="of:=SQRT(ABS([.$D$2]^2-[.F259]^2))" office:value-type="float" office:value="18.7484167003135">
            <text:p>18.7484167003135</text:p>
          </table:table-cell>
          <table:table-cell table:formula="of:=ABS([.B259]-[.G259])" office:value-type="float" office:value="0.00158329968645532">
            <text:p>0.00158329968645532</text:p>
          </table:table-cell>
          <table:table-cell/>
        </table:table-row>
        <table:table-row table:style-name="ro2">
          <table:table-cell table:formula="of:=[.A259]+[.A$4]" office:value-type="float" office:value="75.2999999999996">
            <text:p>75.2999999999996</text:p>
          </table:table-cell>
          <table:table-cell table:formula="of:=[.A260]/([.$D$4]*2)" office:value-type="float" office:value="18.8249999999999">
            <text:p>18.8249999999999</text:p>
          </table:table-cell>
          <table:table-cell table:formula="of:=SQRT(ABS([.$D$2]^2-[.B260]^2))" office:value-type="float" office:value="98.2121141967731">
            <text:p>98.2121141967731</text:p>
          </table:table-cell>
          <table:table-cell table:formula="of:=([.$C$10]-[.C260])*[.$B$4]" office:value-type="float" office:value="2252.41912217063">
            <text:p>2252.41912217063</text:p>
          </table:table-cell>
          <table:table-cell table:formula="of:=ROUND([.D260])" office:value-type="float" office:value="2252">
            <text:p>2252</text:p>
          </table:table-cell>
          <table:table-cell table:formula="of:=([.$C$8]-([.E260]*[.$C$4]))" office:value-type="float" office:value="98.212475">
            <text:p>98.212475</text:p>
          </table:table-cell>
          <table:table-cell table:formula="of:=SQRT(ABS([.$D$2]^2-[.F260]^2))" office:value-type="float" office:value="18.8231175519459">
            <text:p>18.8231175519459</text:p>
          </table:table-cell>
          <table:table-cell table:formula="of:=ABS([.B260]-[.G260])" office:value-type="float" office:value="0.00188244805397275">
            <text:p>0.00188244805397275</text:p>
          </table:table-cell>
          <table:table-cell/>
        </table:table-row>
        <table:table-row table:style-name="ro2">
          <table:table-cell table:formula="of:=[.A260]+[.A$4]" office:value-type="float" office:value="75.5999999999996">
            <text:p>75.5999999999996</text:p>
          </table:table-cell>
          <table:table-cell table:formula="of:=[.A261]/([.$D$4]*2)" office:value-type="float" office:value="18.8999999999999">
            <text:p>18.8999999999999</text:p>
          </table:table-cell>
          <table:table-cell table:formula="of:=SQRT(ABS([.$D$2]^2-[.B261]^2))" office:value-type="float" office:value="98.1977087309068">
            <text:p>98.1977087309068</text:p>
          </table:table-cell>
          <table:table-cell table:formula="of:=([.$C$10]-[.C261])*[.$B$4]" office:value-type="float" office:value="2270.56774058492">
            <text:p>2270.56774058492</text:p>
          </table:table-cell>
          <table:table-cell table:formula="of:=ROUND([.D261])" office:value-type="float" office:value="2271">
            <text:p>2271</text:p>
          </table:table-cell>
          <table:table-cell table:formula="of:=([.$C$8]-([.E261]*[.$C$4]))" office:value-type="float" office:value="98.19739375">
            <text:p>98.19739375</text:p>
          </table:table-cell>
          <table:table-cell table:formula="of:=SQRT(ABS([.$D$2]^2-[.F261]^2))" office:value-type="float" office:value="18.9016364558062">
            <text:p>18.9016364558062</text:p>
          </table:table-cell>
          <table:table-cell table:formula="of:=ABS([.B261]-[.G261])" office:value-type="float" office:value="0.00163645580624561">
            <text:p>0.00163645580624561</text:p>
          </table:table-cell>
          <table:table-cell/>
        </table:table-row>
        <table:table-row table:style-name="ro2">
          <table:table-cell table:formula="of:=[.A261]+[.A$4]" office:value-type="float" office:value="75.8999999999996">
            <text:p>75.8999999999996</text:p>
          </table:table-cell>
          <table:table-cell table:formula="of:=[.A262]/([.$D$4]*2)" office:value-type="float" office:value="18.9749999999999">
            <text:p>18.9749999999999</text:p>
          </table:table-cell>
          <table:table-cell table:formula="of:=SQRT(ABS([.$D$2]^2-[.B262]^2))" office:value-type="float" office:value="98.1832438606507">
            <text:p>98.1832438606507</text:p>
          </table:table-cell>
          <table:table-cell table:formula="of:=([.$C$10]-[.C262])*[.$B$4]" office:value-type="float" office:value="2288.79119917524">
            <text:p>2288.79119917524</text:p>
          </table:table-cell>
          <table:table-cell table:formula="of:=ROUND([.D262])" office:value-type="float" office:value="2289">
            <text:p>2289</text:p>
          </table:table-cell>
          <table:table-cell table:formula="of:=([.$C$8]-([.E262]*[.$C$4]))" office:value-type="float" office:value="98.18310625">
            <text:p>98.18310625</text:p>
          </table:table-cell>
          <table:table-cell table:formula="of:=SQRT(ABS([.$D$2]^2-[.F262]^2))" office:value-type="float" office:value="18.9757120314683">
            <text:p>18.9757120314683</text:p>
          </table:table-cell>
          <table:table-cell table:formula="of:=ABS([.B262]-[.G262])" office:value-type="float" office:value="0.000712031468431462">
            <text:p>0.000712031468431462</text:p>
          </table:table-cell>
          <table:table-cell/>
        </table:table-row>
        <table:table-row table:style-name="ro2">
          <table:table-cell table:formula="of:=[.A262]+[.A$4]" office:value-type="float" office:value="76.1999999999996">
            <text:p>76.1999999999996</text:p>
          </table:table-cell>
          <table:table-cell table:formula="of:=[.A263]/([.$D$4]*2)" office:value-type="float" office:value="19.0499999999999">
            <text:p>19.0499999999999</text:p>
          </table:table-cell>
          <table:table-cell table:formula="of:=SQRT(ABS([.$D$2]^2-[.B263]^2))" office:value-type="float" office:value="98.1687195597457">
            <text:p>98.1687195597457</text:p>
          </table:table-cell>
          <table:table-cell table:formula="of:=([.$C$10]-[.C263])*[.$B$4]" office:value-type="float" office:value="2307.08953102403">
            <text:p>2307.08953102403</text:p>
          </table:table-cell>
          <table:table-cell table:formula="of:=ROUND([.D263])" office:value-type="float" office:value="2307">
            <text:p>2307</text:p>
          </table:table-cell>
          <table:table-cell table:formula="of:=([.$C$8]-([.E263]*[.$C$4]))" office:value-type="float" office:value="98.16881875">
            <text:p>98.16881875</text:p>
          </table:table-cell>
          <table:table-cell table:formula="of:=SQRT(ABS([.$D$2]^2-[.F263]^2))" office:value-type="float" office:value="19.0494888443141">
            <text:p>19.0494888443141</text:p>
          </table:table-cell>
          <table:table-cell table:formula="of:=ABS([.B263]-[.G263])" office:value-type="float" office:value="0.000511155685781972">
            <text:p>0.000511155685781972</text:p>
          </table:table-cell>
          <table:table-cell/>
        </table:table-row>
        <table:table-row table:style-name="ro2">
          <table:table-cell table:formula="of:=[.A263]+[.A$4]" office:value-type="float" office:value="76.4999999999996">
            <text:p>76.4999999999996</text:p>
          </table:table-cell>
          <table:table-cell table:formula="of:=[.A264]/([.$D$4]*2)" office:value-type="float" office:value="19.1249999999999">
            <text:p>19.1249999999999</text:p>
          </table:table-cell>
          <table:table-cell table:formula="of:=SQRT(ABS([.$D$2]^2-[.B264]^2))" office:value-type="float" office:value="98.1541358018092">
            <text:p>98.1541358018092</text:p>
          </table:table-cell>
          <table:table-cell table:formula="of:=([.$C$10]-[.C264])*[.$B$4]" office:value-type="float" office:value="2325.46276936925">
            <text:p>2325.46276936925</text:p>
          </table:table-cell>
          <table:table-cell table:formula="of:=ROUND([.D264])" office:value-type="float" office:value="2325">
            <text:p>2325</text:p>
          </table:table-cell>
          <table:table-cell table:formula="of:=([.$C$8]-([.E264]*[.$C$4]))" office:value-type="float" office:value="98.15453125">
            <text:p>98.15453125</text:p>
          </table:table-cell>
          <table:table-cell table:formula="of:=SQRT(ABS([.$D$2]^2-[.F264]^2))" office:value-type="float" office:value="19.1229703522432">
            <text:p>19.1229703522432</text:p>
          </table:table-cell>
          <table:table-cell table:formula="of:=ABS([.B264]-[.G264])" office:value-type="float" office:value="0.00202964775671077">
            <text:p>0.00202964775671077</text:p>
          </table:table-cell>
          <table:table-cell/>
        </table:table-row>
        <table:table-row table:style-name="ro2">
          <table:table-cell table:formula="of:=[.A264]+[.A$4]" office:value-type="float" office:value="76.7999999999996">
            <text:p>76.7999999999996</text:p>
          </table:table-cell>
          <table:table-cell table:formula="of:=[.A265]/([.$D$4]*2)" office:value-type="float" office:value="19.1999999999999">
            <text:p>19.1999999999999</text:p>
          </table:table-cell>
          <table:table-cell table:formula="of:=SQRT(ABS([.$D$2]^2-[.B265]^2))" office:value-type="float" office:value="98.1394925603348">
            <text:p>98.1394925603348</text:p>
          </table:table-cell>
          <table:table-cell table:formula="of:=([.$C$10]-[.C265])*[.$B$4]" office:value-type="float" office:value="2343.91094760476">
            <text:p>2343.91094760476</text:p>
          </table:table-cell>
          <table:table-cell table:formula="of:=ROUND([.D265])" office:value-type="float" office:value="2344">
            <text:p>2344</text:p>
          </table:table-cell>
          <table:table-cell table:formula="of:=([.$C$8]-([.E265]*[.$C$4]))" office:value-type="float" office:value="98.13945">
            <text:p>98.13945</text:p>
          </table:table-cell>
          <table:table-cell table:formula="of:=SQRT(ABS([.$D$2]^2-[.F265]^2))" office:value-type="float" office:value="19.2002175429733">
            <text:p>19.2002175429733</text:p>
          </table:table-cell>
          <table:table-cell table:formula="of:=ABS([.B265]-[.G265])" office:value-type="float" office:value="0.000217542973430795">
            <text:p>0.000217542973430795</text:p>
          </table:table-cell>
          <table:table-cell/>
        </table:table-row>
        <table:table-row table:style-name="ro2">
          <table:table-cell table:formula="of:=[.A265]+[.A$4]" office:value-type="float" office:value="77.0999999999996">
            <text:p>77.0999999999996</text:p>
          </table:table-cell>
          <table:table-cell table:formula="of:=[.A266]/([.$D$4]*2)" office:value-type="float" office:value="19.2749999999999">
            <text:p>19.2749999999999</text:p>
          </table:table-cell>
          <table:table-cell table:formula="of:=SQRT(ABS([.$D$2]^2-[.B266]^2))" office:value-type="float" office:value="98.1247898086921">
            <text:p>98.1247898086921</text:p>
          </table:table-cell>
          <table:table-cell table:formula="of:=([.$C$10]-[.C266])*[.$B$4]" office:value-type="float" office:value="2362.43409928058">
            <text:p>2362.43409928058</text:p>
          </table:table-cell>
          <table:table-cell table:formula="of:=ROUND([.D266])" office:value-type="float" office:value="2362">
            <text:p>2362</text:p>
          </table:table-cell>
          <table:table-cell table:formula="of:=([.$C$8]-([.E266]*[.$C$4]))" office:value-type="float" office:value="98.1251625">
            <text:p>98.1251625</text:p>
          </table:table-cell>
          <table:table-cell table:formula="of:=SQRT(ABS([.$D$2]^2-[.F266]^2))" office:value-type="float" office:value="19.2731026134505">
            <text:p>19.2731026134505</text:p>
          </table:table-cell>
          <table:table-cell table:formula="of:=ABS([.B266]-[.G266])" office:value-type="float" office:value="0.00189738654936278">
            <text:p>0.00189738654936278</text:p>
          </table:table-cell>
          <table:table-cell/>
        </table:table-row>
        <table:table-row table:style-name="ro2">
          <table:table-cell table:formula="of:=[.A266]+[.A$4]" office:value-type="float" office:value="77.3999999999996">
            <text:p>77.3999999999996</text:p>
          </table:table-cell>
          <table:table-cell table:formula="of:=[.A267]/([.$D$4]*2)" office:value-type="float" office:value="19.3499999999999">
            <text:p>19.3499999999999</text:p>
          </table:table-cell>
          <table:table-cell table:formula="of:=SQRT(ABS([.$D$2]^2-[.B267]^2))" office:value-type="float" office:value="98.1100275201266">
            <text:p>98.1100275201266</text:p>
          </table:table-cell>
          <table:table-cell table:formula="of:=([.$C$10]-[.C267])*[.$B$4]" office:value-type="float" office:value="2381.03225810322">
            <text:p>2381.03225810322</text:p>
          </table:table-cell>
          <table:table-cell table:formula="of:=ROUND([.D267])" office:value-type="float" office:value="2381">
            <text:p>2381</text:p>
          </table:table-cell>
          <table:table-cell table:formula="of:=([.$C$8]-([.E267]*[.$C$4]))" office:value-type="float" office:value="98.11008125">
            <text:p>98.11008125</text:p>
          </table:table-cell>
          <table:table-cell table:formula="of:=SQRT(ABS([.$D$2]^2-[.F267]^2))" office:value-type="float" office:value="19.3497275722011">
            <text:p>19.3497275722011</text:p>
          </table:table-cell>
          <table:table-cell table:formula="of:=ABS([.B267]-[.G267])" office:value-type="float" office:value="0.000272427798790886">
            <text:p>0.000272427798790886</text:p>
          </table:table-cell>
          <table:table-cell/>
        </table:table-row>
        <table:table-row table:style-name="ro2">
          <table:table-cell table:formula="of:=[.A267]+[.A$4]" office:value-type="float" office:value="77.6999999999996">
            <text:p>77.6999999999996</text:p>
          </table:table-cell>
          <table:table-cell table:formula="of:=[.A268]/([.$D$4]*2)" office:value-type="float" office:value="19.4249999999999">
            <text:p>19.4249999999999</text:p>
          </table:table-cell>
          <table:table-cell table:formula="of:=SQRT(ABS([.$D$2]^2-[.B268]^2))" office:value-type="float" office:value="98.0952056677593">
            <text:p>98.0952056677593</text:p>
          </table:table-cell>
          <table:table-cell table:formula="of:=([.$C$10]-[.C268])*[.$B$4]" office:value-type="float" office:value="2399.70545793602">
            <text:p>2399.70545793602</text:p>
          </table:table-cell>
          <table:table-cell table:formula="of:=ROUND([.D268])" office:value-type="float" office:value="2400">
            <text:p>2400</text:p>
          </table:table-cell>
          <table:table-cell table:formula="of:=([.$C$8]-([.E268]*[.$C$4]))" office:value-type="float" office:value="98.095">
            <text:p>98.095</text:p>
          </table:table-cell>
          <table:table-cell table:formula="of:=SQRT(ABS([.$D$2]^2-[.F268]^2))" office:value-type="float" office:value="19.426038582274">
            <text:p>19.426038582274</text:p>
          </table:table-cell>
          <table:table-cell table:formula="of:=ABS([.B268]-[.G268])" office:value-type="float" office:value="0.00103858227414122">
            <text:p>0.00103858227414122</text:p>
          </table:table-cell>
          <table:table-cell/>
        </table:table-row>
        <table:table-row table:style-name="ro2">
          <table:table-cell table:formula="of:=[.A268]+[.A$4]" office:value-type="float" office:value="77.9999999999996">
            <text:p>77.9999999999996</text:p>
          </table:table-cell>
          <table:table-cell table:formula="of:=[.A269]/([.$D$4]*2)" office:value-type="float" office:value="19.4999999999999">
            <text:p>19.4999999999999</text:p>
          </table:table-cell>
          <table:table-cell table:formula="of:=SQRT(ABS([.$D$2]^2-[.B269]^2))" office:value-type="float" office:value="98.0803242245865">
            <text:p>98.0803242245865</text:p>
          </table:table-cell>
          <table:table-cell table:formula="of:=([.$C$10]-[.C269])*[.$B$4]" office:value-type="float" office:value="2418.45373279946">
            <text:p>2418.45373279946</text:p>
          </table:table-cell>
          <table:table-cell table:formula="of:=ROUND([.D269])" office:value-type="float" office:value="2418">
            <text:p>2418</text:p>
          </table:table-cell>
          <table:table-cell table:formula="of:=([.$C$8]-([.E269]*[.$C$4]))" office:value-type="float" office:value="98.0807125">
            <text:p>98.0807125</text:p>
          </table:table-cell>
          <table:table-cell table:formula="of:=SQRT(ABS([.$D$2]^2-[.F269]^2))" office:value-type="float" office:value="19.4980469661026">
            <text:p>19.4980469661026</text:p>
          </table:table-cell>
          <table:table-cell table:formula="of:=ABS([.B269]-[.G269])" office:value-type="float" office:value="0.00195303389728352">
            <text:p>0.00195303389728352</text:p>
          </table:table-cell>
          <table:table-cell/>
        </table:table-row>
        <table:table-row table:style-name="ro2">
          <table:table-cell table:formula="of:=[.A269]+[.A$4]" office:value-type="float" office:value="78.2999999999996">
            <text:p>78.2999999999996</text:p>
          </table:table-cell>
          <table:table-cell table:formula="of:=[.A270]/([.$D$4]*2)" office:value-type="float" office:value="19.5749999999999">
            <text:p>19.5749999999999</text:p>
          </table:table-cell>
          <table:table-cell table:formula="of:=SQRT(ABS([.$D$2]^2-[.B270]^2))" office:value-type="float" office:value="98.0653831634793">
            <text:p>98.0653831634793</text:p>
          </table:table-cell>
          <table:table-cell table:formula="of:=([.$C$10]-[.C270])*[.$B$4]" office:value-type="float" office:value="2437.27711687152">
            <text:p>2437.27711687152</text:p>
          </table:table-cell>
          <table:table-cell table:formula="of:=ROUND([.D270])" office:value-type="float" office:value="2437">
            <text:p>2437</text:p>
          </table:table-cell>
          <table:table-cell table:formula="of:=([.$C$8]-([.E270]*[.$C$4]))" office:value-type="float" office:value="98.06563125">
            <text:p>98.06563125</text:p>
          </table:table-cell>
          <table:table-cell table:formula="of:=SQRT(ABS([.$D$2]^2-[.F270]^2))" office:value-type="float" office:value="19.5737571135187">
            <text:p>19.5737571135187</text:p>
          </table:table-cell>
          <table:table-cell table:formula="of:=ABS([.B270]-[.G270])" office:value-type="float" office:value="0.0012428864811973">
            <text:p>0.0012428864811973</text:p>
          </table:table-cell>
          <table:table-cell/>
        </table:table-row>
        <table:table-row table:style-name="ro2">
          <table:table-cell table:formula="of:=[.A270]+[.A$4]" office:value-type="float" office:value="78.5999999999996">
            <text:p>78.5999999999996</text:p>
          </table:table-cell>
          <table:table-cell table:formula="of:=[.A271]/([.$D$4]*2)" office:value-type="float" office:value="19.6499999999999">
            <text:p>19.6499999999999</text:p>
          </table:table-cell>
          <table:table-cell table:formula="of:=SQRT(ABS([.$D$2]^2-[.B271]^2))" office:value-type="float" office:value="98.0503824571837">
            <text:p>98.0503824571837</text:p>
          </table:table-cell>
          <table:table-cell table:formula="of:=([.$C$10]-[.C271])*[.$B$4]" office:value-type="float" office:value="2456.17564448796">
            <text:p>2456.17564448796</text:p>
          </table:table-cell>
          <table:table-cell table:formula="of:=ROUND([.D271])" office:value-type="float" office:value="2456">
            <text:p>2456</text:p>
          </table:table-cell>
          <table:table-cell table:formula="of:=([.$C$8]-([.E271]*[.$C$4]))" office:value-type="float" office:value="98.05055">
            <text:p>98.05055</text:p>
          </table:table-cell>
          <table:table-cell table:formula="of:=SQRT(ABS([.$D$2]^2-[.F271]^2))" office:value-type="float" office:value="19.6491639694288">
            <text:p>19.6491639694288</text:p>
          </table:table-cell>
          <table:table-cell table:formula="of:=ABS([.B271]-[.G271])" office:value-type="float" office:value="0.000836030571068847">
            <text:p>0.000836030571068847</text:p>
          </table:table-cell>
          <table:table-cell/>
        </table:table-row>
        <table:table-row table:style-name="ro2">
          <table:table-cell table:formula="of:=[.A271]+[.A$4]" office:value-type="float" office:value="78.8999999999996">
            <text:p>78.8999999999996</text:p>
          </table:table-cell>
          <table:table-cell table:formula="of:=[.A272]/([.$D$4]*2)" office:value-type="float" office:value="19.7249999999999">
            <text:p>19.7249999999999</text:p>
          </table:table-cell>
          <table:table-cell table:formula="of:=SQRT(ABS([.$D$2]^2-[.B272]^2))" office:value-type="float" office:value="98.0353220783204">
            <text:p>98.0353220783204</text:p>
          </table:table-cell>
          <table:table-cell table:formula="of:=([.$C$10]-[.C272])*[.$B$4]" office:value-type="float" office:value="2475.14935014262">
            <text:p>2475.14935014262</text:p>
          </table:table-cell>
          <table:table-cell table:formula="of:=ROUND([.D272])" office:value-type="float" office:value="2475">
            <text:p>2475</text:p>
          </table:table-cell>
          <table:table-cell table:formula="of:=([.$C$8]-([.E272]*[.$C$4]))" office:value-type="float" office:value="98.03546875">
            <text:p>98.03546875</text:p>
          </table:table-cell>
          <table:table-cell table:formula="of:=SQRT(ABS([.$D$2]^2-[.F272]^2))" office:value-type="float" office:value="19.7242710123282">
            <text:p>19.7242710123282</text:p>
          </table:table-cell>
          <table:table-cell table:formula="of:=ABS([.B272]-[.G272])" office:value-type="float" office:value="0.000728987671664072">
            <text:p>0.000728987671664072</text:p>
          </table:table-cell>
          <table:table-cell/>
        </table:table-row>
        <table:table-row table:style-name="ro2">
          <table:table-cell table:formula="of:=[.A272]+[.A$4]" office:value-type="float" office:value="79.1999999999996">
            <text:p>79.1999999999996</text:p>
          </table:table-cell>
          <table:table-cell table:formula="of:=[.A273]/([.$D$4]*2)" office:value-type="float" office:value="19.7999999999999">
            <text:p>19.7999999999999</text:p>
          </table:table-cell>
          <table:table-cell table:formula="of:=SQRT(ABS([.$D$2]^2-[.B273]^2))" office:value-type="float" office:value="98.0202019993838">
            <text:p>98.0202019993838</text:p>
          </table:table-cell>
          <table:table-cell table:formula="of:=([.$C$10]-[.C273])*[.$B$4]" office:value-type="float" office:value="2494.19826848787">
            <text:p>2494.19826848787</text:p>
          </table:table-cell>
          <table:table-cell table:formula="of:=ROUND([.D273])" office:value-type="float" office:value="2494">
            <text:p>2494</text:p>
          </table:table-cell>
          <table:table-cell table:formula="of:=([.$C$8]-([.E273]*[.$C$4]))" office:value-type="float" office:value="98.0203875">
            <text:p>98.0203875</text:p>
          </table:table-cell>
          <table:table-cell table:formula="of:=SQRT(ABS([.$D$2]^2-[.F273]^2))" office:value-type="float" office:value="19.7990816542041">
            <text:p>19.7990816542041</text:p>
          </table:table-cell>
          <table:table-cell table:formula="of:=ABS([.B273]-[.G273])" office:value-type="float" office:value="0.000918345795753339">
            <text:p>0.000918345795753339</text:p>
          </table:table-cell>
          <table:table-cell/>
        </table:table-row>
        <table:table-row table:style-name="ro2">
          <table:table-cell table:formula="of:=[.A273]+[.A$4]" office:value-type="float" office:value="79.4999999999996">
            <text:p>79.4999999999996</text:p>
          </table:table-cell>
          <table:table-cell table:formula="of:=[.A274]/([.$D$4]*2)" office:value-type="float" office:value="19.8749999999999">
            <text:p>19.8749999999999</text:p>
          </table:table-cell>
          <table:table-cell table:formula="of:=SQRT(ABS([.$D$2]^2-[.B274]^2))" office:value-type="float" office:value="98.0050221927428">
            <text:p>98.0050221927428</text:p>
          </table:table-cell>
          <table:table-cell table:formula="of:=([.$C$10]-[.C274])*[.$B$4]" office:value-type="float" office:value="2513.32243433484">
            <text:p>2513.32243433484</text:p>
          </table:table-cell>
          <table:table-cell table:formula="of:=ROUND([.D274])" office:value-type="float" office:value="2513">
            <text:p>2513</text:p>
          </table:table-cell>
          <table:table-cell table:formula="of:=([.$C$8]-([.E274]*[.$C$4]))" office:value-type="float" office:value="98.00530625">
            <text:p>98.00530625</text:p>
          </table:table-cell>
          <table:table-cell table:formula="of:=SQRT(ABS([.$D$2]^2-[.F274]^2))" office:value-type="float" office:value="19.8735992423041">
            <text:p>19.8735992423041</text:p>
          </table:table-cell>
          <table:table-cell table:formula="of:=ABS([.B274]-[.G274])" office:value-type="float" office:value="0.00140075769580506">
            <text:p>0.00140075769580506</text:p>
          </table:table-cell>
          <table:table-cell/>
        </table:table-row>
        <table:table-row table:style-name="ro2">
          <table:table-cell table:formula="of:=[.A274]+[.A$4]" office:value-type="float" office:value="79.7999999999996">
            <text:p>79.7999999999996</text:p>
          </table:table-cell>
          <table:table-cell table:formula="of:=[.A275]/([.$D$4]*2)" office:value-type="float" office:value="19.9499999999999">
            <text:p>19.9499999999999</text:p>
          </table:table-cell>
          <table:table-cell table:formula="of:=SQRT(ABS([.$D$2]^2-[.B275]^2))" office:value-type="float" office:value="97.9897826306396">
            <text:p>97.9897826306396</text:p>
          </table:table-cell>
          <table:table-cell table:formula="of:=([.$C$10]-[.C275])*[.$B$4]" office:value-type="float" office:value="2532.52188265376">
            <text:p>2532.52188265376</text:p>
          </table:table-cell>
          <table:table-cell table:formula="of:=ROUND([.D275])" office:value-type="float" office:value="2533">
            <text:p>2533</text:p>
          </table:table-cell>
          <table:table-cell table:formula="of:=([.$C$8]-([.E275]*[.$C$4]))" office:value-type="float" office:value="97.98943125">
            <text:p>97.98943125</text:p>
          </table:table-cell>
          <table:table-cell table:formula="of:=SQRT(ABS([.$D$2]^2-[.F275]^2))" office:value-type="float" office:value="19.9517258226331">
            <text:p>19.9517258226331</text:p>
          </table:table-cell>
          <table:table-cell table:formula="of:=ABS([.B275]-[.G275])" office:value-type="float" office:value="0.00172582263318688">
            <text:p>0.00172582263318688</text:p>
          </table:table-cell>
          <table:table-cell/>
        </table:table-row>
        <table:table-row table:style-name="ro2">
          <table:table-cell table:formula="of:=[.A275]+[.A$4]" office:value-type="float" office:value="80.0999999999996">
            <text:p>80.0999999999996</text:p>
          </table:table-cell>
          <table:table-cell table:formula="of:=[.A276]/([.$D$4]*2)" office:value-type="float" office:value="20.0249999999999">
            <text:p>20.0249999999999</text:p>
          </table:table-cell>
          <table:table-cell table:formula="of:=SQRT(ABS([.$D$2]^2-[.B276]^2))" office:value-type="float" office:value="97.9744832851902">
            <text:p>97.9744832851902</text:p>
          </table:table-cell>
          <table:table-cell table:formula="of:=([.$C$10]-[.C276])*[.$B$4]" office:value-type="float" office:value="2551.79664857435">
            <text:p>2551.79664857435</text:p>
          </table:table-cell>
          <table:table-cell table:formula="of:=ROUND([.D276])" office:value-type="float" office:value="2552">
            <text:p>2552</text:p>
          </table:table-cell>
          <table:table-cell table:formula="of:=([.$C$8]-([.E276]*[.$C$4]))" office:value-type="float" office:value="97.97435">
            <text:p>97.97435</text:p>
          </table:table-cell>
          <table:table-cell table:formula="of:=SQRT(ABS([.$D$2]^2-[.F276]^2))" office:value-type="float" office:value="20.0256521011801">
            <text:p>20.0256521011801</text:p>
          </table:table-cell>
          <table:table-cell table:formula="of:=ABS([.B276]-[.G276])" office:value-type="float" office:value="0.000652101180225628">
            <text:p>0.000652101180225628</text:p>
          </table:table-cell>
          <table:table-cell/>
        </table:table-row>
        <table:table-row table:style-name="ro2">
          <table:table-cell table:formula="of:=[.A276]+[.A$4]" office:value-type="float" office:value="80.3999999999996">
            <text:p>80.3999999999996</text:p>
          </table:table-cell>
          <table:table-cell table:formula="of:=[.A277]/([.$D$4]*2)" office:value-type="float" office:value="20.0999999999999">
            <text:p>20.0999999999999</text:p>
          </table:table-cell>
          <table:table-cell table:formula="of:=SQRT(ABS([.$D$2]^2-[.B277]^2))" office:value-type="float" office:value="97.9591241283833">
            <text:p>97.9591241283833</text:p>
          </table:table-cell>
          <table:table-cell table:formula="of:=([.$C$10]-[.C277])*[.$B$4]" office:value-type="float" office:value="2571.14676738617">
            <text:p>2571.14676738617</text:p>
          </table:table-cell>
          <table:table-cell table:formula="of:=ROUND([.D277])" office:value-type="float" office:value="2571">
            <text:p>2571</text:p>
          </table:table-cell>
          <table:table-cell table:formula="of:=([.$C$8]-([.E277]*[.$C$4]))" office:value-type="float" office:value="97.95926875">
            <text:p>97.95926875</text:p>
          </table:table-cell>
          <table:table-cell table:formula="of:=SQRT(ABS([.$D$2]^2-[.F277]^2))" office:value-type="float" office:value="20.0992951609073">
            <text:p>20.0992951609073</text:p>
          </table:table-cell>
          <table:table-cell table:formula="of:=ABS([.B277]-[.G277])" office:value-type="float" office:value="0.000704839092598775">
            <text:p>0.000704839092598775</text:p>
          </table:table-cell>
          <table:table-cell/>
        </table:table-row>
        <table:table-row table:style-name="ro2">
          <table:table-cell table:formula="of:=[.A277]+[.A$4]" office:value-type="float" office:value="80.6999999999996">
            <text:p>80.6999999999996</text:p>
          </table:table-cell>
          <table:table-cell table:formula="of:=[.A278]/([.$D$4]*2)" office:value-type="float" office:value="20.1749999999999">
            <text:p>20.1749999999999</text:p>
          </table:table-cell>
          <table:table-cell table:formula="of:=SQRT(ABS([.$D$2]^2-[.B278]^2))" office:value-type="float" office:value="97.9437051320809">
            <text:p>97.9437051320809</text:p>
          </table:table-cell>
          <table:table-cell table:formula="of:=([.$C$10]-[.C278])*[.$B$4]" office:value-type="float" office:value="2590.57227453881">
            <text:p>2590.57227453881</text:p>
          </table:table-cell>
          <table:table-cell table:formula="of:=ROUND([.D278])" office:value-type="float" office:value="2591">
            <text:p>2591</text:p>
          </table:table-cell>
          <table:table-cell table:formula="of:=([.$C$8]-([.E278]*[.$C$4]))" office:value-type="float" office:value="97.94339375">
            <text:p>97.94339375</text:p>
          </table:table-cell>
          <table:table-cell table:formula="of:=SQRT(ABS([.$D$2]^2-[.F278]^2))" office:value-type="float" office:value="20.1765116096034">
            <text:p>20.1765116096034</text:p>
          </table:table-cell>
          <table:table-cell table:formula="of:=ABS([.B278]-[.G278])" office:value-type="float" office:value="0.00151160960350438">
            <text:p>0.00151160960350438</text:p>
          </table:table-cell>
          <table:table-cell/>
        </table:table-row>
        <table:table-row table:style-name="ro2">
          <table:table-cell table:formula="of:=[.A278]+[.A$4]" office:value-type="float" office:value="80.9999999999996">
            <text:p>80.9999999999996</text:p>
          </table:table-cell>
          <table:table-cell table:formula="of:=[.A279]/([.$D$4]*2)" office:value-type="float" office:value="20.2499999999999">
            <text:p>20.2499999999999</text:p>
          </table:table-cell>
          <table:table-cell table:formula="of:=SQRT(ABS([.$D$2]^2-[.B279]^2))" office:value-type="float" office:value="97.9282262680174">
            <text:p>97.9282262680174</text:p>
          </table:table-cell>
          <table:table-cell table:formula="of:=([.$C$10]-[.C279])*[.$B$4]" office:value-type="float" office:value="2610.07320564245">
            <text:p>2610.07320564245</text:p>
          </table:table-cell>
          <table:table-cell table:formula="of:=ROUND([.D279])" office:value-type="float" office:value="2610">
            <text:p>2610</text:p>
          </table:table-cell>
          <table:table-cell table:formula="of:=([.$C$8]-([.E279]*[.$C$4]))" office:value-type="float" office:value="97.9283125">
            <text:p>97.9283125</text:p>
          </table:table-cell>
          <table:table-cell table:formula="of:=SQRT(ABS([.$D$2]^2-[.F279]^2))" office:value-type="float" office:value="20.2495829809491">
            <text:p>20.2495829809491</text:p>
          </table:table-cell>
          <table:table-cell table:formula="of:=ABS([.B279]-[.G279])" office:value-type="float" office:value="0.000417019050797052">
            <text:p>0.000417019050797052</text:p>
          </table:table-cell>
          <table:table-cell/>
        </table:table-row>
        <table:table-row table:style-name="ro2">
          <table:table-cell table:formula="of:=[.A279]+[.A$4]" office:value-type="float" office:value="81.2999999999996">
            <text:p>81.2999999999996</text:p>
          </table:table-cell>
          <table:table-cell table:formula="of:=[.A280]/([.$D$4]*2)" office:value-type="float" office:value="20.3249999999999">
            <text:p>20.3249999999999</text:p>
          </table:table-cell>
          <table:table-cell table:formula="of:=SQRT(ABS([.$D$2]^2-[.B280]^2))" office:value-type="float" office:value="97.9126875077995">
            <text:p>97.9126875077995</text:p>
          </table:table-cell>
          <table:table-cell table:formula="of:=([.$C$10]-[.C280])*[.$B$4]" office:value-type="float" office:value="2629.64959646805">
            <text:p>2629.64959646805</text:p>
          </table:table-cell>
          <table:table-cell table:formula="of:=ROUND([.D280])" office:value-type="float" office:value="2630">
            <text:p>2630</text:p>
          </table:table-cell>
          <table:table-cell table:formula="of:=([.$C$8]-([.E280]*[.$C$4]))" office:value-type="float" office:value="97.9124375">
            <text:p>97.9124375</text:p>
          </table:table-cell>
          <table:table-cell table:formula="of:=SQRT(ABS([.$D$2]^2-[.F280]^2))" office:value-type="float" office:value="20.3262043384542">
            <text:p>20.3262043384542</text:p>
          </table:table-cell>
          <table:table-cell table:formula="of:=ABS([.B280]-[.G280])" office:value-type="float" office:value="0.00120433845430767">
            <text:p>0.00120433845430767</text:p>
          </table:table-cell>
          <table:table-cell/>
        </table:table-row>
        <table:table-row table:style-name="ro2">
          <table:table-cell table:formula="of:=[.A280]+[.A$4]" office:value-type="float" office:value="81.5999999999996">
            <text:p>81.5999999999996</text:p>
          </table:table-cell>
          <table:table-cell table:formula="of:=[.A281]/([.$D$4]*2)" office:value-type="float" office:value="20.3999999999999">
            <text:p>20.3999999999999</text:p>
          </table:table-cell>
          <table:table-cell table:formula="of:=SQRT(ABS([.$D$2]^2-[.B281]^2))" office:value-type="float" office:value="97.8970888229063">
            <text:p>97.8970888229063</text:p>
          </table:table-cell>
          <table:table-cell table:formula="of:=([.$C$10]-[.C281])*[.$B$4]" office:value-type="float" office:value="2649.30148294774">
            <text:p>2649.30148294774</text:p>
          </table:table-cell>
          <table:table-cell table:formula="of:=ROUND([.D281])" office:value-type="float" office:value="2649">
            <text:p>2649</text:p>
          </table:table-cell>
          <table:table-cell table:formula="of:=([.$C$8]-([.E281]*[.$C$4]))" office:value-type="float" office:value="97.89735625">
            <text:p>97.89735625</text:p>
          </table:table-cell>
          <table:table-cell table:formula="of:=SQRT(ABS([.$D$2]^2-[.F281]^2))" office:value-type="float" office:value="20.3987166081738">
            <text:p>20.3987166081738</text:p>
          </table:table-cell>
          <table:table-cell table:formula="of:=ABS([.B281]-[.G281])" office:value-type="float" office:value="0.00128339182607462">
            <text:p>0.00128339182607462</text:p>
          </table:table-cell>
          <table:table-cell/>
        </table:table-row>
        <table:table-row table:style-name="ro2">
          <table:table-cell table:formula="of:=[.A281]+[.A$4]" office:value-type="float" office:value="81.8999999999996">
            <text:p>81.8999999999996</text:p>
          </table:table-cell>
          <table:table-cell table:formula="of:=[.A282]/([.$D$4]*2)" office:value-type="float" office:value="20.4749999999999">
            <text:p>20.4749999999999</text:p>
          </table:table-cell>
          <table:table-cell table:formula="of:=SQRT(ABS([.$D$2]^2-[.B282]^2))" office:value-type="float" office:value="97.8814301846883">
            <text:p>97.8814301846883</text:p>
          </table:table-cell>
          <table:table-cell table:formula="of:=([.$C$10]-[.C282])*[.$B$4]" office:value-type="float" office:value="2669.02890117516">
            <text:p>2669.02890117516</text:p>
          </table:table-cell>
          <table:table-cell table:formula="of:=ROUND([.D282])" office:value-type="float" office:value="2669">
            <text:p>2669</text:p>
          </table:table-cell>
          <table:table-cell table:formula="of:=([.$C$8]-([.E282]*[.$C$4]))" office:value-type="float" office:value="97.88148125">
            <text:p>97.88148125</text:p>
          </table:table-cell>
          <table:table-cell table:formula="of:=SQRT(ABS([.$D$2]^2-[.F282]^2))" office:value-type="float" office:value="20.4747558790306">
            <text:p>20.4747558790306</text:p>
          </table:table-cell>
          <table:table-cell table:formula="of:=ABS([.B282]-[.G282])" office:value-type="float" office:value="0.000244120969309591">
            <text:p>0.000244120969309591</text:p>
          </table:table-cell>
          <table:table-cell/>
        </table:table-row>
        <table:table-row table:style-name="ro2">
          <table:table-cell table:formula="of:=[.A282]+[.A$4]" office:value-type="float" office:value="82.1999999999996">
            <text:p>82.1999999999996</text:p>
          </table:table-cell>
          <table:table-cell table:formula="of:=[.A283]/([.$D$4]*2)" office:value-type="float" office:value="20.5499999999999">
            <text:p>20.5499999999999</text:p>
          </table:table-cell>
          <table:table-cell table:formula="of:=SQRT(ABS([.$D$2]^2-[.B283]^2))" office:value-type="float" office:value="97.8657115643676">
            <text:p>97.8657115643676</text:p>
          </table:table-cell>
          <table:table-cell table:formula="of:=([.$C$10]-[.C283])*[.$B$4]" office:value-type="float" office:value="2688.83188740587">
            <text:p>2688.83188740587</text:p>
          </table:table-cell>
          <table:table-cell table:formula="of:=ROUND([.D283])" office:value-type="float" office:value="2689">
            <text:p>2689</text:p>
          </table:table-cell>
          <table:table-cell table:formula="of:=([.$C$8]-([.E283]*[.$C$4]))" office:value-type="float" office:value="97.86560625">
            <text:p>97.86560625</text:p>
          </table:table-cell>
          <table:table-cell table:formula="of:=SQRT(ABS([.$D$2]^2-[.F283]^2))" office:value-type="float" office:value="20.5505015345115">
            <text:p>20.5505015345115</text:p>
          </table:table-cell>
          <table:table-cell table:formula="of:=ABS([.B283]-[.G283])" office:value-type="float" office:value="0.000501534511631263">
            <text:p>0.000501534511631263</text:p>
          </table:table-cell>
          <table:table-cell/>
        </table:table-row>
        <table:table-row table:style-name="ro2">
          <table:table-cell table:formula="of:=[.A283]+[.A$4]" office:value-type="float" office:value="82.4999999999996">
            <text:p>82.4999999999996</text:p>
          </table:table-cell>
          <table:table-cell table:formula="of:=[.A284]/([.$D$4]*2)" office:value-type="float" office:value="20.6249999999999">
            <text:p>20.6249999999999</text:p>
          </table:table-cell>
          <table:table-cell table:formula="of:=SQRT(ABS([.$D$2]^2-[.B284]^2))" office:value-type="float" office:value="97.8499329330379">
            <text:p>97.8499329330379</text:p>
          </table:table-cell>
          <table:table-cell table:formula="of:=([.$C$10]-[.C284])*[.$B$4]" office:value-type="float" office:value="2708.71047805758">
            <text:p>2708.71047805758</text:p>
          </table:table-cell>
          <table:table-cell table:formula="of:=ROUND([.D284])" office:value-type="float" office:value="2709">
            <text:p>2709</text:p>
          </table:table-cell>
          <table:table-cell table:formula="of:=([.$C$8]-([.E284]*[.$C$4]))" office:value-type="float" office:value="97.84973125">
            <text:p>97.84973125</text:p>
          </table:table-cell>
          <table:table-cell table:formula="of:=SQRT(ABS([.$D$2]^2-[.F284]^2))" office:value-type="float" office:value="20.6259568093888">
            <text:p>20.6259568093888</text:p>
          </table:table-cell>
          <table:table-cell table:formula="of:=ABS([.B284]-[.G284])" office:value-type="float" office:value="0.000956809388899416">
            <text:p>0.000956809388899416</text:p>
          </table:table-cell>
          <table:table-cell/>
        </table:table-row>
        <table:table-row table:style-name="ro2">
          <table:table-cell table:formula="of:=[.A284]+[.A$4]" office:value-type="float" office:value="82.7999999999996">
            <text:p>82.7999999999996</text:p>
          </table:table-cell>
          <table:table-cell table:formula="of:=[.A285]/([.$D$4]*2)" office:value-type="float" office:value="20.6999999999999">
            <text:p>20.6999999999999</text:p>
          </table:table-cell>
          <table:table-cell table:formula="of:=SQRT(ABS([.$D$2]^2-[.B285]^2))" office:value-type="float" office:value="97.8340942616632">
            <text:p>97.8340942616632</text:p>
          </table:table-cell>
          <table:table-cell table:formula="of:=([.$C$10]-[.C285])*[.$B$4]" office:value-type="float" office:value="2728.66470971065">
            <text:p>2728.66470971065</text:p>
          </table:table-cell>
          <table:table-cell table:formula="of:=ROUND([.D285])" office:value-type="float" office:value="2729">
            <text:p>2729</text:p>
          </table:table-cell>
          <table:table-cell table:formula="of:=([.$C$8]-([.E285]*[.$C$4]))" office:value-type="float" office:value="97.83385625">
            <text:p>97.83385625</text:p>
          </table:table-cell>
          <table:table-cell table:formula="of:=SQRT(ABS([.$D$2]^2-[.F285]^2))" office:value-type="float" office:value="20.701124878961">
            <text:p>20.701124878961</text:p>
          </table:table-cell>
          <table:table-cell table:formula="of:=ABS([.B285]-[.G285])" office:value-type="float" office:value="0.00112487896108249">
            <text:p>0.00112487896108249</text:p>
          </table:table-cell>
          <table:table-cell/>
        </table:table-row>
        <table:table-row table:style-name="ro2">
          <table:table-cell table:formula="of:=[.A285]+[.A$4]" office:value-type="float" office:value="83.0999999999996">
            <text:p>83.0999999999996</text:p>
          </table:table-cell>
          <table:table-cell table:formula="of:=[.A286]/([.$D$4]*2)" office:value-type="float" office:value="20.7749999999999">
            <text:p>20.7749999999999</text:p>
          </table:table-cell>
          <table:table-cell table:formula="of:=SQRT(ABS([.$D$2]^2-[.B286]^2))" office:value-type="float" office:value="97.8181955210788">
            <text:p>97.8181955210788</text:p>
          </table:table-cell>
          <table:table-cell table:formula="of:=([.$C$10]-[.C286])*[.$B$4]" office:value-type="float" office:value="2748.69461910832">
            <text:p>2748.69461910832</text:p>
          </table:table-cell>
          <table:table-cell table:formula="of:=ROUND([.D286])" office:value-type="float" office:value="2749">
            <text:p>2749</text:p>
          </table:table-cell>
          <table:table-cell table:formula="of:=([.$C$8]-([.E286]*[.$C$4]))" office:value-type="float" office:value="97.81798125">
            <text:p>97.81798125</text:p>
          </table:table-cell>
          <table:table-cell table:formula="of:=SQRT(ABS([.$D$2]^2-[.F286]^2))" office:value-type="float" office:value="20.776008860574">
            <text:p>20.776008860574</text:p>
          </table:table-cell>
          <table:table-cell table:formula="of:=ABS([.B286]-[.G286])" office:value-type="float" office:value="0.00100886057409255">
            <text:p>0.00100886057409255</text:p>
          </table:table-cell>
          <table:table-cell/>
        </table:table-row>
        <table:table-row table:style-name="ro2">
          <table:table-cell table:formula="of:=[.A286]+[.A$4]" office:value-type="float" office:value="83.3999999999996">
            <text:p>83.3999999999996</text:p>
          </table:table-cell>
          <table:table-cell table:formula="of:=[.A287]/([.$D$4]*2)" office:value-type="float" office:value="20.8499999999999">
            <text:p>20.8499999999999</text:p>
          </table:table-cell>
          <table:table-cell table:formula="of:=SQRT(ABS([.$D$2]^2-[.B287]^2))" office:value-type="float" office:value="97.8022366819901">
            <text:p>97.8022366819901</text:p>
          </table:table-cell>
          <table:table-cell table:formula="of:=([.$C$10]-[.C287])*[.$B$4]" office:value-type="float" office:value="2768.80024315714">
            <text:p>2768.80024315714</text:p>
          </table:table-cell>
          <table:table-cell table:formula="of:=ROUND([.D287])" office:value-type="float" office:value="2769">
            <text:p>2769</text:p>
          </table:table-cell>
          <table:table-cell table:formula="of:=([.$C$8]-([.E287]*[.$C$4]))" office:value-type="float" office:value="97.80210625">
            <text:p>97.80210625</text:p>
          </table:table-cell>
          <table:table-cell table:formula="of:=SQRT(ABS([.$D$2]^2-[.F287]^2))" office:value-type="float" office:value="20.8506118150934">
            <text:p>20.8506118150934</text:p>
          </table:table-cell>
          <table:table-cell table:formula="of:=ABS([.B287]-[.G287])" office:value-type="float" office:value="0.000611815093503054">
            <text:p>0.000611815093503054</text:p>
          </table:table-cell>
          <table:table-cell/>
        </table:table-row>
        <table:table-row table:style-name="ro2">
          <table:table-cell table:formula="of:=[.A287]+[.A$4]" office:value-type="float" office:value="83.6999999999996">
            <text:p>83.6999999999996</text:p>
          </table:table-cell>
          <table:table-cell table:formula="of:=[.A288]/([.$D$4]*2)" office:value-type="float" office:value="20.9249999999999">
            <text:p>20.9249999999999</text:p>
          </table:table-cell>
          <table:table-cell table:formula="of:=SQRT(ABS([.$D$2]^2-[.B288]^2))" office:value-type="float" office:value="97.7862177149725">
            <text:p>97.7862177149725</text:p>
          </table:table-cell>
          <table:table-cell table:formula="of:=([.$C$10]-[.C288])*[.$B$4]" office:value-type="float" office:value="2788.98161892728">
            <text:p>2788.98161892728</text:p>
          </table:table-cell>
          <table:table-cell table:formula="of:=ROUND([.D288])" office:value-type="float" office:value="2789">
            <text:p>2789</text:p>
          </table:table-cell>
          <table:table-cell table:formula="of:=([.$C$8]-([.E288]*[.$C$4]))" office:value-type="float" office:value="97.78623125">
            <text:p>97.78623125</text:p>
          </table:table-cell>
          <table:table-cell table:formula="of:=SQRT(ABS([.$D$2]^2-[.F288]^2))" office:value-type="float" office:value="20.9249367483279">
            <text:p>20.9249367483279</text:p>
          </table:table-cell>
          <table:table-cell table:formula="of:=ABS([.B288]-[.G288])" office:value-type="float" office:value="0.0000632516719711873">
            <text:p>0.0000632516719711873</text:p>
          </table:table-cell>
          <table:table-cell/>
        </table:table-row>
        <table:table-row table:style-name="ro2">
          <table:table-cell table:formula="of:=[.A288]+[.A$4]" office:value-type="float" office:value="83.9999999999996">
            <text:p>83.9999999999996</text:p>
          </table:table-cell>
          <table:table-cell table:formula="of:=[.A289]/([.$D$4]*2)" office:value-type="float" office:value="20.9999999999999">
            <text:p>20.9999999999999</text:p>
          </table:table-cell>
          <table:table-cell table:formula="of:=SQRT(ABS([.$D$2]^2-[.B289]^2))" office:value-type="float" office:value="97.7701385904715">
            <text:p>97.7701385904715</text:p>
          </table:table-cell>
          <table:table-cell table:formula="of:=([.$C$10]-[.C289])*[.$B$4]" office:value-type="float" office:value="2809.23878365297">
            <text:p>2809.23878365297</text:p>
          </table:table-cell>
          <table:table-cell table:formula="of:=ROUND([.D289])" office:value-type="float" office:value="2809">
            <text:p>2809</text:p>
          </table:table-cell>
          <table:table-cell table:formula="of:=([.$C$8]-([.E289]*[.$C$4]))" office:value-type="float" office:value="97.77035625">
            <text:p>97.77035625</text:p>
          </table:table-cell>
          <table:table-cell table:formula="of:=SQRT(ABS([.$D$2]^2-[.F289]^2))" office:value-type="float" office:value="20.9989866124079">
            <text:p>20.9989866124079</text:p>
          </table:table-cell>
          <table:table-cell table:formula="of:=ABS([.B289]-[.G289])" office:value-type="float" office:value="0.00101338759203529">
            <text:p>0.00101338759203529</text:p>
          </table:table-cell>
          <table:table-cell/>
        </table:table-row>
        <table:table-row table:style-name="ro2">
          <table:table-cell table:formula="of:=[.A289]+[.A$4]" office:value-type="float" office:value="84.2999999999996">
            <text:p>84.2999999999996</text:p>
          </table:table-cell>
          <table:table-cell table:formula="of:=[.A290]/([.$D$4]*2)" office:value-type="float" office:value="21.0749999999999">
            <text:p>21.0749999999999</text:p>
          </table:table-cell>
          <table:table-cell table:formula="of:=SQRT(ABS([.$D$2]^2-[.B290]^2))" office:value-type="float" office:value="97.7539992788019">
            <text:p>97.7539992788019</text:p>
          </table:table-cell>
          <table:table-cell table:formula="of:=([.$C$10]-[.C290])*[.$B$4]" office:value-type="float" office:value="2829.57177473277">
            <text:p>2829.57177473277</text:p>
          </table:table-cell>
          <table:table-cell table:formula="of:=ROUND([.D290])" office:value-type="float" office:value="2830">
            <text:p>2830</text:p>
          </table:table-cell>
          <table:table-cell table:formula="of:=([.$C$8]-([.E290]*[.$C$4]))" office:value-type="float" office:value="97.7536875">
            <text:p>97.7536875</text:p>
          </table:table-cell>
          <table:table-cell table:formula="of:=SQRT(ABS([.$D$2]^2-[.F290]^2))" office:value-type="float" office:value="21.0764460987222">
            <text:p>21.0764460987222</text:p>
          </table:table-cell>
          <table:table-cell table:formula="of:=ABS([.B290]-[.G290])" office:value-type="float" office:value="0.0014460987223579">
            <text:p>0.0014460987223579</text:p>
          </table:table-cell>
          <table:table-cell/>
        </table:table-row>
        <table:table-row table:style-name="ro2">
          <table:table-cell table:formula="of:=[.A290]+[.A$4]" office:value-type="float" office:value="84.5999999999995">
            <text:p>84.5999999999995</text:p>
          </table:table-cell>
          <table:table-cell table:formula="of:=[.A291]/([.$D$4]*2)" office:value-type="float" office:value="21.1499999999999">
            <text:p>21.1499999999999</text:p>
          </table:table-cell>
          <table:table-cell table:formula="of:=SQRT(ABS([.$D$2]^2-[.B291]^2))" office:value-type="float" office:value="97.7377997501479">
            <text:p>97.7377997501479</text:p>
          </table:table-cell>
          <table:table-cell table:formula="of:=([.$C$10]-[.C291])*[.$B$4]" office:value-type="float" office:value="2849.98062972999">
            <text:p>2849.98062972999</text:p>
          </table:table-cell>
          <table:table-cell table:formula="of:=ROUND([.D291])" office:value-type="float" office:value="2850">
            <text:p>2850</text:p>
          </table:table-cell>
          <table:table-cell table:formula="of:=([.$C$8]-([.E291]*[.$C$4]))" office:value-type="float" office:value="97.7378125">
            <text:p>97.7378125</text:p>
          </table:table-cell>
          <table:table-cell table:formula="of:=SQRT(ABS([.$D$2]^2-[.F291]^2))" office:value-type="float" office:value="21.1499410806471">
            <text:p>21.1499410806471</text:p>
          </table:table-cell>
          <table:table-cell table:formula="of:=ABS([.B291]-[.G291])" office:value-type="float" office:value="0.0000589193528064413">
            <text:p>0.0000589193528064413</text:p>
          </table:table-cell>
          <table:table-cell/>
        </table:table-row>
        <table:table-row table:style-name="ro2">
          <table:table-cell table:formula="of:=[.A291]+[.A$4]" office:value-type="float" office:value="84.8999999999996">
            <text:p>84.8999999999996</text:p>
          </table:table-cell>
          <table:table-cell table:formula="of:=[.A292]/([.$D$4]*2)" office:value-type="float" office:value="21.2249999999999">
            <text:p>21.2249999999999</text:p>
          </table:table-cell>
          <table:table-cell table:formula="of:=SQRT(ABS([.$D$2]^2-[.B292]^2))" office:value-type="float" office:value="97.7215399745625">
            <text:p>97.7215399745625</text:p>
          </table:table-cell>
          <table:table-cell table:formula="of:=([.$C$10]-[.C292])*[.$B$4]" office:value-type="float" office:value="2870.46538637304">
            <text:p>2870.46538637304</text:p>
          </table:table-cell>
          <table:table-cell table:formula="of:=ROUND([.D292])" office:value-type="float" office:value="2870">
            <text:p>2870</text:p>
          </table:table-cell>
          <table:table-cell table:formula="of:=([.$C$8]-([.E292]*[.$C$4]))" office:value-type="float" office:value="97.7219375">
            <text:p>97.7219375</text:p>
          </table:table-cell>
          <table:table-cell table:formula="of:=SQRT(ABS([.$D$2]^2-[.F292]^2))" office:value-type="float" office:value="21.2231696795293">
            <text:p>21.2231696795293</text:p>
          </table:table-cell>
          <table:table-cell table:formula="of:=ABS([.B292]-[.G292])" office:value-type="float" office:value="0.00183032047053899">
            <text:p>0.00183032047053899</text:p>
          </table:table-cell>
          <table:table-cell/>
        </table:table-row>
        <table:table-row table:style-name="ro2">
          <table:table-cell table:formula="of:=[.A292]+[.A$4]" office:value-type="float" office:value="85.1999999999996">
            <text:p>85.1999999999996</text:p>
          </table:table-cell>
          <table:table-cell table:formula="of:=[.A293]/([.$D$4]*2)" office:value-type="float" office:value="21.2999999999999">
            <text:p>21.2999999999999</text:p>
          </table:table-cell>
          <table:table-cell table:formula="of:=SQRT(ABS([.$D$2]^2-[.B293]^2))" office:value-type="float" office:value="97.7052199219673">
            <text:p>97.7052199219673</text:p>
          </table:table-cell>
          <table:table-cell table:formula="of:=([.$C$10]-[.C293])*[.$B$4]" office:value-type="float" office:value="2891.02608255585">
            <text:p>2891.02608255585</text:p>
          </table:table-cell>
          <table:table-cell table:formula="of:=ROUND([.D293])" office:value-type="float" office:value="2891">
            <text:p>2891</text:p>
          </table:table-cell>
          <table:table-cell table:formula="of:=([.$C$8]-([.E293]*[.$C$4]))" office:value-type="float" office:value="97.70526875">
            <text:p>97.70526875</text:p>
          </table:table-cell>
          <table:table-cell table:formula="of:=SQRT(ABS([.$D$2]^2-[.F293]^2))" office:value-type="float" office:value="21.2997760197208">
            <text:p>21.2997760197208</text:p>
          </table:table-cell>
          <table:table-cell table:formula="of:=ABS([.B293]-[.G293])" office:value-type="float" office:value="0.000223980279095315">
            <text:p>0.000223980279095315</text:p>
          </table:table-cell>
          <table:table-cell/>
        </table:table-row>
        <table:table-row table:style-name="ro2">
          <table:table-cell table:formula="of:=[.A293]+[.A$4]" office:value-type="float" office:value="85.4999999999995">
            <text:p>85.4999999999995</text:p>
          </table:table-cell>
          <table:table-cell table:formula="of:=[.A294]/([.$D$4]*2)" office:value-type="float" office:value="21.3749999999999">
            <text:p>21.3749999999999</text:p>
          </table:table-cell>
          <table:table-cell table:formula="of:=SQRT(ABS([.$D$2]^2-[.B294]^2))" office:value-type="float" office:value="97.6888395621527">
            <text:p>97.6888395621527</text:p>
          </table:table-cell>
          <table:table-cell table:formula="of:=([.$C$10]-[.C294])*[.$B$4]" office:value-type="float" office:value="2911.6627563381">
            <text:p>2911.6627563381</text:p>
          </table:table-cell>
          <table:table-cell table:formula="of:=ROUND([.D294])" office:value-type="float" office:value="2912">
            <text:p>2912</text:p>
          </table:table-cell>
          <table:table-cell table:formula="of:=([.$C$8]-([.E294]*[.$C$4]))" office:value-type="float" office:value="97.6886">
            <text:p>97.6886</text:p>
          </table:table-cell>
          <table:table-cell table:formula="of:=SQRT(ABS([.$D$2]^2-[.F294]^2))" office:value-type="float" office:value="21.3760948266984">
            <text:p>21.3760948266984</text:p>
          </table:table-cell>
          <table:table-cell table:formula="of:=ABS([.B294]-[.G294])" office:value-type="float" office:value="0.0010948266984947">
            <text:p>0.0010948266984947</text:p>
          </table:table-cell>
          <table:table-cell/>
        </table:table-row>
        <table:table-row table:style-name="ro2">
          <table:table-cell table:formula="of:=[.A294]+[.A$4]" office:value-type="float" office:value="85.7999999999995">
            <text:p>85.7999999999995</text:p>
          </table:table-cell>
          <table:table-cell table:formula="of:=[.A295]/([.$D$4]*2)" office:value-type="float" office:value="21.4499999999999">
            <text:p>21.4499999999999</text:p>
          </table:table-cell>
          <table:table-cell table:formula="of:=SQRT(ABS([.$D$2]^2-[.B295]^2))" office:value-type="float" office:value="97.6723988647766">
            <text:p>97.6723988647766</text:p>
          </table:table-cell>
          <table:table-cell table:formula="of:=([.$C$10]-[.C295])*[.$B$4]" office:value-type="float" office:value="2932.37544594582">
            <text:p>2932.37544594582</text:p>
          </table:table-cell>
          <table:table-cell table:formula="of:=ROUND([.D295])" office:value-type="float" office:value="2932">
            <text:p>2932</text:p>
          </table:table-cell>
          <table:table-cell table:formula="of:=([.$C$8]-([.E295]*[.$C$4]))" office:value-type="float" office:value="97.672725">
            <text:p>97.672725</text:p>
          </table:table-cell>
          <table:table-cell table:formula="of:=SQRT(ABS([.$D$2]^2-[.F295]^2))" office:value-type="float" office:value="21.4485148920473">
            <text:p>21.4485148920473</text:p>
          </table:table-cell>
          <table:table-cell table:formula="of:=ABS([.B295]-[.G295])" office:value-type="float" office:value="0.00148510795256485">
            <text:p>0.00148510795256485</text:p>
          </table:table-cell>
          <table:table-cell/>
        </table:table-row>
        <table:table-row table:style-name="ro2">
          <table:table-cell table:formula="of:=[.A295]+[.A$4]" office:value-type="float" office:value="86.0999999999995">
            <text:p>86.0999999999995</text:p>
          </table:table-cell>
          <table:table-cell table:formula="of:=[.A296]/([.$D$4]*2)" office:value-type="float" office:value="21.5249999999999">
            <text:p>21.5249999999999</text:p>
          </table:table-cell>
          <table:table-cell table:formula="of:=SQRT(ABS([.$D$2]^2-[.B296]^2))" office:value-type="float" office:value="97.6558977993649">
            <text:p>97.6558977993649</text:p>
          </table:table-cell>
          <table:table-cell table:formula="of:=([.$C$10]-[.C296])*[.$B$4]" office:value-type="float" office:value="2953.16418977152">
            <text:p>2953.16418977152</text:p>
          </table:table-cell>
          <table:table-cell table:formula="of:=ROUND([.D296])" office:value-type="float" office:value="2953">
            <text:p>2953</text:p>
          </table:table-cell>
          <table:table-cell table:formula="of:=([.$C$8]-([.E296]*[.$C$4]))" office:value-type="float" office:value="97.65605625">
            <text:p>97.65605625</text:p>
          </table:table-cell>
          <table:table-cell table:formula="of:=SQRT(ABS([.$D$2]^2-[.F296]^2))" office:value-type="float" office:value="21.5242811191648">
            <text:p>21.5242811191648</text:p>
          </table:table-cell>
          <table:table-cell table:formula="of:=ABS([.B296]-[.G296])" office:value-type="float" office:value="0.000718880835076874">
            <text:p>0.000718880835076874</text:p>
          </table:table-cell>
          <table:table-cell/>
        </table:table-row>
        <table:table-row table:style-name="ro2">
          <table:table-cell table:formula="of:=[.A296]+[.A$4]" office:value-type="float" office:value="86.3999999999995">
            <text:p>86.3999999999995</text:p>
          </table:table-cell>
          <table:table-cell table:formula="of:=[.A297]/([.$D$4]*2)" office:value-type="float" office:value="21.5999999999999">
            <text:p>21.5999999999999</text:p>
          </table:table-cell>
          <table:table-cell table:formula="of:=SQRT(ABS([.$D$2]^2-[.B297]^2))" office:value-type="float" office:value="97.6393363353111">
            <text:p>97.6393363353111</text:p>
          </table:table-cell>
          <table:table-cell table:formula="of:=([.$C$10]-[.C297])*[.$B$4]" office:value-type="float" office:value="2974.02902637472">
            <text:p>2974.02902637472</text:p>
          </table:table-cell>
          <table:table-cell table:formula="of:=ROUND([.D297])" office:value-type="float" office:value="2974">
            <text:p>2974</text:p>
          </table:table-cell>
          <table:table-cell table:formula="of:=([.$C$8]-([.E297]*[.$C$4]))" office:value-type="float" office:value="97.6393875">
            <text:p>97.6393875</text:p>
          </table:table-cell>
          <table:table-cell table:formula="of:=SQRT(ABS([.$D$2]^2-[.F297]^2))" office:value-type="float" office:value="21.5997687169295">
            <text:p>21.5997687169295</text:p>
          </table:table-cell>
          <table:table-cell table:formula="of:=ABS([.B297]-[.G297])" office:value-type="float" office:value="0.00023128307041631">
            <text:p>0.00023128307041631</text:p>
          </table:table-cell>
          <table:table-cell/>
        </table:table-row>
        <table:table-row table:style-name="ro2">
          <table:table-cell table:formula="of:=[.A297]+[.A$4]" office:value-type="float" office:value="86.6999999999995">
            <text:p>86.6999999999995</text:p>
          </table:table-cell>
          <table:table-cell table:formula="of:=[.A298]/([.$D$4]*2)" office:value-type="float" office:value="21.6749999999999">
            <text:p>21.6749999999999</text:p>
          </table:table-cell>
          <table:table-cell table:formula="of:=SQRT(ABS([.$D$2]^2-[.B298]^2))" office:value-type="float" office:value="97.6227144418757">
            <text:p>97.6227144418757</text:p>
          </table:table-cell>
          <table:table-cell table:formula="of:=([.$C$10]-[.C298])*[.$B$4]" office:value-type="float" office:value="2994.96999448235">
            <text:p>2994.96999448235</text:p>
          </table:table-cell>
          <table:table-cell table:formula="of:=ROUND([.D298])" office:value-type="float" office:value="2995">
            <text:p>2995</text:p>
          </table:table-cell>
          <table:table-cell table:formula="of:=([.$C$8]-([.E298]*[.$C$4]))" office:value-type="float" office:value="97.62271875">
            <text:p>97.62271875</text:p>
          </table:table-cell>
          <table:table-cell table:formula="of:=SQRT(ABS([.$D$2]^2-[.F298]^2))" office:value-type="float" office:value="21.6749805964941">
            <text:p>21.6749805964941</text:p>
          </table:table-cell>
          <table:table-cell table:formula="of:=ABS([.B298]-[.G298])" office:value-type="float" office:value="0.000019403505753246">
            <text:p>0.000019403505753246</text:p>
          </table:table-cell>
          <table:table-cell/>
        </table:table-row>
        <table:table-row table:style-name="ro2">
          <table:table-cell table:formula="of:=[.A298]+[.A$4]" office:value-type="float" office:value="86.9999999999995">
            <text:p>86.9999999999995</text:p>
          </table:table-cell>
          <table:table-cell table:formula="of:=[.A299]/([.$D$4]*2)" office:value-type="float" office:value="21.7499999999999">
            <text:p>21.7499999999999</text:p>
          </table:table-cell>
          <table:table-cell table:formula="of:=SQRT(ABS([.$D$2]^2-[.B299]^2))" office:value-type="float" office:value="97.6060320881861">
            <text:p>97.6060320881861</text:p>
          </table:table-cell>
          <table:table-cell table:formula="of:=([.$C$10]-[.C299])*[.$B$4]" office:value-type="float" office:value="3015.98713298897">
            <text:p>3015.98713298897</text:p>
          </table:table-cell>
          <table:table-cell table:formula="of:=ROUND([.D299])" office:value-type="float" office:value="3016">
            <text:p>3016</text:p>
          </table:table-cell>
          <table:table-cell table:formula="of:=([.$C$8]-([.E299]*[.$C$4]))" office:value-type="float" office:value="97.60605">
            <text:p>97.60605</text:p>
          </table:table-cell>
          <table:table-cell table:formula="of:=SQRT(ABS([.$D$2]^2-[.F299]^2))" office:value-type="float" office:value="21.7499196181848">
            <text:p>21.7499196181848</text:p>
          </table:table-cell>
          <table:table-cell table:formula="of:=ABS([.B299]-[.G299])" office:value-type="float" office:value="0.0000803818150743041">
            <text:p>0.0000803818150743041</text:p>
          </table:table-cell>
          <table:table-cell/>
        </table:table-row>
        <table:table-row table:style-name="ro2">
          <table:table-cell table:formula="of:=[.A299]+[.A$4]" office:value-type="float" office:value="87.2999999999995">
            <text:p>87.2999999999995</text:p>
          </table:table-cell>
          <table:table-cell table:formula="of:=[.A300]/([.$D$4]*2)" office:value-type="float" office:value="21.8249999999999">
            <text:p>21.8249999999999</text:p>
          </table:table-cell>
          <table:table-cell table:formula="of:=SQRT(ABS([.$D$2]^2-[.B300]^2))" office:value-type="float" office:value="97.5892892432361">
            <text:p>97.5892892432361</text:p>
          </table:table-cell>
          <table:table-cell table:formula="of:=([.$C$10]-[.C300])*[.$B$4]" office:value-type="float" office:value="3037.08048095737">
            <text:p>3037.08048095737</text:p>
          </table:table-cell>
          <table:table-cell table:formula="of:=ROUND([.D300])" office:value-type="float" office:value="3037">
            <text:p>3037</text:p>
          </table:table-cell>
          <table:table-cell table:formula="of:=([.$C$8]-([.E300]*[.$C$4]))" office:value-type="float" office:value="97.58938125">
            <text:p>97.58938125</text:p>
          </table:table-cell>
          <table:table-cell table:formula="of:=SQRT(ABS([.$D$2]^2-[.F300]^2))" office:value-type="float" office:value="21.8245885927352">
            <text:p>21.8245885927352</text:p>
          </table:table-cell>
          <table:table-cell table:formula="of:=ABS([.B300]-[.G300])" office:value-type="float" office:value="0.000411407264675034">
            <text:p>0.000411407264675034</text:p>
          </table:table-cell>
          <table:table-cell/>
        </table:table-row>
        <table:table-row table:style-name="ro2">
          <table:table-cell table:formula="of:=[.A300]+[.A$4]" office:value-type="float" office:value="87.5999999999995">
            <text:p>87.5999999999995</text:p>
          </table:table-cell>
          <table:table-cell table:formula="of:=[.A301]/([.$D$4]*2)" office:value-type="float" office:value="21.8999999999999">
            <text:p>21.8999999999999</text:p>
          </table:table-cell>
          <table:table-cell table:formula="of:=SQRT(ABS([.$D$2]^2-[.B301]^2))" office:value-type="float" office:value="97.5724858758862">
            <text:p>97.5724858758862</text:p>
          </table:table-cell>
          <table:table-cell table:formula="of:=([.$C$10]-[.C301])*[.$B$4]" office:value-type="float" office:value="3058.25007761876">
            <text:p>3058.25007761876</text:p>
          </table:table-cell>
          <table:table-cell table:formula="of:=ROUND([.D301])" office:value-type="float" office:value="3058">
            <text:p>3058</text:p>
          </table:table-cell>
          <table:table-cell table:formula="of:=([.$C$8]-([.E301]*[.$C$4]))" office:value-type="float" office:value="97.5727125">
            <text:p>97.5727125</text:p>
          </table:table-cell>
          <table:table-cell table:formula="of:=SQRT(ABS([.$D$2]^2-[.F301]^2))" office:value-type="float" office:value="21.8989902824844">
            <text:p>21.8989902824844</text:p>
          </table:table-cell>
          <table:table-cell table:formula="of:=ABS([.B301]-[.G301])" office:value-type="float" office:value="0.00100971751552592">
            <text:p>0.00100971751552592</text:p>
          </table:table-cell>
          <table:table-cell/>
        </table:table-row>
        <table:table-row table:style-name="ro2">
          <table:table-cell table:formula="of:=[.A301]+[.A$4]" office:value-type="float" office:value="87.8999999999995">
            <text:p>87.8999999999995</text:p>
          </table:table-cell>
          <table:table-cell table:formula="of:=[.A302]/([.$D$4]*2)" office:value-type="float" office:value="21.9749999999999">
            <text:p>21.9749999999999</text:p>
          </table:table-cell>
          <table:table-cell table:formula="of:=SQRT(ABS([.$D$2]^2-[.B302]^2))" office:value-type="float" office:value="97.5556219548623">
            <text:p>97.5556219548623</text:p>
          </table:table-cell>
          <table:table-cell table:formula="of:=([.$C$10]-[.C302])*[.$B$4]" office:value-type="float" office:value="3079.49596237326">
            <text:p>3079.49596237326</text:p>
          </table:table-cell>
          <table:table-cell table:formula="of:=ROUND([.D302])" office:value-type="float" office:value="3079">
            <text:p>3079</text:p>
          </table:table-cell>
          <table:table-cell table:formula="of:=([.$C$8]-([.E302]*[.$C$4]))" office:value-type="float" office:value="97.55604375">
            <text:p>97.55604375</text:p>
          </table:table-cell>
          <table:table-cell table:formula="of:=SQRT(ABS([.$D$2]^2-[.F302]^2))" office:value-type="float" office:value="21.9731274025362">
            <text:p>21.9731274025362</text:p>
          </table:table-cell>
          <table:table-cell table:formula="of:=ABS([.B302]-[.G302])" office:value-type="float" office:value="0.00187259746369861">
            <text:p>0.00187259746369861</text:p>
          </table:table-cell>
          <table:table-cell/>
        </table:table-row>
        <table:table-row table:style-name="ro2">
          <table:table-cell table:formula="of:=[.A302]+[.A$4]" office:value-type="float" office:value="88.1999999999995">
            <text:p>88.1999999999995</text:p>
          </table:table-cell>
          <table:table-cell table:formula="of:=[.A303]/([.$D$4]*2)" office:value-type="float" office:value="22.0499999999999">
            <text:p>22.0499999999999</text:p>
          </table:table-cell>
          <table:table-cell table:formula="of:=SQRT(ABS([.$D$2]^2-[.B303]^2))" office:value-type="float" office:value="97.5386974487562">
            <text:p>97.5386974487562</text:p>
          </table:table-cell>
          <table:table-cell table:formula="of:=([.$C$10]-[.C303])*[.$B$4]" office:value-type="float" office:value="3100.81817479031">
            <text:p>3100.81817479031</text:p>
          </table:table-cell>
          <table:table-cell table:formula="of:=ROUND([.D303])" office:value-type="float" office:value="3101">
            <text:p>3101</text:p>
          </table:table-cell>
          <table:table-cell table:formula="of:=([.$C$8]-([.E303]*[.$C$4]))" office:value-type="float" office:value="97.53858125">
            <text:p>97.53858125</text:p>
          </table:table-cell>
          <table:table-cell table:formula="of:=SQRT(ABS([.$D$2]^2-[.F303]^2))" office:value-type="float" office:value="22.0505140016542">
            <text:p>22.0505140016542</text:p>
          </table:table-cell>
          <table:table-cell table:formula="of:=ABS([.B303]-[.G303])" office:value-type="float" office:value="0.00051400165435922">
            <text:p>0.00051400165435922</text:p>
          </table:table-cell>
          <table:table-cell/>
        </table:table-row>
        <table:table-row table:style-name="ro2">
          <table:table-cell table:formula="of:=[.A303]+[.A$4]" office:value-type="float" office:value="88.4999999999995">
            <text:p>88.4999999999995</text:p>
          </table:table-cell>
          <table:table-cell table:formula="of:=[.A304]/([.$D$4]*2)" office:value-type="float" office:value="22.1249999999999">
            <text:p>22.1249999999999</text:p>
          </table:table-cell>
          <table:table-cell table:formula="of:=SQRT(ABS([.$D$2]^2-[.B304]^2))" office:value-type="float" office:value="97.5217123260252">
            <text:p>97.5217123260252</text:p>
          </table:table-cell>
          <table:table-cell table:formula="of:=([.$C$10]-[.C304])*[.$B$4]" office:value-type="float" office:value="3122.216754609">
            <text:p>3122.216754609</text:p>
          </table:table-cell>
          <table:table-cell table:formula="of:=ROUND([.D304])" office:value-type="float" office:value="3122">
            <text:p>3122</text:p>
          </table:table-cell>
          <table:table-cell table:formula="of:=([.$C$8]-([.E304]*[.$C$4]))" office:value-type="float" office:value="97.5219125">
            <text:p>97.5219125</text:p>
          </table:table-cell>
          <table:table-cell table:formula="of:=SQRT(ABS([.$D$2]^2-[.F304]^2))" office:value-type="float" office:value="22.1241176624593">
            <text:p>22.1241176624593</text:p>
          </table:table-cell>
          <table:table-cell table:formula="of:=ABS([.B304]-[.G304])" office:value-type="float" office:value="0.00088233754056688">
            <text:p>0.00088233754056688</text:p>
          </table:table-cell>
          <table:table-cell/>
        </table:table-row>
        <table:table-row table:style-name="ro2">
          <table:table-cell table:formula="of:=[.A304]+[.A$4]" office:value-type="float" office:value="88.7999999999995">
            <text:p>88.7999999999995</text:p>
          </table:table-cell>
          <table:table-cell table:formula="of:=[.A305]/([.$D$4]*2)" office:value-type="float" office:value="22.1999999999999">
            <text:p>22.1999999999999</text:p>
          </table:table-cell>
          <table:table-cell table:formula="of:=SQRT(ABS([.$D$2]^2-[.B305]^2))" office:value-type="float" office:value="97.5046665549911">
            <text:p>97.5046665549911</text:p>
          </table:table-cell>
          <table:table-cell table:formula="of:=([.$C$10]-[.C305])*[.$B$4]" office:value-type="float" office:value="3143.69174173848">
            <text:p>3143.69174173848</text:p>
          </table:table-cell>
          <table:table-cell table:formula="of:=ROUND([.D305])" office:value-type="float" office:value="3144">
            <text:p>3144</text:p>
          </table:table-cell>
          <table:table-cell table:formula="of:=([.$C$8]-([.E305]*[.$C$4]))" office:value-type="float" office:value="97.50445">
            <text:p>97.50445</text:p>
          </table:table-cell>
          <table:table-cell table:formula="of:=SQRT(ABS([.$D$2]^2-[.F305]^2))" office:value-type="float" office:value="22.2009511102002">
            <text:p>22.2009511102002</text:p>
          </table:table-cell>
          <table:table-cell table:formula="of:=ABS([.B305]-[.G305])" office:value-type="float" office:value="0.0009511102003259">
            <text:p>0.0009511102003259</text:p>
          </table:table-cell>
          <table:table-cell/>
        </table:table-row>
        <table:table-row table:style-name="ro2">
          <table:table-cell table:formula="of:=[.A305]+[.A$4]" office:value-type="float" office:value="89.0999999999995">
            <text:p>89.0999999999995</text:p>
          </table:table-cell>
          <table:table-cell table:formula="of:=[.A306]/([.$D$4]*2)" office:value-type="float" office:value="22.2749999999999">
            <text:p>22.2749999999999</text:p>
          </table:table-cell>
          <table:table-cell table:formula="of:=SQRT(ABS([.$D$2]^2-[.B306]^2))" office:value-type="float" office:value="97.487560103841">
            <text:p>97.487560103841</text:p>
          </table:table-cell>
          <table:table-cell table:formula="of:=([.$C$10]-[.C306])*[.$B$4]" office:value-type="float" office:value="3165.24317625836">
            <text:p>3165.24317625836</text:p>
          </table:table-cell>
          <table:table-cell table:formula="of:=ROUND([.D306])" office:value-type="float" office:value="3165">
            <text:p>3165</text:p>
          </table:table-cell>
          <table:table-cell table:formula="of:=([.$C$8]-([.E306]*[.$C$4]))" office:value-type="float" office:value="97.48778125">
            <text:p>97.48778125</text:p>
          </table:table-cell>
          <table:table-cell table:formula="of:=SQRT(ABS([.$D$2]^2-[.F306]^2))" office:value-type="float" office:value="22.2740321215569">
            <text:p>22.2740321215569</text:p>
          </table:table-cell>
          <table:table-cell table:formula="of:=ABS([.B306]-[.G306])" office:value-type="float" office:value="0.000967878442988734">
            <text:p>0.000967878442988734</text:p>
          </table:table-cell>
          <table:table-cell/>
        </table:table-row>
        <table:table-row table:style-name="ro2">
          <table:table-cell table:formula="of:=[.A306]+[.A$4]" office:value-type="float" office:value="89.3999999999995">
            <text:p>89.3999999999995</text:p>
          </table:table-cell>
          <table:table-cell table:formula="of:=[.A307]/([.$D$4]*2)" office:value-type="float" office:value="22.3499999999999">
            <text:p>22.3499999999999</text:p>
          </table:table-cell>
          <table:table-cell table:formula="of:=SQRT(ABS([.$D$2]^2-[.B307]^2))" office:value-type="float" office:value="97.4703929406259">
            <text:p>97.4703929406259</text:p>
          </table:table-cell>
          <table:table-cell table:formula="of:=([.$C$10]-[.C307])*[.$B$4]" office:value-type="float" office:value="3186.87109841914">
            <text:p>3186.87109841914</text:p>
          </table:table-cell>
          <table:table-cell table:formula="of:=ROUND([.D307])" office:value-type="float" office:value="3187">
            <text:p>3187</text:p>
          </table:table-cell>
          <table:table-cell table:formula="of:=([.$C$8]-([.E307]*[.$C$4]))" office:value-type="float" office:value="97.47031875">
            <text:p>97.47031875</text:p>
          </table:table-cell>
          <table:table-cell table:formula="of:=SQRT(ABS([.$D$2]^2-[.F307]^2))" office:value-type="float" office:value="22.3503235496357">
            <text:p>22.3503235496357</text:p>
          </table:table-cell>
          <table:table-cell table:formula="of:=ABS([.B307]-[.G307])" office:value-type="float" office:value="0.000323549635776743">
            <text:p>0.000323549635776743</text:p>
          </table:table-cell>
          <table:table-cell/>
        </table:table-row>
        <table:table-row table:style-name="ro2">
          <table:table-cell table:formula="of:=[.A307]+[.A$4]" office:value-type="float" office:value="89.6999999999995">
            <text:p>89.6999999999995</text:p>
          </table:table-cell>
          <table:table-cell table:formula="of:=[.A308]/([.$D$4]*2)" office:value-type="float" office:value="22.4249999999999">
            <text:p>22.4249999999999</text:p>
          </table:table-cell>
          <table:table-cell table:formula="of:=SQRT(ABS([.$D$2]^2-[.B308]^2))" office:value-type="float" office:value="97.453165033261">
            <text:p>97.453165033261</text:p>
          </table:table-cell>
          <table:table-cell table:formula="of:=([.$C$10]-[.C308])*[.$B$4]" office:value-type="float" office:value="3208.57554864258">
            <text:p>3208.57554864258</text:p>
          </table:table-cell>
          <table:table-cell table:formula="of:=ROUND([.D308])" office:value-type="float" office:value="3209">
            <text:p>3209</text:p>
          </table:table-cell>
          <table:table-cell table:formula="of:=([.$C$8]-([.E308]*[.$C$4]))" office:value-type="float" office:value="97.45285625">
            <text:p>97.45285625</text:p>
          </table:table-cell>
          <table:table-cell table:formula="of:=SQRT(ABS([.$D$2]^2-[.F308]^2))" office:value-type="float" office:value="22.4263418487464">
            <text:p>22.4263418487464</text:p>
          </table:table-cell>
          <table:table-cell table:formula="of:=ABS([.B308]-[.G308])" office:value-type="float" office:value="0.00134184874656285">
            <text:p>0.00134184874656285</text:p>
          </table:table-cell>
          <table:table-cell/>
        </table:table-row>
        <table:table-row table:style-name="ro2">
          <table:table-cell table:formula="of:=[.A308]+[.A$4]" office:value-type="float" office:value="89.9999999999995">
            <text:p>89.9999999999995</text:p>
          </table:table-cell>
          <table:table-cell table:formula="of:=[.A309]/([.$D$4]*2)" office:value-type="float" office:value="22.4999999999999">
            <text:p>22.4999999999999</text:p>
          </table:table-cell>
          <table:table-cell table:formula="of:=SQRT(ABS([.$D$2]^2-[.B309]^2))" office:value-type="float" office:value="97.4358763495254">
            <text:p>97.4358763495254</text:p>
          </table:table-cell>
          <table:table-cell table:formula="of:=([.$C$10]-[.C309])*[.$B$4]" office:value-type="float" office:value="3230.35656752206">
            <text:p>3230.35656752206</text:p>
          </table:table-cell>
          <table:table-cell table:formula="of:=ROUND([.D309])" office:value-type="float" office:value="3230">
            <text:p>3230</text:p>
          </table:table-cell>
          <table:table-cell table:formula="of:=([.$C$8]-([.E309]*[.$C$4]))" office:value-type="float" office:value="97.4361875">
            <text:p>97.4361875</text:p>
          </table:table-cell>
          <table:table-cell table:formula="of:=SQRT(ABS([.$D$2]^2-[.F309]^2))" office:value-type="float" office:value="22.4986525255368">
            <text:p>22.4986525255368</text:p>
          </table:table-cell>
          <table:table-cell table:formula="of:=ABS([.B309]-[.G309])" office:value-type="float" office:value="0.00134747446308836">
            <text:p>0.00134747446308836</text:p>
          </table:table-cell>
          <table:table-cell/>
        </table:table-row>
        <table:table-row table:style-name="ro2">
          <table:table-cell table:formula="of:=[.A309]+[.A$4]" office:value-type="float" office:value="90.2999999999995">
            <text:p>90.2999999999995</text:p>
          </table:table-cell>
          <table:table-cell table:formula="of:=[.A310]/([.$D$4]*2)" office:value-type="float" office:value="22.5749999999999">
            <text:p>22.5749999999999</text:p>
          </table:table-cell>
          <table:table-cell table:formula="of:=SQRT(ABS([.$D$2]^2-[.B310]^2))" office:value-type="float" office:value="97.4185268570615">
            <text:p>97.4185268570615</text:p>
          </table:table-cell>
          <table:table-cell table:formula="of:=([.$C$10]-[.C310])*[.$B$4]" office:value-type="float" office:value="3252.2141958231">
            <text:p>3252.2141958231</text:p>
          </table:table-cell>
          <table:table-cell table:formula="of:=ROUND([.D310])" office:value-type="float" office:value="3252">
            <text:p>3252</text:p>
          </table:table-cell>
          <table:table-cell table:formula="of:=([.$C$8]-([.E310]*[.$C$4]))" office:value-type="float" office:value="97.418725">
            <text:p>97.418725</text:p>
          </table:table-cell>
          <table:table-cell table:formula="of:=SQRT(ABS([.$D$2]^2-[.F310]^2))" office:value-type="float" office:value="22.5741449311901">
            <text:p>22.5741449311901</text:p>
          </table:table-cell>
          <table:table-cell table:formula="of:=ABS([.B310]-[.G310])" office:value-type="float" office:value="0.000855068809748616">
            <text:p>0.000855068809748616</text:p>
          </table:table-cell>
          <table:table-cell/>
        </table:table-row>
        <table:table-row table:style-name="ro2">
          <table:table-cell table:formula="of:=[.A310]+[.A$4]" office:value-type="float" office:value="90.5999999999995">
            <text:p>90.5999999999995</text:p>
          </table:table-cell>
          <table:table-cell table:formula="of:=[.A311]/([.$D$4]*2)" office:value-type="float" office:value="22.6499999999999">
            <text:p>22.6499999999999</text:p>
          </table:table-cell>
          <table:table-cell table:formula="of:=SQRT(ABS([.$D$2]^2-[.B311]^2))" office:value-type="float" office:value="97.4011165233747">
            <text:p>97.4011165233747</text:p>
          </table:table-cell>
          <table:table-cell table:formula="of:=([.$C$10]-[.C311])*[.$B$4]" office:value-type="float" office:value="3274.14847448365">
            <text:p>3274.14847448365</text:p>
          </table:table-cell>
          <table:table-cell table:formula="of:=ROUND([.D311])" office:value-type="float" office:value="3274">
            <text:p>3274</text:p>
          </table:table-cell>
          <table:table-cell table:formula="of:=([.$C$8]-([.E311]*[.$C$4]))" office:value-type="float" office:value="97.4012625">
            <text:p>97.4012625</text:p>
          </table:table-cell>
          <table:table-cell table:formula="of:=SQRT(ABS([.$D$2]^2-[.F311]^2))" office:value-type="float" office:value="22.6493722519211">
            <text:p>22.6493722519211</text:p>
          </table:table-cell>
          <table:table-cell table:formula="of:=ABS([.B311]-[.G311])" office:value-type="float" office:value="0.000627748078780854">
            <text:p>0.000627748078780854</text:p>
          </table:table-cell>
          <table:table-cell/>
        </table:table-row>
        <table:table-row table:style-name="ro2">
          <table:table-cell table:formula="of:=[.A311]+[.A$4]" office:value-type="float" office:value="90.8999999999995">
            <text:p>90.8999999999995</text:p>
          </table:table-cell>
          <table:table-cell table:formula="of:=[.A312]/([.$D$4]*2)" office:value-type="float" office:value="22.7249999999999">
            <text:p>22.7249999999999</text:p>
          </table:table-cell>
          <table:table-cell table:formula="of:=SQRT(ABS([.$D$2]^2-[.B312]^2))" office:value-type="float" office:value="97.3836453158332">
            <text:p>97.3836453158332</text:p>
          </table:table-cell>
          <table:table-cell table:formula="of:=([.$C$10]-[.C312])*[.$B$4]" office:value-type="float" office:value="3296.15944461459">
            <text:p>3296.15944461459</text:p>
          </table:table-cell>
          <table:table-cell table:formula="of:=ROUND([.D312])" office:value-type="float" office:value="3296">
            <text:p>3296</text:p>
          </table:table-cell>
          <table:table-cell table:formula="of:=([.$C$8]-([.E312]*[.$C$4]))" office:value-type="float" office:value="97.3838">
            <text:p>97.3838</text:p>
          </table:table-cell>
          <table:table-cell table:formula="of:=SQRT(ABS([.$D$2]^2-[.F312]^2))" office:value-type="float" office:value="22.724337120365">
            <text:p>22.724337120365</text:p>
          </table:table-cell>
          <table:table-cell table:formula="of:=ABS([.B312]-[.G312])" office:value-type="float" office:value="0.00066287963482381">
            <text:p>0.00066287963482381</text:p>
          </table:table-cell>
          <table:table-cell/>
        </table:table-row>
        <table:table-row table:style-name="ro2">
          <table:table-cell table:formula="of:=[.A312]+[.A$4]" office:value-type="float" office:value="91.1999999999995">
            <text:p>91.1999999999995</text:p>
          </table:table-cell>
          <table:table-cell table:formula="of:=[.A313]/([.$D$4]*2)" office:value-type="float" office:value="22.7999999999999">
            <text:p>22.7999999999999</text:p>
          </table:table-cell>
          <table:table-cell table:formula="of:=SQRT(ABS([.$D$2]^2-[.B313]^2))" office:value-type="float" office:value="97.3661132016679">
            <text:p>97.3661132016679</text:p>
          </table:table-cell>
          <table:table-cell table:formula="of:=([.$C$10]-[.C313])*[.$B$4]" office:value-type="float" office:value="3318.24714750005">
            <text:p>3318.24714750005</text:p>
          </table:table-cell>
          <table:table-cell table:formula="of:=ROUND([.D313])" office:value-type="float" office:value="3318">
            <text:p>3318</text:p>
          </table:table-cell>
          <table:table-cell table:formula="of:=([.$C$8]-([.E313]*[.$C$4]))" office:value-type="float" office:value="97.3663375">
            <text:p>97.3663375</text:p>
          </table:table-cell>
          <table:table-cell table:formula="of:=SQRT(ABS([.$D$2]^2-[.F313]^2))" office:value-type="float" office:value="22.7990421254072">
            <text:p>22.7990421254072</text:p>
          </table:table-cell>
          <table:table-cell table:formula="of:=ABS([.B313]-[.G313])" office:value-type="float" office:value="0.000957874592657504">
            <text:p>0.000957874592657504</text:p>
          </table:table-cell>
          <table:table-cell/>
        </table:table-row>
        <table:table-row table:style-name="ro2">
          <table:table-cell table:formula="of:=[.A313]+[.A$4]" office:value-type="float" office:value="91.4999999999995">
            <text:p>91.4999999999995</text:p>
          </table:table-cell>
          <table:table-cell table:formula="of:=[.A314]/([.$D$4]*2)" office:value-type="float" office:value="22.8749999999999">
            <text:p>22.8749999999999</text:p>
          </table:table-cell>
          <table:table-cell table:formula="of:=SQRT(ABS([.$D$2]^2-[.B314]^2))" office:value-type="float" office:value="97.3485201479715">
            <text:p>97.3485201479715</text:p>
          </table:table-cell>
          <table:table-cell table:formula="of:=([.$C$10]-[.C314])*[.$B$4]" office:value-type="float" office:value="3340.41162459791">
            <text:p>3340.41162459791</text:p>
          </table:table-cell>
          <table:table-cell table:formula="of:=ROUND([.D314])" office:value-type="float" office:value="3340">
            <text:p>3340</text:p>
          </table:table-cell>
          <table:table-cell table:formula="of:=([.$C$8]-([.E314]*[.$C$4]))" office:value-type="float" office:value="97.348875">
            <text:p>97.348875</text:p>
          </table:table-cell>
          <table:table-cell table:formula="of:=SQRT(ABS([.$D$2]^2-[.F314]^2))" office:value-type="float" office:value="22.8734898131959">
            <text:p>22.8734898131959</text:p>
          </table:table-cell>
          <table:table-cell table:formula="of:=ABS([.B314]-[.G314])" office:value-type="float" office:value="0.00151018680401904">
            <text:p>0.00151018680401904</text:p>
          </table:table-cell>
          <table:table-cell/>
        </table:table-row>
        <table:table-row table:style-name="ro2">
          <table:table-cell table:formula="of:=[.A314]+[.A$4]" office:value-type="float" office:value="91.7999999999995">
            <text:p>91.7999999999995</text:p>
          </table:table-cell>
          <table:table-cell table:formula="of:=[.A315]/([.$D$4]*2)" office:value-type="float" office:value="22.9499999999999">
            <text:p>22.9499999999999</text:p>
          </table:table-cell>
          <table:table-cell table:formula="of:=SQRT(ABS([.$D$2]^2-[.B315]^2))" office:value-type="float" office:value="97.3308661216985">
            <text:p>97.3308661216985</text:p>
          </table:table-cell>
          <table:table-cell table:formula="of:=([.$C$10]-[.C315])*[.$B$4]" office:value-type="float" office:value="3362.65291754016">
            <text:p>3362.65291754016</text:p>
          </table:table-cell>
          <table:table-cell table:formula="of:=ROUND([.D315])" office:value-type="float" office:value="3363">
            <text:p>3363</text:p>
          </table:table-cell>
          <table:table-cell table:formula="of:=([.$C$8]-([.E315]*[.$C$4]))" office:value-type="float" office:value="97.33061875">
            <text:p>97.33061875</text:p>
          </table:table-cell>
          <table:table-cell table:formula="of:=SQRT(ABS([.$D$2]^2-[.F315]^2))" office:value-type="float" office:value="22.9510490771587">
            <text:p>22.9510490771587</text:p>
          </table:table-cell>
          <table:table-cell table:formula="of:=ABS([.B315]-[.G315])" office:value-type="float" office:value="0.00104907715886071">
            <text:p>0.00104907715886071</text:p>
          </table:table-cell>
          <table:table-cell/>
        </table:table-row>
        <table:table-row table:style-name="ro2">
          <table:table-cell table:formula="of:=[.A315]+[.A$4]" office:value-type="float" office:value="92.0999999999995">
            <text:p>92.0999999999995</text:p>
          </table:table-cell>
          <table:table-cell table:formula="of:=[.A316]/([.$D$4]*2)" office:value-type="float" office:value="23.0249999999999">
            <text:p>23.0249999999999</text:p>
          </table:table-cell>
          <table:table-cell table:formula="of:=SQRT(ABS([.$D$2]^2-[.B316]^2))" office:value-type="float" office:value="97.3131510896652">
            <text:p>97.3131510896652</text:p>
          </table:table-cell>
          <table:table-cell table:formula="of:=([.$C$10]-[.C316])*[.$B$4]" office:value-type="float" office:value="3384.97106813337">
            <text:p>3384.97106813337</text:p>
          </table:table-cell>
          <table:table-cell table:formula="of:=ROUND([.D316])" office:value-type="float" office:value="3385">
            <text:p>3385</text:p>
          </table:table-cell>
          <table:table-cell table:formula="of:=([.$C$8]-([.E316]*[.$C$4]))" office:value-type="float" office:value="97.31315625">
            <text:p>97.31315625</text:p>
          </table:table-cell>
          <table:table-cell table:formula="of:=SQRT(ABS([.$D$2]^2-[.F316]^2))" office:value-type="float" office:value="23.0249781902847">
            <text:p>23.0249781902847</text:p>
          </table:table-cell>
          <table:table-cell table:formula="of:=ABS([.B316]-[.G316])" office:value-type="float" office:value="0.0000218097151858387">
            <text:p>0.0000218097151858387</text:p>
          </table:table-cell>
          <table:table-cell/>
        </table:table-row>
        <table:table-row table:style-name="ro2">
          <table:table-cell table:formula="of:=[.A316]+[.A$4]" office:value-type="float" office:value="92.3999999999995">
            <text:p>92.3999999999995</text:p>
          </table:table-cell>
          <table:table-cell table:formula="of:=[.A317]/([.$D$4]*2)" office:value-type="float" office:value="23.0999999999999">
            <text:p>23.0999999999999</text:p>
          </table:table-cell>
          <table:table-cell table:formula="of:=SQRT(ABS([.$D$2]^2-[.B317]^2))" office:value-type="float" office:value="97.2953750185486">
            <text:p>97.2953750185486</text:p>
          </table:table-cell>
          <table:table-cell table:formula="of:=([.$C$10]-[.C317])*[.$B$4]" office:value-type="float" office:value="3407.36611835901">
            <text:p>3407.36611835901</text:p>
          </table:table-cell>
          <table:table-cell table:formula="of:=ROUND([.D317])" office:value-type="float" office:value="3407">
            <text:p>3407</text:p>
          </table:table-cell>
          <table:table-cell table:formula="of:=([.$C$8]-([.E317]*[.$C$4]))" office:value-type="float" office:value="97.29569375">
            <text:p>97.29569375</text:p>
          </table:table-cell>
          <table:table-cell table:formula="of:=SQRT(ABS([.$D$2]^2-[.F317]^2))" office:value-type="float" office:value="23.0986574870968">
            <text:p>23.0986574870968</text:p>
          </table:table-cell>
          <table:table-cell table:formula="of:=ABS([.B317]-[.G317])" office:value-type="float" office:value="0.00134251290309351">
            <text:p>0.00134251290309351</text:p>
          </table:table-cell>
          <table:table-cell/>
        </table:table-row>
        <table:table-row table:style-name="ro2">
          <table:table-cell table:formula="of:=[.A317]+[.A$4]" office:value-type="float" office:value="92.6999999999995">
            <text:p>92.6999999999995</text:p>
          </table:table-cell>
          <table:table-cell table:formula="of:=[.A318]/([.$D$4]*2)" office:value-type="float" office:value="23.1749999999999">
            <text:p>23.1749999999999</text:p>
          </table:table-cell>
          <table:table-cell table:formula="of:=SQRT(ABS([.$D$2]^2-[.B318]^2))" office:value-type="float" office:value="97.2775378748866">
            <text:p>97.2775378748866</text:p>
          </table:table-cell>
          <table:table-cell table:formula="of:=([.$C$10]-[.C318])*[.$B$4]" office:value-type="float" office:value="3429.83811037405">
            <text:p>3429.83811037405</text:p>
          </table:table-cell>
          <table:table-cell table:formula="of:=ROUND([.D318])" office:value-type="float" office:value="3430">
            <text:p>3430</text:p>
          </table:table-cell>
          <table:table-cell table:formula="of:=([.$C$8]-([.E318]*[.$C$4]))" office:value-type="float" office:value="97.2774375">
            <text:p>97.2774375</text:p>
          </table:table-cell>
          <table:table-cell table:formula="of:=SQRT(ABS([.$D$2]^2-[.F318]^2))" office:value-type="float" office:value="23.1754213215983">
            <text:p>23.1754213215983</text:p>
          </table:table-cell>
          <table:table-cell table:formula="of:=ABS([.B318]-[.G318])" office:value-type="float" office:value="0.00042132159840591">
            <text:p>0.00042132159840591</text:p>
          </table:table-cell>
          <table:table-cell/>
        </table:table-row>
        <table:table-row table:style-name="ro2">
          <table:table-cell table:formula="of:=[.A318]+[.A$4]" office:value-type="float" office:value="92.9999999999995">
            <text:p>92.9999999999995</text:p>
          </table:table-cell>
          <table:table-cell table:formula="of:=[.A319]/([.$D$4]*2)" office:value-type="float" office:value="23.2499999999999">
            <text:p>23.2499999999999</text:p>
          </table:table-cell>
          <table:table-cell table:formula="of:=SQRT(ABS([.$D$2]^2-[.B319]^2))" office:value-type="float" office:value="97.2596396250778">
            <text:p>97.2596396250778</text:p>
          </table:table-cell>
          <table:table-cell table:formula="of:=([.$C$10]-[.C319])*[.$B$4]" office:value-type="float" office:value="3452.38708651117">
            <text:p>3452.38708651117</text:p>
          </table:table-cell>
          <table:table-cell table:formula="of:=ROUND([.D319])" office:value-type="float" office:value="3452">
            <text:p>3452</text:p>
          </table:table-cell>
          <table:table-cell table:formula="of:=([.$C$8]-([.E319]*[.$C$4]))" office:value-type="float" office:value="97.259975">
            <text:p>97.259975</text:p>
          </table:table-cell>
          <table:table-cell table:formula="of:=SQRT(ABS([.$D$2]^2-[.F319]^2))" office:value-type="float" office:value="23.2485970114193">
            <text:p>23.2485970114193</text:p>
          </table:table-cell>
          <table:table-cell table:formula="of:=ABS([.B319]-[.G319])" office:value-type="float" office:value="0.00140298858054777">
            <text:p>0.00140298858054777</text:p>
          </table:table-cell>
          <table:table-cell/>
        </table:table-row>
        <table:table-row table:style-name="ro2">
          <table:table-cell table:formula="of:=[.A319]+[.A$4]" office:value-type="float" office:value="93.2999999999995">
            <text:p>93.2999999999995</text:p>
          </table:table-cell>
          <table:table-cell table:formula="of:=[.A320]/([.$D$4]*2)" office:value-type="float" office:value="23.3249999999999">
            <text:p>23.3249999999999</text:p>
          </table:table-cell>
          <table:table-cell table:formula="of:=SQRT(ABS([.$D$2]^2-[.B320]^2))" office:value-type="float" office:value="97.2416802353806">
            <text:p>97.2416802353806</text:p>
          </table:table-cell>
          <table:table-cell table:formula="of:=([.$C$10]-[.C320])*[.$B$4]" office:value-type="float" office:value="3475.01308927933">
            <text:p>3475.01308927933</text:p>
          </table:table-cell>
          <table:table-cell table:formula="of:=ROUND([.D320])" office:value-type="float" office:value="3475">
            <text:p>3475</text:p>
          </table:table-cell>
          <table:table-cell table:formula="of:=([.$C$8]-([.E320]*[.$C$4]))" office:value-type="float" office:value="97.24171875">
            <text:p>97.24171875</text:p>
          </table:table-cell>
          <table:table-cell table:formula="of:=SQRT(ABS([.$D$2]^2-[.F320]^2))" office:value-type="float" office:value="23.3248394323712">
            <text:p>23.3248394323712</text:p>
          </table:table-cell>
          <table:table-cell table:formula="of:=ABS([.B320]-[.G320])" office:value-type="float" office:value="0.000160567628689989">
            <text:p>0.000160567628689989</text:p>
          </table:table-cell>
          <table:table-cell/>
        </table:table-row>
        <table:table-row table:style-name="ro2">
          <table:table-cell table:formula="of:=[.A320]+[.A$4]" office:value-type="float" office:value="93.5999999999995">
            <text:p>93.5999999999995</text:p>
          </table:table-cell>
          <table:table-cell table:formula="of:=[.A321]/([.$D$4]*2)" office:value-type="float" office:value="23.3999999999999">
            <text:p>23.3999999999999</text:p>
          </table:table-cell>
          <table:table-cell table:formula="of:=SQRT(ABS([.$D$2]^2-[.B321]^2))" office:value-type="float" office:value="97.2236596719132">
            <text:p>97.2236596719132</text:p>
          </table:table-cell>
          <table:table-cell table:formula="of:=([.$C$10]-[.C321])*[.$B$4]" office:value-type="float" office:value="3497.71616136419">
            <text:p>3497.71616136419</text:p>
          </table:table-cell>
          <table:table-cell table:formula="of:=ROUND([.D321])" office:value-type="float" office:value="3498">
            <text:p>3498</text:p>
          </table:table-cell>
          <table:table-cell table:formula="of:=([.$C$8]-([.E321]*[.$C$4]))" office:value-type="float" office:value="97.2234625">
            <text:p>97.2234625</text:p>
          </table:table-cell>
          <table:table-cell table:formula="of:=SQRT(ABS([.$D$2]^2-[.F321]^2))" office:value-type="float" office:value="23.4008192059828">
            <text:p>23.4008192059828</text:p>
          </table:table-cell>
          <table:table-cell table:formula="of:=ABS([.B321]-[.G321])" office:value-type="float" office:value="0.000819205982949711">
            <text:p>0.000819205982949711</text:p>
          </table:table-cell>
          <table:table-cell/>
        </table:table-row>
        <table:table-row table:style-name="ro2">
          <table:table-cell table:formula="of:=[.A321]+[.A$4]" office:value-type="float" office:value="93.8999999999995">
            <text:p>93.8999999999995</text:p>
          </table:table-cell>
          <table:table-cell table:formula="of:=[.A322]/([.$D$4]*2)" office:value-type="float" office:value="23.4749999999999">
            <text:p>23.4749999999999</text:p>
          </table:table-cell>
          <table:table-cell table:formula="of:=SQRT(ABS([.$D$2]^2-[.B322]^2))" office:value-type="float" office:value="97.2055779006535">
            <text:p>97.2055779006535</text:p>
          </table:table-cell>
          <table:table-cell table:formula="of:=([.$C$10]-[.C322])*[.$B$4]" office:value-type="float" office:value="3520.49634562847">
            <text:p>3520.49634562847</text:p>
          </table:table-cell>
          <table:table-cell table:formula="of:=ROUND([.D322])" office:value-type="float" office:value="3520">
            <text:p>3520</text:p>
          </table:table-cell>
          <table:table-cell table:formula="of:=([.$C$8]-([.E322]*[.$C$4]))" office:value-type="float" office:value="97.206">
            <text:p>97.206</text:p>
          </table:table-cell>
          <table:table-cell table:formula="of:=SQRT(ABS([.$D$2]^2-[.F322]^2))" office:value-type="float" office:value="23.4732520968016">
            <text:p>23.4732520968016</text:p>
          </table:table-cell>
          <table:table-cell table:formula="of:=ABS([.B322]-[.G322])" office:value-type="float" office:value="0.0017479031983143">
            <text:p>0.0017479031983143</text:p>
          </table:table-cell>
          <table:table-cell/>
        </table:table-row>
        <table:table-row table:style-name="ro2">
          <table:table-cell table:formula="of:=[.A322]+[.A$4]" office:value-type="float" office:value="94.1999999999995">
            <text:p>94.1999999999995</text:p>
          </table:table-cell>
          <table:table-cell table:formula="of:=[.A323]/([.$D$4]*2)" office:value-type="float" office:value="23.5499999999999">
            <text:p>23.5499999999999</text:p>
          </table:table-cell>
          <table:table-cell table:formula="of:=SQRT(ABS([.$D$2]^2-[.B323]^2))" office:value-type="float" office:value="97.187434887438">
            <text:p>97.187434887438</text:p>
          </table:table-cell>
          <table:table-cell table:formula="of:=([.$C$10]-[.C323])*[.$B$4]" office:value-type="float" office:value="3543.35368511247">
            <text:p>3543.35368511247</text:p>
          </table:table-cell>
          <table:table-cell table:formula="of:=ROUND([.D323])" office:value-type="float" office:value="3543">
            <text:p>3543</text:p>
          </table:table-cell>
          <table:table-cell table:formula="of:=([.$C$8]-([.E323]*[.$C$4]))" office:value-type="float" office:value="97.18774375">
            <text:p>97.18774375</text:p>
          </table:table-cell>
          <table:table-cell table:formula="of:=SQRT(ABS([.$D$2]^2-[.F323]^2))" office:value-type="float" office:value="23.5487253324747">
            <text:p>23.5487253324747</text:p>
          </table:table-cell>
          <table:table-cell table:formula="of:=ABS([.B323]-[.G323])" office:value-type="float" office:value="0.00127466752512717">
            <text:p>0.00127466752512717</text:p>
          </table:table-cell>
          <table:table-cell/>
        </table:table-row>
        <table:table-row table:style-name="ro2">
          <table:table-cell table:formula="of:=[.A323]+[.A$4]" office:value-type="float" office:value="94.4999999999995">
            <text:p>94.4999999999995</text:p>
          </table:table-cell>
          <table:table-cell table:formula="of:=[.A324]/([.$D$4]*2)" office:value-type="float" office:value="23.6249999999999">
            <text:p>23.6249999999999</text:p>
          </table:table-cell>
          <table:table-cell table:formula="of:=SQRT(ABS([.$D$2]^2-[.B324]^2))" office:value-type="float" office:value="97.1692305979625">
            <text:p>97.1692305979625</text:p>
          </table:table-cell>
          <table:table-cell table:formula="of:=([.$C$10]-[.C324])*[.$B$4]" office:value-type="float" office:value="3566.28822303442">
            <text:p>3566.28822303442</text:p>
          </table:table-cell>
          <table:table-cell table:formula="of:=ROUND([.D324])" office:value-type="float" office:value="3566">
            <text:p>3566</text:p>
          </table:table-cell>
          <table:table-cell table:formula="of:=([.$C$8]-([.E324]*[.$C$4]))" office:value-type="float" office:value="97.1694875">
            <text:p>97.1694875</text:p>
          </table:table-cell>
          <table:table-cell table:formula="of:=SQRT(ABS([.$D$2]^2-[.F324]^2))" office:value-type="float" office:value="23.6239433411813">
            <text:p>23.6239433411813</text:p>
          </table:table-cell>
          <table:table-cell table:formula="of:=ABS([.B324]-[.G324])" office:value-type="float" office:value="0.00105665881857675">
            <text:p>0.00105665881857675</text:p>
          </table:table-cell>
          <table:table-cell/>
        </table:table-row>
        <table:table-row table:style-name="ro2">
          <table:table-cell table:formula="of:=[.A324]+[.A$4]" office:value-type="float" office:value="94.7999999999995">
            <text:p>94.7999999999995</text:p>
          </table:table-cell>
          <table:table-cell table:formula="of:=[.A325]/([.$D$4]*2)" office:value-type="float" office:value="23.6999999999999">
            <text:p>23.6999999999999</text:p>
          </table:table-cell>
          <table:table-cell table:formula="of:=SQRT(ABS([.$D$2]^2-[.B325]^2))" office:value-type="float" office:value="97.1509649977807">
            <text:p>97.1509649977807</text:p>
          </table:table-cell>
          <table:table-cell table:formula="of:=([.$C$10]-[.C325])*[.$B$4]" office:value-type="float" office:value="3589.30000279102">
            <text:p>3589.30000279102</text:p>
          </table:table-cell>
          <table:table-cell table:formula="of:=ROUND([.D325])" office:value-type="float" office:value="3589">
            <text:p>3589</text:p>
          </table:table-cell>
          <table:table-cell table:formula="of:=([.$C$8]-([.E325]*[.$C$4]))" office:value-type="float" office:value="97.15123125">
            <text:p>97.15123125</text:p>
          </table:table-cell>
          <table:table-cell table:formula="of:=SQRT(ABS([.$D$2]^2-[.F325]^2))" office:value-type="float" office:value="23.6989085531175">
            <text:p>23.6989085531175</text:p>
          </table:table-cell>
          <table:table-cell table:formula="of:=ABS([.B325]-[.G325])" office:value-type="float" office:value="0.00109144688238416">
            <text:p>0.00109144688238416</text:p>
          </table:table-cell>
          <table:table-cell/>
        </table:table-row>
        <table:table-row table:style-name="ro2">
          <table:table-cell table:formula="of:=[.A325]+[.A$4]" office:value-type="float" office:value="95.0999999999995">
            <text:p>95.0999999999995</text:p>
          </table:table-cell>
          <table:table-cell table:formula="of:=[.A326]/([.$D$4]*2)" office:value-type="float" office:value="23.7749999999999">
            <text:p>23.7749999999999</text:p>
          </table:table-cell>
          <table:table-cell table:formula="of:=SQRT(ABS([.$D$2]^2-[.B326]^2))" office:value-type="float" office:value="97.1326380523046">
            <text:p>97.1326380523046</text:p>
          </table:table-cell>
          <table:table-cell table:formula="of:=([.$C$10]-[.C326])*[.$B$4]" office:value-type="float" office:value="3612.38906795777">
            <text:p>3612.38906795777</text:p>
          </table:table-cell>
          <table:table-cell table:formula="of:=ROUND([.D326])" office:value-type="float" office:value="3612">
            <text:p>3612</text:p>
          </table:table-cell>
          <table:table-cell table:formula="of:=([.$C$8]-([.E326]*[.$C$4]))" office:value-type="float" office:value="97.132975">
            <text:p>97.132975</text:p>
          </table:table-cell>
          <table:table-cell table:formula="of:=SQRT(ABS([.$D$2]^2-[.F326]^2))" office:value-type="float" office:value="23.7736233597106">
            <text:p>23.7736233597106</text:p>
          </table:table-cell>
          <table:table-cell table:formula="of:=ABS([.B326]-[.G326])" office:value-type="float" office:value="0.00137664028931184">
            <text:p>0.00137664028931184</text:p>
          </table:table-cell>
          <table:table-cell/>
        </table:table-row>
        <table:table-row table:style-name="ro2">
          <table:table-cell table:formula="of:=[.A326]+[.A$4]" office:value-type="float" office:value="95.3999999999995">
            <text:p>95.3999999999995</text:p>
          </table:table-cell>
          <table:table-cell table:formula="of:=[.A327]/([.$D$4]*2)" office:value-type="float" office:value="23.8499999999999">
            <text:p>23.8499999999999</text:p>
          </table:table-cell>
          <table:table-cell table:formula="of:=SQRT(ABS([.$D$2]^2-[.B327]^2))" office:value-type="float" office:value="97.1142497268038">
            <text:p>97.1142497268038</text:p>
          </table:table-cell>
          <table:table-cell table:formula="of:=([.$C$10]-[.C327])*[.$B$4]" office:value-type="float" office:value="3635.55546228948">
            <text:p>3635.55546228948</text:p>
          </table:table-cell>
          <table:table-cell table:formula="of:=ROUND([.D327])" office:value-type="float" office:value="3636">
            <text:p>3636</text:p>
          </table:table-cell>
          <table:table-cell table:formula="of:=([.$C$8]-([.E327]*[.$C$4]))" office:value-type="float" office:value="97.113925">
            <text:p>97.113925</text:p>
          </table:table-cell>
          <table:table-cell table:formula="of:=SQRT(ABS([.$D$2]^2-[.F327]^2))" office:value-type="float" office:value="23.8513222085145">
            <text:p>23.8513222085145</text:p>
          </table:table-cell>
          <table:table-cell table:formula="of:=ABS([.B327]-[.G327])" office:value-type="float" office:value="0.00132220851460119">
            <text:p>0.00132220851460119</text:p>
          </table:table-cell>
          <table:table-cell/>
        </table:table-row>
        <table:table-row table:style-name="ro2">
          <table:table-cell table:formula="of:=[.A327]+[.A$4]" office:value-type="float" office:value="95.6999999999995">
            <text:p>95.6999999999995</text:p>
          </table:table-cell>
          <table:table-cell table:formula="of:=[.A328]/([.$D$4]*2)" office:value-type="float" office:value="23.9249999999999">
            <text:p>23.9249999999999</text:p>
          </table:table-cell>
          <table:table-cell table:formula="of:=SQRT(ABS([.$D$2]^2-[.B328]^2))" office:value-type="float" office:value="97.0957999864052">
            <text:p>97.0957999864052</text:p>
          </table:table-cell>
          <table:table-cell table:formula="of:=([.$C$10]-[.C328])*[.$B$4]" office:value-type="float" office:value="3658.79922972074">
            <text:p>3658.79922972074</text:p>
          </table:table-cell>
          <table:table-cell table:formula="of:=ROUND([.D328])" office:value-type="float" office:value="3659">
            <text:p>3659</text:p>
          </table:table-cell>
          <table:table-cell table:formula="of:=([.$C$8]-([.E328]*[.$C$4]))" office:value-type="float" office:value="97.09566875">
            <text:p>97.09566875</text:p>
          </table:table-cell>
          <table:table-cell table:formula="of:=SQRT(ABS([.$D$2]^2-[.F328]^2))" office:value-type="float" office:value="23.9255325957495">
            <text:p>23.9255325957495</text:p>
          </table:table-cell>
          <table:table-cell table:formula="of:=ABS([.B328]-[.G328])" office:value-type="float" office:value="0.000532595749671572">
            <text:p>0.000532595749671572</text:p>
          </table:table-cell>
          <table:table-cell/>
        </table:table-row>
        <table:table-row table:style-name="ro2">
          <table:table-cell table:formula="of:=[.A328]+[.A$4]" office:value-type="float" office:value="95.9999999999994">
            <text:p>95.9999999999994</text:p>
          </table:table-cell>
          <table:table-cell table:formula="of:=[.A329]/([.$D$4]*2)" office:value-type="float" office:value="23.9999999999999">
            <text:p>23.9999999999999</text:p>
          </table:table-cell>
          <table:table-cell table:formula="of:=SQRT(ABS([.$D$2]^2-[.B329]^2))" office:value-type="float" office:value="97.0772887960928">
            <text:p>97.0772887960928</text:p>
          </table:table-cell>
          <table:table-cell table:formula="of:=([.$C$10]-[.C329])*[.$B$4]" office:value-type="float" office:value="3682.12041436628">
            <text:p>3682.12041436628</text:p>
          </table:table-cell>
          <table:table-cell table:formula="of:=ROUND([.D329])" office:value-type="float" office:value="3682">
            <text:p>3682</text:p>
          </table:table-cell>
          <table:table-cell table:formula="of:=([.$C$8]-([.E329]*[.$C$4]))" office:value-type="float" office:value="97.0774125">
            <text:p>97.0774125</text:p>
          </table:table-cell>
          <table:table-cell table:formula="of:=SQRT(ABS([.$D$2]^2-[.F329]^2))" office:value-type="float" office:value="23.9994996261348">
            <text:p>23.9994996261348</text:p>
          </table:table-cell>
          <table:table-cell table:formula="of:=ABS([.B329]-[.G329])" office:value-type="float" office:value="0.000500373865062187">
            <text:p>0.000500373865062187</text:p>
          </table:table-cell>
          <table:table-cell/>
        </table:table-row>
        <table:table-row table:style-name="ro2">
          <table:table-cell table:formula="of:=[.A329]+[.A$4]" office:value-type="float" office:value="96.2999999999994">
            <text:p>96.2999999999994</text:p>
          </table:table-cell>
          <table:table-cell table:formula="of:=[.A330]/([.$D$4]*2)" office:value-type="float" office:value="24.0749999999999">
            <text:p>24.0749999999999</text:p>
          </table:table-cell>
          <table:table-cell table:formula="of:=SQRT(ABS([.$D$2]^2-[.B330]^2))" office:value-type="float" office:value="97.0587161207071">
            <text:p>97.0587161207071</text:p>
          </table:table-cell>
          <table:table-cell table:formula="of:=([.$C$10]-[.C330])*[.$B$4]" office:value-type="float" office:value="3705.51906052152">
            <text:p>3705.51906052152</text:p>
          </table:table-cell>
          <table:table-cell table:formula="of:=ROUND([.D330])" office:value-type="float" office:value="3706">
            <text:p>3706</text:p>
          </table:table-cell>
          <table:table-cell table:formula="of:=([.$C$8]-([.E330]*[.$C$4]))" office:value-type="float" office:value="97.0583625">
            <text:p>97.0583625</text:p>
          </table:table-cell>
          <table:table-cell table:formula="of:=SQRT(ABS([.$D$2]^2-[.F330]^2))" office:value-type="float" office:value="24.0764255822702">
            <text:p>24.0764255822702</text:p>
          </table:table-cell>
          <table:table-cell table:formula="of:=ABS([.B330]-[.G330])" office:value-type="float" office:value="0.0014255822703042">
            <text:p>0.0014255822703042</text:p>
          </table:table-cell>
          <table:table-cell/>
        </table:table-row>
        <table:table-row table:style-name="ro2">
          <table:table-cell table:formula="of:=[.A330]+[.A$4]" office:value-type="float" office:value="96.5999999999994">
            <text:p>96.5999999999994</text:p>
          </table:table-cell>
          <table:table-cell table:formula="of:=[.A331]/([.$D$4]*2)" office:value-type="float" office:value="24.1499999999999">
            <text:p>24.1499999999999</text:p>
          </table:table-cell>
          <table:table-cell table:formula="of:=SQRT(ABS([.$D$2]^2-[.B331]^2))" office:value-type="float" office:value="97.0400819249448">
            <text:p>97.0400819249448</text:p>
          </table:table-cell>
          <table:table-cell table:formula="of:=([.$C$10]-[.C331])*[.$B$4]" office:value-type="float" office:value="3728.99521266294">
            <text:p>3728.99521266294</text:p>
          </table:table-cell>
          <table:table-cell table:formula="of:=ROUND([.D331])" office:value-type="float" office:value="3729">
            <text:p>3729</text:p>
          </table:table-cell>
          <table:table-cell table:formula="of:=([.$C$8]-([.E331]*[.$C$4]))" office:value-type="float" office:value="97.04010625">
            <text:p>97.04010625</text:p>
          </table:table-cell>
          <table:table-cell table:formula="of:=SQRT(ABS([.$D$2]^2-[.F331]^2))" office:value-type="float" office:value="24.1499022562973">
            <text:p>24.1499022562973</text:p>
          </table:table-cell>
          <table:table-cell table:formula="of:=ABS([.B331]-[.G331])" office:value-type="float" office:value="0.0000977437025930783">
            <text:p>0.0000977437025930783</text:p>
          </table:table-cell>
          <table:table-cell/>
        </table:table-row>
        <table:table-row table:style-name="ro2">
          <table:table-cell table:formula="of:=[.A331]+[.A$4]" office:value-type="float" office:value="96.8999999999994">
            <text:p>96.8999999999994</text:p>
          </table:table-cell>
          <table:table-cell table:formula="of:=[.A332]/([.$D$4]*2)" office:value-type="float" office:value="24.2249999999999">
            <text:p>24.2249999999999</text:p>
          </table:table-cell>
          <table:table-cell table:formula="of:=SQRT(ABS([.$D$2]^2-[.B332]^2))" office:value-type="float" office:value="97.0213861733587">
            <text:p>97.0213861733587</text:p>
          </table:table-cell>
          <table:table-cell table:formula="of:=([.$C$10]-[.C332])*[.$B$4]" office:value-type="float" office:value="3752.54891544858">
            <text:p>3752.54891544858</text:p>
          </table:table-cell>
          <table:table-cell table:formula="of:=ROUND([.D332])" office:value-type="float" office:value="3753">
            <text:p>3753</text:p>
          </table:table-cell>
          <table:table-cell table:formula="of:=([.$C$8]-([.E332]*[.$C$4]))" office:value-type="float" office:value="97.02105625">
            <text:p>97.02105625</text:p>
          </table:table-cell>
          <table:table-cell table:formula="of:=SQRT(ABS([.$D$2]^2-[.F332]^2))" office:value-type="float" office:value="24.2263213083278">
            <text:p>24.2263213083278</text:p>
          </table:table-cell>
          <table:table-cell table:formula="of:=ABS([.B332]-[.G332])" office:value-type="float" office:value="0.00132130832791688">
            <text:p>0.00132130832791688</text:p>
          </table:table-cell>
          <table:table-cell/>
        </table:table-row>
        <table:table-row table:style-name="ro2">
          <table:table-cell table:formula="of:=[.A332]+[.A$4]" office:value-type="float" office:value="97.1999999999994">
            <text:p>97.1999999999994</text:p>
          </table:table-cell>
          <table:table-cell table:formula="of:=[.A333]/([.$D$4]*2)" office:value-type="float" office:value="24.2999999999999">
            <text:p>24.2999999999999</text:p>
          </table:table-cell>
          <table:table-cell table:formula="of:=SQRT(ABS([.$D$2]^2-[.B333]^2))" office:value-type="float" office:value="97.002628830357">
            <text:p>97.002628830357</text:p>
          </table:table-cell>
          <table:table-cell table:formula="of:=([.$C$10]-[.C333])*[.$B$4]" office:value-type="float" office:value="3776.18021371849">
            <text:p>3776.18021371849</text:p>
          </table:table-cell>
          <table:table-cell table:formula="of:=ROUND([.D333])" office:value-type="float" office:value="3776">
            <text:p>3776</text:p>
          </table:table-cell>
          <table:table-cell table:formula="of:=([.$C$8]-([.E333]*[.$C$4]))" office:value-type="float" office:value="97.0028">
            <text:p>97.0028</text:p>
          </table:table-cell>
          <table:table-cell table:formula="of:=SQRT(ABS([.$D$2]^2-[.F333]^2))" office:value-type="float" office:value="24.2993167015042">
            <text:p>24.2993167015042</text:p>
          </table:table-cell>
          <table:table-cell table:formula="of:=ABS([.B333]-[.G333])" office:value-type="float" office:value="0.000683298495658846">
            <text:p>0.000683298495658846</text:p>
          </table:table-cell>
          <table:table-cell/>
        </table:table-row>
        <table:table-row table:style-name="ro2">
          <table:table-cell table:formula="of:=[.A333]+[.A$4]" office:value-type="float" office:value="97.4999999999994">
            <text:p>97.4999999999994</text:p>
          </table:table-cell>
          <table:table-cell table:formula="of:=[.A334]/([.$D$4]*2)" office:value-type="float" office:value="24.3749999999999">
            <text:p>24.3749999999999</text:p>
          </table:table-cell>
          <table:table-cell table:formula="of:=SQRT(ABS([.$D$2]^2-[.B334]^2))" office:value-type="float" office:value="96.983809860203">
            <text:p>96.983809860203</text:p>
          </table:table-cell>
          <table:table-cell table:formula="of:=([.$C$10]-[.C334])*[.$B$4]" office:value-type="float" office:value="3799.88915249519">
            <text:p>3799.88915249519</text:p>
          </table:table-cell>
          <table:table-cell table:formula="of:=ROUND([.D334])" office:value-type="float" office:value="3800">
            <text:p>3800</text:p>
          </table:table-cell>
          <table:table-cell table:formula="of:=([.$C$8]-([.E334]*[.$C$4]))" office:value-type="float" office:value="96.98375">
            <text:p>96.98375</text:p>
          </table:table-cell>
          <table:table-cell table:formula="of:=SQRT(ABS([.$D$2]^2-[.F334]^2))" office:value-type="float" office:value="24.3752381719133">
            <text:p>24.3752381719133</text:p>
          </table:table-cell>
          <table:table-cell table:formula="of:=ABS([.B334]-[.G334])" office:value-type="float" office:value="0.000238171913444773">
            <text:p>0.000238171913444773</text:p>
          </table:table-cell>
          <table:table-cell/>
        </table:table-row>
        <table:table-row table:style-name="ro2">
          <table:table-cell table:formula="of:=[.A334]+[.A$4]" office:value-type="float" office:value="97.7999999999994">
            <text:p>97.7999999999994</text:p>
          </table:table-cell>
          <table:table-cell table:formula="of:=[.A335]/([.$D$4]*2)" office:value-type="float" office:value="24.4499999999999">
            <text:p>24.4499999999999</text:p>
          </table:table-cell>
          <table:table-cell table:formula="of:=SQRT(ABS([.$D$2]^2-[.B335]^2))" office:value-type="float" office:value="96.9649292270149">
            <text:p>96.9649292270149</text:p>
          </table:table-cell>
          <table:table-cell table:formula="of:=([.$C$10]-[.C335])*[.$B$4]" office:value-type="float" office:value="3823.67577698414">
            <text:p>3823.67577698414</text:p>
          </table:table-cell>
          <table:table-cell table:formula="of:=ROUND([.D335])" office:value-type="float" office:value="3824">
            <text:p>3824</text:p>
          </table:table-cell>
          <table:table-cell table:formula="of:=([.$C$8]-([.E335]*[.$C$4]))" office:value-type="float" office:value="96.9647">
            <text:p>96.9647</text:p>
          </table:table-cell>
          <table:table-cell table:formula="of:=SQRT(ABS([.$D$2]^2-[.F335]^2))" office:value-type="float" office:value="24.4509090610145">
            <text:p>24.4509090610145</text:p>
          </table:table-cell>
          <table:table-cell table:formula="of:=ABS([.B335]-[.G335])" office:value-type="float" office:value="0.000909061014635171">
            <text:p>0.000909061014635171</text:p>
          </table:table-cell>
          <table:table-cell/>
        </table:table-row>
        <table:table-row table:style-name="ro2">
          <table:table-cell table:formula="of:=[.A335]+[.A$4]" office:value-type="float" office:value="98.0999999999994">
            <text:p>98.0999999999994</text:p>
          </table:table-cell>
          <table:table-cell table:formula="of:=[.A336]/([.$D$4]*2)" office:value-type="float" office:value="24.5249999999999">
            <text:p>24.5249999999999</text:p>
          </table:table-cell>
          <table:table-cell table:formula="of:=SQRT(ABS([.$D$2]^2-[.B336]^2))" office:value-type="float" office:value="96.9459868947653">
            <text:p>96.9459868947653</text:p>
          </table:table-cell>
          <table:table-cell table:formula="of:=([.$C$10]-[.C336])*[.$B$4]" office:value-type="float" office:value="3847.54013257416">
            <text:p>3847.54013257416</text:p>
          </table:table-cell>
          <table:table-cell table:formula="of:=ROUND([.D336])" office:value-type="float" office:value="3848">
            <text:p>3848</text:p>
          </table:table-cell>
          <table:table-cell table:formula="of:=([.$C$8]-([.E336]*[.$C$4]))" office:value-type="float" office:value="96.94565">
            <text:p>96.94565</text:p>
          </table:table-cell>
          <table:table-cell table:formula="of:=SQRT(ABS([.$D$2]^2-[.F336]^2))" office:value-type="float" office:value="24.5263316881571">
            <text:p>24.5263316881571</text:p>
          </table:table-cell>
          <table:table-cell table:formula="of:=ABS([.B336]-[.G336])" office:value-type="float" office:value="0.0013316881572436">
            <text:p>0.0013316881572436</text:p>
          </table:table-cell>
          <table:table-cell/>
        </table:table-row>
        <table:table-row table:style-name="ro2">
          <table:table-cell table:formula="of:=[.A336]+[.A$4]" office:value-type="float" office:value="98.3999999999994">
            <text:p>98.3999999999994</text:p>
          </table:table-cell>
          <table:table-cell table:formula="of:=[.A337]/([.$D$4]*2)" office:value-type="float" office:value="24.5999999999999">
            <text:p>24.5999999999999</text:p>
          </table:table-cell>
          <table:table-cell table:formula="of:=SQRT(ABS([.$D$2]^2-[.B337]^2))" office:value-type="float" office:value="96.9269828272809">
            <text:p>96.9269828272809</text:p>
          </table:table-cell>
          <table:table-cell table:formula="of:=([.$C$10]-[.C337])*[.$B$4]" office:value-type="float" office:value="3871.48226483797">
            <text:p>3871.48226483797</text:p>
          </table:table-cell>
          <table:table-cell table:formula="of:=ROUND([.D337])" office:value-type="float" office:value="3871">
            <text:p>3871</text:p>
          </table:table-cell>
          <table:table-cell table:formula="of:=([.$C$8]-([.E337]*[.$C$4]))" office:value-type="float" office:value="96.92739375">
            <text:p>96.92739375</text:p>
          </table:table-cell>
          <table:table-cell table:formula="of:=SQRT(ABS([.$D$2]^2-[.F337]^2))" office:value-type="float" office:value="24.5983808579439">
            <text:p>24.5983808579439</text:p>
          </table:table-cell>
          <table:table-cell table:formula="of:=ABS([.B337]-[.G337])" office:value-type="float" office:value="0.00161914205591884">
            <text:p>0.00161914205591884</text:p>
          </table:table-cell>
          <table:table-cell/>
        </table:table-row>
        <table:table-row table:style-name="ro2">
          <table:table-cell table:formula="of:=[.A337]+[.A$4]" office:value-type="float" office:value="98.6999999999994">
            <text:p>98.6999999999994</text:p>
          </table:table-cell>
          <table:table-cell table:formula="of:=[.A338]/([.$D$4]*2)" office:value-type="float" office:value="24.6749999999999">
            <text:p>24.6749999999999</text:p>
          </table:table-cell>
          <table:table-cell table:formula="of:=SQRT(ABS([.$D$2]^2-[.B338]^2))" office:value-type="float" office:value="96.907916988242">
            <text:p>96.907916988242</text:p>
          </table:table-cell>
          <table:table-cell table:formula="of:=([.$C$10]-[.C338])*[.$B$4]" office:value-type="float" office:value="3895.50221953263">
            <text:p>3895.50221953263</text:p>
          </table:table-cell>
          <table:table-cell table:formula="of:=ROUND([.D338])" office:value-type="float" office:value="3896">
            <text:p>3896</text:p>
          </table:table-cell>
          <table:table-cell table:formula="of:=([.$C$8]-([.E338]*[.$C$4]))" office:value-type="float" office:value="96.90755">
            <text:p>96.90755</text:p>
          </table:table-cell>
          <table:table-cell table:formula="of:=SQRT(ABS([.$D$2]^2-[.F338]^2))" office:value-type="float" office:value="24.676441254717">
            <text:p>24.676441254717</text:p>
          </table:table-cell>
          <table:table-cell table:formula="of:=ABS([.B338]-[.G338])" office:value-type="float" office:value="0.0014412547171716">
            <text:p>0.0014412547171716</text:p>
          </table:table-cell>
          <table:table-cell/>
        </table:table-row>
        <table:table-row table:style-name="ro2">
          <table:table-cell table:formula="of:=[.A338]+[.A$4]" office:value-type="float" office:value="98.9999999999994">
            <text:p>98.9999999999994</text:p>
          </table:table-cell>
          <table:table-cell table:formula="of:=[.A339]/([.$D$4]*2)" office:value-type="float" office:value="24.7499999999999">
            <text:p>24.7499999999999</text:p>
          </table:table-cell>
          <table:table-cell table:formula="of:=SQRT(ABS([.$D$2]^2-[.B339]^2))" office:value-type="float" office:value="96.8887893411823">
            <text:p>96.8887893411823</text:p>
          </table:table-cell>
          <table:table-cell table:formula="of:=([.$C$10]-[.C339])*[.$B$4]" office:value-type="float" office:value="3919.60004259996">
            <text:p>3919.60004259996</text:p>
          </table:table-cell>
          <table:table-cell table:formula="of:=ROUND([.D339])" office:value-type="float" office:value="3920">
            <text:p>3920</text:p>
          </table:table-cell>
          <table:table-cell table:formula="of:=([.$C$8]-([.E339]*[.$C$4]))" office:value-type="float" office:value="96.8885">
            <text:p>96.8885</text:p>
          </table:table-cell>
          <table:table-cell table:formula="of:=SQRT(ABS([.$D$2]^2-[.F339]^2))" office:value-type="float" office:value="24.7511326559009">
            <text:p>24.7511326559009</text:p>
          </table:table-cell>
          <table:table-cell table:formula="of:=ABS([.B339]-[.G339])" office:value-type="float" office:value="0.00113265590099942">
            <text:p>0.00113265590099942</text:p>
          </table:table-cell>
          <table:table-cell/>
        </table:table-row>
        <table:table-row table:style-name="ro2">
          <table:table-cell table:formula="of:=[.A339]+[.A$4]" office:value-type="float" office:value="99.2999999999994">
            <text:p>99.2999999999994</text:p>
          </table:table-cell>
          <table:table-cell table:formula="of:=[.A340]/([.$D$4]*2)" office:value-type="float" office:value="24.8249999999999">
            <text:p>24.8249999999999</text:p>
          </table:table-cell>
          <table:table-cell table:formula="of:=SQRT(ABS([.$D$2]^2-[.B340]^2))" office:value-type="float" office:value="96.8695998494884">
            <text:p>96.8695998494884</text:p>
          </table:table-cell>
          <table:table-cell table:formula="of:=([.$C$10]-[.C340])*[.$B$4]" office:value-type="float" office:value="3943.77578016709">
            <text:p>3943.77578016709</text:p>
          </table:table-cell>
          <table:table-cell table:formula="of:=ROUND([.D340])" office:value-type="float" office:value="3944">
            <text:p>3944</text:p>
          </table:table-cell>
          <table:table-cell table:formula="of:=([.$C$8]-([.E340]*[.$C$4]))" office:value-type="float" office:value="96.86945">
            <text:p>96.86945</text:p>
          </table:table-cell>
          <table:table-cell table:formula="of:=SQRT(ABS([.$D$2]^2-[.F340]^2))" office:value-type="float" office:value="24.8255847201531">
            <text:p>24.8255847201531</text:p>
          </table:table-cell>
          <table:table-cell table:formula="of:=ABS([.B340]-[.G340])" office:value-type="float" office:value="0.000584720153266716">
            <text:p>0.000584720153266716</text:p>
          </table:table-cell>
          <table:table-cell/>
        </table:table-row>
        <table:table-row table:style-name="ro2">
          <table:table-cell table:formula="of:=[.A340]+[.A$4]" office:value-type="float" office:value="99.5999999999994">
            <text:p>99.5999999999994</text:p>
          </table:table-cell>
          <table:table-cell table:formula="of:=[.A341]/([.$D$4]*2)" office:value-type="float" office:value="24.8999999999998">
            <text:p>24.8999999999998</text:p>
          </table:table-cell>
          <table:table-cell table:formula="of:=SQRT(ABS([.$D$2]^2-[.B341]^2))" office:value-type="float" office:value="96.8503484763994">
            <text:p>96.8503484763994</text:p>
          </table:table-cell>
          <table:table-cell table:formula="of:=([.$C$10]-[.C341])*[.$B$4]" office:value-type="float" office:value="3968.02947854692">
            <text:p>3968.02947854692</text:p>
          </table:table-cell>
          <table:table-cell table:formula="of:=ROUND([.D341])" office:value-type="float" office:value="3968">
            <text:p>3968</text:p>
          </table:table-cell>
          <table:table-cell table:formula="of:=([.$C$8]-([.E341]*[.$C$4]))" office:value-type="float" office:value="96.8504">
            <text:p>96.8504</text:p>
          </table:table-cell>
          <table:table-cell table:formula="of:=SQRT(ABS([.$D$2]^2-[.F341]^2))" office:value-type="float" office:value="24.8997995943743">
            <text:p>24.8997995943743</text:p>
          </table:table-cell>
          <table:table-cell table:formula="of:=ABS([.B341]-[.G341])" office:value-type="float" office:value="0.000200405625580657">
            <text:p>0.000200405625580657</text:p>
          </table:table-cell>
          <table:table-cell/>
        </table:table-row>
        <table:table-row table:style-name="ro2">
          <table:table-cell table:formula="of:=[.A341]+[.A$4]" office:value-type="float" office:value="99.8999999999994">
            <text:p>99.8999999999994</text:p>
          </table:table-cell>
          <table:table-cell table:formula="of:=[.A342]/([.$D$4]*2)" office:value-type="float" office:value="24.9749999999999">
            <text:p>24.9749999999999</text:p>
          </table:table-cell>
          <table:table-cell table:formula="of:=SQRT(ABS([.$D$2]^2-[.B342]^2))" office:value-type="float" office:value="96.8310351850067">
            <text:p>96.8310351850067</text:p>
          </table:table-cell>
          <table:table-cell table:formula="of:=([.$C$10]-[.C342])*[.$B$4]" office:value-type="float" office:value="3992.36118423854">
            <text:p>3992.36118423854</text:p>
          </table:table-cell>
          <table:table-cell table:formula="of:=ROUND([.D342])" office:value-type="float" office:value="3992">
            <text:p>3992</text:p>
          </table:table-cell>
          <table:table-cell table:formula="of:=([.$C$8]-([.E342]*[.$C$4]))" office:value-type="float" office:value="96.83135">
            <text:p>96.83135</text:p>
          </table:table-cell>
          <table:table-cell table:formula="of:=SQRT(ABS([.$D$2]^2-[.F342]^2))" office:value-type="float" office:value="24.9737793931455">
            <text:p>24.9737793931455</text:p>
          </table:table-cell>
          <table:table-cell table:formula="of:=ABS([.B342]-[.G342])" office:value-type="float" office:value="0.00122060685433567">
            <text:p>0.00122060685433567</text:p>
          </table:table-cell>
          <table:table-cell/>
        </table:table-row>
        <table:table-row table:style-name="ro2">
          <table:table-cell table:formula="of:=[.A342]+[.A$4]" office:value-type="float" office:value="100.199999999999">
            <text:p>100.199999999999</text:p>
          </table:table-cell>
          <table:table-cell table:formula="of:=[.A343]/([.$D$4]*2)" office:value-type="float" office:value="25.0499999999999">
            <text:p>25.0499999999999</text:p>
          </table:table-cell>
          <table:table-cell table:formula="of:=SQRT(ABS([.$D$2]^2-[.B343]^2))" office:value-type="float" office:value="96.8116599382534">
            <text:p>96.8116599382534</text:p>
          </table:table-cell>
          <table:table-cell table:formula="of:=([.$C$10]-[.C343])*[.$B$4]" office:value-type="float" office:value="4016.77094392782">
            <text:p>4016.77094392782</text:p>
          </table:table-cell>
          <table:table-cell table:formula="of:=ROUND([.D343])" office:value-type="float" office:value="4017">
            <text:p>4017</text:p>
          </table:table-cell>
          <table:table-cell table:formula="of:=([.$C$8]-([.E343]*[.$C$4]))" office:value-type="float" office:value="96.81150625">
            <text:p>96.81150625</text:p>
          </table:table-cell>
          <table:table-cell table:formula="of:=SQRT(ABS([.$D$2]^2-[.F343]^2))" office:value-type="float" office:value="25.0505939571542">
            <text:p>25.0505939571542</text:p>
          </table:table-cell>
          <table:table-cell table:formula="of:=ABS([.B343]-[.G343])" office:value-type="float" office:value="0.000593957154372049">
            <text:p>0.000593957154372049</text:p>
          </table:table-cell>
          <table:table-cell/>
        </table:table-row>
        <table:table-row table:style-name="ro2">
          <table:table-cell table:formula="of:=[.A343]+[.A$4]" office:value-type="float" office:value="100.499999999999">
            <text:p>100.499999999999</text:p>
          </table:table-cell>
          <table:table-cell table:formula="of:=[.A344]/([.$D$4]*2)" office:value-type="float" office:value="25.1249999999998">
            <text:p>25.1249999999998</text:p>
          </table:table-cell>
          <table:table-cell table:formula="of:=SQRT(ABS([.$D$2]^2-[.B344]^2))" office:value-type="float" office:value="96.7922226989339">
            <text:p>96.7922226989339</text:p>
          </table:table-cell>
          <table:table-cell table:formula="of:=([.$C$10]-[.C344])*[.$B$4]" office:value-type="float" office:value="4041.2588044878">
            <text:p>4041.2588044878</text:p>
          </table:table-cell>
          <table:table-cell table:formula="of:=ROUND([.D344])" office:value-type="float" office:value="4041">
            <text:p>4041</text:p>
          </table:table-cell>
          <table:table-cell table:formula="of:=([.$C$8]-([.E344]*[.$C$4]))" office:value-type="float" office:value="96.79245625">
            <text:p>96.79245625</text:p>
          </table:table-cell>
          <table:table-cell table:formula="of:=SQRT(ABS([.$D$2]^2-[.F344]^2))" office:value-type="float" office:value="25.1241002444234">
            <text:p>25.1241002444234</text:p>
          </table:table-cell>
          <table:table-cell table:formula="of:=ABS([.B344]-[.G344])" office:value-type="float" office:value="0.000899755576444505">
            <text:p>0.000899755576444505</text:p>
          </table:table-cell>
          <table:table-cell/>
        </table:table-row>
        <table:table-row table:style-name="ro2">
          <table:table-cell table:formula="of:=[.A344]+[.A$4]" office:value-type="float" office:value="100.799999999999">
            <text:p>100.799999999999</text:p>
          </table:table-cell>
          <table:table-cell table:formula="of:=[.A345]/([.$D$4]*2)" office:value-type="float" office:value="25.1999999999998">
            <text:p>25.1999999999998</text:p>
          </table:table-cell>
          <table:table-cell table:formula="of:=SQRT(ABS([.$D$2]^2-[.B345]^2))" office:value-type="float" office:value="96.7727234296938">
            <text:p>96.7727234296938</text:p>
          </table:table-cell>
          <table:table-cell table:formula="of:=([.$C$10]-[.C345])*[.$B$4]" office:value-type="float" office:value="4065.82481297922">
            <text:p>4065.82481297922</text:p>
          </table:table-cell>
          <table:table-cell table:formula="of:=ROUND([.D345])" office:value-type="float" office:value="4066">
            <text:p>4066</text:p>
          </table:table-cell>
          <table:table-cell table:formula="of:=([.$C$8]-([.E345]*[.$C$4]))" office:value-type="float" office:value="96.7726125">
            <text:p>96.7726125</text:p>
          </table:table-cell>
          <table:table-cell table:formula="of:=SQRT(ABS([.$D$2]^2-[.F345]^2))" office:value-type="float" office:value="25.2004259869718">
            <text:p>25.2004259869718</text:p>
          </table:table-cell>
          <table:table-cell table:formula="of:=ABS([.B345]-[.G345])" office:value-type="float" office:value="0.00042598697198315">
            <text:p>0.00042598697198315</text:p>
          </table:table-cell>
          <table:table-cell/>
        </table:table-row>
        <table:table-row table:style-name="ro2">
          <table:table-cell table:formula="of:=[.A345]+[.A$4]" office:value-type="float" office:value="101.099999999999">
            <text:p>101.099999999999</text:p>
          </table:table-cell>
          <table:table-cell table:formula="of:=[.A346]/([.$D$4]*2)" office:value-type="float" office:value="25.2749999999998">
            <text:p>25.2749999999998</text:p>
          </table:table-cell>
          <table:table-cell table:formula="of:=SQRT(ABS([.$D$2]^2-[.B346]^2))" office:value-type="float" office:value="96.7531620930293">
            <text:p>96.7531620930293</text:p>
          </table:table-cell>
          <table:table-cell table:formula="of:=([.$C$10]-[.C346])*[.$B$4]" office:value-type="float" office:value="4090.46901665098">
            <text:p>4090.46901665098</text:p>
          </table:table-cell>
          <table:table-cell table:formula="of:=ROUND([.D346])" office:value-type="float" office:value="4090">
            <text:p>4090</text:p>
          </table:table-cell>
          <table:table-cell table:formula="of:=([.$C$8]-([.E346]*[.$C$4]))" office:value-type="float" office:value="96.7535625">
            <text:p>96.7535625</text:p>
          </table:table-cell>
          <table:table-cell table:formula="of:=SQRT(ABS([.$D$2]^2-[.F346]^2))" office:value-type="float" office:value="25.2734671851449">
            <text:p>25.2734671851449</text:p>
          </table:table-cell>
          <table:table-cell table:formula="of:=ABS([.B346]-[.G346])" office:value-type="float" office:value="0.00153281485498624">
            <text:p>0.00153281485498624</text:p>
          </table:table-cell>
          <table:table-cell/>
        </table:table-row>
        <table:table-row table:style-name="ro2">
          <table:table-cell table:formula="of:=[.A346]+[.A$4]" office:value-type="float" office:value="101.399999999999">
            <text:p>101.399999999999</text:p>
          </table:table-cell>
          <table:table-cell table:formula="of:=[.A347]/([.$D$4]*2)" office:value-type="float" office:value="25.3499999999998">
            <text:p>25.3499999999998</text:p>
          </table:table-cell>
          <table:table-cell table:formula="of:=SQRT(ABS([.$D$2]^2-[.B347]^2))" office:value-type="float" office:value="96.7335386512869">
            <text:p>96.7335386512869</text:p>
          </table:table-cell>
          <table:table-cell table:formula="of:=([.$C$10]-[.C347])*[.$B$4]" office:value-type="float" office:value="4115.19146294072">
            <text:p>4115.19146294072</text:p>
          </table:table-cell>
          <table:table-cell table:formula="of:=ROUND([.D347])" office:value-type="float" office:value="4115">
            <text:p>4115</text:p>
          </table:table-cell>
          <table:table-cell table:formula="of:=([.$C$8]-([.E347]*[.$C$4]))" office:value-type="float" office:value="96.73371875">
            <text:p>96.73371875</text:p>
          </table:table-cell>
          <table:table-cell table:formula="of:=SQRT(ABS([.$D$2]^2-[.F347]^2))" office:value-type="float" office:value="25.3493127479997">
            <text:p>25.3493127479997</text:p>
          </table:table-cell>
          <table:table-cell table:formula="of:=ABS([.B347]-[.G347])" office:value-type="float" office:value="0.000687252000144412">
            <text:p>0.000687252000144412</text:p>
          </table:table-cell>
          <table:table-cell/>
        </table:table-row>
        <table:table-row table:style-name="ro2">
          <table:table-cell table:formula="of:=[.A347]+[.A$4]" office:value-type="float" office:value="101.699999999999">
            <text:p>101.699999999999</text:p>
          </table:table-cell>
          <table:table-cell table:formula="of:=[.A348]/([.$D$4]*2)" office:value-type="float" office:value="25.4249999999998">
            <text:p>25.4249999999998</text:p>
          </table:table-cell>
          <table:table-cell table:formula="of:=SQRT(ABS([.$D$2]^2-[.B348]^2))" office:value-type="float" office:value="96.7138530666626">
            <text:p>96.7138530666626</text:p>
          </table:table-cell>
          <table:table-cell table:formula="of:=([.$C$10]-[.C348])*[.$B$4]" office:value-type="float" office:value="4139.99219947518">
            <text:p>4139.99219947518</text:p>
          </table:table-cell>
          <table:table-cell table:formula="of:=ROUND([.D348])" office:value-type="float" office:value="4140">
            <text:p>4140</text:p>
          </table:table-cell>
          <table:table-cell table:formula="of:=([.$C$8]-([.E348]*[.$C$4]))" office:value-type="float" office:value="96.713875">
            <text:p>96.713875</text:p>
          </table:table-cell>
          <table:table-cell table:formula="of:=SQRT(ABS([.$D$2]^2-[.F348]^2))" office:value-type="float" office:value="25.4249165678941">
            <text:p>25.4249165678941</text:p>
          </table:table-cell>
          <table:table-cell table:formula="of:=ABS([.B348]-[.G348])" office:value-type="float" office:value="0.0000834321057716636">
            <text:p>0.0000834321057716636</text:p>
          </table:table-cell>
          <table:table-cell/>
        </table:table-row>
        <table:table-row table:style-name="ro2">
          <table:table-cell table:formula="of:=[.A348]+[.A$4]" office:value-type="float" office:value="101.999999999999">
            <text:p>101.999999999999</text:p>
          </table:table-cell>
          <table:table-cell table:formula="of:=[.A349]/([.$D$4]*2)" office:value-type="float" office:value="25.4999999999998">
            <text:p>25.4999999999998</text:p>
          </table:table-cell>
          <table:table-cell table:formula="of:=SQRT(ABS([.$D$2]^2-[.B349]^2))" office:value-type="float" office:value="96.6941053012024">
            <text:p>96.6941053012024</text:p>
          </table:table-cell>
          <table:table-cell table:formula="of:=([.$C$10]-[.C349])*[.$B$4]" office:value-type="float" office:value="4164.87127407081">
            <text:p>4164.87127407081</text:p>
          </table:table-cell>
          <table:table-cell table:formula="of:=ROUND([.D349])" office:value-type="float" office:value="4165">
            <text:p>4165</text:p>
          </table:table-cell>
          <table:table-cell table:formula="of:=([.$C$8]-([.E349]*[.$C$4]))" office:value-type="float" office:value="96.69403125">
            <text:p>96.69403125</text:p>
          </table:table-cell>
          <table:table-cell table:formula="of:=SQRT(ABS([.$D$2]^2-[.F349]^2))" office:value-type="float" office:value="25.5002807950035">
            <text:p>25.5002807950035</text:p>
          </table:table-cell>
          <table:table-cell table:formula="of:=ABS([.B349]-[.G349])" office:value-type="float" office:value="0.00028079500365763">
            <text:p>0.00028079500365763</text:p>
          </table:table-cell>
          <table:table-cell/>
        </table:table-row>
        <table:table-row table:style-name="ro2">
          <table:table-cell table:formula="of:=[.A349]+[.A$4]" office:value-type="float" office:value="102.299999999999">
            <text:p>102.299999999999</text:p>
          </table:table-cell>
          <table:table-cell table:formula="of:=[.A350]/([.$D$4]*2)" office:value-type="float" office:value="25.5749999999998">
            <text:p>25.5749999999998</text:p>
          </table:table-cell>
          <table:table-cell table:formula="of:=SQRT(ABS([.$D$2]^2-[.B350]^2))" office:value-type="float" office:value="96.6742953168008">
            <text:p>96.6742953168008</text:p>
          </table:table-cell>
          <table:table-cell table:formula="of:=([.$C$10]-[.C350])*[.$B$4]" office:value-type="float" office:value="4189.8287347342">
            <text:p>4189.8287347342</text:p>
          </table:table-cell>
          <table:table-cell table:formula="of:=ROUND([.D350])" office:value-type="float" office:value="4190">
            <text:p>4190</text:p>
          </table:table-cell>
          <table:table-cell table:formula="of:=([.$C$8]-([.E350]*[.$C$4]))" office:value-type="float" office:value="96.6741875">
            <text:p>96.6741875</text:p>
          </table:table-cell>
          <table:table-cell table:formula="of:=SQRT(ABS([.$D$2]^2-[.F350]^2))" office:value-type="float" office:value="25.5754075473851">
            <text:p>25.5754075473851</text:p>
          </table:table-cell>
          <table:table-cell table:formula="of:=ABS([.B350]-[.G350])" office:value-type="float" office:value="0.00040754738525095">
            <text:p>0.00040754738525095</text:p>
          </table:table-cell>
          <table:table-cell/>
        </table:table-row>
        <table:table-row table:style-name="ro2">
          <table:table-cell table:formula="of:=[.A350]+[.A$4]" office:value-type="float" office:value="102.599999999999">
            <text:p>102.599999999999</text:p>
          </table:table-cell>
          <table:table-cell table:formula="of:=[.A351]/([.$D$4]*2)" office:value-type="float" office:value="25.6499999999998">
            <text:p>25.6499999999998</text:p>
          </table:table-cell>
          <table:table-cell table:formula="of:=SQRT(ABS([.$D$2]^2-[.B351]^2))" office:value-type="float" office:value="96.6544230752013">
            <text:p>96.6544230752013</text:p>
          </table:table-cell>
          <table:table-cell table:formula="of:=([.$C$10]-[.C351])*[.$B$4]" office:value-type="float" office:value="4214.86462966265">
            <text:p>4214.86462966265</text:p>
          </table:table-cell>
          <table:table-cell table:formula="of:=ROUND([.D351])" office:value-type="float" office:value="4215">
            <text:p>4215</text:p>
          </table:table-cell>
          <table:table-cell table:formula="of:=([.$C$8]-([.E351]*[.$C$4]))" office:value-type="float" office:value="96.65434375">
            <text:p>96.65434375</text:p>
          </table:table-cell>
          <table:table-cell table:formula="of:=SQRT(ABS([.$D$2]^2-[.F351]^2))" office:value-type="float" office:value="25.6502989116469">
            <text:p>25.6502989116469</text:p>
          </table:table-cell>
          <table:table-cell table:formula="of:=ABS([.B351]-[.G351])" office:value-type="float" office:value="0.000298911647092837">
            <text:p>0.000298911647092837</text:p>
          </table:table-cell>
          <table:table-cell/>
        </table:table-row>
        <table:table-row table:style-name="ro2">
          <table:table-cell table:formula="of:=[.A351]+[.A$4]" office:value-type="float" office:value="102.899999999999">
            <text:p>102.899999999999</text:p>
          </table:table-cell>
          <table:table-cell table:formula="of:=[.A352]/([.$D$4]*2)" office:value-type="float" office:value="25.7249999999998">
            <text:p>25.7249999999998</text:p>
          </table:table-cell>
          <table:table-cell table:formula="of:=SQRT(ABS([.$D$2]^2-[.B352]^2))" office:value-type="float" office:value="96.6344885379956">
            <text:p>96.6344885379956</text:p>
          </table:table-cell>
          <table:table-cell table:formula="of:=([.$C$10]-[.C352])*[.$B$4]" office:value-type="float" office:value="4239.97900724461">
            <text:p>4239.97900724461</text:p>
          </table:table-cell>
          <table:table-cell table:formula="of:=ROUND([.D352])" office:value-type="float" office:value="4240">
            <text:p>4240</text:p>
          </table:table-cell>
          <table:table-cell table:formula="of:=([.$C$8]-([.E352]*[.$C$4]))" office:value-type="float" office:value="96.6345">
            <text:p>96.6345</text:p>
          </table:table-cell>
          <table:table-cell table:formula="of:=SQRT(ABS([.$D$2]^2-[.F352]^2))" office:value-type="float" office:value="25.7249569435986">
            <text:p>25.7249569435986</text:p>
          </table:table-cell>
          <table:table-cell table:formula="of:=ABS([.B352]-[.G352])" office:value-type="float" office:value="0.000043056401285213">
            <text:p>0.000043056401285213</text:p>
          </table:table-cell>
          <table:table-cell/>
        </table:table-row>
        <table:table-row table:style-name="ro2">
          <table:table-cell table:formula="of:=[.A352]+[.A$4]" office:value-type="float" office:value="103.199999999999">
            <text:p>103.199999999999</text:p>
          </table:table-cell>
          <table:table-cell table:formula="of:=[.A353]/([.$D$4]*2)" office:value-type="float" office:value="25.7999999999998">
            <text:p>25.7999999999998</text:p>
          </table:table-cell>
          <table:table-cell table:formula="of:=SQRT(ABS([.$D$2]^2-[.B353]^2))" office:value-type="float" office:value="96.6144916666232">
            <text:p>96.6144916666232</text:p>
          </table:table-cell>
          <table:table-cell table:formula="of:=([.$C$10]-[.C353])*[.$B$4]" office:value-type="float" office:value="4265.17191606025">
            <text:p>4265.17191606025</text:p>
          </table:table-cell>
          <table:table-cell table:formula="of:=ROUND([.D353])" office:value-type="float" office:value="4265">
            <text:p>4265</text:p>
          </table:table-cell>
          <table:table-cell table:formula="of:=([.$C$8]-([.E353]*[.$C$4]))" office:value-type="float" office:value="96.61465625">
            <text:p>96.61465625</text:p>
          </table:table-cell>
          <table:table-cell table:formula="of:=SQRT(ABS([.$D$2]^2-[.F353]^2))" office:value-type="float" office:value="25.7993836688851">
            <text:p>25.7993836688851</text:p>
          </table:table-cell>
          <table:table-cell table:formula="of:=ABS([.B353]-[.G353])" office:value-type="float" office:value="0.000616331114709823">
            <text:p>0.000616331114709823</text:p>
          </table:table-cell>
          <table:table-cell/>
        </table:table-row>
        <table:table-row table:style-name="ro2">
          <table:table-cell table:formula="of:=[.A353]+[.A$4]" office:value-type="float" office:value="103.499999999999">
            <text:p>103.499999999999</text:p>
          </table:table-cell>
          <table:table-cell table:formula="of:=[.A354]/([.$D$4]*2)" office:value-type="float" office:value="25.8749999999998">
            <text:p>25.8749999999998</text:p>
          </table:table-cell>
          <table:table-cell table:formula="of:=SQRT(ABS([.$D$2]^2-[.B354]^2))" office:value-type="float" office:value="96.594432422371">
            <text:p>96.594432422371</text:p>
          </table:table-cell>
          <table:table-cell table:formula="of:=([.$C$10]-[.C354])*[.$B$4]" office:value-type="float" office:value="4290.4434048819">
            <text:p>4290.4434048819</text:p>
          </table:table-cell>
          <table:table-cell table:formula="of:=ROUND([.D354])" office:value-type="float" office:value="4290">
            <text:p>4290</text:p>
          </table:table-cell>
          <table:table-cell table:formula="of:=([.$C$8]-([.E354]*[.$C$4]))" office:value-type="float" office:value="96.5948125">
            <text:p>96.5948125</text:p>
          </table:table-cell>
          <table:table-cell table:formula="of:=SQRT(ABS([.$D$2]^2-[.F354]^2))" office:value-type="float" office:value="25.8735810836042">
            <text:p>25.8735810836042</text:p>
          </table:table-cell>
          <table:table-cell table:formula="of:=ABS([.B354]-[.G354])" office:value-type="float" office:value="0.0014189163956182">
            <text:p>0.0014189163956182</text:p>
          </table:table-cell>
          <table:table-cell/>
        </table:table-row>
        <table:table-row table:style-name="ro2">
          <table:table-cell table:formula="of:=[.A354]+[.A$4]" office:value-type="float" office:value="103.799999999999">
            <text:p>103.799999999999</text:p>
          </table:table-cell>
          <table:table-cell table:formula="of:=[.A355]/([.$D$4]*2)" office:value-type="float" office:value="25.9499999999998">
            <text:p>25.9499999999998</text:p>
          </table:table-cell>
          <table:table-cell table:formula="of:=SQRT(ABS([.$D$2]^2-[.B355]^2))" office:value-type="float" office:value="96.5743107663731">
            <text:p>96.5743107663731</text:p>
          </table:table-cell>
          <table:table-cell table:formula="of:=([.$C$10]-[.C355])*[.$B$4]" office:value-type="float" office:value="4315.79352267458">
            <text:p>4315.79352267458</text:p>
          </table:table-cell>
          <table:table-cell table:formula="of:=ROUND([.D355])" office:value-type="float" office:value="4316">
            <text:p>4316</text:p>
          </table:table-cell>
          <table:table-cell table:formula="of:=([.$C$8]-([.E355]*[.$C$4]))" office:value-type="float" office:value="96.574175">
            <text:p>96.574175</text:p>
          </table:table-cell>
          <table:table-cell table:formula="of:=SQRT(ABS([.$D$2]^2-[.F355]^2))" office:value-type="float" office:value="25.9505052565336">
            <text:p>25.9505052565336</text:p>
          </table:table-cell>
          <table:table-cell table:formula="of:=ABS([.B355]-[.G355])" office:value-type="float" office:value="0.000505256533706699">
            <text:p>0.000505256533706699</text:p>
          </table:table-cell>
          <table:table-cell/>
        </table:table-row>
        <table:table-row table:style-name="ro2">
          <table:table-cell table:formula="of:=[.A355]+[.A$4]" office:value-type="float" office:value="104.099999999999">
            <text:p>104.099999999999</text:p>
          </table:table-cell>
          <table:table-cell table:formula="of:=[.A356]/([.$D$4]*2)" office:value-type="float" office:value="26.0249999999998">
            <text:p>26.0249999999998</text:p>
          </table:table-cell>
          <table:table-cell table:formula="of:=SQRT(ABS([.$D$2]^2-[.B356]^2))" office:value-type="float" office:value="96.55412665961">
            <text:p>96.55412665961</text:p>
          </table:table-cell>
          <table:table-cell table:formula="of:=([.$C$10]-[.C356])*[.$B$4]" office:value-type="float" office:value="4341.22231859663">
            <text:p>4341.22231859663</text:p>
          </table:table-cell>
          <table:table-cell table:formula="of:=ROUND([.D356])" office:value-type="float" office:value="4341">
            <text:p>4341</text:p>
          </table:table-cell>
          <table:table-cell table:formula="of:=([.$C$8]-([.E356]*[.$C$4]))" office:value-type="float" office:value="96.55433125">
            <text:p>96.55433125</text:p>
          </table:table-cell>
          <table:table-cell table:formula="of:=SQRT(ABS([.$D$2]^2-[.F356]^2))" office:value-type="float" office:value="26.024240946957">
            <text:p>26.024240946957</text:p>
          </table:table-cell>
          <table:table-cell table:formula="of:=ABS([.B356]-[.G356])" office:value-type="float" office:value="0.000759053042852287">
            <text:p>0.000759053042852287</text:p>
          </table:table-cell>
          <table:table-cell/>
        </table:table-row>
        <table:table-row table:style-name="ro2">
          <table:table-cell table:formula="of:=[.A356]+[.A$4]" office:value-type="float" office:value="104.399999999999">
            <text:p>104.399999999999</text:p>
          </table:table-cell>
          <table:table-cell table:formula="of:=[.A357]/([.$D$4]*2)" office:value-type="float" office:value="26.0999999999998">
            <text:p>26.0999999999998</text:p>
          </table:table-cell>
          <table:table-cell table:formula="of:=SQRT(ABS([.$D$2]^2-[.B357]^2))" office:value-type="float" office:value="96.5338800629085">
            <text:p>96.5338800629085</text:p>
          </table:table-cell>
          <table:table-cell table:formula="of:=([.$C$10]-[.C357])*[.$B$4]" office:value-type="float" office:value="4366.72984200003">
            <text:p>4366.72984200003</text:p>
          </table:table-cell>
          <table:table-cell table:formula="of:=ROUND([.D357])" office:value-type="float" office:value="4367">
            <text:p>4367</text:p>
          </table:table-cell>
          <table:table-cell table:formula="of:=([.$C$8]-([.E357]*[.$C$4]))" office:value-type="float" office:value="96.53369375">
            <text:p>96.53369375</text:p>
          </table:table-cell>
          <table:table-cell table:formula="of:=SQRT(ABS([.$D$2]^2-[.F357]^2))" office:value-type="float" office:value="26.1006890901603">
            <text:p>26.1006890901603</text:p>
          </table:table-cell>
          <table:table-cell table:formula="of:=ABS([.B357]-[.G357])" office:value-type="float" office:value="0.00068909016043861">
            <text:p>0.00068909016043861</text:p>
          </table:table-cell>
          <table:table-cell/>
        </table:table-row>
        <table:table-row table:style-name="ro2">
          <table:table-cell table:formula="of:=[.A357]+[.A$4]" office:value-type="float" office:value="104.699999999999">
            <text:p>104.699999999999</text:p>
          </table:table-cell>
          <table:table-cell table:formula="of:=[.A358]/([.$D$4]*2)" office:value-type="float" office:value="26.1749999999998">
            <text:p>26.1749999999998</text:p>
          </table:table-cell>
          <table:table-cell table:formula="of:=SQRT(ABS([.$D$2]^2-[.B358]^2))" office:value-type="float" office:value="96.5135709369413">
            <text:p>96.5135709369413</text:p>
          </table:table-cell>
          <table:table-cell table:formula="of:=([.$C$10]-[.C358])*[.$B$4]" office:value-type="float" office:value="4392.31614243114">
            <text:p>4392.31614243114</text:p>
          </table:table-cell>
          <table:table-cell table:formula="of:=ROUND([.D358])" office:value-type="float" office:value="4392">
            <text:p>4392</text:p>
          </table:table-cell>
          <table:table-cell table:formula="of:=([.$C$8]-([.E358]*[.$C$4]))" office:value-type="float" office:value="96.51385">
            <text:p>96.51385</text:p>
          </table:table-cell>
          <table:table-cell table:formula="of:=SQRT(ABS([.$D$2]^2-[.F358]^2))" office:value-type="float" office:value="26.1739710051322">
            <text:p>26.1739710051322</text:p>
          </table:table-cell>
          <table:table-cell table:formula="of:=ABS([.B358]-[.G358])" office:value-type="float" office:value="0.00102899486766361">
            <text:p>0.00102899486766361</text:p>
          </table:table-cell>
          <table:table-cell/>
        </table:table-row>
        <table:table-row table:style-name="ro2">
          <table:table-cell table:formula="of:=[.A358]+[.A$4]" office:value-type="float" office:value="104.999999999999">
            <text:p>104.999999999999</text:p>
          </table:table-cell>
          <table:table-cell table:formula="of:=[.A359]/([.$D$4]*2)" office:value-type="float" office:value="26.2499999999998">
            <text:p>26.2499999999998</text:p>
          </table:table-cell>
          <table:table-cell table:formula="of:=SQRT(ABS([.$D$2]^2-[.B359]^2))" office:value-type="float" office:value="96.4931992422264">
            <text:p>96.4931992422264</text:p>
          </table:table-cell>
          <table:table-cell table:formula="of:=([.$C$10]-[.C359])*[.$B$4]" office:value-type="float" office:value="4417.98126963101">
            <text:p>4417.98126963101</text:p>
          </table:table-cell>
          <table:table-cell table:formula="of:=ROUND([.D359])" office:value-type="float" office:value="4418">
            <text:p>4418</text:p>
          </table:table-cell>
          <table:table-cell table:formula="of:=([.$C$8]-([.E359]*[.$C$4]))" office:value-type="float" office:value="96.4932125">
            <text:p>96.4932125</text:p>
          </table:table-cell>
          <table:table-cell table:formula="of:=SQRT(ABS([.$D$2]^2-[.F359]^2))" office:value-type="float" office:value="26.2499512652851">
            <text:p>26.2499512652851</text:p>
          </table:table-cell>
          <table:table-cell table:formula="of:=ABS([.B359]-[.G359])" office:value-type="float" office:value="0.00004873471469935">
            <text:p>0.00004873471469935</text:p>
          </table:table-cell>
          <table:table-cell/>
        </table:table-row>
        <table:table-row table:style-name="ro2">
          <table:table-cell table:formula="of:=[.A359]+[.A$4]" office:value-type="float" office:value="105.299999999999">
            <text:p>105.299999999999</text:p>
          </table:table-cell>
          <table:table-cell table:formula="of:=[.A360]/([.$D$4]*2)" office:value-type="float" office:value="26.3249999999998">
            <text:p>26.3249999999998</text:p>
          </table:table-cell>
          <table:table-cell table:formula="of:=SQRT(ABS([.$D$2]^2-[.B360]^2))" office:value-type="float" office:value="96.4727649391268">
            <text:p>96.4727649391268</text:p>
          </table:table-cell>
          <table:table-cell table:formula="of:=([.$C$10]-[.C360])*[.$B$4]" office:value-type="float" office:value="4443.72527353609">
            <text:p>4443.72527353609</text:p>
          </table:table-cell>
          <table:table-cell table:formula="of:=ROUND([.D360])" office:value-type="float" office:value="4444">
            <text:p>4444</text:p>
          </table:table-cell>
          <table:table-cell table:formula="of:=([.$C$8]-([.E360]*[.$C$4]))" office:value-type="float" office:value="96.472575">
            <text:p>96.472575</text:p>
          </table:table-cell>
          <table:table-cell table:formula="of:=SQRT(ABS([.$D$2]^2-[.F360]^2))" office:value-type="float" office:value="26.3256960566929">
            <text:p>26.3256960566929</text:p>
          </table:table-cell>
          <table:table-cell table:formula="of:=ABS([.B360]-[.G360])" office:value-type="float" office:value="0.000696056693016089">
            <text:p>0.000696056693016089</text:p>
          </table:table-cell>
          <table:table-cell/>
        </table:table-row>
        <table:table-row table:style-name="ro2">
          <table:table-cell table:formula="of:=[.A360]+[.A$4]" office:value-type="float" office:value="105.599999999999">
            <text:p>105.599999999999</text:p>
          </table:table-cell>
          <table:table-cell table:formula="of:=[.A361]/([.$D$4]*2)" office:value-type="float" office:value="26.3999999999998">
            <text:p>26.3999999999998</text:p>
          </table:table-cell>
          <table:table-cell table:formula="of:=SQRT(ABS([.$D$2]^2-[.B361]^2))" office:value-type="float" office:value="96.4522679878499">
            <text:p>96.4522679878499</text:p>
          </table:table-cell>
          <table:table-cell table:formula="of:=([.$C$10]-[.C361])*[.$B$4]" office:value-type="float" office:value="4469.54820427866">
            <text:p>4469.54820427866</text:p>
          </table:table-cell>
          <table:table-cell table:formula="of:=ROUND([.D361])" office:value-type="float" office:value="4470">
            <text:p>4470</text:p>
          </table:table-cell>
          <table:table-cell table:formula="of:=([.$C$8]-([.E361]*[.$C$4]))" office:value-type="float" office:value="96.4519375">
            <text:p>96.4519375</text:p>
          </table:table-cell>
          <table:table-cell table:formula="of:=SQRT(ABS([.$D$2]^2-[.F361]^2))" office:value-type="float" office:value="26.4012074060277">
            <text:p>26.4012074060277</text:p>
          </table:table-cell>
          <table:table-cell table:formula="of:=ABS([.B361]-[.G361])" office:value-type="float" office:value="0.00120740602790193">
            <text:p>0.00120740602790193</text:p>
          </table:table-cell>
          <table:table-cell/>
        </table:table-row>
        <table:table-row table:style-name="ro2">
          <table:table-cell table:formula="of:=[.A361]+[.A$4]" office:value-type="float" office:value="105.899999999999">
            <text:p>105.899999999999</text:p>
          </table:table-cell>
          <table:table-cell table:formula="of:=[.A362]/([.$D$4]*2)" office:value-type="float" office:value="26.4749999999998">
            <text:p>26.4749999999998</text:p>
          </table:table-cell>
          <table:table-cell table:formula="of:=SQRT(ABS([.$D$2]^2-[.B362]^2))" office:value-type="float" office:value="96.4317083484474">
            <text:p>96.4317083484474</text:p>
          </table:table-cell>
          <table:table-cell table:formula="of:=([.$C$10]-[.C362])*[.$B$4]" office:value-type="float" office:value="4495.45011218735">
            <text:p>4495.45011218735</text:p>
          </table:table-cell>
          <table:table-cell table:formula="of:=ROUND([.D362])" office:value-type="float" office:value="4495">
            <text:p>4495</text:p>
          </table:table-cell>
          <table:table-cell table:formula="of:=([.$C$8]-([.E362]*[.$C$4]))" office:value-type="float" office:value="96.43209375">
            <text:p>96.43209375</text:p>
          </table:table-cell>
          <table:table-cell table:formula="of:=SQRT(ABS([.$D$2]^2-[.F362]^2))" office:value-type="float" office:value="26.4735961854677">
            <text:p>26.4735961854677</text:p>
          </table:table-cell>
          <table:table-cell table:formula="of:=ABS([.B362]-[.G362])" office:value-type="float" office:value="0.00140381453215355">
            <text:p>0.00140381453215355</text:p>
          </table:table-cell>
          <table:table-cell/>
        </table:table-row>
        <table:table-row table:style-name="ro2">
          <table:table-cell table:formula="of:=[.A362]+[.A$4]" office:value-type="float" office:value="106.199999999999">
            <text:p>106.199999999999</text:p>
          </table:table-cell>
          <table:table-cell table:formula="of:=[.A363]/([.$D$4]*2)" office:value-type="float" office:value="26.5499999999998">
            <text:p>26.5499999999998</text:p>
          </table:table-cell>
          <table:table-cell table:formula="of:=SQRT(ABS([.$D$2]^2-[.B363]^2))" office:value-type="float" office:value="96.4110859808145">
            <text:p>96.4110859808145</text:p>
          </table:table-cell>
          <table:table-cell table:formula="of:=([.$C$10]-[.C363])*[.$B$4]" office:value-type="float" office:value="4521.43104778775">
            <text:p>4521.43104778775</text:p>
          </table:table-cell>
          <table:table-cell table:formula="of:=ROUND([.D363])" office:value-type="float" office:value="4521">
            <text:p>4521</text:p>
          </table:table-cell>
          <table:table-cell table:formula="of:=([.$C$8]-([.E363]*[.$C$4]))" office:value-type="float" office:value="96.41145625">
            <text:p>96.41145625</text:p>
          </table:table-cell>
          <table:table-cell table:formula="of:=SQRT(ABS([.$D$2]^2-[.F363]^2))" office:value-type="float" office:value="26.5486554038869">
            <text:p>26.5486554038869</text:p>
          </table:table-cell>
          <table:table-cell table:formula="of:=ABS([.B363]-[.G363])" office:value-type="float" office:value="0.00134459611289373">
            <text:p>0.00134459611289373</text:p>
          </table:table-cell>
          <table:table-cell/>
        </table:table-row>
        <table:table-row table:style-name="ro2">
          <table:table-cell table:formula="of:=[.A363]+[.A$4]" office:value-type="float" office:value="106.499999999999">
            <text:p>106.499999999999</text:p>
          </table:table-cell>
          <table:table-cell table:formula="of:=[.A364]/([.$D$4]*2)" office:value-type="float" office:value="26.6249999999998">
            <text:p>26.6249999999998</text:p>
          </table:table-cell>
          <table:table-cell table:formula="of:=SQRT(ABS([.$D$2]^2-[.B364]^2))" office:value-type="float" office:value="96.39040084469">
            <text:p>96.39040084469</text:p>
          </table:table-cell>
          <table:table-cell table:formula="of:=([.$C$10]-[.C364])*[.$B$4]" office:value-type="float" office:value="4547.49106180292">
            <text:p>4547.49106180292</text:p>
          </table:table-cell>
          <table:table-cell table:formula="of:=ROUND([.D364])" office:value-type="float" office:value="4547">
            <text:p>4547</text:p>
          </table:table-cell>
          <table:table-cell table:formula="of:=([.$C$8]-([.E364]*[.$C$4]))" office:value-type="float" office:value="96.39081875">
            <text:p>96.39081875</text:p>
          </table:table-cell>
          <table:table-cell table:formula="of:=SQRT(ABS([.$D$2]^2-[.F364]^2))" office:value-type="float" office:value="26.623487012498">
            <text:p>26.623487012498</text:p>
          </table:table-cell>
          <table:table-cell table:formula="of:=ABS([.B364]-[.G364])" office:value-type="float" office:value="0.00151298750185092">
            <text:p>0.00151298750185092</text:p>
          </table:table-cell>
          <table:table-cell/>
        </table:table-row>
        <table:table-row table:style-name="ro2">
          <table:table-cell table:formula="of:=[.A364]+[.A$4]" office:value-type="float" office:value="106.799999999999">
            <text:p>106.799999999999</text:p>
          </table:table-cell>
          <table:table-cell table:formula="of:=[.A365]/([.$D$4]*2)" office:value-type="float" office:value="26.6999999999998">
            <text:p>26.6999999999998</text:p>
          </table:table-cell>
          <table:table-cell table:formula="of:=SQRT(ABS([.$D$2]^2-[.B365]^2))" office:value-type="float" office:value="96.3696528996551">
            <text:p>96.3696528996551</text:p>
          </table:table-cell>
          <table:table-cell table:formula="of:=([.$C$10]-[.C365])*[.$B$4]" office:value-type="float" office:value="4573.63020515392">
            <text:p>4573.63020515392</text:p>
          </table:table-cell>
          <table:table-cell table:formula="of:=ROUND([.D365])" office:value-type="float" office:value="4574">
            <text:p>4574</text:p>
          </table:table-cell>
          <table:table-cell table:formula="of:=([.$C$8]-([.E365]*[.$C$4]))" office:value-type="float" office:value="96.3693875">
            <text:p>96.3693875</text:p>
          </table:table-cell>
          <table:table-cell table:formula="of:=SQRT(ABS([.$D$2]^2-[.F365]^2))" office:value-type="float" office:value="26.7009579018215">
            <text:p>26.7009579018215</text:p>
          </table:table-cell>
          <table:table-cell table:formula="of:=ABS([.B365]-[.G365])" office:value-type="float" office:value="0.000957901821667662">
            <text:p>0.000957901821667662</text:p>
          </table:table-cell>
          <table:table-cell/>
        </table:table-row>
        <table:table-row table:style-name="ro2">
          <table:table-cell table:formula="of:=[.A365]+[.A$4]" office:value-type="float" office:value="107.099999999999">
            <text:p>107.099999999999</text:p>
          </table:table-cell>
          <table:table-cell table:formula="of:=[.A366]/([.$D$4]*2)" office:value-type="float" office:value="26.7749999999998">
            <text:p>26.7749999999998</text:p>
          </table:table-cell>
          <table:table-cell table:formula="of:=SQRT(ABS([.$D$2]^2-[.B366]^2))" office:value-type="float" office:value="96.3488421051338">
            <text:p>96.3488421051338</text:p>
          </table:table-cell>
          <table:table-cell table:formula="of:=([.$C$10]-[.C366])*[.$B$4]" office:value-type="float" office:value="4599.84852896028">
            <text:p>4599.84852896028</text:p>
          </table:table-cell>
          <table:table-cell table:formula="of:=ROUND([.D366])" office:value-type="float" office:value="4600">
            <text:p>4600</text:p>
          </table:table-cell>
          <table:table-cell table:formula="of:=([.$C$8]-([.E366]*[.$C$4]))" office:value-type="float" office:value="96.34875">
            <text:p>96.34875</text:p>
          </table:table-cell>
          <table:table-cell table:formula="of:=SQRT(ABS([.$D$2]^2-[.F366]^2))" office:value-type="float" office:value="26.77533143469">
            <text:p>26.77533143469</text:p>
          </table:table-cell>
          <table:table-cell table:formula="of:=ABS([.B366]-[.G366])" office:value-type="float" office:value="0.00033143469019592">
            <text:p>0.00033143469019592</text:p>
          </table:table-cell>
          <table:table-cell/>
        </table:table-row>
        <table:table-row table:style-name="ro2">
          <table:table-cell table:formula="of:=[.A366]+[.A$4]" office:value-type="float" office:value="107.399999999999">
            <text:p>107.399999999999</text:p>
          </table:table-cell>
          <table:table-cell table:formula="of:=[.A367]/([.$D$4]*2)" office:value-type="float" office:value="26.8499999999998">
            <text:p>26.8499999999998</text:p>
          </table:table-cell>
          <table:table-cell table:formula="of:=SQRT(ABS([.$D$2]^2-[.B367]^2))" office:value-type="float" office:value="96.3279684203918">
            <text:p>96.3279684203918</text:p>
          </table:table-cell>
          <table:table-cell table:formula="of:=([.$C$10]-[.C367])*[.$B$4]" office:value-type="float" office:value="4626.14608454074">
            <text:p>4626.14608454074</text:p>
          </table:table-cell>
          <table:table-cell table:formula="of:=ROUND([.D367])" office:value-type="float" office:value="4626">
            <text:p>4626</text:p>
          </table:table-cell>
          <table:table-cell table:formula="of:=([.$C$8]-([.E367]*[.$C$4]))" office:value-type="float" office:value="96.3281125">
            <text:p>96.3281125</text:p>
          </table:table-cell>
          <table:table-cell table:formula="of:=SQRT(ABS([.$D$2]^2-[.F367]^2))" office:value-type="float" office:value="26.8494830897607">
            <text:p>26.8494830897607</text:p>
          </table:table-cell>
          <table:table-cell table:formula="of:=ABS([.B367]-[.G367])" office:value-type="float" office:value="0.000516910239173996">
            <text:p>0.000516910239173996</text:p>
          </table:table-cell>
          <table:table-cell/>
        </table:table-row>
        <table:table-row table:style-name="ro2">
          <table:table-cell table:formula="of:=[.A367]+[.A$4]" office:value-type="float" office:value="107.699999999999">
            <text:p>107.699999999999</text:p>
          </table:table-cell>
          <table:table-cell table:formula="of:=[.A368]/([.$D$4]*2)" office:value-type="float" office:value="26.9249999999998">
            <text:p>26.9249999999998</text:p>
          </table:table-cell>
          <table:table-cell table:formula="of:=SQRT(ABS([.$D$2]^2-[.B368]^2))" office:value-type="float" office:value="96.3070318045365">
            <text:p>96.3070318045365</text:p>
          </table:table-cell>
          <table:table-cell table:formula="of:=([.$C$10]-[.C368])*[.$B$4]" office:value-type="float" office:value="4652.52292341358">
            <text:p>4652.52292341358</text:p>
          </table:table-cell>
          <table:table-cell table:formula="of:=ROUND([.D368])" office:value-type="float" office:value="4653">
            <text:p>4653</text:p>
          </table:table-cell>
          <table:table-cell table:formula="of:=([.$C$8]-([.E368]*[.$C$4]))" office:value-type="float" office:value="96.30668125">
            <text:p>96.30668125</text:p>
          </table:table-cell>
          <table:table-cell table:formula="of:=SQRT(ABS([.$D$2]^2-[.F368]^2))" office:value-type="float" office:value="26.9262538540158">
            <text:p>26.9262538540158</text:p>
          </table:table-cell>
          <table:table-cell table:formula="of:=ABS([.B368]-[.G368])" office:value-type="float" office:value="0.00125385401594968">
            <text:p>0.00125385401594968</text:p>
          </table:table-cell>
          <table:table-cell/>
        </table:table-row>
        <table:table-row table:style-name="ro2">
          <table:table-cell table:formula="of:=[.A368]+[.A$4]" office:value-type="float" office:value="107.999999999999">
            <text:p>107.999999999999</text:p>
          </table:table-cell>
          <table:table-cell table:formula="of:=[.A369]/([.$D$4]*2)" office:value-type="float" office:value="26.9999999999998">
            <text:p>26.9999999999998</text:p>
          </table:table-cell>
          <table:table-cell table:formula="of:=SQRT(ABS([.$D$2]^2-[.B369]^2))" office:value-type="float" office:value="96.2860322165163">
            <text:p>96.2860322165163</text:p>
          </table:table-cell>
          <table:table-cell table:formula="of:=([.$C$10]-[.C369])*[.$B$4]" office:value-type="float" office:value="4678.97909729735">
            <text:p>4678.97909729735</text:p>
          </table:table-cell>
          <table:table-cell table:formula="of:=ROUND([.D369])" office:value-type="float" office:value="4679">
            <text:p>4679</text:p>
          </table:table-cell>
          <table:table-cell table:formula="of:=([.$C$8]-([.E369]*[.$C$4]))" office:value-type="float" office:value="96.28604375">
            <text:p>96.28604375</text:p>
          </table:table-cell>
          <table:table-cell table:formula="of:=SQRT(ABS([.$D$2]^2-[.F369]^2))" office:value-type="float" office:value="26.9999588698406">
            <text:p>26.9999588698406</text:p>
          </table:table-cell>
          <table:table-cell table:formula="of:=ABS([.B369]-[.G369])" office:value-type="float" office:value="0.0000411301592038171">
            <text:p>0.0000411301592038171</text:p>
          </table:table-cell>
          <table:table-cell/>
        </table:table-row>
        <table:table-row table:style-name="ro2">
          <table:table-cell table:formula="of:=[.A369]+[.A$4]" office:value-type="float" office:value="108.299999999999">
            <text:p>108.299999999999</text:p>
          </table:table-cell>
          <table:table-cell table:formula="of:=[.A370]/([.$D$4]*2)" office:value-type="float" office:value="27.0749999999998">
            <text:p>27.0749999999998</text:p>
          </table:table-cell>
          <table:table-cell table:formula="of:=SQRT(ABS([.$D$2]^2-[.B370]^2))" office:value-type="float" office:value="96.2649696151202">
            <text:p>96.2649696151202</text:p>
          </table:table-cell>
          <table:table-cell table:formula="of:=([.$C$10]-[.C370])*[.$B$4]" office:value-type="float" office:value="4705.51465811133">
            <text:p>4705.51465811133</text:p>
          </table:table-cell>
          <table:table-cell table:formula="of:=ROUND([.D370])" office:value-type="float" office:value="4706">
            <text:p>4706</text:p>
          </table:table-cell>
          <table:table-cell table:formula="of:=([.$C$8]-([.E370]*[.$C$4]))" office:value-type="float" office:value="96.2646125">
            <text:p>96.2646125</text:p>
          </table:table-cell>
          <table:table-cell table:formula="of:=SQRT(ABS([.$D$2]^2-[.F370]^2))" office:value-type="float" office:value="27.0762696881392">
            <text:p>27.0762696881392</text:p>
          </table:table-cell>
          <table:table-cell table:formula="of:=ABS([.B370]-[.G370])" office:value-type="float" office:value="0.0012696881393488">
            <text:p>0.0012696881393488</text:p>
          </table:table-cell>
          <table:table-cell/>
        </table:table-row>
        <table:table-row table:style-name="ro2">
          <table:table-cell table:formula="of:=[.A370]+[.A$4]" office:value-type="float" office:value="108.599999999999">
            <text:p>108.599999999999</text:p>
          </table:table-cell>
          <table:table-cell table:formula="of:=[.A371]/([.$D$4]*2)" office:value-type="float" office:value="27.1499999999998">
            <text:p>27.1499999999998</text:p>
          </table:table-cell>
          <table:table-cell table:formula="of:=SQRT(ABS([.$D$2]^2-[.B371]^2))" office:value-type="float" office:value="96.2438439589775">
            <text:p>96.2438439589775</text:p>
          </table:table-cell>
          <table:table-cell table:formula="of:=([.$C$10]-[.C371])*[.$B$4]" office:value-type="float" office:value="4732.12965797613">
            <text:p>4732.12965797613</text:p>
          </table:table-cell>
          <table:table-cell table:formula="of:=ROUND([.D371])" office:value-type="float" office:value="4732">
            <text:p>4732</text:p>
          </table:table-cell>
          <table:table-cell table:formula="of:=([.$C$8]-([.E371]*[.$C$4]))" office:value-type="float" office:value="96.243975">
            <text:p>96.243975</text:p>
          </table:table-cell>
          <table:table-cell table:formula="of:=SQRT(ABS([.$D$2]^2-[.F371]^2))" office:value-type="float" office:value="27.149535469311">
            <text:p>27.149535469311</text:p>
          </table:table-cell>
          <table:table-cell table:formula="of:=ABS([.B371]-[.G371])" office:value-type="float" office:value="0.000464530688862652">
            <text:p>0.000464530688862652</text:p>
          </table:table-cell>
          <table:table-cell/>
        </table:table-row>
        <table:table-row table:style-name="ro2">
          <table:table-cell table:formula="of:=[.A371]+[.A$4]" office:value-type="float" office:value="108.899999999999">
            <text:p>108.899999999999</text:p>
          </table:table-cell>
          <table:table-cell table:formula="of:=[.A372]/([.$D$4]*2)" office:value-type="float" office:value="27.2249999999998">
            <text:p>27.2249999999998</text:p>
          </table:table-cell>
          <table:table-cell table:formula="of:=SQRT(ABS([.$D$2]^2-[.B372]^2))" office:value-type="float" office:value="96.2226552065573">
            <text:p>96.2226552065573</text:p>
          </table:table-cell>
          <table:table-cell table:formula="of:=([.$C$10]-[.C372])*[.$B$4]" office:value-type="float" office:value="4758.82414921417">
            <text:p>4758.82414921417</text:p>
          </table:table-cell>
          <table:table-cell table:formula="of:=ROUND([.D372])" office:value-type="float" office:value="4759">
            <text:p>4759</text:p>
          </table:table-cell>
          <table:table-cell table:formula="of:=([.$C$8]-([.E372]*[.$C$4]))" office:value-type="float" office:value="96.22254375">
            <text:p>96.22254375</text:p>
          </table:table-cell>
          <table:table-cell table:formula="of:=SQRT(ABS([.$D$2]^2-[.F372]^2))" office:value-type="float" office:value="27.2253939233087">
            <text:p>27.2253939233087</text:p>
          </table:table-cell>
          <table:table-cell table:formula="of:=ABS([.B372]-[.G372])" office:value-type="float" office:value="0.000393923308902089">
            <text:p>0.000393923308902089</text:p>
          </table:table-cell>
          <table:table-cell/>
        </table:table-row>
        <table:table-row table:style-name="ro2">
          <table:table-cell table:formula="of:=[.A372]+[.A$4]" office:value-type="float" office:value="109.199999999999">
            <text:p>109.199999999999</text:p>
          </table:table-cell>
          <table:table-cell table:formula="of:=[.A373]/([.$D$4]*2)" office:value-type="float" office:value="27.2999999999998">
            <text:p>27.2999999999998</text:p>
          </table:table-cell>
          <table:table-cell table:formula="of:=SQRT(ABS([.$D$2]^2-[.B373]^2))" office:value-type="float" office:value="96.201403316168">
            <text:p>96.201403316168</text:p>
          </table:table-cell>
          <table:table-cell table:formula="of:=([.$C$10]-[.C373])*[.$B$4]" office:value-type="float" office:value="4785.59818435036">
            <text:p>4785.59818435036</text:p>
          </table:table-cell>
          <table:table-cell table:formula="of:=ROUND([.D373])" office:value-type="float" office:value="4786">
            <text:p>4786</text:p>
          </table:table-cell>
          <table:table-cell table:formula="of:=([.$C$8]-([.E373]*[.$C$4]))" office:value-type="float" office:value="96.2011125">
            <text:p>96.2011125</text:p>
          </table:table-cell>
          <table:table-cell table:formula="of:=SQRT(ABS([.$D$2]^2-[.F373]^2))" office:value-type="float" office:value="27.3010247749484">
            <text:p>27.3010247749484</text:p>
          </table:table-cell>
          <table:table-cell table:formula="of:=ABS([.B373]-[.G373])" office:value-type="float" office:value="0.00102477494855791">
            <text:p>0.00102477494855791</text:p>
          </table:table-cell>
          <table:table-cell/>
        </table:table-row>
        <table:table-row table:style-name="ro2">
          <table:table-cell table:formula="of:=[.A373]+[.A$4]" office:value-type="float" office:value="109.499999999999">
            <text:p>109.499999999999</text:p>
          </table:table-cell>
          <table:table-cell table:formula="of:=[.A374]/([.$D$4]*2)" office:value-type="float" office:value="27.3749999999998">
            <text:p>27.3749999999998</text:p>
          </table:table-cell>
          <table:table-cell table:formula="of:=SQRT(ABS([.$D$2]^2-[.B374]^2))" office:value-type="float" office:value="96.1800882459567">
            <text:p>96.1800882459567</text:p>
          </table:table-cell>
          <table:table-cell table:formula="of:=([.$C$10]-[.C374])*[.$B$4]" office:value-type="float" office:value="4812.45181611262">
            <text:p>4812.45181611262</text:p>
          </table:table-cell>
          <table:table-cell table:formula="of:=ROUND([.D374])" office:value-type="float" office:value="4812">
            <text:p>4812</text:p>
          </table:table-cell>
          <table:table-cell table:formula="of:=([.$C$8]-([.E374]*[.$C$4]))" office:value-type="float" office:value="96.180475">
            <text:p>96.180475</text:p>
          </table:table-cell>
          <table:table-cell table:formula="of:=SQRT(ABS([.$D$2]^2-[.F374]^2))" office:value-type="float" office:value="27.3736411311023">
            <text:p>27.3736411311023</text:p>
          </table:table-cell>
          <table:table-cell table:formula="of:=ABS([.B374]-[.G374])" office:value-type="float" office:value="0.00135886889755099">
            <text:p>0.00135886889755099</text:p>
          </table:table-cell>
          <table:table-cell/>
        </table:table-row>
        <table:table-row table:style-name="ro2">
          <table:table-cell table:formula="of:=[.A374]+[.A$4]" office:value-type="float" office:value="109.799999999999">
            <text:p>109.799999999999</text:p>
          </table:table-cell>
          <table:table-cell table:formula="of:=[.A375]/([.$D$4]*2)" office:value-type="float" office:value="27.4499999999998">
            <text:p>27.4499999999998</text:p>
          </table:table-cell>
          <table:table-cell table:formula="of:=SQRT(ABS([.$D$2]^2-[.B375]^2))" office:value-type="float" office:value="96.1587099539091">
            <text:p>96.1587099539091</text:p>
          </table:table-cell>
          <table:table-cell table:formula="of:=([.$C$10]-[.C375])*[.$B$4]" office:value-type="float" office:value="4839.38509743244">
            <text:p>4839.38509743244</text:p>
          </table:table-cell>
          <table:table-cell table:formula="of:=ROUND([.D375])" office:value-type="float" office:value="4839">
            <text:p>4839</text:p>
          </table:table-cell>
          <table:table-cell table:formula="of:=([.$C$8]-([.E375]*[.$C$4]))" office:value-type="float" office:value="96.15904375">
            <text:p>96.15904375</text:p>
          </table:table-cell>
          <table:table-cell table:formula="of:=SQRT(ABS([.$D$2]^2-[.F375]^2))" office:value-type="float" office:value="27.4488306688206">
            <text:p>27.4488306688206</text:p>
          </table:table-cell>
          <table:table-cell table:formula="of:=ABS([.B375]-[.G375])" office:value-type="float" office:value="0.00116933117922002">
            <text:p>0.00116933117922002</text:p>
          </table:table-cell>
          <table:table-cell/>
        </table:table-row>
        <table:table-row table:style-name="ro2">
          <table:table-cell table:formula="of:=[.A375]+[.A$4]" office:value-type="float" office:value="110.099999999999">
            <text:p>110.099999999999</text:p>
          </table:table-cell>
          <table:table-cell table:formula="of:=[.A376]/([.$D$4]*2)" office:value-type="float" office:value="27.5249999999998">
            <text:p>27.5249999999998</text:p>
          </table:table-cell>
          <table:table-cell table:formula="of:=SQRT(ABS([.$D$2]^2-[.B376]^2))" office:value-type="float" office:value="96.1372683978488">
            <text:p>96.1372683978488</text:p>
          </table:table-cell>
          <table:table-cell table:formula="of:=([.$C$10]-[.C376])*[.$B$4]" office:value-type="float" office:value="4866.39808144541">
            <text:p>4866.39808144541</text:p>
          </table:table-cell>
          <table:table-cell table:formula="of:=ROUND([.D376])" office:value-type="float" office:value="4866">
            <text:p>4866</text:p>
          </table:table-cell>
          <table:table-cell table:formula="of:=([.$C$8]-([.E376]*[.$C$4]))" office:value-type="float" office:value="96.1376125">
            <text:p>96.1376125</text:p>
          </table:table-cell>
          <table:table-cell table:formula="of:=SQRT(ABS([.$D$2]^2-[.F376]^2))" office:value-type="float" office:value="27.5237981172629">
            <text:p>27.5237981172629</text:p>
          </table:table-cell>
          <table:table-cell table:formula="of:=ABS([.B376]-[.G376])" office:value-type="float" office:value="0.00120188273695021">
            <text:p>0.00120188273695021</text:p>
          </table:table-cell>
          <table:table-cell/>
        </table:table-row>
        <table:table-row table:style-name="ro2">
          <table:table-cell table:formula="of:=[.A376]+[.A$4]" office:value-type="float" office:value="110.399999999999">
            <text:p>110.399999999999</text:p>
          </table:table-cell>
          <table:table-cell table:formula="of:=[.A377]/([.$D$4]*2)" office:value-type="float" office:value="27.5999999999998">
            <text:p>27.5999999999998</text:p>
          </table:table-cell>
          <table:table-cell table:formula="of:=SQRT(ABS([.$D$2]^2-[.B377]^2))" office:value-type="float" office:value="96.1157635354368">
            <text:p>96.1157635354368</text:p>
          </table:table-cell>
          <table:table-cell table:formula="of:=([.$C$10]-[.C377])*[.$B$4]" office:value-type="float" office:value="4893.49082149193">
            <text:p>4893.49082149193</text:p>
          </table:table-cell>
          <table:table-cell table:formula="of:=ROUND([.D377])" office:value-type="float" office:value="4893">
            <text:p>4893</text:p>
          </table:table-cell>
          <table:table-cell table:formula="of:=([.$C$8]-([.E377]*[.$C$4]))" office:value-type="float" office:value="96.11618125">
            <text:p>96.11618125</text:p>
          </table:table-cell>
          <table:table-cell table:formula="of:=SQRT(ABS([.$D$2]^2-[.F377]^2))" office:value-type="float" office:value="27.5985452862492">
            <text:p>27.5985452862492</text:p>
          </table:table-cell>
          <table:table-cell table:formula="of:=ABS([.B377]-[.G377])" office:value-type="float" office:value="0.00145471375059003">
            <text:p>0.00145471375059003</text:p>
          </table:table-cell>
          <table:table-cell/>
        </table:table-row>
        <table:table-row table:style-name="ro2">
          <table:table-cell table:formula="of:=[.A377]+[.A$4]" office:value-type="float" office:value="110.699999999999">
            <text:p>110.699999999999</text:p>
          </table:table-cell>
          <table:table-cell table:formula="of:=[.A378]/([.$D$4]*2)" office:value-type="float" office:value="27.6749999999998">
            <text:p>27.6749999999998</text:p>
          </table:table-cell>
          <table:table-cell table:formula="of:=SQRT(ABS([.$D$2]^2-[.B378]^2))" office:value-type="float" office:value="96.0941953241714">
            <text:p>96.0941953241714</text:p>
          </table:table-cell>
          <table:table-cell table:formula="of:=([.$C$10]-[.C378])*[.$B$4]" office:value-type="float" office:value="4920.66337111764">
            <text:p>4920.66337111764</text:p>
          </table:table-cell>
          <table:table-cell table:formula="of:=ROUND([.D378])" office:value-type="float" office:value="4921">
            <text:p>4921</text:p>
          </table:table-cell>
          <table:table-cell table:formula="of:=([.$C$8]-([.E378]*[.$C$4]))" office:value-type="float" office:value="96.09395625">
            <text:p>96.09395625</text:p>
          </table:table-cell>
          <table:table-cell table:formula="of:=SQRT(ABS([.$D$2]^2-[.F378]^2))" office:value-type="float" office:value="27.6758301090154">
            <text:p>27.6758301090154</text:p>
          </table:table-cell>
          <table:table-cell table:formula="of:=ABS([.B378]-[.G378])" office:value-type="float" office:value="0.000830109015591773">
            <text:p>0.000830109015591773</text:p>
          </table:table-cell>
          <table:table-cell/>
        </table:table-row>
        <table:table-row table:style-name="ro2">
          <table:table-cell table:formula="of:=[.A378]+[.A$4]" office:value-type="float" office:value="110.999999999999">
            <text:p>110.999999999999</text:p>
          </table:table-cell>
          <table:table-cell table:formula="of:=[.A379]/([.$D$4]*2)" office:value-type="float" office:value="27.7499999999998">
            <text:p>27.7499999999998</text:p>
          </table:table-cell>
          <table:table-cell table:formula="of:=SQRT(ABS([.$D$2]^2-[.B379]^2))" office:value-type="float" office:value="96.0725637213872">
            <text:p>96.0725637213872</text:p>
          </table:table-cell>
          <table:table-cell table:formula="of:=([.$C$10]-[.C379])*[.$B$4]" office:value-type="float" office:value="4947.91578407411">
            <text:p>4947.91578407411</text:p>
          </table:table-cell>
          <table:table-cell table:formula="of:=ROUND([.D379])" office:value-type="float" office:value="4948">
            <text:p>4948</text:p>
          </table:table-cell>
          <table:table-cell table:formula="of:=([.$C$8]-([.E379]*[.$C$4]))" office:value-type="float" office:value="96.072525">
            <text:p>96.072525</text:p>
          </table:table-cell>
          <table:table-cell table:formula="of:=SQRT(ABS([.$D$2]^2-[.F379]^2))" office:value-type="float" office:value="27.7501340559712">
            <text:p>27.7501340559712</text:p>
          </table:table-cell>
          <table:table-cell table:formula="of:=ABS([.B379]-[.G379])" office:value-type="float" office:value="0.000134055971411584">
            <text:p>0.000134055971411584</text:p>
          </table:table-cell>
          <table:table-cell/>
        </table:table-row>
        <table:table-row table:style-name="ro2">
          <table:table-cell table:formula="of:=[.A379]+[.A$4]" office:value-type="float" office:value="111.299999999999">
            <text:p>111.299999999999</text:p>
          </table:table-cell>
          <table:table-cell table:formula="of:=[.A380]/([.$D$4]*2)" office:value-type="float" office:value="27.8249999999998">
            <text:p>27.8249999999998</text:p>
          </table:table-cell>
          <table:table-cell table:formula="of:=SQRT(ABS([.$D$2]^2-[.B380]^2))" office:value-type="float" office:value="96.0508686842551">
            <text:p>96.0508686842551</text:p>
          </table:table-cell>
          <table:table-cell table:formula="of:=([.$C$10]-[.C380])*[.$B$4]" office:value-type="float" office:value="4975.24811431935">
            <text:p>4975.24811431935</text:p>
          </table:table-cell>
          <table:table-cell table:formula="of:=ROUND([.D380])" office:value-type="float" office:value="4975">
            <text:p>4975</text:p>
          </table:table-cell>
          <table:table-cell table:formula="of:=([.$C$8]-([.E380]*[.$C$4]))" office:value-type="float" office:value="96.05109375">
            <text:p>96.05109375</text:p>
          </table:table-cell>
          <table:table-cell table:formula="of:=SQRT(ABS([.$D$2]^2-[.F380]^2))" office:value-type="float" office:value="27.8242230696332">
            <text:p>27.8242230696332</text:p>
          </table:table-cell>
          <table:table-cell table:formula="of:=ABS([.B380]-[.G380])" office:value-type="float" office:value="0.000776930366612305">
            <text:p>0.000776930366612305</text:p>
          </table:table-cell>
          <table:table-cell/>
        </table:table-row>
        <table:table-row table:style-name="ro2">
          <table:table-cell table:formula="of:=[.A380]+[.A$4]" office:value-type="float" office:value="111.599999999999">
            <text:p>111.599999999999</text:p>
          </table:table-cell>
          <table:table-cell table:formula="of:=[.A381]/([.$D$4]*2)" office:value-type="float" office:value="27.8999999999998">
            <text:p>27.8999999999998</text:p>
          </table:table-cell>
          <table:table-cell table:formula="of:=SQRT(ABS([.$D$2]^2-[.B381]^2))" office:value-type="float" office:value="96.0291101697814">
            <text:p>96.0291101697814</text:p>
          </table:table-cell>
          <table:table-cell table:formula="of:=([.$C$10]-[.C381])*[.$B$4]" office:value-type="float" office:value="5002.66041601849">
            <text:p>5002.66041601849</text:p>
          </table:table-cell>
          <table:table-cell table:formula="of:=ROUND([.D381])" office:value-type="float" office:value="5003">
            <text:p>5003</text:p>
          </table:table-cell>
          <table:table-cell table:formula="of:=([.$C$8]-([.E381]*[.$C$4]))" office:value-type="float" office:value="96.02886875">
            <text:p>96.02886875</text:p>
          </table:table-cell>
          <table:table-cell table:formula="of:=SQRT(ABS([.$D$2]^2-[.F381]^2))" office:value-type="float" office:value="27.9008309301941">
            <text:p>27.9008309301941</text:p>
          </table:table-cell>
          <table:table-cell table:formula="of:=ABS([.B381]-[.G381])" office:value-type="float" office:value="0.000830930194240409">
            <text:p>0.000830930194240409</text:p>
          </table:table-cell>
          <table:table-cell/>
        </table:table-row>
        <table:table-row table:style-name="ro2">
          <table:table-cell table:formula="of:=[.A381]+[.A$4]" office:value-type="float" office:value="111.899999999999">
            <text:p>111.899999999999</text:p>
          </table:table-cell>
          <table:table-cell table:formula="of:=[.A382]/([.$D$4]*2)" office:value-type="float" office:value="27.9749999999998">
            <text:p>27.9749999999998</text:p>
          </table:table-cell>
          <table:table-cell table:formula="of:=SQRT(ABS([.$D$2]^2-[.B382]^2))" office:value-type="float" office:value="96.0072881348078">
            <text:p>96.0072881348078</text:p>
          </table:table-cell>
          <table:table-cell table:formula="of:=([.$C$10]-[.C382])*[.$B$4]" office:value-type="float" office:value="5030.15274354422">
            <text:p>5030.15274354422</text:p>
          </table:table-cell>
          <table:table-cell table:formula="of:=ROUND([.D382])" office:value-type="float" office:value="5030">
            <text:p>5030</text:p>
          </table:table-cell>
          <table:table-cell table:formula="of:=([.$C$8]-([.E382]*[.$C$4]))" office:value-type="float" office:value="96.0074375">
            <text:p>96.0074375</text:p>
          </table:table-cell>
          <table:table-cell table:formula="of:=SQRT(ABS([.$D$2]^2-[.F382]^2))" office:value-type="float" office:value="27.9744873891122">
            <text:p>27.9744873891122</text:p>
          </table:table-cell>
          <table:table-cell table:formula="of:=ABS([.B382]-[.G382])" office:value-type="float" office:value="0.000512610887657417">
            <text:p>0.000512610887657417</text:p>
          </table:table-cell>
          <table:table-cell/>
        </table:table-row>
        <table:table-row table:style-name="ro2">
          <table:table-cell table:formula="of:=[.A382]+[.A$4]" office:value-type="float" office:value="112.199999999999">
            <text:p>112.199999999999</text:p>
          </table:table-cell>
          <table:table-cell table:formula="of:=[.A383]/([.$D$4]*2)" office:value-type="float" office:value="28.0499999999998">
            <text:p>28.0499999999998</text:p>
          </table:table-cell>
          <table:table-cell table:formula="of:=SQRT(ABS([.$D$2]^2-[.B383]^2))" office:value-type="float" office:value="95.9854025360107">
            <text:p>95.9854025360107</text:p>
          </table:table-cell>
          <table:table-cell table:formula="of:=([.$C$10]-[.C383])*[.$B$4]" office:value-type="float" office:value="5057.72515147761">
            <text:p>5057.72515147761</text:p>
          </table:table-cell>
          <table:table-cell table:formula="of:=ROUND([.D383])" office:value-type="float" office:value="5058">
            <text:p>5058</text:p>
          </table:table-cell>
          <table:table-cell table:formula="of:=([.$C$8]-([.E383]*[.$C$4]))" office:value-type="float" office:value="95.9852125">
            <text:p>95.9852125</text:p>
          </table:table-cell>
          <table:table-cell table:formula="of:=SQRT(ABS([.$D$2]^2-[.F383]^2))" office:value-type="float" office:value="28.0506502835468">
            <text:p>28.0506502835468</text:p>
          </table:table-cell>
          <table:table-cell table:formula="of:=ABS([.B383]-[.G383])" office:value-type="float" office:value="0.000650283546967501">
            <text:p>0.000650283546967501</text:p>
          </table:table-cell>
          <table:table-cell/>
        </table:table-row>
        <table:table-row table:style-name="ro2">
          <table:table-cell table:formula="of:=[.A383]+[.A$4]" office:value-type="float" office:value="112.499999999999">
            <text:p>112.499999999999</text:p>
          </table:table-cell>
          <table:table-cell table:formula="of:=[.A384]/([.$D$4]*2)" office:value-type="float" office:value="28.1249999999998">
            <text:p>28.1249999999998</text:p>
          </table:table-cell>
          <table:table-cell table:formula="of:=SQRT(ABS([.$D$2]^2-[.B384]^2))" office:value-type="float" office:value="95.9634533299006">
            <text:p>95.9634533299006</text:p>
          </table:table-cell>
          <table:table-cell table:formula="of:=([.$C$10]-[.C384])*[.$B$4]" office:value-type="float" office:value="5085.37769460844">
            <text:p>5085.37769460844</text:p>
          </table:table-cell>
          <table:table-cell table:formula="of:=ROUND([.D384])" office:value-type="float" office:value="5085">
            <text:p>5085</text:p>
          </table:table-cell>
          <table:table-cell table:formula="of:=([.$C$8]-([.E384]*[.$C$4]))" office:value-type="float" office:value="95.96378125">
            <text:p>95.96378125</text:p>
          </table:table-cell>
          <table:table-cell table:formula="of:=SQRT(ABS([.$D$2]^2-[.F384]^2))" office:value-type="float" office:value="28.1238811013372">
            <text:p>28.1238811013372</text:p>
          </table:table-cell>
          <table:table-cell table:formula="of:=ABS([.B384]-[.G384])" office:value-type="float" office:value="0.00111889866266779">
            <text:p>0.00111889866266779</text:p>
          </table:table-cell>
          <table:table-cell/>
        </table:table-row>
        <table:table-row table:style-name="ro2">
          <table:table-cell table:formula="of:=[.A384]+[.A$4]" office:value-type="float" office:value="112.799999999999">
            <text:p>112.799999999999</text:p>
          </table:table-cell>
          <table:table-cell table:formula="of:=[.A385]/([.$D$4]*2)" office:value-type="float" office:value="28.1999999999998">
            <text:p>28.1999999999998</text:p>
          </table:table-cell>
          <table:table-cell table:formula="of:=SQRT(ABS([.$D$2]^2-[.B385]^2))" office:value-type="float" office:value="95.9414404728218">
            <text:p>95.9414404728218</text:p>
          </table:table-cell>
          <table:table-cell table:formula="of:=([.$C$10]-[.C385])*[.$B$4]" office:value-type="float" office:value="5113.11042793607">
            <text:p>5113.11042793607</text:p>
          </table:table-cell>
          <table:table-cell table:formula="of:=ROUND([.D385])" office:value-type="float" office:value="5113">
            <text:p>5113</text:p>
          </table:table-cell>
          <table:table-cell table:formula="of:=([.$C$8]-([.E385]*[.$C$4]))" office:value-type="float" office:value="95.94155625">
            <text:p>95.94155625</text:p>
          </table:table-cell>
          <table:table-cell table:formula="of:=SQRT(ABS([.$D$2]^2-[.F385]^2))" office:value-type="float" office:value="28.1996061023569">
            <text:p>28.1996061023569</text:p>
          </table:table-cell>
          <table:table-cell table:formula="of:=ABS([.B385]-[.G385])" office:value-type="float" office:value="0.000393897642926078">
            <text:p>0.000393897642926078</text:p>
          </table:table-cell>
          <table:table-cell/>
        </table:table-row>
        <table:table-row table:style-name="ro2">
          <table:table-cell table:formula="of:=[.A385]+[.A$4]" office:value-type="float" office:value="113.099999999999">
            <text:p>113.099999999999</text:p>
          </table:table-cell>
          <table:table-cell table:formula="of:=[.A386]/([.$D$4]*2)" office:value-type="float" office:value="28.2749999999998">
            <text:p>28.2749999999998</text:p>
          </table:table-cell>
          <table:table-cell table:formula="of:=SQRT(ABS([.$D$2]^2-[.B386]^2))" office:value-type="float" office:value="95.9193639209519">
            <text:p>95.9193639209519</text:p>
          </table:table-cell>
          <table:table-cell table:formula="of:=([.$C$10]-[.C386])*[.$B$4]" office:value-type="float" office:value="5140.92340666978">
            <text:p>5140.92340666978</text:p>
          </table:table-cell>
          <table:table-cell table:formula="of:=ROUND([.D386])" office:value-type="float" office:value="5141">
            <text:p>5141</text:p>
          </table:table-cell>
          <table:table-cell table:formula="of:=([.$C$8]-([.E386]*[.$C$4]))" office:value-type="float" office:value="95.91933125">
            <text:p>95.91933125</text:p>
          </table:table-cell>
          <table:table-cell table:formula="of:=SQRT(ABS([.$D$2]^2-[.F386]^2))" office:value-type="float" office:value="28.2751108318389">
            <text:p>28.2751108318389</text:p>
          </table:table-cell>
          <table:table-cell table:formula="of:=ABS([.B386]-[.G386])" office:value-type="float" office:value="0.000110831839094772">
            <text:p>0.000110831839094772</text:p>
          </table:table-cell>
          <table:table-cell/>
        </table:table-row>
        <table:table-row table:style-name="ro2">
          <table:table-cell table:formula="of:=[.A386]+[.A$4]" office:value-type="float" office:value="113.399999999999">
            <text:p>113.399999999999</text:p>
          </table:table-cell>
          <table:table-cell table:formula="of:=[.A387]/([.$D$4]*2)" office:value-type="float" office:value="28.3499999999998">
            <text:p>28.3499999999998</text:p>
          </table:table-cell>
          <table:table-cell table:formula="of:=SQRT(ABS([.$D$2]^2-[.B387]^2))" office:value-type="float" office:value="95.8972236303013">
            <text:p>95.8972236303013</text:p>
          </table:table-cell>
          <table:table-cell table:formula="of:=([.$C$10]-[.C387])*[.$B$4]" office:value-type="float" office:value="5168.81668622964">
            <text:p>5168.81668622964</text:p>
          </table:table-cell>
          <table:table-cell table:formula="of:=ROUND([.D387])" office:value-type="float" office:value="5169">
            <text:p>5169</text:p>
          </table:table-cell>
          <table:table-cell table:formula="of:=([.$C$8]-([.E387]*[.$C$4]))" office:value-type="float" office:value="95.89710625">
            <text:p>95.89710625</text:p>
          </table:table-cell>
          <table:table-cell table:formula="of:=SQRT(ABS([.$D$2]^2-[.F387]^2))" office:value-type="float" office:value="28.3503970497101">
            <text:p>28.3503970497101</text:p>
          </table:table-cell>
          <table:table-cell table:formula="of:=ABS([.B387]-[.G387])" office:value-type="float" office:value="0.00039704971026211">
            <text:p>0.00039704971026211</text:p>
          </table:table-cell>
          <table:table-cell/>
        </table:table-row>
        <table:table-row table:style-name="ro2">
          <table:table-cell table:formula="of:=[.A387]+[.A$4]" office:value-type="float" office:value="113.699999999999">
            <text:p>113.699999999999</text:p>
          </table:table-cell>
          <table:table-cell table:formula="of:=[.A388]/([.$D$4]*2)" office:value-type="float" office:value="28.4249999999998">
            <text:p>28.4249999999998</text:p>
          </table:table-cell>
          <table:table-cell table:formula="of:=SQRT(ABS([.$D$2]^2-[.B388]^2))" office:value-type="float" office:value="95.8750195567125">
            <text:p>95.8750195567125</text:p>
          </table:table-cell>
          <table:table-cell table:formula="of:=([.$C$10]-[.C388])*[.$B$4]" office:value-type="float" office:value="5196.79032224695">
            <text:p>5196.79032224695</text:p>
          </table:table-cell>
          <table:table-cell table:formula="of:=ROUND([.D388])" office:value-type="float" office:value="5197">
            <text:p>5197</text:p>
          </table:table-cell>
          <table:table-cell table:formula="of:=([.$C$8]-([.E388]*[.$C$4]))" office:value-type="float" office:value="95.87488125">
            <text:p>95.87488125</text:p>
          </table:table-cell>
          <table:table-cell table:formula="of:=SQRT(ABS([.$D$2]^2-[.F388]^2))" office:value-type="float" office:value="28.4254664921861">
            <text:p>28.4254664921861</text:p>
          </table:table-cell>
          <table:table-cell table:formula="of:=ABS([.B388]-[.G388])" office:value-type="float" office:value="0.000466492186330214">
            <text:p>0.000466492186330214</text:p>
          </table:table-cell>
          <table:table-cell/>
        </table:table-row>
        <table:table-row table:style-name="ro2">
          <table:table-cell table:formula="of:=[.A388]+[.A$4]" office:value-type="float" office:value="113.999999999999">
            <text:p>113.999999999999</text:p>
          </table:table-cell>
          <table:table-cell table:formula="of:=[.A389]/([.$D$4]*2)" office:value-type="float" office:value="28.4999999999998">
            <text:p>28.4999999999998</text:p>
          </table:table-cell>
          <table:table-cell table:formula="of:=SQRT(ABS([.$D$2]^2-[.B389]^2))" office:value-type="float" office:value="95.8527516558602">
            <text:p>95.8527516558602</text:p>
          </table:table-cell>
          <table:table-cell table:formula="of:=([.$C$10]-[.C389])*[.$B$4]" office:value-type="float" office:value="5224.84437056485">
            <text:p>5224.84437056485</text:p>
          </table:table-cell>
          <table:table-cell table:formula="of:=ROUND([.D389])" office:value-type="float" office:value="5225">
            <text:p>5225</text:p>
          </table:table-cell>
          <table:table-cell table:formula="of:=([.$C$8]-([.E389]*[.$C$4]))" office:value-type="float" office:value="95.85265625">
            <text:p>95.85265625</text:p>
          </table:table-cell>
          <table:table-cell table:formula="of:=SQRT(ABS([.$D$2]^2-[.F389]^2))" office:value-type="float" office:value="28.5003208722171">
            <text:p>28.5003208722171</text:p>
          </table:table-cell>
          <table:table-cell table:formula="of:=ABS([.B389]-[.G389])" office:value-type="float" office:value="0.000320872217322687">
            <text:p>0.000320872217322687</text:p>
          </table:table-cell>
          <table:table-cell/>
        </table:table-row>
        <table:table-row table:style-name="ro2">
          <table:table-cell table:formula="of:=[.A389]+[.A$4]" office:value-type="float" office:value="114.299999999999">
            <text:p>114.299999999999</text:p>
          </table:table-cell>
          <table:table-cell table:formula="of:=[.A390]/([.$D$4]*2)" office:value-type="float" office:value="28.5749999999998">
            <text:p>28.5749999999998</text:p>
          </table:table-cell>
          <table:table-cell table:formula="of:=SQRT(ABS([.$D$2]^2-[.B390]^2))" office:value-type="float" office:value="95.8304198832501">
            <text:p>95.8304198832501</text:p>
          </table:table-cell>
          <table:table-cell table:formula="of:=([.$C$10]-[.C390])*[.$B$4]" office:value-type="float" office:value="5252.97888723903">
            <text:p>5252.97888723903</text:p>
          </table:table-cell>
          <table:table-cell table:formula="of:=ROUND([.D390])" office:value-type="float" office:value="5253">
            <text:p>5253</text:p>
          </table:table-cell>
          <table:table-cell table:formula="of:=([.$C$8]-([.E390]*[.$C$4]))" office:value-type="float" office:value="95.83043125">
            <text:p>95.83043125</text:p>
          </table:table-cell>
          <table:table-cell table:formula="of:=SQRT(ABS([.$D$2]^2-[.F390]^2))" office:value-type="float" office:value="28.5749618799225">
            <text:p>28.5749618799225</text:p>
          </table:table-cell>
          <table:table-cell table:formula="of:=ABS([.B390]-[.G390])" office:value-type="float" office:value="0.0000381200773453827">
            <text:p>0.0000381200773453827</text:p>
          </table:table-cell>
          <table:table-cell/>
        </table:table-row>
        <table:table-row table:style-name="ro2">
          <table:table-cell table:formula="of:=[.A390]+[.A$4]" office:value-type="float" office:value="114.599999999999">
            <text:p>114.599999999999</text:p>
          </table:table-cell>
          <table:table-cell table:formula="of:=[.A391]/([.$D$4]*2)" office:value-type="float" office:value="28.6499999999998">
            <text:p>28.6499999999998</text:p>
          </table:table-cell>
          <table:table-cell table:formula="of:=SQRT(ABS([.$D$2]^2-[.B391]^2))" office:value-type="float" office:value="95.8080241942188">
            <text:p>95.8080241942188</text:p>
          </table:table-cell>
          <table:table-cell table:formula="of:=([.$C$10]-[.C391])*[.$B$4]" office:value-type="float" office:value="5281.1939285383">
            <text:p>5281.1939285383</text:p>
          </table:table-cell>
          <table:table-cell table:formula="of:=ROUND([.D391])" office:value-type="float" office:value="5281">
            <text:p>5281</text:p>
          </table:table-cell>
          <table:table-cell table:formula="of:=([.$C$8]-([.E391]*[.$C$4]))" office:value-type="float" office:value="95.80820625">
            <text:p>95.80820625</text:p>
          </table:table-cell>
          <table:table-cell table:formula="of:=SQRT(ABS([.$D$2]^2-[.F391]^2))" office:value-type="float" office:value="28.6493911830158">
            <text:p>28.6493911830158</text:p>
          </table:table-cell>
          <table:table-cell table:formula="of:=ABS([.B391]-[.G391])" office:value-type="float" office:value="0.00060881698404458">
            <text:p>0.00060881698404458</text:p>
          </table:table-cell>
          <table:table-cell/>
        </table:table-row>
        <table:table-row table:style-name="ro2">
          <table:table-cell table:formula="of:=[.A391]+[.A$4]" office:value-type="float" office:value="114.899999999999">
            <text:p>114.899999999999</text:p>
          </table:table-cell>
          <table:table-cell table:formula="of:=[.A392]/([.$D$4]*2)" office:value-type="float" office:value="28.7249999999998">
            <text:p>28.7249999999998</text:p>
          </table:table-cell>
          <table:table-cell table:formula="of:=SQRT(ABS([.$D$2]^2-[.B392]^2))" office:value-type="float" office:value="95.7855645439333">
            <text:p>95.7855645439333</text:p>
          </table:table-cell>
          <table:table-cell table:formula="of:=([.$C$10]-[.C392])*[.$B$4]" office:value-type="float" office:value="5309.48955094521">
            <text:p>5309.48955094521</text:p>
          </table:table-cell>
          <table:table-cell table:formula="of:=ROUND([.D392])" office:value-type="float" office:value="5309">
            <text:p>5309</text:p>
          </table:table-cell>
          <table:table-cell table:formula="of:=([.$C$8]-([.E392]*[.$C$4]))" office:value-type="float" office:value="95.78598125">
            <text:p>95.78598125</text:p>
          </table:table-cell>
          <table:table-cell table:formula="of:=SQRT(ABS([.$D$2]^2-[.F392]^2))" office:value-type="float" office:value="28.7236104272191">
            <text:p>28.7236104272191</text:p>
          </table:table-cell>
          <table:table-cell table:formula="of:=ABS([.B392]-[.G392])" office:value-type="float" office:value="0.00138957278075935">
            <text:p>0.00138957278075935</text:p>
          </table:table-cell>
          <table:table-cell/>
        </table:table-row>
        <table:table-row table:style-name="ro2">
          <table:table-cell table:formula="of:=[.A392]+[.A$4]" office:value-type="float" office:value="115.199999999999">
            <text:p>115.199999999999</text:p>
          </table:table-cell>
          <table:table-cell table:formula="of:=[.A393]/([.$D$4]*2)" office:value-type="float" office:value="28.7999999999998">
            <text:p>28.7999999999998</text:p>
          </table:table-cell>
          <table:table-cell table:formula="of:=SQRT(ABS([.$D$2]^2-[.B393]^2))" office:value-type="float" office:value="95.7630408873904">
            <text:p>95.7630408873904</text:p>
          </table:table-cell>
          <table:table-cell table:formula="of:=([.$C$10]-[.C393])*[.$B$4]" office:value-type="float" office:value="5337.86581115668">
            <text:p>5337.86581115668</text:p>
          </table:table-cell>
          <table:table-cell table:formula="of:=ROUND([.D393])" office:value-type="float" office:value="5338">
            <text:p>5338</text:p>
          </table:table-cell>
          <table:table-cell table:formula="of:=([.$C$8]-([.E393]*[.$C$4]))" office:value-type="float" office:value="95.7629625">
            <text:p>95.7629625</text:p>
          </table:table-cell>
          <table:table-cell table:formula="of:=SQRT(ABS([.$D$2]^2-[.F393]^2))" office:value-type="float" office:value="28.8002606450635">
            <text:p>28.8002606450635</text:p>
          </table:table-cell>
          <table:table-cell table:formula="of:=ABS([.B393]-[.G393])" office:value-type="float" office:value="0.000260645063701048">
            <text:p>0.000260645063701048</text:p>
          </table:table-cell>
          <table:table-cell/>
        </table:table-row>
        <table:table-row table:style-name="ro2">
          <table:table-cell table:formula="of:=[.A393]+[.A$4]" office:value-type="float" office:value="115.499999999999">
            <text:p>115.499999999999</text:p>
          </table:table-cell>
          <table:table-cell table:formula="of:=[.A394]/([.$D$4]*2)" office:value-type="float" office:value="28.8749999999998">
            <text:p>28.8749999999998</text:p>
          </table:table-cell>
          <table:table-cell table:formula="of:=SQRT(ABS([.$D$2]^2-[.B394]^2))" office:value-type="float" office:value="95.7404531794163">
            <text:p>95.7404531794163</text:p>
          </table:table-cell>
          <table:table-cell table:formula="of:=([.$C$10]-[.C394])*[.$B$4]" office:value-type="float" office:value="5366.32276608468">
            <text:p>5366.32276608468</text:p>
          </table:table-cell>
          <table:table-cell table:formula="of:=ROUND([.D394])" office:value-type="float" office:value="5366">
            <text:p>5366</text:p>
          </table:table-cell>
          <table:table-cell table:formula="of:=([.$C$8]-([.E394]*[.$C$4]))" office:value-type="float" office:value="95.7407375">
            <text:p>95.7407375</text:p>
          </table:table-cell>
          <table:table-cell table:formula="of:=SQRT(ABS([.$D$2]^2-[.F394]^2))" office:value-type="float" office:value="28.8740572652354">
            <text:p>28.8740572652354</text:p>
          </table:table-cell>
          <table:table-cell table:formula="of:=ABS([.B394]-[.G394])" office:value-type="float" office:value="0.000942734764393549">
            <text:p>0.000942734764393549</text:p>
          </table:table-cell>
          <table:table-cell/>
        </table:table-row>
        <table:table-row table:style-name="ro2">
          <table:table-cell table:formula="of:=[.A394]+[.A$4]" office:value-type="float" office:value="115.799999999999">
            <text:p>115.799999999999</text:p>
          </table:table-cell>
          <table:table-cell table:formula="of:=[.A395]/([.$D$4]*2)" office:value-type="float" office:value="28.9499999999998">
            <text:p>28.9499999999998</text:p>
          </table:table-cell>
          <table:table-cell table:formula="of:=SQRT(ABS([.$D$2]^2-[.B395]^2))" office:value-type="float" office:value="95.717801374666">
            <text:p>95.717801374666</text:p>
          </table:table-cell>
          <table:table-cell table:formula="of:=([.$C$10]-[.C395])*[.$B$4]" office:value-type="float" office:value="5394.86047285678">
            <text:p>5394.86047285678</text:p>
          </table:table-cell>
          <table:table-cell table:formula="of:=ROUND([.D395])" office:value-type="float" office:value="5395">
            <text:p>5395</text:p>
          </table:table-cell>
          <table:table-cell table:formula="of:=([.$C$8]-([.E395]*[.$C$4]))" office:value-type="float" office:value="95.71771875">
            <text:p>95.71771875</text:p>
          </table:table-cell>
          <table:table-cell table:formula="of:=SQRT(ABS([.$D$2]^2-[.F395]^2))" office:value-type="float" office:value="28.9502731817145">
            <text:p>28.9502731817145</text:p>
          </table:table-cell>
          <table:table-cell table:formula="of:=ABS([.B395]-[.G395])" office:value-type="float" office:value="0.000273181714675275">
            <text:p>0.000273181714675275</text:p>
          </table:table-cell>
          <table:table-cell/>
        </table:table-row>
        <table:table-row table:style-name="ro2">
          <table:table-cell table:formula="of:=[.A395]+[.A$4]" office:value-type="float" office:value="116.099999999999">
            <text:p>116.099999999999</text:p>
          </table:table-cell>
          <table:table-cell table:formula="of:=[.A396]/([.$D$4]*2)" office:value-type="float" office:value="29.0249999999998">
            <text:p>29.0249999999998</text:p>
          </table:table-cell>
          <table:table-cell table:formula="of:=SQRT(ABS([.$D$2]^2-[.B396]^2))" office:value-type="float" office:value="95.6950854276227">
            <text:p>95.6950854276227</text:p>
          </table:table-cell>
          <table:table-cell table:formula="of:=([.$C$10]-[.C396])*[.$B$4]" office:value-type="float" office:value="5423.47898881678">
            <text:p>5423.47898881678</text:p>
          </table:table-cell>
          <table:table-cell table:formula="of:=ROUND([.D396])" office:value-type="float" office:value="5423">
            <text:p>5423</text:p>
          </table:table-cell>
          <table:table-cell table:formula="of:=([.$C$8]-([.E396]*[.$C$4]))" office:value-type="float" office:value="95.69549375">
            <text:p>95.69549375</text:p>
          </table:table-cell>
          <table:table-cell table:formula="of:=SQRT(ABS([.$D$2]^2-[.F396]^2))" office:value-type="float" office:value="29.0236537318049">
            <text:p>29.0236537318049</text:p>
          </table:table-cell>
          <table:table-cell table:formula="of:=ABS([.B396]-[.G396])" office:value-type="float" office:value="0.00134626819492567">
            <text:p>0.00134626819492567</text:p>
          </table:table-cell>
          <table:table-cell/>
        </table:table-row>
        <table:table-row table:style-name="ro2">
          <table:table-cell table:formula="of:=[.A396]+[.A$4]" office:value-type="float" office:value="116.399999999999">
            <text:p>116.399999999999</text:p>
          </table:table-cell>
          <table:table-cell table:formula="of:=[.A397]/([.$D$4]*2)" office:value-type="float" office:value="29.0999999999998">
            <text:p>29.0999999999998</text:p>
          </table:table-cell>
          <table:table-cell table:formula="of:=SQRT(ABS([.$D$2]^2-[.B397]^2))" office:value-type="float" office:value="95.6723052925977">
            <text:p>95.6723052925977</text:p>
          </table:table-cell>
          <table:table-cell table:formula="of:=([.$C$10]-[.C397])*[.$B$4]" office:value-type="float" office:value="5452.17837152552">
            <text:p>5452.17837152552</text:p>
          </table:table-cell>
          <table:table-cell table:formula="of:=ROUND([.D397])" office:value-type="float" office:value="5452">
            <text:p>5452</text:p>
          </table:table-cell>
          <table:table-cell table:formula="of:=([.$C$8]-([.E397]*[.$C$4]))" office:value-type="float" office:value="95.672475">
            <text:p>95.672475</text:p>
          </table:table-cell>
          <table:table-cell table:formula="of:=SQRT(ABS([.$D$2]^2-[.F397]^2))" office:value-type="float" office:value="29.0994420457571">
            <text:p>29.0994420457571</text:p>
          </table:table-cell>
          <table:table-cell table:formula="of:=ABS([.B397]-[.G397])" office:value-type="float" office:value="0.000557954242754732">
            <text:p>0.000557954242754732</text:p>
          </table:table-cell>
          <table:table-cell/>
        </table:table-row>
        <table:table-row table:style-name="ro2">
          <table:table-cell table:formula="of:=[.A397]+[.A$4]" office:value-type="float" office:value="116.699999999999">
            <text:p>116.699999999999</text:p>
          </table:table-cell>
          <table:table-cell table:formula="of:=[.A398]/([.$D$4]*2)" office:value-type="float" office:value="29.1749999999998">
            <text:p>29.1749999999998</text:p>
          </table:table-cell>
          <table:table-cell table:formula="of:=SQRT(ABS([.$D$2]^2-[.B398]^2))" office:value-type="float" office:value="95.6494609237292">
            <text:p>95.6494609237292</text:p>
          </table:table-cell>
          <table:table-cell table:formula="of:=([.$C$10]-[.C398])*[.$B$4]" office:value-type="float" office:value="5480.95867876132">
            <text:p>5480.95867876132</text:p>
          </table:table-cell>
          <table:table-cell table:formula="of:=ROUND([.D398])" office:value-type="float" office:value="5481">
            <text:p>5481</text:p>
          </table:table-cell>
          <table:table-cell table:formula="of:=([.$C$8]-([.E398]*[.$C$4]))" office:value-type="float" office:value="95.64945625">
            <text:p>95.64945625</text:p>
          </table:table-cell>
          <table:table-cell table:formula="of:=SQRT(ABS([.$D$2]^2-[.F398]^2))" office:value-type="float" office:value="29.1750153226924">
            <text:p>29.1750153226924</text:p>
          </table:table-cell>
          <table:table-cell table:formula="of:=ABS([.B398]-[.G398])" office:value-type="float" office:value="0.0000153226925974081">
            <text:p>0.0000153226925974081</text:p>
          </table:table-cell>
          <table:table-cell/>
        </table:table-row>
        <table:table-row table:style-name="ro2">
          <table:table-cell table:formula="of:=[.A398]+[.A$4]" office:value-type="float" office:value="116.999999999999">
            <text:p>116.999999999999</text:p>
          </table:table-cell>
          <table:table-cell table:formula="of:=[.A399]/([.$D$4]*2)" office:value-type="float" office:value="29.2499999999998">
            <text:p>29.2499999999998</text:p>
          </table:table-cell>
          <table:table-cell table:formula="of:=SQRT(ABS([.$D$2]^2-[.B399]^2))" office:value-type="float" office:value="95.6265522749828">
            <text:p>95.6265522749828</text:p>
          </table:table-cell>
          <table:table-cell table:formula="of:=([.$C$10]-[.C399])*[.$B$4]" office:value-type="float" office:value="5509.81996852068">
            <text:p>5509.81996852068</text:p>
          </table:table-cell>
          <table:table-cell table:formula="of:=ROUND([.D399])" office:value-type="float" office:value="5510">
            <text:p>5510</text:p>
          </table:table-cell>
          <table:table-cell table:formula="of:=([.$C$8]-([.E399]*[.$C$4]))" office:value-type="float" office:value="95.6264375">
            <text:p>95.6264375</text:p>
          </table:table-cell>
          <table:table-cell table:formula="of:=SQRT(ABS([.$D$2]^2-[.F399]^2))" office:value-type="float" office:value="29.250375229364">
            <text:p>29.250375229364</text:p>
          </table:table-cell>
          <table:table-cell table:formula="of:=ABS([.B399]-[.G399])" office:value-type="float" office:value="0.000375229364237839">
            <text:p>0.000375229364237839</text:p>
          </table:table-cell>
          <table:table-cell/>
        </table:table-row>
        <table:table-row table:style-name="ro2">
          <table:table-cell table:formula="of:=[.A399]+[.A$4]" office:value-type="float" office:value="117.299999999999">
            <text:p>117.299999999999</text:p>
          </table:table-cell>
          <table:table-cell table:formula="of:=[.A400]/([.$D$4]*2)" office:value-type="float" office:value="29.3249999999998">
            <text:p>29.3249999999998</text:p>
          </table:table-cell>
          <table:table-cell table:formula="of:=SQRT(ABS([.$D$2]^2-[.B400]^2))" office:value-type="float" office:value="95.6035793001497">
            <text:p>95.6035793001497</text:p>
          </table:table-cell>
          <table:table-cell table:formula="of:=([.$C$10]-[.C400])*[.$B$4]" office:value-type="float" office:value="5538.76229901904">
            <text:p>5538.76229901904</text:p>
          </table:table-cell>
          <table:table-cell table:formula="of:=ROUND([.D400])" office:value-type="float" office:value="5539">
            <text:p>5539</text:p>
          </table:table-cell>
          <table:table-cell table:formula="of:=([.$C$8]-([.E400]*[.$C$4]))" office:value-type="float" office:value="95.60341875">
            <text:p>95.60341875</text:p>
          </table:table-cell>
          <table:table-cell table:formula="of:=SQRT(ABS([.$D$2]^2-[.F400]^2))" office:value-type="float" office:value="29.3255234107108">
            <text:p>29.3255234107108</text:p>
          </table:table-cell>
          <table:table-cell table:formula="of:=ABS([.B400]-[.G400])" office:value-type="float" office:value="0.000523410711014805">
            <text:p>0.000523410711014805</text:p>
          </table:table-cell>
          <table:table-cell/>
        </table:table-row>
        <table:table-row table:style-name="ro2">
          <table:table-cell table:formula="of:=[.A400]+[.A$4]" office:value-type="float" office:value="117.599999999999">
            <text:p>117.599999999999</text:p>
          </table:table-cell>
          <table:table-cell table:formula="of:=[.A401]/([.$D$4]*2)" office:value-type="float" office:value="29.3999999999998">
            <text:p>29.3999999999998</text:p>
          </table:table-cell>
          <table:table-cell table:formula="of:=SQRT(ABS([.$D$2]^2-[.B401]^2))" office:value-type="float" office:value="95.5805419528473">
            <text:p>95.5805419528473</text:p>
          </table:table-cell>
          <table:table-cell table:formula="of:=([.$C$10]-[.C401])*[.$B$4]" office:value-type="float" office:value="5567.78572869129">
            <text:p>5567.78572869129</text:p>
          </table:table-cell>
          <table:table-cell table:formula="of:=ROUND([.D401])" office:value-type="float" office:value="5568">
            <text:p>5568</text:p>
          </table:table-cell>
          <table:table-cell table:formula="of:=([.$C$8]-([.E401]*[.$C$4]))" office:value-type="float" office:value="95.5804">
            <text:p>95.5804</text:p>
          </table:table-cell>
          <table:table-cell table:formula="of:=SQRT(ABS([.$D$2]^2-[.F401]^2))" office:value-type="float" office:value="29.4004614902556">
            <text:p>29.4004614902556</text:p>
          </table:table-cell>
          <table:table-cell table:formula="of:=ABS([.B401]-[.G401])" office:value-type="float" office:value="0.00046149025576625">
            <text:p>0.00046149025576625</text:p>
          </table:table-cell>
          <table:table-cell/>
        </table:table-row>
        <table:table-row table:style-name="ro2">
          <table:table-cell table:formula="of:=[.A401]+[.A$4]" office:value-type="float" office:value="117.899999999999">
            <text:p>117.899999999999</text:p>
          </table:table-cell>
          <table:table-cell table:formula="of:=[.A402]/([.$D$4]*2)" office:value-type="float" office:value="29.4749999999998">
            <text:p>29.4749999999998</text:p>
          </table:table-cell>
          <table:table-cell table:formula="of:=SQRT(ABS([.$D$2]^2-[.B402]^2))" office:value-type="float" office:value="95.5574401865182">
            <text:p>95.5574401865182</text:p>
          </table:table-cell>
          <table:table-cell table:formula="of:=([.$C$10]-[.C402])*[.$B$4]" office:value-type="float" office:value="5596.89031619252">
            <text:p>5596.89031619252</text:p>
          </table:table-cell>
          <table:table-cell table:formula="of:=ROUND([.D402])" office:value-type="float" office:value="5597">
            <text:p>5597</text:p>
          </table:table-cell>
          <table:table-cell table:formula="of:=([.$C$8]-([.E402]*[.$C$4]))" office:value-type="float" office:value="95.55738125">
            <text:p>95.55738125</text:p>
          </table:table-cell>
          <table:table-cell table:formula="of:=SQRT(ABS([.$D$2]^2-[.F402]^2))" office:value-type="float" office:value="29.4751910704943">
            <text:p>29.4751910704943</text:p>
          </table:table-cell>
          <table:table-cell table:formula="of:=ABS([.B402]-[.G402])" office:value-type="float" office:value="0.000191070494498291">
            <text:p>0.000191070494498291</text:p>
          </table:table-cell>
          <table:table-cell/>
        </table:table-row>
        <table:table-row table:style-name="ro2">
          <table:table-cell table:formula="of:=[.A402]+[.A$4]" office:value-type="float" office:value="118.199999999999">
            <text:p>118.199999999999</text:p>
          </table:table-cell>
          <table:table-cell table:formula="of:=[.A403]/([.$D$4]*2)" office:value-type="float" office:value="29.5499999999998">
            <text:p>29.5499999999998</text:p>
          </table:table-cell>
          <table:table-cell table:formula="of:=SQRT(ABS([.$D$2]^2-[.B403]^2))" office:value-type="float" office:value="95.5342739544296">
            <text:p>95.5342739544296</text:p>
          </table:table-cell>
          <table:table-cell table:formula="of:=([.$C$10]-[.C403])*[.$B$4]" office:value-type="float" office:value="5626.07612039863">
            <text:p>5626.07612039863</text:p>
          </table:table-cell>
          <table:table-cell table:formula="of:=ROUND([.D403])" office:value-type="float" office:value="5626">
            <text:p>5626</text:p>
          </table:table-cell>
          <table:table-cell table:formula="of:=([.$C$8]-([.E403]*[.$C$4]))" office:value-type="float" office:value="95.5343625">
            <text:p>95.5343625</text:p>
          </table:table-cell>
          <table:table-cell table:formula="of:=SQRT(ABS([.$D$2]^2-[.F403]^2))" office:value-type="float" office:value="29.5497137332766">
            <text:p>29.5497137332766</text:p>
          </table:table-cell>
          <table:table-cell table:formula="of:=ABS([.B403]-[.G403])" office:value-type="float" office:value="0.000286266723250606">
            <text:p>0.000286266723250606</text:p>
          </table:table-cell>
          <table:table-cell/>
        </table:table-row>
        <table:table-row table:style-name="ro2">
          <table:table-cell table:formula="of:=[.A403]+[.A$4]" office:value-type="float" office:value="118.499999999999">
            <text:p>118.499999999999</text:p>
          </table:table-cell>
          <table:table-cell table:formula="of:=[.A404]/([.$D$4]*2)" office:value-type="float" office:value="29.6249999999998">
            <text:p>29.6249999999998</text:p>
          </table:table-cell>
          <table:table-cell table:formula="of:=SQRT(ABS([.$D$2]^2-[.B404]^2))" office:value-type="float" office:value="95.5110432096729">
            <text:p>95.5110432096729</text:p>
          </table:table-cell>
          <table:table-cell table:formula="of:=([.$C$10]-[.C404])*[.$B$4]" office:value-type="float" office:value="5655.34320040707">
            <text:p>5655.34320040707</text:p>
          </table:table-cell>
          <table:table-cell table:formula="of:=ROUND([.D404])" office:value-type="float" office:value="5655">
            <text:p>5655</text:p>
          </table:table-cell>
          <table:table-cell table:formula="of:=([.$C$8]-([.E404]*[.$C$4]))" office:value-type="float" office:value="95.51134375">
            <text:p>95.51134375</text:p>
          </table:table-cell>
          <table:table-cell table:formula="of:=SQRT(ABS([.$D$2]^2-[.F404]^2))" office:value-type="float" office:value="29.6240310401764">
            <text:p>29.6240310401764</text:p>
          </table:table-cell>
          <table:table-cell table:formula="of:=ABS([.B404]-[.G404])" office:value-type="float" office:value="0.00096895982337486">
            <text:p>0.00096895982337486</text:p>
          </table:table-cell>
          <table:table-cell/>
        </table:table-row>
        <table:table-row table:style-name="ro2">
          <table:table-cell table:formula="of:=[.A404]+[.A$4]" office:value-type="float" office:value="118.799999999999">
            <text:p>118.799999999999</text:p>
          </table:table-cell>
          <table:table-cell table:formula="of:=[.A405]/([.$D$4]*2)" office:value-type="float" office:value="29.6999999999998">
            <text:p>29.6999999999998</text:p>
          </table:table-cell>
          <table:table-cell table:formula="of:=SQRT(ABS([.$D$2]^2-[.B405]^2))" office:value-type="float" office:value="95.4877479051633">
            <text:p>95.4877479051633</text:p>
          </table:table-cell>
          <table:table-cell table:formula="of:=([.$C$10]-[.C405])*[.$B$4]" office:value-type="float" office:value="5684.69161553737">
            <text:p>5684.69161553737</text:p>
          </table:table-cell>
          <table:table-cell table:formula="of:=ROUND([.D405])" office:value-type="float" office:value="5685">
            <text:p>5685</text:p>
          </table:table-cell>
          <table:table-cell table:formula="of:=([.$C$8]-([.E405]*[.$C$4]))" office:value-type="float" office:value="95.48753125">
            <text:p>95.48753125</text:p>
          </table:table-cell>
          <table:table-cell table:formula="of:=SQRT(ABS([.$D$2]^2-[.F405]^2))" office:value-type="float" office:value="29.7006965537893">
            <text:p>29.7006965537893</text:p>
          </table:table-cell>
          <table:table-cell table:formula="of:=ABS([.B405]-[.G405])" office:value-type="float" office:value="0.000696553789509835">
            <text:p>0.000696553789509835</text:p>
          </table:table-cell>
          <table:table-cell/>
        </table:table-row>
        <table:table-row table:style-name="ro2">
          <table:table-cell table:formula="of:=[.A405]+[.A$4]" office:value-type="float" office:value="119.099999999999">
            <text:p>119.099999999999</text:p>
          </table:table-cell>
          <table:table-cell table:formula="of:=[.A406]/([.$D$4]*2)" office:value-type="float" office:value="29.7749999999998">
            <text:p>29.7749999999998</text:p>
          </table:table-cell>
          <table:table-cell table:formula="of:=SQRT(ABS([.$D$2]^2-[.B406]^2))" office:value-type="float" office:value="95.4643879936388">
            <text:p>95.4643879936388</text:p>
          </table:table-cell>
          <table:table-cell table:formula="of:=([.$C$10]-[.C406])*[.$B$4]" office:value-type="float" office:value="5714.12142533194">
            <text:p>5714.12142533194</text:p>
          </table:table-cell>
          <table:table-cell table:formula="of:=ROUND([.D406])" office:value-type="float" office:value="5714">
            <text:p>5714</text:p>
          </table:table-cell>
          <table:table-cell table:formula="of:=([.$C$8]-([.E406]*[.$C$4]))" office:value-type="float" office:value="95.4645125">
            <text:p>95.4645125</text:p>
          </table:table-cell>
          <table:table-cell table:formula="of:=SQRT(ABS([.$D$2]^2-[.F406]^2))" office:value-type="float" office:value="29.7746008056757">
            <text:p>29.7746008056757</text:p>
          </table:table-cell>
          <table:table-cell table:formula="of:=ABS([.B406]-[.G406])" office:value-type="float" office:value="0.000399194324106844">
            <text:p>0.000399194324106844</text:p>
          </table:table-cell>
          <table:table-cell/>
        </table:table-row>
        <table:table-row table:style-name="ro2">
          <table:table-cell table:formula="of:=[.A406]+[.A$4]" office:value-type="float" office:value="119.399999999999">
            <text:p>119.399999999999</text:p>
          </table:table-cell>
          <table:table-cell table:formula="of:=[.A407]/([.$D$4]*2)" office:value-type="float" office:value="29.8499999999998">
            <text:p>29.8499999999998</text:p>
          </table:table-cell>
          <table:table-cell table:formula="of:=SQRT(ABS([.$D$2]^2-[.B407]^2))" office:value-type="float" office:value="95.4409634276604">
            <text:p>95.4409634276604</text:p>
          </table:table-cell>
          <table:table-cell table:formula="of:=([.$C$10]-[.C407])*[.$B$4]" office:value-type="float" office:value="5743.63268955672">
            <text:p>5743.63268955672</text:p>
          </table:table-cell>
          <table:table-cell table:formula="of:=ROUND([.D407])" office:value-type="float" office:value="5744">
            <text:p>5744</text:p>
          </table:table-cell>
          <table:table-cell table:formula="of:=([.$C$8]-([.E407]*[.$C$4]))" office:value-type="float" office:value="95.4407">
            <text:p>95.4407</text:p>
          </table:table-cell>
          <table:table-cell table:formula="of:=SQRT(ABS([.$D$2]^2-[.F407]^2))" office:value-type="float" office:value="29.8508422579665">
            <text:p>29.8508422579665</text:p>
          </table:table-cell>
          <table:table-cell table:formula="of:=ABS([.B407]-[.G407])" office:value-type="float" office:value="0.000842257966699123">
            <text:p>0.000842257966699123</text:p>
          </table:table-cell>
          <table:table-cell/>
        </table:table-row>
        <table:table-row table:style-name="ro2">
          <table:table-cell table:formula="of:=[.A407]+[.A$4]" office:value-type="float" office:value="119.699999999999">
            <text:p>119.699999999999</text:p>
          </table:table-cell>
          <table:table-cell table:formula="of:=[.A408]/([.$D$4]*2)" office:value-type="float" office:value="29.9249999999998">
            <text:p>29.9249999999998</text:p>
          </table:table-cell>
          <table:table-cell table:formula="of:=SQRT(ABS([.$D$2]^2-[.B408]^2))" office:value-type="float" office:value="95.4174741596109">
            <text:p>95.4174741596109</text:p>
          </table:table-cell>
          <table:table-cell table:formula="of:=([.$C$10]-[.C408])*[.$B$4]" office:value-type="float" office:value="5773.22546820178">
            <text:p>5773.22546820178</text:p>
          </table:table-cell>
          <table:table-cell table:formula="of:=ROUND([.D408])" office:value-type="float" office:value="5773">
            <text:p>5773</text:p>
          </table:table-cell>
          <table:table-cell table:formula="of:=([.$C$8]-([.E408]*[.$C$4]))" office:value-type="float" office:value="95.41768125">
            <text:p>95.41768125</text:p>
          </table:table-cell>
          <table:table-cell table:formula="of:=SQRT(ABS([.$D$2]^2-[.F408]^2))" office:value-type="float" office:value="29.924339673139">
            <text:p>29.924339673139</text:p>
          </table:table-cell>
          <table:table-cell table:formula="of:=ABS([.B408]-[.G408])" office:value-type="float" office:value="0.000660326860852933">
            <text:p>0.000660326860852933</text:p>
          </table:table-cell>
          <table:table-cell/>
        </table:table-row>
        <table:table-row table:style-name="ro2">
          <table:table-cell table:formula="of:=[.A408]+[.A$4]" office:value-type="float" office:value="119.999999999999">
            <text:p>119.999999999999</text:p>
          </table:table-cell>
          <table:table-cell table:formula="of:=[.A409]/([.$D$4]*2)" office:value-type="float" office:value="29.9999999999998">
            <text:p>29.9999999999998</text:p>
          </table:table-cell>
          <table:table-cell table:formula="of:=SQRT(ABS([.$D$2]^2-[.B409]^2))" office:value-type="float" office:value="95.3939201416946">
            <text:p>95.3939201416946</text:p>
          </table:table-cell>
          <table:table-cell table:formula="of:=([.$C$10]-[.C409])*[.$B$4]" office:value-type="float" office:value="5802.89982148211">
            <text:p>5802.89982148211</text:p>
          </table:table-cell>
          <table:table-cell table:formula="of:=ROUND([.D409])" office:value-type="float" office:value="5803">
            <text:p>5803</text:p>
          </table:table-cell>
          <table:table-cell table:formula="of:=([.$C$8]-([.E409]*[.$C$4]))" office:value-type="float" office:value="95.39386875">
            <text:p>95.39386875</text:p>
          </table:table-cell>
          <table:table-cell table:formula="of:=SQRT(ABS([.$D$2]^2-[.F409]^2))" office:value-type="float" office:value="30.0001634146845">
            <text:p>30.0001634146845</text:p>
          </table:table-cell>
          <table:table-cell table:formula="of:=ABS([.B409]-[.G409])" office:value-type="float" office:value="0.000163414684706709">
            <text:p>0.000163414684706709</text:p>
          </table:table-cell>
          <table:table-cell/>
        </table:table-row>
        <table:table-row table:style-name="ro2">
          <table:table-cell table:formula="of:=[.A409]+[.A$4]" office:value-type="float" office:value="120.299999999999">
            <text:p>120.299999999999</text:p>
          </table:table-cell>
          <table:table-cell table:formula="of:=[.A410]/([.$D$4]*2)" office:value-type="float" office:value="30.0749999999998">
            <text:p>30.0749999999998</text:p>
          </table:table-cell>
          <table:table-cell table:formula="of:=SQRT(ABS([.$D$2]^2-[.B410]^2))" office:value-type="float" office:value="95.370301325937">
            <text:p>95.370301325937</text:p>
          </table:table-cell>
          <table:table-cell table:formula="of:=([.$C$10]-[.C410])*[.$B$4]" office:value-type="float" office:value="5832.65580983824">
            <text:p>5832.65580983824</text:p>
          </table:table-cell>
          <table:table-cell table:formula="of:=ROUND([.D410])" office:value-type="float" office:value="5833">
            <text:p>5833</text:p>
          </table:table-cell>
          <table:table-cell table:formula="of:=([.$C$8]-([.E410]*[.$C$4]))" office:value-type="float" office:value="95.37005625">
            <text:p>95.37005625</text:p>
          </table:table-cell>
          <table:table-cell table:formula="of:=SQRT(ABS([.$D$2]^2-[.F410]^2))" office:value-type="float" office:value="30.0757771449357">
            <text:p>30.0757771449357</text:p>
          </table:table-cell>
          <table:table-cell table:formula="of:=ABS([.B410]-[.G410])" office:value-type="float" office:value="0.000777144935877772">
            <text:p>0.000777144935877772</text:p>
          </table:table-cell>
          <table:table-cell/>
        </table:table-row>
        <table:table-row table:style-name="ro2">
          <table:table-cell table:formula="of:=[.A410]+[.A$4]" office:value-type="float" office:value="120.599999999999">
            <text:p>120.599999999999</text:p>
          </table:table-cell>
          <table:table-cell table:formula="of:=[.A411]/([.$D$4]*2)" office:value-type="float" office:value="30.1499999999998">
            <text:p>30.1499999999998</text:p>
          </table:table-cell>
          <table:table-cell table:formula="of:=SQRT(ABS([.$D$2]^2-[.B411]^2))" office:value-type="float" office:value="95.3466176641836">
            <text:p>95.3466176641836</text:p>
          </table:table-cell>
          <table:table-cell table:formula="of:=([.$C$10]-[.C411])*[.$B$4]" office:value-type="float" office:value="5862.49349393691">
            <text:p>5862.49349393691</text:p>
          </table:table-cell>
          <table:table-cell table:formula="of:=ROUND([.D411])" office:value-type="float" office:value="5862">
            <text:p>5862</text:p>
          </table:table-cell>
          <table:table-cell table:formula="of:=([.$C$8]-([.E411]*[.$C$4]))" office:value-type="float" office:value="95.3470375">
            <text:p>95.3470375</text:p>
          </table:table-cell>
          <table:table-cell table:formula="of:=SQRT(ABS([.$D$2]^2-[.F411]^2))" office:value-type="float" office:value="30.1486722754684">
            <text:p>30.1486722754684</text:p>
          </table:table-cell>
          <table:table-cell table:formula="of:=ABS([.B411]-[.G411])" office:value-type="float" office:value="0.00132772453144625">
            <text:p>0.00132772453144625</text:p>
          </table:table-cell>
          <table:table-cell/>
        </table:table-row>
        <table:table-row table:style-name="ro2">
          <table:table-cell table:formula="of:=[.A411]+[.A$4]" office:value-type="float" office:value="120.899999999999">
            <text:p>120.899999999999</text:p>
          </table:table-cell>
          <table:table-cell table:formula="of:=[.A412]/([.$D$4]*2)" office:value-type="float" office:value="30.2249999999998">
            <text:p>30.2249999999998</text:p>
          </table:table-cell>
          <table:table-cell table:formula="of:=SQRT(ABS([.$D$2]^2-[.B412]^2))" office:value-type="float" office:value="95.3228691081002">
            <text:p>95.3228691081002</text:p>
          </table:table-cell>
          <table:table-cell table:formula="of:=([.$C$10]-[.C412])*[.$B$4]" office:value-type="float" office:value="5892.41293467189">
            <text:p>5892.41293467189</text:p>
          </table:table-cell>
          <table:table-cell table:formula="of:=ROUND([.D412])" office:value-type="float" office:value="5892">
            <text:p>5892</text:p>
          </table:table-cell>
          <table:table-cell table:formula="of:=([.$C$8]-([.E412]*[.$C$4]))" office:value-type="float" office:value="95.323225">
            <text:p>95.323225</text:p>
          </table:table-cell>
          <table:table-cell table:formula="of:=SQRT(ABS([.$D$2]^2-[.F412]^2))" office:value-type="float" office:value="30.223877573855">
            <text:p>30.223877573855</text:p>
          </table:table-cell>
          <table:table-cell table:formula="of:=ABS([.B412]-[.G412])" office:value-type="float" office:value="0.00112242614479641">
            <text:p>0.00112242614479641</text:p>
          </table:table-cell>
          <table:table-cell/>
        </table:table-row>
        <table:table-row table:style-name="ro2">
          <table:table-cell table:formula="of:=[.A412]+[.A$4]" office:value-type="float" office:value="121.199999999999">
            <text:p>121.199999999999</text:p>
          </table:table-cell>
          <table:table-cell table:formula="of:=[.A413]/([.$D$4]*2)" office:value-type="float" office:value="30.2999999999998">
            <text:p>30.2999999999998</text:p>
          </table:table-cell>
          <table:table-cell table:formula="of:=SQRT(ABS([.$D$2]^2-[.B413]^2))" office:value-type="float" office:value="95.2990556091718">
            <text:p>95.2990556091718</text:p>
          </table:table-cell>
          <table:table-cell table:formula="of:=([.$C$10]-[.C413])*[.$B$4]" office:value-type="float" office:value="5922.41419316446">
            <text:p>5922.41419316446</text:p>
          </table:table-cell>
          <table:table-cell table:formula="of:=ROUND([.D413])" office:value-type="float" office:value="5922">
            <text:p>5922</text:p>
          </table:table-cell>
          <table:table-cell table:formula="of:=([.$C$8]-([.E413]*[.$C$4]))" office:value-type="float" office:value="95.2994125">
            <text:p>95.2994125</text:p>
          </table:table-cell>
          <table:table-cell table:formula="of:=SQRT(ABS([.$D$2]^2-[.F413]^2))" office:value-type="float" office:value="30.2988774900134">
            <text:p>30.2988774900134</text:p>
          </table:table-cell>
          <table:table-cell table:formula="of:=ABS([.B413]-[.G413])" office:value-type="float" office:value="0.00112250998635233">
            <text:p>0.00112250998635233</text:p>
          </table:table-cell>
          <table:table-cell/>
        </table:table-row>
        <table:table-row table:style-name="ro2">
          <table:table-cell table:formula="of:=[.A413]+[.A$4]" office:value-type="float" office:value="121.499999999999">
            <text:p>121.499999999999</text:p>
          </table:table-cell>
          <table:table-cell table:formula="of:=[.A414]/([.$D$4]*2)" office:value-type="float" office:value="30.3749999999998">
            <text:p>30.3749999999998</text:p>
          </table:table-cell>
          <table:table-cell table:formula="of:=SQRT(ABS([.$D$2]^2-[.B414]^2))" office:value-type="float" office:value="95.2751771187019">
            <text:p>95.2751771187019</text:p>
          </table:table-cell>
          <table:table-cell table:formula="of:=([.$C$10]-[.C414])*[.$B$4]" office:value-type="float" office:value="5952.49733076431">
            <text:p>5952.49733076431</text:p>
          </table:table-cell>
          <table:table-cell table:formula="of:=ROUND([.D414])" office:value-type="float" office:value="5952">
            <text:p>5952</text:p>
          </table:table-cell>
          <table:table-cell table:formula="of:=([.$C$8]-([.E414]*[.$C$4]))" office:value-type="float" office:value="95.2756">
            <text:p>95.2756</text:p>
          </table:table-cell>
          <table:table-cell table:formula="of:=SQRT(ABS([.$D$2]^2-[.F414]^2))" office:value-type="float" office:value="30.3736735453583">
            <text:p>30.3736735453583</text:p>
          </table:table-cell>
          <table:table-cell table:formula="of:=ABS([.B414]-[.G414])" office:value-type="float" office:value="0.00132645464147174">
            <text:p>0.00132645464147174</text:p>
          </table:table-cell>
          <table:table-cell/>
        </table:table-row>
        <table:table-row table:style-name="ro2">
          <table:table-cell table:formula="of:=[.A414]+[.A$4]" office:value-type="float" office:value="121.799999999999">
            <text:p>121.799999999999</text:p>
          </table:table-cell>
          <table:table-cell table:formula="of:=[.A415]/([.$D$4]*2)" office:value-type="float" office:value="30.4499999999998">
            <text:p>30.4499999999998</text:p>
          </table:table-cell>
          <table:table-cell table:formula="of:=SQRT(ABS([.$D$2]^2-[.B415]^2))" office:value-type="float" office:value="95.2512335878125">
            <text:p>95.2512335878125</text:p>
          </table:table-cell>
          <table:table-cell table:formula="of:=([.$C$10]-[.C415])*[.$B$4]" office:value-type="float" office:value="5982.6624090502">
            <text:p>5982.6624090502</text:p>
          </table:table-cell>
          <table:table-cell table:formula="of:=ROUND([.D415])" office:value-type="float" office:value="5983">
            <text:p>5983</text:p>
          </table:table-cell>
          <table:table-cell table:formula="of:=([.$C$8]-([.E415]*[.$C$4]))" office:value-type="float" office:value="95.25099375">
            <text:p>95.25099375</text:p>
          </table:table-cell>
          <table:table-cell table:formula="of:=SQRT(ABS([.$D$2]^2-[.F415]^2))" office:value-type="float" office:value="30.4507502311102">
            <text:p>30.4507502311102</text:p>
          </table:table-cell>
          <table:table-cell table:formula="of:=ABS([.B415]-[.G415])" office:value-type="float" office:value="0.000750231110423272">
            <text:p>0.000750231110423272</text:p>
          </table:table-cell>
          <table:table-cell/>
        </table:table-row>
        <table:table-row table:style-name="ro2">
          <table:table-cell table:formula="of:=[.A415]+[.A$4]" office:value-type="float" office:value="122.099999999999">
            <text:p>122.099999999999</text:p>
          </table:table-cell>
          <table:table-cell table:formula="of:=[.A416]/([.$D$4]*2)" office:value-type="float" office:value="30.5249999999998">
            <text:p>30.5249999999998</text:p>
          </table:table-cell>
          <table:table-cell table:formula="of:=SQRT(ABS([.$D$2]^2-[.B416]^2))" office:value-type="float" office:value="95.2272249674431">
            <text:p>95.2272249674431</text:p>
          </table:table-cell>
          <table:table-cell table:formula="of:=([.$C$10]-[.C416])*[.$B$4]" office:value-type="float" office:value="6012.90948983053">
            <text:p>6012.90948983053</text:p>
          </table:table-cell>
          <table:table-cell table:formula="of:=ROUND([.D416])" office:value-type="float" office:value="6013">
            <text:p>6013</text:p>
          </table:table-cell>
          <table:table-cell table:formula="of:=([.$C$8]-([.E416]*[.$C$4]))" office:value-type="float" office:value="95.22718125">
            <text:p>95.22718125</text:p>
          </table:table-cell>
          <table:table-cell table:formula="of:=SQRT(ABS([.$D$2]^2-[.F416]^2))" office:value-type="float" office:value="30.5251363826543">
            <text:p>30.5251363826543</text:p>
          </table:table-cell>
          <table:table-cell table:formula="of:=ABS([.B416]-[.G416])" office:value-type="float" office:value="0.000136382654549294">
            <text:p>0.000136382654549294</text:p>
          </table:table-cell>
          <table:table-cell/>
        </table:table-row>
        <table:table-row table:style-name="ro2">
          <table:table-cell table:formula="of:=[.A416]+[.A$4]" office:value-type="float" office:value="122.399999999999">
            <text:p>122.399999999999</text:p>
          </table:table-cell>
          <table:table-cell table:formula="of:=[.A417]/([.$D$4]*2)" office:value-type="float" office:value="30.5999999999998">
            <text:p>30.5999999999998</text:p>
          </table:table-cell>
          <table:table-cell table:formula="of:=SQRT(ABS([.$D$2]^2-[.B417]^2))" office:value-type="float" office:value="95.2031512083503">
            <text:p>95.2031512083503</text:p>
          </table:table-cell>
          <table:table-cell table:formula="of:=([.$C$10]-[.C417])*[.$B$4]" office:value-type="float" office:value="6043.23863514424">
            <text:p>6043.23863514424</text:p>
          </table:table-cell>
          <table:table-cell table:formula="of:=ROUND([.D417])" office:value-type="float" office:value="6043">
            <text:p>6043</text:p>
          </table:table-cell>
          <table:table-cell table:formula="of:=([.$C$8]-([.E417]*[.$C$4]))" office:value-type="float" office:value="95.20336875">
            <text:p>95.20336875</text:p>
          </table:table-cell>
          <table:table-cell table:formula="of:=SQRT(ABS([.$D$2]^2-[.F417]^2))" office:value-type="float" office:value="30.5993231730953">
            <text:p>30.5993231730953</text:p>
          </table:table-cell>
          <table:table-cell table:formula="of:=ABS([.B417]-[.G417])" office:value-type="float" office:value="0.00067682690454518">
            <text:p>0.00067682690454518</text:p>
          </table:table-cell>
          <table:table-cell/>
        </table:table-row>
        <table:table-row table:style-name="ro2">
          <table:table-cell table:formula="of:=[.A417]+[.A$4]" office:value-type="float" office:value="122.699999999999">
            <text:p>122.699999999999</text:p>
          </table:table-cell>
          <table:table-cell table:formula="of:=[.A418]/([.$D$4]*2)" office:value-type="float" office:value="30.6749999999998">
            <text:p>30.6749999999998</text:p>
          </table:table-cell>
          <table:table-cell table:formula="of:=SQRT(ABS([.$D$2]^2-[.B418]^2))" office:value-type="float" office:value="95.1790122611073">
            <text:p>95.1790122611073</text:p>
          </table:table-cell>
          <table:table-cell table:formula="of:=([.$C$10]-[.C418])*[.$B$4]" office:value-type="float" office:value="6073.64990726143">
            <text:p>6073.64990726143</text:p>
          </table:table-cell>
          <table:table-cell table:formula="of:=ROUND([.D418])" office:value-type="float" office:value="6074">
            <text:p>6074</text:p>
          </table:table-cell>
          <table:table-cell table:formula="of:=([.$C$8]-([.E418]*[.$C$4]))" office:value-type="float" office:value="95.1787625">
            <text:p>95.1787625</text:p>
          </table:table-cell>
          <table:table-cell table:formula="of:=SQRT(ABS([.$D$2]^2-[.F418]^2))" office:value-type="float" office:value="30.6757749530243">
            <text:p>30.6757749530243</text:p>
          </table:table-cell>
          <table:table-cell table:formula="of:=ABS([.B418]-[.G418])" office:value-type="float" office:value="0.000774953024500036">
            <text:p>0.000774953024500036</text:p>
          </table:table-cell>
          <table:table-cell/>
        </table:table-row>
        <table:table-row table:style-name="ro2">
          <table:table-cell table:formula="of:=[.A418]+[.A$4]" office:value-type="float" office:value="122.999999999999">
            <text:p>122.999999999999</text:p>
          </table:table-cell>
          <table:table-cell table:formula="of:=[.A419]/([.$D$4]*2)" office:value-type="float" office:value="30.7499999999998">
            <text:p>30.7499999999998</text:p>
          </table:table-cell>
          <table:table-cell table:formula="of:=SQRT(ABS([.$D$2]^2-[.B419]^2))" office:value-type="float" office:value="95.1548080761031">
            <text:p>95.1548080761031</text:p>
          </table:table-cell>
          <table:table-cell table:formula="of:=([.$C$10]-[.C419])*[.$B$4]" office:value-type="float" office:value="6104.14336868406">
            <text:p>6104.14336868406</text:p>
          </table:table-cell>
          <table:table-cell table:formula="of:=ROUND([.D419])" office:value-type="float" office:value="6104">
            <text:p>6104</text:p>
          </table:table-cell>
          <table:table-cell table:formula="of:=([.$C$8]-([.E419]*[.$C$4]))" office:value-type="float" office:value="95.15495">
            <text:p>95.15495</text:p>
          </table:table-cell>
          <table:table-cell table:formula="of:=SQRT(ABS([.$D$2]^2-[.F419]^2))" office:value-type="float" office:value="30.7495608179613">
            <text:p>30.7495608179613</text:p>
          </table:table-cell>
          <table:table-cell table:formula="of:=ABS([.B419]-[.G419])" office:value-type="float" office:value="0.000439182038523001">
            <text:p>0.000439182038523001</text:p>
          </table:table-cell>
          <table:table-cell/>
        </table:table-row>
        <table:table-row table:style-name="ro2">
          <table:table-cell table:formula="of:=[.A419]+[.A$4]" office:value-type="float" office:value="123.299999999999">
            <text:p>123.299999999999</text:p>
          </table:table-cell>
          <table:table-cell table:formula="of:=[.A420]/([.$D$4]*2)" office:value-type="float" office:value="30.8249999999998">
            <text:p>30.8249999999998</text:p>
          </table:table-cell>
          <table:table-cell table:formula="of:=SQRT(ABS([.$D$2]^2-[.B420]^2))" office:value-type="float" office:value="95.1305386035421">
            <text:p>95.1305386035421</text:p>
          </table:table-cell>
          <table:table-cell table:formula="of:=([.$C$10]-[.C420])*[.$B$4]" office:value-type="float" office:value="6134.71908214672">
            <text:p>6134.71908214672</text:p>
          </table:table-cell>
          <table:table-cell table:formula="of:=ROUND([.D420])" office:value-type="float" office:value="6135">
            <text:p>6135</text:p>
          </table:table-cell>
          <table:table-cell table:formula="of:=([.$C$8]-([.E420]*[.$C$4]))" office:value-type="float" office:value="95.13034375">
            <text:p>95.13034375</text:p>
          </table:table-cell>
          <table:table-cell table:formula="of:=SQRT(ABS([.$D$2]^2-[.F420]^2))" office:value-type="float" office:value="30.8256013405552">
            <text:p>30.8256013405552</text:p>
          </table:table-cell>
          <table:table-cell table:formula="of:=ABS([.B420]-[.G420])" office:value-type="float" office:value="0.000601340555363095">
            <text:p>0.000601340555363095</text:p>
          </table:table-cell>
          <table:table-cell/>
        </table:table-row>
        <table:table-row table:style-name="ro2">
          <table:table-cell table:formula="of:=[.A420]+[.A$4]" office:value-type="float" office:value="123.599999999999">
            <text:p>123.599999999999</text:p>
          </table:table-cell>
          <table:table-cell table:formula="of:=[.A421]/([.$D$4]*2)" office:value-type="float" office:value="30.8999999999998">
            <text:p>30.8999999999998</text:p>
          </table:table-cell>
          <table:table-cell table:formula="of:=SQRT(ABS([.$D$2]^2-[.B421]^2))" office:value-type="float" office:value="95.1062037934435">
            <text:p>95.1062037934435</text:p>
          </table:table-cell>
          <table:table-cell table:formula="of:=([.$C$10]-[.C421])*[.$B$4]" office:value-type="float" office:value="6165.37711061733">
            <text:p>6165.37711061733</text:p>
          </table:table-cell>
          <table:table-cell table:formula="of:=ROUND([.D421])" office:value-type="float" office:value="6165">
            <text:p>6165</text:p>
          </table:table-cell>
          <table:table-cell table:formula="of:=([.$C$8]-([.E421]*[.$C$4]))" office:value-type="float" office:value="95.10653125">
            <text:p>95.10653125</text:p>
          </table:table-cell>
          <table:table-cell table:formula="of:=SQRT(ABS([.$D$2]^2-[.F421]^2))" office:value-type="float" office:value="30.8989921128954">
            <text:p>30.8989921128954</text:p>
          </table:table-cell>
          <table:table-cell table:formula="of:=ABS([.B421]-[.G421])" office:value-type="float" office:value="0.00100788710438238">
            <text:p>0.00100788710438238</text:p>
          </table:table-cell>
          <table:table-cell/>
        </table:table-row>
        <table:table-row table:style-name="ro2">
          <table:table-cell table:formula="of:=[.A421]+[.A$4]" office:value-type="float" office:value="123.899999999999">
            <text:p>123.899999999999</text:p>
          </table:table-cell>
          <table:table-cell table:formula="of:=[.A422]/([.$D$4]*2)" office:value-type="float" office:value="30.9749999999998">
            <text:p>30.9749999999998</text:p>
          </table:table-cell>
          <table:table-cell table:formula="of:=SQRT(ABS([.$D$2]^2-[.B422]^2))" office:value-type="float" office:value="95.0818035956408">
            <text:p>95.0818035956408</text:p>
          </table:table-cell>
          <table:table-cell table:formula="of:=([.$C$10]-[.C422])*[.$B$4]" office:value-type="float" office:value="6196.11751729794">
            <text:p>6196.11751729794</text:p>
          </table:table-cell>
          <table:table-cell table:formula="of:=ROUND([.D422])" office:value-type="float" office:value="6196">
            <text:p>6196</text:p>
          </table:table-cell>
          <table:table-cell table:formula="of:=([.$C$8]-([.E422]*[.$C$4]))" office:value-type="float" office:value="95.081925">
            <text:p>95.081925</text:p>
          </table:table-cell>
          <table:table-cell table:formula="of:=SQRT(ABS([.$D$2]^2-[.F422]^2))" office:value-type="float" office:value="30.9746273310007">
            <text:p>30.9746273310007</text:p>
          </table:table-cell>
          <table:table-cell table:formula="of:=ABS([.B422]-[.G422])" office:value-type="float" office:value="0.000372668999087722">
            <text:p>0.000372668999087722</text:p>
          </table:table-cell>
          <table:table-cell/>
        </table:table-row>
        <table:table-row table:style-name="ro2">
          <table:table-cell table:formula="of:=[.A422]+[.A$4]" office:value-type="float" office:value="124.199999999999">
            <text:p>124.199999999999</text:p>
          </table:table-cell>
          <table:table-cell table:formula="of:=[.A423]/([.$D$4]*2)" office:value-type="float" office:value="31.0499999999998">
            <text:p>31.0499999999998</text:p>
          </table:table-cell>
          <table:table-cell table:formula="of:=SQRT(ABS([.$D$2]^2-[.B423]^2))" office:value-type="float" office:value="95.057337959781">
            <text:p>95.057337959781</text:p>
          </table:table-cell>
          <table:table-cell table:formula="of:=([.$C$10]-[.C423])*[.$B$4]" office:value-type="float" office:value="6226.94036562532">
            <text:p>6226.94036562532</text:p>
          </table:table-cell>
          <table:table-cell table:formula="of:=ROUND([.D423])" office:value-type="float" office:value="6227">
            <text:p>6227</text:p>
          </table:table-cell>
          <table:table-cell table:formula="of:=([.$C$8]-([.E423]*[.$C$4]))" office:value-type="float" office:value="95.05731875">
            <text:p>95.05731875</text:p>
          </table:table-cell>
          <table:table-cell table:formula="of:=SQRT(ABS([.$D$2]^2-[.F423]^2))" office:value-type="float" office:value="31.0500588092985">
            <text:p>31.0500588092985</text:p>
          </table:table-cell>
          <table:table-cell table:formula="of:=ABS([.B423]-[.G423])" office:value-type="float" office:value="0.000058809298721485">
            <text:p>0.000058809298721485</text:p>
          </table:table-cell>
          <table:table-cell/>
        </table:table-row>
        <table:table-row table:style-name="ro2">
          <table:table-cell table:formula="of:=[.A423]+[.A$4]" office:value-type="float" office:value="124.499999999999">
            <text:p>124.499999999999</text:p>
          </table:table-cell>
          <table:table-cell table:formula="of:=[.A424]/([.$D$4]*2)" office:value-type="float" office:value="31.1249999999998">
            <text:p>31.1249999999998</text:p>
          </table:table-cell>
          <table:table-cell table:formula="of:=SQRT(ABS([.$D$2]^2-[.B424]^2))" office:value-type="float" office:value="95.0328068353241">
            <text:p>95.0328068353241</text:p>
          </table:table-cell>
          <table:table-cell table:formula="of:=([.$C$10]-[.C424])*[.$B$4]" office:value-type="float" office:value="6257.84571927181">
            <text:p>6257.84571927181</text:p>
          </table:table-cell>
          <table:table-cell table:formula="of:=ROUND([.D424])" office:value-type="float" office:value="6258">
            <text:p>6258</text:p>
          </table:table-cell>
          <table:table-cell table:formula="of:=([.$C$8]-([.E424]*[.$C$4]))" office:value-type="float" office:value="95.0327125">
            <text:p>95.0327125</text:p>
          </table:table-cell>
          <table:table-cell table:formula="of:=SQRT(ABS([.$D$2]^2-[.F424]^2))" office:value-type="float" office:value="31.1252880290664">
            <text:p>31.1252880290664</text:p>
          </table:table-cell>
          <table:table-cell table:formula="of:=ABS([.B424]-[.G424])" office:value-type="float" office:value="0.000288029066588535">
            <text:p>0.000288029066588535</text:p>
          </table:table-cell>
          <table:table-cell/>
        </table:table-row>
        <table:table-row table:style-name="ro2">
          <table:table-cell table:formula="of:=[.A424]+[.A$4]" office:value-type="float" office:value="124.799999999999">
            <text:p>124.799999999999</text:p>
          </table:table-cell>
          <table:table-cell table:formula="of:=[.A425]/([.$D$4]*2)" office:value-type="float" office:value="31.1999999999998">
            <text:p>31.1999999999998</text:p>
          </table:table-cell>
          <table:table-cell table:formula="of:=SQRT(ABS([.$D$2]^2-[.B425]^2))" office:value-type="float" office:value="95.0082101715426">
            <text:p>95.0082101715426</text:p>
          </table:table-cell>
          <table:table-cell table:formula="of:=([.$C$10]-[.C425])*[.$B$4]" office:value-type="float" office:value="6288.83364214608">
            <text:p>6288.83364214608</text:p>
          </table:table-cell>
          <table:table-cell table:formula="of:=ROUND([.D425])" office:value-type="float" office:value="6289">
            <text:p>6289</text:p>
          </table:table-cell>
          <table:table-cell table:formula="of:=([.$C$8]-([.E425]*[.$C$4]))" office:value-type="float" office:value="95.00810625">
            <text:p>95.00810625</text:p>
          </table:table-cell>
          <table:table-cell table:formula="of:=SQRT(ABS([.$D$2]^2-[.F425]^2))" office:value-type="float" office:value="31.2003164533424">
            <text:p>31.2003164533424</text:p>
          </table:table-cell>
          <table:table-cell table:formula="of:=ABS([.B425]-[.G425])" office:value-type="float" office:value="0.00031645334264141">
            <text:p>0.00031645334264141</text:p>
          </table:table-cell>
          <table:table-cell/>
        </table:table-row>
        <table:table-row table:style-name="ro2">
          <table:table-cell table:formula="of:=[.A425]+[.A$4]" office:value-type="float" office:value="125.099999999999">
            <text:p>125.099999999999</text:p>
          </table:table-cell>
          <table:table-cell table:formula="of:=[.A426]/([.$D$4]*2)" office:value-type="float" office:value="31.2749999999998">
            <text:p>31.2749999999998</text:p>
          </table:table-cell>
          <table:table-cell table:formula="of:=SQRT(ABS([.$D$2]^2-[.B426]^2))" office:value-type="float" office:value="94.983547917521">
            <text:p>94.983547917521</text:p>
          </table:table-cell>
          <table:table-cell table:formula="of:=([.$C$10]-[.C426])*[.$B$4]" office:value-type="float" office:value="6319.90419839374">
            <text:p>6319.90419839374</text:p>
          </table:table-cell>
          <table:table-cell table:formula="of:=ROUND([.D426])" office:value-type="float" office:value="6320">
            <text:p>6320</text:p>
          </table:table-cell>
          <table:table-cell table:formula="of:=([.$C$8]-([.E426]*[.$C$4]))" office:value-type="float" office:value="94.9835">
            <text:p>94.9835</text:p>
          </table:table-cell>
          <table:table-cell table:formula="of:=SQRT(ABS([.$D$2]^2-[.F426]^2))" office:value-type="float" office:value="31.2751455272393">
            <text:p>31.2751455272393</text:p>
          </table:table-cell>
          <table:table-cell table:formula="of:=ABS([.B426]-[.G426])" office:value-type="float" office:value="0.000145527239549637">
            <text:p>0.000145527239549637</text:p>
          </table:table-cell>
          <table:table-cell/>
        </table:table-row>
        <table:table-row table:style-name="ro2">
          <table:table-cell table:formula="of:=[.A426]+[.A$4]" office:value-type="float" office:value="125.399999999999">
            <text:p>125.399999999999</text:p>
          </table:table-cell>
          <table:table-cell table:formula="of:=[.A427]/([.$D$4]*2)" office:value-type="float" office:value="31.3499999999998">
            <text:p>31.3499999999998</text:p>
          </table:table-cell>
          <table:table-cell table:formula="of:=SQRT(ABS([.$D$2]^2-[.B427]^2))" office:value-type="float" office:value="94.9588200221549">
            <text:p>94.9588200221549</text:p>
          </table:table-cell>
          <table:table-cell table:formula="of:=([.$C$10]-[.C427])*[.$B$4]" office:value-type="float" office:value="6351.05745239825">
            <text:p>6351.05745239825</text:p>
          </table:table-cell>
          <table:table-cell table:formula="of:=ROUND([.D427])" office:value-type="float" office:value="6351">
            <text:p>6351</text:p>
          </table:table-cell>
          <table:table-cell table:formula="of:=([.$C$8]-([.E427]*[.$C$4]))" office:value-type="float" office:value="94.95889375">
            <text:p>94.95889375</text:p>
          </table:table-cell>
          <table:table-cell table:formula="of:=SQRT(ABS([.$D$2]^2-[.F427]^2))" office:value-type="float" office:value="31.349776678251">
            <text:p>31.349776678251</text:p>
          </table:table-cell>
          <table:table-cell table:formula="of:=ABS([.B427]-[.G427])" office:value-type="float" office:value="0.000223321748794802">
            <text:p>0.000223321748794802</text:p>
          </table:table-cell>
          <table:table-cell/>
        </table:table-row>
        <table:table-row table:style-name="ro2">
          <table:table-cell table:formula="of:=[.A427]+[.A$4]" office:value-type="float" office:value="125.699999999999">
            <text:p>125.699999999999</text:p>
          </table:table-cell>
          <table:table-cell table:formula="of:=[.A428]/([.$D$4]*2)" office:value-type="float" office:value="31.4249999999998">
            <text:p>31.4249999999998</text:p>
          </table:table-cell>
          <table:table-cell table:formula="of:=SQRT(ABS([.$D$2]^2-[.B428]^2))" office:value-type="float" office:value="94.9340264341506">
            <text:p>94.9340264341506</text:p>
          </table:table-cell>
          <table:table-cell table:formula="of:=([.$C$10]-[.C428])*[.$B$4]" office:value-type="float" office:value="6382.29346878162">
            <text:p>6382.29346878162</text:p>
          </table:table-cell>
          <table:table-cell table:formula="of:=ROUND([.D428])" office:value-type="float" office:value="6382">
            <text:p>6382</text:p>
          </table:table-cell>
          <table:table-cell table:formula="of:=([.$C$8]-([.E428]*[.$C$4]))" office:value-type="float" office:value="94.9342875">
            <text:p>94.9342875</text:p>
          </table:table-cell>
          <table:table-cell table:formula="of:=SQRT(ABS([.$D$2]^2-[.F428]^2))" office:value-type="float" office:value="31.4242113165525">
            <text:p>31.4242113165525</text:p>
          </table:table-cell>
          <table:table-cell table:formula="of:=ABS([.B428]-[.G428])" office:value-type="float" office:value="0.000788683447328964">
            <text:p>0.000788683447328964</text:p>
          </table:table-cell>
          <table:table-cell/>
        </table:table-row>
        <table:table-row table:style-name="ro2">
          <table:table-cell table:formula="of:=[.A428]+[.A$4]" office:value-type="float" office:value="125.999999999999">
            <text:p>125.999999999999</text:p>
          </table:table-cell>
          <table:table-cell table:formula="of:=[.A429]/([.$D$4]*2)" office:value-type="float" office:value="31.4999999999998">
            <text:p>31.4999999999998</text:p>
          </table:table-cell>
          <table:table-cell table:formula="of:=SQRT(ABS([.$D$2]^2-[.B429]^2))" office:value-type="float" office:value="94.9091671020245">
            <text:p>94.9091671020245</text:p>
          </table:table-cell>
          <table:table-cell table:formula="of:=([.$C$10]-[.C429])*[.$B$4]" office:value-type="float" office:value="6413.61231240509">
            <text:p>6413.61231240509</text:p>
          </table:table-cell>
          <table:table-cell table:formula="of:=ROUND([.D429])" office:value-type="float" office:value="6414">
            <text:p>6414</text:p>
          </table:table-cell>
          <table:table-cell table:formula="of:=([.$C$8]-([.E429]*[.$C$4]))" office:value-type="float" office:value="94.9088875">
            <text:p>94.9088875</text:p>
          </table:table-cell>
          <table:table-cell table:formula="of:=SQRT(ABS([.$D$2]^2-[.F429]^2))" office:value-type="float" office:value="31.5008424254391">
            <text:p>31.5008424254391</text:p>
          </table:table-cell>
          <table:table-cell table:formula="of:=ABS([.B429]-[.G429])" office:value-type="float" office:value="0.000842425439294914">
            <text:p>0.000842425439294914</text:p>
          </table:table-cell>
          <table:table-cell/>
        </table:table-row>
        <table:table-row table:style-name="ro2">
          <table:table-cell table:formula="of:=[.A429]+[.A$4]" office:value-type="float" office:value="126.299999999999">
            <text:p>126.299999999999</text:p>
          </table:table-cell>
          <table:table-cell table:formula="of:=[.A430]/([.$D$4]*2)" office:value-type="float" office:value="31.5749999999998">
            <text:p>31.5749999999998</text:p>
          </table:table-cell>
          <table:table-cell table:formula="of:=SQRT(ABS([.$D$2]^2-[.B430]^2))" office:value-type="float" office:value="94.8842419741024">
            <text:p>94.8842419741024</text:p>
          </table:table-cell>
          <table:table-cell table:formula="of:=([.$C$10]-[.C430])*[.$B$4]" office:value-type="float" office:value="6445.01404836998">
            <text:p>6445.01404836998</text:p>
          </table:table-cell>
          <table:table-cell table:formula="of:=ROUND([.D430])" office:value-type="float" office:value="6445">
            <text:p>6445</text:p>
          </table:table-cell>
          <table:table-cell table:formula="of:=([.$C$8]-([.E430]*[.$C$4]))" office:value-type="float" office:value="94.88428125">
            <text:p>94.88428125</text:p>
          </table:table-cell>
          <table:table-cell table:formula="of:=SQRT(ABS([.$D$2]^2-[.F430]^2))" office:value-type="float" office:value="31.5748819739821">
            <text:p>31.5748819739821</text:p>
          </table:table-cell>
          <table:table-cell table:formula="of:=ABS([.B430]-[.G430])" office:value-type="float" office:value="0.000118026017727146">
            <text:p>0.000118026017727146</text:p>
          </table:table-cell>
          <table:table-cell/>
        </table:table-row>
        <table:table-row table:style-name="ro2">
          <table:table-cell table:formula="of:=[.A430]+[.A$4]" office:value-type="float" office:value="126.599999999999">
            <text:p>126.599999999999</text:p>
          </table:table-cell>
          <table:table-cell table:formula="of:=[.A431]/([.$D$4]*2)" office:value-type="float" office:value="31.6499999999998">
            <text:p>31.6499999999998</text:p>
          </table:table-cell>
          <table:table-cell table:formula="of:=SQRT(ABS([.$D$2]^2-[.B431]^2))" office:value-type="float" office:value="94.8592509985189">
            <text:p>94.8592509985189</text:p>
          </table:table-cell>
          <table:table-cell table:formula="of:=([.$C$10]-[.C431])*[.$B$4]" office:value-type="float" office:value="6476.49874201844">
            <text:p>6476.49874201844</text:p>
          </table:table-cell>
          <table:table-cell table:formula="of:=ROUND([.D431])" office:value-type="float" office:value="6476">
            <text:p>6476</text:p>
          </table:table-cell>
          <table:table-cell table:formula="of:=([.$C$8]-([.E431]*[.$C$4]))" office:value-type="float" office:value="94.859675">
            <text:p>94.859675</text:p>
          </table:table-cell>
          <table:table-cell table:formula="of:=SQRT(ABS([.$D$2]^2-[.F431]^2))" office:value-type="float" office:value="31.6487291829289">
            <text:p>31.6487291829289</text:p>
          </table:table-cell>
          <table:table-cell table:formula="of:=ABS([.B431]-[.G431])" office:value-type="float" office:value="0.00127081707087129">
            <text:p>0.00127081707087129</text:p>
          </table:table-cell>
          <table:table-cell/>
        </table:table-row>
        <table:table-row table:style-name="ro2">
          <table:table-cell table:formula="of:=[.A431]+[.A$4]" office:value-type="float" office:value="126.899999999999">
            <text:p>126.899999999999</text:p>
          </table:table-cell>
          <table:table-cell table:formula="of:=[.A432]/([.$D$4]*2)" office:value-type="float" office:value="31.7249999999998">
            <text:p>31.7249999999998</text:p>
          </table:table-cell>
          <table:table-cell table:formula="of:=SQRT(ABS([.$D$2]^2-[.B432]^2))" office:value-type="float" office:value="94.8341941232171">
            <text:p>94.8341941232171</text:p>
          </table:table-cell>
          <table:table-cell table:formula="of:=([.$C$10]-[.C432])*[.$B$4]" office:value-type="float" office:value="6508.06645893418">
            <text:p>6508.06645893418</text:p>
          </table:table-cell>
          <table:table-cell table:formula="of:=ROUND([.D432])" office:value-type="float" office:value="6508">
            <text:p>6508</text:p>
          </table:table-cell>
          <table:table-cell table:formula="of:=([.$C$8]-([.E432]*[.$C$4]))" office:value-type="float" office:value="94.834275">
            <text:p>94.834275</text:p>
          </table:table-cell>
          <table:table-cell table:formula="of:=SQRT(ABS([.$D$2]^2-[.F432]^2))" office:value-type="float" office:value="31.7247582374456">
            <text:p>31.7247582374456</text:p>
          </table:table-cell>
          <table:table-cell table:formula="of:=ABS([.B432]-[.G432])" office:value-type="float" office:value="0.000241762554175295">
            <text:p>0.000241762554175295</text:p>
          </table:table-cell>
          <table:table-cell/>
        </table:table-row>
        <table:table-row table:style-name="ro2">
          <table:table-cell table:formula="of:=[.A432]+[.A$4]" office:value-type="float" office:value="127.199999999999">
            <text:p>127.199999999999</text:p>
          </table:table-cell>
          <table:table-cell table:formula="of:=[.A433]/([.$D$4]*2)" office:value-type="float" office:value="31.7999999999998">
            <text:p>31.7999999999998</text:p>
          </table:table-cell>
          <table:table-cell table:formula="of:=SQRT(ABS([.$D$2]^2-[.B433]^2))" office:value-type="float" office:value="94.8090712959473">
            <text:p>94.8090712959473</text:p>
          </table:table-cell>
          <table:table-cell table:formula="of:=([.$C$10]-[.C433])*[.$B$4]" office:value-type="float" office:value="6539.71726494334">
            <text:p>6539.71726494334</text:p>
          </table:table-cell>
          <table:table-cell table:formula="of:=ROUND([.D433])" office:value-type="float" office:value="6540">
            <text:p>6540</text:p>
          </table:table-cell>
          <table:table-cell table:formula="of:=([.$C$8]-([.E433]*[.$C$4]))" office:value-type="float" office:value="94.808875">
            <text:p>94.808875</text:p>
          </table:table-cell>
          <table:table-cell table:formula="of:=SQRT(ABS([.$D$2]^2-[.F433]^2))" office:value-type="float" office:value="31.800585234149">
            <text:p>31.800585234149</text:p>
          </table:table-cell>
          <table:table-cell table:formula="of:=ABS([.B433]-[.G433])" office:value-type="float" office:value="0.000585234149209413">
            <text:p>0.000585234149209413</text:p>
          </table:table-cell>
          <table:table-cell/>
        </table:table-row>
        <table:table-row table:style-name="ro2">
          <table:table-cell table:formula="of:=[.A433]+[.A$4]" office:value-type="float" office:value="127.499999999999">
            <text:p>127.499999999999</text:p>
          </table:table-cell>
          <table:table-cell table:formula="of:=[.A434]/([.$D$4]*2)" office:value-type="float" office:value="31.8749999999998">
            <text:p>31.8749999999998</text:p>
          </table:table-cell>
          <table:table-cell table:formula="of:=SQRT(ABS([.$D$2]^2-[.B434]^2))" office:value-type="float" office:value="94.7838824642672">
            <text:p>94.7838824642672</text:p>
          </table:table-cell>
          <table:table-cell table:formula="of:=([.$C$10]-[.C434])*[.$B$4]" office:value-type="float" office:value="6571.45122611511">
            <text:p>6571.45122611511</text:p>
          </table:table-cell>
          <table:table-cell table:formula="of:=ROUND([.D434])" office:value-type="float" office:value="6571">
            <text:p>6571</text:p>
          </table:table-cell>
          <table:table-cell table:formula="of:=([.$C$8]-([.E434]*[.$C$4]))" office:value-type="float" office:value="94.78426875">
            <text:p>94.78426875</text:p>
          </table:table-cell>
          <table:table-cell table:formula="of:=SQRT(ABS([.$D$2]^2-[.F434]^2))" office:value-type="float" office:value="31.8738513130713">
            <text:p>31.8738513130713</text:p>
          </table:table-cell>
          <table:table-cell table:formula="of:=ABS([.B434]-[.G434])" office:value-type="float" office:value="0.00114868692851999">
            <text:p>0.00114868692851999</text:p>
          </table:table-cell>
          <table:table-cell/>
        </table:table-row>
        <table:table-row table:style-name="ro2">
          <table:table-cell table:formula="of:=[.A434]+[.A$4]" office:value-type="float" office:value="127.799999999999">
            <text:p>127.799999999999</text:p>
          </table:table-cell>
          <table:table-cell table:formula="of:=[.A435]/([.$D$4]*2)" office:value-type="float" office:value="31.9499999999998">
            <text:p>31.9499999999998</text:p>
          </table:table-cell>
          <table:table-cell table:formula="of:=SQRT(ABS([.$D$2]^2-[.B435]^2))" office:value-type="float" office:value="94.7586275755407">
            <text:p>94.7586275755407</text:p>
          </table:table-cell>
          <table:table-cell table:formula="of:=([.$C$10]-[.C435])*[.$B$4]" office:value-type="float" office:value="6603.26840876272">
            <text:p>6603.26840876272</text:p>
          </table:table-cell>
          <table:table-cell table:formula="of:=ROUND([.D435])" office:value-type="float" office:value="6603">
            <text:p>6603</text:p>
          </table:table-cell>
          <table:table-cell table:formula="of:=([.$C$8]-([.E435]*[.$C$4]))" office:value-type="float" office:value="94.75886875">
            <text:p>94.75886875</text:p>
          </table:table-cell>
          <table:table-cell table:formula="of:=SQRT(ABS([.$D$2]^2-[.F435]^2))" office:value-type="float" office:value="31.9492847059253">
            <text:p>31.9492847059253</text:p>
          </table:table-cell>
          <table:table-cell table:formula="of:=ABS([.B435]-[.G435])" office:value-type="float" office:value="0.000715294074478123">
            <text:p>0.000715294074478123</text:p>
          </table:table-cell>
          <table:table-cell/>
        </table:table-row>
        <table:table-row table:style-name="ro2">
          <table:table-cell table:formula="of:=[.A435]+[.A$4]" office:value-type="float" office:value="128.099999999999">
            <text:p>128.099999999999</text:p>
          </table:table-cell>
          <table:table-cell table:formula="of:=[.A436]/([.$D$4]*2)" office:value-type="float" office:value="32.0249999999998">
            <text:p>32.0249999999998</text:p>
          </table:table-cell>
          <table:table-cell table:formula="of:=SQRT(ABS([.$D$2]^2-[.B436]^2))" office:value-type="float" office:value="94.7333065769374">
            <text:p>94.7333065769374</text:p>
          </table:table-cell>
          <table:table-cell table:formula="of:=([.$C$10]-[.C436])*[.$B$4]" office:value-type="float" office:value="6635.16887944396">
            <text:p>6635.16887944396</text:p>
          </table:table-cell>
          <table:table-cell table:formula="of:=ROUND([.D436])" office:value-type="float" office:value="6635">
            <text:p>6635</text:p>
          </table:table-cell>
          <table:table-cell table:formula="of:=([.$C$8]-([.E436]*[.$C$4]))" office:value-type="float" office:value="94.73346875">
            <text:p>94.73346875</text:p>
          </table:table-cell>
          <table:table-cell table:formula="of:=SQRT(ABS([.$D$2]^2-[.F436]^2))" office:value-type="float" office:value="32.0245202710794">
            <text:p>32.0245202710794</text:p>
          </table:table-cell>
          <table:table-cell table:formula="of:=ABS([.B436]-[.G436])" office:value-type="float" office:value="0.000479728920410594">
            <text:p>0.000479728920410594</text:p>
          </table:table-cell>
          <table:table-cell/>
        </table:table-row>
        <table:table-row table:style-name="ro2">
          <table:table-cell table:formula="of:=[.A436]+[.A$4]" office:value-type="float" office:value="128.399999999999">
            <text:p>128.399999999999</text:p>
          </table:table-cell>
          <table:table-cell table:formula="of:=[.A437]/([.$D$4]*2)" office:value-type="float" office:value="32.0999999999998">
            <text:p>32.0999999999998</text:p>
          </table:table-cell>
          <table:table-cell table:formula="of:=SQRT(ABS([.$D$2]^2-[.B437]^2))" office:value-type="float" office:value="94.7079194154323">
            <text:p>94.7079194154323</text:p>
          </table:table-cell>
          <table:table-cell table:formula="of:=([.$C$10]-[.C437])*[.$B$4]" office:value-type="float" office:value="6667.15270496224">
            <text:p>6667.15270496224</text:p>
          </table:table-cell>
          <table:table-cell table:formula="of:=ROUND([.D437])" office:value-type="float" office:value="6667">
            <text:p>6667</text:p>
          </table:table-cell>
          <table:table-cell table:formula="of:=([.$C$8]-([.E437]*[.$C$4]))" office:value-type="float" office:value="94.70806875">
            <text:p>94.70806875</text:p>
          </table:table-cell>
          <table:table-cell table:formula="of:=SQRT(ABS([.$D$2]^2-[.F437]^2))" office:value-type="float" office:value="32.0995593995506">
            <text:p>32.0995593995506</text:p>
          </table:table-cell>
          <table:table-cell table:formula="of:=ABS([.B437]-[.G437])" office:value-type="float" office:value="0.000440600449230999">
            <text:p>0.000440600449230999</text:p>
          </table:table-cell>
          <table:table-cell/>
        </table:table-row>
        <table:table-row table:style-name="ro2">
          <table:table-cell table:formula="of:=[.A437]+[.A$4]" office:value-type="float" office:value="128.699999999999">
            <text:p>128.699999999999</text:p>
          </table:table-cell>
          <table:table-cell table:formula="of:=[.A438]/([.$D$4]*2)" office:value-type="float" office:value="32.1749999999998">
            <text:p>32.1749999999998</text:p>
          </table:table-cell>
          <table:table-cell table:formula="of:=SQRT(ABS([.$D$2]^2-[.B438]^2))" office:value-type="float" office:value="94.6824660378046">
            <text:p>94.6824660378046</text:p>
          </table:table-cell>
          <table:table-cell table:formula="of:=([.$C$10]-[.C438])*[.$B$4]" office:value-type="float" office:value="6699.21995236723">
            <text:p>6699.21995236723</text:p>
          </table:table-cell>
          <table:table-cell table:formula="of:=ROUND([.D438])" office:value-type="float" office:value="6699">
            <text:p>6699</text:p>
          </table:table-cell>
          <table:table-cell table:formula="of:=([.$C$8]-([.E438]*[.$C$4]))" office:value-type="float" office:value="94.68266875">
            <text:p>94.68266875</text:p>
          </table:table-cell>
          <table:table-cell table:formula="of:=SQRT(ABS([.$D$2]^2-[.F438]^2))" office:value-type="float" office:value="32.1744034657641">
            <text:p>32.1744034657641</text:p>
          </table:table-cell>
          <table:table-cell table:formula="of:=ABS([.B438]-[.G438])" office:value-type="float" office:value="0.000596534235690172">
            <text:p>0.000596534235690172</text:p>
          </table:table-cell>
          <table:table-cell/>
        </table:table-row>
        <table:table-row table:style-name="ro2">
          <table:table-cell table:formula="of:=[.A438]+[.A$4]" office:value-type="float" office:value="128.999999999999">
            <text:p>128.999999999999</text:p>
          </table:table-cell>
          <table:table-cell table:formula="of:=[.A439]/([.$D$4]*2)" office:value-type="float" office:value="32.2499999999998">
            <text:p>32.2499999999998</text:p>
          </table:table-cell>
          <table:table-cell table:formula="of:=SQRT(ABS([.$D$2]^2-[.B439]^2))" office:value-type="float" office:value="94.6569463906375">
            <text:p>94.6569463906375</text:p>
          </table:table-cell>
          <table:table-cell table:formula="of:=([.$C$10]-[.C439])*[.$B$4]" office:value-type="float" office:value="6731.37068895571">
            <text:p>6731.37068895571</text:p>
          </table:table-cell>
          <table:table-cell table:formula="of:=ROUND([.D439])" office:value-type="float" office:value="6731">
            <text:p>6731</text:p>
          </table:table-cell>
          <table:table-cell table:formula="of:=([.$C$8]-([.E439]*[.$C$4]))" office:value-type="float" office:value="94.65726875">
            <text:p>94.65726875</text:p>
          </table:table-cell>
          <table:table-cell table:formula="of:=SQRT(ABS([.$D$2]^2-[.F439]^2))" office:value-type="float" office:value="32.2490538278299">
            <text:p>32.2490538278299</text:p>
          </table:table-cell>
          <table:table-cell table:formula="of:=ABS([.B439]-[.G439])" office:value-type="float" office:value="0.00094617216986137">
            <text:p>0.00094617216986137</text:p>
          </table:table-cell>
          <table:table-cell/>
        </table:table-row>
        <table:table-row table:style-name="ro2">
          <table:table-cell table:formula="of:=[.A439]+[.A$4]" office:value-type="float" office:value="129.299999999999">
            <text:p>129.299999999999</text:p>
          </table:table-cell>
          <table:table-cell table:formula="of:=[.A440]/([.$D$4]*2)" office:value-type="float" office:value="32.3249999999998">
            <text:p>32.3249999999998</text:p>
          </table:table-cell>
          <table:table-cell table:formula="of:=SQRT(ABS([.$D$2]^2-[.B440]^2))" office:value-type="float" office:value="94.6313604203174">
            <text:p>94.6313604203174</text:p>
          </table:table-cell>
          <table:table-cell table:formula="of:=([.$C$10]-[.C440])*[.$B$4]" office:value-type="float" office:value="6763.60498227233">
            <text:p>6763.60498227233</text:p>
          </table:table-cell>
          <table:table-cell table:formula="of:=ROUND([.D440])" office:value-type="float" office:value="6764">
            <text:p>6764</text:p>
          </table:table-cell>
          <table:table-cell table:formula="of:=([.$C$8]-([.E440]*[.$C$4]))" office:value-type="float" office:value="94.631075">
            <text:p>94.631075</text:p>
          </table:table-cell>
          <table:table-cell table:formula="of:=SQRT(ABS([.$D$2]^2-[.F440]^2))" office:value-type="float" office:value="32.3258355552393">
            <text:p>32.3258355552393</text:p>
          </table:table-cell>
          <table:table-cell table:formula="of:=ABS([.B440]-[.G440])" office:value-type="float" office:value="0.000835555239532937">
            <text:p>0.000835555239532937</text:p>
          </table:table-cell>
          <table:table-cell/>
        </table:table-row>
        <table:table-row table:style-name="ro2">
          <table:table-cell table:formula="of:=[.A440]+[.A$4]" office:value-type="float" office:value="129.599999999999">
            <text:p>129.599999999999</text:p>
          </table:table-cell>
          <table:table-cell table:formula="of:=[.A441]/([.$D$4]*2)" office:value-type="float" office:value="32.3999999999998">
            <text:p>32.3999999999998</text:p>
          </table:table-cell>
          <table:table-cell table:formula="of:=SQRT(ABS([.$D$2]^2-[.B441]^2))" office:value-type="float" office:value="94.6057080730334">
            <text:p>94.6057080730334</text:p>
          </table:table-cell>
          <table:table-cell table:formula="of:=([.$C$10]-[.C441])*[.$B$4]" office:value-type="float" office:value="6795.92290011046">
            <text:p>6795.92290011046</text:p>
          </table:table-cell>
          <table:table-cell table:formula="of:=ROUND([.D441])" office:value-type="float" office:value="6796">
            <text:p>6796</text:p>
          </table:table-cell>
          <table:table-cell table:formula="of:=([.$C$8]-([.E441]*[.$C$4]))" office:value-type="float" office:value="94.605675">
            <text:p>94.605675</text:p>
          </table:table-cell>
          <table:table-cell table:formula="of:=SQRT(ABS([.$D$2]^2-[.F441]^2))" office:value-type="float" office:value="32.4000965707569">
            <text:p>32.4000965707569</text:p>
          </table:table-cell>
          <table:table-cell table:formula="of:=ABS([.B441]-[.G441])" office:value-type="float" office:value="0.0000965707571154439">
            <text:p>0.0000965707571154439</text:p>
          </table:table-cell>
          <table:table-cell/>
        </table:table-row>
        <table:table-row table:style-name="ro2">
          <table:table-cell table:formula="of:=[.A441]+[.A$4]" office:value-type="float" office:value="129.899999999999">
            <text:p>129.899999999999</text:p>
          </table:table-cell>
          <table:table-cell table:formula="of:=[.A442]/([.$D$4]*2)" office:value-type="float" office:value="32.4749999999998">
            <text:p>32.4749999999998</text:p>
          </table:table-cell>
          <table:table-cell table:formula="of:=SQRT(ABS([.$D$2]^2-[.B442]^2))" office:value-type="float" office:value="94.5799892947764">
            <text:p>94.5799892947764</text:p>
          </table:table-cell>
          <table:table-cell table:formula="of:=([.$C$10]-[.C442])*[.$B$4]" office:value-type="float" office:value="6828.32451051298">
            <text:p>6828.32451051298</text:p>
          </table:table-cell>
          <table:table-cell table:formula="of:=ROUND([.D442])" office:value-type="float" office:value="6828">
            <text:p>6828</text:p>
          </table:table-cell>
          <table:table-cell table:formula="of:=([.$C$8]-([.E442]*[.$C$4]))" office:value-type="float" office:value="94.580275">
            <text:p>94.580275</text:p>
          </table:table-cell>
          <table:table-cell table:formula="of:=SQRT(ABS([.$D$2]^2-[.F442]^2))" office:value-type="float" office:value="32.4741679019552">
            <text:p>32.4741679019552</text:p>
          </table:table-cell>
          <table:table-cell table:formula="of:=ABS([.B442]-[.G442])" office:value-type="float" office:value="0.000832098044625695">
            <text:p>0.000832098044625695</text:p>
          </table:table-cell>
          <table:table-cell/>
        </table:table-row>
        <table:table-row table:style-name="ro2">
          <table:table-cell table:formula="of:=[.A442]+[.A$4]" office:value-type="float" office:value="130.199999999999">
            <text:p>130.199999999999</text:p>
          </table:table-cell>
          <table:table-cell table:formula="of:=[.A443]/([.$D$4]*2)" office:value-type="float" office:value="32.5499999999998">
            <text:p>32.5499999999998</text:p>
          </table:table-cell>
          <table:table-cell table:formula="of:=SQRT(ABS([.$D$2]^2-[.B443]^2))" office:value-type="float" office:value="94.5542040313386">
            <text:p>94.5542040313386</text:p>
          </table:table-cell>
          <table:table-cell table:formula="of:=([.$C$10]-[.C443])*[.$B$4]" office:value-type="float" office:value="6860.80988177315">
            <text:p>6860.80988177315</text:p>
          </table:table-cell>
          <table:table-cell table:formula="of:=ROUND([.D443])" office:value-type="float" office:value="6861">
            <text:p>6861</text:p>
          </table:table-cell>
          <table:table-cell table:formula="of:=([.$C$8]-([.E443]*[.$C$4]))" office:value-type="float" office:value="94.55408125">
            <text:p>94.55408125</text:p>
          </table:table-cell>
          <table:table-cell table:formula="of:=SQRT(ABS([.$D$2]^2-[.F443]^2))" office:value-type="float" office:value="32.5503566642272">
            <text:p>32.5503566642272</text:p>
          </table:table-cell>
          <table:table-cell table:formula="of:=ABS([.B443]-[.G443])" office:value-type="float" office:value="0.000356664227389558">
            <text:p>0.000356664227389558</text:p>
          </table:table-cell>
          <table:table-cell/>
        </table:table-row>
        <table:table-row table:style-name="ro2">
          <table:table-cell table:formula="of:=[.A443]+[.A$4]" office:value-type="float" office:value="130.499999999999">
            <text:p>130.499999999999</text:p>
          </table:table-cell>
          <table:table-cell table:formula="of:=[.A444]/([.$D$4]*2)" office:value-type="float" office:value="32.6249999999998">
            <text:p>32.6249999999998</text:p>
          </table:table-cell>
          <table:table-cell table:formula="of:=SQRT(ABS([.$D$2]^2-[.B444]^2))" office:value-type="float" office:value="94.528352228313">
            <text:p>94.528352228313</text:p>
          </table:table-cell>
          <table:table-cell table:formula="of:=([.$C$10]-[.C444])*[.$B$4]" office:value-type="float" office:value="6893.37908243531">
            <text:p>6893.37908243531</text:p>
          </table:table-cell>
          <table:table-cell table:formula="of:=ROUND([.D444])" office:value-type="float" office:value="6893">
            <text:p>6893</text:p>
          </table:table-cell>
          <table:table-cell table:formula="of:=([.$C$8]-([.E444]*[.$C$4]))" office:value-type="float" office:value="94.52868125">
            <text:p>94.52868125</text:p>
          </table:table-cell>
          <table:table-cell table:formula="of:=SQRT(ABS([.$D$2]^2-[.F444]^2))" office:value-type="float" office:value="32.6240466701465">
            <text:p>32.6240466701465</text:p>
          </table:table-cell>
          <table:table-cell table:formula="of:=ABS([.B444]-[.G444])" office:value-type="float" office:value="0.000953329853309981">
            <text:p>0.000953329853309981</text:p>
          </table:table-cell>
          <table:table-cell/>
        </table:table-row>
        <table:table-row table:style-name="ro2">
          <table:table-cell table:formula="of:=[.A444]+[.A$4]" office:value-type="float" office:value="130.799999999999">
            <text:p>130.799999999999</text:p>
          </table:table-cell>
          <table:table-cell table:formula="of:=[.A445]/([.$D$4]*2)" office:value-type="float" office:value="32.6999999999998">
            <text:p>32.6999999999998</text:p>
          </table:table-cell>
          <table:table-cell table:formula="of:=SQRT(ABS([.$D$2]^2-[.B445]^2))" office:value-type="float" office:value="94.5024338310925">
            <text:p>94.5024338310925</text:p>
          </table:table-cell>
          <table:table-cell table:formula="of:=([.$C$10]-[.C445])*[.$B$4]" office:value-type="float" office:value="6926.03218129584">
            <text:p>6926.03218129584</text:p>
          </table:table-cell>
          <table:table-cell table:formula="of:=ROUND([.D445])" office:value-type="float" office:value="6926">
            <text:p>6926</text:p>
          </table:table-cell>
          <table:table-cell table:formula="of:=([.$C$8]-([.E445]*[.$C$4]))" office:value-type="float" office:value="94.5024875">
            <text:p>94.5024875</text:p>
          </table:table-cell>
          <table:table-cell table:formula="of:=SQRT(ABS([.$D$2]^2-[.F445]^2))" office:value-type="float" office:value="32.6998448973744">
            <text:p>32.6998448973744</text:p>
          </table:table-cell>
          <table:table-cell table:formula="of:=ABS([.B445]-[.G445])" office:value-type="float" office:value="0.000155102625399195">
            <text:p>0.000155102625399195</text:p>
          </table:table-cell>
          <table:table-cell/>
        </table:table-row>
        <table:table-row table:style-name="ro2">
          <table:table-cell table:formula="of:=[.A445]+[.A$4]" office:value-type="float" office:value="131.099999999999">
            <text:p>131.099999999999</text:p>
          </table:table-cell>
          <table:table-cell table:formula="of:=[.A446]/([.$D$4]*2)" office:value-type="float" office:value="32.7749999999998">
            <text:p>32.7749999999998</text:p>
          </table:table-cell>
          <table:table-cell table:formula="of:=SQRT(ABS([.$D$2]^2-[.B446]^2))" office:value-type="float" office:value="94.4764487848692">
            <text:p>94.4764487848692</text:p>
          </table:table-cell>
          <table:table-cell table:formula="of:=([.$C$10]-[.C446])*[.$B$4]" office:value-type="float" office:value="6958.76924740392">
            <text:p>6958.76924740392</text:p>
          </table:table-cell>
          <table:table-cell table:formula="of:=ROUND([.D446])" office:value-type="float" office:value="6959">
            <text:p>6959</text:p>
          </table:table-cell>
          <table:table-cell table:formula="of:=([.$C$8]-([.E446]*[.$C$4]))" office:value-type="float" office:value="94.47629375">
            <text:p>94.47629375</text:p>
          </table:table-cell>
          <table:table-cell table:formula="of:=SQRT(ABS([.$D$2]^2-[.F446]^2))" office:value-type="float" office:value="32.7754468964759">
            <text:p>32.7754468964759</text:p>
          </table:table-cell>
          <table:table-cell table:formula="of:=ABS([.B446]-[.G446])" office:value-type="float" office:value="0.000446896476077541">
            <text:p>0.000446896476077541</text:p>
          </table:table-cell>
          <table:table-cell/>
        </table:table-row>
        <table:table-row table:style-name="ro2">
          <table:table-cell table:formula="of:=[.A446]+[.A$4]" office:value-type="float" office:value="131.399999999999">
            <text:p>131.399999999999</text:p>
          </table:table-cell>
          <table:table-cell table:formula="of:=[.A447]/([.$D$4]*2)" office:value-type="float" office:value="32.8499999999998">
            <text:p>32.8499999999998</text:p>
          </table:table-cell>
          <table:table-cell table:formula="of:=SQRT(ABS([.$D$2]^2-[.B447]^2))" office:value-type="float" office:value="94.4503970346341">
            <text:p>94.4503970346341</text:p>
          </table:table-cell>
          <table:table-cell table:formula="of:=([.$C$10]-[.C447])*[.$B$4]" office:value-type="float" office:value="6991.59035006234">
            <text:p>6991.59035006234</text:p>
          </table:table-cell>
          <table:table-cell table:formula="of:=ROUND([.D447])" office:value-type="float" office:value="6992">
            <text:p>6992</text:p>
          </table:table-cell>
          <table:table-cell table:formula="of:=([.$C$8]-([.E447]*[.$C$4]))" office:value-type="float" office:value="94.4501">
            <text:p>94.4501</text:p>
          </table:table-cell>
          <table:table-cell table:formula="of:=SQRT(ABS([.$D$2]^2-[.F447]^2))" office:value-type="float" office:value="32.850854022232">
            <text:p>32.850854022232</text:p>
          </table:table-cell>
          <table:table-cell table:formula="of:=ABS([.B447]-[.G447])" office:value-type="float" office:value="0.000854022232211094">
            <text:p>0.000854022232211094</text:p>
          </table:table-cell>
          <table:table-cell/>
        </table:table-row>
        <table:table-row table:style-name="ro2">
          <table:table-cell table:formula="of:=[.A447]+[.A$4]" office:value-type="float" office:value="131.699999999999">
            <text:p>131.699999999999</text:p>
          </table:table-cell>
          <table:table-cell table:formula="of:=[.A448]/([.$D$4]*2)" office:value-type="float" office:value="32.9249999999998">
            <text:p>32.9249999999998</text:p>
          </table:table-cell>
          <table:table-cell table:formula="of:=SQRT(ABS([.$D$2]^2-[.B448]^2))" office:value-type="float" office:value="94.424278525176">
            <text:p>94.424278525176</text:p>
          </table:table-cell>
          <table:table-cell table:formula="of:=([.$C$10]-[.C448])*[.$B$4]" office:value-type="float" office:value="7024.49555882842">
            <text:p>7024.49555882842</text:p>
          </table:table-cell>
          <table:table-cell table:formula="of:=ROUND([.D448])" office:value-type="float" office:value="7024">
            <text:p>7024</text:p>
          </table:table-cell>
          <table:table-cell table:formula="of:=([.$C$8]-([.E448]*[.$C$4]))" office:value-type="float" office:value="94.4247">
            <text:p>94.4247</text:p>
          </table:table-cell>
          <table:table-cell table:formula="of:=SQRT(ABS([.$D$2]^2-[.F448]^2))" office:value-type="float" office:value="32.9237912444785">
            <text:p>32.9237912444785</text:p>
          </table:table-cell>
          <table:table-cell table:formula="of:=ABS([.B448]-[.G448])" office:value-type="float" office:value="0.00120875552131139">
            <text:p>0.00120875552131139</text:p>
          </table:table-cell>
          <table:table-cell/>
        </table:table-row>
        <table:table-row table:style-name="ro2">
          <table:table-cell table:formula="of:=[.A448]+[.A$4]" office:value-type="float" office:value="131.999999999999">
            <text:p>131.999999999999</text:p>
          </table:table-cell>
          <table:table-cell table:formula="of:=[.A449]/([.$D$4]*2)" office:value-type="float" office:value="32.9999999999998">
            <text:p>32.9999999999998</text:p>
          </table:table-cell>
          <table:table-cell table:formula="of:=SQRT(ABS([.$D$2]^2-[.B449]^2))" office:value-type="float" office:value="94.3980932010812">
            <text:p>94.3980932010812</text:p>
          </table:table-cell>
          <table:table-cell table:formula="of:=([.$C$10]-[.C449])*[.$B$4]" office:value-type="float" office:value="7057.48494351478">
            <text:p>7057.48494351478</text:p>
          </table:table-cell>
          <table:table-cell table:formula="of:=ROUND([.D449])" office:value-type="float" office:value="7057">
            <text:p>7057</text:p>
          </table:table-cell>
          <table:table-cell table:formula="of:=([.$C$8]-([.E449]*[.$C$4]))" office:value-type="float" office:value="94.39850625">
            <text:p>94.39850625</text:p>
          </table:table-cell>
          <table:table-cell table:formula="of:=SQRT(ABS([.$D$2]^2-[.F449]^2))" office:value-type="float" office:value="32.9988184298879">
            <text:p>32.9988184298879</text:p>
          </table:table-cell>
          <table:table-cell table:formula="of:=ABS([.B449]-[.G449])" office:value-type="float" office:value="0.00118157011189624">
            <text:p>0.00118157011189624</text:p>
          </table:table-cell>
          <table:table-cell/>
        </table:table-row>
        <table:table-row table:style-name="ro2">
          <table:table-cell table:formula="of:=[.A449]+[.A$4]" office:value-type="float" office:value="132.299999999999">
            <text:p>132.299999999999</text:p>
          </table:table-cell>
          <table:table-cell table:formula="of:=[.A450]/([.$D$4]*2)" office:value-type="float" office:value="33.0749999999998">
            <text:p>33.0749999999998</text:p>
          </table:table-cell>
          <table:table-cell table:formula="of:=SQRT(ABS([.$D$2]^2-[.B450]^2))" office:value-type="float" office:value="94.3718410067326">
            <text:p>94.3718410067326</text:p>
          </table:table-cell>
          <table:table-cell table:formula="of:=([.$C$10]-[.C450])*[.$B$4]" office:value-type="float" office:value="7090.5585741902">
            <text:p>7090.5585741902</text:p>
          </table:table-cell>
          <table:table-cell table:formula="of:=ROUND([.D450])" office:value-type="float" office:value="7091">
            <text:p>7091</text:p>
          </table:table-cell>
          <table:table-cell table:formula="of:=([.$C$8]-([.E450]*[.$C$4]))" office:value-type="float" office:value="94.37151875">
            <text:p>94.37151875</text:p>
          </table:table-cell>
          <table:table-cell table:formula="of:=SQRT(ABS([.$D$2]^2-[.F450]^2))" office:value-type="float" office:value="33.0759194704909">
            <text:p>33.0759194704909</text:p>
          </table:table-cell>
          <table:table-cell table:formula="of:=ABS([.B450]-[.G450])" office:value-type="float" office:value="0.000919470491034247">
            <text:p>0.000919470491034247</text:p>
          </table:table-cell>
          <table:table-cell/>
        </table:table-row>
        <table:table-row table:style-name="ro2">
          <table:table-cell table:formula="of:=[.A450]+[.A$4]" office:value-type="float" office:value="132.599999999999">
            <text:p>132.599999999999</text:p>
          </table:table-cell>
          <table:table-cell table:formula="of:=[.A451]/([.$D$4]*2)" office:value-type="float" office:value="33.1499999999998">
            <text:p>33.1499999999998</text:p>
          </table:table-cell>
          <table:table-cell table:formula="of:=SQRT(ABS([.$D$2]^2-[.B451]^2))" office:value-type="float" office:value="94.345521886309">
            <text:p>94.345521886309</text:p>
          </table:table-cell>
          <table:table-cell table:formula="of:=([.$C$10]-[.C451])*[.$B$4]" office:value-type="float" office:value="7123.71652118052">
            <text:p>7123.71652118052</text:p>
          </table:table-cell>
          <table:table-cell table:formula="of:=ROUND([.D451])" office:value-type="float" office:value="7124">
            <text:p>7124</text:p>
          </table:table-cell>
          <table:table-cell table:formula="of:=([.$C$8]-([.E451]*[.$C$4]))" office:value-type="float" office:value="94.345325">
            <text:p>94.345325</text:p>
          </table:table-cell>
          <table:table-cell table:formula="of:=SQRT(ABS([.$D$2]^2-[.F451]^2))" office:value-type="float" office:value="33.1505603368084">
            <text:p>33.1505603368084</text:p>
          </table:table-cell>
          <table:table-cell table:formula="of:=ABS([.B451]-[.G451])" office:value-type="float" office:value="0.000560336808568707">
            <text:p>0.000560336808568707</text:p>
          </table:table-cell>
          <table:table-cell/>
        </table:table-row>
        <table:table-row table:style-name="ro2">
          <table:table-cell table:formula="of:=[.A451]+[.A$4]" office:value-type="float" office:value="132.899999999999">
            <text:p>132.899999999999</text:p>
          </table:table-cell>
          <table:table-cell table:formula="of:=[.A452]/([.$D$4]*2)" office:value-type="float" office:value="33.2249999999998">
            <text:p>33.2249999999998</text:p>
          </table:table-cell>
          <table:table-cell table:formula="of:=SQRT(ABS([.$D$2]^2-[.B452]^2))" office:value-type="float" office:value="94.3191357837847">
            <text:p>94.3191357837847</text:p>
          </table:table-cell>
          <table:table-cell table:formula="of:=([.$C$10]-[.C452])*[.$B$4]" office:value-type="float" office:value="7156.95885506945">
            <text:p>7156.95885506945</text:p>
          </table:table-cell>
          <table:table-cell table:formula="of:=ROUND([.D452])" office:value-type="float" office:value="7157">
            <text:p>7157</text:p>
          </table:table-cell>
          <table:table-cell table:formula="of:=([.$C$8]-([.E452]*[.$C$4]))" office:value-type="float" office:value="94.31913125">
            <text:p>94.31913125</text:p>
          </table:table-cell>
          <table:table-cell table:formula="of:=SQRT(ABS([.$D$2]^2-[.F452]^2))" office:value-type="float" office:value="33.2250128705058">
            <text:p>33.2250128705058</text:p>
          </table:table-cell>
          <table:table-cell table:formula="of:=ABS([.B452]-[.G452])" office:value-type="float" office:value="0.0000128705059196932">
            <text:p>0.0000128705059196932</text:p>
          </table:table-cell>
          <table:table-cell/>
        </table:table-row>
        <table:table-row table:style-name="ro2">
          <table:table-cell table:formula="of:=[.A452]+[.A$4]" office:value-type="float" office:value="133.199999999999">
            <text:p>133.199999999999</text:p>
          </table:table-cell>
          <table:table-cell table:formula="of:=[.A453]/([.$D$4]*2)" office:value-type="float" office:value="33.2999999999998">
            <text:p>33.2999999999998</text:p>
          </table:table-cell>
          <table:table-cell table:formula="of:=SQRT(ABS([.$D$2]^2-[.B453]^2))" office:value-type="float" office:value="94.2926826429284">
            <text:p>94.2926826429284</text:p>
          </table:table-cell>
          <table:table-cell table:formula="of:=([.$C$10]-[.C453])*[.$B$4]" office:value-type="float" office:value="7190.2856466994">
            <text:p>7190.2856466994</text:p>
          </table:table-cell>
          <table:table-cell table:formula="of:=ROUND([.D453])" office:value-type="float" office:value="7190">
            <text:p>7190</text:p>
          </table:table-cell>
          <table:table-cell table:formula="of:=([.$C$8]-([.E453]*[.$C$4]))" office:value-type="float" office:value="94.2929375">
            <text:p>94.2929375</text:p>
          </table:table-cell>
          <table:table-cell table:formula="of:=SQRT(ABS([.$D$2]^2-[.F453]^2))" office:value-type="float" office:value="33.2992783348393">
            <text:p>33.2992783348393</text:p>
          </table:table-cell>
          <table:table-cell table:formula="of:=ABS([.B453]-[.G453])" office:value-type="float" office:value="0.000721665160575924">
            <text:p>0.000721665160575924</text:p>
          </table:table-cell>
          <table:table-cell/>
        </table:table-row>
        <table:table-row table:style-name="ro2">
          <table:table-cell table:formula="of:=[.A453]+[.A$4]" office:value-type="float" office:value="133.499999999999">
            <text:p>133.499999999999</text:p>
          </table:table-cell>
          <table:table-cell table:formula="of:=[.A454]/([.$D$4]*2)" office:value-type="float" office:value="33.3749999999998">
            <text:p>33.3749999999998</text:p>
          </table:table-cell>
          <table:table-cell table:formula="of:=SQRT(ABS([.$D$2]^2-[.B454]^2))" office:value-type="float" office:value="94.2661624073029">
            <text:p>94.2661624073029</text:p>
          </table:table-cell>
          <table:table-cell table:formula="of:=([.$C$10]-[.C454])*[.$B$4]" office:value-type="float" office:value="7223.69696717244">
            <text:p>7223.69696717244</text:p>
          </table:table-cell>
          <table:table-cell table:formula="of:=ROUND([.D454])" office:value-type="float" office:value="7224">
            <text:p>7224</text:p>
          </table:table-cell>
          <table:table-cell table:formula="of:=([.$C$8]-([.E454]*[.$C$4]))" office:value-type="float" office:value="94.26595">
            <text:p>94.26595</text:p>
          </table:table-cell>
          <table:table-cell table:formula="of:=SQRT(ABS([.$D$2]^2-[.F454]^2))" office:value-type="float" office:value="33.375599928653">
            <text:p>33.375599928653</text:p>
          </table:table-cell>
          <table:table-cell table:formula="of:=ABS([.B454]-[.G454])" office:value-type="float" office:value="0.000599928653123527">
            <text:p>0.000599928653123527</text:p>
          </table:table-cell>
          <table:table-cell/>
        </table:table-row>
        <table:table-row table:style-name="ro2">
          <table:table-cell table:formula="of:=[.A454]+[.A$4]" office:value-type="float" office:value="133.799999999999">
            <text:p>133.799999999999</text:p>
          </table:table-cell>
          <table:table-cell table:formula="of:=[.A455]/([.$D$4]*2)" office:value-type="float" office:value="33.4499999999998">
            <text:p>33.4499999999998</text:p>
          </table:table-cell>
          <table:table-cell table:formula="of:=SQRT(ABS([.$D$2]^2-[.B455]^2))" office:value-type="float" office:value="94.2395750202642">
            <text:p>94.2395750202642</text:p>
          </table:table-cell>
          <table:table-cell table:formula="of:=([.$C$10]-[.C455])*[.$B$4]" office:value-type="float" office:value="7257.1928878511">
            <text:p>7257.1928878511</text:p>
          </table:table-cell>
          <table:table-cell table:formula="of:=ROUND([.D455])" office:value-type="float" office:value="7257">
            <text:p>7257</text:p>
          </table:table-cell>
          <table:table-cell table:formula="of:=([.$C$8]-([.E455]*[.$C$4]))" office:value-type="float" office:value="94.23975625">
            <text:p>94.23975625</text:p>
          </table:table-cell>
          <table:table-cell table:formula="of:=SQRT(ABS([.$D$2]^2-[.F455]^2))" office:value-type="float" office:value="33.4494894122554">
            <text:p>33.4494894122554</text:p>
          </table:table-cell>
          <table:table-cell table:formula="of:=ABS([.B455]-[.G455])" office:value-type="float" office:value="0.000510587744436464">
            <text:p>0.000510587744436464</text:p>
          </table:table-cell>
          <table:table-cell/>
        </table:table-row>
        <table:table-row table:style-name="ro2">
          <table:table-cell table:formula="of:=[.A455]+[.A$4]" office:value-type="float" office:value="134.099999999999">
            <text:p>134.099999999999</text:p>
          </table:table-cell>
          <table:table-cell table:formula="of:=[.A456]/([.$D$4]*2)" office:value-type="float" office:value="33.5249999999998">
            <text:p>33.5249999999998</text:p>
          </table:table-cell>
          <table:table-cell table:formula="of:=SQRT(ABS([.$D$2]^2-[.B456]^2))" office:value-type="float" office:value="94.2129204249609">
            <text:p>94.2129204249609</text:p>
          </table:table-cell>
          <table:table-cell table:formula="of:=([.$C$10]-[.C456])*[.$B$4]" office:value-type="float" office:value="7290.77348035926">
            <text:p>7290.77348035926</text:p>
          </table:table-cell>
          <table:table-cell table:formula="of:=ROUND([.D456])" office:value-type="float" office:value="7291">
            <text:p>7291</text:p>
          </table:table-cell>
          <table:table-cell table:formula="of:=([.$C$8]-([.E456]*[.$C$4]))" office:value-type="float" office:value="94.21276875">
            <text:p>94.21276875</text:p>
          </table:table-cell>
          <table:table-cell table:formula="of:=SQRT(ABS([.$D$2]^2-[.F456]^2))" office:value-type="float" office:value="33.52542623829">
            <text:p>33.52542623829</text:p>
          </table:table-cell>
          <table:table-cell table:formula="of:=ABS([.B456]-[.G456])" office:value-type="float" office:value="0.00042623829015298">
            <text:p>0.00042623829015298</text:p>
          </table:table-cell>
          <table:table-cell/>
        </table:table-row>
        <table:table-row table:style-name="ro2">
          <table:table-cell table:formula="of:=[.A456]+[.A$4]" office:value-type="float" office:value="134.399999999999">
            <text:p>134.399999999999</text:p>
          </table:table-cell>
          <table:table-cell table:formula="of:=[.A457]/([.$D$4]*2)" office:value-type="float" office:value="33.5999999999998">
            <text:p>33.5999999999998</text:p>
          </table:table-cell>
          <table:table-cell table:formula="of:=SQRT(ABS([.$D$2]^2-[.B457]^2))" office:value-type="float" office:value="94.1861985643332">
            <text:p>94.1861985643332</text:p>
          </table:table-cell>
          <table:table-cell table:formula="of:=([.$C$10]-[.C457])*[.$B$4]" office:value-type="float" office:value="7324.43881658307">
            <text:p>7324.43881658307</text:p>
          </table:table-cell>
          <table:table-cell table:formula="of:=ROUND([.D457])" office:value-type="float" office:value="7324">
            <text:p>7324</text:p>
          </table:table-cell>
          <table:table-cell table:formula="of:=([.$C$8]-([.E457]*[.$C$4]))" office:value-type="float" office:value="94.186575">
            <text:p>94.186575</text:p>
          </table:table-cell>
          <table:table-cell table:formula="of:=SQRT(ABS([.$D$2]^2-[.F457]^2))" office:value-type="float" office:value="33.5989447716647">
            <text:p>33.5989447716647</text:p>
          </table:table-cell>
          <table:table-cell table:formula="of:=ABS([.B457]-[.G457])" office:value-type="float" office:value="0.00105522833514726">
            <text:p>0.00105522833514726</text:p>
          </table:table-cell>
          <table:table-cell/>
        </table:table-row>
        <table:table-row table:style-name="ro2">
          <table:table-cell table:formula="of:=[.A457]+[.A$4]" office:value-type="float" office:value="134.699999999999">
            <text:p>134.699999999999</text:p>
          </table:table-cell>
          <table:table-cell table:formula="of:=[.A458]/([.$D$4]*2)" office:value-type="float" office:value="33.6749999999998">
            <text:p>33.6749999999998</text:p>
          </table:table-cell>
          <table:table-cell table:formula="of:=SQRT(ABS([.$D$2]^2-[.B458]^2))" office:value-type="float" office:value="94.1594093811129">
            <text:p>94.1594093811129</text:p>
          </table:table-cell>
          <table:table-cell table:formula="of:=([.$C$10]-[.C458])*[.$B$4]" office:value-type="float" office:value="7358.18896867171">
            <text:p>7358.18896867171</text:p>
          </table:table-cell>
          <table:table-cell table:formula="of:=ROUND([.D458])" office:value-type="float" office:value="7358">
            <text:p>7358</text:p>
          </table:table-cell>
          <table:table-cell table:formula="of:=([.$C$8]-([.E458]*[.$C$4]))" office:value-type="float" office:value="94.1595875">
            <text:p>94.1595875</text:p>
          </table:table-cell>
          <table:table-cell table:formula="of:=SQRT(ABS([.$D$2]^2-[.F458]^2))" office:value-type="float" office:value="33.6745019537015">
            <text:p>33.6745019537015</text:p>
          </table:table-cell>
          <table:table-cell table:formula="of:=ABS([.B458]-[.G458])" office:value-type="float" office:value="0.000498046298396559">
            <text:p>0.000498046298396559</text:p>
          </table:table-cell>
          <table:table-cell/>
        </table:table-row>
        <table:table-row table:style-name="ro2">
          <table:table-cell table:formula="of:=[.A458]+[.A$4]" office:value-type="float" office:value="134.999999999999">
            <text:p>134.999999999999</text:p>
          </table:table-cell>
          <table:table-cell table:formula="of:=[.A459]/([.$D$4]*2)" office:value-type="float" office:value="33.7499999999998">
            <text:p>33.7499999999998</text:p>
          </table:table-cell>
          <table:table-cell table:formula="of:=SQRT(ABS([.$D$2]^2-[.B459]^2))" office:value-type="float" office:value="94.1325528178218">
            <text:p>94.1325528178218</text:p>
          </table:table-cell>
          <table:table-cell table:formula="of:=([.$C$10]-[.C459])*[.$B$4]" office:value-type="float" office:value="7392.02400903842">
            <text:p>7392.02400903842</text:p>
          </table:table-cell>
          <table:table-cell table:formula="of:=ROUND([.D459])" office:value-type="float" office:value="7392">
            <text:p>7392</text:p>
          </table:table-cell>
          <table:table-cell table:formula="of:=([.$C$8]-([.E459]*[.$C$4]))" office:value-type="float" office:value="94.1326">
            <text:p>94.1326</text:p>
          </table:table-cell>
          <table:table-cell table:formula="of:=SQRT(ABS([.$D$2]^2-[.F459]^2))" office:value-type="float" office:value="33.749868403299">
            <text:p>33.749868403299</text:p>
          </table:table-cell>
          <table:table-cell table:formula="of:=ABS([.B459]-[.G459])" office:value-type="float" office:value="0.000131596700846615">
            <text:p>0.000131596700846615</text:p>
          </table:table-cell>
          <table:table-cell/>
        </table:table-row>
        <table:table-row table:style-name="ro2">
          <table:table-cell table:formula="of:=[.A459]+[.A$4]" office:value-type="float" office:value="135.299999999999">
            <text:p>135.299999999999</text:p>
          </table:table-cell>
          <table:table-cell table:formula="of:=[.A460]/([.$D$4]*2)" office:value-type="float" office:value="33.8249999999999">
            <text:p>33.8249999999999</text:p>
          </table:table-cell>
          <table:table-cell table:formula="of:=SQRT(ABS([.$D$2]^2-[.B460]^2))" office:value-type="float" office:value="94.1056288167717">
            <text:p>94.1056288167717</text:p>
          </table:table-cell>
          <table:table-cell table:formula="of:=([.$C$10]-[.C460])*[.$B$4]" office:value-type="float" office:value="7425.94401036141">
            <text:p>7425.94401036141</text:p>
          </table:table-cell>
          <table:table-cell table:formula="of:=ROUND([.D460])" office:value-type="float" office:value="7426">
            <text:p>7426</text:p>
          </table:table-cell>
          <table:table-cell table:formula="of:=([.$C$8]-([.E460]*[.$C$4]))" office:value-type="float" office:value="94.1056125">
            <text:p>94.1056125</text:p>
          </table:table-cell>
          <table:table-cell table:formula="of:=SQRT(ABS([.$D$2]^2-[.F460]^2))" office:value-type="float" office:value="33.8250453953848">
            <text:p>33.8250453953848</text:p>
          </table:table-cell>
          <table:table-cell table:formula="of:=ABS([.B460]-[.G460])" office:value-type="float" office:value="0.0000453953849444133">
            <text:p>0.0000453953849444133</text:p>
          </table:table-cell>
          <table:table-cell/>
        </table:table-row>
        <table:table-row table:style-name="ro2">
          <table:table-cell table:formula="of:=[.A460]+[.A$4]" office:value-type="float" office:value="135.599999999999">
            <text:p>135.599999999999</text:p>
          </table:table-cell>
          <table:table-cell table:formula="of:=[.A461]/([.$D$4]*2)" office:value-type="float" office:value="33.8999999999999">
            <text:p>33.8999999999999</text:p>
          </table:table-cell>
          <table:table-cell table:formula="of:=SQRT(ABS([.$D$2]^2-[.B461]^2))" office:value-type="float" office:value="94.0786373200633">
            <text:p>94.0786373200633</text:p>
          </table:table-cell>
          <table:table-cell table:formula="of:=([.$C$10]-[.C461])*[.$B$4]" office:value-type="float" office:value="7459.94904558454">
            <text:p>7459.94904558454</text:p>
          </table:table-cell>
          <table:table-cell table:formula="of:=ROUND([.D461])" office:value-type="float" office:value="7460">
            <text:p>7460</text:p>
          </table:table-cell>
          <table:table-cell table:formula="of:=([.$C$8]-([.E461]*[.$C$4]))" office:value-type="float" office:value="94.078625">
            <text:p>94.078625</text:p>
          </table:table-cell>
          <table:table-cell table:formula="of:=SQRT(ABS([.$D$2]^2-[.F461]^2))" office:value-type="float" office:value="33.9000341903865">
            <text:p>33.9000341903865</text:p>
          </table:table-cell>
          <table:table-cell table:formula="of:=ABS([.B461]-[.G461])" office:value-type="float" office:value="0.0000341903866498683">
            <text:p>0.0000341903866498683</text:p>
          </table:table-cell>
          <table:table-cell/>
        </table:table-row>
        <table:table-row table:style-name="ro2">
          <table:table-cell table:formula="of:=[.A461]+[.A$4]" office:value-type="float" office:value="135.899999999999">
            <text:p>135.899999999999</text:p>
          </table:table-cell>
          <table:table-cell table:formula="of:=[.A462]/([.$D$4]*2)" office:value-type="float" office:value="33.9749999999999">
            <text:p>33.9749999999999</text:p>
          </table:table-cell>
          <table:table-cell table:formula="of:=SQRT(ABS([.$D$2]^2-[.B462]^2))" office:value-type="float" office:value="94.0515782695857">
            <text:p>94.0515782695857</text:p>
          </table:table-cell>
          <table:table-cell table:formula="of:=([.$C$10]-[.C462])*[.$B$4]" office:value-type="float" office:value="7494.03918791853">
            <text:p>7494.03918791853</text:p>
          </table:table-cell>
          <table:table-cell table:formula="of:=ROUND([.D462])" office:value-type="float" office:value="7494">
            <text:p>7494</text:p>
          </table:table-cell>
          <table:table-cell table:formula="of:=([.$C$8]-([.E462]*[.$C$4]))" office:value-type="float" office:value="94.0516375">
            <text:p>94.0516375</text:p>
          </table:table-cell>
          <table:table-cell table:formula="of:=SQRT(ABS([.$D$2]^2-[.F462]^2))" office:value-type="float" office:value="33.9748360344622">
            <text:p>33.9748360344622</text:p>
          </table:table-cell>
          <table:table-cell table:formula="of:=ABS([.B462]-[.G462])" office:value-type="float" office:value="0.000163965537609556">
            <text:p>0.000163965537609556</text:p>
          </table:table-cell>
          <table:table-cell/>
        </table:table-row>
        <table:table-row table:style-name="ro2">
          <table:table-cell table:formula="of:=[.A462]+[.A$4]" office:value-type="float" office:value="136.199999999999">
            <text:p>136.199999999999</text:p>
          </table:table-cell>
          <table:table-cell table:formula="of:=[.A463]/([.$D$4]*2)" office:value-type="float" office:value="34.0499999999999">
            <text:p>34.0499999999999</text:p>
          </table:table-cell>
          <table:table-cell table:formula="of:=SQRT(ABS([.$D$2]^2-[.B463]^2))" office:value-type="float" office:value="94.0244516070156">
            <text:p>94.0244516070156</text:p>
          </table:table-cell>
          <table:table-cell table:formula="of:=([.$C$10]-[.C463])*[.$B$4]" office:value-type="float" office:value="7528.21451084157">
            <text:p>7528.21451084157</text:p>
          </table:table-cell>
          <table:table-cell table:formula="of:=ROUND([.D463])" office:value-type="float" office:value="7528">
            <text:p>7528</text:p>
          </table:table-cell>
          <table:table-cell table:formula="of:=([.$C$8]-([.E463]*[.$C$4]))" office:value-type="float" office:value="94.02465">
            <text:p>94.02465</text:p>
          </table:table-cell>
          <table:table-cell table:formula="of:=SQRT(ABS([.$D$2]^2-[.F463]^2))" office:value-type="float" office:value="34.0494521597265">
            <text:p>34.0494521597265</text:p>
          </table:table-cell>
          <table:table-cell table:formula="of:=ABS([.B463]-[.G463])" office:value-type="float" office:value="0.000547840273391387">
            <text:p>0.000547840273391387</text:p>
          </table:table-cell>
          <table:table-cell/>
        </table:table-row>
        <table:table-row table:style-name="ro2">
          <table:table-cell table:formula="of:=[.A463]+[.A$4]" office:value-type="float" office:value="136.499999999999">
            <text:p>136.499999999999</text:p>
          </table:table-cell>
          <table:table-cell table:formula="of:=[.A464]/([.$D$4]*2)" office:value-type="float" office:value="34.1249999999999">
            <text:p>34.1249999999999</text:p>
          </table:table-cell>
          <table:table-cell table:formula="of:=SQRT(ABS([.$D$2]^2-[.B464]^2))" office:value-type="float" office:value="93.9972572738163">
            <text:p>93.9972572738163</text:p>
          </table:table-cell>
          <table:table-cell table:formula="of:=([.$C$10]-[.C464])*[.$B$4]" office:value-type="float" office:value="7562.47508810049">
            <text:p>7562.47508810049</text:p>
          </table:table-cell>
          <table:table-cell table:formula="of:=ROUND([.D464])" office:value-type="float" office:value="7562">
            <text:p>7562</text:p>
          </table:table-cell>
          <table:table-cell table:formula="of:=([.$C$8]-([.E464]*[.$C$4]))" office:value-type="float" office:value="93.9976625">
            <text:p>93.9976625</text:p>
          </table:table-cell>
          <table:table-cell table:formula="of:=SQRT(ABS([.$D$2]^2-[.F464]^2))" office:value-type="float" office:value="34.1238837844711">
            <text:p>34.1238837844711</text:p>
          </table:table-cell>
          <table:table-cell table:formula="of:=ABS([.B464]-[.G464])" office:value-type="float" office:value="0.00111621552872521">
            <text:p>0.00111621552872521</text:p>
          </table:table-cell>
          <table:table-cell/>
        </table:table-row>
        <table:table-row table:style-name="ro2">
          <table:table-cell table:formula="of:=[.A464]+[.A$4]" office:value-type="float" office:value="136.799999999999">
            <text:p>136.799999999999</text:p>
          </table:table-cell>
          <table:table-cell table:formula="of:=[.A465]/([.$D$4]*2)" office:value-type="float" office:value="34.1999999999999">
            <text:p>34.1999999999999</text:p>
          </table:table-cell>
          <table:table-cell table:formula="of:=SQRT(ABS([.$D$2]^2-[.B465]^2))" office:value-type="float" office:value="93.9699952112376">
            <text:p>93.9699952112376</text:p>
          </table:table-cell>
          <table:table-cell table:formula="of:=([.$C$10]-[.C465])*[.$B$4]" office:value-type="float" office:value="7596.82099371148">
            <text:p>7596.82099371148</text:p>
          </table:table-cell>
          <table:table-cell table:formula="of:=ROUND([.D465])" office:value-type="float" office:value="7597">
            <text:p>7597</text:p>
          </table:table-cell>
          <table:table-cell table:formula="of:=([.$C$8]-([.E465]*[.$C$4]))" office:value-type="float" office:value="93.96988125">
            <text:p>93.96988125</text:p>
          </table:table-cell>
          <table:table-cell table:formula="of:=SQRT(ABS([.$D$2]^2-[.F465]^2))" office:value-type="float" office:value="34.2003131251879">
            <text:p>34.2003131251879</text:p>
          </table:table-cell>
          <table:table-cell table:formula="of:=ABS([.B465]-[.G465])" office:value-type="float" office:value="0.000313125188007746">
            <text:p>0.000313125188007746</text:p>
          </table:table-cell>
          <table:table-cell/>
        </table:table-row>
        <table:table-row table:style-name="ro2">
          <table:table-cell table:formula="of:=[.A465]+[.A$4]" office:value-type="float" office:value="137.099999999999">
            <text:p>137.099999999999</text:p>
          </table:table-cell>
          <table:table-cell table:formula="of:=[.A466]/([.$D$4]*2)" office:value-type="float" office:value="34.2749999999999">
            <text:p>34.2749999999999</text:p>
          </table:table-cell>
          <table:table-cell table:formula="of:=SQRT(ABS([.$D$2]^2-[.B466]^2))" office:value-type="float" office:value="93.9426653603144">
            <text:p>93.9426653603144</text:p>
          </table:table-cell>
          <table:table-cell table:formula="of:=([.$C$10]-[.C466])*[.$B$4]" office:value-type="float" office:value="7631.25230196118">
            <text:p>7631.25230196118</text:p>
          </table:table-cell>
          <table:table-cell table:formula="of:=ROUND([.D466])" office:value-type="float" office:value="7631">
            <text:p>7631</text:p>
          </table:table-cell>
          <table:table-cell table:formula="of:=([.$C$8]-([.E466]*[.$C$4]))" office:value-type="float" office:value="93.94289375">
            <text:p>93.94289375</text:p>
          </table:table-cell>
          <table:table-cell table:formula="of:=SQRT(ABS([.$D$2]^2-[.F466]^2))" office:value-type="float" office:value="34.274374011442">
            <text:p>34.274374011442</text:p>
          </table:table-cell>
          <table:table-cell table:formula="of:=ABS([.B466]-[.G466])" office:value-type="float" office:value="0.000625988557850121">
            <text:p>0.000625988557850121</text:p>
          </table:table-cell>
          <table:table-cell/>
        </table:table-row>
        <table:table-row table:style-name="ro2">
          <table:table-cell table:formula="of:=[.A466]+[.A$4]" office:value-type="float" office:value="137.4">
            <text:p>137.4</text:p>
          </table:table-cell>
          <table:table-cell table:formula="of:=[.A467]/([.$D$4]*2)" office:value-type="float" office:value="34.3499999999999">
            <text:p>34.3499999999999</text:p>
          </table:table-cell>
          <table:table-cell table:formula="of:=SQRT(ABS([.$D$2]^2-[.B467]^2))" office:value-type="float" office:value="93.9152676618664">
            <text:p>93.9152676618664</text:p>
          </table:table-cell>
          <table:table-cell table:formula="of:=([.$C$10]-[.C467])*[.$B$4]" office:value-type="float" office:value="7665.76908740744">
            <text:p>7665.76908740744</text:p>
          </table:table-cell>
          <table:table-cell table:formula="of:=ROUND([.D467])" office:value-type="float" office:value="7666">
            <text:p>7666</text:p>
          </table:table-cell>
          <table:table-cell table:formula="of:=([.$C$8]-([.E467]*[.$C$4]))" office:value-type="float" office:value="93.9151125">
            <text:p>93.9151125</text:p>
          </table:table-cell>
          <table:table-cell table:formula="of:=SQRT(ABS([.$D$2]^2-[.F467]^2))" office:value-type="float" office:value="34.3504242202675">
            <text:p>34.3504242202675</text:p>
          </table:table-cell>
          <table:table-cell table:formula="of:=ABS([.B467]-[.G467])" office:value-type="float" office:value="0.000424220267674968">
            <text:p>0.000424220267674968</text:p>
          </table:table-cell>
          <table:table-cell/>
        </table:table-row>
        <table:table-row table:style-name="ro2">
          <table:table-cell table:formula="of:=[.A467]+[.A$4]" office:value-type="float" office:value="137.7">
            <text:p>137.7</text:p>
          </table:table-cell>
          <table:table-cell table:formula="of:=[.A468]/([.$D$4]*2)" office:value-type="float" office:value="34.4249999999999">
            <text:p>34.4249999999999</text:p>
          </table:table-cell>
          <table:table-cell table:formula="of:=SQRT(ABS([.$D$2]^2-[.B468]^2))" office:value-type="float" office:value="93.8878020564973">
            <text:p>93.8878020564973</text:p>
          </table:table-cell>
          <table:table-cell table:formula="of:=([.$C$10]-[.C468])*[.$B$4]" office:value-type="float" office:value="7700.37142488038">
            <text:p>7700.37142488038</text:p>
          </table:table-cell>
          <table:table-cell table:formula="of:=ROUND([.D468])" office:value-type="float" office:value="7700">
            <text:p>7700</text:p>
          </table:table-cell>
          <table:table-cell table:formula="of:=([.$C$8]-([.E468]*[.$C$4]))" office:value-type="float" office:value="93.888125">
            <text:p>93.888125</text:p>
          </table:table-cell>
          <table:table-cell table:formula="of:=SQRT(ABS([.$D$2]^2-[.F468]^2))" office:value-type="float" office:value="34.424119218716">
            <text:p>34.424119218716</text:p>
          </table:table-cell>
          <table:table-cell table:formula="of:=ABS([.B468]-[.G468])" office:value-type="float" office:value="0.000880781283832732">
            <text:p>0.000880781283832732</text:p>
          </table:table-cell>
          <table:table-cell/>
        </table:table-row>
        <table:table-row table:style-name="ro2">
          <table:table-cell table:formula="of:=[.A468]+[.A$4]" office:value-type="float" office:value="138">
            <text:p>138</text:p>
          </table:table-cell>
          <table:table-cell table:formula="of:=[.A469]/([.$D$4]*2)" office:value-type="float" office:value="34.4999999999999">
            <text:p>34.4999999999999</text:p>
          </table:table-cell>
          <table:table-cell table:formula="of:=SQRT(ABS([.$D$2]^2-[.B469]^2))" office:value-type="float" office:value="93.8602684845937">
            <text:p>93.8602684845937</text:p>
          </table:table-cell>
          <table:table-cell table:formula="of:=([.$C$10]-[.C469])*[.$B$4]" office:value-type="float" office:value="7735.05938948331">
            <text:p>7735.05938948331</text:p>
          </table:table-cell>
          <table:table-cell table:formula="of:=ROUND([.D469])" office:value-type="float" office:value="7735">
            <text:p>7735</text:p>
          </table:table-cell>
          <table:table-cell table:formula="of:=([.$C$8]-([.E469]*[.$C$4]))" office:value-type="float" office:value="93.86034375">
            <text:p>93.86034375</text:p>
          </table:table-cell>
          <table:table-cell table:formula="of:=SQRT(ABS([.$D$2]^2-[.F469]^2))" office:value-type="float" office:value="34.499795233187">
            <text:p>34.499795233187</text:p>
          </table:table-cell>
          <table:table-cell table:formula="of:=ABS([.B469]-[.G469])" office:value-type="float" office:value="0.000204766812835544">
            <text:p>0.000204766812835544</text:p>
          </table:table-cell>
          <table:table-cell/>
        </table:table-row>
        <table:table-row table:style-name="ro2">
          <table:table-cell table:formula="of:=[.A469]+[.A$4]" office:value-type="float" office:value="138.3">
            <text:p>138.3</text:p>
          </table:table-cell>
          <table:table-cell table:formula="of:=[.A470]/([.$D$4]*2)" office:value-type="float" office:value="34.5749999999999">
            <text:p>34.5749999999999</text:p>
          </table:table-cell>
          <table:table-cell table:formula="of:=SQRT(ABS([.$D$2]^2-[.B470]^2))" office:value-type="float" office:value="93.8326668863249">
            <text:p>93.8326668863249</text:p>
          </table:table-cell>
          <table:table-cell table:formula="of:=([.$C$10]-[.C470])*[.$B$4]" office:value-type="float" office:value="7769.83305659361">
            <text:p>7769.83305659361</text:p>
          </table:table-cell>
          <table:table-cell table:formula="of:=ROUND([.D470])" office:value-type="float" office:value="7770">
            <text:p>7770</text:p>
          </table:table-cell>
          <table:table-cell table:formula="of:=([.$C$8]-([.E470]*[.$C$4]))" office:value-type="float" office:value="93.8325625">
            <text:p>93.8325625</text:p>
          </table:table-cell>
          <table:table-cell table:formula="of:=SQRT(ABS([.$D$2]^2-[.F470]^2))" office:value-type="float" office:value="34.5752832914438">
            <text:p>34.5752832914438</text:p>
          </table:table-cell>
          <table:table-cell table:formula="of:=ABS([.B470]-[.G470])" office:value-type="float" office:value="0.000283291443949452">
            <text:p>0.000283291443949452</text:p>
          </table:table-cell>
          <table:table-cell/>
        </table:table-row>
        <table:table-row table:style-name="ro2">
          <table:table-cell table:formula="of:=[.A470]+[.A$4]" office:value-type="float" office:value="138.6">
            <text:p>138.6</text:p>
          </table:table-cell>
          <table:table-cell table:formula="of:=[.A471]/([.$D$4]*2)" office:value-type="float" office:value="34.6499999999999">
            <text:p>34.6499999999999</text:p>
          </table:table-cell>
          <table:table-cell table:formula="of:=SQRT(ABS([.$D$2]^2-[.B471]^2))" office:value-type="float" office:value="93.8049972016417">
            <text:p>93.8049972016417</text:p>
          </table:table-cell>
          <table:table-cell table:formula="of:=([.$C$10]-[.C471])*[.$B$4]" office:value-type="float" office:value="7804.69250186375">
            <text:p>7804.69250186375</text:p>
          </table:table-cell>
          <table:table-cell table:formula="of:=ROUND([.D471])" office:value-type="float" office:value="7805">
            <text:p>7805</text:p>
          </table:table-cell>
          <table:table-cell table:formula="of:=([.$C$8]-([.E471]*[.$C$4]))" office:value-type="float" office:value="93.80478125">
            <text:p>93.80478125</text:p>
          </table:table-cell>
          <table:table-cell table:formula="of:=SQRT(ABS([.$D$2]^2-[.F471]^2))" office:value-type="float" office:value="34.6505846219028">
            <text:p>34.6505846219028</text:p>
          </table:table-cell>
          <table:table-cell table:formula="of:=ABS([.B471]-[.G471])" office:value-type="float" office:value="0.000584621902923743">
            <text:p>0.000584621902923743</text:p>
          </table:table-cell>
          <table:table-cell/>
        </table:table-row>
        <table:table-row table:style-name="ro2">
          <table:table-cell table:formula="of:=[.A471]+[.A$4]" office:value-type="float" office:value="138.9">
            <text:p>138.9</text:p>
          </table:table-cell>
          <table:table-cell table:formula="of:=[.A472]/([.$D$4]*2)" office:value-type="float" office:value="34.7249999999999">
            <text:p>34.7249999999999</text:p>
          </table:table-cell>
          <table:table-cell table:formula="of:=SQRT(ABS([.$D$2]^2-[.B472]^2))" office:value-type="float" office:value="93.777259370276">
            <text:p>93.777259370276</text:p>
          </table:table-cell>
          <table:table-cell table:formula="of:=([.$C$10]-[.C472])*[.$B$4]" office:value-type="float" office:value="7839.63780122218">
            <text:p>7839.63780122218</text:p>
          </table:table-cell>
          <table:table-cell table:formula="of:=ROUND([.D472])" office:value-type="float" office:value="7840">
            <text:p>7840</text:p>
          </table:table-cell>
          <table:table-cell table:formula="of:=([.$C$8]-([.E472]*[.$C$4]))" office:value-type="float" office:value="93.777">
            <text:p>93.777</text:p>
          </table:table-cell>
          <table:table-cell table:formula="of:=SQRT(ABS([.$D$2]^2-[.F472]^2))" office:value-type="float" office:value="34.7257004393">
            <text:p>34.7257004393</text:p>
          </table:table-cell>
          <table:table-cell table:formula="of:=ABS([.B472]-[.G472])" office:value-type="float" office:value="0.000700439300118205">
            <text:p>0.000700439300118205</text:p>
          </table:table-cell>
          <table:table-cell/>
        </table:table-row>
        <table:table-row table:style-name="ro2">
          <table:table-cell table:formula="of:=[.A472]+[.A$4]" office:value-type="float" office:value="139.2">
            <text:p>139.2</text:p>
          </table:table-cell>
          <table:table-cell table:formula="of:=[.A473]/([.$D$4]*2)" office:value-type="float" office:value="34.7999999999999">
            <text:p>34.7999999999999</text:p>
          </table:table-cell>
          <table:table-cell table:formula="of:=SQRT(ABS([.$D$2]^2-[.B473]^2))" office:value-type="float" office:value="93.7494533317395">
            <text:p>93.7494533317395</text:p>
          </table:table-cell>
          <table:table-cell table:formula="of:=([.$C$10]-[.C473])*[.$B$4]" office:value-type="float" office:value="7874.66903087435">
            <text:p>7874.66903087435</text:p>
          </table:table-cell>
          <table:table-cell table:formula="of:=ROUND([.D473])" office:value-type="float" office:value="7875">
            <text:p>7875</text:p>
          </table:table-cell>
          <table:table-cell table:formula="of:=([.$C$8]-([.E473]*[.$C$4]))" office:value-type="float" office:value="93.74921875">
            <text:p>93.74921875</text:p>
          </table:table-cell>
          <table:table-cell table:formula="of:=SQRT(ABS([.$D$2]^2-[.F473]^2))" office:value-type="float" office:value="34.8006319449037">
            <text:p>34.8006319449037</text:p>
          </table:table-cell>
          <table:table-cell table:formula="of:=ABS([.B473]-[.G473])" office:value-type="float" office:value="0.000631944903766168">
            <text:p>0.000631944903766168</text:p>
          </table:table-cell>
          <table:table-cell/>
        </table:table-row>
        <table:table-row table:style-name="ro2">
          <table:table-cell table:formula="of:=[.A473]+[.A$4]" office:value-type="float" office:value="139.5">
            <text:p>139.5</text:p>
          </table:table-cell>
          <table:table-cell table:formula="of:=[.A474]/([.$D$4]*2)" office:value-type="float" office:value="34.8749999999999">
            <text:p>34.8749999999999</text:p>
          </table:table-cell>
          <table:table-cell table:formula="of:=SQRT(ABS([.$D$2]^2-[.B474]^2))" office:value-type="float" office:value="93.7215790253238">
            <text:p>93.7215790253238</text:p>
          </table:table-cell>
          <table:table-cell table:formula="of:=([.$C$10]-[.C474])*[.$B$4]" office:value-type="float" office:value="7909.78626730367">
            <text:p>7909.78626730367</text:p>
          </table:table-cell>
          <table:table-cell table:formula="of:=ROUND([.D474])" office:value-type="float" office:value="7910">
            <text:p>7910</text:p>
          </table:table-cell>
          <table:table-cell table:formula="of:=([.$C$8]-([.E474]*[.$C$4]))" office:value-type="float" office:value="93.7214375">
            <text:p>93.7214375</text:p>
          </table:table-cell>
          <table:table-cell table:formula="of:=SQRT(ABS([.$D$2]^2-[.F474]^2))" office:value-type="float" office:value="34.8753803267232">
            <text:p>34.8753803267232</text:p>
          </table:table-cell>
          <table:table-cell table:formula="of:=ABS([.B474]-[.G474])" office:value-type="float" office:value="0.000380326723323776">
            <text:p>0.000380326723323776</text:p>
          </table:table-cell>
          <table:table-cell/>
        </table:table-row>
        <table:table-row table:style-name="ro2">
          <table:table-cell table:formula="of:=[.A474]+[.A$4]" office:value-type="float" office:value="139.8">
            <text:p>139.8</text:p>
          </table:table-cell>
          <table:table-cell table:formula="of:=[.A475]/([.$D$4]*2)" office:value-type="float" office:value="34.9499999999999">
            <text:p>34.9499999999999</text:p>
          </table:table-cell>
          <table:table-cell table:formula="of:=SQRT(ABS([.$D$2]^2-[.B475]^2))" office:value-type="float" office:value="93.6936363900986">
            <text:p>93.6936363900986</text:p>
          </table:table-cell>
          <table:table-cell table:formula="of:=([.$C$10]-[.C475])*[.$B$4]" office:value-type="float" office:value="7944.98958727239">
            <text:p>7944.98958727239</text:p>
          </table:table-cell>
          <table:table-cell table:formula="of:=ROUND([.D475])" office:value-type="float" office:value="7945">
            <text:p>7945</text:p>
          </table:table-cell>
          <table:table-cell table:formula="of:=([.$C$8]-([.E475]*[.$C$4]))" office:value-type="float" office:value="93.69365625">
            <text:p>93.69365625</text:p>
          </table:table-cell>
          <table:table-cell table:formula="of:=SQRT(ABS([.$D$2]^2-[.F475]^2))" office:value-type="float" office:value="34.9499467597139">
            <text:p>34.9499467597139</text:p>
          </table:table-cell>
          <table:table-cell table:formula="of:=ABS([.B475]-[.G475])" office:value-type="float" office:value="0.0000532402860073944">
            <text:p>0.0000532402860073944</text:p>
          </table:table-cell>
          <table:table-cell/>
        </table:table-row>
        <table:table-row table:style-name="ro2">
          <table:table-cell table:formula="of:=[.A475]+[.A$4]" office:value-type="float" office:value="140.1">
            <text:p>140.1</text:p>
          </table:table-cell>
          <table:table-cell table:formula="of:=[.A476]/([.$D$4]*2)" office:value-type="float" office:value="35.0249999999999">
            <text:p>35.0249999999999</text:p>
          </table:table-cell>
          <table:table-cell table:formula="of:=SQRT(ABS([.$D$2]^2-[.B476]^2))" office:value-type="float" office:value="93.6656253649118">
            <text:p>93.6656253649118</text:p>
          </table:table-cell>
          <table:table-cell table:formula="of:=([.$C$10]-[.C476])*[.$B$4]" office:value-type="float" office:value="7980.27906782269">
            <text:p>7980.27906782269</text:p>
          </table:table-cell>
          <table:table-cell table:formula="of:=ROUND([.D476])" office:value-type="float" office:value="7980">
            <text:p>7980</text:p>
          </table:table-cell>
          <table:table-cell table:formula="of:=([.$C$8]-([.E476]*[.$C$4]))" office:value-type="float" office:value="93.665875">
            <text:p>93.665875</text:p>
          </table:table-cell>
          <table:table-cell table:formula="of:=SQRT(ABS([.$D$2]^2-[.F476]^2))" office:value-type="float" office:value="35.0243324059771">
            <text:p>35.0243324059771</text:p>
          </table:table-cell>
          <table:table-cell table:formula="of:=ABS([.B476]-[.G476])" office:value-type="float" office:value="0.000667594022843332">
            <text:p>0.000667594022843332</text:p>
          </table:table-cell>
          <table:table-cell/>
        </table:table-row>
        <table:table-row table:style-name="ro2">
          <table:table-cell table:formula="of:=[.A476]+[.A$4]" office:value-type="float" office:value="140.4">
            <text:p>140.4</text:p>
          </table:table-cell>
          <table:table-cell table:formula="of:=[.A477]/([.$D$4]*2)" office:value-type="float" office:value="35.0999999999999">
            <text:p>35.0999999999999</text:p>
          </table:table-cell>
          <table:table-cell table:formula="of:=SQRT(ABS([.$D$2]^2-[.B477]^2))" office:value-type="float" office:value="93.6375458883882">
            <text:p>93.6375458883882</text:p>
          </table:table-cell>
          <table:table-cell table:formula="of:=([.$C$10]-[.C477])*[.$B$4]" office:value-type="float" office:value="8015.6547862776">
            <text:p>8015.6547862776</text:p>
          </table:table-cell>
          <table:table-cell table:formula="of:=ROUND([.D477])" office:value-type="float" office:value="8016">
            <text:p>8016</text:p>
          </table:table-cell>
          <table:table-cell table:formula="of:=([.$C$8]-([.E477]*[.$C$4]))" office:value-type="float" office:value="93.6373">
            <text:p>93.6373</text:p>
          </table:table-cell>
          <table:table-cell table:formula="of:=SQRT(ABS([.$D$2]^2-[.F477]^2))" office:value-type="float" office:value="35.1006559584006">
            <text:p>35.1006559584006</text:p>
          </table:table-cell>
          <table:table-cell table:formula="of:=ABS([.B477]-[.G477])" office:value-type="float" office:value="0.000655958400663792">
            <text:p>0.000655958400663792</text:p>
          </table:table-cell>
          <table:table-cell/>
        </table:table-row>
        <table:table-row table:style-name="ro2">
          <table:table-cell table:formula="of:=[.A477]+[.A$4]" office:value-type="float" office:value="140.7">
            <text:p>140.7</text:p>
          </table:table-cell>
          <table:table-cell table:formula="of:=[.A478]/([.$D$4]*2)" office:value-type="float" office:value="35.1749999999999">
            <text:p>35.1749999999999</text:p>
          </table:table-cell>
          <table:table-cell table:formula="of:=SQRT(ABS([.$D$2]^2-[.B478]^2))" office:value-type="float" office:value="93.609397898929">
            <text:p>93.609397898929</text:p>
          </table:table-cell>
          <table:table-cell table:formula="of:=([.$C$10]-[.C478])*[.$B$4]" office:value-type="float" office:value="8051.116820242">
            <text:p>8051.116820242</text:p>
          </table:table-cell>
          <table:table-cell table:formula="of:=ROUND([.D478])" office:value-type="float" office:value="8051">
            <text:p>8051</text:p>
          </table:table-cell>
          <table:table-cell table:formula="of:=([.$C$8]-([.E478]*[.$C$4]))" office:value-type="float" office:value="93.60951875">
            <text:p>93.60951875</text:p>
          </table:table-cell>
          <table:table-cell table:formula="of:=SQRT(ABS([.$D$2]^2-[.F478]^2))" office:value-type="float" office:value="35.1746783836526">
            <text:p>35.1746783836526</text:p>
          </table:table-cell>
          <table:table-cell table:formula="of:=ABS([.B478]-[.G478])" office:value-type="float" office:value="0.00032161634729988">
            <text:p>0.00032161634729988</text:p>
          </table:table-cell>
          <table:table-cell/>
        </table:table-row>
        <table:table-row table:style-name="ro2">
          <table:table-cell table:formula="of:=[.A478]+[.A$4]" office:value-type="float" office:value="141">
            <text:p>141</text:p>
          </table:table-cell>
          <table:table-cell table:formula="of:=[.A479]/([.$D$4]*2)" office:value-type="float" office:value="35.2499999999999">
            <text:p>35.2499999999999</text:p>
          </table:table-cell>
          <table:table-cell table:formula="of:=SQRT(ABS([.$D$2]^2-[.B479]^2))" office:value-type="float" office:value="93.5811813347107">
            <text:p>93.5811813347107</text:p>
          </table:table-cell>
          <table:table-cell table:formula="of:=([.$C$10]-[.C479])*[.$B$4]" office:value-type="float" office:value="8086.66524760358">
            <text:p>8086.66524760358</text:p>
          </table:table-cell>
          <table:table-cell table:formula="of:=ROUND([.D479])" office:value-type="float" office:value="8087">
            <text:p>8087</text:p>
          </table:table-cell>
          <table:table-cell table:formula="of:=([.$C$8]-([.E479]*[.$C$4]))" office:value-type="float" office:value="93.58094375">
            <text:p>93.58094375</text:p>
          </table:table-cell>
          <table:table-cell table:formula="of:=SQRT(ABS([.$D$2]^2-[.F479]^2))" office:value-type="float" office:value="35.2506307299506">
            <text:p>35.2506307299506</text:p>
          </table:table-cell>
          <table:table-cell table:formula="of:=ABS([.B479]-[.G479])" office:value-type="float" office:value="0.000630729950664488">
            <text:p>0.000630729950664488</text:p>
          </table:table-cell>
          <table:table-cell/>
        </table:table-row>
        <table:table-row table:style-name="ro2">
          <table:table-cell table:formula="of:=[.A479]+[.A$4]" office:value-type="float" office:value="141.3">
            <text:p>141.3</text:p>
          </table:table-cell>
          <table:table-cell table:formula="of:=[.A480]/([.$D$4]*2)" office:value-type="float" office:value="35.3249999999999">
            <text:p>35.3249999999999</text:p>
          </table:table-cell>
          <table:table-cell table:formula="of:=SQRT(ABS([.$D$2]^2-[.B480]^2))" office:value-type="float" office:value="93.5528961336848">
            <text:p>93.5528961336848</text:p>
          </table:table-cell>
          <table:table-cell table:formula="of:=([.$C$10]-[.C480])*[.$B$4]" office:value-type="float" office:value="8122.30014653392">
            <text:p>8122.30014653392</text:p>
          </table:table-cell>
          <table:table-cell table:formula="of:=ROUND([.D480])" office:value-type="float" office:value="8122">
            <text:p>8122</text:p>
          </table:table-cell>
          <table:table-cell table:formula="of:=([.$C$8]-([.E480]*[.$C$4]))" office:value-type="float" office:value="93.5531625">
            <text:p>93.5531625</text:p>
          </table:table-cell>
          <table:table-cell table:formula="of:=SQRT(ABS([.$D$2]^2-[.F480]^2))" office:value-type="float" office:value="35.3242945612307">
            <text:p>35.3242945612307</text:p>
          </table:table-cell>
          <table:table-cell table:formula="of:=ABS([.B480]-[.G480])" office:value-type="float" office:value="0.000705438769180944">
            <text:p>0.000705438769180944</text:p>
          </table:table-cell>
          <table:table-cell/>
        </table:table-row>
        <table:table-row table:style-name="ro2">
          <table:table-cell table:formula="of:=[.A480]+[.A$4]" office:value-type="float" office:value="141.6">
            <text:p>141.6</text:p>
          </table:table-cell>
          <table:table-cell table:formula="of:=[.A481]/([.$D$4]*2)" office:value-type="float" office:value="35.3999999999999">
            <text:p>35.3999999999999</text:p>
          </table:table-cell>
          <table:table-cell table:formula="of:=SQRT(ABS([.$D$2]^2-[.B481]^2))" office:value-type="float" office:value="93.5245422335763">
            <text:p>93.5245422335763</text:p>
          </table:table-cell>
          <table:table-cell table:formula="of:=([.$C$10]-[.C481])*[.$B$4]" office:value-type="float" office:value="8158.0215954894">
            <text:p>8158.0215954894</text:p>
          </table:table-cell>
          <table:table-cell table:formula="of:=ROUND([.D481])" office:value-type="float" office:value="8158">
            <text:p>8158</text:p>
          </table:table-cell>
          <table:table-cell table:formula="of:=([.$C$8]-([.E481]*[.$C$4]))" office:value-type="float" office:value="93.5245875">
            <text:p>93.5245875</text:p>
          </table:table-cell>
          <table:table-cell table:formula="of:=SQRT(ABS([.$D$2]^2-[.F481]^2))" office:value-type="float" office:value="35.3998804087647">
            <text:p>35.3998804087647</text:p>
          </table:table-cell>
          <table:table-cell table:formula="of:=ABS([.B481]-[.G481])" office:value-type="float" office:value="0.000119591235197447">
            <text:p>0.000119591235197447</text:p>
          </table:table-cell>
          <table:table-cell/>
        </table:table-row>
        <table:table-row table:style-name="ro2">
          <table:table-cell table:formula="of:=[.A481]+[.A$4]" office:value-type="float" office:value="141.9">
            <text:p>141.9</text:p>
          </table:table-cell>
          <table:table-cell table:formula="of:=[.A482]/([.$D$4]*2)" office:value-type="float" office:value="35.4749999999999">
            <text:p>35.4749999999999</text:p>
          </table:table-cell>
          <table:table-cell table:formula="of:=SQRT(ABS([.$D$2]^2-[.B482]^2))" office:value-type="float" office:value="93.4961195718839">
            <text:p>93.4961195718839</text:p>
          </table:table-cell>
          <table:table-cell table:formula="of:=([.$C$10]-[.C482])*[.$B$4]" office:value-type="float" office:value="8193.8296732122">
            <text:p>8193.8296732122</text:p>
          </table:table-cell>
          <table:table-cell table:formula="of:=ROUND([.D482])" office:value-type="float" office:value="8194">
            <text:p>8194</text:p>
          </table:table-cell>
          <table:table-cell table:formula="of:=([.$C$8]-([.E482]*[.$C$4]))" office:value-type="float" office:value="93.4960125">
            <text:p>93.4960125</text:p>
          </table:table-cell>
          <table:table-cell table:formula="of:=SQRT(ABS([.$D$2]^2-[.F482]^2))" office:value-type="float" office:value="35.4752821919691">
            <text:p>35.4752821919691</text:p>
          </table:table-cell>
          <table:table-cell table:formula="of:=ABS([.B482]-[.G482])" office:value-type="float" office:value="0.00028219196921242">
            <text:p>0.00028219196921242</text:p>
          </table:table-cell>
          <table:table-cell/>
        </table:table-row>
        <table:table-row table:style-name="ro2">
          <table:table-cell table:formula="of:=[.A482]+[.A$4]" office:value-type="float" office:value="142.2">
            <text:p>142.2</text:p>
          </table:table-cell>
          <table:table-cell table:formula="of:=[.A483]/([.$D$4]*2)" office:value-type="float" office:value="35.5499999999999">
            <text:p>35.5499999999999</text:p>
          </table:table-cell>
          <table:table-cell table:formula="of:=SQRT(ABS([.$D$2]^2-[.B483]^2))" office:value-type="float" office:value="93.467628085878">
            <text:p>93.467628085878</text:p>
          </table:table-cell>
          <table:table-cell table:formula="of:=([.$C$10]-[.C483])*[.$B$4]" office:value-type="float" office:value="8229.72445873143">
            <text:p>8229.72445873143</text:p>
          </table:table-cell>
          <table:table-cell table:formula="of:=ROUND([.D483])" office:value-type="float" office:value="8230">
            <text:p>8230</text:p>
          </table:table-cell>
          <table:table-cell table:formula="of:=([.$C$8]-([.E483]*[.$C$4]))" office:value-type="float" office:value="93.4674375">
            <text:p>93.4674375</text:p>
          </table:table-cell>
          <table:table-cell table:formula="of:=SQRT(ABS([.$D$2]^2-[.F483]^2))" office:value-type="float" office:value="35.5505010820325">
            <text:p>35.5505010820325</text:p>
          </table:table-cell>
          <table:table-cell table:formula="of:=ABS([.B483]-[.G483])" office:value-type="float" office:value="0.000501082032570821">
            <text:p>0.000501082032570821</text:p>
          </table:table-cell>
          <table:table-cell/>
        </table:table-row>
        <table:table-row table:style-name="ro2">
          <table:table-cell table:formula="of:=[.A483]+[.A$4]" office:value-type="float" office:value="142.5">
            <text:p>142.5</text:p>
          </table:table-cell>
          <table:table-cell table:formula="of:=[.A484]/([.$D$4]*2)" office:value-type="float" office:value="35.6249999999999">
            <text:p>35.6249999999999</text:p>
          </table:table-cell>
          <table:table-cell table:formula="of:=SQRT(ABS([.$D$2]^2-[.B484]^2))" office:value-type="float" office:value="93.4390677126008">
            <text:p>93.4390677126008</text:p>
          </table:table-cell>
          <table:table-cell table:formula="of:=([.$C$10]-[.C484])*[.$B$4]" office:value-type="float" office:value="8265.70603136404">
            <text:p>8265.70603136404</text:p>
          </table:table-cell>
          <table:table-cell table:formula="of:=ROUND([.D484])" office:value-type="float" office:value="8266">
            <text:p>8266</text:p>
          </table:table-cell>
          <table:table-cell table:formula="of:=([.$C$8]-([.E484]*[.$C$4]))" office:value-type="float" office:value="93.4388625">
            <text:p>93.4388625</text:p>
          </table:table-cell>
          <table:table-cell table:formula="of:=SQRT(ABS([.$D$2]^2-[.F484]^2))" office:value-type="float" office:value="35.6255382374231">
            <text:p>35.6255382374231</text:p>
          </table:table-cell>
          <table:table-cell table:formula="of:=ABS([.B484]-[.G484])" office:value-type="float" office:value="0.000538237423157284">
            <text:p>0.000538237423157284</text:p>
          </table:table-cell>
          <table:table-cell/>
        </table:table-row>
        <table:table-row table:style-name="ro2">
          <table:table-cell table:formula="of:=[.A484]+[.A$4]" office:value-type="float" office:value="142.8">
            <text:p>142.8</text:p>
          </table:table-cell>
          <table:table-cell table:formula="of:=[.A485]/([.$D$4]*2)" office:value-type="float" office:value="35.6999999999999">
            <text:p>35.6999999999999</text:p>
          </table:table-cell>
          <table:table-cell table:formula="of:=SQRT(ABS([.$D$2]^2-[.B485]^2))" office:value-type="float" office:value="93.4104383888653">
            <text:p>93.4104383888653</text:p>
          </table:table-cell>
          <table:table-cell table:formula="of:=([.$C$10]-[.C485])*[.$B$4]" office:value-type="float" office:value="8301.77447071587">
            <text:p>8301.77447071587</text:p>
          </table:table-cell>
          <table:table-cell table:formula="of:=ROUND([.D485])" office:value-type="float" office:value="8302">
            <text:p>8302</text:p>
          </table:table-cell>
          <table:table-cell table:formula="of:=([.$C$8]-([.E485]*[.$C$4]))" office:value-type="float" office:value="93.4102875">
            <text:p>93.4102875</text:p>
          </table:table-cell>
          <table:table-cell table:formula="of:=SQRT(ABS([.$D$2]^2-[.F485]^2))" office:value-type="float" office:value="35.7003948040823">
            <text:p>35.7003948040823</text:p>
          </table:table-cell>
          <table:table-cell table:formula="of:=ABS([.B485]-[.G485])" office:value-type="float" office:value="0.000394804082340272">
            <text:p>0.000394804082340272</text:p>
          </table:table-cell>
          <table:table-cell/>
        </table:table-row>
        <table:table-row table:style-name="ro2">
          <table:table-cell table:formula="of:=[.A485]+[.A$4]" office:value-type="float" office:value="143.1">
            <text:p>143.1</text:p>
          </table:table-cell>
          <table:table-cell table:formula="of:=[.A486]/([.$D$4]*2)" office:value-type="float" office:value="35.7749999999999">
            <text:p>35.7749999999999</text:p>
          </table:table-cell>
          <table:table-cell table:formula="of:=SQRT(ABS([.$D$2]^2-[.B486]^2))" office:value-type="float" office:value="93.3817400512542">
            <text:p>93.3817400512542</text:p>
          </table:table-cell>
          <table:table-cell table:formula="of:=([.$C$10]-[.C486])*[.$B$4]" office:value-type="float" office:value="8337.9298566827">
            <text:p>8337.9298566827</text:p>
          </table:table-cell>
          <table:table-cell table:formula="of:=ROUND([.D486])" office:value-type="float" office:value="8338">
            <text:p>8338</text:p>
          </table:table-cell>
          <table:table-cell table:formula="of:=([.$C$8]-([.E486]*[.$C$4]))" office:value-type="float" office:value="93.3817125">
            <text:p>93.3817125</text:p>
          </table:table-cell>
          <table:table-cell table:formula="of:=SQRT(ABS([.$D$2]^2-[.F486]^2))" office:value-type="float" office:value="35.7750719156139">
            <text:p>35.7750719156139</text:p>
          </table:table-cell>
          <table:table-cell table:formula="of:=ABS([.B486]-[.G486])" office:value-type="float" office:value="0.0000719156139226129">
            <text:p>0.0000719156139226129</text:p>
          </table:table-cell>
          <table:table-cell/>
        </table:table-row>
        <table:table-row table:style-name="ro2">
          <table:table-cell table:formula="of:=[.A486]+[.A$4]" office:value-type="float" office:value="143.4">
            <text:p>143.4</text:p>
          </table:table-cell>
          <table:table-cell table:formula="of:=[.A487]/([.$D$4]*2)" office:value-type="float" office:value="35.8499999999999">
            <text:p>35.8499999999999</text:p>
          </table:table-cell>
          <table:table-cell table:formula="of:=SQRT(ABS([.$D$2]^2-[.B487]^2))" office:value-type="float" office:value="93.3529726361191">
            <text:p>93.3529726361191</text:p>
          </table:table-cell>
          <table:table-cell table:formula="of:=([.$C$10]-[.C487])*[.$B$4]" office:value-type="float" office:value="8374.17226945125">
            <text:p>8374.17226945125</text:p>
          </table:table-cell>
          <table:table-cell table:formula="of:=ROUND([.D487])" office:value-type="float" office:value="8374">
            <text:p>8374</text:p>
          </table:table-cell>
          <table:table-cell table:formula="of:=([.$C$8]-([.E487]*[.$C$4]))" office:value-type="float" office:value="93.3531375">
            <text:p>93.3531375</text:p>
          </table:table-cell>
          <table:table-cell table:formula="of:=SQRT(ABS([.$D$2]^2-[.F487]^2))" office:value-type="float" office:value="35.8495706934699">
            <text:p>35.8495706934699</text:p>
          </table:table-cell>
          <table:table-cell table:formula="of:=ABS([.B487]-[.G487])" office:value-type="float" office:value="0.000429306530065787">
            <text:p>0.000429306530065787</text:p>
          </table:table-cell>
          <table:table-cell/>
        </table:table-row>
        <table:table-row table:style-name="ro2">
          <table:table-cell table:formula="of:=[.A487]+[.A$4]" office:value-type="float" office:value="143.7">
            <text:p>143.7</text:p>
          </table:table-cell>
          <table:table-cell table:formula="of:=[.A488]/([.$D$4]*2)" office:value-type="float" office:value="35.9249999999999">
            <text:p>35.9249999999999</text:p>
          </table:table-cell>
          <table:table-cell table:formula="of:=SQRT(ABS([.$D$2]^2-[.B488]^2))" office:value-type="float" office:value="93.3241360795802">
            <text:p>93.3241360795802</text:p>
          </table:table-cell>
          <table:table-cell table:formula="of:=([.$C$10]-[.C488])*[.$B$4]" office:value-type="float" office:value="8410.50178950027">
            <text:p>8410.50178950027</text:p>
          </table:table-cell>
          <table:table-cell table:formula="of:=ROUND([.D488])" office:value-type="float" office:value="8411">
            <text:p>8411</text:p>
          </table:table-cell>
          <table:table-cell table:formula="of:=([.$C$8]-([.E488]*[.$C$4]))" office:value-type="float" office:value="93.32376875">
            <text:p>93.32376875</text:p>
          </table:table-cell>
          <table:table-cell table:formula="of:=SQRT(ABS([.$D$2]^2-[.F488]^2))" office:value-type="float" office:value="35.9259542155323">
            <text:p>35.9259542155323</text:p>
          </table:table-cell>
          <table:table-cell table:formula="of:=ABS([.B488]-[.G488])" office:value-type="float" office:value="0.000954215532360081">
            <text:p>0.000954215532360081</text:p>
          </table:table-cell>
          <table:table-cell/>
        </table:table-row>
        <table:table-row table:style-name="ro2">
          <table:table-cell table:formula="of:=[.A488]+[.A$4]" office:value-type="float" office:value="144">
            <text:p>144</text:p>
          </table:table-cell>
          <table:table-cell table:formula="of:=[.A489]/([.$D$4]*2)" office:value-type="float" office:value="35.9999999999999">
            <text:p>35.9999999999999</text:p>
          </table:table-cell>
          <table:table-cell table:formula="of:=SQRT(ABS([.$D$2]^2-[.B489]^2))" office:value-type="float" office:value="93.2952303175248">
            <text:p>93.2952303175248</text:p>
          </table:table-cell>
          <table:table-cell table:formula="of:=([.$C$10]-[.C489])*[.$B$4]" office:value-type="float" office:value="8446.91849760154">
            <text:p>8446.91849760154</text:p>
          </table:table-cell>
          <table:table-cell table:formula="of:=ROUND([.D489])" office:value-type="float" office:value="8447">
            <text:p>8447</text:p>
          </table:table-cell>
          <table:table-cell table:formula="of:=([.$C$8]-([.E489]*[.$C$4]))" office:value-type="float" office:value="93.29519375">
            <text:p>93.29519375</text:p>
          </table:table-cell>
          <table:table-cell table:formula="of:=SQRT(ABS([.$D$2]^2-[.F489]^2))" office:value-type="float" office:value="36.0000947658469">
            <text:p>36.0000947658469</text:p>
          </table:table-cell>
          <table:table-cell table:formula="of:=ABS([.B489]-[.G489])" office:value-type="float" office:value="0.0000947658470096258">
            <text:p>0.0000947658470096258</text:p>
          </table:table-cell>
          <table:table-cell/>
        </table:table-row>
        <table:table-row table:style-name="ro2">
          <table:table-cell table:formula="of:=[.A489]+[.A$4]" office:value-type="float" office:value="144.3">
            <text:p>144.3</text:p>
          </table:table-cell>
          <table:table-cell table:formula="of:=[.A490]/([.$D$4]*2)" office:value-type="float" office:value="36.0749999999999">
            <text:p>36.0749999999999</text:p>
          </table:table-cell>
          <table:table-cell table:formula="of:=SQRT(ABS([.$D$2]^2-[.B490]^2))" office:value-type="float" office:value="93.2662552856069">
            <text:p>93.2662552856069</text:p>
          </table:table-cell>
          <table:table-cell table:formula="of:=([.$C$10]-[.C490])*[.$B$4]" office:value-type="float" office:value="8483.42247482092">
            <text:p>8483.42247482092</text:p>
          </table:table-cell>
          <table:table-cell table:formula="of:=ROUND([.D490])" office:value-type="float" office:value="8483">
            <text:p>8483</text:p>
          </table:table-cell>
          <table:table-cell table:formula="of:=([.$C$8]-([.E490]*[.$C$4]))" office:value-type="float" office:value="93.26661875">
            <text:p>93.26661875</text:p>
          </table:table-cell>
          <table:table-cell table:formula="of:=SQRT(ABS([.$D$2]^2-[.F490]^2))" office:value-type="float" office:value="36.0740603057397">
            <text:p>36.0740603057397</text:p>
          </table:table-cell>
          <table:table-cell table:formula="of:=ABS([.B490]-[.G490])" office:value-type="float" office:value="0.000939694260218005">
            <text:p>0.000939694260218005</text:p>
          </table:table-cell>
          <table:table-cell/>
        </table:table-row>
        <table:table-row table:style-name="ro2">
          <table:table-cell table:formula="of:=[.A490]+[.A$4]" office:value-type="float" office:value="144.6">
            <text:p>144.6</text:p>
          </table:table-cell>
          <table:table-cell table:formula="of:=[.A491]/([.$D$4]*2)" office:value-type="float" office:value="36.1499999999999">
            <text:p>36.1499999999999</text:p>
          </table:table-cell>
          <table:table-cell table:formula="of:=SQRT(ABS([.$D$2]^2-[.B491]^2))" office:value-type="float" office:value="93.2372109192462">
            <text:p>93.2372109192462</text:p>
          </table:table-cell>
          <table:table-cell table:formula="of:=([.$C$10]-[.C491])*[.$B$4]" office:value-type="float" office:value="8520.01380251948">
            <text:p>8520.01380251948</text:p>
          </table:table-cell>
          <table:table-cell table:formula="of:=ROUND([.D491])" office:value-type="float" office:value="8520">
            <text:p>8520</text:p>
          </table:table-cell>
          <table:table-cell table:formula="of:=([.$C$8]-([.E491]*[.$C$4]))" office:value-type="float" office:value="93.23725">
            <text:p>93.23725</text:p>
          </table:table-cell>
          <table:table-cell table:formula="of:=SQRT(ABS([.$D$2]^2-[.F491]^2))" office:value-type="float" office:value="36.1498992036976">
            <text:p>36.1498992036976</text:p>
          </table:table-cell>
          <table:table-cell table:formula="of:=ABS([.B491]-[.G491])" office:value-type="float" office:value="0.000100796302305639">
            <text:p>0.000100796302305639</text:p>
          </table:table-cell>
          <table:table-cell/>
        </table:table-row>
        <table:table-row table:style-name="ro2">
          <table:table-cell table:formula="of:=[.A491]+[.A$4]" office:value-type="float" office:value="144.9">
            <text:p>144.9</text:p>
          </table:table-cell>
          <table:table-cell table:formula="of:=[.A492]/([.$D$4]*2)" office:value-type="float" office:value="36.2249999999999">
            <text:p>36.2249999999999</text:p>
          </table:table-cell>
          <table:table-cell table:formula="of:=SQRT(ABS([.$D$2]^2-[.B492]^2))" office:value-type="float" office:value="93.2080971536272">
            <text:p>93.2080971536272</text:p>
          </table:table-cell>
          <table:table-cell table:formula="of:=([.$C$10]-[.C492])*[.$B$4]" office:value-type="float" office:value="8556.69256235448">
            <text:p>8556.69256235448</text:p>
          </table:table-cell>
          <table:table-cell table:formula="of:=ROUND([.D492])" office:value-type="float" office:value="8557">
            <text:p>8557</text:p>
          </table:table-cell>
          <table:table-cell table:formula="of:=([.$C$8]-([.E492]*[.$C$4]))" office:value-type="float" office:value="93.20788125">
            <text:p>93.20788125</text:p>
          </table:table-cell>
          <table:table-cell table:formula="of:=SQRT(ABS([.$D$2]^2-[.F492]^2))" office:value-type="float" office:value="36.2255555221159">
            <text:p>36.2255555221159</text:p>
          </table:table-cell>
          <table:table-cell table:formula="of:=ABS([.B492]-[.G492])" office:value-type="float" office:value="0.000555522115909923">
            <text:p>0.000555522115909923</text:p>
          </table:table-cell>
          <table:table-cell/>
        </table:table-row>
        <table:table-row table:style-name="ro2">
          <table:table-cell table:formula="of:=[.A492]+[.A$4]" office:value-type="float" office:value="145.2">
            <text:p>145.2</text:p>
          </table:table-cell>
          <table:table-cell table:formula="of:=[.A493]/([.$D$4]*2)" office:value-type="float" office:value="36.2999999999999">
            <text:p>36.2999999999999</text:p>
          </table:table-cell>
          <table:table-cell table:formula="of:=SQRT(ABS([.$D$2]^2-[.B493]^2))" office:value-type="float" office:value="93.1789139236984">
            <text:p>93.1789139236984</text:p>
          </table:table-cell>
          <table:table-cell table:formula="of:=([.$C$10]-[.C493])*[.$B$4]" office:value-type="float" office:value="8593.45883628045">
            <text:p>8593.45883628045</text:p>
          </table:table-cell>
          <table:table-cell table:formula="of:=ROUND([.D493])" office:value-type="float" office:value="8593">
            <text:p>8593</text:p>
          </table:table-cell>
          <table:table-cell table:formula="of:=([.$C$8]-([.E493]*[.$C$4]))" office:value-type="float" office:value="93.17930625">
            <text:p>93.17930625</text:p>
          </table:table-cell>
          <table:table-cell table:formula="of:=SQRT(ABS([.$D$2]^2-[.F493]^2))" office:value-type="float" office:value="36.2989929167286">
            <text:p>36.2989929167286</text:p>
          </table:table-cell>
          <table:table-cell table:formula="of:=ABS([.B493]-[.G493])" office:value-type="float" office:value="0.0010070832713609">
            <text:p>0.0010070832713609</text:p>
          </table:table-cell>
          <table:table-cell/>
        </table:table-row>
        <table:table-row table:style-name="ro2">
          <table:table-cell table:formula="of:=[.A493]+[.A$4]" office:value-type="float" office:value="145.5">
            <text:p>145.5</text:p>
          </table:table-cell>
          <table:table-cell table:formula="of:=[.A494]/([.$D$4]*2)" office:value-type="float" office:value="36.3749999999999">
            <text:p>36.3749999999999</text:p>
          </table:table-cell>
          <table:table-cell table:formula="of:=SQRT(ABS([.$D$2]^2-[.B494]^2))" office:value-type="float" office:value="93.1496611641717">
            <text:p>93.1496611641717</text:p>
          </table:table-cell>
          <table:table-cell table:formula="of:=([.$C$10]-[.C494])*[.$B$4]" office:value-type="float" office:value="8630.31270655032">
            <text:p>8630.31270655032</text:p>
          </table:table-cell>
          <table:table-cell table:formula="of:=ROUND([.D494])" office:value-type="float" office:value="8630">
            <text:p>8630</text:p>
          </table:table-cell>
          <table:table-cell table:formula="of:=([.$C$8]-([.E494]*[.$C$4]))" office:value-type="float" office:value="93.1499375">
            <text:p>93.1499375</text:p>
          </table:table-cell>
          <table:table-cell table:formula="of:=SQRT(ABS([.$D$2]^2-[.F494]^2))" office:value-type="float" office:value="36.3742923470148">
            <text:p>36.3742923470148</text:p>
          </table:table-cell>
          <table:table-cell table:formula="of:=ABS([.B494]-[.G494])" office:value-type="float" office:value="0.000707652985198592">
            <text:p>0.000707652985198592</text:p>
          </table:table-cell>
          <table:table-cell/>
        </table:table-row>
        <table:table-row table:style-name="ro2">
          <table:table-cell table:formula="of:=[.A494]+[.A$4]" office:value-type="float" office:value="145.8">
            <text:p>145.8</text:p>
          </table:table-cell>
          <table:table-cell table:formula="of:=[.A495]/([.$D$4]*2)" office:value-type="float" office:value="36.45">
            <text:p>36.45</text:p>
          </table:table-cell>
          <table:table-cell table:formula="of:=SQRT(ABS([.$D$2]^2-[.B495]^2))" office:value-type="float" office:value="93.1203388095211">
            <text:p>93.1203388095211</text:p>
          </table:table-cell>
          <table:table-cell table:formula="of:=([.$C$10]-[.C495])*[.$B$4]" office:value-type="float" office:value="8667.25425571647">
            <text:p>8667.25425571647</text:p>
          </table:table-cell>
          <table:table-cell table:formula="of:=ROUND([.D495])" office:value-type="float" office:value="8667">
            <text:p>8667</text:p>
          </table:table-cell>
          <table:table-cell table:formula="of:=([.$C$8]-([.E495]*[.$C$4]))" office:value-type="float" office:value="93.12056875">
            <text:p>93.12056875</text:p>
          </table:table-cell>
          <table:table-cell table:formula="of:=SQRT(ABS([.$D$2]^2-[.F495]^2))" office:value-type="float" office:value="36.4494125559867">
            <text:p>36.4494125559867</text:p>
          </table:table-cell>
          <table:table-cell table:formula="of:=ABS([.B495]-[.G495])" office:value-type="float" office:value="0.000587444013227412">
            <text:p>0.000587444013227412</text:p>
          </table:table-cell>
          <table:table-cell/>
        </table:table-row>
        <table:table-row table:style-name="ro2">
          <table:table-cell table:formula="of:=[.A495]+[.A$4]" office:value-type="float" office:value="146.1">
            <text:p>146.1</text:p>
          </table:table-cell>
          <table:table-cell table:formula="of:=[.A496]/([.$D$4]*2)" office:value-type="float" office:value="36.525">
            <text:p>36.525</text:p>
          </table:table-cell>
          <table:table-cell table:formula="of:=SQRT(ABS([.$D$2]^2-[.B496]^2))" office:value-type="float" office:value="93.0909467939821">
            <text:p>93.0909467939821</text:p>
          </table:table-cell>
          <table:table-cell table:formula="of:=([.$C$10]-[.C496])*[.$B$4]" office:value-type="float" office:value="8704.28356663177">
            <text:p>8704.28356663177</text:p>
          </table:table-cell>
          <table:table-cell table:formula="of:=ROUND([.D496])" office:value-type="float" office:value="8704">
            <text:p>8704</text:p>
          </table:table-cell>
          <table:table-cell table:formula="of:=([.$C$8]-([.E496]*[.$C$4]))" office:value-type="float" office:value="93.0912">
            <text:p>93.0912</text:p>
          </table:table-cell>
          <table:table-cell table:formula="of:=SQRT(ABS([.$D$2]^2-[.F496]^2))" office:value-type="float" office:value="36.5243546494664">
            <text:p>36.5243546494664</text:p>
          </table:table-cell>
          <table:table-cell table:formula="of:=ABS([.B496]-[.G496])" office:value-type="float" office:value="0.000645350533538647">
            <text:p>0.000645350533538647</text:p>
          </table:table-cell>
          <table:table-cell/>
        </table:table-row>
        <table:table-row table:style-name="ro2">
          <table:table-cell table:formula="of:=[.A496]+[.A$4]" office:value-type="float" office:value="146.4">
            <text:p>146.4</text:p>
          </table:table-cell>
          <table:table-cell table:formula="of:=[.A497]/([.$D$4]*2)" office:value-type="float" office:value="36.6">
            <text:p>36.6</text:p>
          </table:table-cell>
          <table:table-cell table:formula="of:=SQRT(ABS([.$D$2]^2-[.B497]^2))" office:value-type="float" office:value="93.0614850515508">
            <text:p>93.0614850515508</text:p>
          </table:table-cell>
          <table:table-cell table:formula="of:=([.$C$10]-[.C497])*[.$B$4]" office:value-type="float" office:value="8741.40072245078">
            <text:p>8741.40072245078</text:p>
          </table:table-cell>
          <table:table-cell table:formula="of:=ROUND([.D497])" office:value-type="float" office:value="8741">
            <text:p>8741</text:p>
          </table:table-cell>
          <table:table-cell table:formula="of:=([.$C$8]-([.E497]*[.$C$4]))" office:value-type="float" office:value="93.06183125">
            <text:p>93.06183125</text:p>
          </table:table-cell>
          <table:table-cell table:formula="of:=SQRT(ABS([.$D$2]^2-[.F497]^2))" office:value-type="float" office:value="36.599119721607">
            <text:p>36.599119721607</text:p>
          </table:table-cell>
          <table:table-cell table:formula="of:=ABS([.B497]-[.G497])" office:value-type="float" office:value="0.000880278392934031">
            <text:p>0.000880278392934031</text:p>
          </table:table-cell>
          <table:table-cell/>
        </table:table-row>
        <table:table-row table:style-name="ro2">
          <table:table-cell table:formula="of:=[.A497]+[.A$4]" office:value-type="float" office:value="146.7">
            <text:p>146.7</text:p>
          </table:table-cell>
          <table:table-cell table:formula="of:=[.A498]/([.$D$4]*2)" office:value-type="float" office:value="36.675">
            <text:p>36.675</text:p>
          </table:table-cell>
          <table:table-cell table:formula="of:=SQRT(ABS([.$D$2]^2-[.B498]^2))" office:value-type="float" office:value="93.0319535159829">
            <text:p>93.0319535159829</text:p>
          </table:table-cell>
          <table:table-cell table:formula="of:=([.$C$10]-[.C498])*[.$B$4]" office:value-type="float" office:value="8778.60580663075">
            <text:p>8778.60580663075</text:p>
          </table:table-cell>
          <table:table-cell table:formula="of:=ROUND([.D498])" office:value-type="float" office:value="8779">
            <text:p>8779</text:p>
          </table:table-cell>
          <table:table-cell table:formula="of:=([.$C$8]-([.E498]*[.$C$4]))" office:value-type="float" office:value="93.03166875">
            <text:p>93.03166875</text:p>
          </table:table-cell>
          <table:table-cell table:formula="of:=SQRT(ABS([.$D$2]^2-[.F498]^2))" office:value-type="float" office:value="36.6757223458554">
            <text:p>36.6757223458554</text:p>
          </table:table-cell>
          <table:table-cell table:formula="of:=ABS([.B498]-[.G498])" office:value-type="float" office:value="0.000722345855393769">
            <text:p>0.000722345855393769</text:p>
          </table:table-cell>
          <table:table-cell/>
        </table:table-row>
        <table:table-row table:style-name="ro2">
          <table:table-cell table:formula="of:=[.A498]+[.A$4]" office:value-type="float" office:value="147">
            <text:p>147</text:p>
          </table:table-cell>
          <table:table-cell table:formula="of:=[.A499]/([.$D$4]*2)" office:value-type="float" office:value="36.75">
            <text:p>36.75</text:p>
          </table:table-cell>
          <table:table-cell table:formula="of:=SQRT(ABS([.$D$2]^2-[.B499]^2))" office:value-type="float" office:value="93.0023521207932">
            <text:p>93.0023521207932</text:p>
          </table:table-cell>
          <table:table-cell table:formula="of:=([.$C$10]-[.C499])*[.$B$4]" office:value-type="float" office:value="8815.89890293275">
            <text:p>8815.89890293275</text:p>
          </table:table-cell>
          <table:table-cell table:formula="of:=ROUND([.D499])" office:value-type="float" office:value="8816">
            <text:p>8816</text:p>
          </table:table-cell>
          <table:table-cell table:formula="of:=([.$C$8]-([.E499]*[.$C$4]))" office:value-type="float" office:value="93.0023">
            <text:p>93.0023</text:p>
          </table:table-cell>
          <table:table-cell table:formula="of:=SQRT(ABS([.$D$2]^2-[.F499]^2))" office:value-type="float" office:value="36.7501319005796">
            <text:p>36.7501319005796</text:p>
          </table:table-cell>
          <table:table-cell table:formula="of:=ABS([.B499]-[.G499])" office:value-type="float" office:value="0.000131900579646072">
            <text:p>0.000131900579646072</text:p>
          </table:table-cell>
          <table:table-cell/>
        </table:table-row>
        <table:table-row table:style-name="ro2">
          <table:table-cell table:formula="of:=[.A499]+[.A$4]" office:value-type="float" office:value="147.3">
            <text:p>147.3</text:p>
          </table:table-cell>
          <table:table-cell table:formula="of:=[.A500]/([.$D$4]*2)" office:value-type="float" office:value="36.825">
            <text:p>36.825</text:p>
          </table:table-cell>
          <table:table-cell table:formula="of:=SQRT(ABS([.$D$2]^2-[.B500]^2))" office:value-type="float" office:value="92.9726807992542">
            <text:p>92.9726807992542</text:p>
          </table:table-cell>
          <table:table-cell table:formula="of:=([.$C$10]-[.C500])*[.$B$4]" office:value-type="float" office:value="8853.28009542285">
            <text:p>8853.28009542285</text:p>
          </table:table-cell>
          <table:table-cell table:formula="of:=ROUND([.D500])" office:value-type="float" office:value="8853">
            <text:p>8853</text:p>
          </table:table-cell>
          <table:table-cell table:formula="of:=([.$C$8]-([.E500]*[.$C$4]))" office:value-type="float" office:value="92.97293125">
            <text:p>92.97293125</text:p>
          </table:table-cell>
          <table:table-cell table:formula="of:=SQRT(ABS([.$D$2]^2-[.F500]^2))" office:value-type="float" office:value="36.8243676766183">
            <text:p>36.8243676766183</text:p>
          </table:table-cell>
          <table:table-cell table:formula="of:=ABS([.B500]-[.G500])" office:value-type="float" office:value="0.000632323381637434">
            <text:p>0.000632323381637434</text:p>
          </table:table-cell>
          <table:table-cell/>
        </table:table-row>
        <table:table-row table:style-name="ro2">
          <table:table-cell table:formula="of:=[.A500]+[.A$4]" office:value-type="float" office:value="147.6">
            <text:p>147.6</text:p>
          </table:table-cell>
          <table:table-cell table:formula="of:=[.A501]/([.$D$4]*2)" office:value-type="float" office:value="36.9">
            <text:p>36.9</text:p>
          </table:table-cell>
          <table:table-cell table:formula="of:=SQRT(ABS([.$D$2]^2-[.B501]^2))" office:value-type="float" office:value="92.9429394843955">
            <text:p>92.9429394843955</text:p>
          </table:table-cell>
          <table:table-cell table:formula="of:=([.$C$10]-[.C501])*[.$B$4]" office:value-type="float" office:value="8890.74946847314">
            <text:p>8890.74946847314</text:p>
          </table:table-cell>
          <table:table-cell table:formula="of:=ROUND([.D501])" office:value-type="float" office:value="8891">
            <text:p>8891</text:p>
          </table:table-cell>
          <table:table-cell table:formula="of:=([.$C$8]-([.E501]*[.$C$4]))" office:value-type="float" office:value="92.94276875">
            <text:p>92.94276875</text:p>
          </table:table-cell>
          <table:table-cell table:formula="of:=SQRT(ABS([.$D$2]^2-[.F501]^2))" office:value-type="float" office:value="36.9004300392831">
            <text:p>36.9004300392831</text:p>
          </table:table-cell>
          <table:table-cell table:formula="of:=ABS([.B501]-[.G501])" office:value-type="float" office:value="0.000430039283102701">
            <text:p>0.000430039283102701</text:p>
          </table:table-cell>
          <table:table-cell/>
        </table:table-row>
        <table:table-row table:style-name="ro2">
          <table:table-cell table:formula="of:=[.A501]+[.A$4]" office:value-type="float" office:value="147.9">
            <text:p>147.9</text:p>
          </table:table-cell>
          <table:table-cell table:formula="of:=[.A502]/([.$D$4]*2)" office:value-type="float" office:value="36.975">
            <text:p>36.975</text:p>
          </table:table-cell>
          <table:table-cell table:formula="of:=SQRT(ABS([.$D$2]^2-[.B502]^2))" office:value-type="float" office:value="92.913128109003">
            <text:p>92.913128109003</text:p>
          </table:table-cell>
          <table:table-cell table:formula="of:=([.$C$10]-[.C502])*[.$B$4]" office:value-type="float" office:value="8928.3071067629">
            <text:p>8928.3071067629</text:p>
          </table:table-cell>
          <table:table-cell table:formula="of:=ROUND([.D502])" office:value-type="float" office:value="8928">
            <text:p>8928</text:p>
          </table:table-cell>
          <table:table-cell table:formula="of:=([.$C$8]-([.E502]*[.$C$4]))" office:value-type="float" office:value="92.9134">
            <text:p>92.9134</text:p>
          </table:table-cell>
          <table:table-cell table:formula="of:=SQRT(ABS([.$D$2]^2-[.F502]^2))" office:value-type="float" office:value="36.9743167677241">
            <text:p>36.9743167677241</text:p>
          </table:table-cell>
          <table:table-cell table:formula="of:=ABS([.B502]-[.G502])" office:value-type="float" office:value="0.000683232275918044">
            <text:p>0.000683232275918044</text:p>
          </table:table-cell>
          <table:table-cell/>
        </table:table-row>
        <table:table-row table:style-name="ro2">
          <table:table-cell table:formula="of:=[.A502]+[.A$4]" office:value-type="float" office:value="148.2">
            <text:p>148.2</text:p>
          </table:table-cell>
          <table:table-cell table:formula="of:=[.A503]/([.$D$4]*2)" office:value-type="float" office:value="37.05">
            <text:p>37.05</text:p>
          </table:table-cell>
          <table:table-cell table:formula="of:=SQRT(ABS([.$D$2]^2-[.B503]^2))" office:value-type="float" office:value="92.8832466056178">
            <text:p>92.8832466056178</text:p>
          </table:table-cell>
          <table:table-cell table:formula="of:=([.$C$10]-[.C503])*[.$B$4]" office:value-type="float" office:value="8965.95309527974">
            <text:p>8965.95309527974</text:p>
          </table:table-cell>
          <table:table-cell table:formula="of:=ROUND([.D503])" office:value-type="float" office:value="8966">
            <text:p>8966</text:p>
          </table:table-cell>
          <table:table-cell table:formula="of:=([.$C$8]-([.E503]*[.$C$4]))" office:value-type="float" office:value="92.8832375">
            <text:p>92.8832375</text:p>
          </table:table-cell>
          <table:table-cell table:formula="of:=SQRT(ABS([.$D$2]^2-[.F503]^2))" office:value-type="float" office:value="37.0500228275043">
            <text:p>37.0500228275043</text:p>
          </table:table-cell>
          <table:table-cell table:formula="of:=ABS([.B503]-[.G503])" office:value-type="float" office:value="0.0000228275043667736">
            <text:p>0.0000228275043667736</text:p>
          </table:table-cell>
          <table:table-cell/>
        </table:table-row>
        <table:table-row table:style-name="ro2">
          <table:table-cell table:formula="of:=[.A503]+[.A$4]" office:value-type="float" office:value="148.5">
            <text:p>148.5</text:p>
          </table:table-cell>
          <table:table-cell table:formula="of:=[.A504]/([.$D$4]*2)" office:value-type="float" office:value="37.125">
            <text:p>37.125</text:p>
          </table:table-cell>
          <table:table-cell table:formula="of:=SQRT(ABS([.$D$2]^2-[.B504]^2))" office:value-type="float" office:value="92.8532949065352">
            <text:p>92.8532949065352</text:p>
          </table:table-cell>
          <table:table-cell table:formula="of:=([.$C$10]-[.C504])*[.$B$4]" office:value-type="float" office:value="9003.68751932071">
            <text:p>9003.68751932071</text:p>
          </table:table-cell>
          <table:table-cell table:formula="of:=ROUND([.D504])" office:value-type="float" office:value="9004">
            <text:p>9004</text:p>
          </table:table-cell>
          <table:table-cell table:formula="of:=([.$C$8]-([.E504]*[.$C$4]))" office:value-type="float" office:value="92.853075">
            <text:p>92.853075</text:p>
          </table:table-cell>
          <table:table-cell table:formula="of:=SQRT(ABS([.$D$2]^2-[.F504]^2))" office:value-type="float" office:value="37.1255500032575">
            <text:p>37.1255500032575</text:p>
          </table:table-cell>
          <table:table-cell table:formula="of:=ABS([.B504]-[.G504])" office:value-type="float" office:value="0.000550003257551168">
            <text:p>0.000550003257551168</text:p>
          </table:table-cell>
          <table:table-cell/>
        </table:table-row>
        <table:table-row table:style-name="ro2">
          <table:table-cell table:formula="of:=[.A504]+[.A$4]" office:value-type="float" office:value="148.8">
            <text:p>148.8</text:p>
          </table:table-cell>
          <table:table-cell table:formula="of:=[.A505]/([.$D$4]*2)" office:value-type="float" office:value="37.2">
            <text:p>37.2</text:p>
          </table:table-cell>
          <table:table-cell table:formula="of:=SQRT(ABS([.$D$2]^2-[.B505]^2))" office:value-type="float" office:value="92.8232729438044">
            <text:p>92.8232729438044</text:p>
          </table:table-cell>
          <table:table-cell table:formula="of:=([.$C$10]-[.C505])*[.$B$4]" office:value-type="float" office:value="9041.51046449347">
            <text:p>9041.51046449347</text:p>
          </table:table-cell>
          <table:table-cell table:formula="of:=ROUND([.D505])" office:value-type="float" office:value="9042">
            <text:p>9042</text:p>
          </table:table-cell>
          <table:table-cell table:formula="of:=([.$C$8]-([.E505]*[.$C$4]))" office:value-type="float" office:value="92.8229125">
            <text:p>92.8229125</text:p>
          </table:table-cell>
          <table:table-cell table:formula="of:=SQRT(ABS([.$D$2]^2-[.F505]^2))" office:value-type="float" office:value="37.2008993845222">
            <text:p>37.2008993845222</text:p>
          </table:table-cell>
          <table:table-cell table:formula="of:=ABS([.B505]-[.G505])" office:value-type="float" office:value="0.000899384522213609">
            <text:p>0.000899384522213609</text:p>
          </table:table-cell>
          <table:table-cell/>
        </table:table-row>
        <table:table-row table:style-name="ro2">
          <table:table-cell table:formula="of:=[.A505]+[.A$4]" office:value-type="float" office:value="149.1">
            <text:p>149.1</text:p>
          </table:table-cell>
          <table:table-cell table:formula="of:=[.A506]/([.$D$4]*2)" office:value-type="float" office:value="37.275">
            <text:p>37.275</text:p>
          </table:table-cell>
          <table:table-cell table:formula="of:=SQRT(ABS([.$D$2]^2-[.B506]^2))" office:value-type="float" office:value="92.7931806492266">
            <text:p>92.7931806492266</text:p>
          </table:table-cell>
          <table:table-cell table:formula="of:=([.$C$10]-[.C506])*[.$B$4]" office:value-type="float" office:value="9079.42201671744">
            <text:p>9079.42201671744</text:p>
          </table:table-cell>
          <table:table-cell table:formula="of:=ROUND([.D506])" office:value-type="float" office:value="9079">
            <text:p>9079</text:p>
          </table:table-cell>
          <table:table-cell table:formula="of:=([.$C$8]-([.E506]*[.$C$4]))" office:value-type="float" office:value="92.79354375">
            <text:p>92.79354375</text:p>
          </table:table-cell>
          <table:table-cell table:formula="of:=SQRT(ABS([.$D$2]^2-[.F506]^2))" office:value-type="float" office:value="37.2740960764555">
            <text:p>37.2740960764555</text:p>
          </table:table-cell>
          <table:table-cell table:formula="of:=ABS([.B506]-[.G506])" office:value-type="float" office:value="0.000903923544477436">
            <text:p>0.000903923544477436</text:p>
          </table:table-cell>
          <table:table-cell/>
        </table:table-row>
        <table:table-row table:style-name="ro2">
          <table:table-cell table:formula="of:=[.A506]+[.A$4]" office:value-type="float" office:value="149.4">
            <text:p>149.4</text:p>
          </table:table-cell>
          <table:table-cell table:formula="of:=[.A507]/([.$D$4]*2)" office:value-type="float" office:value="37.35">
            <text:p>37.35</text:p>
          </table:table-cell>
          <table:table-cell table:formula="of:=SQRT(ABS([.$D$2]^2-[.B507]^2))" office:value-type="float" office:value="92.7630179543551">
            <text:p>92.7630179543551</text:p>
          </table:table-cell>
          <table:table-cell table:formula="of:=([.$C$10]-[.C507])*[.$B$4]" office:value-type="float" office:value="9117.42226222486">
            <text:p>9117.42226222486</text:p>
          </table:table-cell>
          <table:table-cell table:formula="of:=ROUND([.D507])" office:value-type="float" office:value="9117">
            <text:p>9117</text:p>
          </table:table-cell>
          <table:table-cell table:formula="of:=([.$C$8]-([.E507]*[.$C$4]))" office:value-type="float" office:value="92.76338125">
            <text:p>92.76338125</text:p>
          </table:table-cell>
          <table:table-cell table:formula="of:=SQRT(ABS([.$D$2]^2-[.F507]^2))" office:value-type="float" office:value="37.3490977008434">
            <text:p>37.3490977008434</text:p>
          </table:table-cell>
          <table:table-cell table:formula="of:=ABS([.B507]-[.G507])" office:value-type="float" office:value="0.000902299156550157">
            <text:p>0.000902299156550157</text:p>
          </table:table-cell>
          <table:table-cell/>
        </table:table-row>
        <table:table-row table:style-name="ro2">
          <table:table-cell table:formula="of:=[.A507]+[.A$4]" office:value-type="float" office:value="149.7">
            <text:p>149.7</text:p>
          </table:table-cell>
          <table:table-cell table:formula="of:=[.A508]/([.$D$4]*2)" office:value-type="float" office:value="37.425">
            <text:p>37.425</text:p>
          </table:table-cell>
          <table:table-cell table:formula="of:=SQRT(ABS([.$D$2]^2-[.B508]^2))" office:value-type="float" office:value="92.7327847904936">
            <text:p>92.7327847904936</text:p>
          </table:table-cell>
          <table:table-cell table:formula="of:=([.$C$10]-[.C508])*[.$B$4]" office:value-type="float" office:value="9155.51128756215">
            <text:p>9155.51128756215</text:p>
          </table:table-cell>
          <table:table-cell table:formula="of:=ROUND([.D508])" office:value-type="float" office:value="9156">
            <text:p>9156</text:p>
          </table:table-cell>
          <table:table-cell table:formula="of:=([.$C$8]-([.E508]*[.$C$4]))" office:value-type="float" office:value="92.732425">
            <text:p>92.732425</text:p>
          </table:table-cell>
          <table:table-cell table:formula="of:=SQRT(ABS([.$D$2]^2-[.F508]^2))" office:value-type="float" office:value="37.4258914873029">
            <text:p>37.4258914873029</text:p>
          </table:table-cell>
          <table:table-cell table:formula="of:=ABS([.B508]-[.G508])" office:value-type="float" office:value="0.000891487302951077">
            <text:p>0.000891487302951077</text:p>
          </table:table-cell>
          <table:table-cell/>
        </table:table-row>
        <table:table-row table:style-name="ro2">
          <table:table-cell table:formula="of:=[.A508]+[.A$4]" office:value-type="float" office:value="150">
            <text:p>150</text:p>
          </table:table-cell>
          <table:table-cell table:formula="of:=[.A509]/([.$D$4]*2)" office:value-type="float" office:value="37.5">
            <text:p>37.5</text:p>
          </table:table-cell>
          <table:table-cell table:formula="of:=SQRT(ABS([.$D$2]^2-[.B509]^2))" office:value-type="float" office:value="92.7024810886958">
            <text:p>92.7024810886958</text:p>
          </table:table-cell>
          <table:table-cell table:formula="of:=([.$C$10]-[.C509])*[.$B$4]" office:value-type="float" office:value="9193.68917959088">
            <text:p>9193.68917959088</text:p>
          </table:table-cell>
          <table:table-cell table:formula="of:=ROUND([.D509])" office:value-type="float" office:value="9194">
            <text:p>9194</text:p>
          </table:table-cell>
          <table:table-cell table:formula="of:=([.$C$8]-([.E509]*[.$C$4]))" office:value-type="float" office:value="92.7022625">
            <text:p>92.7022625</text:p>
          </table:table-cell>
          <table:table-cell table:formula="of:=SQRT(ABS([.$D$2]^2-[.F509]^2))" office:value-type="float" office:value="37.5005403611881">
            <text:p>37.5005403611881</text:p>
          </table:table-cell>
          <table:table-cell table:formula="of:=ABS([.B509]-[.G509])" office:value-type="float" office:value="0.000540361188058114">
            <text:p>0.000540361188058114</text:p>
          </table:table-cell>
          <table:table-cell/>
        </table:table-row>
        <table:table-row table:style-name="ro2">
          <table:table-cell table:formula="of:=[.A509]+[.A$4]" office:value-type="float" office:value="150.3">
            <text:p>150.3</text:p>
          </table:table-cell>
          <table:table-cell table:formula="of:=[.A510]/([.$D$4]*2)" office:value-type="float" office:value="37.575">
            <text:p>37.575</text:p>
          </table:table-cell>
          <table:table-cell table:formula="of:=SQRT(ABS([.$D$2]^2-[.B510]^2))" office:value-type="float" office:value="92.6721067797641">
            <text:p>92.6721067797641</text:p>
          </table:table-cell>
          <table:table-cell table:formula="of:=([.$C$10]-[.C510])*[.$B$4]" office:value-type="float" office:value="9231.95602548906">
            <text:p>9231.95602548906</text:p>
          </table:table-cell>
          <table:table-cell table:formula="of:=ROUND([.D510])" office:value-type="float" office:value="9232">
            <text:p>9232</text:p>
          </table:table-cell>
          <table:table-cell table:formula="of:=([.$C$8]-([.E510]*[.$C$4]))" office:value-type="float" office:value="92.6721">
            <text:p>92.6721</text:p>
          </table:table-cell>
          <table:table-cell table:formula="of:=SQRT(ABS([.$D$2]^2-[.F510]^2))" office:value-type="float" office:value="37.5750167210874">
            <text:p>37.5750167210874</text:p>
          </table:table-cell>
          <table:table-cell table:formula="of:=ABS([.B510]-[.G510])" office:value-type="float" office:value="0.0000167210874266743">
            <text:p>0.0000167210874266743</text:p>
          </table:table-cell>
          <table:table-cell/>
        </table:table-row>
        <table:table-row table:style-name="ro2">
          <table:table-cell table:formula="of:=[.A510]+[.A$4]" office:value-type="float" office:value="150.6">
            <text:p>150.6</text:p>
          </table:table-cell>
          <table:table-cell table:formula="of:=[.A511]/([.$D$4]*2)" office:value-type="float" office:value="37.65">
            <text:p>37.65</text:p>
          </table:table-cell>
          <table:table-cell table:formula="of:=SQRT(ABS([.$D$2]^2-[.B511]^2))" office:value-type="float" office:value="92.6416617942489">
            <text:p>92.6416617942489</text:p>
          </table:table-cell>
          <table:table-cell table:formula="of:=([.$C$10]-[.C511])*[.$B$4]" office:value-type="float" office:value="9270.31191275229">
            <text:p>9270.31191275229</text:p>
          </table:table-cell>
          <table:table-cell table:formula="of:=ROUND([.D511])" office:value-type="float" office:value="9270">
            <text:p>9270</text:p>
          </table:table-cell>
          <table:table-cell table:formula="of:=([.$C$8]-([.E511]*[.$C$4]))" office:value-type="float" office:value="92.6419375">
            <text:p>92.6419375</text:p>
          </table:table-cell>
          <table:table-cell table:formula="of:=SQRT(ABS([.$D$2]^2-[.F511]^2))" office:value-type="float" office:value="37.6493215907816">
            <text:p>37.6493215907816</text:p>
          </table:table-cell>
          <table:table-cell table:formula="of:=ABS([.B511]-[.G511])" office:value-type="float" office:value="0.000678409218380693">
            <text:p>0.000678409218380693</text:p>
          </table:table-cell>
          <table:table-cell/>
        </table:table-row>
        <table:table-row table:style-name="ro2">
          <table:table-cell table:formula="of:=[.A511]+[.A$4]" office:value-type="float" office:value="150.9">
            <text:p>150.9</text:p>
          </table:table-cell>
          <table:table-cell table:formula="of:=[.A512]/([.$D$4]*2)" office:value-type="float" office:value="37.725">
            <text:p>37.725</text:p>
          </table:table-cell>
          <table:table-cell table:formula="of:=SQRT(ABS([.$D$2]^2-[.B512]^2))" office:value-type="float" office:value="92.6111460624476">
            <text:p>92.6111460624476</text:p>
          </table:table-cell>
          <table:table-cell table:formula="of:=([.$C$10]-[.C512])*[.$B$4]" office:value-type="float" office:value="9308.75692919491">
            <text:p>9308.75692919491</text:p>
          </table:table-cell>
          <table:table-cell table:formula="of:=ROUND([.D512])" office:value-type="float" office:value="9309">
            <text:p>9309</text:p>
          </table:table-cell>
          <table:table-cell table:formula="of:=([.$C$8]-([.E512]*[.$C$4]))" office:value-type="float" office:value="92.61098125">
            <text:p>92.61098125</text:p>
          </table:table-cell>
          <table:table-cell table:formula="of:=SQRT(ABS([.$D$2]^2-[.F512]^2))" office:value-type="float" office:value="37.7254045957383">
            <text:p>37.7254045957383</text:p>
          </table:table-cell>
          <table:table-cell table:formula="of:=ABS([.B512]-[.G512])" office:value-type="float" office:value="0.000404595738253022">
            <text:p>0.000404595738253022</text:p>
          </table:table-cell>
          <table:table-cell/>
        </table:table-row>
        <table:table-row table:style-name="ro2">
          <table:table-cell table:formula="of:=[.A512]+[.A$4]" office:value-type="float" office:value="151.2">
            <text:p>151.2</text:p>
          </table:table-cell>
          <table:table-cell table:formula="of:=[.A513]/([.$D$4]*2)" office:value-type="float" office:value="37.8">
            <text:p>37.8</text:p>
          </table:table-cell>
          <table:table-cell table:formula="of:=SQRT(ABS([.$D$2]^2-[.B513]^2))" office:value-type="float" office:value="92.5805595144034">
            <text:p>92.5805595144034</text:p>
          </table:table-cell>
          <table:table-cell table:formula="of:=([.$C$10]-[.C513])*[.$B$4]" office:value-type="float" office:value="9347.29116295131">
            <text:p>9347.29116295131</text:p>
          </table:table-cell>
          <table:table-cell table:formula="of:=ROUND([.D513])" office:value-type="float" office:value="9347">
            <text:p>9347</text:p>
          </table:table-cell>
          <table:table-cell table:formula="of:=([.$C$8]-([.E513]*[.$C$4]))" office:value-type="float" office:value="92.58081875">
            <text:p>92.58081875</text:p>
          </table:table-cell>
          <table:table-cell table:formula="of:=SQRT(ABS([.$D$2]^2-[.F513]^2))" office:value-type="float" office:value="37.7993650684723">
            <text:p>37.7993650684723</text:p>
          </table:table-cell>
          <table:table-cell table:formula="of:=ABS([.B513]-[.G513])" office:value-type="float" office:value="0.00063493152765659">
            <text:p>0.00063493152765659</text:p>
          </table:table-cell>
          <table:table-cell/>
        </table:table-row>
        <table:table-row table:style-name="ro2">
          <table:table-cell table:formula="of:=[.A513]+[.A$4]" office:value-type="float" office:value="151.5">
            <text:p>151.5</text:p>
          </table:table-cell>
          <table:table-cell table:formula="of:=[.A514]/([.$D$4]*2)" office:value-type="float" office:value="37.875">
            <text:p>37.875</text:p>
          </table:table-cell>
          <table:table-cell table:formula="of:=SQRT(ABS([.$D$2]^2-[.B514]^2))" office:value-type="float" office:value="92.549902079905">
            <text:p>92.549902079905</text:p>
          </table:table-cell>
          <table:table-cell table:formula="of:=([.$C$10]-[.C514])*[.$B$4]" office:value-type="float" office:value="9385.91470247694">
            <text:p>9385.91470247694</text:p>
          </table:table-cell>
          <table:table-cell table:formula="of:=ROUND([.D514])" office:value-type="float" office:value="9386">
            <text:p>9386</text:p>
          </table:table-cell>
          <table:table-cell table:formula="of:=([.$C$8]-([.E514]*[.$C$4]))" office:value-type="float" office:value="92.5498625">
            <text:p>92.5498625</text:p>
          </table:table-cell>
          <table:table-cell table:formula="of:=SQRT(ABS([.$D$2]^2-[.F514]^2))" office:value-type="float" office:value="37.8750967157985">
            <text:p>37.8750967157985</text:p>
          </table:table-cell>
          <table:table-cell table:formula="of:=ABS([.B514]-[.G514])" office:value-type="float" office:value="0.0000967157985201084">
            <text:p>0.0000967157985201084</text:p>
          </table:table-cell>
          <table:table-cell/>
        </table:table-row>
        <table:table-row table:style-name="ro2">
          <table:table-cell table:formula="of:=[.A514]+[.A$4]" office:value-type="float" office:value="151.8">
            <text:p>151.8</text:p>
          </table:table-cell>
          <table:table-cell table:formula="of:=[.A515]/([.$D$4]*2)" office:value-type="float" office:value="37.95">
            <text:p>37.95</text:p>
          </table:table-cell>
          <table:table-cell table:formula="of:=SQRT(ABS([.$D$2]^2-[.B515]^2))" office:value-type="float" office:value="92.5191736884847">
            <text:p>92.5191736884847</text:p>
          </table:table-cell>
          <table:table-cell table:formula="of:=([.$C$10]-[.C515])*[.$B$4]" office:value-type="float" office:value="9424.62763654973">
            <text:p>9424.62763654973</text:p>
          </table:table-cell>
          <table:table-cell table:formula="of:=ROUND([.D515])" office:value-type="float" office:value="9425">
            <text:p>9425</text:p>
          </table:table-cell>
          <table:table-cell table:formula="of:=([.$C$8]-([.E515]*[.$C$4]))" office:value-type="float" office:value="92.51890625">
            <text:p>92.51890625</text:p>
          </table:table-cell>
          <table:table-cell table:formula="of:=SQRT(ABS([.$D$2]^2-[.F515]^2))" office:value-type="float" office:value="37.9506519878606">
            <text:p>37.9506519878606</text:p>
          </table:table-cell>
          <table:table-cell table:formula="of:=ABS([.B515]-[.G515])" office:value-type="float" office:value="0.000651987860628367">
            <text:p>0.000651987860628367</text:p>
          </table:table-cell>
          <table:table-cell/>
        </table:table-row>
        <table:table-row table:style-name="ro2">
          <table:table-cell table:formula="of:=[.A515]+[.A$4]" office:value-type="float" office:value="152.1">
            <text:p>152.1</text:p>
          </table:table-cell>
          <table:table-cell table:formula="of:=[.A516]/([.$D$4]*2)" office:value-type="float" office:value="38.025">
            <text:p>38.025</text:p>
          </table:table-cell>
          <table:table-cell table:formula="of:=SQRT(ABS([.$D$2]^2-[.B516]^2))" office:value-type="float" office:value="92.4883742694183">
            <text:p>92.4883742694183</text:p>
          </table:table-cell>
          <table:table-cell table:formula="of:=([.$C$10]-[.C516])*[.$B$4]" office:value-type="float" office:value="9463.43005427116">
            <text:p>9463.43005427116</text:p>
          </table:table-cell>
          <table:table-cell table:formula="of:=ROUND([.D516])" office:value-type="float" office:value="9463">
            <text:p>9463</text:p>
          </table:table-cell>
          <table:table-cell table:formula="of:=([.$C$8]-([.E516]*[.$C$4]))" office:value-type="float" office:value="92.48874375">
            <text:p>92.48874375</text:p>
          </table:table-cell>
          <table:table-cell table:formula="of:=SQRT(ABS([.$D$2]^2-[.F516]^2))" office:value-type="float" office:value="38.0241012983454">
            <text:p>38.0241012983454</text:p>
          </table:table-cell>
          <table:table-cell table:formula="of:=ABS([.B516]-[.G516])" office:value-type="float" office:value="0.000898701654570289">
            <text:p>0.000898701654570289</text:p>
          </table:table-cell>
          <table:table-cell/>
        </table:table-row>
        <table:table-row table:style-name="ro2">
          <table:table-cell table:formula="of:=[.A516]+[.A$4]" office:value-type="float" office:value="152.4">
            <text:p>152.4</text:p>
          </table:table-cell>
          <table:table-cell table:formula="of:=[.A517]/([.$D$4]*2)" office:value-type="float" office:value="38.1">
            <text:p>38.1</text:p>
          </table:table-cell>
          <table:table-cell table:formula="of:=SQRT(ABS([.$D$2]^2-[.B517]^2))" office:value-type="float" office:value="92.4575037517237">
            <text:p>92.4575037517237</text:p>
          </table:table-cell>
          <table:table-cell table:formula="of:=([.$C$10]-[.C517])*[.$B$4]" office:value-type="float" office:value="9502.32204506754">
            <text:p>9502.32204506754</text:p>
          </table:table-cell>
          <table:table-cell table:formula="of:=ROUND([.D517])" office:value-type="float" office:value="9502">
            <text:p>9502</text:p>
          </table:table-cell>
          <table:table-cell table:formula="of:=([.$C$8]-([.E517]*[.$C$4]))" office:value-type="float" office:value="92.4577875">
            <text:p>92.4577875</text:p>
          </table:table-cell>
          <table:table-cell table:formula="of:=SQRT(ABS([.$D$2]^2-[.F517]^2))" office:value-type="float" office:value="38.0993114190381">
            <text:p>38.0993114190381</text:p>
          </table:table-cell>
          <table:table-cell table:formula="of:=ABS([.B517]-[.G517])" office:value-type="float" office:value="0.000688580961941909">
            <text:p>0.000688580961941909</text:p>
          </table:table-cell>
          <table:table-cell/>
        </table:table-row>
        <table:table-row table:style-name="ro2">
          <table:table-cell table:formula="of:=[.A517]+[.A$4]" office:value-type="float" office:value="152.7">
            <text:p>152.7</text:p>
          </table:table-cell>
          <table:table-cell table:formula="of:=[.A518]/([.$D$4]*2)" office:value-type="float" office:value="38.175">
            <text:p>38.175</text:p>
          </table:table-cell>
          <table:table-cell table:formula="of:=SQRT(ABS([.$D$2]^2-[.B518]^2))" office:value-type="float" office:value="92.4265620641599">
            <text:p>92.4265620641599</text:p>
          </table:table-cell>
          <table:table-cell table:formula="of:=([.$C$10]-[.C518])*[.$B$4]" office:value-type="float" office:value="9541.30369869124">
            <text:p>9541.30369869124</text:p>
          </table:table-cell>
          <table:table-cell table:formula="of:=ROUND([.D518])" office:value-type="float" office:value="9541">
            <text:p>9541</text:p>
          </table:table-cell>
          <table:table-cell table:formula="of:=([.$C$8]-([.E518]*[.$C$4]))" office:value-type="float" office:value="92.42683125">
            <text:p>92.42683125</text:p>
          </table:table-cell>
          <table:table-cell table:formula="of:=SQRT(ABS([.$D$2]^2-[.F518]^2))" office:value-type="float" office:value="38.1743482601081">
            <text:p>38.1743482601081</text:p>
          </table:table-cell>
          <table:table-cell table:formula="of:=ABS([.B518]-[.G518])" office:value-type="float" office:value="0.000651739891878833">
            <text:p>0.000651739891878833</text:p>
          </table:table-cell>
          <table:table-cell/>
        </table:table-row>
        <table:table-row table:style-name="ro2">
          <table:table-cell table:formula="of:=[.A518]+[.A$4]" office:value-type="float" office:value="153">
            <text:p>153</text:p>
          </table:table-cell>
          <table:table-cell table:formula="of:=[.A519]/([.$D$4]*2)" office:value-type="float" office:value="38.25">
            <text:p>38.25</text:p>
          </table:table-cell>
          <table:table-cell table:formula="of:=SQRT(ABS([.$D$2]^2-[.B519]^2))" office:value-type="float" office:value="92.3955491352262">
            <text:p>92.3955491352262</text:p>
          </table:table-cell>
          <table:table-cell table:formula="of:=([.$C$10]-[.C519])*[.$B$4]" office:value-type="float" office:value="9580.37510522187">
            <text:p>9580.37510522187</text:p>
          </table:table-cell>
          <table:table-cell table:formula="of:=ROUND([.D519])" office:value-type="float" office:value="9580">
            <text:p>9580</text:p>
          </table:table-cell>
          <table:table-cell table:formula="of:=([.$C$8]-([.E519]*[.$C$4]))" office:value-type="float" office:value="92.395875">
            <text:p>92.395875</text:p>
          </table:table-cell>
          <table:table-cell table:formula="of:=SQRT(ABS([.$D$2]^2-[.F519]^2))" office:value-type="float" office:value="38.2492128413694">
            <text:p>38.2492128413694</text:p>
          </table:table-cell>
          <table:table-cell table:formula="of:=ABS([.B519]-[.G519])" office:value-type="float" office:value="0.000787158630664919">
            <text:p>0.000787158630664919</text:p>
          </table:table-cell>
          <table:table-cell/>
        </table:table-row>
        <table:table-row table:style-name="ro2">
          <table:table-cell table:formula="of:=[.A519]+[.A$4]" office:value-type="float" office:value="153.3">
            <text:p>153.3</text:p>
          </table:table-cell>
          <table:table-cell table:formula="of:=[.A520]/([.$D$4]*2)" office:value-type="float" office:value="38.325">
            <text:p>38.325</text:p>
          </table:table-cell>
          <table:table-cell table:formula="of:=SQRT(ABS([.$D$2]^2-[.B520]^2))" office:value-type="float" office:value="92.3644648931612">
            <text:p>92.3644648931612</text:p>
          </table:table-cell>
          <table:table-cell table:formula="of:=([.$C$10]-[.C520])*[.$B$4]" office:value-type="float" office:value="9619.53635506758">
            <text:p>9619.53635506758</text:p>
          </table:table-cell>
          <table:table-cell table:formula="of:=ROUND([.D520])" office:value-type="float" office:value="9620">
            <text:p>9620</text:p>
          </table:table-cell>
          <table:table-cell table:formula="of:=([.$C$8]-([.E520]*[.$C$4]))" office:value-type="float" office:value="92.364125">
            <text:p>92.364125</text:p>
          </table:table-cell>
          <table:table-cell table:formula="of:=SQRT(ABS([.$D$2]^2-[.F520]^2))" office:value-type="float" office:value="38.3258191430317">
            <text:p>38.3258191430317</text:p>
          </table:table-cell>
          <table:table-cell table:formula="of:=ABS([.B520]-[.G520])" office:value-type="float" office:value="0.000819143031677072">
            <text:p>0.000819143031677072</text:p>
          </table:table-cell>
          <table:table-cell/>
        </table:table-row>
        <table:table-row table:style-name="ro2">
          <table:table-cell table:formula="of:=[.A520]+[.A$4]" office:value-type="float" office:value="153.6">
            <text:p>153.6</text:p>
          </table:table-cell>
          <table:table-cell table:formula="of:=[.A521]/([.$D$4]*2)" office:value-type="float" office:value="38.4">
            <text:p>38.4</text:p>
          </table:table-cell>
          <table:table-cell table:formula="of:=SQRT(ABS([.$D$2]^2-[.B521]^2))" office:value-type="float" office:value="92.3333092659415">
            <text:p>92.3333092659415</text:p>
          </table:table-cell>
          <table:table-cell table:formula="of:=([.$C$10]-[.C521])*[.$B$4]" office:value-type="float" office:value="9658.78753896637">
            <text:p>9658.78753896637</text:p>
          </table:table-cell>
          <table:table-cell table:formula="of:=ROUND([.D521])" office:value-type="float" office:value="9659">
            <text:p>9659</text:p>
          </table:table-cell>
          <table:table-cell table:formula="of:=([.$C$8]-([.E521]*[.$C$4]))" office:value-type="float" office:value="92.33316875">
            <text:p>92.33316875</text:p>
          </table:table-cell>
          <table:table-cell table:formula="of:=SQRT(ABS([.$D$2]^2-[.F521]^2))" office:value-type="float" office:value="38.4003378707014">
            <text:p>38.4003378707014</text:p>
          </table:table-cell>
          <table:table-cell table:formula="of:=ABS([.B521]-[.G521])" office:value-type="float" office:value="0.000337870701358156">
            <text:p>0.000337870701358156</text:p>
          </table:table-cell>
          <table:table-cell/>
        </table:table-row>
        <table:table-row table:style-name="ro2">
          <table:table-cell table:formula="of:=[.A521]+[.A$4]" office:value-type="float" office:value="153.9">
            <text:p>153.9</text:p>
          </table:table-cell>
          <table:table-cell table:formula="of:=[.A522]/([.$D$4]*2)" office:value-type="float" office:value="38.475">
            <text:p>38.475</text:p>
          </table:table-cell>
          <table:table-cell table:formula="of:=SQRT(ABS([.$D$2]^2-[.B522]^2))" office:value-type="float" office:value="92.3020821812812">
            <text:p>92.3020821812812</text:p>
          </table:table-cell>
          <table:table-cell table:formula="of:=([.$C$10]-[.C522])*[.$B$4]" office:value-type="float" office:value="9698.12874798715">
            <text:p>9698.12874798715</text:p>
          </table:table-cell>
          <table:table-cell table:formula="of:=ROUND([.D522])" office:value-type="float" office:value="9698">
            <text:p>9698</text:p>
          </table:table-cell>
          <table:table-cell table:formula="of:=([.$C$8]-([.E522]*[.$C$4]))" office:value-type="float" office:value="92.3022125">
            <text:p>92.3022125</text:p>
          </table:table-cell>
          <table:table-cell table:formula="of:=SQRT(ABS([.$D$2]^2-[.F522]^2))" office:value-type="float" office:value="38.4746873620156">
            <text:p>38.4746873620156</text:p>
          </table:table-cell>
          <table:table-cell table:formula="of:=ABS([.B522]-[.G522])" office:value-type="float" office:value="0.00031263798440051">
            <text:p>0.00031263798440051</text:p>
          </table:table-cell>
          <table:table-cell/>
        </table:table-row>
        <table:table-row table:style-name="ro2">
          <table:table-cell table:formula="of:=[.A522]+[.A$4]" office:value-type="float" office:value="154.2">
            <text:p>154.2</text:p>
          </table:table-cell>
          <table:table-cell table:formula="of:=[.A523]/([.$D$4]*2)" office:value-type="float" office:value="38.55">
            <text:p>38.55</text:p>
          </table:table-cell>
          <table:table-cell table:formula="of:=SQRT(ABS([.$D$2]^2-[.B523]^2))" office:value-type="float" office:value="92.2707835666307">
            <text:p>92.2707835666307</text:p>
          </table:table-cell>
          <table:table-cell table:formula="of:=([.$C$10]-[.C523])*[.$B$4]" office:value-type="float" office:value="9737.56007353121">
            <text:p>9737.56007353121</text:p>
          </table:table-cell>
          <table:table-cell table:formula="of:=ROUND([.D523])" office:value-type="float" office:value="9738">
            <text:p>9738</text:p>
          </table:table-cell>
          <table:table-cell table:formula="of:=([.$C$8]-([.E523]*[.$C$4]))" office:value-type="float" office:value="92.2704625">
            <text:p>92.2704625</text:p>
          </table:table-cell>
          <table:table-cell table:formula="of:=SQRT(ABS([.$D$2]^2-[.F523]^2))" office:value-type="float" office:value="38.5507684752988">
            <text:p>38.5507684752988</text:p>
          </table:table-cell>
          <table:table-cell table:formula="of:=ABS([.B523]-[.G523])" office:value-type="float" office:value="0.000768475298762894">
            <text:p>0.000768475298762894</text:p>
          </table:table-cell>
          <table:table-cell/>
        </table:table-row>
        <table:table-row table:style-name="ro2">
          <table:table-cell table:formula="of:=[.A523]+[.A$4]" office:value-type="float" office:value="154.5">
            <text:p>154.5</text:p>
          </table:table-cell>
          <table:table-cell table:formula="of:=[.A524]/([.$D$4]*2)" office:value-type="float" office:value="38.625">
            <text:p>38.625</text:p>
          </table:table-cell>
          <table:table-cell table:formula="of:=SQRT(ABS([.$D$2]^2-[.B524]^2))" office:value-type="float" office:value="92.2394133491752">
            <text:p>92.2394133491752</text:p>
          </table:table-cell>
          <table:table-cell table:formula="of:=([.$C$10]-[.C524])*[.$B$4]" office:value-type="float" office:value="9777.08160733338">
            <text:p>9777.08160733338</text:p>
          </table:table-cell>
          <table:table-cell table:formula="of:=ROUND([.D524])" office:value-type="float" office:value="9777">
            <text:p>9777</text:p>
          </table:table-cell>
          <table:table-cell table:formula="of:=([.$C$8]-([.E524]*[.$C$4]))" office:value-type="float" office:value="92.23950625">
            <text:p>92.23950625</text:p>
          </table:table-cell>
          <table:table-cell table:formula="of:=SQRT(ABS([.$D$2]^2-[.F524]^2))" office:value-type="float" office:value="38.6247781450743">
            <text:p>38.6247781450743</text:p>
          </table:table-cell>
          <table:table-cell table:formula="of:=ABS([.B524]-[.G524])" office:value-type="float" office:value="0.000221854925719356">
            <text:p>0.000221854925719356</text:p>
          </table:table-cell>
          <table:table-cell/>
        </table:table-row>
        <table:table-row table:style-name="ro2">
          <table:table-cell table:formula="of:=[.A524]+[.A$4]" office:value-type="float" office:value="154.8">
            <text:p>154.8</text:p>
          </table:table-cell>
          <table:table-cell table:formula="of:=[.A525]/([.$D$4]*2)" office:value-type="float" office:value="38.7">
            <text:p>38.7</text:p>
          </table:table-cell>
          <table:table-cell table:formula="of:=SQRT(ABS([.$D$2]^2-[.B525]^2))" office:value-type="float" office:value="92.2079714558345">
            <text:p>92.2079714558345</text:p>
          </table:table-cell>
          <table:table-cell table:formula="of:=([.$C$10]-[.C525])*[.$B$4]" office:value-type="float" office:value="9816.69344146332">
            <text:p>9816.69344146332</text:p>
          </table:table-cell>
          <table:table-cell table:formula="of:=ROUND([.D525])" office:value-type="float" office:value="9817">
            <text:p>9817</text:p>
          </table:table-cell>
          <table:table-cell table:formula="of:=([.$C$8]-([.E525]*[.$C$4]))" office:value-type="float" office:value="92.20775625">
            <text:p>92.20775625</text:p>
          </table:table-cell>
          <table:table-cell table:formula="of:=SQRT(ABS([.$D$2]^2-[.F525]^2))" office:value-type="float" office:value="38.7005127529415">
            <text:p>38.7005127529415</text:p>
          </table:table-cell>
          <table:table-cell table:formula="of:=ABS([.B525]-[.G525])" office:value-type="float" office:value="0.000512752941425276">
            <text:p>0.000512752941425276</text:p>
          </table:table-cell>
          <table:table-cell/>
        </table:table-row>
        <table:table-row table:style-name="ro2">
          <table:table-cell table:formula="of:=[.A525]+[.A$4]" office:value-type="float" office:value="155.1">
            <text:p>155.1</text:p>
          </table:table-cell>
          <table:table-cell table:formula="of:=[.A526]/([.$D$4]*2)" office:value-type="float" office:value="38.775">
            <text:p>38.775</text:p>
          </table:table-cell>
          <table:table-cell table:formula="of:=SQRT(ABS([.$D$2]^2-[.B526]^2))" office:value-type="float" office:value="92.1764578132616">
            <text:p>92.1764578132616</text:p>
          </table:table-cell>
          <table:table-cell table:formula="of:=([.$C$10]-[.C526])*[.$B$4]" office:value-type="float" office:value="9856.39566832686">
            <text:p>9856.39566832686</text:p>
          </table:table-cell>
          <table:table-cell table:formula="of:=ROUND([.D526])" office:value-type="float" office:value="9856">
            <text:p>9856</text:p>
          </table:table-cell>
          <table:table-cell table:formula="of:=([.$C$8]-([.E526]*[.$C$4]))" office:value-type="float" office:value="92.1768">
            <text:p>92.1768</text:p>
          </table:table-cell>
          <table:table-cell table:formula="of:=SQRT(ABS([.$D$2]^2-[.F526]^2))" office:value-type="float" office:value="38.7741865389849">
            <text:p>38.7741865389849</text:p>
          </table:table-cell>
          <table:table-cell table:formula="of:=ABS([.B526]-[.G526])" office:value-type="float" office:value="0.000813461015106043">
            <text:p>0.000813461015106043</text:p>
          </table:table-cell>
          <table:table-cell/>
        </table:table-row>
        <table:table-row table:style-name="ro2">
          <table:table-cell table:formula="of:=[.A526]+[.A$4]" office:value-type="float" office:value="155.4">
            <text:p>155.4</text:p>
          </table:table-cell>
          <table:table-cell table:formula="of:=[.A527]/([.$D$4]*2)" office:value-type="float" office:value="38.85">
            <text:p>38.85</text:p>
          </table:table-cell>
          <table:table-cell table:formula="of:=SQRT(ABS([.$D$2]^2-[.B527]^2))" office:value-type="float" office:value="92.1448723478415">
            <text:p>92.1448723478415</text:p>
          </table:table-cell>
          <table:table-cell table:formula="of:=([.$C$10]-[.C527])*[.$B$4]" office:value-type="float" office:value="9896.1883806672">
            <text:p>9896.1883806672</text:p>
          </table:table-cell>
          <table:table-cell table:formula="of:=ROUND([.D527])" office:value-type="float" office:value="9896">
            <text:p>9896</text:p>
          </table:table-cell>
          <table:table-cell table:formula="of:=([.$C$8]-([.E527]*[.$C$4]))" office:value-type="float" office:value="92.14505">
            <text:p>92.14505</text:p>
          </table:table-cell>
          <table:table-cell table:formula="of:=SQRT(ABS([.$D$2]^2-[.F527]^2))" office:value-type="float" office:value="38.8495786398965">
            <text:p>38.8495786398965</text:p>
          </table:table-cell>
          <table:table-cell table:formula="of:=ABS([.B527]-[.G527])" office:value-type="float" office:value="0.00042136010356586">
            <text:p>0.00042136010356586</text:p>
          </table:table-cell>
          <table:table-cell/>
        </table:table-row>
        <table:table-row table:style-name="ro2">
          <table:table-cell table:formula="of:=[.A527]+[.A$4]" office:value-type="float" office:value="155.7">
            <text:p>155.7</text:p>
          </table:table-cell>
          <table:table-cell table:formula="of:=[.A528]/([.$D$4]*2)" office:value-type="float" office:value="38.925">
            <text:p>38.925</text:p>
          </table:table-cell>
          <table:table-cell table:formula="of:=SQRT(ABS([.$D$2]^2-[.B528]^2))" office:value-type="float" office:value="92.1132149856903">
            <text:p>92.1132149856903</text:p>
          </table:table-cell>
          <table:table-cell table:formula="of:=([.$C$10]-[.C528])*[.$B$4]" office:value-type="float" office:value="9936.07167156633">
            <text:p>9936.07167156633</text:p>
          </table:table-cell>
          <table:table-cell table:formula="of:=ROUND([.D528])" office:value-type="float" office:value="9936">
            <text:p>9936</text:p>
          </table:table-cell>
          <table:table-cell table:formula="of:=([.$C$8]-([.E528]*[.$C$4]))" office:value-type="float" office:value="92.1133">
            <text:p>92.1133</text:p>
          </table:table-cell>
          <table:table-cell table:formula="of:=SQRT(ABS([.$D$2]^2-[.F528]^2))" office:value-type="float" office:value="38.9247988191333">
            <text:p>38.9247988191333</text:p>
          </table:table-cell>
          <table:table-cell table:formula="of:=ABS([.B528]-[.G528])" office:value-type="float" office:value="0.000201180866746142">
            <text:p>0.000201180866746142</text:p>
          </table:table-cell>
          <table:table-cell/>
        </table:table-row>
        <table:table-row table:style-name="ro2">
          <table:table-cell table:formula="of:=[.A528]+[.A$4]" office:value-type="float" office:value="156">
            <text:p>156</text:p>
          </table:table-cell>
          <table:table-cell table:formula="of:=[.A529]/([.$D$4]*2)" office:value-type="float" office:value="39">
            <text:p>39</text:p>
          </table:table-cell>
          <table:table-cell table:formula="of:=SQRT(ABS([.$D$2]^2-[.B529]^2))" office:value-type="float" office:value="92.0814856526544">
            <text:p>92.0814856526544</text:p>
          </table:table-cell>
          <table:table-cell table:formula="of:=([.$C$10]-[.C529])*[.$B$4]" office:value-type="float" office:value="9976.04563444618">
            <text:p>9976.04563444618</text:p>
          </table:table-cell>
          <table:table-cell table:formula="of:=ROUND([.D529])" office:value-type="float" office:value="9976">
            <text:p>9976</text:p>
          </table:table-cell>
          <table:table-cell table:formula="of:=([.$C$8]-([.E529]*[.$C$4]))" office:value-type="float" office:value="92.08155">
            <text:p>92.08155</text:p>
          </table:table-cell>
          <table:table-cell table:formula="of:=SQRT(ABS([.$D$2]^2-[.F529]^2))" office:value-type="float" office:value="38.9998480714669">
            <text:p>38.9998480714669</text:p>
          </table:table-cell>
          <table:table-cell table:formula="of:=ABS([.B529]-[.G529])" office:value-type="float" office:value="0.000151928533149714">
            <text:p>0.000151928533149714</text:p>
          </table:table-cell>
          <table:table-cell/>
        </table:table-row>
        <table:table-row table:style-name="ro2">
          <table:table-cell table:formula="of:=[.A529]+[.A$4]" office:value-type="float" office:value="156.3">
            <text:p>156.3</text:p>
          </table:table-cell>
          <table:table-cell table:formula="of:=[.A530]/([.$D$4]*2)" office:value-type="float" office:value="39.075">
            <text:p>39.075</text:p>
          </table:table-cell>
          <table:table-cell table:formula="of:=SQRT(ABS([.$D$2]^2-[.B530]^2))" office:value-type="float" office:value="92.0496842743092">
            <text:p>92.0496842743092</text:p>
          </table:table-cell>
          <table:table-cell table:formula="of:=([.$C$10]-[.C530])*[.$B$4]" office:value-type="float" office:value="10016.1103630701">
            <text:p>10016.1103630701</text:p>
          </table:table-cell>
          <table:table-cell table:formula="of:=ROUND([.D530])" office:value-type="float" office:value="10016">
            <text:p>10016</text:p>
          </table:table-cell>
          <table:table-cell table:formula="of:=([.$C$8]-([.E530]*[.$C$4]))" office:value-type="float" office:value="92.0498">
            <text:p>92.0498</text:p>
          </table:table-cell>
          <table:table-cell table:formula="of:=SQRT(ABS([.$D$2]^2-[.F530]^2))" office:value-type="float" office:value="39.0747273817745">
            <text:p>39.0747273817745</text:p>
          </table:table-cell>
          <table:table-cell table:formula="of:=ABS([.B530]-[.G530])" office:value-type="float" office:value="0.000272618225544363">
            <text:p>0.000272618225544363</text:p>
          </table:table-cell>
          <table:table-cell/>
        </table:table-row>
        <table:table-row table:style-name="ro2">
          <table:table-cell table:formula="of:=[.A530]+[.A$4]" office:value-type="float" office:value="156.6">
            <text:p>156.6</text:p>
          </table:table-cell>
          <table:table-cell table:formula="of:=[.A531]/([.$D$4]*2)" office:value-type="float" office:value="39.1500000000001">
            <text:p>39.1500000000001</text:p>
          </table:table-cell>
          <table:table-cell table:formula="of:=SQRT(ABS([.$D$2]^2-[.B531]^2))" office:value-type="float" office:value="92.0178107759579">
            <text:p>92.0178107759579</text:p>
          </table:table-cell>
          <table:table-cell table:formula="of:=([.$C$10]-[.C531])*[.$B$4]" office:value-type="float" office:value="10056.2659515441">
            <text:p>10056.2659515441</text:p>
          </table:table-cell>
          <table:table-cell table:formula="of:=ROUND([.D531])" office:value-type="float" office:value="10056">
            <text:p>10056</text:p>
          </table:table-cell>
          <table:table-cell table:formula="of:=([.$C$8]-([.E531]*[.$C$4]))" office:value-type="float" office:value="92.01805">
            <text:p>92.01805</text:p>
          </table:table-cell>
          <table:table-cell table:formula="of:=SQRT(ABS([.$D$2]^2-[.F531]^2))" office:value-type="float" office:value="39.1494377251768">
            <text:p>39.1494377251768</text:p>
          </table:table-cell>
          <table:table-cell table:formula="of:=ABS([.B531]-[.G531])" office:value-type="float" office:value="0.000562274823224129">
            <text:p>0.000562274823224129</text:p>
          </table:table-cell>
          <table:table-cell/>
        </table:table-row>
        <table:table-row table:style-name="ro2">
          <table:table-cell table:formula="of:=[.A531]+[.A$4]" office:value-type="float" office:value="156.9">
            <text:p>156.9</text:p>
          </table:table-cell>
          <table:table-cell table:formula="of:=[.A532]/([.$D$4]*2)" office:value-type="float" office:value="39.2250000000001">
            <text:p>39.2250000000001</text:p>
          </table:table-cell>
          <table:table-cell table:formula="of:=SQRT(ABS([.$D$2]^2-[.B532]^2))" office:value-type="float" office:value="91.985865082631">
            <text:p>91.985865082631</text:p>
          </table:table-cell>
          <table:table-cell table:formula="of:=([.$C$10]-[.C532])*[.$B$4]" office:value-type="float" office:value="10096.5124943182">
            <text:p>10096.5124943182</text:p>
          </table:table-cell>
          <table:table-cell table:formula="of:=ROUND([.D532])" office:value-type="float" office:value="10097">
            <text:p>10097</text:p>
          </table:table-cell>
          <table:table-cell table:formula="of:=([.$C$8]-([.E532]*[.$C$4]))" office:value-type="float" office:value="91.98550625">
            <text:p>91.98550625</text:p>
          </table:table-cell>
          <table:table-cell table:formula="of:=SQRT(ABS([.$D$2]^2-[.F532]^2))" office:value-type="float" office:value="39.2258414814929">
            <text:p>39.2258414814929</text:p>
          </table:table-cell>
          <table:table-cell table:formula="of:=ABS([.B532]-[.G532])" office:value-type="float" office:value="0.000841481492862783">
            <text:p>0.000841481492862783</text:p>
          </table:table-cell>
          <table:table-cell/>
        </table:table-row>
        <table:table-row table:style-name="ro2">
          <table:table-cell table:formula="of:=[.A532]+[.A$4]" office:value-type="float" office:value="157.2">
            <text:p>157.2</text:p>
          </table:table-cell>
          <table:table-cell table:formula="of:=[.A533]/([.$D$4]*2)" office:value-type="float" office:value="39.3000000000001">
            <text:p>39.3000000000001</text:p>
          </table:table-cell>
          <table:table-cell table:formula="of:=SQRT(ABS([.$D$2]^2-[.B533]^2))" office:value-type="float" office:value="91.9538471190847">
            <text:p>91.9538471190847</text:p>
          </table:table-cell>
          <table:table-cell table:formula="of:=([.$C$10]-[.C533])*[.$B$4]" office:value-type="float" office:value="10136.8500861876">
            <text:p>10136.8500861876</text:p>
          </table:table-cell>
          <table:table-cell table:formula="of:=ROUND([.D533])" office:value-type="float" office:value="10137">
            <text:p>10137</text:p>
          </table:table-cell>
          <table:table-cell table:formula="of:=([.$C$8]-([.E533]*[.$C$4]))" office:value-type="float" office:value="91.95375625">
            <text:p>91.95375625</text:p>
          </table:table-cell>
          <table:table-cell table:formula="of:=SQRT(ABS([.$D$2]^2-[.F533]^2))" office:value-type="float" office:value="39.300212614127">
            <text:p>39.300212614127</text:p>
          </table:table-cell>
          <table:table-cell table:formula="of:=ABS([.B533]-[.G533])" office:value-type="float" office:value="0.000212614126937183">
            <text:p>0.000212614126937183</text:p>
          </table:table-cell>
          <table:table-cell/>
        </table:table-row>
        <table:table-row table:style-name="ro2">
          <table:table-cell table:formula="of:=[.A533]+[.A$4]" office:value-type="float" office:value="157.5">
            <text:p>157.5</text:p>
          </table:table-cell>
          <table:table-cell table:formula="of:=[.A534]/([.$D$4]*2)" office:value-type="float" office:value="39.3750000000001">
            <text:p>39.3750000000001</text:p>
          </table:table-cell>
          <table:table-cell table:formula="of:=SQRT(ABS([.$D$2]^2-[.B534]^2))" office:value-type="float" office:value="91.9217568097999">
            <text:p>91.9217568097999</text:p>
          </table:table-cell>
          <table:table-cell table:formula="of:=([.$C$10]-[.C534])*[.$B$4]" office:value-type="float" office:value="10177.2788222944">
            <text:p>10177.2788222944</text:p>
          </table:table-cell>
          <table:table-cell table:formula="of:=ROUND([.D534])" office:value-type="float" office:value="10177">
            <text:p>10177</text:p>
          </table:table-cell>
          <table:table-cell table:formula="of:=([.$C$8]-([.E534]*[.$C$4]))" office:value-type="float" office:value="91.92200625">
            <text:p>91.92200625</text:p>
          </table:table-cell>
          <table:table-cell table:formula="of:=SQRT(ABS([.$D$2]^2-[.F534]^2))" office:value-type="float" office:value="39.3744176715664">
            <text:p>39.3744176715664</text:p>
          </table:table-cell>
          <table:table-cell table:formula="of:=ABS([.B534]-[.G534])" office:value-type="float" office:value="0.000582328433644364">
            <text:p>0.000582328433644364</text:p>
          </table:table-cell>
          <table:table-cell/>
        </table:table-row>
        <table:table-row table:style-name="ro2">
          <table:table-cell table:formula="of:=[.A534]+[.A$4]" office:value-type="float" office:value="157.8">
            <text:p>157.8</text:p>
          </table:table-cell>
          <table:table-cell table:formula="of:=[.A535]/([.$D$4]*2)" office:value-type="float" office:value="39.4500000000001">
            <text:p>39.4500000000001</text:p>
          </table:table-cell>
          <table:table-cell table:formula="of:=SQRT(ABS([.$D$2]^2-[.B535]^2))" office:value-type="float" office:value="91.8895940789815">
            <text:p>91.8895940789815</text:p>
          </table:table-cell>
          <table:table-cell table:formula="of:=([.$C$10]-[.C535])*[.$B$4]" office:value-type="float" office:value="10217.7987981285">
            <text:p>10217.7987981285</text:p>
          </table:table-cell>
          <table:table-cell table:formula="of:=ROUND([.D535])" office:value-type="float" office:value="10218">
            <text:p>10218</text:p>
          </table:table-cell>
          <table:table-cell table:formula="of:=([.$C$8]-([.E535]*[.$C$4]))" office:value-type="float" office:value="91.8894625">
            <text:p>91.8894625</text:p>
          </table:table-cell>
          <table:table-cell table:formula="of:=SQRT(ABS([.$D$2]^2-[.F535]^2))" office:value-type="float" office:value="39.4503064812061">
            <text:p>39.4503064812061</text:p>
          </table:table-cell>
          <table:table-cell table:formula="of:=ABS([.B535]-[.G535])" office:value-type="float" office:value="0.000306481206038711">
            <text:p>0.000306481206038711</text:p>
          </table:table-cell>
          <table:table-cell/>
        </table:table-row>
        <table:table-row table:style-name="ro2">
          <table:table-cell table:formula="of:=[.A535]+[.A$4]" office:value-type="float" office:value="158.1">
            <text:p>158.1</text:p>
          </table:table-cell>
          <table:table-cell table:formula="of:=[.A536]/([.$D$4]*2)" office:value-type="float" office:value="39.5250000000001">
            <text:p>39.5250000000001</text:p>
          </table:table-cell>
          <table:table-cell table:formula="of:=SQRT(ABS([.$D$2]^2-[.B536]^2))" office:value-type="float" office:value="91.857358850557">
            <text:p>91.857358850557</text:p>
          </table:table-cell>
          <table:table-cell table:formula="of:=([.$C$10]-[.C536])*[.$B$4]" office:value-type="float" office:value="10258.4101095296">
            <text:p>10258.4101095296</text:p>
          </table:table-cell>
          <table:table-cell table:formula="of:=ROUND([.D536])" office:value-type="float" office:value="10258">
            <text:p>10258</text:p>
          </table:table-cell>
          <table:table-cell table:formula="of:=([.$C$8]-([.E536]*[.$C$4]))" office:value-type="float" office:value="91.8577125">
            <text:p>91.8577125</text:p>
          </table:table-cell>
          <table:table-cell table:formula="of:=SQRT(ABS([.$D$2]^2-[.F536]^2))" office:value-type="float" office:value="39.5241780973032">
            <text:p>39.5241780973032</text:p>
          </table:table-cell>
          <table:table-cell table:formula="of:=ABS([.B536]-[.G536])" office:value-type="float" office:value="0.000821902696849008">
            <text:p>0.000821902696849008</text:p>
          </table:table-cell>
          <table:table-cell/>
        </table:table-row>
        <table:table-row table:style-name="ro2">
          <table:table-cell table:formula="of:=[.A536]+[.A$4]" office:value-type="float" office:value="158.4">
            <text:p>158.4</text:p>
          </table:table-cell>
          <table:table-cell table:formula="of:=[.A537]/([.$D$4]*2)" office:value-type="float" office:value="39.6000000000001">
            <text:p>39.6000000000001</text:p>
          </table:table-cell>
          <table:table-cell table:formula="of:=SQRT(ABS([.$D$2]^2-[.B537]^2))" office:value-type="float" office:value="91.8250510481753">
            <text:p>91.8250510481753</text:p>
          </table:table-cell>
          <table:table-cell table:formula="of:=([.$C$10]-[.C537])*[.$B$4]" office:value-type="float" office:value="10299.1128526876">
            <text:p>10299.1128526876</text:p>
          </table:table-cell>
          <table:table-cell table:formula="of:=ROUND([.D537])" office:value-type="float" office:value="10299">
            <text:p>10299</text:p>
          </table:table-cell>
          <table:table-cell table:formula="of:=([.$C$8]-([.E537]*[.$C$4]))" office:value-type="float" office:value="91.82516875">
            <text:p>91.82516875</text:p>
          </table:table-cell>
          <table:table-cell table:formula="of:=SQRT(ABS([.$D$2]^2-[.F537]^2))" office:value-type="float" office:value="39.5997270701961">
            <text:p>39.5997270701961</text:p>
          </table:table-cell>
          <table:table-cell table:formula="of:=ABS([.B537]-[.G537])" office:value-type="float" office:value="0.000272929803969646">
            <text:p>0.000272929803969646</text:p>
          </table:table-cell>
          <table:table-cell/>
        </table:table-row>
        <table:table-row table:style-name="ro2">
          <table:table-cell table:formula="of:=[.A537]+[.A$4]" office:value-type="float" office:value="158.7">
            <text:p>158.7</text:p>
          </table:table-cell>
          <table:table-cell table:formula="of:=[.A538]/([.$D$4]*2)" office:value-type="float" office:value="39.6750000000001">
            <text:p>39.6750000000001</text:p>
          </table:table-cell>
          <table:table-cell table:formula="of:=SQRT(ABS([.$D$2]^2-[.B538]^2))" office:value-type="float" office:value="91.792670595206">
            <text:p>91.792670595206</text:p>
          </table:table-cell>
          <table:table-cell table:formula="of:=([.$C$10]-[.C538])*[.$B$4]" office:value-type="float" office:value="10339.907124145">
            <text:p>10339.907124145</text:p>
          </table:table-cell>
          <table:table-cell table:formula="of:=ROUND([.D538])" office:value-type="float" office:value="10340">
            <text:p>10340</text:p>
          </table:table-cell>
          <table:table-cell table:formula="of:=([.$C$8]-([.E538]*[.$C$4]))" office:value-type="float" office:value="91.792625">
            <text:p>91.792625</text:p>
          </table:table-cell>
          <table:table-cell table:formula="of:=SQRT(ABS([.$D$2]^2-[.F538]^2))" office:value-type="float" office:value="39.6751054895809">
            <text:p>39.6751054895809</text:p>
          </table:table-cell>
          <table:table-cell table:formula="of:=ABS([.B538]-[.G538])" office:value-type="float" office:value="0.000105489580867868">
            <text:p>0.000105489580867868</text:p>
          </table:table-cell>
          <table:table-cell/>
        </table:table-row>
        <table:table-row table:style-name="ro2">
          <table:table-cell table:formula="of:=[.A538]+[.A$4]" office:value-type="float" office:value="159">
            <text:p>159</text:p>
          </table:table-cell>
          <table:table-cell table:formula="of:=[.A539]/([.$D$4]*2)" office:value-type="float" office:value="39.7500000000001">
            <text:p>39.7500000000001</text:p>
          </table:table-cell>
          <table:table-cell table:formula="of:=SQRT(ABS([.$D$2]^2-[.B539]^2))" office:value-type="float" office:value="91.760217414738">
            <text:p>91.760217414738</text:p>
          </table:table-cell>
          <table:table-cell table:formula="of:=([.$C$10]-[.C539])*[.$B$4]" office:value-type="float" office:value="10380.7930207975">
            <text:p>10380.7930207975</text:p>
          </table:table-cell>
          <table:table-cell table:formula="of:=ROUND([.D539])" office:value-type="float" office:value="10381">
            <text:p>10381</text:p>
          </table:table-cell>
          <table:table-cell table:formula="of:=([.$C$8]-([.E539]*[.$C$4]))" office:value-type="float" office:value="91.76008125">
            <text:p>91.76008125</text:p>
          </table:table-cell>
          <table:table-cell table:formula="of:=SQRT(ABS([.$D$2]^2-[.F539]^2))" office:value-type="float" office:value="39.7503143257182">
            <text:p>39.7503143257182</text:p>
          </table:table-cell>
          <table:table-cell table:formula="of:=ABS([.B539]-[.G539])" office:value-type="float" office:value="0.000314325718136388">
            <text:p>0.000314325718136388</text:p>
          </table:table-cell>
          <table:table-cell/>
        </table:table-row>
        <table:table-row table:style-name="ro2">
          <table:table-cell table:formula="of:=[.A539]+[.A$4]" office:value-type="float" office:value="159.3">
            <text:p>159.3</text:p>
          </table:table-cell>
          <table:table-cell table:formula="of:=[.A540]/([.$D$4]*2)" office:value-type="float" office:value="39.8250000000001">
            <text:p>39.8250000000001</text:p>
          </table:table-cell>
          <table:table-cell table:formula="of:=SQRT(ABS([.$D$2]^2-[.B540]^2))" office:value-type="float" office:value="91.7276914295786">
            <text:p>91.7276914295786</text:p>
          </table:table-cell>
          <table:table-cell table:formula="of:=([.$C$10]-[.C540])*[.$B$4]" office:value-type="float" office:value="10421.770639896">
            <text:p>10421.770639896</text:p>
          </table:table-cell>
          <table:table-cell table:formula="of:=ROUND([.D540])" office:value-type="float" office:value="10422">
            <text:p>10422</text:p>
          </table:table-cell>
          <table:table-cell table:formula="of:=([.$C$8]-([.E540]*[.$C$4]))" office:value-type="float" office:value="91.7275375">
            <text:p>91.7275375</text:p>
          </table:table-cell>
          <table:table-cell table:formula="of:=SQRT(ABS([.$D$2]^2-[.F540]^2))" office:value-type="float" office:value="39.8253545393647">
            <text:p>39.8253545393647</text:p>
          </table:table-cell>
          <table:table-cell table:formula="of:=ABS([.B540]-[.G540])" office:value-type="float" office:value="0.000354539364586515">
            <text:p>0.000354539364586515</text:p>
          </table:table-cell>
          <table:table-cell/>
        </table:table-row>
        <table:table-row table:style-name="ro2">
          <table:table-cell table:formula="of:=[.A540]+[.A$4]" office:value-type="float" office:value="159.6">
            <text:p>159.6</text:p>
          </table:table-cell>
          <table:table-cell table:formula="of:=[.A541]/([.$D$4]*2)" office:value-type="float" office:value="39.9000000000001">
            <text:p>39.9000000000001</text:p>
          </table:table-cell>
          <table:table-cell table:formula="of:=SQRT(ABS([.$D$2]^2-[.B541]^2))" office:value-type="float" office:value="91.6950925622522">
            <text:p>91.6950925622522</text:p>
          </table:table-cell>
          <table:table-cell table:formula="of:=([.$C$10]-[.C541])*[.$B$4]" office:value-type="float" office:value="10462.8400790474">
            <text:p>10462.8400790474</text:p>
          </table:table-cell>
          <table:table-cell table:formula="of:=ROUND([.D541])" office:value-type="float" office:value="10463">
            <text:p>10463</text:p>
          </table:table-cell>
          <table:table-cell table:formula="of:=([.$C$8]-([.E541]*[.$C$4]))" office:value-type="float" office:value="91.69499375">
            <text:p>91.69499375</text:p>
          </table:table-cell>
          <table:table-cell table:formula="of:=SQRT(ABS([.$D$2]^2-[.F541]^2))" office:value-type="float" office:value="39.9002270819035">
            <text:p>39.9002270819035</text:p>
          </table:table-cell>
          <table:table-cell table:formula="of:=ABS([.B541]-[.G541])" office:value-type="float" office:value="0.000227081903382498">
            <text:p>0.000227081903382498</text:p>
          </table:table-cell>
          <table:table-cell/>
        </table:table-row>
        <table:table-row table:style-name="ro2">
          <table:table-cell table:formula="of:=[.A541]+[.A$4]" office:value-type="float" office:value="159.9">
            <text:p>159.9</text:p>
          </table:table-cell>
          <table:table-cell table:formula="of:=[.A542]/([.$D$4]*2)" office:value-type="float" office:value="39.9750000000001">
            <text:p>39.9750000000001</text:p>
          </table:table-cell>
          <table:table-cell table:formula="of:=SQRT(ABS([.$D$2]^2-[.B542]^2))" office:value-type="float" office:value="91.6624207349991">
            <text:p>91.6624207349991</text:p>
          </table:table-cell>
          <table:table-cell table:formula="of:=([.$C$10]-[.C542])*[.$B$4]" office:value-type="float" office:value="10504.0014362166">
            <text:p>10504.0014362166</text:p>
          </table:table-cell>
          <table:table-cell table:formula="of:=ROUND([.D542])" office:value-type="float" office:value="10504">
            <text:p>10504</text:p>
          </table:table-cell>
          <table:table-cell table:formula="of:=([.$C$8]-([.E542]*[.$C$4]))" office:value-type="float" office:value="91.66245">
            <text:p>91.66245</text:p>
          </table:table-cell>
          <table:table-cell table:formula="of:=SQRT(ABS([.$D$2]^2-[.F542]^2))" office:value-type="float" office:value="39.9749328954721">
            <text:p>39.9749328954721</text:p>
          </table:table-cell>
          <table:table-cell table:formula="of:=ABS([.B542]-[.G542])" office:value-type="float" office:value="0.0000671045279716509">
            <text:p>0.0000671045279716509</text:p>
          </table:table-cell>
          <table:table-cell/>
        </table:table-row>
        <table:table-row table:style-name="ro2">
          <table:table-cell table:formula="of:=[.A542]+[.A$4]" office:value-type="float" office:value="160.2">
            <text:p>160.2</text:p>
          </table:table-cell>
          <table:table-cell table:formula="of:=[.A543]/([.$D$4]*2)" office:value-type="float" office:value="40.0500000000001">
            <text:p>40.0500000000001</text:p>
          </table:table-cell>
          <table:table-cell table:formula="of:=SQRT(ABS([.$D$2]^2-[.B543]^2))" office:value-type="float" office:value="91.6296758697748">
            <text:p>91.6296758697748</text:p>
          </table:table-cell>
          <table:table-cell table:formula="of:=([.$C$10]-[.C543])*[.$B$4]" office:value-type="float" office:value="10545.2548097275">
            <text:p>10545.2548097275</text:p>
          </table:table-cell>
          <table:table-cell table:formula="of:=ROUND([.D543])" office:value-type="float" office:value="10545">
            <text:p>10545</text:p>
          </table:table-cell>
          <table:table-cell table:formula="of:=([.$C$8]-([.E543]*[.$C$4]))" office:value-type="float" office:value="91.62990625">
            <text:p>91.62990625</text:p>
          </table:table-cell>
          <table:table-cell table:formula="of:=SQRT(ABS([.$D$2]^2-[.F543]^2))" office:value-type="float" office:value="40.0494729130885">
            <text:p>40.0494729130885</text:p>
          </table:table-cell>
          <table:table-cell table:formula="of:=ABS([.B543]-[.G543])" office:value-type="float" office:value="0.000527086911588981">
            <text:p>0.000527086911588981</text:p>
          </table:table-cell>
          <table:table-cell/>
        </table:table-row>
        <table:table-row table:style-name="ro2">
          <table:table-cell table:formula="of:=[.A543]+[.A$4]" office:value-type="float" office:value="160.5">
            <text:p>160.5</text:p>
          </table:table-cell>
          <table:table-cell table:formula="of:=[.A544]/([.$D$4]*2)" office:value-type="float" office:value="40.1250000000001">
            <text:p>40.1250000000001</text:p>
          </table:table-cell>
          <table:table-cell table:formula="of:=SQRT(ABS([.$D$2]^2-[.B544]^2))" office:value-type="float" office:value="91.5968578882485">
            <text:p>91.5968578882485</text:p>
          </table:table-cell>
          <table:table-cell table:formula="of:=([.$C$10]-[.C544])*[.$B$4]" office:value-type="float" office:value="10586.6002982646">
            <text:p>10586.6002982646</text:p>
          </table:table-cell>
          <table:table-cell table:formula="of:=ROUND([.D544])" office:value-type="float" office:value="10587">
            <text:p>10587</text:p>
          </table:table-cell>
          <table:table-cell table:formula="of:=([.$C$8]-([.E544]*[.$C$4]))" office:value-type="float" office:value="91.59656875">
            <text:p>91.59656875</text:p>
          </table:table-cell>
          <table:table-cell table:formula="of:=SQRT(ABS([.$D$2]^2-[.F544]^2))" office:value-type="float" office:value="40.1256600347773">
            <text:p>40.1256600347773</text:p>
          </table:table-cell>
          <table:table-cell table:formula="of:=ABS([.B544]-[.G544])" office:value-type="float" office:value="0.000660034777183682">
            <text:p>0.000660034777183682</text:p>
          </table:table-cell>
          <table:table-cell/>
        </table:table-row>
        <table:table-row table:style-name="ro2">
          <table:table-cell table:formula="of:=[.A544]+[.A$4]" office:value-type="float" office:value="160.8">
            <text:p>160.8</text:p>
          </table:table-cell>
          <table:table-cell table:formula="of:=[.A545]/([.$D$4]*2)" office:value-type="float" office:value="40.2000000000001">
            <text:p>40.2000000000001</text:p>
          </table:table-cell>
          <table:table-cell table:formula="of:=SQRT(ABS([.$D$2]^2-[.B545]^2))" office:value-type="float" office:value="91.563966711802">
            <text:p>91.563966711802</text:p>
          </table:table-cell>
          <table:table-cell table:formula="of:=([.$C$10]-[.C545])*[.$B$4]" office:value-type="float" office:value="10628.0380008743">
            <text:p>10628.0380008743</text:p>
          </table:table-cell>
          <table:table-cell table:formula="of:=ROUND([.D545])" office:value-type="float" office:value="10628">
            <text:p>10628</text:p>
          </table:table-cell>
          <table:table-cell table:formula="of:=([.$C$8]-([.E545]*[.$C$4]))" office:value-type="float" office:value="91.564025">
            <text:p>91.564025</text:p>
          </table:table-cell>
          <table:table-cell table:formula="of:=SQRT(ABS([.$D$2]^2-[.F545]^2))" office:value-type="float" office:value="40.1998672360914">
            <text:p>40.1998672360914</text:p>
          </table:table-cell>
          <table:table-cell table:formula="of:=ABS([.B545]-[.G545])" office:value-type="float" office:value="0.000132763908702316">
            <text:p>0.000132763908702316</text:p>
          </table:table-cell>
          <table:table-cell/>
        </table:table-row>
        <table:table-row table:style-name="ro2">
          <table:table-cell table:formula="of:=[.A545]+[.A$4]" office:value-type="float" office:value="161.1">
            <text:p>161.1</text:p>
          </table:table-cell>
          <table:table-cell table:formula="of:=[.A546]/([.$D$4]*2)" office:value-type="float" office:value="40.2750000000001">
            <text:p>40.2750000000001</text:p>
          </table:table-cell>
          <table:table-cell table:formula="of:=SQRT(ABS([.$D$2]^2-[.B546]^2))" office:value-type="float" office:value="91.5310022615288">
            <text:p>91.5310022615288</text:p>
          </table:table-cell>
          <table:table-cell table:formula="of:=([.$C$10]-[.C546])*[.$B$4]" office:value-type="float" office:value="10669.5680169666">
            <text:p>10669.5680169666</text:p>
          </table:table-cell>
          <table:table-cell table:formula="of:=ROUND([.D546])" office:value-type="float" office:value="10670">
            <text:p>10670</text:p>
          </table:table-cell>
          <table:table-cell table:formula="of:=([.$C$8]-([.E546]*[.$C$4]))" office:value-type="float" office:value="91.5306875">
            <text:p>91.5306875</text:p>
          </table:table-cell>
          <table:table-cell table:formula="of:=SQRT(ABS([.$D$2]^2-[.F546]^2))" office:value-type="float" office:value="40.2757153353897">
            <text:p>40.2757153353897</text:p>
          </table:table-cell>
          <table:table-cell table:formula="of:=ABS([.B546]-[.G546])" office:value-type="float" office:value="0.000715335389593008">
            <text:p>0.000715335389593008</text:p>
          </table:table-cell>
          <table:table-cell/>
        </table:table-row>
        <table:table-row table:style-name="ro2">
          <table:table-cell table:formula="of:=[.A546]+[.A$4]" office:value-type="float" office:value="161.4">
            <text:p>161.4</text:p>
          </table:table-cell>
          <table:table-cell table:formula="of:=[.A547]/([.$D$4]*2)" office:value-type="float" office:value="40.3500000000001">
            <text:p>40.3500000000001</text:p>
          </table:table-cell>
          <table:table-cell table:formula="of:=SQRT(ABS([.$D$2]^2-[.B547]^2))" office:value-type="float" office:value="91.4979644582326">
            <text:p>91.4979644582326</text:p>
          </table:table-cell>
          <table:table-cell table:formula="of:=([.$C$10]-[.C547])*[.$B$4]" office:value-type="float" office:value="10711.1904463162">
            <text:p>10711.1904463162</text:p>
          </table:table-cell>
          <table:table-cell table:formula="of:=ROUND([.D547])" office:value-type="float" office:value="10711">
            <text:p>10711</text:p>
          </table:table-cell>
          <table:table-cell table:formula="of:=([.$C$8]-([.E547]*[.$C$4]))" office:value-type="float" office:value="91.49814375">
            <text:p>91.49814375</text:p>
          </table:table-cell>
          <table:table-cell table:formula="of:=SQRT(ABS([.$D$2]^2-[.F547]^2))" office:value-type="float" office:value="40.3495934341889">
            <text:p>40.3495934341889</text:p>
          </table:table-cell>
          <table:table-cell table:formula="of:=ABS([.B547]-[.G547])" office:value-type="float" office:value="0.000406565811253756">
            <text:p>0.000406565811253756</text:p>
          </table:table-cell>
          <table:table-cell/>
        </table:table-row>
        <table:table-row table:style-name="ro2">
          <table:table-cell table:formula="of:=[.A547]+[.A$4]" office:value-type="float" office:value="161.7">
            <text:p>161.7</text:p>
          </table:table-cell>
          <table:table-cell table:formula="of:=[.A548]/([.$D$4]*2)" office:value-type="float" office:value="40.4250000000001">
            <text:p>40.4250000000001</text:p>
          </table:table-cell>
          <table:table-cell table:formula="of:=SQRT(ABS([.$D$2]^2-[.B548]^2))" office:value-type="float" office:value="91.4648532224263">
            <text:p>91.4648532224263</text:p>
          </table:table-cell>
          <table:table-cell table:formula="of:=([.$C$10]-[.C548])*[.$B$4]" office:value-type="float" office:value="10752.9053890642">
            <text:p>10752.9053890642</text:p>
          </table:table-cell>
          <table:table-cell table:formula="of:=ROUND([.D548])" office:value-type="float" office:value="10753">
            <text:p>10753</text:p>
          </table:table-cell>
          <table:table-cell table:formula="of:=([.$C$8]-([.E548]*[.$C$4]))" office:value-type="float" office:value="91.46480625">
            <text:p>91.46480625</text:p>
          </table:table-cell>
          <table:table-cell table:formula="of:=SQRT(ABS([.$D$2]^2-[.F548]^2))" office:value-type="float" office:value="40.4251062787714">
            <text:p>40.4251062787714</text:p>
          </table:table-cell>
          <table:table-cell table:formula="of:=ABS([.B548]-[.G548])" office:value-type="float" office:value="0.000106278771291102">
            <text:p>0.000106278771291102</text:p>
          </table:table-cell>
          <table:table-cell/>
        </table:table-row>
        <table:table-row table:style-name="ro2">
          <table:table-cell table:formula="of:=[.A548]+[.A$4]" office:value-type="float" office:value="162">
            <text:p>162</text:p>
          </table:table-cell>
          <table:table-cell table:formula="of:=[.A549]/([.$D$4]*2)" office:value-type="float" office:value="40.5000000000001">
            <text:p>40.5000000000001</text:p>
          </table:table-cell>
          <table:table-cell table:formula="of:=SQRT(ABS([.$D$2]^2-[.B549]^2))" office:value-type="float" office:value="91.4316684743311">
            <text:p>91.4316684743311</text:p>
          </table:table-cell>
          <table:table-cell table:formula="of:=([.$C$10]-[.C549])*[.$B$4]" office:value-type="float" office:value="10794.7129457196">
            <text:p>10794.7129457196</text:p>
          </table:table-cell>
          <table:table-cell table:formula="of:=ROUND([.D549])" office:value-type="float" office:value="10795">
            <text:p>10795</text:p>
          </table:table-cell>
          <table:table-cell table:formula="of:=([.$C$8]-([.E549]*[.$C$4]))" office:value-type="float" office:value="91.43146875">
            <text:p>91.43146875</text:p>
          </table:table-cell>
          <table:table-cell table:formula="of:=SQRT(ABS([.$D$2]^2-[.F549]^2))" office:value-type="float" office:value="40.5004508890676">
            <text:p>40.5004508890676</text:p>
          </table:table-cell>
          <table:table-cell table:formula="of:=ABS([.B549]-[.G549])" office:value-type="float" office:value="0.00045088906747992">
            <text:p>0.00045088906747992</text:p>
          </table:table-cell>
          <table:table-cell/>
        </table:table-row>
        <table:table-row table:style-name="ro2">
          <table:table-cell table:formula="of:=[.A549]+[.A$4]" office:value-type="float" office:value="162.3">
            <text:p>162.3</text:p>
          </table:table-cell>
          <table:table-cell table:formula="of:=[.A550]/([.$D$4]*2)" office:value-type="float" office:value="40.5750000000001">
            <text:p>40.5750000000001</text:p>
          </table:table-cell>
          <table:table-cell table:formula="of:=SQRT(ABS([.$D$2]^2-[.B550]^2))" office:value-type="float" office:value="91.3984101338748">
            <text:p>91.3984101338748</text:p>
          </table:table-cell>
          <table:table-cell table:formula="of:=([.$C$10]-[.C550])*[.$B$4]" office:value-type="float" office:value="10836.6132171606">
            <text:p>10836.6132171606</text:p>
          </table:table-cell>
          <table:table-cell table:formula="of:=ROUND([.D550])" office:value-type="float" office:value="10837">
            <text:p>10837</text:p>
          </table:table-cell>
          <table:table-cell table:formula="of:=([.$C$8]-([.E550]*[.$C$4]))" office:value-type="float" office:value="91.39813125">
            <text:p>91.39813125</text:p>
          </table:table-cell>
          <table:table-cell table:formula="of:=SQRT(ABS([.$D$2]^2-[.F550]^2))" office:value-type="float" office:value="40.5756282022568">
            <text:p>40.5756282022568</text:p>
          </table:table-cell>
          <table:table-cell table:formula="of:=ABS([.B550]-[.G550])" office:value-type="float" office:value="0.000628202256635291">
            <text:p>0.000628202256635291</text:p>
          </table:table-cell>
          <table:table-cell/>
        </table:table-row>
        <table:table-row table:style-name="ro2">
          <table:table-cell table:formula="of:=[.A550]+[.A$4]" office:value-type="float" office:value="162.6">
            <text:p>162.6</text:p>
          </table:table-cell>
          <table:table-cell table:formula="of:=[.A551]/([.$D$4]*2)" office:value-type="float" office:value="40.6500000000001">
            <text:p>40.6500000000001</text:p>
          </table:table-cell>
          <table:table-cell table:formula="of:=SQRT(ABS([.$D$2]^2-[.B551]^2))" office:value-type="float" office:value="91.3650781206911">
            <text:p>91.3650781206911</text:p>
          </table:table-cell>
          <table:table-cell table:formula="of:=([.$C$10]-[.C551])*[.$B$4]" office:value-type="float" office:value="10878.6063046361">
            <text:p>10878.6063046361</text:p>
          </table:table-cell>
          <table:table-cell table:formula="of:=ROUND([.D551])" office:value-type="float" office:value="10879">
            <text:p>10879</text:p>
          </table:table-cell>
          <table:table-cell table:formula="of:=([.$C$8]-([.E551]*[.$C$4]))" office:value-type="float" office:value="91.36479375">
            <text:p>91.36479375</text:p>
          </table:table-cell>
          <table:table-cell table:formula="of:=SQRT(ABS([.$D$2]^2-[.F551]^2))" office:value-type="float" office:value="40.6506391465123">
            <text:p>40.6506391465123</text:p>
          </table:table-cell>
          <table:table-cell table:formula="of:=ABS([.B551]-[.G551])" office:value-type="float" office:value="0.000639146512213529">
            <text:p>0.000639146512213529</text:p>
          </table:table-cell>
          <table:table-cell/>
        </table:table-row>
        <table:table-row table:style-name="ro2">
          <table:table-cell table:formula="of:=[.A551]+[.A$4]" office:value-type="float" office:value="162.9">
            <text:p>162.9</text:p>
          </table:table-cell>
          <table:table-cell table:formula="of:=[.A552]/([.$D$4]*2)" office:value-type="float" office:value="40.7250000000001">
            <text:p>40.7250000000001</text:p>
          </table:table-cell>
          <table:table-cell table:formula="of:=SQRT(ABS([.$D$2]^2-[.B552]^2))" office:value-type="float" office:value="91.3316723541182">
            <text:p>91.3316723541182</text:p>
          </table:table-cell>
          <table:table-cell table:formula="of:=([.$C$10]-[.C552])*[.$B$4]" office:value-type="float" office:value="10920.6923097674">
            <text:p>10920.6923097674</text:p>
          </table:table-cell>
          <table:table-cell table:formula="of:=ROUND([.D552])" office:value-type="float" office:value="10921">
            <text:p>10921</text:p>
          </table:table-cell>
          <table:table-cell table:formula="of:=([.$C$8]-([.E552]*[.$C$4]))" office:value-type="float" office:value="91.33145625">
            <text:p>91.33145625</text:p>
          </table:table-cell>
          <table:table-cell table:formula="of:=SQRT(ABS([.$D$2]^2-[.F552]^2))" office:value-type="float" office:value="40.7254846411229">
            <text:p>40.7254846411229</text:p>
          </table:table-cell>
          <table:table-cell table:formula="of:=ABS([.B552]-[.G552])" office:value-type="float" office:value="0.000484641122767471">
            <text:p>0.000484641122767471</text:p>
          </table:table-cell>
          <table:table-cell/>
        </table:table-row>
        <table:table-row table:style-name="ro2">
          <table:table-cell table:formula="of:=[.A552]+[.A$4]" office:value-type="float" office:value="163.2">
            <text:p>163.2</text:p>
          </table:table-cell>
          <table:table-cell table:formula="of:=[.A553]/([.$D$4]*2)" office:value-type="float" office:value="40.8000000000001">
            <text:p>40.8000000000001</text:p>
          </table:table-cell>
          <table:table-cell table:formula="of:=SQRT(ABS([.$D$2]^2-[.B553]^2))" office:value-type="float" office:value="91.2981927531974">
            <text:p>91.2981927531974</text:p>
          </table:table-cell>
          <table:table-cell table:formula="of:=([.$C$10]-[.C553])*[.$B$4]" office:value-type="float" office:value="10962.8713345495">
            <text:p>10962.8713345495</text:p>
          </table:table-cell>
          <table:table-cell table:formula="of:=ROUND([.D553])" office:value-type="float" office:value="10963">
            <text:p>10963</text:p>
          </table:table-cell>
          <table:table-cell table:formula="of:=([.$C$8]-([.E553]*[.$C$4]))" office:value-type="float" office:value="91.29811875">
            <text:p>91.29811875</text:p>
          </table:table-cell>
          <table:table-cell table:formula="of:=SQRT(ABS([.$D$2]^2-[.F553]^2))" office:value-type="float" office:value="40.8001655966112">
            <text:p>40.8001655966112</text:p>
          </table:table-cell>
          <table:table-cell table:formula="of:=ABS([.B553]-[.G553])" office:value-type="float" office:value="0.00016559661110449">
            <text:p>0.00016559661110449</text:p>
          </table:table-cell>
          <table:table-cell/>
        </table:table-row>
        <table:table-row table:style-name="ro2">
          <table:table-cell table:formula="of:=[.A553]+[.A$4]" office:value-type="float" office:value="163.500000000001">
            <text:p>163.500000000001</text:p>
          </table:table-cell>
          <table:table-cell table:formula="of:=[.A554]/([.$D$4]*2)" office:value-type="float" office:value="40.8750000000001">
            <text:p>40.8750000000001</text:p>
          </table:table-cell>
          <table:table-cell table:formula="of:=SQRT(ABS([.$D$2]^2-[.B554]^2))" office:value-type="float" office:value="91.2646392366726">
            <text:p>91.2646392366726</text:p>
          </table:table-cell>
          <table:table-cell table:formula="of:=([.$C$10]-[.C554])*[.$B$4]" office:value-type="float" office:value="11005.1434813524">
            <text:p>11005.1434813524</text:p>
          </table:table-cell>
          <table:table-cell table:formula="of:=ROUND([.D554])" office:value-type="float" office:value="11005">
            <text:p>11005</text:p>
          </table:table-cell>
          <table:table-cell table:formula="of:=([.$C$8]-([.E554]*[.$C$4]))" office:value-type="float" office:value="91.26478125">
            <text:p>91.26478125</text:p>
          </table:table-cell>
          <table:table-cell table:formula="of:=SQRT(ABS([.$D$2]^2-[.F554]^2))" office:value-type="float" office:value="40.8746829148515">
            <text:p>40.8746829148515</text:p>
          </table:table-cell>
          <table:table-cell table:formula="of:=ABS([.B554]-[.G554])" office:value-type="float" office:value="0.000317085148672902">
            <text:p>0.000317085148672902</text:p>
          </table:table-cell>
          <table:table-cell/>
        </table:table-row>
        <table:table-row table:style-name="ro2">
          <table:table-cell table:formula="of:=[.A554]+[.A$4]" office:value-type="float" office:value="163.800000000001">
            <text:p>163.800000000001</text:p>
          </table:table-cell>
          <table:table-cell table:formula="of:=[.A555]/([.$D$4]*2)" office:value-type="float" office:value="40.9500000000001">
            <text:p>40.9500000000001</text:p>
          </table:table-cell>
          <table:table-cell table:formula="of:=SQRT(ABS([.$D$2]^2-[.B555]^2))" office:value-type="float" office:value="91.2310117229881">
            <text:p>91.2310117229881</text:p>
          </table:table-cell>
          <table:table-cell table:formula="of:=([.$C$10]-[.C555])*[.$B$4]" office:value-type="float" office:value="11047.5088529234">
            <text:p>11047.5088529234</text:p>
          </table:table-cell>
          <table:table-cell table:formula="of:=ROUND([.D555])" office:value-type="float" office:value="11048">
            <text:p>11048</text:p>
          </table:table-cell>
          <table:table-cell table:formula="of:=([.$C$8]-([.E555]*[.$C$4]))" office:value-type="float" office:value="91.23065">
            <text:p>91.23065</text:p>
          </table:table-cell>
          <table:table-cell table:formula="of:=SQRT(ABS([.$D$2]^2-[.F555]^2))" office:value-type="float" office:value="40.9508058599278">
            <text:p>40.9508058599278</text:p>
          </table:table-cell>
          <table:table-cell table:formula="of:=ABS([.B555]-[.G555])" office:value-type="float" office:value="0.000805859927723418">
            <text:p>0.000805859927723418</text:p>
          </table:table-cell>
          <table:table-cell/>
        </table:table-row>
        <table:table-row table:style-name="ro2">
          <table:table-cell table:formula="of:=[.A555]+[.A$4]" office:value-type="float" office:value="164.100000000001">
            <text:p>164.100000000001</text:p>
          </table:table-cell>
          <table:table-cell table:formula="of:=[.A556]/([.$D$4]*2)" office:value-type="float" office:value="41.0250000000001">
            <text:p>41.0250000000001</text:p>
          </table:table-cell>
          <table:table-cell table:formula="of:=SQRT(ABS([.$D$2]^2-[.B556]^2))" office:value-type="float" office:value="91.1973101302883">
            <text:p>91.1973101302883</text:p>
          </table:table-cell>
          <table:table-cell table:formula="of:=([.$C$10]-[.C556])*[.$B$4]" office:value-type="float" office:value="11089.9675523877">
            <text:p>11089.9675523877</text:p>
          </table:table-cell>
          <table:table-cell table:formula="of:=ROUND([.D556])" office:value-type="float" office:value="11090">
            <text:p>11090</text:p>
          </table:table-cell>
          <table:table-cell table:formula="of:=([.$C$8]-([.E556]*[.$C$4]))" office:value-type="float" office:value="91.1973125">
            <text:p>91.1973125</text:p>
          </table:table-cell>
          <table:table-cell table:formula="of:=SQRT(ABS([.$D$2]^2-[.F556]^2))" office:value-type="float" office:value="41.0249947322037">
            <text:p>41.0249947322037</text:p>
          </table:table-cell>
          <table:table-cell table:formula="of:=ABS([.B556]-[.G556])" office:value-type="float" office:value="0.00000526779639642427">
            <text:p>0.00000526779639642427</text:p>
          </table:table-cell>
          <table:table-cell/>
        </table:table-row>
        <table:table-row table:style-name="ro2">
          <table:table-cell table:formula="of:=[.A556]+[.A$4]" office:value-type="float" office:value="164.400000000001">
            <text:p>164.400000000001</text:p>
          </table:table-cell>
          <table:table-cell table:formula="of:=[.A557]/([.$D$4]*2)" office:value-type="float" office:value="41.1000000000001">
            <text:p>41.1000000000001</text:p>
          </table:table-cell>
          <table:table-cell table:formula="of:=SQRT(ABS([.$D$2]^2-[.B557]^2))" office:value-type="float" office:value="91.163534376416">
            <text:p>91.163534376416</text:p>
          </table:table-cell>
          <table:table-cell table:formula="of:=([.$C$10]-[.C557])*[.$B$4]" office:value-type="float" office:value="11132.5196832504">
            <text:p>11132.5196832504</text:p>
          </table:table-cell>
          <table:table-cell table:formula="of:=ROUND([.D557])" office:value-type="float" office:value="11133">
            <text:p>11133</text:p>
          </table:table-cell>
          <table:table-cell table:formula="of:=([.$C$8]-([.E557]*[.$C$4]))" office:value-type="float" office:value="91.16318125">
            <text:p>91.16318125</text:p>
          </table:table-cell>
          <table:table-cell table:formula="of:=SQRT(ABS([.$D$2]^2-[.F557]^2))" office:value-type="float" office:value="41.1007832574958">
            <text:p>41.1007832574958</text:p>
          </table:table-cell>
          <table:table-cell table:formula="of:=ABS([.B557]-[.G557])" office:value-type="float" office:value="0.000783257495669432">
            <text:p>0.000783257495669432</text:p>
          </table:table-cell>
          <table:table-cell/>
        </table:table-row>
        <table:table-row table:style-name="ro2">
          <table:table-cell table:formula="of:=[.A557]+[.A$4]" office:value-type="float" office:value="164.700000000001">
            <text:p>164.700000000001</text:p>
          </table:table-cell>
          <table:table-cell table:formula="of:=[.A558]/([.$D$4]*2)" office:value-type="float" office:value="41.1750000000001">
            <text:p>41.1750000000001</text:p>
          </table:table-cell>
          <table:table-cell table:formula="of:=SQRT(ABS([.$D$2]^2-[.B558]^2))" office:value-type="float" office:value="91.1296843789113">
            <text:p>91.1296843789113</text:p>
          </table:table-cell>
          <table:table-cell table:formula="of:=([.$C$10]-[.C558])*[.$B$4]" office:value-type="float" office:value="11175.1653493981">
            <text:p>11175.1653493981</text:p>
          </table:table-cell>
          <table:table-cell table:formula="of:=ROUND([.D558])" office:value-type="float" office:value="11175">
            <text:p>11175</text:p>
          </table:table-cell>
          <table:table-cell table:formula="of:=([.$C$8]-([.E558]*[.$C$4]))" office:value-type="float" office:value="91.12984375">
            <text:p>91.12984375</text:p>
          </table:table-cell>
          <table:table-cell table:formula="of:=SQRT(ABS([.$D$2]^2-[.F558]^2))" office:value-type="float" office:value="41.1746472735418">
            <text:p>41.1746472735418</text:p>
          </table:table-cell>
          <table:table-cell table:formula="of:=ABS([.B558]-[.G558])" office:value-type="float" office:value="0.000352726458316965">
            <text:p>0.000352726458316965</text:p>
          </table:table-cell>
          <table:table-cell/>
        </table:table-row>
        <table:table-row table:style-name="ro2">
          <table:table-cell table:formula="of:=[.A558]+[.A$4]" office:value-type="float" office:value="165.000000000001">
            <text:p>165.000000000001</text:p>
          </table:table-cell>
          <table:table-cell table:formula="of:=[.A559]/([.$D$4]*2)" office:value-type="float" office:value="41.2500000000001">
            <text:p>41.2500000000001</text:p>
          </table:table-cell>
          <table:table-cell table:formula="of:=SQRT(ABS([.$D$2]^2-[.B559]^2))" office:value-type="float" office:value="91.0957600550102">
            <text:p>91.0957600550102</text:p>
          </table:table-cell>
          <table:table-cell table:formula="of:=([.$C$10]-[.C559])*[.$B$4]" office:value-type="float" office:value="11217.9046551003">
            <text:p>11217.9046551003</text:p>
          </table:table-cell>
          <table:table-cell table:formula="of:=ROUND([.D559])" office:value-type="float" office:value="11218">
            <text:p>11218</text:p>
          </table:table-cell>
          <table:table-cell table:formula="of:=([.$C$8]-([.E559]*[.$C$4]))" office:value-type="float" office:value="91.0957125">
            <text:p>91.0957125</text:p>
          </table:table-cell>
          <table:table-cell table:formula="of:=SQRT(ABS([.$D$2]^2-[.F559]^2))" office:value-type="float" office:value="41.2501050194705">
            <text:p>41.2501050194705</text:p>
          </table:table-cell>
          <table:table-cell table:formula="of:=ABS([.B559]-[.G559])" office:value-type="float" office:value="0.000105019470325374">
            <text:p>0.000105019470325374</text:p>
          </table:table-cell>
          <table:table-cell/>
        </table:table-row>
        <table:table-row table:style-name="ro2">
          <table:table-cell table:formula="of:=[.A559]+[.A$4]" office:value-type="float" office:value="165.300000000001">
            <text:p>165.300000000001</text:p>
          </table:table-cell>
          <table:table-cell table:formula="of:=[.A560]/([.$D$4]*2)" office:value-type="float" office:value="41.3250000000001">
            <text:p>41.3250000000001</text:p>
          </table:table-cell>
          <table:table-cell table:formula="of:=SQRT(ABS([.$D$2]^2-[.B560]^2))" office:value-type="float" office:value="91.0617613216436">
            <text:p>91.0617613216436</text:p>
          </table:table-cell>
          <table:table-cell table:formula="of:=([.$C$10]-[.C560])*[.$B$4]" office:value-type="float" office:value="11260.7377050109">
            <text:p>11260.7377050109</text:p>
          </table:table-cell>
          <table:table-cell table:formula="of:=ROUND([.D560])" office:value-type="float" office:value="11261">
            <text:p>11261</text:p>
          </table:table-cell>
          <table:table-cell table:formula="of:=([.$C$8]-([.E560]*[.$C$4]))" office:value-type="float" office:value="91.06158125">
            <text:p>91.06158125</text:p>
          </table:table-cell>
          <table:table-cell table:formula="of:=SQRT(ABS([.$D$2]^2-[.F560]^2))" office:value-type="float" office:value="41.325396794824">
            <text:p>41.325396794824</text:p>
          </table:table-cell>
          <table:table-cell table:formula="of:=ABS([.B560]-[.G560])" office:value-type="float" office:value="0.000396794823842583">
            <text:p>0.000396794823842583</text:p>
          </table:table-cell>
          <table:table-cell/>
        </table:table-row>
        <table:table-row table:style-name="ro2">
          <table:table-cell table:formula="of:=[.A560]+[.A$4]" office:value-type="float" office:value="165.600000000001">
            <text:p>165.600000000001</text:p>
          </table:table-cell>
          <table:table-cell table:formula="of:=[.A561]/([.$D$4]*2)" office:value-type="float" office:value="41.4000000000001">
            <text:p>41.4000000000001</text:p>
          </table:table-cell>
          <table:table-cell table:formula="of:=SQRT(ABS([.$D$2]^2-[.B561]^2))" office:value-type="float" office:value="91.027688095436">
            <text:p>91.027688095436</text:p>
          </table:table-cell>
          <table:table-cell table:formula="of:=([.$C$10]-[.C561])*[.$B$4]" office:value-type="float" office:value="11303.6646041701">
            <text:p>11303.6646041701</text:p>
          </table:table-cell>
          <table:table-cell table:formula="of:=ROUND([.D561])" office:value-type="float" office:value="11304">
            <text:p>11304</text:p>
          </table:table-cell>
          <table:table-cell table:formula="of:=([.$C$8]-([.E561]*[.$C$4]))" office:value-type="float" office:value="91.02745">
            <text:p>91.02745</text:p>
          </table:table-cell>
          <table:table-cell table:formula="of:=SQRT(ABS([.$D$2]^2-[.F561]^2))" office:value-type="float" office:value="41.400523505114">
            <text:p>41.400523505114</text:p>
          </table:table-cell>
          <table:table-cell table:formula="of:=ABS([.B561]-[.G561])" office:value-type="float" office:value="0.000523505113903866">
            <text:p>0.000523505113903866</text:p>
          </table:table-cell>
          <table:table-cell/>
        </table:table-row>
        <table:table-row table:style-name="ro2">
          <table:table-cell table:formula="of:=[.A561]+[.A$4]" office:value-type="float" office:value="165.900000000001">
            <text:p>165.900000000001</text:p>
          </table:table-cell>
          <table:table-cell table:formula="of:=[.A562]/([.$D$4]*2)" office:value-type="float" office:value="41.4750000000001">
            <text:p>41.4750000000001</text:p>
          </table:table-cell>
          <table:table-cell table:formula="of:=SQRT(ABS([.$D$2]^2-[.B562]^2))" office:value-type="float" office:value="90.9935402927042">
            <text:p>90.9935402927042</text:p>
          </table:table-cell>
          <table:table-cell table:formula="of:=([.$C$10]-[.C562])*[.$B$4]" office:value-type="float" office:value="11346.6854580054">
            <text:p>11346.6854580054</text:p>
          </table:table-cell>
          <table:table-cell table:formula="of:=ROUND([.D562])" office:value-type="float" office:value="11347">
            <text:p>11347</text:p>
          </table:table-cell>
          <table:table-cell table:formula="of:=([.$C$8]-([.E562]*[.$C$4]))" office:value-type="float" office:value="90.99331875">
            <text:p>90.99331875</text:p>
          </table:table-cell>
          <table:table-cell table:formula="of:=SQRT(ABS([.$D$2]^2-[.F562]^2))" office:value-type="float" office:value="41.4754860473135">
            <text:p>41.4754860473135</text:p>
          </table:table-cell>
          <table:table-cell table:formula="of:=ABS([.B562]-[.G562])" office:value-type="float" office:value="0.0004860473133661">
            <text:p>0.0004860473133661</text:p>
          </table:table-cell>
          <table:table-cell/>
        </table:table-row>
        <table:table-row table:style-name="ro2">
          <table:table-cell table:formula="of:=[.A562]+[.A$4]" office:value-type="float" office:value="166.200000000001">
            <text:p>166.200000000001</text:p>
          </table:table-cell>
          <table:table-cell table:formula="of:=[.A563]/([.$D$4]*2)" office:value-type="float" office:value="41.5500000000001">
            <text:p>41.5500000000001</text:p>
          </table:table-cell>
          <table:table-cell table:formula="of:=SQRT(ABS([.$D$2]^2-[.B563]^2))" office:value-type="float" office:value="90.959317829456">
            <text:p>90.959317829456</text:p>
          </table:table-cell>
          <table:table-cell table:formula="of:=([.$C$10]-[.C563])*[.$B$4]" office:value-type="float" office:value="11389.800372334">
            <text:p>11389.800372334</text:p>
          </table:table-cell>
          <table:table-cell table:formula="of:=ROUND([.D563])" office:value-type="float" office:value="11390">
            <text:p>11390</text:p>
          </table:table-cell>
          <table:table-cell table:formula="of:=([.$C$8]-([.E563]*[.$C$4]))" office:value-type="float" office:value="90.9591875">
            <text:p>90.9591875</text:p>
          </table:table-cell>
          <table:table-cell table:formula="of:=SQRT(ABS([.$D$2]^2-[.F563]^2))" office:value-type="float" office:value="41.5502853099692">
            <text:p>41.5502853099692</text:p>
          </table:table-cell>
          <table:table-cell table:formula="of:=ABS([.B563]-[.G563])" office:value-type="float" office:value="0.000285309969079606">
            <text:p>0.000285309969079606</text:p>
          </table:table-cell>
          <table:table-cell/>
        </table:table-row>
        <table:table-row table:style-name="ro2">
          <table:table-cell table:formula="of:=[.A563]+[.A$4]" office:value-type="float" office:value="166.500000000001">
            <text:p>166.500000000001</text:p>
          </table:table-cell>
          <table:table-cell table:formula="of:=[.A564]/([.$D$4]*2)" office:value-type="float" office:value="41.6250000000002">
            <text:p>41.6250000000002</text:p>
          </table:table-cell>
          <table:table-cell table:formula="of:=SQRT(ABS([.$D$2]^2-[.B564]^2))" office:value-type="float" office:value="90.9250206213889">
            <text:p>90.9250206213889</text:p>
          </table:table-cell>
          <table:table-cell table:formula="of:=([.$C$10]-[.C564])*[.$B$4]" office:value-type="float" office:value="11433.0094533634">
            <text:p>11433.0094533634</text:p>
          </table:table-cell>
          <table:table-cell table:formula="of:=ROUND([.D564])" office:value-type="float" office:value="11433">
            <text:p>11433</text:p>
          </table:table-cell>
          <table:table-cell table:formula="of:=([.$C$8]-([.E564]*[.$C$4]))" office:value-type="float" office:value="90.92505625">
            <text:p>90.92505625</text:p>
          </table:table-cell>
          <table:table-cell table:formula="of:=SQRT(ABS([.$D$2]^2-[.F564]^2))" office:value-type="float" office:value="41.6249221733127">
            <text:p>41.6249221733127</text:p>
          </table:table-cell>
          <table:table-cell table:formula="of:=ABS([.B564]-[.G564])" office:value-type="float" office:value="0.0000778266874803535">
            <text:p>0.0000778266874803535</text:p>
          </table:table-cell>
          <table:table-cell/>
        </table:table-row>
        <table:table-row table:style-name="ro2">
          <table:table-cell table:formula="of:=[.A564]+[.A$4]" office:value-type="float" office:value="166.800000000001">
            <text:p>166.800000000001</text:p>
          </table:table-cell>
          <table:table-cell table:formula="of:=[.A565]/([.$D$4]*2)" office:value-type="float" office:value="41.7000000000002">
            <text:p>41.7000000000002</text:p>
          </table:table-cell>
          <table:table-cell table:formula="of:=SQRT(ABS([.$D$2]^2-[.B565]^2))" office:value-type="float" office:value="90.8906485838889">
            <text:p>90.8906485838889</text:p>
          </table:table-cell>
          <table:table-cell table:formula="of:=([.$C$10]-[.C565])*[.$B$4]" office:value-type="float" office:value="11476.312807694">
            <text:p>11476.312807694</text:p>
          </table:table-cell>
          <table:table-cell table:formula="of:=ROUND([.D565])" office:value-type="float" office:value="11476">
            <text:p>11476</text:p>
          </table:table-cell>
          <table:table-cell table:formula="of:=([.$C$8]-([.E565]*[.$C$4]))" office:value-type="float" office:value="90.890925">
            <text:p>90.890925</text:p>
          </table:table-cell>
          <table:table-cell table:formula="of:=SQRT(ABS([.$D$2]^2-[.F565]^2))" office:value-type="float" office:value="41.6993975093691">
            <text:p>41.6993975093691</text:p>
          </table:table-cell>
          <table:table-cell table:formula="of:=ABS([.B565]-[.G565])" office:value-type="float" office:value="0.000602490631088415">
            <text:p>0.000602490631088415</text:p>
          </table:table-cell>
          <table:table-cell/>
        </table:table-row>
        <table:table-row table:style-name="ro2">
          <table:table-cell table:formula="of:=[.A565]+[.A$4]" office:value-type="float" office:value="167.100000000001">
            <text:p>167.100000000001</text:p>
          </table:table-cell>
          <table:table-cell table:formula="of:=[.A566]/([.$D$4]*2)" office:value-type="float" office:value="41.7750000000002">
            <text:p>41.7750000000002</text:p>
          </table:table-cell>
          <table:table-cell table:formula="of:=SQRT(ABS([.$D$2]^2-[.B566]^2))" office:value-type="float" office:value="90.8562016320294">
            <text:p>90.8562016320294</text:p>
          </table:table-cell>
          <table:table-cell table:formula="of:=([.$C$10]-[.C566])*[.$B$4]" office:value-type="float" office:value="11519.7105423202">
            <text:p>11519.7105423202</text:p>
          </table:table-cell>
          <table:table-cell table:formula="of:=ROUND([.D566])" office:value-type="float" office:value="11520">
            <text:p>11520</text:p>
          </table:table-cell>
          <table:table-cell table:formula="of:=([.$C$8]-([.E566]*[.$C$4]))" office:value-type="float" office:value="90.856">
            <text:p>90.856</text:p>
          </table:table-cell>
          <table:table-cell table:formula="of:=SQRT(ABS([.$D$2]^2-[.F566]^2))" office:value-type="float" office:value="41.775438525526">
            <text:p>41.775438525526</text:p>
          </table:table-cell>
          <table:table-cell table:formula="of:=ABS([.B566]-[.G566])" office:value-type="float" office:value="0.000438525525822797">
            <text:p>0.000438525525822797</text:p>
          </table:table-cell>
          <table:table-cell/>
        </table:table-row>
        <table:table-row table:style-name="ro2">
          <table:table-cell table:formula="of:=[.A566]+[.A$4]" office:value-type="float" office:value="167.400000000001">
            <text:p>167.400000000001</text:p>
          </table:table-cell>
          <table:table-cell table:formula="of:=[.A567]/([.$D$4]*2)" office:value-type="float" office:value="41.8500000000002">
            <text:p>41.8500000000002</text:p>
          </table:table-cell>
          <table:table-cell table:formula="of:=SQRT(ABS([.$D$2]^2-[.B567]^2))" office:value-type="float" office:value="90.8216796805696">
            <text:p>90.8216796805696</text:p>
          </table:table-cell>
          <table:table-cell table:formula="of:=([.$C$10]-[.C567])*[.$B$4]" office:value-type="float" office:value="11563.2027646318">
            <text:p>11563.2027646318</text:p>
          </table:table-cell>
          <table:table-cell table:formula="of:=ROUND([.D567])" office:value-type="float" office:value="11563">
            <text:p>11563</text:p>
          </table:table-cell>
          <table:table-cell table:formula="of:=([.$C$8]-([.E567]*[.$C$4]))" office:value-type="float" office:value="90.82186875">
            <text:p>90.82186875</text:p>
          </table:table-cell>
          <table:table-cell table:formula="of:=SQRT(ABS([.$D$2]^2-[.F567]^2))" office:value-type="float" office:value="41.8495896844614">
            <text:p>41.8495896844614</text:p>
          </table:table-cell>
          <table:table-cell table:formula="of:=ABS([.B567]-[.G567])" office:value-type="float" office:value="0.000410315538786676">
            <text:p>0.000410315538786676</text:p>
          </table:table-cell>
          <table:table-cell/>
        </table:table-row>
        <table:table-row table:style-name="ro2">
          <table:table-cell table:formula="of:=[.A567]+[.A$4]" office:value-type="float" office:value="167.700000000001">
            <text:p>167.700000000001</text:p>
          </table:table-cell>
          <table:table-cell table:formula="of:=[.A568]/([.$D$4]*2)" office:value-type="float" office:value="41.9250000000002">
            <text:p>41.9250000000002</text:p>
          </table:table-cell>
          <table:table-cell table:formula="of:=SQRT(ABS([.$D$2]^2-[.B568]^2))" office:value-type="float" office:value="90.7870826439532">
            <text:p>90.7870826439532</text:p>
          </table:table-cell>
          <table:table-cell table:formula="of:=([.$C$10]-[.C568])*[.$B$4]" office:value-type="float" office:value="11606.7895824162">
            <text:p>11606.7895824162</text:p>
          </table:table-cell>
          <table:table-cell table:formula="of:=ROUND([.D568])" office:value-type="float" office:value="11607">
            <text:p>11607</text:p>
          </table:table-cell>
          <table:table-cell table:formula="of:=([.$C$8]-([.E568]*[.$C$4]))" office:value-type="float" office:value="90.78694375">
            <text:p>90.78694375</text:p>
          </table:table-cell>
          <table:table-cell table:formula="of:=SQRT(ABS([.$D$2]^2-[.F568]^2))" office:value-type="float" office:value="41.9253007685614">
            <text:p>41.9253007685614</text:p>
          </table:table-cell>
          <table:table-cell table:formula="of:=ABS([.B568]-[.G568])" office:value-type="float" office:value="0.00030076856123884">
            <text:p>0.00030076856123884</text:p>
          </table:table-cell>
          <table:table-cell/>
        </table:table-row>
        <table:table-row table:style-name="ro2">
          <table:table-cell table:formula="of:=[.A568]+[.A$4]" office:value-type="float" office:value="168.000000000001">
            <text:p>168.000000000001</text:p>
          </table:table-cell>
          <table:table-cell table:formula="of:=[.A569]/([.$D$4]*2)" office:value-type="float" office:value="42.0000000000002">
            <text:p>42.0000000000002</text:p>
          </table:table-cell>
          <table:table-cell table:formula="of:=SQRT(ABS([.$D$2]^2-[.B569]^2))" office:value-type="float" office:value="90.7524104363074">
            <text:p>90.7524104363074</text:p>
          </table:table-cell>
          <table:table-cell table:formula="of:=([.$C$10]-[.C569])*[.$B$4]" office:value-type="float" office:value="11650.4711038598">
            <text:p>11650.4711038598</text:p>
          </table:table-cell>
          <table:table-cell table:formula="of:=ROUND([.D569])" office:value-type="float" office:value="11650">
            <text:p>11650</text:p>
          </table:table-cell>
          <table:table-cell table:formula="of:=([.$C$8]-([.E569]*[.$C$4]))" office:value-type="float" office:value="90.7528125">
            <text:p>90.7528125</text:p>
          </table:table-cell>
          <table:table-cell table:formula="of:=SQRT(ABS([.$D$2]^2-[.F569]^2))" office:value-type="float" office:value="41.9991312212508">
            <text:p>41.9991312212508</text:p>
          </table:table-cell>
          <table:table-cell table:formula="of:=ABS([.B569]-[.G569])" office:value-type="float" office:value="0.000868778749364196">
            <text:p>0.000868778749364196</text:p>
          </table:table-cell>
          <table:table-cell/>
        </table:table-row>
        <table:table-row table:style-name="ro2">
          <table:table-cell table:formula="of:=[.A569]+[.A$4]" office:value-type="float" office:value="168.300000000001">
            <text:p>168.300000000001</text:p>
          </table:table-cell>
          <table:table-cell table:formula="of:=[.A570]/([.$D$4]*2)" office:value-type="float" office:value="42.0750000000002">
            <text:p>42.0750000000002</text:p>
          </table:table-cell>
          <table:table-cell table:formula="of:=SQRT(ABS([.$D$2]^2-[.B570]^2))" office:value-type="float" office:value="90.7176629714412">
            <text:p>90.7176629714412</text:p>
          </table:table-cell>
          <table:table-cell table:formula="of:=([.$C$10]-[.C570])*[.$B$4]" office:value-type="float" office:value="11694.2474375495">
            <text:p>11694.2474375495</text:p>
          </table:table-cell>
          <table:table-cell table:formula="of:=ROUND([.D570])" office:value-type="float" office:value="11694">
            <text:p>11694</text:p>
          </table:table-cell>
          <table:table-cell table:formula="of:=([.$C$8]-([.E570]*[.$C$4]))" office:value-type="float" office:value="90.7178875">
            <text:p>90.7178875</text:p>
          </table:table-cell>
          <table:table-cell table:formula="of:=SQRT(ABS([.$D$2]^2-[.F570]^2))" office:value-type="float" office:value="42.0745158918952">
            <text:p>42.0745158918952</text:p>
          </table:table-cell>
          <table:table-cell table:formula="of:=ABS([.B570]-[.G570])" office:value-type="float" office:value="0.000484108104949144">
            <text:p>0.000484108104949144</text:p>
          </table:table-cell>
          <table:table-cell/>
        </table:table-row>
        <table:table-row table:style-name="ro2">
          <table:table-cell table:formula="of:=[.A570]+[.A$4]" office:value-type="float" office:value="168.600000000001">
            <text:p>168.600000000001</text:p>
          </table:table-cell>
          <table:table-cell table:formula="of:=[.A571]/([.$D$4]*2)" office:value-type="float" office:value="42.1500000000002">
            <text:p>42.1500000000002</text:p>
          </table:table-cell>
          <table:table-cell table:formula="of:=SQRT(ABS([.$D$2]^2-[.B571]^2))" office:value-type="float" office:value="90.6828401628444">
            <text:p>90.6828401628444</text:p>
          </table:table-cell>
          <table:table-cell table:formula="of:=([.$C$10]-[.C571])*[.$B$4]" office:value-type="float" office:value="11738.1186924745">
            <text:p>11738.1186924745</text:p>
          </table:table-cell>
          <table:table-cell table:formula="of:=ROUND([.D571])" office:value-type="float" office:value="11738">
            <text:p>11738</text:p>
          </table:table-cell>
          <table:table-cell table:formula="of:=([.$C$8]-([.E571]*[.$C$4]))" office:value-type="float" office:value="90.6829625">
            <text:p>90.6829625</text:p>
          </table:table-cell>
          <table:table-cell table:formula="of:=SQRT(ABS([.$D$2]^2-[.F571]^2))" office:value-type="float" office:value="42.1497367989836">
            <text:p>42.1497367989836</text:p>
          </table:table-cell>
          <table:table-cell table:formula="of:=ABS([.B571]-[.G571])" office:value-type="float" office:value="0.000263201016565517">
            <text:p>0.000263201016565517</text:p>
          </table:table-cell>
          <table:table-cell/>
        </table:table-row>
        <table:table-row table:style-name="ro2">
          <table:table-cell table:formula="of:=[.A571]+[.A$4]" office:value-type="float" office:value="168.900000000001">
            <text:p>168.900000000001</text:p>
          </table:table-cell>
          <table:table-cell table:formula="of:=[.A572]/([.$D$4]*2)" office:value-type="float" office:value="42.2250000000002">
            <text:p>42.2250000000002</text:p>
          </table:table-cell>
          <table:table-cell table:formula="of:=SQRT(ABS([.$D$2]^2-[.B572]^2))" office:value-type="float" office:value="90.6479419236862">
            <text:p>90.6479419236862</text:p>
          </table:table-cell>
          <table:table-cell table:formula="of:=([.$C$10]-[.C572])*[.$B$4]" office:value-type="float" office:value="11782.0849780282">
            <text:p>11782.0849780282</text:p>
          </table:table-cell>
          <table:table-cell table:formula="of:=ROUND([.D572])" office:value-type="float" office:value="11782">
            <text:p>11782</text:p>
          </table:table-cell>
          <table:table-cell table:formula="of:=([.$C$8]-([.E572]*[.$C$4]))" office:value-type="float" office:value="90.6480375">
            <text:p>90.6480375</text:p>
          </table:table-cell>
          <table:table-cell table:formula="of:=SQRT(ABS([.$D$2]^2-[.F572]^2))" office:value-type="float" office:value="42.2247948177205">
            <text:p>42.2247948177205</text:p>
          </table:table-cell>
          <table:table-cell table:formula="of:=ABS([.B572]-[.G572])" office:value-type="float" office:value="0.000205182279707117">
            <text:p>0.000205182279707117</text:p>
          </table:table-cell>
          <table:table-cell/>
        </table:table-row>
        <table:table-row table:style-name="ro2">
          <table:table-cell table:formula="of:=[.A572]+[.A$4]" office:value-type="float" office:value="169.200000000001">
            <text:p>169.200000000001</text:p>
          </table:table-cell>
          <table:table-cell table:formula="of:=[.A573]/([.$D$4]*2)" office:value-type="float" office:value="42.3000000000002">
            <text:p>42.3000000000002</text:p>
          </table:table-cell>
          <table:table-cell table:formula="of:=SQRT(ABS([.$D$2]^2-[.B573]^2))" office:value-type="float" office:value="90.6129681668137">
            <text:p>90.6129681668137</text:p>
          </table:table-cell>
          <table:table-cell table:formula="of:=([.$C$10]-[.C573])*[.$B$4]" office:value-type="float" office:value="11826.1464040093">
            <text:p>11826.1464040093</text:p>
          </table:table-cell>
          <table:table-cell table:formula="of:=ROUND([.D573])" office:value-type="float" office:value="11826">
            <text:p>11826</text:p>
          </table:table-cell>
          <table:table-cell table:formula="of:=([.$C$8]-([.E573]*[.$C$4]))" office:value-type="float" office:value="90.6131125">
            <text:p>90.6131125</text:p>
          </table:table-cell>
          <table:table-cell table:formula="of:=SQRT(ABS([.$D$2]^2-[.F573]^2))" office:value-type="float" office:value="42.2996908152098">
            <text:p>42.2996908152098</text:p>
          </table:table-cell>
          <table:table-cell table:formula="of:=ABS([.B573]-[.G573])" office:value-type="float" office:value="0.000309184790367567">
            <text:p>0.000309184790367567</text:p>
          </table:table-cell>
          <table:table-cell/>
        </table:table-row>
        <table:table-row table:style-name="ro2">
          <table:table-cell table:formula="of:=[.A573]+[.A$4]" office:value-type="float" office:value="169.500000000001">
            <text:p>169.500000000001</text:p>
          </table:table-cell>
          <table:table-cell table:formula="of:=[.A574]/([.$D$4]*2)" office:value-type="float" office:value="42.3750000000002">
            <text:p>42.3750000000002</text:p>
          </table:table-cell>
          <table:table-cell table:formula="of:=SQRT(ABS([.$D$2]^2-[.B574]^2))" office:value-type="float" office:value="90.5779188047506">
            <text:p>90.5779188047506</text:p>
          </table:table-cell>
          <table:table-cell table:formula="of:=([.$C$10]-[.C574])*[.$B$4]" office:value-type="float" office:value="11870.3030806242">
            <text:p>11870.3030806242</text:p>
          </table:table-cell>
          <table:table-cell table:formula="of:=ROUND([.D574])" office:value-type="float" office:value="11870">
            <text:p>11870</text:p>
          </table:table-cell>
          <table:table-cell table:formula="of:=([.$C$8]-([.E574]*[.$C$4]))" office:value-type="float" office:value="90.5781875">
            <text:p>90.5781875</text:p>
          </table:table-cell>
          <table:table-cell table:formula="of:=SQRT(ABS([.$D$2]^2-[.F574]^2))" office:value-type="float" office:value="42.3744256505601">
            <text:p>42.3744256505601</text:p>
          </table:table-cell>
          <table:table-cell table:formula="of:=ABS([.B574]-[.G574])" office:value-type="float" office:value="0.000574349440100264">
            <text:p>0.000574349440100264</text:p>
          </table:table-cell>
          <table:table-cell/>
        </table:table-row>
        <table:table-row table:style-name="ro2">
          <table:table-cell table:formula="of:=[.A574]+[.A$4]" office:value-type="float" office:value="169.800000000001">
            <text:p>169.800000000001</text:p>
          </table:table-cell>
          <table:table-cell table:formula="of:=[.A575]/([.$D$4]*2)" office:value-type="float" office:value="42.4500000000002">
            <text:p>42.4500000000002</text:p>
          </table:table-cell>
          <table:table-cell table:formula="of:=SQRT(ABS([.$D$2]^2-[.B575]^2))" office:value-type="float" office:value="90.542793749696">
            <text:p>90.542793749696</text:p>
          </table:table-cell>
          <table:table-cell table:formula="of:=([.$C$10]-[.C575])*[.$B$4]" office:value-type="float" office:value="11914.5551184883">
            <text:p>11914.5551184883</text:p>
          </table:table-cell>
          <table:table-cell table:formula="of:=ROUND([.D575])" office:value-type="float" office:value="11915">
            <text:p>11915</text:p>
          </table:table-cell>
          <table:table-cell table:formula="of:=([.$C$8]-([.E575]*[.$C$4]))" office:value-type="float" office:value="90.54246875">
            <text:p>90.54246875</text:p>
          </table:table-cell>
          <table:table-cell table:formula="of:=SQRT(ABS([.$D$2]^2-[.F575]^2))" office:value-type="float" office:value="42.4506931940489">
            <text:p>42.4506931940489</text:p>
          </table:table-cell>
          <table:table-cell table:formula="of:=ABS([.B575]-[.G575])" office:value-type="float" office:value="0.000693194048764667">
            <text:p>0.000693194048764667</text:p>
          </table:table-cell>
          <table:table-cell/>
        </table:table-row>
        <table:table-row table:style-name="ro2">
          <table:table-cell table:formula="of:=[.A575]+[.A$4]" office:value-type="float" office:value="170.100000000001">
            <text:p>170.100000000001</text:p>
          </table:table-cell>
          <table:table-cell table:formula="of:=[.A576]/([.$D$4]*2)" office:value-type="float" office:value="42.5250000000002">
            <text:p>42.5250000000002</text:p>
          </table:table-cell>
          <table:table-cell table:formula="of:=SQRT(ABS([.$D$2]^2-[.B576]^2))" office:value-type="float" office:value="90.5075929135229">
            <text:p>90.5075929135229</text:p>
          </table:table-cell>
          <table:table-cell table:formula="of:=([.$C$10]-[.C576])*[.$B$4]" office:value-type="float" office:value="11958.9026286276">
            <text:p>11958.9026286276</text:p>
          </table:table-cell>
          <table:table-cell table:formula="of:=ROUND([.D576])" office:value-type="float" office:value="11959">
            <text:p>11959</text:p>
          </table:table-cell>
          <table:table-cell table:formula="of:=([.$C$8]-([.E576]*[.$C$4]))" office:value-type="float" office:value="90.50754375">
            <text:p>90.50754375</text:p>
          </table:table-cell>
          <table:table-cell table:formula="of:=SQRT(ABS([.$D$2]^2-[.F576]^2))" office:value-type="float" office:value="42.5251046364596">
            <text:p>42.5251046364596</text:p>
          </table:table-cell>
          <table:table-cell table:formula="of:=ABS([.B576]-[.G576])" office:value-type="float" office:value="0.000104636459397511">
            <text:p>0.000104636459397511</text:p>
          </table:table-cell>
          <table:table-cell/>
        </table:table-row>
        <table:table-row table:style-name="ro2">
          <table:table-cell table:formula="of:=[.A576]+[.A$4]" office:value-type="float" office:value="170.400000000001">
            <text:p>170.400000000001</text:p>
          </table:table-cell>
          <table:table-cell table:formula="of:=[.A577]/([.$D$4]*2)" office:value-type="float" office:value="42.6000000000002">
            <text:p>42.6000000000002</text:p>
          </table:table-cell>
          <table:table-cell table:formula="of:=SQRT(ABS([.$D$2]^2-[.B577]^2))" office:value-type="float" office:value="90.472316207777">
            <text:p>90.472316207777</text:p>
          </table:table-cell>
          <table:table-cell table:formula="of:=([.$C$10]-[.C577])*[.$B$4]" office:value-type="float" office:value="12003.3457224807">
            <text:p>12003.3457224807</text:p>
          </table:table-cell>
          <table:table-cell table:formula="of:=ROUND([.D577])" office:value-type="float" office:value="12003">
            <text:p>12003</text:p>
          </table:table-cell>
          <table:table-cell table:formula="of:=([.$C$8]-([.E577]*[.$C$4]))" office:value-type="float" office:value="90.47261875">
            <text:p>90.47261875</text:p>
          </table:table-cell>
          <table:table-cell table:formula="of:=SQRT(ABS([.$D$2]^2-[.F577]^2))" office:value-type="float" office:value="42.5993574660129">
            <text:p>42.5993574660129</text:p>
          </table:table-cell>
          <table:table-cell table:formula="of:=ABS([.B577]-[.G577])" office:value-type="float" office:value="0.000642533987289085">
            <text:p>0.000642533987289085</text:p>
          </table:table-cell>
          <table:table-cell/>
        </table:table-row>
        <table:table-row table:style-name="ro2">
          <table:table-cell table:formula="of:=[.A577]+[.A$4]" office:value-type="float" office:value="170.700000000001">
            <text:p>170.700000000001</text:p>
          </table:table-cell>
          <table:table-cell table:formula="of:=[.A578]/([.$D$4]*2)" office:value-type="float" office:value="42.6750000000002">
            <text:p>42.6750000000002</text:p>
          </table:table-cell>
          <table:table-cell table:formula="of:=SQRT(ABS([.$D$2]^2-[.B578]^2))" office:value-type="float" office:value="90.4369635436749">
            <text:p>90.4369635436749</text:p>
          </table:table-cell>
          <table:table-cell table:formula="of:=([.$C$10]-[.C578])*[.$B$4]" office:value-type="float" office:value="12047.8845119007">
            <text:p>12047.8845119007</text:p>
          </table:table-cell>
          <table:table-cell table:formula="of:=ROUND([.D578])" office:value-type="float" office:value="12048">
            <text:p>12048</text:p>
          </table:table-cell>
          <table:table-cell table:formula="of:=([.$C$8]-([.E578]*[.$C$4]))" office:value-type="float" office:value="90.4369">
            <text:p>90.4369</text:p>
          </table:table-cell>
          <table:table-cell table:formula="of:=SQRT(ABS([.$D$2]^2-[.F578]^2))" office:value-type="float" office:value="42.6751346616505">
            <text:p>42.6751346616505</text:p>
          </table:table-cell>
          <table:table-cell table:formula="of:=ABS([.B578]-[.G578])" office:value-type="float" office:value="0.000134661650271539">
            <text:p>0.000134661650271539</text:p>
          </table:table-cell>
          <table:table-cell/>
        </table:table-row>
        <table:table-row table:style-name="ro2">
          <table:table-cell table:formula="of:=[.A578]+[.A$4]" office:value-type="float" office:value="171.000000000001">
            <text:p>171.000000000001</text:p>
          </table:table-cell>
          <table:table-cell table:formula="of:=[.A579]/([.$D$4]*2)" office:value-type="float" office:value="42.7500000000002">
            <text:p>42.7500000000002</text:p>
          </table:table-cell>
          <table:table-cell table:formula="of:=SQRT(ABS([.$D$2]^2-[.B579]^2))" office:value-type="float" office:value="90.4015348321033">
            <text:p>90.4015348321033</text:p>
          </table:table-cell>
          <table:table-cell table:formula="of:=([.$C$10]-[.C579])*[.$B$4]" office:value-type="float" office:value="12092.5191091562">
            <text:p>12092.5191091562</text:p>
          </table:table-cell>
          <table:table-cell table:formula="of:=ROUND([.D579])" office:value-type="float" office:value="12093">
            <text:p>12093</text:p>
          </table:table-cell>
          <table:table-cell table:formula="of:=([.$C$8]-([.E579]*[.$C$4]))" office:value-type="float" office:value="90.40118125">
            <text:p>90.40118125</text:p>
          </table:table-cell>
          <table:table-cell table:formula="of:=SQRT(ABS([.$D$2]^2-[.F579]^2))" office:value-type="float" office:value="42.7507476964397">
            <text:p>42.7507476964397</text:p>
          </table:table-cell>
          <table:table-cell table:formula="of:=ABS([.B579]-[.G579])" office:value-type="float" office:value="0.000747696439539425">
            <text:p>0.000747696439539425</text:p>
          </table:table-cell>
          <table:table-cell/>
        </table:table-row>
        <table:table-row table:style-name="ro2">
          <table:table-cell table:formula="of:=[.A579]+[.A$4]" office:value-type="float" office:value="171.300000000001">
            <text:p>171.300000000001</text:p>
          </table:table-cell>
          <table:table-cell table:formula="of:=[.A580]/([.$D$4]*2)" office:value-type="float" office:value="42.8250000000002">
            <text:p>42.8250000000002</text:p>
          </table:table-cell>
          <table:table-cell table:formula="of:=SQRT(ABS([.$D$2]^2-[.B580]^2))" office:value-type="float" office:value="90.3660299836171">
            <text:p>90.3660299836171</text:p>
          </table:table-cell>
          <table:table-cell table:formula="of:=([.$C$10]-[.C580])*[.$B$4]" office:value-type="float" office:value="12137.2496269341">
            <text:p>12137.2496269341</text:p>
          </table:table-cell>
          <table:table-cell table:formula="of:=ROUND([.D580])" office:value-type="float" office:value="12137">
            <text:p>12137</text:p>
          </table:table-cell>
          <table:table-cell table:formula="of:=([.$C$8]-([.E580]*[.$C$4]))" office:value-type="float" office:value="90.36625625">
            <text:p>90.36625625</text:p>
          </table:table-cell>
          <table:table-cell table:formula="of:=SQRT(ABS([.$D$2]^2-[.F580]^2))" office:value-type="float" office:value="42.8245225467761">
            <text:p>42.8245225467761</text:p>
          </table:table-cell>
          <table:table-cell table:formula="of:=ABS([.B580]-[.G580])" office:value-type="float" office:value="0.000477453224092983">
            <text:p>0.000477453224092983</text:p>
          </table:table-cell>
          <table:table-cell/>
        </table:table-row>
        <table:table-row table:style-name="ro2">
          <table:table-cell table:formula="of:=[.A580]+[.A$4]" office:value-type="float" office:value="171.600000000001">
            <text:p>171.600000000001</text:p>
          </table:table-cell>
          <table:table-cell table:formula="of:=[.A581]/([.$D$4]*2)" office:value-type="float" office:value="42.9000000000002">
            <text:p>42.9000000000002</text:p>
          </table:table-cell>
          <table:table-cell table:formula="of:=SQRT(ABS([.$D$2]^2-[.B581]^2))" office:value-type="float" office:value="90.3304489084383">
            <text:p>90.3304489084383</text:p>
          </table:table-cell>
          <table:table-cell table:formula="of:=([.$C$10]-[.C581])*[.$B$4]" office:value-type="float" office:value="12182.0761783405">
            <text:p>12182.0761783405</text:p>
          </table:table-cell>
          <table:table-cell table:formula="of:=ROUND([.D581])" office:value-type="float" office:value="12182">
            <text:p>12182</text:p>
          </table:table-cell>
          <table:table-cell table:formula="of:=([.$C$8]-([.E581]*[.$C$4]))" office:value-type="float" office:value="90.3305375">
            <text:p>90.3305375</text:p>
          </table:table-cell>
          <table:table-cell table:formula="of:=SQRT(ABS([.$D$2]^2-[.F581]^2))" office:value-type="float" office:value="42.8998134606794">
            <text:p>42.8998134606794</text:p>
          </table:table-cell>
          <table:table-cell table:formula="of:=ABS([.B581]-[.G581])" office:value-type="float" office:value="0.000186539320758072">
            <text:p>0.000186539320758072</text:p>
          </table:table-cell>
          <table:table-cell/>
        </table:table-row>
        <table:table-row table:style-name="ro2">
          <table:table-cell table:formula="of:=[.A581]+[.A$4]" office:value-type="float" office:value="171.900000000001">
            <text:p>171.900000000001</text:p>
          </table:table-cell>
          <table:table-cell table:formula="of:=[.A582]/([.$D$4]*2)" office:value-type="float" office:value="42.9750000000002">
            <text:p>42.9750000000002</text:p>
          </table:table-cell>
          <table:table-cell table:formula="of:=SQRT(ABS([.$D$2]^2-[.B582]^2))" office:value-type="float" office:value="90.2947915164545">
            <text:p>90.2947915164545</text:p>
          </table:table-cell>
          <table:table-cell table:formula="of:=([.$C$10]-[.C582])*[.$B$4]" office:value-type="float" office:value="12226.9988769027">
            <text:p>12226.9988769027</text:p>
          </table:table-cell>
          <table:table-cell table:formula="of:=ROUND([.D582])" office:value-type="float" office:value="12227">
            <text:p>12227</text:p>
          </table:table-cell>
          <table:table-cell table:formula="of:=([.$C$8]-([.E582]*[.$C$4]))" office:value-type="float" office:value="90.29481875">
            <text:p>90.29481875</text:p>
          </table:table-cell>
          <table:table-cell table:formula="of:=SQRT(ABS([.$D$2]^2-[.F582]^2))" office:value-type="float" office:value="42.974942779539">
            <text:p>42.974942779539</text:p>
          </table:table-cell>
          <table:table-cell table:formula="of:=ABS([.B582]-[.G582])" office:value-type="float" office:value="0.0000572204612510063">
            <text:p>0.0000572204612510063</text:p>
          </table:table-cell>
          <table:table-cell/>
        </table:table-row>
        <table:table-row table:style-name="ro2">
          <table:table-cell table:formula="of:=[.A582]+[.A$4]" office:value-type="float" office:value="172.200000000001">
            <text:p>172.200000000001</text:p>
          </table:table-cell>
          <table:table-cell table:formula="of:=[.A583]/([.$D$4]*2)" office:value-type="float" office:value="43.0500000000002">
            <text:p>43.0500000000002</text:p>
          </table:table-cell>
          <table:table-cell table:formula="of:=SQRT(ABS([.$D$2]^2-[.B583]^2))" office:value-type="float" office:value="90.2590577172174">
            <text:p>90.2590577172174</text:p>
          </table:table-cell>
          <table:table-cell table:formula="of:=([.$C$10]-[.C583])*[.$B$4]" office:value-type="float" office:value="12272.0178365715">
            <text:p>12272.0178365715</text:p>
          </table:table-cell>
          <table:table-cell table:formula="of:=ROUND([.D583])" office:value-type="float" office:value="12272">
            <text:p>12272</text:p>
          </table:table-cell>
          <table:table-cell table:formula="of:=([.$C$8]-([.E583]*[.$C$4]))" office:value-type="float" office:value="90.2591">
            <text:p>90.2591</text:p>
          </table:table-cell>
          <table:table-cell table:formula="of:=SQRT(ABS([.$D$2]^2-[.F583]^2))" office:value-type="float" office:value="43.0499113493861">
            <text:p>43.0499113493861</text:p>
          </table:table-cell>
          <table:table-cell table:formula="of:=ABS([.B583]-[.G583])" office:value-type="float" office:value="0.0000886506141313248">
            <text:p>0.0000886506141313248</text:p>
          </table:table-cell>
          <table:table-cell/>
        </table:table-row>
        <table:table-row table:style-name="ro2">
          <table:table-cell table:formula="of:=[.A583]+[.A$4]" office:value-type="float" office:value="172.500000000001">
            <text:p>172.500000000001</text:p>
          </table:table-cell>
          <table:table-cell table:formula="of:=[.A584]/([.$D$4]*2)" office:value-type="float" office:value="43.1250000000002">
            <text:p>43.1250000000002</text:p>
          </table:table-cell>
          <table:table-cell table:formula="of:=SQRT(ABS([.$D$2]^2-[.B584]^2))" office:value-type="float" office:value="90.2232474199415">
            <text:p>90.2232474199415</text:p>
          </table:table-cell>
          <table:table-cell table:formula="of:=([.$C$10]-[.C584])*[.$B$4]" office:value-type="float" office:value="12317.1331717223">
            <text:p>12317.1331717223</text:p>
          </table:table-cell>
          <table:table-cell table:formula="of:=ROUND([.D584])" office:value-type="float" office:value="12317">
            <text:p>12317</text:p>
          </table:table-cell>
          <table:table-cell table:formula="of:=([.$C$8]-([.E584]*[.$C$4]))" office:value-type="float" office:value="90.22338125">
            <text:p>90.22338125</text:p>
          </table:table-cell>
          <table:table-cell table:formula="of:=SQRT(ABS([.$D$2]^2-[.F584]^2))" office:value-type="float" office:value="43.1247200085653">
            <text:p>43.1247200085653</text:p>
          </table:table-cell>
          <table:table-cell table:formula="of:=ABS([.B584]-[.G584])" office:value-type="float" office:value="0.000279991434958049">
            <text:p>0.000279991434958049</text:p>
          </table:table-cell>
          <table:table-cell/>
        </table:table-row>
        <table:table-row table:style-name="ro2">
          <table:table-cell table:formula="of:=[.A584]+[.A$4]" office:value-type="float" office:value="172.800000000001">
            <text:p>172.800000000001</text:p>
          </table:table-cell>
          <table:table-cell table:formula="of:=[.A585]/([.$D$4]*2)" office:value-type="float" office:value="43.2000000000002">
            <text:p>43.2000000000002</text:p>
          </table:table-cell>
          <table:table-cell table:formula="of:=SQRT(ABS([.$D$2]^2-[.B585]^2))" office:value-type="float" office:value="90.1873605335026">
            <text:p>90.1873605335026</text:p>
          </table:table-cell>
          <table:table-cell table:formula="of:=([.$C$10]-[.C585])*[.$B$4]" office:value-type="float" office:value="12362.3449971571">
            <text:p>12362.3449971571</text:p>
          </table:table-cell>
          <table:table-cell table:formula="of:=ROUND([.D585])" office:value-type="float" office:value="12362">
            <text:p>12362</text:p>
          </table:table-cell>
          <table:table-cell table:formula="of:=([.$C$8]-([.E585]*[.$C$4]))" office:value-type="float" office:value="90.1876625">
            <text:p>90.1876625</text:p>
          </table:table-cell>
          <table:table-cell table:formula="of:=SQRT(ABS([.$D$2]^2-[.F585]^2))" office:value-type="float" office:value="43.1993695878319">
            <text:p>43.1993695878319</text:p>
          </table:table-cell>
          <table:table-cell table:formula="of:=ABS([.B585]-[.G585])" office:value-type="float" office:value="0.000630412168341366">
            <text:p>0.000630412168341366</text:p>
          </table:table-cell>
          <table:table-cell/>
        </table:table-row>
        <table:table-row table:style-name="ro2">
          <table:table-cell table:formula="of:=[.A585]+[.A$4]" office:value-type="float" office:value="173.100000000001">
            <text:p>173.100000000001</text:p>
          </table:table-cell>
          <table:table-cell table:formula="of:=[.A586]/([.$D$4]*2)" office:value-type="float" office:value="43.2750000000002">
            <text:p>43.2750000000002</text:p>
          </table:table-cell>
          <table:table-cell table:formula="of:=SQRT(ABS([.$D$2]^2-[.B586]^2))" office:value-type="float" office:value="90.1513969664363">
            <text:p>90.1513969664363</text:p>
          </table:table-cell>
          <table:table-cell table:formula="of:=([.$C$10]-[.C586])*[.$B$4]" office:value-type="float" office:value="12407.6534281068">
            <text:p>12407.6534281068</text:p>
          </table:table-cell>
          <table:table-cell table:formula="of:=ROUND([.D586])" office:value-type="float" office:value="12408">
            <text:p>12408</text:p>
          </table:table-cell>
          <table:table-cell table:formula="of:=([.$C$8]-([.E586]*[.$C$4]))" office:value-type="float" office:value="90.15115">
            <text:p>90.15115</text:p>
          </table:table-cell>
          <table:table-cell table:formula="of:=SQRT(ABS([.$D$2]^2-[.F586]^2))" office:value-type="float" office:value="43.2755144819504">
            <text:p>43.2755144819504</text:p>
          </table:table-cell>
          <table:table-cell table:formula="of:=ABS([.B586]-[.G586])" office:value-type="float" office:value="0.000514481950197876">
            <text:p>0.000514481950197876</text:p>
          </table:table-cell>
          <table:table-cell/>
        </table:table-row>
        <table:table-row table:style-name="ro2">
          <table:table-cell table:formula="of:=[.A586]+[.A$4]" office:value-type="float" office:value="173.400000000001">
            <text:p>173.400000000001</text:p>
          </table:table-cell>
          <table:table-cell table:formula="of:=[.A587]/([.$D$4]*2)" office:value-type="float" office:value="43.3500000000002">
            <text:p>43.3500000000002</text:p>
          </table:table-cell>
          <table:table-cell table:formula="of:=SQRT(ABS([.$D$2]^2-[.B587]^2))" office:value-type="float" office:value="90.1153566269367">
            <text:p>90.1153566269367</text:p>
          </table:table-cell>
          <table:table-cell table:formula="of:=([.$C$10]-[.C587])*[.$B$4]" office:value-type="float" office:value="12453.0585802323">
            <text:p>12453.0585802323</text:p>
          </table:table-cell>
          <table:table-cell table:formula="of:=ROUND([.D587])" office:value-type="float" office:value="12453">
            <text:p>12453</text:p>
          </table:table-cell>
          <table:table-cell table:formula="of:=([.$C$8]-([.E587]*[.$C$4]))" office:value-type="float" office:value="90.11543125">
            <text:p>90.11543125</text:p>
          </table:table-cell>
          <table:table-cell table:formula="of:=SQRT(ABS([.$D$2]^2-[.F587]^2))" office:value-type="float" office:value="43.3498448743075">
            <text:p>43.3498448743075</text:p>
          </table:table-cell>
          <table:table-cell table:formula="of:=ABS([.B587]-[.G587])" office:value-type="float" office:value="0.000155125692728575">
            <text:p>0.000155125692728575</text:p>
          </table:table-cell>
          <table:table-cell/>
        </table:table-row>
        <table:table-row table:style-name="ro2">
          <table:table-cell table:formula="of:=[.A587]+[.A$4]" office:value-type="float" office:value="173.700000000001">
            <text:p>173.700000000001</text:p>
          </table:table-cell>
          <table:table-cell table:formula="of:=[.A588]/([.$D$4]*2)" office:value-type="float" office:value="43.4250000000002">
            <text:p>43.4250000000002</text:p>
          </table:table-cell>
          <table:table-cell table:formula="of:=SQRT(ABS([.$D$2]^2-[.B588]^2))" office:value-type="float" office:value="90.0792394228547">
            <text:p>90.0792394228547</text:p>
          </table:table-cell>
          <table:table-cell table:formula="of:=([.$C$10]-[.C588])*[.$B$4]" office:value-type="float" office:value="12498.5605696269">
            <text:p>12498.5605696269</text:p>
          </table:table-cell>
          <table:table-cell table:formula="of:=ROUND([.D588])" office:value-type="float" office:value="12499">
            <text:p>12499</text:p>
          </table:table-cell>
          <table:table-cell table:formula="of:=([.$C$8]-([.E588]*[.$C$4]))" office:value-type="float" office:value="90.07891875">
            <text:p>90.07891875</text:p>
          </table:table-cell>
          <table:table-cell table:formula="of:=SQRT(ABS([.$D$2]^2-[.F588]^2))" office:value-type="float" office:value="43.4256651858195">
            <text:p>43.4256651858195</text:p>
          </table:table-cell>
          <table:table-cell table:formula="of:=ABS([.B588]-[.G588])" office:value-type="float" office:value="0.000665185819315184">
            <text:p>0.000665185819315184</text:p>
          </table:table-cell>
          <table:table-cell/>
        </table:table-row>
        <table:table-row table:style-name="ro2">
          <table:table-cell table:formula="of:=[.A588]+[.A$4]" office:value-type="float" office:value="174.000000000001">
            <text:p>174.000000000001</text:p>
          </table:table-cell>
          <table:table-cell table:formula="of:=[.A589]/([.$D$4]*2)" office:value-type="float" office:value="43.5000000000002">
            <text:p>43.5000000000002</text:p>
          </table:table-cell>
          <table:table-cell table:formula="of:=SQRT(ABS([.$D$2]^2-[.B589]^2))" office:value-type="float" office:value="90.0430452616968">
            <text:p>90.0430452616968</text:p>
          </table:table-cell>
          <table:table-cell table:formula="of:=([.$C$10]-[.C589])*[.$B$4]" office:value-type="float" office:value="12544.1595128179">
            <text:p>12544.1595128179</text:p>
          </table:table-cell>
          <table:table-cell table:formula="of:=ROUND([.D589])" office:value-type="float" office:value="12544">
            <text:p>12544</text:p>
          </table:table-cell>
          <table:table-cell table:formula="of:=([.$C$8]-([.E589]*[.$C$4]))" office:value-type="float" office:value="90.0432">
            <text:p>90.0432</text:p>
          </table:table-cell>
          <table:table-cell table:formula="of:=SQRT(ABS([.$D$2]^2-[.F589]^2))" office:value-type="float" office:value="43.4996796972116">
            <text:p>43.4996796972116</text:p>
          </table:table-cell>
          <table:table-cell table:formula="of:=ABS([.B589]-[.G589])" office:value-type="float" office:value="0.000320302788651361">
            <text:p>0.000320302788651361</text:p>
          </table:table-cell>
          <table:table-cell/>
        </table:table-row>
        <table:table-row table:style-name="ro2">
          <table:table-cell table:formula="of:=[.A589]+[.A$4]" office:value-type="float" office:value="174.300000000001">
            <text:p>174.300000000001</text:p>
          </table:table-cell>
          <table:table-cell table:formula="of:=[.A590]/([.$D$4]*2)" office:value-type="float" office:value="43.5750000000002">
            <text:p>43.5750000000002</text:p>
          </table:table-cell>
          <table:table-cell table:formula="of:=SQRT(ABS([.$D$2]^2-[.B590]^2))" office:value-type="float" office:value="90.0067740506234">
            <text:p>90.0067740506234</text:p>
          </table:table-cell>
          <table:table-cell table:formula="of:=([.$C$10]-[.C590])*[.$B$4]" office:value-type="float" office:value="12589.8555267687">
            <text:p>12589.8555267687</text:p>
          </table:table-cell>
          <table:table-cell table:formula="of:=ROUND([.D590])" office:value-type="float" office:value="12590">
            <text:p>12590</text:p>
          </table:table-cell>
          <table:table-cell table:formula="of:=([.$C$8]-([.E590]*[.$C$4]))" office:value-type="float" office:value="90.0066875">
            <text:p>90.0066875</text:p>
          </table:table-cell>
          <table:table-cell table:formula="of:=SQRT(ABS([.$D$2]^2-[.F590]^2))" office:value-type="float" office:value="43.5751787750474">
            <text:p>43.5751787750474</text:p>
          </table:table-cell>
          <table:table-cell table:formula="of:=ABS([.B590]-[.G590])" office:value-type="float" office:value="0.000178775047203317">
            <text:p>0.000178775047203317</text:p>
          </table:table-cell>
          <table:table-cell/>
        </table:table-row>
        <table:table-row table:style-name="ro2">
          <table:table-cell table:formula="of:=[.A590]+[.A$4]" office:value-type="float" office:value="174.600000000001">
            <text:p>174.600000000001</text:p>
          </table:table-cell>
          <table:table-cell table:formula="of:=[.A591]/([.$D$4]*2)" office:value-type="float" office:value="43.6500000000002">
            <text:p>43.6500000000002</text:p>
          </table:table-cell>
          <table:table-cell table:formula="of:=SQRT(ABS([.$D$2]^2-[.B591]^2))" office:value-type="float" office:value="89.9704256964475">
            <text:p>89.9704256964475</text:p>
          </table:table-cell>
          <table:table-cell table:formula="of:=([.$C$10]-[.C591])*[.$B$4]" office:value-type="float" office:value="12635.6487288801">
            <text:p>12635.6487288801</text:p>
          </table:table-cell>
          <table:table-cell table:formula="of:=ROUND([.D591])" office:value-type="float" office:value="12636">
            <text:p>12636</text:p>
          </table:table-cell>
          <table:table-cell table:formula="of:=([.$C$8]-([.E591]*[.$C$4]))" office:value-type="float" office:value="89.970175">
            <text:p>89.970175</text:p>
          </table:table-cell>
          <table:table-cell table:formula="of:=SQRT(ABS([.$D$2]^2-[.F591]^2))" office:value-type="float" office:value="43.6505167262585">
            <text:p>43.6505167262585</text:p>
          </table:table-cell>
          <table:table-cell table:formula="of:=ABS([.B591]-[.G591])" office:value-type="float" office:value="0.00051672625829724">
            <text:p>0.00051672625829724</text:p>
          </table:table-cell>
          <table:table-cell/>
        </table:table-row>
        <table:table-row table:style-name="ro2">
          <table:table-cell table:formula="of:=[.A591]+[.A$4]" office:value-type="float" office:value="174.900000000001">
            <text:p>174.900000000001</text:p>
          </table:table-cell>
          <table:table-cell table:formula="of:=[.A592]/([.$D$4]*2)" office:value-type="float" office:value="43.7250000000002">
            <text:p>43.7250000000002</text:p>
          </table:table-cell>
          <table:table-cell table:formula="of:=SQRT(ABS([.$D$2]^2-[.B592]^2))" office:value-type="float" office:value="89.9340001056329">
            <text:p>89.9340001056329</text:p>
          </table:table-cell>
          <table:table-cell table:formula="of:=([.$C$10]-[.C592])*[.$B$4]" office:value-type="float" office:value="12681.5392369929">
            <text:p>12681.5392369929</text:p>
          </table:table-cell>
          <table:table-cell table:formula="of:=ROUND([.D592])" office:value-type="float" office:value="12682">
            <text:p>12682</text:p>
          </table:table-cell>
          <table:table-cell table:formula="of:=([.$C$8]-([.E592]*[.$C$4]))" office:value-type="float" office:value="89.9336625">
            <text:p>89.9336625</text:p>
          </table:table-cell>
          <table:table-cell table:formula="of:=SQRT(ABS([.$D$2]^2-[.F592]^2))" office:value-type="float" office:value="43.7256943836927">
            <text:p>43.7256943836927</text:p>
          </table:table-cell>
          <table:table-cell table:formula="of:=ABS([.B592]-[.G592])" office:value-type="float" office:value="0.000694383692461997">
            <text:p>0.000694383692461997</text:p>
          </table:table-cell>
          <table:table-cell/>
        </table:table-row>
        <table:table-row table:style-name="ro2">
          <table:table-cell table:formula="of:=[.A592]+[.A$4]" office:value-type="float" office:value="175.200000000001">
            <text:p>175.200000000001</text:p>
          </table:table-cell>
          <table:table-cell table:formula="of:=[.A593]/([.$D$4]*2)" office:value-type="float" office:value="43.8000000000002">
            <text:p>43.8000000000002</text:p>
          </table:table-cell>
          <table:table-cell table:formula="of:=SQRT(ABS([.$D$2]^2-[.B593]^2))" office:value-type="float" office:value="89.8974971842931">
            <text:p>89.8974971842931</text:p>
          </table:table-cell>
          <table:table-cell table:formula="of:=([.$C$10]-[.C593])*[.$B$4]" office:value-type="float" office:value="12727.5271693896">
            <text:p>12727.5271693896</text:p>
          </table:table-cell>
          <table:table-cell table:formula="of:=ROUND([.D593])" office:value-type="float" office:value="12728">
            <text:p>12728</text:p>
          </table:table-cell>
          <table:table-cell table:formula="of:=([.$C$8]-([.E593]*[.$C$4]))" office:value-type="float" office:value="89.89715">
            <text:p>89.89715</text:p>
          </table:table-cell>
          <table:table-cell table:formula="of:=SQRT(ABS([.$D$2]^2-[.F593]^2))" office:value-type="float" office:value="43.8007125727139">
            <text:p>43.8007125727139</text:p>
          </table:table-cell>
          <table:table-cell table:formula="of:=ABS([.B593]-[.G593])" office:value-type="float" office:value="0.000712572713702286">
            <text:p>0.000712572713702286</text:p>
          </table:table-cell>
          <table:table-cell/>
        </table:table-row>
        <table:table-row table:style-name="ro2">
          <table:table-cell table:formula="of:=[.A593]+[.A$4]" office:value-type="float" office:value="175.500000000001">
            <text:p>175.500000000001</text:p>
          </table:table-cell>
          <table:table-cell table:formula="of:=[.A594]/([.$D$4]*2)" office:value-type="float" office:value="43.8750000000002">
            <text:p>43.8750000000002</text:p>
          </table:table-cell>
          <table:table-cell table:formula="of:=SQRT(ABS([.$D$2]^2-[.B594]^2))" office:value-type="float" office:value="89.8609168381893">
            <text:p>89.8609168381893</text:p>
          </table:table-cell>
          <table:table-cell table:formula="of:=([.$C$10]-[.C594])*[.$B$4]" office:value-type="float" office:value="12773.6126447959">
            <text:p>12773.6126447959</text:p>
          </table:table-cell>
          <table:table-cell table:formula="of:=ROUND([.D594])" office:value-type="float" office:value="12774">
            <text:p>12774</text:p>
          </table:table-cell>
          <table:table-cell table:formula="of:=([.$C$8]-([.E594]*[.$C$4]))" office:value-type="float" office:value="89.8606375">
            <text:p>89.8606375</text:p>
          </table:table-cell>
          <table:table-cell table:formula="of:=SQRT(ABS([.$D$2]^2-[.F594]^2))" office:value-type="float" office:value="43.8755721112967">
            <text:p>43.8755721112967</text:p>
          </table:table-cell>
          <table:table-cell table:formula="of:=ABS([.B594]-[.G594])" office:value-type="float" office:value="0.000572111296435196">
            <text:p>0.000572111296435196</text:p>
          </table:table-cell>
          <table:table-cell/>
        </table:table-row>
        <table:table-row table:style-name="ro2">
          <table:table-cell table:formula="of:=[.A594]+[.A$4]" office:value-type="float" office:value="175.800000000001">
            <text:p>175.800000000001</text:p>
          </table:table-cell>
          <table:table-cell table:formula="of:=[.A595]/([.$D$4]*2)" office:value-type="float" office:value="43.9500000000002">
            <text:p>43.9500000000002</text:p>
          </table:table-cell>
          <table:table-cell table:formula="of:=SQRT(ABS([.$D$2]^2-[.B595]^2))" office:value-type="float" office:value="89.8242589727295">
            <text:p>89.8242589727295</text:p>
          </table:table-cell>
          <table:table-cell table:formula="of:=([.$C$10]-[.C595])*[.$B$4]" office:value-type="float" office:value="12819.795782383">
            <text:p>12819.795782383</text:p>
          </table:table-cell>
          <table:table-cell table:formula="of:=ROUND([.D595])" office:value-type="float" office:value="12820">
            <text:p>12820</text:p>
          </table:table-cell>
          <table:table-cell table:formula="of:=([.$C$8]-([.E595]*[.$C$4]))" office:value-type="float" office:value="89.824125">
            <text:p>89.824125</text:p>
          </table:table-cell>
          <table:table-cell table:formula="of:=SQRT(ABS([.$D$2]^2-[.F595]^2))" office:value-type="float" office:value="43.9502738101184">
            <text:p>43.9502738101184</text:p>
          </table:table-cell>
          <table:table-cell table:formula="of:=ABS([.B595]-[.G595])" office:value-type="float" office:value="0.000273810118116558">
            <text:p>0.000273810118116558</text:p>
          </table:table-cell>
          <table:table-cell/>
        </table:table-row>
        <table:table-row table:style-name="ro2">
          <table:table-cell table:formula="of:=[.A595]+[.A$4]" office:value-type="float" office:value="176.100000000001">
            <text:p>176.100000000001</text:p>
          </table:table-cell>
          <table:table-cell table:formula="of:=[.A596]/([.$D$4]*2)" office:value-type="float" office:value="44.0250000000002">
            <text:p>44.0250000000002</text:p>
          </table:table-cell>
          <table:table-cell table:formula="of:=SQRT(ABS([.$D$2]^2-[.B596]^2))" office:value-type="float" office:value="89.7875234929663">
            <text:p>89.7875234929663</text:p>
          </table:table-cell>
          <table:table-cell table:formula="of:=([.$C$10]-[.C596])*[.$B$4]" office:value-type="float" office:value="12866.0767017697">
            <text:p>12866.0767017697</text:p>
          </table:table-cell>
          <table:table-cell table:formula="of:=ROUND([.D596])" office:value-type="float" office:value="12866">
            <text:p>12866</text:p>
          </table:table-cell>
          <table:table-cell table:formula="of:=([.$C$8]-([.E596]*[.$C$4]))" office:value-type="float" office:value="89.7876125">
            <text:p>89.7876125</text:p>
          </table:table-cell>
          <table:table-cell table:formula="of:=SQRT(ABS([.$D$2]^2-[.F596]^2))" office:value-type="float" office:value="44.0248184726507">
            <text:p>44.0248184726507</text:p>
          </table:table-cell>
          <table:table-cell table:formula="of:=ABS([.B596]-[.G596])" office:value-type="float" office:value="0.000181527349553789">
            <text:p>0.000181527349553789</text:p>
          </table:table-cell>
          <table:table-cell/>
        </table:table-row>
        <table:table-row table:style-name="ro2">
          <table:table-cell table:formula="of:=[.A596]+[.A$4]" office:value-type="float" office:value="176.400000000001">
            <text:p>176.400000000001</text:p>
          </table:table-cell>
          <table:table-cell table:formula="of:=[.A597]/([.$D$4]*2)" office:value-type="float" office:value="44.1000000000002">
            <text:p>44.1000000000002</text:p>
          </table:table-cell>
          <table:table-cell table:formula="of:=SQRT(ABS([.$D$2]^2-[.B597]^2))" office:value-type="float" office:value="89.7507103035958">
            <text:p>89.7507103035958</text:p>
          </table:table-cell>
          <table:table-cell table:formula="of:=([.$C$10]-[.C597])*[.$B$4]" office:value-type="float" office:value="12912.4555230239">
            <text:p>12912.4555230239</text:p>
          </table:table-cell>
          <table:table-cell table:formula="of:=ROUND([.D597])" office:value-type="float" office:value="12912">
            <text:p>12912</text:p>
          </table:table-cell>
          <table:table-cell table:formula="of:=([.$C$8]-([.E597]*[.$C$4]))" office:value-type="float" office:value="89.7511">
            <text:p>89.7511</text:p>
          </table:table-cell>
          <table:table-cell table:formula="of:=SQRT(ABS([.$D$2]^2-[.F597]^2))" office:value-type="float" office:value="44.0992068952493">
            <text:p>44.0992068952493</text:p>
          </table:table-cell>
          <table:table-cell table:formula="of:=ABS([.B597]-[.G597])" office:value-type="float" office:value="0.000793104750997031">
            <text:p>0.000793104750997031</text:p>
          </table:table-cell>
          <table:table-cell/>
        </table:table-row>
        <table:table-row table:style-name="ro2">
          <table:table-cell table:formula="of:=[.A597]+[.A$4]" office:value-type="float" office:value="176.700000000001">
            <text:p>176.700000000001</text:p>
          </table:table-cell>
          <table:table-cell table:formula="of:=[.A598]/([.$D$4]*2)" office:value-type="float" office:value="44.1750000000002">
            <text:p>44.1750000000002</text:p>
          </table:table-cell>
          <table:table-cell table:formula="of:=SQRT(ABS([.$D$2]^2-[.B598]^2))" office:value-type="float" office:value="89.7138193089559">
            <text:p>89.7138193089559</text:p>
          </table:table-cell>
          <table:table-cell table:formula="of:=([.$C$10]-[.C598])*[.$B$4]" office:value-type="float" office:value="12958.9323666648">
            <text:p>12958.9323666648</text:p>
          </table:table-cell>
          <table:table-cell table:formula="of:=ROUND([.D598])" office:value-type="float" office:value="12959">
            <text:p>12959</text:p>
          </table:table-cell>
          <table:table-cell table:formula="of:=([.$C$8]-([.E598]*[.$C$4]))" office:value-type="float" office:value="89.71379375">
            <text:p>89.71379375</text:p>
          </table:table-cell>
          <table:table-cell table:formula="of:=SQRT(ABS([.$D$2]^2-[.F598]^2))" office:value-type="float" office:value="44.1750519069583">
            <text:p>44.1750519069583</text:p>
          </table:table-cell>
          <table:table-cell table:formula="of:=ABS([.B598]-[.G598])" office:value-type="float" office:value="0.0000519069580491305">
            <text:p>0.0000519069580491305</text:p>
          </table:table-cell>
          <table:table-cell/>
        </table:table-row>
        <table:table-row table:style-name="ro2">
          <table:table-cell table:formula="of:=[.A598]+[.A$4]" office:value-type="float" office:value="177.000000000001">
            <text:p>177.000000000001</text:p>
          </table:table-cell>
          <table:table-cell table:formula="of:=[.A599]/([.$D$4]*2)" office:value-type="float" office:value="44.2500000000003">
            <text:p>44.2500000000003</text:p>
          </table:table-cell>
          <table:table-cell table:formula="of:=SQRT(ABS([.$D$2]^2-[.B599]^2))" office:value-type="float" office:value="89.6768504130245">
            <text:p>89.6768504130245</text:p>
          </table:table-cell>
          <table:table-cell table:formula="of:=([.$C$10]-[.C599])*[.$B$4]" office:value-type="float" office:value="13005.5073536649">
            <text:p>13005.5073536649</text:p>
          </table:table-cell>
          <table:table-cell table:formula="of:=ROUND([.D599])" office:value-type="float" office:value="13006">
            <text:p>13006</text:p>
          </table:table-cell>
          <table:table-cell table:formula="of:=([.$C$8]-([.E599]*[.$C$4]))" office:value-type="float" office:value="89.6764875">
            <text:p>89.6764875</text:p>
          </table:table-cell>
          <table:table-cell table:formula="of:=SQRT(ABS([.$D$2]^2-[.F599]^2))" office:value-type="float" office:value="44.2507354702986">
            <text:p>44.2507354702986</text:p>
          </table:table-cell>
          <table:table-cell table:formula="of:=ABS([.B599]-[.G599])" office:value-type="float" office:value="0.000735470298344865">
            <text:p>0.000735470298344865</text:p>
          </table:table-cell>
          <table:table-cell/>
        </table:table-row>
        <table:table-row table:style-name="ro2">
          <table:table-cell table:formula="of:=[.A599]+[.A$4]" office:value-type="float" office:value="177.300000000001">
            <text:p>177.300000000001</text:p>
          </table:table-cell>
          <table:table-cell table:formula="of:=[.A600]/([.$D$4]*2)" office:value-type="float" office:value="44.3250000000003">
            <text:p>44.3250000000003</text:p>
          </table:table-cell>
          <table:table-cell table:formula="of:=SQRT(ABS([.$D$2]^2-[.B600]^2))" office:value-type="float" office:value="89.6398035194186">
            <text:p>89.6398035194186</text:p>
          </table:table-cell>
          <table:table-cell table:formula="of:=([.$C$10]-[.C600])*[.$B$4]" office:value-type="float" office:value="13052.1806054519">
            <text:p>13052.1806054519</text:p>
          </table:table-cell>
          <table:table-cell table:formula="of:=ROUND([.D600])" office:value-type="float" office:value="13052">
            <text:p>13052</text:p>
          </table:table-cell>
          <table:table-cell table:formula="of:=([.$C$8]-([.E600]*[.$C$4]))" office:value-type="float" office:value="89.639975">
            <text:p>89.639975</text:p>
          </table:table-cell>
          <table:table-cell table:formula="of:=SQRT(ABS([.$D$2]^2-[.F600]^2))" office:value-type="float" office:value="44.3246532078862">
            <text:p>44.3246532078862</text:p>
          </table:table-cell>
          <table:table-cell table:formula="of:=ABS([.B600]-[.G600])" office:value-type="float" office:value="0.000346792114051198">
            <text:p>0.000346792114051198</text:p>
          </table:table-cell>
          <table:table-cell/>
        </table:table-row>
        <table:table-row table:style-name="ro2">
          <table:table-cell table:formula="of:=[.A600]+[.A$4]" office:value-type="float" office:value="177.600000000001">
            <text:p>177.600000000001</text:p>
          </table:table-cell>
          <table:table-cell table:formula="of:=[.A601]/([.$D$4]*2)" office:value-type="float" office:value="44.4000000000003">
            <text:p>44.4000000000003</text:p>
          </table:table-cell>
          <table:table-cell table:formula="of:=SQRT(ABS([.$D$2]^2-[.B601]^2))" office:value-type="float" office:value="89.602678531392">
            <text:p>89.602678531392</text:p>
          </table:table-cell>
          <table:table-cell table:formula="of:=([.$C$10]-[.C601])*[.$B$4]" office:value-type="float" office:value="13098.9522439106">
            <text:p>13098.9522439106</text:p>
          </table:table-cell>
          <table:table-cell table:formula="of:=ROUND([.D601])" office:value-type="float" office:value="13099">
            <text:p>13099</text:p>
          </table:table-cell>
          <table:table-cell table:formula="of:=([.$C$8]-([.E601]*[.$C$4]))" office:value-type="float" office:value="89.60266875">
            <text:p>89.60266875</text:p>
          </table:table-cell>
          <table:table-cell table:formula="of:=SQRT(ABS([.$D$2]^2-[.F601]^2))" office:value-type="float" office:value="44.4000197396102">
            <text:p>44.4000197396102</text:p>
          </table:table-cell>
          <table:table-cell table:formula="of:=ABS([.B601]-[.G601])" office:value-type="float" office:value="0.0000197396099110847">
            <text:p>0.0000197396099110847</text:p>
          </table:table-cell>
          <table:table-cell/>
        </table:table-row>
        <table:table-row table:style-name="ro2">
          <table:table-cell table:formula="of:=[.A601]+[.A$4]" office:value-type="float" office:value="177.900000000001">
            <text:p>177.900000000001</text:p>
          </table:table-cell>
          <table:table-cell table:formula="of:=[.A602]/([.$D$4]*2)" office:value-type="float" office:value="44.4750000000003">
            <text:p>44.4750000000003</text:p>
          </table:table-cell>
          <table:table-cell table:formula="of:=SQRT(ABS([.$D$2]^2-[.B602]^2))" office:value-type="float" office:value="89.565475351834">
            <text:p>89.565475351834</text:p>
          </table:table-cell>
          <table:table-cell table:formula="of:=([.$C$10]-[.C602])*[.$B$4]" office:value-type="float" office:value="13145.8223913853">
            <text:p>13145.8223913853</text:p>
          </table:table-cell>
          <table:table-cell table:formula="of:=ROUND([.D602])" office:value-type="float" office:value="13146">
            <text:p>13146</text:p>
          </table:table-cell>
          <table:table-cell table:formula="of:=([.$C$8]-([.E602]*[.$C$4]))" office:value-type="float" office:value="89.5653625">
            <text:p>89.5653625</text:p>
          </table:table-cell>
          <table:table-cell table:formula="of:=SQRT(ABS([.$D$2]^2-[.F602]^2))" office:value-type="float" office:value="44.4752272646649">
            <text:p>44.4752272646649</text:p>
          </table:table-cell>
          <table:table-cell table:formula="of:=ABS([.B602]-[.G602])" office:value-type="float" office:value="0.000227264664644622">
            <text:p>0.000227264664644622</text:p>
          </table:table-cell>
          <table:table-cell/>
        </table:table-row>
        <table:table-row table:style-name="ro2">
          <table:table-cell table:formula="of:=[.A602]+[.A$4]" office:value-type="float" office:value="178.200000000001">
            <text:p>178.200000000001</text:p>
          </table:table-cell>
          <table:table-cell table:formula="of:=[.A603]/([.$D$4]*2)" office:value-type="float" office:value="44.5500000000003">
            <text:p>44.5500000000003</text:p>
          </table:table-cell>
          <table:table-cell table:formula="of:=SQRT(ABS([.$D$2]^2-[.B603]^2))" office:value-type="float" office:value="89.5281938832677">
            <text:p>89.5281938832677</text:p>
          </table:table-cell>
          <table:table-cell table:formula="of:=([.$C$10]-[.C603])*[.$B$4]" office:value-type="float" office:value="13192.7911706813">
            <text:p>13192.7911706813</text:p>
          </table:table-cell>
          <table:table-cell table:formula="of:=ROUND([.D603])" office:value-type="float" office:value="13193">
            <text:p>13193</text:p>
          </table:table-cell>
          <table:table-cell table:formula="of:=([.$C$8]-([.E603]*[.$C$4]))" office:value-type="float" office:value="89.52805625">
            <text:p>89.52805625</text:p>
          </table:table-cell>
          <table:table-cell table:formula="of:=SQRT(ABS([.$D$2]^2-[.F603]^2))" office:value-type="float" office:value="44.5502765883315">
            <text:p>44.5502765883315</text:p>
          </table:table-cell>
          <table:table-cell table:formula="of:=ABS([.B603]-[.G603])" office:value-type="float" office:value="0.000276588331210803">
            <text:p>0.000276588331210803</text:p>
          </table:table-cell>
          <table:table-cell/>
        </table:table-row>
        <table:table-row table:style-name="ro2">
          <table:table-cell table:formula="of:=[.A603]+[.A$4]" office:value-type="float" office:value="178.500000000001">
            <text:p>178.500000000001</text:p>
          </table:table-cell>
          <table:table-cell table:formula="of:=[.A604]/([.$D$4]*2)" office:value-type="float" office:value="44.6250000000003">
            <text:p>44.6250000000003</text:p>
          </table:table-cell>
          <table:table-cell table:formula="of:=SQRT(ABS([.$D$2]^2-[.B604]^2))" office:value-type="float" office:value="89.4908340278488">
            <text:p>89.4908340278488</text:p>
          </table:table-cell>
          <table:table-cell table:formula="of:=([.$C$10]-[.C604])*[.$B$4]" office:value-type="float" office:value="13239.8587050674">
            <text:p>13239.8587050674</text:p>
          </table:table-cell>
          <table:table-cell table:formula="of:=ROUND([.D604])" office:value-type="float" office:value="13240">
            <text:p>13240</text:p>
          </table:table-cell>
          <table:table-cell table:formula="of:=([.$C$8]-([.E604]*[.$C$4]))" office:value-type="float" office:value="89.49075">
            <text:p>89.49075</text:p>
          </table:table-cell>
          <table:table-cell table:formula="of:=SQRT(ABS([.$D$2]^2-[.F604]^2))" office:value-type="float" office:value="44.6251685087855">
            <text:p>44.6251685087855</text:p>
          </table:table-cell>
          <table:table-cell table:formula="of:=ABS([.B604]-[.G604])" office:value-type="float" office:value="0.000168508785208132">
            <text:p>0.000168508785208132</text:p>
          </table:table-cell>
          <table:table-cell/>
        </table:table-row>
        <table:table-row table:style-name="ro2">
          <table:table-cell table:formula="of:=[.A604]+[.A$4]" office:value-type="float" office:value="178.800000000001">
            <text:p>178.800000000001</text:p>
          </table:table-cell>
          <table:table-cell table:formula="of:=[.A605]/([.$D$4]*2)" office:value-type="float" office:value="44.7000000000003">
            <text:p>44.7000000000003</text:p>
          </table:table-cell>
          <table:table-cell table:formula="of:=SQRT(ABS([.$D$2]^2-[.B605]^2))" office:value-type="float" office:value="89.4533956873632">
            <text:p>89.4533956873632</text:p>
          </table:table-cell>
          <table:table-cell table:formula="of:=([.$C$10]-[.C605])*[.$B$4]" office:value-type="float" office:value="13287.0251182776">
            <text:p>13287.0251182776</text:p>
          </table:table-cell>
          <table:table-cell table:formula="of:=ROUND([.D605])" office:value-type="float" office:value="13287">
            <text:p>13287</text:p>
          </table:table-cell>
          <table:table-cell table:formula="of:=([.$C$8]-([.E605]*[.$C$4]))" office:value-type="float" office:value="89.45344375">
            <text:p>89.45344375</text:p>
          </table:table-cell>
          <table:table-cell table:formula="of:=SQRT(ABS([.$D$2]^2-[.F605]^2))" office:value-type="float" office:value="44.6999038171849">
            <text:p>44.6999038171849</text:p>
          </table:table-cell>
          <table:table-cell table:formula="of:=ABS([.B605]-[.G605])" office:value-type="float" office:value="0.0000961828153265287">
            <text:p>0.0000961828153265287</text:p>
          </table:table-cell>
          <table:table-cell/>
        </table:table-row>
        <table:table-row table:style-name="ro2">
          <table:table-cell table:formula="of:=[.A605]+[.A$4]" office:value-type="float" office:value="179.100000000001">
            <text:p>179.100000000001</text:p>
          </table:table-cell>
          <table:table-cell table:formula="of:=[.A606]/([.$D$4]*2)" office:value-type="float" office:value="44.7750000000003">
            <text:p>44.7750000000003</text:p>
          </table:table-cell>
          <table:table-cell table:formula="of:=SQRT(ABS([.$D$2]^2-[.B606]^2))" office:value-type="float" office:value="89.4158787632263">
            <text:p>89.4158787632263</text:p>
          </table:table-cell>
          <table:table-cell table:formula="of:=([.$C$10]-[.C606])*[.$B$4]" office:value-type="float" office:value="13334.2905345131">
            <text:p>13334.2905345131</text:p>
          </table:table-cell>
          <table:table-cell table:formula="of:=ROUND([.D606])" office:value-type="float" office:value="13334">
            <text:p>13334</text:p>
          </table:table-cell>
          <table:table-cell table:formula="of:=([.$C$8]-([.E606]*[.$C$4]))" office:value-type="float" office:value="89.4161375">
            <text:p>89.4161375</text:p>
          </table:table-cell>
          <table:table-cell table:formula="of:=SQRT(ABS([.$D$2]^2-[.F606]^2))" office:value-type="float" office:value="44.7744832977567">
            <text:p>44.7744832977567</text:p>
          </table:table-cell>
          <table:table-cell table:formula="of:=ABS([.B606]-[.G606])" office:value-type="float" office:value="0.000516702243572809">
            <text:p>0.000516702243572809</text:p>
          </table:table-cell>
          <table:table-cell/>
        </table:table-row>
        <table:table-row table:style-name="ro2">
          <table:table-cell table:formula="of:=[.A606]+[.A$4]" office:value-type="float" office:value="179.400000000001">
            <text:p>179.400000000001</text:p>
          </table:table-cell>
          <table:table-cell table:formula="of:=[.A607]/([.$D$4]*2)" office:value-type="float" office:value="44.8500000000003">
            <text:p>44.8500000000003</text:p>
          </table:table-cell>
          <table:table-cell table:formula="of:=SQRT(ABS([.$D$2]^2-[.B607]^2))" office:value-type="float" office:value="89.3782831564803">
            <text:p>89.3782831564803</text:p>
          </table:table-cell>
          <table:table-cell table:formula="of:=([.$C$10]-[.C607])*[.$B$4]" office:value-type="float" office:value="13381.655078445">
            <text:p>13381.655078445</text:p>
          </table:table-cell>
          <table:table-cell table:formula="of:=ROUND([.D607])" office:value-type="float" office:value="13382">
            <text:p>13382</text:p>
          </table:table-cell>
          <table:table-cell table:formula="of:=([.$C$8]-([.E607]*[.$C$4]))" office:value-type="float" office:value="89.3780375">
            <text:p>89.3780375</text:p>
          </table:table-cell>
          <table:table-cell table:formula="of:=SQRT(ABS([.$D$2]^2-[.F607]^2))" office:value-type="float" office:value="44.8504895474798">
            <text:p>44.8504895474798</text:p>
          </table:table-cell>
          <table:table-cell table:formula="of:=ABS([.B607]-[.G607])" office:value-type="float" office:value="0.000489547479503472">
            <text:p>0.000489547479503472</text:p>
          </table:table-cell>
          <table:table-cell/>
        </table:table-row>
        <table:table-row table:style-name="ro2">
          <table:table-cell table:formula="of:=[.A607]+[.A$4]" office:value-type="float" office:value="179.700000000001">
            <text:p>179.700000000001</text:p>
          </table:table-cell>
          <table:table-cell table:formula="of:=[.A608]/([.$D$4]*2)" office:value-type="float" office:value="44.9250000000003">
            <text:p>44.9250000000003</text:p>
          </table:table-cell>
          <table:table-cell table:formula="of:=SQRT(ABS([.$D$2]^2-[.B608]^2))" office:value-type="float" office:value="89.3406087677937">
            <text:p>89.3406087677937</text:p>
          </table:table-cell>
          <table:table-cell table:formula="of:=([.$C$10]-[.C608])*[.$B$4]" office:value-type="float" office:value="13429.1188752156">
            <text:p>13429.1188752156</text:p>
          </table:table-cell>
          <table:table-cell table:formula="of:=ROUND([.D608])" office:value-type="float" office:value="13429">
            <text:p>13429</text:p>
          </table:table-cell>
          <table:table-cell table:formula="of:=([.$C$8]-([.E608]*[.$C$4]))" office:value-type="float" office:value="89.34073125">
            <text:p>89.34073125</text:p>
          </table:table-cell>
          <table:table-cell table:formula="of:=SQRT(ABS([.$D$2]^2-[.F608]^2))" office:value-type="float" office:value="44.9247564235497">
            <text:p>44.9247564235497</text:p>
          </table:table-cell>
          <table:table-cell table:formula="of:=ABS([.B608]-[.G608])" office:value-type="float" office:value="0.00024357645055062">
            <text:p>0.00024357645055062</text:p>
          </table:table-cell>
          <table:table-cell/>
        </table:table-row>
        <table:table-row table:style-name="ro2">
          <table:table-cell table:formula="of:=[.A608]+[.A$4]" office:value-type="float" office:value="180.000000000001">
            <text:p>180.000000000001</text:p>
          </table:table-cell>
          <table:table-cell table:formula="of:=[.A609]/([.$D$4]*2)" office:value-type="float" office:value="45.0000000000003">
            <text:p>45.0000000000003</text:p>
          </table:table-cell>
          <table:table-cell table:formula="of:=SQRT(ABS([.$D$2]^2-[.B609]^2))" office:value-type="float" office:value="89.3028554974586">
            <text:p>89.3028554974586</text:p>
          </table:table-cell>
          <table:table-cell table:formula="of:=([.$C$10]-[.C609])*[.$B$4]" office:value-type="float" office:value="13476.6820504409">
            <text:p>13476.6820504409</text:p>
          </table:table-cell>
          <table:table-cell table:formula="of:=ROUND([.D609])" office:value-type="float" office:value="13477">
            <text:p>13477</text:p>
          </table:table-cell>
          <table:table-cell table:formula="of:=([.$C$8]-([.E609]*[.$C$4]))" office:value-type="float" office:value="89.30263125">
            <text:p>89.30263125</text:p>
          </table:table-cell>
          <table:table-cell table:formula="of:=SQRT(ABS([.$D$2]^2-[.F609]^2))" office:value-type="float" office:value="45.0004450180942">
            <text:p>45.0004450180942</text:p>
          </table:table-cell>
          <table:table-cell table:formula="of:=ABS([.B609]-[.G609])" office:value-type="float" office:value="0.000445018093955696">
            <text:p>0.000445018093955696</text:p>
          </table:table-cell>
          <table:table-cell/>
        </table:table-row>
        <table:table-row table:style-name="ro2">
          <table:table-cell table:formula="of:=[.A609]+[.A$4]" office:value-type="float" office:value="180.300000000001">
            <text:p>180.300000000001</text:p>
          </table:table-cell>
          <table:table-cell table:formula="of:=[.A610]/([.$D$4]*2)" office:value-type="float" office:value="45.0750000000003">
            <text:p>45.0750000000003</text:p>
          </table:table-cell>
          <table:table-cell table:formula="of:=SQRT(ABS([.$D$2]^2-[.B610]^2))" office:value-type="float" office:value="89.2650232453898">
            <text:p>89.2650232453898</text:p>
          </table:table-cell>
          <table:table-cell table:formula="of:=([.$C$10]-[.C610])*[.$B$4]" office:value-type="float" office:value="13524.3447302126">
            <text:p>13524.3447302126</text:p>
          </table:table-cell>
          <table:table-cell table:formula="of:=ROUND([.D610])" office:value-type="float" office:value="13524">
            <text:p>13524</text:p>
          </table:table-cell>
          <table:table-cell table:formula="of:=([.$C$8]-([.E610]*[.$C$4]))" office:value-type="float" office:value="89.265325">
            <text:p>89.265325</text:p>
          </table:table-cell>
          <table:table-cell table:formula="of:=SQRT(ABS([.$D$2]^2-[.F610]^2))" office:value-type="float" office:value="45.0744024102858">
            <text:p>45.0744024102858</text:p>
          </table:table-cell>
          <table:table-cell table:formula="of:=ABS([.B610]-[.G610])" office:value-type="float" office:value="0.000597589714523394">
            <text:p>0.000597589714523394</text:p>
          </table:table-cell>
          <table:table-cell/>
        </table:table-row>
        <table:table-row table:style-name="ro2">
          <table:table-cell table:formula="of:=[.A610]+[.A$4]" office:value-type="float" office:value="180.600000000001">
            <text:p>180.600000000001</text:p>
          </table:table-cell>
          <table:table-cell table:formula="of:=[.A611]/([.$D$4]*2)" office:value-type="float" office:value="45.1500000000003">
            <text:p>45.1500000000003</text:p>
          </table:table-cell>
          <table:table-cell table:formula="of:=SQRT(ABS([.$D$2]^2-[.B611]^2))" office:value-type="float" office:value="89.2271119111225">
            <text:p>89.2271119111225</text:p>
          </table:table-cell>
          <table:table-cell table:formula="of:=([.$C$10]-[.C611])*[.$B$4]" office:value-type="float" office:value="13572.1070411006">
            <text:p>13572.1070411006</text:p>
          </table:table-cell>
          <table:table-cell table:formula="of:=ROUND([.D611])" office:value-type="float" office:value="13572">
            <text:p>13572</text:p>
          </table:table-cell>
          <table:table-cell table:formula="of:=([.$C$8]-([.E611]*[.$C$4]))" office:value-type="float" office:value="89.227225">
            <text:p>89.227225</text:p>
          </table:table-cell>
          <table:table-cell table:formula="of:=SQRT(ABS([.$D$2]^2-[.F611]^2))" office:value-type="float" office:value="45.149776508853">
            <text:p>45.149776508853</text:p>
          </table:table-cell>
          <table:table-cell table:formula="of:=ABS([.B611]-[.G611])" office:value-type="float" office:value="0.000223491147288257">
            <text:p>0.000223491147288257</text:p>
          </table:table-cell>
          <table:table-cell/>
        </table:table-row>
        <table:table-row table:style-name="ro2">
          <table:table-cell table:formula="of:=[.A611]+[.A$4]" office:value-type="float" office:value="180.900000000001">
            <text:p>180.900000000001</text:p>
          </table:table-cell>
          <table:table-cell table:formula="of:=[.A612]/([.$D$4]*2)" office:value-type="float" office:value="45.2250000000003">
            <text:p>45.2250000000003</text:p>
          </table:table-cell>
          <table:table-cell table:formula="of:=SQRT(ABS([.$D$2]^2-[.B612]^2))" office:value-type="float" office:value="89.1891213938111">
            <text:p>89.1891213938111</text:p>
          </table:table-cell>
          <table:table-cell table:formula="of:=([.$C$10]-[.C612])*[.$B$4]" office:value-type="float" office:value="13619.9691101543">
            <text:p>13619.9691101543</text:p>
          </table:table-cell>
          <table:table-cell table:formula="of:=ROUND([.D612])" office:value-type="float" office:value="13620">
            <text:p>13620</text:p>
          </table:table-cell>
          <table:table-cell table:formula="of:=([.$C$8]-([.E612]*[.$C$4]))" office:value-type="float" office:value="89.189125">
            <text:p>89.189125</text:p>
          </table:table-cell>
          <table:table-cell table:formula="of:=SQRT(ABS([.$D$2]^2-[.F612]^2))" office:value-type="float" office:value="45.2249928881628">
            <text:p>45.2249928881628</text:p>
          </table:table-cell>
          <table:table-cell table:formula="of:=ABS([.B612]-[.G612])" office:value-type="float" office:value="0.00000711183750468081">
            <text:p>0.00000711183750468081</text:p>
          </table:table-cell>
          <table:table-cell/>
        </table:table-row>
        <table:table-row table:style-name="ro2">
          <table:table-cell table:formula="of:=[.A612]+[.A$4]" office:value-type="float" office:value="181.200000000001">
            <text:p>181.200000000001</text:p>
          </table:table-cell>
          <table:table-cell table:formula="of:=[.A613]/([.$D$4]*2)" office:value-type="float" office:value="45.3000000000003">
            <text:p>45.3000000000003</text:p>
          </table:table-cell>
          <table:table-cell table:formula="of:=SQRT(ABS([.$D$2]^2-[.B613]^2))" office:value-type="float" office:value="89.1510515922273">
            <text:p>89.1510515922273</text:p>
          </table:table-cell>
          <table:table-cell table:formula="of:=([.$C$10]-[.C613])*[.$B$4]" office:value-type="float" office:value="13667.9310649055">
            <text:p>13667.9310649055</text:p>
          </table:table-cell>
          <table:table-cell table:formula="of:=ROUND([.D613])" office:value-type="float" office:value="13668">
            <text:p>13668</text:p>
          </table:table-cell>
          <table:table-cell table:formula="of:=([.$C$8]-([.E613]*[.$C$4]))" office:value-type="float" office:value="89.151025">
            <text:p>89.151025</text:p>
          </table:table-cell>
          <table:table-cell table:formula="of:=SQRT(ABS([.$D$2]^2-[.F613]^2))" office:value-type="float" office:value="45.3000523338481">
            <text:p>45.3000523338481</text:p>
          </table:table-cell>
          <table:table-cell table:formula="of:=ABS([.B613]-[.G613])" office:value-type="float" office:value="0.000052333847783359">
            <text:p>0.000052333847783359</text:p>
          </table:table-cell>
          <table:table-cell/>
        </table:table-row>
        <table:table-row table:style-name="ro2">
          <table:table-cell table:formula="of:=[.A613]+[.A$4]" office:value-type="float" office:value="181.500000000001">
            <text:p>181.500000000001</text:p>
          </table:table-cell>
          <table:table-cell table:formula="of:=[.A614]/([.$D$4]*2)" office:value-type="float" office:value="45.3750000000003">
            <text:p>45.3750000000003</text:p>
          </table:table-cell>
          <table:table-cell table:formula="of:=SQRT(ABS([.$D$2]^2-[.B614]^2))" office:value-type="float" office:value="89.1129024047583">
            <text:p>89.1129024047583</text:p>
          </table:table-cell>
          <table:table-cell table:formula="of:=([.$C$10]-[.C614])*[.$B$4]" office:value-type="float" office:value="13715.9930333704">
            <text:p>13715.9930333704</text:p>
          </table:table-cell>
          <table:table-cell table:formula="of:=ROUND([.D614])" office:value-type="float" office:value="13716">
            <text:p>13716</text:p>
          </table:table-cell>
          <table:table-cell table:formula="of:=([.$C$8]-([.E614]*[.$C$4]))" office:value-type="float" office:value="89.112925">
            <text:p>89.112925</text:p>
          </table:table-cell>
          <table:table-cell table:formula="of:=SQRT(ABS([.$D$2]^2-[.F614]^2))" office:value-type="float" office:value="45.3749556247097">
            <text:p>45.3749556247097</text:p>
          </table:table-cell>
          <table:table-cell table:formula="of:=ABS([.B614]-[.G614])" office:value-type="float" office:value="0.0000443752905923134">
            <text:p>0.0000443752905923134</text:p>
          </table:table-cell>
          <table:table-cell/>
        </table:table-row>
        <table:table-row table:style-name="ro2">
          <table:table-cell table:formula="of:=[.A614]+[.A$4]" office:value-type="float" office:value="181.800000000001">
            <text:p>181.800000000001</text:p>
          </table:table-cell>
          <table:table-cell table:formula="of:=[.A615]/([.$D$4]*2)" office:value-type="float" office:value="45.4500000000003">
            <text:p>45.4500000000003</text:p>
          </table:table-cell>
          <table:table-cell table:formula="of:=SQRT(ABS([.$D$2]^2-[.B615]^2))" office:value-type="float" office:value="89.0746737294051">
            <text:p>89.0746737294051</text:p>
          </table:table-cell>
          <table:table-cell table:formula="of:=([.$C$10]-[.C615])*[.$B$4]" office:value-type="float" office:value="13764.1551440516">
            <text:p>13764.1551440516</text:p>
          </table:table-cell>
          <table:table-cell table:formula="of:=ROUND([.D615])" office:value-type="float" office:value="13764">
            <text:p>13764</text:p>
          </table:table-cell>
          <table:table-cell table:formula="of:=([.$C$8]-([.E615]*[.$C$4]))" office:value-type="float" office:value="89.074825">
            <text:p>89.074825</text:p>
          </table:table-cell>
          <table:table-cell table:formula="of:=SQRT(ABS([.$D$2]^2-[.F615]^2))" office:value-type="float" office:value="45.4497035327996">
            <text:p>45.4497035327996</text:p>
          </table:table-cell>
          <table:table-cell table:formula="of:=ABS([.B615]-[.G615])" office:value-type="float" office:value="0.000296467200719519">
            <text:p>0.000296467200719519</text:p>
          </table:table-cell>
          <table:table-cell/>
        </table:table-row>
        <table:table-row table:style-name="ro2">
          <table:table-cell table:formula="of:=[.A615]+[.A$4]" office:value-type="float" office:value="182.100000000001">
            <text:p>182.100000000001</text:p>
          </table:table-cell>
          <table:table-cell table:formula="of:=[.A616]/([.$D$4]*2)" office:value-type="float" office:value="45.5250000000003">
            <text:p>45.5250000000003</text:p>
          </table:table-cell>
          <table:table-cell table:formula="of:=SQRT(ABS([.$D$2]^2-[.B616]^2))" office:value-type="float" office:value="89.036365463781">
            <text:p>89.036365463781</text:p>
          </table:table-cell>
          <table:table-cell table:formula="of:=([.$C$10]-[.C616])*[.$B$4]" office:value-type="float" office:value="13812.4175259402">
            <text:p>13812.4175259402</text:p>
          </table:table-cell>
          <table:table-cell table:formula="of:=ROUND([.D616])" office:value-type="float" office:value="13812">
            <text:p>13812</text:p>
          </table:table-cell>
          <table:table-cell table:formula="of:=([.$C$8]-([.E616]*[.$C$4]))" office:value-type="float" office:value="89.036725">
            <text:p>89.036725</text:p>
          </table:table-cell>
          <table:table-cell table:formula="of:=SQRT(ABS([.$D$2]^2-[.F616]^2))" office:value-type="float" office:value="45.5242968235027">
            <text:p>45.5242968235027</text:p>
          </table:table-cell>
          <table:table-cell table:formula="of:=ABS([.B616]-[.G616])" office:value-type="float" office:value="0.000703176497637514">
            <text:p>0.000703176497637514</text:p>
          </table:table-cell>
          <table:table-cell/>
        </table:table-row>
        <table:table-row table:style-name="ro2">
          <table:table-cell table:formula="of:=[.A616]+[.A$4]" office:value-type="float" office:value="182.400000000001">
            <text:p>182.400000000001</text:p>
          </table:table-cell>
          <table:table-cell table:formula="of:=[.A617]/([.$D$4]*2)" office:value-type="float" office:value="45.6000000000003">
            <text:p>45.6000000000003</text:p>
          </table:table-cell>
          <table:table-cell table:formula="of:=SQRT(ABS([.$D$2]^2-[.B617]^2))" office:value-type="float" office:value="88.9979775051095">
            <text:p>88.9979775051095</text:p>
          </table:table-cell>
          <table:table-cell table:formula="of:=([.$C$10]-[.C617])*[.$B$4]" office:value-type="float" office:value="13860.7803085185">
            <text:p>13860.7803085185</text:p>
          </table:table-cell>
          <table:table-cell table:formula="of:=ROUND([.D617])" office:value-type="float" office:value="13861">
            <text:p>13861</text:p>
          </table:table-cell>
          <table:table-cell table:formula="of:=([.$C$8]-([.E617]*[.$C$4]))" office:value-type="float" office:value="88.99783125">
            <text:p>88.99783125</text:p>
          </table:table-cell>
          <table:table-cell table:formula="of:=SQRT(ABS([.$D$2]^2-[.F617]^2))" office:value-type="float" office:value="45.6002854464369">
            <text:p>45.6002854464369</text:p>
          </table:table-cell>
          <table:table-cell table:formula="of:=ABS([.B617]-[.G617])" office:value-type="float" office:value="0.000285446436578241">
            <text:p>0.000285446436578241</text:p>
          </table:table-cell>
          <table:table-cell/>
        </table:table-row>
        <table:table-row table:style-name="ro2">
          <table:table-cell table:formula="of:=[.A617]+[.A$4]" office:value-type="float" office:value="182.700000000001">
            <text:p>182.700000000001</text:p>
          </table:table-cell>
          <table:table-cell table:formula="of:=[.A618]/([.$D$4]*2)" office:value-type="float" office:value="45.6750000000003">
            <text:p>45.6750000000003</text:p>
          </table:table-cell>
          <table:table-cell table:formula="of:=SQRT(ABS([.$D$2]^2-[.B618]^2))" office:value-type="float" office:value="88.9595097502227">
            <text:p>88.9595097502227</text:p>
          </table:table-cell>
          <table:table-cell table:formula="of:=([.$C$10]-[.C618])*[.$B$4]" office:value-type="float" office:value="13909.2436217617">
            <text:p>13909.2436217617</text:p>
          </table:table-cell>
          <table:table-cell table:formula="of:=ROUND([.D618])" office:value-type="float" office:value="13909">
            <text:p>13909</text:p>
          </table:table-cell>
          <table:table-cell table:formula="of:=([.$C$8]-([.E618]*[.$C$4]))" office:value-type="float" office:value="88.95973125">
            <text:p>88.95973125</text:p>
          </table:table-cell>
          <table:table-cell table:formula="of:=SQRT(ABS([.$D$2]^2-[.F618]^2))" office:value-type="float" office:value="45.6745685904944">
            <text:p>45.6745685904944</text:p>
          </table:table-cell>
          <table:table-cell table:formula="of:=ABS([.B618]-[.G618])" office:value-type="float" office:value="0.000431409505949887">
            <text:p>0.000431409505949887</text:p>
          </table:table-cell>
          <table:table-cell/>
        </table:table-row>
        <table:table-row table:style-name="ro2">
          <table:table-cell table:formula="of:=[.A618]+[.A$4]" office:value-type="float" office:value="183.000000000001">
            <text:p>183.000000000001</text:p>
          </table:table-cell>
          <table:table-cell table:formula="of:=[.A619]/([.$D$4]*2)" office:value-type="float" office:value="45.7500000000003">
            <text:p>45.7500000000003</text:p>
          </table:table-cell>
          <table:table-cell table:formula="of:=SQRT(ABS([.$D$2]^2-[.B619]^2))" office:value-type="float" office:value="88.9209620955598">
            <text:p>88.9209620955598</text:p>
          </table:table-cell>
          <table:table-cell table:formula="of:=([.$C$10]-[.C619])*[.$B$4]" office:value-type="float" office:value="13957.8075961402">
            <text:p>13957.8075961402</text:p>
          </table:table-cell>
          <table:table-cell table:formula="of:=ROUND([.D619])" office:value-type="float" office:value="13958">
            <text:p>13958</text:p>
          </table:table-cell>
          <table:table-cell table:formula="of:=([.$C$8]-([.E619]*[.$C$4]))" office:value-type="float" office:value="88.9208375">
            <text:p>88.9208375</text:p>
          </table:table-cell>
          <table:table-cell table:formula="of:=SQRT(ABS([.$D$2]^2-[.F619]^2))" office:value-type="float" office:value="45.7502421665568">
            <text:p>45.7502421665568</text:p>
          </table:table-cell>
          <table:table-cell table:formula="of:=ABS([.B619]-[.G619])" office:value-type="float" office:value="0.000242166556510881">
            <text:p>0.000242166556510881</text:p>
          </table:table-cell>
          <table:table-cell/>
        </table:table-row>
        <table:table-row table:style-name="ro2">
          <table:table-cell table:formula="of:=[.A619]+[.A$4]" office:value-type="float" office:value="183.300000000001">
            <text:p>183.300000000001</text:p>
          </table:table-cell>
          <table:table-cell table:formula="of:=[.A620]/([.$D$4]*2)" office:value-type="float" office:value="45.8250000000003">
            <text:p>45.8250000000003</text:p>
          </table:table-cell>
          <table:table-cell table:formula="of:=SQRT(ABS([.$D$2]^2-[.B620]^2))" office:value-type="float" office:value="88.8823344371646">
            <text:p>88.8823344371646</text:p>
          </table:table-cell>
          <table:table-cell table:formula="of:=([.$C$10]-[.C620])*[.$B$4]" office:value-type="float" office:value="14006.4723626223">
            <text:p>14006.4723626223</text:p>
          </table:table-cell>
          <table:table-cell table:formula="of:=ROUND([.D620])" office:value-type="float" office:value="14006">
            <text:p>14006</text:p>
          </table:table-cell>
          <table:table-cell table:formula="of:=([.$C$8]-([.E620]*[.$C$4]))" office:value-type="float" office:value="88.8827375">
            <text:p>88.8827375</text:p>
          </table:table-cell>
          <table:table-cell table:formula="of:=SQRT(ABS([.$D$2]^2-[.F620]^2))" office:value-type="float" office:value="45.824218209437">
            <text:p>45.824218209437</text:p>
          </table:table-cell>
          <table:table-cell table:formula="of:=ABS([.B620]-[.G620])" office:value-type="float" office:value="0.000781790563358697">
            <text:p>0.000781790563358697</text:p>
          </table:table-cell>
          <table:table-cell/>
        </table:table-row>
        <table:table-row table:style-name="ro2">
          <table:table-cell table:formula="of:=[.A620]+[.A$4]" office:value-type="float" office:value="183.600000000001">
            <text:p>183.600000000001</text:p>
          </table:table-cell>
          <table:table-cell table:formula="of:=[.A621]/([.$D$4]*2)" office:value-type="float" office:value="45.9000000000003">
            <text:p>45.9000000000003</text:p>
          </table:table-cell>
          <table:table-cell table:formula="of:=SQRT(ABS([.$D$2]^2-[.B621]^2))" office:value-type="float" office:value="88.8436266706846">
            <text:p>88.8436266706846</text:p>
          </table:table-cell>
          <table:table-cell table:formula="of:=([.$C$10]-[.C621])*[.$B$4]" office:value-type="float" office:value="14055.2380526759">
            <text:p>14055.2380526759</text:p>
          </table:table-cell>
          <table:table-cell table:formula="of:=ROUND([.D621])" office:value-type="float" office:value="14055">
            <text:p>14055</text:p>
          </table:table-cell>
          <table:table-cell table:formula="of:=([.$C$8]-([.E621]*[.$C$4]))" office:value-type="float" office:value="88.84384375">
            <text:p>88.84384375</text:p>
          </table:table-cell>
          <table:table-cell table:formula="of:=SQRT(ABS([.$D$2]^2-[.F621]^2))" office:value-type="float" office:value="45.8995798207956">
            <text:p>45.8995798207956</text:p>
          </table:table-cell>
          <table:table-cell table:formula="of:=ABS([.B621]-[.G621])" office:value-type="float" office:value="0.000420179204724036">
            <text:p>0.000420179204724036</text:p>
          </table:table-cell>
          <table:table-cell/>
        </table:table-row>
        <table:table-row table:style-name="ro2">
          <table:table-cell table:formula="of:=[.A621]+[.A$4]" office:value-type="float" office:value="183.900000000001">
            <text:p>183.900000000001</text:p>
          </table:table-cell>
          <table:table-cell table:formula="of:=[.A622]/([.$D$4]*2)" office:value-type="float" office:value="45.9750000000003">
            <text:p>45.9750000000003</text:p>
          </table:table-cell>
          <table:table-cell table:formula="of:=SQRT(ABS([.$D$2]^2-[.B622]^2))" office:value-type="float" office:value="88.8048386913685">
            <text:p>88.8048386913685</text:p>
          </table:table-cell>
          <table:table-cell table:formula="of:=([.$C$10]-[.C622])*[.$B$4]" office:value-type="float" office:value="14104.104798271">
            <text:p>14104.104798271</text:p>
          </table:table-cell>
          <table:table-cell table:formula="of:=ROUND([.D622])" office:value-type="float" office:value="14104">
            <text:p>14104</text:p>
          </table:table-cell>
          <table:table-cell table:formula="of:=([.$C$8]-([.E622]*[.$C$4]))" office:value-type="float" office:value="88.80495">
            <text:p>88.80495</text:p>
          </table:table-cell>
          <table:table-cell table:formula="of:=SQRT(ABS([.$D$2]^2-[.F622]^2))" office:value-type="float" office:value="45.9747849967512">
            <text:p>45.9747849967512</text:p>
          </table:table-cell>
          <table:table-cell table:formula="of:=ABS([.B622]-[.G622])" office:value-type="float" office:value="0.000215003249117274">
            <text:p>0.000215003249117274</text:p>
          </table:table-cell>
          <table:table-cell/>
        </table:table-row>
        <table:table-row table:style-name="ro2">
          <table:table-cell table:formula="of:=[.A622]+[.A$4]" office:value-type="float" office:value="184.200000000001">
            <text:p>184.200000000001</text:p>
          </table:table-cell>
          <table:table-cell table:formula="of:=[.A623]/([.$D$4]*2)" office:value-type="float" office:value="46.0500000000003">
            <text:p>46.0500000000003</text:p>
          </table:table-cell>
          <table:table-cell table:formula="of:=SQRT(ABS([.$D$2]^2-[.B623]^2))" office:value-type="float" office:value="88.7659703940647">
            <text:p>88.7659703940647</text:p>
          </table:table-cell>
          <table:table-cell table:formula="of:=([.$C$10]-[.C623])*[.$B$4]" office:value-type="float" office:value="14153.072731882">
            <text:p>14153.072731882</text:p>
          </table:table-cell>
          <table:table-cell table:formula="of:=ROUND([.D623])" office:value-type="float" office:value="14153">
            <text:p>14153</text:p>
          </table:table-cell>
          <table:table-cell table:formula="of:=([.$C$8]-([.E623]*[.$C$4]))" office:value-type="float" office:value="88.76605625">
            <text:p>88.76605625</text:p>
          </table:table-cell>
          <table:table-cell table:formula="of:=SQRT(ABS([.$D$2]^2-[.F623]^2))" office:value-type="float" office:value="46.0498345037399">
            <text:p>46.0498345037399</text:p>
          </table:table-cell>
          <table:table-cell table:formula="of:=ABS([.B623]-[.G623])" office:value-type="float" office:value="0.000165496260400744">
            <text:p>0.000165496260400744</text:p>
          </table:table-cell>
          <table:table-cell/>
        </table:table-row>
        <table:table-row table:style-name="ro2">
          <table:table-cell table:formula="of:=[.A623]+[.A$4]" office:value-type="float" office:value="184.500000000001">
            <text:p>184.500000000001</text:p>
          </table:table-cell>
          <table:table-cell table:formula="of:=[.A624]/([.$D$4]*2)" office:value-type="float" office:value="46.1250000000003">
            <text:p>46.1250000000003</text:p>
          </table:table-cell>
          <table:table-cell table:formula="of:=SQRT(ABS([.$D$2]^2-[.B624]^2))" office:value-type="float" office:value="88.7270216732195">
            <text:p>88.7270216732195</text:p>
          </table:table-cell>
          <table:table-cell table:formula="of:=([.$C$10]-[.C624])*[.$B$4]" office:value-type="float" office:value="14202.1419864901">
            <text:p>14202.1419864901</text:p>
          </table:table-cell>
          <table:table-cell table:formula="of:=ROUND([.D624])" office:value-type="float" office:value="14202">
            <text:p>14202</text:p>
          </table:table-cell>
          <table:table-cell table:formula="of:=([.$C$8]-([.E624]*[.$C$4]))" office:value-type="float" office:value="88.7271625">
            <text:p>88.7271625</text:p>
          </table:table-cell>
          <table:table-cell table:formula="of:=SQRT(ABS([.$D$2]^2-[.F624]^2))" office:value-type="float" office:value="46.1247291016283">
            <text:p>46.1247291016283</text:p>
          </table:table-cell>
          <table:table-cell table:formula="of:=ABS([.B624]-[.G624])" office:value-type="float" office:value="0.000270898372065176">
            <text:p>0.000270898372065176</text:p>
          </table:table-cell>
          <table:table-cell/>
        </table:table-row>
        <table:table-row table:style-name="ro2">
          <table:table-cell table:formula="of:=[.A624]+[.A$4]" office:value-type="float" office:value="184.800000000001">
            <text:p>184.800000000001</text:p>
          </table:table-cell>
          <table:table-cell table:formula="of:=[.A625]/([.$D$4]*2)" office:value-type="float" office:value="46.2000000000003">
            <text:p>46.2000000000003</text:p>
          </table:table-cell>
          <table:table-cell table:formula="of:=SQRT(ABS([.$D$2]^2-[.B625]^2))" office:value-type="float" office:value="88.6879924228752">
            <text:p>88.6879924228752</text:p>
          </table:table-cell>
          <table:table-cell table:formula="of:=([.$C$10]-[.C625])*[.$B$4]" office:value-type="float" office:value="14251.3126955853">
            <text:p>14251.3126955853</text:p>
          </table:table-cell>
          <table:table-cell table:formula="of:=ROUND([.D625])" office:value-type="float" office:value="14251">
            <text:p>14251</text:p>
          </table:table-cell>
          <table:table-cell table:formula="of:=([.$C$8]-([.E625]*[.$C$4]))" office:value-type="float" office:value="88.68826875">
            <text:p>88.68826875</text:p>
          </table:table-cell>
          <table:table-cell table:formula="of:=SQRT(ABS([.$D$2]^2-[.F625]^2))" office:value-type="float" office:value="46.1994695437921">
            <text:p>46.1994695437921</text:p>
          </table:table-cell>
          <table:table-cell table:formula="of:=ABS([.B625]-[.G625])" office:value-type="float" office:value="0.000530456208238661">
            <text:p>0.000530456208238661</text:p>
          </table:table-cell>
          <table:table-cell/>
        </table:table-row>
        <table:table-row table:style-name="ro2">
          <table:table-cell table:formula="of:=[.A625]+[.A$4]" office:value-type="float" office:value="185.100000000001">
            <text:p>185.100000000001</text:p>
          </table:table-cell>
          <table:table-cell table:formula="of:=[.A626]/([.$D$4]*2)" office:value-type="float" office:value="46.2750000000003">
            <text:p>46.2750000000003</text:p>
          </table:table-cell>
          <table:table-cell table:formula="of:=SQRT(ABS([.$D$2]^2-[.B626]^2))" office:value-type="float" office:value="88.6488825366681">
            <text:p>88.6488825366681</text:p>
          </table:table-cell>
          <table:table-cell table:formula="of:=([.$C$10]-[.C626])*[.$B$4]" office:value-type="float" office:value="14300.5849931691">
            <text:p>14300.5849931691</text:p>
          </table:table-cell>
          <table:table-cell table:formula="of:=ROUND([.D626])" office:value-type="float" office:value="14301">
            <text:p>14301</text:p>
          </table:table-cell>
          <table:table-cell table:formula="of:=([.$C$8]-([.E626]*[.$C$4]))" office:value-type="float" office:value="88.64858125">
            <text:p>88.64858125</text:p>
          </table:table-cell>
          <table:table-cell table:formula="of:=SQRT(ABS([.$D$2]^2-[.F626]^2))" office:value-type="float" office:value="46.2755771694114">
            <text:p>46.2755771694114</text:p>
          </table:table-cell>
          <table:table-cell table:formula="of:=ABS([.B626]-[.G626])" office:value-type="float" office:value="0.00057716941104502">
            <text:p>0.00057716941104502</text:p>
          </table:table-cell>
          <table:table-cell/>
        </table:table-row>
        <table:table-row table:style-name="ro2">
          <table:table-cell table:formula="of:=[.A626]+[.A$4]" office:value-type="float" office:value="185.400000000001">
            <text:p>185.400000000001</text:p>
          </table:table-cell>
          <table:table-cell table:formula="of:=[.A627]/([.$D$4]*2)" office:value-type="float" office:value="46.3500000000003">
            <text:p>46.3500000000003</text:p>
          </table:table-cell>
          <table:table-cell table:formula="of:=SQRT(ABS([.$D$2]^2-[.B627]^2))" office:value-type="float" office:value="88.6096919078267">
            <text:p>88.6096919078267</text:p>
          </table:table-cell>
          <table:table-cell table:formula="of:=([.$C$10]-[.C627])*[.$B$4]" office:value-type="float" office:value="14349.9590137567">
            <text:p>14349.9590137567</text:p>
          </table:table-cell>
          <table:table-cell table:formula="of:=ROUND([.D627])" office:value-type="float" office:value="14350">
            <text:p>14350</text:p>
          </table:table-cell>
          <table:table-cell table:formula="of:=([.$C$8]-([.E627]*[.$C$4]))" office:value-type="float" office:value="88.6096875">
            <text:p>88.6096875</text:p>
          </table:table-cell>
          <table:table-cell table:formula="of:=SQRT(ABS([.$D$2]^2-[.F627]^2))" office:value-type="float" office:value="46.3500084266696">
            <text:p>46.3500084266696</text:p>
          </table:table-cell>
          <table:table-cell table:formula="of:=ABS([.B627]-[.G627])" office:value-type="float" office:value="0.0000084266692610413">
            <text:p>0.0000084266692610413</text:p>
          </table:table-cell>
          <table:table-cell/>
        </table:table-row>
        <table:table-row table:style-name="ro2">
          <table:table-cell table:formula="of:=[.A627]+[.A$4]" office:value-type="float" office:value="185.700000000001">
            <text:p>185.700000000001</text:p>
          </table:table-cell>
          <table:table-cell table:formula="of:=[.A628]/([.$D$4]*2)" office:value-type="float" office:value="46.4250000000003">
            <text:p>46.4250000000003</text:p>
          </table:table-cell>
          <table:table-cell table:formula="of:=SQRT(ABS([.$D$2]^2-[.B628]^2))" office:value-type="float" office:value="88.5704204291702">
            <text:p>88.5704204291702</text:p>
          </table:table-cell>
          <table:table-cell table:formula="of:=([.$C$10]-[.C628])*[.$B$4]" office:value-type="float" office:value="14399.434892379">
            <text:p>14399.434892379</text:p>
          </table:table-cell>
          <table:table-cell table:formula="of:=ROUND([.D628])" office:value-type="float" office:value="14399">
            <text:p>14399</text:p>
          </table:table-cell>
          <table:table-cell table:formula="of:=([.$C$8]-([.E628]*[.$C$4]))" office:value-type="float" office:value="88.57079375">
            <text:p>88.57079375</text:p>
          </table:table-cell>
          <table:table-cell table:formula="of:=SQRT(ABS([.$D$2]^2-[.F628]^2))" office:value-type="float" office:value="46.42428776508">
            <text:p>46.42428776508</text:p>
          </table:table-cell>
          <table:table-cell table:formula="of:=ABS([.B628]-[.G628])" office:value-type="float" office:value="0.000712234920300148">
            <text:p>0.000712234920300148</text:p>
          </table:table-cell>
          <table:table-cell/>
        </table:table-row>
        <table:table-row table:style-name="ro2">
          <table:table-cell table:formula="of:=[.A628]+[.A$4]" office:value-type="float" office:value="186.000000000001">
            <text:p>186.000000000001</text:p>
          </table:table-cell>
          <table:table-cell table:formula="of:=[.A629]/([.$D$4]*2)" office:value-type="float" office:value="46.5000000000003">
            <text:p>46.5000000000003</text:p>
          </table:table-cell>
          <table:table-cell table:formula="of:=SQRT(ABS([.$D$2]^2-[.B629]^2))" office:value-type="float" office:value="88.5310679931061">
            <text:p>88.5310679931061</text:p>
          </table:table-cell>
          <table:table-cell table:formula="of:=([.$C$10]-[.C629])*[.$B$4]" office:value-type="float" office:value="14449.0127645858">
            <text:p>14449.0127645858</text:p>
          </table:table-cell>
          <table:table-cell table:formula="of:=ROUND([.D629])" office:value-type="float" office:value="14449">
            <text:p>14449</text:p>
          </table:table-cell>
          <table:table-cell table:formula="of:=([.$C$8]-([.E629]*[.$C$4]))" office:value-type="float" office:value="88.53110625">
            <text:p>88.53110625</text:p>
          </table:table-cell>
          <table:table-cell table:formula="of:=SQRT(ABS([.$D$2]^2-[.F629]^2))" office:value-type="float" office:value="46.4999271628592">
            <text:p>46.4999271628592</text:p>
          </table:table-cell>
          <table:table-cell table:formula="of:=ABS([.B629]-[.G629])" office:value-type="float" office:value="0.000072837141118498">
            <text:p>0.000072837141118498</text:p>
          </table:table-cell>
          <table:table-cell/>
        </table:table-row>
        <table:table-row table:style-name="ro2">
          <table:table-cell table:formula="of:=[.A629]+[.A$4]" office:value-type="float" office:value="186.300000000001">
            <text:p>186.300000000001</text:p>
          </table:table-cell>
          <table:table-cell table:formula="of:=[.A630]/([.$D$4]*2)" office:value-type="float" office:value="46.5750000000003">
            <text:p>46.5750000000003</text:p>
          </table:table-cell>
          <table:table-cell table:formula="of:=SQRT(ABS([.$D$2]^2-[.B630]^2))" office:value-type="float" office:value="88.4916344916285">
            <text:p>88.4916344916285</text:p>
          </table:table-cell>
          <table:table-cell table:formula="of:=([.$C$10]-[.C630])*[.$B$4]" office:value-type="float" office:value="14498.6927664474">
            <text:p>14498.6927664474</text:p>
          </table:table-cell>
          <table:table-cell table:formula="of:=ROUND([.D630])" office:value-type="float" office:value="14499">
            <text:p>14499</text:p>
          </table:table-cell>
          <table:table-cell table:formula="of:=([.$C$8]-([.E630]*[.$C$4]))" office:value-type="float" office:value="88.49141875">
            <text:p>88.49141875</text:p>
          </table:table-cell>
          <table:table-cell table:formula="of:=SQRT(ABS([.$D$2]^2-[.F630]^2))" office:value-type="float" office:value="46.5754099027818">
            <text:p>46.5754099027818</text:p>
          </table:table-cell>
          <table:table-cell table:formula="of:=ABS([.B630]-[.G630])" office:value-type="float" office:value="0.000409902781484561">
            <text:p>0.000409902781484561</text:p>
          </table:table-cell>
          <table:table-cell/>
        </table:table-row>
        <table:table-row table:style-name="ro2">
          <table:table-cell table:formula="of:=[.A630]+[.A$4]" office:value-type="float" office:value="186.600000000001">
            <text:p>186.600000000001</text:p>
          </table:table-cell>
          <table:table-cell table:formula="of:=[.A631]/([.$D$4]*2)" office:value-type="float" office:value="46.6500000000003">
            <text:p>46.6500000000003</text:p>
          </table:table-cell>
          <table:table-cell table:formula="of:=SQRT(ABS([.$D$2]^2-[.B631]^2))" office:value-type="float" office:value="88.4521198163163">
            <text:p>88.4521198163163</text:p>
          </table:table-cell>
          <table:table-cell table:formula="of:=([.$C$10]-[.C631])*[.$B$4]" office:value-type="float" office:value="14548.4750345572">
            <text:p>14548.4750345572</text:p>
          </table:table-cell>
          <table:table-cell table:formula="of:=ROUND([.D631])" office:value-type="float" office:value="14548">
            <text:p>14548</text:p>
          </table:table-cell>
          <table:table-cell table:formula="of:=([.$C$8]-([.E631]*[.$C$4]))" office:value-type="float" office:value="88.452525">
            <text:p>88.452525</text:p>
          </table:table-cell>
          <table:table-cell table:formula="of:=SQRT(ABS([.$D$2]^2-[.F631]^2))" office:value-type="float" office:value="46.6492317313413">
            <text:p>46.6492317313413</text:p>
          </table:table-cell>
          <table:table-cell table:formula="of:=ABS([.B631]-[.G631])" office:value-type="float" office:value="0.000768268659079752">
            <text:p>0.000768268659079752</text:p>
          </table:table-cell>
          <table:table-cell/>
        </table:table-row>
        <table:table-row table:style-name="ro2">
          <table:table-cell table:formula="of:=[.A631]+[.A$4]" office:value-type="float" office:value="186.900000000001">
            <text:p>186.900000000001</text:p>
          </table:table-cell>
          <table:table-cell table:formula="of:=[.A632]/([.$D$4]*2)" office:value-type="float" office:value="46.7250000000003">
            <text:p>46.7250000000003</text:p>
          </table:table-cell>
          <table:table-cell table:formula="of:=SQRT(ABS([.$D$2]^2-[.B632]^2))" office:value-type="float" office:value="88.4125238583311">
            <text:p>88.4125238583311</text:p>
          </table:table-cell>
          <table:table-cell table:formula="of:=([.$C$10]-[.C632])*[.$B$4]" office:value-type="float" office:value="14598.3597060346">
            <text:p>14598.3597060346</text:p>
          </table:table-cell>
          <table:table-cell table:formula="of:=ROUND([.D632])" office:value-type="float" office:value="14598">
            <text:p>14598</text:p>
          </table:table-cell>
          <table:table-cell table:formula="of:=([.$C$8]-([.E632]*[.$C$4]))" office:value-type="float" office:value="88.4128375">
            <text:p>88.4128375</text:p>
          </table:table-cell>
          <table:table-cell table:formula="of:=SQRT(ABS([.$D$2]^2-[.F632]^2))" office:value-type="float" office:value="46.724406525911">
            <text:p>46.724406525911</text:p>
          </table:table-cell>
          <table:table-cell table:formula="of:=ABS([.B632]-[.G632])" office:value-type="float" office:value="0.000593474089335189">
            <text:p>0.000593474089335189</text:p>
          </table:table-cell>
          <table:table-cell/>
        </table:table-row>
        <table:table-row table:style-name="ro2">
          <table:table-cell table:formula="of:=[.A632]+[.A$4]" office:value-type="float" office:value="187.200000000001">
            <text:p>187.200000000001</text:p>
          </table:table-cell>
          <table:table-cell table:formula="of:=[.A633]/([.$D$4]*2)" office:value-type="float" office:value="46.8000000000003">
            <text:p>46.8000000000003</text:p>
          </table:table-cell>
          <table:table-cell table:formula="of:=SQRT(ABS([.$D$2]^2-[.B633]^2))" office:value-type="float" office:value="88.3728465084155">
            <text:p>88.3728465084155</text:p>
          </table:table-cell>
          <table:table-cell table:formula="of:=([.$C$10]-[.C633])*[.$B$4]" office:value-type="float" office:value="14648.3469185267">
            <text:p>14648.3469185267</text:p>
          </table:table-cell>
          <table:table-cell table:formula="of:=ROUND([.D633])" office:value-type="float" office:value="14648">
            <text:p>14648</text:p>
          </table:table-cell>
          <table:table-cell table:formula="of:=([.$C$8]-([.E633]*[.$C$4]))" office:value-type="float" office:value="88.37315">
            <text:p>88.37315</text:p>
          </table:table-cell>
          <table:table-cell table:formula="of:=SQRT(ABS([.$D$2]^2-[.F633]^2))" office:value-type="float" office:value="46.7994269097123">
            <text:p>46.7994269097123</text:p>
          </table:table-cell>
          <table:table-cell table:formula="of:=ABS([.B633]-[.G633])" office:value-type="float" office:value="0.000573090288071398">
            <text:p>0.000573090288071398</text:p>
          </table:table-cell>
          <table:table-cell/>
        </table:table-row>
        <table:table-row table:style-name="ro2">
          <table:table-cell table:formula="of:=[.A633]+[.A$4]" office:value-type="float" office:value="187.500000000001">
            <text:p>187.500000000001</text:p>
          </table:table-cell>
          <table:table-cell table:formula="of:=[.A634]/([.$D$4]*2)" office:value-type="float" office:value="46.8750000000003">
            <text:p>46.8750000000003</text:p>
          </table:table-cell>
          <table:table-cell table:formula="of:=SQRT(ABS([.$D$2]^2-[.B634]^2))" office:value-type="float" office:value="88.3330876568909">
            <text:p>88.3330876568909</text:p>
          </table:table-cell>
          <table:table-cell table:formula="of:=([.$C$10]-[.C634])*[.$B$4]" office:value-type="float" office:value="14698.4368102112">
            <text:p>14698.4368102112</text:p>
          </table:table-cell>
          <table:table-cell table:formula="of:=ROUND([.D634])" office:value-type="float" office:value="14698">
            <text:p>14698</text:p>
          </table:table-cell>
          <table:table-cell table:formula="of:=([.$C$8]-([.E634]*[.$C$4]))" office:value-type="float" office:value="88.3334625">
            <text:p>88.3334625</text:p>
          </table:table-cell>
          <table:table-cell table:formula="of:=SQRT(ABS([.$D$2]^2-[.F634]^2))" office:value-type="float" office:value="46.8742936241294">
            <text:p>46.8742936241294</text:p>
          </table:table-cell>
          <table:table-cell table:formula="of:=ABS([.B634]-[.G634])" office:value-type="float" office:value="0.000706375870990428">
            <text:p>0.000706375870990428</text:p>
          </table:table-cell>
          <table:table-cell/>
        </table:table-row>
        <table:table-row table:style-name="ro2">
          <table:table-cell table:formula="of:=[.A634]+[.A$4]" office:value-type="float" office:value="187.800000000001">
            <text:p>187.800000000001</text:p>
          </table:table-cell>
          <table:table-cell table:formula="of:=[.A635]/([.$D$4]*2)" office:value-type="float" office:value="46.9500000000004">
            <text:p>46.9500000000004</text:p>
          </table:table-cell>
          <table:table-cell table:formula="of:=SQRT(ABS([.$D$2]^2-[.B635]^2))" office:value-type="float" office:value="88.2932471936556">
            <text:p>88.2932471936556</text:p>
          </table:table-cell>
          <table:table-cell table:formula="of:=([.$C$10]-[.C635])*[.$B$4]" office:value-type="float" office:value="14748.629519799">
            <text:p>14748.629519799</text:p>
          </table:table-cell>
          <table:table-cell table:formula="of:=ROUND([.D635])" office:value-type="float" office:value="14749">
            <text:p>14749</text:p>
          </table:table-cell>
          <table:table-cell table:formula="of:=([.$C$8]-([.E635]*[.$C$4]))" office:value-type="float" office:value="88.29298125">
            <text:p>88.29298125</text:p>
          </table:table-cell>
          <table:table-cell table:formula="of:=SQRT(ABS([.$D$2]^2-[.F635]^2))" office:value-type="float" office:value="46.9505001249949">
            <text:p>46.9505001249949</text:p>
          </table:table-cell>
          <table:table-cell table:formula="of:=ABS([.B635]-[.G635])" office:value-type="float" office:value="0.000500124994580631">
            <text:p>0.000500124994580631</text:p>
          </table:table-cell>
          <table:table-cell/>
        </table:table-row>
        <table:table-row table:style-name="ro2">
          <table:table-cell table:formula="of:=[.A635]+[.A$4]" office:value-type="float" office:value="188.100000000001">
            <text:p>188.100000000001</text:p>
          </table:table-cell>
          <table:table-cell table:formula="of:=[.A636]/([.$D$4]*2)" office:value-type="float" office:value="47.0250000000004">
            <text:p>47.0250000000004</text:p>
          </table:table-cell>
          <table:table-cell table:formula="of:=SQRT(ABS([.$D$2]^2-[.B636]^2))" office:value-type="float" office:value="88.2533250081829">
            <text:p>88.2533250081829</text:p>
          </table:table-cell>
          <table:table-cell table:formula="of:=([.$C$10]-[.C636])*[.$B$4]" office:value-type="float" office:value="14798.9251865362">
            <text:p>14798.9251865362</text:p>
          </table:table-cell>
          <table:table-cell table:formula="of:=ROUND([.D636])" office:value-type="float" office:value="14799">
            <text:p>14799</text:p>
          </table:table-cell>
          <table:table-cell table:formula="of:=([.$C$8]-([.E636]*[.$C$4]))" office:value-type="float" office:value="88.25329375">
            <text:p>88.25329375</text:p>
          </table:table-cell>
          <table:table-cell table:formula="of:=SQRT(ABS([.$D$2]^2-[.F636]^2))" office:value-type="float" office:value="47.0250586631873">
            <text:p>47.0250586631873</text:p>
          </table:table-cell>
          <table:table-cell table:formula="of:=ABS([.B636]-[.G636])" office:value-type="float" office:value="0.0000586631869907705">
            <text:p>0.0000586631869907705</text:p>
          </table:table-cell>
          <table:table-cell/>
        </table:table-row>
        <table:table-row table:style-name="ro2">
          <table:table-cell table:formula="of:=[.A636]+[.A$4]" office:value-type="float" office:value="188.400000000001">
            <text:p>188.400000000001</text:p>
          </table:table-cell>
          <table:table-cell table:formula="of:=[.A637]/([.$D$4]*2)" office:value-type="float" office:value="47.1000000000004">
            <text:p>47.1000000000004</text:p>
          </table:table-cell>
          <table:table-cell table:formula="of:=SQRT(ABS([.$D$2]^2-[.B637]^2))" office:value-type="float" office:value="88.2133209895193">
            <text:p>88.2133209895193</text:p>
          </table:table-cell>
          <table:table-cell table:formula="of:=([.$C$10]-[.C637])*[.$B$4]" office:value-type="float" office:value="14849.3239502069">
            <text:p>14849.3239502069</text:p>
          </table:table-cell>
          <table:table-cell table:formula="of:=ROUND([.D637])" office:value-type="float" office:value="14849">
            <text:p>14849</text:p>
          </table:table-cell>
          <table:table-cell table:formula="of:=([.$C$8]-([.E637]*[.$C$4]))" office:value-type="float" office:value="88.21360625">
            <text:p>88.21360625</text:p>
          </table:table-cell>
          <table:table-cell table:formula="of:=SQRT(ABS([.$D$2]^2-[.F637]^2))" office:value-type="float" office:value="47.0994657333813">
            <text:p>47.0994657333813</text:p>
          </table:table-cell>
          <table:table-cell table:formula="of:=ABS([.B637]-[.G637])" office:value-type="float" office:value="0.00053426661903444">
            <text:p>0.00053426661903444</text:p>
          </table:table-cell>
          <table:table-cell/>
        </table:table-row>
        <table:table-row table:style-name="ro2">
          <table:table-cell table:formula="of:=[.A637]+[.A$4]" office:value-type="float" office:value="188.700000000001">
            <text:p>188.700000000001</text:p>
          </table:table-cell>
          <table:table-cell table:formula="of:=[.A638]/([.$D$4]*2)" office:value-type="float" office:value="47.1750000000004">
            <text:p>47.1750000000004</text:p>
          </table:table-cell>
          <table:table-cell table:formula="of:=SQRT(ABS([.$D$2]^2-[.B638]^2))" office:value-type="float" office:value="88.173235026282">
            <text:p>88.173235026282</text:p>
          </table:table-cell>
          <table:table-cell table:formula="of:=([.$C$10]-[.C638])*[.$B$4]" office:value-type="float" office:value="14899.8259511358">
            <text:p>14899.8259511358</text:p>
          </table:table-cell>
          <table:table-cell table:formula="of:=ROUND([.D638])" office:value-type="float" office:value="14900">
            <text:p>14900</text:p>
          </table:table-cell>
          <table:table-cell table:formula="of:=([.$C$8]-([.E638]*[.$C$4]))" office:value-type="float" office:value="88.173125">
            <text:p>88.173125</text:p>
          </table:table-cell>
          <table:table-cell table:formula="of:=SQRT(ABS([.$D$2]^2-[.F638]^2))" office:value-type="float" office:value="47.175205645915">
            <text:p>47.175205645915</text:p>
          </table:table-cell>
          <table:table-cell table:formula="of:=ABS([.B638]-[.G638])" office:value-type="float" office:value="0.000205645914689967">
            <text:p>0.000205645914689967</text:p>
          </table:table-cell>
          <table:table-cell/>
        </table:table-row>
        <table:table-row table:style-name="ro2">
          <table:table-cell table:formula="of:=[.A638]+[.A$4]" office:value-type="float" office:value="189.000000000001">
            <text:p>189.000000000001</text:p>
          </table:table-cell>
          <table:table-cell table:formula="of:=[.A639]/([.$D$4]*2)" office:value-type="float" office:value="47.2500000000004">
            <text:p>47.2500000000004</text:p>
          </table:table-cell>
          <table:table-cell table:formula="of:=SQRT(ABS([.$D$2]^2-[.B639]^2))" office:value-type="float" office:value="88.1330670066574">
            <text:p>88.1330670066574</text:p>
          </table:table-cell>
          <table:table-cell table:formula="of:=([.$C$10]-[.C639])*[.$B$4]" office:value-type="float" office:value="14950.4313301904">
            <text:p>14950.4313301904</text:p>
          </table:table-cell>
          <table:table-cell table:formula="of:=ROUND([.D639])" office:value-type="float" office:value="14950">
            <text:p>14950</text:p>
          </table:table-cell>
          <table:table-cell table:formula="of:=([.$C$8]-([.E639]*[.$C$4]))" office:value-type="float" office:value="88.1334375">
            <text:p>88.1334375</text:p>
          </table:table-cell>
          <table:table-cell table:formula="of:=SQRT(ABS([.$D$2]^2-[.F639]^2))" office:value-type="float" office:value="47.2493089307515">
            <text:p>47.2493089307515</text:p>
          </table:table-cell>
          <table:table-cell table:formula="of:=ABS([.B639]-[.G639])" office:value-type="float" office:value="0.000691069248858867">
            <text:p>0.000691069248858867</text:p>
          </table:table-cell>
          <table:table-cell/>
        </table:table-row>
        <table:table-row table:style-name="ro2">
          <table:table-cell table:formula="of:=[.A639]+[.A$4]" office:value-type="float" office:value="189.300000000001">
            <text:p>189.300000000001</text:p>
          </table:table-cell>
          <table:table-cell table:formula="of:=[.A640]/([.$D$4]*2)" office:value-type="float" office:value="47.3250000000004">
            <text:p>47.3250000000004</text:p>
          </table:table-cell>
          <table:table-cell table:formula="of:=SQRT(ABS([.$D$2]^2-[.B640]^2))" office:value-type="float" office:value="88.0928168183988">
            <text:p>88.0928168183988</text:p>
          </table:table-cell>
          <table:table-cell table:formula="of:=([.$C$10]-[.C640])*[.$B$4]" office:value-type="float" office:value="15001.1402287839">
            <text:p>15001.1402287839</text:p>
          </table:table-cell>
          <table:table-cell table:formula="of:=ROUND([.D640])" office:value-type="float" office:value="15001">
            <text:p>15001</text:p>
          </table:table-cell>
          <table:table-cell table:formula="of:=([.$C$8]-([.E640]*[.$C$4]))" office:value-type="float" office:value="88.09295625">
            <text:p>88.09295625</text:p>
          </table:table-cell>
          <table:table-cell table:formula="of:=SQRT(ABS([.$D$2]^2-[.F640]^2))" office:value-type="float" office:value="47.3247404550261">
            <text:p>47.3247404550261</text:p>
          </table:table-cell>
          <table:table-cell table:formula="of:=ABS([.B640]-[.G640])" office:value-type="float" office:value="0.000259544974241521">
            <text:p>0.000259544974241521</text:p>
          </table:table-cell>
          <table:table-cell/>
        </table:table-row>
        <table:table-row table:style-name="ro2">
          <table:table-cell table:formula="of:=[.A640]+[.A$4]" office:value-type="float" office:value="189.600000000001">
            <text:p>189.600000000001</text:p>
          </table:table-cell>
          <table:table-cell table:formula="of:=[.A641]/([.$D$4]*2)" office:value-type="float" office:value="47.4000000000004">
            <text:p>47.4000000000004</text:p>
          </table:table-cell>
          <table:table-cell table:formula="of:=SQRT(ABS([.$D$2]^2-[.B641]^2))" office:value-type="float" office:value="88.0524843488244">
            <text:p>88.0524843488244</text:p>
          </table:table-cell>
          <table:table-cell table:formula="of:=([.$C$10]-[.C641])*[.$B$4]" office:value-type="float" office:value="15051.9527888777">
            <text:p>15051.9527888777</text:p>
          </table:table-cell>
          <table:table-cell table:formula="of:=ROUND([.D641])" office:value-type="float" office:value="15052">
            <text:p>15052</text:p>
          </table:table-cell>
          <table:table-cell table:formula="of:=([.$C$8]-([.E641]*[.$C$4]))" office:value-type="float" office:value="88.052475">
            <text:p>88.052475</text:p>
          </table:table-cell>
          <table:table-cell table:formula="of:=SQRT(ABS([.$D$2]^2-[.F641]^2))" office:value-type="float" office:value="47.4000173668151">
            <text:p>47.4000173668151</text:p>
          </table:table-cell>
          <table:table-cell table:formula="of:=ABS([.B641]-[.G641])" office:value-type="float" office:value="0.0000173668147525063">
            <text:p>0.0000173668147525063</text:p>
          </table:table-cell>
          <table:table-cell/>
        </table:table-row>
        <table:table-row table:style-name="ro2">
          <table:table-cell table:formula="of:=[.A641]+[.A$4]" office:value-type="float" office:value="189.900000000002">
            <text:p>189.900000000002</text:p>
          </table:table-cell>
          <table:table-cell table:formula="of:=[.A642]/([.$D$4]*2)" office:value-type="float" office:value="47.4750000000004">
            <text:p>47.4750000000004</text:p>
          </table:table-cell>
          <table:table-cell table:formula="of:=SQRT(ABS([.$D$2]^2-[.B642]^2))" office:value-type="float" office:value="88.0120694848153">
            <text:p>88.0120694848153</text:p>
          </table:table-cell>
          <table:table-cell table:formula="of:=([.$C$10]-[.C642])*[.$B$4]" office:value-type="float" office:value="15102.8691529836">
            <text:p>15102.8691529836</text:p>
          </table:table-cell>
          <table:table-cell table:formula="of:=ROUND([.D642])" office:value-type="float" office:value="15103">
            <text:p>15103</text:p>
          </table:table-cell>
          <table:table-cell table:formula="of:=([.$C$8]-([.E642]*[.$C$4]))" office:value-type="float" office:value="88.01199375">
            <text:p>88.01199375</text:p>
          </table:table-cell>
          <table:table-cell table:formula="of:=SQRT(ABS([.$D$2]^2-[.F642]^2))" office:value-type="float" office:value="47.4751404015824">
            <text:p>47.4751404015824</text:p>
          </table:table-cell>
          <table:table-cell table:formula="of:=ABS([.B642]-[.G642])" office:value-type="float" office:value="0.000140401582022776">
            <text:p>0.000140401582022776</text:p>
          </table:table-cell>
          <table:table-cell/>
        </table:table-row>
        <table:table-row table:style-name="ro2">
          <table:table-cell table:formula="of:=[.A642]+[.A$4]" office:value-type="float" office:value="190.200000000002">
            <text:p>190.200000000002</text:p>
          </table:table-cell>
          <table:table-cell table:formula="of:=[.A643]/([.$D$4]*2)" office:value-type="float" office:value="47.5500000000004">
            <text:p>47.5500000000004</text:p>
          </table:table-cell>
          <table:table-cell table:formula="of:=SQRT(ABS([.$D$2]^2-[.B643]^2))" office:value-type="float" office:value="87.9715721128136">
            <text:p>87.9715721128136</text:p>
          </table:table-cell>
          <table:table-cell table:formula="of:=([.$C$10]-[.C643])*[.$B$4]" office:value-type="float" office:value="15153.8894641669">
            <text:p>15153.8894641669</text:p>
          </table:table-cell>
          <table:table-cell table:formula="of:=ROUND([.D643])" office:value-type="float" office:value="15154">
            <text:p>15154</text:p>
          </table:table-cell>
          <table:table-cell table:formula="of:=([.$C$8]-([.E643]*[.$C$4]))" office:value-type="float" office:value="87.9715125">
            <text:p>87.9715125</text:p>
          </table:table-cell>
          <table:table-cell table:formula="of:=SQRT(ABS([.$D$2]^2-[.F643]^2))" office:value-type="float" office:value="47.5501102886454">
            <text:p>47.5501102886454</text:p>
          </table:table-cell>
          <table:table-cell table:formula="of:=ABS([.B643]-[.G643])" office:value-type="float" office:value="0.000110288645046808">
            <text:p>0.000110288645046808</text:p>
          </table:table-cell>
          <table:table-cell/>
        </table:table-row>
        <table:table-row table:style-name="ro2">
          <table:table-cell table:formula="of:=[.A643]+[.A$4]" office:value-type="float" office:value="190.500000000002">
            <text:p>190.500000000002</text:p>
          </table:table-cell>
          <table:table-cell table:formula="of:=[.A644]/([.$D$4]*2)" office:value-type="float" office:value="47.6250000000004">
            <text:p>47.6250000000004</text:p>
          </table:table-cell>
          <table:table-cell table:formula="of:=SQRT(ABS([.$D$2]^2-[.B644]^2))" office:value-type="float" office:value="87.9309921188199">
            <text:p>87.9309921188199</text:p>
          </table:table-cell>
          <table:table-cell table:formula="of:=([.$C$10]-[.C644])*[.$B$4]" office:value-type="float" office:value="15205.0138660487">
            <text:p>15205.0138660487</text:p>
          </table:table-cell>
          <table:table-cell table:formula="of:=ROUND([.D644])" office:value-type="float" office:value="15205">
            <text:p>15205</text:p>
          </table:table-cell>
          <table:table-cell table:formula="of:=([.$C$8]-([.E644]*[.$C$4]))" office:value-type="float" office:value="87.93103125">
            <text:p>87.93103125</text:p>
          </table:table-cell>
          <table:table-cell table:formula="of:=SQRT(ABS([.$D$2]^2-[.F644]^2))" office:value-type="float" office:value="47.6249277512473">
            <text:p>47.6249277512473</text:p>
          </table:table-cell>
          <table:table-cell table:formula="of:=ABS([.B644]-[.G644])" office:value-type="float" office:value="0.0000722487530993021">
            <text:p>0.0000722487530993021</text:p>
          </table:table-cell>
          <table:table-cell/>
        </table:table-row>
        <table:table-row table:style-name="ro2">
          <table:table-cell table:formula="of:=[.A644]+[.A$4]" office:value-type="float" office:value="190.800000000002">
            <text:p>190.800000000002</text:p>
          </table:table-cell>
          <table:table-cell table:formula="of:=[.A645]/([.$D$4]*2)" office:value-type="float" office:value="47.7000000000004">
            <text:p>47.7000000000004</text:p>
          </table:table-cell>
          <table:table-cell table:formula="of:=SQRT(ABS([.$D$2]^2-[.B645]^2))" office:value-type="float" office:value="87.8903293883915">
            <text:p>87.8903293883915</text:p>
          </table:table-cell>
          <table:table-cell table:formula="of:=([.$C$10]-[.C645])*[.$B$4]" office:value-type="float" office:value="15256.2425028088">
            <text:p>15256.2425028088</text:p>
          </table:table-cell>
          <table:table-cell table:formula="of:=ROUND([.D645])" office:value-type="float" office:value="15256">
            <text:p>15256</text:p>
          </table:table-cell>
          <table:table-cell table:formula="of:=([.$C$8]-([.E645]*[.$C$4]))" office:value-type="float" office:value="87.89055">
            <text:p>87.89055</text:p>
          </table:table-cell>
          <table:table-cell table:formula="of:=SQRT(ABS([.$D$2]^2-[.F645]^2))" office:value-type="float" office:value="47.6995935066275">
            <text:p>47.6995935066275</text:p>
          </table:table-cell>
          <table:table-cell table:formula="of:=ABS([.B645]-[.G645])" office:value-type="float" office:value="0.000406493372892669">
            <text:p>0.000406493372892669</text:p>
          </table:table-cell>
          <table:table-cell/>
        </table:table-row>
        <table:table-row table:style-name="ro2">
          <table:table-cell table:formula="of:=[.A645]+[.A$4]" office:value-type="float" office:value="191.100000000002">
            <text:p>191.100000000002</text:p>
          </table:table-cell>
          <table:table-cell table:formula="of:=[.A646]/([.$D$4]*2)" office:value-type="float" office:value="47.7750000000004">
            <text:p>47.7750000000004</text:p>
          </table:table-cell>
          <table:table-cell table:formula="of:=SQRT(ABS([.$D$2]^2-[.B646]^2))" office:value-type="float" office:value="87.8495838066406">
            <text:p>87.8495838066406</text:p>
          </table:table-cell>
          <table:table-cell table:formula="of:=([.$C$10]-[.C646])*[.$B$4]" office:value-type="float" office:value="15307.575519188">
            <text:p>15307.575519188</text:p>
          </table:table-cell>
          <table:table-cell table:formula="of:=ROUND([.D646])" office:value-type="float" office:value="15308">
            <text:p>15308</text:p>
          </table:table-cell>
          <table:table-cell table:formula="of:=([.$C$8]-([.E646]*[.$C$4]))" office:value-type="float" office:value="87.849275">
            <text:p>87.849275</text:p>
          </table:table-cell>
          <table:table-cell table:formula="of:=SQRT(ABS([.$D$2]^2-[.F646]^2))" office:value-type="float" office:value="47.7755678351851">
            <text:p>47.7755678351851</text:p>
          </table:table-cell>
          <table:table-cell table:formula="of:=ABS([.B646]-[.G646])" office:value-type="float" office:value="0.000567835184732246">
            <text:p>0.000567835184732246</text:p>
          </table:table-cell>
          <table:table-cell/>
        </table:table-row>
        <table:table-row table:style-name="ro2">
          <table:table-cell table:formula="of:=[.A646]+[.A$4]" office:value-type="float" office:value="191.400000000002">
            <text:p>191.400000000002</text:p>
          </table:table-cell>
          <table:table-cell table:formula="of:=[.A647]/([.$D$4]*2)" office:value-type="float" office:value="47.8500000000004">
            <text:p>47.8500000000004</text:p>
          </table:table-cell>
          <table:table-cell table:formula="of:=SQRT(ABS([.$D$2]^2-[.B647]^2))" office:value-type="float" office:value="87.8087552582313">
            <text:p>87.8087552582313</text:p>
          </table:table-cell>
          <table:table-cell table:formula="of:=([.$C$10]-[.C647])*[.$B$4]" office:value-type="float" office:value="15359.013060491">
            <text:p>15359.013060491</text:p>
          </table:table-cell>
          <table:table-cell table:formula="of:=ROUND([.D647])" office:value-type="float" office:value="15359">
            <text:p>15359</text:p>
          </table:table-cell>
          <table:table-cell table:formula="of:=([.$C$8]-([.E647]*[.$C$4]))" office:value-type="float" office:value="87.80879375">
            <text:p>87.80879375</text:p>
          </table:table-cell>
          <table:table-cell table:formula="of:=SQRT(ABS([.$D$2]^2-[.F647]^2))" office:value-type="float" office:value="47.8499293643153">
            <text:p>47.8499293643153</text:p>
          </table:table-cell>
          <table:table-cell table:formula="of:=ABS([.B647]-[.G647])" office:value-type="float" office:value="0.0000706356851196688">
            <text:p>0.0000706356851196688</text:p>
          </table:table-cell>
          <table:table-cell/>
        </table:table-row>
        <table:table-row table:style-name="ro2">
          <table:table-cell table:formula="of:=[.A647]+[.A$4]" office:value-type="float" office:value="191.700000000002">
            <text:p>191.700000000002</text:p>
          </table:table-cell>
          <table:table-cell table:formula="of:=[.A648]/([.$D$4]*2)" office:value-type="float" office:value="47.9250000000004">
            <text:p>47.9250000000004</text:p>
          </table:table-cell>
          <table:table-cell table:formula="of:=SQRT(ABS([.$D$2]^2-[.B648]^2))" office:value-type="float" office:value="87.7678436273785">
            <text:p>87.7678436273785</text:p>
          </table:table-cell>
          <table:table-cell table:formula="of:=([.$C$10]-[.C648])*[.$B$4]" office:value-type="float" office:value="15410.5552725891">
            <text:p>15410.5552725891</text:p>
          </table:table-cell>
          <table:table-cell table:formula="of:=ROUND([.D648])" office:value-type="float" office:value="15411">
            <text:p>15411</text:p>
          </table:table-cell>
          <table:table-cell table:formula="of:=([.$C$8]-([.E648]*[.$C$4]))" office:value-type="float" office:value="87.76751875">
            <text:p>87.76751875</text:p>
          </table:table-cell>
          <table:table-cell table:formula="of:=SQRT(ABS([.$D$2]^2-[.F648]^2))" office:value-type="float" office:value="47.9255949620701">
            <text:p>47.9255949620701</text:p>
          </table:table-cell>
          <table:table-cell table:formula="of:=ABS([.B648]-[.G648])" office:value-type="float" office:value="0.000594962069719429">
            <text:p>0.000594962069719429</text:p>
          </table:table-cell>
          <table:table-cell/>
        </table:table-row>
        <table:table-row table:style-name="ro2">
          <table:table-cell table:formula="of:=[.A648]+[.A$4]" office:value-type="float" office:value="192.000000000002">
            <text:p>192.000000000002</text:p>
          </table:table-cell>
          <table:table-cell table:formula="of:=[.A649]/([.$D$4]*2)" office:value-type="float" office:value="48.0000000000004">
            <text:p>48.0000000000004</text:p>
          </table:table-cell>
          <table:table-cell table:formula="of:=SQRT(ABS([.$D$2]^2-[.B649]^2))" office:value-type="float" office:value="87.726848797845">
            <text:p>87.726848797845</text:p>
          </table:table-cell>
          <table:table-cell table:formula="of:=([.$C$10]-[.C649])*[.$B$4]" office:value-type="float" office:value="15462.2023019226">
            <text:p>15462.2023019226</text:p>
          </table:table-cell>
          <table:table-cell table:formula="of:=ROUND([.D649])" office:value-type="float" office:value="15462">
            <text:p>15462</text:p>
          </table:table-cell>
          <table:table-cell table:formula="of:=([.$C$8]-([.E649]*[.$C$4]))" office:value-type="float" office:value="87.7270375">
            <text:p>87.7270375</text:p>
          </table:table-cell>
          <table:table-cell table:formula="of:=SQRT(ABS([.$D$2]^2-[.F649]^2))" office:value-type="float" office:value="47.9996551182776">
            <text:p>47.9996551182776</text:p>
          </table:table-cell>
          <table:table-cell table:formula="of:=ABS([.B649]-[.G649])" office:value-type="float" office:value="0.000344881722774915">
            <text:p>0.000344881722774915</text:p>
          </table:table-cell>
          <table:table-cell/>
        </table:table-row>
        <table:table-row table:style-name="ro2">
          <table:table-cell table:formula="of:=[.A649]+[.A$4]" office:value-type="float" office:value="192.300000000002">
            <text:p>192.300000000002</text:p>
          </table:table-cell>
          <table:table-cell table:formula="of:=[.A650]/([.$D$4]*2)" office:value-type="float" office:value="48.0750000000004">
            <text:p>48.0750000000004</text:p>
          </table:table-cell>
          <table:table-cell table:formula="of:=SQRT(ABS([.$D$2]^2-[.B650]^2))" office:value-type="float" office:value="87.6857706529398">
            <text:p>87.6857706529398</text:p>
          </table:table-cell>
          <table:table-cell table:formula="of:=([.$C$10]-[.C650])*[.$B$4]" office:value-type="float" office:value="15513.9542955039">
            <text:p>15513.9542955039</text:p>
          </table:table-cell>
          <table:table-cell table:formula="of:=ROUND([.D650])" office:value-type="float" office:value="15514">
            <text:p>15514</text:p>
          </table:table-cell>
          <table:table-cell table:formula="of:=([.$C$8]-([.E650]*[.$C$4]))" office:value-type="float" office:value="87.6857625">
            <text:p>87.6857625</text:p>
          </table:table-cell>
          <table:table-cell table:formula="of:=SQRT(ABS([.$D$2]^2-[.F650]^2))" office:value-type="float" office:value="48.0750148704459">
            <text:p>48.0750148704459</text:p>
          </table:table-cell>
          <table:table-cell table:formula="of:=ABS([.B650]-[.G650])" office:value-type="float" office:value="0.0000148704455114057">
            <text:p>0.0000148704455114057</text:p>
          </table:table-cell>
          <table:table-cell/>
        </table:table-row>
        <table:table-row table:style-name="ro2">
          <table:table-cell table:formula="of:=[.A650]+[.A$4]" office:value-type="float" office:value="192.600000000002">
            <text:p>192.600000000002</text:p>
          </table:table-cell>
          <table:table-cell table:formula="of:=[.A651]/([.$D$4]*2)" office:value-type="float" office:value="48.1500000000004">
            <text:p>48.1500000000004</text:p>
          </table:table-cell>
          <table:table-cell table:formula="of:=SQRT(ABS([.$D$2]^2-[.B651]^2))" office:value-type="float" office:value="87.6446090755157">
            <text:p>87.6446090755157</text:p>
          </table:table-cell>
          <table:table-cell table:formula="of:=([.$C$10]-[.C651])*[.$B$4]" office:value-type="float" office:value="15565.8114009202">
            <text:p>15565.8114009202</text:p>
          </table:table-cell>
          <table:table-cell table:formula="of:=ROUND([.D651])" office:value-type="float" office:value="15566">
            <text:p>15566</text:p>
          </table:table-cell>
          <table:table-cell table:formula="of:=([.$C$8]-([.E651]*[.$C$4]))" office:value-type="float" office:value="87.6444875">
            <text:p>87.6444875</text:p>
          </table:table-cell>
          <table:table-cell table:formula="of:=SQRT(ABS([.$D$2]^2-[.F651]^2))" office:value-type="float" office:value="48.150221296089">
            <text:p>48.150221296089</text:p>
          </table:table-cell>
          <table:table-cell table:formula="of:=ABS([.B651]-[.G651])" office:value-type="float" office:value="0.000221296088625422">
            <text:p>0.000221296088625422</text:p>
          </table:table-cell>
          <table:table-cell/>
        </table:table-row>
        <table:table-row table:style-name="ro2">
          <table:table-cell table:formula="of:=[.A651]+[.A$4]" office:value-type="float" office:value="192.900000000002">
            <text:p>192.900000000002</text:p>
          </table:table-cell>
          <table:table-cell table:formula="of:=[.A652]/([.$D$4]*2)" office:value-type="float" office:value="48.2250000000004">
            <text:p>48.2250000000004</text:p>
          </table:table-cell>
          <table:table-cell table:formula="of:=SQRT(ABS([.$D$2]^2-[.B652]^2))" office:value-type="float" office:value="87.603363947967">
            <text:p>87.603363947967</text:p>
          </table:table-cell>
          <table:table-cell table:formula="of:=([.$C$10]-[.C652])*[.$B$4]" office:value-type="float" office:value="15617.7737663358">
            <text:p>15617.7737663358</text:p>
          </table:table-cell>
          <table:table-cell table:formula="of:=ROUND([.D652])" office:value-type="float" office:value="15618">
            <text:p>15618</text:p>
          </table:table-cell>
          <table:table-cell table:formula="of:=([.$C$8]-([.E652]*[.$C$4]))" office:value-type="float" office:value="87.6032125">
            <text:p>87.6032125</text:p>
          </table:table-cell>
          <table:table-cell table:formula="of:=SQRT(ABS([.$D$2]^2-[.F652]^2))" office:value-type="float" office:value="48.2252751125366">
            <text:p>48.2252751125366</text:p>
          </table:table-cell>
          <table:table-cell table:formula="of:=ABS([.B652]-[.G652])" office:value-type="float" office:value="0.000275112536222366">
            <text:p>0.000275112536222366</text:p>
          </table:table-cell>
          <table:table-cell/>
        </table:table-row>
        <table:table-row table:style-name="ro2">
          <table:table-cell table:formula="of:=[.A652]+[.A$4]" office:value-type="float" office:value="193.200000000002">
            <text:p>193.200000000002</text:p>
          </table:table-cell>
          <table:table-cell table:formula="of:=[.A653]/([.$D$4]*2)" office:value-type="float" office:value="48.3000000000004">
            <text:p>48.3000000000004</text:p>
          </table:table-cell>
          <table:table-cell table:formula="of:=SQRT(ABS([.$D$2]^2-[.B653]^2))" office:value-type="float" office:value="87.5620351522277">
            <text:p>87.5620351522277</text:p>
          </table:table-cell>
          <table:table-cell table:formula="of:=([.$C$10]-[.C653])*[.$B$4]" office:value-type="float" office:value="15669.8415404955">
            <text:p>15669.8415404955</text:p>
          </table:table-cell>
          <table:table-cell table:formula="of:=ROUND([.D653])" office:value-type="float" office:value="15670">
            <text:p>15670</text:p>
          </table:table-cell>
          <table:table-cell table:formula="of:=([.$C$8]-([.E653]*[.$C$4]))" office:value-type="float" office:value="87.5619375">
            <text:p>87.5619375</text:p>
          </table:table-cell>
          <table:table-cell table:formula="of:=SQRT(ABS([.$D$2]^2-[.F653]^2))" office:value-type="float" office:value="48.3001770312086">
            <text:p>48.3001770312086</text:p>
          </table:table-cell>
          <table:table-cell table:formula="of:=ABS([.B653]-[.G653])" office:value-type="float" office:value="0.000177031208224321">
            <text:p>0.000177031208224321</text:p>
          </table:table-cell>
          <table:table-cell/>
        </table:table-row>
        <table:table-row table:style-name="ro2">
          <table:table-cell table:formula="of:=[.A653]+[.A$4]" office:value-type="float" office:value="193.500000000002">
            <text:p>193.500000000002</text:p>
          </table:table-cell>
          <table:table-cell table:formula="of:=[.A654]/([.$D$4]*2)" office:value-type="float" office:value="48.3750000000004">
            <text:p>48.3750000000004</text:p>
          </table:table-cell>
          <table:table-cell table:formula="of:=SQRT(ABS([.$D$2]^2-[.B654]^2))" office:value-type="float" office:value="87.520622569769">
            <text:p>87.520622569769</text:p>
          </table:table-cell>
          <table:table-cell table:formula="of:=([.$C$10]-[.C654])*[.$B$4]" office:value-type="float" office:value="15722.014872727">
            <text:p>15722.014872727</text:p>
          </table:table-cell>
          <table:table-cell table:formula="of:=ROUND([.D654])" office:value-type="float" office:value="15722">
            <text:p>15722</text:p>
          </table:table-cell>
          <table:table-cell table:formula="of:=([.$C$8]-([.E654]*[.$C$4]))" office:value-type="float" office:value="87.5206625">
            <text:p>87.5206625</text:p>
          </table:table-cell>
          <table:table-cell table:formula="of:=SQRT(ABS([.$D$2]^2-[.F654]^2))" office:value-type="float" office:value="48.3749277576835">
            <text:p>48.3749277576835</text:p>
          </table:table-cell>
          <table:table-cell table:formula="of:=ABS([.B654]-[.G654])" office:value-type="float" office:value="0.0000722423169463582">
            <text:p>0.0000722423169463582</text:p>
          </table:table-cell>
          <table:table-cell/>
        </table:table-row>
        <table:table-row table:style-name="ro2">
          <table:table-cell table:formula="of:=[.A654]+[.A$4]" office:value-type="float" office:value="193.800000000002">
            <text:p>193.800000000002</text:p>
          </table:table-cell>
          <table:table-cell table:formula="of:=[.A655]/([.$D$4]*2)" office:value-type="float" office:value="48.4500000000004">
            <text:p>48.4500000000004</text:p>
          </table:table-cell>
          <table:table-cell table:formula="of:=SQRT(ABS([.$D$2]^2-[.B655]^2))" office:value-type="float" office:value="87.4791260815971">
            <text:p>87.4791260815971</text:p>
          </table:table-cell>
          <table:table-cell table:formula="of:=([.$C$10]-[.C655])*[.$B$4]" office:value-type="float" office:value="15774.2939129436">
            <text:p>15774.2939129436</text:p>
          </table:table-cell>
          <table:table-cell table:formula="of:=ROUND([.D655])" office:value-type="float" office:value="15774">
            <text:p>15774</text:p>
          </table:table-cell>
          <table:table-cell table:formula="of:=([.$C$8]-([.E655]*[.$C$4]))" office:value-type="float" office:value="87.4793875">
            <text:p>87.4793875</text:p>
          </table:table-cell>
          <table:table-cell table:formula="of:=SQRT(ABS([.$D$2]^2-[.F655]^2))" office:value-type="float" office:value="48.4495279917652">
            <text:p>48.4495279917652</text:p>
          </table:table-cell>
          <table:table-cell table:formula="of:=ABS([.B655]-[.G655])" office:value-type="float" office:value="0.000472008235171018">
            <text:p>0.000472008235171018</text:p>
          </table:table-cell>
          <table:table-cell/>
        </table:table-row>
        <table:table-row table:style-name="ro2">
          <table:table-cell table:formula="of:=[.A655]+[.A$4]" office:value-type="float" office:value="194.100000000002">
            <text:p>194.100000000002</text:p>
          </table:table-cell>
          <table:table-cell table:formula="of:=[.A656]/([.$D$4]*2)" office:value-type="float" office:value="48.5250000000004">
            <text:p>48.5250000000004</text:p>
          </table:table-cell>
          <table:table-cell table:formula="of:=SQRT(ABS([.$D$2]^2-[.B656]^2))" office:value-type="float" office:value="87.4375455682509">
            <text:p>87.4375455682509</text:p>
          </table:table-cell>
          <table:table-cell table:formula="of:=([.$C$10]-[.C656])*[.$B$4]" office:value-type="float" office:value="15826.6788116474">
            <text:p>15826.6788116474</text:p>
          </table:table-cell>
          <table:table-cell table:formula="of:=ROUND([.D656])" office:value-type="float" office:value="15827">
            <text:p>15827</text:p>
          </table:table-cell>
          <table:table-cell table:formula="of:=([.$C$8]-([.E656]*[.$C$4]))" office:value-type="float" office:value="87.43731875">
            <text:p>87.43731875</text:p>
          </table:table-cell>
          <table:table-cell table:formula="of:=SQRT(ABS([.$D$2]^2-[.F656]^2))" office:value-type="float" office:value="48.5254087031825">
            <text:p>48.5254087031825</text:p>
          </table:table-cell>
          <table:table-cell table:formula="of:=ABS([.B656]-[.G656])" office:value-type="float" office:value="0.000408703182067427">
            <text:p>0.000408703182067427</text:p>
          </table:table-cell>
          <table:table-cell/>
        </table:table-row>
        <table:table-row table:style-name="ro2">
          <table:table-cell table:formula="of:=[.A656]+[.A$4]" office:value-type="float" office:value="194.400000000002">
            <text:p>194.400000000002</text:p>
          </table:table-cell>
          <table:table-cell table:formula="of:=[.A657]/([.$D$4]*2)" office:value-type="float" office:value="48.6000000000004">
            <text:p>48.6000000000004</text:p>
          </table:table-cell>
          <table:table-cell table:formula="of:=SQRT(ABS([.$D$2]^2-[.B657]^2))" office:value-type="float" office:value="87.3958809098001">
            <text:p>87.3958809098001</text:p>
          </table:table-cell>
          <table:table-cell table:formula="of:=([.$C$10]-[.C657])*[.$B$4]" office:value-type="float" office:value="15879.1697199319">
            <text:p>15879.1697199319</text:p>
          </table:table-cell>
          <table:table-cell table:formula="of:=ROUND([.D657])" office:value-type="float" office:value="15879">
            <text:p>15879</text:p>
          </table:table-cell>
          <table:table-cell table:formula="of:=([.$C$8]-([.E657]*[.$C$4]))" office:value-type="float" office:value="87.39604375">
            <text:p>87.39604375</text:p>
          </table:table-cell>
          <table:table-cell table:formula="of:=SQRT(ABS([.$D$2]^2-[.F657]^2))" office:value-type="float" office:value="48.5997071683368">
            <text:p>48.5997071683368</text:p>
          </table:table-cell>
          <table:table-cell table:formula="of:=ABS([.B657]-[.G657])" office:value-type="float" office:value="0.00029283166362859">
            <text:p>0.00029283166362859</text:p>
          </table:table-cell>
          <table:table-cell/>
        </table:table-row>
        <table:table-row table:style-name="ro2">
          <table:table-cell table:formula="of:=[.A657]+[.A$4]" office:value-type="float" office:value="194.700000000002">
            <text:p>194.700000000002</text:p>
          </table:table-cell>
          <table:table-cell table:formula="of:=[.A658]/([.$D$4]*2)" office:value-type="float" office:value="48.6750000000004">
            <text:p>48.6750000000004</text:p>
          </table:table-cell>
          <table:table-cell table:formula="of:=SQRT(ABS([.$D$2]^2-[.B658]^2))" office:value-type="float" office:value="87.3541319858423">
            <text:p>87.3541319858423</text:p>
          </table:table-cell>
          <table:table-cell table:formula="of:=([.$C$10]-[.C658])*[.$B$4]" office:value-type="float" office:value="15931.766789485">
            <text:p>15931.766789485</text:p>
          </table:table-cell>
          <table:table-cell table:formula="of:=ROUND([.D658])" office:value-type="float" office:value="15932">
            <text:p>15932</text:p>
          </table:table-cell>
          <table:table-cell table:formula="of:=([.$C$8]-([.E658]*[.$C$4]))" office:value-type="float" office:value="87.353975">
            <text:p>87.353975</text:p>
          </table:table-cell>
          <table:table-cell table:formula="of:=SQRT(ABS([.$D$2]^2-[.F658]^2))" office:value-type="float" office:value="48.6752817321007">
            <text:p>48.6752817321007</text:p>
          </table:table-cell>
          <table:table-cell table:formula="of:=ABS([.B658]-[.G658])" office:value-type="float" office:value="0.000281732100269494">
            <text:p>0.000281732100269494</text:p>
          </table:table-cell>
          <table:table-cell/>
        </table:table-row>
        <table:table-row table:style-name="ro2">
          <table:table-cell table:formula="of:=[.A658]+[.A$4]" office:value-type="float" office:value="195.000000000002">
            <text:p>195.000000000002</text:p>
          </table:table-cell>
          <table:table-cell table:formula="of:=[.A659]/([.$D$4]*2)" office:value-type="float" office:value="48.7500000000004">
            <text:p>48.7500000000004</text:p>
          </table:table-cell>
          <table:table-cell table:formula="of:=SQRT(ABS([.$D$2]^2-[.B659]^2))" office:value-type="float" office:value="87.3122986755014">
            <text:p>87.3122986755014</text:p>
          </table:table-cell>
          <table:table-cell table:formula="of:=([.$C$10]-[.C659])*[.$B$4]" office:value-type="float" office:value="15984.4701725917">
            <text:p>15984.4701725917</text:p>
          </table:table-cell>
          <table:table-cell table:formula="of:=ROUND([.D659])" office:value-type="float" office:value="15984">
            <text:p>15984</text:p>
          </table:table-cell>
          <table:table-cell table:formula="of:=([.$C$8]-([.E659]*[.$C$4]))" office:value-type="float" office:value="87.3127">
            <text:p>87.3127</text:p>
          </table:table-cell>
          <table:table-cell table:formula="of:=SQRT(ABS([.$D$2]^2-[.F659]^2))" office:value-type="float" office:value="48.7492812122394">
            <text:p>48.7492812122394</text:p>
          </table:table-cell>
          <table:table-cell table:formula="of:=ABS([.B659]-[.G659])" office:value-type="float" office:value="0.000718787761002204">
            <text:p>0.000718787761002204</text:p>
          </table:table-cell>
          <table:table-cell/>
        </table:table-row>
        <table:table-row table:style-name="ro2">
          <table:table-cell table:formula="of:=[.A659]+[.A$4]" office:value-type="float" office:value="195.300000000002">
            <text:p>195.300000000002</text:p>
          </table:table-cell>
          <table:table-cell table:formula="of:=[.A660]/([.$D$4]*2)" office:value-type="float" office:value="48.8250000000004">
            <text:p>48.8250000000004</text:p>
          </table:table-cell>
          <table:table-cell table:formula="of:=SQRT(ABS([.$D$2]^2-[.B660]^2))" office:value-type="float" office:value="87.2703808574247">
            <text:p>87.2703808574247</text:p>
          </table:table-cell>
          <table:table-cell table:formula="of:=([.$C$10]-[.C660])*[.$B$4]" office:value-type="float" office:value="16037.2800221371">
            <text:p>16037.2800221371</text:p>
          </table:table-cell>
          <table:table-cell table:formula="of:=ROUND([.D660])" office:value-type="float" office:value="16037">
            <text:p>16037</text:p>
          </table:table-cell>
          <table:table-cell table:formula="of:=([.$C$8]-([.E660]*[.$C$4]))" office:value-type="float" office:value="87.27063125">
            <text:p>87.27063125</text:p>
          </table:table-cell>
          <table:table-cell table:formula="of:=SQRT(ABS([.$D$2]^2-[.F660]^2))" office:value-type="float" office:value="48.8245524426648">
            <text:p>48.8245524426648</text:p>
          </table:table-cell>
          <table:table-cell table:formula="of:=ABS([.B660]-[.G660])" office:value-type="float" office:value="0.000447557335654381">
            <text:p>0.000447557335654381</text:p>
          </table:table-cell>
          <table:table-cell/>
        </table:table-row>
        <table:table-row table:style-name="ro2">
          <table:table-cell table:formula="of:=[.A660]+[.A$4]" office:value-type="float" office:value="195.600000000002">
            <text:p>195.600000000002</text:p>
          </table:table-cell>
          <table:table-cell table:formula="of:=[.A661]/([.$D$4]*2)" office:value-type="float" office:value="48.9000000000004">
            <text:p>48.9000000000004</text:p>
          </table:table-cell>
          <table:table-cell table:formula="of:=SQRT(ABS([.$D$2]^2-[.B661]^2))" office:value-type="float" office:value="87.2283784097811">
            <text:p>87.2283784097811</text:p>
          </table:table-cell>
          <table:table-cell table:formula="of:=([.$C$10]-[.C661])*[.$B$4]" office:value-type="float" office:value="16090.1964916094">
            <text:p>16090.1964916094</text:p>
          </table:table-cell>
          <table:table-cell table:formula="of:=ROUND([.D661])" office:value-type="float" office:value="16090">
            <text:p>16090</text:p>
          </table:table-cell>
          <table:table-cell table:formula="of:=([.$C$8]-([.E661]*[.$C$4]))" office:value-type="float" office:value="87.2285625">
            <text:p>87.2285625</text:p>
          </table:table-cell>
          <table:table-cell table:formula="of:=SQRT(ABS([.$D$2]^2-[.F661]^2))" office:value-type="float" office:value="48.8996716163166">
            <text:p>48.8996716163166</text:p>
          </table:table-cell>
          <table:table-cell table:formula="of:=ABS([.B661]-[.G661])" office:value-type="float" office:value="0.000328383683871891">
            <text:p>0.000328383683871891</text:p>
          </table:table-cell>
          <table:table-cell/>
        </table:table-row>
        <table:table-row table:style-name="ro2">
          <table:table-cell table:formula="of:=[.A661]+[.A$4]" office:value-type="float" office:value="195.900000000002">
            <text:p>195.900000000002</text:p>
          </table:table-cell>
          <table:table-cell table:formula="of:=[.A662]/([.$D$4]*2)" office:value-type="float" office:value="48.9750000000004">
            <text:p>48.9750000000004</text:p>
          </table:table-cell>
          <table:table-cell table:formula="of:=SQRT(ABS([.$D$2]^2-[.B662]^2))" office:value-type="float" office:value="87.1862912102583">
            <text:p>87.1862912102583</text:p>
          </table:table-cell>
          <table:table-cell table:formula="of:=([.$C$10]-[.C662])*[.$B$4]" office:value-type="float" office:value="16143.2197351027">
            <text:p>16143.2197351027</text:p>
          </table:table-cell>
          <table:table-cell table:formula="of:=ROUND([.D662])" office:value-type="float" office:value="16143">
            <text:p>16143</text:p>
          </table:table-cell>
          <table:table-cell table:formula="of:=([.$C$8]-([.E662]*[.$C$4]))" office:value-type="float" office:value="87.18649375">
            <text:p>87.18649375</text:p>
          </table:table-cell>
          <table:table-cell table:formula="of:=SQRT(ABS([.$D$2]^2-[.F662]^2))" office:value-type="float" office:value="48.9746394328862">
            <text:p>48.9746394328862</text:p>
          </table:table-cell>
          <table:table-cell table:formula="of:=ABS([.B662]-[.G662])" office:value-type="float" office:value="0.000360567114235266">
            <text:p>0.000360567114235266</text:p>
          </table:table-cell>
          <table:table-cell/>
        </table:table-row>
        <table:table-row table:style-name="ro2">
          <table:table-cell table:formula="of:=[.A662]+[.A$4]" office:value-type="float" office:value="196.200000000002">
            <text:p>196.200000000002</text:p>
          </table:table-cell>
          <table:table-cell table:formula="of:=[.A663]/([.$D$4]*2)" office:value-type="float" office:value="49.0500000000004">
            <text:p>49.0500000000004</text:p>
          </table:table-cell>
          <table:table-cell table:formula="of:=SQRT(ABS([.$D$2]^2-[.B663]^2))" office:value-type="float" office:value="87.1441191360608">
            <text:p>87.1441191360608</text:p>
          </table:table-cell>
          <table:table-cell table:formula="of:=([.$C$10]-[.C663])*[.$B$4]" office:value-type="float" office:value="16196.34990732">
            <text:p>16196.34990732</text:p>
          </table:table-cell>
          <table:table-cell table:formula="of:=ROUND([.D663])" office:value-type="float" office:value="16196">
            <text:p>16196</text:p>
          </table:table-cell>
          <table:table-cell table:formula="of:=([.$C$8]-([.E663]*[.$C$4]))" office:value-type="float" office:value="87.144425">
            <text:p>87.144425</text:p>
          </table:table-cell>
          <table:table-cell table:formula="of:=SQRT(ABS([.$D$2]^2-[.F663]^2))" office:value-type="float" office:value="49.049456586382">
            <text:p>49.049456586382</text:p>
          </table:table-cell>
          <table:table-cell table:formula="of:=ABS([.B663]-[.G663])" office:value-type="float" office:value="0.000543413618402155">
            <text:p>0.000543413618402155</text:p>
          </table:table-cell>
          <table:table-cell/>
        </table:table-row>
        <table:table-row table:style-name="ro2">
          <table:table-cell table:formula="of:=[.A663]+[.A$4]" office:value-type="float" office:value="196.500000000002">
            <text:p>196.500000000002</text:p>
          </table:table-cell>
          <table:table-cell table:formula="of:=[.A664]/([.$D$4]*2)" office:value-type="float" office:value="49.1250000000004">
            <text:p>49.1250000000004</text:p>
          </table:table-cell>
          <table:table-cell table:formula="of:=SQRT(ABS([.$D$2]^2-[.B664]^2))" office:value-type="float" office:value="87.1018620639074">
            <text:p>87.1018620639074</text:p>
          </table:table-cell>
          <table:table-cell table:formula="of:=([.$C$10]-[.C664])*[.$B$4]" office:value-type="float" office:value="16249.5871635762">
            <text:p>16249.5871635762</text:p>
          </table:table-cell>
          <table:table-cell table:formula="of:=ROUND([.D664])" office:value-type="float" office:value="16250">
            <text:p>16250</text:p>
          </table:table-cell>
          <table:table-cell table:formula="of:=([.$C$8]-([.E664]*[.$C$4]))" office:value-type="float" office:value="87.1015625">
            <text:p>87.1015625</text:p>
          </table:table-cell>
          <table:table-cell table:formula="of:=SQRT(ABS([.$D$2]^2-[.F664]^2))" office:value-type="float" office:value="49.1255311427632">
            <text:p>49.1255311427632</text:p>
          </table:table-cell>
          <table:table-cell table:formula="of:=ABS([.B664]-[.G664])" office:value-type="float" office:value="0.000531142762731918">
            <text:p>0.000531142762731918</text:p>
          </table:table-cell>
          <table:table-cell/>
        </table:table-row>
        <table:table-row table:style-name="ro2">
          <table:table-cell table:formula="of:=[.A664]+[.A$4]" office:value-type="float" office:value="196.800000000002">
            <text:p>196.800000000002</text:p>
          </table:table-cell>
          <table:table-cell table:formula="of:=[.A665]/([.$D$4]*2)" office:value-type="float" office:value="49.2000000000004">
            <text:p>49.2000000000004</text:p>
          </table:table-cell>
          <table:table-cell table:formula="of:=SQRT(ABS([.$D$2]^2-[.B665]^2))" office:value-type="float" office:value="87.0595198700289">
            <text:p>87.0595198700289</text:p>
          </table:table-cell>
          <table:table-cell table:formula="of:=([.$C$10]-[.C665])*[.$B$4]" office:value-type="float" office:value="16302.9316598011">
            <text:p>16302.9316598011</text:p>
          </table:table-cell>
          <table:table-cell table:formula="of:=ROUND([.D665])" office:value-type="float" office:value="16303">
            <text:p>16303</text:p>
          </table:table-cell>
          <table:table-cell table:formula="of:=([.$C$8]-([.E665]*[.$C$4]))" office:value-type="float" office:value="87.05949375">
            <text:p>87.05949375</text:p>
          </table:table-cell>
          <table:table-cell table:formula="of:=SQRT(ABS([.$D$2]^2-[.F665]^2))" office:value-type="float" office:value="49.2000462194266">
            <text:p>49.2000462194266</text:p>
          </table:table-cell>
          <table:table-cell table:formula="of:=ABS([.B665]-[.G665])" office:value-type="float" office:value="0.0000462194261388049">
            <text:p>0.0000462194261388049</text:p>
          </table:table-cell>
          <table:table-cell/>
        </table:table-row>
        <table:table-row table:style-name="ro2">
          <table:table-cell table:formula="of:=[.A665]+[.A$4]" office:value-type="float" office:value="197.100000000002">
            <text:p>197.100000000002</text:p>
          </table:table-cell>
          <table:table-cell table:formula="of:=[.A666]/([.$D$4]*2)" office:value-type="float" office:value="49.2750000000004">
            <text:p>49.2750000000004</text:p>
          </table:table-cell>
          <table:table-cell table:formula="of:=SQRT(ABS([.$D$2]^2-[.B666]^2))" office:value-type="float" office:value="87.0170924301655">
            <text:p>87.0170924301655</text:p>
          </table:table-cell>
          <table:table-cell table:formula="of:=([.$C$10]-[.C666])*[.$B$4]" office:value-type="float" office:value="16356.3835525425">
            <text:p>16356.3835525425</text:p>
          </table:table-cell>
          <table:table-cell table:formula="of:=ROUND([.D666])" office:value-type="float" office:value="16356">
            <text:p>16356</text:p>
          </table:table-cell>
          <table:table-cell table:formula="of:=([.$C$8]-([.E666]*[.$C$4]))" office:value-type="float" office:value="87.017425">
            <text:p>87.017425</text:p>
          </table:table-cell>
          <table:table-cell table:formula="of:=SQRT(ABS([.$D$2]^2-[.F666]^2))" office:value-type="float" office:value="49.274412694312">
            <text:p>49.274412694312</text:p>
          </table:table-cell>
          <table:table-cell table:formula="of:=ABS([.B666]-[.G666])" office:value-type="float" office:value="0.000587305688455331">
            <text:p>0.000587305688455331</text:p>
          </table:table-cell>
          <table:table-cell/>
        </table:table-row>
        <table:table-row table:style-name="ro2">
          <table:table-cell table:formula="of:=[.A666]+[.A$4]" office:value-type="float" office:value="197.400000000002">
            <text:p>197.400000000002</text:p>
          </table:table-cell>
          <table:table-cell table:formula="of:=[.A667]/([.$D$4]*2)" office:value-type="float" office:value="49.3500000000004">
            <text:p>49.3500000000004</text:p>
          </table:table-cell>
          <table:table-cell table:formula="of:=SQRT(ABS([.$D$2]^2-[.B667]^2))" office:value-type="float" office:value="86.9745796195645">
            <text:p>86.9745796195645</text:p>
          </table:table-cell>
          <table:table-cell table:formula="of:=([.$C$10]-[.C667])*[.$B$4]" office:value-type="float" office:value="16409.9429989689">
            <text:p>16409.9429989689</text:p>
          </table:table-cell>
          <table:table-cell table:formula="of:=ROUND([.D667])" office:value-type="float" office:value="16410">
            <text:p>16410</text:p>
          </table:table-cell>
          <table:table-cell table:formula="of:=([.$C$8]-([.E667]*[.$C$4]))" office:value-type="float" office:value="86.9745625">
            <text:p>86.9745625</text:p>
          </table:table-cell>
          <table:table-cell table:formula="of:=SQRT(ABS([.$D$2]^2-[.F667]^2))" office:value-type="float" office:value="49.3500301715571">
            <text:p>49.3500301715571</text:p>
          </table:table-cell>
          <table:table-cell table:formula="of:=ABS([.B667]-[.G667])" office:value-type="float" office:value="0.0000301715566308758">
            <text:p>0.0000301715566308758</text:p>
          </table:table-cell>
          <table:table-cell/>
        </table:table-row>
        <table:table-row table:style-name="ro2">
          <table:table-cell table:formula="of:=[.A667]+[.A$4]" office:value-type="float" office:value="197.700000000002">
            <text:p>197.700000000002</text:p>
          </table:table-cell>
          <table:table-cell table:formula="of:=[.A668]/([.$D$4]*2)" office:value-type="float" office:value="49.4250000000004">
            <text:p>49.4250000000004</text:p>
          </table:table-cell>
          <table:table-cell table:formula="of:=SQRT(ABS([.$D$2]^2-[.B668]^2))" office:value-type="float" office:value="86.931981312978">
            <text:p>86.931981312978</text:p>
          </table:table-cell>
          <table:table-cell table:formula="of:=([.$C$10]-[.C668])*[.$B$4]" office:value-type="float" office:value="16463.6101568731">
            <text:p>16463.6101568731</text:p>
          </table:table-cell>
          <table:table-cell table:formula="of:=ROUND([.D668])" office:value-type="float" office:value="16464">
            <text:p>16464</text:p>
          </table:table-cell>
          <table:table-cell table:formula="of:=([.$C$8]-([.E668]*[.$C$4]))" office:value-type="float" office:value="86.9317">
            <text:p>86.9317</text:p>
          </table:table-cell>
          <table:table-cell table:formula="of:=SQRT(ABS([.$D$2]^2-[.F668]^2))" office:value-type="float" office:value="49.4254947887221">
            <text:p>49.4254947887221</text:p>
          </table:table-cell>
          <table:table-cell table:formula="of:=ABS([.B668]-[.G668])" office:value-type="float" office:value="0.000494788721688622">
            <text:p>0.000494788721688622</text:p>
          </table:table-cell>
          <table:table-cell/>
        </table:table-row>
        <table:table-row table:style-name="ro2">
          <table:table-cell table:formula="of:=[.A668]+[.A$4]" office:value-type="float" office:value="198.000000000002">
            <text:p>198.000000000002</text:p>
          </table:table-cell>
          <table:table-cell table:formula="of:=[.A669]/([.$D$4]*2)" office:value-type="float" office:value="49.5000000000004">
            <text:p>49.5000000000004</text:p>
          </table:table-cell>
          <table:table-cell table:formula="of:=SQRT(ABS([.$D$2]^2-[.B669]^2))" office:value-type="float" office:value="86.8892973846604">
            <text:p>86.8892973846604</text:p>
          </table:table-cell>
          <table:table-cell table:formula="of:=([.$C$10]-[.C669])*[.$B$4]" office:value-type="float" office:value="16517.3851846748">
            <text:p>16517.3851846748</text:p>
          </table:table-cell>
          <table:table-cell table:formula="of:=ROUND([.D669])" office:value-type="float" office:value="16517">
            <text:p>16517</text:p>
          </table:table-cell>
          <table:table-cell table:formula="of:=([.$C$8]-([.E669]*[.$C$4]))" office:value-type="float" office:value="86.88963125">
            <text:p>86.88963125</text:p>
          </table:table-cell>
          <table:table-cell table:formula="of:=SQRT(ABS([.$D$2]^2-[.F669]^2))" office:value-type="float" office:value="49.4994139484401">
            <text:p>49.4994139484401</text:p>
          </table:table-cell>
          <table:table-cell table:formula="of:=ABS([.B669]-[.G669])" office:value-type="float" office:value="0.000586051560389933">
            <text:p>0.000586051560389933</text:p>
          </table:table-cell>
          <table:table-cell/>
        </table:table-row>
        <table:table-row table:style-name="ro2">
          <table:table-cell table:formula="of:=[.A669]+[.A$4]" office:value-type="float" office:value="198.300000000002">
            <text:p>198.300000000002</text:p>
          </table:table-cell>
          <table:table-cell table:formula="of:=[.A670]/([.$D$4]*2)" office:value-type="float" office:value="49.5750000000005">
            <text:p>49.5750000000005</text:p>
          </table:table-cell>
          <table:table-cell table:formula="of:=SQRT(ABS([.$D$2]^2-[.B670]^2))" office:value-type="float" office:value="86.8465277083658">
            <text:p>86.8465277083658</text:p>
          </table:table-cell>
          <table:table-cell table:formula="of:=([.$C$10]-[.C670])*[.$B$4]" office:value-type="float" office:value="16571.2682414239">
            <text:p>16571.2682414239</text:p>
          </table:table-cell>
          <table:table-cell table:formula="of:=ROUND([.D670])" office:value-type="float" office:value="16571">
            <text:p>16571</text:p>
          </table:table-cell>
          <table:table-cell table:formula="of:=([.$C$8]-([.E670]*[.$C$4]))" office:value-type="float" office:value="86.84676875">
            <text:p>86.84676875</text:p>
          </table:table-cell>
          <table:table-cell table:formula="of:=SQRT(ABS([.$D$2]^2-[.F670]^2))" office:value-type="float" office:value="49.5745777358116">
            <text:p>49.5745777358116</text:p>
          </table:table-cell>
          <table:table-cell table:formula="of:=ABS([.B670]-[.G670])" office:value-type="float" office:value="0.000422264188877364">
            <text:p>0.000422264188877364</text:p>
          </table:table-cell>
          <table:table-cell/>
        </table:table-row>
        <table:table-row table:style-name="ro2">
          <table:table-cell table:formula="of:=[.A670]+[.A$4]" office:value-type="float" office:value="198.600000000002">
            <text:p>198.600000000002</text:p>
          </table:table-cell>
          <table:table-cell table:formula="of:=[.A671]/([.$D$4]*2)" office:value-type="float" office:value="49.6500000000005">
            <text:p>49.6500000000005</text:p>
          </table:table-cell>
          <table:table-cell table:formula="of:=SQRT(ABS([.$D$2]^2-[.B671]^2))" office:value-type="float" office:value="86.8036721573457">
            <text:p>86.8036721573457</text:p>
          </table:table-cell>
          <table:table-cell table:formula="of:=([.$C$10]-[.C671])*[.$B$4]" office:value-type="float" office:value="16625.2594868036">
            <text:p>16625.2594868036</text:p>
          </table:table-cell>
          <table:table-cell table:formula="of:=ROUND([.D671])" office:value-type="float" office:value="16625">
            <text:p>16625</text:p>
          </table:table-cell>
          <table:table-cell table:formula="of:=([.$C$8]-([.E671]*[.$C$4]))" office:value-type="float" office:value="86.80390625">
            <text:p>86.80390625</text:p>
          </table:table-cell>
          <table:table-cell table:formula="of:=SQRT(ABS([.$D$2]^2-[.F671]^2))" office:value-type="float" office:value="49.6495907308531">
            <text:p>49.6495907308531</text:p>
          </table:table-cell>
          <table:table-cell table:formula="of:=ABS([.B671]-[.G671])" office:value-type="float" office:value="0.000409269147375824">
            <text:p>0.000409269147375824</text:p>
          </table:table-cell>
          <table:table-cell/>
        </table:table-row>
        <table:table-row table:style-name="ro2">
          <table:table-cell table:formula="of:=[.A671]+[.A$4]" office:value-type="float" office:value="198.900000000002">
            <text:p>198.900000000002</text:p>
          </table:table-cell>
          <table:table-cell table:formula="of:=[.A672]/([.$D$4]*2)" office:value-type="float" office:value="49.7250000000005">
            <text:p>49.7250000000005</text:p>
          </table:table-cell>
          <table:table-cell table:formula="of:=SQRT(ABS([.$D$2]^2-[.B672]^2))" office:value-type="float" office:value="86.7607306043463">
            <text:p>86.7607306043463</text:p>
          </table:table-cell>
          <table:table-cell table:formula="of:=([.$C$10]-[.C672])*[.$B$4]" office:value-type="float" office:value="16679.3590811335">
            <text:p>16679.3590811335</text:p>
          </table:table-cell>
          <table:table-cell table:formula="of:=ROUND([.D672])" office:value-type="float" office:value="16679">
            <text:p>16679</text:p>
          </table:table-cell>
          <table:table-cell table:formula="of:=([.$C$8]-([.E672]*[.$C$4]))" office:value-type="float" office:value="86.76104375">
            <text:p>86.76104375</text:p>
          </table:table-cell>
          <table:table-cell table:formula="of:=SQRT(ABS([.$D$2]^2-[.F672]^2))" office:value-type="float" office:value="49.7244536160086">
            <text:p>49.7244536160086</text:p>
          </table:table-cell>
          <table:table-cell table:formula="of:=ABS([.B672]-[.G672])" office:value-type="float" office:value="0.000546383991903099">
            <text:p>0.000546383991903099</text:p>
          </table:table-cell>
          <table:table-cell/>
        </table:table-row>
        <table:table-row table:style-name="ro2">
          <table:table-cell table:formula="of:=[.A672]+[.A$4]" office:value-type="float" office:value="199.200000000002">
            <text:p>199.200000000002</text:p>
          </table:table-cell>
          <table:table-cell table:formula="of:=[.A673]/([.$D$4]*2)" office:value-type="float" office:value="49.8000000000005">
            <text:p>49.8000000000005</text:p>
          </table:table-cell>
          <table:table-cell table:formula="of:=SQRT(ABS([.$D$2]^2-[.B673]^2))" office:value-type="float" office:value="86.7177029216062">
            <text:p>86.7177029216062</text:p>
          </table:table-cell>
          <table:table-cell table:formula="of:=([.$C$10]-[.C673])*[.$B$4]" office:value-type="float" office:value="16733.567185373">
            <text:p>16733.567185373</text:p>
          </table:table-cell>
          <table:table-cell table:formula="of:=ROUND([.D673])" office:value-type="float" office:value="16734">
            <text:p>16734</text:p>
          </table:table-cell>
          <table:table-cell table:formula="of:=([.$C$8]-([.E673]*[.$C$4]))" office:value-type="float" office:value="86.7173875">
            <text:p>86.7173875</text:p>
          </table:table-cell>
          <table:table-cell table:formula="of:=SQRT(ABS([.$D$2]^2-[.F673]^2))" office:value-type="float" office:value="49.8005492457146">
            <text:p>49.8005492457146</text:p>
          </table:table-cell>
          <table:table-cell table:formula="of:=ABS([.B673]-[.G673])" office:value-type="float" office:value="0.000549245714125846">
            <text:p>0.000549245714125846</text:p>
          </table:table-cell>
          <table:table-cell/>
        </table:table-row>
        <table:table-row table:style-name="ro2">
          <table:table-cell table:formula="of:=[.A673]+[.A$4]" office:value-type="float" office:value="199.500000000002">
            <text:p>199.500000000002</text:p>
          </table:table-cell>
          <table:table-cell table:formula="of:=[.A674]/([.$D$4]*2)" office:value-type="float" office:value="49.8750000000005">
            <text:p>49.8750000000005</text:p>
          </table:table-cell>
          <table:table-cell table:formula="of:=SQRT(ABS([.$D$2]^2-[.B674]^2))" office:value-type="float" office:value="86.6745889808539">
            <text:p>86.6745889808539</text:p>
          </table:table-cell>
          <table:table-cell table:formula="of:=([.$C$10]-[.C674])*[.$B$4]" office:value-type="float" office:value="16787.883961124">
            <text:p>16787.883961124</text:p>
          </table:table-cell>
          <table:table-cell table:formula="of:=ROUND([.D674])" office:value-type="float" office:value="16788">
            <text:p>16788</text:p>
          </table:table-cell>
          <table:table-cell table:formula="of:=([.$C$8]-([.E674]*[.$C$4]))" office:value-type="float" office:value="86.674525">
            <text:p>86.674525</text:p>
          </table:table-cell>
          <table:table-cell table:formula="of:=SQRT(ABS([.$D$2]^2-[.F674]^2))" office:value-type="float" office:value="49.8751111880903">
            <text:p>49.8751111880903</text:p>
          </table:table-cell>
          <table:table-cell table:formula="of:=ABS([.B674]-[.G674])" office:value-type="float" office:value="0.000111188089881864">
            <text:p>0.000111188089881864</text:p>
          </table:table-cell>
          <table:table-cell/>
        </table:table-row>
        <table:table-row table:style-name="ro2">
          <table:table-cell table:formula="of:=[.A674]+[.A$4]" office:value-type="float" office:value="199.800000000002">
            <text:p>199.800000000002</text:p>
          </table:table-cell>
          <table:table-cell table:formula="of:=[.A675]/([.$D$4]*2)" office:value-type="float" office:value="49.9500000000005">
            <text:p>49.9500000000005</text:p>
          </table:table-cell>
          <table:table-cell table:formula="of:=SQRT(ABS([.$D$2]^2-[.B675]^2))" office:value-type="float" office:value="86.6313886533048">
            <text:p>86.6313886533048</text:p>
          </table:table-cell>
          <table:table-cell table:formula="of:=([.$C$10]-[.C675])*[.$B$4]" office:value-type="float" office:value="16842.3095706346">
            <text:p>16842.3095706346</text:p>
          </table:table-cell>
          <table:table-cell table:formula="of:=ROUND([.D675])" office:value-type="float" office:value="16842">
            <text:p>16842</text:p>
          </table:table-cell>
          <table:table-cell table:formula="of:=([.$C$8]-([.E675]*[.$C$4]))" office:value-type="float" office:value="86.6316625">
            <text:p>86.6316625</text:p>
          </table:table-cell>
          <table:table-cell table:formula="of:=SQRT(ABS([.$D$2]^2-[.F675]^2))" office:value-type="float" office:value="49.9495250476528">
            <text:p>49.9495250476528</text:p>
          </table:table-cell>
          <table:table-cell table:formula="of:=ABS([.B675]-[.G675])" office:value-type="float" office:value="0.000474952347673252">
            <text:p>0.000474952347673252</text:p>
          </table:table-cell>
          <table:table-cell/>
        </table:table-row>
        <table:table-row table:style-name="ro2">
          <table:table-cell table:formula="of:=[.A675]+[.A$4]" office:value-type="float" office:value="200.100000000002">
            <text:p>200.100000000002</text:p>
          </table:table-cell>
          <table:table-cell table:formula="of:=[.A676]/([.$D$4]*2)" office:value-type="float" office:value="50.0250000000005">
            <text:p>50.0250000000005</text:p>
          </table:table-cell>
          <table:table-cell table:formula="of:=SQRT(ABS([.$D$2]^2-[.B676]^2))" office:value-type="float" office:value="86.5881018096595">
            <text:p>86.5881018096595</text:p>
          </table:table-cell>
          <table:table-cell table:formula="of:=([.$C$10]-[.C676])*[.$B$4]" office:value-type="float" office:value="16896.844176802">
            <text:p>16896.844176802</text:p>
          </table:table-cell>
          <table:table-cell table:formula="of:=ROUND([.D676])" office:value-type="float" office:value="16897">
            <text:p>16897</text:p>
          </table:table-cell>
          <table:table-cell table:formula="of:=([.$C$8]-([.E676]*[.$C$4]))" office:value-type="float" office:value="86.58800625">
            <text:p>86.58800625</text:p>
          </table:table-cell>
          <table:table-cell table:formula="of:=SQRT(ABS([.$D$2]^2-[.F676]^2))" office:value-type="float" office:value="50.0251654035243">
            <text:p>50.0251654035243</text:p>
          </table:table-cell>
          <table:table-cell table:formula="of:=ABS([.B676]-[.G676])" office:value-type="float" office:value="0.000165403523780583">
            <text:p>0.000165403523780583</text:p>
          </table:table-cell>
          <table:table-cell/>
        </table:table-row>
        <table:table-row table:style-name="ro2">
          <table:table-cell table:formula="of:=[.A676]+[.A$4]" office:value-type="float" office:value="200.400000000002">
            <text:p>200.400000000002</text:p>
          </table:table-cell>
          <table:table-cell table:formula="of:=[.A677]/([.$D$4]*2)" office:value-type="float" office:value="50.1000000000005">
            <text:p>50.1000000000005</text:p>
          </table:table-cell>
          <table:table-cell table:formula="of:=SQRT(ABS([.$D$2]^2-[.B677]^2))" office:value-type="float" office:value="86.5447283201002">
            <text:p>86.5447283201002</text:p>
          </table:table-cell>
          <table:table-cell table:formula="of:=([.$C$10]-[.C677])*[.$B$4]" office:value-type="float" office:value="16951.4879431759">
            <text:p>16951.4879431759</text:p>
          </table:table-cell>
          <table:table-cell table:formula="of:=ROUND([.D677])" office:value-type="float" office:value="16951">
            <text:p>16951</text:p>
          </table:table-cell>
          <table:table-cell table:formula="of:=([.$C$8]-([.E677]*[.$C$4]))" office:value-type="float" office:value="86.54514375">
            <text:p>86.54514375</text:p>
          </table:table-cell>
          <table:table-cell table:formula="of:=SQRT(ABS([.$D$2]^2-[.F677]^2))" office:value-type="float" office:value="50.0992823630423">
            <text:p>50.0992823630423</text:p>
          </table:table-cell>
          <table:table-cell table:formula="of:=ABS([.B677]-[.G677])" office:value-type="float" office:value="0.00071763695821403">
            <text:p>0.00071763695821403</text:p>
          </table:table-cell>
          <table:table-cell/>
        </table:table-row>
        <table:table-row table:style-name="ro2">
          <table:table-cell table:formula="of:=[.A677]+[.A$4]" office:value-type="float" office:value="200.700000000002">
            <text:p>200.700000000002</text:p>
          </table:table-cell>
          <table:table-cell table:formula="of:=[.A678]/([.$D$4]*2)" office:value-type="float" office:value="50.1750000000005">
            <text:p>50.1750000000005</text:p>
          </table:table-cell>
          <table:table-cell table:formula="of:=SQRT(ABS([.$D$2]^2-[.B678]^2))" office:value-type="float" office:value="86.501268054289">
            <text:p>86.501268054289</text:p>
          </table:table-cell>
          <table:table-cell table:formula="of:=([.$C$10]-[.C678])*[.$B$4]" office:value-type="float" office:value="17006.2410339617">
            <text:p>17006.2410339617</text:p>
          </table:table-cell>
          <table:table-cell table:formula="of:=ROUND([.D678])" office:value-type="float" office:value="17006">
            <text:p>17006</text:p>
          </table:table-cell>
          <table:table-cell table:formula="of:=([.$C$8]-([.E678]*[.$C$4]))" office:value-type="float" office:value="86.5014875">
            <text:p>86.5014875</text:p>
          </table:table-cell>
          <table:table-cell table:formula="of:=SQRT(ABS([.$D$2]^2-[.F678]^2))" office:value-type="float" office:value="50.1746216755776">
            <text:p>50.1746216755776</text:p>
          </table:table-cell>
          <table:table-cell table:formula="of:=ABS([.B678]-[.G678])" office:value-type="float" office:value="0.000378324422840137">
            <text:p>0.000378324422840137</text:p>
          </table:table-cell>
          <table:table-cell/>
        </table:table-row>
        <table:table-row table:style-name="ro2">
          <table:table-cell table:formula="of:=[.A678]+[.A$4]" office:value-type="float" office:value="201.000000000002">
            <text:p>201.000000000002</text:p>
          </table:table-cell>
          <table:table-cell table:formula="of:=[.A679]/([.$D$4]*2)" office:value-type="float" office:value="50.2500000000005">
            <text:p>50.2500000000005</text:p>
          </table:table-cell>
          <table:table-cell table:formula="of:=SQRT(ABS([.$D$2]^2-[.B679]^2))" office:value-type="float" office:value="86.4577208813646">
            <text:p>86.4577208813646</text:p>
          </table:table-cell>
          <table:table-cell table:formula="of:=([.$C$10]-[.C679])*[.$B$4]" office:value-type="float" office:value="17061.1036140238">
            <text:p>17061.1036140238</text:p>
          </table:table-cell>
          <table:table-cell table:formula="of:=ROUND([.D679])" office:value-type="float" office:value="17061">
            <text:p>17061</text:p>
          </table:table-cell>
          <table:table-cell table:formula="of:=([.$C$8]-([.E679]*[.$C$4]))" office:value-type="float" office:value="86.45783125">
            <text:p>86.45783125</text:p>
          </table:table-cell>
          <table:table-cell table:formula="of:=SQRT(ABS([.$D$2]^2-[.F679]^2))" office:value-type="float" office:value="50.2498101045817">
            <text:p>50.2498101045817</text:p>
          </table:table-cell>
          <table:table-cell table:formula="of:=ABS([.B679]-[.G679])" office:value-type="float" office:value="0.000189895418749586">
            <text:p>0.000189895418749586</text:p>
          </table:table-cell>
          <table:table-cell/>
        </table:table-row>
        <table:table-row table:style-name="ro2">
          <table:table-cell table:formula="of:=[.A679]+[.A$4]" office:value-type="float" office:value="201.300000000002">
            <text:p>201.300000000002</text:p>
          </table:table-cell>
          <table:table-cell table:formula="of:=[.A680]/([.$D$4]*2)" office:value-type="float" office:value="50.3250000000005">
            <text:p>50.3250000000005</text:p>
          </table:table-cell>
          <table:table-cell table:formula="of:=SQRT(ABS([.$D$2]^2-[.B680]^2))" office:value-type="float" office:value="86.4140866699403">
            <text:p>86.4140866699403</text:p>
          </table:table-cell>
          <table:table-cell table:formula="of:=([.$C$10]-[.C680])*[.$B$4]" office:value-type="float" office:value="17116.0758488891">
            <text:p>17116.0758488891</text:p>
          </table:table-cell>
          <table:table-cell table:formula="of:=ROUND([.D680])" office:value-type="float" office:value="17116">
            <text:p>17116</text:p>
          </table:table-cell>
          <table:table-cell table:formula="of:=([.$C$8]-([.E680]*[.$C$4]))" office:value-type="float" office:value="86.414175">
            <text:p>86.414175</text:p>
          </table:table-cell>
          <table:table-cell table:formula="of:=SQRT(ABS([.$D$2]^2-[.F680]^2))" office:value-type="float" office:value="50.3248483263425">
            <text:p>50.3248483263425</text:p>
          </table:table-cell>
          <table:table-cell table:formula="of:=ABS([.B680]-[.G680])" office:value-type="float" office:value="0.000151673658002949">
            <text:p>0.000151673658002949</text:p>
          </table:table-cell>
          <table:table-cell/>
        </table:table-row>
        <table:table-row table:style-name="ro2">
          <table:table-cell table:formula="of:=[.A680]+[.A$4]" office:value-type="float" office:value="201.600000000002">
            <text:p>201.600000000002</text:p>
          </table:table-cell>
          <table:table-cell table:formula="of:=[.A681]/([.$D$4]*2)" office:value-type="float" office:value="50.4000000000005">
            <text:p>50.4000000000005</text:p>
          </table:table-cell>
          <table:table-cell table:formula="of:=SQRT(ABS([.$D$2]^2-[.B681]^2))" office:value-type="float" office:value="86.3703652881007">
            <text:p>86.3703652881007</text:p>
          </table:table-cell>
          <table:table-cell table:formula="of:=([.$C$10]-[.C681])*[.$B$4]" office:value-type="float" office:value="17171.15790475">
            <text:p>17171.15790475</text:p>
          </table:table-cell>
          <table:table-cell table:formula="of:=ROUND([.D681])" office:value-type="float" office:value="17171">
            <text:p>17171</text:p>
          </table:table-cell>
          <table:table-cell table:formula="of:=([.$C$8]-([.E681]*[.$C$4]))" office:value-type="float" office:value="86.37051875">
            <text:p>86.37051875</text:p>
          </table:table-cell>
          <table:table-cell table:formula="of:=SQRT(ABS([.$D$2]^2-[.F681]^2))" office:value-type="float" office:value="50.3997370117732">
            <text:p>50.3997370117732</text:p>
          </table:table-cell>
          <table:table-cell table:formula="of:=ABS([.B681]-[.G681])" office:value-type="float" office:value="0.000262988227312633">
            <text:p>0.000262988227312633</text:p>
          </table:table-cell>
          <table:table-cell/>
        </table:table-row>
        <table:table-row table:style-name="ro2">
          <table:table-cell table:formula="of:=[.A681]+[.A$4]" office:value-type="float" office:value="201.900000000002">
            <text:p>201.900000000002</text:p>
          </table:table-cell>
          <table:table-cell table:formula="of:=[.A682]/([.$D$4]*2)" office:value-type="float" office:value="50.4750000000005">
            <text:p>50.4750000000005</text:p>
          </table:table-cell>
          <table:table-cell table:formula="of:=SQRT(ABS([.$D$2]^2-[.B682]^2))" office:value-type="float" office:value="86.3265566033996">
            <text:p>86.3265566033996</text:p>
          </table:table-cell>
          <table:table-cell table:formula="of:=([.$C$10]-[.C682])*[.$B$4]" office:value-type="float" office:value="17226.349948468">
            <text:p>17226.349948468</text:p>
          </table:table-cell>
          <table:table-cell table:formula="of:=ROUND([.D682])" office:value-type="float" office:value="17226">
            <text:p>17226</text:p>
          </table:table-cell>
          <table:table-cell table:formula="of:=([.$C$8]-([.E682]*[.$C$4]))" office:value-type="float" office:value="86.3268625">
            <text:p>86.3268625</text:p>
          </table:table-cell>
          <table:table-cell table:formula="of:=SQRT(ABS([.$D$2]^2-[.F682]^2))" office:value-type="float" office:value="50.4744768264723">
            <text:p>50.4744768264723</text:p>
          </table:table-cell>
          <table:table-cell table:formula="of:=ABS([.B682]-[.G682])" office:value-type="float" office:value="0.000523173528144127">
            <text:p>0.000523173528144127</text:p>
          </table:table-cell>
          <table:table-cell/>
        </table:table-row>
        <table:table-row table:style-name="ro2">
          <table:table-cell table:formula="of:=[.A682]+[.A$4]" office:value-type="float" office:value="202.200000000002">
            <text:p>202.200000000002</text:p>
          </table:table-cell>
          <table:table-cell table:formula="of:=[.A683]/([.$D$4]*2)" office:value-type="float" office:value="50.5500000000005">
            <text:p>50.5500000000005</text:p>
          </table:table-cell>
          <table:table-cell table:formula="of:=SQRT(ABS([.$D$2]^2-[.B683]^2))" office:value-type="float" office:value="86.2826604828569">
            <text:p>86.2826604828569</text:p>
          </table:table-cell>
          <table:table-cell table:formula="of:=([.$C$10]-[.C683])*[.$B$4]" office:value-type="float" office:value="17281.6521475769">
            <text:p>17281.6521475769</text:p>
          </table:table-cell>
          <table:table-cell table:formula="of:=ROUND([.D683])" office:value-type="float" office:value="17282">
            <text:p>17282</text:p>
          </table:table-cell>
          <table:table-cell table:formula="of:=([.$C$8]-([.E683]*[.$C$4]))" office:value-type="float" office:value="86.2824125">
            <text:p>86.2824125</text:p>
          </table:table-cell>
          <table:table-cell table:formula="of:=SQRT(ABS([.$D$2]^2-[.F683]^2))" office:value-type="float" office:value="50.5504232739929">
            <text:p>50.5504232739929</text:p>
          </table:table-cell>
          <table:table-cell table:formula="of:=ABS([.B683]-[.G683])" office:value-type="float" office:value="0.0004232739924106">
            <text:p>0.0004232739924106</text:p>
          </table:table-cell>
          <table:table-cell/>
        </table:table-row>
        <table:table-row table:style-name="ro2">
          <table:table-cell table:formula="of:=[.A683]+[.A$4]" office:value-type="float" office:value="202.500000000002">
            <text:p>202.500000000002</text:p>
          </table:table-cell>
          <table:table-cell table:formula="of:=[.A684]/([.$D$4]*2)" office:value-type="float" office:value="50.6250000000005">
            <text:p>50.6250000000005</text:p>
          </table:table-cell>
          <table:table-cell table:formula="of:=SQRT(ABS([.$D$2]^2-[.B684]^2))" office:value-type="float" office:value="86.2386767929561">
            <text:p>86.2386767929561</text:p>
          </table:table-cell>
          <table:table-cell table:formula="of:=([.$C$10]-[.C684])*[.$B$4]" office:value-type="float" office:value="17337.0646702865">
            <text:p>17337.0646702865</text:p>
          </table:table-cell>
          <table:table-cell table:formula="of:=ROUND([.D684])" office:value-type="float" office:value="17337">
            <text:p>17337</text:p>
          </table:table-cell>
          <table:table-cell table:formula="of:=([.$C$8]-([.E684]*[.$C$4]))" office:value-type="float" office:value="86.23875625">
            <text:p>86.23875625</text:p>
          </table:table-cell>
          <table:table-cell table:formula="of:=SQRT(ABS([.$D$2]^2-[.F684]^2))" office:value-type="float" office:value="50.6248646462693">
            <text:p>50.6248646462693</text:p>
          </table:table-cell>
          <table:table-cell table:formula="of:=ABS([.B684]-[.G684])" office:value-type="float" office:value="0.000135353731188559">
            <text:p>0.000135353731188559</text:p>
          </table:table-cell>
          <table:table-cell/>
        </table:table-row>
        <table:table-row table:style-name="ro2">
          <table:table-cell table:formula="of:=[.A684]+[.A$4]" office:value-type="float" office:value="202.800000000002">
            <text:p>202.800000000002</text:p>
          </table:table-cell>
          <table:table-cell table:formula="of:=[.A685]/([.$D$4]*2)" office:value-type="float" office:value="50.7000000000005">
            <text:p>50.7000000000005</text:p>
          </table:table-cell>
          <table:table-cell table:formula="of:=SQRT(ABS([.$D$2]^2-[.B685]^2))" office:value-type="float" office:value="86.1946053996418">
            <text:p>86.1946053996418</text:p>
          </table:table-cell>
          <table:table-cell table:formula="of:=([.$C$10]-[.C685])*[.$B$4]" office:value-type="float" office:value="17392.5876854857">
            <text:p>17392.5876854857</text:p>
          </table:table-cell>
          <table:table-cell table:formula="of:=ROUND([.D685])" office:value-type="float" office:value="17393">
            <text:p>17393</text:p>
          </table:table-cell>
          <table:table-cell table:formula="of:=([.$C$8]-([.E685]*[.$C$4]))" office:value-type="float" office:value="86.19430625">
            <text:p>86.19430625</text:p>
          </table:table-cell>
          <table:table-cell table:formula="of:=SQRT(ABS([.$D$2]^2-[.F685]^2))" office:value-type="float" office:value="50.7005085781318">
            <text:p>50.7005085781318</text:p>
          </table:table-cell>
          <table:table-cell table:formula="of:=ABS([.B685]-[.G685])" office:value-type="float" office:value="0.000508578131260151">
            <text:p>0.000508578131260151</text:p>
          </table:table-cell>
          <table:table-cell/>
        </table:table-row>
        <table:table-row table:style-name="ro2">
          <table:table-cell table:formula="of:=[.A685]+[.A$4]" office:value-type="float" office:value="203.100000000002">
            <text:p>203.100000000002</text:p>
          </table:table-cell>
          <table:table-cell table:formula="of:=[.A686]/([.$D$4]*2)" office:value-type="float" office:value="50.7750000000005">
            <text:p>50.7750000000005</text:p>
          </table:table-cell>
          <table:table-cell table:formula="of:=SQRT(ABS([.$D$2]^2-[.B686]^2))" office:value-type="float" office:value="86.1504461683162">
            <text:p>86.1504461683162</text:p>
          </table:table-cell>
          <table:table-cell table:formula="of:=([.$C$10]-[.C686])*[.$B$4]" office:value-type="float" office:value="17448.2213627463">
            <text:p>17448.2213627463</text:p>
          </table:table-cell>
          <table:table-cell table:formula="of:=ROUND([.D686])" office:value-type="float" office:value="17448">
            <text:p>17448</text:p>
          </table:table-cell>
          <table:table-cell table:formula="of:=([.$C$8]-([.E686]*[.$C$4]))" office:value-type="float" office:value="86.15065">
            <text:p>86.15065</text:p>
          </table:table-cell>
          <table:table-cell table:formula="of:=SQRT(ABS([.$D$2]^2-[.F686]^2))" office:value-type="float" office:value="50.7746541551737">
            <text:p>50.7746541551737</text:p>
          </table:table-cell>
          <table:table-cell table:formula="of:=ABS([.B686]-[.G686])" office:value-type="float" office:value="0.000345844826775021">
            <text:p>0.000345844826775021</text:p>
          </table:table-cell>
          <table:table-cell/>
        </table:table-row>
        <table:table-row table:style-name="ro2">
          <table:table-cell table:formula="of:=[.A686]+[.A$4]" office:value-type="float" office:value="203.400000000002">
            <text:p>203.400000000002</text:p>
          </table:table-cell>
          <table:table-cell table:formula="of:=[.A687]/([.$D$4]*2)" office:value-type="float" office:value="50.8500000000005">
            <text:p>50.8500000000005</text:p>
          </table:table-cell>
          <table:table-cell table:formula="of:=SQRT(ABS([.$D$2]^2-[.B687]^2))" office:value-type="float" office:value="86.1061989638374">
            <text:p>86.1061989638374</text:p>
          </table:table-cell>
          <table:table-cell table:formula="of:=([.$C$10]-[.C687])*[.$B$4]" office:value-type="float" office:value="17503.9658723259">
            <text:p>17503.9658723259</text:p>
          </table:table-cell>
          <table:table-cell table:formula="of:=ROUND([.D687])" office:value-type="float" office:value="17504">
            <text:p>17504</text:p>
          </table:table-cell>
          <table:table-cell table:formula="of:=([.$C$8]-([.E687]*[.$C$4]))" office:value-type="float" office:value="86.1062">
            <text:p>86.1062</text:p>
          </table:table-cell>
          <table:table-cell table:formula="of:=SQRT(ABS([.$D$2]^2-[.F687]^2))" office:value-type="float" office:value="50.8499982454277">
            <text:p>50.8499982454277</text:p>
          </table:table-cell>
          <table:table-cell table:formula="of:=ABS([.B687]-[.G687])" office:value-type="float" office:value="0.00000175457279993907">
            <text:p>0.00000175457279993907</text:p>
          </table:table-cell>
          <table:table-cell/>
        </table:table-row>
        <table:table-row table:style-name="ro2">
          <table:table-cell table:formula="of:=[.A687]+[.A$4]" office:value-type="float" office:value="203.700000000002">
            <text:p>203.700000000002</text:p>
          </table:table-cell>
          <table:table-cell table:formula="of:=[.A688]/([.$D$4]*2)" office:value-type="float" office:value="50.9250000000005">
            <text:p>50.9250000000005</text:p>
          </table:table-cell>
          <table:table-cell table:formula="of:=SQRT(ABS([.$D$2]^2-[.B688]^2))" office:value-type="float" office:value="86.0618636505157">
            <text:p>86.0618636505157</text:p>
          </table:table-cell>
          <table:table-cell table:formula="of:=([.$C$10]-[.C688])*[.$B$4]" office:value-type="float" office:value="17559.8213851721">
            <text:p>17559.8213851721</text:p>
          </table:table-cell>
          <table:table-cell table:formula="of:=ROUND([.D688])" office:value-type="float" office:value="17560">
            <text:p>17560</text:p>
          </table:table-cell>
          <table:table-cell table:formula="of:=([.$C$8]-([.E688]*[.$C$4]))" office:value-type="float" office:value="86.06175">
            <text:p>86.06175</text:p>
          </table:table-cell>
          <table:table-cell table:formula="of:=SQRT(ABS([.$D$2]^2-[.F688]^2))" office:value-type="float" office:value="50.925192065789">
            <text:p>50.925192065789</text:p>
          </table:table-cell>
          <table:table-cell table:formula="of:=ABS([.B688]-[.G688])" office:value-type="float" office:value="0.000192065788503726">
            <text:p>0.000192065788503726</text:p>
          </table:table-cell>
          <table:table-cell/>
        </table:table-row>
        <table:table-row table:style-name="ro2">
          <table:table-cell table:formula="of:=[.A688]+[.A$4]" office:value-type="float" office:value="204.000000000002">
            <text:p>204.000000000002</text:p>
          </table:table-cell>
          <table:table-cell table:formula="of:=[.A689]/([.$D$4]*2)" office:value-type="float" office:value="51.0000000000005">
            <text:p>51.0000000000005</text:p>
          </table:table-cell>
          <table:table-cell table:formula="of:=SQRT(ABS([.$D$2]^2-[.B689]^2))" office:value-type="float" office:value="86.0174400921113">
            <text:p>86.0174400921113</text:p>
          </table:table-cell>
          <table:table-cell table:formula="of:=([.$C$10]-[.C689])*[.$B$4]" office:value-type="float" office:value="17615.7880729257">
            <text:p>17615.7880729257</text:p>
          </table:table-cell>
          <table:table-cell table:formula="of:=ROUND([.D689])" office:value-type="float" office:value="17616">
            <text:p>17616</text:p>
          </table:table-cell>
          <table:table-cell table:formula="of:=([.$C$8]-([.E689]*[.$C$4]))" office:value-type="float" office:value="86.0173">
            <text:p>86.0173</text:p>
          </table:table-cell>
          <table:table-cell table:formula="of:=SQRT(ABS([.$D$2]^2-[.F689]^2))" office:value-type="float" office:value="51.0002362809232">
            <text:p>51.0002362809232</text:p>
          </table:table-cell>
          <table:table-cell table:formula="of:=ABS([.B689]-[.G689])" office:value-type="float" office:value="0.000236280922734977">
            <text:p>0.000236280922734977</text:p>
          </table:table-cell>
          <table:table-cell/>
        </table:table-row>
        <table:table-row table:style-name="ro2">
          <table:table-cell table:formula="of:=[.A689]+[.A$4]" office:value-type="float" office:value="204.300000000002">
            <text:p>204.300000000002</text:p>
          </table:table-cell>
          <table:table-cell table:formula="of:=[.A690]/([.$D$4]*2)" office:value-type="float" office:value="51.0750000000005">
            <text:p>51.0750000000005</text:p>
          </table:table-cell>
          <table:table-cell table:formula="of:=SQRT(ABS([.$D$2]^2-[.B690]^2))" office:value-type="float" office:value="85.9729281518313">
            <text:p>85.9729281518313</text:p>
          </table:table-cell>
          <table:table-cell table:formula="of:=([.$C$10]-[.C690])*[.$B$4]" office:value-type="float" office:value="17671.8661079241">
            <text:p>17671.8661079241</text:p>
          </table:table-cell>
          <table:table-cell table:formula="of:=ROUND([.D690])" office:value-type="float" office:value="17672">
            <text:p>17672</text:p>
          </table:table-cell>
          <table:table-cell table:formula="of:=([.$C$8]-([.E690]*[.$C$4]))" office:value-type="float" office:value="85.97285">
            <text:p>85.97285</text:p>
          </table:table-cell>
          <table:table-cell table:formula="of:=SQRT(ABS([.$D$2]^2-[.F690]^2))" office:value-type="float" office:value="51.0751315502711">
            <text:p>51.0751315502711</text:p>
          </table:table-cell>
          <table:table-cell table:formula="of:=ABS([.B690]-[.G690])" office:value-type="float" office:value="0.000131550270623393">
            <text:p>0.000131550270623393</text:p>
          </table:table-cell>
          <table:table-cell/>
        </table:table-row>
        <table:table-row table:style-name="ro2">
          <table:table-cell table:formula="of:=[.A690]+[.A$4]" office:value-type="float" office:value="204.600000000002">
            <text:p>204.600000000002</text:p>
          </table:table-cell>
          <table:table-cell table:formula="of:=[.A691]/([.$D$4]*2)" office:value-type="float" office:value="51.1500000000005">
            <text:p>51.1500000000005</text:p>
          </table:table-cell>
          <table:table-cell table:formula="of:=SQRT(ABS([.$D$2]^2-[.B691]^2))" office:value-type="float" office:value="85.9283276923271">
            <text:p>85.9283276923271</text:p>
          </table:table-cell>
          <table:table-cell table:formula="of:=([.$C$10]-[.C691])*[.$B$4]" office:value-type="float" office:value="17728.055663205">
            <text:p>17728.055663205</text:p>
          </table:table-cell>
          <table:table-cell table:formula="of:=ROUND([.D691])" office:value-type="float" office:value="17728">
            <text:p>17728</text:p>
          </table:table-cell>
          <table:table-cell table:formula="of:=([.$C$8]-([.E691]*[.$C$4]))" office:value-type="float" office:value="85.9284">
            <text:p>85.9284</text:p>
          </table:table-cell>
          <table:table-cell table:formula="of:=SQRT(ABS([.$D$2]^2-[.F691]^2))" office:value-type="float" office:value="51.149878528106">
            <text:p>51.149878528106</text:p>
          </table:table-cell>
          <table:table-cell table:formula="of:=ABS([.B691]-[.G691])" office:value-type="float" office:value="0.000121471894495073">
            <text:p>0.000121471894495073</text:p>
          </table:table-cell>
          <table:table-cell/>
        </table:table-row>
        <table:table-row table:style-name="ro2">
          <table:table-cell table:formula="of:=[.A691]+[.A$4]" office:value-type="float" office:value="204.900000000002">
            <text:p>204.900000000002</text:p>
          </table:table-cell>
          <table:table-cell table:formula="of:=[.A692]/([.$D$4]*2)" office:value-type="float" office:value="51.2250000000005">
            <text:p>51.2250000000005</text:p>
          </table:table-cell>
          <table:table-cell table:formula="of:=SQRT(ABS([.$D$2]^2-[.B692]^2))" office:value-type="float" office:value="85.8836385756912">
            <text:p>85.8836385756912</text:p>
          </table:table-cell>
          <table:table-cell table:formula="of:=([.$C$10]-[.C692])*[.$B$4]" office:value-type="float" office:value="17784.3569125101">
            <text:p>17784.3569125101</text:p>
          </table:table-cell>
          <table:table-cell table:formula="of:=ROUND([.D692])" office:value-type="float" office:value="17784">
            <text:p>17784</text:p>
          </table:table-cell>
          <table:table-cell table:formula="of:=([.$C$8]-([.E692]*[.$C$4]))" office:value-type="float" office:value="85.88395">
            <text:p>85.88395</text:p>
          </table:table-cell>
          <table:table-cell table:formula="of:=SQRT(ABS([.$D$2]^2-[.F692]^2))" office:value-type="float" office:value="51.2244778635908">
            <text:p>51.2244778635908</text:p>
          </table:table-cell>
          <table:table-cell table:formula="of:=ABS([.B692]-[.G692])" office:value-type="float" office:value="0.000522136409749407">
            <text:p>0.000522136409749407</text:p>
          </table:table-cell>
          <table:table-cell/>
        </table:table-row>
        <table:table-row table:style-name="ro2">
          <table:table-cell table:formula="of:=[.A692]+[.A$4]" office:value-type="float" office:value="205.200000000002">
            <text:p>205.200000000002</text:p>
          </table:table-cell>
          <table:table-cell table:formula="of:=[.A693]/([.$D$4]*2)" office:value-type="float" office:value="51.3000000000005">
            <text:p>51.3000000000005</text:p>
          </table:table-cell>
          <table:table-cell table:formula="of:=SQRT(ABS([.$D$2]^2-[.B693]^2))" office:value-type="float" office:value="85.8388606634544">
            <text:p>85.8388606634544</text:p>
          </table:table-cell>
          <table:table-cell table:formula="of:=([.$C$10]-[.C693])*[.$B$4]" office:value-type="float" office:value="17840.7700302886">
            <text:p>17840.7700302886</text:p>
          </table:table-cell>
          <table:table-cell table:formula="of:=ROUND([.D693])" office:value-type="float" office:value="17841">
            <text:p>17841</text:p>
          </table:table-cell>
          <table:table-cell table:formula="of:=([.$C$8]-([.E693]*[.$C$4]))" office:value-type="float" office:value="85.83870625">
            <text:p>85.83870625</text:p>
          </table:table-cell>
          <table:table-cell table:formula="of:=SQRT(ABS([.$D$2]^2-[.F693]^2))" office:value-type="float" office:value="51.3002583748485">
            <text:p>51.3002583748485</text:p>
          </table:table-cell>
          <table:table-cell table:formula="of:=ABS([.B693]-[.G693])" office:value-type="float" office:value="0.000258374847959431">
            <text:p>0.000258374847959431</text:p>
          </table:table-cell>
          <table:table-cell/>
        </table:table-row>
        <table:table-row table:style-name="ro2">
          <table:table-cell table:formula="of:=[.A693]+[.A$4]" office:value-type="float" office:value="205.500000000002">
            <text:p>205.500000000002</text:p>
          </table:table-cell>
          <table:table-cell table:formula="of:=[.A694]/([.$D$4]*2)" office:value-type="float" office:value="51.3750000000005">
            <text:p>51.3750000000005</text:p>
          </table:table-cell>
          <table:table-cell table:formula="of:=SQRT(ABS([.$D$2]^2-[.B694]^2))" office:value-type="float" office:value="85.7939938165834">
            <text:p>85.7939938165834</text:p>
          </table:table-cell>
          <table:table-cell table:formula="of:=([.$C$10]-[.C694])*[.$B$4]" office:value-type="float" office:value="17897.295191701">
            <text:p>17897.295191701</text:p>
          </table:table-cell>
          <table:table-cell table:formula="of:=ROUND([.D694])" office:value-type="float" office:value="17897">
            <text:p>17897</text:p>
          </table:table-cell>
          <table:table-cell table:formula="of:=([.$C$8]-([.E694]*[.$C$4]))" office:value-type="float" office:value="85.79425625">
            <text:p>85.79425625</text:p>
          </table:table-cell>
          <table:table-cell table:formula="of:=SQRT(ABS([.$D$2]^2-[.F694]^2))" office:value-type="float" office:value="51.3745617451802">
            <text:p>51.3745617451802</text:p>
          </table:table-cell>
          <table:table-cell table:formula="of:=ABS([.B694]-[.G694])" office:value-type="float" office:value="0.00043825482029547">
            <text:p>0.00043825482029547</text:p>
          </table:table-cell>
          <table:table-cell/>
        </table:table-row>
        <table:table-row table:style-name="ro2">
          <table:table-cell table:formula="of:=[.A694]+[.A$4]" office:value-type="float" office:value="205.800000000002">
            <text:p>205.800000000002</text:p>
          </table:table-cell>
          <table:table-cell table:formula="of:=[.A695]/([.$D$4]*2)" office:value-type="float" office:value="51.4500000000005">
            <text:p>51.4500000000005</text:p>
          </table:table-cell>
          <table:table-cell table:formula="of:=SQRT(ABS([.$D$2]^2-[.B695]^2))" office:value-type="float" office:value="85.749037895477">
            <text:p>85.749037895477</text:p>
          </table:table-cell>
          <table:table-cell table:formula="of:=([.$C$10]-[.C695])*[.$B$4]" office:value-type="float" office:value="17953.9325726225">
            <text:p>17953.9325726225</text:p>
          </table:table-cell>
          <table:table-cell table:formula="of:=ROUND([.D695])" office:value-type="float" office:value="17954">
            <text:p>17954</text:p>
          </table:table-cell>
          <table:table-cell table:formula="of:=([.$C$8]-([.E695]*[.$C$4]))" office:value-type="float" office:value="85.7490125">
            <text:p>85.7490125</text:p>
          </table:table-cell>
          <table:table-cell table:formula="of:=SQRT(ABS([.$D$2]^2-[.F695]^2))" office:value-type="float" office:value="51.4500423252969">
            <text:p>51.4500423252969</text:p>
          </table:table-cell>
          <table:table-cell table:formula="of:=ABS([.B695]-[.G695])" office:value-type="float" office:value="0.0000423252963841492">
            <text:p>0.0000423252963841492</text:p>
          </table:table-cell>
          <table:table-cell/>
        </table:table-row>
        <table:table-row table:style-name="ro2">
          <table:table-cell table:formula="of:=[.A695]+[.A$4]" office:value-type="float" office:value="206.100000000002">
            <text:p>206.100000000002</text:p>
          </table:table-cell>
          <table:table-cell table:formula="of:=[.A696]/([.$D$4]*2)" office:value-type="float" office:value="51.5250000000005">
            <text:p>51.5250000000005</text:p>
          </table:table-cell>
          <table:table-cell table:formula="of:=SQRT(ABS([.$D$2]^2-[.B696]^2))" office:value-type="float" office:value="85.7039927599639">
            <text:p>85.7039927599639</text:p>
          </table:table-cell>
          <table:table-cell table:formula="of:=([.$C$10]-[.C696])*[.$B$4]" office:value-type="float" office:value="18010.6823496468">
            <text:p>18010.6823496468</text:p>
          </table:table-cell>
          <table:table-cell table:formula="of:=ROUND([.D696])" office:value-type="float" office:value="18011">
            <text:p>18011</text:p>
          </table:table-cell>
          <table:table-cell table:formula="of:=([.$C$8]-([.E696]*[.$C$4]))" office:value-type="float" office:value="85.70376875">
            <text:p>85.70376875</text:p>
          </table:table-cell>
          <table:table-cell table:formula="of:=SQRT(ABS([.$D$2]^2-[.F696]^2))" office:value-type="float" office:value="51.5253726046355">
            <text:p>51.5253726046355</text:p>
          </table:table-cell>
          <table:table-cell table:formula="of:=ABS([.B696]-[.G696])" office:value-type="float" office:value="0.000372604634989671">
            <text:p>0.000372604634989671</text:p>
          </table:table-cell>
          <table:table-cell/>
        </table:table-row>
        <table:table-row table:style-name="ro2">
          <table:table-cell table:formula="of:=[.A696]+[.A$4]" office:value-type="float" office:value="206.400000000002">
            <text:p>206.400000000002</text:p>
          </table:table-cell>
          <table:table-cell table:formula="of:=[.A697]/([.$D$4]*2)" office:value-type="float" office:value="51.6000000000005">
            <text:p>51.6000000000005</text:p>
          </table:table-cell>
          <table:table-cell table:formula="of:=SQRT(ABS([.$D$2]^2-[.B697]^2))" office:value-type="float" office:value="85.6588582692995">
            <text:p>85.6588582692995</text:p>
          </table:table-cell>
          <table:table-cell table:formula="of:=([.$C$10]-[.C697])*[.$B$4]" office:value-type="float" office:value="18067.5447000901">
            <text:p>18067.5447000901</text:p>
          </table:table-cell>
          <table:table-cell table:formula="of:=ROUND([.D697])" office:value-type="float" office:value="18068">
            <text:p>18068</text:p>
          </table:table-cell>
          <table:table-cell table:formula="of:=([.$C$8]-([.E697]*[.$C$4]))" office:value-type="float" office:value="85.658525">
            <text:p>85.658525</text:p>
          </table:table-cell>
          <table:table-cell table:formula="of:=SQRT(ABS([.$D$2]^2-[.F697]^2))" office:value-type="float" office:value="51.6005532414564">
            <text:p>51.6005532414564</text:p>
          </table:table-cell>
          <table:table-cell table:formula="of:=ABS([.B697]-[.G697])" office:value-type="float" office:value="0.000553241455861553">
            <text:p>0.000553241455861553</text:p>
          </table:table-cell>
          <table:table-cell/>
        </table:table-row>
        <table:table-row table:style-name="ro2">
          <table:table-cell table:formula="of:=[.A697]+[.A$4]" office:value-type="float" office:value="206.700000000002">
            <text:p>206.700000000002</text:p>
          </table:table-cell>
          <table:table-cell table:formula="of:=[.A698]/([.$D$4]*2)" office:value-type="float" office:value="51.6750000000005">
            <text:p>51.6750000000005</text:p>
          </table:table-cell>
          <table:table-cell table:formula="of:=SQRT(ABS([.$D$2]^2-[.B698]^2))" office:value-type="float" office:value="85.6136342821629">
            <text:p>85.6136342821629</text:p>
          </table:table-cell>
          <table:table-cell table:formula="of:=([.$C$10]-[.C698])*[.$B$4]" office:value-type="float" office:value="18124.5198019945">
            <text:p>18124.5198019945</text:p>
          </table:table-cell>
          <table:table-cell table:formula="of:=ROUND([.D698])" office:value-type="float" office:value="18125">
            <text:p>18125</text:p>
          </table:table-cell>
          <table:table-cell table:formula="of:=([.$C$8]-([.E698]*[.$C$4]))" office:value-type="float" office:value="85.61328125">
            <text:p>85.61328125</text:p>
          </table:table-cell>
          <table:table-cell table:formula="of:=SQRT(ABS([.$D$2]^2-[.F698]^2))" office:value-type="float" office:value="51.6755848888854">
            <text:p>51.6755848888854</text:p>
          </table:table-cell>
          <table:table-cell table:formula="of:=ABS([.B698]-[.G698])" office:value-type="float" office:value="0.000584888884844759">
            <text:p>0.000584888884844759</text:p>
          </table:table-cell>
          <table:table-cell/>
        </table:table-row>
        <table:table-row table:style-name="ro2">
          <table:table-cell table:formula="of:=[.A698]+[.A$4]" office:value-type="float" office:value="207.000000000002">
            <text:p>207.000000000002</text:p>
          </table:table-cell>
          <table:table-cell table:formula="of:=[.A699]/([.$D$4]*2)" office:value-type="float" office:value="51.7500000000005">
            <text:p>51.7500000000005</text:p>
          </table:table-cell>
          <table:table-cell table:formula="of:=SQRT(ABS([.$D$2]^2-[.B699]^2))" office:value-type="float" office:value="85.5683206566539">
            <text:p>85.5683206566539</text:p>
          </table:table-cell>
          <table:table-cell table:formula="of:=([.$C$10]-[.C699])*[.$B$4]" office:value-type="float" office:value="18181.6078341318">
            <text:p>18181.6078341318</text:p>
          </table:table-cell>
          <table:table-cell table:formula="of:=ROUND([.D699])" office:value-type="float" office:value="18182">
            <text:p>18182</text:p>
          </table:table-cell>
          <table:table-cell table:formula="of:=([.$C$8]-([.E699]*[.$C$4]))" office:value-type="float" office:value="85.5680375">
            <text:p>85.5680375</text:p>
          </table:table-cell>
          <table:table-cell table:formula="of:=SQRT(ABS([.$D$2]^2-[.F699]^2))" office:value-type="float" office:value="51.7504681949699">
            <text:p>51.7504681949699</text:p>
          </table:table-cell>
          <table:table-cell table:formula="of:=ABS([.B699]-[.G699])" office:value-type="float" office:value="0.00046819496939321">
            <text:p>0.00046819496939321</text:p>
          </table:table-cell>
          <table:table-cell/>
        </table:table-row>
        <table:table-row table:style-name="ro2">
          <table:table-cell table:formula="of:=[.A699]+[.A$4]" office:value-type="float" office:value="207.300000000002">
            <text:p>207.300000000002</text:p>
          </table:table-cell>
          <table:table-cell table:formula="of:=[.A700]/([.$D$4]*2)" office:value-type="float" office:value="51.8250000000005">
            <text:p>51.8250000000005</text:p>
          </table:table-cell>
          <table:table-cell table:formula="of:=SQRT(ABS([.$D$2]^2-[.B700]^2))" office:value-type="float" office:value="85.52291725029">
            <text:p>85.52291725029</text:p>
          </table:table-cell>
          <table:table-cell table:formula="of:=([.$C$10]-[.C700])*[.$B$4]" office:value-type="float" office:value="18238.8089760077">
            <text:p>18238.8089760077</text:p>
          </table:table-cell>
          <table:table-cell table:formula="of:=ROUND([.D700])" office:value-type="float" office:value="18239">
            <text:p>18239</text:p>
          </table:table-cell>
          <table:table-cell table:formula="of:=([.$C$8]-([.E700]*[.$C$4]))" office:value-type="float" office:value="85.52279375">
            <text:p>85.52279375</text:p>
          </table:table-cell>
          <table:table-cell table:formula="of:=SQRT(ABS([.$D$2]^2-[.F700]^2))" office:value-type="float" office:value="51.8252038027344">
            <text:p>51.8252038027344</text:p>
          </table:table-cell>
          <table:table-cell table:formula="of:=ABS([.B700]-[.G700])" office:value-type="float" office:value="0.000203802733899749">
            <text:p>0.000203802733899749</text:p>
          </table:table-cell>
          <table:table-cell/>
        </table:table-row>
        <table:table-row table:style-name="ro2">
          <table:table-cell table:formula="of:=[.A700]+[.A$4]" office:value-type="float" office:value="207.600000000002">
            <text:p>207.600000000002</text:p>
          </table:table-cell>
          <table:table-cell table:formula="of:=[.A701]/([.$D$4]*2)" office:value-type="float" office:value="51.9000000000005">
            <text:p>51.9000000000005</text:p>
          </table:table-cell>
          <table:table-cell table:formula="of:=SQRT(ABS([.$D$2]^2-[.B701]^2))" office:value-type="float" office:value="85.4774239200033">
            <text:p>85.4774239200033</text:p>
          </table:table-cell>
          <table:table-cell table:formula="of:=([.$C$10]-[.C701])*[.$B$4]" office:value-type="float" office:value="18296.1234078649">
            <text:p>18296.1234078649</text:p>
          </table:table-cell>
          <table:table-cell table:formula="of:=ROUND([.D701])" office:value-type="float" office:value="18296">
            <text:p>18296</text:p>
          </table:table-cell>
          <table:table-cell table:formula="of:=([.$C$8]-([.E701]*[.$C$4]))" office:value-type="float" office:value="85.47755">
            <text:p>85.47755</text:p>
          </table:table-cell>
          <table:table-cell table:formula="of:=SQRT(ABS([.$D$2]^2-[.F701]^2))" office:value-type="float" office:value="51.8997923502349">
            <text:p>51.8997923502349</text:p>
          </table:table-cell>
          <table:table-cell table:formula="of:=ABS([.B701]-[.G701])" office:value-type="float" office:value="0.00020764976566312">
            <text:p>0.00020764976566312</text:p>
          </table:table-cell>
          <table:table-cell/>
        </table:table-row>
        <table:table-row table:style-name="ro2">
          <table:table-cell table:formula="of:=[.A701]+[.A$4]" office:value-type="float" office:value="207.900000000002">
            <text:p>207.900000000002</text:p>
          </table:table-cell>
          <table:table-cell table:formula="of:=[.A702]/([.$D$4]*2)" office:value-type="float" office:value="51.9750000000005">
            <text:p>51.9750000000005</text:p>
          </table:table-cell>
          <table:table-cell table:formula="of:=SQRT(ABS([.$D$2]^2-[.B702]^2))" office:value-type="float" office:value="85.4318405221376">
            <text:p>85.4318405221376</text:p>
          </table:table-cell>
          <table:table-cell table:formula="of:=([.$C$10]-[.C702])*[.$B$4]" office:value-type="float" office:value="18353.5513106879">
            <text:p>18353.5513106879</text:p>
          </table:table-cell>
          <table:table-cell table:formula="of:=ROUND([.D702])" office:value-type="float" office:value="18354">
            <text:p>18354</text:p>
          </table:table-cell>
          <table:table-cell table:formula="of:=([.$C$8]-([.E702]*[.$C$4]))" office:value-type="float" office:value="85.4315125">
            <text:p>85.4315125</text:p>
          </table:table-cell>
          <table:table-cell table:formula="of:=SQRT(ABS([.$D$2]^2-[.F702]^2))" office:value-type="float" office:value="51.9755391695204">
            <text:p>51.9755391695204</text:p>
          </table:table-cell>
          <table:table-cell table:formula="of:=ABS([.B702]-[.G702])" office:value-type="float" office:value="0.000539169519811367">
            <text:p>0.000539169519811367</text:p>
          </table:table-cell>
          <table:table-cell/>
        </table:table-row>
        <table:table-row table:style-name="ro2">
          <table:table-cell table:formula="of:=[.A702]+[.A$4]" office:value-type="float" office:value="208.200000000002">
            <text:p>208.200000000002</text:p>
          </table:table-cell>
          <table:table-cell table:formula="of:=[.A703]/([.$D$4]*2)" office:value-type="float" office:value="52.0500000000005">
            <text:p>52.0500000000005</text:p>
          </table:table-cell>
          <table:table-cell table:formula="of:=SQRT(ABS([.$D$2]^2-[.B703]^2))" office:value-type="float" office:value="85.3861669124452">
            <text:p>85.3861669124452</text:p>
          </table:table-cell>
          <table:table-cell table:formula="of:=([.$C$10]-[.C703])*[.$B$4]" office:value-type="float" office:value="18411.0928662059">
            <text:p>18411.0928662059</text:p>
          </table:table-cell>
          <table:table-cell table:formula="of:=ROUND([.D703])" office:value-type="float" office:value="18411">
            <text:p>18411</text:p>
          </table:table-cell>
          <table:table-cell table:formula="of:=([.$C$8]-([.E703]*[.$C$4]))" office:value-type="float" office:value="85.38626875">
            <text:p>85.38626875</text:p>
          </table:table-cell>
          <table:table-cell table:formula="of:=SQRT(ABS([.$D$2]^2-[.F703]^2))" office:value-type="float" office:value="52.0498329387595">
            <text:p>52.0498329387595</text:p>
          </table:table-cell>
          <table:table-cell table:formula="of:=ABS([.B703]-[.G703])" office:value-type="float" office:value="0.000167061241043598">
            <text:p>0.000167061241043598</text:p>
          </table:table-cell>
          <table:table-cell/>
        </table:table-row>
        <table:table-row table:style-name="ro2">
          <table:table-cell table:formula="of:=[.A703]+[.A$4]" office:value-type="float" office:value="208.500000000002">
            <text:p>208.500000000002</text:p>
          </table:table-cell>
          <table:table-cell table:formula="of:=[.A704]/([.$D$4]*2)" office:value-type="float" office:value="52.1250000000005">
            <text:p>52.1250000000005</text:p>
          </table:table-cell>
          <table:table-cell table:formula="of:=SQRT(ABS([.$D$2]^2-[.B704]^2))" office:value-type="float" office:value="85.3404029460838">
            <text:p>85.3404029460838</text:p>
          </table:table-cell>
          <table:table-cell table:formula="of:=([.$C$10]-[.C704])*[.$B$4]" office:value-type="float" office:value="18468.7482568974">
            <text:p>18468.7482568974</text:p>
          </table:table-cell>
          <table:table-cell table:formula="of:=ROUND([.D704])" office:value-type="float" office:value="18469">
            <text:p>18469</text:p>
          </table:table-cell>
          <table:table-cell table:formula="of:=([.$C$8]-([.E704]*[.$C$4]))" office:value-type="float" office:value="85.34023125">
            <text:p>85.34023125</text:p>
          </table:table-cell>
          <table:table-cell table:formula="of:=SQRT(ABS([.$D$2]^2-[.F704]^2))" office:value-type="float" office:value="52.1252811042446">
            <text:p>52.1252811042446</text:p>
          </table:table-cell>
          <table:table-cell table:formula="of:=ABS([.B704]-[.G704])" office:value-type="float" office:value="0.000281104244088226">
            <text:p>0.000281104244088226</text:p>
          </table:table-cell>
          <table:table-cell/>
        </table:table-row>
        <table:table-row table:style-name="ro2">
          <table:table-cell table:formula="of:=[.A704]+[.A$4]" office:value-type="float" office:value="208.800000000002">
            <text:p>208.800000000002</text:p>
          </table:table-cell>
          <table:table-cell table:formula="of:=[.A705]/([.$D$4]*2)" office:value-type="float" office:value="52.2000000000006">
            <text:p>52.2000000000006</text:p>
          </table:table-cell>
          <table:table-cell table:formula="of:=SQRT(ABS([.$D$2]^2-[.B705]^2))" office:value-type="float" office:value="85.2945484776134">
            <text:p>85.2945484776134</text:p>
          </table:table-cell>
          <table:table-cell table:formula="of:=([.$C$10]-[.C705])*[.$B$4]" office:value-type="float" office:value="18526.5176659939">
            <text:p>18526.5176659939</text:p>
          </table:table-cell>
          <table:table-cell table:formula="of:=ROUND([.D705])" office:value-type="float" office:value="18527">
            <text:p>18527</text:p>
          </table:table-cell>
          <table:table-cell table:formula="of:=([.$C$8]-([.E705]*[.$C$4]))" office:value-type="float" office:value="85.29419375">
            <text:p>85.29419375</text:p>
          </table:table-cell>
          <table:table-cell table:formula="of:=SQRT(ABS([.$D$2]^2-[.F705]^2))" office:value-type="float" office:value="52.2005796187883">
            <text:p>52.2005796187883</text:p>
          </table:table-cell>
          <table:table-cell table:formula="of:=ABS([.B705]-[.G705])" office:value-type="float" office:value="0.00057961878778201">
            <text:p>0.00057961878778201</text:p>
          </table:table-cell>
          <table:table-cell/>
        </table:table-row>
        <table:table-row table:style-name="ro2">
          <table:table-cell table:formula="of:=[.A705]+[.A$4]" office:value-type="float" office:value="209.100000000002">
            <text:p>209.100000000002</text:p>
          </table:table-cell>
          <table:table-cell table:formula="of:=[.A706]/([.$D$4]*2)" office:value-type="float" office:value="52.2750000000006">
            <text:p>52.2750000000006</text:p>
          </table:table-cell>
          <table:table-cell table:formula="of:=SQRT(ABS([.$D$2]^2-[.B706]^2))" office:value-type="float" office:value="85.2486033609932">
            <text:p>85.2486033609932</text:p>
          </table:table-cell>
          <table:table-cell table:formula="of:=([.$C$10]-[.C706])*[.$B$4]" office:value-type="float" office:value="18584.4012774839">
            <text:p>18584.4012774839</text:p>
          </table:table-cell>
          <table:table-cell table:formula="of:=ROUND([.D706])" office:value-type="float" office:value="18584">
            <text:p>18584</text:p>
          </table:table-cell>
          <table:table-cell table:formula="of:=([.$C$8]-([.E706]*[.$C$4]))" office:value-type="float" office:value="85.24895">
            <text:p>85.24895</text:p>
          </table:table-cell>
          <table:table-cell table:formula="of:=SQRT(ABS([.$D$2]^2-[.F706]^2))" office:value-type="float" office:value="52.2744347066279">
            <text:p>52.2744347066279</text:p>
          </table:table-cell>
          <table:table-cell table:formula="of:=ABS([.B706]-[.G706])" office:value-type="float" office:value="0.000565293372694953">
            <text:p>0.000565293372694953</text:p>
          </table:table-cell>
          <table:table-cell/>
        </table:table-row>
        <table:table-row table:style-name="ro2">
          <table:table-cell table:formula="of:=[.A706]+[.A$4]" office:value-type="float" office:value="209.400000000002">
            <text:p>209.400000000002</text:p>
          </table:table-cell>
          <table:table-cell table:formula="of:=[.A707]/([.$D$4]*2)" office:value-type="float" office:value="52.3500000000006">
            <text:p>52.3500000000006</text:p>
          </table:table-cell>
          <table:table-cell table:formula="of:=SQRT(ABS([.$D$2]^2-[.B707]^2))" office:value-type="float" office:value="85.2025674495783">
            <text:p>85.2025674495783</text:p>
          </table:table-cell>
          <table:table-cell table:formula="of:=([.$C$10]-[.C707])*[.$B$4]" office:value-type="float" office:value="18642.3992761168">
            <text:p>18642.3992761168</text:p>
          </table:table-cell>
          <table:table-cell table:formula="of:=ROUND([.D707])" office:value-type="float" office:value="18642">
            <text:p>18642</text:p>
          </table:table-cell>
          <table:table-cell table:formula="of:=([.$C$8]-([.E707]*[.$C$4]))" office:value-type="float" office:value="85.2029125">
            <text:p>85.2029125</text:p>
          </table:table-cell>
          <table:table-cell table:formula="of:=SQRT(ABS([.$D$2]^2-[.F707]^2))" office:value-type="float" office:value="52.3494384068955">
            <text:p>52.3494384068955</text:p>
          </table:table-cell>
          <table:table-cell table:formula="of:=ABS([.B707]-[.G707])" office:value-type="float" office:value="0.000561593105075531">
            <text:p>0.000561593105075531</text:p>
          </table:table-cell>
          <table:table-cell/>
        </table:table-row>
        <table:table-row table:style-name="ro2">
          <table:table-cell table:formula="of:=[.A707]+[.A$4]" office:value-type="float" office:value="209.700000000002">
            <text:p>209.700000000002</text:p>
          </table:table-cell>
          <table:table-cell table:formula="of:=[.A708]/([.$D$4]*2)" office:value-type="float" office:value="52.4250000000006">
            <text:p>52.4250000000006</text:p>
          </table:table-cell>
          <table:table-cell table:formula="of:=SQRT(ABS([.$D$2]^2-[.B708]^2))" office:value-type="float" office:value="85.1564405961166">
            <text:p>85.1564405961166</text:p>
          </table:table-cell>
          <table:table-cell table:formula="of:=([.$C$10]-[.C708])*[.$B$4]" office:value-type="float" office:value="18700.5118474071">
            <text:p>18700.5118474071</text:p>
          </table:table-cell>
          <table:table-cell table:formula="of:=ROUND([.D708])" office:value-type="float" office:value="18701">
            <text:p>18701</text:p>
          </table:table-cell>
          <table:table-cell table:formula="of:=([.$C$8]-([.E708]*[.$C$4]))" office:value-type="float" office:value="85.15608125">
            <text:p>85.15608125</text:p>
          </table:table-cell>
          <table:table-cell table:formula="of:=SQRT(ABS([.$D$2]^2-[.F708]^2))" office:value-type="float" office:value="52.4255836986428">
            <text:p>52.4255836986428</text:p>
          </table:table-cell>
          <table:table-cell table:formula="of:=ABS([.B708]-[.G708])" office:value-type="float" office:value="0.00058369864220964">
            <text:p>0.00058369864220964</text:p>
          </table:table-cell>
          <table:table-cell/>
        </table:table-row>
        <table:table-row table:style-name="ro2">
          <table:table-cell table:formula="of:=[.A708]+[.A$4]" office:value-type="float" office:value="210.000000000002">
            <text:p>210.000000000002</text:p>
          </table:table-cell>
          <table:table-cell table:formula="of:=[.A709]/([.$D$4]*2)" office:value-type="float" office:value="52.5000000000006">
            <text:p>52.5000000000006</text:p>
          </table:table-cell>
          <table:table-cell table:formula="of:=SQRT(ABS([.$D$2]^2-[.B709]^2))" office:value-type="float" office:value="85.1102226527457">
            <text:p>85.1102226527457</text:p>
          </table:table-cell>
          <table:table-cell table:formula="of:=([.$C$10]-[.C709])*[.$B$4]" office:value-type="float" office:value="18758.7391776383">
            <text:p>18758.7391776383</text:p>
          </table:table-cell>
          <table:table-cell table:formula="of:=ROUND([.D709])" office:value-type="float" office:value="18759">
            <text:p>18759</text:p>
          </table:table-cell>
          <table:table-cell table:formula="of:=([.$C$8]-([.E709]*[.$C$4]))" office:value-type="float" office:value="85.11004375">
            <text:p>85.11004375</text:p>
          </table:table-cell>
          <table:table-cell table:formula="of:=SQRT(ABS([.$D$2]^2-[.F709]^2))" office:value-type="float" office:value="52.5002900265616">
            <text:p>52.5002900265616</text:p>
          </table:table-cell>
          <table:table-cell table:formula="of:=ABS([.B709]-[.G709])" office:value-type="float" office:value="0.000290026561060586">
            <text:p>0.000290026561060586</text:p>
          </table:table-cell>
          <table:table-cell/>
        </table:table-row>
        <table:table-row table:style-name="ro2">
          <table:table-cell table:formula="of:=[.A709]+[.A$4]" office:value-type="float" office:value="210.300000000002">
            <text:p>210.300000000002</text:p>
          </table:table-cell>
          <table:table-cell table:formula="of:=[.A710]/([.$D$4]*2)" office:value-type="float" office:value="52.5750000000006">
            <text:p>52.5750000000006</text:p>
          </table:table-cell>
          <table:table-cell table:formula="of:=SQRT(ABS([.$D$2]^2-[.B710]^2))" office:value-type="float" office:value="85.0639134709892">
            <text:p>85.0639134709892</text:p>
          </table:table-cell>
          <table:table-cell table:formula="of:=([.$C$10]-[.C710])*[.$B$4]" office:value-type="float" office:value="18817.0814538669">
            <text:p>18817.0814538669</text:p>
          </table:table-cell>
          <table:table-cell table:formula="of:=ROUND([.D710])" office:value-type="float" office:value="18817">
            <text:p>18817</text:p>
          </table:table-cell>
          <table:table-cell table:formula="of:=([.$C$8]-([.E710]*[.$C$4]))" office:value-type="float" office:value="85.06400625">
            <text:p>85.06400625</text:p>
          </table:table-cell>
          <table:table-cell table:formula="of:=SQRT(ABS([.$D$2]^2-[.F710]^2))" office:value-type="float" office:value="52.5748498875647">
            <text:p>52.5748498875647</text:p>
          </table:table-cell>
          <table:table-cell table:formula="of:=ABS([.B710]-[.G710])" office:value-type="float" office:value="0.000150112435882477">
            <text:p>0.000150112435882477</text:p>
          </table:table-cell>
          <table:table-cell/>
        </table:table-row>
        <table:table-row table:style-name="ro2">
          <table:table-cell table:formula="of:=[.A710]+[.A$4]" office:value-type="float" office:value="210.600000000002">
            <text:p>210.600000000002</text:p>
          </table:table-cell>
          <table:table-cell table:formula="of:=[.A711]/([.$D$4]*2)" office:value-type="float" office:value="52.6500000000006">
            <text:p>52.6500000000006</text:p>
          </table:table-cell>
          <table:table-cell table:formula="of:=SQRT(ABS([.$D$2]^2-[.B711]^2))" office:value-type="float" office:value="85.0175129017542">
            <text:p>85.0175129017542</text:p>
          </table:table-cell>
          <table:table-cell table:formula="of:=([.$C$10]-[.C711])*[.$B$4]" office:value-type="float" office:value="18875.5388639268">
            <text:p>18875.5388639268</text:p>
          </table:table-cell>
          <table:table-cell table:formula="of:=ROUND([.D711])" office:value-type="float" office:value="18876">
            <text:p>18876</text:p>
          </table:table-cell>
          <table:table-cell table:formula="of:=([.$C$8]-([.E711]*[.$C$4]))" office:value-type="float" office:value="85.017175">
            <text:p>85.017175</text:p>
          </table:table-cell>
          <table:table-cell table:formula="of:=SQRT(ABS([.$D$2]^2-[.F711]^2))" office:value-type="float" office:value="52.6505456288857">
            <text:p>52.6505456288857</text:p>
          </table:table-cell>
          <table:table-cell table:formula="of:=ABS([.B711]-[.G711])" office:value-type="float" office:value="0.00054562888514198">
            <text:p>0.00054562888514198</text:p>
          </table:table-cell>
          <table:table-cell/>
        </table:table-row>
        <table:table-row table:style-name="ro2">
          <table:table-cell table:formula="of:=[.A711]+[.A$4]" office:value-type="float" office:value="210.900000000002">
            <text:p>210.900000000002</text:p>
          </table:table-cell>
          <table:table-cell table:formula="of:=[.A712]/([.$D$4]*2)" office:value-type="float" office:value="52.7250000000006">
            <text:p>52.7250000000006</text:p>
          </table:table-cell>
          <table:table-cell table:formula="of:=SQRT(ABS([.$D$2]^2-[.B712]^2))" office:value-type="float" office:value="84.9710207953273">
            <text:p>84.9710207953273</text:p>
          </table:table-cell>
          <table:table-cell table:formula="of:=([.$C$10]-[.C712])*[.$B$4]" office:value-type="float" office:value="18934.1115964331">
            <text:p>18934.1115964331</text:p>
          </table:table-cell>
          <table:table-cell table:formula="of:=ROUND([.D712])" office:value-type="float" office:value="18934">
            <text:p>18934</text:p>
          </table:table-cell>
          <table:table-cell table:formula="of:=([.$C$8]-([.E712]*[.$C$4]))" office:value-type="float" office:value="84.9711375">
            <text:p>84.9711375</text:p>
          </table:table-cell>
          <table:table-cell table:formula="of:=SQRT(ABS([.$D$2]^2-[.F712]^2))" office:value-type="float" office:value="52.7248119195896">
            <text:p>52.7248119195896</text:p>
          </table:table-cell>
          <table:table-cell table:formula="of:=ABS([.B712]-[.G712])" office:value-type="float" office:value="0.000188080411000158">
            <text:p>0.000188080411000158</text:p>
          </table:table-cell>
          <table:table-cell/>
        </table:table-row>
        <table:table-row table:style-name="ro2">
          <table:table-cell table:formula="of:=[.A712]+[.A$4]" office:value-type="float" office:value="211.200000000002">
            <text:p>211.200000000002</text:p>
          </table:table-cell>
          <table:table-cell table:formula="of:=[.A713]/([.$D$4]*2)" office:value-type="float" office:value="52.8000000000006">
            <text:p>52.8000000000006</text:p>
          </table:table-cell>
          <table:table-cell table:formula="of:=SQRT(ABS([.$D$2]^2-[.B713]^2))" office:value-type="float" office:value="84.9244370013716">
            <text:p>84.9244370013716</text:p>
          </table:table-cell>
          <table:table-cell table:formula="of:=([.$C$10]-[.C713])*[.$B$4]" office:value-type="float" office:value="18992.7998407867">
            <text:p>18992.7998407867</text:p>
          </table:table-cell>
          <table:table-cell table:formula="of:=ROUND([.D713])" office:value-type="float" office:value="18993">
            <text:p>18993</text:p>
          </table:table-cell>
          <table:table-cell table:formula="of:=([.$C$8]-([.E713]*[.$C$4]))" office:value-type="float" office:value="84.92430625">
            <text:p>84.92430625</text:p>
          </table:table-cell>
          <table:table-cell table:formula="of:=SQRT(ABS([.$D$2]^2-[.F713]^2))" office:value-type="float" office:value="52.8002103021968">
            <text:p>52.8002103021968</text:p>
          </table:table-cell>
          <table:table-cell table:formula="of:=ABS([.B713]-[.G713])" office:value-type="float" office:value="0.000210302196244072">
            <text:p>0.000210302196244072</text:p>
          </table:table-cell>
          <table:table-cell/>
        </table:table-row>
        <table:table-row table:style-name="ro2">
          <table:table-cell table:formula="of:=[.A713]+[.A$4]" office:value-type="float" office:value="211.500000000002">
            <text:p>211.500000000002</text:p>
          </table:table-cell>
          <table:table-cell table:formula="of:=[.A714]/([.$D$4]*2)" office:value-type="float" office:value="52.8750000000006">
            <text:p>52.8750000000006</text:p>
          </table:table-cell>
          <table:table-cell table:formula="of:=SQRT(ABS([.$D$2]^2-[.B714]^2))" office:value-type="float" office:value="84.8777613689236">
            <text:p>84.8777613689236</text:p>
          </table:table-cell>
          <table:table-cell table:formula="of:=([.$C$10]-[.C714])*[.$B$4]" office:value-type="float" office:value="19051.6037871779">
            <text:p>19051.6037871779</text:p>
          </table:table-cell>
          <table:table-cell table:formula="of:=ROUND([.D714])" office:value-type="float" office:value="19052">
            <text:p>19052</text:p>
          </table:table-cell>
          <table:table-cell table:formula="of:=([.$C$8]-([.E714]*[.$C$4]))" office:value-type="float" office:value="84.877475">
            <text:p>84.877475</text:p>
          </table:table-cell>
          <table:table-cell table:formula="of:=SQRT(ABS([.$D$2]^2-[.F714]^2))" office:value-type="float" office:value="52.8754596918492">
            <text:p>52.8754596918492</text:p>
          </table:table-cell>
          <table:table-cell table:formula="of:=ABS([.B714]-[.G714])" office:value-type="float" office:value="0.000459691848668342">
            <text:p>0.000459691848668342</text:p>
          </table:table-cell>
          <table:table-cell/>
        </table:table-row>
        <table:table-row table:style-name="ro2">
          <table:table-cell table:formula="of:=[.A714]+[.A$4]" office:value-type="float" office:value="211.800000000002">
            <text:p>211.800000000002</text:p>
          </table:table-cell>
          <table:table-cell table:formula="of:=[.A715]/([.$D$4]*2)" office:value-type="float" office:value="52.9500000000006">
            <text:p>52.9500000000006</text:p>
          </table:table-cell>
          <table:table-cell table:formula="of:=SQRT(ABS([.$D$2]^2-[.B715]^2))" office:value-type="float" office:value="84.8309937463893">
            <text:p>84.8309937463893</text:p>
          </table:table-cell>
          <table:table-cell table:formula="of:=([.$C$10]-[.C715])*[.$B$4]" office:value-type="float" office:value="19110.5236265912">
            <text:p>19110.5236265912</text:p>
          </table:table-cell>
          <table:table-cell table:formula="of:=ROUND([.D715])" office:value-type="float" office:value="19111">
            <text:p>19111</text:p>
          </table:table-cell>
          <table:table-cell table:formula="of:=([.$C$8]-([.E715]*[.$C$4]))" office:value-type="float" office:value="84.83064375">
            <text:p>84.83064375</text:p>
          </table:table-cell>
          <table:table-cell table:formula="of:=SQRT(ABS([.$D$2]^2-[.F715]^2))" office:value-type="float" office:value="52.9505607237599">
            <text:p>52.9505607237599</text:p>
          </table:table-cell>
          <table:table-cell table:formula="of:=ABS([.B715]-[.G715])" office:value-type="float" office:value="0.000560723759321036">
            <text:p>0.000560723759321036</text:p>
          </table:table-cell>
          <table:table-cell/>
        </table:table-row>
        <table:table-row table:style-name="ro2">
          <table:table-cell table:formula="of:=[.A715]+[.A$4]" office:value-type="float" office:value="212.100000000002">
            <text:p>212.100000000002</text:p>
          </table:table-cell>
          <table:table-cell table:formula="of:=[.A716]/([.$D$4]*2)" office:value-type="float" office:value="53.0250000000006">
            <text:p>53.0250000000006</text:p>
          </table:table-cell>
          <table:table-cell table:formula="of:=SQRT(ABS([.$D$2]^2-[.B716]^2))" office:value-type="float" office:value="84.7841339815412">
            <text:p>84.7841339815412</text:p>
          </table:table-cell>
          <table:table-cell table:formula="of:=([.$C$10]-[.C716])*[.$B$4]" office:value-type="float" office:value="19169.5595508092">
            <text:p>19169.5595508092</text:p>
          </table:table-cell>
          <table:table-cell table:formula="of:=ROUND([.D716])" office:value-type="float" office:value="19170">
            <text:p>19170</text:p>
          </table:table-cell>
          <table:table-cell table:formula="of:=([.$C$8]-([.E716]*[.$C$4]))" office:value-type="float" office:value="84.7838125">
            <text:p>84.7838125</text:p>
          </table:table-cell>
          <table:table-cell table:formula="of:=SQRT(ABS([.$D$2]^2-[.F716]^2))" office:value-type="float" office:value="53.0255140282944">
            <text:p>53.0255140282944</text:p>
          </table:table-cell>
          <table:table-cell table:formula="of:=ABS([.B716]-[.G716])" office:value-type="float" office:value="0.000514028293807201">
            <text:p>0.000514028293807201</text:p>
          </table:table-cell>
          <table:table-cell/>
        </table:table-row>
        <table:table-row table:style-name="ro2">
          <table:table-cell table:formula="of:=[.A716]+[.A$4]" office:value-type="float" office:value="212.400000000002">
            <text:p>212.400000000002</text:p>
          </table:table-cell>
          <table:table-cell table:formula="of:=[.A717]/([.$D$4]*2)" office:value-type="float" office:value="53.1000000000006">
            <text:p>53.1000000000006</text:p>
          </table:table-cell>
          <table:table-cell table:formula="of:=SQRT(ABS([.$D$2]^2-[.B717]^2))" office:value-type="float" office:value="84.7371819215151">
            <text:p>84.7371819215151</text:p>
          </table:table-cell>
          <table:table-cell table:formula="of:=([.$C$10]-[.C717])*[.$B$4]" office:value-type="float" office:value="19228.711752417">
            <text:p>19228.711752417</text:p>
          </table:table-cell>
          <table:table-cell table:formula="of:=ROUND([.D717])" office:value-type="float" office:value="19229">
            <text:p>19229</text:p>
          </table:table-cell>
          <table:table-cell table:formula="of:=([.$C$8]-([.E717]*[.$C$4]))" office:value-type="float" office:value="84.73698125">
            <text:p>84.73698125</text:p>
          </table:table-cell>
          <table:table-cell table:formula="of:=SQRT(ABS([.$D$2]^2-[.F717]^2))" office:value-type="float" office:value="53.1003202310226">
            <text:p>53.1003202310226</text:p>
          </table:table-cell>
          <table:table-cell table:formula="of:=ABS([.B717]-[.G717])" office:value-type="float" office:value="0.000320231022023165">
            <text:p>0.000320231022023165</text:p>
          </table:table-cell>
          <table:table-cell/>
        </table:table-row>
        <table:table-row table:style-name="ro2">
          <table:table-cell table:formula="of:=[.A717]+[.A$4]" office:value-type="float" office:value="212.700000000002">
            <text:p>212.700000000002</text:p>
          </table:table-cell>
          <table:table-cell table:formula="of:=[.A718]/([.$D$4]*2)" office:value-type="float" office:value="53.1750000000006">
            <text:p>53.1750000000006</text:p>
          </table:table-cell>
          <table:table-cell table:formula="of:=SQRT(ABS([.$D$2]^2-[.B718]^2))" office:value-type="float" office:value="84.6901374128059">
            <text:p>84.6901374128059</text:p>
          </table:table-cell>
          <table:table-cell table:formula="of:=([.$C$10]-[.C718])*[.$B$4]" office:value-type="float" office:value="19287.9804248065">
            <text:p>19287.9804248065</text:p>
          </table:table-cell>
          <table:table-cell table:formula="of:=ROUND([.D718])" office:value-type="float" office:value="19288">
            <text:p>19288</text:p>
          </table:table-cell>
          <table:table-cell table:formula="of:=([.$C$8]-([.E718]*[.$C$4]))" office:value-type="float" office:value="84.69015">
            <text:p>84.69015</text:p>
          </table:table-cell>
          <table:table-cell table:formula="of:=SQRT(ABS([.$D$2]^2-[.F718]^2))" office:value-type="float" office:value="53.1749799527701">
            <text:p>53.1749799527701</text:p>
          </table:table-cell>
          <table:table-cell table:formula="of:=ABS([.B718]-[.G718])" office:value-type="float" office:value="0.0000200472305067478">
            <text:p>0.0000200472305067478</text:p>
          </table:table-cell>
          <table:table-cell/>
        </table:table-row>
        <table:table-row table:style-name="ro2">
          <table:table-cell table:formula="of:=[.A718]+[.A$4]" office:value-type="float" office:value="213.000000000002">
            <text:p>213.000000000002</text:p>
          </table:table-cell>
          <table:table-cell table:formula="of:=[.A719]/([.$D$4]*2)" office:value-type="float" office:value="53.2500000000006">
            <text:p>53.2500000000006</text:p>
          </table:table-cell>
          <table:table-cell table:formula="of:=SQRT(ABS([.$D$2]^2-[.B719]^2))" office:value-type="float" office:value="84.643000301265">
            <text:p>84.643000301265</text:p>
          </table:table-cell>
          <table:table-cell table:formula="of:=([.$C$10]-[.C719])*[.$B$4]" office:value-type="float" office:value="19347.3657621809">
            <text:p>19347.3657621809</text:p>
          </table:table-cell>
          <table:table-cell table:formula="of:=ROUND([.D719])" office:value-type="float" office:value="19347">
            <text:p>19347</text:p>
          </table:table-cell>
          <table:table-cell table:formula="of:=([.$C$8]-([.E719]*[.$C$4]))" office:value-type="float" office:value="84.64331875">
            <text:p>84.64331875</text:p>
          </table:table-cell>
          <table:table-cell table:formula="of:=SQRT(ABS([.$D$2]^2-[.F719]^2))" office:value-type="float" office:value="53.2494938096683">
            <text:p>53.2494938096683</text:p>
          </table:table-cell>
          <table:table-cell table:formula="of:=ABS([.B719]-[.G719])" office:value-type="float" office:value="0.000506190332338008">
            <text:p>0.000506190332338008</text:p>
          </table:table-cell>
          <table:table-cell/>
        </table:table-row>
        <table:table-row table:style-name="ro2">
          <table:table-cell table:formula="of:=[.A719]+[.A$4]" office:value-type="float" office:value="213.300000000002">
            <text:p>213.300000000002</text:p>
          </table:table-cell>
          <table:table-cell table:formula="of:=[.A720]/([.$D$4]*2)" office:value-type="float" office:value="53.3250000000006">
            <text:p>53.3250000000006</text:p>
          </table:table-cell>
          <table:table-cell table:formula="of:=SQRT(ABS([.$D$2]^2-[.B720]^2))" office:value-type="float" office:value="84.5957704320963">
            <text:p>84.5957704320963</text:p>
          </table:table-cell>
          <table:table-cell table:formula="of:=([.$C$10]-[.C720])*[.$B$4]" office:value-type="float" office:value="19406.8679595588">
            <text:p>19406.8679595588</text:p>
          </table:table-cell>
          <table:table-cell table:formula="of:=ROUND([.D720])" office:value-type="float" office:value="19407">
            <text:p>19407</text:p>
          </table:table-cell>
          <table:table-cell table:formula="of:=([.$C$8]-([.E720]*[.$C$4]))" office:value-type="float" office:value="84.59569375">
            <text:p>84.59569375</text:p>
          </table:table-cell>
          <table:table-cell table:formula="of:=SQRT(ABS([.$D$2]^2-[.F720]^2))" office:value-type="float" office:value="53.3251216497085">
            <text:p>53.3251216497085</text:p>
          </table:table-cell>
          <table:table-cell table:formula="of:=ABS([.B720]-[.G720])" office:value-type="float" office:value="0.000121649707921279">
            <text:p>0.000121649707921279</text:p>
          </table:table-cell>
          <table:table-cell/>
        </table:table-row>
        <table:table-row table:style-name="ro2">
          <table:table-cell table:formula="of:=[.A720]+[.A$4]" office:value-type="float" office:value="213.600000000002">
            <text:p>213.600000000002</text:p>
          </table:table-cell>
          <table:table-cell table:formula="of:=[.A721]/([.$D$4]*2)" office:value-type="float" office:value="53.4000000000006">
            <text:p>53.4000000000006</text:p>
          </table:table-cell>
          <table:table-cell table:formula="of:=SQRT(ABS([.$D$2]^2-[.B721]^2))" office:value-type="float" office:value="84.548447649853">
            <text:p>84.548447649853</text:p>
          </table:table-cell>
          <table:table-cell table:formula="of:=([.$C$10]-[.C721])*[.$B$4]" office:value-type="float" office:value="19466.4872127786">
            <text:p>19466.4872127786</text:p>
          </table:table-cell>
          <table:table-cell table:formula="of:=ROUND([.D721])" office:value-type="float" office:value="19466">
            <text:p>19466</text:p>
          </table:table-cell>
          <table:table-cell table:formula="of:=([.$C$8]-([.E721]*[.$C$4]))" office:value-type="float" office:value="84.5488625">
            <text:p>84.5488625</text:p>
          </table:table-cell>
          <table:table-cell table:formula="of:=SQRT(ABS([.$D$2]^2-[.F721]^2))" office:value-type="float" office:value="53.3993431603432">
            <text:p>53.3993431603432</text:p>
          </table:table-cell>
          <table:table-cell table:formula="of:=ABS([.B721]-[.G721])" office:value-type="float" office:value="0.000656839657374064">
            <text:p>0.000656839657374064</text:p>
          </table:table-cell>
          <table:table-cell/>
        </table:table-row>
        <table:table-row table:style-name="ro2">
          <table:table-cell table:formula="of:=[.A721]+[.A$4]" office:value-type="float" office:value="213.900000000002">
            <text:p>213.900000000002</text:p>
          </table:table-cell>
          <table:table-cell table:formula="of:=[.A722]/([.$D$4]*2)" office:value-type="float" office:value="53.4750000000006">
            <text:p>53.4750000000006</text:p>
          </table:table-cell>
          <table:table-cell table:formula="of:=SQRT(ABS([.$D$2]^2-[.B722]^2))" office:value-type="float" office:value="84.5010317984339">
            <text:p>84.5010317984339</text:p>
          </table:table-cell>
          <table:table-cell table:formula="of:=([.$C$10]-[.C722])*[.$B$4]" office:value-type="float" office:value="19526.2237185035">
            <text:p>19526.2237185035</text:p>
          </table:table-cell>
          <table:table-cell table:formula="of:=ROUND([.D722])" office:value-type="float" office:value="19526">
            <text:p>19526</text:p>
          </table:table-cell>
          <table:table-cell table:formula="of:=([.$C$8]-([.E722]*[.$C$4]))" office:value-type="float" office:value="84.5012375">
            <text:p>84.5012375</text:p>
          </table:table-cell>
          <table:table-cell table:formula="of:=SQRT(ABS([.$D$2]^2-[.F722]^2))" office:value-type="float" office:value="53.4746749496301">
            <text:p>53.4746749496301</text:p>
          </table:table-cell>
          <table:table-cell table:formula="of:=ABS([.B722]-[.G722])" office:value-type="float" office:value="0.000325050370527435">
            <text:p>0.000325050370527435</text:p>
          </table:table-cell>
          <table:table-cell/>
        </table:table-row>
        <table:table-row table:style-name="ro2">
          <table:table-cell table:formula="of:=[.A722]+[.A$4]" office:value-type="float" office:value="214.200000000002">
            <text:p>214.200000000002</text:p>
          </table:table-cell>
          <table:table-cell table:formula="of:=[.A723]/([.$D$4]*2)" office:value-type="float" office:value="53.5500000000006">
            <text:p>53.5500000000006</text:p>
          </table:table-cell>
          <table:table-cell table:formula="of:=SQRT(ABS([.$D$2]^2-[.B723]^2))" office:value-type="float" office:value="84.4535227210798">
            <text:p>84.4535227210798</text:p>
          </table:table-cell>
          <table:table-cell table:formula="of:=([.$C$10]-[.C723])*[.$B$4]" office:value-type="float" office:value="19586.0776742252">
            <text:p>19586.0776742252</text:p>
          </table:table-cell>
          <table:table-cell table:formula="of:=ROUND([.D723])" office:value-type="float" office:value="19586">
            <text:p>19586</text:p>
          </table:table-cell>
          <table:table-cell table:formula="of:=([.$C$8]-([.E723]*[.$C$4]))" office:value-type="float" office:value="84.4536125">
            <text:p>84.4536125</text:p>
          </table:table-cell>
          <table:table-cell table:formula="of:=SQRT(ABS([.$D$2]^2-[.F723]^2))" office:value-type="float" office:value="53.5498584097086">
            <text:p>53.5498584097086</text:p>
          </table:table-cell>
          <table:table-cell table:formula="of:=ABS([.B723]-[.G723])" office:value-type="float" office:value="0.000141590291967475">
            <text:p>0.000141590291967475</text:p>
          </table:table-cell>
          <table:table-cell/>
        </table:table-row>
        <table:table-row table:style-name="ro2">
          <table:table-cell table:formula="of:=[.A723]+[.A$4]" office:value-type="float" office:value="214.500000000002">
            <text:p>214.500000000002</text:p>
          </table:table-cell>
          <table:table-cell table:formula="of:=[.A724]/([.$D$4]*2)" office:value-type="float" office:value="53.6250000000006">
            <text:p>53.6250000000006</text:p>
          </table:table-cell>
          <table:table-cell table:formula="of:=SQRT(ABS([.$D$2]^2-[.B724]^2))" office:value-type="float" office:value="84.40592026037">
            <text:p>84.40592026037</text:p>
          </table:table-cell>
          <table:table-cell table:formula="of:=([.$C$10]-[.C724])*[.$B$4]" office:value-type="float" office:value="19646.0492782691">
            <text:p>19646.0492782691</text:p>
          </table:table-cell>
          <table:table-cell table:formula="of:=ROUND([.D724])" office:value-type="float" office:value="19646">
            <text:p>19646</text:p>
          </table:table-cell>
          <table:table-cell table:formula="of:=([.$C$8]-([.E724]*[.$C$4]))" office:value-type="float" office:value="84.4059875">
            <text:p>84.4059875</text:p>
          </table:table-cell>
          <table:table-cell table:formula="of:=SQRT(ABS([.$D$2]^2-[.F724]^2))" office:value-type="float" office:value="53.6248941644629">
            <text:p>53.6248941644629</text:p>
          </table:table-cell>
          <table:table-cell table:formula="of:=ABS([.B724]-[.G724])" office:value-type="float" office:value="0.000105835537731025">
            <text:p>0.000105835537731025</text:p>
          </table:table-cell>
          <table:table-cell/>
        </table:table-row>
        <table:table-row table:style-name="ro2">
          <table:table-cell table:formula="of:=[.A724]+[.A$4]" office:value-type="float" office:value="214.800000000002">
            <text:p>214.800000000002</text:p>
          </table:table-cell>
          <table:table-cell table:formula="of:=[.A725]/([.$D$4]*2)" office:value-type="float" office:value="53.7000000000006">
            <text:p>53.7000000000006</text:p>
          </table:table-cell>
          <table:table-cell table:formula="of:=SQRT(ABS([.$D$2]^2-[.B725]^2))" office:value-type="float" office:value="84.3582242582188">
            <text:p>84.3582242582188</text:p>
          </table:table-cell>
          <table:table-cell table:formula="of:=([.$C$10]-[.C725])*[.$B$4]" office:value-type="float" office:value="19706.1387297981">
            <text:p>19706.1387297981</text:p>
          </table:table-cell>
          <table:table-cell table:formula="of:=ROUND([.D725])" office:value-type="float" office:value="19706">
            <text:p>19706</text:p>
          </table:table-cell>
          <table:table-cell table:formula="of:=([.$C$8]-([.E725]*[.$C$4]))" office:value-type="float" office:value="84.3583625">
            <text:p>84.3583625</text:p>
          </table:table-cell>
          <table:table-cell table:formula="of:=SQRT(ABS([.$D$2]^2-[.F725]^2))" office:value-type="float" office:value="53.6997828330673">
            <text:p>53.6997828330673</text:p>
          </table:table-cell>
          <table:table-cell table:formula="of:=ABS([.B725]-[.G725])" office:value-type="float" office:value="0.000217166933268231">
            <text:p>0.000217166933268231</text:p>
          </table:table-cell>
          <table:table-cell/>
        </table:table-row>
        <table:table-row table:style-name="ro2">
          <table:table-cell table:formula="of:=[.A725]+[.A$4]" office:value-type="float" office:value="215.100000000002">
            <text:p>215.100000000002</text:p>
          </table:table-cell>
          <table:table-cell table:formula="of:=[.A726]/([.$D$4]*2)" office:value-type="float" office:value="53.7750000000006">
            <text:p>53.7750000000006</text:p>
          </table:table-cell>
          <table:table-cell table:formula="of:=SQRT(ABS([.$D$2]^2-[.B726]^2))" office:value-type="float" office:value="84.3104345558718">
            <text:p>84.3104345558718</text:p>
          </table:table-cell>
          <table:table-cell table:formula="of:=([.$C$10]-[.C726])*[.$B$4]" office:value-type="float" office:value="19766.346228818">
            <text:p>19766.346228818</text:p>
          </table:table-cell>
          <table:table-cell table:formula="of:=ROUND([.D726])" office:value-type="float" office:value="19766">
            <text:p>19766</text:p>
          </table:table-cell>
          <table:table-cell table:formula="of:=([.$C$8]-([.E726]*[.$C$4]))" office:value-type="float" office:value="84.3107375">
            <text:p>84.3107375</text:p>
          </table:table-cell>
          <table:table-cell table:formula="of:=SQRT(ABS([.$D$2]^2-[.F726]^2))" office:value-type="float" office:value="53.7745250300372">
            <text:p>53.7745250300372</text:p>
          </table:table-cell>
          <table:table-cell table:formula="of:=ABS([.B726]-[.G726])" office:value-type="float" office:value="0.000474969963441652">
            <text:p>0.000474969963441652</text:p>
          </table:table-cell>
          <table:table-cell/>
        </table:table-row>
        <table:table-row table:style-name="ro2">
          <table:table-cell table:formula="of:=[.A726]+[.A$4]" office:value-type="float" office:value="215.400000000002">
            <text:p>215.400000000002</text:p>
          </table:table-cell>
          <table:table-cell table:formula="of:=[.A727]/([.$D$4]*2)" office:value-type="float" office:value="53.8500000000006">
            <text:p>53.8500000000006</text:p>
          </table:table-cell>
          <table:table-cell table:formula="of:=SQRT(ABS([.$D$2]^2-[.B727]^2))" office:value-type="float" office:value="84.262550993902">
            <text:p>84.262550993902</text:p>
          </table:table-cell>
          <table:table-cell table:formula="of:=([.$C$10]-[.C727])*[.$B$4]" office:value-type="float" office:value="19826.6719761815">
            <text:p>19826.6719761815</text:p>
          </table:table-cell>
          <table:table-cell table:formula="of:=ROUND([.D727])" office:value-type="float" office:value="19827">
            <text:p>19827</text:p>
          </table:table-cell>
          <table:table-cell table:formula="of:=([.$C$8]-([.E727]*[.$C$4]))" office:value-type="float" office:value="84.26231875">
            <text:p>84.26231875</text:p>
          </table:table-cell>
          <table:table-cell table:formula="of:=SQRT(ABS([.$D$2]^2-[.F727]^2))" office:value-type="float" office:value="53.850363405212">
            <text:p>53.850363405212</text:p>
          </table:table-cell>
          <table:table-cell table:formula="of:=ABS([.B727]-[.G727])" office:value-type="float" office:value="0.000363405211402323">
            <text:p>0.000363405211402323</text:p>
          </table:table-cell>
          <table:table-cell/>
        </table:table-row>
        <table:table-row table:style-name="ro2">
          <table:table-cell table:formula="of:=[.A727]+[.A$4]" office:value-type="float" office:value="215.700000000002">
            <text:p>215.700000000002</text:p>
          </table:table-cell>
          <table:table-cell table:formula="of:=[.A728]/([.$D$4]*2)" office:value-type="float" office:value="53.9250000000006">
            <text:p>53.9250000000006</text:p>
          </table:table-cell>
          <table:table-cell table:formula="of:=SQRT(ABS([.$D$2]^2-[.B728]^2))" office:value-type="float" office:value="84.2145734122066">
            <text:p>84.2145734122066</text:p>
          </table:table-cell>
          <table:table-cell table:formula="of:=([.$C$10]-[.C728])*[.$B$4]" office:value-type="float" office:value="19887.116173593">
            <text:p>19887.116173593</text:p>
          </table:table-cell>
          <table:table-cell table:formula="of:=ROUND([.D728])" office:value-type="float" office:value="19887">
            <text:p>19887</text:p>
          </table:table-cell>
          <table:table-cell table:formula="of:=([.$C$8]-([.E728]*[.$C$4]))" office:value-type="float" office:value="84.21469375">
            <text:p>84.21469375</text:p>
          </table:table-cell>
          <table:table-cell table:formula="of:=SQRT(ABS([.$D$2]^2-[.F728]^2))" office:value-type="float" office:value="53.924812068228">
            <text:p>53.924812068228</text:p>
          </table:table-cell>
          <table:table-cell table:formula="of:=ABS([.B728]-[.G728])" office:value-type="float" office:value="0.00018793177258658">
            <text:p>0.00018793177258658</text:p>
          </table:table-cell>
          <table:table-cell/>
        </table:table-row>
        <table:table-row table:style-name="ro2">
          <table:table-cell table:formula="of:=[.A728]+[.A$4]" office:value-type="float" office:value="216.000000000002">
            <text:p>216.000000000002</text:p>
          </table:table-cell>
          <table:table-cell table:formula="of:=[.A729]/([.$D$4]*2)" office:value-type="float" office:value="54.0000000000006">
            <text:p>54.0000000000006</text:p>
          </table:table-cell>
          <table:table-cell table:formula="of:=SQRT(ABS([.$D$2]^2-[.B729]^2))" office:value-type="float" office:value="84.1665016500029">
            <text:p>84.1665016500029</text:p>
          </table:table-cell>
          <table:table-cell table:formula="of:=([.$C$10]-[.C729])*[.$B$4]" office:value-type="float" office:value="19947.6790236135">
            <text:p>19947.6790236135</text:p>
          </table:table-cell>
          <table:table-cell table:formula="of:=ROUND([.D729])" office:value-type="float" office:value="19948">
            <text:p>19948</text:p>
          </table:table-cell>
          <table:table-cell table:formula="of:=([.$C$8]-([.E729]*[.$C$4]))" office:value-type="float" office:value="84.166275">
            <text:p>84.166275</text:p>
          </table:table-cell>
          <table:table-cell table:formula="of:=SQRT(ABS([.$D$2]^2-[.F729]^2))" office:value-type="float" office:value="54.000353263885">
            <text:p>54.000353263885</text:p>
          </table:table-cell>
          <table:table-cell table:formula="of:=ABS([.B729]-[.G729])" office:value-type="float" office:value="0.000353263884385058">
            <text:p>0.000353263884385058</text:p>
          </table:table-cell>
          <table:table-cell/>
        </table:table-row>
        <table:table-row table:style-name="ro2">
          <table:table-cell table:formula="of:=[.A729]+[.A$4]" office:value-type="float" office:value="216.300000000002">
            <text:p>216.300000000002</text:p>
          </table:table-cell>
          <table:table-cell table:formula="of:=[.A730]/([.$D$4]*2)" office:value-type="float" office:value="54.0750000000006">
            <text:p>54.0750000000006</text:p>
          </table:table-cell>
          <table:table-cell table:formula="of:=SQRT(ABS([.$D$2]^2-[.B730]^2))" office:value-type="float" office:value="84.1183355458246">
            <text:p>84.1183355458246</text:p>
          </table:table-cell>
          <table:table-cell table:formula="of:=([.$C$10]-[.C730])*[.$B$4]" office:value-type="float" office:value="20008.3607296649">
            <text:p>20008.3607296649</text:p>
          </table:table-cell>
          <table:table-cell table:formula="of:=ROUND([.D730])" office:value-type="float" office:value="20008">
            <text:p>20008</text:p>
          </table:table-cell>
          <table:table-cell table:formula="of:=([.$C$8]-([.E730]*[.$C$4]))" office:value-type="float" office:value="84.11865">
            <text:p>84.11865</text:p>
          </table:table-cell>
          <table:table-cell table:formula="of:=SQRT(ABS([.$D$2]^2-[.F730]^2))" office:value-type="float" office:value="54.0745108362295">
            <text:p>54.0745108362295</text:p>
          </table:table-cell>
          <table:table-cell table:formula="of:=ABS([.B730]-[.G730])" office:value-type="float" office:value="0.000489163771142387">
            <text:p>0.000489163771142387</text:p>
          </table:table-cell>
          <table:table-cell/>
        </table:table-row>
        <table:table-row table:style-name="ro2">
          <table:table-cell table:formula="of:=[.A730]+[.A$4]" office:value-type="float" office:value="216.600000000002">
            <text:p>216.600000000002</text:p>
          </table:table-cell>
          <table:table-cell table:formula="of:=[.A731]/([.$D$4]*2)" office:value-type="float" office:value="54.1500000000006">
            <text:p>54.1500000000006</text:p>
          </table:table-cell>
          <table:table-cell table:formula="of:=SQRT(ABS([.$D$2]^2-[.B731]^2))" office:value-type="float" office:value="84.0700749375182">
            <text:p>84.0700749375182</text:p>
          </table:table-cell>
          <table:table-cell table:formula="of:=([.$C$10]-[.C731])*[.$B$4]" office:value-type="float" office:value="20069.161496035">
            <text:p>20069.161496035</text:p>
          </table:table-cell>
          <table:table-cell table:formula="of:=ROUND([.D731])" office:value-type="float" office:value="20069">
            <text:p>20069</text:p>
          </table:table-cell>
          <table:table-cell table:formula="of:=([.$C$8]-([.E731]*[.$C$4]))" office:value-type="float" office:value="84.07023125">
            <text:p>84.07023125</text:p>
          </table:table-cell>
          <table:table-cell table:formula="of:=SQRT(ABS([.$D$2]^2-[.F731]^2))" office:value-type="float" office:value="54.1497573177528">
            <text:p>54.1497573177528</text:p>
          </table:table-cell>
          <table:table-cell table:formula="of:=ABS([.B731]-[.G731])" office:value-type="float" office:value="0.000242682247829862">
            <text:p>0.000242682247829862</text:p>
          </table:table-cell>
          <table:table-cell/>
        </table:table-row>
        <table:table-row table:style-name="ro2">
          <table:table-cell table:formula="of:=[.A731]+[.A$4]" office:value-type="float" office:value="216.900000000002">
            <text:p>216.900000000002</text:p>
          </table:table-cell>
          <table:table-cell table:formula="of:=[.A732]/([.$D$4]*2)" office:value-type="float" office:value="54.2250000000006">
            <text:p>54.2250000000006</text:p>
          </table:table-cell>
          <table:table-cell table:formula="of:=SQRT(ABS([.$D$2]^2-[.B732]^2))" office:value-type="float" office:value="84.0217196622393">
            <text:p>84.0217196622393</text:p>
          </table:table-cell>
          <table:table-cell table:formula="of:=([.$C$10]-[.C732])*[.$B$4]" office:value-type="float" office:value="20130.0815278825">
            <text:p>20130.0815278825</text:p>
          </table:table-cell>
          <table:table-cell table:formula="of:=ROUND([.D732])" office:value-type="float" office:value="20130">
            <text:p>20130</text:p>
          </table:table-cell>
          <table:table-cell table:formula="of:=([.$C$8]-([.E732]*[.$C$4]))" office:value-type="float" office:value="84.0218125">
            <text:p>84.0218125</text:p>
          </table:table-cell>
          <table:table-cell table:formula="of:=SQRT(ABS([.$D$2]^2-[.F732]^2))" office:value-type="float" office:value="54.2248561474795">
            <text:p>54.2248561474795</text:p>
          </table:table-cell>
          <table:table-cell table:formula="of:=ABS([.B732]-[.G732])" office:value-type="float" office:value="0.000143852521134136">
            <text:p>0.000143852521134136</text:p>
          </table:table-cell>
          <table:table-cell/>
        </table:table-row>
        <table:table-row table:style-name="ro2">
          <table:table-cell table:formula="of:=[.A732]+[.A$4]" office:value-type="float" office:value="217.200000000002">
            <text:p>217.200000000002</text:p>
          </table:table-cell>
          <table:table-cell table:formula="of:=[.A733]/([.$D$4]*2)" office:value-type="float" office:value="54.3000000000006">
            <text:p>54.3000000000006</text:p>
          </table:table-cell>
          <table:table-cell table:formula="of:=SQRT(ABS([.$D$2]^2-[.B733]^2))" office:value-type="float" office:value="83.9732695564483">
            <text:p>83.9732695564483</text:p>
          </table:table-cell>
          <table:table-cell table:formula="of:=([.$C$10]-[.C733])*[.$B$4]" office:value-type="float" office:value="20191.1210312412">
            <text:p>20191.1210312412</text:p>
          </table:table-cell>
          <table:table-cell table:formula="of:=ROUND([.D733])" office:value-type="float" office:value="20191">
            <text:p>20191</text:p>
          </table:table-cell>
          <table:table-cell table:formula="of:=([.$C$8]-([.E733]*[.$C$4]))" office:value-type="float" office:value="83.97339375">
            <text:p>83.97339375</text:p>
          </table:table-cell>
          <table:table-cell table:formula="of:=SQRT(ABS([.$D$2]^2-[.F733]^2))" office:value-type="float" office:value="54.2998079380348">
            <text:p>54.2998079380348</text:p>
          </table:table-cell>
          <table:table-cell table:formula="of:=ABS([.B733]-[.G733])" office:value-type="float" office:value="0.000192061965883283">
            <text:p>0.000192061965883283</text:p>
          </table:table-cell>
          <table:table-cell/>
        </table:table-row>
        <table:table-row table:style-name="ro2">
          <table:table-cell table:formula="of:=[.A733]+[.A$4]" office:value-type="float" office:value="217.500000000003">
            <text:p>217.500000000003</text:p>
          </table:table-cell>
          <table:table-cell table:formula="of:=[.A734]/([.$D$4]*2)" office:value-type="float" office:value="54.3750000000006">
            <text:p>54.3750000000006</text:p>
          </table:table-cell>
          <table:table-cell table:formula="of:=SQRT(ABS([.$D$2]^2-[.B734]^2))" office:value-type="float" office:value="83.9247244559071">
            <text:p>83.9247244559071</text:p>
          </table:table-cell>
          <table:table-cell table:formula="of:=([.$C$10]-[.C734])*[.$B$4]" office:value-type="float" office:value="20252.2802130255">
            <text:p>20252.2802130255</text:p>
          </table:table-cell>
          <table:table-cell table:formula="of:=ROUND([.D734])" office:value-type="float" office:value="20252">
            <text:p>20252</text:p>
          </table:table-cell>
          <table:table-cell table:formula="of:=([.$C$8]-([.E734]*[.$C$4]))" office:value-type="float" office:value="83.924975">
            <text:p>83.924975</text:p>
          </table:table-cell>
          <table:table-cell table:formula="of:=SQRT(ABS([.$D$2]^2-[.F734]^2))" office:value-type="float" office:value="54.3746132974698">
            <text:p>54.3746132974698</text:p>
          </table:table-cell>
          <table:table-cell table:formula="of:=ABS([.B734]-[.G734])" office:value-type="float" office:value="0.000386702530875027">
            <text:p>0.000386702530875027</text:p>
          </table:table-cell>
          <table:table-cell/>
        </table:table-row>
        <table:table-row table:style-name="ro2">
          <table:table-cell table:formula="of:=[.A734]+[.A$4]" office:value-type="float" office:value="217.800000000003">
            <text:p>217.800000000003</text:p>
          </table:table-cell>
          <table:table-cell table:formula="of:=[.A735]/([.$D$4]*2)" office:value-type="float" office:value="54.4500000000006">
            <text:p>54.4500000000006</text:p>
          </table:table-cell>
          <table:table-cell table:formula="of:=SQRT(ABS([.$D$2]^2-[.B735]^2))" office:value-type="float" office:value="83.8760841956748">
            <text:p>83.8760841956748</text:p>
          </table:table-cell>
          <table:table-cell table:formula="of:=([.$C$10]-[.C735])*[.$B$4]" office:value-type="float" office:value="20313.5592810346">
            <text:p>20313.5592810346</text:p>
          </table:table-cell>
          <table:table-cell table:formula="of:=ROUND([.D735])" office:value-type="float" office:value="20314">
            <text:p>20314</text:p>
          </table:table-cell>
          <table:table-cell table:formula="of:=([.$C$8]-([.E735]*[.$C$4]))" office:value-type="float" office:value="83.8757625">
            <text:p>83.8757625</text:p>
          </table:table-cell>
          <table:table-cell table:formula="of:=SQRT(ABS([.$D$2]^2-[.F735]^2))" office:value-type="float" office:value="54.4504955445182">
            <text:p>54.4504955445182</text:p>
          </table:table-cell>
          <table:table-cell table:formula="of:=ABS([.B735]-[.G735])" office:value-type="float" office:value="0.000495544517534086">
            <text:p>0.000495544517534086</text:p>
          </table:table-cell>
          <table:table-cell/>
        </table:table-row>
        <table:table-row table:style-name="ro2">
          <table:table-cell table:formula="of:=[.A735]+[.A$4]" office:value-type="float" office:value="218.100000000003">
            <text:p>218.100000000003</text:p>
          </table:table-cell>
          <table:table-cell table:formula="of:=[.A736]/([.$D$4]*2)" office:value-type="float" office:value="54.5250000000006">
            <text:p>54.5250000000006</text:p>
          </table:table-cell>
          <table:table-cell table:formula="of:=SQRT(ABS([.$D$2]^2-[.B736]^2))" office:value-type="float" office:value="83.8273486101042">
            <text:p>83.8273486101042</text:p>
          </table:table-cell>
          <table:table-cell table:formula="of:=([.$C$10]-[.C736])*[.$B$4]" office:value-type="float" office:value="20374.9584439583">
            <text:p>20374.9584439583</text:p>
          </table:table-cell>
          <table:table-cell table:formula="of:=ROUND([.D736])" office:value-type="float" office:value="20375">
            <text:p>20375</text:p>
          </table:table-cell>
          <table:table-cell table:formula="of:=([.$C$8]-([.E736]*[.$C$4]))" office:value-type="float" office:value="83.82734375">
            <text:p>83.82734375</text:p>
          </table:table-cell>
          <table:table-cell table:formula="of:=SQRT(ABS([.$D$2]^2-[.F736]^2))" office:value-type="float" office:value="54.5250074719787">
            <text:p>54.5250074719787</text:p>
          </table:table-cell>
          <table:table-cell table:formula="of:=ABS([.B736]-[.G736])" office:value-type="float" office:value="0.00000747197809403133">
            <text:p>0.00000747197809403133</text:p>
          </table:table-cell>
          <table:table-cell/>
        </table:table-row>
        <table:table-row table:style-name="ro2">
          <table:table-cell table:formula="of:=[.A736]+[.A$4]" office:value-type="float" office:value="218.400000000003">
            <text:p>218.400000000003</text:p>
          </table:table-cell>
          <table:table-cell table:formula="of:=[.A737]/([.$D$4]*2)" office:value-type="float" office:value="54.6000000000006">
            <text:p>54.6000000000006</text:p>
          </table:table-cell>
          <table:table-cell table:formula="of:=SQRT(ABS([.$D$2]^2-[.B737]^2))" office:value-type="float" office:value="83.7785175328373">
            <text:p>83.7785175328373</text:p>
          </table:table-cell>
          <table:table-cell table:formula="of:=([.$C$10]-[.C737])*[.$B$4]" office:value-type="float" office:value="20436.4779113811">
            <text:p>20436.4779113811</text:p>
          </table:table-cell>
          <table:table-cell table:formula="of:=ROUND([.D737])" office:value-type="float" office:value="20436">
            <text:p>20436</text:p>
          </table:table-cell>
          <table:table-cell table:formula="of:=([.$C$8]-([.E737]*[.$C$4]))" office:value-type="float" office:value="83.778925">
            <text:p>83.778925</text:p>
          </table:table-cell>
          <table:table-cell table:formula="of:=SQRT(ABS([.$D$2]^2-[.F737]^2))" office:value-type="float" office:value="54.5993747752149">
            <text:p>54.5993747752149</text:p>
          </table:table-cell>
          <table:table-cell table:formula="of:=ABS([.B737]-[.G737])" office:value-type="float" office:value="0.000625224785721912">
            <text:p>0.000625224785721912</text:p>
          </table:table-cell>
          <table:table-cell/>
        </table:table-row>
        <table:table-row table:style-name="ro2">
          <table:table-cell table:formula="of:=[.A737]+[.A$4]" office:value-type="float" office:value="218.700000000003">
            <text:p>218.700000000003</text:p>
          </table:table-cell>
          <table:table-cell table:formula="of:=[.A738]/([.$D$4]*2)" office:value-type="float" office:value="54.6750000000006">
            <text:p>54.6750000000006</text:p>
          </table:table-cell>
          <table:table-cell table:formula="of:=SQRT(ABS([.$D$2]^2-[.B738]^2))" office:value-type="float" office:value="83.7295907968021">
            <text:p>83.7295907968021</text:p>
          </table:table-cell>
          <table:table-cell table:formula="of:=([.$C$10]-[.C738])*[.$B$4]" office:value-type="float" office:value="20498.1178937876">
            <text:p>20498.1178937876</text:p>
          </table:table-cell>
          <table:table-cell table:formula="of:=ROUND([.D738])" office:value-type="float" office:value="20498">
            <text:p>20498</text:p>
          </table:table-cell>
          <table:table-cell table:formula="of:=([.$C$8]-([.E738]*[.$C$4]))" office:value-type="float" office:value="83.7297125">
            <text:p>83.7297125</text:p>
          </table:table-cell>
          <table:table-cell table:formula="of:=SQRT(ABS([.$D$2]^2-[.F738]^2))" office:value-type="float" office:value="54.6748136226119">
            <text:p>54.6748136226119</text:p>
          </table:table-cell>
          <table:table-cell table:formula="of:=ABS([.B738]-[.G738])" office:value-type="float" office:value="0.000186377388793346">
            <text:p>0.000186377388793346</text:p>
          </table:table-cell>
          <table:table-cell/>
        </table:table-row>
        <table:table-row table:style-name="ro2">
          <table:table-cell table:formula="of:=[.A738]+[.A$4]" office:value-type="float" office:value="219.000000000003">
            <text:p>219.000000000003</text:p>
          </table:table-cell>
          <table:table-cell table:formula="of:=[.A739]/([.$D$4]*2)" office:value-type="float" office:value="54.7500000000006">
            <text:p>54.7500000000006</text:p>
          </table:table-cell>
          <table:table-cell table:formula="of:=SQRT(ABS([.$D$2]^2-[.B739]^2))" office:value-type="float" office:value="83.6805682342079">
            <text:p>83.6805682342079</text:p>
          </table:table-cell>
          <table:table-cell table:formula="of:=([.$C$10]-[.C739])*[.$B$4]" office:value-type="float" office:value="20559.8786025677">
            <text:p>20559.8786025677</text:p>
          </table:table-cell>
          <table:table-cell table:formula="of:=ROUND([.D739])" office:value-type="float" office:value="20560">
            <text:p>20560</text:p>
          </table:table-cell>
          <table:table-cell table:formula="of:=([.$C$8]-([.E739]*[.$C$4]))" office:value-type="float" office:value="83.6805">
            <text:p>83.6805</text:p>
          </table:table-cell>
          <table:table-cell table:formula="of:=SQRT(ABS([.$D$2]^2-[.F739]^2))" office:value-type="float" office:value="54.750104289855">
            <text:p>54.750104289855</text:p>
          </table:table-cell>
          <table:table-cell table:formula="of:=ABS([.B739]-[.G739])" office:value-type="float" office:value="0.000104289854370165">
            <text:p>0.000104289854370165</text:p>
          </table:table-cell>
          <table:table-cell/>
        </table:table-row>
        <table:table-row table:style-name="ro2">
          <table:table-cell table:formula="of:=[.A739]+[.A$4]" office:value-type="float" office:value="219.300000000003">
            <text:p>219.300000000003</text:p>
          </table:table-cell>
          <table:table-cell table:formula="of:=[.A740]/([.$D$4]*2)" office:value-type="float" office:value="54.8250000000007">
            <text:p>54.8250000000007</text:p>
          </table:table-cell>
          <table:table-cell table:formula="of:=SQRT(ABS([.$D$2]^2-[.B740]^2))" office:value-type="float" office:value="83.6314496765417">
            <text:p>83.6314496765417</text:p>
          </table:table-cell>
          <table:table-cell table:formula="of:=([.$C$10]-[.C740])*[.$B$4]" office:value-type="float" office:value="20621.7602500212">
            <text:p>20621.7602500212</text:p>
          </table:table-cell>
          <table:table-cell table:formula="of:=ROUND([.D740])" office:value-type="float" office:value="20622">
            <text:p>20622</text:p>
          </table:table-cell>
          <table:table-cell table:formula="of:=([.$C$8]-([.E740]*[.$C$4]))" office:value-type="float" office:value="83.6312875">
            <text:p>83.6312875</text:p>
          </table:table-cell>
          <table:table-cell table:formula="of:=SQRT(ABS([.$D$2]^2-[.F740]^2))" office:value-type="float" office:value="54.8252473874249">
            <text:p>54.8252473874249</text:p>
          </table:table-cell>
          <table:table-cell table:formula="of:=ABS([.B740]-[.G740])" office:value-type="float" office:value="0.000247387424280987">
            <text:p>0.000247387424280987</text:p>
          </table:table-cell>
          <table:table-cell/>
        </table:table-row>
        <table:table-row table:style-name="ro2">
          <table:table-cell table:formula="of:=[.A740]+[.A$4]" office:value-type="float" office:value="219.600000000003">
            <text:p>219.600000000003</text:p>
          </table:table-cell>
          <table:table-cell table:formula="of:=[.A741]/([.$D$4]*2)" office:value-type="float" office:value="54.9000000000007">
            <text:p>54.9000000000007</text:p>
          </table:table-cell>
          <table:table-cell table:formula="of:=SQRT(ABS([.$D$2]^2-[.B741]^2))" office:value-type="float" office:value="83.5822349545639">
            <text:p>83.5822349545639</text:p>
          </table:table-cell>
          <table:table-cell table:formula="of:=([.$C$10]-[.C741])*[.$B$4]" office:value-type="float" office:value="20683.7630493633">
            <text:p>20683.7630493633</text:p>
          </table:table-cell>
          <table:table-cell table:formula="of:=ROUND([.D741])" office:value-type="float" office:value="20684">
            <text:p>20684</text:p>
          </table:table-cell>
          <table:table-cell table:formula="of:=([.$C$8]-([.E741]*[.$C$4]))" office:value-type="float" office:value="83.582075">
            <text:p>83.582075</text:p>
          </table:table-cell>
          <table:table-cell table:formula="of:=SQRT(ABS([.$D$2]^2-[.F741]^2))" office:value-type="float" office:value="54.9002435212666">
            <text:p>54.9002435212666</text:p>
          </table:table-cell>
          <table:table-cell table:formula="of:=ABS([.B741]-[.G741])" office:value-type="float" office:value="0.000243521265936408">
            <text:p>0.000243521265936408</text:p>
          </table:table-cell>
          <table:table-cell/>
        </table:table-row>
        <table:table-row table:style-name="ro2">
          <table:table-cell table:formula="of:=[.A741]+[.A$4]" office:value-type="float" office:value="219.900000000003">
            <text:p>219.900000000003</text:p>
          </table:table-cell>
          <table:table-cell table:formula="of:=[.A742]/([.$D$4]*2)" office:value-type="float" office:value="54.9750000000007">
            <text:p>54.9750000000007</text:p>
          </table:table-cell>
          <table:table-cell table:formula="of:=SQRT(ABS([.$D$2]^2-[.B742]^2))" office:value-type="float" office:value="83.5329238983045">
            <text:p>83.5329238983045</text:p>
          </table:table-cell>
          <table:table-cell table:formula="of:=([.$C$10]-[.C742])*[.$B$4]" office:value-type="float" office:value="20745.8872147295">
            <text:p>20745.8872147295</text:p>
          </table:table-cell>
          <table:table-cell table:formula="of:=ROUND([.D742])" office:value-type="float" office:value="20746">
            <text:p>20746</text:p>
          </table:table-cell>
          <table:table-cell table:formula="of:=([.$C$8]-([.E742]*[.$C$4]))" office:value-type="float" office:value="83.5328625">
            <text:p>83.5328625</text:p>
          </table:table-cell>
          <table:table-cell table:formula="of:=SQRT(ABS([.$D$2]^2-[.F742]^2))" office:value-type="float" office:value="54.9750932928367">
            <text:p>54.9750932928367</text:p>
          </table:table-cell>
          <table:table-cell table:formula="of:=ABS([.B742]-[.G742])" office:value-type="float" office:value="0.0000932928360057872">
            <text:p>0.0000932928360057872</text:p>
          </table:table-cell>
          <table:table-cell/>
        </table:table-row>
        <table:table-row table:style-name="ro2">
          <table:table-cell table:formula="of:=[.A742]+[.A$4]" office:value-type="float" office:value="220.200000000003">
            <text:p>220.200000000003</text:p>
          </table:table-cell>
          <table:table-cell table:formula="of:=[.A743]/([.$D$4]*2)" office:value-type="float" office:value="55.0500000000007">
            <text:p>55.0500000000007</text:p>
          </table:table-cell>
          <table:table-cell table:formula="of:=SQRT(ABS([.$D$2]^2-[.B743]^2))" office:value-type="float" office:value="83.4835163370586">
            <text:p>83.4835163370586</text:p>
          </table:table-cell>
          <table:table-cell table:formula="of:=([.$C$10]-[.C743])*[.$B$4]" office:value-type="float" office:value="20808.1329611811">
            <text:p>20808.1329611811</text:p>
          </table:table-cell>
          <table:table-cell table:formula="of:=ROUND([.D743])" office:value-type="float" office:value="20808">
            <text:p>20808</text:p>
          </table:table-cell>
          <table:table-cell table:formula="of:=([.$C$8]-([.E743]*[.$C$4]))" office:value-type="float" office:value="83.48365">
            <text:p>83.48365</text:p>
          </table:table-cell>
          <table:table-cell table:formula="of:=SQRT(ABS([.$D$2]^2-[.F743]^2))" office:value-type="float" office:value="55.04979729915">
            <text:p>55.04979729915</text:p>
          </table:table-cell>
          <table:table-cell table:formula="of:=ABS([.B743]-[.G743])" office:value-type="float" office:value="0.000202700850678639">
            <text:p>0.000202700850678639</text:p>
          </table:table-cell>
          <table:table-cell/>
        </table:table-row>
        <table:table-row table:style-name="ro2">
          <table:table-cell table:formula="of:=[.A743]+[.A$4]" office:value-type="float" office:value="220.500000000003">
            <text:p>220.500000000003</text:p>
          </table:table-cell>
          <table:table-cell table:formula="of:=[.A744]/([.$D$4]*2)" office:value-type="float" office:value="55.1250000000007">
            <text:p>55.1250000000007</text:p>
          </table:table-cell>
          <table:table-cell table:formula="of:=SQRT(ABS([.$D$2]^2-[.B744]^2))" office:value-type="float" office:value="83.4340120993826">
            <text:p>83.4340120993826</text:p>
          </table:table-cell>
          <table:table-cell table:formula="of:=([.$C$10]-[.C744])*[.$B$4]" office:value-type="float" office:value="20870.5005047098">
            <text:p>20870.5005047098</text:p>
          </table:table-cell>
          <table:table-cell table:formula="of:=ROUND([.D744])" office:value-type="float" office:value="20871">
            <text:p>20871</text:p>
          </table:table-cell>
          <table:table-cell table:formula="of:=([.$C$8]-([.E744]*[.$C$4]))" office:value-type="float" office:value="83.43364375">
            <text:p>83.43364375</text:p>
          </table:table-cell>
          <table:table-cell table:formula="of:=SQRT(ABS([.$D$2]^2-[.F744]^2))" office:value-type="float" office:value="55.1255575082746">
            <text:p>55.1255575082746</text:p>
          </table:table-cell>
          <table:table-cell table:formula="of:=ABS([.B744]-[.G744])" office:value-type="float" office:value="0.000557508273892893">
            <text:p>0.000557508273892893</text:p>
          </table:table-cell>
          <table:table-cell/>
        </table:table-row>
        <table:table-row table:style-name="ro2">
          <table:table-cell table:formula="of:=[.A744]+[.A$4]" office:value-type="float" office:value="220.800000000003">
            <text:p>220.800000000003</text:p>
          </table:table-cell>
          <table:table-cell table:formula="of:=[.A745]/([.$D$4]*2)" office:value-type="float" office:value="55.2000000000007">
            <text:p>55.2000000000007</text:p>
          </table:table-cell>
          <table:table-cell table:formula="of:=SQRT(ABS([.$D$2]^2-[.B745]^2))" office:value-type="float" office:value="83.38441101309">
            <text:p>83.38441101309</text:p>
          </table:table-cell>
          <table:table-cell table:formula="of:=([.$C$10]-[.C745])*[.$B$4]" office:value-type="float" office:value="20932.9900622438">
            <text:p>20932.9900622438</text:p>
          </table:table-cell>
          <table:table-cell table:formula="of:=ROUND([.D745])" office:value-type="float" office:value="20933">
            <text:p>20933</text:p>
          </table:table-cell>
          <table:table-cell table:formula="of:=([.$C$8]-([.E745]*[.$C$4]))" office:value-type="float" office:value="83.38443125">
            <text:p>83.38443125</text:p>
          </table:table-cell>
          <table:table-cell table:formula="of:=SQRT(ABS([.$D$2]^2-[.F745]^2))" office:value-type="float" office:value="55.1999694303722">
            <text:p>55.1999694303722</text:p>
          </table:table-cell>
          <table:table-cell table:formula="of:=ABS([.B745]-[.G745])" office:value-type="float" office:value="0.0000305696284925716">
            <text:p>0.0000305696284925716</text:p>
          </table:table-cell>
          <table:table-cell/>
        </table:table-row>
        <table:table-row table:style-name="ro2">
          <table:table-cell table:formula="of:=[.A745]+[.A$4]" office:value-type="float" office:value="221.100000000003">
            <text:p>221.100000000003</text:p>
          </table:table-cell>
          <table:table-cell table:formula="of:=[.A746]/([.$D$4]*2)" office:value-type="float" office:value="55.2750000000007">
            <text:p>55.2750000000007</text:p>
          </table:table-cell>
          <table:table-cell table:formula="of:=SQRT(ABS([.$D$2]^2-[.B746]^2))" office:value-type="float" office:value="83.3347129052469">
            <text:p>83.3347129052469</text:p>
          </table:table-cell>
          <table:table-cell table:formula="of:=([.$C$10]-[.C746])*[.$B$4]" office:value-type="float" office:value="20995.6018516524">
            <text:p>20995.6018516524</text:p>
          </table:table-cell>
          <table:table-cell table:formula="of:=ROUND([.D746])" office:value-type="float" office:value="20996">
            <text:p>20996</text:p>
          </table:table-cell>
          <table:table-cell table:formula="of:=([.$C$8]-([.E746]*[.$C$4]))" office:value-type="float" office:value="83.334425">
            <text:p>83.334425</text:p>
          </table:table-cell>
          <table:table-cell table:formula="of:=SQRT(ABS([.$D$2]^2-[.F746]^2))" office:value-type="float" office:value="55.2754340545543">
            <text:p>55.2754340545543</text:p>
          </table:table-cell>
          <table:table-cell table:formula="of:=ABS([.B746]-[.G746])" office:value-type="float" office:value="0.000434054553586805">
            <text:p>0.000434054553586805</text:p>
          </table:table-cell>
          <table:table-cell/>
        </table:table-row>
        <table:table-row table:style-name="ro2">
          <table:table-cell table:formula="of:=[.A746]+[.A$4]" office:value-type="float" office:value="221.400000000003">
            <text:p>221.400000000003</text:p>
          </table:table-cell>
          <table:table-cell table:formula="of:=[.A747]/([.$D$4]*2)" office:value-type="float" office:value="55.3500000000007">
            <text:p>55.3500000000007</text:p>
          </table:table-cell>
          <table:table-cell table:formula="of:=SQRT(ABS([.$D$2]^2-[.B747]^2))" office:value-type="float" office:value="83.2849176021681">
            <text:p>83.2849176021681</text:p>
          </table:table-cell>
          <table:table-cell table:formula="of:=([.$C$10]-[.C747])*[.$B$4]" office:value-type="float" office:value="21058.3360917518">
            <text:p>21058.3360917518</text:p>
          </table:table-cell>
          <table:table-cell table:formula="of:=ROUND([.D747])" office:value-type="float" office:value="21058">
            <text:p>21058</text:p>
          </table:table-cell>
          <table:table-cell table:formula="of:=([.$C$8]-([.E747]*[.$C$4]))" office:value-type="float" office:value="83.2852125">
            <text:p>83.2852125</text:p>
          </table:table-cell>
          <table:table-cell table:formula="of:=SQRT(ABS([.$D$2]^2-[.F747]^2))" office:value-type="float" office:value="55.3495562658803">
            <text:p>55.3495562658803</text:p>
          </table:table-cell>
          <table:table-cell table:formula="of:=ABS([.B747]-[.G747])" office:value-type="float" office:value="0.00044373412041665">
            <text:p>0.00044373412041665</text:p>
          </table:table-cell>
          <table:table-cell/>
        </table:table-row>
        <table:table-row table:style-name="ro2">
          <table:table-cell table:formula="of:=[.A747]+[.A$4]" office:value-type="float" office:value="221.700000000003">
            <text:p>221.700000000003</text:p>
          </table:table-cell>
          <table:table-cell table:formula="of:=[.A748]/([.$D$4]*2)" office:value-type="float" office:value="55.4250000000007">
            <text:p>55.4250000000007</text:p>
          </table:table-cell>
          <table:table-cell table:formula="of:=SQRT(ABS([.$D$2]^2-[.B748]^2))" office:value-type="float" office:value="83.2350249294125">
            <text:p>83.2350249294125</text:p>
          </table:table-cell>
          <table:table-cell table:formula="of:=([.$C$10]-[.C748])*[.$B$4]" office:value-type="float" office:value="21121.1930023099">
            <text:p>21121.1930023099</text:p>
          </table:table-cell>
          <table:table-cell table:formula="of:=ROUND([.D748])" office:value-type="float" office:value="21121">
            <text:p>21121</text:p>
          </table:table-cell>
          <table:table-cell table:formula="of:=([.$C$8]-([.E748]*[.$C$4]))" office:value-type="float" office:value="83.23520625">
            <text:p>83.23520625</text:p>
          </table:table-cell>
          <table:table-cell table:formula="of:=SQRT(ABS([.$D$2]^2-[.F748]^2))" office:value-type="float" office:value="55.4247276991052">
            <text:p>55.4247276991052</text:p>
          </table:table-cell>
          <table:table-cell table:formula="of:=ABS([.B748]-[.G748])" office:value-type="float" office:value="0.000272300895460376">
            <text:p>0.000272300895460376</text:p>
          </table:table-cell>
          <table:table-cell/>
        </table:table-row>
        <table:table-row table:style-name="ro2">
          <table:table-cell table:formula="of:=[.A748]+[.A$4]" office:value-type="float" office:value="222.000000000003">
            <text:p>222.000000000003</text:p>
          </table:table-cell>
          <table:table-cell table:formula="of:=[.A749]/([.$D$4]*2)" office:value-type="float" office:value="55.5000000000007">
            <text:p>55.5000000000007</text:p>
          </table:table-cell>
          <table:table-cell table:formula="of:=SQRT(ABS([.$D$2]^2-[.B749]^2))" office:value-type="float" office:value="83.1850347117793">
            <text:p>83.1850347117793</text:p>
          </table:table-cell>
          <table:table-cell table:formula="of:=([.$C$10]-[.C749])*[.$B$4]" office:value-type="float" office:value="21184.1728040526">
            <text:p>21184.1728040526</text:p>
          </table:table-cell>
          <table:table-cell table:formula="of:=ROUND([.D749])" office:value-type="float" office:value="21184">
            <text:p>21184</text:p>
          </table:table-cell>
          <table:table-cell table:formula="of:=([.$C$8]-([.E749]*[.$C$4]))" office:value-type="float" office:value="83.1852">
            <text:p>83.1852</text:p>
          </table:table-cell>
          <table:table-cell table:formula="of:=SQRT(ABS([.$D$2]^2-[.F749]^2))" office:value-type="float" office:value="55.499752260348">
            <text:p>55.499752260348</text:p>
          </table:table-cell>
          <table:table-cell table:formula="of:=ABS([.B749]-[.G749])" office:value-type="float" office:value="0.000247739652714074">
            <text:p>0.000247739652714074</text:p>
          </table:table-cell>
          <table:table-cell/>
        </table:table-row>
        <table:table-row table:style-name="ro2">
          <table:table-cell table:formula="of:=[.A749]+[.A$4]" office:value-type="float" office:value="222.300000000003">
            <text:p>222.300000000003</text:p>
          </table:table-cell>
          <table:table-cell table:formula="of:=[.A750]/([.$D$4]*2)" office:value-type="float" office:value="55.5750000000007">
            <text:p>55.5750000000007</text:p>
          </table:table-cell>
          <table:table-cell table:formula="of:=SQRT(ABS([.$D$2]^2-[.B750]^2))" office:value-type="float" office:value="83.134946773303">
            <text:p>83.134946773303</text:p>
          </table:table-cell>
          <table:table-cell table:formula="of:=([.$C$10]-[.C750])*[.$B$4]" office:value-type="float" office:value="21247.2757186684">
            <text:p>21247.2757186684</text:p>
          </table:table-cell>
          <table:table-cell table:formula="of:=ROUND([.D750])" office:value-type="float" office:value="21247">
            <text:p>21247</text:p>
          </table:table-cell>
          <table:table-cell table:formula="of:=([.$C$8]-([.E750]*[.$C$4]))" office:value-type="float" office:value="83.13519375">
            <text:p>83.13519375</text:p>
          </table:table-cell>
          <table:table-cell table:formula="of:=SQRT(ABS([.$D$2]^2-[.F750]^2))" office:value-type="float" office:value="55.5746305444306">
            <text:p>55.5746305444306</text:p>
          </table:table-cell>
          <table:table-cell table:formula="of:=ABS([.B750]-[.G750])" office:value-type="float" office:value="0.000369455570051969">
            <text:p>0.000369455570051969</text:p>
          </table:table-cell>
          <table:table-cell/>
        </table:table-row>
        <table:table-row table:style-name="ro2">
          <table:table-cell table:formula="of:=[.A750]+[.A$4]" office:value-type="float" office:value="222.600000000003">
            <text:p>222.600000000003</text:p>
          </table:table-cell>
          <table:table-cell table:formula="of:=[.A751]/([.$D$4]*2)" office:value-type="float" office:value="55.6500000000007">
            <text:p>55.6500000000007</text:p>
          </table:table-cell>
          <table:table-cell table:formula="of:=SQRT(ABS([.$D$2]^2-[.B751]^2))" office:value-type="float" office:value="83.0847609372496">
            <text:p>83.0847609372496</text:p>
          </table:table-cell>
          <table:table-cell table:formula="of:=([.$C$10]-[.C751])*[.$B$4]" office:value-type="float" office:value="21310.5019688144">
            <text:p>21310.5019688144</text:p>
          </table:table-cell>
          <table:table-cell table:formula="of:=ROUND([.D751])" office:value-type="float" office:value="21311">
            <text:p>21311</text:p>
          </table:table-cell>
          <table:table-cell table:formula="of:=([.$C$8]-([.E751]*[.$C$4]))" office:value-type="float" office:value="83.08439375">
            <text:p>83.08439375</text:p>
          </table:table-cell>
          <table:table-cell table:formula="of:=SQRT(ABS([.$D$2]^2-[.F751]^2))" office:value-type="float" office:value="55.6505482021063">
            <text:p>55.6505482021063</text:p>
          </table:table-cell>
          <table:table-cell table:formula="of:=ABS([.B751]-[.G751])" office:value-type="float" office:value="0.000548202105647988">
            <text:p>0.000548202105647988</text:p>
          </table:table-cell>
          <table:table-cell/>
        </table:table-row>
        <table:table-row table:style-name="ro2">
          <table:table-cell table:formula="of:=[.A751]+[.A$4]" office:value-type="float" office:value="222.900000000003">
            <text:p>222.900000000003</text:p>
          </table:table-cell>
          <table:table-cell table:formula="of:=[.A752]/([.$D$4]*2)" office:value-type="float" office:value="55.7250000000007">
            <text:p>55.7250000000007</text:p>
          </table:table-cell>
          <table:table-cell table:formula="of:=SQRT(ABS([.$D$2]^2-[.B752]^2))" office:value-type="float" office:value="83.034477026112">
            <text:p>83.034477026112</text:p>
          </table:table-cell>
          <table:table-cell table:formula="of:=([.$C$10]-[.C752])*[.$B$4]" office:value-type="float" office:value="21373.8517781216">
            <text:p>21373.8517781216</text:p>
          </table:table-cell>
          <table:table-cell table:formula="of:=ROUND([.D752])" office:value-type="float" office:value="21374">
            <text:p>21374</text:p>
          </table:table-cell>
          <table:table-cell table:formula="of:=([.$C$8]-([.E752]*[.$C$4]))" office:value-type="float" office:value="83.0343875">
            <text:p>83.0343875</text:p>
          </table:table-cell>
          <table:table-cell table:formula="of:=SQRT(ABS([.$D$2]^2-[.F752]^2))" office:value-type="float" office:value="55.725133400467">
            <text:p>55.725133400467</text:p>
          </table:table-cell>
          <table:table-cell table:formula="of:=ABS([.B752]-[.G752])" office:value-type="float" office:value="0.000133400466310718">
            <text:p>0.000133400466310718</text:p>
          </table:table-cell>
          <table:table-cell/>
        </table:table-row>
        <table:table-row table:style-name="ro2">
          <table:table-cell table:formula="of:=[.A752]+[.A$4]" office:value-type="float" office:value="223.200000000003">
            <text:p>223.200000000003</text:p>
          </table:table-cell>
          <table:table-cell table:formula="of:=[.A753]/([.$D$4]*2)" office:value-type="float" office:value="55.8000000000007">
            <text:p>55.8000000000007</text:p>
          </table:table-cell>
          <table:table-cell table:formula="of:=SQRT(ABS([.$D$2]^2-[.B753]^2))" office:value-type="float" office:value="82.9840948616054">
            <text:p>82.9840948616054</text:p>
          </table:table-cell>
          <table:table-cell table:formula="of:=([.$C$10]-[.C753])*[.$B$4]" office:value-type="float" office:value="21437.3253712008">
            <text:p>21437.3253712008</text:p>
          </table:table-cell>
          <table:table-cell table:formula="of:=ROUND([.D753])" office:value-type="float" office:value="21437">
            <text:p>21437</text:p>
          </table:table-cell>
          <table:table-cell table:formula="of:=([.$C$8]-([.E753]*[.$C$4]))" office:value-type="float" office:value="82.98438125">
            <text:p>82.98438125</text:p>
          </table:table-cell>
          <table:table-cell table:formula="of:=SQRT(ABS([.$D$2]^2-[.F753]^2))" office:value-type="float" office:value="55.799574089366">
            <text:p>55.799574089366</text:p>
          </table:table-cell>
          <table:table-cell table:formula="of:=ABS([.B753]-[.G753])" office:value-type="float" office:value="0.000425910634653803">
            <text:p>0.000425910634653803</text:p>
          </table:table-cell>
          <table:table-cell/>
        </table:table-row>
        <table:table-row table:style-name="ro2">
          <table:table-cell table:formula="of:=[.A753]+[.A$4]" office:value-type="float" office:value="223.500000000003">
            <text:p>223.500000000003</text:p>
          </table:table-cell>
          <table:table-cell table:formula="of:=[.A754]/([.$D$4]*2)" office:value-type="float" office:value="55.8750000000007">
            <text:p>55.8750000000007</text:p>
          </table:table-cell>
          <table:table-cell table:formula="of:=SQRT(ABS([.$D$2]^2-[.B754]^2))" office:value-type="float" office:value="82.9336142646631">
            <text:p>82.9336142646631</text:p>
          </table:table-cell>
          <table:table-cell table:formula="of:=([.$C$10]-[.C754])*[.$B$4]" office:value-type="float" office:value="21500.9229736479">
            <text:p>21500.9229736479</text:p>
          </table:table-cell>
          <table:table-cell table:formula="of:=ROUND([.D754])" office:value-type="float" office:value="21501">
            <text:p>21501</text:p>
          </table:table-cell>
          <table:table-cell table:formula="of:=([.$C$8]-([.E754]*[.$C$4]))" office:value-type="float" office:value="82.93358125">
            <text:p>82.93358125</text:p>
          </table:table-cell>
          <table:table-cell table:formula="of:=SQRT(ABS([.$D$2]^2-[.F754]^2))" office:value-type="float" office:value="55.8750490026599">
            <text:p>55.8750490026599</text:p>
          </table:table-cell>
          <table:table-cell table:formula="of:=ABS([.B754]-[.G754])" office:value-type="float" office:value="0.0000490026592316895">
            <text:p>0.0000490026592316895</text:p>
          </table:table-cell>
          <table:table-cell/>
        </table:table-row>
        <table:table-row table:style-name="ro2">
          <table:table-cell table:formula="of:=[.A754]+[.A$4]" office:value-type="float" office:value="223.800000000003">
            <text:p>223.800000000003</text:p>
          </table:table-cell>
          <table:table-cell table:formula="of:=[.A755]/([.$D$4]*2)" office:value-type="float" office:value="55.9500000000007">
            <text:p>55.9500000000007</text:p>
          </table:table-cell>
          <table:table-cell table:formula="of:=SQRT(ABS([.$D$2]^2-[.B755]^2))" office:value-type="float" office:value="82.8830350554317">
            <text:p>82.8830350554317</text:p>
          </table:table-cell>
          <table:table-cell table:formula="of:=([.$C$10]-[.C755])*[.$B$4]" office:value-type="float" office:value="21564.6448120496">
            <text:p>21564.6448120496</text:p>
          </table:table-cell>
          <table:table-cell table:formula="of:=ROUND([.D755])" office:value-type="float" office:value="21565">
            <text:p>21565</text:p>
          </table:table-cell>
          <table:table-cell table:formula="of:=([.$C$8]-([.E755]*[.$C$4]))" office:value-type="float" office:value="82.88278125">
            <text:p>82.88278125</text:p>
          </table:table-cell>
          <table:table-cell table:formula="of:=SQRT(ABS([.$D$2]^2-[.F755]^2))" office:value-type="float" office:value="55.9503759796541">
            <text:p>55.9503759796541</text:p>
          </table:table-cell>
          <table:table-cell table:formula="of:=ABS([.B755]-[.G755])" office:value-type="float" office:value="0.00037597965336289">
            <text:p>0.00037597965336289</text:p>
          </table:table-cell>
          <table:table-cell/>
        </table:table-row>
        <table:table-row table:style-name="ro2">
          <table:table-cell table:formula="of:=[.A755]+[.A$4]" office:value-type="float" office:value="224.100000000003">
            <text:p>224.100000000003</text:p>
          </table:table-cell>
          <table:table-cell table:formula="of:=[.A756]/([.$D$4]*2)" office:value-type="float" office:value="56.0250000000007">
            <text:p>56.0250000000007</text:p>
          </table:table-cell>
          <table:table-cell table:formula="of:=SQRT(ABS([.$D$2]^2-[.B756]^2))" office:value-type="float" office:value="82.8323570532671">
            <text:p>82.8323570532671</text:p>
          </table:table-cell>
          <table:table-cell table:formula="of:=([.$C$10]-[.C756])*[.$B$4]" office:value-type="float" office:value="21628.4911139893">
            <text:p>21628.4911139893</text:p>
          </table:table-cell>
          <table:table-cell table:formula="of:=ROUND([.D756])" office:value-type="float" office:value="21628">
            <text:p>21628</text:p>
          </table:table-cell>
          <table:table-cell table:formula="of:=([.$C$8]-([.E756]*[.$C$4]))" office:value-type="float" office:value="82.832775">
            <text:p>82.832775</text:p>
          </table:table-cell>
          <table:table-cell table:formula="of:=SQRT(ABS([.$D$2]^2-[.F756]^2))" office:value-type="float" office:value="56.0243820653059">
            <text:p>56.0243820653059</text:p>
          </table:table-cell>
          <table:table-cell table:formula="of:=ABS([.B756]-[.G756])" office:value-type="float" office:value="0.000617934694744804">
            <text:p>0.000617934694744804</text:p>
          </table:table-cell>
          <table:table-cell/>
        </table:table-row>
        <table:table-row table:style-name="ro2">
          <table:table-cell table:formula="of:=[.A756]+[.A$4]" office:value-type="float" office:value="224.400000000003">
            <text:p>224.400000000003</text:p>
          </table:table-cell>
          <table:table-cell table:formula="of:=[.A757]/([.$D$4]*2)" office:value-type="float" office:value="56.1000000000007">
            <text:p>56.1000000000007</text:p>
          </table:table-cell>
          <table:table-cell table:formula="of:=SQRT(ABS([.$D$2]^2-[.B757]^2))" office:value-type="float" office:value="82.7815800767292">
            <text:p>82.7815800767292</text:p>
          </table:table-cell>
          <table:table-cell table:formula="of:=([.$C$10]-[.C757])*[.$B$4]" office:value-type="float" office:value="21692.4621080528">
            <text:p>21692.4621080528</text:p>
          </table:table-cell>
          <table:table-cell table:formula="of:=ROUND([.D757])" office:value-type="float" office:value="21692">
            <text:p>21692</text:p>
          </table:table-cell>
          <table:table-cell table:formula="of:=([.$C$8]-([.E757]*[.$C$4]))" office:value-type="float" office:value="82.781975">
            <text:p>82.781975</text:p>
          </table:table-cell>
          <table:table-cell table:formula="of:=SQRT(ABS([.$D$2]^2-[.F757]^2))" office:value-type="float" office:value="56.0994172438482">
            <text:p>56.0994172438482</text:p>
          </table:table-cell>
          <table:table-cell table:formula="of:=ABS([.B757]-[.G757])" office:value-type="float" office:value="0.000582756152482489">
            <text:p>0.000582756152482489</text:p>
          </table:table-cell>
          <table:table-cell/>
        </table:table-row>
        <table:table-row table:style-name="ro2">
          <table:table-cell table:formula="of:=[.A757]+[.A$4]" office:value-type="float" office:value="224.700000000003">
            <text:p>224.700000000003</text:p>
          </table:table-cell>
          <table:table-cell table:formula="of:=[.A758]/([.$D$4]*2)" office:value-type="float" office:value="56.1750000000007">
            <text:p>56.1750000000007</text:p>
          </table:table-cell>
          <table:table-cell table:formula="of:=SQRT(ABS([.$D$2]^2-[.B758]^2))" office:value-type="float" office:value="82.7307039435778">
            <text:p>82.7307039435778</text:p>
          </table:table-cell>
          <table:table-cell table:formula="of:=([.$C$10]-[.C758])*[.$B$4]" office:value-type="float" office:value="21756.558023834">
            <text:p>21756.558023834</text:p>
          </table:table-cell>
          <table:table-cell table:formula="of:=ROUND([.D758])" office:value-type="float" office:value="21757">
            <text:p>21757</text:p>
          </table:table-cell>
          <table:table-cell table:formula="of:=([.$C$8]-([.E758]*[.$C$4]))" office:value-type="float" office:value="82.73038125">
            <text:p>82.73038125</text:p>
          </table:table-cell>
          <table:table-cell table:formula="of:=SQRT(ABS([.$D$2]^2-[.F758]^2))" office:value-type="float" office:value="56.175475238129">
            <text:p>56.175475238129</text:p>
          </table:table-cell>
          <table:table-cell table:formula="of:=ABS([.B758]-[.G758])" office:value-type="float" office:value="0.000475238128338162">
            <text:p>0.000475238128338162</text:p>
          </table:table-cell>
          <table:table-cell/>
        </table:table-row>
        <table:table-row table:style-name="ro2">
          <table:table-cell table:formula="of:=[.A758]+[.A$4]" office:value-type="float" office:value="225.000000000003">
            <text:p>225.000000000003</text:p>
          </table:table-cell>
          <table:table-cell table:formula="of:=[.A759]/([.$D$4]*2)" office:value-type="float" office:value="56.2500000000007">
            <text:p>56.2500000000007</text:p>
          </table:table-cell>
          <table:table-cell table:formula="of:=SQRT(ABS([.$D$2]^2-[.B759]^2))" office:value-type="float" office:value="82.679728470768">
            <text:p>82.679728470768</text:p>
          </table:table-cell>
          <table:table-cell table:formula="of:=([.$C$10]-[.C759])*[.$B$4]" office:value-type="float" office:value="21820.7790919409">
            <text:p>21820.7790919409</text:p>
          </table:table-cell>
          <table:table-cell table:formula="of:=ROUND([.D759])" office:value-type="float" office:value="21821">
            <text:p>21821</text:p>
          </table:table-cell>
          <table:table-cell table:formula="of:=([.$C$8]-([.E759]*[.$C$4]))" office:value-type="float" office:value="82.67958125">
            <text:p>82.67958125</text:p>
          </table:table-cell>
          <table:table-cell table:formula="of:=SQRT(ABS([.$D$2]^2-[.F759]^2))" office:value-type="float" office:value="56.2502163935807">
            <text:p>56.2502163935807</text:p>
          </table:table-cell>
          <table:table-cell table:formula="of:=ABS([.B759]-[.G759])" office:value-type="float" office:value="0.000216393579947294">
            <text:p>0.000216393579947294</text:p>
          </table:table-cell>
          <table:table-cell/>
        </table:table-row>
        <table:table-row table:style-name="ro2">
          <table:table-cell table:formula="of:=[.A759]+[.A$4]" office:value-type="float" office:value="225.300000000003">
            <text:p>225.300000000003</text:p>
          </table:table-cell>
          <table:table-cell table:formula="of:=[.A760]/([.$D$4]*2)" office:value-type="float" office:value="56.3250000000007">
            <text:p>56.3250000000007</text:p>
          </table:table-cell>
          <table:table-cell table:formula="of:=SQRT(ABS([.$D$2]^2-[.B760]^2))" office:value-type="float" office:value="82.6286534744451">
            <text:p>82.6286534744451</text:p>
          </table:table-cell>
          <table:table-cell table:formula="of:=([.$C$10]-[.C760])*[.$B$4]" office:value-type="float" office:value="21885.1255440013">
            <text:p>21885.1255440013</text:p>
          </table:table-cell>
          <table:table-cell table:formula="of:=ROUND([.D760])" office:value-type="float" office:value="21885">
            <text:p>21885</text:p>
          </table:table-cell>
          <table:table-cell table:formula="of:=([.$C$8]-([.E760]*[.$C$4]))" office:value-type="float" office:value="82.62878125">
            <text:p>82.62878125</text:p>
          </table:table-cell>
          <table:table-cell table:formula="of:=SQRT(ABS([.$D$2]^2-[.F760]^2))" office:value-type="float" office:value="56.3248125530804">
            <text:p>56.3248125530804</text:p>
          </table:table-cell>
          <table:table-cell table:formula="of:=ABS([.B760]-[.G760])" office:value-type="float" office:value="0.000187446920264733">
            <text:p>0.000187446920264733</text:p>
          </table:table-cell>
          <table:table-cell/>
        </table:table-row>
        <table:table-row table:style-name="ro2">
          <table:table-cell table:formula="of:=[.A760]+[.A$4]" office:value-type="float" office:value="225.600000000003">
            <text:p>225.600000000003</text:p>
          </table:table-cell>
          <table:table-cell table:formula="of:=[.A761]/([.$D$4]*2)" office:value-type="float" office:value="56.4000000000007">
            <text:p>56.4000000000007</text:p>
          </table:table-cell>
          <table:table-cell table:formula="of:=SQRT(ABS([.$D$2]^2-[.B761]^2))" office:value-type="float" office:value="82.5774787699402">
            <text:p>82.5774787699402</text:p>
          </table:table-cell>
          <table:table-cell table:formula="of:=([.$C$10]-[.C761])*[.$B$4]" office:value-type="float" office:value="21949.5976126688">
            <text:p>21949.5976126688</text:p>
          </table:table-cell>
          <table:table-cell table:formula="of:=ROUND([.D761])" office:value-type="float" office:value="21950">
            <text:p>21950</text:p>
          </table:table-cell>
          <table:table-cell table:formula="of:=([.$C$8]-([.E761]*[.$C$4]))" office:value-type="float" office:value="82.5771875">
            <text:p>82.5771875</text:p>
          </table:table-cell>
          <table:table-cell table:formula="of:=SQRT(ABS([.$D$2]^2-[.F761]^2))" office:value-type="float" office:value="56.4004264575175">
            <text:p>56.4004264575175</text:p>
          </table:table-cell>
          <table:table-cell table:formula="of:=ABS([.B761]-[.G761])" office:value-type="float" office:value="0.000426457516809364">
            <text:p>0.000426457516809364</text:p>
          </table:table-cell>
          <table:table-cell/>
        </table:table-row>
        <table:table-row table:style-name="ro2">
          <table:table-cell table:formula="of:=[.A761]+[.A$4]" office:value-type="float" office:value="225.900000000003">
            <text:p>225.900000000003</text:p>
          </table:table-cell>
          <table:table-cell table:formula="of:=[.A762]/([.$D$4]*2)" office:value-type="float" office:value="56.4750000000007">
            <text:p>56.4750000000007</text:p>
          </table:table-cell>
          <table:table-cell table:formula="of:=SQRT(ABS([.$D$2]^2-[.B762]^2))" office:value-type="float" office:value="82.5262041717655">
            <text:p>82.5262041717655</text:p>
          </table:table-cell>
          <table:table-cell table:formula="of:=([.$C$10]-[.C762])*[.$B$4]" office:value-type="float" office:value="22014.1955316291">
            <text:p>22014.1955316291</text:p>
          </table:table-cell>
          <table:table-cell table:formula="of:=ROUND([.D762])" office:value-type="float" office:value="22014">
            <text:p>22014</text:p>
          </table:table-cell>
          <table:table-cell table:formula="of:=([.$C$8]-([.E762]*[.$C$4]))" office:value-type="float" office:value="82.5263875">
            <text:p>82.5263875</text:p>
          </table:table-cell>
          <table:table-cell table:formula="of:=SQRT(ABS([.$D$2]^2-[.F762]^2))" office:value-type="float" office:value="56.4747321038342">
            <text:p>56.4747321038342</text:p>
          </table:table-cell>
          <table:table-cell table:formula="of:=ABS([.B762]-[.G762])" office:value-type="float" office:value="0.000267896166491255">
            <text:p>0.000267896166491255</text:p>
          </table:table-cell>
          <table:table-cell/>
        </table:table-row>
        <table:table-row table:style-name="ro2">
          <table:table-cell table:formula="of:=[.A762]+[.A$4]" office:value-type="float" office:value="226.200000000003">
            <text:p>226.200000000003</text:p>
          </table:table-cell>
          <table:table-cell table:formula="of:=[.A763]/([.$D$4]*2)" office:value-type="float" office:value="56.5500000000007">
            <text:p>56.5500000000007</text:p>
          </table:table-cell>
          <table:table-cell table:formula="of:=SQRT(ABS([.$D$2]^2-[.B763]^2))" office:value-type="float" office:value="82.4748294936093">
            <text:p>82.4748294936093</text:p>
          </table:table-cell>
          <table:table-cell table:formula="of:=([.$C$10]-[.C763])*[.$B$4]" office:value-type="float" office:value="22078.9195356054">
            <text:p>22078.9195356054</text:p>
          </table:table-cell>
          <table:table-cell table:formula="of:=ROUND([.D763])" office:value-type="float" office:value="22079">
            <text:p>22079</text:p>
          </table:table-cell>
          <table:table-cell table:formula="of:=([.$C$8]-([.E763]*[.$C$4]))" office:value-type="float" office:value="82.47479375">
            <text:p>82.47479375</text:p>
          </table:table-cell>
          <table:table-cell table:formula="of:=SQRT(ABS([.$D$2]^2-[.F763]^2))" office:value-type="float" office:value="56.5500521299049">
            <text:p>56.5500521299049</text:p>
          </table:table-cell>
          <table:table-cell table:formula="of:=ABS([.B763]-[.G763])" office:value-type="float" office:value="0.0000521299041764678">
            <text:p>0.0000521299041764678</text:p>
          </table:table-cell>
          <table:table-cell/>
        </table:table-row>
        <table:table-row table:style-name="ro2">
          <table:table-cell table:formula="of:=[.A763]+[.A$4]" office:value-type="float" office:value="226.500000000003">
            <text:p>226.500000000003</text:p>
          </table:table-cell>
          <table:table-cell table:formula="of:=[.A764]/([.$D$4]*2)" office:value-type="float" office:value="56.6250000000007">
            <text:p>56.6250000000007</text:p>
          </table:table-cell>
          <table:table-cell table:formula="of:=SQRT(ABS([.$D$2]^2-[.B764]^2))" office:value-type="float" office:value="82.4233545483313">
            <text:p>82.4233545483313</text:p>
          </table:table-cell>
          <table:table-cell table:formula="of:=([.$C$10]-[.C764])*[.$B$4]" office:value-type="float" office:value="22143.7698603651">
            <text:p>22143.7698603651</text:p>
          </table:table-cell>
          <table:table-cell table:formula="of:=ROUND([.D764])" office:value-type="float" office:value="22144">
            <text:p>22144</text:p>
          </table:table-cell>
          <table:table-cell table:formula="of:=([.$C$8]-([.E764]*[.$C$4]))" office:value-type="float" office:value="82.4232">
            <text:p>82.4232</text:p>
          </table:table-cell>
          <table:table-cell table:formula="of:=SQRT(ABS([.$D$2]^2-[.F764]^2))" office:value-type="float" office:value="56.6252249599063">
            <text:p>56.6252249599063</text:p>
          </table:table-cell>
          <table:table-cell table:formula="of:=ABS([.B764]-[.G764])" office:value-type="float" office:value="0.000224959905615663">
            <text:p>0.000224959905615663</text:p>
          </table:table-cell>
          <table:table-cell/>
        </table:table-row>
        <table:table-row table:style-name="ro2">
          <table:table-cell table:formula="of:=[.A764]+[.A$4]" office:value-type="float" office:value="226.800000000003">
            <text:p>226.800000000003</text:p>
          </table:table-cell>
          <table:table-cell table:formula="of:=[.A765]/([.$D$4]*2)" office:value-type="float" office:value="56.7000000000007">
            <text:p>56.7000000000007</text:p>
          </table:table-cell>
          <table:table-cell table:formula="of:=SQRT(ABS([.$D$2]^2-[.B765]^2))" office:value-type="float" office:value="82.3717791479577">
            <text:p>82.3717791479577</text:p>
          </table:table-cell>
          <table:table-cell table:formula="of:=([.$C$10]-[.C765])*[.$B$4]" office:value-type="float" office:value="22208.7467427255">
            <text:p>22208.7467427255</text:p>
          </table:table-cell>
          <table:table-cell table:formula="of:=ROUND([.D765])" office:value-type="float" office:value="22209">
            <text:p>22209</text:p>
          </table:table-cell>
          <table:table-cell table:formula="of:=([.$C$8]-([.E765]*[.$C$4]))" office:value-type="float" office:value="82.37160625">
            <text:p>82.37160625</text:p>
          </table:table-cell>
          <table:table-cell table:formula="of:=SQRT(ABS([.$D$2]^2-[.F765]^2))" office:value-type="float" office:value="56.7002511792934">
            <text:p>56.7002511792934</text:p>
          </table:table-cell>
          <table:table-cell table:formula="of:=ABS([.B765]-[.G765])" office:value-type="float" office:value="0.000251179292668269">
            <text:p>0.000251179292668269</text:p>
          </table:table-cell>
          <table:table-cell/>
        </table:table-row>
        <table:table-row table:style-name="ro2">
          <table:table-cell table:formula="of:=[.A765]+[.A$4]" office:value-type="float" office:value="227.100000000003">
            <text:p>227.100000000003</text:p>
          </table:table-cell>
          <table:table-cell table:formula="of:=[.A766]/([.$D$4]*2)" office:value-type="float" office:value="56.7750000000007">
            <text:p>56.7750000000007</text:p>
          </table:table-cell>
          <table:table-cell table:formula="of:=SQRT(ABS([.$D$2]^2-[.B766]^2))" office:value-type="float" office:value="82.3201031036764">
            <text:p>82.3201031036764</text:p>
          </table:table-cell>
          <table:table-cell table:formula="of:=([.$C$10]-[.C766])*[.$B$4]" office:value-type="float" office:value="22273.8504205601">
            <text:p>22273.8504205601</text:p>
          </table:table-cell>
          <table:table-cell table:formula="of:=ROUND([.D766])" office:value-type="float" office:value="22274">
            <text:p>22274</text:p>
          </table:table-cell>
          <table:table-cell table:formula="of:=([.$C$8]-([.E766]*[.$C$4]))" office:value-type="float" office:value="82.3200125">
            <text:p>82.3200125</text:p>
          </table:table-cell>
          <table:table-cell table:formula="of:=SQRT(ABS([.$D$2]^2-[.F766]^2))" office:value-type="float" office:value="56.7751313692874">
            <text:p>56.7751313692874</text:p>
          </table:table-cell>
          <table:table-cell table:formula="of:=ABS([.B766]-[.G766])" office:value-type="float" office:value="0.000131369286684446">
            <text:p>0.000131369286684446</text:p>
          </table:table-cell>
          <table:table-cell/>
        </table:table-row>
        <table:table-row table:style-name="ro2">
          <table:table-cell table:formula="of:=[.A766]+[.A$4]" office:value-type="float" office:value="227.400000000003">
            <text:p>227.400000000003</text:p>
          </table:table-cell>
          <table:table-cell table:formula="of:=[.A767]/([.$D$4]*2)" office:value-type="float" office:value="56.8500000000007">
            <text:p>56.8500000000007</text:p>
          </table:table-cell>
          <table:table-cell table:formula="of:=SQRT(ABS([.$D$2]^2-[.B767]^2))" office:value-type="float" office:value="82.268326225832">
            <text:p>82.268326225832</text:p>
          </table:table-cell>
          <table:table-cell table:formula="of:=([.$C$10]-[.C767])*[.$B$4]" office:value-type="float" office:value="22339.0811328051">
            <text:p>22339.0811328051</text:p>
          </table:table-cell>
          <table:table-cell table:formula="of:=ROUND([.D767])" office:value-type="float" office:value="22339">
            <text:p>22339</text:p>
          </table:table-cell>
          <table:table-cell table:formula="of:=([.$C$8]-([.E767]*[.$C$4]))" office:value-type="float" office:value="82.26841875">
            <text:p>82.26841875</text:p>
          </table:table-cell>
          <table:table-cell table:formula="of:=SQRT(ABS([.$D$2]^2-[.F767]^2))" office:value-type="float" office:value="56.8498661069193">
            <text:p>56.8498661069193</text:p>
          </table:table-cell>
          <table:table-cell table:formula="of:=ABS([.B767]-[.G767])" office:value-type="float" office:value="0.000133893081454062">
            <text:p>0.000133893081454062</text:p>
          </table:table-cell>
          <table:table-cell/>
        </table:table-row>
        <table:table-row table:style-name="ro2">
          <table:table-cell table:formula="of:=[.A767]+[.A$4]" office:value-type="float" office:value="227.700000000003">
            <text:p>227.700000000003</text:p>
          </table:table-cell>
          <table:table-cell table:formula="of:=[.A768]/([.$D$4]*2)" office:value-type="float" office:value="56.9250000000007">
            <text:p>56.9250000000007</text:p>
          </table:table-cell>
          <table:table-cell table:formula="of:=SQRT(ABS([.$D$2]^2-[.B768]^2))" office:value-type="float" office:value="82.2164483239207">
            <text:p>82.2164483239207</text:p>
          </table:table-cell>
          <table:table-cell table:formula="of:=([.$C$10]-[.C768])*[.$B$4]" office:value-type="float" office:value="22404.439119465">
            <text:p>22404.439119465</text:p>
          </table:table-cell>
          <table:table-cell table:formula="of:=ROUND([.D768])" office:value-type="float" office:value="22404">
            <text:p>22404</text:p>
          </table:table-cell>
          <table:table-cell table:formula="of:=([.$C$8]-([.E768]*[.$C$4]))" office:value-type="float" office:value="82.216825">
            <text:p>82.216825</text:p>
          </table:table-cell>
          <table:table-cell table:formula="of:=SQRT(ABS([.$D$2]^2-[.F768]^2))" office:value-type="float" office:value="56.9244559650716">
            <text:p>56.9244559650716</text:p>
          </table:table-cell>
          <table:table-cell table:formula="of:=ABS([.B768]-[.G768])" office:value-type="float" office:value="0.000544034929134796">
            <text:p>0.000544034929134796</text:p>
          </table:table-cell>
          <table:table-cell/>
        </table:table-row>
        <table:table-row table:style-name="ro2">
          <table:table-cell table:formula="of:=[.A768]+[.A$4]" office:value-type="float" office:value="228.000000000003">
            <text:p>228.000000000003</text:p>
          </table:table-cell>
          <table:table-cell table:formula="of:=[.A769]/([.$D$4]*2)" office:value-type="float" office:value="57.0000000000007">
            <text:p>57.0000000000007</text:p>
          </table:table-cell>
          <table:table-cell table:formula="of:=SQRT(ABS([.$D$2]^2-[.B769]^2))" office:value-type="float" office:value="82.1644692065854">
            <text:p>82.1644692065854</text:p>
          </table:table-cell>
          <table:table-cell table:formula="of:=([.$C$10]-[.C769])*[.$B$4]" office:value-type="float" office:value="22469.9246216197">
            <text:p>22469.9246216197</text:p>
          </table:table-cell>
          <table:table-cell table:formula="of:=ROUND([.D769])" office:value-type="float" office:value="22470">
            <text:p>22470</text:p>
          </table:table-cell>
          <table:table-cell table:formula="of:=([.$C$8]-([.E769]*[.$C$4]))" office:value-type="float" office:value="82.1644375">
            <text:p>82.1644375</text:p>
          </table:table-cell>
          <table:table-cell table:formula="of:=SQRT(ABS([.$D$2]^2-[.F769]^2))" office:value-type="float" office:value="57.000045704443">
            <text:p>57.000045704443</text:p>
          </table:table-cell>
          <table:table-cell table:formula="of:=ABS([.B769]-[.G769])" office:value-type="float" office:value="0.0000457044422859099">
            <text:p>0.0000457044422859099</text:p>
          </table:table-cell>
          <table:table-cell/>
        </table:table-row>
        <table:table-row table:style-name="ro2">
          <table:table-cell table:formula="of:=[.A769]+[.A$4]" office:value-type="float" office:value="228.300000000003">
            <text:p>228.300000000003</text:p>
          </table:table-cell>
          <table:table-cell table:formula="of:=[.A770]/([.$D$4]*2)" office:value-type="float" office:value="57.0750000000007">
            <text:p>57.0750000000007</text:p>
          </table:table-cell>
          <table:table-cell table:formula="of:=SQRT(ABS([.$D$2]^2-[.B770]^2))" office:value-type="float" office:value="82.1123886816107">
            <text:p>82.1123886816107</text:p>
          </table:table-cell>
          <table:table-cell table:formula="of:=([.$C$10]-[.C770])*[.$B$4]" office:value-type="float" office:value="22535.5378814303">
            <text:p>22535.5378814303</text:p>
          </table:table-cell>
          <table:table-cell table:formula="of:=ROUND([.D770])" office:value-type="float" office:value="22536">
            <text:p>22536</text:p>
          </table:table-cell>
          <table:table-cell table:formula="of:=([.$C$8]-([.E770]*[.$C$4]))" office:value-type="float" office:value="82.11205">
            <text:p>82.11205</text:p>
          </table:table-cell>
          <table:table-cell table:formula="of:=SQRT(ABS([.$D$2]^2-[.F770]^2))" office:value-type="float" office:value="57.0754872497599">
            <text:p>57.0754872497599</text:p>
          </table:table-cell>
          <table:table-cell table:formula="of:=ABS([.B770]-[.G770])" office:value-type="float" office:value="0.000487249759125064">
            <text:p>0.000487249759125064</text:p>
          </table:table-cell>
          <table:table-cell/>
        </table:table-row>
        <table:table-row table:style-name="ro2">
          <table:table-cell table:formula="of:=[.A770]+[.A$4]" office:value-type="float" office:value="228.600000000003">
            <text:p>228.600000000003</text:p>
          </table:table-cell>
          <table:table-cell table:formula="of:=[.A771]/([.$D$4]*2)" office:value-type="float" office:value="57.1500000000007">
            <text:p>57.1500000000007</text:p>
          </table:table-cell>
          <table:table-cell table:formula="of:=SQRT(ABS([.$D$2]^2-[.B771]^2))" office:value-type="float" office:value="82.0602065559179">
            <text:p>82.0602065559179</text:p>
          </table:table-cell>
          <table:table-cell table:formula="of:=([.$C$10]-[.C771])*[.$B$4]" office:value-type="float" office:value="22601.2791421457">
            <text:p>22601.2791421457</text:p>
          </table:table-cell>
          <table:table-cell table:formula="of:=ROUND([.D771])" office:value-type="float" office:value="22601">
            <text:p>22601</text:p>
          </table:table-cell>
          <table:table-cell table:formula="of:=([.$C$8]-([.E771]*[.$C$4]))" office:value-type="float" office:value="82.06045625">
            <text:p>82.06045625</text:p>
          </table:table-cell>
          <table:table-cell table:formula="of:=SQRT(ABS([.$D$2]^2-[.F771]^2))" office:value-type="float" office:value="57.1496414690577">
            <text:p>57.1496414690577</text:p>
          </table:table-cell>
          <table:table-cell table:formula="of:=ABS([.B771]-[.G771])" office:value-type="float" office:value="0.000358530943074697">
            <text:p>0.000358530943074697</text:p>
          </table:table-cell>
          <table:table-cell/>
        </table:table-row>
        <table:table-row table:style-name="ro2">
          <table:table-cell table:formula="of:=[.A771]+[.A$4]" office:value-type="float" office:value="228.900000000003">
            <text:p>228.900000000003</text:p>
          </table:table-cell>
          <table:table-cell table:formula="of:=[.A772]/([.$D$4]*2)" office:value-type="float" office:value="57.2250000000007">
            <text:p>57.2250000000007</text:p>
          </table:table-cell>
          <table:table-cell table:formula="of:=SQRT(ABS([.$D$2]^2-[.B772]^2))" office:value-type="float" office:value="82.0079226355595">
            <text:p>82.0079226355595</text:p>
          </table:table-cell>
          <table:table-cell table:formula="of:=([.$C$10]-[.C772])*[.$B$4]" office:value-type="float" office:value="22667.148648109">
            <text:p>22667.148648109</text:p>
          </table:table-cell>
          <table:table-cell table:formula="of:=ROUND([.D772])" office:value-type="float" office:value="22667">
            <text:p>22667</text:p>
          </table:table-cell>
          <table:table-cell table:formula="of:=([.$C$8]-([.E772]*[.$C$4]))" office:value-type="float" office:value="82.00806875">
            <text:p>82.00806875</text:p>
          </table:table-cell>
          <table:table-cell table:formula="of:=SQRT(ABS([.$D$2]^2-[.F772]^2))" office:value-type="float" office:value="57.2247906059539">
            <text:p>57.2247906059539</text:p>
          </table:table-cell>
          <table:table-cell table:formula="of:=ABS([.B772]-[.G772])" office:value-type="float" office:value="0.000209394046812861">
            <text:p>0.000209394046812861</text:p>
          </table:table-cell>
          <table:table-cell/>
        </table:table-row>
        <table:table-row table:style-name="ro2">
          <table:table-cell table:formula="of:=[.A772]+[.A$4]" office:value-type="float" office:value="229.200000000003">
            <text:p>229.200000000003</text:p>
          </table:table-cell>
          <table:table-cell table:formula="of:=[.A773]/([.$D$4]*2)" office:value-type="float" office:value="57.3000000000007">
            <text:p>57.3000000000007</text:p>
          </table:table-cell>
          <table:table-cell table:formula="of:=SQRT(ABS([.$D$2]^2-[.B773]^2))" office:value-type="float" office:value="81.9555367257144">
            <text:p>81.9555367257144</text:p>
          </table:table-cell>
          <table:table-cell table:formula="of:=([.$C$10]-[.C773])*[.$B$4]" office:value-type="float" office:value="22733.1466447643">
            <text:p>22733.1466447643</text:p>
          </table:table-cell>
          <table:table-cell table:formula="of:=ROUND([.D773])" office:value-type="float" office:value="22733">
            <text:p>22733</text:p>
          </table:table-cell>
          <table:table-cell table:formula="of:=([.$C$8]-([.E773]*[.$C$4]))" office:value-type="float" office:value="81.95568125">
            <text:p>81.95568125</text:p>
          </table:table-cell>
          <table:table-cell table:formula="of:=SQRT(ABS([.$D$2]^2-[.F773]^2))" office:value-type="float" office:value="57.2997932880076">
            <text:p>57.2997932880076</text:p>
          </table:table-cell>
          <table:table-cell table:formula="of:=ABS([.B773]-[.G773])" office:value-type="float" office:value="0.000206711993165243">
            <text:p>0.000206711993165243</text:p>
          </table:table-cell>
          <table:table-cell/>
        </table:table-row>
        <table:table-row table:style-name="ro2">
          <table:table-cell table:formula="of:=[.A773]+[.A$4]" office:value-type="float" office:value="229.500000000003">
            <text:p>229.500000000003</text:p>
          </table:table-cell>
          <table:table-cell table:formula="of:=[.A774]/([.$D$4]*2)" office:value-type="float" office:value="57.3750000000007">
            <text:p>57.3750000000007</text:p>
          </table:table-cell>
          <table:table-cell table:formula="of:=SQRT(ABS([.$D$2]^2-[.B774]^2))" office:value-type="float" office:value="81.9030486306823">
            <text:p>81.9030486306823</text:p>
          </table:table-cell>
          <table:table-cell table:formula="of:=([.$C$10]-[.C774])*[.$B$4]" office:value-type="float" office:value="22799.2733786629">
            <text:p>22799.2733786629</text:p>
          </table:table-cell>
          <table:table-cell table:formula="of:=ROUND([.D774])" office:value-type="float" office:value="22799">
            <text:p>22799</text:p>
          </table:table-cell>
          <table:table-cell table:formula="of:=([.$C$8]-([.E774]*[.$C$4]))" office:value-type="float" office:value="81.90329375">
            <text:p>81.90329375</text:p>
          </table:table-cell>
          <table:table-cell table:formula="of:=SQRT(ABS([.$D$2]^2-[.F774]^2))" office:value-type="float" office:value="57.3746500895754">
            <text:p>57.3746500895754</text:p>
          </table:table-cell>
          <table:table-cell table:formula="of:=ABS([.B774]-[.G774])" office:value-type="float" office:value="0.000349910425384792">
            <text:p>0.000349910425384792</text:p>
          </table:table-cell>
          <table:table-cell/>
        </table:table-row>
        <table:table-row table:style-name="ro2">
          <table:table-cell table:formula="of:=[.A774]+[.A$4]" office:value-type="float" office:value="229.800000000003">
            <text:p>229.800000000003</text:p>
          </table:table-cell>
          <table:table-cell table:formula="of:=[.A775]/([.$D$4]*2)" office:value-type="float" office:value="57.4500000000008">
            <text:p>57.4500000000008</text:p>
          </table:table-cell>
          <table:table-cell table:formula="of:=SQRT(ABS([.$D$2]^2-[.B775]^2))" office:value-type="float" office:value="81.8504581538791">
            <text:p>81.8504581538791</text:p>
          </table:table-cell>
          <table:table-cell table:formula="of:=([.$C$10]-[.C775])*[.$B$4]" office:value-type="float" office:value="22865.5290974702">
            <text:p>22865.5290974702</text:p>
          </table:table-cell>
          <table:table-cell table:formula="of:=ROUND([.D775])" office:value-type="float" office:value="22866">
            <text:p>22866</text:p>
          </table:table-cell>
          <table:table-cell table:formula="of:=([.$C$8]-([.E775]*[.$C$4]))" office:value-type="float" office:value="81.8501125">
            <text:p>81.8501125</text:p>
          </table:table-cell>
          <table:table-cell table:formula="of:=SQRT(ABS([.$D$2]^2-[.F775]^2))" office:value-type="float" office:value="57.4504924586147">
            <text:p>57.4504924586147</text:p>
          </table:table-cell>
          <table:table-cell table:formula="of:=ABS([.B775]-[.G775])" office:value-type="float" office:value="0.000492458613955193">
            <text:p>0.000492458613955193</text:p>
          </table:table-cell>
          <table:table-cell/>
        </table:table-row>
        <table:table-row table:style-name="ro2">
          <table:table-cell table:formula="of:=[.A775]+[.A$4]" office:value-type="float" office:value="230.100000000003">
            <text:p>230.100000000003</text:p>
          </table:table-cell>
          <table:table-cell table:formula="of:=[.A776]/([.$D$4]*2)" office:value-type="float" office:value="57.5250000000008">
            <text:p>57.5250000000008</text:p>
          </table:table-cell>
          <table:table-cell table:formula="of:=SQRT(ABS([.$D$2]^2-[.B776]^2))" office:value-type="float" office:value="81.7977650978309">
            <text:p>81.7977650978309</text:p>
          </table:table-cell>
          <table:table-cell table:formula="of:=([.$C$10]-[.C776])*[.$B$4]" office:value-type="float" office:value="22931.9140499719">
            <text:p>22931.9140499719</text:p>
          </table:table-cell>
          <table:table-cell table:formula="of:=ROUND([.D776])" office:value-type="float" office:value="22932">
            <text:p>22932</text:p>
          </table:table-cell>
          <table:table-cell table:formula="of:=([.$C$8]-([.E776]*[.$C$4]))" office:value-type="float" office:value="81.797725">
            <text:p>81.797725</text:p>
          </table:table-cell>
          <table:table-cell table:formula="of:=SQRT(ABS([.$D$2]^2-[.F776]^2))" office:value-type="float" office:value="57.5250570171328">
            <text:p>57.5250570171328</text:p>
          </table:table-cell>
          <table:table-cell table:formula="of:=ABS([.B776]-[.G776])" office:value-type="float" office:value="0.0000570171320077861">
            <text:p>0.0000570171320077861</text:p>
          </table:table-cell>
          <table:table-cell/>
        </table:table-row>
        <table:table-row table:style-name="ro2">
          <table:table-cell table:formula="of:=[.A776]+[.A$4]" office:value-type="float" office:value="230.400000000003">
            <text:p>230.400000000003</text:p>
          </table:table-cell>
          <table:table-cell table:formula="of:=[.A777]/([.$D$4]*2)" office:value-type="float" office:value="57.6000000000008">
            <text:p>57.6000000000008</text:p>
          </table:table-cell>
          <table:table-cell table:formula="of:=SQRT(ABS([.$D$2]^2-[.B777]^2))" office:value-type="float" office:value="81.7449692641689">
            <text:p>81.7449692641689</text:p>
          </table:table-cell>
          <table:table-cell table:formula="of:=([.$C$10]-[.C777])*[.$B$4]" office:value-type="float" office:value="22998.4284860815">
            <text:p>22998.4284860815</text:p>
          </table:table-cell>
          <table:table-cell table:formula="of:=ROUND([.D777])" office:value-type="float" office:value="22998">
            <text:p>22998</text:p>
          </table:table-cell>
          <table:table-cell table:formula="of:=([.$C$8]-([.E777]*[.$C$4]))" office:value-type="float" office:value="81.7453375">
            <text:p>81.7453375</text:p>
          </table:table-cell>
          <table:table-cell table:formula="of:=SQRT(ABS([.$D$2]^2-[.F777]^2))" office:value-type="float" office:value="57.5994774022395">
            <text:p>57.5994774022395</text:p>
          </table:table-cell>
          <table:table-cell table:formula="of:=ABS([.B777]-[.G777])" office:value-type="float" office:value="0.0005225977613037">
            <text:p>0.0005225977613037</text:p>
          </table:table-cell>
          <table:table-cell/>
        </table:table-row>
        <table:table-row table:style-name="ro2">
          <table:table-cell table:formula="of:=[.A777]+[.A$4]" office:value-type="float" office:value="230.700000000003">
            <text:p>230.700000000003</text:p>
          </table:table-cell>
          <table:table-cell table:formula="of:=[.A778]/([.$D$4]*2)" office:value-type="float" office:value="57.6750000000008">
            <text:p>57.6750000000008</text:p>
          </table:table-cell>
          <table:table-cell table:formula="of:=SQRT(ABS([.$D$2]^2-[.B778]^2))" office:value-type="float" office:value="81.6920704536243">
            <text:p>81.6920704536243</text:p>
          </table:table-cell>
          <table:table-cell table:formula="of:=([.$C$10]-[.C778])*[.$B$4]" office:value-type="float" office:value="23065.0726568463">
            <text:p>23065.0726568463</text:p>
          </table:table-cell>
          <table:table-cell table:formula="of:=ROUND([.D778])" office:value-type="float" office:value="23065">
            <text:p>23065</text:p>
          </table:table-cell>
          <table:table-cell table:formula="of:=([.$C$8]-([.E778]*[.$C$4]))" office:value-type="float" office:value="81.69215625">
            <text:p>81.69215625</text:p>
          </table:table-cell>
          <table:table-cell table:formula="of:=SQRT(ABS([.$D$2]^2-[.F778]^2))" office:value-type="float" office:value="57.6748784760366">
            <text:p>57.6748784760366</text:p>
          </table:table-cell>
          <table:table-cell table:formula="of:=ABS([.B778]-[.G778])" office:value-type="float" office:value="0.000121523964189407">
            <text:p>0.000121523964189407</text:p>
          </table:table-cell>
          <table:table-cell/>
        </table:table-row>
        <table:table-row table:style-name="ro2">
          <table:table-cell table:formula="of:=[.A778]+[.A$4]" office:value-type="float" office:value="231.000000000003">
            <text:p>231.000000000003</text:p>
          </table:table-cell>
          <table:table-cell table:formula="of:=[.A779]/([.$D$4]*2)" office:value-type="float" office:value="57.7500000000008">
            <text:p>57.7500000000008</text:p>
          </table:table-cell>
          <table:table-cell table:formula="of:=SQRT(ABS([.$D$2]^2-[.B779]^2))" office:value-type="float" office:value="81.6390684660225">
            <text:p>81.6390684660225</text:p>
          </table:table-cell>
          <table:table-cell table:formula="of:=([.$C$10]-[.C779])*[.$B$4]" office:value-type="float" office:value="23131.8468144548">
            <text:p>23131.8468144548</text:p>
          </table:table-cell>
          <table:table-cell table:formula="of:=ROUND([.D779])" office:value-type="float" office:value="23132">
            <text:p>23132</text:p>
          </table:table-cell>
          <table:table-cell table:formula="of:=([.$C$8]-([.E779]*[.$C$4]))" office:value-type="float" office:value="81.638975">
            <text:p>81.638975</text:p>
          </table:table-cell>
          <table:table-cell table:formula="of:=SQRT(ABS([.$D$2]^2-[.F779]^2))" office:value-type="float" office:value="57.7501321292807">
            <text:p>57.7501321292807</text:p>
          </table:table-cell>
          <table:table-cell table:formula="of:=ABS([.B779]-[.G779])" office:value-type="float" office:value="0.000132129279897697">
            <text:p>0.000132129279897697</text:p>
          </table:table-cell>
          <table:table-cell/>
        </table:table-row>
        <table:table-row table:style-name="ro2">
          <table:table-cell table:formula="of:=[.A779]+[.A$4]" office:value-type="float" office:value="231.300000000003">
            <text:p>231.300000000003</text:p>
          </table:table-cell>
          <table:table-cell table:formula="of:=[.A780]/([.$D$4]*2)" office:value-type="float" office:value="57.8250000000008">
            <text:p>57.8250000000008</text:p>
          </table:table-cell>
          <table:table-cell table:formula="of:=SQRT(ABS([.$D$2]^2-[.B780]^2))" office:value-type="float" office:value="81.5859631002779">
            <text:p>81.5859631002779</text:p>
          </table:table-cell>
          <table:table-cell table:formula="of:=([.$C$10]-[.C780])*[.$B$4]" office:value-type="float" office:value="23198.7512122433">
            <text:p>23198.7512122433</text:p>
          </table:table-cell>
          <table:table-cell table:formula="of:=ROUND([.D780])" office:value-type="float" office:value="23199">
            <text:p>23199</text:p>
          </table:table-cell>
          <table:table-cell table:formula="of:=([.$C$8]-([.E780]*[.$C$4]))" office:value-type="float" office:value="81.58579375">
            <text:p>81.58579375</text:p>
          </table:table-cell>
          <table:table-cell table:formula="of:=SQRT(ABS([.$D$2]^2-[.F780]^2))" office:value-type="float" office:value="57.8252389375302">
            <text:p>57.8252389375302</text:p>
          </table:table-cell>
          <table:table-cell table:formula="of:=ABS([.B780]-[.G780])" office:value-type="float" office:value="0.000238937529459804">
            <text:p>0.000238937529459804</text:p>
          </table:table-cell>
          <table:table-cell/>
        </table:table-row>
        <table:table-row table:style-name="ro2">
          <table:table-cell table:formula="of:=[.A780]+[.A$4]" office:value-type="float" office:value="231.600000000003">
            <text:p>231.600000000003</text:p>
          </table:table-cell>
          <table:table-cell table:formula="of:=[.A781]/([.$D$4]*2)" office:value-type="float" office:value="57.9000000000008">
            <text:p>57.9000000000008</text:p>
          </table:table-cell>
          <table:table-cell table:formula="of:=SQRT(ABS([.$D$2]^2-[.B781]^2))" office:value-type="float" office:value="81.5327541543882">
            <text:p>81.5327541543882</text:p>
          </table:table-cell>
          <table:table-cell table:formula="of:=([.$C$10]-[.C781])*[.$B$4]" office:value-type="float" office:value="23265.7861047028">
            <text:p>23265.7861047028</text:p>
          </table:table-cell>
          <table:table-cell table:formula="of:=ROUND([.D781])" office:value-type="float" office:value="23266">
            <text:p>23266</text:p>
          </table:table-cell>
          <table:table-cell table:formula="of:=([.$C$8]-([.E781]*[.$C$4]))" office:value-type="float" office:value="81.5326125">
            <text:p>81.5326125</text:p>
          </table:table-cell>
          <table:table-cell table:formula="of:=SQRT(ABS([.$D$2]^2-[.F781]^2))" office:value-type="float" office:value="57.9001994722371">
            <text:p>57.9001994722371</text:p>
          </table:table-cell>
          <table:table-cell table:formula="of:=ABS([.B781]-[.G781])" office:value-type="float" office:value="0.000199472236317888">
            <text:p>0.000199472236317888</text:p>
          </table:table-cell>
          <table:table-cell/>
        </table:table-row>
        <table:table-row table:style-name="ro2">
          <table:table-cell table:formula="of:=[.A781]+[.A$4]" office:value-type="float" office:value="231.900000000003">
            <text:p>231.900000000003</text:p>
          </table:table-cell>
          <table:table-cell table:formula="of:=[.A782]/([.$D$4]*2)" office:value-type="float" office:value="57.9750000000008">
            <text:p>57.9750000000008</text:p>
          </table:table-cell>
          <table:table-cell table:formula="of:=SQRT(ABS([.$D$2]^2-[.B782]^2))" office:value-type="float" office:value="81.479441425429">
            <text:p>81.479441425429</text:p>
          </table:table-cell>
          <table:table-cell table:formula="of:=([.$C$10]-[.C782])*[.$B$4]" office:value-type="float" office:value="23332.9517474861">
            <text:p>23332.9517474861</text:p>
          </table:table-cell>
          <table:table-cell table:formula="of:=ROUND([.D782])" office:value-type="float" office:value="23333">
            <text:p>23333</text:p>
          </table:table-cell>
          <table:table-cell table:formula="of:=([.$C$8]-([.E782]*[.$C$4]))" office:value-type="float" office:value="81.47943125">
            <text:p>81.47943125</text:p>
          </table:table-cell>
          <table:table-cell table:formula="of:=SQRT(ABS([.$D$2]^2-[.F782]^2))" office:value-type="float" office:value="57.9750143007876">
            <text:p>57.9750143007876</text:p>
          </table:table-cell>
          <table:table-cell table:formula="of:=ABS([.B782]-[.G782])" office:value-type="float" office:value="0.0000143007868018685">
            <text:p>0.0000143007868018685</text:p>
          </table:table-cell>
          <table:table-cell/>
        </table:table-row>
        <table:table-row table:style-name="ro2">
          <table:table-cell table:formula="of:=[.A782]+[.A$4]" office:value-type="float" office:value="232.200000000003">
            <text:p>232.200000000003</text:p>
          </table:table-cell>
          <table:table-cell table:formula="of:=[.A783]/([.$D$4]*2)" office:value-type="float" office:value="58.0500000000008">
            <text:p>58.0500000000008</text:p>
          </table:table-cell>
          <table:table-cell table:formula="of:=SQRT(ABS([.$D$2]^2-[.B783]^2))" office:value-type="float" office:value="81.4260247095479">
            <text:p>81.4260247095479</text:p>
          </table:table-cell>
          <table:table-cell table:formula="of:=([.$C$10]-[.C783])*[.$B$4]" office:value-type="float" office:value="23400.2483974149">
            <text:p>23400.2483974149</text:p>
          </table:table-cell>
          <table:table-cell table:formula="of:=ROUND([.D783])" office:value-type="float" office:value="23400">
            <text:p>23400</text:p>
          </table:table-cell>
          <table:table-cell table:formula="of:=([.$C$8]-([.E783]*[.$C$4]))" office:value-type="float" office:value="81.42625">
            <text:p>81.42625</text:p>
          </table:table-cell>
          <table:table-cell table:formula="of:=SQRT(ABS([.$D$2]^2-[.F783]^2))" office:value-type="float" office:value="58.0496839865429">
            <text:p>58.0496839865429</text:p>
          </table:table-cell>
          <table:table-cell table:formula="of:=ABS([.B783]-[.G783])" office:value-type="float" office:value="0.000316013457826614">
            <text:p>0.000316013457826614</text:p>
          </table:table-cell>
          <table:table-cell/>
        </table:table-row>
        <table:table-row table:style-name="ro2">
          <table:table-cell table:formula="of:=[.A783]+[.A$4]" office:value-type="float" office:value="232.500000000003">
            <text:p>232.500000000003</text:p>
          </table:table-cell>
          <table:table-cell table:formula="of:=[.A784]/([.$D$4]*2)" office:value-type="float" office:value="58.1250000000008">
            <text:p>58.1250000000008</text:p>
          </table:table-cell>
          <table:table-cell table:formula="of:=SQRT(ABS([.$D$2]^2-[.B784]^2))" office:value-type="float" office:value="81.3725038019595">
            <text:p>81.3725038019595</text:p>
          </table:table-cell>
          <table:table-cell table:formula="of:=([.$C$10]-[.C784])*[.$B$4]" office:value-type="float" office:value="23467.676312487">
            <text:p>23467.676312487</text:p>
          </table:table-cell>
          <table:table-cell table:formula="of:=ROUND([.D784])" office:value-type="float" office:value="23468">
            <text:p>23468</text:p>
          </table:table-cell>
          <table:table-cell table:formula="of:=([.$C$8]-([.E784]*[.$C$4]))" office:value-type="float" office:value="81.372275">
            <text:p>81.372275</text:p>
          </table:table-cell>
          <table:table-cell table:formula="of:=SQRT(ABS([.$D$2]^2-[.F784]^2))" office:value-type="float" office:value="58.1253203115852">
            <text:p>58.1253203115852</text:p>
          </table:table-cell>
          <table:table-cell table:formula="of:=ABS([.B784]-[.G784])" office:value-type="float" office:value="0.000320311584388833">
            <text:p>0.000320311584388833</text:p>
          </table:table-cell>
          <table:table-cell/>
        </table:table-row>
        <table:table-row table:style-name="ro2">
          <table:table-cell table:formula="of:=[.A784]+[.A$4]" office:value-type="float" office:value="232.800000000003">
            <text:p>232.800000000003</text:p>
          </table:table-cell>
          <table:table-cell table:formula="of:=[.A785]/([.$D$4]*2)" office:value-type="float" office:value="58.2000000000008">
            <text:p>58.2000000000008</text:p>
          </table:table-cell>
          <table:table-cell table:formula="of:=SQRT(ABS([.$D$2]^2-[.B785]^2))" office:value-type="float" office:value="81.3188784969389">
            <text:p>81.3188784969389</text:p>
          </table:table-cell>
          <table:table-cell table:formula="of:=([.$C$10]-[.C785])*[.$B$4]" office:value-type="float" office:value="23535.235751883">
            <text:p>23535.235751883</text:p>
          </table:table-cell>
          <table:table-cell table:formula="of:=ROUND([.D785])" office:value-type="float" office:value="23535">
            <text:p>23535</text:p>
          </table:table-cell>
          <table:table-cell table:formula="of:=([.$C$8]-([.E785]*[.$C$4]))" office:value-type="float" office:value="81.31909375">
            <text:p>81.31909375</text:p>
          </table:table-cell>
          <table:table-cell table:formula="of:=SQRT(ABS([.$D$2]^2-[.F785]^2))" office:value-type="float" office:value="58.1996992404489">
            <text:p>58.1996992404489</text:p>
          </table:table-cell>
          <table:table-cell table:formula="of:=ABS([.B785]-[.G785])" office:value-type="float" office:value="0.000300759551862484">
            <text:p>0.000300759551862484</text:p>
          </table:table-cell>
          <table:table-cell/>
        </table:table-row>
        <table:table-row table:style-name="ro2">
          <table:table-cell table:formula="of:=[.A785]+[.A$4]" office:value-type="float" office:value="233.100000000003">
            <text:p>233.100000000003</text:p>
          </table:table-cell>
          <table:table-cell table:formula="of:=[.A786]/([.$D$4]*2)" office:value-type="float" office:value="58.2750000000008">
            <text:p>58.2750000000008</text:p>
          </table:table-cell>
          <table:table-cell table:formula="of:=SQRT(ABS([.$D$2]^2-[.B786]^2))" office:value-type="float" office:value="81.2651485878166">
            <text:p>81.2651485878166</text:p>
          </table:table-cell>
          <table:table-cell table:formula="of:=([.$C$10]-[.C786])*[.$B$4]" office:value-type="float" office:value="23602.9269759741">
            <text:p>23602.9269759741</text:p>
          </table:table-cell>
          <table:table-cell table:formula="of:=ROUND([.D786])" office:value-type="float" office:value="23603">
            <text:p>23603</text:p>
          </table:table-cell>
          <table:table-cell table:formula="of:=([.$C$8]-([.E786]*[.$C$4]))" office:value-type="float" office:value="81.26511875">
            <text:p>81.26511875</text:p>
          </table:table-cell>
          <table:table-cell table:formula="of:=SQRT(ABS([.$D$2]^2-[.F786]^2))" office:value-type="float" office:value="58.275041609152">
            <text:p>58.275041609152</text:p>
          </table:table-cell>
          <table:table-cell table:formula="of:=ABS([.B786]-[.G786])" office:value-type="float" office:value="0.0000416091512391859">
            <text:p>0.0000416091512391859</text:p>
          </table:table-cell>
          <table:table-cell/>
        </table:table-row>
        <table:table-row table:style-name="ro2">
          <table:table-cell table:formula="of:=[.A786]+[.A$4]" office:value-type="float" office:value="233.400000000003">
            <text:p>233.400000000003</text:p>
          </table:table-cell>
          <table:table-cell table:formula="of:=[.A787]/([.$D$4]*2)" office:value-type="float" office:value="58.3500000000008">
            <text:p>58.3500000000008</text:p>
          </table:table-cell>
          <table:table-cell table:formula="of:=SQRT(ABS([.$D$2]^2-[.B787]^2))" office:value-type="float" office:value="81.2113138669724">
            <text:p>81.2113138669724</text:p>
          </table:table-cell>
          <table:table-cell table:formula="of:=([.$C$10]-[.C787])*[.$B$4]" office:value-type="float" office:value="23670.750246329">
            <text:p>23670.750246329</text:p>
          </table:table-cell>
          <table:table-cell table:formula="of:=ROUND([.D787])" office:value-type="float" office:value="23671">
            <text:p>23671</text:p>
          </table:table-cell>
          <table:table-cell table:formula="of:=([.$C$8]-([.E787]*[.$C$4]))" office:value-type="float" office:value="81.21114375">
            <text:p>81.21114375</text:p>
          </table:table-cell>
          <table:table-cell table:formula="of:=SQRT(ABS([.$D$2]^2-[.F787]^2))" office:value-type="float" office:value="58.3502367674445">
            <text:p>58.3502367674445</text:p>
          </table:table-cell>
          <table:table-cell table:formula="of:=ABS([.B787]-[.G787])" office:value-type="float" office:value="0.000236767443738017">
            <text:p>0.000236767443738017</text:p>
          </table:table-cell>
          <table:table-cell/>
        </table:table-row>
        <table:table-row table:style-name="ro2">
          <table:table-cell table:formula="of:=[.A787]+[.A$4]" office:value-type="float" office:value="233.700000000003">
            <text:p>233.700000000003</text:p>
          </table:table-cell>
          <table:table-cell table:formula="of:=[.A788]/([.$D$4]*2)" office:value-type="float" office:value="58.4250000000008">
            <text:p>58.4250000000008</text:p>
          </table:table-cell>
          <table:table-cell table:formula="of:=SQRT(ABS([.$D$2]^2-[.B788]^2))" office:value-type="float" office:value="81.1573741258298">
            <text:p>81.1573741258298</text:p>
          </table:table-cell>
          <table:table-cell table:formula="of:=([.$C$10]-[.C788])*[.$B$4]" office:value-type="float" office:value="23738.7058257213">
            <text:p>23738.7058257213</text:p>
          </table:table-cell>
          <table:table-cell table:formula="of:=ROUND([.D788])" office:value-type="float" office:value="23739">
            <text:p>23739</text:p>
          </table:table-cell>
          <table:table-cell table:formula="of:=([.$C$8]-([.E788]*[.$C$4]))" office:value-type="float" office:value="81.15716875">
            <text:p>81.15716875</text:p>
          </table:table-cell>
          <table:table-cell table:formula="of:=SQRT(ABS([.$D$2]^2-[.F788]^2))" office:value-type="float" office:value="58.4252852837196">
            <text:p>58.4252852837196</text:p>
          </table:table-cell>
          <table:table-cell table:formula="of:=ABS([.B788]-[.G788])" office:value-type="float" office:value="0.000285283718831408">
            <text:p>0.000285283718831408</text:p>
          </table:table-cell>
          <table:table-cell/>
        </table:table-row>
        <table:table-row table:style-name="ro2">
          <table:table-cell table:formula="of:=[.A788]+[.A$4]" office:value-type="float" office:value="234.000000000003">
            <text:p>234.000000000003</text:p>
          </table:table-cell>
          <table:table-cell table:formula="of:=[.A789]/([.$D$4]*2)" office:value-type="float" office:value="58.5000000000008">
            <text:p>58.5000000000008</text:p>
          </table:table-cell>
          <table:table-cell table:formula="of:=SQRT(ABS([.$D$2]^2-[.B789]^2))" office:value-type="float" office:value="81.1033291548498">
            <text:p>81.1033291548498</text:p>
          </table:table-cell>
          <table:table-cell table:formula="of:=([.$C$10]-[.C789])*[.$B$4]" office:value-type="float" office:value="23806.793978137">
            <text:p>23806.793978137</text:p>
          </table:table-cell>
          <table:table-cell table:formula="of:=ROUND([.D789])" office:value-type="float" office:value="23807">
            <text:p>23807</text:p>
          </table:table-cell>
          <table:table-cell table:formula="of:=([.$C$8]-([.E789]*[.$C$4]))" office:value-type="float" office:value="81.10319375">
            <text:p>81.10319375</text:p>
          </table:table-cell>
          <table:table-cell table:formula="of:=SQRT(ABS([.$D$2]^2-[.F789]^2))" office:value-type="float" office:value="58.500187722348">
            <text:p>58.500187722348</text:p>
          </table:table-cell>
          <table:table-cell table:formula="of:=ABS([.B789]-[.G789])" office:value-type="float" office:value="0.00018772234725617">
            <text:p>0.00018772234725617</text:p>
          </table:table-cell>
          <table:table-cell/>
        </table:table-row>
        <table:table-row table:style-name="ro2">
          <table:table-cell table:formula="of:=[.A789]+[.A$4]" office:value-type="float" office:value="234.300000000003">
            <text:p>234.300000000003</text:p>
          </table:table-cell>
          <table:table-cell table:formula="of:=[.A790]/([.$D$4]*2)" office:value-type="float" office:value="58.5750000000008">
            <text:p>58.5750000000008</text:p>
          </table:table-cell>
          <table:table-cell table:formula="of:=SQRT(ABS([.$D$2]^2-[.B790]^2))" office:value-type="float" office:value="81.0491787435253">
            <text:p>81.0491787435253</text:p>
          </table:table-cell>
          <table:table-cell table:formula="of:=([.$C$10]-[.C790])*[.$B$4]" office:value-type="float" office:value="23875.0149687821">
            <text:p>23875.0149687821</text:p>
          </table:table-cell>
          <table:table-cell table:formula="of:=ROUND([.D790])" office:value-type="float" office:value="23875">
            <text:p>23875</text:p>
          </table:table-cell>
          <table:table-cell table:formula="of:=([.$C$8]-([.E790]*[.$C$4]))" office:value-type="float" office:value="81.04921875">
            <text:p>81.04921875</text:p>
          </table:table-cell>
          <table:table-cell table:formula="of:=SQRT(ABS([.$D$2]^2-[.F790]^2))" office:value-type="float" office:value="58.5749446437182">
            <text:p>58.5749446437182</text:p>
          </table:table-cell>
          <table:table-cell table:formula="of:=ABS([.B790]-[.G790])" office:value-type="float" office:value="0.000055356282608443">
            <text:p>0.000055356282608443</text:p>
          </table:table-cell>
          <table:table-cell/>
        </table:table-row>
        <table:table-row table:style-name="ro2">
          <table:table-cell table:formula="of:=[.A790]+[.A$4]" office:value-type="float" office:value="234.600000000003">
            <text:p>234.600000000003</text:p>
          </table:table-cell>
          <table:table-cell table:formula="of:=[.A791]/([.$D$4]*2)" office:value-type="float" office:value="58.6500000000008">
            <text:p>58.6500000000008</text:p>
          </table:table-cell>
          <table:table-cell table:formula="of:=SQRT(ABS([.$D$2]^2-[.B791]^2))" office:value-type="float" office:value="80.9949226803749">
            <text:p>80.9949226803749</text:p>
          </table:table-cell>
          <table:table-cell table:formula="of:=([.$C$10]-[.C791])*[.$B$4]" office:value-type="float" office:value="23943.3690640896">
            <text:p>23943.3690640896</text:p>
          </table:table-cell>
          <table:table-cell table:formula="of:=ROUND([.D791])" office:value-type="float" office:value="23943">
            <text:p>23943</text:p>
          </table:table-cell>
          <table:table-cell table:formula="of:=([.$C$8]-([.E791]*[.$C$4]))" office:value-type="float" office:value="80.99524375">
            <text:p>80.99524375</text:p>
          </table:table-cell>
          <table:table-cell table:formula="of:=SQRT(ABS([.$D$2]^2-[.F791]^2))" office:value-type="float" office:value="58.6495566042752">
            <text:p>58.6495566042752</text:p>
          </table:table-cell>
          <table:table-cell table:formula="of:=ABS([.B791]-[.G791])" office:value-type="float" office:value="0.000443395725554296">
            <text:p>0.000443395725554296</text:p>
          </table:table-cell>
          <table:table-cell/>
        </table:table-row>
        <table:table-row table:style-name="ro2">
          <table:table-cell table:formula="of:=[.A791]+[.A$4]" office:value-type="float" office:value="234.900000000003">
            <text:p>234.900000000003</text:p>
          </table:table-cell>
          <table:table-cell table:formula="of:=[.A792]/([.$D$4]*2)" office:value-type="float" office:value="58.7250000000008">
            <text:p>58.7250000000008</text:p>
          </table:table-cell>
          <table:table-cell table:formula="of:=SQRT(ABS([.$D$2]^2-[.B792]^2))" office:value-type="float" office:value="80.9405607529371">
            <text:p>80.9405607529371</text:p>
          </table:table-cell>
          <table:table-cell table:formula="of:=([.$C$10]-[.C792])*[.$B$4]" office:value-type="float" office:value="24011.8565317278">
            <text:p>24011.8565317278</text:p>
          </table:table-cell>
          <table:table-cell table:formula="of:=ROUND([.D792])" office:value-type="float" office:value="24012">
            <text:p>24012</text:p>
          </table:table-cell>
          <table:table-cell table:formula="of:=([.$C$8]-([.E792]*[.$C$4]))" office:value-type="float" office:value="80.940475">
            <text:p>80.940475</text:p>
          </table:table-cell>
          <table:table-cell table:formula="of:=SQRT(ABS([.$D$2]^2-[.F792]^2))" office:value-type="float" office:value="58.7251181929366">
            <text:p>58.7251181929366</text:p>
          </table:table-cell>
          <table:table-cell table:formula="of:=ABS([.B792]-[.G792])" office:value-type="float" office:value="0.000118192935829597">
            <text:p>0.000118192935829597</text:p>
          </table:table-cell>
          <table:table-cell/>
        </table:table-row>
        <table:table-row table:style-name="ro2">
          <table:table-cell table:formula="of:=[.A792]+[.A$4]" office:value-type="float" office:value="235.200000000003">
            <text:p>235.200000000003</text:p>
          </table:table-cell>
          <table:table-cell table:formula="of:=[.A793]/([.$D$4]*2)" office:value-type="float" office:value="58.8000000000008">
            <text:p>58.8000000000008</text:p>
          </table:table-cell>
          <table:table-cell table:formula="of:=SQRT(ABS([.$D$2]^2-[.B793]^2))" office:value-type="float" office:value="80.8860927477642">
            <text:p>80.8860927477642</text:p>
          </table:table-cell>
          <table:table-cell table:formula="of:=([.$C$10]-[.C793])*[.$B$4]" office:value-type="float" office:value="24080.4776406071">
            <text:p>24080.4776406071</text:p>
          </table:table-cell>
          <table:table-cell table:formula="of:=ROUND([.D793])" office:value-type="float" office:value="24080">
            <text:p>24080</text:p>
          </table:table-cell>
          <table:table-cell table:formula="of:=([.$C$8]-([.E793]*[.$C$4]))" office:value-type="float" office:value="80.8865">
            <text:p>80.8865</text:p>
          </table:table-cell>
          <table:table-cell table:formula="of:=SQRT(ABS([.$D$2]^2-[.F793]^2))" office:value-type="float" office:value="58.7994397741169">
            <text:p>58.7994397741169</text:p>
          </table:table-cell>
          <table:table-cell table:formula="of:=ABS([.B793]-[.G793])" office:value-type="float" office:value="0.000560225883901921">
            <text:p>0.000560225883901921</text:p>
          </table:table-cell>
          <table:table-cell/>
        </table:table-row>
        <table:table-row table:style-name="ro2">
          <table:table-cell table:formula="of:=[.A793]+[.A$4]" office:value-type="float" office:value="235.500000000003">
            <text:p>235.500000000003</text:p>
          </table:table-cell>
          <table:table-cell table:formula="of:=[.A794]/([.$D$4]*2)" office:value-type="float" office:value="58.8750000000008">
            <text:p>58.8750000000008</text:p>
          </table:table-cell>
          <table:table-cell table:formula="of:=SQRT(ABS([.$D$2]^2-[.B794]^2))" office:value-type="float" office:value="80.8315184504158">
            <text:p>80.8315184504158</text:p>
          </table:table-cell>
          <table:table-cell table:formula="of:=([.$C$10]-[.C794])*[.$B$4]" office:value-type="float" office:value="24149.2326608885">
            <text:p>24149.2326608885</text:p>
          </table:table-cell>
          <table:table-cell table:formula="of:=ROUND([.D794])" office:value-type="float" office:value="24149">
            <text:p>24149</text:p>
          </table:table-cell>
          <table:table-cell table:formula="of:=([.$C$8]-([.E794]*[.$C$4]))" office:value-type="float" office:value="80.83173125">
            <text:p>80.83173125</text:p>
          </table:table-cell>
          <table:table-cell table:formula="of:=SQRT(ABS([.$D$2]^2-[.F794]^2))" office:value-type="float" office:value="58.8747078390014">
            <text:p>58.8747078390014</text:p>
          </table:table-cell>
          <table:table-cell table:formula="of:=ABS([.B794]-[.G794])" office:value-type="float" office:value="0.000292160999400437">
            <text:p>0.000292160999400437</text:p>
          </table:table-cell>
          <table:table-cell/>
        </table:table-row>
        <table:table-row table:style-name="ro2">
          <table:table-cell table:formula="of:=[.A794]+[.A$4]" office:value-type="float" office:value="235.800000000003">
            <text:p>235.800000000003</text:p>
          </table:table-cell>
          <table:table-cell table:formula="of:=[.A795]/([.$D$4]*2)" office:value-type="float" office:value="58.9500000000008">
            <text:p>58.9500000000008</text:p>
          </table:table-cell>
          <table:table-cell table:formula="of:=SQRT(ABS([.$D$2]^2-[.B795]^2))" office:value-type="float" office:value="80.7768376454532">
            <text:p>80.7768376454532</text:p>
          </table:table-cell>
          <table:table-cell table:formula="of:=([.$C$10]-[.C795])*[.$B$4]" office:value-type="float" office:value="24218.121863991">
            <text:p>24218.121863991</text:p>
          </table:table-cell>
          <table:table-cell table:formula="of:=ROUND([.D795])" office:value-type="float" office:value="24218">
            <text:p>24218</text:p>
          </table:table-cell>
          <table:table-cell table:formula="of:=([.$C$8]-([.E795]*[.$C$4]))" office:value-type="float" office:value="80.7769625">
            <text:p>80.7769625</text:p>
          </table:table-cell>
          <table:table-cell table:formula="of:=SQRT(ABS([.$D$2]^2-[.F795]^2))" office:value-type="float" office:value="58.9498289164065">
            <text:p>58.9498289164065</text:p>
          </table:table-cell>
          <table:table-cell table:formula="of:=ABS([.B795]-[.G795])" office:value-type="float" office:value="0.000171083594324273">
            <text:p>0.000171083594324273</text:p>
          </table:table-cell>
          <table:table-cell/>
        </table:table-row>
        <table:table-row table:style-name="ro2">
          <table:table-cell table:formula="of:=[.A795]+[.A$4]" office:value-type="float" office:value="236.100000000003">
            <text:p>236.100000000003</text:p>
          </table:table-cell>
          <table:table-cell table:formula="of:=[.A796]/([.$D$4]*2)" office:value-type="float" office:value="59.0250000000008">
            <text:p>59.0250000000008</text:p>
          </table:table-cell>
          <table:table-cell table:formula="of:=SQRT(ABS([.$D$2]^2-[.B796]^2))" office:value-type="float" office:value="80.7220501164329">
            <text:p>80.7220501164329</text:p>
          </table:table-cell>
          <table:table-cell table:formula="of:=([.$C$10]-[.C796])*[.$B$4]" office:value-type="float" office:value="24287.1455225992">
            <text:p>24287.1455225992</text:p>
          </table:table-cell>
          <table:table-cell table:formula="of:=ROUND([.D796])" office:value-type="float" office:value="24287">
            <text:p>24287</text:p>
          </table:table-cell>
          <table:table-cell table:formula="of:=([.$C$8]-([.E796]*[.$C$4]))" office:value-type="float" office:value="80.72219375">
            <text:p>80.72219375</text:p>
          </table:table-cell>
          <table:table-cell table:formula="of:=SQRT(ABS([.$D$2]^2-[.F796]^2))" office:value-type="float" office:value="59.0248035675466">
            <text:p>59.0248035675466</text:p>
          </table:table-cell>
          <table:table-cell table:formula="of:=ABS([.B796]-[.G796])" office:value-type="float" office:value="0.000196432454217188">
            <text:p>0.000196432454217188</text:p>
          </table:table-cell>
          <table:table-cell/>
        </table:table-row>
        <table:table-row table:style-name="ro2">
          <table:table-cell table:formula="of:=[.A796]+[.A$4]" office:value-type="float" office:value="236.400000000003">
            <text:p>236.400000000003</text:p>
          </table:table-cell>
          <table:table-cell table:formula="of:=[.A797]/([.$D$4]*2)" office:value-type="float" office:value="59.1000000000008">
            <text:p>59.1000000000008</text:p>
          </table:table-cell>
          <table:table-cell table:formula="of:=SQRT(ABS([.$D$2]^2-[.B797]^2))" office:value-type="float" office:value="80.6671556459003">
            <text:p>80.6671556459003</text:p>
          </table:table-cell>
          <table:table-cell table:formula="of:=([.$C$10]-[.C797])*[.$B$4]" office:value-type="float" office:value="24356.3039106718">
            <text:p>24356.3039106718</text:p>
          </table:table-cell>
          <table:table-cell table:formula="of:=ROUND([.D797])" office:value-type="float" office:value="24356">
            <text:p>24356</text:p>
          </table:table-cell>
          <table:table-cell table:formula="of:=([.$C$8]-([.E797]*[.$C$4]))" office:value-type="float" office:value="80.667425">
            <text:p>80.667425</text:p>
          </table:table-cell>
          <table:table-cell table:formula="of:=SQRT(ABS([.$D$2]^2-[.F797]^2))" office:value-type="float" office:value="59.0996323496972">
            <text:p>59.0996323496972</text:p>
          </table:table-cell>
          <table:table-cell table:formula="of:=ABS([.B797]-[.G797])" office:value-type="float" office:value="0.000367650303630285">
            <text:p>0.000367650303630285</text:p>
          </table:table-cell>
          <table:table-cell/>
        </table:table-row>
        <table:table-row table:style-name="ro2">
          <table:table-cell table:formula="of:=[.A797]+[.A$4]" office:value-type="float" office:value="236.700000000003">
            <text:p>236.700000000003</text:p>
          </table:table-cell>
          <table:table-cell table:formula="of:=[.A798]/([.$D$4]*2)" office:value-type="float" office:value="59.1750000000008">
            <text:p>59.1750000000008</text:p>
          </table:table-cell>
          <table:table-cell table:formula="of:=SQRT(ABS([.$D$2]^2-[.B798]^2))" office:value-type="float" office:value="80.6121540153834">
            <text:p>80.6121540153834</text:p>
          </table:table-cell>
          <table:table-cell table:formula="of:=([.$C$10]-[.C798])*[.$B$4]" office:value-type="float" office:value="24425.5973034489">
            <text:p>24425.5973034489</text:p>
          </table:table-cell>
          <table:table-cell table:formula="of:=ROUND([.D798])" office:value-type="float" office:value="24426">
            <text:p>24426</text:p>
          </table:table-cell>
          <table:table-cell table:formula="of:=([.$C$8]-([.E798]*[.$C$4]))" office:value-type="float" office:value="80.6118625">
            <text:p>80.6118625</text:p>
          </table:table-cell>
          <table:table-cell table:formula="of:=SQRT(ABS([.$D$2]^2-[.F798]^2))" office:value-type="float" office:value="59.1753971197583">
            <text:p>59.1753971197583</text:p>
          </table:table-cell>
          <table:table-cell table:formula="of:=ABS([.B798]-[.G798])" office:value-type="float" office:value="0.000397119757444386">
            <text:p>0.000397119757444386</text:p>
          </table:table-cell>
          <table:table-cell/>
        </table:table-row>
        <table:table-row table:style-name="ro2">
          <table:table-cell table:formula="of:=[.A798]+[.A$4]" office:value-type="float" office:value="237.000000000003">
            <text:p>237.000000000003</text:p>
          </table:table-cell>
          <table:table-cell table:formula="of:=[.A799]/([.$D$4]*2)" office:value-type="float" office:value="59.2500000000008">
            <text:p>59.2500000000008</text:p>
          </table:table-cell>
          <table:table-cell table:formula="of:=SQRT(ABS([.$D$2]^2-[.B799]^2))" office:value-type="float" office:value="80.5570450053867">
            <text:p>80.5570450053867</text:p>
          </table:table-cell>
          <table:table-cell table:formula="of:=([.$C$10]-[.C799])*[.$B$4]" office:value-type="float" office:value="24495.0259774606">
            <text:p>24495.0259774606</text:p>
          </table:table-cell>
          <table:table-cell table:formula="of:=ROUND([.D799])" office:value-type="float" office:value="24495">
            <text:p>24495</text:p>
          </table:table-cell>
          <table:table-cell table:formula="of:=([.$C$8]-([.E799]*[.$C$4]))" office:value-type="float" office:value="80.55709375">
            <text:p>80.55709375</text:p>
          </table:table-cell>
          <table:table-cell table:formula="of:=SQRT(ABS([.$D$2]^2-[.F799]^2))" office:value-type="float" office:value="59.2499337261546">
            <text:p>59.2499337261546</text:p>
          </table:table-cell>
          <table:table-cell table:formula="of:=ABS([.B799]-[.G799])" office:value-type="float" office:value="0.0000662738462366974">
            <text:p>0.0000662738462366974</text:p>
          </table:table-cell>
          <table:table-cell/>
        </table:table-row>
        <table:table-row table:style-name="ro2">
          <table:table-cell table:formula="of:=[.A799]+[.A$4]" office:value-type="float" office:value="237.300000000003">
            <text:p>237.300000000003</text:p>
          </table:table-cell>
          <table:table-cell table:formula="of:=[.A800]/([.$D$4]*2)" office:value-type="float" office:value="59.3250000000008">
            <text:p>59.3250000000008</text:p>
          </table:table-cell>
          <table:table-cell table:formula="of:=SQRT(ABS([.$D$2]^2-[.B800]^2))" office:value-type="float" office:value="80.5018283953843">
            <text:p>80.5018283953843</text:p>
          </table:table-cell>
          <table:table-cell table:formula="of:=([.$C$10]-[.C800])*[.$B$4]" office:value-type="float" office:value="24564.5902105345">
            <text:p>24564.5902105345</text:p>
          </table:table-cell>
          <table:table-cell table:formula="of:=ROUND([.D800])" office:value-type="float" office:value="24565">
            <text:p>24565</text:p>
          </table:table-cell>
          <table:table-cell table:formula="of:=([.$C$8]-([.E800]*[.$C$4]))" office:value-type="float" office:value="80.50153125">
            <text:p>80.50153125</text:p>
          </table:table-cell>
          <table:table-cell table:formula="of:=SQRT(ABS([.$D$2]^2-[.F800]^2))" office:value-type="float" office:value="59.3254032131706">
            <text:p>59.3254032131706</text:p>
          </table:table-cell>
          <table:table-cell table:formula="of:=ABS([.B800]-[.G800])" office:value-type="float" office:value="0.000403213169789751">
            <text:p>0.000403213169789751</text:p>
          </table:table-cell>
          <table:table-cell/>
        </table:table-row>
        <table:table-row table:style-name="ro2">
          <table:table-cell table:formula="of:=[.A800]+[.A$4]" office:value-type="float" office:value="237.600000000003">
            <text:p>237.600000000003</text:p>
          </table:table-cell>
          <table:table-cell table:formula="of:=[.A801]/([.$D$4]*2)" office:value-type="float" office:value="59.4000000000008">
            <text:p>59.4000000000008</text:p>
          </table:table-cell>
          <table:table-cell table:formula="of:=SQRT(ABS([.$D$2]^2-[.B801]^2))" office:value-type="float" office:value="80.4465039638138">
            <text:p>80.4465039638138</text:p>
          </table:table-cell>
          <table:table-cell table:formula="of:=([.$C$10]-[.C801])*[.$B$4]" office:value-type="float" office:value="24634.2902818045">
            <text:p>24634.2902818045</text:p>
          </table:table-cell>
          <table:table-cell table:formula="of:=ROUND([.D801])" office:value-type="float" office:value="24634">
            <text:p>24634</text:p>
          </table:table-cell>
          <table:table-cell table:formula="of:=([.$C$8]-([.E801]*[.$C$4]))" office:value-type="float" office:value="80.4467625">
            <text:p>80.4467625</text:p>
          </table:table-cell>
          <table:table-cell table:formula="of:=SQRT(ABS([.$D$2]^2-[.F801]^2))" office:value-type="float" office:value="59.3996498581313">
            <text:p>59.3996498581313</text:p>
          </table:table-cell>
          <table:table-cell table:formula="of:=ABS([.B801]-[.G801])" office:value-type="float" office:value="0.000350141869560616">
            <text:p>0.000350141869560616</text:p>
          </table:table-cell>
          <table:table-cell/>
        </table:table-row>
        <table:table-row table:style-name="ro2">
          <table:table-cell table:formula="of:=[.A801]+[.A$4]" office:value-type="float" office:value="237.900000000003">
            <text:p>237.900000000003</text:p>
          </table:table-cell>
          <table:table-cell table:formula="of:=[.A802]/([.$D$4]*2)" office:value-type="float" office:value="59.4750000000008">
            <text:p>59.4750000000008</text:p>
          </table:table-cell>
          <table:table-cell table:formula="of:=SQRT(ABS([.$D$2]^2-[.B802]^2))" office:value-type="float" office:value="80.3910714880695">
            <text:p>80.3910714880695</text:p>
          </table:table-cell>
          <table:table-cell table:formula="of:=([.$C$10]-[.C802])*[.$B$4]" office:value-type="float" office:value="24704.1264717185">
            <text:p>24704.1264717185</text:p>
          </table:table-cell>
          <table:table-cell table:formula="of:=ROUND([.D802])" office:value-type="float" office:value="24704">
            <text:p>24704</text:p>
          </table:table-cell>
          <table:table-cell table:formula="of:=([.$C$8]-([.E802]*[.$C$4]))" office:value-type="float" office:value="80.3912">
            <text:p>80.3912</text:p>
          </table:table-cell>
          <table:table-cell table:formula="of:=SQRT(ABS([.$D$2]^2-[.F802]^2))" office:value-type="float" office:value="59.4748262928106">
            <text:p>59.4748262928106</text:p>
          </table:table-cell>
          <table:table-cell table:formula="of:=ABS([.B802]-[.G802])" office:value-type="float" office:value="0.000173707190178618">
            <text:p>0.000173707190178618</text:p>
          </table:table-cell>
          <table:table-cell/>
        </table:table-row>
        <table:table-row table:style-name="ro2">
          <table:table-cell table:formula="of:=[.A802]+[.A$4]" office:value-type="float" office:value="238.200000000003">
            <text:p>238.200000000003</text:p>
          </table:table-cell>
          <table:table-cell table:formula="of:=[.A803]/([.$D$4]*2)" office:value-type="float" office:value="59.5500000000008">
            <text:p>59.5500000000008</text:p>
          </table:table-cell>
          <table:table-cell table:formula="of:=SQRT(ABS([.$D$2]^2-[.B803]^2))" office:value-type="float" office:value="80.3355307444962">
            <text:p>80.3355307444962</text:p>
          </table:table-cell>
          <table:table-cell table:formula="of:=([.$C$10]-[.C803])*[.$B$4]" office:value-type="float" office:value="24774.099062047">
            <text:p>24774.099062047</text:p>
          </table:table-cell>
          <table:table-cell table:formula="of:=ROUND([.D803])" office:value-type="float" office:value="24774">
            <text:p>24774</text:p>
          </table:table-cell>
          <table:table-cell table:formula="of:=([.$C$8]-([.E803]*[.$C$4]))" office:value-type="float" office:value="80.3356375">
            <text:p>80.3356375</text:p>
          </table:table-cell>
          <table:table-cell table:formula="of:=SQRT(ABS([.$D$2]^2-[.F803]^2))" office:value-type="float" office:value="59.5498559819299">
            <text:p>59.5498559819299</text:p>
          </table:table-cell>
          <table:table-cell table:formula="of:=ABS([.B803]-[.G803])" office:value-type="float" office:value="0.000144018070919572">
            <text:p>0.000144018070919572</text:p>
          </table:table-cell>
          <table:table-cell/>
        </table:table-row>
        <table:table-row table:style-name="ro2">
          <table:table-cell table:formula="of:=[.A803]+[.A$4]" office:value-type="float" office:value="238.500000000003">
            <text:p>238.500000000003</text:p>
          </table:table-cell>
          <table:table-cell table:formula="of:=[.A804]/([.$D$4]*2)" office:value-type="float" office:value="59.6250000000008">
            <text:p>59.6250000000008</text:p>
          </table:table-cell>
          <table:table-cell table:formula="of:=SQRT(ABS([.$D$2]^2-[.B804]^2))" office:value-type="float" office:value="80.2798815083823">
            <text:p>80.2798815083823</text:p>
          </table:table-cell>
          <table:table-cell table:formula="of:=([.$C$10]-[.C804])*[.$B$4]" office:value-type="float" office:value="24844.2083358914">
            <text:p>24844.2083358914</text:p>
          </table:table-cell>
          <table:table-cell table:formula="of:=ROUND([.D804])" office:value-type="float" office:value="24844">
            <text:p>24844</text:p>
          </table:table-cell>
          <table:table-cell table:formula="of:=([.$C$8]-([.E804]*[.$C$4]))" office:value-type="float" office:value="80.280075">
            <text:p>80.280075</text:p>
          </table:table-cell>
          <table:table-cell table:formula="of:=SQRT(ABS([.$D$2]^2-[.F804]^2))" office:value-type="float" office:value="59.6247394794675">
            <text:p>59.6247394794675</text:p>
          </table:table-cell>
          <table:table-cell table:formula="of:=ABS([.B804]-[.G804])" office:value-type="float" office:value="0.0002605205332884">
            <text:p>0.0002605205332884</text:p>
          </table:table-cell>
          <table:table-cell/>
        </table:table-row>
        <table:table-row table:style-name="ro2">
          <table:table-cell table:formula="of:=[.A804]+[.A$4]" office:value-type="float" office:value="238.800000000003">
            <text:p>238.800000000003</text:p>
          </table:table-cell>
          <table:table-cell table:formula="of:=[.A805]/([.$D$4]*2)" office:value-type="float" office:value="59.7000000000008">
            <text:p>59.7000000000008</text:p>
          </table:table-cell>
          <table:table-cell table:formula="of:=SQRT(ABS([.$D$2]^2-[.B805]^2))" office:value-type="float" office:value="80.2241235539529">
            <text:p>80.2241235539529</text:p>
          </table:table-cell>
          <table:table-cell table:formula="of:=([.$C$10]-[.C805])*[.$B$4]" office:value-type="float" office:value="24914.4545776922">
            <text:p>24914.4545776922</text:p>
          </table:table-cell>
          <table:table-cell table:formula="of:=ROUND([.D805])" office:value-type="float" office:value="24914">
            <text:p>24914</text:p>
          </table:table-cell>
          <table:table-cell table:formula="of:=([.$C$8]-([.E805]*[.$C$4]))" office:value-type="float" office:value="80.2245125">
            <text:p>80.2245125</text:p>
          </table:table-cell>
          <table:table-cell table:formula="of:=SQRT(ABS([.$D$2]^2-[.F805]^2))" office:value-type="float" office:value="59.6994773355458">
            <text:p>59.6994773355458</text:p>
          </table:table-cell>
          <table:table-cell table:formula="of:=ABS([.B805]-[.G805])" office:value-type="float" office:value="0.000522664455068878">
            <text:p>0.000522664455068878</text:p>
          </table:table-cell>
          <table:table-cell/>
        </table:table-row>
        <table:table-row table:style-name="ro2">
          <table:table-cell table:formula="of:=[.A805]+[.A$4]" office:value-type="float" office:value="239.100000000003">
            <text:p>239.100000000003</text:p>
          </table:table-cell>
          <table:table-cell table:formula="of:=[.A806]/([.$D$4]*2)" office:value-type="float" office:value="59.7750000000008">
            <text:p>59.7750000000008</text:p>
          </table:table-cell>
          <table:table-cell table:formula="of:=SQRT(ABS([.$D$2]^2-[.B806]^2))" office:value-type="float" office:value="80.1682566543635">
            <text:p>80.1682566543635</text:p>
          </table:table-cell>
          <table:table-cell table:formula="of:=([.$C$10]-[.C806])*[.$B$4]" office:value-type="float" office:value="24984.8380732378">
            <text:p>24984.8380732378</text:p>
          </table:table-cell>
          <table:table-cell table:formula="of:=ROUND([.D806])" office:value-type="float" office:value="24985">
            <text:p>24985</text:p>
          </table:table-cell>
          <table:table-cell table:formula="of:=([.$C$8]-([.E806]*[.$C$4]))" office:value-type="float" office:value="80.16815625">
            <text:p>80.16815625</text:p>
          </table:table-cell>
          <table:table-cell table:formula="of:=SQRT(ABS([.$D$2]^2-[.F806]^2))" office:value-type="float" office:value="59.7751346587826">
            <text:p>59.7751346587826</text:p>
          </table:table-cell>
          <table:table-cell table:formula="of:=ABS([.B806]-[.G806])" office:value-type="float" office:value="0.000134658781711039">
            <text:p>0.000134658781711039</text:p>
          </table:table-cell>
          <table:table-cell/>
        </table:table-row>
        <table:table-row table:style-name="ro2">
          <table:table-cell table:formula="of:=[.A806]+[.A$4]" office:value-type="float" office:value="239.400000000003">
            <text:p>239.400000000003</text:p>
          </table:table-cell>
          <table:table-cell table:formula="of:=[.A807]/([.$D$4]*2)" office:value-type="float" office:value="59.8500000000008">
            <text:p>59.8500000000008</text:p>
          </table:table-cell>
          <table:table-cell table:formula="of:=SQRT(ABS([.$D$2]^2-[.B807]^2))" office:value-type="float" office:value="80.112280581693">
            <text:p>80.112280581693</text:p>
          </table:table-cell>
          <table:table-cell table:formula="of:=([.$C$10]-[.C807])*[.$B$4]" office:value-type="float" office:value="25055.3591096732">
            <text:p>25055.3591096732</text:p>
          </table:table-cell>
          <table:table-cell table:formula="of:=ROUND([.D807])" office:value-type="float" office:value="25055">
            <text:p>25055</text:p>
          </table:table-cell>
          <table:table-cell table:formula="of:=([.$C$8]-([.E807]*[.$C$4]))" office:value-type="float" office:value="80.11259375">
            <text:p>80.11259375</text:p>
          </table:table-cell>
          <table:table-cell table:formula="of:=SQRT(ABS([.$D$2]^2-[.F807]^2))" office:value-type="float" office:value="59.849580805946">
            <text:p>59.849580805946</text:p>
          </table:table-cell>
          <table:table-cell table:formula="of:=ABS([.B807]-[.G807])" office:value-type="float" office:value="0.000419194054835259">
            <text:p>0.000419194054835259</text:p>
          </table:table-cell>
          <table:table-cell/>
        </table:table-row>
        <table:table-row table:style-name="ro2">
          <table:table-cell table:formula="of:=[.A807]+[.A$4]" office:value-type="float" office:value="239.700000000003">
            <text:p>239.700000000003</text:p>
          </table:table-cell>
          <table:table-cell table:formula="of:=[.A808]/([.$D$4]*2)" office:value-type="float" office:value="59.9250000000008">
            <text:p>59.9250000000008</text:p>
          </table:table-cell>
          <table:table-cell table:formula="of:=SQRT(ABS([.$D$2]^2-[.B808]^2))" office:value-type="float" office:value="80.0561951069366">
            <text:p>80.0561951069366</text:p>
          </table:table-cell>
          <table:table-cell table:formula="of:=([.$C$10]-[.C808])*[.$B$4]" office:value-type="float" office:value="25126.017975508">
            <text:p>25126.017975508</text:p>
          </table:table-cell>
          <table:table-cell table:formula="of:=ROUND([.D808])" office:value-type="float" office:value="25126">
            <text:p>25126</text:p>
          </table:table-cell>
          <table:table-cell table:formula="of:=([.$C$8]-([.E808]*[.$C$4]))" office:value-type="float" office:value="80.0562375">
            <text:p>80.0562375</text:p>
          </table:table-cell>
          <table:table-cell table:formula="of:=SQRT(ABS([.$D$2]^2-[.F808]^2))" office:value-type="float" office:value="59.9249433653766">
            <text:p>59.9249433653766</text:p>
          </table:table-cell>
          <table:table-cell table:formula="of:=ABS([.B808]-[.G808])" office:value-type="float" office:value="0.0000566346242436566">
            <text:p>0.0000566346242436566</text:p>
          </table:table-cell>
          <table:table-cell/>
        </table:table-row>
        <table:table-row table:style-name="ro2">
          <table:table-cell table:formula="of:=[.A808]+[.A$4]" office:value-type="float" office:value="240.000000000003">
            <text:p>240.000000000003</text:p>
          </table:table-cell>
          <table:table-cell table:formula="of:=[.A809]/([.$D$4]*2)" office:value-type="float" office:value="60.0000000000008">
            <text:p>60.0000000000008</text:p>
          </table:table-cell>
          <table:table-cell table:formula="of:=SQRT(ABS([.$D$2]^2-[.B809]^2))" office:value-type="float" office:value="79.9999999999994">
            <text:p>79.9999999999994</text:p>
          </table:table-cell>
          <table:table-cell table:formula="of:=([.$C$10]-[.C809])*[.$B$4]" office:value-type="float" office:value="25196.8149606257">
            <text:p>25196.8149606257</text:p>
          </table:table-cell>
          <table:table-cell table:formula="of:=ROUND([.D809])" office:value-type="float" office:value="25197">
            <text:p>25197</text:p>
          </table:table-cell>
          <table:table-cell table:formula="of:=([.$C$8]-([.E809]*[.$C$4]))" office:value-type="float" office:value="79.99988125">
            <text:p>79.99988125</text:p>
          </table:table-cell>
          <table:table-cell table:formula="of:=SQRT(ABS([.$D$2]^2-[.F809]^2))" office:value-type="float" office:value="60.0001583330069">
            <text:p>60.0001583330069</text:p>
          </table:table-cell>
          <table:table-cell table:formula="of:=ABS([.B809]-[.G809])" office:value-type="float" office:value="0.000158333006062605">
            <text:p>0.000158333006062605</text:p>
          </table:table-cell>
          <table:table-cell/>
        </table:table-row>
        <table:table-row table:style-name="ro2">
          <table:table-cell table:formula="of:=[.A809]+[.A$4]" office:value-type="float" office:value="240.300000000003">
            <text:p>240.300000000003</text:p>
          </table:table-cell>
          <table:table-cell table:formula="of:=[.A810]/([.$D$4]*2)" office:value-type="float" office:value="60.0750000000008">
            <text:p>60.0750000000008</text:p>
          </table:table-cell>
          <table:table-cell table:formula="of:=SQRT(ABS([.$D$2]^2-[.B810]^2))" office:value-type="float" office:value="79.9436950296889">
            <text:p>79.9436950296889</text:p>
          </table:table-cell>
          <table:table-cell table:formula="of:=([.$C$10]-[.C810])*[.$B$4]" office:value-type="float" office:value="25267.7503562925">
            <text:p>25267.7503562925</text:p>
          </table:table-cell>
          <table:table-cell table:formula="of:=ROUND([.D810])" office:value-type="float" office:value="25268">
            <text:p>25268</text:p>
          </table:table-cell>
          <table:table-cell table:formula="of:=([.$C$8]-([.E810]*[.$C$4]))" office:value-type="float" office:value="79.943525">
            <text:p>79.943525</text:p>
          </table:table-cell>
          <table:table-cell table:formula="of:=SQRT(ABS([.$D$2]^2-[.F810]^2))" office:value-type="float" office:value="60.0752262631975">
            <text:p>60.0752262631975</text:p>
          </table:table-cell>
          <table:table-cell table:formula="of:=ABS([.B810]-[.G810])" office:value-type="float" office:value="0.000226263196658749">
            <text:p>0.000226263196658749</text:p>
          </table:table-cell>
          <table:table-cell/>
        </table:table-row>
        <table:table-row table:style-name="ro2">
          <table:table-cell table:formula="of:=[.A810]+[.A$4]" office:value-type="float" office:value="240.600000000003">
            <text:p>240.600000000003</text:p>
          </table:table-cell>
          <table:table-cell table:formula="of:=[.A811]/([.$D$4]*2)" office:value-type="float" office:value="60.1500000000009">
            <text:p>60.1500000000009</text:p>
          </table:table-cell>
          <table:table-cell table:formula="of:=SQRT(ABS([.$D$2]^2-[.B811]^2))" office:value-type="float" office:value="79.8872799637082">
            <text:p>79.8872799637082</text:p>
          </table:table-cell>
          <table:table-cell table:formula="of:=([.$C$10]-[.C811])*[.$B$4]" office:value-type="float" office:value="25338.8244551658">
            <text:p>25338.8244551658</text:p>
          </table:table-cell>
          <table:table-cell table:formula="of:=ROUND([.D811])" office:value-type="float" office:value="25339">
            <text:p>25339</text:p>
          </table:table-cell>
          <table:table-cell table:formula="of:=([.$C$8]-([.E811]*[.$C$4]))" office:value-type="float" office:value="79.88716875">
            <text:p>79.88716875</text:p>
          </table:table-cell>
          <table:table-cell table:formula="of:=SQRT(ABS([.$D$2]^2-[.F811]^2))" office:value-type="float" office:value="60.1501477064606">
            <text:p>60.1501477064606</text:p>
          </table:table-cell>
          <table:table-cell table:formula="of:=ABS([.B811]-[.G811])" office:value-type="float" office:value="0.000147706459713959">
            <text:p>0.000147706459713959</text:p>
          </table:table-cell>
          <table:table-cell/>
        </table:table-row>
        <table:table-row table:style-name="ro2">
          <table:table-cell table:formula="of:=[.A811]+[.A$4]" office:value-type="float" office:value="240.900000000003">
            <text:p>240.900000000003</text:p>
          </table:table-cell>
          <table:table-cell table:formula="of:=[.A812]/([.$D$4]*2)" office:value-type="float" office:value="60.2250000000009">
            <text:p>60.2250000000009</text:p>
          </table:table-cell>
          <table:table-cell table:formula="of:=SQRT(ABS([.$D$2]^2-[.B812]^2))" office:value-type="float" office:value="79.8307545686491">
            <text:p>79.8307545686491</text:p>
          </table:table-cell>
          <table:table-cell table:formula="of:=([.$C$10]-[.C812])*[.$B$4]" office:value-type="float" office:value="25410.0375513032">
            <text:p>25410.0375513032</text:p>
          </table:table-cell>
          <table:table-cell table:formula="of:=ROUND([.D812])" office:value-type="float" office:value="25410">
            <text:p>25410</text:p>
          </table:table-cell>
          <table:table-cell table:formula="of:=([.$C$8]-([.E812]*[.$C$4]))" office:value-type="float" office:value="79.8308125">
            <text:p>79.8308125</text:p>
          </table:table-cell>
          <table:table-cell table:formula="of:=SQRT(ABS([.$D$2]^2-[.F812]^2))" office:value-type="float" office:value="60.2249232094973">
            <text:p>60.2249232094973</text:p>
          </table:table-cell>
          <table:table-cell table:formula="of:=ABS([.B812]-[.G812])" office:value-type="float" office:value="0.0000767905035843341">
            <text:p>0.0000767905035843341</text:p>
          </table:table-cell>
          <table:table-cell/>
        </table:table-row>
        <table:table-row table:style-name="ro2">
          <table:table-cell table:formula="of:=[.A812]+[.A$4]" office:value-type="float" office:value="241.200000000003">
            <text:p>241.200000000003</text:p>
          </table:table-cell>
          <table:table-cell table:formula="of:=[.A813]/([.$D$4]*2)" office:value-type="float" office:value="60.3000000000009">
            <text:p>60.3000000000009</text:p>
          </table:table-cell>
          <table:table-cell table:formula="of:=SQRT(ABS([.$D$2]^2-[.B813]^2))" office:value-type="float" office:value="79.7741186099846">
            <text:p>79.7741186099846</text:p>
          </table:table-cell>
          <table:table-cell table:formula="of:=([.$C$10]-[.C813])*[.$B$4]" office:value-type="float" office:value="25481.3899401719">
            <text:p>25481.3899401719</text:p>
          </table:table-cell>
          <table:table-cell table:formula="of:=ROUND([.D813])" office:value-type="float" office:value="25481">
            <text:p>25481</text:p>
          </table:table-cell>
          <table:table-cell table:formula="of:=([.$C$8]-([.E813]*[.$C$4]))" office:value-type="float" office:value="79.77445625">
            <text:p>79.77445625</text:p>
          </table:table-cell>
          <table:table-cell table:formula="of:=SQRT(ABS([.$D$2]^2-[.F813]^2))" office:value-type="float" office:value="60.2995533152347">
            <text:p>60.2995533152347</text:p>
          </table:table-cell>
          <table:table-cell table:formula="of:=ABS([.B813]-[.G813])" office:value-type="float" office:value="0.000446684766124861">
            <text:p>0.000446684766124861</text:p>
          </table:table-cell>
          <table:table-cell/>
        </table:table-row>
        <table:table-row table:style-name="ro2">
          <table:table-cell table:formula="of:=[.A813]+[.A$4]" office:value-type="float" office:value="241.500000000003">
            <text:p>241.500000000003</text:p>
          </table:table-cell>
          <table:table-cell table:formula="of:=[.A814]/([.$D$4]*2)" office:value-type="float" office:value="60.3750000000009">
            <text:p>60.3750000000009</text:p>
          </table:table-cell>
          <table:table-cell table:formula="of:=SQRT(ABS([.$D$2]^2-[.B814]^2))" office:value-type="float" office:value="79.7173718520618">
            <text:p>79.7173718520618</text:p>
          </table:table-cell>
          <table:table-cell table:formula="of:=([.$C$10]-[.C814])*[.$B$4]" office:value-type="float" office:value="25552.8819186573">
            <text:p>25552.8819186573</text:p>
          </table:table-cell>
          <table:table-cell table:formula="of:=ROUND([.D814])" office:value-type="float" office:value="25553">
            <text:p>25553</text:p>
          </table:table-cell>
          <table:table-cell table:formula="of:=([.$C$8]-([.E814]*[.$C$4]))" office:value-type="float" office:value="79.71730625">
            <text:p>79.71730625</text:p>
          </table:table-cell>
          <table:table-cell table:formula="of:=SQRT(ABS([.$D$2]^2-[.F814]^2))" office:value-type="float" office:value="60.3750866189334">
            <text:p>60.3750866189334</text:p>
          </table:table-cell>
          <table:table-cell table:formula="of:=ABS([.B814]-[.G814])" office:value-type="float" office:value="0.0000866189325350319">
            <text:p>0.0000866189325350319</text:p>
          </table:table-cell>
          <table:table-cell/>
        </table:table-row>
        <table:table-row table:style-name="ro2">
          <table:table-cell table:formula="of:=[.A814]+[.A$4]" office:value-type="float" office:value="241.800000000003">
            <text:p>241.800000000003</text:p>
          </table:table-cell>
          <table:table-cell table:formula="of:=[.A815]/([.$D$4]*2)" office:value-type="float" office:value="60.4500000000009">
            <text:p>60.4500000000009</text:p>
          </table:table-cell>
          <table:table-cell table:formula="of:=SQRT(ABS([.$D$2]^2-[.B815]^2))" office:value-type="float" office:value="79.6605140580946">
            <text:p>79.6605140580946</text:p>
          </table:table-cell>
          <table:table-cell table:formula="of:=([.$C$10]-[.C815])*[.$B$4]" office:value-type="float" office:value="25624.5137850726">
            <text:p>25624.5137850726</text:p>
          </table:table-cell>
          <table:table-cell table:formula="of:=ROUND([.D815])" office:value-type="float" office:value="25625">
            <text:p>25625</text:p>
          </table:table-cell>
          <table:table-cell table:formula="of:=([.$C$8]-([.E815]*[.$C$4]))" office:value-type="float" office:value="79.66015625">
            <text:p>79.66015625</text:p>
          </table:table-cell>
          <table:table-cell table:formula="of:=SQRT(ABS([.$D$2]^2-[.F815]^2))" office:value-type="float" office:value="60.4504715136746">
            <text:p>60.4504715136746</text:p>
          </table:table-cell>
          <table:table-cell table:formula="of:=ABS([.B815]-[.G815])" office:value-type="float" office:value="0.000471513673751645">
            <text:p>0.000471513673751645</text:p>
          </table:table-cell>
          <table:table-cell/>
        </table:table-row>
        <table:table-row table:style-name="ro2">
          <table:table-cell table:formula="of:=[.A815]+[.A$4]" office:value-type="float" office:value="242.100000000003">
            <text:p>242.100000000003</text:p>
          </table:table-cell>
          <table:table-cell table:formula="of:=[.A816]/([.$D$4]*2)" office:value-type="float" office:value="60.5250000000009">
            <text:p>60.5250000000009</text:p>
          </table:table-cell>
          <table:table-cell table:formula="of:=SQRT(ABS([.$D$2]^2-[.B816]^2))" office:value-type="float" office:value="79.6035449901567">
            <text:p>79.6035449901567</text:p>
          </table:table-cell>
          <table:table-cell table:formula="of:=([.$C$10]-[.C816])*[.$B$4]" office:value-type="float" office:value="25696.2858391677">
            <text:p>25696.2858391677</text:p>
          </table:table-cell>
          <table:table-cell table:formula="of:=ROUND([.D816])" office:value-type="float" office:value="25696">
            <text:p>25696</text:p>
          </table:table-cell>
          <table:table-cell table:formula="of:=([.$C$8]-([.E816]*[.$C$4]))" office:value-type="float" office:value="79.6038">
            <text:p>79.6038</text:p>
          </table:table-cell>
          <table:table-cell table:formula="of:=SQRT(ABS([.$D$2]^2-[.F816]^2))" office:value-type="float" office:value="60.5246646051013">
            <text:p>60.5246646051013</text:p>
          </table:table-cell>
          <table:table-cell table:formula="of:=ABS([.B816]-[.G816])" office:value-type="float" office:value="0.000335394899593666">
            <text:p>0.000335394899593666</text:p>
          </table:table-cell>
          <table:table-cell/>
        </table:table-row>
        <table:table-row table:style-name="ro2">
          <table:table-cell table:formula="of:=[.A816]+[.A$4]" office:value-type="float" office:value="242.400000000003">
            <text:p>242.400000000003</text:p>
          </table:table-cell>
          <table:table-cell table:formula="of:=[.A817]/([.$D$4]*2)" office:value-type="float" office:value="60.6000000000009">
            <text:p>60.6000000000009</text:p>
          </table:table-cell>
          <table:table-cell table:formula="of:=SQRT(ABS([.$D$2]^2-[.B817]^2))" office:value-type="float" office:value="79.5464644091734">
            <text:p>79.5464644091734</text:p>
          </table:table-cell>
          <table:table-cell table:formula="of:=([.$C$10]-[.C817])*[.$B$4]" office:value-type="float" office:value="25768.1983821387">
            <text:p>25768.1983821387</text:p>
          </table:table-cell>
          <table:table-cell table:formula="of:=ROUND([.D817])" office:value-type="float" office:value="25768">
            <text:p>25768</text:p>
          </table:table-cell>
          <table:table-cell table:formula="of:=([.$C$8]-([.E817]*[.$C$4]))" office:value-type="float" office:value="79.54665">
            <text:p>79.54665</text:p>
          </table:table-cell>
          <table:table-cell table:formula="of:=SQRT(ABS([.$D$2]^2-[.F817]^2))" office:value-type="float" office:value="60.5997563838131">
            <text:p>60.5997563838131</text:p>
          </table:table-cell>
          <table:table-cell table:formula="of:=ABS([.B817]-[.G817])" office:value-type="float" office:value="0.000243616187745488">
            <text:p>0.000243616187745488</text:p>
          </table:table-cell>
          <table:table-cell/>
        </table:table-row>
        <table:table-row table:style-name="ro2">
          <table:table-cell table:formula="of:=[.A817]+[.A$4]" office:value-type="float" office:value="242.700000000003">
            <text:p>242.700000000003</text:p>
          </table:table-cell>
          <table:table-cell table:formula="of:=[.A818]/([.$D$4]*2)" office:value-type="float" office:value="60.6750000000009">
            <text:p>60.6750000000009</text:p>
          </table:table-cell>
          <table:table-cell table:formula="of:=SQRT(ABS([.$D$2]^2-[.B818]^2))" office:value-type="float" office:value="79.4892720749152">
            <text:p>79.4892720749152</text:p>
          </table:table-cell>
          <table:table-cell table:formula="of:=([.$C$10]-[.C818])*[.$B$4]" office:value-type="float" office:value="25840.2517166373">
            <text:p>25840.2517166373</text:p>
          </table:table-cell>
          <table:table-cell table:formula="of:=ROUND([.D818])" office:value-type="float" office:value="25840">
            <text:p>25840</text:p>
          </table:table-cell>
          <table:table-cell table:formula="of:=([.$C$8]-([.E818]*[.$C$4]))" office:value-type="float" office:value="79.4895">
            <text:p>79.4895</text:p>
          </table:table-cell>
          <table:table-cell table:formula="of:=SQRT(ABS([.$D$2]^2-[.F818]^2))" office:value-type="float" office:value="60.6747013981116">
            <text:p>60.6747013981116</text:p>
          </table:table-cell>
          <table:table-cell table:formula="of:=ABS([.B818]-[.G818])" office:value-type="float" office:value="0.000298601889312522">
            <text:p>0.000298601889312522</text:p>
          </table:table-cell>
          <table:table-cell/>
        </table:table-row>
        <table:table-row table:style-name="ro2">
          <table:table-cell table:formula="of:=[.A818]+[.A$4]" office:value-type="float" office:value="243.000000000003">
            <text:p>243.000000000003</text:p>
          </table:table-cell>
          <table:table-cell table:formula="of:=[.A819]/([.$D$4]*2)" office:value-type="float" office:value="60.7500000000009">
            <text:p>60.7500000000009</text:p>
          </table:table-cell>
          <table:table-cell table:formula="of:=SQRT(ABS([.$D$2]^2-[.B819]^2))" office:value-type="float" office:value="79.4319677459894">
            <text:p>79.4319677459894</text:p>
          </table:table-cell>
          <table:table-cell table:formula="of:=([.$C$10]-[.C819])*[.$B$4]" office:value-type="float" office:value="25912.4461467801">
            <text:p>25912.4461467801</text:p>
          </table:table-cell>
          <table:table-cell table:formula="of:=ROUND([.D819])" office:value-type="float" office:value="25912">
            <text:p>25912</text:p>
          </table:table-cell>
          <table:table-cell table:formula="of:=([.$C$8]-([.E819]*[.$C$4]))" office:value-type="float" office:value="79.43235">
            <text:p>79.43235</text:p>
          </table:table-cell>
          <table:table-cell table:formula="of:=SQRT(ABS([.$D$2]^2-[.F819]^2))" office:value-type="float" office:value="60.7495001911744">
            <text:p>60.7495001911744</text:p>
          </table:table-cell>
          <table:table-cell table:formula="of:=ABS([.B819]-[.G819])" office:value-type="float" office:value="0.00049980882646139">
            <text:p>0.00049980882646139</text:p>
          </table:table-cell>
          <table:table-cell/>
        </table:table-row>
        <table:table-row table:style-name="ro2">
          <table:table-cell table:formula="of:=[.A819]+[.A$4]" office:value-type="float" office:value="243.300000000003">
            <text:p>243.300000000003</text:p>
          </table:table-cell>
          <table:table-cell table:formula="of:=[.A820]/([.$D$4]*2)" office:value-type="float" office:value="60.8250000000009">
            <text:p>60.8250000000009</text:p>
          </table:table-cell>
          <table:table-cell table:formula="of:=SQRT(ABS([.$D$2]^2-[.B820]^2))" office:value-type="float" office:value="79.3745511798328">
            <text:p>79.3745511798328</text:p>
          </table:table-cell>
          <table:table-cell table:formula="of:=([.$C$10]-[.C820])*[.$B$4]" office:value-type="float" office:value="25984.7819781584">
            <text:p>25984.7819781584</text:p>
          </table:table-cell>
          <table:table-cell table:formula="of:=ROUND([.D820])" office:value-type="float" office:value="25985">
            <text:p>25985</text:p>
          </table:table-cell>
          <table:table-cell table:formula="of:=([.$C$8]-([.E820]*[.$C$4]))" office:value-type="float" office:value="79.37440625">
            <text:p>79.37440625</text:p>
          </table:table-cell>
          <table:table-cell table:formula="of:=SQRT(ABS([.$D$2]^2-[.F820]^2))" office:value-type="float" office:value="60.8251891280246">
            <text:p>60.8251891280246</text:p>
          </table:table-cell>
          <table:table-cell table:formula="of:=ABS([.B820]-[.G820])" office:value-type="float" office:value="0.000189128023727392">
            <text:p>0.000189128023727392</text:p>
          </table:table-cell>
          <table:table-cell/>
        </table:table-row>
        <table:table-row table:style-name="ro2">
          <table:table-cell table:formula="of:=[.A820]+[.A$4]" office:value-type="float" office:value="243.600000000003">
            <text:p>243.600000000003</text:p>
          </table:table-cell>
          <table:table-cell table:formula="of:=[.A821]/([.$D$4]*2)" office:value-type="float" office:value="60.9000000000009">
            <text:p>60.9000000000009</text:p>
          </table:table-cell>
          <table:table-cell table:formula="of:=SQRT(ABS([.$D$2]^2-[.B821]^2))" office:value-type="float" office:value="79.3170221327042">
            <text:p>79.3170221327042</text:p>
          </table:table-cell>
          <table:table-cell table:formula="of:=([.$C$10]-[.C821])*[.$B$4]" office:value-type="float" office:value="26057.259517848">
            <text:p>26057.259517848</text:p>
          </table:table-cell>
          <table:table-cell table:formula="of:=ROUND([.D821])" office:value-type="float" office:value="26057">
            <text:p>26057</text:p>
          </table:table-cell>
          <table:table-cell table:formula="of:=([.$C$8]-([.E821]*[.$C$4]))" office:value-type="float" office:value="79.31725625">
            <text:p>79.31725625</text:p>
          </table:table-cell>
          <table:table-cell table:formula="of:=SQRT(ABS([.$D$2]^2-[.F821]^2))" office:value-type="float" office:value="60.8996950811072">
            <text:p>60.8996950811072</text:p>
          </table:table-cell>
          <table:table-cell table:formula="of:=ABS([.B821]-[.G821])" office:value-type="float" office:value="0.000304918893647255">
            <text:p>0.000304918893647255</text:p>
          </table:table-cell>
          <table:table-cell/>
        </table:table-row>
        <table:table-row table:style-name="ro2">
          <table:table-cell table:formula="of:=[.A821]+[.A$4]" office:value-type="float" office:value="243.900000000004">
            <text:p>243.900000000004</text:p>
          </table:table-cell>
          <table:table-cell table:formula="of:=[.A822]/([.$D$4]*2)" office:value-type="float" office:value="60.9750000000009">
            <text:p>60.9750000000009</text:p>
          </table:table-cell>
          <table:table-cell table:formula="of:=SQRT(ABS([.$D$2]^2-[.B822]^2))" office:value-type="float" office:value="79.2593803596766">
            <text:p>79.2593803596766</text:p>
          </table:table-cell>
          <table:table-cell table:formula="of:=([.$C$10]-[.C822])*[.$B$4]" office:value-type="float" office:value="26129.8790744182">
            <text:p>26129.8790744182</text:p>
          </table:table-cell>
          <table:table-cell table:formula="of:=ROUND([.D822])" office:value-type="float" office:value="26130">
            <text:p>26130</text:p>
          </table:table-cell>
          <table:table-cell table:formula="of:=([.$C$8]-([.E822]*[.$C$4]))" office:value-type="float" office:value="79.2593125">
            <text:p>79.2593125</text:p>
          </table:table-cell>
          <table:table-cell table:formula="of:=SQRT(ABS([.$D$2]^2-[.F822]^2))" office:value-type="float" office:value="60.9750882084425">
            <text:p>60.9750882084425</text:p>
          </table:table-cell>
          <table:table-cell table:formula="of:=ABS([.B822]-[.G822])" office:value-type="float" office:value="0.0000882084416318207">
            <text:p>0.0000882084416318207</text:p>
          </table:table-cell>
          <table:table-cell/>
        </table:table-row>
        <table:table-row table:style-name="ro2">
          <table:table-cell table:formula="of:=[.A822]+[.A$4]" office:value-type="float" office:value="244.200000000004">
            <text:p>244.200000000004</text:p>
          </table:table-cell>
          <table:table-cell table:formula="of:=[.A823]/([.$D$4]*2)" office:value-type="float" office:value="61.0500000000009">
            <text:p>61.0500000000009</text:p>
          </table:table-cell>
          <table:table-cell table:formula="of:=SQRT(ABS([.$D$2]^2-[.B823]^2))" office:value-type="float" office:value="79.2016256146292">
            <text:p>79.2016256146292</text:p>
          </table:table-cell>
          <table:table-cell table:formula="of:=([.$C$10]-[.C823])*[.$B$4]" office:value-type="float" office:value="26202.6409579425">
            <text:p>26202.6409579425</text:p>
          </table:table-cell>
          <table:table-cell table:formula="of:=ROUND([.D823])" office:value-type="float" office:value="26203">
            <text:p>26203</text:p>
          </table:table-cell>
          <table:table-cell table:formula="of:=([.$C$8]-([.E823]*[.$C$4]))" office:value-type="float" office:value="79.20136875">
            <text:p>79.20136875</text:p>
          </table:table-cell>
          <table:table-cell table:formula="of:=SQRT(ABS([.$D$2]^2-[.F823]^2))" office:value-type="float" office:value="61.05033323518">
            <text:p>61.05033323518</text:p>
          </table:table-cell>
          <table:table-cell table:formula="of:=ABS([.B823]-[.G823])" office:value-type="float" office:value="0.000333235179112989">
            <text:p>0.000333235179112989</text:p>
          </table:table-cell>
          <table:table-cell/>
        </table:table-row>
        <table:table-row table:style-name="ro2">
          <table:table-cell table:formula="of:=[.A823]+[.A$4]" office:value-type="float" office:value="244.500000000004">
            <text:p>244.500000000004</text:p>
          </table:table-cell>
          <table:table-cell table:formula="of:=[.A824]/([.$D$4]*2)" office:value-type="float" office:value="61.1250000000009">
            <text:p>61.1250000000009</text:p>
          </table:table-cell>
          <table:table-cell table:formula="of:=SQRT(ABS([.$D$2]^2-[.B824]^2))" office:value-type="float" office:value="79.1437576502398">
            <text:p>79.1437576502398</text:p>
          </table:table-cell>
          <table:table-cell table:formula="of:=([.$C$10]-[.C824])*[.$B$4]" office:value-type="float" office:value="26275.5454800079">
            <text:p>26275.5454800079</text:p>
          </table:table-cell>
          <table:table-cell table:formula="of:=ROUND([.D824])" office:value-type="float" office:value="26276">
            <text:p>26276</text:p>
          </table:table-cell>
          <table:table-cell table:formula="of:=([.$C$8]-([.E824]*[.$C$4]))" office:value-type="float" office:value="79.143425">
            <text:p>79.143425</text:p>
          </table:table-cell>
          <table:table-cell table:formula="of:=SQRT(ABS([.$D$2]^2-[.F824]^2))" office:value-type="float" office:value="61.1254307082525">
            <text:p>61.1254307082525</text:p>
          </table:table-cell>
          <table:table-cell table:formula="of:=ABS([.B824]-[.G824])" office:value-type="float" office:value="0.000430708251585088">
            <text:p>0.000430708251585088</text:p>
          </table:table-cell>
          <table:table-cell/>
        </table:table-row>
        <table:table-row table:style-name="ro2">
          <table:table-cell table:formula="of:=[.A824]+[.A$4]" office:value-type="float" office:value="244.800000000004">
            <text:p>244.800000000004</text:p>
          </table:table-cell>
          <table:table-cell table:formula="of:=[.A825]/([.$D$4]*2)" office:value-type="float" office:value="61.2000000000009">
            <text:p>61.2000000000009</text:p>
          </table:table-cell>
          <table:table-cell table:formula="of:=SQRT(ABS([.$D$2]^2-[.B825]^2))" office:value-type="float" office:value="79.0857762179767">
            <text:p>79.0857762179767</text:p>
          </table:table-cell>
          <table:table-cell table:formula="of:=([.$C$10]-[.C825])*[.$B$4]" office:value-type="float" office:value="26348.5929537251">
            <text:p>26348.5929537251</text:p>
          </table:table-cell>
          <table:table-cell table:formula="of:=ROUND([.D825])" office:value-type="float" office:value="26349">
            <text:p>26349</text:p>
          </table:table-cell>
          <table:table-cell table:formula="of:=([.$C$8]-([.E825]*[.$C$4]))" office:value-type="float" office:value="79.08548125">
            <text:p>79.08548125</text:p>
          </table:table-cell>
          <table:table-cell table:formula="of:=SQRT(ABS([.$D$2]^2-[.F825]^2))" office:value-type="float" office:value="61.2003811708383">
            <text:p>61.2003811708383</text:p>
          </table:table-cell>
          <table:table-cell table:formula="of:=ABS([.B825]-[.G825])" office:value-type="float" office:value="0.000381170837400191">
            <text:p>0.000381170837400191</text:p>
          </table:table-cell>
          <table:table-cell/>
        </table:table-row>
        <table:table-row table:style-name="ro2">
          <table:table-cell table:formula="of:=[.A825]+[.A$4]" office:value-type="float" office:value="245.100000000004">
            <text:p>245.100000000004</text:p>
          </table:table-cell>
          <table:table-cell table:formula="of:=[.A826]/([.$D$4]*2)" office:value-type="float" office:value="61.2750000000009">
            <text:p>61.2750000000009</text:p>
          </table:table-cell>
          <table:table-cell table:formula="of:=SQRT(ABS([.$D$2]^2-[.B826]^2))" office:value-type="float" office:value="79.0276810680909">
            <text:p>79.0276810680909</text:p>
          </table:table-cell>
          <table:table-cell table:formula="of:=([.$C$10]-[.C826])*[.$B$4]" office:value-type="float" office:value="26421.7836937388">
            <text:p>26421.7836937388</text:p>
          </table:table-cell>
          <table:table-cell table:formula="of:=ROUND([.D826])" office:value-type="float" office:value="26422">
            <text:p>26422</text:p>
          </table:table-cell>
          <table:table-cell table:formula="of:=([.$C$8]-([.E826]*[.$C$4]))" office:value-type="float" office:value="79.0275375">
            <text:p>79.0275375</text:p>
          </table:table-cell>
          <table:table-cell table:formula="of:=SQRT(ABS([.$D$2]^2-[.F826]^2))" office:value-type="float" office:value="61.2751851623975">
            <text:p>61.2751851623975</text:p>
          </table:table-cell>
          <table:table-cell table:formula="of:=ABS([.B826]-[.G826])" office:value-type="float" office:value="0.000185162396569183">
            <text:p>0.000185162396569183</text:p>
          </table:table-cell>
          <table:table-cell/>
        </table:table-row>
        <table:table-row table:style-name="ro2">
          <table:table-cell table:formula="of:=[.A826]+[.A$4]" office:value-type="float" office:value="245.400000000004">
            <text:p>245.400000000004</text:p>
          </table:table-cell>
          <table:table-cell table:formula="of:=[.A827]/([.$D$4]*2)" office:value-type="float" office:value="61.3500000000009">
            <text:p>61.3500000000009</text:p>
          </table:table-cell>
          <table:table-cell table:formula="of:=SQRT(ABS([.$D$2]^2-[.B827]^2))" office:value-type="float" office:value="78.9694719496078">
            <text:p>78.9694719496078</text:p>
          </table:table-cell>
          <table:table-cell table:formula="of:=([.$C$10]-[.C827])*[.$B$4]" office:value-type="float" office:value="26495.1180162372">
            <text:p>26495.1180162372</text:p>
          </table:table-cell>
          <table:table-cell table:formula="of:=ROUND([.D827])" office:value-type="float" office:value="26495">
            <text:p>26495</text:p>
          </table:table-cell>
          <table:table-cell table:formula="of:=([.$C$8]-([.E827]*[.$C$4]))" office:value-type="float" office:value="78.96959375">
            <text:p>78.96959375</text:p>
          </table:table-cell>
          <table:table-cell table:formula="of:=SQRT(ABS([.$D$2]^2-[.F827]^2))" office:value-type="float" office:value="61.3498432187073">
            <text:p>61.3498432187073</text:p>
          </table:table-cell>
          <table:table-cell table:formula="of:=ABS([.B827]-[.G827])" office:value-type="float" office:value="0.000156781293640051">
            <text:p>0.000156781293640051</text:p>
          </table:table-cell>
          <table:table-cell/>
        </table:table-row>
        <table:table-row table:style-name="ro2">
          <table:table-cell table:formula="of:=[.A827]+[.A$4]" office:value-type="float" office:value="245.700000000004">
            <text:p>245.700000000004</text:p>
          </table:table-cell>
          <table:table-cell table:formula="of:=[.A828]/([.$D$4]*2)" office:value-type="float" office:value="61.4250000000009">
            <text:p>61.4250000000009</text:p>
          </table:table-cell>
          <table:table-cell table:formula="of:=SQRT(ABS([.$D$2]^2-[.B828]^2))" office:value-type="float" office:value="78.9111486103193">
            <text:p>78.9111486103193</text:p>
          </table:table-cell>
          <table:table-cell table:formula="of:=([.$C$10]-[.C828])*[.$B$4]" office:value-type="float" office:value="26568.5962389629">
            <text:p>26568.5962389629</text:p>
          </table:table-cell>
          <table:table-cell table:formula="of:=ROUND([.D828])" office:value-type="float" office:value="26569">
            <text:p>26569</text:p>
          </table:table-cell>
          <table:table-cell table:formula="of:=([.$C$8]-([.E828]*[.$C$4]))" office:value-type="float" office:value="78.91085625">
            <text:p>78.91085625</text:p>
          </table:table-cell>
          <table:table-cell table:formula="of:=SQRT(ABS([.$D$2]^2-[.F828]^2))" office:value-type="float" office:value="61.4253755860869">
            <text:p>61.4253755860869</text:p>
          </table:table-cell>
          <table:table-cell table:formula="of:=ABS([.B828]-[.G828])" office:value-type="float" office:value="0.000375586085965551">
            <text:p>0.000375586085965551</text:p>
          </table:table-cell>
          <table:table-cell/>
        </table:table-row>
        <table:table-row table:style-name="ro2">
          <table:table-cell table:formula="of:=[.A828]+[.A$4]" office:value-type="float" office:value="246.000000000004">
            <text:p>246.000000000004</text:p>
          </table:table-cell>
          <table:table-cell table:formula="of:=[.A829]/([.$D$4]*2)" office:value-type="float" office:value="61.5000000000009">
            <text:p>61.5000000000009</text:p>
          </table:table-cell>
          <table:table-cell table:formula="of:=SQRT(ABS([.$D$2]^2-[.B829]^2))" office:value-type="float" office:value="78.8527107967753">
            <text:p>78.8527107967753</text:p>
          </table:table-cell>
          <table:table-cell table:formula="of:=([.$C$10]-[.C829])*[.$B$4]" office:value-type="float" office:value="26642.218681223">
            <text:p>26642.218681223</text:p>
          </table:table-cell>
          <table:table-cell table:formula="of:=ROUND([.D829])" office:value-type="float" office:value="26642">
            <text:p>26642</text:p>
          </table:table-cell>
          <table:table-cell table:formula="of:=([.$C$8]-([.E829]*[.$C$4]))" office:value-type="float" office:value="78.8529125">
            <text:p>78.8529125</text:p>
          </table:table-cell>
          <table:table-cell table:formula="of:=SQRT(ABS([.$D$2]^2-[.F829]^2))" office:value-type="float" office:value="61.4997413837436">
            <text:p>61.4997413837436</text:p>
          </table:table-cell>
          <table:table-cell table:formula="of:=ABS([.B829]-[.G829])" office:value-type="float" office:value="0.000258616257312383">
            <text:p>0.000258616257312383</text:p>
          </table:table-cell>
          <table:table-cell/>
        </table:table-row>
        <table:table-row table:style-name="ro2">
          <table:table-cell table:formula="of:=[.A829]+[.A$4]" office:value-type="float" office:value="246.300000000004">
            <text:p>246.300000000004</text:p>
          </table:table-cell>
          <table:table-cell table:formula="of:=[.A830]/([.$D$4]*2)" office:value-type="float" office:value="61.5750000000009">
            <text:p>61.5750000000009</text:p>
          </table:table-cell>
          <table:table-cell table:formula="of:=SQRT(ABS([.$D$2]^2-[.B830]^2))" office:value-type="float" office:value="78.794158254276">
            <text:p>78.794158254276</text:p>
          </table:table-cell>
          <table:table-cell table:formula="of:=([.$C$10]-[.C830])*[.$B$4]" office:value-type="float" office:value="26715.9856638993">
            <text:p>26715.9856638993</text:p>
          </table:table-cell>
          <table:table-cell table:formula="of:=ROUND([.D830])" office:value-type="float" office:value="26716">
            <text:p>26716</text:p>
          </table:table-cell>
          <table:table-cell table:formula="of:=([.$C$8]-([.E830]*[.$C$4]))" office:value-type="float" office:value="78.794175">
            <text:p>78.794175</text:p>
          </table:table-cell>
          <table:table-cell table:formula="of:=SQRT(ABS([.$D$2]^2-[.F830]^2))" office:value-type="float" office:value="61.5749785714082">
            <text:p>61.5749785714082</text:p>
          </table:table-cell>
          <table:table-cell table:formula="of:=ABS([.B830]-[.G830])" office:value-type="float" office:value="0.000021428592731354">
            <text:p>0.000021428592731354</text:p>
          </table:table-cell>
          <table:table-cell/>
        </table:table-row>
        <table:table-row table:style-name="ro2">
          <table:table-cell table:formula="of:=[.A830]+[.A$4]" office:value-type="float" office:value="246.600000000004">
            <text:p>246.600000000004</text:p>
          </table:table-cell>
          <table:table-cell table:formula="of:=[.A831]/([.$D$4]*2)" office:value-type="float" office:value="61.6500000000009">
            <text:p>61.6500000000009</text:p>
          </table:table-cell>
          <table:table-cell table:formula="of:=SQRT(ABS([.$D$2]^2-[.B831]^2))" office:value-type="float" office:value="78.7354907268627">
            <text:p>78.7354907268627</text:p>
          </table:table-cell>
          <table:table-cell table:formula="of:=([.$C$10]-[.C831])*[.$B$4]" office:value-type="float" office:value="26789.8975094593">
            <text:p>26789.8975094593</text:p>
          </table:table-cell>
          <table:table-cell table:formula="of:=ROUND([.D831])" office:value-type="float" office:value="26790">
            <text:p>26790</text:p>
          </table:table-cell>
          <table:table-cell table:formula="of:=([.$C$8]-([.E831]*[.$C$4]))" office:value-type="float" office:value="78.7354375">
            <text:p>78.7354375</text:p>
          </table:table-cell>
          <table:table-cell table:formula="of:=SQRT(ABS([.$D$2]^2-[.F831]^2))" office:value-type="float" office:value="61.6500679779317">
            <text:p>61.6500679779317</text:p>
          </table:table-cell>
          <table:table-cell table:formula="of:=ABS([.B831]-[.G831])" office:value-type="float" office:value="0.000067977930740426">
            <text:p>0.000067977930740426</text:p>
          </table:table-cell>
          <table:table-cell/>
        </table:table-row>
        <table:table-row table:style-name="ro2">
          <table:table-cell table:formula="of:=[.A831]+[.A$4]" office:value-type="float" office:value="246.900000000004">
            <text:p>246.900000000004</text:p>
          </table:table-cell>
          <table:table-cell table:formula="of:=[.A832]/([.$D$4]*2)" office:value-type="float" office:value="61.7250000000009">
            <text:p>61.7250000000009</text:p>
          </table:table-cell>
          <table:table-cell table:formula="of:=SQRT(ABS([.$D$2]^2-[.B832]^2))" office:value-type="float" office:value="78.6767079573103">
            <text:p>78.6767079573103</text:p>
          </table:table-cell>
          <table:table-cell table:formula="of:=([.$C$10]-[.C832])*[.$B$4]" office:value-type="float" office:value="26863.9545419664">
            <text:p>26863.9545419664</text:p>
          </table:table-cell>
          <table:table-cell table:formula="of:=ROUND([.D832])" office:value-type="float" office:value="26864">
            <text:p>26864</text:p>
          </table:table-cell>
          <table:table-cell table:formula="of:=([.$C$8]-([.E832]*[.$C$4]))" office:value-type="float" office:value="78.6767">
            <text:p>78.6767</text:p>
          </table:table-cell>
          <table:table-cell table:formula="of:=SQRT(ABS([.$D$2]^2-[.F832]^2))" office:value-type="float" office:value="61.725010142648">
            <text:p>61.725010142648</text:p>
          </table:table-cell>
          <table:table-cell table:formula="of:=ABS([.B832]-[.G832])" office:value-type="float" office:value="0.0000101426471061927">
            <text:p>0.0000101426471061927</text:p>
          </table:table-cell>
          <table:table-cell/>
        </table:table-row>
        <table:table-row table:style-name="ro2">
          <table:table-cell table:formula="of:=[.A832]+[.A$4]" office:value-type="float" office:value="247.200000000004">
            <text:p>247.200000000004</text:p>
          </table:table-cell>
          <table:table-cell table:formula="of:=[.A833]/([.$D$4]*2)" office:value-type="float" office:value="61.8000000000009">
            <text:p>61.8000000000009</text:p>
          </table:table-cell>
          <table:table-cell table:formula="of:=SQRT(ABS([.$D$2]^2-[.B833]^2))" office:value-type="float" office:value="78.6178096871179">
            <text:p>78.6178096871179</text:p>
          </table:table-cell>
          <table:table-cell table:formula="of:=([.$C$10]-[.C833])*[.$B$4]" office:value-type="float" office:value="26938.1570870906">
            <text:p>26938.1570870906</text:p>
          </table:table-cell>
          <table:table-cell table:formula="of:=ROUND([.D833])" office:value-type="float" office:value="26938">
            <text:p>26938</text:p>
          </table:table-cell>
          <table:table-cell table:formula="of:=([.$C$8]-([.E833]*[.$C$4]))" office:value-type="float" office:value="78.6179625">
            <text:p>78.6179625</text:p>
          </table:table-cell>
          <table:table-cell table:formula="of:=SQRT(ABS([.$D$2]^2-[.F833]^2))" office:value-type="float" office:value="61.7998056012201">
            <text:p>61.7998056012201</text:p>
          </table:table-cell>
          <table:table-cell table:formula="of:=ABS([.B833]-[.G833])" office:value-type="float" office:value="0.000194398780834604">
            <text:p>0.000194398780834604</text:p>
          </table:table-cell>
          <table:table-cell/>
        </table:table-row>
        <table:table-row table:style-name="ro2">
          <table:table-cell table:formula="of:=[.A833]+[.A$4]" office:value-type="float" office:value="247.500000000004">
            <text:p>247.500000000004</text:p>
          </table:table-cell>
          <table:table-cell table:formula="of:=[.A834]/([.$D$4]*2)" office:value-type="float" office:value="61.8750000000009">
            <text:p>61.8750000000009</text:p>
          </table:table-cell>
          <table:table-cell table:formula="of:=SQRT(ABS([.$D$2]^2-[.B834]^2))" office:value-type="float" office:value="78.558795656501">
            <text:p>78.558795656501</text:p>
          </table:table-cell>
          <table:table-cell table:formula="of:=([.$C$10]-[.C834])*[.$B$4]" office:value-type="float" office:value="27012.5054721197">
            <text:p>27012.5054721197</text:p>
          </table:table-cell>
          <table:table-cell table:formula="of:=ROUND([.D834])" office:value-type="float" office:value="27013">
            <text:p>27013</text:p>
          </table:table-cell>
          <table:table-cell table:formula="of:=([.$C$8]-([.E834]*[.$C$4]))" office:value-type="float" office:value="78.55843125">
            <text:p>78.55843125</text:p>
          </table:table-cell>
          <table:table-cell table:formula="of:=SQRT(ABS([.$D$2]^2-[.F834]^2))" office:value-type="float" office:value="61.8754626612119">
            <text:p>61.8754626612119</text:p>
          </table:table-cell>
          <table:table-cell table:formula="of:=ABS([.B834]-[.G834])" office:value-type="float" office:value="0.000462661210953286">
            <text:p>0.000462661210953286</text:p>
          </table:table-cell>
          <table:table-cell/>
        </table:table-row>
        <table:table-row table:style-name="ro2">
          <table:table-cell table:formula="of:=[.A834]+[.A$4]" office:value-type="float" office:value="247.800000000004">
            <text:p>247.800000000004</text:p>
          </table:table-cell>
          <table:table-cell table:formula="of:=[.A835]/([.$D$4]*2)" office:value-type="float" office:value="61.9500000000009">
            <text:p>61.9500000000009</text:p>
          </table:table-cell>
          <table:table-cell table:formula="of:=SQRT(ABS([.$D$2]^2-[.B835]^2))" office:value-type="float" office:value="78.4996656043826">
            <text:p>78.4996656043826</text:p>
          </table:table-cell>
          <table:table-cell table:formula="of:=([.$C$10]-[.C835])*[.$B$4]" office:value-type="float" office:value="27087.0000259697">
            <text:p>27087.0000259697</text:p>
          </table:table-cell>
          <table:table-cell table:formula="of:=ROUND([.D835])" office:value-type="float" office:value="27087">
            <text:p>27087</text:p>
          </table:table-cell>
          <table:table-cell table:formula="of:=([.$C$8]-([.E835]*[.$C$4]))" office:value-type="float" office:value="78.49969375">
            <text:p>78.49969375</text:p>
          </table:table-cell>
          <table:table-cell table:formula="of:=SQRT(ABS([.$D$2]^2-[.F835]^2))" office:value-type="float" office:value="61.9499643353909">
            <text:p>61.9499643353909</text:p>
          </table:table-cell>
          <table:table-cell table:formula="of:=ABS([.B835]-[.G835])" office:value-type="float" office:value="0.0000356646099746172">
            <text:p>0.0000356646099746172</text:p>
          </table:table-cell>
          <table:table-cell/>
        </table:table-row>
        <table:table-row table:style-name="ro2">
          <table:table-cell table:formula="of:=[.A835]+[.A$4]" office:value-type="float" office:value="248.100000000004">
            <text:p>248.100000000004</text:p>
          </table:table-cell>
          <table:table-cell table:formula="of:=[.A836]/([.$D$4]*2)" office:value-type="float" office:value="62.0250000000009">
            <text:p>62.0250000000009</text:p>
          </table:table-cell>
          <table:table-cell table:formula="of:=SQRT(ABS([.$D$2]^2-[.B836]^2))" office:value-type="float" office:value="78.4404192683841">
            <text:p>78.4404192683841</text:p>
          </table:table-cell>
          <table:table-cell table:formula="of:=([.$C$10]-[.C836])*[.$B$4]" office:value-type="float" office:value="27161.6410791961">
            <text:p>27161.6410791961</text:p>
          </table:table-cell>
          <table:table-cell table:formula="of:=ROUND([.D836])" office:value-type="float" office:value="27162">
            <text:p>27162</text:p>
          </table:table-cell>
          <table:table-cell table:formula="of:=([.$C$8]-([.E836]*[.$C$4]))" office:value-type="float" office:value="78.4401625">
            <text:p>78.4401625</text:p>
          </table:table-cell>
          <table:table-cell table:formula="of:=SQRT(ABS([.$D$2]^2-[.F836]^2))" office:value-type="float" office:value="62.0253247228388">
            <text:p>62.0253247228388</text:p>
          </table:table-cell>
          <table:table-cell table:formula="of:=ABS([.B836]-[.G836])" office:value-type="float" office:value="0.00032472283784557">
            <text:p>0.00032472283784557</text:p>
          </table:table-cell>
          <table:table-cell/>
        </table:table-row>
        <table:table-row table:style-name="ro2">
          <table:table-cell table:formula="of:=[.A836]+[.A$4]" office:value-type="float" office:value="248.400000000004">
            <text:p>248.400000000004</text:p>
          </table:table-cell>
          <table:table-cell table:formula="of:=[.A837]/([.$D$4]*2)" office:value-type="float" office:value="62.1000000000009">
            <text:p>62.1000000000009</text:p>
          </table:table-cell>
          <table:table-cell table:formula="of:=SQRT(ABS([.$D$2]^2-[.B837]^2))" office:value-type="float" office:value="78.3810563848172">
            <text:p>78.3810563848172</text:p>
          </table:table-cell>
          <table:table-cell table:formula="of:=([.$C$10]-[.C837])*[.$B$4]" office:value-type="float" office:value="27236.4289640049">
            <text:p>27236.4289640049</text:p>
          </table:table-cell>
          <table:table-cell table:formula="of:=ROUND([.D837])" office:value-type="float" office:value="27236">
            <text:p>27236</text:p>
          </table:table-cell>
          <table:table-cell table:formula="of:=([.$C$8]-([.E837]*[.$C$4]))" office:value-type="float" office:value="78.381425">
            <text:p>78.381425</text:p>
          </table:table-cell>
          <table:table-cell table:formula="of:=SQRT(ABS([.$D$2]^2-[.F837]^2))" office:value-type="float" office:value="62.0995347403616">
            <text:p>62.0995347403616</text:p>
          </table:table-cell>
          <table:table-cell table:formula="of:=ABS([.B837]-[.G837])" office:value-type="float" office:value="0.000465259639355509">
            <text:p>0.000465259639355509</text:p>
          </table:table-cell>
          <table:table-cell/>
        </table:table-row>
        <table:table-row table:style-name="ro2">
          <table:table-cell table:formula="of:=[.A837]+[.A$4]" office:value-type="float" office:value="248.700000000004">
            <text:p>248.700000000004</text:p>
          </table:table-cell>
          <table:table-cell table:formula="of:=[.A838]/([.$D$4]*2)" office:value-type="float" office:value="62.1750000000009">
            <text:p>62.1750000000009</text:p>
          </table:table-cell>
          <table:table-cell table:formula="of:=SQRT(ABS([.$D$2]^2-[.B838]^2))" office:value-type="float" office:value="78.3215766886743">
            <text:p>78.3215766886743</text:p>
          </table:table-cell>
          <table:table-cell table:formula="of:=([.$C$10]-[.C838])*[.$B$4]" office:value-type="float" office:value="27311.3640142637">
            <text:p>27311.3640142637</text:p>
          </table:table-cell>
          <table:table-cell table:formula="of:=ROUND([.D838])" office:value-type="float" office:value="27311">
            <text:p>27311</text:p>
          </table:table-cell>
          <table:table-cell table:formula="of:=([.$C$8]-([.E838]*[.$C$4]))" office:value-type="float" office:value="78.32189375">
            <text:p>78.32189375</text:p>
          </table:table-cell>
          <table:table-cell table:formula="of:=SQRT(ABS([.$D$2]^2-[.F838]^2))" office:value-type="float" office:value="62.1746005971386">
            <text:p>62.1746005971386</text:p>
          </table:table-cell>
          <table:table-cell table:formula="of:=ABS([.B838]-[.G838])" office:value-type="float" office:value="0.00039940286229978">
            <text:p>0.00039940286229978</text:p>
          </table:table-cell>
          <table:table-cell/>
        </table:table-row>
        <table:table-row table:style-name="ro2">
          <table:table-cell table:formula="of:=[.A838]+[.A$4]" office:value-type="float" office:value="249.000000000004">
            <text:p>249.000000000004</text:p>
          </table:table-cell>
          <table:table-cell table:formula="of:=[.A839]/([.$D$4]*2)" office:value-type="float" office:value="62.2500000000009">
            <text:p>62.2500000000009</text:p>
          </table:table-cell>
          <table:table-cell table:formula="of:=SQRT(ABS([.$D$2]^2-[.B839]^2))" office:value-type="float" office:value="78.2619799136202">
            <text:p>78.2619799136202</text:p>
          </table:table-cell>
          <table:table-cell table:formula="of:=([.$C$10]-[.C839])*[.$B$4]" office:value-type="float" office:value="27386.4465655129">
            <text:p>27386.4465655129</text:p>
          </table:table-cell>
          <table:table-cell table:formula="of:=ROUND([.D839])" office:value-type="float" office:value="27386">
            <text:p>27386</text:p>
          </table:table-cell>
          <table:table-cell table:formula="of:=([.$C$8]-([.E839]*[.$C$4]))" office:value-type="float" office:value="78.2623625">
            <text:p>78.2623625</text:p>
          </table:table-cell>
          <table:table-cell table:formula="of:=SQRT(ABS([.$D$2]^2-[.F839]^2))" office:value-type="float" office:value="62.2495190015039">
            <text:p>62.2495190015039</text:p>
          </table:table-cell>
          <table:table-cell table:formula="of:=ABS([.B839]-[.G839])" office:value-type="float" office:value="0.000480998497032203">
            <text:p>0.000480998497032203</text:p>
          </table:table-cell>
          <table:table-cell/>
        </table:table-row>
        <table:table-row table:style-name="ro2">
          <table:table-cell table:formula="of:=[.A839]+[.A$4]" office:value-type="float" office:value="249.300000000004">
            <text:p>249.300000000004</text:p>
          </table:table-cell>
          <table:table-cell table:formula="of:=[.A840]/([.$D$4]*2)" office:value-type="float" office:value="62.3250000000009">
            <text:p>62.3250000000009</text:p>
          </table:table-cell>
          <table:table-cell table:formula="of:=SQRT(ABS([.$D$2]^2-[.B840]^2))" office:value-type="float" office:value="78.2022657919826">
            <text:p>78.2022657919826</text:p>
          </table:table-cell>
          <table:table-cell table:formula="of:=([.$C$10]-[.C840])*[.$B$4]" office:value-type="float" office:value="27461.6769549776">
            <text:p>27461.6769549776</text:p>
          </table:table-cell>
          <table:table-cell table:formula="of:=ROUND([.D840])" office:value-type="float" office:value="27462">
            <text:p>27462</text:p>
          </table:table-cell>
          <table:table-cell table:formula="of:=([.$C$8]-([.E840]*[.$C$4]))" office:value-type="float" office:value="78.2020375">
            <text:p>78.2020375</text:p>
          </table:table-cell>
          <table:table-cell table:formula="of:=SQRT(ABS([.$D$2]^2-[.F840]^2))" office:value-type="float" office:value="62.3252864481873">
            <text:p>62.3252864481873</text:p>
          </table:table-cell>
          <table:table-cell table:formula="of:=ABS([.B840]-[.G840])" office:value-type="float" office:value="0.00028644818632273">
            <text:p>0.00028644818632273</text:p>
          </table:table-cell>
          <table:table-cell/>
        </table:table-row>
        <table:table-row table:style-name="ro2">
          <table:table-cell table:formula="of:=[.A840]+[.A$4]" office:value-type="float" office:value="249.600000000004">
            <text:p>249.600000000004</text:p>
          </table:table-cell>
          <table:table-cell table:formula="of:=[.A841]/([.$D$4]*2)" office:value-type="float" office:value="62.4000000000009">
            <text:p>62.4000000000009</text:p>
          </table:table-cell>
          <table:table-cell table:formula="of:=SQRT(ABS([.$D$2]^2-[.B841]^2))" office:value-type="float" office:value="78.1424340547432">
            <text:p>78.1424340547432</text:p>
          </table:table-cell>
          <table:table-cell table:formula="of:=([.$C$10]-[.C841])*[.$B$4]" office:value-type="float" office:value="27537.0555215784">
            <text:p>27537.0555215784</text:p>
          </table:table-cell>
          <table:table-cell table:formula="of:=ROUND([.D841])" office:value-type="float" office:value="27537">
            <text:p>27537</text:p>
          </table:table-cell>
          <table:table-cell table:formula="of:=([.$C$8]-([.E841]*[.$C$4]))" office:value-type="float" office:value="78.14250625">
            <text:p>78.14250625</text:p>
          </table:table-cell>
          <table:table-cell table:formula="of:=SQRT(ABS([.$D$2]^2-[.F841]^2))" office:value-type="float" office:value="62.39990959103">
            <text:p>62.39990959103</text:p>
          </table:table-cell>
          <table:table-cell table:formula="of:=ABS([.B841]-[.G841])" office:value-type="float" office:value="0.000090408970990552">
            <text:p>0.000090408970990552</text:p>
          </table:table-cell>
          <table:table-cell/>
        </table:table-row>
        <table:table-row table:style-name="ro2">
          <table:table-cell table:formula="of:=[.A841]+[.A$4]" office:value-type="float" office:value="249.900000000004">
            <text:p>249.900000000004</text:p>
          </table:table-cell>
          <table:table-cell table:formula="of:=[.A842]/([.$D$4]*2)" office:value-type="float" office:value="62.4750000000009">
            <text:p>62.4750000000009</text:p>
          </table:table-cell>
          <table:table-cell table:formula="of:=SQRT(ABS([.$D$2]^2-[.B842]^2))" office:value-type="float" office:value="78.0824844315285">
            <text:p>78.0824844315285</text:p>
          </table:table-cell>
          <table:table-cell table:formula="of:=([.$C$10]-[.C842])*[.$B$4]" office:value-type="float" office:value="27612.5826059434">
            <text:p>27612.5826059434</text:p>
          </table:table-cell>
          <table:table-cell table:formula="of:=ROUND([.D842])" office:value-type="float" office:value="27613">
            <text:p>27613</text:p>
          </table:table-cell>
          <table:table-cell table:formula="of:=([.$C$8]-([.E842]*[.$C$4]))" office:value-type="float" office:value="78.08218125">
            <text:p>78.08218125</text:p>
          </table:table-cell>
          <table:table-cell table:formula="of:=SQRT(ABS([.$D$2]^2-[.F842]^2))" office:value-type="float" office:value="62.4753789203567">
            <text:p>62.4753789203567</text:p>
          </table:table-cell>
          <table:table-cell table:formula="of:=ABS([.B842]-[.G842])" office:value-type="float" office:value="0.000378920355736057">
            <text:p>0.000378920355736057</text:p>
          </table:table-cell>
          <table:table-cell/>
        </table:table-row>
        <table:table-row table:style-name="ro2">
          <table:table-cell table:formula="of:=[.A842]+[.A$4]" office:value-type="float" office:value="250.200000000004">
            <text:p>250.200000000004</text:p>
          </table:table-cell>
          <table:table-cell table:formula="of:=[.A843]/([.$D$4]*2)" office:value-type="float" office:value="62.5500000000009">
            <text:p>62.5500000000009</text:p>
          </table:table-cell>
          <table:table-cell table:formula="of:=SQRT(ABS([.$D$2]^2-[.B843]^2))" office:value-type="float" office:value="78.0224166506004">
            <text:p>78.0224166506004</text:p>
          </table:table-cell>
          <table:table-cell table:formula="of:=([.$C$10]-[.C843])*[.$B$4]" office:value-type="float" office:value="27688.2585504197">
            <text:p>27688.2585504197</text:p>
          </table:table-cell>
          <table:table-cell table:formula="of:=ROUND([.D843])" office:value-type="float" office:value="27688">
            <text:p>27688</text:p>
          </table:table-cell>
          <table:table-cell table:formula="of:=([.$C$8]-([.E843]*[.$C$4]))" office:value-type="float" office:value="78.02265">
            <text:p>78.02265</text:p>
          </table:table-cell>
          <table:table-cell table:formula="of:=SQRT(ABS([.$D$2]^2-[.F843]^2))" office:value-type="float" office:value="62.5497089279998">
            <text:p>62.5497089279998</text:p>
          </table:table-cell>
          <table:table-cell table:formula="of:=ABS([.B843]-[.G843])" office:value-type="float" office:value="0.000291072001125769">
            <text:p>0.000291072001125769</text:p>
          </table:table-cell>
          <table:table-cell/>
        </table:table-row>
        <table:table-row table:style-name="ro2">
          <table:table-cell table:formula="of:=[.A843]+[.A$4]" office:value-type="float" office:value="250.500000000004">
            <text:p>250.500000000004</text:p>
          </table:table-cell>
          <table:table-cell table:formula="of:=[.A844]/([.$D$4]*2)" office:value-type="float" office:value="62.6250000000009">
            <text:p>62.6250000000009</text:p>
          </table:table-cell>
          <table:table-cell table:formula="of:=SQRT(ABS([.$D$2]^2-[.B844]^2))" office:value-type="float" office:value="77.962230438847">
            <text:p>77.962230438847</text:p>
          </table:table-cell>
          <table:table-cell table:formula="of:=([.$C$10]-[.C844])*[.$B$4]" office:value-type="float" office:value="27764.0836990854">
            <text:p>27764.0836990854</text:p>
          </table:table-cell>
          <table:table-cell table:formula="of:=ROUND([.D844])" office:value-type="float" office:value="27764">
            <text:p>27764</text:p>
          </table:table-cell>
          <table:table-cell table:formula="of:=([.$C$8]-([.E844]*[.$C$4]))" office:value-type="float" office:value="77.962325">
            <text:p>77.962325</text:p>
          </table:table-cell>
          <table:table-cell table:formula="of:=SQRT(ABS([.$D$2]^2-[.F844]^2))" office:value-type="float" office:value="62.624882280084">
            <text:p>62.624882280084</text:p>
          </table:table-cell>
          <table:table-cell table:formula="of:=ABS([.B844]-[.G844])" office:value-type="float" office:value="0.000117719916964631">
            <text:p>0.000117719916964631</text:p>
          </table:table-cell>
          <table:table-cell/>
        </table:table-row>
        <table:table-row table:style-name="ro2">
          <table:table-cell table:formula="of:=[.A844]+[.A$4]" office:value-type="float" office:value="250.800000000004">
            <text:p>250.800000000004</text:p>
          </table:table-cell>
          <table:table-cell table:formula="of:=[.A845]/([.$D$4]*2)" office:value-type="float" office:value="62.7000000000009">
            <text:p>62.7000000000009</text:p>
          </table:table-cell>
          <table:table-cell table:formula="of:=SQRT(ABS([.$D$2]^2-[.B845]^2))" office:value-type="float" office:value="77.9019255217731">
            <text:p>77.9019255217731</text:p>
          </table:table-cell>
          <table:table-cell table:formula="of:=([.$C$10]-[.C845])*[.$B$4]" office:value-type="float" office:value="27840.0583977612">
            <text:p>27840.0583977612</text:p>
          </table:table-cell>
          <table:table-cell table:formula="of:=ROUND([.D845])" office:value-type="float" office:value="27840">
            <text:p>27840</text:p>
          </table:table-cell>
          <table:table-cell table:formula="of:=([.$C$8]-([.E845]*[.$C$4]))" office:value-type="float" office:value="77.902">
            <text:p>77.902</text:p>
          </table:table-cell>
          <table:table-cell table:formula="of:=SQRT(ABS([.$D$2]^2-[.F845]^2))" office:value-type="float" office:value="62.6999074640465">
            <text:p>62.6999074640465</text:p>
          </table:table-cell>
          <table:table-cell table:formula="of:=ABS([.B845]-[.G845])" office:value-type="float" office:value="0.0000925359544012849">
            <text:p>0.0000925359544012849</text:p>
          </table:table-cell>
          <table:table-cell/>
        </table:table-row>
        <table:table-row table:style-name="ro2">
          <table:table-cell table:formula="of:=[.A845]+[.A$4]" office:value-type="float" office:value="251.100000000004">
            <text:p>251.100000000004</text:p>
          </table:table-cell>
          <table:table-cell table:formula="of:=[.A846]/([.$D$4]*2)" office:value-type="float" office:value="62.775000000001">
            <text:p>62.775000000001</text:p>
          </table:table-cell>
          <table:table-cell table:formula="of:=SQRT(ABS([.$D$2]^2-[.B846]^2))" office:value-type="float" office:value="77.8415016234905">
            <text:p>77.8415016234905</text:p>
          </table:table-cell>
          <table:table-cell table:formula="of:=([.$C$10]-[.C846])*[.$B$4]" office:value-type="float" office:value="27916.1829940227">
            <text:p>27916.1829940227</text:p>
          </table:table-cell>
          <table:table-cell table:formula="of:=ROUND([.D846])" office:value-type="float" office:value="27916">
            <text:p>27916</text:p>
          </table:table-cell>
          <table:table-cell table:formula="of:=([.$C$8]-([.E846]*[.$C$4]))" office:value-type="float" office:value="77.841675">
            <text:p>77.841675</text:p>
          </table:table-cell>
          <table:table-cell table:formula="of:=SQRT(ABS([.$D$2]^2-[.F846]^2))" office:value-type="float" office:value="62.7747850111362">
            <text:p>62.7747850111362</text:p>
          </table:table-cell>
          <table:table-cell table:formula="of:=ABS([.B846]-[.G846])" office:value-type="float" office:value="0.000214988864719601">
            <text:p>0.000214988864719601</text:p>
          </table:table-cell>
          <table:table-cell/>
        </table:table-row>
        <table:table-row table:style-name="ro2">
          <table:table-cell table:formula="of:=[.A846]+[.A$4]" office:value-type="float" office:value="251.400000000004">
            <text:p>251.400000000004</text:p>
          </table:table-cell>
          <table:table-cell table:formula="of:=[.A847]/([.$D$4]*2)" office:value-type="float" office:value="62.850000000001">
            <text:p>62.850000000001</text:p>
          </table:table-cell>
          <table:table-cell table:formula="of:=SQRT(ABS([.$D$2]^2-[.B847]^2))" office:value-type="float" office:value="77.7809584667088">
            <text:p>77.7809584667088</text:p>
          </table:table-cell>
          <table:table-cell table:formula="of:=([.$C$10]-[.C847])*[.$B$4]" office:value-type="float" office:value="27992.4578372123">
            <text:p>27992.4578372123</text:p>
          </table:table-cell>
          <table:table-cell table:formula="of:=ROUND([.D847])" office:value-type="float" office:value="27992">
            <text:p>27992</text:p>
          </table:table-cell>
          <table:table-cell table:formula="of:=([.$C$8]-([.E847]*[.$C$4]))" office:value-type="float" office:value="77.78135">
            <text:p>77.78135</text:p>
          </table:table-cell>
          <table:table-cell table:formula="of:=SQRT(ABS([.$D$2]^2-[.F847]^2))" office:value-type="float" office:value="62.8495154490271">
            <text:p>62.8495154490271</text:p>
          </table:table-cell>
          <table:table-cell table:formula="of:=ABS([.B847]-[.G847])" office:value-type="float" office:value="0.000484550973823161">
            <text:p>0.000484550973823161</text:p>
          </table:table-cell>
          <table:table-cell/>
        </table:table-row>
        <table:table-row table:style-name="ro2">
          <table:table-cell table:formula="of:=[.A847]+[.A$4]" office:value-type="float" office:value="251.700000000004">
            <text:p>251.700000000004</text:p>
          </table:table-cell>
          <table:table-cell table:formula="of:=[.A848]/([.$D$4]*2)" office:value-type="float" office:value="62.925000000001">
            <text:p>62.925000000001</text:p>
          </table:table-cell>
          <table:table-cell table:formula="of:=SQRT(ABS([.$D$2]^2-[.B848]^2))" office:value-type="float" office:value="77.7202957727252">
            <text:p>77.7202957727252</text:p>
          </table:table-cell>
          <table:table-cell table:formula="of:=([.$C$10]-[.C848])*[.$B$4]" office:value-type="float" office:value="28068.8832784515">
            <text:p>28068.8832784515</text:p>
          </table:table-cell>
          <table:table-cell table:formula="of:=ROUND([.D848])" office:value-type="float" office:value="28069">
            <text:p>28069</text:p>
          </table:table-cell>
          <table:table-cell table:formula="of:=([.$C$8]-([.E848]*[.$C$4]))" office:value-type="float" office:value="77.72023125">
            <text:p>77.72023125</text:p>
          </table:table-cell>
          <table:table-cell table:formula="of:=SQRT(ABS([.$D$2]^2-[.F848]^2))" office:value-type="float" office:value="62.9250796936049">
            <text:p>62.9250796936049</text:p>
          </table:table-cell>
          <table:table-cell table:formula="of:=ABS([.B848]-[.G848])" office:value-type="float" office:value="0.0000796936039080265">
            <text:p>0.0000796936039080265</text:p>
          </table:table-cell>
          <table:table-cell/>
        </table:table-row>
        <table:table-row table:style-name="ro2">
          <table:table-cell table:formula="of:=[.A848]+[.A$4]" office:value-type="float" office:value="252.000000000004">
            <text:p>252.000000000004</text:p>
          </table:table-cell>
          <table:table-cell table:formula="of:=[.A849]/([.$D$4]*2)" office:value-type="float" office:value="63.000000000001">
            <text:p>63.000000000001</text:p>
          </table:table-cell>
          <table:table-cell table:formula="of:=SQRT(ABS([.$D$2]^2-[.B849]^2))" office:value-type="float" office:value="77.6595132614149">
            <text:p>77.6595132614149</text:p>
          </table:table-cell>
          <table:table-cell table:formula="of:=([.$C$10]-[.C849])*[.$B$4]" office:value-type="float" office:value="28145.4596706534">
            <text:p>28145.4596706534</text:p>
          </table:table-cell>
          <table:table-cell table:formula="of:=ROUND([.D849])" office:value-type="float" office:value="28145">
            <text:p>28145</text:p>
          </table:table-cell>
          <table:table-cell table:formula="of:=([.$C$8]-([.E849]*[.$C$4]))" office:value-type="float" office:value="77.65990625">
            <text:p>77.65990625</text:p>
          </table:table-cell>
          <table:table-cell table:formula="of:=SQRT(ABS([.$D$2]^2-[.F849]^2))" office:value-type="float" office:value="62.9995155635439">
            <text:p>62.9995155635439</text:p>
          </table:table-cell>
          <table:table-cell table:formula="of:=ABS([.B849]-[.G849])" office:value-type="float" office:value="0.000484436457064419">
            <text:p>0.000484436457064419</text:p>
          </table:table-cell>
          <table:table-cell/>
        </table:table-row>
        <table:table-row table:style-name="ro2">
          <table:table-cell table:formula="of:=[.A849]+[.A$4]" office:value-type="float" office:value="252.300000000004">
            <text:p>252.300000000004</text:p>
          </table:table-cell>
          <table:table-cell table:formula="of:=[.A850]/([.$D$4]*2)" office:value-type="float" office:value="63.075000000001">
            <text:p>63.075000000001</text:p>
          </table:table-cell>
          <table:table-cell table:formula="of:=SQRT(ABS([.$D$2]^2-[.B850]^2))" office:value-type="float" office:value="77.5986106512216">
            <text:p>77.5986106512216</text:p>
          </table:table-cell>
          <table:table-cell table:formula="of:=([.$C$10]-[.C850])*[.$B$4]" office:value-type="float" office:value="28222.1873685348">
            <text:p>28222.1873685348</text:p>
          </table:table-cell>
          <table:table-cell table:formula="of:=ROUND([.D850])" office:value-type="float" office:value="28222">
            <text:p>28222</text:p>
          </table:table-cell>
          <table:table-cell table:formula="of:=([.$C$8]-([.E850]*[.$C$4]))" office:value-type="float" office:value="77.5987875">
            <text:p>77.5987875</text:p>
          </table:table-cell>
          <table:table-cell table:formula="of:=SQRT(ABS([.$D$2]^2-[.F850]^2))" office:value-type="float" office:value="63.0747824295086">
            <text:p>63.0747824295086</text:p>
          </table:table-cell>
          <table:table-cell table:formula="of:=ABS([.B850]-[.G850])" office:value-type="float" office:value="0.000217570492388575">
            <text:p>0.000217570492388575</text:p>
          </table:table-cell>
          <table:table-cell/>
        </table:table-row>
        <table:table-row table:style-name="ro2">
          <table:table-cell table:formula="of:=[.A850]+[.A$4]" office:value-type="float" office:value="252.600000000004">
            <text:p>252.600000000004</text:p>
          </table:table-cell>
          <table:table-cell table:formula="of:=[.A851]/([.$D$4]*2)" office:value-type="float" office:value="63.150000000001">
            <text:p>63.150000000001</text:p>
          </table:table-cell>
          <table:table-cell table:formula="of:=SQRT(ABS([.$D$2]^2-[.B851]^2))" office:value-type="float" office:value="77.5375876591468">
            <text:p>77.5375876591468</text:p>
          </table:table-cell>
          <table:table-cell table:formula="of:=([.$C$10]-[.C851])*[.$B$4]" office:value-type="float" office:value="28299.0667286289">
            <text:p>28299.0667286289</text:p>
          </table:table-cell>
          <table:table-cell table:formula="of:=ROUND([.D851])" office:value-type="float" office:value="28299">
            <text:p>28299</text:p>
          </table:table-cell>
          <table:table-cell table:formula="of:=([.$C$8]-([.E851]*[.$C$4]))" office:value-type="float" office:value="77.53766875">
            <text:p>77.53766875</text:p>
          </table:table-cell>
          <table:table-cell table:formula="of:=SQRT(ABS([.$D$2]^2-[.F851]^2))" office:value-type="float" office:value="63.14990043393">
            <text:p>63.14990043393</text:p>
          </table:table-cell>
          <table:table-cell table:formula="of:=ABS([.B851]-[.G851])" office:value-type="float" office:value="0.0000995660709506296">
            <text:p>0.0000995660709506296</text:p>
          </table:table-cell>
          <table:table-cell/>
        </table:table-row>
        <table:table-row table:style-name="ro2">
          <table:table-cell table:formula="of:=[.A851]+[.A$4]" office:value-type="float" office:value="252.900000000004">
            <text:p>252.900000000004</text:p>
          </table:table-cell>
          <table:table-cell table:formula="of:=[.A852]/([.$D$4]*2)" office:value-type="float" office:value="63.225000000001">
            <text:p>63.225000000001</text:p>
          </table:table-cell>
          <table:table-cell table:formula="of:=SQRT(ABS([.$D$2]^2-[.B852]^2))" office:value-type="float" office:value="77.4764440007405">
            <text:p>77.4764440007405</text:p>
          </table:table-cell>
          <table:table-cell table:formula="of:=([.$C$10]-[.C852])*[.$B$4]" office:value-type="float" office:value="28376.0981092983">
            <text:p>28376.0981092983</text:p>
          </table:table-cell>
          <table:table-cell table:formula="of:=ROUND([.D852])" office:value-type="float" office:value="28376">
            <text:p>28376</text:p>
          </table:table-cell>
          <table:table-cell table:formula="of:=([.$C$8]-([.E852]*[.$C$4]))" office:value-type="float" office:value="77.47655">
            <text:p>77.47655</text:p>
          </table:table-cell>
          <table:table-cell table:formula="of:=SQRT(ABS([.$D$2]^2-[.F852]^2))" office:value-type="float" office:value="63.2248701073992">
            <text:p>63.2248701073992</text:p>
          </table:table-cell>
          <table:table-cell table:formula="of:=ABS([.B852]-[.G852])" office:value-type="float" office:value="0.000129892601783865">
            <text:p>0.000129892601783865</text:p>
          </table:table-cell>
          <table:table-cell/>
        </table:table-row>
        <table:table-row table:style-name="ro2">
          <table:table-cell table:formula="of:=[.A852]+[.A$4]" office:value-type="float" office:value="253.200000000004">
            <text:p>253.200000000004</text:p>
          </table:table-cell>
          <table:table-cell table:formula="of:=[.A853]/([.$D$4]*2)" office:value-type="float" office:value="63.300000000001">
            <text:p>63.300000000001</text:p>
          </table:table-cell>
          <table:table-cell table:formula="of:=SQRT(ABS([.$D$2]^2-[.B853]^2))" office:value-type="float" office:value="77.4151793900904">
            <text:p>77.4151793900904</text:p>
          </table:table-cell>
          <table:table-cell table:formula="of:=([.$C$10]-[.C853])*[.$B$4]" office:value-type="float" office:value="28453.2818707473">
            <text:p>28453.2818707473</text:p>
          </table:table-cell>
          <table:table-cell table:formula="of:=ROUND([.D853])" office:value-type="float" office:value="28453">
            <text:p>28453</text:p>
          </table:table-cell>
          <table:table-cell table:formula="of:=([.$C$8]-([.E853]*[.$C$4]))" office:value-type="float" office:value="77.41543125">
            <text:p>77.41543125</text:p>
          </table:table-cell>
          <table:table-cell table:formula="of:=SQRT(ABS([.$D$2]^2-[.F853]^2))" office:value-type="float" office:value="63.2996919769482">
            <text:p>63.2996919769482</text:p>
          </table:table-cell>
          <table:table-cell table:formula="of:=ABS([.B853]-[.G853])" office:value-type="float" office:value="0.000308023052745909">
            <text:p>0.000308023052745909</text:p>
          </table:table-cell>
          <table:table-cell/>
        </table:table-row>
        <table:table-row table:style-name="ro2">
          <table:table-cell table:formula="of:=[.A853]+[.A$4]" office:value-type="float" office:value="253.500000000004">
            <text:p>253.500000000004</text:p>
          </table:table-cell>
          <table:table-cell table:formula="of:=[.A854]/([.$D$4]*2)" office:value-type="float" office:value="63.375000000001">
            <text:p>63.375000000001</text:p>
          </table:table-cell>
          <table:table-cell table:formula="of:=SQRT(ABS([.$D$2]^2-[.B854]^2))" office:value-type="float" office:value="77.3537935398121">
            <text:p>77.3537935398121</text:p>
          </table:table-cell>
          <table:table-cell table:formula="of:=([.$C$10]-[.C854])*[.$B$4]" office:value-type="float" office:value="28530.6183750349">
            <text:p>28530.6183750349</text:p>
          </table:table-cell>
          <table:table-cell table:formula="of:=ROUND([.D854])" office:value-type="float" office:value="28531">
            <text:p>28531</text:p>
          </table:table-cell>
          <table:table-cell table:formula="of:=([.$C$8]-([.E854]*[.$C$4]))" office:value-type="float" office:value="77.35351875">
            <text:p>77.35351875</text:p>
          </table:table-cell>
          <table:table-cell table:formula="of:=SQRT(ABS([.$D$2]^2-[.F854]^2))" office:value-type="float" office:value="63.3753353994549">
            <text:p>63.3753353994549</text:p>
          </table:table-cell>
          <table:table-cell table:formula="of:=ABS([.B854]-[.G854])" office:value-type="float" office:value="0.000335399453895491">
            <text:p>0.000335399453895491</text:p>
          </table:table-cell>
          <table:table-cell/>
        </table:table-row>
        <table:table-row table:style-name="ro2">
          <table:table-cell table:formula="of:=[.A854]+[.A$4]" office:value-type="float" office:value="253.800000000004">
            <text:p>253.800000000004</text:p>
          </table:table-cell>
          <table:table-cell table:formula="of:=[.A855]/([.$D$4]*2)" office:value-type="float" office:value="63.450000000001">
            <text:p>63.450000000001</text:p>
          </table:table-cell>
          <table:table-cell table:formula="of:=SQRT(ABS([.$D$2]^2-[.B855]^2))" office:value-type="float" office:value="77.2922861610386">
            <text:p>77.2922861610386</text:p>
          </table:table-cell>
          <table:table-cell table:formula="of:=([.$C$10]-[.C855])*[.$B$4]" office:value-type="float" office:value="28608.1079860882">
            <text:p>28608.1079860882</text:p>
          </table:table-cell>
          <table:table-cell table:formula="of:=ROUND([.D855])" office:value-type="float" office:value="28608">
            <text:p>28608</text:p>
          </table:table-cell>
          <table:table-cell table:formula="of:=([.$C$8]-([.E855]*[.$C$4]))" office:value-type="float" office:value="77.2924">
            <text:p>77.2924</text:p>
          </table:table-cell>
          <table:table-cell table:formula="of:=SQRT(ABS([.$D$2]^2-[.F855]^2))" office:value-type="float" office:value="63.4498613256168">
            <text:p>63.4498613256168</text:p>
          </table:table-cell>
          <table:table-cell table:formula="of:=ABS([.B855]-[.G855])" office:value-type="float" office:value="0.000138674384196236">
            <text:p>0.000138674384196236</text:p>
          </table:table-cell>
          <table:table-cell/>
        </table:table-row>
        <table:table-row table:style-name="ro2">
          <table:table-cell table:formula="of:=[.A855]+[.A$4]" office:value-type="float" office:value="254.100000000004">
            <text:p>254.100000000004</text:p>
          </table:table-cell>
          <table:table-cell table:formula="of:=[.A856]/([.$D$4]*2)" office:value-type="float" office:value="63.525000000001">
            <text:p>63.525000000001</text:p>
          </table:table-cell>
          <table:table-cell table:formula="of:=SQRT(ABS([.$D$2]^2-[.B856]^2))" office:value-type="float" office:value="77.2306569634098">
            <text:p>77.2306569634098</text:p>
          </table:table-cell>
          <table:table-cell table:formula="of:=([.$C$10]-[.C856])*[.$B$4]" office:value-type="float" office:value="28685.751069715">
            <text:p>28685.751069715</text:p>
          </table:table-cell>
          <table:table-cell table:formula="of:=ROUND([.D856])" office:value-type="float" office:value="28686">
            <text:p>28686</text:p>
          </table:table-cell>
          <table:table-cell table:formula="of:=([.$C$8]-([.E856]*[.$C$4]))" office:value-type="float" office:value="77.2304875">
            <text:p>77.2304875</text:p>
          </table:table-cell>
          <table:table-cell table:formula="of:=SQRT(ABS([.$D$2]^2-[.F856]^2))" office:value-type="float" office:value="63.52520602495">
            <text:p>63.52520602495</text:p>
          </table:table-cell>
          <table:table-cell table:formula="of:=ABS([.B856]-[.G856])" office:value-type="float" office:value="0.000206024949008565">
            <text:p>0.000206024949008565</text:p>
          </table:table-cell>
          <table:table-cell/>
        </table:table-row>
        <table:table-row table:style-name="ro2">
          <table:table-cell table:formula="of:=[.A856]+[.A$4]" office:value-type="float" office:value="254.400000000004">
            <text:p>254.400000000004</text:p>
          </table:table-cell>
          <table:table-cell table:formula="of:=[.A857]/([.$D$4]*2)" office:value-type="float" office:value="63.600000000001">
            <text:p>63.600000000001</text:p>
          </table:table-cell>
          <table:table-cell table:formula="of:=SQRT(ABS([.$D$2]^2-[.B857]^2))" office:value-type="float" office:value="77.1689056550621">
            <text:p>77.1689056550621</text:p>
          </table:table-cell>
          <table:table-cell table:formula="of:=([.$C$10]-[.C857])*[.$B$4]" office:value-type="float" office:value="28763.5479936176">
            <text:p>28763.5479936176</text:p>
          </table:table-cell>
          <table:table-cell table:formula="of:=ROUND([.D857])" office:value-type="float" office:value="28764">
            <text:p>28764</text:p>
          </table:table-cell>
          <table:table-cell table:formula="of:=([.$C$8]-([.E857]*[.$C$4]))" office:value-type="float" office:value="77.168575">
            <text:p>77.168575</text:p>
          </table:table-cell>
          <table:table-cell table:formula="of:=SQRT(ABS([.$D$2]^2-[.F857]^2))" office:value-type="float" office:value="63.6004011973932">
            <text:p>63.6004011973932</text:p>
          </table:table-cell>
          <table:table-cell table:formula="of:=ABS([.B857]-[.G857])" office:value-type="float" office:value="0.000401197392214669">
            <text:p>0.000401197392214669</text:p>
          </table:table-cell>
          <table:table-cell/>
        </table:table-row>
        <table:table-row table:style-name="ro2">
          <table:table-cell table:formula="of:=[.A857]+[.A$4]" office:value-type="float" office:value="254.700000000004">
            <text:p>254.700000000004</text:p>
          </table:table-cell>
          <table:table-cell table:formula="of:=[.A858]/([.$D$4]*2)" office:value-type="float" office:value="63.675000000001">
            <text:p>63.675000000001</text:p>
          </table:table-cell>
          <table:table-cell table:formula="of:=SQRT(ABS([.$D$2]^2-[.B858]^2))" office:value-type="float" office:value="77.1070319426178">
            <text:p>77.1070319426178</text:p>
          </table:table-cell>
          <table:table-cell table:formula="of:=([.$C$10]-[.C858])*[.$B$4]" office:value-type="float" office:value="28841.4991274057">
            <text:p>28841.4991274057</text:p>
          </table:table-cell>
          <table:table-cell table:formula="of:=ROUND([.D858])" office:value-type="float" office:value="28841">
            <text:p>28841</text:p>
          </table:table-cell>
          <table:table-cell table:formula="of:=([.$C$8]-([.E858]*[.$C$4]))" office:value-type="float" office:value="77.10745625">
            <text:p>77.10745625</text:p>
          </table:table-cell>
          <table:table-cell table:formula="of:=SQRT(ABS([.$D$2]^2-[.F858]^2))" office:value-type="float" office:value="63.6744861828844">
            <text:p>63.6744861828844</text:p>
          </table:table-cell>
          <table:table-cell table:formula="of:=ABS([.B858]-[.G858])" office:value-type="float" office:value="0.000513817116583937">
            <text:p>0.000513817116583937</text:p>
          </table:table-cell>
          <table:table-cell/>
        </table:table-row>
        <table:table-row table:style-name="ro2">
          <table:table-cell table:formula="of:=[.A858]+[.A$4]" office:value-type="float" office:value="255.000000000004">
            <text:p>255.000000000004</text:p>
          </table:table-cell>
          <table:table-cell table:formula="of:=[.A859]/([.$D$4]*2)" office:value-type="float" office:value="63.750000000001">
            <text:p>63.750000000001</text:p>
          </table:table-cell>
          <table:table-cell table:formula="of:=SQRT(ABS([.$D$2]^2-[.B859]^2))" office:value-type="float" office:value="77.0450355311741">
            <text:p>77.0450355311741</text:p>
          </table:table-cell>
          <table:table-cell table:formula="of:=([.$C$10]-[.C859])*[.$B$4]" office:value-type="float" office:value="28919.6048426104">
            <text:p>28919.6048426104</text:p>
          </table:table-cell>
          <table:table-cell table:formula="of:=ROUND([.D859])" office:value-type="float" office:value="28920">
            <text:p>28920</text:p>
          </table:table-cell>
          <table:table-cell table:formula="of:=([.$C$8]-([.E859]*[.$C$4]))" office:value-type="float" office:value="77.04475">
            <text:p>77.04475</text:p>
          </table:table-cell>
          <table:table-cell table:formula="of:=SQRT(ABS([.$D$2]^2-[.F859]^2))" office:value-type="float" office:value="63.7503450770072">
            <text:p>63.7503450770072</text:p>
          </table:table-cell>
          <table:table-cell table:formula="of:=ABS([.B859]-[.G859])" office:value-type="float" office:value="0.000345077006251415">
            <text:p>0.000345077006251415</text:p>
          </table:table-cell>
          <table:table-cell/>
        </table:table-row>
        <table:table-row table:style-name="ro2">
          <table:table-cell table:formula="of:=[.A859]+[.A$4]" office:value-type="float" office:value="255.300000000004">
            <text:p>255.300000000004</text:p>
          </table:table-cell>
          <table:table-cell table:formula="of:=[.A860]/([.$D$4]*2)" office:value-type="float" office:value="63.825000000001">
            <text:p>63.825000000001</text:p>
          </table:table-cell>
          <table:table-cell table:formula="of:=SQRT(ABS([.$D$2]^2-[.B860]^2))" office:value-type="float" office:value="76.9829161242926">
            <text:p>76.9829161242926</text:p>
          </table:table-cell>
          <table:table-cell table:formula="of:=([.$C$10]-[.C860])*[.$B$4]" office:value-type="float" office:value="28997.8655126972">
            <text:p>28997.8655126972</text:p>
          </table:table-cell>
          <table:table-cell table:formula="of:=ROUND([.D860])" office:value-type="float" office:value="28998">
            <text:p>28998</text:p>
          </table:table-cell>
          <table:table-cell table:formula="of:=([.$C$8]-([.E860]*[.$C$4]))" office:value-type="float" office:value="76.9828375">
            <text:p>76.9828375</text:p>
          </table:table-cell>
          <table:table-cell table:formula="of:=SQRT(ABS([.$D$2]^2-[.F860]^2))" office:value-type="float" office:value="63.825094833056">
            <text:p>63.825094833056</text:p>
          </table:table-cell>
          <table:table-cell table:formula="of:=ABS([.B860]-[.G860])" office:value-type="float" office:value="0.0000948330550230025">
            <text:p>0.0000948330550230025</text:p>
          </table:table-cell>
          <table:table-cell/>
        </table:table-row>
        <table:table-row table:style-name="ro2">
          <table:table-cell table:formula="of:=[.A860]+[.A$4]" office:value-type="float" office:value="255.600000000004">
            <text:p>255.600000000004</text:p>
          </table:table-cell>
          <table:table-cell table:formula="of:=[.A861]/([.$D$4]*2)" office:value-type="float" office:value="63.900000000001">
            <text:p>63.900000000001</text:p>
          </table:table-cell>
          <table:table-cell table:formula="of:=SQRT(ABS([.$D$2]^2-[.B861]^2))" office:value-type="float" office:value="76.9206734239884">
            <text:p>76.9206734239884</text:p>
          </table:table-cell>
          <table:table-cell table:formula="of:=([.$C$10]-[.C861])*[.$B$4]" office:value-type="float" office:value="29076.2815130805">
            <text:p>29076.2815130805</text:p>
          </table:table-cell>
          <table:table-cell table:formula="of:=ROUND([.D861])" office:value-type="float" office:value="29076">
            <text:p>29076</text:p>
          </table:table-cell>
          <table:table-cell table:formula="of:=([.$C$8]-([.E861]*[.$C$4]))" office:value-type="float" office:value="76.920925">
            <text:p>76.920925</text:p>
          </table:table-cell>
          <table:table-cell table:formula="of:=SQRT(ABS([.$D$2]^2-[.F861]^2))" office:value-type="float" office:value="63.8996971600365">
            <text:p>63.8996971600365</text:p>
          </table:table-cell>
          <table:table-cell table:formula="of:=ABS([.B861]-[.G861])" office:value-type="float" office:value="0.000302839964497537">
            <text:p>0.000302839964497537</text:p>
          </table:table-cell>
          <table:table-cell/>
        </table:table-row>
        <table:table-row table:style-name="ro2">
          <table:table-cell table:formula="of:=[.A861]+[.A$4]" office:value-type="float" office:value="255.900000000004">
            <text:p>255.900000000004</text:p>
          </table:table-cell>
          <table:table-cell table:formula="of:=[.A862]/([.$D$4]*2)" office:value-type="float" office:value="63.975000000001">
            <text:p>63.975000000001</text:p>
          </table:table-cell>
          <table:table-cell table:formula="of:=SQRT(ABS([.$D$2]^2-[.B862]^2))" office:value-type="float" office:value="76.8583071307186">
            <text:p>76.8583071307186</text:p>
          </table:table-cell>
          <table:table-cell table:formula="of:=([.$C$10]-[.C862])*[.$B$4]" office:value-type="float" office:value="29154.8532211369">
            <text:p>29154.8532211369</text:p>
          </table:table-cell>
          <table:table-cell table:formula="of:=ROUND([.D862])" office:value-type="float" office:value="29155">
            <text:p>29155</text:p>
          </table:table-cell>
          <table:table-cell table:formula="of:=([.$C$8]-([.E862]*[.$C$4]))" office:value-type="float" office:value="76.85821875">
            <text:p>76.85821875</text:p>
          </table:table-cell>
          <table:table-cell table:formula="of:=SQRT(ABS([.$D$2]^2-[.F862]^2))" office:value-type="float" office:value="63.9751061787094">
            <text:p>63.9751061787094</text:p>
          </table:table-cell>
          <table:table-cell table:formula="of:=ABS([.B862]-[.G862])" office:value-type="float" office:value="0.000106178708449534">
            <text:p>0.000106178708449534</text:p>
          </table:table-cell>
          <table:table-cell/>
        </table:table-row>
        <table:table-row table:style-name="ro2">
          <table:table-cell table:formula="of:=[.A862]+[.A$4]" office:value-type="float" office:value="256.200000000004">
            <text:p>256.200000000004</text:p>
          </table:table-cell>
          <table:table-cell table:formula="of:=[.A863]/([.$D$4]*2)" office:value-type="float" office:value="64.050000000001">
            <text:p>64.050000000001</text:p>
          </table:table-cell>
          <table:table-cell table:formula="of:=SQRT(ABS([.$D$2]^2-[.B863]^2))" office:value-type="float" office:value="76.7958169433718">
            <text:p>76.7958169433718</text:p>
          </table:table-cell>
          <table:table-cell table:formula="of:=([.$C$10]-[.C863])*[.$B$4]" office:value-type="float" office:value="29233.5810162195">
            <text:p>29233.5810162195</text:p>
          </table:table-cell>
          <table:table-cell table:formula="of:=ROUND([.D863])" office:value-type="float" office:value="29234">
            <text:p>29234</text:p>
          </table:table-cell>
          <table:table-cell table:formula="of:=([.$C$8]-([.E863]*[.$C$4]))" office:value-type="float" office:value="76.7955125">
            <text:p>76.7955125</text:p>
          </table:table-cell>
          <table:table-cell table:formula="of:=SQRT(ABS([.$D$2]^2-[.F863]^2))" office:value-type="float" office:value="64.0503650252077">
            <text:p>64.0503650252077</text:p>
          </table:table-cell>
          <table:table-cell table:formula="of:=ABS([.B863]-[.G863])" office:value-type="float" office:value="0.00036502520666204">
            <text:p>0.00036502520666204</text:p>
          </table:table-cell>
          <table:table-cell/>
        </table:table-row>
        <table:table-row table:style-name="ro2">
          <table:table-cell table:formula="of:=[.A863]+[.A$4]" office:value-type="float" office:value="256.500000000004">
            <text:p>256.500000000004</text:p>
          </table:table-cell>
          <table:table-cell table:formula="of:=[.A864]/([.$D$4]*2)" office:value-type="float" office:value="64.125000000001">
            <text:p>64.125000000001</text:p>
          </table:table-cell>
          <table:table-cell table:formula="of:=SQRT(ABS([.$D$2]^2-[.B864]^2))" office:value-type="float" office:value="76.7332025592564">
            <text:p>76.7332025592564</text:p>
          </table:table-cell>
          <table:table-cell table:formula="of:=([.$C$10]-[.C864])*[.$B$4]" office:value-type="float" office:value="29312.465279672">
            <text:p>29312.465279672</text:p>
          </table:table-cell>
          <table:table-cell table:formula="of:=ROUND([.D864])" office:value-type="float" office:value="29312">
            <text:p>29312</text:p>
          </table:table-cell>
          <table:table-cell table:formula="of:=([.$C$8]-([.E864]*[.$C$4]))" office:value-type="float" office:value="76.7336">
            <text:p>76.7336</text:p>
          </table:table-cell>
          <table:table-cell table:formula="of:=SQRT(ABS([.$D$2]^2-[.F864]^2))" office:value-type="float" office:value="64.1245244118036">
            <text:p>64.1245244118036</text:p>
          </table:table-cell>
          <table:table-cell table:formula="of:=ABS([.B864]-[.G864])" office:value-type="float" office:value="0.000475588197360821">
            <text:p>0.000475588197360821</text:p>
          </table:table-cell>
          <table:table-cell/>
        </table:table-row>
        <table:table-row table:style-name="ro2">
          <table:table-cell table:formula="of:=[.A864]+[.A$4]" office:value-type="float" office:value="256.800000000004">
            <text:p>256.800000000004</text:p>
          </table:table-cell>
          <table:table-cell table:formula="of:=[.A865]/([.$D$4]*2)" office:value-type="float" office:value="64.200000000001">
            <text:p>64.200000000001</text:p>
          </table:table-cell>
          <table:table-cell table:formula="of:=SQRT(ABS([.$D$2]^2-[.B865]^2))" office:value-type="float" office:value="76.6704636740895">
            <text:p>76.6704636740895</text:p>
          </table:table-cell>
          <table:table-cell table:formula="of:=([.$C$10]-[.C865])*[.$B$4]" office:value-type="float" office:value="29391.5063948429">
            <text:p>29391.5063948429</text:p>
          </table:table-cell>
          <table:table-cell table:formula="of:=ROUND([.D865])" office:value-type="float" office:value="29392">
            <text:p>29392</text:p>
          </table:table-cell>
          <table:table-cell table:formula="of:=([.$C$8]-([.E865]*[.$C$4]))" office:value-type="float" office:value="76.6701">
            <text:p>76.6701</text:p>
          </table:table-cell>
          <table:table-cell table:formula="of:=SQRT(ABS([.$D$2]^2-[.F865]^2))" office:value-type="float" office:value="64.2004343130948">
            <text:p>64.2004343130948</text:p>
          </table:table-cell>
          <table:table-cell table:formula="of:=ABS([.B865]-[.G865])" office:value-type="float" office:value="0.000434313093791161">
            <text:p>0.000434313093791161</text:p>
          </table:table-cell>
          <table:table-cell/>
        </table:table-row>
        <table:table-row table:style-name="ro2">
          <table:table-cell table:formula="of:=[.A865]+[.A$4]" office:value-type="float" office:value="257.100000000004">
            <text:p>257.100000000004</text:p>
          </table:table-cell>
          <table:table-cell table:formula="of:=[.A866]/([.$D$4]*2)" office:value-type="float" office:value="64.275000000001">
            <text:p>64.275000000001</text:p>
          </table:table-cell>
          <table:table-cell table:formula="of:=SQRT(ABS([.$D$2]^2-[.B866]^2))" office:value-type="float" office:value="76.6075999819853">
            <text:p>76.6075999819853</text:p>
          </table:table-cell>
          <table:table-cell table:formula="of:=([.$C$10]-[.C866])*[.$B$4]" office:value-type="float" office:value="29470.7047471002">
            <text:p>29470.7047471002</text:p>
          </table:table-cell>
          <table:table-cell table:formula="of:=ROUND([.D866])" office:value-type="float" office:value="29471">
            <text:p>29471</text:p>
          </table:table-cell>
          <table:table-cell table:formula="of:=([.$C$8]-([.E866]*[.$C$4]))" office:value-type="float" office:value="76.60739375">
            <text:p>76.60739375</text:p>
          </table:table-cell>
          <table:table-cell table:formula="of:=SQRT(ABS([.$D$2]^2-[.F866]^2))" office:value-type="float" office:value="64.2752458014161">
            <text:p>64.2752458014161</text:p>
          </table:table-cell>
          <table:table-cell table:formula="of:=ABS([.B866]-[.G866])" office:value-type="float" office:value="0.000245801415118763">
            <text:p>0.000245801415118763</text:p>
          </table:table-cell>
          <table:table-cell/>
        </table:table-row>
        <table:table-row table:style-name="ro2">
          <table:table-cell table:formula="of:=[.A866]+[.A$4]" office:value-type="float" office:value="257.400000000004">
            <text:p>257.400000000004</text:p>
          </table:table-cell>
          <table:table-cell table:formula="of:=[.A867]/([.$D$4]*2)" office:value-type="float" office:value="64.350000000001">
            <text:p>64.350000000001</text:p>
          </table:table-cell>
          <table:table-cell table:formula="of:=SQRT(ABS([.$D$2]^2-[.B867]^2))" office:value-type="float" office:value="76.5446111754438">
            <text:p>76.5446111754438</text:p>
          </table:table-cell>
          <table:table-cell table:formula="of:=([.$C$10]-[.C867])*[.$B$4]" office:value-type="float" office:value="29550.0607238454">
            <text:p>29550.0607238454</text:p>
          </table:table-cell>
          <table:table-cell table:formula="of:=ROUND([.D867])" office:value-type="float" office:value="29550">
            <text:p>29550</text:p>
          </table:table-cell>
          <table:table-cell table:formula="of:=([.$C$8]-([.E867]*[.$C$4]))" office:value-type="float" office:value="76.5446875">
            <text:p>76.5446875</text:p>
          </table:table-cell>
          <table:table-cell table:formula="of:=SQRT(ABS([.$D$2]^2-[.F867]^2))" office:value-type="float" office:value="64.3499092114926">
            <text:p>64.3499092114926</text:p>
          </table:table-cell>
          <table:table-cell table:formula="of:=ABS([.B867]-[.G867])" office:value-type="float" office:value="0.0000907885083876181">
            <text:p>0.0000907885083876181</text:p>
          </table:table-cell>
          <table:table-cell/>
        </table:table-row>
        <table:table-row table:style-name="ro2">
          <table:table-cell table:formula="of:=[.A867]+[.A$4]" office:value-type="float" office:value="257.700000000004">
            <text:p>257.700000000004</text:p>
          </table:table-cell>
          <table:table-cell table:formula="of:=[.A868]/([.$D$4]*2)" office:value-type="float" office:value="64.425000000001">
            <text:p>64.425000000001</text:p>
          </table:table-cell>
          <table:table-cell table:formula="of:=SQRT(ABS([.$D$2]^2-[.B868]^2))" office:value-type="float" office:value="76.4814969453388">
            <text:p>76.4814969453388</text:p>
          </table:table-cell>
          <table:table-cell table:formula="of:=([.$C$10]-[.C868])*[.$B$4]" office:value-type="float" office:value="29629.5747145288">
            <text:p>29629.5747145288</text:p>
          </table:table-cell>
          <table:table-cell table:formula="of:=ROUND([.D868])" office:value-type="float" office:value="29630">
            <text:p>29630</text:p>
          </table:table-cell>
          <table:table-cell table:formula="of:=([.$C$8]-([.E868]*[.$C$4]))" office:value-type="float" office:value="76.4811875">
            <text:p>76.4811875</text:p>
          </table:table-cell>
          <table:table-cell table:formula="of:=SQRT(ABS([.$D$2]^2-[.F868]^2))" office:value-type="float" office:value="64.4253673531618">
            <text:p>64.4253673531618</text:p>
          </table:table-cell>
          <table:table-cell table:formula="of:=ABS([.B868]-[.G868])" office:value-type="float" office:value="0.000367353160768857">
            <text:p>0.000367353160768857</text:p>
          </table:table-cell>
          <table:table-cell/>
        </table:table-row>
        <table:table-row table:style-name="ro2">
          <table:table-cell table:formula="of:=[.A868]+[.A$4]" office:value-type="float" office:value="258.000000000004">
            <text:p>258.000000000004</text:p>
          </table:table-cell>
          <table:table-cell table:formula="of:=[.A869]/([.$D$4]*2)" office:value-type="float" office:value="64.500000000001">
            <text:p>64.500000000001</text:p>
          </table:table-cell>
          <table:table-cell table:formula="of:=SQRT(ABS([.$D$2]^2-[.B869]^2))" office:value-type="float" office:value="76.4182569809065">
            <text:p>76.4182569809065</text:p>
          </table:table-cell>
          <table:table-cell table:formula="of:=([.$C$10]-[.C869])*[.$B$4]" office:value-type="float" office:value="29709.247110664">
            <text:p>29709.247110664</text:p>
          </table:table-cell>
          <table:table-cell table:formula="of:=ROUND([.D869])" office:value-type="float" office:value="29709">
            <text:p>29709</text:p>
          </table:table-cell>
          <table:table-cell table:formula="of:=([.$C$8]-([.E869]*[.$C$4]))" office:value-type="float" office:value="76.41848125">
            <text:p>76.41848125</text:p>
          </table:table-cell>
          <table:table-cell table:formula="of:=SQRT(ABS([.$D$2]^2-[.F869]^2))" office:value-type="float" office:value="64.4997342897116">
            <text:p>64.4997342897116</text:p>
          </table:table-cell>
          <table:table-cell table:formula="of:=ABS([.B869]-[.G869])" office:value-type="float" office:value="0.000265710289397703">
            <text:p>0.000265710289397703</text:p>
          </table:table-cell>
          <table:table-cell/>
        </table:table-row>
        <table:table-row table:style-name="ro2">
          <table:table-cell table:formula="of:=[.A869]+[.A$4]" office:value-type="float" office:value="258.300000000004">
            <text:p>258.300000000004</text:p>
          </table:table-cell>
          <table:table-cell table:formula="of:=[.A870]/([.$D$4]*2)" office:value-type="float" office:value="64.575000000001">
            <text:p>64.575000000001</text:p>
          </table:table-cell>
          <table:table-cell table:formula="of:=SQRT(ABS([.$D$2]^2-[.B870]^2))" office:value-type="float" office:value="76.3548909697334">
            <text:p>76.3548909697334</text:p>
          </table:table-cell>
          <table:table-cell table:formula="of:=([.$C$10]-[.C870])*[.$B$4]" office:value-type="float" office:value="29789.0783058428">
            <text:p>29789.0783058428</text:p>
          </table:table-cell>
          <table:table-cell table:formula="of:=ROUND([.D870])" office:value-type="float" office:value="29789">
            <text:p>29789</text:p>
          </table:table-cell>
          <table:table-cell table:formula="of:=([.$C$8]-([.E870]*[.$C$4]))" office:value-type="float" office:value="76.35498125">
            <text:p>76.35498125</text:p>
          </table:table-cell>
          <table:table-cell table:formula="of:=SQRT(ABS([.$D$2]^2-[.F870]^2))" office:value-type="float" office:value="64.5748932504898">
            <text:p>64.5748932504898</text:p>
          </table:table-cell>
          <table:table-cell table:formula="of:=ABS([.B870]-[.G870])" office:value-type="float" office:value="0.000106749511260773">
            <text:p>0.000106749511260773</text:p>
          </table:table-cell>
          <table:table-cell/>
        </table:table-row>
        <table:table-row table:style-name="ro2">
          <table:table-cell table:formula="of:=[.A870]+[.A$4]" office:value-type="float" office:value="258.600000000004">
            <text:p>258.600000000004</text:p>
          </table:table-cell>
          <table:table-cell table:formula="of:=[.A871]/([.$D$4]*2)" office:value-type="float" office:value="64.650000000001">
            <text:p>64.650000000001</text:p>
          </table:table-cell>
          <table:table-cell table:formula="of:=SQRT(ABS([.$D$2]^2-[.B871]^2))" office:value-type="float" office:value="76.2913985977441">
            <text:p>76.2913985977441</text:p>
          </table:table-cell>
          <table:table-cell table:formula="of:=([.$C$10]-[.C871])*[.$B$4]" office:value-type="float" office:value="29869.0686957505">
            <text:p>29869.0686957505</text:p>
          </table:table-cell>
          <table:table-cell table:formula="of:=ROUND([.D871])" office:value-type="float" office:value="29869">
            <text:p>29869</text:p>
          </table:table-cell>
          <table:table-cell table:formula="of:=([.$C$8]-([.E871]*[.$C$4]))" office:value-type="float" office:value="76.29148125">
            <text:p>76.29148125</text:p>
          </table:table-cell>
          <table:table-cell table:formula="of:=SQRT(ABS([.$D$2]^2-[.F871]^2))" office:value-type="float" office:value="64.6499024645892">
            <text:p>64.6499024645892</text:p>
          </table:table-cell>
          <table:table-cell table:formula="of:=ABS([.B871]-[.G871])" office:value-type="float" office:value="0.0000975354118111227">
            <text:p>0.0000975354118111227</text:p>
          </table:table-cell>
          <table:table-cell/>
        </table:table-row>
        <table:table-row table:style-name="ro2">
          <table:table-cell table:formula="of:=[.A871]+[.A$4]" office:value-type="float" office:value="258.900000000004">
            <text:p>258.900000000004</text:p>
          </table:table-cell>
          <table:table-cell table:formula="of:=[.A872]/([.$D$4]*2)" office:value-type="float" office:value="64.725000000001">
            <text:p>64.725000000001</text:p>
          </table:table-cell>
          <table:table-cell table:formula="of:=SQRT(ABS([.$D$2]^2-[.B872]^2))" office:value-type="float" office:value="76.2277795491897">
            <text:p>76.2277795491897</text:p>
          </table:table-cell>
          <table:table-cell table:formula="of:=([.$C$10]-[.C872])*[.$B$4]" office:value-type="float" office:value="29949.2186781812">
            <text:p>29949.2186781812</text:p>
          </table:table-cell>
          <table:table-cell table:formula="of:=ROUND([.D872])" office:value-type="float" office:value="29949">
            <text:p>29949</text:p>
          </table:table-cell>
          <table:table-cell table:formula="of:=([.$C$8]-([.E872]*[.$C$4]))" office:value-type="float" office:value="76.22798125">
            <text:p>76.22798125</text:p>
          </table:table-cell>
          <table:table-cell table:formula="of:=SQRT(ABS([.$D$2]^2-[.F872]^2))" office:value-type="float" office:value="64.7247624526321">
            <text:p>64.7247624526321</text:p>
          </table:table-cell>
          <table:table-cell table:formula="of:=ABS([.B872]-[.G872])" office:value-type="float" office:value="0.000237547368953983">
            <text:p>0.000237547368953983</text:p>
          </table:table-cell>
          <table:table-cell/>
        </table:table-row>
        <table:table-row table:style-name="ro2">
          <table:table-cell table:formula="of:=[.A872]+[.A$4]" office:value-type="float" office:value="259.200000000004">
            <text:p>259.200000000004</text:p>
          </table:table-cell>
          <table:table-cell table:formula="of:=[.A873]/([.$D$4]*2)" office:value-type="float" office:value="64.800000000001">
            <text:p>64.800000000001</text:p>
          </table:table-cell>
          <table:table-cell table:formula="of:=SQRT(ABS([.$D$2]^2-[.B873]^2))" office:value-type="float" office:value="76.1640335066353">
            <text:p>76.1640335066353</text:p>
          </table:table-cell>
          <table:table-cell table:formula="of:=([.$C$10]-[.C873])*[.$B$4]" office:value-type="float" office:value="30029.5286530529">
            <text:p>30029.5286530529</text:p>
          </table:table-cell>
          <table:table-cell table:formula="of:=ROUND([.D873])" office:value-type="float" office:value="30030">
            <text:p>30030</text:p>
          </table:table-cell>
          <table:table-cell table:formula="of:=([.$C$8]-([.E873]*[.$C$4]))" office:value-type="float" office:value="76.1636875">
            <text:p>76.1636875</text:p>
          </table:table-cell>
          <table:table-cell table:formula="of:=SQRT(ABS([.$D$2]^2-[.F873]^2))" office:value-type="float" office:value="64.8004066839271">
            <text:p>64.8004066839271</text:p>
          </table:table-cell>
          <table:table-cell table:formula="of:=ABS([.B873]-[.G873])" office:value-type="float" office:value="0.000406683926073015">
            <text:p>0.000406683926073015</text:p>
          </table:table-cell>
          <table:table-cell/>
        </table:table-row>
        <table:table-row table:style-name="ro2">
          <table:table-cell table:formula="of:=[.A873]+[.A$4]" office:value-type="float" office:value="259.500000000004">
            <text:p>259.500000000004</text:p>
          </table:table-cell>
          <table:table-cell table:formula="of:=[.A874]/([.$D$4]*2)" office:value-type="float" office:value="64.875000000001">
            <text:p>64.875000000001</text:p>
          </table:table-cell>
          <table:table-cell table:formula="of:=SQRT(ABS([.$D$2]^2-[.B874]^2))" office:value-type="float" office:value="76.1001601509476">
            <text:p>76.1001601509476</text:p>
          </table:table-cell>
          <table:table-cell table:formula="of:=([.$C$10]-[.C874])*[.$B$4]" office:value-type="float" office:value="30109.9990224233">
            <text:p>30109.9990224233</text:p>
          </table:table-cell>
          <table:table-cell table:formula="of:=ROUND([.D874])" office:value-type="float" office:value="30110">
            <text:p>30110</text:p>
          </table:table-cell>
          <table:table-cell table:formula="of:=([.$C$8]-([.E874]*[.$C$4]))" office:value-type="float" office:value="76.1001875">
            <text:p>76.1001875</text:p>
          </table:table-cell>
          <table:table-cell table:formula="of:=SQRT(ABS([.$D$2]^2-[.F874]^2))" office:value-type="float" office:value="64.8749679187963">
            <text:p>64.8749679187963</text:p>
          </table:table-cell>
          <table:table-cell table:formula="of:=ABS([.B874]-[.G874])" office:value-type="float" office:value="0.0000320812047647223">
            <text:p>0.0000320812047647223</text:p>
          </table:table-cell>
          <table:table-cell/>
        </table:table-row>
        <table:table-row table:style-name="ro2">
          <table:table-cell table:formula="of:=[.A874]+[.A$4]" office:value-type="float" office:value="259.800000000004">
            <text:p>259.800000000004</text:p>
          </table:table-cell>
          <table:table-cell table:formula="of:=[.A875]/([.$D$4]*2)" office:value-type="float" office:value="64.950000000001">
            <text:p>64.950000000001</text:p>
          </table:table-cell>
          <table:table-cell table:formula="of:=SQRT(ABS([.$D$2]^2-[.B875]^2))" office:value-type="float" office:value="76.0361591612824">
            <text:p>76.0361591612824</text:p>
          </table:table-cell>
          <table:table-cell table:formula="of:=([.$C$10]-[.C875])*[.$B$4]" office:value-type="float" office:value="30190.6301905054">
            <text:p>30190.6301905054</text:p>
          </table:table-cell>
          <table:table-cell table:formula="of:=ROUND([.D875])" office:value-type="float" office:value="30191">
            <text:p>30191</text:p>
          </table:table-cell>
          <table:table-cell table:formula="of:=([.$C$8]-([.E875]*[.$C$4]))" office:value-type="float" office:value="76.03589375">
            <text:p>76.03589375</text:p>
          </table:table-cell>
          <table:table-cell table:formula="of:=SQRT(ABS([.$D$2]^2-[.F875]^2))" office:value-type="float" office:value="64.9503107124108">
            <text:p>64.9503107124108</text:p>
          </table:table-cell>
          <table:table-cell table:formula="of:=ABS([.B875]-[.G875])" office:value-type="float" office:value="0.000310712409813618">
            <text:p>0.000310712409813618</text:p>
          </table:table-cell>
          <table:table-cell/>
        </table:table-row>
        <table:table-row table:style-name="ro2">
          <table:table-cell table:formula="of:=[.A875]+[.A$4]" office:value-type="float" office:value="260.100000000004">
            <text:p>260.100000000004</text:p>
          </table:table-cell>
          <table:table-cell table:formula="of:=[.A876]/([.$D$4]*2)" office:value-type="float" office:value="65.025000000001">
            <text:p>65.025000000001</text:p>
          </table:table-cell>
          <table:table-cell table:formula="of:=SQRT(ABS([.$D$2]^2-[.B876]^2))" office:value-type="float" office:value="75.9720302150724">
            <text:p>75.9720302150724</text:p>
          </table:table-cell>
          <table:table-cell table:formula="of:=([.$C$10]-[.C876])*[.$B$4]" office:value-type="float" office:value="30271.4225636834">
            <text:p>30271.4225636834</text:p>
          </table:table-cell>
          <table:table-cell table:formula="of:=ROUND([.D876])" office:value-type="float" office:value="30271">
            <text:p>30271</text:p>
          </table:table-cell>
          <table:table-cell table:formula="of:=([.$C$8]-([.E876]*[.$C$4]))" office:value-type="float" office:value="75.97239375">
            <text:p>75.97239375</text:p>
          </table:table-cell>
          <table:table-cell table:formula="of:=SQRT(ABS([.$D$2]^2-[.F876]^2))" office:value-type="float" office:value="65.0245752611654">
            <text:p>65.0245752611654</text:p>
          </table:table-cell>
          <table:table-cell table:formula="of:=ABS([.B876]-[.G876])" office:value-type="float" office:value="0.000424738835661742">
            <text:p>0.000424738835661742</text:p>
          </table:table-cell>
          <table:table-cell/>
        </table:table-row>
        <table:table-row table:style-name="ro2">
          <table:table-cell table:formula="of:=[.A876]+[.A$4]" office:value-type="float" office:value="260.400000000004">
            <text:p>260.400000000004</text:p>
          </table:table-cell>
          <table:table-cell table:formula="of:=[.A877]/([.$D$4]*2)" office:value-type="float" office:value="65.100000000001">
            <text:p>65.100000000001</text:p>
          </table:table-cell>
          <table:table-cell table:formula="of:=SQRT(ABS([.$D$2]^2-[.B877]^2))" office:value-type="float" office:value="75.907772988014">
            <text:p>75.907772988014</text:p>
          </table:table-cell>
          <table:table-cell table:formula="of:=([.$C$10]-[.C877])*[.$B$4]" office:value-type="float" office:value="30352.3765505286">
            <text:p>30352.3765505286</text:p>
          </table:table-cell>
          <table:table-cell table:formula="of:=ROUND([.D877])" office:value-type="float" office:value="30352">
            <text:p>30352</text:p>
          </table:table-cell>
          <table:table-cell table:formula="of:=([.$C$8]-([.E877]*[.$C$4]))" office:value-type="float" office:value="75.9081">
            <text:p>75.9081</text:p>
          </table:table-cell>
          <table:table-cell table:formula="of:=SQRT(ABS([.$D$2]^2-[.F877]^2))" office:value-type="float" office:value="65.0996186961951">
            <text:p>65.0996186961951</text:p>
          </table:table-cell>
          <table:table-cell table:formula="of:=ABS([.B877]-[.G877])" office:value-type="float" office:value="0.000381303805895072">
            <text:p>0.000381303805895072</text:p>
          </table:table-cell>
          <table:table-cell/>
        </table:table-row>
        <table:table-row table:style-name="ro2">
          <table:table-cell table:formula="of:=[.A877]+[.A$4]" office:value-type="float" office:value="260.700000000004">
            <text:p>260.700000000004</text:p>
          </table:table-cell>
          <table:table-cell table:formula="of:=[.A878]/([.$D$4]*2)" office:value-type="float" office:value="65.175000000001">
            <text:p>65.175000000001</text:p>
          </table:table-cell>
          <table:table-cell table:formula="of:=SQRT(ABS([.$D$2]^2-[.B878]^2))" office:value-type="float" office:value="75.8433871540549">
            <text:p>75.8433871540549</text:p>
          </table:table-cell>
          <table:table-cell table:formula="of:=([.$C$10]-[.C878])*[.$B$4]" office:value-type="float" office:value="30433.4925618156">
            <text:p>30433.4925618156</text:p>
          </table:table-cell>
          <table:table-cell table:formula="of:=ROUND([.D878])" office:value-type="float" office:value="30433">
            <text:p>30433</text:p>
          </table:table-cell>
          <table:table-cell table:formula="of:=([.$C$8]-([.E878]*[.$C$4]))" office:value-type="float" office:value="75.84380625">
            <text:p>75.84380625</text:p>
          </table:table-cell>
          <table:table-cell table:formula="of:=SQRT(ABS([.$D$2]^2-[.F878]^2))" office:value-type="float" office:value="65.1745122997668">
            <text:p>65.1745122997668</text:p>
          </table:table-cell>
          <table:table-cell table:formula="of:=ABS([.B878]-[.G878])" office:value-type="float" office:value="0.000487700234188537">
            <text:p>0.000487700234188537</text:p>
          </table:table-cell>
          <table:table-cell/>
        </table:table-row>
        <table:table-row table:style-name="ro2">
          <table:table-cell table:formula="of:=[.A878]+[.A$4]" office:value-type="float" office:value="261.000000000004">
            <text:p>261.000000000004</text:p>
          </table:table-cell>
          <table:table-cell table:formula="of:=[.A879]/([.$D$4]*2)" office:value-type="float" office:value="65.250000000001">
            <text:p>65.250000000001</text:p>
          </table:table-cell>
          <table:table-cell table:formula="of:=SQRT(ABS([.$D$2]^2-[.B879]^2))" office:value-type="float" office:value="75.778872385381">
            <text:p>75.778872385381</text:p>
          </table:table-cell>
          <table:table-cell table:formula="of:=([.$C$10]-[.C879])*[.$B$4]" office:value-type="float" office:value="30514.7710105386">
            <text:p>30514.7710105386</text:p>
          </table:table-cell>
          <table:table-cell table:formula="of:=ROUND([.D879])" office:value-type="float" office:value="30515">
            <text:p>30515</text:p>
          </table:table-cell>
          <table:table-cell table:formula="of:=([.$C$8]-([.E879]*[.$C$4]))" office:value-type="float" office:value="75.77871875">
            <text:p>75.77871875</text:p>
          </table:table-cell>
          <table:table-cell table:formula="of:=SQRT(ABS([.$D$2]^2-[.F879]^2))" office:value-type="float" office:value="65.2501784258741">
            <text:p>65.2501784258741</text:p>
          </table:table-cell>
          <table:table-cell table:formula="of:=ABS([.B879]-[.G879])" office:value-type="float" office:value="0.000178425873016863">
            <text:p>0.000178425873016863</text:p>
          </table:table-cell>
          <table:table-cell/>
        </table:table-row>
        <table:table-row table:style-name="ro2">
          <table:table-cell table:formula="of:=[.A879]+[.A$4]" office:value-type="float" office:value="261.300000000004">
            <text:p>261.300000000004</text:p>
          </table:table-cell>
          <table:table-cell table:formula="of:=[.A880]/([.$D$4]*2)" office:value-type="float" office:value="65.325000000001">
            <text:p>65.325000000001</text:p>
          </table:table-cell>
          <table:table-cell table:formula="of:=SQRT(ABS([.$D$2]^2-[.B880]^2))" office:value-type="float" office:value="75.7142283524033">
            <text:p>75.7142283524033</text:p>
          </table:table-cell>
          <table:table-cell table:formula="of:=([.$C$10]-[.C880])*[.$B$4]" office:value-type="float" office:value="30596.2123119279">
            <text:p>30596.2123119279</text:p>
          </table:table-cell>
          <table:table-cell table:formula="of:=ROUND([.D880])" office:value-type="float" office:value="30596">
            <text:p>30596</text:p>
          </table:table-cell>
          <table:table-cell table:formula="of:=([.$C$8]-([.E880]*[.$C$4]))" office:value-type="float" office:value="75.714425">
            <text:p>75.714425</text:p>
          </table:table-cell>
          <table:table-cell table:formula="of:=SQRT(ABS([.$D$2]^2-[.F880]^2))" office:value-type="float" office:value="65.3247720770565">
            <text:p>65.3247720770565</text:p>
          </table:table-cell>
          <table:table-cell table:formula="of:=ABS([.B880]-[.G880])" office:value-type="float" office:value="0.000227922944588954">
            <text:p>0.000227922944588954</text:p>
          </table:table-cell>
          <table:table-cell/>
        </table:table-row>
        <table:table-row table:style-name="ro2">
          <table:table-cell table:formula="of:=[.A880]+[.A$4]" office:value-type="float" office:value="261.600000000004">
            <text:p>261.600000000004</text:p>
          </table:table-cell>
          <table:table-cell table:formula="of:=[.A881]/([.$D$4]*2)" office:value-type="float" office:value="65.400000000001">
            <text:p>65.400000000001</text:p>
          </table:table-cell>
          <table:table-cell table:formula="of:=SQRT(ABS([.$D$2]^2-[.B881]^2))" office:value-type="float" office:value="75.6494547237445">
            <text:p>75.6494547237445</text:p>
          </table:table-cell>
          <table:table-cell table:formula="of:=([.$C$10]-[.C881])*[.$B$4]" office:value-type="float" office:value="30677.8168834666">
            <text:p>30677.8168834666</text:p>
          </table:table-cell>
          <table:table-cell table:formula="of:=ROUND([.D881])" office:value-type="float" office:value="30678">
            <text:p>30678</text:p>
          </table:table-cell>
          <table:table-cell table:formula="of:=([.$C$8]-([.E881]*[.$C$4]))" office:value-type="float" office:value="75.6493375">
            <text:p>75.6493375</text:p>
          </table:table-cell>
          <table:table-cell table:formula="of:=SQRT(ABS([.$D$2]^2-[.F881]^2))" office:value-type="float" office:value="65.4001355947455">
            <text:p>65.4001355947455</text:p>
          </table:table-cell>
          <table:table-cell table:formula="of:=ABS([.B881]-[.G881])" office:value-type="float" office:value="0.000135594744435252">
            <text:p>0.000135594744435252</text:p>
          </table:table-cell>
          <table:table-cell/>
        </table:table-row>
        <table:table-row table:style-name="ro2">
          <table:table-cell table:formula="of:=[.A881]+[.A$4]" office:value-type="float" office:value="261.900000000004">
            <text:p>261.900000000004</text:p>
          </table:table-cell>
          <table:table-cell table:formula="of:=[.A882]/([.$D$4]*2)" office:value-type="float" office:value="65.475000000001">
            <text:p>65.475000000001</text:p>
          </table:table-cell>
          <table:table-cell table:formula="of:=SQRT(ABS([.$D$2]^2-[.B882]^2))" office:value-type="float" office:value="75.5845511662262">
            <text:p>75.5845511662262</text:p>
          </table:table-cell>
          <table:table-cell table:formula="of:=([.$C$10]-[.C882])*[.$B$4]" office:value-type="float" office:value="30759.5851449069">
            <text:p>30759.5851449069</text:p>
          </table:table-cell>
          <table:table-cell table:formula="of:=ROUND([.D882])" office:value-type="float" office:value="30760">
            <text:p>30760</text:p>
          </table:table-cell>
          <table:table-cell table:formula="of:=([.$C$8]-([.E882]*[.$C$4]))" office:value-type="float" office:value="75.58425">
            <text:p>75.58425</text:p>
          </table:table-cell>
          <table:table-cell table:formula="of:=SQRT(ABS([.$D$2]^2-[.F882]^2))" office:value-type="float" office:value="65.4753476656482">
            <text:p>65.4753476656482</text:p>
          </table:table-cell>
          <table:table-cell table:formula="of:=ABS([.B882]-[.G882])" office:value-type="float" office:value="0.000347665647140616">
            <text:p>0.000347665647140616</text:p>
          </table:table-cell>
          <table:table-cell/>
        </table:table-row>
        <table:table-row table:style-name="ro2">
          <table:table-cell table:formula="of:=[.A882]+[.A$4]" office:value-type="float" office:value="262.200000000004">
            <text:p>262.200000000004</text:p>
          </table:table-cell>
          <table:table-cell table:formula="of:=[.A883]/([.$D$4]*2)" office:value-type="float" office:value="65.550000000001">
            <text:p>65.550000000001</text:p>
          </table:table-cell>
          <table:table-cell table:formula="of:=SQRT(ABS([.$D$2]^2-[.B883]^2))" office:value-type="float" office:value="75.519517344855">
            <text:p>75.519517344855</text:p>
          </table:table-cell>
          <table:table-cell table:formula="of:=([.$C$10]-[.C883])*[.$B$4]" office:value-type="float" office:value="30841.5175182879">
            <text:p>30841.5175182879</text:p>
          </table:table-cell>
          <table:table-cell table:formula="of:=ROUND([.D883])" office:value-type="float" office:value="30842">
            <text:p>30842</text:p>
          </table:table-cell>
          <table:table-cell table:formula="of:=([.$C$8]-([.E883]*[.$C$4]))" office:value-type="float" office:value="75.5191625">
            <text:p>75.5191625</text:p>
          </table:table-cell>
          <table:table-cell table:formula="of:=SQRT(ABS([.$D$2]^2-[.F883]^2))" office:value-type="float" office:value="65.5504088110715">
            <text:p>65.5504088110715</text:p>
          </table:table-cell>
          <table:table-cell table:formula="of:=ABS([.B883]-[.G883])" office:value-type="float" office:value="0.000408811070414572">
            <text:p>0.000408811070414572</text:p>
          </table:table-cell>
          <table:table-cell/>
        </table:table-row>
        <table:table-row table:style-name="ro2">
          <table:table-cell table:formula="of:=[.A883]+[.A$4]" office:value-type="float" office:value="262.500000000004">
            <text:p>262.500000000004</text:p>
          </table:table-cell>
          <table:table-cell table:formula="of:=[.A884]/([.$D$4]*2)" office:value-type="float" office:value="65.6250000000011">
            <text:p>65.6250000000011</text:p>
          </table:table-cell>
          <table:table-cell table:formula="of:=SQRT(ABS([.$D$2]^2-[.B884]^2))" office:value-type="float" office:value="75.4543529228093">
            <text:p>75.4543529228093</text:p>
          </table:table-cell>
          <table:table-cell table:formula="of:=([.$C$10]-[.C884])*[.$B$4]" office:value-type="float" office:value="30923.6144279518">
            <text:p>30923.6144279518</text:p>
          </table:table-cell>
          <table:table-cell table:formula="of:=ROUND([.D884])" office:value-type="float" office:value="30924">
            <text:p>30924</text:p>
          </table:table-cell>
          <table:table-cell table:formula="of:=([.$C$8]-([.E884]*[.$C$4]))" office:value-type="float" office:value="75.454075">
            <text:p>75.454075</text:p>
          </table:table-cell>
          <table:table-cell table:formula="of:=SQRT(ABS([.$D$2]^2-[.F884]^2))" office:value-type="float" office:value="65.6253195488934">
            <text:p>65.6253195488934</text:p>
          </table:table-cell>
          <table:table-cell table:formula="of:=ABS([.B884]-[.G884])" office:value-type="float" office:value="0.000319548892377952">
            <text:p>0.000319548892377952</text:p>
          </table:table-cell>
          <table:table-cell/>
        </table:table-row>
        <table:table-row table:style-name="ro2">
          <table:table-cell table:formula="of:=[.A884]+[.A$4]" office:value-type="float" office:value="262.800000000004">
            <text:p>262.800000000004</text:p>
          </table:table-cell>
          <table:table-cell table:formula="of:=[.A885]/([.$D$4]*2)" office:value-type="float" office:value="65.7000000000011">
            <text:p>65.7000000000011</text:p>
          </table:table-cell>
          <table:table-cell table:formula="of:=SQRT(ABS([.$D$2]^2-[.B885]^2))" office:value-type="float" office:value="75.3890575614251">
            <text:p>75.3890575614251</text:p>
          </table:table-cell>
          <table:table-cell table:formula="of:=([.$C$10]-[.C885])*[.$B$4]" office:value-type="float" office:value="31005.8763005619">
            <text:p>31005.8763005619</text:p>
          </table:table-cell>
          <table:table-cell table:formula="of:=ROUND([.D885])" office:value-type="float" office:value="31006">
            <text:p>31006</text:p>
          </table:table-cell>
          <table:table-cell table:formula="of:=([.$C$8]-([.E885]*[.$C$4]))" office:value-type="float" office:value="75.3889875">
            <text:p>75.3889875</text:p>
          </table:table-cell>
          <table:table-cell table:formula="of:=SQRT(ABS([.$D$2]^2-[.F885]^2))" office:value-type="float" office:value="65.700080393595">
            <text:p>65.700080393595</text:p>
          </table:table-cell>
          <table:table-cell table:formula="of:=ABS([.B885]-[.G885])" office:value-type="float" office:value="0.0000803935939330813">
            <text:p>0.0000803935939330813</text:p>
          </table:table-cell>
          <table:table-cell/>
        </table:table-row>
        <table:table-row table:style-name="ro2">
          <table:table-cell table:formula="of:=[.A885]+[.A$4]" office:value-type="float" office:value="263.100000000004">
            <text:p>263.100000000004</text:p>
          </table:table-cell>
          <table:table-cell table:formula="of:=[.A886]/([.$D$4]*2)" office:value-type="float" office:value="65.7750000000011">
            <text:p>65.7750000000011</text:p>
          </table:table-cell>
          <table:table-cell table:formula="of:=SQRT(ABS([.$D$2]^2-[.B886]^2))" office:value-type="float" office:value="75.3236309201824">
            <text:p>75.3236309201824</text:p>
          </table:table-cell>
          <table:table-cell table:formula="of:=([.$C$10]-[.C886])*[.$B$4]" office:value-type="float" office:value="31088.3035651195">
            <text:p>31088.3035651195</text:p>
          </table:table-cell>
          <table:table-cell table:formula="of:=ROUND([.D886])" office:value-type="float" office:value="31088">
            <text:p>31088</text:p>
          </table:table-cell>
          <table:table-cell table:formula="of:=([.$C$8]-([.E886]*[.$C$4]))" office:value-type="float" office:value="75.3239">
            <text:p>75.3239</text:p>
          </table:table-cell>
          <table:table-cell table:formula="of:=SQRT(ABS([.$D$2]^2-[.F886]^2))" office:value-type="float" office:value="65.7746918562907">
            <text:p>65.7746918562907</text:p>
          </table:table-cell>
          <table:table-cell table:formula="of:=ABS([.B886]-[.G886])" office:value-type="float" office:value="0.000308143710313402">
            <text:p>0.000308143710313402</text:p>
          </table:table-cell>
          <table:table-cell/>
        </table:table-row>
        <table:table-row table:style-name="ro2">
          <table:table-cell table:formula="of:=[.A886]+[.A$4]" office:value-type="float" office:value="263.400000000004">
            <text:p>263.400000000004</text:p>
          </table:table-cell>
          <table:table-cell table:formula="of:=[.A887]/([.$D$4]*2)" office:value-type="float" office:value="65.8500000000011">
            <text:p>65.8500000000011</text:p>
          </table:table-cell>
          <table:table-cell table:formula="of:=SQRT(ABS([.$D$2]^2-[.B887]^2))" office:value-type="float" office:value="75.2580726566915">
            <text:p>75.2580726566915</text:p>
          </table:table-cell>
          <table:table-cell table:formula="of:=([.$C$10]-[.C887])*[.$B$4]" office:value-type="float" office:value="31170.8966529821">
            <text:p>31170.8966529821</text:p>
          </table:table-cell>
          <table:table-cell table:formula="of:=ROUND([.D887])" office:value-type="float" office:value="31171">
            <text:p>31171</text:p>
          </table:table-cell>
          <table:table-cell table:formula="of:=([.$C$8]-([.E887]*[.$C$4]))" office:value-type="float" office:value="75.25801875">
            <text:p>75.25801875</text:p>
          </table:table-cell>
          <table:table-cell table:formula="of:=SQRT(ABS([.$D$2]^2-[.F887]^2))" office:value-type="float" office:value="65.8500616083588">
            <text:p>65.8500616083588</text:p>
          </table:table-cell>
          <table:table-cell table:formula="of:=ABS([.B887]-[.G887])" office:value-type="float" office:value="0.0000616083577256177">
            <text:p>0.0000616083577256177</text:p>
          </table:table-cell>
          <table:table-cell/>
        </table:table-row>
        <table:table-row table:style-name="ro2">
          <table:table-cell table:formula="of:=[.A887]+[.A$4]" office:value-type="float" office:value="263.700000000004">
            <text:p>263.700000000004</text:p>
          </table:table-cell>
          <table:table-cell table:formula="of:=[.A888]/([.$D$4]*2)" office:value-type="float" office:value="65.9250000000011">
            <text:p>65.9250000000011</text:p>
          </table:table-cell>
          <table:table-cell table:formula="of:=SQRT(ABS([.$D$2]^2-[.B888]^2))" office:value-type="float" office:value="75.1923824266784">
            <text:p>75.1923824266784</text:p>
          </table:table-cell>
          <table:table-cell table:formula="of:=([.$C$10]-[.C888])*[.$B$4]" office:value-type="float" office:value="31253.6559978805">
            <text:p>31253.6559978805</text:p>
          </table:table-cell>
          <table:table-cell table:formula="of:=ROUND([.D888])" office:value-type="float" office:value="31254">
            <text:p>31254</text:p>
          </table:table-cell>
          <table:table-cell table:formula="of:=([.$C$8]-([.E888]*[.$C$4]))" office:value-type="float" office:value="75.1921375">
            <text:p>75.1921375</text:p>
          </table:table-cell>
          <table:table-cell table:formula="of:=SQRT(ABS([.$D$2]^2-[.F888]^2))" office:value-type="float" office:value="65.9252793561096">
            <text:p>65.9252793561096</text:p>
          </table:table-cell>
          <table:table-cell table:formula="of:=ABS([.B888]-[.G888])" office:value-type="float" office:value="0.000279356108563888">
            <text:p>0.000279356108563888</text:p>
          </table:table-cell>
          <table:table-cell/>
        </table:table-row>
        <table:table-row table:style-name="ro2">
          <table:table-cell table:formula="of:=[.A888]+[.A$4]" office:value-type="float" office:value="264.000000000004">
            <text:p>264.000000000004</text:p>
          </table:table-cell>
          <table:table-cell table:formula="of:=[.A889]/([.$D$4]*2)" office:value-type="float" office:value="66.0000000000011">
            <text:p>66.0000000000011</text:p>
          </table:table-cell>
          <table:table-cell table:formula="of:=SQRT(ABS([.$D$2]^2-[.B889]^2))" office:value-type="float" office:value="75.1265598839709">
            <text:p>75.1265598839709</text:p>
          </table:table-cell>
          <table:table-cell table:formula="of:=([.$C$10]-[.C889])*[.$B$4]" office:value-type="float" office:value="31336.5820359372">
            <text:p>31336.5820359372</text:p>
          </table:table-cell>
          <table:table-cell table:formula="of:=ROUND([.D889])" office:value-type="float" office:value="31337">
            <text:p>31337</text:p>
          </table:table-cell>
          <table:table-cell table:formula="of:=([.$C$8]-([.E889]*[.$C$4]))" office:value-type="float" office:value="75.12625625">
            <text:p>75.12625625</text:p>
          </table:table-cell>
          <table:table-cell table:formula="of:=SQRT(ABS([.$D$2]^2-[.F889]^2))" office:value-type="float" office:value="66.0003456192415">
            <text:p>66.0003456192415</text:p>
          </table:table-cell>
          <table:table-cell table:formula="of:=ABS([.B889]-[.G889])" office:value-type="float" office:value="0.000345619240476935">
            <text:p>0.000345619240476935</text:p>
          </table:table-cell>
          <table:table-cell/>
        </table:table-row>
        <table:table-row table:style-name="ro2">
          <table:table-cell table:formula="of:=[.A889]+[.A$4]" office:value-type="float" office:value="264.300000000004">
            <text:p>264.300000000004</text:p>
          </table:table-cell>
          <table:table-cell table:formula="of:=[.A890]/([.$D$4]*2)" office:value-type="float" office:value="66.0750000000011">
            <text:p>66.0750000000011</text:p>
          </table:table-cell>
          <table:table-cell table:formula="of:=SQRT(ABS([.$D$2]^2-[.B890]^2))" office:value-type="float" office:value="75.0606046804838">
            <text:p>75.0606046804838</text:p>
          </table:table-cell>
          <table:table-cell table:formula="of:=([.$C$10]-[.C890])*[.$B$4]" office:value-type="float" office:value="31419.6752056848">
            <text:p>31419.6752056848</text:p>
          </table:table-cell>
          <table:table-cell table:formula="of:=ROUND([.D890])" office:value-type="float" office:value="31420">
            <text:p>31420</text:p>
          </table:table-cell>
          <table:table-cell table:formula="of:=([.$C$8]-([.E890]*[.$C$4]))" office:value-type="float" office:value="75.060375">
            <text:p>75.060375</text:p>
          </table:table-cell>
          <table:table-cell table:formula="of:=SQRT(ABS([.$D$2]^2-[.F890]^2))" office:value-type="float" office:value="66.0752609140469">
            <text:p>66.0752609140469</text:p>
          </table:table-cell>
          <table:table-cell table:formula="of:=ABS([.B890]-[.G890])" office:value-type="float" office:value="0.000260914045853156">
            <text:p>0.000260914045853156</text:p>
          </table:table-cell>
          <table:table-cell/>
        </table:table-row>
        <table:table-row table:style-name="ro2">
          <table:table-cell table:formula="of:=[.A890]+[.A$4]" office:value-type="float" office:value="264.600000000004">
            <text:p>264.600000000004</text:p>
          </table:table-cell>
          <table:table-cell table:formula="of:=[.A891]/([.$D$4]*2)" office:value-type="float" office:value="66.1500000000011">
            <text:p>66.1500000000011</text:p>
          </table:table-cell>
          <table:table-cell table:formula="of:=SQRT(ABS([.$D$2]^2-[.B891]^2))" office:value-type="float" office:value="74.9945164662048">
            <text:p>74.9945164662048</text:p>
          </table:table-cell>
          <table:table-cell table:formula="of:=([.$C$10]-[.C891])*[.$B$4]" office:value-type="float" office:value="31502.9359480835">
            <text:p>31502.9359480835</text:p>
          </table:table-cell>
          <table:table-cell table:formula="of:=ROUND([.D891])" office:value-type="float" office:value="31503">
            <text:p>31503</text:p>
          </table:table-cell>
          <table:table-cell table:formula="of:=([.$C$8]-([.E891]*[.$C$4]))" office:value-type="float" office:value="74.99449375">
            <text:p>74.99449375</text:p>
          </table:table-cell>
          <table:table-cell table:formula="of:=SQRT(ABS([.$D$2]^2-[.F891]^2))" office:value-type="float" office:value="66.1500257534433">
            <text:p>66.1500257534433</text:p>
          </table:table-cell>
          <table:table-cell table:formula="of:=ABS([.B891]-[.G891])" office:value-type="float" office:value="0.0000257534422161143">
            <text:p>0.0000257534422161143</text:p>
          </table:table-cell>
          <table:table-cell/>
        </table:table-row>
        <table:table-row table:style-name="ro2">
          <table:table-cell table:formula="of:=[.A891]+[.A$4]" office:value-type="float" office:value="264.900000000004">
            <text:p>264.900000000004</text:p>
          </table:table-cell>
          <table:table-cell table:formula="of:=[.A892]/([.$D$4]*2)" office:value-type="float" office:value="66.2250000000011">
            <text:p>66.2250000000011</text:p>
          </table:table-cell>
          <table:table-cell table:formula="of:=SQRT(ABS([.$D$2]^2-[.B892]^2))" office:value-type="float" office:value="74.9282948891796">
            <text:p>74.9282948891796</text:p>
          </table:table-cell>
          <table:table-cell table:formula="of:=([.$C$10]-[.C892])*[.$B$4]" office:value-type="float" office:value="31586.3647065404">
            <text:p>31586.3647065404</text:p>
          </table:table-cell>
          <table:table-cell table:formula="of:=ROUND([.D892])" office:value-type="float" office:value="31586">
            <text:p>31586</text:p>
          </table:table-cell>
          <table:table-cell table:formula="of:=([.$C$8]-([.E892]*[.$C$4]))" office:value-type="float" office:value="74.9286125">
            <text:p>74.9286125</text:p>
          </table:table-cell>
          <table:table-cell table:formula="of:=SQRT(ABS([.$D$2]^2-[.F892]^2))" office:value-type="float" office:value="66.2246406470042">
            <text:p>66.2246406470042</text:p>
          </table:table-cell>
          <table:table-cell table:formula="of:=ABS([.B892]-[.G892])" office:value-type="float" office:value="0.000359352996852635">
            <text:p>0.000359352996852635</text:p>
          </table:table-cell>
          <table:table-cell/>
        </table:table-row>
        <table:table-row table:style-name="ro2">
          <table:table-cell table:formula="of:=[.A892]+[.A$4]" office:value-type="float" office:value="265.200000000004">
            <text:p>265.200000000004</text:p>
          </table:table-cell>
          <table:table-cell table:formula="of:=[.A893]/([.$D$4]*2)" office:value-type="float" office:value="66.3000000000011">
            <text:p>66.3000000000011</text:p>
          </table:table-cell>
          <table:table-cell table:formula="of:=SQRT(ABS([.$D$2]^2-[.B893]^2))" office:value-type="float" office:value="74.8619395954971">
            <text:p>74.8619395954971</text:p>
          </table:table-cell>
          <table:table-cell table:formula="of:=([.$C$10]-[.C893])*[.$B$4]" office:value-type="float" office:value="31669.9619269278">
            <text:p>31669.9619269278</text:p>
          </table:table-cell>
          <table:table-cell table:formula="of:=ROUND([.D893])" office:value-type="float" office:value="31670">
            <text:p>31670</text:p>
          </table:table-cell>
          <table:table-cell table:formula="of:=([.$C$8]-([.E893]*[.$C$4]))" office:value-type="float" office:value="74.8619375">
            <text:p>74.8619375</text:p>
          </table:table-cell>
          <table:table-cell table:formula="of:=SQRT(ABS([.$D$2]^2-[.F893]^2))" office:value-type="float" office:value="66.3000023661093">
            <text:p>66.3000023661093</text:p>
          </table:table-cell>
          <table:table-cell table:formula="of:=ABS([.B893]-[.G893])" office:value-type="float" office:value="0.00000236610819115413">
            <text:p>0.00000236610819115413</text:p>
          </table:table-cell>
          <table:table-cell/>
        </table:table-row>
        <table:table-row table:style-name="ro2">
          <table:table-cell table:formula="of:=[.A893]+[.A$4]" office:value-type="float" office:value="265.500000000004">
            <text:p>265.500000000004</text:p>
          </table:table-cell>
          <table:table-cell table:formula="of:=[.A894]/([.$D$4]*2)" office:value-type="float" office:value="66.3750000000011">
            <text:p>66.3750000000011</text:p>
          </table:table-cell>
          <table:table-cell table:formula="of:=SQRT(ABS([.$D$2]^2-[.B894]^2))" office:value-type="float" office:value="74.7954502292744">
            <text:p>74.7954502292744</text:p>
          </table:table-cell>
          <table:table-cell table:formula="of:=([.$C$10]-[.C894])*[.$B$4]" office:value-type="float" office:value="31753.7280576021">
            <text:p>31753.7280576021</text:p>
          </table:table-cell>
          <table:table-cell table:formula="of:=ROUND([.D894])" office:value-type="float" office:value="31754">
            <text:p>31754</text:p>
          </table:table-cell>
          <table:table-cell table:formula="of:=([.$C$8]-([.E894]*[.$C$4]))" office:value-type="float" office:value="74.7952625">
            <text:p>74.7952625</text:p>
          </table:table-cell>
          <table:table-cell table:formula="of:=SQRT(ABS([.$D$2]^2-[.F894]^2))" office:value-type="float" office:value="66.3752115443416">
            <text:p>66.3752115443416</text:p>
          </table:table-cell>
          <table:table-cell table:formula="of:=ABS([.B894]-[.G894])" office:value-type="float" office:value="0.000211544340473324">
            <text:p>0.000211544340473324</text:p>
          </table:table-cell>
          <table:table-cell/>
        </table:table-row>
        <table:table-row table:style-name="ro2">
          <table:table-cell table:formula="of:=[.A894]+[.A$4]" office:value-type="float" office:value="265.800000000004">
            <text:p>265.800000000004</text:p>
          </table:table-cell>
          <table:table-cell table:formula="of:=[.A895]/([.$D$4]*2)" office:value-type="float" office:value="66.4500000000011">
            <text:p>66.4500000000011</text:p>
          </table:table-cell>
          <table:table-cell table:formula="of:=SQRT(ABS([.$D$2]^2-[.B895]^2))" office:value-type="float" office:value="74.7288264326415">
            <text:p>74.7288264326415</text:p>
          </table:table-cell>
          <table:table-cell table:formula="of:=([.$C$10]-[.C895])*[.$B$4]" office:value-type="float" office:value="31837.6635494231">
            <text:p>31837.6635494231</text:p>
          </table:table-cell>
          <table:table-cell table:formula="of:=ROUND([.D895])" office:value-type="float" office:value="31838">
            <text:p>31838</text:p>
          </table:table-cell>
          <table:table-cell table:formula="of:=([.$C$8]-([.E895]*[.$C$4]))" office:value-type="float" office:value="74.7285875">
            <text:p>74.7285875</text:p>
          </table:table-cell>
          <table:table-cell table:formula="of:=SQRT(ABS([.$D$2]^2-[.F895]^2))" office:value-type="float" office:value="66.4502686996437">
            <text:p>66.4502686996437</text:p>
          </table:table-cell>
          <table:table-cell table:formula="of:=ABS([.B895]-[.G895])" office:value-type="float" office:value="0.000268699642589354">
            <text:p>0.000268699642589354</text:p>
          </table:table-cell>
          <table:table-cell/>
        </table:table-row>
        <table:table-row table:style-name="ro2">
          <table:table-cell table:formula="of:=[.A895]+[.A$4]" office:value-type="float" office:value="266.100000000004">
            <text:p>266.100000000004</text:p>
          </table:table-cell>
          <table:table-cell table:formula="of:=[.A896]/([.$D$4]*2)" office:value-type="float" office:value="66.5250000000011">
            <text:p>66.5250000000011</text:p>
          </table:table-cell>
          <table:table-cell table:formula="of:=SQRT(ABS([.$D$2]^2-[.B896]^2))" office:value-type="float" office:value="74.6620678457264">
            <text:p>74.6620678457264</text:p>
          </table:table-cell>
          <table:table-cell table:formula="of:=([.$C$10]-[.C896])*[.$B$4]" office:value-type="float" office:value="31921.7688557728">
            <text:p>31921.7688557728</text:p>
          </table:table-cell>
          <table:table-cell table:formula="of:=ROUND([.D896])" office:value-type="float" office:value="31922">
            <text:p>31922</text:p>
          </table:table-cell>
          <table:table-cell table:formula="of:=([.$C$8]-([.E896]*[.$C$4]))" office:value-type="float" office:value="74.6619125">
            <text:p>74.6619125</text:p>
          </table:table-cell>
          <table:table-cell table:formula="of:=SQRT(ABS([.$D$2]^2-[.F896]^2))" office:value-type="float" office:value="66.5251743465761">
            <text:p>66.5251743465761</text:p>
          </table:table-cell>
          <table:table-cell table:formula="of:=ABS([.B896]-[.G896])" office:value-type="float" office:value="0.000174346574993933">
            <text:p>0.000174346574993933</text:p>
          </table:table-cell>
          <table:table-cell/>
        </table:table-row>
        <table:table-row table:style-name="ro2">
          <table:table-cell table:formula="of:=[.A896]+[.A$4]" office:value-type="float" office:value="266.400000000004">
            <text:p>266.400000000004</text:p>
          </table:table-cell>
          <table:table-cell table:formula="of:=[.A897]/([.$D$4]*2)" office:value-type="float" office:value="66.6000000000011">
            <text:p>66.6000000000011</text:p>
          </table:table-cell>
          <table:table-cell table:formula="of:=SQRT(ABS([.$D$2]^2-[.B897]^2))" office:value-type="float" office:value="74.5951741066395">
            <text:p>74.5951741066395</text:p>
          </table:table-cell>
          <table:table-cell table:formula="of:=([.$C$10]-[.C897])*[.$B$4]" office:value-type="float" office:value="32006.0444325752">
            <text:p>32006.0444325752</text:p>
          </table:table-cell>
          <table:table-cell table:formula="of:=ROUND([.D897])" office:value-type="float" office:value="32006">
            <text:p>32006</text:p>
          </table:table-cell>
          <table:table-cell table:formula="of:=([.$C$8]-([.E897]*[.$C$4]))" office:value-type="float" office:value="74.5952375">
            <text:p>74.5952375</text:p>
          </table:table-cell>
          <table:table-cell table:formula="of:=SQRT(ABS([.$D$2]^2-[.F897]^2))" office:value-type="float" office:value="66.599928996348">
            <text:p>66.599928996348</text:p>
          </table:table-cell>
          <table:table-cell table:formula="of:=ABS([.B897]-[.G897])" office:value-type="float" office:value="0.000071003653090429">
            <text:p>0.000071003653090429</text:p>
          </table:table-cell>
          <table:table-cell/>
        </table:table-row>
        <table:table-row table:style-name="ro2">
          <table:table-cell table:formula="of:=[.A897]+[.A$4]" office:value-type="float" office:value="266.700000000004">
            <text:p>266.700000000004</text:p>
          </table:table-cell>
          <table:table-cell table:formula="of:=[.A898]/([.$D$4]*2)" office:value-type="float" office:value="66.6750000000011">
            <text:p>66.6750000000011</text:p>
          </table:table-cell>
          <table:table-cell table:formula="of:=SQRT(ABS([.$D$2]^2-[.B898]^2))" office:value-type="float" office:value="74.5281448514577">
            <text:p>74.5281448514577</text:p>
          </table:table-cell>
          <table:table-cell table:formula="of:=([.$C$10]-[.C898])*[.$B$4]" office:value-type="float" office:value="32090.4907383161">
            <text:p>32090.4907383161</text:p>
          </table:table-cell>
          <table:table-cell table:formula="of:=ROUND([.D898])" office:value-type="float" office:value="32090">
            <text:p>32090</text:p>
          </table:table-cell>
          <table:table-cell table:formula="of:=([.$C$8]-([.E898]*[.$C$4]))" office:value-type="float" office:value="74.5285625">
            <text:p>74.5285625</text:p>
          </table:table-cell>
          <table:table-cell table:formula="of:=SQRT(ABS([.$D$2]^2-[.F898]^2))" office:value-type="float" office:value="66.6745331568478">
            <text:p>66.6745331568478</text:p>
          </table:table-cell>
          <table:table-cell table:formula="of:=ABS([.B898]-[.G898])" office:value-type="float" office:value="0.000466843153304808">
            <text:p>0.000466843153304808</text:p>
          </table:table-cell>
          <table:table-cell/>
        </table:table-row>
        <table:table-row table:style-name="ro2">
          <table:table-cell table:formula="of:=[.A898]+[.A$4]" office:value-type="float" office:value="267.000000000004">
            <text:p>267.000000000004</text:p>
          </table:table-cell>
          <table:table-cell table:formula="of:=[.A899]/([.$D$4]*2)" office:value-type="float" office:value="66.7500000000011">
            <text:p>66.7500000000011</text:p>
          </table:table-cell>
          <table:table-cell table:formula="of:=SQRT(ABS([.$D$2]^2-[.B899]^2))" office:value-type="float" office:value="74.4609797142091">
            <text:p>74.4609797142091</text:p>
          </table:table-cell>
          <table:table-cell table:formula="of:=([.$C$10]-[.C899])*[.$B$4]" office:value-type="float" office:value="32175.1082340623">
            <text:p>32175.1082340623</text:p>
          </table:table-cell>
          <table:table-cell table:formula="of:=ROUND([.D899])" office:value-type="float" office:value="32175">
            <text:p>32175</text:p>
          </table:table-cell>
          <table:table-cell table:formula="of:=([.$C$8]-([.E899]*[.$C$4]))" office:value-type="float" office:value="74.46109375">
            <text:p>74.46109375</text:p>
          </table:table-cell>
          <table:table-cell table:formula="of:=SQRT(ABS([.$D$2]^2-[.F899]^2))" office:value-type="float" office:value="66.7498727905433">
            <text:p>66.7498727905433</text:p>
          </table:table-cell>
          <table:table-cell table:formula="of:=ABS([.B899]-[.G899])" office:value-type="float" office:value="0.000127209457815525">
            <text:p>0.000127209457815525</text:p>
          </table:table-cell>
          <table:table-cell/>
        </table:table-row>
        <table:table-row table:style-name="ro2">
          <table:table-cell table:formula="of:=[.A899]+[.A$4]" office:value-type="float" office:value="267.300000000004">
            <text:p>267.300000000004</text:p>
          </table:table-cell>
          <table:table-cell table:formula="of:=[.A900]/([.$D$4]*2)" office:value-type="float" office:value="66.8250000000011">
            <text:p>66.8250000000011</text:p>
          </table:table-cell>
          <table:table-cell table:formula="of:=SQRT(ABS([.$D$2]^2-[.B900]^2))" office:value-type="float" office:value="74.3936783268569">
            <text:p>74.3936783268569</text:p>
          </table:table-cell>
          <table:table-cell table:formula="of:=([.$C$10]-[.C900])*[.$B$4]" office:value-type="float" office:value="32259.8973834824">
            <text:p>32259.8973834824</text:p>
          </table:table-cell>
          <table:table-cell table:formula="of:=ROUND([.D900])" office:value-type="float" office:value="32260">
            <text:p>32260</text:p>
          </table:table-cell>
          <table:table-cell table:formula="of:=([.$C$8]-([.E900]*[.$C$4]))" office:value-type="float" office:value="74.393625">
            <text:p>74.393625</text:p>
          </table:table-cell>
          <table:table-cell table:formula="of:=SQRT(ABS([.$D$2]^2-[.F900]^2))" office:value-type="float" office:value="66.825059366673">
            <text:p>66.825059366673</text:p>
          </table:table-cell>
          <table:table-cell table:formula="of:=ABS([.B900]-[.G900])" office:value-type="float" office:value="0.0000593666719339581">
            <text:p>0.0000593666719339581</text:p>
          </table:table-cell>
          <table:table-cell/>
        </table:table-row>
        <table:table-row table:style-name="ro2">
          <table:table-cell table:formula="of:=[.A900]+[.A$4]" office:value-type="float" office:value="267.600000000004">
            <text:p>267.600000000004</text:p>
          </table:table-cell>
          <table:table-cell table:formula="of:=[.A901]/([.$D$4]*2)" office:value-type="float" office:value="66.9000000000011">
            <text:p>66.9000000000011</text:p>
          </table:table-cell>
          <table:table-cell table:formula="of:=SQRT(ABS([.$D$2]^2-[.B901]^2))" office:value-type="float" office:value="74.3262403192833">
            <text:p>74.3262403192833</text:p>
          </table:table-cell>
          <table:table-cell table:formula="of:=([.$C$10]-[.C901])*[.$B$4]" office:value-type="float" office:value="32344.8586528665">
            <text:p>32344.8586528665</text:p>
          </table:table-cell>
          <table:table-cell table:formula="of:=ROUND([.D901])" office:value-type="float" office:value="32345">
            <text:p>32345</text:p>
          </table:table-cell>
          <table:table-cell table:formula="of:=([.$C$8]-([.E901]*[.$C$4]))" office:value-type="float" office:value="74.32615625">
            <text:p>74.32615625</text:p>
          </table:table-cell>
          <table:table-cell table:formula="of:=SQRT(ABS([.$D$2]^2-[.F901]^2))" office:value-type="float" office:value="66.9000934012845">
            <text:p>66.9000934012845</text:p>
          </table:table-cell>
          <table:table-cell table:formula="of:=ABS([.B901]-[.G901])" office:value-type="float" office:value="0.000093401283379535">
            <text:p>0.000093401283379535</text:p>
          </table:table-cell>
          <table:table-cell/>
        </table:table-row>
        <table:table-row table:style-name="ro2">
          <table:table-cell table:formula="of:=[.A901]+[.A$4]" office:value-type="float" office:value="267.900000000004">
            <text:p>267.900000000004</text:p>
          </table:table-cell>
          <table:table-cell table:formula="of:=[.A902]/([.$D$4]*2)" office:value-type="float" office:value="66.9750000000011">
            <text:p>66.9750000000011</text:p>
          </table:table-cell>
          <table:table-cell table:formula="of:=SQRT(ABS([.$D$2]^2-[.B902]^2))" office:value-type="float" office:value="74.2586653192734">
            <text:p>74.2586653192734</text:p>
          </table:table-cell>
          <table:table-cell table:formula="of:=([.$C$10]-[.C902])*[.$B$4]" office:value-type="float" office:value="32429.9925111467">
            <text:p>32429.9925111467</text:p>
          </table:table-cell>
          <table:table-cell table:formula="of:=ROUND([.D902])" office:value-type="float" office:value="32430">
            <text:p>32430</text:p>
          </table:table-cell>
          <table:table-cell table:formula="of:=([.$C$8]-([.E902]*[.$C$4]))" office:value-type="float" office:value="74.2586875">
            <text:p>74.2586875</text:p>
          </table:table-cell>
          <table:table-cell table:formula="of:=SQRT(ABS([.$D$2]^2-[.F902]^2))" office:value-type="float" office:value="66.9749754070678">
            <text:p>66.9749754070678</text:p>
          </table:table-cell>
          <table:table-cell table:formula="of:=ABS([.B902]-[.G902])" office:value-type="float" office:value="0.0000245929332578498">
            <text:p>0.0000245929332578498</text:p>
          </table:table-cell>
          <table:table-cell/>
        </table:table-row>
        <table:table-row table:style-name="ro2">
          <table:table-cell table:formula="of:=[.A902]+[.A$4]" office:value-type="float" office:value="268.200000000004">
            <text:p>268.200000000004</text:p>
          </table:table-cell>
          <table:table-cell table:formula="of:=[.A903]/([.$D$4]*2)" office:value-type="float" office:value="67.0500000000011">
            <text:p>67.0500000000011</text:p>
          </table:table-cell>
          <table:table-cell table:formula="of:=SQRT(ABS([.$D$2]^2-[.B903]^2))" office:value-type="float" office:value="74.1909529524985">
            <text:p>74.1909529524985</text:p>
          </table:table-cell>
          <table:table-cell table:formula="of:=([.$C$10]-[.C903])*[.$B$4]" office:value-type="float" office:value="32515.2994299181">
            <text:p>32515.2994299181</text:p>
          </table:table-cell>
          <table:table-cell table:formula="of:=ROUND([.D903])" office:value-type="float" office:value="32515">
            <text:p>32515</text:p>
          </table:table-cell>
          <table:table-cell table:formula="of:=([.$C$8]-([.E903]*[.$C$4]))" office:value-type="float" office:value="74.19121875">
            <text:p>74.19121875</text:p>
          </table:table-cell>
          <table:table-cell table:formula="of:=SQRT(ABS([.$D$2]^2-[.F903]^2))" office:value-type="float" office:value="67.0497058933866">
            <text:p>67.0497058933866</text:p>
          </table:table-cell>
          <table:table-cell table:formula="of:=ABS([.B903]-[.G903])" office:value-type="float" office:value="0.000294106614461498">
            <text:p>0.000294106614461498</text:p>
          </table:table-cell>
          <table:table-cell/>
        </table:table-row>
        <table:table-row table:style-name="ro2">
          <table:table-cell table:formula="of:=[.A903]+[.A$4]" office:value-type="float" office:value="268.500000000004">
            <text:p>268.500000000004</text:p>
          </table:table-cell>
          <table:table-cell table:formula="of:=[.A904]/([.$D$4]*2)" office:value-type="float" office:value="67.1250000000011">
            <text:p>67.1250000000011</text:p>
          </table:table-cell>
          <table:table-cell table:formula="of:=SQRT(ABS([.$D$2]^2-[.B904]^2))" office:value-type="float" office:value="74.1231028425001">
            <text:p>74.1231028425001</text:p>
          </table:table-cell>
          <table:table-cell table:formula="of:=([.$C$10]-[.C904])*[.$B$4]" office:value-type="float" office:value="32600.7798834594">
            <text:p>32600.7798834594</text:p>
          </table:table-cell>
          <table:table-cell table:formula="of:=ROUND([.D904])" office:value-type="float" office:value="32601">
            <text:p>32601</text:p>
          </table:table-cell>
          <table:table-cell table:formula="of:=([.$C$8]-([.E904]*[.$C$4]))" office:value-type="float" office:value="74.12295625">
            <text:p>74.12295625</text:p>
          </table:table-cell>
          <table:table-cell table:formula="of:=SQRT(ABS([.$D$2]^2-[.F904]^2))" office:value-type="float" office:value="67.1251618751164">
            <text:p>67.1251618751164</text:p>
          </table:table-cell>
          <table:table-cell table:formula="of:=ABS([.B904]-[.G904])" office:value-type="float" office:value="0.000161875115338717">
            <text:p>0.000161875115338717</text:p>
          </table:table-cell>
          <table:table-cell/>
        </table:table-row>
        <table:table-row table:style-name="ro2">
          <table:table-cell table:formula="of:=[.A904]+[.A$4]" office:value-type="float" office:value="268.800000000004">
            <text:p>268.800000000004</text:p>
          </table:table-cell>
          <table:table-cell table:formula="of:=[.A905]/([.$D$4]*2)" office:value-type="float" office:value="67.2000000000011">
            <text:p>67.2000000000011</text:p>
          </table:table-cell>
          <table:table-cell table:formula="of:=SQRT(ABS([.$D$2]^2-[.B905]^2))" office:value-type="float" office:value="74.0551146106726">
            <text:p>74.0551146106726</text:p>
          </table:table-cell>
          <table:table-cell table:formula="of:=([.$C$10]-[.C905])*[.$B$4]" office:value-type="float" office:value="32686.434348754">
            <text:p>32686.434348754</text:p>
          </table:table-cell>
          <table:table-cell table:formula="of:=ROUND([.D905])" office:value-type="float" office:value="32686">
            <text:p>32686</text:p>
          </table:table-cell>
          <table:table-cell table:formula="of:=([.$C$8]-([.E905]*[.$C$4]))" office:value-type="float" office:value="74.0554875">
            <text:p>74.0554875</text:p>
          </table:table-cell>
          <table:table-cell table:formula="of:=SQRT(ABS([.$D$2]^2-[.F905]^2))" office:value-type="float" office:value="67.199589069706">
            <text:p>67.199589069706</text:p>
          </table:table-cell>
          <table:table-cell table:formula="of:=ABS([.B905]-[.G905])" office:value-type="float" office:value="0.000410930295160483">
            <text:p>0.000410930295160483</text:p>
          </table:table-cell>
          <table:table-cell/>
        </table:table-row>
        <table:table-row table:style-name="ro2">
          <table:table-cell table:formula="of:=[.A905]+[.A$4]" office:value-type="float" office:value="269.100000000004">
            <text:p>269.100000000004</text:p>
          </table:table-cell>
          <table:table-cell table:formula="of:=[.A906]/([.$D$4]*2)" office:value-type="float" office:value="67.2750000000011">
            <text:p>67.2750000000011</text:p>
          </table:table-cell>
          <table:table-cell table:formula="of:=SQRT(ABS([.$D$2]^2-[.B906]^2))" office:value-type="float" office:value="73.9869878762465">
            <text:p>73.9869878762465</text:p>
          </table:table-cell>
          <table:table-cell table:formula="of:=([.$C$10]-[.C906])*[.$B$4]" office:value-type="float" office:value="32772.2633055112">
            <text:p>32772.2633055112</text:p>
          </table:table-cell>
          <table:table-cell table:formula="of:=ROUND([.D906])" office:value-type="float" office:value="32772">
            <text:p>32772</text:p>
          </table:table-cell>
          <table:table-cell table:formula="of:=([.$C$8]-([.E906]*[.$C$4]))" office:value-type="float" office:value="73.987225">
            <text:p>73.987225</text:p>
          </table:table-cell>
          <table:table-cell table:formula="of:=SQRT(ABS([.$D$2]^2-[.F906]^2))" office:value-type="float" office:value="67.2747392176244">
            <text:p>67.2747392176244</text:p>
          </table:table-cell>
          <table:table-cell table:formula="of:=ABS([.B906]-[.G906])" office:value-type="float" office:value="0.000260782376670932">
            <text:p>0.000260782376670932</text:p>
          </table:table-cell>
          <table:table-cell/>
        </table:table-row>
        <table:table-row table:style-name="ro2">
          <table:table-cell table:formula="of:=[.A906]+[.A$4]" office:value-type="float" office:value="269.400000000004">
            <text:p>269.400000000004</text:p>
          </table:table-cell>
          <table:table-cell table:formula="of:=[.A907]/([.$D$4]*2)" office:value-type="float" office:value="67.3500000000011">
            <text:p>67.3500000000011</text:p>
          </table:table-cell>
          <table:table-cell table:formula="of:=SQRT(ABS([.$D$2]^2-[.B907]^2))" office:value-type="float" office:value="73.9187222562718">
            <text:p>73.9187222562718</text:p>
          </table:table-cell>
          <table:table-cell table:formula="of:=([.$C$10]-[.C907])*[.$B$4]" office:value-type="float" office:value="32858.267236188">
            <text:p>32858.267236188</text:p>
          </table:table-cell>
          <table:table-cell table:formula="of:=ROUND([.D907])" office:value-type="float" office:value="32858">
            <text:p>32858</text:p>
          </table:table-cell>
          <table:table-cell table:formula="of:=([.$C$8]-([.E907]*[.$C$4]))" office:value-type="float" office:value="73.9189625">
            <text:p>73.9189625</text:p>
          </table:table-cell>
          <table:table-cell table:formula="of:=SQRT(ABS([.$D$2]^2-[.F907]^2))" office:value-type="float" office:value="67.3497363240837">
            <text:p>67.3497363240837</text:p>
          </table:table-cell>
          <table:table-cell table:formula="of:=ABS([.B907]-[.G907])" office:value-type="float" office:value="0.000263675917466344">
            <text:p>0.000263675917466344</text:p>
          </table:table-cell>
          <table:table-cell/>
        </table:table-row>
        <table:table-row table:style-name="ro2">
          <table:table-cell table:formula="of:=[.A907]+[.A$4]" office:value-type="float" office:value="269.700000000004">
            <text:p>269.700000000004</text:p>
          </table:table-cell>
          <table:table-cell table:formula="of:=[.A908]/([.$D$4]*2)" office:value-type="float" office:value="67.4250000000011">
            <text:p>67.4250000000011</text:p>
          </table:table-cell>
          <table:table-cell table:formula="of:=SQRT(ABS([.$D$2]^2-[.B908]^2))" office:value-type="float" office:value="73.8503173656001">
            <text:p>73.8503173656001</text:p>
          </table:table-cell>
          <table:table-cell table:formula="of:=([.$C$10]-[.C908])*[.$B$4]" office:value-type="float" office:value="32944.4466260107">
            <text:p>32944.4466260107</text:p>
          </table:table-cell>
          <table:table-cell table:formula="of:=ROUND([.D908])" office:value-type="float" office:value="32944">
            <text:p>32944</text:p>
          </table:table-cell>
          <table:table-cell table:formula="of:=([.$C$8]-([.E908]*[.$C$4]))" office:value-type="float" office:value="73.8507">
            <text:p>73.8507</text:p>
          </table:table-cell>
          <table:table-cell table:formula="of:=SQRT(ABS([.$D$2]^2-[.F908]^2))" office:value-type="float" office:value="67.4245808997727">
            <text:p>67.4245808997727</text:p>
          </table:table-cell>
          <table:table-cell table:formula="of:=ABS([.B908]-[.G908])" office:value-type="float" office:value="0.00041910022838465">
            <text:p>0.00041910022838465</text:p>
          </table:table-cell>
          <table:table-cell/>
        </table:table-row>
        <table:table-row table:style-name="ro2">
          <table:table-cell table:formula="of:=[.A908]+[.A$4]" office:value-type="float" office:value="270.000000000004">
            <text:p>270.000000000004</text:p>
          </table:table-cell>
          <table:table-cell table:formula="of:=[.A909]/([.$D$4]*2)" office:value-type="float" office:value="67.5000000000011">
            <text:p>67.5000000000011</text:p>
          </table:table-cell>
          <table:table-cell table:formula="of:=SQRT(ABS([.$D$2]^2-[.B909]^2))" office:value-type="float" office:value="73.7817728168675">
            <text:p>73.7817728168675</text:p>
          </table:table-cell>
          <table:table-cell table:formula="of:=([.$C$10]-[.C909])*[.$B$4]" office:value-type="float" office:value="33030.8019629966">
            <text:p>33030.8019629966</text:p>
          </table:table-cell>
          <table:table-cell table:formula="of:=ROUND([.D909])" office:value-type="float" office:value="33031">
            <text:p>33031</text:p>
          </table:table-cell>
          <table:table-cell table:formula="of:=([.$C$8]-([.E909]*[.$C$4]))" office:value-type="float" office:value="73.78164375">
            <text:p>73.78164375</text:p>
          </table:table-cell>
          <table:table-cell table:formula="of:=SQRT(ABS([.$D$2]^2-[.F909]^2))" office:value-type="float" office:value="67.5001410779865">
            <text:p>67.5001410779865</text:p>
          </table:table-cell>
          <table:table-cell table:formula="of:=ABS([.B909]-[.G909])" office:value-type="float" office:value="0.000141077985418292">
            <text:p>0.000141077985418292</text:p>
          </table:table-cell>
          <table:table-cell/>
        </table:table-row>
        <table:table-row table:style-name="ro2">
          <table:table-cell table:formula="of:=[.A909]+[.A$4]" office:value-type="float" office:value="270.300000000005">
            <text:p>270.300000000005</text:p>
          </table:table-cell>
          <table:table-cell table:formula="of:=[.A910]/([.$D$4]*2)" office:value-type="float" office:value="67.5750000000011">
            <text:p>67.5750000000011</text:p>
          </table:table-cell>
          <table:table-cell table:formula="of:=SQRT(ABS([.$D$2]^2-[.B910]^2))" office:value-type="float" office:value="73.7130882204772">
            <text:p>73.7130882204772</text:p>
          </table:table-cell>
          <table:table-cell table:formula="of:=([.$C$10]-[.C910])*[.$B$4]" office:value-type="float" office:value="33117.3337379765">
            <text:p>33117.3337379765</text:p>
          </table:table-cell>
          <table:table-cell table:formula="of:=ROUND([.D910])" office:value-type="float" office:value="33117">
            <text:p>33117</text:p>
          </table:table-cell>
          <table:table-cell table:formula="of:=([.$C$8]-([.E910]*[.$C$4]))" office:value-type="float" office:value="73.71338125">
            <text:p>73.71338125</text:p>
          </table:table-cell>
          <table:table-cell table:formula="of:=SQRT(ABS([.$D$2]^2-[.F910]^2))" office:value-type="float" office:value="67.5746803521271">
            <text:p>67.5746803521271</text:p>
          </table:table-cell>
          <table:table-cell table:formula="of:=ABS([.B910]-[.G910])" office:value-type="float" office:value="0.000319647874050588">
            <text:p>0.000319647874050588</text:p>
          </table:table-cell>
          <table:table-cell/>
        </table:table-row>
        <table:table-row table:style-name="ro2">
          <table:table-cell table:formula="of:=[.A910]+[.A$4]" office:value-type="float" office:value="270.600000000005">
            <text:p>270.600000000005</text:p>
          </table:table-cell>
          <table:table-cell table:formula="of:=[.A911]/([.$D$4]*2)" office:value-type="float" office:value="67.6500000000011">
            <text:p>67.6500000000011</text:p>
          </table:table-cell>
          <table:table-cell table:formula="of:=SQRT(ABS([.$D$2]^2-[.B911]^2))" office:value-type="float" office:value="73.6442631845811">
            <text:p>73.6442631845811</text:p>
          </table:table-cell>
          <table:table-cell table:formula="of:=([.$C$10]-[.C911])*[.$B$4]" office:value-type="float" office:value="33204.0424446173">
            <text:p>33204.0424446173</text:p>
          </table:table-cell>
          <table:table-cell table:formula="of:=ROUND([.D911])" office:value-type="float" office:value="33204">
            <text:p>33204</text:p>
          </table:table-cell>
          <table:table-cell table:formula="of:=([.$C$8]-([.E911]*[.$C$4]))" office:value-type="float" office:value="73.644325">
            <text:p>73.644325</text:p>
          </table:table-cell>
          <table:table-cell table:formula="of:=SQRT(ABS([.$D$2]^2-[.F911]^2))" office:value-type="float" office:value="67.649932707242">
            <text:p>67.649932707242</text:p>
          </table:table-cell>
          <table:table-cell table:formula="of:=ABS([.B911]-[.G911])" office:value-type="float" office:value="0.0000672927591125472">
            <text:p>0.0000672927591125472</text:p>
          </table:table-cell>
          <table:table-cell/>
        </table:table-row>
        <table:table-row table:style-name="ro2">
          <table:table-cell table:formula="of:=[.A911]+[.A$4]" office:value-type="float" office:value="270.900000000005">
            <text:p>270.900000000005</text:p>
          </table:table-cell>
          <table:table-cell table:formula="of:=[.A912]/([.$D$4]*2)" office:value-type="float" office:value="67.7250000000011">
            <text:p>67.7250000000011</text:p>
          </table:table-cell>
          <table:table-cell table:formula="of:=SQRT(ABS([.$D$2]^2-[.B912]^2))" office:value-type="float" office:value="73.5752973150625">
            <text:p>73.5752973150625</text:p>
          </table:table-cell>
          <table:table-cell table:formula="of:=([.$C$10]-[.C912])*[.$B$4]" office:value-type="float" office:value="33290.9285794438">
            <text:p>33290.9285794438</text:p>
          </table:table-cell>
          <table:table-cell table:formula="of:=ROUND([.D912])" office:value-type="float" office:value="33291">
            <text:p>33291</text:p>
          </table:table-cell>
          <table:table-cell table:formula="of:=([.$C$8]-([.E912]*[.$C$4]))" office:value-type="float" office:value="73.57526875">
            <text:p>73.57526875</text:p>
          </table:table-cell>
          <table:table-cell table:formula="of:=SQRT(ABS([.$D$2]^2-[.F912]^2))" office:value-type="float" office:value="67.72503103259">
            <text:p>67.72503103259</text:p>
          </table:table-cell>
          <table:table-cell table:formula="of:=ABS([.B912]-[.G912])" office:value-type="float" office:value="0.0000310325888364105">
            <text:p>0.0000310325888364105</text:p>
          </table:table-cell>
          <table:table-cell/>
        </table:table-row>
        <table:table-row table:style-name="ro2">
          <table:table-cell table:formula="of:=[.A912]+[.A$4]" office:value-type="float" office:value="271.200000000005">
            <text:p>271.200000000005</text:p>
          </table:table-cell>
          <table:table-cell table:formula="of:=[.A913]/([.$D$4]*2)" office:value-type="float" office:value="67.8000000000011">
            <text:p>67.8000000000011</text:p>
          </table:table-cell>
          <table:table-cell table:formula="of:=SQRT(ABS([.$D$2]^2-[.B913]^2))" office:value-type="float" office:value="73.5061902155175">
            <text:p>73.5061902155175</text:p>
          </table:table-cell>
          <table:table-cell table:formula="of:=([.$C$10]-[.C913])*[.$B$4]" office:value-type="float" office:value="33377.9926418627">
            <text:p>33377.9926418627</text:p>
          </table:table-cell>
          <table:table-cell table:formula="of:=ROUND([.D913])" office:value-type="float" office:value="33378">
            <text:p>33378</text:p>
          </table:table-cell>
          <table:table-cell table:formula="of:=([.$C$8]-([.E913]*[.$C$4]))" office:value-type="float" office:value="73.5062125">
            <text:p>73.5062125</text:p>
          </table:table-cell>
          <table:table-cell table:formula="of:=SQRT(ABS([.$D$2]^2-[.F913]^2))" office:value-type="float" office:value="67.7999758400019">
            <text:p>67.7999758400019</text:p>
          </table:table-cell>
          <table:table-cell table:formula="of:=ABS([.B913]-[.G913])" office:value-type="float" office:value="0.0000241599992278907">
            <text:p>0.0000241599992278907</text:p>
          </table:table-cell>
          <table:table-cell/>
        </table:table-row>
        <table:table-row table:style-name="ro2">
          <table:table-cell table:formula="of:=[.A913]+[.A$4]" office:value-type="float" office:value="271.500000000005">
            <text:p>271.500000000005</text:p>
          </table:table-cell>
          <table:table-cell table:formula="of:=[.A914]/([.$D$4]*2)" office:value-type="float" office:value="67.8750000000011">
            <text:p>67.8750000000011</text:p>
          </table:table-cell>
          <table:table-cell table:formula="of:=SQRT(ABS([.$D$2]^2-[.B914]^2))" office:value-type="float" office:value="73.4369414872368">
            <text:p>73.4369414872368</text:p>
          </table:table-cell>
          <table:table-cell table:formula="of:=([.$C$10]-[.C914])*[.$B$4]" office:value-type="float" office:value="33465.2351341849">
            <text:p>33465.2351341849</text:p>
          </table:table-cell>
          <table:table-cell table:formula="of:=ROUND([.D914])" office:value-type="float" office:value="33465">
            <text:p>33465</text:p>
          </table:table-cell>
          <table:table-cell table:formula="of:=([.$C$8]-([.E914]*[.$C$4]))" office:value-type="float" office:value="73.43715625">
            <text:p>73.43715625</text:p>
          </table:table-cell>
          <table:table-cell table:formula="of:=SQRT(ABS([.$D$2]^2-[.F914]^2))" office:value-type="float" office:value="67.8747676380044">
            <text:p>67.8747676380044</text:p>
          </table:table-cell>
          <table:table-cell table:formula="of:=ABS([.B914]-[.G914])" office:value-type="float" office:value="0.000232361996765462">
            <text:p>0.000232361996765462</text:p>
          </table:table-cell>
          <table:table-cell/>
        </table:table-row>
        <table:table-row table:style-name="ro2">
          <table:table-cell table:formula="of:=[.A914]+[.A$4]" office:value-type="float" office:value="271.800000000005">
            <text:p>271.800000000005</text:p>
          </table:table-cell>
          <table:table-cell table:formula="of:=[.A915]/([.$D$4]*2)" office:value-type="float" office:value="67.9500000000011">
            <text:p>67.9500000000011</text:p>
          </table:table-cell>
          <table:table-cell table:formula="of:=SQRT(ABS([.$D$2]^2-[.B915]^2))" office:value-type="float" office:value="73.3675507291871">
            <text:p>73.3675507291871</text:p>
          </table:table-cell>
          <table:table-cell table:formula="of:=([.$C$10]-[.C915])*[.$B$4]" office:value-type="float" office:value="33552.656561649">
            <text:p>33552.656561649</text:p>
          </table:table-cell>
          <table:table-cell table:formula="of:=ROUND([.D915])" office:value-type="float" office:value="33553">
            <text:p>33553</text:p>
          </table:table-cell>
          <table:table-cell table:formula="of:=([.$C$8]-([.E915]*[.$C$4]))" office:value-type="float" office:value="73.36730625">
            <text:p>73.36730625</text:p>
          </table:table-cell>
          <table:table-cell table:formula="of:=SQRT(ABS([.$D$2]^2-[.F915]^2))" office:value-type="float" office:value="67.9502639701915">
            <text:p>67.9502639701915</text:p>
          </table:table-cell>
          <table:table-cell table:formula="of:=ABS([.B915]-[.G915])" office:value-type="float" office:value="0.000263970190403029">
            <text:p>0.000263970190403029</text:p>
          </table:table-cell>
          <table:table-cell/>
        </table:table-row>
        <table:table-row table:style-name="ro2">
          <table:table-cell table:formula="of:=[.A915]+[.A$4]" office:value-type="float" office:value="272.100000000005">
            <text:p>272.100000000005</text:p>
          </table:table-cell>
          <table:table-cell table:formula="of:=[.A916]/([.$D$4]*2)" office:value-type="float" office:value="68.0250000000011">
            <text:p>68.0250000000011</text:p>
          </table:table-cell>
          <table:table-cell table:formula="of:=SQRT(ABS([.$D$2]^2-[.B916]^2))" office:value-type="float" office:value="73.2980175379924">
            <text:p>73.2980175379924</text:p>
          </table:table-cell>
          <table:table-cell table:formula="of:=([.$C$10]-[.C916])*[.$B$4]" office:value-type="float" office:value="33640.2574324455">
            <text:p>33640.2574324455</text:p>
          </table:table-cell>
          <table:table-cell table:formula="of:=ROUND([.D916])" office:value-type="float" office:value="33640">
            <text:p>33640</text:p>
          </table:table-cell>
          <table:table-cell table:formula="of:=([.$C$8]-([.E916]*[.$C$4]))" office:value-type="float" office:value="73.29825">
            <text:p>73.29825</text:p>
          </table:table-cell>
          <table:table-cell table:formula="of:=SQRT(ABS([.$D$2]^2-[.F916]^2))" office:value-type="float" office:value="68.0247495176388">
            <text:p>68.0247495176388</text:p>
          </table:table-cell>
          <table:table-cell table:formula="of:=ABS([.B916]-[.G916])" office:value-type="float" office:value="0.000250482362332605">
            <text:p>0.000250482362332605</text:p>
          </table:table-cell>
          <table:table-cell/>
        </table:table-row>
        <table:table-row table:style-name="ro2">
          <table:table-cell table:formula="of:=[.A916]+[.A$4]" office:value-type="float" office:value="272.400000000005">
            <text:p>272.400000000005</text:p>
          </table:table-cell>
          <table:table-cell table:formula="of:=[.A917]/([.$D$4]*2)" office:value-type="float" office:value="68.1000000000011">
            <text:p>68.1000000000011</text:p>
          </table:table-cell>
          <table:table-cell table:formula="of:=SQRT(ABS([.$D$2]^2-[.B917]^2))" office:value-type="float" office:value="73.2283415079151">
            <text:p>73.2283415079151</text:p>
          </table:table-cell>
          <table:table-cell table:formula="of:=([.$C$10]-[.C917])*[.$B$4]" office:value-type="float" office:value="33728.0382577398">
            <text:p>33728.0382577398</text:p>
          </table:table-cell>
          <table:table-cell table:formula="of:=ROUND([.D917])" office:value-type="float" office:value="33728">
            <text:p>33728</text:p>
          </table:table-cell>
          <table:table-cell table:formula="of:=([.$C$8]-([.E917]*[.$C$4]))" office:value-type="float" office:value="73.2284">
            <text:p>73.2284</text:p>
          </table:table-cell>
          <table:table-cell table:formula="of:=SQRT(ABS([.$D$2]^2-[.F917]^2))" office:value-type="float" office:value="68.0999371030547">
            <text:p>68.0999371030547</text:p>
          </table:table-cell>
          <table:table-cell table:formula="of:=ABS([.B917]-[.G917])" office:value-type="float" office:value="0.0000628969464884221">
            <text:p>0.0000628969464884221</text:p>
          </table:table-cell>
          <table:table-cell/>
        </table:table-row>
        <table:table-row table:style-name="ro2">
          <table:table-cell table:formula="of:=[.A917]+[.A$4]" office:value-type="float" office:value="272.700000000005">
            <text:p>272.700000000005</text:p>
          </table:table-cell>
          <table:table-cell table:formula="of:=[.A918]/([.$D$4]*2)" office:value-type="float" office:value="68.1750000000011">
            <text:p>68.1750000000011</text:p>
          </table:table-cell>
          <table:table-cell table:formula="of:=SQRT(ABS([.$D$2]^2-[.B918]^2))" office:value-type="float" office:value="73.1585222308368">
            <text:p>73.1585222308368</text:p>
          </table:table-cell>
          <table:table-cell table:formula="of:=([.$C$10]-[.C918])*[.$B$4]" office:value-type="float" office:value="33815.9995516967">
            <text:p>33815.9995516967</text:p>
          </table:table-cell>
          <table:table-cell table:formula="of:=ROUND([.D918])" office:value-type="float" office:value="33816">
            <text:p>33816</text:p>
          </table:table-cell>
          <table:table-cell table:formula="of:=([.$C$8]-([.E918]*[.$C$4]))" office:value-type="float" office:value="73.15855">
            <text:p>73.15855</text:p>
          </table:table-cell>
          <table:table-cell table:formula="of:=SQRT(ABS([.$D$2]^2-[.F918]^2))" office:value-type="float" office:value="68.1749702009286">
            <text:p>68.1749702009286</text:p>
          </table:table-cell>
          <table:table-cell table:formula="of:=ABS([.B918]-[.G918])" office:value-type="float" office:value="0.0000297990725783848">
            <text:p>0.0000297990725783848</text:p>
          </table:table-cell>
          <table:table-cell/>
        </table:table-row>
        <table:table-row table:style-name="ro2">
          <table:table-cell table:formula="of:=[.A918]+[.A$4]" office:value-type="float" office:value="273.000000000005">
            <text:p>273.000000000005</text:p>
          </table:table-cell>
          <table:table-cell table:formula="of:=[.A919]/([.$D$4]*2)" office:value-type="float" office:value="68.2500000000012">
            <text:p>68.2500000000012</text:p>
          </table:table-cell>
          <table:table-cell table:formula="of:=SQRT(ABS([.$D$2]^2-[.B919]^2))" office:value-type="float" office:value="73.088559296239">
            <text:p>73.088559296239</text:p>
          </table:table-cell>
          <table:table-cell table:formula="of:=([.$C$10]-[.C919])*[.$B$4]" office:value-type="float" office:value="33904.141831505">
            <text:p>33904.141831505</text:p>
          </table:table-cell>
          <table:table-cell table:formula="of:=ROUND([.D919])" office:value-type="float" office:value="33904">
            <text:p>33904</text:p>
          </table:table-cell>
          <table:table-cell table:formula="of:=([.$C$8]-([.E919]*[.$C$4]))" office:value-type="float" office:value="73.0887">
            <text:p>73.0887</text:p>
          </table:table-cell>
          <table:table-cell table:formula="of:=SQRT(ABS([.$D$2]^2-[.F919]^2))" office:value-type="float" office:value="68.249849320786">
            <text:p>68.249849320786</text:p>
          </table:table-cell>
          <table:table-cell table:formula="of:=ABS([.B919]-[.G919])" office:value-type="float" office:value="0.000150679215110472">
            <text:p>0.000150679215110472</text:p>
          </table:table-cell>
          <table:table-cell/>
        </table:table-row>
        <table:table-row table:style-name="ro2">
          <table:table-cell table:formula="of:=[.A919]+[.A$4]" office:value-type="float" office:value="273.300000000005">
            <text:p>273.300000000005</text:p>
          </table:table-cell>
          <table:table-cell table:formula="of:=[.A920]/([.$D$4]*2)" office:value-type="float" office:value="68.3250000000012">
            <text:p>68.3250000000012</text:p>
          </table:table-cell>
          <table:table-cell table:formula="of:=SQRT(ABS([.$D$2]^2-[.B920]^2))" office:value-type="float" office:value="73.0184522911835">
            <text:p>73.0184522911835</text:p>
          </table:table-cell>
          <table:table-cell table:formula="of:=([.$C$10]-[.C920])*[.$B$4]" office:value-type="float" office:value="33992.4656174016">
            <text:p>33992.4656174016</text:p>
          </table:table-cell>
          <table:table-cell table:formula="of:=ROUND([.D920])" office:value-type="float" office:value="33992">
            <text:p>33992</text:p>
          </table:table-cell>
          <table:table-cell table:formula="of:=([.$C$8]-([.E920]*[.$C$4]))" office:value-type="float" office:value="73.01885">
            <text:p>73.01885</text:p>
          </table:table-cell>
          <table:table-cell table:formula="of:=SQRT(ABS([.$D$2]^2-[.F920]^2))" office:value-type="float" office:value="68.3245749688756">
            <text:p>68.3245749688756</text:p>
          </table:table-cell>
          <table:table-cell table:formula="of:=ABS([.B920]-[.G920])" office:value-type="float" office:value="0.000425031125573128">
            <text:p>0.000425031125573128</text:p>
          </table:table-cell>
          <table:table-cell/>
        </table:table-row>
        <table:table-row table:style-name="ro2">
          <table:table-cell table:formula="of:=[.A920]+[.A$4]" office:value-type="float" office:value="273.600000000005">
            <text:p>273.600000000005</text:p>
          </table:table-cell>
          <table:table-cell table:formula="of:=[.A921]/([.$D$4]*2)" office:value-type="float" office:value="68.4000000000012">
            <text:p>68.4000000000012</text:p>
          </table:table-cell>
          <table:table-cell table:formula="of:=SQRT(ABS([.$D$2]^2-[.B921]^2))" office:value-type="float" office:value="72.9482008002928">
            <text:p>72.9482008002928</text:p>
          </table:table-cell>
          <table:table-cell table:formula="of:=([.$C$10]-[.C921])*[.$B$4]" office:value-type="float" office:value="34080.971432697">
            <text:p>34080.971432697</text:p>
          </table:table-cell>
          <table:table-cell table:formula="of:=ROUND([.D921])" office:value-type="float" office:value="34081">
            <text:p>34081</text:p>
          </table:table-cell>
          <table:table-cell table:formula="of:=([.$C$8]-([.E921]*[.$C$4]))" office:value-type="float" office:value="72.94820625">
            <text:p>72.94820625</text:p>
          </table:table-cell>
          <table:table-cell table:formula="of:=SQRT(ABS([.$D$2]^2-[.F921]^2))" office:value-type="float" office:value="68.3999941879198">
            <text:p>68.3999941879198</text:p>
          </table:table-cell>
          <table:table-cell table:formula="of:=ABS([.B921]-[.G921])" office:value-type="float" office:value="0.00000581208136907208">
            <text:p>0.00000581208136907208</text:p>
          </table:table-cell>
          <table:table-cell/>
        </table:table-row>
        <table:table-row table:style-name="ro2">
          <table:table-cell table:formula="of:=[.A921]+[.A$4]" office:value-type="float" office:value="273.900000000005">
            <text:p>273.900000000005</text:p>
          </table:table-cell>
          <table:table-cell table:formula="of:=[.A922]/([.$D$4]*2)" office:value-type="float" office:value="68.4750000000012">
            <text:p>68.4750000000012</text:p>
          </table:table-cell>
          <table:table-cell table:formula="of:=SQRT(ABS([.$D$2]^2-[.B922]^2))" office:value-type="float" office:value="72.87780440573">
            <text:p>72.87780440573</text:p>
          </table:table-cell>
          <table:table-cell table:formula="of:=([.$C$10]-[.C922])*[.$B$4]" office:value-type="float" office:value="34169.6598037997">
            <text:p>34169.6598037997</text:p>
          </table:table-cell>
          <table:table-cell table:formula="of:=ROUND([.D922])" office:value-type="float" office:value="34170">
            <text:p>34170</text:p>
          </table:table-cell>
          <table:table-cell table:formula="of:=([.$C$8]-([.E922]*[.$C$4]))" office:value-type="float" office:value="72.8775625">
            <text:p>72.8775625</text:p>
          </table:table-cell>
          <table:table-cell table:formula="of:=SQRT(ABS([.$D$2]^2-[.F922]^2))" office:value-type="float" office:value="68.4752574588705">
            <text:p>68.4752574588705</text:p>
          </table:table-cell>
          <table:table-cell table:formula="of:=ABS([.B922]-[.G922])" office:value-type="float" office:value="0.000257458869299398">
            <text:p>0.000257458869299398</text:p>
          </table:table-cell>
          <table:table-cell/>
        </table:table-row>
        <table:table-row table:style-name="ro2">
          <table:table-cell table:formula="of:=[.A922]+[.A$4]" office:value-type="float" office:value="274.200000000005">
            <text:p>274.200000000005</text:p>
          </table:table-cell>
          <table:table-cell table:formula="of:=[.A923]/([.$D$4]*2)" office:value-type="float" office:value="68.5500000000012">
            <text:p>68.5500000000012</text:p>
          </table:table-cell>
          <table:table-cell table:formula="of:=SQRT(ABS([.$D$2]^2-[.B923]^2))" office:value-type="float" office:value="72.8072626871787">
            <text:p>72.8072626871787</text:p>
          </table:table-cell>
          <table:table-cell table:formula="of:=([.$C$10]-[.C923])*[.$B$4]" office:value-type="float" office:value="34258.5312602424">
            <text:p>34258.5312602424</text:p>
          </table:table-cell>
          <table:table-cell table:formula="of:=ROUND([.D923])" office:value-type="float" office:value="34259">
            <text:p>34259</text:p>
          </table:table-cell>
          <table:table-cell table:formula="of:=([.$C$8]-([.E923]*[.$C$4]))" office:value-type="float" office:value="72.80691875">
            <text:p>72.80691875</text:p>
          </table:table-cell>
          <table:table-cell table:formula="of:=SQRT(ABS([.$D$2]^2-[.F923]^2))" office:value-type="float" office:value="68.5503652953863">
            <text:p>68.5503652953863</text:p>
          </table:table-cell>
          <table:table-cell table:formula="of:=ABS([.B923]-[.G923])" office:value-type="float" office:value="0.000365295385122977">
            <text:p>0.000365295385122977</text:p>
          </table:table-cell>
          <table:table-cell/>
        </table:table-row>
        <table:table-row table:style-name="ro2">
          <table:table-cell table:formula="of:=[.A923]+[.A$4]" office:value-type="float" office:value="274.500000000005">
            <text:p>274.500000000005</text:p>
          </table:table-cell>
          <table:table-cell table:formula="of:=[.A924]/([.$D$4]*2)" office:value-type="float" office:value="68.6250000000012">
            <text:p>68.6250000000012</text:p>
          </table:table-cell>
          <table:table-cell table:formula="of:=SQRT(ABS([.$D$2]^2-[.B924]^2))" office:value-type="float" office:value="72.7365752218225">
            <text:p>72.7365752218225</text:p>
          </table:table-cell>
          <table:table-cell table:formula="of:=([.$C$10]-[.C924])*[.$B$4]" office:value-type="float" office:value="34347.5863347069">
            <text:p>34347.5863347069</text:p>
          </table:table-cell>
          <table:table-cell table:formula="of:=ROUND([.D924])" office:value-type="float" office:value="34348">
            <text:p>34348</text:p>
          </table:table-cell>
          <table:table-cell table:formula="of:=([.$C$8]-([.E924]*[.$C$4]))" office:value-type="float" office:value="72.736275">
            <text:p>72.736275</text:p>
          </table:table-cell>
          <table:table-cell table:formula="of:=SQRT(ABS([.$D$2]^2-[.F924]^2))" office:value-type="float" office:value="68.6253182078187">
            <text:p>68.6253182078187</text:p>
          </table:table-cell>
          <table:table-cell table:formula="of:=ABS([.B924]-[.G924])" office:value-type="float" office:value="0.00031820781754277">
            <text:p>0.00031820781754277</text:p>
          </table:table-cell>
          <table:table-cell/>
        </table:table-row>
        <table:table-row table:style-name="ro2">
          <table:table-cell table:formula="of:=[.A924]+[.A$4]" office:value-type="float" office:value="274.800000000005">
            <text:p>274.800000000005</text:p>
          </table:table-cell>
          <table:table-cell table:formula="of:=[.A925]/([.$D$4]*2)" office:value-type="float" office:value="68.7000000000012">
            <text:p>68.7000000000012</text:p>
          </table:table-cell>
          <table:table-cell table:formula="of:=SQRT(ABS([.$D$2]^2-[.B925]^2))" office:value-type="float" office:value="72.6657415843246">
            <text:p>72.6657415843246</text:p>
          </table:table-cell>
          <table:table-cell table:formula="of:=([.$C$10]-[.C925])*[.$B$4]" office:value-type="float" office:value="34436.8255630507">
            <text:p>34436.8255630507</text:p>
          </table:table-cell>
          <table:table-cell table:formula="of:=ROUND([.D925])" office:value-type="float" office:value="34437">
            <text:p>34437</text:p>
          </table:table-cell>
          <table:table-cell table:formula="of:=([.$C$8]-([.E925]*[.$C$4]))" office:value-type="float" office:value="72.66563125">
            <text:p>72.66563125</text:p>
          </table:table-cell>
          <table:table-cell table:formula="of:=SQRT(ABS([.$D$2]^2-[.F925]^2))" office:value-type="float" office:value="68.7001167032417">
            <text:p>68.7001167032417</text:p>
          </table:table-cell>
          <table:table-cell table:formula="of:=ABS([.B925]-[.G925])" office:value-type="float" office:value="0.00011670324047941">
            <text:p>0.00011670324047941</text:p>
          </table:table-cell>
          <table:table-cell/>
        </table:table-row>
        <table:table-row table:style-name="ro2">
          <table:table-cell table:formula="of:=[.A925]+[.A$4]" office:value-type="float" office:value="275.100000000005">
            <text:p>275.100000000005</text:p>
          </table:table-cell>
          <table:table-cell table:formula="of:=[.A926]/([.$D$4]*2)" office:value-type="float" office:value="68.7750000000012">
            <text:p>68.7750000000012</text:p>
          </table:table-cell>
          <table:table-cell table:formula="of:=SQRT(ABS([.$D$2]^2-[.B926]^2))" office:value-type="float" office:value="72.5947613468068">
            <text:p>72.5947613468068</text:p>
          </table:table-cell>
          <table:table-cell table:formula="of:=([.$C$10]-[.C926])*[.$B$4]" office:value-type="float" office:value="34526.2494843329">
            <text:p>34526.2494843329</text:p>
          </table:table-cell>
          <table:table-cell table:formula="of:=ROUND([.D926])" office:value-type="float" office:value="34526">
            <text:p>34526</text:p>
          </table:table-cell>
          <table:table-cell table:formula="of:=([.$C$8]-([.E926]*[.$C$4]))" office:value-type="float" office:value="72.5949875">
            <text:p>72.5949875</text:p>
          </table:table-cell>
          <table:table-cell table:formula="of:=SQRT(ABS([.$D$2]^2-[.F926]^2))" office:value-type="float" office:value="68.7747612854806">
            <text:p>68.7747612854806</text:p>
          </table:table-cell>
          <table:table-cell table:formula="of:=ABS([.B926]-[.G926])" office:value-type="float" office:value="0.000238714520548911">
            <text:p>0.000238714520548911</text:p>
          </table:table-cell>
          <table:table-cell/>
        </table:table-row>
        <table:table-row table:style-name="ro2">
          <table:table-cell table:formula="of:=[.A926]+[.A$4]" office:value-type="float" office:value="275.400000000005">
            <text:p>275.400000000005</text:p>
          </table:table-cell>
          <table:table-cell table:formula="of:=[.A927]/([.$D$4]*2)" office:value-type="float" office:value="68.8500000000012">
            <text:p>68.8500000000012</text:p>
          </table:table-cell>
          <table:table-cell table:formula="of:=SQRT(ABS([.$D$2]^2-[.B927]^2))" office:value-type="float" office:value="72.5236340788287">
            <text:p>72.5236340788287</text:p>
          </table:table-cell>
          <table:table-cell table:formula="of:=([.$C$10]-[.C927])*[.$B$4]" office:value-type="float" office:value="34615.8586408408">
            <text:p>34615.8586408408</text:p>
          </table:table-cell>
          <table:table-cell table:formula="of:=ROUND([.D927])" office:value-type="float" office:value="34616">
            <text:p>34616</text:p>
          </table:table-cell>
          <table:table-cell table:formula="of:=([.$C$8]-([.E927]*[.$C$4]))" office:value-type="float" office:value="72.52355">
            <text:p>72.52355</text:p>
          </table:table-cell>
          <table:table-cell table:formula="of:=SQRT(ABS([.$D$2]^2-[.F927]^2))" office:value-type="float" office:value="68.8500885649213">
            <text:p>68.8500885649213</text:p>
          </table:table-cell>
          <table:table-cell table:formula="of:=ABS([.B927]-[.G927])" office:value-type="float" office:value="0.0000885649200768057">
            <text:p>0.0000885649200768057</text:p>
          </table:table-cell>
          <table:table-cell/>
        </table:table-row>
        <table:table-row table:style-name="ro2">
          <table:table-cell table:formula="of:=[.A927]+[.A$4]" office:value-type="float" office:value="275.700000000005">
            <text:p>275.700000000005</text:p>
          </table:table-cell>
          <table:table-cell table:formula="of:=[.A928]/([.$D$4]*2)" office:value-type="float" office:value="68.9250000000012">
            <text:p>68.9250000000012</text:p>
          </table:table-cell>
          <table:table-cell table:formula="of:=SQRT(ABS([.$D$2]^2-[.B928]^2))" office:value-type="float" office:value="72.4523593473659">
            <text:p>72.4523593473659</text:p>
          </table:table-cell>
          <table:table-cell table:formula="of:=([.$C$10]-[.C928])*[.$B$4]" office:value-type="float" office:value="34705.6535781167">
            <text:p>34705.6535781167</text:p>
          </table:table-cell>
          <table:table-cell table:formula="of:=ROUND([.D928])" office:value-type="float" office:value="34706">
            <text:p>34706</text:p>
          </table:table-cell>
          <table:table-cell table:formula="of:=([.$C$8]-([.E928]*[.$C$4]))" office:value-type="float" office:value="72.4521125">
            <text:p>72.4521125</text:p>
          </table:table-cell>
          <table:table-cell table:formula="of:=SQRT(ABS([.$D$2]^2-[.F928]^2))" office:value-type="float" office:value="68.9252594792892">
            <text:p>68.9252594792892</text:p>
          </table:table-cell>
          <table:table-cell table:formula="of:=ABS([.B928]-[.G928])" office:value-type="float" office:value="0.000259479288018838">
            <text:p>0.000259479288018838</text:p>
          </table:table-cell>
          <table:table-cell/>
        </table:table-row>
        <table:table-row table:style-name="ro2">
          <table:table-cell table:formula="of:=[.A928]+[.A$4]" office:value-type="float" office:value="276.000000000005">
            <text:p>276.000000000005</text:p>
          </table:table-cell>
          <table:table-cell table:formula="of:=[.A929]/([.$D$4]*2)" office:value-type="float" office:value="69.0000000000012">
            <text:p>69.0000000000012</text:p>
          </table:table-cell>
          <table:table-cell table:formula="of:=SQRT(ABS([.$D$2]^2-[.B929]^2))" office:value-type="float" office:value="72.3809367167892">
            <text:p>72.3809367167892</text:p>
          </table:table-cell>
          <table:table-cell table:formula="of:=([.$C$10]-[.C929])*[.$B$4]" office:value-type="float" office:value="34795.634844985">
            <text:p>34795.634844985</text:p>
          </table:table-cell>
          <table:table-cell table:formula="of:=ROUND([.D929])" office:value-type="float" office:value="34796">
            <text:p>34796</text:p>
          </table:table-cell>
          <table:table-cell table:formula="of:=([.$C$8]-([.E929]*[.$C$4]))" office:value-type="float" office:value="72.380675">
            <text:p>72.380675</text:p>
          </table:table-cell>
          <table:table-cell table:formula="of:=SQRT(ABS([.$D$2]^2-[.F929]^2))" office:value-type="float" office:value="69.0002745396305">
            <text:p>69.0002745396305</text:p>
          </table:table-cell>
          <table:table-cell table:formula="of:=ABS([.B929]-[.G929])" office:value-type="float" office:value="0.000274539629273818">
            <text:p>0.000274539629273818</text:p>
          </table:table-cell>
          <table:table-cell/>
        </table:table-row>
        <table:table-row table:style-name="ro2">
          <table:table-cell table:formula="of:=[.A929]+[.A$4]" office:value-type="float" office:value="276.300000000005">
            <text:p>276.300000000005</text:p>
          </table:table-cell>
          <table:table-cell table:formula="of:=[.A930]/([.$D$4]*2)" office:value-type="float" office:value="69.0750000000012">
            <text:p>69.0750000000012</text:p>
          </table:table-cell>
          <table:table-cell table:formula="of:=SQRT(ABS([.$D$2]^2-[.B930]^2))" office:value-type="float" office:value="72.3093657488422">
            <text:p>72.3093657488422</text:p>
          </table:table-cell>
          <table:table-cell table:formula="of:=([.$C$10]-[.C930])*[.$B$4]" office:value-type="float" office:value="34885.8029935796">
            <text:p>34885.8029935796</text:p>
          </table:table-cell>
          <table:table-cell table:formula="of:=ROUND([.D930])" office:value-type="float" office:value="34886">
            <text:p>34886</text:p>
          </table:table-cell>
          <table:table-cell table:formula="of:=([.$C$8]-([.E930]*[.$C$4]))" office:value-type="float" office:value="72.3092375">
            <text:p>72.3092375</text:p>
          </table:table-cell>
          <table:table-cell table:formula="of:=SQRT(ABS([.$D$2]^2-[.F930]^2))" office:value-type="float" office:value="69.0751342537139">
            <text:p>69.0751342537139</text:p>
          </table:table-cell>
          <table:table-cell table:formula="of:=ABS([.B930]-[.G930])" office:value-type="float" office:value="0.000134253712687382">
            <text:p>0.000134253712687382</text:p>
          </table:table-cell>
          <table:table-cell/>
        </table:table-row>
        <table:table-row table:style-name="ro2">
          <table:table-cell table:formula="of:=[.A930]+[.A$4]" office:value-type="float" office:value="276.600000000005">
            <text:p>276.600000000005</text:p>
          </table:table-cell>
          <table:table-cell table:formula="of:=[.A931]/([.$D$4]*2)" office:value-type="float" office:value="69.1500000000012">
            <text:p>69.1500000000012</text:p>
          </table:table-cell>
          <table:table-cell table:formula="of:=SQRT(ABS([.$D$2]^2-[.B931]^2))" office:value-type="float" office:value="72.23764600262">
            <text:p>72.23764600262</text:p>
          </table:table-cell>
          <table:table-cell table:formula="of:=([.$C$10]-[.C931])*[.$B$4]" office:value-type="float" office:value="34976.1585793714">
            <text:p>34976.1585793714</text:p>
          </table:table-cell>
          <table:table-cell table:formula="of:=ROUND([.D931])" office:value-type="float" office:value="34976">
            <text:p>34976</text:p>
          </table:table-cell>
          <table:table-cell table:formula="of:=([.$C$8]-([.E931]*[.$C$4]))" office:value-type="float" office:value="72.2378">
            <text:p>72.2378</text:p>
          </table:table-cell>
          <table:table-cell table:formula="of:=SQRT(ABS([.$D$2]^2-[.F931]^2))" office:value-type="float" office:value="69.1498391260602">
            <text:p>69.1498391260602</text:p>
          </table:table-cell>
          <table:table-cell table:formula="of:=ABS([.B931]-[.G931])" office:value-type="float" office:value="0.000160873941027262">
            <text:p>0.000160873941027262</text:p>
          </table:table-cell>
          <table:table-cell/>
        </table:table-row>
        <table:table-row table:style-name="ro2">
          <table:table-cell table:formula="of:=[.A931]+[.A$4]" office:value-type="float" office:value="276.900000000005">
            <text:p>276.900000000005</text:p>
          </table:table-cell>
          <table:table-cell table:formula="of:=[.A932]/([.$D$4]*2)" office:value-type="float" office:value="69.2250000000012">
            <text:p>69.2250000000012</text:p>
          </table:table-cell>
          <table:table-cell table:formula="of:=SQRT(ABS([.$D$2]^2-[.B932]^2))" office:value-type="float" office:value="72.1657770345462">
            <text:p>72.1657770345462</text:p>
          </table:table-cell>
          <table:table-cell table:formula="of:=([.$C$10]-[.C932])*[.$B$4]" office:value-type="float" office:value="35066.7021611967">
            <text:p>35066.7021611967</text:p>
          </table:table-cell>
          <table:table-cell table:formula="of:=ROUND([.D932])" office:value-type="float" office:value="35067">
            <text:p>35067</text:p>
          </table:table-cell>
          <table:table-cell table:formula="of:=([.$C$8]-([.E932]*[.$C$4]))" office:value-type="float" office:value="72.16556875">
            <text:p>72.16556875</text:p>
          </table:table-cell>
          <table:table-cell table:formula="of:=SQRT(ABS([.$D$2]^2-[.F932]^2))" office:value-type="float" office:value="69.225217132119">
            <text:p>69.225217132119</text:p>
          </table:table-cell>
          <table:table-cell table:formula="of:=ABS([.B932]-[.G932])" office:value-type="float" office:value="0.000217132117811047">
            <text:p>0.000217132117811047</text:p>
          </table:table-cell>
          <table:table-cell/>
        </table:table-row>
        <table:table-row table:style-name="ro2">
          <table:table-cell table:formula="of:=[.A932]+[.A$4]" office:value-type="float" office:value="277.200000000005">
            <text:p>277.200000000005</text:p>
          </table:table-cell>
          <table:table-cell table:formula="of:=[.A933]/([.$D$4]*2)" office:value-type="float" office:value="69.3000000000012">
            <text:p>69.3000000000012</text:p>
          </table:table-cell>
          <table:table-cell table:formula="of:=SQRT(ABS([.$D$2]^2-[.B933]^2))" office:value-type="float" office:value="72.0937583983512">
            <text:p>72.0937583983512</text:p>
          </table:table-cell>
          <table:table-cell table:formula="of:=([.$C$10]-[.C933])*[.$B$4]" office:value-type="float" office:value="35157.4343012849">
            <text:p>35157.4343012849</text:p>
          </table:table-cell>
          <table:table-cell table:formula="of:=ROUND([.D933])" office:value-type="float" office:value="35157">
            <text:p>35157</text:p>
          </table:table-cell>
          <table:table-cell table:formula="of:=([.$C$8]-([.E933]*[.$C$4]))" office:value-type="float" office:value="72.09413125">
            <text:p>72.09413125</text:p>
          </table:table-cell>
          <table:table-cell table:formula="of:=SQRT(ABS([.$D$2]^2-[.F933]^2))" office:value-type="float" office:value="69.2996121151322">
            <text:p>69.2996121151322</text:p>
          </table:table-cell>
          <table:table-cell table:formula="of:=ABS([.B933]-[.G933])" office:value-type="float" office:value="0.000387884869027744">
            <text:p>0.000387884869027744</text:p>
          </table:table-cell>
          <table:table-cell/>
        </table:table-row>
        <table:table-row table:style-name="ro2">
          <table:table-cell table:formula="of:=[.A933]+[.A$4]" office:value-type="float" office:value="277.500000000005">
            <text:p>277.500000000005</text:p>
          </table:table-cell>
          <table:table-cell table:formula="of:=[.A934]/([.$D$4]*2)" office:value-type="float" office:value="69.3750000000012">
            <text:p>69.3750000000012</text:p>
          </table:table-cell>
          <table:table-cell table:formula="of:=SQRT(ABS([.$D$2]^2-[.B934]^2))" office:value-type="float" office:value="72.021589645049">
            <text:p>72.021589645049</text:p>
          </table:table-cell>
          <table:table-cell table:formula="of:=([.$C$10]-[.C934])*[.$B$4]" office:value-type="float" office:value="35248.3555652876">
            <text:p>35248.3555652876</text:p>
          </table:table-cell>
          <table:table-cell table:formula="of:=ROUND([.D934])" office:value-type="float" office:value="35248">
            <text:p>35248</text:p>
          </table:table-cell>
          <table:table-cell table:formula="of:=([.$C$8]-([.E934]*[.$C$4]))" office:value-type="float" office:value="72.0219">
            <text:p>72.0219</text:p>
          </table:table-cell>
          <table:table-cell table:formula="of:=SQRT(ABS([.$D$2]^2-[.F934]^2))" office:value-type="float" office:value="69.3746778038644">
            <text:p>69.3746778038644</text:p>
          </table:table-cell>
          <table:table-cell table:formula="of:=ABS([.B934]-[.G934])" office:value-type="float" office:value="0.000322196136764319">
            <text:p>0.000322196136764319</text:p>
          </table:table-cell>
          <table:table-cell/>
        </table:table-row>
        <table:table-row table:style-name="ro2">
          <table:table-cell table:formula="of:=[.A934]+[.A$4]" office:value-type="float" office:value="277.800000000005">
            <text:p>277.800000000005</text:p>
          </table:table-cell>
          <table:table-cell table:formula="of:=[.A935]/([.$D$4]*2)" office:value-type="float" office:value="69.4500000000012">
            <text:p>69.4500000000012</text:p>
          </table:table-cell>
          <table:table-cell table:formula="of:=SQRT(ABS([.$D$2]^2-[.B935]^2))" office:value-type="float" office:value="71.9492703229146">
            <text:p>71.9492703229146</text:p>
          </table:table-cell>
          <table:table-cell table:formula="of:=([.$C$10]-[.C935])*[.$B$4]" office:value-type="float" office:value="35339.4665223074">
            <text:p>35339.4665223074</text:p>
          </table:table-cell>
          <table:table-cell table:formula="of:=ROUND([.D935])" office:value-type="float" office:value="35339">
            <text:p>35339</text:p>
          </table:table-cell>
          <table:table-cell table:formula="of:=([.$C$8]-([.E935]*[.$C$4]))" office:value-type="float" office:value="71.94966875">
            <text:p>71.94966875</text:p>
          </table:table-cell>
          <table:table-cell table:formula="of:=SQRT(ABS([.$D$2]^2-[.F935]^2))" office:value-type="float" office:value="69.4495872325047">
            <text:p>69.4495872325047</text:p>
          </table:table-cell>
          <table:table-cell table:formula="of:=ABS([.B935]-[.G935])" office:value-type="float" office:value="0.000412767496541733">
            <text:p>0.000412767496541733</text:p>
          </table:table-cell>
          <table:table-cell/>
        </table:table-row>
        <table:table-row table:style-name="ro2">
          <table:table-cell table:formula="of:=[.A935]+[.A$4]" office:value-type="float" office:value="278.100000000005">
            <text:p>278.100000000005</text:p>
          </table:table-cell>
          <table:table-cell table:formula="of:=[.A936]/([.$D$4]*2)" office:value-type="float" office:value="69.5250000000012">
            <text:p>69.5250000000012</text:p>
          </table:table-cell>
          <table:table-cell table:formula="of:=SQRT(ABS([.$D$2]^2-[.B936]^2))" office:value-type="float" office:value="71.8767999774603">
            <text:p>71.8767999774603</text:p>
          </table:table-cell>
          <table:table-cell table:formula="of:=([.$C$10]-[.C936])*[.$B$4]" office:value-type="float" office:value="35430.767744927">
            <text:p>35430.767744927</text:p>
          </table:table-cell>
          <table:table-cell table:formula="of:=ROUND([.D936])" office:value-type="float" office:value="35431">
            <text:p>35431</text:p>
          </table:table-cell>
          <table:table-cell table:formula="of:=([.$C$8]-([.E936]*[.$C$4]))" office:value-type="float" office:value="71.87664375">
            <text:p>71.87664375</text:p>
          </table:table-cell>
          <table:table-cell table:formula="of:=SQRT(ABS([.$D$2]^2-[.F936]^2))" office:value-type="float" office:value="69.5251615117548">
            <text:p>69.5251615117548</text:p>
          </table:table-cell>
          <table:table-cell table:formula="of:=ABS([.B936]-[.G936])" office:value-type="float" office:value="0.000161511753560717">
            <text:p>0.000161511753560717</text:p>
          </table:table-cell>
          <table:table-cell/>
        </table:table-row>
        <table:table-row table:style-name="ro2">
          <table:table-cell table:formula="of:=[.A936]+[.A$4]" office:value-type="float" office:value="278.400000000005">
            <text:p>278.400000000005</text:p>
          </table:table-cell>
          <table:table-cell table:formula="of:=[.A937]/([.$D$4]*2)" office:value-type="float" office:value="69.6000000000012">
            <text:p>69.6000000000012</text:p>
          </table:table-cell>
          <table:table-cell table:formula="of:=SQRT(ABS([.$D$2]^2-[.B937]^2))" office:value-type="float" office:value="71.8041781514128">
            <text:p>71.8041781514128</text:p>
          </table:table-cell>
          <table:table-cell table:formula="of:=([.$C$10]-[.C937])*[.$B$4]" office:value-type="float" office:value="35522.2598092387">
            <text:p>35522.2598092387</text:p>
          </table:table-cell>
          <table:table-cell table:formula="of:=ROUND([.D937])" office:value-type="float" office:value="35522">
            <text:p>35522</text:p>
          </table:table-cell>
          <table:table-cell table:formula="of:=([.$C$8]-([.E937]*[.$C$4]))" office:value-type="float" office:value="71.8044125">
            <text:p>71.8044125</text:p>
          </table:table-cell>
          <table:table-cell table:formula="of:=SQRT(ABS([.$D$2]^2-[.F937]^2))" office:value-type="float" office:value="69.5997582289611">
            <text:p>69.5997582289611</text:p>
          </table:table-cell>
          <table:table-cell table:formula="of:=ABS([.B937]-[.G937])" office:value-type="float" office:value="0.000241771040066396">
            <text:p>0.000241771040066396</text:p>
          </table:table-cell>
          <table:table-cell/>
        </table:table-row>
        <table:table-row table:style-name="ro2">
          <table:table-cell table:formula="of:=[.A937]+[.A$4]" office:value-type="float" office:value="278.700000000005">
            <text:p>278.700000000005</text:p>
          </table:table-cell>
          <table:table-cell table:formula="of:=[.A938]/([.$D$4]*2)" office:value-type="float" office:value="69.6750000000012">
            <text:p>69.6750000000012</text:p>
          </table:table-cell>
          <table:table-cell table:formula="of:=SQRT(ABS([.$D$2]^2-[.B938]^2))" office:value-type="float" office:value="71.7314043846894">
            <text:p>71.7314043846894</text:p>
          </table:table-cell>
          <table:table-cell table:formula="of:=([.$C$10]-[.C938])*[.$B$4]" office:value-type="float" office:value="35613.9432948746">
            <text:p>35613.9432948746</text:p>
          </table:table-cell>
          <table:table-cell table:formula="of:=ROUND([.D938])" office:value-type="float" office:value="35614">
            <text:p>35614</text:p>
          </table:table-cell>
          <table:table-cell table:formula="of:=([.$C$8]-([.E938]*[.$C$4]))" office:value-type="float" office:value="71.7313875">
            <text:p>71.7313875</text:p>
          </table:table-cell>
          <table:table-cell table:formula="of:=SQRT(ABS([.$D$2]^2-[.F938]^2))" office:value-type="float" office:value="69.6750173830251">
            <text:p>69.6750173830251</text:p>
          </table:table-cell>
          <table:table-cell table:formula="of:=ABS([.B938]-[.G938])" office:value-type="float" office:value="0.0000173830238594519">
            <text:p>0.0000173830238594519</text:p>
          </table:table-cell>
          <table:table-cell/>
        </table:table-row>
        <table:table-row table:style-name="ro2">
          <table:table-cell table:formula="of:=[.A938]+[.A$4]" office:value-type="float" office:value="279.000000000005">
            <text:p>279.000000000005</text:p>
          </table:table-cell>
          <table:table-cell table:formula="of:=[.A939]/([.$D$4]*2)" office:value-type="float" office:value="69.7500000000012">
            <text:p>69.7500000000012</text:p>
          </table:table-cell>
          <table:table-cell table:formula="of:=SQRT(ABS([.$D$2]^2-[.B939]^2))" office:value-type="float" office:value="71.6584782143734">
            <text:p>71.6584782143734</text:p>
          </table:table-cell>
          <table:table-cell table:formula="of:=([.$C$10]-[.C939])*[.$B$4]" office:value-type="float" office:value="35705.8187850364">
            <text:p>35705.8187850364</text:p>
          </table:table-cell>
          <table:table-cell table:formula="of:=ROUND([.D939])" office:value-type="float" office:value="35706">
            <text:p>35706</text:p>
          </table:table-cell>
          <table:table-cell table:formula="of:=([.$C$8]-([.E939]*[.$C$4]))" office:value-type="float" office:value="71.6583625">
            <text:p>71.6583625</text:p>
          </table:table-cell>
          <table:table-cell table:formula="of:=SQRT(ABS([.$D$2]^2-[.F939]^2))" office:value-type="float" office:value="69.7501188803187">
            <text:p>69.7501188803187</text:p>
          </table:table-cell>
          <table:table-cell table:formula="of:=ABS([.B939]-[.G939])" office:value-type="float" office:value="0.00011888031750118">
            <text:p>0.00011888031750118</text:p>
          </table:table-cell>
          <table:table-cell/>
        </table:table-row>
        <table:table-row table:style-name="ro2">
          <table:table-cell table:formula="of:=[.A939]+[.A$4]" office:value-type="float" office:value="279.300000000005">
            <text:p>279.300000000005</text:p>
          </table:table-cell>
          <table:table-cell table:formula="of:=[.A940]/([.$D$4]*2)" office:value-type="float" office:value="69.8250000000012">
            <text:p>69.8250000000012</text:p>
          </table:table-cell>
          <table:table-cell table:formula="of:=SQRT(ABS([.$D$2]^2-[.B940]^2))" office:value-type="float" office:value="71.5853991746909">
            <text:p>71.5853991746909</text:p>
          </table:table-cell>
          <table:table-cell table:formula="of:=([.$C$10]-[.C940])*[.$B$4]" office:value-type="float" office:value="35797.8868665262">
            <text:p>35797.8868665262</text:p>
          </table:table-cell>
          <table:table-cell table:formula="of:=ROUND([.D940])" office:value-type="float" office:value="35798">
            <text:p>35798</text:p>
          </table:table-cell>
          <table:table-cell table:formula="of:=([.$C$8]-([.E940]*[.$C$4]))" office:value-type="float" office:value="71.5853375">
            <text:p>71.5853375</text:p>
          </table:table-cell>
          <table:table-cell table:formula="of:=SQRT(ABS([.$D$2]^2-[.F940]^2))" office:value-type="float" office:value="69.8250632295531">
            <text:p>69.8250632295531</text:p>
          </table:table-cell>
          <table:table-cell table:formula="of:=ABS([.B940]-[.G940])" office:value-type="float" office:value="0.0000632295519125137">
            <text:p>0.0000632295519125137</text:p>
          </table:table-cell>
          <table:table-cell/>
        </table:table-row>
        <table:table-row table:style-name="ro2">
          <table:table-cell table:formula="of:=[.A940]+[.A$4]" office:value-type="float" office:value="279.600000000005">
            <text:p>279.600000000005</text:p>
          </table:table-cell>
          <table:table-cell table:formula="of:=[.A941]/([.$D$4]*2)" office:value-type="float" office:value="69.9000000000012">
            <text:p>69.9000000000012</text:p>
          </table:table-cell>
          <table:table-cell table:formula="of:=SQRT(ABS([.$D$2]^2-[.B941]^2))" office:value-type="float" office:value="71.5121667969852">
            <text:p>71.5121667969852</text:p>
          </table:table-cell>
          <table:table-cell table:formula="of:=([.$C$10]-[.C941])*[.$B$4]" office:value-type="float" office:value="35890.1481297775">
            <text:p>35890.1481297775</text:p>
          </table:table-cell>
          <table:table-cell table:formula="of:=ROUND([.D941])" office:value-type="float" office:value="35890">
            <text:p>35890</text:p>
          </table:table-cell>
          <table:table-cell table:formula="of:=([.$C$8]-([.E941]*[.$C$4]))" office:value-type="float" office:value="71.5123125">
            <text:p>71.5123125</text:p>
          </table:table-cell>
          <table:table-cell table:formula="of:=SQRT(ABS([.$D$2]^2-[.F941]^2))" office:value-type="float" office:value="69.8998509361954">
            <text:p>69.8998509361954</text:p>
          </table:table-cell>
          <table:table-cell table:formula="of:=ABS([.B941]-[.G941])" office:value-type="float" office:value="0.000149063805778837">
            <text:p>0.000149063805778837</text:p>
          </table:table-cell>
          <table:table-cell/>
        </table:table-row>
        <table:table-row table:style-name="ro2">
          <table:table-cell table:formula="of:=[.A941]+[.A$4]" office:value-type="float" office:value="279.900000000005">
            <text:p>279.900000000005</text:p>
          </table:table-cell>
          <table:table-cell table:formula="of:=[.A942]/([.$D$4]*2)" office:value-type="float" office:value="69.9750000000012">
            <text:p>69.9750000000012</text:p>
          </table:table-cell>
          <table:table-cell table:formula="of:=SQRT(ABS([.$D$2]^2-[.B942]^2))" office:value-type="float" office:value="71.4387806096929">
            <text:p>71.4387806096929</text:p>
          </table:table-cell>
          <table:table-cell table:formula="of:=([.$C$10]-[.C942])*[.$B$4]" office:value-type="float" office:value="35982.6031688859">
            <text:p>35982.6031688859</text:p>
          </table:table-cell>
          <table:table-cell table:formula="of:=ROUND([.D942])" office:value-type="float" office:value="35983">
            <text:p>35983</text:p>
          </table:table-cell>
          <table:table-cell table:formula="of:=([.$C$8]-([.E942]*[.$C$4]))" office:value-type="float" office:value="71.43849375">
            <text:p>71.43849375</text:p>
          </table:table-cell>
          <table:table-cell table:formula="of:=SQRT(ABS([.$D$2]^2-[.F942]^2))" office:value-type="float" office:value="69.9752928592029">
            <text:p>69.9752928592029</text:p>
          </table:table-cell>
          <table:table-cell table:formula="of:=ABS([.B942]-[.G942])" office:value-type="float" office:value="0.000292859201664442">
            <text:p>0.000292859201664442</text:p>
          </table:table-cell>
          <table:table-cell/>
        </table:table-row>
        <table:table-row table:style-name="ro2">
          <table:table-cell table:formula="of:=[.A942]+[.A$4]" office:value-type="float" office:value="280.200000000005">
            <text:p>280.200000000005</text:p>
          </table:table-cell>
          <table:table-cell table:formula="of:=[.A943]/([.$D$4]*2)" office:value-type="float" office:value="70.0500000000012">
            <text:p>70.0500000000012</text:p>
          </table:table-cell>
          <table:table-cell table:formula="of:=SQRT(ABS([.$D$2]^2-[.B943]^2))" office:value-type="float" office:value="71.3652401383182">
            <text:p>71.3652401383182</text:p>
          </table:table-cell>
          <table:table-cell table:formula="of:=([.$C$10]-[.C943])*[.$B$4]" office:value-type="float" office:value="36075.2525816413">
            <text:p>36075.2525816413</text:p>
          </table:table-cell>
          <table:table-cell table:formula="of:=ROUND([.D943])" office:value-type="float" office:value="36075">
            <text:p>36075</text:p>
          </table:table-cell>
          <table:table-cell table:formula="of:=([.$C$8]-([.E943]*[.$C$4]))" office:value-type="float" office:value="71.36546875">
            <text:p>71.36546875</text:p>
          </table:table-cell>
          <table:table-cell table:formula="of:=SQRT(ABS([.$D$2]^2-[.F943]^2))" office:value-type="float" office:value="70.0497670952072">
            <text:p>70.0497670952072</text:p>
          </table:table-cell>
          <table:table-cell table:formula="of:=ABS([.B943]-[.G943])" office:value-type="float" office:value="0.000232904794017941">
            <text:p>0.000232904794017941</text:p>
          </table:table-cell>
          <table:table-cell/>
        </table:table-row>
        <table:table-row table:style-name="ro2">
          <table:table-cell table:formula="of:=[.A943]+[.A$4]" office:value-type="float" office:value="280.500000000005">
            <text:p>280.500000000005</text:p>
          </table:table-cell>
          <table:table-cell table:formula="of:=[.A944]/([.$D$4]*2)" office:value-type="float" office:value="70.1250000000012">
            <text:p>70.1250000000012</text:p>
          </table:table-cell>
          <table:table-cell table:formula="of:=SQRT(ABS([.$D$2]^2-[.B944]^2))" office:value-type="float" office:value="71.2915449054082">
            <text:p>71.2915449054082</text:p>
          </table:table-cell>
          <table:table-cell table:formula="of:=([.$C$10]-[.C944])*[.$B$4]" office:value-type="float" office:value="36168.0969695595">
            <text:p>36168.0969695595</text:p>
          </table:table-cell>
          <table:table-cell table:formula="of:=ROUND([.D944])" office:value-type="float" office:value="36168">
            <text:p>36168</text:p>
          </table:table-cell>
          <table:table-cell table:formula="of:=([.$C$8]-([.E944]*[.$C$4]))" office:value-type="float" office:value="71.29165">
            <text:p>71.29165</text:p>
          </table:table-cell>
          <table:table-cell table:formula="of:=SQRT(ABS([.$D$2]^2-[.F944]^2))" office:value-type="float" office:value="70.1248931569774">
            <text:p>70.1248931569774</text:p>
          </table:table-cell>
          <table:table-cell table:formula="of:=ABS([.B944]-[.G944])" office:value-type="float" office:value="0.000106843023800707">
            <text:p>0.000106843023800707</text:p>
          </table:table-cell>
          <table:table-cell/>
        </table:table-row>
        <table:table-row table:style-name="ro2">
          <table:table-cell table:formula="of:=[.A944]+[.A$4]" office:value-type="float" office:value="280.800000000005">
            <text:p>280.800000000005</text:p>
          </table:table-cell>
          <table:table-cell table:formula="of:=[.A945]/([.$D$4]*2)" office:value-type="float" office:value="70.2000000000012">
            <text:p>70.2000000000012</text:p>
          </table:table-cell>
          <table:table-cell table:formula="of:=SQRT(ABS([.$D$2]^2-[.B945]^2))" office:value-type="float" office:value="71.2176944305264">
            <text:p>71.2176944305264</text:p>
          </table:table-cell>
          <table:table-cell table:formula="of:=([.$C$10]-[.C945])*[.$B$4]" office:value-type="float" office:value="36261.1369379145">
            <text:p>36261.1369379145</text:p>
          </table:table-cell>
          <table:table-cell table:formula="of:=ROUND([.D945])" office:value-type="float" office:value="36261">
            <text:p>36261</text:p>
          </table:table-cell>
          <table:table-cell table:formula="of:=([.$C$8]-([.E945]*[.$C$4]))" office:value-type="float" office:value="71.21783125">
            <text:p>71.21783125</text:p>
          </table:table-cell>
          <table:table-cell table:formula="of:=SQRT(ABS([.$D$2]^2-[.F945]^2))" office:value-type="float" office:value="70.1998611967753">
            <text:p>70.1998611967753</text:p>
          </table:table-cell>
          <table:table-cell table:formula="of:=ABS([.B945]-[.G945])" office:value-type="float" office:value="0.000138803225894435">
            <text:p>0.000138803225894435</text:p>
          </table:table-cell>
          <table:table-cell/>
        </table:table-row>
        <table:table-row table:style-name="ro2">
          <table:table-cell table:formula="of:=[.A945]+[.A$4]" office:value-type="float" office:value="281.100000000005">
            <text:p>281.100000000005</text:p>
          </table:table-cell>
          <table:table-cell table:formula="of:=[.A946]/([.$D$4]*2)" office:value-type="float" office:value="70.2750000000012">
            <text:p>70.2750000000012</text:p>
          </table:table-cell>
          <table:table-cell table:formula="of:=SQRT(ABS([.$D$2]^2-[.B946]^2))" office:value-type="float" office:value="71.1436882302276">
            <text:p>71.1436882302276</text:p>
          </table:table-cell>
          <table:table-cell table:formula="of:=([.$C$10]-[.C946])*[.$B$4]" office:value-type="float" office:value="36354.3730957712">
            <text:p>36354.3730957712</text:p>
          </table:table-cell>
          <table:table-cell table:formula="of:=ROUND([.D946])" office:value-type="float" office:value="36354">
            <text:p>36354</text:p>
          </table:table-cell>
          <table:table-cell table:formula="of:=([.$C$8]-([.E946]*[.$C$4]))" office:value-type="float" office:value="71.1440125">
            <text:p>71.1440125</text:p>
          </table:table-cell>
          <table:table-cell table:formula="of:=SQRT(ABS([.$D$2]^2-[.F946]^2))" office:value-type="float" office:value="70.2746717203278">
            <text:p>70.2746717203278</text:p>
          </table:table-cell>
          <table:table-cell table:formula="of:=ABS([.B946]-[.G946])" office:value-type="float" office:value="0.000328279673411203">
            <text:p>0.000328279673411203</text:p>
          </table:table-cell>
          <table:table-cell/>
        </table:table-row>
        <table:table-row table:style-name="ro2">
          <table:table-cell table:formula="of:=[.A946]+[.A$4]" office:value-type="float" office:value="281.400000000005">
            <text:p>281.400000000005</text:p>
          </table:table-cell>
          <table:table-cell table:formula="of:=[.A947]/([.$D$4]*2)" office:value-type="float" office:value="70.3500000000012">
            <text:p>70.3500000000012</text:p>
          </table:table-cell>
          <table:table-cell table:formula="of:=SQRT(ABS([.$D$2]^2-[.B947]^2))" office:value-type="float" office:value="71.0695258180314">
            <text:p>71.0695258180314</text:p>
          </table:table-cell>
          <table:table-cell table:formula="of:=([.$C$10]-[.C947])*[.$B$4]" office:value-type="float" office:value="36447.8060560185">
            <text:p>36447.8060560185</text:p>
          </table:table-cell>
          <table:table-cell table:formula="of:=ROUND([.D947])" office:value-type="float" office:value="36448">
            <text:p>36448</text:p>
          </table:table-cell>
          <table:table-cell table:formula="of:=([.$C$8]-([.E947]*[.$C$4]))" office:value-type="float" office:value="71.0694">
            <text:p>71.0694</text:p>
          </table:table-cell>
          <table:table-cell table:formula="of:=SQRT(ABS([.$D$2]^2-[.F947]^2))" office:value-type="float" office:value="70.3501271046471">
            <text:p>70.3501271046471</text:p>
          </table:table-cell>
          <table:table-cell table:formula="of:=ABS([.B947]-[.G947])" office:value-type="float" office:value="0.000127104645841314">
            <text:p>0.000127104645841314</text:p>
          </table:table-cell>
          <table:table-cell/>
        </table:table-row>
        <table:table-row table:style-name="ro2">
          <table:table-cell table:formula="of:=[.A947]+[.A$4]" office:value-type="float" office:value="281.700000000005">
            <text:p>281.700000000005</text:p>
          </table:table-cell>
          <table:table-cell table:formula="of:=[.A948]/([.$D$4]*2)" office:value-type="float" office:value="70.4250000000012">
            <text:p>70.4250000000012</text:p>
          </table:table-cell>
          <table:table-cell table:formula="of:=SQRT(ABS([.$D$2]^2-[.B948]^2))" office:value-type="float" office:value="70.9952067043954">
            <text:p>70.9952067043954</text:p>
          </table:table-cell>
          <table:table-cell table:formula="of:=([.$C$10]-[.C948])*[.$B$4]" office:value-type="float" office:value="36541.4364354024">
            <text:p>36541.4364354024</text:p>
          </table:table-cell>
          <table:table-cell table:formula="of:=ROUND([.D948])" office:value-type="float" office:value="36541">
            <text:p>36541</text:p>
          </table:table-cell>
          <table:table-cell table:formula="of:=([.$C$8]-([.E948]*[.$C$4]))" office:value-type="float" office:value="70.99558125">
            <text:p>70.99558125</text:p>
          </table:table-cell>
          <table:table-cell table:formula="of:=SQRT(ABS([.$D$2]^2-[.F948]^2))" office:value-type="float" office:value="70.4246224198231">
            <text:p>70.4246224198231</text:p>
          </table:table-cell>
          <table:table-cell table:formula="of:=ABS([.B948]-[.G948])" office:value-type="float" office:value="0.000377580178152925">
            <text:p>0.000377580178152925</text:p>
          </table:table-cell>
          <table:table-cell/>
        </table:table-row>
        <table:table-row table:style-name="ro2">
          <table:table-cell table:formula="of:=[.A948]+[.A$4]" office:value-type="float" office:value="282.000000000005">
            <text:p>282.000000000005</text:p>
          </table:table-cell>
          <table:table-cell table:formula="of:=[.A949]/([.$D$4]*2)" office:value-type="float" office:value="70.5000000000012">
            <text:p>70.5000000000012</text:p>
          </table:table-cell>
          <table:table-cell table:formula="of:=SQRT(ABS([.$D$2]^2-[.B949]^2))" office:value-type="float" office:value="70.9207303966889">
            <text:p>70.9207303966889</text:p>
          </table:table-cell>
          <table:table-cell table:formula="of:=([.$C$10]-[.C949])*[.$B$4]" office:value-type="float" office:value="36635.2648545602">
            <text:p>36635.2648545602</text:p>
          </table:table-cell>
          <table:table-cell table:formula="of:=ROUND([.D949])" office:value-type="float" office:value="36635">
            <text:p>36635</text:p>
          </table:table-cell>
          <table:table-cell table:formula="of:=([.$C$8]-([.E949]*[.$C$4]))" office:value-type="float" office:value="70.92096875">
            <text:p>70.92096875</text:p>
          </table:table-cell>
          <table:table-cell table:formula="of:=SQRT(ABS([.$D$2]^2-[.F949]^2))" office:value-type="float" office:value="70.4997602234328">
            <text:p>70.4997602234328</text:p>
          </table:table-cell>
          <table:table-cell table:formula="of:=ABS([.B949]-[.G949])" office:value-type="float" office:value="0.000239776568392358">
            <text:p>0.000239776568392358</text:p>
          </table:table-cell>
          <table:table-cell/>
        </table:table-row>
        <table:table-row table:style-name="ro2">
          <table:table-cell table:formula="of:=[.A949]+[.A$4]" office:value-type="float" office:value="282.300000000005">
            <text:p>282.300000000005</text:p>
          </table:table-cell>
          <table:table-cell table:formula="of:=[.A950]/([.$D$4]*2)" office:value-type="float" office:value="70.5750000000012">
            <text:p>70.5750000000012</text:p>
          </table:table-cell>
          <table:table-cell table:formula="of:=SQRT(ABS([.$D$2]^2-[.B950]^2))" office:value-type="float" office:value="70.8460963991653">
            <text:p>70.8460963991653</text:p>
          </table:table-cell>
          <table:table-cell table:formula="of:=([.$C$10]-[.C950])*[.$B$4]" office:value-type="float" office:value="36729.2919380545">
            <text:p>36729.2919380545</text:p>
          </table:table-cell>
          <table:table-cell table:formula="of:=ROUND([.D950])" office:value-type="float" office:value="36729">
            <text:p>36729</text:p>
          </table:table-cell>
          <table:table-cell table:formula="of:=([.$C$8]-([.E950]*[.$C$4]))" office:value-type="float" office:value="70.84635625">
            <text:p>70.84635625</text:p>
          </table:table-cell>
          <table:table-cell table:formula="of:=SQRT(ABS([.$D$2]^2-[.F950]^2))" office:value-type="float" office:value="70.5747391500534">
            <text:p>70.5747391500534</text:p>
          </table:table-cell>
          <table:table-cell table:formula="of:=ABS([.B950]-[.G950])" office:value-type="float" office:value="0.000260849947792963">
            <text:p>0.000260849947792963</text:p>
          </table:table-cell>
          <table:table-cell/>
        </table:table-row>
        <table:table-row table:style-name="ro2">
          <table:table-cell table:formula="of:=[.A950]+[.A$4]" office:value-type="float" office:value="282.600000000005">
            <text:p>282.600000000005</text:p>
          </table:table-cell>
          <table:table-cell table:formula="of:=[.A951]/([.$D$4]*2)" office:value-type="float" office:value="70.6500000000012">
            <text:p>70.6500000000012</text:p>
          </table:table-cell>
          <table:table-cell table:formula="of:=SQRT(ABS([.$D$2]^2-[.B951]^2))" office:value-type="float" office:value="70.7713042129352">
            <text:p>70.7713042129352</text:p>
          </table:table-cell>
          <table:table-cell table:formula="of:=([.$C$10]-[.C951])*[.$B$4]" office:value-type="float" office:value="36823.5183144073">
            <text:p>36823.5183144073</text:p>
          </table:table-cell>
          <table:table-cell table:formula="of:=ROUND([.D951])" office:value-type="float" office:value="36824">
            <text:p>36824</text:p>
          </table:table-cell>
          <table:table-cell table:formula="of:=([.$C$8]-([.E951]*[.$C$4]))" office:value-type="float" office:value="70.77095">
            <text:p>70.77095</text:p>
          </table:table-cell>
          <table:table-cell table:formula="of:=SQRT(ABS([.$D$2]^2-[.F951]^2))" office:value-type="float" office:value="70.6503548193319">
            <text:p>70.6503548193319</text:p>
          </table:table-cell>
          <table:table-cell table:formula="of:=ABS([.B951]-[.G951])" office:value-type="float" office:value="0.000354819330695477">
            <text:p>0.000354819330695477</text:p>
          </table:table-cell>
          <table:table-cell/>
        </table:table-row>
        <table:table-row table:style-name="ro2">
          <table:table-cell table:formula="of:=[.A951]+[.A$4]" office:value-type="float" office:value="282.900000000005">
            <text:p>282.900000000005</text:p>
          </table:table-cell>
          <table:table-cell table:formula="of:=[.A952]/([.$D$4]*2)" office:value-type="float" office:value="70.7250000000012">
            <text:p>70.7250000000012</text:p>
          </table:table-cell>
          <table:table-cell table:formula="of:=SQRT(ABS([.$D$2]^2-[.B952]^2))" office:value-type="float" office:value="70.6963533359382">
            <text:p>70.6963533359382</text:p>
          </table:table-cell>
          <table:table-cell table:formula="of:=([.$C$10]-[.C952])*[.$B$4]" office:value-type="float" office:value="36917.9446161358">
            <text:p>36917.9446161358</text:p>
          </table:table-cell>
          <table:table-cell table:formula="of:=ROUND([.D952])" office:value-type="float" office:value="36918">
            <text:p>36918</text:p>
          </table:table-cell>
          <table:table-cell table:formula="of:=([.$C$8]-([.E952]*[.$C$4]))" office:value-type="float" office:value="70.6963375">
            <text:p>70.6963375</text:p>
          </table:table-cell>
          <table:table-cell table:formula="of:=SQRT(ABS([.$D$2]^2-[.F952]^2))" office:value-type="float" office:value="70.7250158295217">
            <text:p>70.7250158295217</text:p>
          </table:table-cell>
          <table:table-cell table:formula="of:=ABS([.B952]-[.G952])" office:value-type="float" office:value="0.0000158295204499836">
            <text:p>0.0000158295204499836</text:p>
          </table:table-cell>
          <table:table-cell/>
        </table:table-row>
        <table:table-row table:style-name="ro2">
          <table:table-cell table:formula="of:=[.A952]+[.A$4]" office:value-type="float" office:value="283.200000000005">
            <text:p>283.200000000005</text:p>
          </table:table-cell>
          <table:table-cell table:formula="of:=[.A953]/([.$D$4]*2)" office:value-type="float" office:value="70.8000000000012">
            <text:p>70.8000000000012</text:p>
          </table:table-cell>
          <table:table-cell table:formula="of:=SQRT(ABS([.$D$2]^2-[.B953]^2))" office:value-type="float" office:value="70.6212432629151">
            <text:p>70.6212432629151</text:p>
          </table:table-cell>
          <table:table-cell table:formula="of:=([.$C$10]-[.C953])*[.$B$4]" office:value-type="float" office:value="37012.5714797871">
            <text:p>37012.5714797871</text:p>
          </table:table-cell>
          <table:table-cell table:formula="of:=ROUND([.D953])" office:value-type="float" office:value="37013">
            <text:p>37013</text:p>
          </table:table-cell>
          <table:table-cell table:formula="of:=([.$C$8]-([.E953]*[.$C$4]))" office:value-type="float" office:value="70.62093125">
            <text:p>70.62093125</text:p>
          </table:table-cell>
          <table:table-cell table:formula="of:=SQRT(ABS([.$D$2]^2-[.F953]^2))" office:value-type="float" office:value="70.8003112237706">
            <text:p>70.8003112237706</text:p>
          </table:table-cell>
          <table:table-cell table:formula="of:=ABS([.B953]-[.G953])" office:value-type="float" office:value="0.000311223769330127">
            <text:p>0.000311223769330127</text:p>
          </table:table-cell>
          <table:table-cell/>
        </table:table-row>
        <table:table-row table:style-name="ro2">
          <table:table-cell table:formula="of:=[.A953]+[.A$4]" office:value-type="float" office:value="283.500000000005">
            <text:p>283.500000000005</text:p>
          </table:table-cell>
          <table:table-cell table:formula="of:=[.A954]/([.$D$4]*2)" office:value-type="float" office:value="70.8750000000013">
            <text:p>70.8750000000013</text:p>
          </table:table-cell>
          <table:table-cell table:formula="of:=SQRT(ABS([.$D$2]^2-[.B954]^2))" office:value-type="float" office:value="70.5459734853792">
            <text:p>70.5459734853792</text:p>
          </table:table-cell>
          <table:table-cell table:formula="of:=([.$C$10]-[.C954])*[.$B$4]" office:value-type="float" office:value="37107.399545974">
            <text:p>37107.399545974</text:p>
          </table:table-cell>
          <table:table-cell table:formula="of:=ROUND([.D954])" office:value-type="float" office:value="37107">
            <text:p>37107</text:p>
          </table:table-cell>
          <table:table-cell table:formula="of:=([.$C$8]-([.E954]*[.$C$4]))" office:value-type="float" office:value="70.54631875">
            <text:p>70.54631875</text:p>
          </table:table-cell>
          <table:table-cell table:formula="of:=SQRT(ABS([.$D$2]^2-[.F954]^2))" office:value-type="float" office:value="70.8746563365453">
            <text:p>70.8746563365453</text:p>
          </table:table-cell>
          <table:table-cell table:formula="of:=ABS([.B954]-[.G954])" office:value-type="float" office:value="0.000343663455964816">
            <text:p>0.000343663455964816</text:p>
          </table:table-cell>
          <table:table-cell/>
        </table:table-row>
        <table:table-row table:style-name="ro2">
          <table:table-cell table:formula="of:=[.A954]+[.A$4]" office:value-type="float" office:value="283.800000000005">
            <text:p>283.800000000005</text:p>
          </table:table-cell>
          <table:table-cell table:formula="of:=[.A955]/([.$D$4]*2)" office:value-type="float" office:value="70.9500000000013">
            <text:p>70.9500000000013</text:p>
          </table:table-cell>
          <table:table-cell table:formula="of:=SQRT(ABS([.$D$2]^2-[.B955]^2))" office:value-type="float" office:value="70.4705434915882">
            <text:p>70.4705434915882</text:p>
          </table:table-cell>
          <table:table-cell table:formula="of:=([.$C$10]-[.C955])*[.$B$4]" office:value-type="float" office:value="37202.4294594115">
            <text:p>37202.4294594115</text:p>
          </table:table-cell>
          <table:table-cell table:formula="of:=ROUND([.D955])" office:value-type="float" office:value="37202">
            <text:p>37202</text:p>
          </table:table-cell>
          <table:table-cell table:formula="of:=([.$C$8]-([.E955]*[.$C$4]))" office:value-type="float" office:value="70.4709125">
            <text:p>70.4709125</text:p>
          </table:table-cell>
          <table:table-cell table:formula="of:=SQRT(ABS([.$D$2]^2-[.F955]^2))" office:value-type="float" office:value="70.9496334833193">
            <text:p>70.9496334833193</text:p>
          </table:table-cell>
          <table:table-cell table:formula="of:=ABS([.B955]-[.G955])" office:value-type="float" office:value="0.000366516681950202">
            <text:p>0.000366516681950202</text:p>
          </table:table-cell>
          <table:table-cell/>
        </table:table-row>
        <table:table-row table:style-name="ro2">
          <table:table-cell table:formula="of:=[.A955]+[.A$4]" office:value-type="float" office:value="284.100000000005">
            <text:p>284.100000000005</text:p>
          </table:table-cell>
          <table:table-cell table:formula="of:=[.A956]/([.$D$4]*2)" office:value-type="float" office:value="71.0250000000013">
            <text:p>71.0250000000013</text:p>
          </table:table-cell>
          <table:table-cell table:formula="of:=SQRT(ABS([.$D$2]^2-[.B956]^2))" office:value-type="float" office:value="70.3949527665146">
            <text:p>70.3949527665146</text:p>
          </table:table-cell>
          <table:table-cell table:formula="of:=([.$C$10]-[.C956])*[.$B$4]" office:value-type="float" office:value="37297.661868953">
            <text:p>37297.661868953</text:p>
          </table:table-cell>
          <table:table-cell table:formula="of:=ROUND([.D956])" office:value-type="float" office:value="37298">
            <text:p>37298</text:p>
          </table:table-cell>
          <table:table-cell table:formula="of:=([.$C$8]-([.E956]*[.$C$4]))" office:value-type="float" office:value="70.3947125">
            <text:p>70.3947125</text:p>
          </table:table-cell>
          <table:table-cell table:formula="of:=SQRT(ABS([.$D$2]^2-[.F956]^2))" office:value-type="float" office:value="71.0252381343586">
            <text:p>71.0252381343586</text:p>
          </table:table-cell>
          <table:table-cell table:formula="of:=ABS([.B956]-[.G956])" office:value-type="float" office:value="0.000238134357317676">
            <text:p>0.000238134357317676</text:p>
          </table:table-cell>
          <table:table-cell/>
        </table:table-row>
        <table:table-row table:style-name="ro2">
          <table:table-cell table:formula="of:=[.A956]+[.A$4]" office:value-type="float" office:value="284.400000000005">
            <text:p>284.400000000005</text:p>
          </table:table-cell>
          <table:table-cell table:formula="of:=[.A957]/([.$D$4]*2)" office:value-type="float" office:value="71.1000000000013">
            <text:p>71.1000000000013</text:p>
          </table:table-cell>
          <table:table-cell table:formula="of:=SQRT(ABS([.$D$2]^2-[.B957]^2))" office:value-type="float" office:value="70.3192007918166">
            <text:p>70.3192007918166</text:p>
          </table:table-cell>
          <table:table-cell table:formula="of:=([.$C$10]-[.C957])*[.$B$4]" office:value-type="float" office:value="37393.0974276277">
            <text:p>37393.0974276277</text:p>
          </table:table-cell>
          <table:table-cell table:formula="of:=ROUND([.D957])" office:value-type="float" office:value="37393">
            <text:p>37393</text:p>
          </table:table-cell>
          <table:table-cell table:formula="of:=([.$C$8]-([.E957]*[.$C$4]))" office:value-type="float" office:value="70.31930625">
            <text:p>70.31930625</text:p>
          </table:table-cell>
          <table:table-cell table:formula="of:=SQRT(ABS([.$D$2]^2-[.F957]^2))" office:value-type="float" office:value="71.0998956997738">
            <text:p>71.0998956997738</text:p>
          </table:table-cell>
          <table:table-cell table:formula="of:=ABS([.B957]-[.G957])" office:value-type="float" office:value="0.000104300227462772">
            <text:p>0.000104300227462772</text:p>
          </table:table-cell>
          <table:table-cell/>
        </table:table-row>
        <table:table-row table:style-name="ro2">
          <table:table-cell table:formula="of:=[.A957]+[.A$4]" office:value-type="float" office:value="284.700000000005">
            <text:p>284.700000000005</text:p>
          </table:table-cell>
          <table:table-cell table:formula="of:=[.A958]/([.$D$4]*2)" office:value-type="float" office:value="71.1750000000013">
            <text:p>71.1750000000013</text:p>
          </table:table-cell>
          <table:table-cell table:formula="of:=SQRT(ABS([.$D$2]^2-[.B958]^2))" office:value-type="float" office:value="70.2432870458083">
            <text:p>70.2432870458083</text:p>
          </table:table-cell>
          <table:table-cell table:formula="of:=([.$C$10]-[.C958])*[.$B$4]" office:value-type="float" office:value="37488.7367926775">
            <text:p>37488.7367926775</text:p>
          </table:table-cell>
          <table:table-cell table:formula="of:=ROUND([.D958])" office:value-type="float" office:value="37489">
            <text:p>37489</text:p>
          </table:table-cell>
          <table:table-cell table:formula="of:=([.$C$8]-([.E958]*[.$C$4]))" office:value-type="float" office:value="70.24310625">
            <text:p>70.24310625</text:p>
          </table:table-cell>
          <table:table-cell table:formula="of:=SQRT(ABS([.$D$2]^2-[.F958]^2))" office:value-type="float" office:value="71.1751784286574">
            <text:p>71.1751784286574</text:p>
          </table:table-cell>
          <table:table-cell table:formula="of:=ABS([.B958]-[.G958])" office:value-type="float" office:value="0.000178428656099072">
            <text:p>0.000178428656099072</text:p>
          </table:table-cell>
          <table:table-cell/>
        </table:table-row>
        <table:table-row table:style-name="ro2">
          <table:table-cell table:formula="of:=[.A958]+[.A$4]" office:value-type="float" office:value="285.000000000005">
            <text:p>285.000000000005</text:p>
          </table:table-cell>
          <table:table-cell table:formula="of:=[.A959]/([.$D$4]*2)" office:value-type="float" office:value="71.2500000000013">
            <text:p>71.2500000000013</text:p>
          </table:table-cell>
          <table:table-cell table:formula="of:=SQRT(ABS([.$D$2]^2-[.B959]^2))" office:value-type="float" office:value="70.1672110034297">
            <text:p>70.1672110034297</text:p>
          </table:table-cell>
          <table:table-cell table:formula="of:=([.$C$10]-[.C959])*[.$B$4]" office:value-type="float" office:value="37584.5806255955">
            <text:p>37584.5806255955</text:p>
          </table:table-cell>
          <table:table-cell table:formula="of:=ROUND([.D959])" office:value-type="float" office:value="37585">
            <text:p>37585</text:p>
          </table:table-cell>
          <table:table-cell table:formula="of:=([.$C$8]-([.E959]*[.$C$4]))" office:value-type="float" office:value="70.16690625">
            <text:p>70.16690625</text:p>
          </table:table-cell>
          <table:table-cell table:formula="of:=SQRT(ABS([.$D$2]^2-[.F959]^2))" office:value-type="float" office:value="71.2503001207975">
            <text:p>71.2503001207975</text:p>
          </table:table-cell>
          <table:table-cell table:formula="of:=ABS([.B959]-[.G959])" office:value-type="float" office:value="0.000300120796197234">
            <text:p>0.000300120796197234</text:p>
          </table:table-cell>
          <table:table-cell/>
        </table:table-row>
        <table:table-row table:style-name="ro2">
          <table:table-cell table:formula="of:=[.A959]+[.A$4]" office:value-type="float" office:value="285.300000000005">
            <text:p>285.300000000005</text:p>
          </table:table-cell>
          <table:table-cell table:formula="of:=[.A960]/([.$D$4]*2)" office:value-type="float" office:value="71.3250000000013">
            <text:p>71.3250000000013</text:p>
          </table:table-cell>
          <table:table-cell table:formula="of:=SQRT(ABS([.$D$2]^2-[.B960]^2))" office:value-type="float" office:value="70.0909721362161">
            <text:p>70.0909721362161</text:p>
          </table:table-cell>
          <table:table-cell table:formula="of:=([.$C$10]-[.C960])*[.$B$4]" office:value-type="float" office:value="37680.6295921637">
            <text:p>37680.6295921637</text:p>
          </table:table-cell>
          <table:table-cell table:formula="of:=ROUND([.D960])" office:value-type="float" office:value="37681">
            <text:p>37681</text:p>
          </table:table-cell>
          <table:table-cell table:formula="of:=([.$C$8]-([.E960]*[.$C$4]))" office:value-type="float" office:value="70.09070625">
            <text:p>70.09070625</text:p>
          </table:table-cell>
          <table:table-cell table:formula="of:=SQRT(ABS([.$D$2]^2-[.F960]^2))" office:value-type="float" office:value="71.3252612850189">
            <text:p>71.3252612850189</text:p>
          </table:table-cell>
          <table:table-cell table:formula="of:=ABS([.B960]-[.G960])" office:value-type="float" office:value="0.000261285017600699">
            <text:p>0.000261285017600699</text:p>
          </table:table-cell>
          <table:table-cell/>
        </table:table-row>
        <table:table-row table:style-name="ro2">
          <table:table-cell table:formula="of:=[.A960]+[.A$4]" office:value-type="float" office:value="285.600000000005">
            <text:p>285.600000000005</text:p>
          </table:table-cell>
          <table:table-cell table:formula="of:=[.A961]/([.$D$4]*2)" office:value-type="float" office:value="71.4000000000013">
            <text:p>71.4000000000013</text:p>
          </table:table-cell>
          <table:table-cell table:formula="of:=SQRT(ABS([.$D$2]^2-[.B961]^2))" office:value-type="float" office:value="70.0145699122677">
            <text:p>70.0145699122677</text:p>
          </table:table-cell>
          <table:table-cell table:formula="of:=([.$C$10]-[.C961])*[.$B$4]" office:value-type="float" office:value="37776.8843624924">
            <text:p>37776.8843624924</text:p>
          </table:table-cell>
          <table:table-cell table:formula="of:=ROUND([.D961])" office:value-type="float" office:value="37777">
            <text:p>37777</text:p>
          </table:table-cell>
          <table:table-cell table:formula="of:=([.$C$8]-([.E961]*[.$C$4]))" office:value-type="float" office:value="70.01450625">
            <text:p>70.01450625</text:p>
          </table:table-cell>
          <table:table-cell table:formula="of:=SQRT(ABS([.$D$2]^2-[.F961]^2))" office:value-type="float" office:value="71.4000624269245">
            <text:p>71.4000624269245</text:p>
          </table:table-cell>
          <table:table-cell table:formula="of:=ABS([.B961]-[.G961])" office:value-type="float" office:value="0.0000624269232076813">
            <text:p>0.0000624269232076813</text:p>
          </table:table-cell>
          <table:table-cell/>
        </table:table-row>
        <table:table-row table:style-name="ro2">
          <table:table-cell table:formula="of:=[.A961]+[.A$4]" office:value-type="float" office:value="285.900000000005">
            <text:p>285.900000000005</text:p>
          </table:table-cell>
          <table:table-cell table:formula="of:=[.A962]/([.$D$4]*2)" office:value-type="float" office:value="71.4750000000013">
            <text:p>71.4750000000013</text:p>
          </table:table-cell>
          <table:table-cell table:formula="of:=SQRT(ABS([.$D$2]^2-[.B962]^2))" office:value-type="float" office:value="69.9380037962181">
            <text:p>69.9380037962181</text:p>
          </table:table-cell>
          <table:table-cell table:formula="of:=([.$C$10]-[.C962])*[.$B$4]" office:value-type="float" office:value="37873.3456110588">
            <text:p>37873.3456110588</text:p>
          </table:table-cell>
          <table:table-cell table:formula="of:=ROUND([.D962])" office:value-type="float" office:value="37873">
            <text:p>37873</text:p>
          </table:table-cell>
          <table:table-cell table:formula="of:=([.$C$8]-([.E962]*[.$C$4]))" office:value-type="float" office:value="69.93830625">
            <text:p>69.93830625</text:p>
          </table:table-cell>
          <table:table-cell table:formula="of:=SQRT(ABS([.$D$2]^2-[.F962]^2))" office:value-type="float" office:value="71.4747040489236">
            <text:p>71.4747040489236</text:p>
          </table:table-cell>
          <table:table-cell table:formula="of:=ABS([.B962]-[.G962])" office:value-type="float" office:value="0.000295951077703194">
            <text:p>0.000295951077703194</text:p>
          </table:table-cell>
          <table:table-cell/>
        </table:table-row>
        <table:table-row table:style-name="ro2">
          <table:table-cell table:formula="of:=[.A962]+[.A$4]" office:value-type="float" office:value="286.200000000005">
            <text:p>286.200000000005</text:p>
          </table:table-cell>
          <table:table-cell table:formula="of:=[.A963]/([.$D$4]*2)" office:value-type="float" office:value="71.5500000000013">
            <text:p>71.5500000000013</text:p>
          </table:table-cell>
          <table:table-cell table:formula="of:=SQRT(ABS([.$D$2]^2-[.B963]^2))" office:value-type="float" office:value="69.8612732492031">
            <text:p>69.8612732492031</text:p>
          </table:table-cell>
          <table:table-cell table:formula="of:=([.$C$10]-[.C963])*[.$B$4]" office:value-type="float" office:value="37970.014016747">
            <text:p>37970.014016747</text:p>
          </table:table-cell>
          <table:table-cell table:formula="of:=ROUND([.D963])" office:value-type="float" office:value="37970">
            <text:p>37970</text:p>
          </table:table-cell>
          <table:table-cell table:formula="of:=([.$C$8]-([.E963]*[.$C$4]))" office:value-type="float" office:value="69.8613125">
            <text:p>69.8613125</text:p>
          </table:table-cell>
          <table:table-cell table:formula="of:=SQRT(ABS([.$D$2]^2-[.F963]^2))" office:value-type="float" office:value="71.5499616755826">
            <text:p>71.5499616755826</text:p>
          </table:table-cell>
          <table:table-cell table:formula="of:=ABS([.B963]-[.G963])" office:value-type="float" office:value="0.0000383244186394904">
            <text:p>0.0000383244186394904</text:p>
          </table:table-cell>
          <table:table-cell/>
        </table:table-row>
        <table:table-row table:style-name="ro2">
          <table:table-cell table:formula="of:=[.A963]+[.A$4]" office:value-type="float" office:value="286.500000000005">
            <text:p>286.500000000005</text:p>
          </table:table-cell>
          <table:table-cell table:formula="of:=[.A964]/([.$D$4]*2)" office:value-type="float" office:value="71.6250000000013">
            <text:p>71.6250000000013</text:p>
          </table:table-cell>
          <table:table-cell table:formula="of:=SQRT(ABS([.$D$2]^2-[.B964]^2))" office:value-type="float" office:value="69.7843777288285">
            <text:p>69.7843777288285</text:p>
          </table:table-cell>
          <table:table-cell table:formula="of:=([.$C$10]-[.C964])*[.$B$4]" office:value-type="float" office:value="38066.8902628882">
            <text:p>38066.8902628882</text:p>
          </table:table-cell>
          <table:table-cell table:formula="of:=ROUND([.D964])" office:value-type="float" office:value="38067">
            <text:p>38067</text:p>
          </table:table-cell>
          <table:table-cell table:formula="of:=([.$C$8]-([.E964]*[.$C$4]))" office:value-type="float" office:value="69.78431875">
            <text:p>69.78431875</text:p>
          </table:table-cell>
          <table:table-cell table:formula="of:=SQRT(ABS([.$D$2]^2-[.F964]^2))" office:value-type="float" office:value="71.625057463142">
            <text:p>71.625057463142</text:p>
          </table:table-cell>
          <table:table-cell table:formula="of:=ABS([.B964]-[.G964])" office:value-type="float" office:value="0.0000574631407630477">
            <text:p>0.0000574631407630477</text:p>
          </table:table-cell>
          <table:table-cell/>
        </table:table-row>
        <table:table-row table:style-name="ro2">
          <table:table-cell table:formula="of:=[.A964]+[.A$4]" office:value-type="float" office:value="286.800000000005">
            <text:p>286.800000000005</text:p>
          </table:table-cell>
          <table:table-cell table:formula="of:=[.A965]/([.$D$4]*2)" office:value-type="float" office:value="71.7000000000013">
            <text:p>71.7000000000013</text:p>
          </table:table-cell>
          <table:table-cell table:formula="of:=SQRT(ABS([.$D$2]^2-[.B965]^2))" office:value-type="float" office:value="69.7073166891383">
            <text:p>69.7073166891383</text:p>
          </table:table-cell>
          <table:table-cell table:formula="of:=([.$C$10]-[.C965])*[.$B$4]" office:value-type="float" office:value="38163.9750373011">
            <text:p>38163.9750373011</text:p>
          </table:table-cell>
          <table:table-cell table:formula="of:=ROUND([.D965])" office:value-type="float" office:value="38164">
            <text:p>38164</text:p>
          </table:table-cell>
          <table:table-cell table:formula="of:=([.$C$8]-([.E965]*[.$C$4]))" office:value-type="float" office:value="69.707325">
            <text:p>69.707325</text:p>
          </table:table-cell>
          <table:table-cell table:formula="of:=SQRT(ABS([.$D$2]^2-[.F965]^2))" office:value-type="float" office:value="71.6999919201137">
            <text:p>71.6999919201137</text:p>
          </table:table-cell>
          <table:table-cell table:formula="of:=ABS([.B965]-[.G965])" office:value-type="float" office:value="0.00000807988753592781">
            <text:p>0.00000807988753592781</text:p>
          </table:table-cell>
          <table:table-cell/>
        </table:table-row>
        <table:table-row table:style-name="ro2">
          <table:table-cell table:formula="of:=[.A965]+[.A$4]" office:value-type="float" office:value="287.100000000005">
            <text:p>287.100000000005</text:p>
          </table:table-cell>
          <table:table-cell table:formula="of:=[.A966]/([.$D$4]*2)" office:value-type="float" office:value="71.7750000000013">
            <text:p>71.7750000000013</text:p>
          </table:table-cell>
          <table:table-cell table:formula="of:=SQRT(ABS([.$D$2]^2-[.B966]^2))" office:value-type="float" office:value="69.6300895805816">
            <text:p>69.6300895805816</text:p>
          </table:table-cell>
          <table:table-cell table:formula="of:=([.$C$10]-[.C966])*[.$B$4]" office:value-type="float" office:value="38261.2690323332">
            <text:p>38261.2690323332</text:p>
          </table:table-cell>
          <table:table-cell table:formula="of:=ROUND([.D966])" office:value-type="float" office:value="38261">
            <text:p>38261</text:p>
          </table:table-cell>
          <table:table-cell table:formula="of:=([.$C$8]-([.E966]*[.$C$4]))" office:value-type="float" office:value="69.63033125">
            <text:p>69.63033125</text:p>
          </table:table-cell>
          <table:table-cell table:formula="of:=SQRT(ABS([.$D$2]^2-[.F966]^2))" office:value-type="float" office:value="71.774765551796">
            <text:p>71.774765551796</text:p>
          </table:table-cell>
          <table:table-cell table:formula="of:=ABS([.B966]-[.G966])" office:value-type="float" office:value="0.000234448205333138">
            <text:p>0.000234448205333138</text:p>
          </table:table-cell>
          <table:table-cell/>
        </table:table-row>
        <table:table-row table:style-name="ro2">
          <table:table-cell table:formula="of:=[.A966]+[.A$4]" office:value-type="float" office:value="287.400000000005">
            <text:p>287.400000000005</text:p>
          </table:table-cell>
          <table:table-cell table:formula="of:=[.A967]/([.$D$4]*2)" office:value-type="float" office:value="71.8500000000013">
            <text:p>71.8500000000013</text:p>
          </table:table-cell>
          <table:table-cell table:formula="of:=SQRT(ABS([.$D$2]^2-[.B967]^2))" office:value-type="float" office:value="69.5526958499799">
            <text:p>69.5526958499799</text:p>
          </table:table-cell>
          <table:table-cell table:formula="of:=([.$C$10]-[.C967])*[.$B$4]" office:value-type="float" office:value="38358.7729449022">
            <text:p>38358.7729449022</text:p>
          </table:table-cell>
          <table:table-cell table:formula="of:=ROUND([.D967])" office:value-type="float" office:value="38359">
            <text:p>38359</text:p>
          </table:table-cell>
          <table:table-cell table:formula="of:=([.$C$8]-([.E967]*[.$C$4]))" office:value-type="float" office:value="69.55254375">
            <text:p>69.55254375</text:p>
          </table:table-cell>
          <table:table-cell table:formula="of:=SQRT(ABS([.$D$2]^2-[.F967]^2))" office:value-type="float" office:value="71.8501472364834">
            <text:p>71.8501472364834</text:p>
          </table:table-cell>
          <table:table-cell table:formula="of:=ABS([.B967]-[.G967])" office:value-type="float" office:value="0.000147236482064272">
            <text:p>0.000147236482064272</text:p>
          </table:table-cell>
          <table:table-cell/>
        </table:table-row>
        <table:table-row table:style-name="ro2">
          <table:table-cell table:formula="of:=[.A967]+[.A$4]" office:value-type="float" office:value="287.700000000005">
            <text:p>287.700000000005</text:p>
          </table:table-cell>
          <table:table-cell table:formula="of:=[.A968]/([.$D$4]*2)" office:value-type="float" office:value="71.9250000000013">
            <text:p>71.9250000000013</text:p>
          </table:table-cell>
          <table:table-cell table:formula="of:=SQRT(ABS([.$D$2]^2-[.B968]^2))" office:value-type="float" office:value="69.4751349404937">
            <text:p>69.4751349404937</text:p>
          </table:table-cell>
          <table:table-cell table:formula="of:=([.$C$10]-[.C968])*[.$B$4]" office:value-type="float" office:value="38456.4874765383">
            <text:p>38456.4874765383</text:p>
          </table:table-cell>
          <table:table-cell table:formula="of:=ROUND([.D968])" office:value-type="float" office:value="38456">
            <text:p>38456</text:p>
          </table:table-cell>
          <table:table-cell table:formula="of:=([.$C$8]-([.E968]*[.$C$4]))" office:value-type="float" office:value="69.47555">
            <text:p>69.47555</text:p>
          </table:table-cell>
          <table:table-cell table:formula="of:=SQRT(ABS([.$D$2]^2-[.F968]^2))" office:value-type="float" office:value="71.9245990756813">
            <text:p>71.9245990756813</text:p>
          </table:table-cell>
          <table:table-cell table:formula="of:=ABS([.B968]-[.G968])" office:value-type="float" office:value="0.000400924319947649">
            <text:p>0.000400924319947649</text:p>
          </table:table-cell>
          <table:table-cell/>
        </table:table-row>
        <table:table-row table:style-name="ro2">
          <table:table-cell table:formula="of:=[.A968]+[.A$4]" office:value-type="float" office:value="288.000000000005">
            <text:p>288.000000000005</text:p>
          </table:table-cell>
          <table:table-cell table:formula="of:=[.A969]/([.$D$4]*2)" office:value-type="float" office:value="72.0000000000013">
            <text:p>72.0000000000013</text:p>
          </table:table-cell>
          <table:table-cell table:formula="of:=SQRT(ABS([.$D$2]^2-[.B969]^2))" office:value-type="float" office:value="69.3974062915886">
            <text:p>69.3974062915886</text:p>
          </table:table-cell>
          <table:table-cell table:formula="of:=([.$C$10]-[.C969])*[.$B$4]" office:value-type="float" office:value="38554.4133334268">
            <text:p>38554.4133334268</text:p>
          </table:table-cell>
          <table:table-cell table:formula="of:=ROUND([.D969])" office:value-type="float" office:value="38554">
            <text:p>38554</text:p>
          </table:table-cell>
          <table:table-cell table:formula="of:=([.$C$8]-([.E969]*[.$C$4]))" office:value-type="float" office:value="69.3977625">
            <text:p>69.3977625</text:p>
          </table:table-cell>
          <table:table-cell table:formula="of:=SQRT(ABS([.$D$2]^2-[.F969]^2))" office:value-type="float" office:value="71.9996566658036">
            <text:p>71.9996566658036</text:p>
          </table:table-cell>
          <table:table-cell table:formula="of:=ABS([.B969]-[.G969])" office:value-type="float" office:value="0.0003433341977086">
            <text:p>0.0003433341977086</text:p>
          </table:table-cell>
          <table:table-cell/>
        </table:table-row>
        <table:table-row table:style-name="ro2">
          <table:table-cell table:formula="of:=[.A969]+[.A$4]" office:value-type="float" office:value="288.300000000005">
            <text:p>288.300000000005</text:p>
          </table:table-cell>
          <table:table-cell table:formula="of:=[.A970]/([.$D$4]*2)" office:value-type="float" office:value="72.0750000000013">
            <text:p>72.0750000000013</text:p>
          </table:table-cell>
          <table:table-cell table:formula="of:=SQRT(ABS([.$D$2]^2-[.B970]^2))" office:value-type="float" office:value="69.3195093390008">
            <text:p>69.3195093390008</text:p>
          </table:table-cell>
          <table:table-cell table:formula="of:=([.$C$10]-[.C970])*[.$B$4]" office:value-type="float" office:value="38652.5512264508">
            <text:p>38652.5512264508</text:p>
          </table:table-cell>
          <table:table-cell table:formula="of:=ROUND([.D970])" office:value-type="float" office:value="38653">
            <text:p>38653</text:p>
          </table:table-cell>
          <table:table-cell table:formula="of:=([.$C$8]-([.E970]*[.$C$4]))" office:value-type="float" office:value="69.31918125">
            <text:p>69.31918125</text:p>
          </table:table-cell>
          <table:table-cell table:formula="of:=SQRT(ABS([.$D$2]^2-[.F970]^2))" office:value-type="float" office:value="72.0753155444334">
            <text:p>72.0753155444334</text:p>
          </table:table-cell>
          <table:table-cell table:formula="of:=ABS([.B970]-[.G970])" office:value-type="float" office:value="0.000315544432140769">
            <text:p>0.000315544432140769</text:p>
          </table:table-cell>
          <table:table-cell/>
        </table:table-row>
        <table:table-row table:style-name="ro2">
          <table:table-cell table:formula="of:=[.A970]+[.A$4]" office:value-type="float" office:value="288.600000000005">
            <text:p>288.600000000005</text:p>
          </table:table-cell>
          <table:table-cell table:formula="of:=[.A971]/([.$D$4]*2)" office:value-type="float" office:value="72.1500000000013">
            <text:p>72.1500000000013</text:p>
          </table:table-cell>
          <table:table-cell table:formula="of:=SQRT(ABS([.$D$2]^2-[.B971]^2))" office:value-type="float" office:value="69.2414435147031">
            <text:p>69.2414435147031</text:p>
          </table:table-cell>
          <table:table-cell table:formula="of:=([.$C$10]-[.C971])*[.$B$4]" office:value-type="float" office:value="38750.9018712353">
            <text:p>38750.9018712353</text:p>
          </table:table-cell>
          <table:table-cell table:formula="of:=ROUND([.D971])" office:value-type="float" office:value="38751">
            <text:p>38751</text:p>
          </table:table-cell>
          <table:table-cell table:formula="of:=([.$C$8]-([.E971]*[.$C$4]))" office:value-type="float" office:value="69.24139375">
            <text:p>69.24139375</text:p>
          </table:table-cell>
          <table:table-cell table:formula="of:=SQRT(ABS([.$D$2]^2-[.F971]^2))" office:value-type="float" office:value="72.1500477585252">
            <text:p>72.1500477585252</text:p>
          </table:table-cell>
          <table:table-cell table:formula="of:=ABS([.B971]-[.G971])" office:value-type="float" office:value="0.000047758523848529">
            <text:p>0.000047758523848529</text:p>
          </table:table-cell>
          <table:table-cell/>
        </table:table-row>
        <table:table-row table:style-name="ro2">
          <table:table-cell table:formula="of:=[.A971]+[.A$4]" office:value-type="float" office:value="288.900000000005">
            <text:p>288.900000000005</text:p>
          </table:table-cell>
          <table:table-cell table:formula="of:=[.A972]/([.$D$4]*2)" office:value-type="float" office:value="72.2250000000013">
            <text:p>72.2250000000013</text:p>
          </table:table-cell>
          <table:table-cell table:formula="of:=SQRT(ABS([.$D$2]^2-[.B972]^2))" office:value-type="float" office:value="69.1632082468693">
            <text:p>69.1632082468693</text:p>
          </table:table-cell>
          <table:table-cell table:formula="of:=([.$C$10]-[.C972])*[.$B$4]" office:value-type="float" office:value="38849.4659881912">
            <text:p>38849.4659881912</text:p>
          </table:table-cell>
          <table:table-cell table:formula="of:=ROUND([.D972])" office:value-type="float" office:value="38849">
            <text:p>38849</text:p>
          </table:table-cell>
          <table:table-cell table:formula="of:=([.$C$8]-([.E972]*[.$C$4]))" office:value-type="float" office:value="69.16360625">
            <text:p>69.16360625</text:p>
          </table:table-cell>
          <table:table-cell table:formula="of:=SQRT(ABS([.$D$2]^2-[.F972]^2))" office:value-type="float" office:value="72.22461886708">
            <text:p>72.22461886708</text:p>
          </table:table-cell>
          <table:table-cell table:formula="of:=ABS([.B972]-[.G972])" office:value-type="float" office:value="0.000381132921347671">
            <text:p>0.000381132921347671</text:p>
          </table:table-cell>
          <table:table-cell/>
        </table:table-row>
        <table:table-row table:style-name="ro2">
          <table:table-cell table:formula="of:=[.A972]+[.A$4]" office:value-type="float" office:value="289.200000000005">
            <text:p>289.200000000005</text:p>
          </table:table-cell>
          <table:table-cell table:formula="of:=[.A973]/([.$D$4]*2)" office:value-type="float" office:value="72.3000000000013">
            <text:p>72.3000000000013</text:p>
          </table:table-cell>
          <table:table-cell table:formula="of:=SQRT(ABS([.$D$2]^2-[.B973]^2))" office:value-type="float" office:value="69.0848029598392">
            <text:p>69.0848029598392</text:p>
          </table:table-cell>
          <table:table-cell table:formula="of:=([.$C$10]-[.C973])*[.$B$4]" office:value-type="float" office:value="38948.2443025598">
            <text:p>38948.2443025598</text:p>
          </table:table-cell>
          <table:table-cell table:formula="of:=ROUND([.D973])" office:value-type="float" office:value="38948">
            <text:p>38948</text:p>
          </table:table-cell>
          <table:table-cell table:formula="of:=([.$C$8]-([.E973]*[.$C$4]))" office:value-type="float" office:value="69.085025">
            <text:p>69.085025</text:p>
          </table:table-cell>
          <table:table-cell table:formula="of:=SQRT(ABS([.$D$2]^2-[.F973]^2))" office:value-type="float" office:value="72.2997878333635">
            <text:p>72.2997878333635</text:p>
          </table:table-cell>
          <table:table-cell table:formula="of:=ABS([.B973]-[.G973])" office:value-type="float" office:value="0.000212166637822975">
            <text:p>0.000212166637822975</text:p>
          </table:table-cell>
          <table:table-cell/>
        </table:table-row>
        <table:table-row table:style-name="ro2">
          <table:table-cell table:formula="of:=[.A973]+[.A$4]" office:value-type="float" office:value="289.500000000005">
            <text:p>289.500000000005</text:p>
          </table:table-cell>
          <table:table-cell table:formula="of:=[.A974]/([.$D$4]*2)" office:value-type="float" office:value="72.3750000000013">
            <text:p>72.3750000000013</text:p>
          </table:table-cell>
          <table:table-cell table:formula="of:=SQRT(ABS([.$D$2]^2-[.B974]^2))" office:value-type="float" office:value="69.0062270740823">
            <text:p>69.0062270740823</text:p>
          </table:table-cell>
          <table:table-cell table:formula="of:=([.$C$10]-[.C974])*[.$B$4]" office:value-type="float" office:value="39047.2375444582">
            <text:p>39047.2375444582</text:p>
          </table:table-cell>
          <table:table-cell table:formula="of:=ROUND([.D974])" office:value-type="float" office:value="39047">
            <text:p>39047</text:p>
          </table:table-cell>
          <table:table-cell table:formula="of:=([.$C$8]-([.E974]*[.$C$4]))" office:value-type="float" office:value="69.00644375">
            <text:p>69.00644375</text:p>
          </table:table-cell>
          <table:table-cell table:formula="of:=SQRT(ABS([.$D$2]^2-[.F974]^2))" office:value-type="float" office:value="72.3747934088802">
            <text:p>72.3747934088802</text:p>
          </table:table-cell>
          <table:table-cell table:formula="of:=ABS([.B974]-[.G974])" office:value-type="float" office:value="0.000206591121127531">
            <text:p>0.000206591121127531</text:p>
          </table:table-cell>
          <table:table-cell/>
        </table:table-row>
        <table:table-row table:style-name="ro2">
          <table:table-cell table:formula="of:=[.A974]+[.A$4]" office:value-type="float" office:value="289.800000000005">
            <text:p>289.800000000005</text:p>
          </table:table-cell>
          <table:table-cell table:formula="of:=[.A975]/([.$D$4]*2)" office:value-type="float" office:value="72.4500000000013">
            <text:p>72.4500000000013</text:p>
          </table:table-cell>
          <table:table-cell table:formula="of:=SQRT(ABS([.$D$2]^2-[.B975]^2))" office:value-type="float" office:value="68.9274800061616">
            <text:p>68.9274800061616</text:p>
          </table:table-cell>
          <table:table-cell table:formula="of:=([.$C$10]-[.C975])*[.$B$4]" office:value-type="float" office:value="39146.4464489253">
            <text:p>39146.4464489253</text:p>
          </table:table-cell>
          <table:table-cell table:formula="of:=ROUND([.D975])" office:value-type="float" office:value="39146">
            <text:p>39146</text:p>
          </table:table-cell>
          <table:table-cell table:formula="of:=([.$C$8]-([.E975]*[.$C$4]))" office:value-type="float" office:value="68.9278625">
            <text:p>68.9278625</text:p>
          </table:table-cell>
          <table:table-cell table:formula="of:=SQRT(ABS([.$D$2]^2-[.F975]^2))" office:value-type="float" office:value="72.449636101095">
            <text:p>72.449636101095</text:p>
          </table:table-cell>
          <table:table-cell table:formula="of:=ABS([.B975]-[.G975])" office:value-type="float" office:value="0.000363898906272198">
            <text:p>0.000363898906272198</text:p>
          </table:table-cell>
          <table:table-cell/>
        </table:table-row>
        <table:table-row table:style-name="ro2">
          <table:table-cell table:formula="of:=[.A975]+[.A$4]" office:value-type="float" office:value="290.100000000005">
            <text:p>290.100000000005</text:p>
          </table:table-cell>
          <table:table-cell table:formula="of:=[.A976]/([.$D$4]*2)" office:value-type="float" office:value="72.5250000000013">
            <text:p>72.5250000000013</text:p>
          </table:table-cell>
          <table:table-cell table:formula="of:=SQRT(ABS([.$D$2]^2-[.B976]^2))" office:value-type="float" office:value="68.848561168697">
            <text:p>68.848561168697</text:p>
          </table:table-cell>
          <table:table-cell table:formula="of:=([.$C$10]-[.C976])*[.$B$4]" office:value-type="float" office:value="39245.8717559673">
            <text:p>39245.8717559673</text:p>
          </table:table-cell>
          <table:table-cell table:formula="of:=ROUND([.D976])" office:value-type="float" office:value="39246">
            <text:p>39246</text:p>
          </table:table-cell>
          <table:table-cell table:formula="of:=([.$C$8]-([.E976]*[.$C$4]))" office:value-type="float" office:value="68.8484875">
            <text:p>68.8484875</text:p>
          </table:table-cell>
          <table:table-cell table:formula="of:=SQRT(ABS([.$D$2]^2-[.F976]^2))" office:value-type="float" office:value="72.525069934212">
            <text:p>72.525069934212</text:p>
          </table:table-cell>
          <table:table-cell table:formula="of:=ABS([.B976]-[.G976])" office:value-type="float" office:value="0.0000699342106997847">
            <text:p>0.0000699342106997847</text:p>
          </table:table-cell>
          <table:table-cell/>
        </table:table-row>
        <table:table-row table:style-name="ro2">
          <table:table-cell table:formula="of:=[.A976]+[.A$4]" office:value-type="float" office:value="290.400000000005">
            <text:p>290.400000000005</text:p>
          </table:table-cell>
          <table:table-cell table:formula="of:=[.A977]/([.$D$4]*2)" office:value-type="float" office:value="72.6000000000013">
            <text:p>72.6000000000013</text:p>
          </table:table-cell>
          <table:table-cell table:formula="of:=SQRT(ABS([.$D$2]^2-[.B977]^2))" office:value-type="float" office:value="68.7694699703277">
            <text:p>68.7694699703277</text:p>
          </table:table-cell>
          <table:table-cell table:formula="of:=([.$C$10]-[.C977])*[.$B$4]" office:value-type="float" office:value="39345.5142106058">
            <text:p>39345.5142106058</text:p>
          </table:table-cell>
          <table:table-cell table:formula="of:=ROUND([.D977])" office:value-type="float" office:value="39346">
            <text:p>39346</text:p>
          </table:table-cell>
          <table:table-cell table:formula="of:=([.$C$8]-([.E977]*[.$C$4]))" office:value-type="float" office:value="68.7691125">
            <text:p>68.7691125</text:p>
          </table:table-cell>
          <table:table-cell table:formula="of:=SQRT(ABS([.$D$2]^2-[.F977]^2))" office:value-type="float" office:value="72.6003386077664">
            <text:p>72.6003386077664</text:p>
          </table:table-cell>
          <table:table-cell table:formula="of:=ABS([.B977]-[.G977])" office:value-type="float" office:value="0.00033860776512995">
            <text:p>0.00033860776512995</text:p>
          </table:table-cell>
          <table:table-cell/>
        </table:table-row>
        <table:table-row table:style-name="ro2">
          <table:table-cell table:formula="of:=[.A977]+[.A$4]" office:value-type="float" office:value="290.700000000005">
            <text:p>290.700000000005</text:p>
          </table:table-cell>
          <table:table-cell table:formula="of:=[.A978]/([.$D$4]*2)" office:value-type="float" office:value="72.6750000000013">
            <text:p>72.6750000000013</text:p>
          </table:table-cell>
          <table:table-cell table:formula="of:=SQRT(ABS([.$D$2]^2-[.B978]^2))" office:value-type="float" office:value="68.6902058156751">
            <text:p>68.6902058156751</text:p>
          </table:table-cell>
          <table:table-cell table:formula="of:=([.$C$10]-[.C978])*[.$B$4]" office:value-type="float" office:value="39445.374562924">
            <text:p>39445.374562924</text:p>
          </table:table-cell>
          <table:table-cell table:formula="of:=ROUND([.D978])" office:value-type="float" office:value="39445">
            <text:p>39445</text:p>
          </table:table-cell>
          <table:table-cell table:formula="of:=([.$C$8]-([.E978]*[.$C$4]))" office:value-type="float" office:value="68.69053125">
            <text:p>68.69053125</text:p>
          </table:table-cell>
          <table:table-cell table:formula="of:=SQRT(ABS([.$D$2]^2-[.F978]^2))" office:value-type="float" office:value="72.6746924079681">
            <text:p>72.6746924079681</text:p>
          </table:table-cell>
          <table:table-cell table:formula="of:=ABS([.B978]-[.G978])" office:value-type="float" office:value="0.000307592033237825">
            <text:p>0.000307592033237825</text:p>
          </table:table-cell>
          <table:table-cell/>
        </table:table-row>
        <table:table-row table:style-name="ro2">
          <table:table-cell table:formula="of:=[.A978]+[.A$4]" office:value-type="float" office:value="291.000000000005">
            <text:p>291.000000000005</text:p>
          </table:table-cell>
          <table:table-cell table:formula="of:=[.A979]/([.$D$4]*2)" office:value-type="float" office:value="72.7500000000013">
            <text:p>72.7500000000013</text:p>
          </table:table-cell>
          <table:table-cell table:formula="of:=SQRT(ABS([.$D$2]^2-[.B979]^2))" office:value-type="float" office:value="68.6107681053041">
            <text:p>68.6107681053041</text:p>
          </table:table-cell>
          <table:table-cell table:formula="of:=([.$C$10]-[.C979])*[.$B$4]" office:value-type="float" office:value="39545.4535681159">
            <text:p>39545.4535681159</text:p>
          </table:table-cell>
          <table:table-cell table:formula="of:=ROUND([.D979])" office:value-type="float" office:value="39545">
            <text:p>39545</text:p>
          </table:table-cell>
          <table:table-cell table:formula="of:=([.$C$8]-([.E979]*[.$C$4]))" office:value-type="float" office:value="68.61115625">
            <text:p>68.61115625</text:p>
          </table:table-cell>
          <table:table-cell table:formula="of:=SQRT(ABS([.$D$2]^2-[.F979]^2))" office:value-type="float" office:value="72.7496339374851">
            <text:p>72.7496339374851</text:p>
          </table:table-cell>
          <table:table-cell table:formula="of:=ABS([.B979]-[.G979])" office:value-type="float" office:value="0.000366062516206966">
            <text:p>0.000366062516206966</text:p>
          </table:table-cell>
          <table:table-cell/>
        </table:table-row>
        <table:table-row table:style-name="ro2">
          <table:table-cell table:formula="of:=[.A979]+[.A$4]" office:value-type="float" office:value="291.300000000005">
            <text:p>291.300000000005</text:p>
          </table:table-cell>
          <table:table-cell table:formula="of:=[.A980]/([.$D$4]*2)" office:value-type="float" office:value="72.8250000000013">
            <text:p>72.8250000000013</text:p>
          </table:table-cell>
          <table:table-cell table:formula="of:=SQRT(ABS([.$D$2]^2-[.B980]^2))" office:value-type="float" office:value="68.5311562356846">
            <text:p>68.5311562356846</text:p>
          </table:table-cell>
          <table:table-cell table:formula="of:=([.$C$10]-[.C980])*[.$B$4]" office:value-type="float" office:value="39645.7519865342">
            <text:p>39645.7519865342</text:p>
          </table:table-cell>
          <table:table-cell table:formula="of:=ROUND([.D980])" office:value-type="float" office:value="39646">
            <text:p>39646</text:p>
          </table:table-cell>
          <table:table-cell table:formula="of:=([.$C$8]-([.E980]*[.$C$4]))" office:value-type="float" office:value="68.5309875">
            <text:p>68.5309875</text:p>
          </table:table-cell>
          <table:table-cell table:formula="of:=SQRT(ABS([.$D$2]^2-[.F980]^2))" office:value-type="float" office:value="72.8251587864719">
            <text:p>72.8251587864719</text:p>
          </table:table-cell>
          <table:table-cell table:formula="of:=ABS([.B980]-[.G980])" office:value-type="float" office:value="0.000158786470549899">
            <text:p>0.000158786470549899</text:p>
          </table:table-cell>
          <table:table-cell/>
        </table:table-row>
        <table:table-row table:style-name="ro2">
          <table:table-cell table:formula="of:=[.A980]+[.A$4]" office:value-type="float" office:value="291.600000000005">
            <text:p>291.600000000005</text:p>
          </table:table-cell>
          <table:table-cell table:formula="of:=[.A981]/([.$D$4]*2)" office:value-type="float" office:value="72.9000000000013">
            <text:p>72.9000000000013</text:p>
          </table:table-cell>
          <table:table-cell table:formula="of:=SQRT(ABS([.$D$2]^2-[.B981]^2))" office:value-type="float" office:value="68.4513695991527">
            <text:p>68.4513695991527</text:p>
          </table:table-cell>
          <table:table-cell table:formula="of:=([.$C$10]-[.C981])*[.$B$4]" office:value-type="float" office:value="39746.2705837397">
            <text:p>39746.2705837397</text:p>
          </table:table-cell>
          <table:table-cell table:formula="of:=ROUND([.D981])" office:value-type="float" office:value="39746">
            <text:p>39746</text:p>
          </table:table-cell>
          <table:table-cell table:formula="of:=([.$C$8]-([.E981]*[.$C$4]))" office:value-type="float" office:value="68.4516125">
            <text:p>68.4516125</text:p>
          </table:table-cell>
          <table:table-cell table:formula="of:=SQRT(ABS([.$D$2]^2-[.F981]^2))" office:value-type="float" office:value="72.8997719211099">
            <text:p>72.8997719211099</text:p>
          </table:table-cell>
          <table:table-cell table:formula="of:=ABS([.B981]-[.G981])" office:value-type="float" office:value="0.000228078891424843">
            <text:p>0.000228078891424843</text:p>
          </table:table-cell>
          <table:table-cell/>
        </table:table-row>
        <table:table-row table:style-name="ro2">
          <table:table-cell table:formula="of:=[.A981]+[.A$4]" office:value-type="float" office:value="291.900000000005">
            <text:p>291.900000000005</text:p>
          </table:table-cell>
          <table:table-cell table:formula="of:=[.A982]/([.$D$4]*2)" office:value-type="float" office:value="72.9750000000013">
            <text:p>72.9750000000013</text:p>
          </table:table-cell>
          <table:table-cell table:formula="of:=SQRT(ABS([.$D$2]^2-[.B982]^2))" office:value-type="float" office:value="68.371407583871">
            <text:p>68.371407583871</text:p>
          </table:table-cell>
          <table:table-cell table:formula="of:=([.$C$10]-[.C982])*[.$B$4]" office:value-type="float" office:value="39847.0101305513">
            <text:p>39847.0101305513</text:p>
          </table:table-cell>
          <table:table-cell table:formula="of:=ROUND([.D982])" office:value-type="float" office:value="39847">
            <text:p>39847</text:p>
          </table:table-cell>
          <table:table-cell table:formula="of:=([.$C$8]-([.E982]*[.$C$4]))" office:value-type="float" office:value="68.37144375">
            <text:p>68.37144375</text:p>
          </table:table-cell>
          <table:table-cell table:formula="of:=SQRT(ABS([.$D$2]^2-[.F982]^2))" office:value-type="float" office:value="72.9749661153781">
            <text:p>72.9749661153781</text:p>
          </table:table-cell>
          <table:table-cell table:formula="of:=ABS([.B982]-[.G982])" office:value-type="float" office:value="0.0000338846231926482">
            <text:p>0.0000338846231926482</text:p>
          </table:table-cell>
          <table:table-cell/>
        </table:table-row>
        <table:table-row table:style-name="ro2">
          <table:table-cell table:formula="of:=[.A982]+[.A$4]" office:value-type="float" office:value="292.200000000005">
            <text:p>292.200000000005</text:p>
          </table:table-cell>
          <table:table-cell table:formula="of:=[.A983]/([.$D$4]*2)" office:value-type="float" office:value="73.0500000000013">
            <text:p>73.0500000000013</text:p>
          </table:table-cell>
          <table:table-cell table:formula="of:=SQRT(ABS([.$D$2]^2-[.B983]^2))" office:value-type="float" office:value="68.2912695737882">
            <text:p>68.2912695737882</text:p>
          </table:table-cell>
          <table:table-cell table:formula="of:=([.$C$10]-[.C983])*[.$B$4]" office:value-type="float" office:value="39947.9714030965">
            <text:p>39947.9714030965</text:p>
          </table:table-cell>
          <table:table-cell table:formula="of:=ROUND([.D983])" office:value-type="float" office:value="39948">
            <text:p>39948</text:p>
          </table:table-cell>
          <table:table-cell table:formula="of:=([.$C$8]-([.E983]*[.$C$4]))" office:value-type="float" office:value="68.291275">
            <text:p>68.291275</text:p>
          </table:table-cell>
          <table:table-cell table:formula="of:=SQRT(ABS([.$D$2]^2-[.F983]^2))" office:value-type="float" office:value="73.0499949272714">
            <text:p>73.0499949272714</text:p>
          </table:table-cell>
          <table:table-cell table:formula="of:=ABS([.B983]-[.G983])" office:value-type="float" office:value="0.00000507272994809682">
            <text:p>0.00000507272994809682</text:p>
          </table:table-cell>
          <table:table-cell/>
        </table:table-row>
        <table:table-row table:style-name="ro2">
          <table:table-cell table:formula="of:=[.A983]+[.A$4]" office:value-type="float" office:value="292.500000000005">
            <text:p>292.500000000005</text:p>
          </table:table-cell>
          <table:table-cell table:formula="of:=[.A984]/([.$D$4]*2)" office:value-type="float" office:value="73.1250000000013">
            <text:p>73.1250000000013</text:p>
          </table:table-cell>
          <table:table-cell table:formula="of:=SQRT(ABS([.$D$2]^2-[.B984]^2))" office:value-type="float" office:value="68.210954948599">
            <text:p>68.210954948599</text:p>
          </table:table-cell>
          <table:table-cell table:formula="of:=([.$C$10]-[.C984])*[.$B$4]" office:value-type="float" office:value="40049.1551828624">
            <text:p>40049.1551828624</text:p>
          </table:table-cell>
          <table:table-cell table:formula="of:=ROUND([.D984])" office:value-type="float" office:value="40049">
            <text:p>40049</text:p>
          </table:table-cell>
          <table:table-cell table:formula="of:=([.$C$8]-([.E984]*[.$C$4]))" office:value-type="float" office:value="68.21110625">
            <text:p>68.21110625</text:p>
          </table:table-cell>
          <table:table-cell table:formula="of:=SQRT(ABS([.$D$2]^2-[.F984]^2))" office:value-type="float" office:value="73.124858865855">
            <text:p>73.124858865855</text:p>
          </table:table-cell>
          <table:table-cell table:formula="of:=ABS([.B984]-[.G984])" office:value-type="float" office:value="0.000141134146346644">
            <text:p>0.000141134146346644</text:p>
          </table:table-cell>
          <table:table-cell/>
        </table:table-row>
        <table:table-row table:style-name="ro2">
          <table:table-cell table:formula="of:=[.A984]+[.A$4]" office:value-type="float" office:value="292.800000000005">
            <text:p>292.800000000005</text:p>
          </table:table-cell>
          <table:table-cell table:formula="of:=[.A985]/([.$D$4]*2)" office:value-type="float" office:value="73.2000000000013">
            <text:p>73.2000000000013</text:p>
          </table:table-cell>
          <table:table-cell table:formula="of:=SQRT(ABS([.$D$2]^2-[.B985]^2))" office:value-type="float" office:value="68.1304630837029">
            <text:p>68.1304630837029</text:p>
          </table:table-cell>
          <table:table-cell table:formula="of:=([.$C$10]-[.C985])*[.$B$4]" office:value-type="float" office:value="40150.5622567473">
            <text:p>40150.5622567473</text:p>
          </table:table-cell>
          <table:table-cell table:formula="of:=ROUND([.D985])" office:value-type="float" office:value="40151">
            <text:p>40151</text:p>
          </table:table-cell>
          <table:table-cell table:formula="of:=([.$C$8]-([.E985]*[.$C$4]))" office:value-type="float" office:value="68.13014375">
            <text:p>68.13014375</text:p>
          </table:table-cell>
          <table:table-cell table:formula="of:=SQRT(ABS([.$D$2]^2-[.F985]^2))" office:value-type="float" office:value="73.2002972166393">
            <text:p>73.2002972166393</text:p>
          </table:table-cell>
          <table:table-cell table:formula="of:=ABS([.B985]-[.G985])" office:value-type="float" office:value="0.000297216637989095">
            <text:p>0.000297216637989095</text:p>
          </table:table-cell>
          <table:table-cell/>
        </table:table-row>
        <table:table-row table:style-name="ro2">
          <table:table-cell table:formula="of:=[.A985]+[.A$4]" office:value-type="float" office:value="293.100000000005">
            <text:p>293.100000000005</text:p>
          </table:table-cell>
          <table:table-cell table:formula="of:=[.A986]/([.$D$4]*2)" office:value-type="float" office:value="73.2750000000013">
            <text:p>73.2750000000013</text:p>
          </table:table-cell>
          <table:table-cell table:formula="of:=SQRT(ABS([.$D$2]^2-[.B986]^2))" office:value-type="float" office:value="68.0497933501624">
            <text:p>68.0497933501624</text:p>
          </table:table-cell>
          <table:table-cell table:formula="of:=([.$C$10]-[.C986])*[.$B$4]" office:value-type="float" office:value="40252.1934171133">
            <text:p>40252.1934171133</text:p>
          </table:table-cell>
          <table:table-cell table:formula="of:=ROUND([.D986])" office:value-type="float" office:value="40252">
            <text:p>40252</text:p>
          </table:table-cell>
          <table:table-cell table:formula="of:=([.$C$8]-([.E986]*[.$C$4]))" office:value-type="float" office:value="68.049975">
            <text:p>68.049975</text:p>
          </table:table-cell>
          <table:table-cell table:formula="of:=SQRT(ABS([.$D$2]^2-[.F986]^2))" office:value-type="float" office:value="73.274831303111">
            <text:p>73.274831303111</text:p>
          </table:table-cell>
          <table:table-cell table:formula="of:=ABS([.B986]-[.G986])" office:value-type="float" office:value="0.00016869689034138">
            <text:p>0.00016869689034138</text:p>
          </table:table-cell>
          <table:table-cell/>
        </table:table-row>
        <table:table-row table:style-name="ro2">
          <table:table-cell table:formula="of:=[.A986]+[.A$4]" office:value-type="float" office:value="293.400000000005">
            <text:p>293.400000000005</text:p>
          </table:table-cell>
          <table:table-cell table:formula="of:=[.A987]/([.$D$4]*2)" office:value-type="float" office:value="73.3500000000013">
            <text:p>73.3500000000013</text:p>
          </table:table-cell>
          <table:table-cell table:formula="of:=SQRT(ABS([.$D$2]^2-[.B987]^2))" office:value-type="float" office:value="67.968945114661">
            <text:p>67.968945114661</text:p>
          </table:table-cell>
          <table:table-cell table:formula="of:=([.$C$10]-[.C987])*[.$B$4]" office:value-type="float" office:value="40354.0494618394">
            <text:p>40354.0494618394</text:p>
          </table:table-cell>
          <table:table-cell table:formula="of:=ROUND([.D987])" office:value-type="float" office:value="40354">
            <text:p>40354</text:p>
          </table:table-cell>
          <table:table-cell table:formula="of:=([.$C$8]-([.E987]*[.$C$4]))" office:value-type="float" office:value="67.9690125">
            <text:p>67.9690125</text:p>
          </table:table-cell>
          <table:table-cell table:formula="of:=SQRT(ABS([.$D$2]^2-[.F987]^2))" office:value-type="float" office:value="73.3499375580842">
            <text:p>73.3499375580842</text:p>
          </table:table-cell>
          <table:table-cell table:formula="of:=ABS([.B987]-[.G987])" office:value-type="float" office:value="0.0000624419171941781">
            <text:p>0.0000624419171941781</text:p>
          </table:table-cell>
          <table:table-cell/>
        </table:table-row>
        <table:table-row table:style-name="ro2">
          <table:table-cell table:formula="of:=[.A987]+[.A$4]" office:value-type="float" office:value="293.700000000005">
            <text:p>293.700000000005</text:p>
          </table:table-cell>
          <table:table-cell table:formula="of:=[.A988]/([.$D$4]*2)" office:value-type="float" office:value="73.4250000000013">
            <text:p>73.4250000000013</text:p>
          </table:table-cell>
          <table:table-cell table:formula="of:=SQRT(ABS([.$D$2]^2-[.B988]^2))" office:value-type="float" office:value="67.8879177394609">
            <text:p>67.8879177394609</text:p>
          </table:table-cell>
          <table:table-cell table:formula="of:=([.$C$10]-[.C988])*[.$B$4]" office:value-type="float" office:value="40456.1311943751">
            <text:p>40456.1311943751</text:p>
          </table:table-cell>
          <table:table-cell table:formula="of:=ROUND([.D988])" office:value-type="float" office:value="40456">
            <text:p>40456</text:p>
          </table:table-cell>
          <table:table-cell table:formula="of:=([.$C$8]-([.E988]*[.$C$4]))" office:value-type="float" office:value="67.88805">
            <text:p>67.88805</text:p>
          </table:table-cell>
          <table:table-cell table:formula="of:=SQRT(ABS([.$D$2]^2-[.F988]^2))" office:value-type="float" office:value="73.4248777131941">
            <text:p>73.4248777131941</text:p>
          </table:table-cell>
          <table:table-cell table:formula="of:=ABS([.B988]-[.G988])" office:value-type="float" office:value="0.000122286807297201">
            <text:p>0.000122286807297201</text:p>
          </table:table-cell>
          <table:table-cell/>
        </table:table-row>
        <table:table-row table:style-name="ro2">
          <table:table-cell table:formula="of:=[.A988]+[.A$4]" office:value-type="float" office:value="294.000000000005">
            <text:p>294.000000000005</text:p>
          </table:table-cell>
          <table:table-cell table:formula="of:=[.A989]/([.$D$4]*2)" office:value-type="float" office:value="73.5000000000013">
            <text:p>73.5000000000013</text:p>
          </table:table-cell>
          <table:table-cell table:formula="of:=SQRT(ABS([.$D$2]^2-[.B989]^2))" office:value-type="float" office:value="67.8067105823591">
            <text:p>67.8067105823591</text:p>
          </table:table-cell>
          <table:table-cell table:formula="of:=([.$C$10]-[.C989])*[.$B$4]" office:value-type="float" office:value="40558.4394237947">
            <text:p>40558.4394237947</text:p>
          </table:table-cell>
          <table:table-cell table:formula="of:=ROUND([.D989])" office:value-type="float" office:value="40558">
            <text:p>40558</text:p>
          </table:table-cell>
          <table:table-cell table:formula="of:=([.$C$8]-([.E989]*[.$C$4]))" office:value-type="float" office:value="67.8070875">
            <text:p>67.8070875</text:p>
          </table:table-cell>
          <table:table-cell table:formula="of:=SQRT(ABS([.$D$2]^2-[.F989]^2))" office:value-type="float" office:value="73.4996522765064">
            <text:p>73.4996522765064</text:p>
          </table:table-cell>
          <table:table-cell table:formula="of:=ABS([.B989]-[.G989])" office:value-type="float" office:value="0.000347723494996899">
            <text:p>0.000347723494996899</text:p>
          </table:table-cell>
          <table:table-cell/>
        </table:table-row>
        <table:table-row table:style-name="ro2">
          <table:table-cell table:formula="of:=[.A989]+[.A$4]" office:value-type="float" office:value="294.300000000005">
            <text:p>294.300000000005</text:p>
          </table:table-cell>
          <table:table-cell table:formula="of:=[.A990]/([.$D$4]*2)" office:value-type="float" office:value="73.5750000000014">
            <text:p>73.5750000000014</text:p>
          </table:table-cell>
          <table:table-cell table:formula="of:=SQRT(ABS([.$D$2]^2-[.B990]^2))" office:value-type="float" office:value="67.7253229966443">
            <text:p>67.7253229966443</text:p>
          </table:table-cell>
          <table:table-cell table:formula="of:=([.$C$10]-[.C990])*[.$B$4]" office:value-type="float" office:value="40660.9749648526">
            <text:p>40660.9749648526</text:p>
          </table:table-cell>
          <table:table-cell table:formula="of:=ROUND([.D990])" office:value-type="float" office:value="40661">
            <text:p>40661</text:p>
          </table:table-cell>
          <table:table-cell table:formula="of:=([.$C$8]-([.E990]*[.$C$4]))" office:value-type="float" office:value="67.72533125">
            <text:p>67.72533125</text:p>
          </table:table-cell>
          <table:table-cell table:formula="of:=SQRT(ABS([.$D$2]^2-[.F990]^2))" office:value-type="float" office:value="73.5749924028387">
            <text:p>73.5749924028387</text:p>
          </table:table-cell>
          <table:table-cell table:formula="of:=ABS([.B990]-[.G990])" office:value-type="float" office:value="0.00000759716265008592">
            <text:p>0.00000759716265008592</text:p>
          </table:table-cell>
          <table:table-cell/>
        </table:table-row>
        <table:table-row table:style-name="ro2">
          <table:table-cell table:formula="of:=[.A990]+[.A$4]" office:value-type="float" office:value="294.600000000005">
            <text:p>294.600000000005</text:p>
          </table:table-cell>
          <table:table-cell table:formula="of:=[.A991]/([.$D$4]*2)" office:value-type="float" office:value="73.6500000000014">
            <text:p>73.6500000000014</text:p>
          </table:table-cell>
          <table:table-cell table:formula="of:=SQRT(ABS([.$D$2]^2-[.B991]^2))" office:value-type="float" office:value="67.6437543310526">
            <text:p>67.6437543310526</text:p>
          </table:table-cell>
          <table:table-cell table:formula="of:=([.$C$10]-[.C991])*[.$B$4]" office:value-type="float" office:value="40763.738638039">
            <text:p>40763.738638039</text:p>
          </table:table-cell>
          <table:table-cell table:formula="of:=ROUND([.D991])" office:value-type="float" office:value="40764">
            <text:p>40764</text:p>
          </table:table-cell>
          <table:table-cell table:formula="of:=([.$C$8]-([.E991]*[.$C$4]))" office:value-type="float" office:value="67.643575">
            <text:p>67.643575</text:p>
          </table:table-cell>
          <table:table-cell table:formula="of:=SQRT(ABS([.$D$2]^2-[.F991]^2))" office:value-type="float" office:value="73.6501647059895">
            <text:p>73.6501647059895</text:p>
          </table:table-cell>
          <table:table-cell table:formula="of:=ABS([.B991]-[.G991])" office:value-type="float" office:value="0.000164705988098035">
            <text:p>0.000164705988098035</text:p>
          </table:table-cell>
          <table:table-cell/>
        </table:table-row>
        <table:table-row table:style-name="ro2">
          <table:table-cell table:formula="of:=[.A991]+[.A$4]" office:value-type="float" office:value="294.900000000005">
            <text:p>294.900000000005</text:p>
          </table:table-cell>
          <table:table-cell table:formula="of:=[.A992]/([.$D$4]*2)" office:value-type="float" office:value="73.7250000000014">
            <text:p>73.7250000000014</text:p>
          </table:table-cell>
          <table:table-cell table:formula="of:=SQRT(ABS([.$D$2]^2-[.B992]^2))" office:value-type="float" office:value="67.5620039297222">
            <text:p>67.5620039297222</text:p>
          </table:table-cell>
          <table:table-cell table:formula="of:=([.$C$10]-[.C992])*[.$B$4]" office:value-type="float" office:value="40866.7312696363">
            <text:p>40866.7312696363</text:p>
          </table:table-cell>
          <table:table-cell table:formula="of:=ROUND([.D992])" office:value-type="float" office:value="40867">
            <text:p>40867</text:p>
          </table:table-cell>
          <table:table-cell table:formula="of:=([.$C$8]-([.E992]*[.$C$4]))" office:value-type="float" office:value="67.56181875">
            <text:p>67.56181875</text:p>
          </table:table-cell>
          <table:table-cell table:formula="of:=SQRT(ABS([.$D$2]^2-[.F992]^2))" office:value-type="float" office:value="73.7251696993106">
            <text:p>73.7251696993106</text:p>
          </table:table-cell>
          <table:table-cell table:formula="of:=ABS([.B992]-[.G992])" office:value-type="float" office:value="0.000169699309253701">
            <text:p>0.000169699309253701</text:p>
          </table:table-cell>
          <table:table-cell/>
        </table:table-row>
        <table:table-row table:style-name="ro2">
          <table:table-cell table:formula="of:=[.A992]+[.A$4]" office:value-type="float" office:value="295.200000000005">
            <text:p>295.200000000005</text:p>
          </table:table-cell>
          <table:table-cell table:formula="of:=[.A993]/([.$D$4]*2)" office:value-type="float" office:value="73.8000000000014">
            <text:p>73.8000000000014</text:p>
          </table:table-cell>
          <table:table-cell table:formula="of:=SQRT(ABS([.$D$2]^2-[.B993]^2))" office:value-type="float" office:value="67.4800711321483">
            <text:p>67.4800711321483</text:p>
          </table:table-cell>
          <table:table-cell table:formula="of:=([.$C$10]-[.C993])*[.$B$4]" office:value-type="float" office:value="40969.9536917766">
            <text:p>40969.9536917766</text:p>
          </table:table-cell>
          <table:table-cell table:formula="of:=ROUND([.D993])" office:value-type="float" office:value="40970">
            <text:p>40970</text:p>
          </table:table-cell>
          <table:table-cell table:formula="of:=([.$C$8]-([.E993]*[.$C$4]))" office:value-type="float" office:value="67.4800625">
            <text:p>67.4800625</text:p>
          </table:table-cell>
          <table:table-cell table:formula="of:=SQRT(ABS([.$D$2]^2-[.F993]^2))" office:value-type="float" office:value="73.800007892927">
            <text:p>73.800007892927</text:p>
          </table:table-cell>
          <table:table-cell table:formula="of:=ABS([.B993]-[.G993])" office:value-type="float" office:value="0.00000789292568015298">
            <text:p>0.00000789292568015298</text:p>
          </table:table-cell>
          <table:table-cell/>
        </table:table-row>
        <table:table-row table:style-name="ro2">
          <table:table-cell table:formula="of:=[.A993]+[.A$4]" office:value-type="float" office:value="295.500000000005">
            <text:p>295.500000000005</text:p>
          </table:table-cell>
          <table:table-cell table:formula="of:=[.A994]/([.$D$4]*2)" office:value-type="float" office:value="73.8750000000014">
            <text:p>73.8750000000014</text:p>
          </table:table-cell>
          <table:table-cell table:formula="of:=SQRT(ABS([.$D$2]^2-[.B994]^2))" office:value-type="float" office:value="67.3979552731372">
            <text:p>67.3979552731372</text:p>
          </table:table-cell>
          <table:table-cell table:formula="of:=([.$C$10]-[.C994])*[.$B$4]" office:value-type="float" office:value="41073.4067424994">
            <text:p>41073.4067424994</text:p>
          </table:table-cell>
          <table:table-cell table:formula="of:=ROUND([.D994])" office:value-type="float" office:value="41073">
            <text:p>41073</text:p>
          </table:table-cell>
          <table:table-cell table:formula="of:=([.$C$8]-([.E994]*[.$C$4]))" office:value-type="float" office:value="67.39830625">
            <text:p>67.39830625</text:p>
          </table:table-cell>
          <table:table-cell table:formula="of:=SQRT(ABS([.$D$2]^2-[.F994]^2))" office:value-type="float" office:value="73.8746797937643">
            <text:p>73.8746797937643</text:p>
          </table:table-cell>
          <table:table-cell table:formula="of:=ABS([.B994]-[.G994])" office:value-type="float" office:value="0.000320206237049092">
            <text:p>0.000320206237049092</text:p>
          </table:table-cell>
          <table:table-cell/>
        </table:table-row>
        <table:table-row table:style-name="ro2">
          <table:table-cell table:formula="of:=[.A994]+[.A$4]" office:value-type="float" office:value="295.800000000005">
            <text:p>295.800000000005</text:p>
          </table:table-cell>
          <table:table-cell table:formula="of:=[.A995]/([.$D$4]*2)" office:value-type="float" office:value="73.9500000000014">
            <text:p>73.9500000000014</text:p>
          </table:table-cell>
          <table:table-cell table:formula="of:=SQRT(ABS([.$D$2]^2-[.B995]^2))" office:value-type="float" office:value="67.3156556827593">
            <text:p>67.3156556827593</text:p>
          </table:table-cell>
          <table:table-cell table:formula="of:=([.$C$10]-[.C995])*[.$B$4]" office:value-type="float" office:value="41177.0912658101">
            <text:p>41177.0912658101</text:p>
          </table:table-cell>
          <table:table-cell table:formula="of:=ROUND([.D995])" office:value-type="float" office:value="41177">
            <text:p>41177</text:p>
          </table:table-cell>
          <table:table-cell table:formula="of:=([.$C$8]-([.E995]*[.$C$4]))" office:value-type="float" office:value="67.31575625">
            <text:p>67.31575625</text:p>
          </table:table-cell>
          <table:table-cell table:formula="of:=SQRT(ABS([.$D$2]^2-[.F995]^2))" office:value-type="float" office:value="73.9499084549169">
            <text:p>73.9499084549169</text:p>
          </table:table-cell>
          <table:table-cell table:formula="of:=ABS([.B995]-[.G995])" office:value-type="float" office:value="0.0000915450844871657">
            <text:p>0.0000915450844871657</text:p>
          </table:table-cell>
          <table:table-cell/>
        </table:table-row>
        <table:table-row table:style-name="ro2">
          <table:table-cell table:formula="of:=[.A995]+[.A$4]" office:value-type="float" office:value="296.100000000005">
            <text:p>296.100000000005</text:p>
          </table:table-cell>
          <table:table-cell table:formula="of:=[.A996]/([.$D$4]*2)" office:value-type="float" office:value="74.0250000000014">
            <text:p>74.0250000000014</text:p>
          </table:table-cell>
          <table:table-cell table:formula="of:=SQRT(ABS([.$D$2]^2-[.B996]^2))" office:value-type="float" office:value="67.2331716863023">
            <text:p>67.2331716863023</text:p>
          </table:table-cell>
          <table:table-cell table:formula="of:=([.$C$10]-[.C996])*[.$B$4]" office:value-type="float" office:value="41281.0081117402">
            <text:p>41281.0081117402</text:p>
          </table:table-cell>
          <table:table-cell table:formula="of:=ROUND([.D996])" office:value-type="float" office:value="41281">
            <text:p>41281</text:p>
          </table:table-cell>
          <table:table-cell table:formula="of:=([.$C$8]-([.E996]*[.$C$4]))" office:value-type="float" office:value="67.23320625">
            <text:p>67.23320625</text:p>
          </table:table-cell>
          <table:table-cell table:formula="of:=SQRT(ABS([.$D$2]^2-[.F996]^2))" office:value-type="float" office:value="74.0249686075243">
            <text:p>74.0249686075243</text:p>
          </table:table-cell>
          <table:table-cell table:formula="of:=ABS([.B996]-[.G996])" office:value-type="float" office:value="0.0000313924770409812">
            <text:p>0.0000313924770409812</text:p>
          </table:table-cell>
          <table:table-cell/>
        </table:table-row>
        <table:table-row table:style-name="ro2">
          <table:table-cell table:formula="of:=[.A996]+[.A$4]" office:value-type="float" office:value="296.400000000005">
            <text:p>296.400000000005</text:p>
          </table:table-cell>
          <table:table-cell table:formula="of:=[.A997]/([.$D$4]*2)" office:value-type="float" office:value="74.1000000000014">
            <text:p>74.1000000000014</text:p>
          </table:table-cell>
          <table:table-cell table:formula="of:=SQRT(ABS([.$D$2]^2-[.B997]^2))" office:value-type="float" office:value="67.1505026042233">
            <text:p>67.1505026042233</text:p>
          </table:table-cell>
          <table:table-cell table:formula="of:=([.$C$10]-[.C997])*[.$B$4]" office:value-type="float" office:value="41385.1581364066">
            <text:p>41385.1581364066</text:p>
          </table:table-cell>
          <table:table-cell table:formula="of:=ROUND([.D997])" office:value-type="float" office:value="41385">
            <text:p>41385</text:p>
          </table:table-cell>
          <table:table-cell table:formula="of:=([.$C$8]-([.E997]*[.$C$4]))" office:value-type="float" office:value="67.15065625">
            <text:p>67.15065625</text:p>
          </table:table-cell>
          <table:table-cell table:formula="of:=SQRT(ABS([.$D$2]^2-[.F997]^2))" office:value-type="float" office:value="74.0998607636636">
            <text:p>74.0998607636636</text:p>
          </table:table-cell>
          <table:table-cell table:formula="of:=ABS([.B997]-[.G997])" office:value-type="float" office:value="0.000139236337744819">
            <text:p>0.000139236337744819</text:p>
          </table:table-cell>
          <table:table-cell/>
        </table:table-row>
        <table:table-row table:style-name="ro2">
          <table:table-cell table:formula="of:=[.A997]+[.A$4]" office:value-type="float" office:value="296.700000000006">
            <text:p>296.700000000006</text:p>
          </table:table-cell>
          <table:table-cell table:formula="of:=[.A998]/([.$D$4]*2)" office:value-type="float" office:value="74.1750000000014">
            <text:p>74.1750000000014</text:p>
          </table:table-cell>
          <table:table-cell table:formula="of:=SQRT(ABS([.$D$2]^2-[.B998]^2))" office:value-type="float" office:value="67.0676477521002">
            <text:p>67.0676477521002</text:p>
          </table:table-cell>
          <table:table-cell table:formula="of:=([.$C$10]-[.C998])*[.$B$4]" office:value-type="float" office:value="41489.5422020735">
            <text:p>41489.5422020735</text:p>
          </table:table-cell>
          <table:table-cell table:formula="of:=ROUND([.D998])" office:value-type="float" office:value="41490">
            <text:p>41490</text:p>
          </table:table-cell>
          <table:table-cell table:formula="of:=([.$C$8]-([.E998]*[.$C$4]))" office:value-type="float" office:value="67.0673125">
            <text:p>67.0673125</text:p>
          </table:table-cell>
          <table:table-cell table:formula="of:=SQRT(ABS([.$D$2]^2-[.F998]^2))" office:value-type="float" office:value="74.1753031273034">
            <text:p>74.1753031273034</text:p>
          </table:table-cell>
          <table:table-cell table:formula="of:=ABS([.B998]-[.G998])" office:value-type="float" office:value="0.000303127302004214">
            <text:p>0.000303127302004214</text:p>
          </table:table-cell>
          <table:table-cell/>
        </table:table-row>
        <table:table-row table:style-name="ro2">
          <table:table-cell table:formula="of:=[.A998]+[.A$4]" office:value-type="float" office:value="297.000000000006">
            <text:p>297.000000000006</text:p>
          </table:table-cell>
          <table:table-cell table:formula="of:=[.A999]/([.$D$4]*2)" office:value-type="float" office:value="74.2500000000014">
            <text:p>74.2500000000014</text:p>
          </table:table-cell>
          <table:table-cell table:formula="of:=SQRT(ABS([.$D$2]^2-[.B999]^2))" office:value-type="float" office:value="66.984606440583">
            <text:p>66.984606440583</text:p>
          </table:table-cell>
          <table:table-cell table:formula="of:=([.$C$10]-[.C999])*[.$B$4]" office:value-type="float" office:value="41594.1611772133">
            <text:p>41594.1611772133</text:p>
          </table:table-cell>
          <table:table-cell table:formula="of:=ROUND([.D999])" office:value-type="float" office:value="41594">
            <text:p>41594</text:p>
          </table:table-cell>
          <table:table-cell table:formula="of:=([.$C$8]-([.E999]*[.$C$4]))" office:value-type="float" office:value="66.9847625">
            <text:p>66.9847625</text:p>
          </table:table-cell>
          <table:table-cell table:formula="of:=SQRT(ABS([.$D$2]^2-[.F999]^2))" office:value-type="float" office:value="74.2498592107661">
            <text:p>74.2498592107661</text:p>
          </table:table-cell>
          <table:table-cell table:formula="of:=ABS([.B999]-[.G999])" office:value-type="float" office:value="0.000140789235246075">
            <text:p>0.000140789235246075</text:p>
          </table:table-cell>
          <table:table-cell/>
        </table:table-row>
        <table:table-row table:style-name="ro2">
          <table:table-cell table:formula="of:=[.A999]+[.A$4]" office:value-type="float" office:value="297.300000000006">
            <text:p>297.300000000006</text:p>
          </table:table-cell>
          <table:table-cell table:formula="of:=[.A1000]/([.$D$4]*2)" office:value-type="float" office:value="74.3250000000014">
            <text:p>74.3250000000014</text:p>
          </table:table-cell>
          <table:table-cell table:formula="of:=SQRT(ABS([.$D$2]^2-[.B1000]^2))" office:value-type="float" office:value="66.9013779753436">
            <text:p>66.9013779753436</text:p>
          </table:table-cell>
          <table:table-cell table:formula="of:=([.$C$10]-[.C1000])*[.$B$4]" office:value-type="float" office:value="41699.01593657">
            <text:p>41699.01593657</text:p>
          </table:table-cell>
          <table:table-cell table:formula="of:=ROUND([.D1000])" office:value-type="float" office:value="41699">
            <text:p>41699</text:p>
          </table:table-cell>
          <table:table-cell table:formula="of:=([.$C$8]-([.E1000]*[.$C$4]))" office:value-type="float" office:value="66.90141875">
            <text:p>66.90141875</text:p>
          </table:table-cell>
          <table:table-cell table:formula="of:=SQRT(ABS([.$D$2]^2-[.F1000]^2))" office:value-type="float" office:value="74.32496329792">
            <text:p>74.32496329792</text:p>
          </table:table-cell>
          <table:table-cell table:formula="of:=ABS([.B1000]-[.G1000])" office:value-type="float" office:value="0.0000367020814309171">
            <text:p>0.0000367020814309171</text:p>
          </table:table-cell>
          <table:table-cell/>
        </table:table-row>
        <table:table-row table:style-name="ro2">
          <table:table-cell table:formula="of:=[.A1000]+[.A$4]" office:value-type="float" office:value="297.600000000006">
            <text:p>297.600000000006</text:p>
          </table:table-cell>
          <table:table-cell table:formula="of:=[.A1001]/([.$D$4]*2)" office:value-type="float" office:value="74.4000000000014">
            <text:p>74.4000000000014</text:p>
          </table:table-cell>
          <table:table-cell table:formula="of:=SQRT(ABS([.$D$2]^2-[.B1001]^2))" office:value-type="float" office:value="66.817961657026">
            <text:p>66.817961657026</text:p>
          </table:table-cell>
          <table:table-cell table:formula="of:=([.$C$10]-[.C1001])*[.$B$4]" office:value-type="float" office:value="41804.1073612221">
            <text:p>41804.1073612221</text:p>
          </table:table-cell>
          <table:table-cell table:formula="of:=ROUND([.D1001])" office:value-type="float" office:value="41804">
            <text:p>41804</text:p>
          </table:table-cell>
          <table:table-cell table:formula="of:=([.$C$8]-([.E1001]*[.$C$4]))" office:value-type="float" office:value="66.818075">
            <text:p>66.818075</text:p>
          </table:table-cell>
          <table:table-cell table:formula="of:=SQRT(ABS([.$D$2]^2-[.F1001]^2))" office:value-type="float" office:value="74.3998982075539">
            <text:p>74.3998982075539</text:p>
          </table:table-cell>
          <table:table-cell table:formula="of:=ABS([.B1001]-[.G1001])" office:value-type="float" office:value="0.000101792447523508">
            <text:p>0.000101792447523508</text:p>
          </table:table-cell>
          <table:table-cell/>
        </table:table-row>
        <table:table-row table:style-name="ro2">
          <table:table-cell table:formula="of:=[.A1001]+[.A$4]" office:value-type="float" office:value="297.900000000006">
            <text:p>297.900000000006</text:p>
          </table:table-cell>
          <table:table-cell table:formula="of:=[.A1002]/([.$D$4]*2)" office:value-type="float" office:value="74.4750000000014">
            <text:p>74.4750000000014</text:p>
          </table:table-cell>
          <table:table-cell table:formula="of:=SQRT(ABS([.$D$2]^2-[.B1002]^2))" office:value-type="float" office:value="66.7343567811948">
            <text:p>66.7343567811948</text:p>
          </table:table-cell>
          <table:table-cell table:formula="of:=([.$C$10]-[.C1002])*[.$B$4]" office:value-type="float" office:value="41909.4363386473">
            <text:p>41909.4363386473</text:p>
          </table:table-cell>
          <table:table-cell table:formula="of:=ROUND([.D1002])" office:value-type="float" office:value="41909">
            <text:p>41909</text:p>
          </table:table-cell>
          <table:table-cell table:formula="of:=([.$C$8]-([.E1002]*[.$C$4]))" office:value-type="float" office:value="66.73473125">
            <text:p>66.73473125</text:p>
          </table:table-cell>
          <table:table-cell table:formula="of:=SQRT(ABS([.$D$2]^2-[.F1002]^2))" office:value-type="float" office:value="74.4746644503369">
            <text:p>74.4746644503369</text:p>
          </table:table-cell>
          <table:table-cell table:formula="of:=ABS([.B1002]-[.G1002])" office:value-type="float" office:value="0.000335549664498558">
            <text:p>0.000335549664498558</text:p>
          </table:table-cell>
          <table:table-cell/>
        </table:table-row>
        <table:table-row table:style-name="ro2">
          <table:table-cell table:formula="of:=[.A1002]+[.A$4]" office:value-type="float" office:value="298.200000000006">
            <text:p>298.200000000006</text:p>
          </table:table-cell>
          <table:table-cell table:formula="of:=[.A1003]/([.$D$4]*2)" office:value-type="float" office:value="74.5500000000014">
            <text:p>74.5500000000014</text:p>
          </table:table-cell>
          <table:table-cell table:formula="of:=SQRT(ABS([.$D$2]^2-[.B1003]^2))" office:value-type="float" office:value="66.6505626382838">
            <text:p>66.6505626382838</text:p>
          </table:table-cell>
          <table:table-cell table:formula="of:=([.$C$10]-[.C1003])*[.$B$4]" office:value-type="float" office:value="42015.0037627871">
            <text:p>42015.0037627871</text:p>
          </table:table-cell>
          <table:table-cell table:formula="of:=ROUND([.D1003])" office:value-type="float" office:value="42015">
            <text:p>42015</text:p>
          </table:table-cell>
          <table:table-cell table:formula="of:=([.$C$8]-([.E1003]*[.$C$4]))" office:value-type="float" office:value="66.65059375">
            <text:p>66.65059375</text:p>
          </table:table-cell>
          <table:table-cell table:formula="of:=SQRT(ABS([.$D$2]^2-[.F1003]^2))" office:value-type="float" office:value="74.5499721849208">
            <text:p>74.5499721849208</text:p>
          </table:table-cell>
          <table:table-cell table:formula="of:=ABS([.B1003]-[.G1003])" office:value-type="float" office:value="0.000027815080613891">
            <text:p>0.000027815080613891</text:p>
          </table:table-cell>
          <table:table-cell/>
        </table:table-row>
        <table:table-row table:style-name="ro2">
          <table:table-cell table:formula="of:=[.A1003]+[.A$4]" office:value-type="float" office:value="298.500000000006">
            <text:p>298.500000000006</text:p>
          </table:table-cell>
          <table:table-cell table:formula="of:=[.A1004]/([.$D$4]*2)" office:value-type="float" office:value="74.6250000000014">
            <text:p>74.6250000000014</text:p>
          </table:table-cell>
          <table:table-cell table:formula="of:=SQRT(ABS([.$D$2]^2-[.B1004]^2))" office:value-type="float" office:value="66.5665785135438">
            <text:p>66.5665785135438</text:p>
          </table:table-cell>
          <table:table-cell table:formula="of:=([.$C$10]-[.C1004])*[.$B$4]" office:value-type="float" office:value="42120.8105341131">
            <text:p>42120.8105341131</text:p>
          </table:table-cell>
          <table:table-cell table:formula="of:=ROUND([.D1004])" office:value-type="float" office:value="42121">
            <text:p>42121</text:p>
          </table:table-cell>
          <table:table-cell table:formula="of:=([.$C$8]-([.E1004]*[.$C$4]))" office:value-type="float" office:value="66.56645625">
            <text:p>66.56645625</text:p>
          </table:table-cell>
          <table:table-cell table:formula="of:=SQRT(ABS([.$D$2]^2-[.F1004]^2))" office:value-type="float" office:value="74.6251090606696">
            <text:p>74.6251090606696</text:p>
          </table:table-cell>
          <table:table-cell table:formula="of:=ABS([.B1004]-[.G1004])" office:value-type="float" office:value="0.000109060668236793">
            <text:p>0.000109060668236793</text:p>
          </table:table-cell>
          <table:table-cell/>
        </table:table-row>
        <table:table-row table:style-name="ro2">
          <table:table-cell table:formula="of:=[.A1004]+[.A$4]" office:value-type="float" office:value="298.800000000006">
            <text:p>298.800000000006</text:p>
          </table:table-cell>
          <table:table-cell table:formula="of:=[.A1005]/([.$D$4]*2)" office:value-type="float" office:value="74.7000000000014">
            <text:p>74.7000000000014</text:p>
          </table:table-cell>
          <table:table-cell table:formula="of:=SQRT(ABS([.$D$2]^2-[.B1005]^2))" office:value-type="float" office:value="66.4824036869892">
            <text:p>66.4824036869892</text:p>
          </table:table-cell>
          <table:table-cell table:formula="of:=([.$C$10]-[.C1005])*[.$B$4]" office:value-type="float" office:value="42226.8575596937">
            <text:p>42226.8575596937</text:p>
          </table:table-cell>
          <table:table-cell table:formula="of:=ROUND([.D1005])" office:value-type="float" office:value="42227">
            <text:p>42227</text:p>
          </table:table-cell>
          <table:table-cell table:formula="of:=([.$C$8]-([.E1005]*[.$C$4]))" office:value-type="float" office:value="66.48231875">
            <text:p>66.48231875</text:p>
          </table:table-cell>
          <table:table-cell table:formula="of:=SQRT(ABS([.$D$2]^2-[.F1005]^2))" office:value-type="float" office:value="74.7000755931572">
            <text:p>74.7000755931572</text:p>
          </table:table-cell>
          <table:table-cell table:formula="of:=ABS([.B1005]-[.G1005])" office:value-type="float" office:value="0.0000755931557847589">
            <text:p>0.0000755931557847589</text:p>
          </table:table-cell>
          <table:table-cell/>
        </table:table-row>
        <table:table-row table:style-name="ro2">
          <table:table-cell table:formula="of:=[.A1005]+[.A$4]" office:value-type="float" office:value="299.100000000006">
            <text:p>299.100000000006</text:p>
          </table:table-cell>
          <table:table-cell table:formula="of:=[.A1006]/([.$D$4]*2)" office:value-type="float" office:value="74.7750000000014">
            <text:p>74.7750000000014</text:p>
          </table:table-cell>
          <table:table-cell table:formula="of:=SQRT(ABS([.$D$2]^2-[.B1006]^2))" office:value-type="float" office:value="66.3980374333443">
            <text:p>66.3980374333443</text:p>
          </table:table-cell>
          <table:table-cell table:formula="of:=([.$C$10]-[.C1006])*[.$B$4]" office:value-type="float" office:value="42333.145753262">
            <text:p>42333.145753262</text:p>
          </table:table-cell>
          <table:table-cell table:formula="of:=ROUND([.D1006])" office:value-type="float" office:value="42333">
            <text:p>42333</text:p>
          </table:table-cell>
          <table:table-cell table:formula="of:=([.$C$8]-([.E1006]*[.$C$4]))" office:value-type="float" office:value="66.39818125">
            <text:p>66.39818125</text:p>
          </table:table-cell>
          <table:table-cell table:formula="of:=SQRT(ABS([.$D$2]^2-[.F1006]^2))" office:value-type="float" office:value="74.7748722947231">
            <text:p>74.7748722947231</text:p>
          </table:table-cell>
          <table:table-cell table:formula="of:=ABS([.B1006]-[.G1006])" office:value-type="float" office:value="0.000127705278288204">
            <text:p>0.000127705278288204</text:p>
          </table:table-cell>
          <table:table-cell/>
        </table:table-row>
        <table:table-row table:style-name="ro2">
          <table:table-cell table:formula="of:=[.A1006]+[.A$4]" office:value-type="float" office:value="299.400000000006">
            <text:p>299.400000000006</text:p>
          </table:table-cell>
          <table:table-cell table:formula="of:=[.A1007]/([.$D$4]*2)" office:value-type="float" office:value="74.8500000000014">
            <text:p>74.8500000000014</text:p>
          </table:table-cell>
          <table:table-cell table:formula="of:=SQRT(ABS([.$D$2]^2-[.B1007]^2))" office:value-type="float" office:value="66.3134790219891">
            <text:p>66.3134790219891</text:p>
          </table:table-cell>
          <table:table-cell table:formula="of:=([.$C$10]-[.C1007])*[.$B$4]" office:value-type="float" office:value="42439.6760352843">
            <text:p>42439.6760352843</text:p>
          </table:table-cell>
          <table:table-cell table:formula="of:=ROUND([.D1007])" office:value-type="float" office:value="42440">
            <text:p>42440</text:p>
          </table:table-cell>
          <table:table-cell table:formula="of:=([.$C$8]-([.E1007]*[.$C$4]))" office:value-type="float" office:value="66.31325">
            <text:p>66.31325</text:p>
          </table:table-cell>
          <table:table-cell table:formula="of:=SQRT(ABS([.$D$2]^2-[.F1007]^2))" office:value-type="float" office:value="74.8502029017791">
            <text:p>74.8502029017791</text:p>
          </table:table-cell>
          <table:table-cell table:formula="of:=ABS([.B1007]-[.G1007])" office:value-type="float" office:value="0.000202901777683451">
            <text:p>0.000202901777683451</text:p>
          </table:table-cell>
          <table:table-cell/>
        </table:table-row>
        <table:table-row table:style-name="ro2">
          <table:table-cell table:formula="of:=[.A1007]+[.A$4]" office:value-type="float" office:value="299.700000000006">
            <text:p>299.700000000006</text:p>
          </table:table-cell>
          <table:table-cell table:formula="of:=[.A1008]/([.$D$4]*2)" office:value-type="float" office:value="74.9250000000014">
            <text:p>74.9250000000014</text:p>
          </table:table-cell>
          <table:table-cell table:formula="of:=SQRT(ABS([.$D$2]^2-[.B1008]^2))" office:value-type="float" office:value="66.2287277169039">
            <text:p>66.2287277169039</text:p>
          </table:table-cell>
          <table:table-cell table:formula="of:=([.$C$10]-[.C1008])*[.$B$4]" office:value-type="float" office:value="42546.4493330295">
            <text:p>42546.4493330295</text:p>
          </table:table-cell>
          <table:table-cell table:formula="of:=ROUND([.D1008])" office:value-type="float" office:value="42546">
            <text:p>42546</text:p>
          </table:table-cell>
          <table:table-cell table:formula="of:=([.$C$8]-([.E1008]*[.$C$4]))" office:value-type="float" office:value="66.2291125">
            <text:p>66.2291125</text:p>
          </table:table-cell>
          <table:table-cell table:formula="of:=SQRT(ABS([.$D$2]^2-[.F1008]^2))" office:value-type="float" office:value="74.9246598755199">
            <text:p>74.9246598755199</text:p>
          </table:table-cell>
          <table:table-cell table:formula="of:=ABS([.B1008]-[.G1008])" office:value-type="float" office:value="0.000340124481496673">
            <text:p>0.000340124481496673</text:p>
          </table:table-cell>
          <table:table-cell/>
        </table:table-row>
        <table:table-row table:style-name="ro2">
          <table:table-cell table:formula="of:=[.A1008]+[.A$4]" office:value-type="float" office:value="300.000000000006">
            <text:p>300.000000000006</text:p>
          </table:table-cell>
          <table:table-cell table:formula="of:=[.A1009]/([.$D$4]*2)" office:value-type="float" office:value="75.0000000000014">
            <text:p>75.0000000000014</text:p>
          </table:table-cell>
          <table:table-cell table:formula="of:=SQRT(ABS([.$D$2]^2-[.B1009]^2))" office:value-type="float" office:value="66.1437827766132">
            <text:p>66.1437827766132</text:p>
          </table:table-cell>
          <table:table-cell table:formula="of:=([.$C$10]-[.C1009])*[.$B$4]" office:value-type="float" office:value="42653.4665806399">
            <text:p>42653.4665806399</text:p>
          </table:table-cell>
          <table:table-cell table:formula="of:=ROUND([.D1009])" office:value-type="float" office:value="42653">
            <text:p>42653</text:p>
          </table:table-cell>
          <table:table-cell table:formula="of:=([.$C$8]-([.E1009]*[.$C$4]))" office:value-type="float" office:value="66.14418125">
            <text:p>66.14418125</text:p>
          </table:table-cell>
          <table:table-cell table:formula="of:=SQRT(ABS([.$D$2]^2-[.F1009]^2))" office:value-type="float" office:value="74.9996485776243">
            <text:p>74.9996485776243</text:p>
          </table:table-cell>
          <table:table-cell table:formula="of:=ABS([.B1009]-[.G1009])" office:value-type="float" office:value="0.000351422377065091">
            <text:p>0.000351422377065091</text:p>
          </table:table-cell>
          <table:table-cell/>
        </table:table-row>
        <table:table-row table:style-name="ro2">
          <table:table-cell table:formula="of:=[.A1009]+[.A$4]" office:value-type="float" office:value="300.300000000006">
            <text:p>300.300000000006</text:p>
          </table:table-cell>
          <table:table-cell table:formula="of:=[.A1010]/([.$D$4]*2)" office:value-type="float" office:value="75.0750000000014">
            <text:p>75.0750000000014</text:p>
          </table:table-cell>
          <table:table-cell table:formula="of:=SQRT(ABS([.$D$2]^2-[.B1010]^2))" office:value-type="float" office:value="66.0586434541294">
            <text:p>66.0586434541294</text:p>
          </table:table-cell>
          <table:table-cell table:formula="of:=([.$C$10]-[.C1010])*[.$B$4]" office:value-type="float" office:value="42760.7287192021">
            <text:p>42760.7287192021</text:p>
          </table:table-cell>
          <table:table-cell table:formula="of:=ROUND([.D1010])" office:value-type="float" office:value="42761">
            <text:p>42761</text:p>
          </table:table-cell>
          <table:table-cell table:formula="of:=([.$C$8]-([.E1010]*[.$C$4]))" office:value-type="float" office:value="66.05845625">
            <text:p>66.05845625</text:p>
          </table:table-cell>
          <table:table-cell table:formula="of:=SQRT(ABS([.$D$2]^2-[.F1010]^2))" office:value-type="float" office:value="75.0751647208771">
            <text:p>75.0751647208771</text:p>
          </table:table-cell>
          <table:table-cell table:formula="of:=ABS([.B1010]-[.G1010])" office:value-type="float" office:value="0.000164720875730495">
            <text:p>0.000164720875730495</text:p>
          </table:table-cell>
          <table:table-cell/>
        </table:table-row>
        <table:table-row table:style-name="ro2">
          <table:table-cell table:formula="of:=[.A1010]+[.A$4]" office:value-type="float" office:value="300.600000000006">
            <text:p>300.600000000006</text:p>
          </table:table-cell>
          <table:table-cell table:formula="of:=[.A1011]/([.$D$4]*2)" office:value-type="float" office:value="75.1500000000014">
            <text:p>75.1500000000014</text:p>
          </table:table-cell>
          <table:table-cell table:formula="of:=SQRT(ABS([.$D$2]^2-[.B1011]^2))" office:value-type="float" office:value="65.973308996895">
            <text:p>65.973308996895</text:p>
          </table:table-cell>
          <table:table-cell table:formula="of:=([.$C$10]-[.C1011])*[.$B$4]" office:value-type="float" office:value="42868.2366968202">
            <text:p>42868.2366968202</text:p>
          </table:table-cell>
          <table:table-cell table:formula="of:=ROUND([.D1011])" office:value-type="float" office:value="42868">
            <text:p>42868</text:p>
          </table:table-cell>
          <table:table-cell table:formula="of:=([.$C$8]-([.E1011]*[.$C$4]))" office:value-type="float" office:value="65.973525">
            <text:p>65.973525</text:p>
          </table:table-cell>
          <table:table-cell table:formula="of:=SQRT(ABS([.$D$2]^2-[.F1011]^2))" office:value-type="float" office:value="75.1498103728438">
            <text:p>75.1498103728438</text:p>
          </table:table-cell>
          <table:table-cell table:formula="of:=ABS([.B1011]-[.G1011])" office:value-type="float" office:value="0.000189627157652694">
            <text:p>0.000189627157652694</text:p>
          </table:table-cell>
          <table:table-cell/>
        </table:table-row>
        <table:table-row table:style-name="ro2">
          <table:table-cell table:formula="of:=[.A1011]+[.A$4]" office:value-type="float" office:value="300.900000000006">
            <text:p>300.900000000006</text:p>
          </table:table-cell>
          <table:table-cell table:formula="of:=[.A1012]/([.$D$4]*2)" office:value-type="float" office:value="75.2250000000014">
            <text:p>75.2250000000014</text:p>
          </table:table-cell>
          <table:table-cell table:formula="of:=SQRT(ABS([.$D$2]^2-[.B1012]^2))" office:value-type="float" office:value="65.8877786467247">
            <text:p>65.8877786467247</text:p>
          </table:table-cell>
          <table:table-cell table:formula="of:=([.$C$10]-[.C1012])*[.$B$4]" office:value-type="float" office:value="42975.9914686884">
            <text:p>42975.9914686884</text:p>
          </table:table-cell>
          <table:table-cell table:formula="of:=ROUND([.D1012])" office:value-type="float" office:value="42976">
            <text:p>42976</text:p>
          </table:table-cell>
          <table:table-cell table:formula="of:=([.$C$8]-([.E1012]*[.$C$4]))" office:value-type="float" office:value="65.8878">
            <text:p>65.8878</text:p>
          </table:table-cell>
          <table:table-cell table:formula="of:=SQRT(ABS([.$D$2]^2-[.F1012]^2))" office:value-type="float" office:value="75.2249812971728">
            <text:p>75.2249812971728</text:p>
          </table:table-cell>
          <table:table-cell table:formula="of:=ABS([.B1012]-[.G1012])" office:value-type="float" office:value="0.0000187028285978386">
            <text:p>0.0000187028285978386</text:p>
          </table:table-cell>
          <table:table-cell/>
        </table:table-row>
        <table:table-row table:style-name="ro2">
          <table:table-cell table:formula="of:=[.A1012]+[.A$4]" office:value-type="float" office:value="301.200000000006">
            <text:p>301.200000000006</text:p>
          </table:table-cell>
          <table:table-cell table:formula="of:=[.A1013]/([.$D$4]*2)" office:value-type="float" office:value="75.3000000000014">
            <text:p>75.3000000000014</text:p>
          </table:table-cell>
          <table:table-cell table:formula="of:=SQRT(ABS([.$D$2]^2-[.B1013]^2))" office:value-type="float" office:value="65.8020516397459">
            <text:p>65.8020516397459</text:p>
          </table:table-cell>
          <table:table-cell table:formula="of:=([.$C$10]-[.C1013])*[.$B$4]" office:value-type="float" office:value="43083.9939971655">
            <text:p>43083.9939971655</text:p>
          </table:table-cell>
          <table:table-cell table:formula="of:=ROUND([.D1013])" office:value-type="float" office:value="43084">
            <text:p>43084</text:p>
          </table:table-cell>
          <table:table-cell table:formula="of:=([.$C$8]-([.E1013]*[.$C$4]))" office:value-type="float" office:value="65.802075">
            <text:p>65.802075</text:p>
          </table:table-cell>
          <table:table-cell table:formula="of:=SQRT(ABS([.$D$2]^2-[.F1013]^2))" office:value-type="float" office:value="75.2999795862813">
            <text:p>75.2999795862813</text:p>
          </table:table-cell>
          <table:table-cell table:formula="of:=ABS([.B1013]-[.G1013])" office:value-type="float" office:value="0.0000204137201507137">
            <text:p>0.0000204137201507137</text:p>
          </table:table-cell>
          <table:table-cell/>
        </table:table-row>
        <table:table-row table:style-name="ro2">
          <table:table-cell table:formula="of:=[.A1013]+[.A$4]" office:value-type="float" office:value="301.500000000006">
            <text:p>301.500000000006</text:p>
          </table:table-cell>
          <table:table-cell table:formula="of:=[.A1014]/([.$D$4]*2)" office:value-type="float" office:value="75.3750000000014">
            <text:p>75.3750000000014</text:p>
          </table:table-cell>
          <table:table-cell table:formula="of:=SQRT(ABS([.$D$2]^2-[.B1014]^2))" office:value-type="float" office:value="65.7161272063394">
            <text:p>65.7161272063394</text:p>
          </table:table-cell>
          <table:table-cell table:formula="of:=([.$C$10]-[.C1014])*[.$B$4]" office:value-type="float" office:value="43192.2452518509">
            <text:p>43192.2452518509</text:p>
          </table:table-cell>
          <table:table-cell table:formula="of:=ROUND([.D1014])" office:value-type="float" office:value="43192">
            <text:p>43192</text:p>
          </table:table-cell>
          <table:table-cell table:formula="of:=([.$C$8]-([.E1014]*[.$C$4]))" office:value-type="float" office:value="65.71635">
            <text:p>65.71635</text:p>
          </table:table-cell>
          <table:table-cell table:formula="of:=SQRT(ABS([.$D$2]^2-[.F1014]^2))" office:value-type="float" office:value="75.3748057554877">
            <text:p>75.3748057554877</text:p>
          </table:table-cell>
          <table:table-cell table:formula="of:=ABS([.B1014]-[.G1014])" office:value-type="float" office:value="0.000194244513735953">
            <text:p>0.000194244513735953</text:p>
          </table:table-cell>
          <table:table-cell/>
        </table:table-row>
        <table:table-row table:style-name="ro2">
          <table:table-cell table:formula="of:=[.A1014]+[.A$4]" office:value-type="float" office:value="301.800000000006">
            <text:p>301.800000000006</text:p>
          </table:table-cell>
          <table:table-cell table:formula="of:=[.A1015]/([.$D$4]*2)" office:value-type="float" office:value="75.4500000000014">
            <text:p>75.4500000000014</text:p>
          </table:table-cell>
          <table:table-cell table:formula="of:=SQRT(ABS([.$D$2]^2-[.B1015]^2))" office:value-type="float" office:value="65.6300045710785">
            <text:p>65.6300045710785</text:p>
          </table:table-cell>
          <table:table-cell table:formula="of:=([.$C$10]-[.C1015])*[.$B$4]" office:value-type="float" office:value="43300.7462096599">
            <text:p>43300.7462096599</text:p>
          </table:table-cell>
          <table:table-cell table:formula="of:=ROUND([.D1015])" office:value-type="float" office:value="43301">
            <text:p>43301</text:p>
          </table:table-cell>
          <table:table-cell table:formula="of:=([.$C$8]-([.E1015]*[.$C$4]))" office:value-type="float" office:value="65.62983125">
            <text:p>65.62983125</text:p>
          </table:table-cell>
          <table:table-cell table:formula="of:=SQRT(ABS([.$D$2]^2-[.F1015]^2))" office:value-type="float" office:value="75.4501507625831">
            <text:p>75.4501507625831</text:p>
          </table:table-cell>
          <table:table-cell table:formula="of:=ABS([.B1015]-[.G1015])" office:value-type="float" office:value="0.000150762581711206">
            <text:p>0.000150762581711206</text:p>
          </table:table-cell>
          <table:table-cell/>
        </table:table-row>
        <table:table-row table:style-name="ro2">
          <table:table-cell table:formula="of:=[.A1015]+[.A$4]" office:value-type="float" office:value="302.100000000006">
            <text:p>302.100000000006</text:p>
          </table:table-cell>
          <table:table-cell table:formula="of:=[.A1016]/([.$D$4]*2)" office:value-type="float" office:value="75.5250000000014">
            <text:p>75.5250000000014</text:p>
          </table:table-cell>
          <table:table-cell table:formula="of:=SQRT(ABS([.$D$2]^2-[.B1016]^2))" office:value-type="float" office:value="65.5436829526674">
            <text:p>65.5436829526674</text:p>
          </table:table-cell>
          <table:table-cell table:formula="of:=([.$C$10]-[.C1016])*[.$B$4]" office:value-type="float" office:value="43409.4978549022">
            <text:p>43409.4978549022</text:p>
          </table:table-cell>
          <table:table-cell table:formula="of:=ROUND([.D1016])" office:value-type="float" office:value="43409">
            <text:p>43409</text:p>
          </table:table-cell>
          <table:table-cell table:formula="of:=([.$C$8]-([.E1016]*[.$C$4]))" office:value-type="float" office:value="65.54410625">
            <text:p>65.54410625</text:p>
          </table:table-cell>
          <table:table-cell table:formula="of:=SQRT(ABS([.$D$2]^2-[.F1016]^2))" office:value-type="float" office:value="75.5246326431894">
            <text:p>75.5246326431894</text:p>
          </table:table-cell>
          <table:table-cell table:formula="of:=ABS([.B1016]-[.G1016])" office:value-type="float" office:value="0.000367356812020603">
            <text:p>0.000367356812020603</text:p>
          </table:table-cell>
          <table:table-cell/>
        </table:table-row>
        <table:table-row table:style-name="ro2">
          <table:table-cell table:formula="of:=[.A1016]+[.A$4]" office:value-type="float" office:value="302.400000000006">
            <text:p>302.400000000006</text:p>
          </table:table-cell>
          <table:table-cell table:formula="of:=[.A1017]/([.$D$4]*2)" office:value-type="float" office:value="75.6000000000014">
            <text:p>75.6000000000014</text:p>
          </table:table-cell>
          <table:table-cell table:formula="of:=SQRT(ABS([.$D$2]^2-[.B1017]^2))" office:value-type="float" office:value="65.4571615638792">
            <text:p>65.4571615638792</text:p>
          </table:table-cell>
          <table:table-cell table:formula="of:=([.$C$10]-[.C1017])*[.$B$4]" office:value-type="float" office:value="43518.5011793598">
            <text:p>43518.5011793598</text:p>
          </table:table-cell>
          <table:table-cell table:formula="of:=ROUND([.D1017])" office:value-type="float" office:value="43519">
            <text:p>43519</text:p>
          </table:table-cell>
          <table:table-cell table:formula="of:=([.$C$8]-([.E1017]*[.$C$4]))" office:value-type="float" office:value="65.45679375">
            <text:p>65.45679375</text:p>
          </table:table-cell>
          <table:table-cell table:formula="of:=SQRT(ABS([.$D$2]^2-[.F1017]^2))" office:value-type="float" office:value="75.600318464739">
            <text:p>75.600318464739</text:p>
          </table:table-cell>
          <table:table-cell table:formula="of:=ABS([.B1017]-[.G1017])" office:value-type="float" office:value="0.000318464737588897">
            <text:p>0.000318464737588897</text:p>
          </table:table-cell>
          <table:table-cell/>
        </table:table-row>
        <table:table-row table:style-name="ro2">
          <table:table-cell table:formula="of:=[.A1017]+[.A$4]" office:value-type="float" office:value="302.700000000006">
            <text:p>302.700000000006</text:p>
          </table:table-cell>
          <table:table-cell table:formula="of:=[.A1018]/([.$D$4]*2)" office:value-type="float" office:value="75.6750000000014">
            <text:p>75.6750000000014</text:p>
          </table:table-cell>
          <table:table-cell table:formula="of:=SQRT(ABS([.$D$2]^2-[.B1018]^2))" office:value-type="float" office:value="65.3704396114925">
            <text:p>65.3704396114925</text:p>
          </table:table-cell>
          <table:table-cell table:formula="of:=([.$C$10]-[.C1018])*[.$B$4]" office:value-type="float" office:value="43627.7571823667">
            <text:p>43627.7571823667</text:p>
          </table:table-cell>
          <table:table-cell table:formula="of:=ROUND([.D1018])" office:value-type="float" office:value="43628">
            <text:p>43628</text:p>
          </table:table-cell>
          <table:table-cell table:formula="of:=([.$C$8]-([.E1018]*[.$C$4]))" office:value-type="float" office:value="65.370275">
            <text:p>65.370275</text:p>
          </table:table-cell>
          <table:table-cell table:formula="of:=SQRT(ABS([.$D$2]^2-[.F1018]^2))" office:value-type="float" office:value="75.6751421962614">
            <text:p>75.6751421962614</text:p>
          </table:table-cell>
          <table:table-cell table:formula="of:=ABS([.B1018]-[.G1018])" office:value-type="float" office:value="0.000142196259929506">
            <text:p>0.000142196259929506</text:p>
          </table:table-cell>
          <table:table-cell/>
        </table:table-row>
        <table:table-row table:style-name="ro2">
          <table:table-cell table:formula="of:=[.A1018]+[.A$4]" office:value-type="float" office:value="303.000000000006">
            <text:p>303.000000000006</text:p>
          </table:table-cell>
          <table:table-cell table:formula="of:=[.A1019]/([.$D$4]*2)" office:value-type="float" office:value="75.7500000000014">
            <text:p>75.7500000000014</text:p>
          </table:table-cell>
          <table:table-cell table:formula="of:=SQRT(ABS([.$D$2]^2-[.B1019]^2))" office:value-type="float" office:value="65.2835162962274">
            <text:p>65.2835162962274</text:p>
          </table:table-cell>
          <table:table-cell table:formula="of:=([.$C$10]-[.C1019])*[.$B$4]" office:value-type="float" office:value="43737.2668708897">
            <text:p>43737.2668708897</text:p>
          </table:table-cell>
          <table:table-cell table:formula="of:=ROUND([.D1019])" office:value-type="float" office:value="43737">
            <text:p>43737</text:p>
          </table:table-cell>
          <table:table-cell table:formula="of:=([.$C$8]-([.E1019]*[.$C$4]))" office:value-type="float" office:value="65.28375625">
            <text:p>65.28375625</text:p>
          </table:table-cell>
          <table:table-cell table:formula="of:=SQRT(ABS([.$D$2]^2-[.F1019]^2))" office:value-type="float" office:value="75.7497932003156">
            <text:p>75.7497932003156</text:p>
          </table:table-cell>
          <table:table-cell table:formula="of:=ABS([.B1019]-[.G1019])" office:value-type="float" office:value="0.000206799685798842">
            <text:p>0.000206799685798842</text:p>
          </table:table-cell>
          <table:table-cell/>
        </table:table-row>
        <table:table-row table:style-name="ro2">
          <table:table-cell table:formula="of:=[.A1019]+[.A$4]" office:value-type="float" office:value="303.300000000006">
            <text:p>303.300000000006</text:p>
          </table:table-cell>
          <table:table-cell table:formula="of:=[.A1020]/([.$D$4]*2)" office:value-type="float" office:value="75.8250000000014">
            <text:p>75.8250000000014</text:p>
          </table:table-cell>
          <table:table-cell table:formula="of:=SQRT(ABS([.$D$2]^2-[.B1020]^2))" office:value-type="float" office:value="65.1963908126806">
            <text:p>65.1963908126806</text:p>
          </table:table-cell>
          <table:table-cell table:formula="of:=([.$C$10]-[.C1020])*[.$B$4]" office:value-type="float" office:value="43847.03125961">
            <text:p>43847.03125961</text:p>
          </table:table-cell>
          <table:table-cell table:formula="of:=ROUND([.D1020])" office:value-type="float" office:value="43847">
            <text:p>43847</text:p>
          </table:table-cell>
          <table:table-cell table:formula="of:=([.$C$8]-([.E1020]*[.$C$4]))" office:value-type="float" office:value="65.19644375">
            <text:p>65.19644375</text:p>
          </table:table-cell>
          <table:table-cell table:formula="of:=SQRT(ABS([.$D$2]^2-[.F1020]^2))" office:value-type="float" office:value="75.8249544830268">
            <text:p>75.8249544830268</text:p>
          </table:table-cell>
          <table:table-cell table:formula="of:=ABS([.B1020]-[.G1020])" office:value-type="float" office:value="0.000045516974637394">
            <text:p>0.000045516974637394</text:p>
          </table:table-cell>
          <table:table-cell/>
        </table:table-row>
        <table:table-row table:style-name="ro2">
          <table:table-cell table:formula="of:=[.A1020]+[.A$4]" office:value-type="float" office:value="303.600000000006">
            <text:p>303.600000000006</text:p>
          </table:table-cell>
          <table:table-cell table:formula="of:=[.A1021]/([.$D$4]*2)" office:value-type="float" office:value="75.9000000000014">
            <text:p>75.9000000000014</text:p>
          </table:table-cell>
          <table:table-cell table:formula="of:=SQRT(ABS([.$D$2]^2-[.B1021]^2))" office:value-type="float" office:value="65.1090623492597">
            <text:p>65.1090623492597</text:p>
          </table:table-cell>
          <table:table-cell table:formula="of:=([.$C$10]-[.C1021])*[.$B$4]" office:value-type="float" office:value="43957.0513710065">
            <text:p>43957.0513710065</text:p>
          </table:table-cell>
          <table:table-cell table:formula="of:=ROUND([.D1021])" office:value-type="float" office:value="43957">
            <text:p>43957</text:p>
          </table:table-cell>
          <table:table-cell table:formula="of:=([.$C$8]-([.E1021]*[.$C$4]))" office:value-type="float" office:value="65.10913125">
            <text:p>65.10913125</text:p>
          </table:table-cell>
          <table:table-cell table:formula="of:=SQRT(ABS([.$D$2]^2-[.F1021]^2))" office:value-type="float" office:value="75.8999408950381">
            <text:p>75.8999408950381</text:p>
          </table:table-cell>
          <table:table-cell table:formula="of:=ABS([.B1021]-[.G1021])" office:value-type="float" office:value="0.0000591049633698049">
            <text:p>0.0000591049633698049</text:p>
          </table:table-cell>
          <table:table-cell/>
        </table:table-row>
        <table:table-row table:style-name="ro2">
          <table:table-cell table:formula="of:=[.A1021]+[.A$4]" office:value-type="float" office:value="303.900000000006">
            <text:p>303.900000000006</text:p>
          </table:table-cell>
          <table:table-cell table:formula="of:=[.A1022]/([.$D$4]*2)" office:value-type="float" office:value="75.9750000000014">
            <text:p>75.9750000000014</text:p>
          </table:table-cell>
          <table:table-cell table:formula="of:=SQRT(ABS([.$D$2]^2-[.B1022]^2))" office:value-type="float" office:value="65.0215300881161">
            <text:p>65.0215300881161</text:p>
          </table:table-cell>
          <table:table-cell table:formula="of:=([.$C$10]-[.C1022])*[.$B$4]" office:value-type="float" office:value="44067.3282354394">
            <text:p>44067.3282354394</text:p>
          </table:table-cell>
          <table:table-cell table:formula="of:=ROUND([.D1022])" office:value-type="float" office:value="44067">
            <text:p>44067</text:p>
          </table:table-cell>
          <table:table-cell table:formula="of:=([.$C$8]-([.E1022]*[.$C$4]))" office:value-type="float" office:value="65.02181875">
            <text:p>65.02181875</text:p>
          </table:table-cell>
          <table:table-cell table:formula="of:=SQRT(ABS([.$D$2]^2-[.F1022]^2))" office:value-type="float" office:value="75.974752954137">
            <text:p>75.974752954137</text:p>
          </table:table-cell>
          <table:table-cell table:formula="of:=ABS([.B1022]-[.G1022])" office:value-type="float" office:value="0.00024704586444102">
            <text:p>0.00024704586444102</text:p>
          </table:table-cell>
          <table:table-cell/>
        </table:table-row>
        <table:table-row table:style-name="ro2">
          <table:table-cell table:formula="of:=[.A1022]+[.A$4]" office:value-type="float" office:value="304.200000000006">
            <text:p>304.200000000006</text:p>
          </table:table-cell>
          <table:table-cell table:formula="of:=[.A1023]/([.$D$4]*2)" office:value-type="float" office:value="76.0500000000014">
            <text:p>76.0500000000014</text:p>
          </table:table-cell>
          <table:table-cell table:formula="of:=SQRT(ABS([.$D$2]^2-[.B1023]^2))" office:value-type="float" office:value="64.9337932050776">
            <text:p>64.9337932050776</text:p>
          </table:table-cell>
          <table:table-cell table:formula="of:=([.$C$10]-[.C1023])*[.$B$4]" office:value-type="float" office:value="44177.8628912359">
            <text:p>44177.8628912359</text:p>
          </table:table-cell>
          <table:table-cell table:formula="of:=ROUND([.D1023])" office:value-type="float" office:value="44178">
            <text:p>44178</text:p>
          </table:table-cell>
          <table:table-cell table:formula="of:=([.$C$8]-([.E1023]*[.$C$4]))" office:value-type="float" office:value="64.9337125">
            <text:p>64.9337125</text:p>
          </table:table-cell>
          <table:table-cell table:formula="of:=SQRT(ABS([.$D$2]^2-[.F1023]^2))" office:value-type="float" office:value="76.0500689083668">
            <text:p>76.0500689083668</text:p>
          </table:table-cell>
          <table:table-cell table:formula="of:=ABS([.B1023]-[.G1023])" office:value-type="float" office:value="0.0000689083653924172">
            <text:p>0.0000689083653924172</text:p>
          </table:table-cell>
          <table:table-cell/>
        </table:table-row>
        <table:table-row table:style-name="ro2">
          <table:table-cell table:formula="of:=[.A1023]+[.A$4]" office:value-type="float" office:value="304.500000000006">
            <text:p>304.500000000006</text:p>
          </table:table-cell>
          <table:table-cell table:formula="of:=[.A1024]/([.$D$4]*2)" office:value-type="float" office:value="76.1250000000014">
            <text:p>76.1250000000014</text:p>
          </table:table-cell>
          <table:table-cell table:formula="of:=SQRT(ABS([.$D$2]^2-[.B1024]^2))" office:value-type="float" office:value="64.8458508695798">
            <text:p>64.8458508695798</text:p>
          </table:table-cell>
          <table:table-cell table:formula="of:=([.$C$10]-[.C1024])*[.$B$4]" office:value-type="float" office:value="44288.6563847764">
            <text:p>44288.6563847764</text:p>
          </table:table-cell>
          <table:table-cell table:formula="of:=ROUND([.D1024])" office:value-type="float" office:value="44289">
            <text:p>44289</text:p>
          </table:table-cell>
          <table:table-cell table:formula="of:=([.$C$8]-([.E1024]*[.$C$4]))" office:value-type="float" office:value="64.84560625">
            <text:p>64.84560625</text:p>
          </table:table-cell>
          <table:table-cell table:formula="of:=SQRT(ABS([.$D$2]^2-[.F1024]^2))" office:value-type="float" office:value="76.1252083745586">
            <text:p>76.1252083745586</text:p>
          </table:table-cell>
          <table:table-cell table:formula="of:=ABS([.B1024]-[.G1024])" office:value-type="float" office:value="0.000208374557118418">
            <text:p>0.000208374557118418</text:p>
          </table:table-cell>
          <table:table-cell/>
        </table:table-row>
        <table:table-row table:style-name="ro2">
          <table:table-cell table:formula="of:=[.A1024]+[.A$4]" office:value-type="float" office:value="304.800000000006">
            <text:p>304.800000000006</text:p>
          </table:table-cell>
          <table:table-cell table:formula="of:=[.A1025]/([.$D$4]*2)" office:value-type="float" office:value="76.2000000000015">
            <text:p>76.2000000000015</text:p>
          </table:table-cell>
          <table:table-cell table:formula="of:=SQRT(ABS([.$D$2]^2-[.B1025]^2))" office:value-type="float" office:value="64.7577022445962">
            <text:p>64.7577022445962</text:p>
          </table:table-cell>
          <table:table-cell table:formula="of:=([.$C$10]-[.C1025])*[.$B$4]" office:value-type="float" office:value="44399.7097705825">
            <text:p>44399.7097705825</text:p>
          </table:table-cell>
          <table:table-cell table:formula="of:=ROUND([.D1025])" office:value-type="float" office:value="44400">
            <text:p>44400</text:p>
          </table:table-cell>
          <table:table-cell table:formula="of:=([.$C$8]-([.E1025]*[.$C$4]))" office:value-type="float" office:value="64.7575">
            <text:p>64.7575</text:p>
          </table:table-cell>
          <table:table-cell table:formula="of:=SQRT(ABS([.$D$2]^2-[.F1025]^2))" office:value-type="float" office:value="76.2001718748062">
            <text:p>76.2001718748062</text:p>
          </table:table-cell>
          <table:table-cell table:formula="of:=ABS([.B1025]-[.G1025])" office:value-type="float" office:value="0.000171874804706818">
            <text:p>0.000171874804706818</text:p>
          </table:table-cell>
          <table:table-cell/>
        </table:table-row>
        <table:table-row table:style-name="ro2">
          <table:table-cell table:formula="of:=[.A1025]+[.A$4]" office:value-type="float" office:value="305.100000000006">
            <text:p>305.100000000006</text:p>
          </table:table-cell>
          <table:table-cell table:formula="of:=[.A1026]/([.$D$4]*2)" office:value-type="float" office:value="76.2750000000015">
            <text:p>76.2750000000015</text:p>
          </table:table-cell>
          <table:table-cell table:formula="of:=SQRT(ABS([.$D$2]^2-[.B1026]^2))" office:value-type="float" office:value="64.6693464865679">
            <text:p>64.6693464865679</text:p>
          </table:table-cell>
          <table:table-cell table:formula="of:=([.$C$10]-[.C1026])*[.$B$4]" office:value-type="float" office:value="44511.0241114055">
            <text:p>44511.0241114055</text:p>
          </table:table-cell>
          <table:table-cell table:formula="of:=ROUND([.D1026])" office:value-type="float" office:value="44511">
            <text:p>44511</text:p>
          </table:table-cell>
          <table:table-cell table:formula="of:=([.$C$8]-([.E1026]*[.$C$4]))" office:value-type="float" office:value="64.66939375">
            <text:p>64.66939375</text:p>
          </table:table-cell>
          <table:table-cell table:formula="of:=SQRT(ABS([.$D$2]^2-[.F1026]^2))" office:value-type="float" office:value="76.2749599279309">
            <text:p>76.2749599279309</text:p>
          </table:table-cell>
          <table:table-cell table:formula="of:=ABS([.B1026]-[.G1026])" office:value-type="float" office:value="0.0000400720705897584">
            <text:p>0.0000400720705897584</text:p>
          </table:table-cell>
          <table:table-cell/>
        </table:table-row>
        <table:table-row table:style-name="ro2">
          <table:table-cell table:formula="of:=[.A1026]+[.A$4]" office:value-type="float" office:value="305.400000000006">
            <text:p>305.400000000006</text:p>
          </table:table-cell>
          <table:table-cell table:formula="of:=[.A1027]/([.$D$4]*2)" office:value-type="float" office:value="76.3500000000015">
            <text:p>76.3500000000015</text:p>
          </table:table-cell>
          <table:table-cell table:formula="of:=SQRT(ABS([.$D$2]^2-[.B1027]^2))" office:value-type="float" office:value="64.580782745332">
            <text:p>64.580782745332</text:p>
          </table:table-cell>
          <table:table-cell table:formula="of:=([.$C$10]-[.C1027])*[.$B$4]" office:value-type="float" office:value="44622.6004783169">
            <text:p>44622.6004783169</text:p>
          </table:table-cell>
          <table:table-cell table:formula="of:=ROUND([.D1027])" office:value-type="float" office:value="44623">
            <text:p>44623</text:p>
          </table:table-cell>
          <table:table-cell table:formula="of:=([.$C$8]-([.E1027]*[.$C$4]))" office:value-type="float" office:value="64.58049375">
            <text:p>64.58049375</text:p>
          </table:table-cell>
          <table:table-cell table:formula="of:=SQRT(ABS([.$D$2]^2-[.F1027]^2))" office:value-type="float" office:value="76.3502444462767">
            <text:p>76.3502444462767</text:p>
          </table:table-cell>
          <table:table-cell table:formula="of:=ABS([.B1027]-[.G1027])" office:value-type="float" office:value="0.000244446275274868">
            <text:p>0.000244446275274868</text:p>
          </table:table-cell>
          <table:table-cell/>
        </table:table-row>
        <table:table-row table:style-name="ro2">
          <table:table-cell table:formula="of:=[.A1027]+[.A$4]" office:value-type="float" office:value="305.700000000006">
            <text:p>305.700000000006</text:p>
          </table:table-cell>
          <table:table-cell table:formula="of:=[.A1028]/([.$D$4]*2)" office:value-type="float" office:value="76.4250000000015">
            <text:p>76.4250000000015</text:p>
          </table:table-cell>
          <table:table-cell table:formula="of:=SQRT(ABS([.$D$2]^2-[.B1028]^2))" office:value-type="float" office:value="64.4920101640488">
            <text:p>64.4920101640488</text:p>
          </table:table-cell>
          <table:table-cell table:formula="of:=([.$C$10]-[.C1028])*[.$B$4]" office:value-type="float" office:value="44734.4399507997">
            <text:p>44734.4399507997</text:p>
          </table:table-cell>
          <table:table-cell table:formula="of:=ROUND([.D1028])" office:value-type="float" office:value="44734">
            <text:p>44734</text:p>
          </table:table-cell>
          <table:table-cell table:formula="of:=([.$C$8]-([.E1028]*[.$C$4]))" office:value-type="float" office:value="64.4923875">
            <text:p>64.4923875</text:p>
          </table:table-cell>
          <table:table-cell table:formula="of:=SQRT(ABS([.$D$2]^2-[.F1028]^2))" office:value-type="float" office:value="76.4246815796431">
            <text:p>76.4246815796431</text:p>
          </table:table-cell>
          <table:table-cell table:formula="of:=ABS([.B1028]-[.G1028])" office:value-type="float" office:value="0.000318420358340177">
            <text:p>0.000318420358340177</text:p>
          </table:table-cell>
          <table:table-cell/>
        </table:table-row>
        <table:table-row table:style-name="ro2">
          <table:table-cell table:formula="of:=[.A1028]+[.A$4]" office:value-type="float" office:value="306.000000000006">
            <text:p>306.000000000006</text:p>
          </table:table-cell>
          <table:table-cell table:formula="of:=[.A1029]/([.$D$4]*2)" office:value-type="float" office:value="76.5000000000015">
            <text:p>76.5000000000015</text:p>
          </table:table-cell>
          <table:table-cell table:formula="of:=SQRT(ABS([.$D$2]^2-[.B1029]^2))" office:value-type="float" office:value="64.4030278791283">
            <text:p>64.4030278791283</text:p>
          </table:table-cell>
          <table:table-cell table:formula="of:=([.$C$10]-[.C1029])*[.$B$4]" office:value-type="float" office:value="44846.5436168413">
            <text:p>44846.5436168413</text:p>
          </table:table-cell>
          <table:table-cell table:formula="of:=ROUND([.D1029])" office:value-type="float" office:value="44847">
            <text:p>44847</text:p>
          </table:table-cell>
          <table:table-cell table:formula="of:=([.$C$8]-([.E1029]*[.$C$4]))" office:value-type="float" office:value="64.40269375">
            <text:p>64.40269375</text:p>
          </table:table-cell>
          <table:table-cell table:formula="of:=SQRT(ABS([.$D$2]^2-[.F1029]^2))" office:value-type="float" office:value="76.5002812919254">
            <text:p>76.5002812919254</text:p>
          </table:table-cell>
          <table:table-cell table:formula="of:=ABS([.B1029]-[.G1029])" office:value-type="float" office:value="0.00028129192394033">
            <text:p>0.00028129192394033</text:p>
          </table:table-cell>
          <table:table-cell/>
        </table:table-row>
        <table:table-row table:style-name="ro2">
          <table:table-cell table:formula="of:=[.A1029]+[.A$4]" office:value-type="float" office:value="306.300000000006">
            <text:p>306.300000000006</text:p>
          </table:table-cell>
          <table:table-cell table:formula="of:=[.A1030]/([.$D$4]*2)" office:value-type="float" office:value="76.5750000000015">
            <text:p>76.5750000000015</text:p>
          </table:table-cell>
          <table:table-cell table:formula="of:=SQRT(ABS([.$D$2]^2-[.B1030]^2))" office:value-type="float" office:value="64.3138350201555">
            <text:p>64.3138350201555</text:p>
          </table:table-cell>
          <table:table-cell table:formula="of:=([.$C$10]-[.C1030])*[.$B$4]" office:value-type="float" office:value="44958.9125730275">
            <text:p>44958.9125730275</text:p>
          </table:table-cell>
          <table:table-cell table:formula="of:=ROUND([.D1030])" office:value-type="float" office:value="44959">
            <text:p>44959</text:p>
          </table:table-cell>
          <table:table-cell table:formula="of:=([.$C$8]-([.E1030]*[.$C$4]))" office:value-type="float" office:value="64.31379375">
            <text:p>64.31379375</text:p>
          </table:table-cell>
          <table:table-cell table:formula="of:=SQRT(ABS([.$D$2]^2-[.F1030]^2))" office:value-type="float" office:value="76.5750346619736">
            <text:p>76.5750346619736</text:p>
          </table:table-cell>
          <table:table-cell table:formula="of:=ABS([.B1030]-[.G1030])" office:value-type="float" office:value="0.0000346619721511843">
            <text:p>0.0000346619721511843</text:p>
          </table:table-cell>
          <table:table-cell/>
        </table:table-row>
        <table:table-row table:style-name="ro2">
          <table:table-cell table:formula="of:=[.A1030]+[.A$4]" office:value-type="float" office:value="306.600000000006">
            <text:p>306.600000000006</text:p>
          </table:table-cell>
          <table:table-cell table:formula="of:=[.A1031]/([.$D$4]*2)" office:value-type="float" office:value="76.6500000000015">
            <text:p>76.6500000000015</text:p>
          </table:table-cell>
          <table:table-cell table:formula="of:=SQRT(ABS([.$D$2]^2-[.B1031]^2))" office:value-type="float" office:value="64.2244307098146">
            <text:p>64.2244307098146</text:p>
          </table:table-cell>
          <table:table-cell table:formula="of:=([.$C$10]-[.C1031])*[.$B$4]" office:value-type="float" office:value="45071.5479246381">
            <text:p>45071.5479246381</text:p>
          </table:table-cell>
          <table:table-cell table:formula="of:=ROUND([.D1031])" office:value-type="float" office:value="45072">
            <text:p>45072</text:p>
          </table:table-cell>
          <table:table-cell table:formula="of:=([.$C$8]-([.E1031]*[.$C$4]))" office:value-type="float" office:value="64.2241">
            <text:p>64.2241</text:p>
          </table:table-cell>
          <table:table-cell table:formula="of:=SQRT(ABS([.$D$2]^2-[.F1031]^2))" office:value-type="float" office:value="76.6502770979336">
            <text:p>76.6502770979336</text:p>
          </table:table-cell>
          <table:table-cell table:formula="of:=ABS([.B1031]-[.G1031])" office:value-type="float" office:value="0.000277097932112724">
            <text:p>0.000277097932112724</text:p>
          </table:table-cell>
          <table:table-cell/>
        </table:table-row>
        <table:table-row table:style-name="ro2">
          <table:table-cell table:formula="of:=[.A1031]+[.A$4]" office:value-type="float" office:value="306.900000000006">
            <text:p>306.900000000006</text:p>
          </table:table-cell>
          <table:table-cell table:formula="of:=[.A1032]/([.$D$4]*2)" office:value-type="float" office:value="76.7250000000015">
            <text:p>76.7250000000015</text:p>
          </table:table-cell>
          <table:table-cell table:formula="of:=SQRT(ABS([.$D$2]^2-[.B1032]^2))" office:value-type="float" office:value="64.1348140638123">
            <text:p>64.1348140638123</text:p>
          </table:table-cell>
          <table:table-cell table:formula="of:=([.$C$10]-[.C1032])*[.$B$4]" office:value-type="float" office:value="45184.4507857433">
            <text:p>45184.4507857433</text:p>
          </table:table-cell>
          <table:table-cell table:formula="of:=ROUND([.D1032])" office:value-type="float" office:value="45184">
            <text:p>45184</text:p>
          </table:table-cell>
          <table:table-cell table:formula="of:=([.$C$8]-([.E1032]*[.$C$4]))" office:value-type="float" office:value="64.1352">
            <text:p>64.1352</text:p>
          </table:table-cell>
          <table:table-cell table:formula="of:=SQRT(ABS([.$D$2]^2-[.F1032]^2))" office:value-type="float" office:value="76.7246773923488">
            <text:p>76.7246773923488</text:p>
          </table:table-cell>
          <table:table-cell table:formula="of:=ABS([.B1032]-[.G1032])" office:value-type="float" office:value="0.000322607652663009">
            <text:p>0.000322607652663009</text:p>
          </table:table-cell>
          <table:table-cell/>
        </table:table-row>
        <table:table-row table:style-name="ro2">
          <table:table-cell table:formula="of:=[.A1032]+[.A$4]" office:value-type="float" office:value="307.200000000006">
            <text:p>307.200000000006</text:p>
          </table:table-cell>
          <table:table-cell table:formula="of:=[.A1033]/([.$D$4]*2)" office:value-type="float" office:value="76.8000000000015">
            <text:p>76.8000000000015</text:p>
          </table:table-cell>
          <table:table-cell table:formula="of:=SQRT(ABS([.$D$2]^2-[.B1033]^2))" office:value-type="float" office:value="64.0449841907996">
            <text:p>64.0449841907996</text:p>
          </table:table-cell>
          <table:table-cell table:formula="of:=([.$C$10]-[.C1033])*[.$B$4]" office:value-type="float" office:value="45297.6222793026">
            <text:p>45297.6222793026</text:p>
          </table:table-cell>
          <table:table-cell table:formula="of:=ROUND([.D1033])" office:value-type="float" office:value="45298">
            <text:p>45298</text:p>
          </table:table-cell>
          <table:table-cell table:formula="of:=([.$C$8]-([.E1033]*[.$C$4]))" office:value-type="float" office:value="64.0447125">
            <text:p>64.0447125</text:p>
          </table:table-cell>
          <table:table-cell table:formula="of:=SQRT(ABS([.$D$2]^2-[.F1033]^2))" office:value-type="float" office:value="76.8002265673243">
            <text:p>76.8002265673243</text:p>
          </table:table-cell>
          <table:table-cell table:formula="of:=ABS([.B1033]-[.G1033])" office:value-type="float" office:value="0.000226567322812343">
            <text:p>0.000226567322812343</text:p>
          </table:table-cell>
          <table:table-cell/>
        </table:table-row>
        <table:table-row table:style-name="ro2">
          <table:table-cell table:formula="of:=[.A1033]+[.A$4]" office:value-type="float" office:value="307.500000000006">
            <text:p>307.500000000006</text:p>
          </table:table-cell>
          <table:table-cell table:formula="of:=[.A1034]/([.$D$4]*2)" office:value-type="float" office:value="76.8750000000015">
            <text:p>76.8750000000015</text:p>
          </table:table-cell>
          <table:table-cell table:formula="of:=SQRT(ABS([.$D$2]^2-[.B1034]^2))" office:value-type="float" office:value="63.954940192293">
            <text:p>63.954940192293</text:p>
          </table:table-cell>
          <table:table-cell table:formula="of:=([.$C$10]-[.C1034])*[.$B$4]" office:value-type="float" office:value="45411.0635372637">
            <text:p>45411.0635372637</text:p>
          </table:table-cell>
          <table:table-cell table:formula="of:=ROUND([.D1034])" office:value-type="float" office:value="45411">
            <text:p>45411</text:p>
          </table:table-cell>
          <table:table-cell table:formula="of:=([.$C$8]-([.E1034]*[.$C$4]))" office:value-type="float" office:value="63.95501875">
            <text:p>63.95501875</text:p>
          </table:table-cell>
          <table:table-cell table:formula="of:=SQRT(ABS([.$D$2]^2-[.F1034]^2))" office:value-type="float" office:value="76.8749346450919">
            <text:p>76.8749346450919</text:p>
          </table:table-cell>
          <table:table-cell table:formula="of:=ABS([.B1034]-[.G1034])" office:value-type="float" office:value="0.0000653549095943617">
            <text:p>0.0000653549095943617</text:p>
          </table:table-cell>
          <table:table-cell/>
        </table:table-row>
        <table:table-row table:style-name="ro2">
          <table:table-cell table:formula="of:=[.A1034]+[.A$4]" office:value-type="float" office:value="307.800000000006">
            <text:p>307.800000000006</text:p>
          </table:table-cell>
          <table:table-cell table:formula="of:=[.A1035]/([.$D$4]*2)" office:value-type="float" office:value="76.9500000000015">
            <text:p>76.9500000000015</text:p>
          </table:table-cell>
          <table:table-cell table:formula="of:=SQRT(ABS([.$D$2]^2-[.B1035]^2))" office:value-type="float" office:value="63.8646811625939">
            <text:p>63.8646811625939</text:p>
          </table:table-cell>
          <table:table-cell table:formula="of:=([.$C$10]-[.C1035])*[.$B$4]" office:value-type="float" office:value="45524.7757006642">
            <text:p>45524.7757006642</text:p>
          </table:table-cell>
          <table:table-cell table:formula="of:=ROUND([.D1035])" office:value-type="float" office:value="45525">
            <text:p>45525</text:p>
          </table:table-cell>
          <table:table-cell table:formula="of:=([.$C$8]-([.E1035]*[.$C$4]))" office:value-type="float" office:value="63.86453125">
            <text:p>63.86453125</text:p>
          </table:table-cell>
          <table:table-cell table:formula="of:=SQRT(ABS([.$D$2]^2-[.F1035]^2))" office:value-type="float" office:value="76.950124419768">
            <text:p>76.950124419768</text:p>
          </table:table-cell>
          <table:table-cell table:formula="of:=ABS([.B1035]-[.G1035])" office:value-type="float" office:value="0.000124419766507344">
            <text:p>0.000124419766507344</text:p>
          </table:table-cell>
          <table:table-cell/>
        </table:table-row>
        <table:table-row table:style-name="ro2">
          <table:table-cell table:formula="of:=[.A1035]+[.A$4]" office:value-type="float" office:value="308.100000000006">
            <text:p>308.100000000006</text:p>
          </table:table-cell>
          <table:table-cell table:formula="of:=[.A1036]/([.$D$4]*2)" office:value-type="float" office:value="77.0250000000015">
            <text:p>77.0250000000015</text:p>
          </table:table-cell>
          <table:table-cell table:formula="of:=SQRT(ABS([.$D$2]^2-[.B1036]^2))" office:value-type="float" office:value="63.7742061887075">
            <text:p>63.7742061887075</text:p>
          </table:table-cell>
          <table:table-cell table:formula="of:=([.$C$10]-[.C1036])*[.$B$4]" office:value-type="float" office:value="45638.7599197337">
            <text:p>45638.7599197337</text:p>
          </table:table-cell>
          <table:table-cell table:formula="of:=ROUND([.D1036])" office:value-type="float" office:value="45639">
            <text:p>45639</text:p>
          </table:table-cell>
          <table:table-cell table:formula="of:=([.$C$8]-([.E1036]*[.$C$4]))" office:value-type="float" office:value="63.77404375">
            <text:p>63.77404375</text:p>
          </table:table-cell>
          <table:table-cell table:formula="of:=SQRT(ABS([.$D$2]^2-[.F1036]^2))" office:value-type="float" office:value="77.0251344937033">
            <text:p>77.0251344937033</text:p>
          </table:table-cell>
          <table:table-cell table:formula="of:=ABS([.B1036]-[.G1036])" office:value-type="float" office:value="0.000134493701835936">
            <text:p>0.000134493701835936</text:p>
          </table:table-cell>
          <table:table-cell/>
        </table:table-row>
        <table:table-row table:style-name="ro2">
          <table:table-cell table:formula="of:=[.A1036]+[.A$4]" office:value-type="float" office:value="308.400000000006">
            <text:p>308.400000000006</text:p>
          </table:table-cell>
          <table:table-cell table:formula="of:=[.A1037]/([.$D$4]*2)" office:value-type="float" office:value="77.1000000000015">
            <text:p>77.1000000000015</text:p>
          </table:table-cell>
          <table:table-cell table:formula="of:=SQRT(ABS([.$D$2]^2-[.B1037]^2))" office:value-type="float" office:value="63.68351435026">
            <text:p>63.68351435026</text:p>
          </table:table-cell>
          <table:table-cell table:formula="of:=([.$C$10]-[.C1037])*[.$B$4]" office:value-type="float" office:value="45753.0173539982">
            <text:p>45753.0173539982</text:p>
          </table:table-cell>
          <table:table-cell table:formula="of:=ROUND([.D1037])" office:value-type="float" office:value="45753">
            <text:p>45753</text:p>
          </table:table-cell>
          <table:table-cell table:formula="of:=([.$C$8]-([.E1037]*[.$C$4]))" office:value-type="float" office:value="63.68355625">
            <text:p>63.68355625</text:p>
          </table:table-cell>
          <table:table-cell table:formula="of:=SQRT(ABS([.$D$2]^2-[.F1037]^2))" office:value-type="float" office:value="77.0999653913871">
            <text:p>77.0999653913871</text:p>
          </table:table-cell>
          <table:table-cell table:formula="of:=ABS([.B1037]-[.G1037])" office:value-type="float" office:value="0.0000346086144134006">
            <text:p>0.0000346086144134006</text:p>
          </table:table-cell>
          <table:table-cell/>
        </table:table-row>
        <table:table-row table:style-name="ro2">
          <table:table-cell table:formula="of:=[.A1037]+[.A$4]" office:value-type="float" office:value="308.700000000006">
            <text:p>308.700000000006</text:p>
          </table:table-cell>
          <table:table-cell table:formula="of:=[.A1038]/([.$D$4]*2)" office:value-type="float" office:value="77.1750000000015">
            <text:p>77.1750000000015</text:p>
          </table:table-cell>
          <table:table-cell table:formula="of:=SQRT(ABS([.$D$2]^2-[.B1038]^2))" office:value-type="float" office:value="63.5926047194151">
            <text:p>63.5926047194151</text:p>
          </table:table-cell>
          <table:table-cell table:formula="of:=([.$C$10]-[.C1038])*[.$B$4]" office:value-type="float" office:value="45867.5491723855">
            <text:p>45867.5491723855</text:p>
          </table:table-cell>
          <table:table-cell table:formula="of:=ROUND([.D1038])" office:value-type="float" office:value="45868">
            <text:p>45868</text:p>
          </table:table-cell>
          <table:table-cell table:formula="of:=([.$C$8]-([.E1038]*[.$C$4]))" office:value-type="float" office:value="63.592275">
            <text:p>63.592275</text:p>
          </table:table-cell>
          <table:table-cell table:formula="of:=SQRT(ABS([.$D$2]^2-[.F1038]^2))" office:value-type="float" office:value="77.175271689346">
            <text:p>77.175271689346</text:p>
          </table:table-cell>
          <table:table-cell table:formula="of:=ABS([.B1038]-[.G1038])" office:value-type="float" office:value="0.000271689344543802">
            <text:p>0.000271689344543802</text:p>
          </table:table-cell>
          <table:table-cell/>
        </table:table-row>
        <table:table-row table:style-name="ro2">
          <table:table-cell table:formula="of:=[.A1038]+[.A$4]" office:value-type="float" office:value="309.000000000006">
            <text:p>309.000000000006</text:p>
          </table:table-cell>
          <table:table-cell table:formula="of:=[.A1039]/([.$D$4]*2)" office:value-type="float" office:value="77.2500000000015">
            <text:p>77.2500000000015</text:p>
          </table:table-cell>
          <table:table-cell table:formula="of:=SQRT(ABS([.$D$2]^2-[.B1039]^2))" office:value-type="float" office:value="63.5014763607884">
            <text:p>63.5014763607884</text:p>
          </table:table-cell>
          <table:table-cell table:formula="of:=([.$C$10]-[.C1039])*[.$B$4]" office:value-type="float" office:value="45982.3565533325">
            <text:p>45982.3565533325</text:p>
          </table:table-cell>
          <table:table-cell table:formula="of:=ROUND([.D1039])" office:value-type="float" office:value="45982">
            <text:p>45982</text:p>
          </table:table-cell>
          <table:table-cell table:formula="of:=([.$C$8]-([.E1039]*[.$C$4]))" office:value-type="float" office:value="63.5017875">
            <text:p>63.5017875</text:p>
          </table:table-cell>
          <table:table-cell table:formula="of:=SQRT(ABS([.$D$2]^2-[.F1039]^2))" office:value-type="float" office:value="77.2497442345594">
            <text:p>77.2497442345594</text:p>
          </table:table-cell>
          <table:table-cell table:formula="of:=ABS([.B1039]-[.G1039])" office:value-type="float" office:value="0.00025576544209116">
            <text:p>0.00025576544209116</text:p>
          </table:table-cell>
          <table:table-cell/>
        </table:table-row>
        <table:table-row table:style-name="ro2">
          <table:table-cell table:formula="of:=[.A1039]+[.A$4]" office:value-type="float" office:value="309.300000000006">
            <text:p>309.300000000006</text:p>
          </table:table-cell>
          <table:table-cell table:formula="of:=[.A1040]/([.$D$4]*2)" office:value-type="float" office:value="77.3250000000015">
            <text:p>77.3250000000015</text:p>
          </table:table-cell>
          <table:table-cell table:formula="of:=SQRT(ABS([.$D$2]^2-[.B1040]^2))" office:value-type="float" office:value="63.4101283313618">
            <text:p>63.4101283313618</text:p>
          </table:table-cell>
          <table:table-cell table:formula="of:=([.$C$10]-[.C1040])*[.$B$4]" office:value-type="float" office:value="46097.4406848936">
            <text:p>46097.4406848936</text:p>
          </table:table-cell>
          <table:table-cell table:formula="of:=ROUND([.D1040])" office:value-type="float" office:value="46097">
            <text:p>46097</text:p>
          </table:table-cell>
          <table:table-cell table:formula="of:=([.$C$8]-([.E1040]*[.$C$4]))" office:value-type="float" office:value="63.41050625">
            <text:p>63.41050625</text:p>
          </table:table-cell>
          <table:table-cell table:formula="of:=SQRT(ABS([.$D$2]^2-[.F1040]^2))" office:value-type="float" office:value="77.3246900874404">
            <text:p>77.3246900874404</text:p>
          </table:table-cell>
          <table:table-cell table:formula="of:=ABS([.B1040]-[.G1040])" office:value-type="float" office:value="0.000309912561050396">
            <text:p>0.000309912561050396</text:p>
          </table:table-cell>
          <table:table-cell/>
        </table:table-row>
        <table:table-row table:style-name="ro2">
          <table:table-cell table:formula="of:=[.A1040]+[.A$4]" office:value-type="float" office:value="309.600000000006">
            <text:p>309.600000000006</text:p>
          </table:table-cell>
          <table:table-cell table:formula="of:=[.A1041]/([.$D$4]*2)" office:value-type="float" office:value="77.4000000000015">
            <text:p>77.4000000000015</text:p>
          </table:table-cell>
          <table:table-cell table:formula="of:=SQRT(ABS([.$D$2]^2-[.B1041]^2))" office:value-type="float" office:value="63.3185596803952">
            <text:p>63.3185596803952</text:p>
          </table:table-cell>
          <table:table-cell table:formula="of:=([.$C$10]-[.C1041])*[.$B$4]" office:value-type="float" office:value="46212.8027648515">
            <text:p>46212.8027648515</text:p>
          </table:table-cell>
          <table:table-cell table:formula="of:=ROUND([.D1041])" office:value-type="float" office:value="46213">
            <text:p>46213</text:p>
          </table:table-cell>
          <table:table-cell table:formula="of:=([.$C$8]-([.E1041]*[.$C$4]))" office:value-type="float" office:value="63.31843125">
            <text:p>63.31843125</text:p>
          </table:table-cell>
          <table:table-cell table:formula="of:=SQRT(ABS([.$D$2]^2-[.F1041]^2))" office:value-type="float" office:value="77.4001050647803">
            <text:p>77.4001050647803</text:p>
          </table:table-cell>
          <table:table-cell table:formula="of:=ABS([.B1041]-[.G1041])" office:value-type="float" office:value="0.000105064778765041">
            <text:p>0.000105064778765041</text:p>
          </table:table-cell>
          <table:table-cell/>
        </table:table-row>
        <table:table-row table:style-name="ro2">
          <table:table-cell table:formula="of:=[.A1041]+[.A$4]" office:value-type="float" office:value="309.900000000006">
            <text:p>309.900000000006</text:p>
          </table:table-cell>
          <table:table-cell table:formula="of:=[.A1042]/([.$D$4]*2)" office:value-type="float" office:value="77.4750000000015">
            <text:p>77.4750000000015</text:p>
          </table:table-cell>
          <table:table-cell table:formula="of:=SQRT(ABS([.$D$2]^2-[.B1042]^2))" office:value-type="float" office:value="63.2267694493382">
            <text:p>63.2267694493382</text:p>
          </table:table-cell>
          <table:table-cell table:formula="of:=([.$C$10]-[.C1042])*[.$B$4]" office:value-type="float" office:value="46328.4440008288">
            <text:p>46328.4440008288</text:p>
          </table:table-cell>
          <table:table-cell table:formula="of:=ROUND([.D1042])" office:value-type="float" office:value="46328">
            <text:p>46328</text:p>
          </table:table-cell>
          <table:table-cell table:formula="of:=([.$C$8]-([.E1042]*[.$C$4]))" office:value-type="float" office:value="63.22715">
            <text:p>63.22715</text:p>
          </table:table-cell>
          <table:table-cell table:formula="of:=SQRT(ABS([.$D$2]^2-[.F1042]^2))" office:value-type="float" office:value="77.4746894338887">
            <text:p>77.4746894338887</text:p>
          </table:table-cell>
          <table:table-cell table:formula="of:=ABS([.B1042]-[.G1042])" office:value-type="float" office:value="0.000310566112844413">
            <text:p>0.000310566112844413</text:p>
          </table:table-cell>
          <table:table-cell/>
        </table:table-row>
        <table:table-row table:style-name="ro2">
          <table:table-cell table:formula="of:=[.A1042]+[.A$4]" office:value-type="float" office:value="310.200000000006">
            <text:p>310.200000000006</text:p>
          </table:table-cell>
          <table:table-cell table:formula="of:=[.A1043]/([.$D$4]*2)" office:value-type="float" office:value="77.5500000000015">
            <text:p>77.5500000000015</text:p>
          </table:table-cell>
          <table:table-cell table:formula="of:=SQRT(ABS([.$D$2]^2-[.B1043]^2))" office:value-type="float" office:value="63.1347566717396">
            <text:p>63.1347566717396</text:p>
          </table:table-cell>
          <table:table-cell table:formula="of:=([.$C$10]-[.C1043])*[.$B$4]" office:value-type="float" office:value="46444.3656104019">
            <text:p>46444.3656104019</text:p>
          </table:table-cell>
          <table:table-cell table:formula="of:=ROUND([.D1043])" office:value-type="float" office:value="46444">
            <text:p>46444</text:p>
          </table:table-cell>
          <table:table-cell table:formula="of:=([.$C$8]-([.E1043]*[.$C$4]))" office:value-type="float" office:value="63.135075">
            <text:p>63.135075</text:p>
          </table:table-cell>
          <table:table-cell table:formula="of:=SQRT(ABS([.$D$2]^2-[.F1043]^2))" office:value-type="float" office:value="77.5497408425352">
            <text:p>77.5497408425352</text:p>
          </table:table-cell>
          <table:table-cell table:formula="of:=ABS([.B1043]-[.G1043])" office:value-type="float" office:value="0.000259157466288684">
            <text:p>0.000259157466288684</text:p>
          </table:table-cell>
          <table:table-cell/>
        </table:table-row>
        <table:table-row table:style-name="ro2">
          <table:table-cell table:formula="of:=[.A1043]+[.A$4]" office:value-type="float" office:value="310.500000000006">
            <text:p>310.500000000006</text:p>
          </table:table-cell>
          <table:table-cell table:formula="of:=[.A1044]/([.$D$4]*2)" office:value-type="float" office:value="77.6250000000015">
            <text:p>77.6250000000015</text:p>
          </table:table-cell>
          <table:table-cell table:formula="of:=SQRT(ABS([.$D$2]^2-[.B1044]^2))" office:value-type="float" office:value="63.0425203731558">
            <text:p>63.0425203731558</text:p>
          </table:table-cell>
          <table:table-cell table:formula="of:=([.$C$10]-[.C1044])*[.$B$4]" office:value-type="float" office:value="46560.568821216">
            <text:p>46560.568821216</text:p>
          </table:table-cell>
          <table:table-cell table:formula="of:=ROUND([.D1044])" office:value-type="float" office:value="46561">
            <text:p>46561</text:p>
          </table:table-cell>
          <table:table-cell table:formula="of:=([.$C$8]-([.E1044]*[.$C$4]))" office:value-type="float" office:value="63.04220625">
            <text:p>63.04220625</text:p>
          </table:table-cell>
          <table:table-cell table:formula="of:=SQRT(ABS([.$D$2]^2-[.F1044]^2))" office:value-type="float" office:value="77.6252551115451">
            <text:p>77.6252551115451</text:p>
          </table:table-cell>
          <table:table-cell table:formula="of:=ABS([.B1044]-[.G1044])" office:value-type="float" office:value="0.000255111543609132">
            <text:p>0.000255111543609132</text:p>
          </table:table-cell>
          <table:table-cell/>
        </table:table-row>
        <table:table-row table:style-name="ro2">
          <table:table-cell table:formula="of:=[.A1044]+[.A$4]" office:value-type="float" office:value="310.800000000006">
            <text:p>310.800000000006</text:p>
          </table:table-cell>
          <table:table-cell table:formula="of:=[.A1045]/([.$D$4]*2)" office:value-type="float" office:value="77.7000000000015">
            <text:p>77.7000000000015</text:p>
          </table:table-cell>
          <table:table-cell table:formula="of:=SQRT(ABS([.$D$2]^2-[.B1045]^2))" office:value-type="float" office:value="62.9500595710581">
            <text:p>62.9500595710581</text:p>
          </table:table-cell>
          <table:table-cell table:formula="of:=([.$C$10]-[.C1045])*[.$B$4]" office:value-type="float" office:value="46677.0548711029">
            <text:p>46677.0548711029</text:p>
          </table:table-cell>
          <table:table-cell table:formula="of:=ROUND([.D1045])" office:value-type="float" office:value="46677">
            <text:p>46677</text:p>
          </table:table-cell>
          <table:table-cell table:formula="of:=([.$C$8]-([.E1045]*[.$C$4]))" office:value-type="float" office:value="62.95013125">
            <text:p>62.95013125</text:p>
          </table:table-cell>
          <table:table-cell table:formula="of:=SQRT(ABS([.$D$2]^2-[.F1045]^2))" office:value-type="float" office:value="77.6999419279562">
            <text:p>77.6999419279562</text:p>
          </table:table-cell>
          <table:table-cell table:formula="of:=ABS([.B1045]-[.G1045])" office:value-type="float" office:value="0.0000580720452632022">
            <text:p>0.0000580720452632022</text:p>
          </table:table-cell>
          <table:table-cell/>
        </table:table-row>
        <table:table-row table:style-name="ro2">
          <table:table-cell table:formula="of:=[.A1045]+[.A$4]" office:value-type="float" office:value="311.100000000006">
            <text:p>311.100000000006</text:p>
          </table:table-cell>
          <table:table-cell table:formula="of:=[.A1046]/([.$D$4]*2)" office:value-type="float" office:value="77.7750000000015">
            <text:p>77.7750000000015</text:p>
          </table:table-cell>
          <table:table-cell table:formula="of:=SQRT(ABS([.$D$2]^2-[.B1046]^2))" office:value-type="float" office:value="62.8573732747381">
            <text:p>62.8573732747381</text:p>
          </table:table-cell>
          <table:table-cell table:formula="of:=([.$C$10]-[.C1046])*[.$B$4]" office:value-type="float" office:value="46793.8250081989">
            <text:p>46793.8250081989</text:p>
          </table:table-cell>
          <table:table-cell table:formula="of:=ROUND([.D1046])" office:value-type="float" office:value="46794">
            <text:p>46794</text:p>
          </table:table-cell>
          <table:table-cell table:formula="of:=([.$C$8]-([.E1046]*[.$C$4]))" office:value-type="float" office:value="62.8572625">
            <text:p>62.8572625</text:p>
          </table:table-cell>
          <table:table-cell table:formula="of:=SQRT(ABS([.$D$2]^2-[.F1046]^2))" office:value-type="float" office:value="77.7750895274708">
            <text:p>77.7750895274708</text:p>
          </table:table-cell>
          <table:table-cell table:formula="of:=ABS([.B1046]-[.G1046])" office:value-type="float" office:value="0.0000895274692567227">
            <text:p>0.0000895274692567227</text:p>
          </table:table-cell>
          <table:table-cell/>
        </table:table-row>
        <table:table-row table:style-name="ro2">
          <table:table-cell table:formula="of:=[.A1046]+[.A$4]" office:value-type="float" office:value="311.400000000006">
            <text:p>311.400000000006</text:p>
          </table:table-cell>
          <table:table-cell table:formula="of:=[.A1047]/([.$D$4]*2)" office:value-type="float" office:value="77.8500000000015">
            <text:p>77.8500000000015</text:p>
          </table:table-cell>
          <table:table-cell table:formula="of:=SQRT(ABS([.$D$2]^2-[.B1047]^2))" office:value-type="float" office:value="62.7644604852122">
            <text:p>62.7644604852122</text:p>
          </table:table-cell>
          <table:table-cell table:formula="of:=([.$C$10]-[.C1047])*[.$B$4]" office:value-type="float" office:value="46910.8804910663">
            <text:p>46910.8804910663</text:p>
          </table:table-cell>
          <table:table-cell table:formula="of:=ROUND([.D1047])" office:value-type="float" office:value="46911">
            <text:p>46911</text:p>
          </table:table-cell>
          <table:table-cell table:formula="of:=([.$C$8]-([.E1047]*[.$C$4]))" office:value-type="float" office:value="62.76439375">
            <text:p>62.76439375</text:p>
          </table:table-cell>
          <table:table-cell table:formula="of:=SQRT(ABS([.$D$2]^2-[.F1047]^2))" office:value-type="float" office:value="77.8500538034173">
            <text:p>77.8500538034173</text:p>
          </table:table-cell>
          <table:table-cell table:formula="of:=ABS([.B1047]-[.G1047])" office:value-type="float" office:value="0.0000538034157386846">
            <text:p>0.0000538034157386846</text:p>
          </table:table-cell>
          <table:table-cell/>
        </table:table-row>
        <table:table-row table:style-name="ro2">
          <table:table-cell table:formula="of:=[.A1047]+[.A$4]" office:value-type="float" office:value="311.700000000006">
            <text:p>311.700000000006</text:p>
          </table:table-cell>
          <table:table-cell table:formula="of:=[.A1048]/([.$D$4]*2)" office:value-type="float" office:value="77.9250000000015">
            <text:p>77.9250000000015</text:p>
          </table:table-cell>
          <table:table-cell table:formula="of:=SQRT(ABS([.$D$2]^2-[.B1048]^2))" office:value-type="float" office:value="62.671320195124">
            <text:p>62.671320195124</text:p>
          </table:table-cell>
          <table:table-cell table:formula="of:=([.$C$10]-[.C1048])*[.$B$4]" office:value-type="float" office:value="47028.2225888151">
            <text:p>47028.2225888151</text:p>
          </table:table-cell>
          <table:table-cell table:formula="of:=ROUND([.D1048])" office:value-type="float" office:value="47028">
            <text:p>47028</text:p>
          </table:table-cell>
          <table:table-cell table:formula="of:=([.$C$8]-([.E1048]*[.$C$4]))" office:value-type="float" office:value="62.671525">
            <text:p>62.671525</text:p>
          </table:table-cell>
          <table:table-cell table:formula="of:=SQRT(ABS([.$D$2]^2-[.F1048]^2))" office:value-type="float" office:value="77.9248352848716">
            <text:p>77.9248352848716</text:p>
          </table:table-cell>
          <table:table-cell table:formula="of:=ABS([.B1048]-[.G1048])" office:value-type="float" office:value="0.00016471512988403">
            <text:p>0.00016471512988403</text:p>
          </table:table-cell>
          <table:table-cell/>
        </table:table-row>
        <table:table-row table:style-name="ro2">
          <table:table-cell table:formula="of:=[.A1048]+[.A$4]" office:value-type="float" office:value="312.000000000006">
            <text:p>312.000000000006</text:p>
          </table:table-cell>
          <table:table-cell table:formula="of:=[.A1049]/([.$D$4]*2)" office:value-type="float" office:value="78.0000000000015">
            <text:p>78.0000000000015</text:p>
          </table:table-cell>
          <table:table-cell table:formula="of:=SQRT(ABS([.$D$2]^2-[.B1049]^2))" office:value-type="float" office:value="62.5779513886462">
            <text:p>62.5779513886462</text:p>
          </table:table-cell>
          <table:table-cell table:formula="of:=([.$C$10]-[.C1049])*[.$B$4]" office:value-type="float" office:value="47145.8525812282">
            <text:p>47145.8525812282</text:p>
          </table:table-cell>
          <table:table-cell table:formula="of:=ROUND([.D1049])" office:value-type="float" office:value="47146">
            <text:p>47146</text:p>
          </table:table-cell>
          <table:table-cell table:formula="of:=([.$C$8]-([.E1049]*[.$C$4]))" office:value-type="float" office:value="62.5778625">
            <text:p>62.5778625</text:p>
          </table:table-cell>
          <table:table-cell table:formula="of:=SQRT(ABS([.$D$2]^2-[.F1049]^2))" office:value-type="float" office:value="78.0000713136283">
            <text:p>78.0000713136283</text:p>
          </table:table-cell>
          <table:table-cell table:formula="of:=ABS([.B1049]-[.G1049])" office:value-type="float" office:value="0.0000713136267336267">
            <text:p>0.0000713136267336267</text:p>
          </table:table-cell>
          <table:table-cell/>
        </table:table-row>
        <table:table-row table:style-name="ro2">
          <table:table-cell table:formula="of:=[.A1049]+[.A$4]" office:value-type="float" office:value="312.300000000006">
            <text:p>312.300000000006</text:p>
          </table:table-cell>
          <table:table-cell table:formula="of:=[.A1050]/([.$D$4]*2)" office:value-type="float" office:value="78.0750000000015">
            <text:p>78.0750000000015</text:p>
          </table:table-cell>
          <table:table-cell table:formula="of:=SQRT(ABS([.$D$2]^2-[.B1050]^2))" office:value-type="float" office:value="62.4843530413796">
            <text:p>62.4843530413796</text:p>
          </table:table-cell>
          <table:table-cell table:formula="of:=([.$C$10]-[.C1050])*[.$B$4]" office:value-type="float" office:value="47263.7717588869">
            <text:p>47263.7717588869</text:p>
          </table:table-cell>
          <table:table-cell table:formula="of:=ROUND([.D1050])" office:value-type="float" office:value="47264">
            <text:p>47264</text:p>
          </table:table-cell>
          <table:table-cell table:formula="of:=([.$C$8]-([.E1050]*[.$C$4]))" office:value-type="float" office:value="62.4842">
            <text:p>62.4842</text:p>
          </table:table-cell>
          <table:table-cell table:formula="of:=SQRT(ABS([.$D$2]^2-[.F1050]^2))" office:value-type="float" office:value="78.0751224805956">
            <text:p>78.0751224805956</text:p>
          </table:table-cell>
          <table:table-cell table:formula="of:=ABS([.B1050]-[.G1050])" office:value-type="float" office:value="0.00012248059404385">
            <text:p>0.00012248059404385</text:p>
          </table:table-cell>
          <table:table-cell/>
        </table:table-row>
        <table:table-row table:style-name="ro2">
          <table:table-cell table:formula="of:=[.A1050]+[.A$4]" office:value-type="float" office:value="312.600000000006">
            <text:p>312.600000000006</text:p>
          </table:table-cell>
          <table:table-cell table:formula="of:=[.A1051]/([.$D$4]*2)" office:value-type="float" office:value="78.1500000000015">
            <text:p>78.1500000000015</text:p>
          </table:table-cell>
          <table:table-cell table:formula="of:=SQRT(ABS([.$D$2]^2-[.B1051]^2))" office:value-type="float" office:value="62.3905241202521">
            <text:p>62.3905241202521</text:p>
          </table:table-cell>
          <table:table-cell table:formula="of:=([.$C$10]-[.C1051])*[.$B$4]" office:value-type="float" office:value="47381.9814232995">
            <text:p>47381.9814232995</text:p>
          </table:table-cell>
          <table:table-cell table:formula="of:=ROUND([.D1051])" office:value-type="float" office:value="47382">
            <text:p>47382</text:p>
          </table:table-cell>
          <table:table-cell table:formula="of:=([.$C$8]-([.E1051]*[.$C$4]))" office:value-type="float" office:value="62.3905375">
            <text:p>62.3905375</text:p>
          </table:table-cell>
          <table:table-cell table:formula="of:=SQRT(ABS([.$D$2]^2-[.F1051]^2))" office:value-type="float" office:value="78.1499893183684">
            <text:p>78.1499893183684</text:p>
          </table:table-cell>
          <table:table-cell table:formula="of:=ABS([.B1051]-[.G1051])" office:value-type="float" office:value="0.0000106816331282289">
            <text:p>0.0000106816331282289</text:p>
          </table:table-cell>
          <table:table-cell/>
        </table:table-row>
        <table:table-row table:style-name="ro2">
          <table:table-cell table:formula="of:=[.A1051]+[.A$4]" office:value-type="float" office:value="312.900000000006">
            <text:p>312.900000000006</text:p>
          </table:table-cell>
          <table:table-cell table:formula="of:=[.A1052]/([.$D$4]*2)" office:value-type="float" office:value="78.2250000000015">
            <text:p>78.2250000000015</text:p>
          </table:table-cell>
          <table:table-cell table:formula="of:=SQRT(ABS([.$D$2]^2-[.B1052]^2))" office:value-type="float" office:value="62.2964635834151">
            <text:p>62.2964635834151</text:p>
          </table:table-cell>
          <table:table-cell table:formula="of:=([.$C$10]-[.C1052])*[.$B$4]" office:value-type="float" office:value="47500.4828870311">
            <text:p>47500.4828870311</text:p>
          </table:table-cell>
          <table:table-cell table:formula="of:=ROUND([.D1052])" office:value-type="float" office:value="47500">
            <text:p>47500</text:p>
          </table:table-cell>
          <table:table-cell table:formula="of:=([.$C$8]-([.E1052]*[.$C$4]))" office:value-type="float" office:value="62.296875">
            <text:p>62.296875</text:p>
          </table:table-cell>
          <table:table-cell table:formula="of:=SQRT(ABS([.$D$2]^2-[.F1052]^2))" office:value-type="float" office:value="78.224672356197">
            <text:p>78.224672356197</text:p>
          </table:table-cell>
          <table:table-cell table:formula="of:=ABS([.B1052]-[.G1052])" office:value-type="float" office:value="0.000327643804510558">
            <text:p>0.000327643804510558</text:p>
          </table:table-cell>
          <table:table-cell/>
        </table:table-row>
        <table:table-row table:style-name="ro2">
          <table:table-cell table:formula="of:=[.A1052]+[.A$4]" office:value-type="float" office:value="313.200000000006">
            <text:p>313.200000000006</text:p>
          </table:table-cell>
          <table:table-cell table:formula="of:=[.A1053]/([.$D$4]*2)" office:value-type="float" office:value="78.3000000000015">
            <text:p>78.3000000000015</text:p>
          </table:table-cell>
          <table:table-cell table:formula="of:=SQRT(ABS([.$D$2]^2-[.B1053]^2))" office:value-type="float" office:value="62.2021703801383">
            <text:p>62.2021703801383</text:p>
          </table:table-cell>
          <table:table-cell table:formula="of:=([.$C$10]-[.C1053])*[.$B$4]" office:value-type="float" office:value="47619.2774738365">
            <text:p>47619.2774738365</text:p>
          </table:table-cell>
          <table:table-cell table:formula="of:=ROUND([.D1053])" office:value-type="float" office:value="47619">
            <text:p>47619</text:p>
          </table:table-cell>
          <table:table-cell table:formula="of:=([.$C$8]-([.E1053]*[.$C$4]))" office:value-type="float" office:value="62.20241875">
            <text:p>62.20241875</text:p>
          </table:table-cell>
          <table:table-cell table:formula="of:=SQRT(ABS([.$D$2]^2-[.F1053]^2))" office:value-type="float" office:value="78.2998026922779">
            <text:p>78.2998026922779</text:p>
          </table:table-cell>
          <table:table-cell table:formula="of:=ABS([.B1053]-[.G1053])" office:value-type="float" office:value="0.000197307723638573">
            <text:p>0.000197307723638573</text:p>
          </table:table-cell>
          <table:table-cell/>
        </table:table-row>
        <table:table-row table:style-name="ro2">
          <table:table-cell table:formula="of:=[.A1053]+[.A$4]" office:value-type="float" office:value="313.500000000006">
            <text:p>313.500000000006</text:p>
          </table:table-cell>
          <table:table-cell table:formula="of:=[.A1054]/([.$D$4]*2)" office:value-type="float" office:value="78.3750000000015">
            <text:p>78.3750000000015</text:p>
          </table:table-cell>
          <table:table-cell table:formula="of:=SQRT(ABS([.$D$2]^2-[.B1054]^2))" office:value-type="float" office:value="62.1076434507039">
            <text:p>62.1076434507039</text:p>
          </table:table-cell>
          <table:table-cell table:formula="of:=([.$C$10]-[.C1054])*[.$B$4]" office:value-type="float" office:value="47738.3665187933">
            <text:p>47738.3665187933</text:p>
          </table:table-cell>
          <table:table-cell table:formula="of:=ROUND([.D1054])" office:value-type="float" office:value="47738">
            <text:p>47738</text:p>
          </table:table-cell>
          <table:table-cell table:formula="of:=([.$C$8]-([.E1054]*[.$C$4]))" office:value-type="float" office:value="62.1079625">
            <text:p>62.1079625</text:p>
          </table:table-cell>
          <table:table-cell table:formula="of:=SQRT(ABS([.$D$2]^2-[.F1054]^2))" office:value-type="float" office:value="78.3747471708751">
            <text:p>78.3747471708751</text:p>
          </table:table-cell>
          <table:table-cell table:formula="of:=ABS([.B1054]-[.G1054])" office:value-type="float" office:value="0.000252829126438314">
            <text:p>0.000252829126438314</text:p>
          </table:table-cell>
          <table:table-cell/>
        </table:table-row>
        <table:table-row table:style-name="ro2">
          <table:table-cell table:formula="of:=[.A1054]+[.A$4]" office:value-type="float" office:value="313.800000000006">
            <text:p>313.800000000006</text:p>
          </table:table-cell>
          <table:table-cell table:formula="of:=[.A1055]/([.$D$4]*2)" office:value-type="float" office:value="78.4500000000015">
            <text:p>78.4500000000015</text:p>
          </table:table-cell>
          <table:table-cell table:formula="of:=SQRT(ABS([.$D$2]^2-[.B1055]^2))" office:value-type="float" office:value="62.0128817262975">
            <text:p>62.0128817262975</text:p>
          </table:table-cell>
          <table:table-cell table:formula="of:=([.$C$10]-[.C1055])*[.$B$4]" office:value-type="float" office:value="47857.7513684392">
            <text:p>47857.7513684392</text:p>
          </table:table-cell>
          <table:table-cell table:formula="of:=ROUND([.D1055])" office:value-type="float" office:value="47858">
            <text:p>47858</text:p>
          </table:table-cell>
          <table:table-cell table:formula="of:=([.$C$8]-([.E1055]*[.$C$4]))" office:value-type="float" office:value="62.0127125">
            <text:p>62.0127125</text:p>
          </table:table-cell>
          <table:table-cell table:formula="of:=SQRT(ABS([.$D$2]^2-[.F1055]^2))" office:value-type="float" office:value="78.4501337691169">
            <text:p>78.4501337691169</text:p>
          </table:table-cell>
          <table:table-cell table:formula="of:=ABS([.B1055]-[.G1055])" office:value-type="float" office:value="0.000133769115407745">
            <text:p>0.000133769115407745</text:p>
          </table:table-cell>
          <table:table-cell/>
        </table:table-row>
        <table:table-row table:style-name="ro2">
          <table:table-cell table:formula="of:=[.A1055]+[.A$4]" office:value-type="float" office:value="314.100000000006">
            <text:p>314.100000000006</text:p>
          </table:table-cell>
          <table:table-cell table:formula="of:=[.A1056]/([.$D$4]*2)" office:value-type="float" office:value="78.5250000000015">
            <text:p>78.5250000000015</text:p>
          </table:table-cell>
          <table:table-cell table:formula="of:=SQRT(ABS([.$D$2]^2-[.B1056]^2))" office:value-type="float" office:value="61.917884128899">
            <text:p>61.917884128899</text:p>
          </table:table-cell>
          <table:table-cell table:formula="of:=([.$C$10]-[.C1056])*[.$B$4]" office:value-type="float" office:value="47977.4333809097">
            <text:p>47977.4333809097</text:p>
          </table:table-cell>
          <table:table-cell table:formula="of:=ROUND([.D1056])" office:value-type="float" office:value="47977">
            <text:p>47977</text:p>
          </table:table-cell>
          <table:table-cell table:formula="of:=([.$C$8]-([.E1056]*[.$C$4]))" office:value-type="float" office:value="61.91825625">
            <text:p>61.91825625</text:p>
          </table:table-cell>
          <table:table-cell table:formula="of:=SQRT(ABS([.$D$2]^2-[.F1056]^2))" office:value-type="float" office:value="78.5247065767159">
            <text:p>78.5247065767159</text:p>
          </table:table-cell>
          <table:table-cell table:formula="of:=ABS([.B1056]-[.G1056])" office:value-type="float" office:value="0.000293423285597783">
            <text:p>0.000293423285597783</text:p>
          </table:table-cell>
          <table:table-cell/>
        </table:table-row>
        <table:table-row table:style-name="ro2">
          <table:table-cell table:formula="of:=[.A1056]+[.A$4]" office:value-type="float" office:value="314.400000000006">
            <text:p>314.400000000006</text:p>
          </table:table-cell>
          <table:table-cell table:formula="of:=[.A1057]/([.$D$4]*2)" office:value-type="float" office:value="78.6000000000015">
            <text:p>78.6000000000015</text:p>
          </table:table-cell>
          <table:table-cell table:formula="of:=SQRT(ABS([.$D$2]^2-[.B1057]^2))" office:value-type="float" office:value="61.8226495711706">
            <text:p>61.8226495711706</text:p>
          </table:table-cell>
          <table:table-cell table:formula="of:=([.$C$10]-[.C1057])*[.$B$4]" office:value-type="float" office:value="48097.4139260793">
            <text:p>48097.4139260793</text:p>
          </table:table-cell>
          <table:table-cell table:formula="of:=ROUND([.D1057])" office:value-type="float" office:value="48097">
            <text:p>48097</text:p>
          </table:table-cell>
          <table:table-cell table:formula="of:=([.$C$8]-([.E1057]*[.$C$4]))" office:value-type="float" office:value="61.82300625">
            <text:p>61.82300625</text:p>
          </table:table-cell>
          <table:table-cell table:formula="of:=SQRT(ABS([.$D$2]^2-[.F1057]^2))" office:value-type="float" office:value="78.5997194537771">
            <text:p>78.5997194537771</text:p>
          </table:table-cell>
          <table:table-cell table:formula="of:=ABS([.B1057]-[.G1057])" office:value-type="float" office:value="0.00028054622447371">
            <text:p>0.00028054622447371</text:p>
          </table:table-cell>
          <table:table-cell/>
        </table:table-row>
        <table:table-row table:style-name="ro2">
          <table:table-cell table:formula="of:=[.A1057]+[.A$4]" office:value-type="float" office:value="314.700000000006">
            <text:p>314.700000000006</text:p>
          </table:table-cell>
          <table:table-cell table:formula="of:=[.A1058]/([.$D$4]*2)" office:value-type="float" office:value="78.6750000000015">
            <text:p>78.6750000000015</text:p>
          </table:table-cell>
          <table:table-cell table:formula="of:=SQRT(ABS([.$D$2]^2-[.B1058]^2))" office:value-type="float" office:value="61.7271769563436">
            <text:p>61.7271769563436</text:p>
          </table:table-cell>
          <table:table-cell table:formula="of:=([.$C$10]-[.C1058])*[.$B$4]" office:value-type="float" office:value="48217.6943857039">
            <text:p>48217.6943857039</text:p>
          </table:table-cell>
          <table:table-cell table:formula="of:=ROUND([.D1058])" office:value-type="float" office:value="48218">
            <text:p>48218</text:p>
          </table:table-cell>
          <table:table-cell table:formula="of:=([.$C$8]-([.E1058]*[.$C$4]))" office:value-type="float" office:value="61.7269625">
            <text:p>61.7269625</text:p>
          </table:table-cell>
          <table:table-cell table:formula="of:=SQRT(ABS([.$D$2]^2-[.F1058]^2))" office:value-type="float" office:value="78.6751682586291">
            <text:p>78.6751682586291</text:p>
          </table:table-cell>
          <table:table-cell table:formula="of:=ABS([.B1058]-[.G1058])" office:value-type="float" office:value="0.000168258627510909">
            <text:p>0.000168258627510909</text:p>
          </table:table-cell>
          <table:table-cell/>
        </table:table-row>
        <table:table-row table:style-name="ro2">
          <table:table-cell table:formula="of:=[.A1058]+[.A$4]" office:value-type="float" office:value="315.000000000006">
            <text:p>315.000000000006</text:p>
          </table:table-cell>
          <table:table-cell table:formula="of:=[.A1059]/([.$D$4]*2)" office:value-type="float" office:value="78.7500000000015">
            <text:p>78.7500000000015</text:p>
          </table:table-cell>
          <table:table-cell table:formula="of:=SQRT(ABS([.$D$2]^2-[.B1059]^2))" office:value-type="float" office:value="61.6314651781033">
            <text:p>61.6314651781033</text:p>
          </table:table-cell>
          <table:table-cell table:formula="of:=([.$C$10]-[.C1059])*[.$B$4]" office:value-type="float" office:value="48338.2761535657">
            <text:p>48338.2761535657</text:p>
          </table:table-cell>
          <table:table-cell table:formula="of:=ROUND([.D1059])" office:value-type="float" office:value="48338">
            <text:p>48338</text:p>
          </table:table-cell>
          <table:table-cell table:formula="of:=([.$C$8]-([.E1059]*[.$C$4]))" office:value-type="float" office:value="61.6317125">
            <text:p>61.6317125</text:p>
          </table:table-cell>
          <table:table-cell table:formula="of:=SQRT(ABS([.$D$2]^2-[.F1059]^2))" office:value-type="float" office:value="78.7498064398722">
            <text:p>78.7498064398722</text:p>
          </table:table-cell>
          <table:table-cell table:formula="of:=ABS([.B1059]-[.G1059])" office:value-type="float" office:value="0.00019356012930416">
            <text:p>0.00019356012930416</text:p>
          </table:table-cell>
          <table:table-cell/>
        </table:table-row>
        <table:table-row table:style-name="ro2">
          <table:table-cell table:formula="of:=[.A1059]+[.A$4]" office:value-type="float" office:value="315.300000000006">
            <text:p>315.300000000006</text:p>
          </table:table-cell>
          <table:table-cell table:formula="of:=[.A1060]/([.$D$4]*2)" office:value-type="float" office:value="78.8250000000016">
            <text:p>78.8250000000016</text:p>
          </table:table-cell>
          <table:table-cell table:formula="of:=SQRT(ABS([.$D$2]^2-[.B1060]^2))" office:value-type="float" office:value="61.5355131204718">
            <text:p>61.5355131204718</text:p>
          </table:table-cell>
          <table:table-cell table:formula="of:=([.$C$10]-[.C1060])*[.$B$4]" office:value-type="float" office:value="48459.1606356211">
            <text:p>48459.1606356211</text:p>
          </table:table-cell>
          <table:table-cell table:formula="of:=ROUND([.D1060])" office:value-type="float" office:value="48459">
            <text:p>48459</text:p>
          </table:table-cell>
          <table:table-cell table:formula="of:=([.$C$8]-([.E1060]*[.$C$4]))" office:value-type="float" office:value="61.53566875">
            <text:p>61.53566875</text:p>
          </table:table-cell>
          <table:table-cell table:formula="of:=SQRT(ABS([.$D$2]^2-[.F1060]^2))" office:value-type="float" office:value="78.8248785060293">
            <text:p>78.8248785060293</text:p>
          </table:table-cell>
          <table:table-cell table:formula="of:=ABS([.B1060]-[.G1060])" office:value-type="float" office:value="0.000121493972287112">
            <text:p>0.000121493972287112</text:p>
          </table:table-cell>
          <table:table-cell/>
        </table:table-row>
        <table:table-row table:style-name="ro2">
          <table:table-cell table:formula="of:=[.A1060]+[.A$4]" office:value-type="float" office:value="315.600000000006">
            <text:p>315.600000000006</text:p>
          </table:table-cell>
          <table:table-cell table:formula="of:=[.A1061]/([.$D$4]*2)" office:value-type="float" office:value="78.9000000000016">
            <text:p>78.9000000000016</text:p>
          </table:table-cell>
          <table:table-cell table:formula="of:=SQRT(ABS([.$D$2]^2-[.B1061]^2))" office:value-type="float" office:value="61.4393196576895">
            <text:p>61.4393196576895</text:p>
          </table:table-cell>
          <table:table-cell table:formula="of:=([.$C$10]-[.C1061])*[.$B$4]" office:value-type="float" office:value="48580.34925015">
            <text:p>48580.34925015</text:p>
          </table:table-cell>
          <table:table-cell table:formula="of:=ROUND([.D1061])" office:value-type="float" office:value="48580">
            <text:p>48580</text:p>
          </table:table-cell>
          <table:table-cell table:formula="of:=([.$C$8]-([.E1061]*[.$C$4]))" office:value-type="float" office:value="61.439625">
            <text:p>61.439625</text:p>
          </table:table-cell>
          <table:table-cell table:formula="of:=SQRT(ABS([.$D$2]^2-[.F1061]^2))" office:value-type="float" office:value="78.8997622294223">
            <text:p>78.8997622294223</text:p>
          </table:table-cell>
          <table:table-cell table:formula="of:=ABS([.B1061]-[.G1061])" office:value-type="float" office:value="0.000237770579246899">
            <text:p>0.000237770579246899</text:p>
          </table:table-cell>
          <table:table-cell/>
        </table:table-row>
        <table:table-row table:style-name="ro2">
          <table:table-cell table:formula="of:=[.A1061]+[.A$4]" office:value-type="float" office:value="315.900000000006">
            <text:p>315.900000000006</text:p>
          </table:table-cell>
          <table:table-cell table:formula="of:=[.A1062]/([.$D$4]*2)" office:value-type="float" office:value="78.9750000000016">
            <text:p>78.9750000000016</text:p>
          </table:table-cell>
          <table:table-cell table:formula="of:=SQRT(ABS([.$D$2]^2-[.B1062]^2))" office:value-type="float" office:value="61.3428836540943">
            <text:p>61.3428836540943</text:p>
          </table:table-cell>
          <table:table-cell table:formula="of:=([.$C$10]-[.C1062])*[.$B$4]" office:value-type="float" office:value="48701.8434279077">
            <text:p>48701.8434279077</text:p>
          </table:table-cell>
          <table:table-cell table:formula="of:=ROUND([.D1062])" office:value-type="float" office:value="48702">
            <text:p>48702</text:p>
          </table:table-cell>
          <table:table-cell table:formula="of:=([.$C$8]-([.E1062]*[.$C$4]))" office:value-type="float" office:value="61.3427875">
            <text:p>61.3427875</text:p>
          </table:table-cell>
          <table:table-cell table:formula="of:=SQRT(ABS([.$D$2]^2-[.F1062]^2))" office:value-type="float" office:value="78.9750746864468">
            <text:p>78.9750746864468</text:p>
          </table:table-cell>
          <table:table-cell table:formula="of:=ABS([.B1062]-[.G1062])" office:value-type="float" office:value="0.0000746864452025875">
            <text:p>0.0000746864452025875</text:p>
          </table:table-cell>
          <table:table-cell/>
        </table:table-row>
        <table:table-row table:style-name="ro2">
          <table:table-cell table:formula="of:=[.A1062]+[.A$4]" office:value-type="float" office:value="316.200000000006">
            <text:p>316.200000000006</text:p>
          </table:table-cell>
          <table:table-cell table:formula="of:=[.A1063]/([.$D$4]*2)" office:value-type="float" office:value="79.0500000000016">
            <text:p>79.0500000000016</text:p>
          </table:table-cell>
          <table:table-cell table:formula="of:=SQRT(ABS([.$D$2]^2-[.B1063]^2))" office:value-type="float" office:value="61.2462039639989">
            <text:p>61.2462039639989</text:p>
          </table:table-cell>
          <table:table-cell table:formula="of:=([.$C$10]-[.C1063])*[.$B$4]" office:value-type="float" office:value="48823.6446122799">
            <text:p>48823.6446122799</text:p>
          </table:table-cell>
          <table:table-cell table:formula="of:=ROUND([.D1063])" office:value-type="float" office:value="48824">
            <text:p>48824</text:p>
          </table:table-cell>
          <table:table-cell table:formula="of:=([.$C$8]-([.E1063]*[.$C$4]))" office:value-type="float" office:value="61.24595">
            <text:p>61.24595</text:p>
          </table:table-cell>
          <table:table-cell table:formula="of:=SQRT(ABS([.$D$2]^2-[.F1063]^2))" office:value-type="float" office:value="79.0501967650777">
            <text:p>79.0501967650777</text:p>
          </table:table-cell>
          <table:table-cell table:formula="of:=ABS([.B1063]-[.G1063])" office:value-type="float" office:value="0.000196765076140082">
            <text:p>0.000196765076140082</text:p>
          </table:table-cell>
          <table:table-cell/>
        </table:table-row>
        <table:table-row table:style-name="ro2">
          <table:table-cell table:formula="of:=[.A1063]+[.A$4]" office:value-type="float" office:value="316.500000000006">
            <text:p>316.500000000006</text:p>
          </table:table-cell>
          <table:table-cell table:formula="of:=[.A1064]/([.$D$4]*2)" office:value-type="float" office:value="79.1250000000016">
            <text:p>79.1250000000016</text:p>
          </table:table-cell>
          <table:table-cell table:formula="of:=SQRT(ABS([.$D$2]^2-[.B1064]^2))" office:value-type="float" office:value="61.1492794315661">
            <text:p>61.1492794315661</text:p>
          </table:table-cell>
          <table:table-cell table:formula="of:=([.$C$10]-[.C1064])*[.$B$4]" office:value-type="float" office:value="48945.7542594393">
            <text:p>48945.7542594393</text:p>
          </table:table-cell>
          <table:table-cell table:formula="of:=ROUND([.D1064])" office:value-type="float" office:value="48946">
            <text:p>48946</text:p>
          </table:table-cell>
          <table:table-cell table:formula="of:=([.$C$8]-([.E1064]*[.$C$4]))" office:value-type="float" office:value="61.1491125">
            <text:p>61.1491125</text:p>
          </table:table-cell>
          <table:table-cell table:formula="of:=SQRT(ABS([.$D$2]^2-[.F1064]^2))" office:value-type="float" office:value="79.1251290075558">
            <text:p>79.1251290075558</text:p>
          </table:table-cell>
          <table:table-cell table:formula="of:=ABS([.B1064]-[.G1064])" office:value-type="float" office:value="0.000129007554207305">
            <text:p>0.000129007554207305</text:p>
          </table:table-cell>
          <table:table-cell/>
        </table:table-row>
        <table:table-row table:style-name="ro2">
          <table:table-cell table:formula="of:=[.A1064]+[.A$4]" office:value-type="float" office:value="316.800000000006">
            <text:p>316.800000000006</text:p>
          </table:table-cell>
          <table:table-cell table:formula="of:=[.A1065]/([.$D$4]*2)" office:value-type="float" office:value="79.2000000000016">
            <text:p>79.2000000000016</text:p>
          </table:table-cell>
          <table:table-cell table:formula="of:=SQRT(ABS([.$D$2]^2-[.B1065]^2))" office:value-type="float" office:value="61.0521088906825">
            <text:p>61.0521088906825</text:p>
          </table:table-cell>
          <table:table-cell table:formula="of:=([.$C$10]-[.C1065])*[.$B$4]" office:value-type="float" office:value="49068.1738385053">
            <text:p>49068.1738385053</text:p>
          </table:table-cell>
          <table:table-cell table:formula="of:=ROUND([.D1065])" office:value-type="float" office:value="49068">
            <text:p>49068</text:p>
          </table:table-cell>
          <table:table-cell table:formula="of:=([.$C$8]-([.E1065]*[.$C$4]))" office:value-type="float" office:value="61.052275">
            <text:p>61.052275</text:p>
          </table:table-cell>
          <table:table-cell table:formula="of:=SQRT(ABS([.$D$2]^2-[.F1065]^2))" office:value-type="float" office:value="79.1998719527019">
            <text:p>79.1998719527019</text:p>
          </table:table-cell>
          <table:table-cell table:formula="of:=ABS([.B1065]-[.G1065])" office:value-type="float" office:value="0.000128047299682521">
            <text:p>0.000128047299682521</text:p>
          </table:table-cell>
          <table:table-cell/>
        </table:table-row>
        <table:table-row table:style-name="ro2">
          <table:table-cell table:formula="of:=[.A1065]+[.A$4]" office:value-type="float" office:value="317.100000000006">
            <text:p>317.100000000006</text:p>
          </table:table-cell>
          <table:table-cell table:formula="of:=[.A1066]/([.$D$4]*2)" office:value-type="float" office:value="79.2750000000016">
            <text:p>79.2750000000016</text:p>
          </table:table-cell>
          <table:table-cell table:formula="of:=SQRT(ABS([.$D$2]^2-[.B1066]^2))" office:value-type="float" office:value="60.9546911648296">
            <text:p>60.9546911648296</text:p>
          </table:table-cell>
          <table:table-cell table:formula="of:=([.$C$10]-[.C1066])*[.$B$4]" office:value-type="float" office:value="49190.9048317058">
            <text:p>49190.9048317058</text:p>
          </table:table-cell>
          <table:table-cell table:formula="of:=ROUND([.D1066])" office:value-type="float" office:value="49191">
            <text:p>49191</text:p>
          </table:table-cell>
          <table:table-cell table:formula="of:=([.$C$8]-([.E1066]*[.$C$4]))" office:value-type="float" office:value="60.95464375">
            <text:p>60.95464375</text:p>
          </table:table-cell>
          <table:table-cell table:formula="of:=SQRT(ABS([.$D$2]^2-[.F1066]^2))" office:value-type="float" office:value="79.2750364573274">
            <text:p>79.2750364573274</text:p>
          </table:table-cell>
          <table:table-cell table:formula="of:=ABS([.B1066]-[.G1066])" office:value-type="float" office:value="0.0000364573258195833">
            <text:p>0.0000364573258195833</text:p>
          </table:table-cell>
          <table:table-cell/>
        </table:table-row>
        <table:table-row table:style-name="ro2">
          <table:table-cell table:formula="of:=[.A1066]+[.A$4]" office:value-type="float" office:value="317.400000000006">
            <text:p>317.400000000006</text:p>
          </table:table-cell>
          <table:table-cell table:formula="of:=[.A1067]/([.$D$4]*2)" office:value-type="float" office:value="79.3500000000016">
            <text:p>79.3500000000016</text:p>
          </table:table-cell>
          <table:table-cell table:formula="of:=SQRT(ABS([.$D$2]^2-[.B1067]^2))" office:value-type="float" office:value="60.857025066953">
            <text:p>60.857025066953</text:p>
          </table:table-cell>
          <table:table-cell table:formula="of:=([.$C$10]-[.C1067])*[.$B$4]" office:value-type="float" office:value="49313.9487345424">
            <text:p>49313.9487345424</text:p>
          </table:table-cell>
          <table:table-cell table:formula="of:=ROUND([.D1067])" office:value-type="float" office:value="49314">
            <text:p>49314</text:p>
          </table:table-cell>
          <table:table-cell table:formula="of:=([.$C$8]-([.E1067]*[.$C$4]))" office:value-type="float" office:value="60.8570125">
            <text:p>60.8570125</text:p>
          </table:table-cell>
          <table:table-cell table:formula="of:=SQRT(ABS([.$D$2]^2-[.F1067]^2))" office:value-type="float" office:value="79.3500096381522">
            <text:p>79.3500096381522</text:p>
          </table:table-cell>
          <table:table-cell table:formula="of:=ABS([.B1067]-[.G1067])" office:value-type="float" office:value="0.00000963815060117668">
            <text:p>0.00000963815060117668</text:p>
          </table:table-cell>
          <table:table-cell/>
        </table:table-row>
        <table:table-row table:style-name="ro2">
          <table:table-cell table:formula="of:=[.A1067]+[.A$4]" office:value-type="float" office:value="317.700000000006">
            <text:p>317.700000000006</text:p>
          </table:table-cell>
          <table:table-cell table:formula="of:=[.A1068]/([.$D$4]*2)" office:value-type="float" office:value="79.4250000000016">
            <text:p>79.4250000000016</text:p>
          </table:table-cell>
          <table:table-cell table:formula="of:=SQRT(ABS([.$D$2]^2-[.B1068]^2))" office:value-type="float" office:value="60.75910939933">
            <text:p>60.75910939933</text:p>
          </table:table-cell>
          <table:table-cell table:formula="of:=([.$C$10]-[.C1068])*[.$B$4]" office:value-type="float" office:value="49437.3070559572">
            <text:p>49437.3070559572</text:p>
          </table:table-cell>
          <table:table-cell table:formula="of:=ROUND([.D1068])" office:value-type="float" office:value="49437">
            <text:p>49437</text:p>
          </table:table-cell>
          <table:table-cell table:formula="of:=([.$C$8]-([.E1068]*[.$C$4]))" office:value-type="float" office:value="60.75938125">
            <text:p>60.75938125</text:p>
          </table:table-cell>
          <table:table-cell table:formula="of:=SQRT(ABS([.$D$2]^2-[.F1068]^2))" office:value-type="float" office:value="79.4247920369777">
            <text:p>79.4247920369777</text:p>
          </table:table-cell>
          <table:table-cell table:formula="of:=ABS([.B1068]-[.G1068])" office:value-type="float" office:value="0.000207963023925117">
            <text:p>0.000207963023925117</text:p>
          </table:table-cell>
          <table:table-cell/>
        </table:table-row>
        <table:table-row table:style-name="ro2">
          <table:table-cell table:formula="of:=[.A1068]+[.A$4]" office:value-type="float" office:value="318.000000000006">
            <text:p>318.000000000006</text:p>
          </table:table-cell>
          <table:table-cell table:formula="of:=[.A1069]/([.$D$4]*2)" office:value-type="float" office:value="79.5000000000016">
            <text:p>79.5000000000016</text:p>
          </table:table-cell>
          <table:table-cell table:formula="of:=SQRT(ABS([.$D$2]^2-[.B1069]^2))" office:value-type="float" office:value="60.6609429534338">
            <text:p>60.6609429534338</text:p>
          </table:table-cell>
          <table:table-cell table:formula="of:=([.$C$10]-[.C1069])*[.$B$4]" office:value-type="float" office:value="49560.9813185036">
            <text:p>49560.9813185036</text:p>
          </table:table-cell>
          <table:table-cell table:formula="of:=ROUND([.D1069])" office:value-type="float" office:value="49561">
            <text:p>49561</text:p>
          </table:table-cell>
          <table:table-cell table:formula="of:=([.$C$8]-([.E1069]*[.$C$4]))" office:value-type="float" office:value="60.66095625">
            <text:p>60.66095625</text:p>
          </table:table-cell>
          <table:table-cell table:formula="of:=SQRT(ABS([.$D$2]^2-[.F1069]^2))" office:value-type="float" office:value="79.4999898543112">
            <text:p>79.4999898543112</text:p>
          </table:table-cell>
          <table:table-cell table:formula="of:=ABS([.B1069]-[.G1069])" office:value-type="float" office:value="0.0000101456903536246">
            <text:p>0.0000101456903536246</text:p>
          </table:table-cell>
          <table:table-cell/>
        </table:table-row>
        <table:table-row table:style-name="ro2">
          <table:table-cell table:formula="of:=[.A1069]+[.A$4]" office:value-type="float" office:value="318.300000000006">
            <text:p>318.300000000006</text:p>
          </table:table-cell>
          <table:table-cell table:formula="of:=[.A1070]/([.$D$4]*2)" office:value-type="float" office:value="79.5750000000016">
            <text:p>79.5750000000016</text:p>
          </table:table-cell>
          <table:table-cell table:formula="of:=SQRT(ABS([.$D$2]^2-[.B1070]^2))" office:value-type="float" office:value="60.5625245097969">
            <text:p>60.5625245097969</text:p>
          </table:table-cell>
          <table:table-cell table:formula="of:=([.$C$10]-[.C1070])*[.$B$4]" office:value-type="float" office:value="49684.9730585186">
            <text:p>49684.9730585186</text:p>
          </table:table-cell>
          <table:table-cell table:formula="of:=ROUND([.D1070])" office:value-type="float" office:value="49685">
            <text:p>49685</text:p>
          </table:table-cell>
          <table:table-cell table:formula="of:=([.$C$8]-([.E1070]*[.$C$4]))" office:value-type="float" office:value="60.56253125">
            <text:p>60.56253125</text:p>
          </table:table-cell>
          <table:table-cell table:formula="of:=SQRT(ABS([.$D$2]^2-[.F1070]^2))" office:value-type="float" office:value="79.5749948702026">
            <text:p>79.5749948702026</text:p>
          </table:table-cell>
          <table:table-cell table:formula="of:=ABS([.B1070]-[.G1070])" office:value-type="float" office:value="0.00000512979896427623">
            <text:p>0.00000512979896427623</text:p>
          </table:table-cell>
          <table:table-cell/>
        </table:table-row>
        <table:table-row table:style-name="ro2">
          <table:table-cell table:formula="of:=[.A1070]+[.A$4]" office:value-type="float" office:value="318.600000000006">
            <text:p>318.600000000006</text:p>
          </table:table-cell>
          <table:table-cell table:formula="of:=[.A1071]/([.$D$4]*2)" office:value-type="float" office:value="79.6500000000016">
            <text:p>79.6500000000016</text:p>
          </table:table-cell>
          <table:table-cell table:formula="of:=SQRT(ABS([.$D$2]^2-[.B1071]^2))" office:value-type="float" office:value="60.4638528378712">
            <text:p>60.4638528378712</text:p>
          </table:table-cell>
          <table:table-cell table:formula="of:=([.$C$10]-[.C1071])*[.$B$4]" office:value-type="float" office:value="49809.283826299">
            <text:p>49809.283826299</text:p>
          </table:table-cell>
          <table:table-cell table:formula="of:=ROUND([.D1071])" office:value-type="float" office:value="49809">
            <text:p>49809</text:p>
          </table:table-cell>
          <table:table-cell table:formula="of:=([.$C$8]-([.E1071]*[.$C$4]))" office:value-type="float" office:value="60.46410625">
            <text:p>60.46410625</text:p>
          </table:table-cell>
          <table:table-cell table:formula="of:=SQRT(ABS([.$D$2]^2-[.F1071]^2))" office:value-type="float" office:value="79.6498076293265">
            <text:p>79.6498076293265</text:p>
          </table:table-cell>
          <table:table-cell table:formula="of:=ABS([.B1071]-[.G1071])" office:value-type="float" office:value="0.000192370675122788">
            <text:p>0.000192370675122788</text:p>
          </table:table-cell>
          <table:table-cell/>
        </table:table-row>
        <table:table-row table:style-name="ro2">
          <table:table-cell table:formula="of:=[.A1071]+[.A$4]" office:value-type="float" office:value="318.900000000006">
            <text:p>318.900000000006</text:p>
          </table:table-cell>
          <table:table-cell table:formula="of:=[.A1072]/([.$D$4]*2)" office:value-type="float" office:value="79.7250000000016">
            <text:p>79.7250000000016</text:p>
          </table:table-cell>
          <table:table-cell table:formula="of:=SQRT(ABS([.$D$2]^2-[.B1072]^2))" office:value-type="float" office:value="60.3649266958865">
            <text:p>60.3649266958865</text:p>
          </table:table-cell>
          <table:table-cell table:formula="of:=([.$C$10]-[.C1072])*[.$B$4]" office:value-type="float" office:value="49933.9151862798">
            <text:p>49933.9151862798</text:p>
          </table:table-cell>
          <table:table-cell table:formula="of:=ROUND([.D1072])" office:value-type="float" office:value="49934">
            <text:p>49934</text:p>
          </table:table-cell>
          <table:table-cell table:formula="of:=([.$C$8]-([.E1072]*[.$C$4]))" office:value-type="float" office:value="60.3648875">
            <text:p>60.3648875</text:p>
          </table:table-cell>
          <table:table-cell table:formula="of:=SQRT(ABS([.$D$2]^2-[.F1072]^2))" office:value-type="float" office:value="79.7250296777138">
            <text:p>79.7250296777138</text:p>
          </table:table-cell>
          <table:table-cell table:formula="of:=ABS([.B1072]-[.G1072])" office:value-type="float" office:value="0.0000296777121917557">
            <text:p>0.0000296777121917557</text:p>
          </table:table-cell>
          <table:table-cell/>
        </table:table-row>
        <table:table-row table:style-name="ro2">
          <table:table-cell table:formula="of:=[.A1072]+[.A$4]" office:value-type="float" office:value="319.200000000006">
            <text:p>319.200000000006</text:p>
          </table:table-cell>
          <table:table-cell table:formula="of:=[.A1073]/([.$D$4]*2)" office:value-type="float" office:value="79.8000000000016">
            <text:p>79.8000000000016</text:p>
          </table:table-cell>
          <table:table-cell table:formula="of:=SQRT(ABS([.$D$2]^2-[.B1073]^2))" office:value-type="float" office:value="60.2657448307058">
            <text:p>60.2657448307058</text:p>
          </table:table-cell>
          <table:table-cell table:formula="of:=([.$C$10]-[.C1073])*[.$B$4]" office:value-type="float" office:value="50058.868717216">
            <text:p>50058.868717216</text:p>
          </table:table-cell>
          <table:table-cell table:formula="of:=ROUND([.D1073])" office:value-type="float" office:value="50059">
            <text:p>50059</text:p>
          </table:table-cell>
          <table:table-cell table:formula="of:=([.$C$8]-([.E1073]*[.$C$4]))" office:value-type="float" office:value="60.26566875">
            <text:p>60.26566875</text:p>
          </table:table-cell>
          <table:table-cell table:formula="of:=SQRT(ABS([.$D$2]^2-[.F1073]^2))" office:value-type="float" office:value="79.8000574568419">
            <text:p>79.8000574568419</text:p>
          </table:table-cell>
          <table:table-cell table:formula="of:=ABS([.B1073]-[.G1073])" office:value-type="float" office:value="0.0000574568403379771">
            <text:p>0.0000574568403379771</text:p>
          </table:table-cell>
          <table:table-cell/>
        </table:table-row>
        <table:table-row table:style-name="ro2">
          <table:table-cell table:formula="of:=[.A1073]+[.A$4]" office:value-type="float" office:value="319.500000000006">
            <text:p>319.500000000006</text:p>
          </table:table-cell>
          <table:table-cell table:formula="of:=[.A1074]/([.$D$4]*2)" office:value-type="float" office:value="79.8750000000016">
            <text:p>79.8750000000016</text:p>
          </table:table-cell>
          <table:table-cell table:formula="of:=SQRT(ABS([.$D$2]^2-[.B1074]^2))" office:value-type="float" office:value="60.1663059776794">
            <text:p>60.1663059776794</text:p>
          </table:table-cell>
          <table:table-cell table:formula="of:=([.$C$10]-[.C1074])*[.$B$4]" office:value-type="float" office:value="50184.1460123674">
            <text:p>50184.1460123674</text:p>
          </table:table-cell>
          <table:table-cell table:formula="of:=ROUND([.D1074])" office:value-type="float" office:value="50184">
            <text:p>50184</text:p>
          </table:table-cell>
          <table:table-cell table:formula="of:=([.$C$8]-([.E1074]*[.$C$4]))" office:value-type="float" office:value="60.16645">
            <text:p>60.16645</text:p>
          </table:table-cell>
          <table:table-cell table:formula="of:=SQRT(ABS([.$D$2]^2-[.F1074]^2))" office:value-type="float" office:value="79.8748915141517">
            <text:p>79.8748915141517</text:p>
          </table:table-cell>
          <table:table-cell table:formula="of:=ABS([.B1074]-[.G1074])" office:value-type="float" office:value="0.00010848584992118">
            <text:p>0.00010848584992118</text:p>
          </table:table-cell>
          <table:table-cell/>
        </table:table-row>
        <table:table-row table:style-name="ro2">
          <table:table-cell table:formula="of:=[.A1074]+[.A$4]" office:value-type="float" office:value="319.800000000006">
            <text:p>319.800000000006</text:p>
          </table:table-cell>
          <table:table-cell table:formula="of:=[.A1075]/([.$D$4]*2)" office:value-type="float" office:value="79.9500000000016">
            <text:p>79.9500000000016</text:p>
          </table:table-cell>
          <table:table-cell table:formula="of:=SQRT(ABS([.$D$2]^2-[.B1075]^2))" office:value-type="float" office:value="60.0666088604954">
            <text:p>60.0666088604954</text:p>
          </table:table-cell>
          <table:table-cell table:formula="of:=([.$C$10]-[.C1075])*[.$B$4]" office:value-type="float" office:value="50309.7486796859">
            <text:p>50309.7486796859</text:p>
          </table:table-cell>
          <table:table-cell table:formula="of:=ROUND([.D1075])" office:value-type="float" office:value="50310">
            <text:p>50310</text:p>
          </table:table-cell>
          <table:table-cell table:formula="of:=([.$C$8]-([.E1075]*[.$C$4]))" office:value-type="float" office:value="60.0664375">
            <text:p>60.0664375</text:p>
          </table:table-cell>
          <table:table-cell table:formula="of:=SQRT(ABS([.$D$2]^2-[.F1075]^2))" office:value-type="float" office:value="79.9501287432271">
            <text:p>79.9501287432271</text:p>
          </table:table-cell>
          <table:table-cell table:formula="of:=ABS([.B1075]-[.G1075])" office:value-type="float" office:value="0.000128743225545236">
            <text:p>0.000128743225545236</text:p>
          </table:table-cell>
          <table:table-cell/>
        </table:table-row>
        <table:table-row table:style-name="ro2">
          <table:table-cell table:formula="of:=[.A1075]+[.A$4]" office:value-type="float" office:value="320.100000000006">
            <text:p>320.100000000006</text:p>
          </table:table-cell>
          <table:table-cell table:formula="of:=[.A1076]/([.$D$4]*2)" office:value-type="float" office:value="80.0250000000016">
            <text:p>80.0250000000016</text:p>
          </table:table-cell>
          <table:table-cell table:formula="of:=SQRT(ABS([.$D$2]^2-[.B1076]^2))" office:value-type="float" office:value="59.9666521910282">
            <text:p>59.9666521910282</text:p>
          </table:table-cell>
          <table:table-cell table:formula="of:=([.$C$10]-[.C1076])*[.$B$4]" office:value-type="float" office:value="50435.6783420068">
            <text:p>50435.6783420068</text:p>
          </table:table-cell>
          <table:table-cell table:formula="of:=ROUND([.D1076])" office:value-type="float" office:value="50436">
            <text:p>50436</text:p>
          </table:table-cell>
          <table:table-cell table:formula="of:=([.$C$8]-([.E1076]*[.$C$4]))" office:value-type="float" office:value="59.966425">
            <text:p>59.966425</text:p>
          </table:table-cell>
          <table:table-cell table:formula="of:=SQRT(ABS([.$D$2]^2-[.F1076]^2))" office:value-type="float" office:value="80.0251702448634">
            <text:p>80.0251702448634</text:p>
          </table:table-cell>
          <table:table-cell table:formula="of:=ABS([.B1076]-[.G1076])" office:value-type="float" office:value="0.00017024486183459">
            <text:p>0.00017024486183459</text:p>
          </table:table-cell>
          <table:table-cell/>
        </table:table-row>
        <table:table-row table:style-name="ro2">
          <table:table-cell table:formula="of:=[.A1076]+[.A$4]" office:value-type="float" office:value="320.400000000006">
            <text:p>320.400000000006</text:p>
          </table:table-cell>
          <table:table-cell table:formula="of:=[.A1077]/([.$D$4]*2)" office:value-type="float" office:value="80.1000000000016">
            <text:p>80.1000000000016</text:p>
          </table:table-cell>
          <table:table-cell table:formula="of:=SQRT(ABS([.$D$2]^2-[.B1077]^2))" office:value-type="float" office:value="59.8664346691846">
            <text:p>59.8664346691846</text:p>
          </table:table-cell>
          <table:table-cell table:formula="of:=([.$C$10]-[.C1077])*[.$B$4]" office:value-type="float" office:value="50561.9366372428">
            <text:p>50561.9366372428</text:p>
          </table:table-cell>
          <table:table-cell table:formula="of:=ROUND([.D1077])" office:value-type="float" office:value="50562">
            <text:p>50562</text:p>
          </table:table-cell>
          <table:table-cell table:formula="of:=([.$C$8]-([.E1077]*[.$C$4]))" office:value-type="float" office:value="59.8664125">
            <text:p>59.8664125</text:p>
          </table:table-cell>
          <table:table-cell table:formula="of:=SQRT(ABS([.$D$2]^2-[.F1077]^2))" office:value-type="float" office:value="80.1000165691609">
            <text:p>80.1000165691609</text:p>
          </table:table-cell>
          <table:table-cell table:formula="of:=ABS([.B1077]-[.G1077])" office:value-type="float" office:value="0.0000165691592570738">
            <text:p>0.0000165691592570738</text:p>
          </table:table-cell>
          <table:table-cell/>
        </table:table-row>
        <table:table-row table:style-name="ro2">
          <table:table-cell table:formula="of:=[.A1077]+[.A$4]" office:value-type="float" office:value="320.700000000006">
            <text:p>320.700000000006</text:p>
          </table:table-cell>
          <table:table-cell table:formula="of:=[.A1078]/([.$D$4]*2)" office:value-type="float" office:value="80.1750000000016">
            <text:p>80.1750000000016</text:p>
          </table:table-cell>
          <table:table-cell table:formula="of:=SQRT(ABS([.$D$2]^2-[.B1078]^2))" office:value-type="float" office:value="59.765954982747">
            <text:p>59.765954982747</text:p>
          </table:table-cell>
          <table:table-cell table:formula="of:=([.$C$10]-[.C1078])*[.$B$4]" office:value-type="float" office:value="50688.5252185815">
            <text:p>50688.5252185815</text:p>
          </table:table-cell>
          <table:table-cell table:formula="of:=ROUND([.D1078])" office:value-type="float" office:value="50689">
            <text:p>50689</text:p>
          </table:table-cell>
          <table:table-cell table:formula="of:=([.$C$8]-([.E1078]*[.$C$4]))" office:value-type="float" office:value="59.76560625">
            <text:p>59.76560625</text:p>
          </table:table-cell>
          <table:table-cell table:formula="of:=SQRT(ABS([.$D$2]^2-[.F1078]^2))" office:value-type="float" office:value="80.1752599594785">
            <text:p>80.1752599594785</text:p>
          </table:table-cell>
          <table:table-cell table:formula="of:=ABS([.B1078]-[.G1078])" office:value-type="float" office:value="0.000259959476920812">
            <text:p>0.000259959476920812</text:p>
          </table:table-cell>
          <table:table-cell/>
        </table:table-row>
        <table:table-row table:style-name="ro2">
          <table:table-cell table:formula="of:=[.A1078]+[.A$4]" office:value-type="float" office:value="321.000000000006">
            <text:p>321.000000000006</text:p>
          </table:table-cell>
          <table:table-cell table:formula="of:=[.A1079]/([.$D$4]*2)" office:value-type="float" office:value="80.2500000000016">
            <text:p>80.2500000000016</text:p>
          </table:table-cell>
          <table:table-cell table:formula="of:=SQRT(ABS([.$D$2]^2-[.B1079]^2))" office:value-type="float" office:value="59.6652118072143">
            <text:p>59.6652118072143</text:p>
          </table:table-cell>
          <table:table-cell table:formula="of:=([.$C$10]-[.C1079])*[.$B$4]" office:value-type="float" office:value="50815.4457546857">
            <text:p>50815.4457546857</text:p>
          </table:table-cell>
          <table:table-cell table:formula="of:=ROUND([.D1079])" office:value-type="float" office:value="50815">
            <text:p>50815</text:p>
          </table:table-cell>
          <table:table-cell table:formula="of:=([.$C$8]-([.E1079]*[.$C$4]))" office:value-type="float" office:value="59.66559375">
            <text:p>59.66559375</text:p>
          </table:table-cell>
          <table:table-cell table:formula="of:=SQRT(ABS([.$D$2]^2-[.F1079]^2))" office:value-type="float" office:value="80.2497160272855">
            <text:p>80.2497160272855</text:p>
          </table:table-cell>
          <table:table-cell table:formula="of:=ABS([.B1079]-[.G1079])" office:value-type="float" office:value="0.000283972716118797">
            <text:p>0.000283972716118797</text:p>
          </table:table-cell>
          <table:table-cell/>
        </table:table-row>
        <table:table-row table:style-name="ro2">
          <table:table-cell table:formula="of:=[.A1079]+[.A$4]" office:value-type="float" office:value="321.300000000006">
            <text:p>321.300000000006</text:p>
          </table:table-cell>
          <table:table-cell table:formula="of:=[.A1080]/([.$D$4]*2)" office:value-type="float" office:value="80.3250000000016">
            <text:p>80.3250000000016</text:p>
          </table:table-cell>
          <table:table-cell table:formula="of:=SQRT(ABS([.$D$2]^2-[.B1080]^2))" office:value-type="float" office:value="59.5642038056394">
            <text:p>59.5642038056394</text:p>
          </table:table-cell>
          <table:table-cell table:formula="of:=([.$C$10]-[.C1080])*[.$B$4]" office:value-type="float" office:value="50942.6999298982">
            <text:p>50942.6999298982</text:p>
          </table:table-cell>
          <table:table-cell table:formula="of:=ROUND([.D1080])" office:value-type="float" office:value="50943">
            <text:p>50943</text:p>
          </table:table-cell>
          <table:table-cell table:formula="of:=([.$C$8]-([.E1080]*[.$C$4]))" office:value-type="float" office:value="59.56399375">
            <text:p>59.56399375</text:p>
          </table:table-cell>
          <table:table-cell table:formula="of:=SQRT(ABS([.$D$2]^2-[.F1080]^2))" office:value-type="float" office:value="80.3251557642434">
            <text:p>80.3251557642434</text:p>
          </table:table-cell>
          <table:table-cell table:formula="of:=ABS([.B1080]-[.G1080])" office:value-type="float" office:value="0.000155764241767997">
            <text:p>0.000155764241767997</text:p>
          </table:table-cell>
          <table:table-cell/>
        </table:table-row>
        <table:table-row table:style-name="ro2">
          <table:table-cell table:formula="of:=[.A1080]+[.A$4]" office:value-type="float" office:value="321.600000000006">
            <text:p>321.600000000006</text:p>
          </table:table-cell>
          <table:table-cell table:formula="of:=[.A1081]/([.$D$4]*2)" office:value-type="float" office:value="80.4000000000016">
            <text:p>80.4000000000016</text:p>
          </table:table-cell>
          <table:table-cell table:formula="of:=SQRT(ABS([.$D$2]^2-[.B1081]^2))" office:value-type="float" office:value="59.4629296284647">
            <text:p>59.4629296284647</text:p>
          </table:table-cell>
          <table:table-cell table:formula="of:=([.$C$10]-[.C1081])*[.$B$4]" office:value-type="float" office:value="51070.289444449">
            <text:p>51070.289444449</text:p>
          </table:table-cell>
          <table:table-cell table:formula="of:=ROUND([.D1081])" office:value-type="float" office:value="51070">
            <text:p>51070</text:p>
          </table:table-cell>
          <table:table-cell table:formula="of:=([.$C$8]-([.E1081]*[.$C$4]))" office:value-type="float" office:value="59.4631875">
            <text:p>59.4631875</text:p>
          </table:table-cell>
          <table:table-cell table:formula="of:=SQRT(ABS([.$D$2]^2-[.F1081]^2))" office:value-type="float" office:value="80.3998092804942">
            <text:p>80.3998092804942</text:p>
          </table:table-cell>
          <table:table-cell table:formula="of:=ABS([.B1081]-[.G1081])" office:value-type="float" office:value="0.000190719507401127">
            <text:p>0.000190719507401127</text:p>
          </table:table-cell>
          <table:table-cell/>
        </table:table-row>
        <table:table-row table:style-name="ro2">
          <table:table-cell table:formula="of:=[.A1081]+[.A$4]" office:value-type="float" office:value="321.900000000006">
            <text:p>321.900000000006</text:p>
          </table:table-cell>
          <table:table-cell table:formula="of:=[.A1082]/([.$D$4]*2)" office:value-type="float" office:value="80.4750000000016">
            <text:p>80.4750000000016</text:p>
          </table:table-cell>
          <table:table-cell table:formula="of:=SQRT(ABS([.$D$2]^2-[.B1082]^2))" office:value-type="float" office:value="59.3613879133544">
            <text:p>59.3613879133544</text:p>
          </table:table-cell>
          <table:table-cell table:formula="of:=([.$C$10]-[.C1082])*[.$B$4]" office:value-type="float" office:value="51198.2160146666">
            <text:p>51198.2160146666</text:p>
          </table:table-cell>
          <table:table-cell table:formula="of:=ROUND([.D1082])" office:value-type="float" office:value="51198">
            <text:p>51198</text:p>
          </table:table-cell>
          <table:table-cell table:formula="of:=([.$C$8]-([.E1082]*[.$C$4]))" office:value-type="float" office:value="59.3615875">
            <text:p>59.3615875</text:p>
          </table:table-cell>
          <table:table-cell table:formula="of:=SQRT(ABS([.$D$2]^2-[.F1082]^2))" office:value-type="float" office:value="80.4748527770001">
            <text:p>80.4748527770001</text:p>
          </table:table-cell>
          <table:table-cell table:formula="of:=ABS([.B1082]-[.G1082])" office:value-type="float" office:value="0.00014722300149117">
            <text:p>0.00014722300149117</text:p>
          </table:table-cell>
          <table:table-cell/>
        </table:table-row>
        <table:table-row table:style-name="ro2">
          <table:table-cell table:formula="of:=[.A1082]+[.A$4]" office:value-type="float" office:value="322.200000000006">
            <text:p>322.200000000006</text:p>
          </table:table-cell>
          <table:table-cell table:formula="of:=[.A1083]/([.$D$4]*2)" office:value-type="float" office:value="80.5500000000016">
            <text:p>80.5500000000016</text:p>
          </table:table-cell>
          <table:table-cell table:formula="of:=SQRT(ABS([.$D$2]^2-[.B1083]^2))" office:value-type="float" office:value="59.2595772850241">
            <text:p>59.2595772850241</text:p>
          </table:table-cell>
          <table:table-cell table:formula="of:=([.$C$10]-[.C1083])*[.$B$4]" office:value-type="float" office:value="51326.4813731931">
            <text:p>51326.4813731931</text:p>
          </table:table-cell>
          <table:table-cell table:formula="of:=ROUND([.D1083])" office:value-type="float" office:value="51326">
            <text:p>51326</text:p>
          </table:table-cell>
          <table:table-cell table:formula="of:=([.$C$8]-([.E1083]*[.$C$4]))" office:value-type="float" office:value="59.2599875">
            <text:p>59.2599875</text:p>
          </table:table-cell>
          <table:table-cell table:formula="of:=SQRT(ABS([.$D$2]^2-[.F1083]^2))" office:value-type="float" office:value="80.5496982086205">
            <text:p>80.5496982086205</text:p>
          </table:table-cell>
          <table:table-cell table:formula="of:=ABS([.B1083]-[.G1083])" office:value-type="float" office:value="0.000301791381090766">
            <text:p>0.000301791381090766</text:p>
          </table:table-cell>
          <table:table-cell/>
        </table:table-row>
        <table:table-row table:style-name="ro2">
          <table:table-cell table:formula="of:=[.A1083]+[.A$4]" office:value-type="float" office:value="322.500000000006">
            <text:p>322.500000000006</text:p>
          </table:table-cell>
          <table:table-cell table:formula="of:=[.A1084]/([.$D$4]*2)" office:value-type="float" office:value="80.6250000000016">
            <text:p>80.6250000000016</text:p>
          </table:table-cell>
          <table:table-cell table:formula="of:=SQRT(ABS([.$D$2]^2-[.B1084]^2))" office:value-type="float" office:value="59.1574963550668">
            <text:p>59.1574963550668</text:p>
          </table:table-cell>
          <table:table-cell table:formula="of:=([.$C$10]-[.C1084])*[.$B$4]" office:value-type="float" office:value="51455.0872692022">
            <text:p>51455.0872692022</text:p>
          </table:table-cell>
          <table:table-cell table:formula="of:=ROUND([.D1084])" office:value-type="float" office:value="51455">
            <text:p>51455</text:p>
          </table:table-cell>
          <table:table-cell table:formula="of:=([.$C$8]-([.E1084]*[.$C$4]))" office:value-type="float" office:value="59.15759375">
            <text:p>59.15759375</text:p>
          </table:table-cell>
          <table:table-cell table:formula="of:=SQRT(ABS([.$D$2]^2-[.F1084]^2))" office:value-type="float" office:value="80.6249285377045">
            <text:p>80.6249285377045</text:p>
          </table:table-cell>
          <table:table-cell table:formula="of:=ABS([.B1084]-[.G1084])" office:value-type="float" office:value="0.0000714622971003109">
            <text:p>0.0000714622971003109</text:p>
          </table:table-cell>
          <table:table-cell/>
        </table:table-row>
        <table:table-row table:style-name="ro2">
          <table:table-cell table:formula="of:=[.A1084]+[.A$4]" office:value-type="float" office:value="322.800000000006">
            <text:p>322.800000000006</text:p>
          </table:table-cell>
          <table:table-cell table:formula="of:=[.A1085]/([.$D$4]*2)" office:value-type="float" office:value="80.7000000000016">
            <text:p>80.7000000000016</text:p>
          </table:table-cell>
          <table:table-cell table:formula="of:=SQRT(ABS([.$D$2]^2-[.B1085]^2))" office:value-type="float" office:value="59.055143721777">
            <text:p>59.055143721777</text:p>
          </table:table-cell>
          <table:table-cell table:formula="of:=([.$C$10]-[.C1085])*[.$B$4]" office:value-type="float" office:value="51584.0354686224">
            <text:p>51584.0354686224</text:p>
          </table:table-cell>
          <table:table-cell table:formula="of:=ROUND([.D1085])" office:value-type="float" office:value="51584">
            <text:p>51584</text:p>
          </table:table-cell>
          <table:table-cell table:formula="of:=([.$C$8]-([.E1085]*[.$C$4]))" office:value-type="float" office:value="59.0552">
            <text:p>59.0552</text:p>
          </table:table-cell>
          <table:table-cell table:formula="of:=SQRT(ABS([.$D$2]^2-[.F1085]^2))" office:value-type="float" office:value="80.6999588163464">
            <text:p>80.6999588163464</text:p>
          </table:table-cell>
          <table:table-cell table:formula="of:=ABS([.B1085]-[.G1085])" office:value-type="float" office:value="0.0000411836552558498">
            <text:p>0.0000411836552558498</text:p>
          </table:table-cell>
          <table:table-cell/>
        </table:table-row>
        <table:table-row table:style-name="ro2">
          <table:table-cell table:formula="of:=[.A1085]+[.A$4]" office:value-type="float" office:value="323.100000000007">
            <text:p>323.100000000007</text:p>
          </table:table-cell>
          <table:table-cell table:formula="of:=[.A1086]/([.$D$4]*2)" office:value-type="float" office:value="80.7750000000016">
            <text:p>80.7750000000016</text:p>
          </table:table-cell>
          <table:table-cell table:formula="of:=SQRT(ABS([.$D$2]^2-[.B1086]^2))" office:value-type="float" office:value="58.9525179699709">
            <text:p>58.9525179699709</text:p>
          </table:table-cell>
          <table:table-cell table:formula="of:=([.$C$10]-[.C1086])*[.$B$4]" office:value-type="float" office:value="51713.3277543624">
            <text:p>51713.3277543624</text:p>
          </table:table-cell>
          <table:table-cell table:formula="of:=ROUND([.D1086])" office:value-type="float" office:value="51713">
            <text:p>51713</text:p>
          </table:table-cell>
          <table:table-cell table:formula="of:=([.$C$8]-([.E1086]*[.$C$4]))" office:value-type="float" office:value="58.95280625">
            <text:p>58.95280625</text:p>
          </table:table-cell>
          <table:table-cell table:formula="of:=SQRT(ABS([.$D$2]^2-[.F1086]^2))" office:value-type="float" office:value="80.7747896020161">
            <text:p>80.7747896020161</text:p>
          </table:table-cell>
          <table:table-cell table:formula="of:=ABS([.B1086]-[.G1086])" office:value-type="float" office:value="0.000210397985568989">
            <text:p>0.000210397985568989</text:p>
          </table:table-cell>
          <table:table-cell/>
        </table:table-row>
        <table:table-row table:style-name="ro2">
          <table:table-cell table:formula="of:=[.A1086]+[.A$4]" office:value-type="float" office:value="323.400000000007">
            <text:p>323.400000000007</text:p>
          </table:table-cell>
          <table:table-cell table:formula="of:=[.A1087]/([.$D$4]*2)" office:value-type="float" office:value="80.8500000000016">
            <text:p>80.8500000000016</text:p>
          </table:table-cell>
          <table:table-cell table:formula="of:=SQRT(ABS([.$D$2]^2-[.B1087]^2))" office:value-type="float" office:value="58.8496176708034">
            <text:p>58.8496176708034</text:p>
          </table:table-cell>
          <table:table-cell table:formula="of:=([.$C$10]-[.C1087])*[.$B$4]" office:value-type="float" office:value="51842.9659265419">
            <text:p>51842.9659265419</text:p>
          </table:table-cell>
          <table:table-cell table:formula="of:=ROUND([.D1087])" office:value-type="float" office:value="51843">
            <text:p>51843</text:p>
          </table:table-cell>
          <table:table-cell table:formula="of:=([.$C$8]-([.E1087]*[.$C$4]))" office:value-type="float" office:value="58.84961875">
            <text:p>58.84961875</text:p>
          </table:table-cell>
          <table:table-cell table:formula="of:=SQRT(ABS([.$D$2]^2-[.F1087]^2))" office:value-type="float" office:value="80.8499992144691">
            <text:p>80.8499992144691</text:p>
          </table:table-cell>
          <table:table-cell table:formula="of:=ABS([.B1087]-[.G1087])" office:value-type="float" office:value="0.000000785532563440938">
            <text:p>0.000000785532563440938</text:p>
          </table:table-cell>
          <table:table-cell/>
        </table:table-row>
        <table:table-row table:style-name="ro2">
          <table:table-cell table:formula="of:=[.A1087]+[.A$4]" office:value-type="float" office:value="323.700000000007">
            <text:p>323.700000000007</text:p>
          </table:table-cell>
          <table:table-cell table:formula="of:=[.A1088]/([.$D$4]*2)" office:value-type="float" office:value="80.9250000000016">
            <text:p>80.9250000000016</text:p>
          </table:table-cell>
          <table:table-cell table:formula="of:=SQRT(ABS([.$D$2]^2-[.B1088]^2))" office:value-type="float" office:value="58.7464413815827">
            <text:p>58.7464413815827</text:p>
          </table:table-cell>
          <table:table-cell table:formula="of:=([.$C$10]-[.C1088])*[.$B$4]" office:value-type="float" office:value="51972.9518027254">
            <text:p>51972.9518027254</text:p>
          </table:table-cell>
          <table:table-cell table:formula="of:=ROUND([.D1088])" office:value-type="float" office:value="51973">
            <text:p>51973</text:p>
          </table:table-cell>
          <table:table-cell table:formula="of:=([.$C$8]-([.E1088]*[.$C$4]))" office:value-type="float" office:value="58.74643125">
            <text:p>58.74643125</text:p>
          </table:table-cell>
          <table:table-cell table:formula="of:=SQRT(ABS([.$D$2]^2-[.F1088]^2))" office:value-type="float" office:value="80.9250073548902">
            <text:p>80.9250073548902</text:p>
          </table:table-cell>
          <table:table-cell table:formula="of:=ABS([.B1088]-[.G1088])" office:value-type="float" office:value="0.00000735488850978072">
            <text:p>0.00000735488850978072</text:p>
          </table:table-cell>
          <table:table-cell/>
        </table:table-row>
        <table:table-row table:style-name="ro2">
          <table:table-cell table:formula="of:=[.A1088]+[.A$4]" office:value-type="float" office:value="324.000000000007">
            <text:p>324.000000000007</text:p>
          </table:table-cell>
          <table:table-cell table:formula="of:=[.A1089]/([.$D$4]*2)" office:value-type="float" office:value="81.0000000000016">
            <text:p>81.0000000000016</text:p>
          </table:table-cell>
          <table:table-cell table:formula="of:=SQRT(ABS([.$D$2]^2-[.B1089]^2))" office:value-type="float" office:value="58.6429876455807">
            <text:p>58.6429876455807</text:p>
          </table:table-cell>
          <table:table-cell table:formula="of:=([.$C$10]-[.C1089])*[.$B$4]" office:value-type="float" office:value="52103.287218161">
            <text:p>52103.287218161</text:p>
          </table:table-cell>
          <table:table-cell table:formula="of:=ROUND([.D1089])" office:value-type="float" office:value="52103">
            <text:p>52103</text:p>
          </table:table-cell>
          <table:table-cell table:formula="of:=([.$C$8]-([.E1089]*[.$C$4]))" office:value-type="float" office:value="58.64324375">
            <text:p>58.64324375</text:p>
          </table:table-cell>
          <table:table-cell table:formula="of:=SQRT(ABS([.$D$2]^2-[.F1089]^2))" office:value-type="float" office:value="80.9998145829858">
            <text:p>80.9998145829858</text:p>
          </table:table-cell>
          <table:table-cell table:formula="of:=ABS([.B1089]-[.G1089])" office:value-type="float" office:value="0.000185417015785561">
            <text:p>0.000185417015785561</text:p>
          </table:table-cell>
          <table:table-cell/>
        </table:table-row>
        <table:table-row table:style-name="ro2">
          <table:table-cell table:formula="of:=[.A1089]+[.A$4]" office:value-type="float" office:value="324.300000000007">
            <text:p>324.300000000007</text:p>
          </table:table-cell>
          <table:table-cell table:formula="of:=[.A1090]/([.$D$4]*2)" office:value-type="float" office:value="81.0750000000016">
            <text:p>81.0750000000016</text:p>
          </table:table-cell>
          <table:table-cell table:formula="of:=SQRT(ABS([.$D$2]^2-[.B1090]^2))" office:value-type="float" office:value="58.5392549918406">
            <text:p>58.5392549918406</text:p>
          </table:table-cell>
          <table:table-cell table:formula="of:=([.$C$10]-[.C1090])*[.$B$4]" office:value-type="float" office:value="52233.9740260226">
            <text:p>52233.9740260226</text:p>
          </table:table-cell>
          <table:table-cell table:formula="of:=ROUND([.D1090])" office:value-type="float" office:value="52234">
            <text:p>52234</text:p>
          </table:table-cell>
          <table:table-cell table:formula="of:=([.$C$8]-([.E1090]*[.$C$4]))" office:value-type="float" office:value="58.5392625">
            <text:p>58.5392625</text:p>
          </table:table-cell>
          <table:table-cell table:formula="of:=SQRT(ABS([.$D$2]^2-[.F1090]^2))" office:value-type="float" office:value="81.0749945788225">
            <text:p>81.0749945788225</text:p>
          </table:table-cell>
          <table:table-cell table:formula="of:=ABS([.B1090]-[.G1090])" office:value-type="float" office:value="0.00000542117916779716">
            <text:p>0.00000542117916779716</text:p>
          </table:table-cell>
          <table:table-cell/>
        </table:table-row>
        <table:table-row table:style-name="ro2">
          <table:table-cell table:formula="of:=[.A1090]+[.A$4]" office:value-type="float" office:value="324.600000000007">
            <text:p>324.600000000007</text:p>
          </table:table-cell>
          <table:table-cell table:formula="of:=[.A1091]/([.$D$4]*2)" office:value-type="float" office:value="81.1500000000016">
            <text:p>81.1500000000016</text:p>
          </table:table-cell>
          <table:table-cell table:formula="of:=SQRT(ABS([.$D$2]^2-[.B1091]^2))" office:value-type="float" office:value="58.4352419349808">
            <text:p>58.4352419349808</text:p>
          </table:table-cell>
          <table:table-cell table:formula="of:=([.$C$10]-[.C1091])*[.$B$4]" office:value-type="float" office:value="52365.0140976571">
            <text:p>52365.0140976571</text:p>
          </table:table-cell>
          <table:table-cell table:formula="of:=ROUND([.D1091])" office:value-type="float" office:value="52365">
            <text:p>52365</text:p>
          </table:table-cell>
          <table:table-cell table:formula="of:=([.$C$8]-([.E1091]*[.$C$4]))" office:value-type="float" office:value="58.43528125">
            <text:p>58.43528125</text:p>
          </table:table-cell>
          <table:table-cell table:formula="of:=SQRT(ABS([.$D$2]^2-[.F1091]^2))" office:value-type="float" office:value="81.1499716896648">
            <text:p>81.1499716896648</text:p>
          </table:table-cell>
          <table:table-cell table:formula="of:=ABS([.B1091]-[.G1091])" office:value-type="float" office:value="0.0000283103368445836">
            <text:p>0.0000283103368445836</text:p>
          </table:table-cell>
          <table:table-cell/>
        </table:table-row>
        <table:table-row table:style-name="ro2">
          <table:table-cell table:formula="of:=[.A1091]+[.A$4]" office:value-type="float" office:value="324.900000000007">
            <text:p>324.900000000007</text:p>
          </table:table-cell>
          <table:table-cell table:formula="of:=[.A1092]/([.$D$4]*2)" office:value-type="float" office:value="81.2250000000016">
            <text:p>81.2250000000016</text:p>
          </table:table-cell>
          <table:table-cell table:formula="of:=SQRT(ABS([.$D$2]^2-[.B1092]^2))" office:value-type="float" office:value="58.3309469749955">
            <text:p>58.3309469749955</text:p>
          </table:table-cell>
          <table:table-cell table:formula="of:=([.$C$10]-[.C1092])*[.$B$4]" office:value-type="float" office:value="52496.4093228354">
            <text:p>52496.4093228354</text:p>
          </table:table-cell>
          <table:table-cell table:formula="of:=ROUND([.D1092])" office:value-type="float" office:value="52496">
            <text:p>52496</text:p>
          </table:table-cell>
          <table:table-cell table:formula="of:=([.$C$8]-([.E1092]*[.$C$4]))" office:value-type="float" office:value="58.3313">
            <text:p>58.3313</text:p>
          </table:table-cell>
          <table:table-cell table:formula="of:=SQRT(ABS([.$D$2]^2-[.F1092]^2))" office:value-type="float" office:value="81.2247464773514">
            <text:p>81.2247464773514</text:p>
          </table:table-cell>
          <table:table-cell table:formula="of:=ABS([.B1092]-[.G1092])" office:value-type="float" office:value="0.0002535226502971">
            <text:p>0.0002535226502971</text:p>
          </table:table-cell>
          <table:table-cell/>
        </table:table-row>
        <table:table-row table:style-name="ro2">
          <table:table-cell table:formula="of:=[.A1092]+[.A$4]" office:value-type="float" office:value="325.200000000007">
            <text:p>325.200000000007</text:p>
          </table:table-cell>
          <table:table-cell table:formula="of:=[.A1093]/([.$D$4]*2)" office:value-type="float" office:value="81.3000000000016">
            <text:p>81.3000000000016</text:p>
          </table:table-cell>
          <table:table-cell table:formula="of:=SQRT(ABS([.$D$2]^2-[.B1093]^2))" office:value-type="float" office:value="58.2263685970517">
            <text:p>58.2263685970517</text:p>
          </table:table-cell>
          <table:table-cell table:formula="of:=([.$C$10]-[.C1093])*[.$B$4]" office:value-type="float" office:value="52628.1616100086">
            <text:p>52628.1616100086</text:p>
          </table:table-cell>
          <table:table-cell table:formula="of:=ROUND([.D1093])" office:value-type="float" office:value="52628">
            <text:p>52628</text:p>
          </table:table-cell>
          <table:table-cell table:formula="of:=([.$C$8]-([.E1093]*[.$C$4]))" office:value-type="float" office:value="58.226525">
            <text:p>58.226525</text:p>
          </table:table-cell>
          <table:table-cell table:formula="of:=SQRT(ABS([.$D$2]^2-[.F1093]^2))" office:value-type="float" office:value="81.2998879853126">
            <text:p>81.2998879853126</text:p>
          </table:table-cell>
          <table:table-cell table:formula="of:=ABS([.B1093]-[.G1093])" office:value-type="float" office:value="0.000112014689051421">
            <text:p>0.000112014689051421</text:p>
          </table:table-cell>
          <table:table-cell/>
        </table:table-row>
        <table:table-row table:style-name="ro2">
          <table:table-cell table:formula="of:=[.A1093]+[.A$4]" office:value-type="float" office:value="325.500000000007">
            <text:p>325.500000000007</text:p>
          </table:table-cell>
          <table:table-cell table:formula="of:=[.A1094]/([.$D$4]*2)" office:value-type="float" office:value="81.3750000000016">
            <text:p>81.3750000000016</text:p>
          </table:table-cell>
          <table:table-cell table:formula="of:=SQRT(ABS([.$D$2]^2-[.B1094]^2))" office:value-type="float" office:value="58.1215052712826">
            <text:p>58.1215052712826</text:p>
          </table:table-cell>
          <table:table-cell table:formula="of:=([.$C$10]-[.C1094])*[.$B$4]" office:value-type="float" office:value="52760.2728865681">
            <text:p>52760.2728865681</text:p>
          </table:table-cell>
          <table:table-cell table:formula="of:=ROUND([.D1094])" office:value-type="float" office:value="52760">
            <text:p>52760</text:p>
          </table:table-cell>
          <table:table-cell table:formula="of:=([.$C$8]-([.E1094]*[.$C$4]))" office:value-type="float" office:value="58.12175">
            <text:p>58.12175</text:p>
          </table:table-cell>
          <table:table-cell table:formula="of:=SQRT(ABS([.$D$2]^2-[.F1094]^2))" office:value-type="float" office:value="81.3748252037293">
            <text:p>81.3748252037293</text:p>
          </table:table-cell>
          <table:table-cell table:formula="of:=ABS([.B1094]-[.G1094])" office:value-type="float" office:value="0.000174796272332856">
            <text:p>0.000174796272332856</text:p>
          </table:table-cell>
          <table:table-cell/>
        </table:table-row>
        <table:table-row table:style-name="ro2">
          <table:table-cell table:formula="of:=[.A1094]+[.A$4]" office:value-type="float" office:value="325.800000000007">
            <text:p>325.800000000007</text:p>
          </table:table-cell>
          <table:table-cell table:formula="of:=[.A1095]/([.$D$4]*2)" office:value-type="float" office:value="81.4500000000017">
            <text:p>81.4500000000017</text:p>
          </table:table-cell>
          <table:table-cell table:formula="of:=SQRT(ABS([.$D$2]^2-[.B1095]^2))" office:value-type="float" office:value="58.0163554525767">
            <text:p>58.0163554525767</text:p>
          </table:table-cell>
          <table:table-cell table:formula="of:=([.$C$10]-[.C1095])*[.$B$4]" office:value-type="float" office:value="52892.7450991109">
            <text:p>52892.7450991109</text:p>
          </table:table-cell>
          <table:table-cell table:formula="of:=ROUND([.D1095])" office:value-type="float" office:value="52893">
            <text:p>52893</text:p>
          </table:table-cell>
          <table:table-cell table:formula="of:=([.$C$8]-([.E1095]*[.$C$4]))" office:value-type="float" office:value="58.01618125">
            <text:p>58.01618125</text:p>
          </table:table-cell>
          <table:table-cell table:formula="of:=SQRT(ABS([.$D$2]^2-[.F1095]^2))" office:value-type="float" office:value="81.4501240831906">
            <text:p>81.4501240831906</text:p>
          </table:table-cell>
          <table:table-cell table:formula="of:=ABS([.B1095]-[.G1095])" office:value-type="float" office:value="0.000124083188964619">
            <text:p>0.000124083188964619</text:p>
          </table:table-cell>
          <table:table-cell/>
        </table:table-row>
        <table:table-row table:style-name="ro2">
          <table:table-cell table:formula="of:=[.A1095]+[.A$4]" office:value-type="float" office:value="326.100000000007">
            <text:p>326.100000000007</text:p>
          </table:table-cell>
          <table:table-cell table:formula="of:=[.A1096]/([.$D$4]*2)" office:value-type="float" office:value="81.5250000000017">
            <text:p>81.5250000000017</text:p>
          </table:table-cell>
          <table:table-cell table:formula="of:=SQRT(ABS([.$D$2]^2-[.B1096]^2))" office:value-type="float" office:value="57.9109175803642">
            <text:p>57.9109175803642</text:p>
          </table:table-cell>
          <table:table-cell table:formula="of:=([.$C$10]-[.C1096])*[.$B$4]" office:value-type="float" office:value="53025.5802137095">
            <text:p>53025.5802137095</text:p>
          </table:table-cell>
          <table:table-cell table:formula="of:=ROUND([.D1096])" office:value-type="float" office:value="53026">
            <text:p>53026</text:p>
          </table:table-cell>
          <table:table-cell table:formula="of:=([.$C$8]-([.E1096]*[.$C$4]))" office:value-type="float" office:value="57.9106125">
            <text:p>57.9106125</text:p>
          </table:table-cell>
          <table:table-cell table:formula="of:=SQRT(ABS([.$D$2]^2-[.F1096]^2))" office:value-type="float" office:value="81.5252167116092">
            <text:p>81.5252167116092</text:p>
          </table:table-cell>
          <table:table-cell table:formula="of:=ABS([.B1096]-[.G1096])" office:value-type="float" office:value="0.000216711607549769">
            <text:p>0.000216711607549769</text:p>
          </table:table-cell>
          <table:table-cell/>
        </table:table-row>
        <table:table-row table:style-name="ro2">
          <table:table-cell table:formula="of:=[.A1096]+[.A$4]" office:value-type="float" office:value="326.400000000007">
            <text:p>326.400000000007</text:p>
          </table:table-cell>
          <table:table-cell table:formula="of:=[.A1097]/([.$D$4]*2)" office:value-type="float" office:value="81.6000000000017">
            <text:p>81.6000000000017</text:p>
          </table:table-cell>
          <table:table-cell table:formula="of:=SQRT(ABS([.$D$2]^2-[.B1097]^2))" office:value-type="float" office:value="57.8051900783981">
            <text:p>57.8051900783981</text:p>
          </table:table-cell>
          <table:table-cell table:formula="of:=([.$C$10]-[.C1097])*[.$B$4]" office:value-type="float" office:value="53158.7802161864">
            <text:p>53158.7802161864</text:p>
          </table:table-cell>
          <table:table-cell table:formula="of:=ROUND([.D1097])" office:value-type="float" office:value="53159">
            <text:p>53159</text:p>
          </table:table-cell>
          <table:table-cell table:formula="of:=([.$C$8]-([.E1097]*[.$C$4]))" office:value-type="float" office:value="57.80504375">
            <text:p>57.80504375</text:p>
          </table:table-cell>
          <table:table-cell table:formula="of:=SQRT(ABS([.$D$2]^2-[.F1097]^2))" office:value-type="float" office:value="81.6001036583936">
            <text:p>81.6001036583936</text:p>
          </table:table-cell>
          <table:table-cell table:formula="of:=ABS([.B1097]-[.G1097])" office:value-type="float" office:value="0.000103658391978456">
            <text:p>0.000103658391978456</text:p>
          </table:table-cell>
          <table:table-cell/>
        </table:table-row>
        <table:table-row table:style-name="ro2">
          <table:table-cell table:formula="of:=[.A1097]+[.A$4]" office:value-type="float" office:value="326.700000000007">
            <text:p>326.700000000007</text:p>
          </table:table-cell>
          <table:table-cell table:formula="of:=[.A1098]/([.$D$4]*2)" office:value-type="float" office:value="81.6750000000017">
            <text:p>81.6750000000017</text:p>
          </table:table-cell>
          <table:table-cell table:formula="of:=SQRT(ABS([.$D$2]^2-[.B1098]^2))" office:value-type="float" office:value="57.6991713545327">
            <text:p>57.6991713545327</text:p>
          </table:table-cell>
          <table:table-cell table:formula="of:=([.$C$10]-[.C1098])*[.$B$4]" office:value-type="float" office:value="53292.3471123948">
            <text:p>53292.3471123948</text:p>
          </table:table-cell>
          <table:table-cell table:formula="of:=ROUND([.D1098])" office:value-type="float" office:value="53292">
            <text:p>53292</text:p>
          </table:table-cell>
          <table:table-cell table:formula="of:=([.$C$8]-([.E1098]*[.$C$4]))" office:value-type="float" office:value="57.699475">
            <text:p>57.699475</text:p>
          </table:table-cell>
          <table:table-cell table:formula="of:=SQRT(ABS([.$D$2]^2-[.F1098]^2))" office:value-type="float" office:value="81.6747854893074">
            <text:p>81.6747854893074</text:p>
          </table:table-cell>
          <table:table-cell table:formula="of:=ABS([.B1098]-[.G1098])" office:value-type="float" office:value="0.000214510694277692">
            <text:p>0.000214510694277692</text:p>
          </table:table-cell>
          <table:table-cell/>
        </table:table-row>
        <table:table-row table:style-name="ro2">
          <table:table-cell table:formula="of:=[.A1098]+[.A$4]" office:value-type="float" office:value="327.000000000007">
            <text:p>327.000000000007</text:p>
          </table:table-cell>
          <table:table-cell table:formula="of:=[.A1099]/([.$D$4]*2)" office:value-type="float" office:value="81.7500000000017">
            <text:p>81.7500000000017</text:p>
          </table:table-cell>
          <table:table-cell table:formula="of:=SQRT(ABS([.$D$2]^2-[.B1099]^2))" office:value-type="float" office:value="57.5928598004972">
            <text:p>57.5928598004972</text:p>
          </table:table-cell>
          <table:table-cell table:formula="of:=([.$C$10]-[.C1099])*[.$B$4]" office:value-type="float" office:value="53426.2829285025">
            <text:p>53426.2829285025</text:p>
          </table:table-cell>
          <table:table-cell table:formula="of:=ROUND([.D1099])" office:value-type="float" office:value="53426">
            <text:p>53426</text:p>
          </table:table-cell>
          <table:table-cell table:formula="of:=([.$C$8]-([.E1099]*[.$C$4]))" office:value-type="float" office:value="57.5931125">
            <text:p>57.5931125</text:p>
          </table:table-cell>
          <table:table-cell table:formula="of:=SQRT(ABS([.$D$2]^2-[.F1099]^2))" office:value-type="float" office:value="81.7498219726645">
            <text:p>81.7498219726645</text:p>
          </table:table-cell>
          <table:table-cell table:formula="of:=ABS([.B1099]-[.G1099])" office:value-type="float" office:value="0.000178027337142339">
            <text:p>0.000178027337142339</text:p>
          </table:table-cell>
          <table:table-cell/>
        </table:table-row>
        <table:table-row table:style-name="ro2">
          <table:table-cell table:formula="of:=[.A1099]+[.A$4]" office:value-type="float" office:value="327.300000000007">
            <text:p>327.300000000007</text:p>
          </table:table-cell>
          <table:table-cell table:formula="of:=[.A1100]/([.$D$4]*2)" office:value-type="float" office:value="81.8250000000017">
            <text:p>81.8250000000017</text:p>
          </table:table-cell>
          <table:table-cell table:formula="of:=SQRT(ABS([.$D$2]^2-[.B1100]^2))" office:value-type="float" office:value="57.4862537916651">
            <text:p>57.4862537916651</text:p>
          </table:table-cell>
          <table:table-cell table:formula="of:=([.$C$10]-[.C1100])*[.$B$4]" office:value-type="float" office:value="53560.5897112831">
            <text:p>53560.5897112831</text:p>
          </table:table-cell>
          <table:table-cell table:formula="of:=ROUND([.D1100])" office:value-type="float" office:value="53561">
            <text:p>53561</text:p>
          </table:table-cell>
          <table:table-cell table:formula="of:=([.$C$8]-([.E1100]*[.$C$4]))" office:value-type="float" office:value="57.48595625">
            <text:p>57.48595625</text:p>
          </table:table-cell>
          <table:table-cell table:formula="of:=SQRT(ABS([.$D$2]^2-[.F1100]^2))" office:value-type="float" office:value="81.8252090374543">
            <text:p>81.8252090374543</text:p>
          </table:table-cell>
          <table:table-cell table:formula="of:=ABS([.B1100]-[.G1100])" office:value-type="float" office:value="0.000209037452592042">
            <text:p>0.000209037452592042</text:p>
          </table:table-cell>
          <table:table-cell/>
        </table:table-row>
        <table:table-row table:style-name="ro2">
          <table:table-cell table:formula="of:=[.A1100]+[.A$4]" office:value-type="float" office:value="327.600000000007">
            <text:p>327.600000000007</text:p>
          </table:table-cell>
          <table:table-cell table:formula="of:=[.A1101]/([.$D$4]*2)" office:value-type="float" office:value="81.9000000000017">
            <text:p>81.9000000000017</text:p>
          </table:table-cell>
          <table:table-cell table:formula="of:=SQRT(ABS([.$D$2]^2-[.B1101]^2))" office:value-type="float" office:value="57.3793516868196">
            <text:p>57.3793516868196</text:p>
          </table:table-cell>
          <table:table-cell table:formula="of:=([.$C$10]-[.C1101])*[.$B$4]" office:value-type="float" office:value="53695.2695284113">
            <text:p>53695.2695284113</text:p>
          </table:table-cell>
          <table:table-cell table:formula="of:=ROUND([.D1101])" office:value-type="float" office:value="53695">
            <text:p>53695</text:p>
          </table:table-cell>
          <table:table-cell table:formula="of:=([.$C$8]-([.E1101]*[.$C$4]))" office:value-type="float" office:value="57.37959375">
            <text:p>57.37959375</text:p>
          </table:table-cell>
          <table:table-cell table:formula="of:=SQRT(ABS([.$D$2]^2-[.F1101]^2))" office:value-type="float" office:value="81.8998304093785">
            <text:p>81.8998304093785</text:p>
          </table:table-cell>
          <table:table-cell table:formula="of:=ABS([.B1101]-[.G1101])" office:value-type="float" office:value="0.000169590623158911">
            <text:p>0.000169590623158911</text:p>
          </table:table-cell>
          <table:table-cell/>
        </table:table-row>
        <table:table-row table:style-name="ro2">
          <table:table-cell table:formula="of:=[.A1101]+[.A$4]" office:value-type="float" office:value="327.900000000007">
            <text:p>327.900000000007</text:p>
          </table:table-cell>
          <table:table-cell table:formula="of:=[.A1102]/([.$D$4]*2)" office:value-type="float" office:value="81.9750000000017">
            <text:p>81.9750000000017</text:p>
          </table:table-cell>
          <table:table-cell table:formula="of:=SQRT(ABS([.$D$2]^2-[.B1102]^2))" office:value-type="float" office:value="57.2721518279148">
            <text:p>57.2721518279148</text:p>
          </table:table-cell>
          <table:table-cell table:formula="of:=([.$C$10]-[.C1102])*[.$B$4]" office:value-type="float" office:value="53830.3244687638">
            <text:p>53830.3244687638</text:p>
          </table:table-cell>
          <table:table-cell table:formula="of:=ROUND([.D1102])" office:value-type="float" office:value="53830">
            <text:p>53830</text:p>
          </table:table-cell>
          <table:table-cell table:formula="of:=([.$C$8]-([.E1102]*[.$C$4]))" office:value-type="float" office:value="57.2724375">
            <text:p>57.2724375</text:p>
          </table:table-cell>
          <table:table-cell table:formula="of:=SQRT(ABS([.$D$2]^2-[.F1102]^2))" office:value-type="float" office:value="81.9748004133502">
            <text:p>81.9748004133502</text:p>
          </table:table-cell>
          <table:table-cell table:formula="of:=ABS([.B1102]-[.G1102])" office:value-type="float" office:value="0.000199586651504546">
            <text:p>0.000199586651504546</text:p>
          </table:table-cell>
          <table:table-cell/>
        </table:table-row>
        <table:table-row table:style-name="ro2">
          <table:table-cell table:formula="of:=[.A1102]+[.A$4]" office:value-type="float" office:value="328.200000000007">
            <text:p>328.200000000007</text:p>
          </table:table-cell>
          <table:table-cell table:formula="of:=[.A1103]/([.$D$4]*2)" office:value-type="float" office:value="82.0500000000017">
            <text:p>82.0500000000017</text:p>
          </table:table-cell>
          <table:table-cell table:formula="of:=SQRT(ABS([.$D$2]^2-[.B1103]^2))" office:value-type="float" office:value="57.164652539832">
            <text:p>57.164652539832</text:p>
          </table:table-cell>
          <table:table-cell table:formula="of:=([.$C$10]-[.C1103])*[.$B$4]" office:value-type="float" office:value="53965.7566427263">
            <text:p>53965.7566427263</text:p>
          </table:table-cell>
          <table:table-cell table:formula="of:=ROUND([.D1103])" office:value-type="float" office:value="53966">
            <text:p>53966</text:p>
          </table:table-cell>
          <table:table-cell table:formula="of:=([.$C$8]-([.E1103]*[.$C$4]))" office:value-type="float" office:value="57.1644875">
            <text:p>57.1644875</text:p>
          </table:table-cell>
          <table:table-cell table:formula="of:=SQRT(ABS([.$D$2]^2-[.F1103]^2))" office:value-type="float" office:value="82.050114983846">
            <text:p>82.050114983846</text:p>
          </table:table-cell>
          <table:table-cell table:formula="of:=ABS([.B1103]-[.G1103])" office:value-type="float" office:value="0.000114983844284211">
            <text:p>0.000114983844284211</text:p>
          </table:table-cell>
          <table:table-cell/>
        </table:table-row>
        <table:table-row table:style-name="ro2">
          <table:table-cell table:formula="of:=[.A1103]+[.A$4]" office:value-type="float" office:value="328.500000000007">
            <text:p>328.500000000007</text:p>
          </table:table-cell>
          <table:table-cell table:formula="of:=[.A1104]/([.$D$4]*2)" office:value-type="float" office:value="82.1250000000017">
            <text:p>82.1250000000017</text:p>
          </table:table-cell>
          <table:table-cell table:formula="of:=SQRT(ABS([.$D$2]^2-[.B1104]^2))" office:value-type="float" office:value="57.0568521301318">
            <text:p>57.0568521301318</text:p>
          </table:table-cell>
          <table:table-cell table:formula="of:=([.$C$10]-[.C1104])*[.$B$4]" office:value-type="float" office:value="54101.5681825062">
            <text:p>54101.5681825062</text:p>
          </table:table-cell>
          <table:table-cell table:formula="of:=ROUND([.D1104])" office:value-type="float" office:value="54102">
            <text:p>54102</text:p>
          </table:table-cell>
          <table:table-cell table:formula="of:=([.$C$8]-([.E1104]*[.$C$4]))" office:value-type="float" office:value="57.0565375">
            <text:p>57.0565375</text:p>
          </table:table-cell>
          <table:table-cell table:formula="of:=SQRT(ABS([.$D$2]^2-[.F1104]^2))" office:value-type="float" office:value="82.1252185903398">
            <text:p>82.1252185903398</text:p>
          </table:table-cell>
          <table:table-cell table:formula="of:=ABS([.B1104]-[.G1104])" office:value-type="float" office:value="0.000218590338121771">
            <text:p>0.000218590338121771</text:p>
          </table:table-cell>
          <table:table-cell/>
        </table:table-row>
        <table:table-row table:style-name="ro2">
          <table:table-cell table:formula="of:=[.A1104]+[.A$4]" office:value-type="float" office:value="328.800000000007">
            <text:p>328.800000000007</text:p>
          </table:table-cell>
          <table:table-cell table:formula="of:=[.A1105]/([.$D$4]*2)" office:value-type="float" office:value="82.2000000000017">
            <text:p>82.2000000000017</text:p>
          </table:table-cell>
          <table:table-cell table:formula="of:=SQRT(ABS([.$D$2]^2-[.B1105]^2))" office:value-type="float" office:value="56.9487488888011">
            <text:p>56.9487488888011</text:p>
          </table:table-cell>
          <table:table-cell table:formula="of:=([.$C$10]-[.C1105])*[.$B$4]" office:value-type="float" office:value="54237.7612424503">
            <text:p>54237.7612424503</text:p>
          </table:table-cell>
          <table:table-cell table:formula="of:=ROUND([.D1105])" office:value-type="float" office:value="54238">
            <text:p>54238</text:p>
          </table:table-cell>
          <table:table-cell table:formula="of:=([.$C$8]-([.E1105]*[.$C$4]))" office:value-type="float" office:value="56.9485875">
            <text:p>56.9485875</text:p>
          </table:table-cell>
          <table:table-cell table:formula="of:=SQRT(ABS([.$D$2]^2-[.F1105]^2))" office:value-type="float" office:value="82.2001118110848">
            <text:p>82.2001118110848</text:p>
          </table:table-cell>
          <table:table-cell table:formula="of:=ABS([.B1105]-[.G1105])" office:value-type="float" office:value="0.000111811083129965">
            <text:p>0.000111811083129965</text:p>
          </table:table-cell>
          <table:table-cell/>
        </table:table-row>
        <table:table-row table:style-name="ro2">
          <table:table-cell table:formula="of:=[.A1105]+[.A$4]" office:value-type="float" office:value="329.100000000007">
            <text:p>329.100000000007</text:p>
          </table:table-cell>
          <table:table-cell table:formula="of:=[.A1106]/([.$D$4]*2)" office:value-type="float" office:value="82.2750000000017">
            <text:p>82.2750000000017</text:p>
          </table:table-cell>
          <table:table-cell table:formula="of:=SQRT(ABS([.$D$2]^2-[.B1106]^2))" office:value-type="float" office:value="56.840341087996">
            <text:p>56.840341087996</text:p>
          </table:table-cell>
          <table:table-cell table:formula="of:=([.$C$10]-[.C1106])*[.$B$4]" office:value-type="float" office:value="54374.3379993702">
            <text:p>54374.3379993702</text:p>
          </table:table-cell>
          <table:table-cell table:formula="of:=ROUND([.D1106])" office:value-type="float" office:value="54374">
            <text:p>54374</text:p>
          </table:table-cell>
          <table:table-cell table:formula="of:=([.$C$8]-([.E1106]*[.$C$4]))" office:value-type="float" office:value="56.8406375">
            <text:p>56.8406375</text:p>
          </table:table-cell>
          <table:table-cell table:formula="of:=SQRT(ABS([.$D$2]^2-[.F1106]^2))" office:value-type="float" office:value="82.2747952206117">
            <text:p>82.2747952206117</text:p>
          </table:table-cell>
          <table:table-cell table:formula="of:=ABS([.B1106]-[.G1106])" office:value-type="float" office:value="0.000204779389960663">
            <text:p>0.000204779389960663</text:p>
          </table:table-cell>
          <table:table-cell/>
        </table:table-row>
        <table:table-row table:style-name="ro2">
          <table:table-cell table:formula="of:=[.A1106]+[.A$4]" office:value-type="float" office:value="329.400000000007">
            <text:p>329.400000000007</text:p>
          </table:table-cell>
          <table:table-cell table:formula="of:=[.A1107]/([.$D$4]*2)" office:value-type="float" office:value="82.3500000000017">
            <text:p>82.3500000000017</text:p>
          </table:table-cell>
          <table:table-cell table:formula="of:=SQRT(ABS([.$D$2]^2-[.B1107]^2))" office:value-type="float" office:value="56.7316269817791">
            <text:p>56.7316269817791</text:p>
          </table:table-cell>
          <table:table-cell table:formula="of:=([.$C$10]-[.C1107])*[.$B$4]" office:value-type="float" office:value="54511.3006528718">
            <text:p>54511.3006528718</text:p>
          </table:table-cell>
          <table:table-cell table:formula="of:=ROUND([.D1107])" office:value-type="float" office:value="54511">
            <text:p>54511</text:p>
          </table:table-cell>
          <table:table-cell table:formula="of:=([.$C$8]-([.E1107]*[.$C$4]))" office:value-type="float" office:value="56.73189375">
            <text:p>56.73189375</text:p>
          </table:table-cell>
          <table:table-cell table:formula="of:=SQRT(ABS([.$D$2]^2-[.F1107]^2))" office:value-type="float" office:value="82.3498162204307">
            <text:p>82.3498162204307</text:p>
          </table:table-cell>
          <table:table-cell table:formula="of:=ABS([.B1107]-[.G1107])" office:value-type="float" office:value="0.000183779570988918">
            <text:p>0.000183779570988918</text:p>
          </table:table-cell>
          <table:table-cell/>
        </table:table-row>
        <table:table-row table:style-name="ro2">
          <table:table-cell table:formula="of:=[.A1107]+[.A$4]" office:value-type="float" office:value="329.700000000007">
            <text:p>329.700000000007</text:p>
          </table:table-cell>
          <table:table-cell table:formula="of:=[.A1108]/([.$D$4]*2)" office:value-type="float" office:value="82.4250000000017">
            <text:p>82.4250000000017</text:p>
          </table:table-cell>
          <table:table-cell table:formula="of:=SQRT(ABS([.$D$2]^2-[.B1108]^2))" office:value-type="float" office:value="56.6226048058523">
            <text:p>56.6226048058523</text:p>
          </table:table-cell>
          <table:table-cell table:formula="of:=([.$C$10]-[.C1108])*[.$B$4]" office:value-type="float" office:value="54648.651425693">
            <text:p>54648.651425693</text:p>
          </table:table-cell>
          <table:table-cell table:formula="of:=ROUND([.D1108])" office:value-type="float" office:value="54649">
            <text:p>54649</text:p>
          </table:table-cell>
          <table:table-cell table:formula="of:=([.$C$8]-([.E1108]*[.$C$4]))" office:value-type="float" office:value="56.62235625">
            <text:p>56.62235625</text:p>
          </table:table-cell>
          <table:table-cell table:formula="of:=SQRT(ABS([.$D$2]^2-[.F1108]^2))" office:value-type="float" office:value="82.4251707471576">
            <text:p>82.4251707471576</text:p>
          </table:table-cell>
          <table:table-cell table:formula="of:=ABS([.B1108]-[.G1108])" office:value-type="float" office:value="0.000170747155920026">
            <text:p>0.000170747155920026</text:p>
          </table:table-cell>
          <table:table-cell/>
        </table:table-row>
        <table:table-row table:style-name="ro2">
          <table:table-cell table:formula="of:=[.A1108]+[.A$4]" office:value-type="float" office:value="330.000000000007">
            <text:p>330.000000000007</text:p>
          </table:table-cell>
          <table:table-cell table:formula="of:=[.A1109]/([.$D$4]*2)" office:value-type="float" office:value="82.5000000000017">
            <text:p>82.5000000000017</text:p>
          </table:table-cell>
          <table:table-cell table:formula="of:=SQRT(ABS([.$D$2]^2-[.B1109]^2))" office:value-type="float" office:value="56.5132727772841">
            <text:p>56.5132727772841</text:p>
          </table:table-cell>
          <table:table-cell table:formula="of:=([.$C$10]-[.C1109])*[.$B$4]" office:value-type="float" office:value="54786.3925640465">
            <text:p>54786.3925640465</text:p>
          </table:table-cell>
          <table:table-cell table:formula="of:=ROUND([.D1109])" office:value-type="float" office:value="54786">
            <text:p>54786</text:p>
          </table:table-cell>
          <table:table-cell table:formula="of:=([.$C$8]-([.E1109]*[.$C$4]))" office:value-type="float" office:value="56.5136125">
            <text:p>56.5136125</text:p>
          </table:table-cell>
          <table:table-cell table:formula="of:=SQRT(ABS([.$D$2]^2-[.F1109]^2))" office:value-type="float" office:value="82.4997672857314">
            <text:p>82.4997672857314</text:p>
          </table:table-cell>
          <table:table-cell table:formula="of:=ABS([.B1109]-[.G1109])" office:value-type="float" office:value="0.000232714270254064">
            <text:p>0.000232714270254064</text:p>
          </table:table-cell>
          <table:table-cell/>
        </table:table-row>
        <table:table-row table:style-name="ro2">
          <table:table-cell table:formula="of:=[.A1109]+[.A$4]" office:value-type="float" office:value="330.300000000007">
            <text:p>330.300000000007</text:p>
          </table:table-cell>
          <table:table-cell table:formula="of:=[.A1110]/([.$D$4]*2)" office:value-type="float" office:value="82.5750000000017">
            <text:p>82.5750000000017</text:p>
          </table:table-cell>
          <table:table-cell table:formula="of:=SQRT(ABS([.$D$2]^2-[.B1110]^2))" office:value-type="float" office:value="56.4036290942322">
            <text:p>56.4036290942322</text:p>
          </table:table-cell>
          <table:table-cell table:formula="of:=([.$C$10]-[.C1110])*[.$B$4]" office:value-type="float" office:value="54924.5263379702">
            <text:p>54924.5263379702</text:p>
          </table:table-cell>
          <table:table-cell table:formula="of:=ROUND([.D1110])" office:value-type="float" office:value="54925">
            <text:p>54925</text:p>
          </table:table-cell>
          <table:table-cell table:formula="of:=([.$C$8]-([.E1110]*[.$C$4]))" office:value-type="float" office:value="56.40328125">
            <text:p>56.40328125</text:p>
          </table:table-cell>
          <table:table-cell table:formula="of:=SQRT(ABS([.$D$2]^2-[.F1110]^2))" office:value-type="float" office:value="82.5752375971962">
            <text:p>82.5752375971962</text:p>
          </table:table-cell>
          <table:table-cell table:formula="of:=ABS([.B1110]-[.G1110])" office:value-type="float" office:value="0.00023759719447014">
            <text:p>0.00023759719447014</text:p>
          </table:table-cell>
          <table:table-cell/>
        </table:table-row>
        <table:table-row table:style-name="ro2">
          <table:table-cell table:formula="of:=[.A1110]+[.A$4]" office:value-type="float" office:value="330.600000000007">
            <text:p>330.600000000007</text:p>
          </table:table-cell>
          <table:table-cell table:formula="of:=[.A1111]/([.$D$4]*2)" office:value-type="float" office:value="82.6500000000017">
            <text:p>82.6500000000017</text:p>
          </table:table-cell>
          <table:table-cell table:formula="of:=SQRT(ABS([.$D$2]^2-[.B1111]^2))" office:value-type="float" office:value="56.2936719356601">
            <text:p>56.2936719356601</text:p>
          </table:table-cell>
          <table:table-cell table:formula="of:=([.$C$10]-[.C1111])*[.$B$4]" office:value-type="float" office:value="55063.0550416831">
            <text:p>55063.0550416831</text:p>
          </table:table-cell>
          <table:table-cell table:formula="of:=ROUND([.D1111])" office:value-type="float" office:value="55063">
            <text:p>55063</text:p>
          </table:table-cell>
          <table:table-cell table:formula="of:=([.$C$8]-([.E1111]*[.$C$4]))" office:value-type="float" office:value="56.29374375">
            <text:p>56.29374375</text:p>
          </table:table-cell>
          <table:table-cell table:formula="of:=SQRT(ABS([.$D$2]^2-[.F1111]^2))" office:value-type="float" office:value="82.6499510865514">
            <text:p>82.6499510865514</text:p>
          </table:table-cell>
          <table:table-cell table:formula="of:=ABS([.B1111]-[.G1111])" office:value-type="float" office:value="0.0000489134503141031">
            <text:p>0.0000489134503141031</text:p>
          </table:table-cell>
          <table:table-cell/>
        </table:table-row>
        <table:table-row table:style-name="ro2">
          <table:table-cell table:formula="of:=[.A1111]+[.A$4]" office:value-type="float" office:value="330.900000000007">
            <text:p>330.900000000007</text:p>
          </table:table-cell>
          <table:table-cell table:formula="of:=[.A1112]/([.$D$4]*2)" office:value-type="float" office:value="82.7250000000017">
            <text:p>82.7250000000017</text:p>
          </table:table-cell>
          <table:table-cell table:formula="of:=SQRT(ABS([.$D$2]^2-[.B1112]^2))" office:value-type="float" office:value="56.1833994610483">
            <text:p>56.1833994610483</text:p>
          </table:table-cell>
          <table:table-cell table:formula="of:=([.$C$10]-[.C1112])*[.$B$4]" office:value-type="float" office:value="55201.98099395">
            <text:p>55201.98099395</text:p>
          </table:table-cell>
          <table:table-cell table:formula="of:=ROUND([.D1112])" office:value-type="float" office:value="55202">
            <text:p>55202</text:p>
          </table:table-cell>
          <table:table-cell table:formula="of:=([.$C$8]-([.E1112]*[.$C$4]))" office:value-type="float" office:value="56.1834125">
            <text:p>56.1834125</text:p>
          </table:table-cell>
          <table:table-cell table:formula="of:=SQRT(ABS([.$D$2]^2-[.F1112]^2))" office:value-type="float" office:value="82.7249911444833">
            <text:p>82.7249911444833</text:p>
          </table:table-cell>
          <table:table-cell table:formula="of:=ABS([.B1112]-[.G1112])" office:value-type="float" office:value="0.00000885551838791798">
            <text:p>0.00000885551838791798</text:p>
          </table:table-cell>
          <table:table-cell/>
        </table:table-row>
        <table:table-row table:style-name="ro2">
          <table:table-cell table:formula="of:=[.A1112]+[.A$4]" office:value-type="float" office:value="331.200000000007">
            <text:p>331.200000000007</text:p>
          </table:table-cell>
          <table:table-cell table:formula="of:=[.A1113]/([.$D$4]*2)" office:value-type="float" office:value="82.8000000000017">
            <text:p>82.8000000000017</text:p>
          </table:table-cell>
          <table:table-cell table:formula="of:=SQRT(ABS([.$D$2]^2-[.B1113]^2))" office:value-type="float" office:value="56.0728098101006">
            <text:p>56.0728098101006</text:p>
          </table:table-cell>
          <table:table-cell table:formula="of:=([.$C$10]-[.C1113])*[.$B$4]" office:value-type="float" office:value="55341.3065384509">
            <text:p>55341.3065384509</text:p>
          </table:table-cell>
          <table:table-cell table:formula="of:=ROUND([.D1113])" office:value-type="float" office:value="55341">
            <text:p>55341</text:p>
          </table:table-cell>
          <table:table-cell table:formula="of:=([.$C$8]-([.E1113]*[.$C$4]))" office:value-type="float" office:value="56.07308125">
            <text:p>56.07308125</text:p>
          </table:table-cell>
          <table:table-cell table:formula="of:=SQRT(ABS([.$D$2]^2-[.F1113]^2))" office:value-type="float" office:value="82.7998161781226">
            <text:p>82.7998161781226</text:p>
          </table:table-cell>
          <table:table-cell table:formula="of:=ABS([.B1113]-[.G1113])" office:value-type="float" office:value="0.000183821879076618">
            <text:p>0.000183821879076618</text:p>
          </table:table-cell>
          <table:table-cell/>
        </table:table-row>
        <table:table-row table:style-name="ro2">
          <table:table-cell table:formula="of:=[.A1113]+[.A$4]" office:value-type="float" office:value="331.500000000007">
            <text:p>331.500000000007</text:p>
          </table:table-cell>
          <table:table-cell table:formula="of:=[.A1114]/([.$D$4]*2)" office:value-type="float" office:value="82.8750000000017">
            <text:p>82.8750000000017</text:p>
          </table:table-cell>
          <table:table-cell table:formula="of:=SQRT(ABS([.$D$2]^2-[.B1114]^2))" office:value-type="float" office:value="55.961901102444">
            <text:p>55.961901102444</text:p>
          </table:table-cell>
          <table:table-cell table:formula="of:=([.$C$10]-[.C1114])*[.$B$4]" office:value-type="float" office:value="55481.0340441601">
            <text:p>55481.0340441601</text:p>
          </table:table-cell>
          <table:table-cell table:formula="of:=ROUND([.D1114])" office:value-type="float" office:value="55481">
            <text:p>55481</text:p>
          </table:table-cell>
          <table:table-cell table:formula="of:=([.$C$8]-([.E1114]*[.$C$4]))" office:value-type="float" office:value="55.96195625">
            <text:p>55.96195625</text:p>
          </table:table-cell>
          <table:table-cell table:formula="of:=SQRT(ABS([.$D$2]^2-[.F1114]^2))" office:value-type="float" office:value="82.8749627612169">
            <text:p>82.8749627612169</text:p>
          </table:table-cell>
          <table:table-cell table:formula="of:=ABS([.B1114]-[.G1114])" office:value-type="float" office:value="0.0000372387848130984">
            <text:p>0.0000372387848130984</text:p>
          </table:table-cell>
          <table:table-cell/>
        </table:table-row>
        <table:table-row table:style-name="ro2">
          <table:table-cell table:formula="of:=[.A1114]+[.A$4]" office:value-type="float" office:value="331.800000000007">
            <text:p>331.800000000007</text:p>
          </table:table-cell>
          <table:table-cell table:formula="of:=[.A1115]/([.$D$4]*2)" office:value-type="float" office:value="82.9500000000017">
            <text:p>82.9500000000017</text:p>
          </table:table-cell>
          <table:table-cell table:formula="of:=SQRT(ABS([.$D$2]^2-[.B1115]^2))" office:value-type="float" office:value="55.8506714373222">
            <text:p>55.8506714373222</text:p>
          </table:table-cell>
          <table:table-cell table:formula="of:=([.$C$10]-[.C1115])*[.$B$4]" office:value-type="float" office:value="55621.1659057309">
            <text:p>55621.1659057309</text:p>
          </table:table-cell>
          <table:table-cell table:formula="of:=ROUND([.D1115])" office:value-type="float" office:value="55621">
            <text:p>55621</text:p>
          </table:table-cell>
          <table:table-cell table:formula="of:=([.$C$8]-([.E1115]*[.$C$4]))" office:value-type="float" office:value="55.85083125">
            <text:p>55.85083125</text:p>
          </table:table-cell>
          <table:table-cell table:formula="of:=SQRT(ABS([.$D$2]^2-[.F1115]^2))" office:value-type="float" office:value="82.9498923970612">
            <text:p>82.9498923970612</text:p>
          </table:table-cell>
          <table:table-cell table:formula="of:=ABS([.B1115]-[.G1115])" office:value-type="float" office:value="0.000107602940559559">
            <text:p>0.000107602940559559</text:p>
          </table:table-cell>
          <table:table-cell/>
        </table:table-row>
        <table:table-row table:style-name="ro2">
          <table:table-cell table:formula="of:=[.A1115]+[.A$4]" office:value-type="float" office:value="332.100000000007">
            <text:p>332.100000000007</text:p>
          </table:table-cell>
          <table:table-cell table:formula="of:=[.A1116]/([.$D$4]*2)" office:value-type="float" office:value="83.0250000000017">
            <text:p>83.0250000000017</text:p>
          </table:table-cell>
          <table:table-cell table:formula="of:=SQRT(ABS([.$D$2]^2-[.B1116]^2))" office:value-type="float" office:value="55.7391188932846">
            <text:p>55.7391188932846</text:p>
          </table:table-cell>
          <table:table-cell table:formula="of:=([.$C$10]-[.C1116])*[.$B$4]" office:value-type="float" office:value="55761.7045438884">
            <text:p>55761.7045438884</text:p>
          </table:table-cell>
          <table:table-cell table:formula="of:=ROUND([.D1116])" office:value-type="float" office:value="55762">
            <text:p>55762</text:p>
          </table:table-cell>
          <table:table-cell table:formula="of:=([.$C$8]-([.E1116]*[.$C$4]))" office:value-type="float" office:value="55.7389125">
            <text:p>55.7389125</text:p>
          </table:table-cell>
          <table:table-cell table:formula="of:=SQRT(ABS([.$D$2]^2-[.F1116]^2))" office:value-type="float" office:value="83.02513856247">
            <text:p>83.02513856247</text:p>
          </table:table-cell>
          <table:table-cell table:formula="of:=ABS([.B1116]-[.G1116])" office:value-type="float" office:value="0.000138562468293912">
            <text:p>0.000138562468293912</text:p>
          </table:table-cell>
          <table:table-cell/>
        </table:table-row>
        <table:table-row table:style-name="ro2">
          <table:table-cell table:formula="of:=[.A1116]+[.A$4]" office:value-type="float" office:value="332.400000000007">
            <text:p>332.400000000007</text:p>
          </table:table-cell>
          <table:table-cell table:formula="of:=[.A1117]/([.$D$4]*2)" office:value-type="float" office:value="83.1000000000017">
            <text:p>83.1000000000017</text:p>
          </table:table-cell>
          <table:table-cell table:formula="of:=SQRT(ABS([.$D$2]^2-[.B1117]^2))" office:value-type="float" office:value="55.6272415278676">
            <text:p>55.6272415278676</text:p>
          </table:table-cell>
          <table:table-cell table:formula="of:=([.$C$10]-[.C1117])*[.$B$4]" office:value-type="float" office:value="55902.6524058312">
            <text:p>55902.6524058312</text:p>
          </table:table-cell>
          <table:table-cell table:formula="of:=ROUND([.D1117])" office:value-type="float" office:value="55903">
            <text:p>55903</text:p>
          </table:table-cell>
          <table:table-cell table:formula="of:=([.$C$8]-([.E1117]*[.$C$4]))" office:value-type="float" office:value="55.62699375">
            <text:p>55.62699375</text:p>
          </table:table-cell>
          <table:table-cell table:formula="of:=SQRT(ABS([.$D$2]^2-[.F1117]^2))" office:value-type="float" office:value="83.1001658622741">
            <text:p>83.1001658622741</text:p>
          </table:table-cell>
          <table:table-cell table:formula="of:=ABS([.B1117]-[.G1117])" office:value-type="float" office:value="0.000165862272353934">
            <text:p>0.000165862272353934</text:p>
          </table:table-cell>
          <table:table-cell/>
        </table:table-row>
        <table:table-row table:style-name="ro2">
          <table:table-cell table:formula="of:=[.A1117]+[.A$4]" office:value-type="float" office:value="332.700000000007">
            <text:p>332.700000000007</text:p>
          </table:table-cell>
          <table:table-cell table:formula="of:=[.A1118]/([.$D$4]*2)" office:value-type="float" office:value="83.1750000000017">
            <text:p>83.1750000000017</text:p>
          </table:table-cell>
          <table:table-cell table:formula="of:=SQRT(ABS([.$D$2]^2-[.B1118]^2))" office:value-type="float" office:value="55.5150373772703">
            <text:p>55.5150373772703</text:p>
          </table:table-cell>
          <table:table-cell table:formula="of:=([.$C$10]-[.C1118])*[.$B$4]" office:value-type="float" office:value="56044.0119656388">
            <text:p>56044.0119656388</text:p>
          </table:table-cell>
          <table:table-cell table:formula="of:=ROUND([.D1118])" office:value-type="float" office:value="56044">
            <text:p>56044</text:p>
          </table:table-cell>
          <table:table-cell table:formula="of:=([.$C$8]-([.E1118]*[.$C$4]))" office:value-type="float" office:value="55.515075">
            <text:p>55.515075</text:p>
          </table:table-cell>
          <table:table-cell table:formula="of:=SQRT(ABS([.$D$2]^2-[.F1118]^2))" office:value-type="float" office:value="83.1749748887511">
            <text:p>83.1749748887511</text:p>
          </table:table-cell>
          <table:table-cell table:formula="of:=ABS([.B1118]-[.G1118])" office:value-type="float" office:value="0.0000251112506219897">
            <text:p>0.0000251112506219897</text:p>
          </table:table-cell>
          <table:table-cell/>
        </table:table-row>
        <table:table-row table:style-name="ro2">
          <table:table-cell table:formula="of:=[.A1118]+[.A$4]" office:value-type="float" office:value="333.000000000007">
            <text:p>333.000000000007</text:p>
          </table:table-cell>
          <table:table-cell table:formula="of:=[.A1119]/([.$D$4]*2)" office:value-type="float" office:value="83.2500000000017">
            <text:p>83.2500000000017</text:p>
          </table:table-cell>
          <table:table-cell table:formula="of:=SQRT(ABS([.$D$2]^2-[.B1119]^2))" office:value-type="float" office:value="55.4025044560236">
            <text:p>55.4025044560236</text:p>
          </table:table-cell>
          <table:table-cell table:formula="of:=([.$C$10]-[.C1119])*[.$B$4]" office:value-type="float" office:value="56185.7857246897">
            <text:p>56185.7857246897</text:p>
          </table:table-cell>
          <table:table-cell table:formula="of:=ROUND([.D1119])" office:value-type="float" office:value="56186">
            <text:p>56186</text:p>
          </table:table-cell>
          <table:table-cell table:formula="of:=([.$C$8]-([.E1119]*[.$C$4]))" office:value-type="float" office:value="55.4023625">
            <text:p>55.4023625</text:p>
          </table:table-cell>
          <table:table-cell table:formula="of:=SQRT(ABS([.$D$2]^2-[.F1119]^2))" office:value-type="float" office:value="83.2500944709289">
            <text:p>83.2500944709289</text:p>
          </table:table-cell>
          <table:table-cell table:formula="of:=ABS([.B1119]-[.G1119])" office:value-type="float" office:value="0.0000944709272232558">
            <text:p>0.0000944709272232558</text:p>
          </table:table-cell>
          <table:table-cell/>
        </table:table-row>
        <table:table-row table:style-name="ro2">
          <table:table-cell table:formula="of:=[.A1119]+[.A$4]" office:value-type="float" office:value="333.300000000007">
            <text:p>333.300000000007</text:p>
          </table:table-cell>
          <table:table-cell table:formula="of:=[.A1120]/([.$D$4]*2)" office:value-type="float" office:value="83.3250000000017">
            <text:p>83.3250000000017</text:p>
          </table:table-cell>
          <table:table-cell table:formula="of:=SQRT(ABS([.$D$2]^2-[.B1120]^2))" office:value-type="float" office:value="55.2896407566527">
            <text:p>55.2896407566527</text:p>
          </table:table-cell>
          <table:table-cell table:formula="of:=([.$C$10]-[.C1120])*[.$B$4]" office:value-type="float" office:value="56327.9762120861">
            <text:p>56327.9762120861</text:p>
          </table:table-cell>
          <table:table-cell table:formula="of:=ROUND([.D1120])" office:value-type="float" office:value="56328">
            <text:p>56328</text:p>
          </table:table-cell>
          <table:table-cell table:formula="of:=([.$C$8]-([.E1120]*[.$C$4]))" office:value-type="float" office:value="55.28965">
            <text:p>55.28965</text:p>
          </table:table-cell>
          <table:table-cell table:formula="of:=SQRT(ABS([.$D$2]^2-[.F1120]^2))" office:value-type="float" office:value="83.3249938666514">
            <text:p>83.3249938666514</text:p>
          </table:table-cell>
          <table:table-cell table:formula="of:=ABS([.B1120]-[.G1120])" office:value-type="float" office:value="0.00000613335028276651">
            <text:p>0.00000613335028276651</text:p>
          </table:table-cell>
          <table:table-cell/>
        </table:table-row>
        <table:table-row table:style-name="ro2">
          <table:table-cell table:formula="of:=[.A1120]+[.A$4]" office:value-type="float" office:value="333.600000000007">
            <text:p>333.600000000007</text:p>
          </table:table-cell>
          <table:table-cell table:formula="of:=[.A1121]/([.$D$4]*2)" office:value-type="float" office:value="83.4000000000017">
            <text:p>83.4000000000017</text:p>
          </table:table-cell>
          <table:table-cell table:formula="of:=SQRT(ABS([.$D$2]^2-[.B1121]^2))" office:value-type="float" office:value="55.1764442493326">
            <text:p>55.1764442493326</text:p>
          </table:table-cell>
          <table:table-cell table:formula="of:=([.$C$10]-[.C1121])*[.$B$4]" office:value-type="float" office:value="56470.5859850878">
            <text:p>56470.5859850878</text:p>
          </table:table-cell>
          <table:table-cell table:formula="of:=ROUND([.D1121])" office:value-type="float" office:value="56471">
            <text:p>56471</text:p>
          </table:table-cell>
          <table:table-cell table:formula="of:=([.$C$8]-([.E1121]*[.$C$4]))" office:value-type="float" office:value="55.17614375">
            <text:p>55.17614375</text:p>
          </table:table-cell>
          <table:table-cell table:formula="of:=SQRT(ABS([.$D$2]^2-[.F1121]^2))" office:value-type="float" office:value="83.4001988059941">
            <text:p>83.4001988059941</text:p>
          </table:table-cell>
          <table:table-cell table:formula="of:=ABS([.B1121]-[.G1121])" office:value-type="float" office:value="0.000198805992354778">
            <text:p>0.000198805992354778</text:p>
          </table:table-cell>
          <table:table-cell/>
        </table:table-row>
        <table:table-row table:style-name="ro2">
          <table:table-cell table:formula="of:=[.A1121]+[.A$4]" office:value-type="float" office:value="333.900000000007">
            <text:p>333.900000000007</text:p>
          </table:table-cell>
          <table:table-cell table:formula="of:=[.A1122]/([.$D$4]*2)" office:value-type="float" office:value="83.4750000000017">
            <text:p>83.4750000000017</text:p>
          </table:table-cell>
          <table:table-cell table:formula="of:=SQRT(ABS([.$D$2]^2-[.B1122]^2))" office:value-type="float" office:value="55.0629128815368">
            <text:p>55.0629128815368</text:p>
          </table:table-cell>
          <table:table-cell table:formula="of:=([.$C$10]-[.C1122])*[.$B$4]" office:value-type="float" office:value="56613.617629555">
            <text:p>56613.617629555</text:p>
          </table:table-cell>
          <table:table-cell table:formula="of:=ROUND([.D1122])" office:value-type="float" office:value="56614">
            <text:p>56614</text:p>
          </table:table-cell>
          <table:table-cell table:formula="of:=([.$C$8]-([.E1122]*[.$C$4]))" office:value-type="float" office:value="55.0626375">
            <text:p>55.0626375</text:p>
          </table:table-cell>
          <table:table-cell table:formula="of:=SQRT(ABS([.$D$2]^2-[.F1122]^2))" office:value-type="float" office:value="83.4751816502581">
            <text:p>83.4751816502581</text:p>
          </table:table-cell>
          <table:table-cell table:formula="of:=ABS([.B1122]-[.G1122])" office:value-type="float" office:value="0.000181650256408261">
            <text:p>0.000181650256408261</text:p>
          </table:table-cell>
          <table:table-cell/>
        </table:table-row>
        <table:table-row table:style-name="ro2">
          <table:table-cell table:formula="of:=[.A1122]+[.A$4]" office:value-type="float" office:value="334.200000000007">
            <text:p>334.200000000007</text:p>
          </table:table-cell>
          <table:table-cell table:formula="of:=[.A1123]/([.$D$4]*2)" office:value-type="float" office:value="83.5500000000017">
            <text:p>83.5500000000017</text:p>
          </table:table-cell>
          <table:table-cell table:formula="of:=SQRT(ABS([.$D$2]^2-[.B1123]^2))" office:value-type="float" office:value="54.9490445776786">
            <text:p>54.9490445776786</text:p>
          </table:table-cell>
          <table:table-cell table:formula="of:=([.$C$10]-[.C1123])*[.$B$4]" office:value-type="float" office:value="56757.0737603999">
            <text:p>56757.0737603999</text:p>
          </table:table-cell>
          <table:table-cell table:formula="of:=ROUND([.D1123])" office:value-type="float" office:value="56757">
            <text:p>56757</text:p>
          </table:table-cell>
          <table:table-cell table:formula="of:=([.$C$8]-([.E1123]*[.$C$4]))" office:value-type="float" office:value="54.94913125">
            <text:p>54.94913125</text:p>
          </table:table-cell>
          <table:table-cell table:formula="of:=SQRT(ABS([.$D$2]^2-[.F1123]^2))" office:value-type="float" office:value="83.5499429974089">
            <text:p>83.5499429974089</text:p>
          </table:table-cell>
          <table:table-cell table:formula="of:=ABS([.B1123]-[.G1123])" office:value-type="float" office:value="0.0000570025928539053">
            <text:p>0.0000570025928539053</text:p>
          </table:table-cell>
          <table:table-cell/>
        </table:table-row>
        <table:table-row table:style-name="ro2">
          <table:table-cell table:formula="of:=[.A1123]+[.A$4]" office:value-type="float" office:value="334.500000000007">
            <text:p>334.500000000007</text:p>
          </table:table-cell>
          <table:table-cell table:formula="of:=[.A1124]/([.$D$4]*2)" office:value-type="float" office:value="83.6250000000017">
            <text:p>83.6250000000017</text:p>
          </table:table-cell>
          <table:table-cell table:formula="of:=SQRT(ABS([.$D$2]^2-[.B1124]^2))" office:value-type="float" office:value="54.8348372387455">
            <text:p>54.8348372387455</text:p>
          </table:table-cell>
          <table:table-cell table:formula="of:=([.$C$10]-[.C1124])*[.$B$4]" office:value-type="float" office:value="56900.9570220479">
            <text:p>56900.9570220479</text:p>
          </table:table-cell>
          <table:table-cell table:formula="of:=ROUND([.D1124])" office:value-type="float" office:value="56901">
            <text:p>56901</text:p>
          </table:table-cell>
          <table:table-cell table:formula="of:=([.$C$8]-([.E1124]*[.$C$4]))" office:value-type="float" office:value="54.83483125">
            <text:p>54.83483125</text:p>
          </table:table-cell>
          <table:table-cell table:formula="of:=SQRT(ABS([.$D$2]^2-[.F1124]^2))" office:value-type="float" office:value="83.6250039269597">
            <text:p>83.6250039269597</text:p>
          </table:table-cell>
          <table:table-cell table:formula="of:=ABS([.B1124]-[.G1124])" office:value-type="float" office:value="0.00000392695794459996">
            <text:p>0.00000392695794459996</text:p>
          </table:table-cell>
          <table:table-cell/>
        </table:table-row>
        <table:table-row table:style-name="ro2">
          <table:table-cell table:formula="of:=[.A1124]+[.A$4]" office:value-type="float" office:value="334.800000000007">
            <text:p>334.800000000007</text:p>
          </table:table-cell>
          <table:table-cell table:formula="of:=[.A1125]/([.$D$4]*2)" office:value-type="float" office:value="83.7000000000017">
            <text:p>83.7000000000017</text:p>
          </table:table-cell>
          <table:table-cell table:formula="of:=SQRT(ABS([.$D$2]^2-[.B1125]^2))" office:value-type="float" office:value="54.7202887419256">
            <text:p>54.7202887419256</text:p>
          </table:table-cell>
          <table:table-cell table:formula="of:=([.$C$10]-[.C1125])*[.$B$4]" office:value-type="float" office:value="57045.2700889077">
            <text:p>57045.2700889077</text:p>
          </table:table-cell>
          <table:table-cell table:formula="of:=ROUND([.D1125])" office:value-type="float" office:value="57045">
            <text:p>57045</text:p>
          </table:table-cell>
          <table:table-cell table:formula="of:=([.$C$8]-([.E1125]*[.$C$4]))" office:value-type="float" office:value="54.72053125">
            <text:p>54.72053125</text:p>
          </table:table-cell>
          <table:table-cell table:formula="of:=SQRT(ABS([.$D$2]^2-[.F1125]^2))" office:value-type="float" office:value="83.6998414557505">
            <text:p>83.6998414557505</text:p>
          </table:table-cell>
          <table:table-cell table:formula="of:=ABS([.B1125]-[.G1125])" office:value-type="float" office:value="0.00015854425122086">
            <text:p>0.00015854425122086</text:p>
          </table:table-cell>
          <table:table-cell/>
        </table:table-row>
        <table:table-row table:style-name="ro2">
          <table:table-cell table:formula="of:=[.A1125]+[.A$4]" office:value-type="float" office:value="335.100000000007">
            <text:p>335.100000000007</text:p>
          </table:table-cell>
          <table:table-cell table:formula="of:=[.A1126]/([.$D$4]*2)" office:value-type="float" office:value="83.7750000000017">
            <text:p>83.7750000000017</text:p>
          </table:table-cell>
          <table:table-cell table:formula="of:=SQRT(ABS([.$D$2]^2-[.B1126]^2))" office:value-type="float" office:value="54.6053969402266">
            <text:p>54.6053969402266</text:p>
          </table:table-cell>
          <table:table-cell table:formula="of:=([.$C$10]-[.C1126])*[.$B$4]" office:value-type="float" office:value="57190.0156658513">
            <text:p>57190.0156658513</text:p>
          </table:table-cell>
          <table:table-cell table:formula="of:=ROUND([.D1126])" office:value-type="float" office:value="57190">
            <text:p>57190</text:p>
          </table:table-cell>
          <table:table-cell table:formula="of:=([.$C$8]-([.E1126]*[.$C$4]))" office:value-type="float" office:value="54.6054375">
            <text:p>54.6054375</text:p>
          </table:table-cell>
          <table:table-cell table:formula="of:=SQRT(ABS([.$D$2]^2-[.F1126]^2))" office:value-type="float" office:value="83.774973562715">
            <text:p>83.774973562715</text:p>
          </table:table-cell>
          <table:table-cell table:formula="of:=ABS([.B1126]-[.G1126])" office:value-type="float" office:value="0.0000264372867633256">
            <text:p>0.0000264372867633256</text:p>
          </table:table-cell>
          <table:table-cell/>
        </table:table-row>
        <table:table-row table:style-name="ro2">
          <table:table-cell table:formula="of:=[.A1126]+[.A$4]" office:value-type="float" office:value="335.400000000007">
            <text:p>335.400000000007</text:p>
          </table:table-cell>
          <table:table-cell table:formula="of:=[.A1127]/([.$D$4]*2)" office:value-type="float" office:value="83.8500000000017">
            <text:p>83.8500000000017</text:p>
          </table:table-cell>
          <table:table-cell table:formula="of:=SQRT(ABS([.$D$2]^2-[.B1127]^2))" office:value-type="float" office:value="54.4901596620868">
            <text:p>54.4901596620868</text:p>
          </table:table-cell>
          <table:table-cell table:formula="of:=([.$C$10]-[.C1127])*[.$B$4]" office:value-type="float" office:value="57335.1964887046">
            <text:p>57335.1964887046</text:p>
          </table:table-cell>
          <table:table-cell table:formula="of:=ROUND([.D1127])" office:value-type="float" office:value="57335">
            <text:p>57335</text:p>
          </table:table-cell>
          <table:table-cell table:formula="of:=([.$C$8]-([.E1127]*[.$C$4]))" office:value-type="float" office:value="54.49034375">
            <text:p>54.49034375</text:p>
          </table:table-cell>
          <table:table-cell table:formula="of:=SQRT(ABS([.$D$2]^2-[.F1127]^2))" office:value-type="float" office:value="83.8498803696632">
            <text:p>83.8498803696632</text:p>
          </table:table-cell>
          <table:table-cell table:formula="of:=ABS([.B1127]-[.G1127])" office:value-type="float" office:value="0.00011963033850293">
            <text:p>0.00011963033850293</text:p>
          </table:table-cell>
          <table:table-cell/>
        </table:table-row>
        <table:table-row table:style-name="ro2">
          <table:table-cell table:formula="of:=[.A1127]+[.A$4]" office:value-type="float" office:value="335.700000000007">
            <text:p>335.700000000007</text:p>
          </table:table-cell>
          <table:table-cell table:formula="of:=[.A1128]/([.$D$4]*2)" office:value-type="float" office:value="83.9250000000017">
            <text:p>83.9250000000017</text:p>
          </table:table-cell>
          <table:table-cell table:formula="of:=SQRT(ABS([.$D$2]^2-[.B1128]^2))" office:value-type="float" office:value="54.3745747109778">
            <text:p>54.3745747109778</text:p>
          </table:table-cell>
          <table:table-cell table:formula="of:=([.$C$10]-[.C1128])*[.$B$4]" office:value-type="float" office:value="57480.8153247474">
            <text:p>57480.8153247474</text:p>
          </table:table-cell>
          <table:table-cell table:formula="of:=ROUND([.D1128])" office:value-type="float" office:value="57481">
            <text:p>57481</text:p>
          </table:table-cell>
          <table:table-cell table:formula="of:=([.$C$8]-([.E1128]*[.$C$4]))" office:value-type="float" office:value="54.37445625">
            <text:p>54.37445625</text:p>
          </table:table-cell>
          <table:table-cell table:formula="of:=SQRT(ABS([.$D$2]^2-[.F1128]^2))" office:value-type="float" office:value="83.9250767501397">
            <text:p>83.9250767501397</text:p>
          </table:table-cell>
          <table:table-cell table:formula="of:=ABS([.B1128]-[.G1128])" office:value-type="float" office:value="0.0000767501379357327">
            <text:p>0.0000767501379357327</text:p>
          </table:table-cell>
          <table:table-cell/>
        </table:table-row>
        <table:table-row table:style-name="ro2">
          <table:table-cell table:formula="of:=[.A1128]+[.A$4]" office:value-type="float" office:value="336.000000000007">
            <text:p>336.000000000007</text:p>
          </table:table-cell>
          <table:table-cell table:formula="of:=[.A1129]/([.$D$4]*2)" office:value-type="float" office:value="84.0000000000017">
            <text:p>84.0000000000017</text:p>
          </table:table-cell>
          <table:table-cell table:formula="of:=SQRT(ABS([.$D$2]^2-[.B1129]^2))" office:value-type="float" office:value="54.2586398649994">
            <text:p>54.2586398649994</text:p>
          </table:table-cell>
          <table:table-cell table:formula="of:=([.$C$10]-[.C1129])*[.$B$4]" office:value-type="float" office:value="57626.8749732241">
            <text:p>57626.8749732241</text:p>
          </table:table-cell>
          <table:table-cell table:formula="of:=ROUND([.D1129])" office:value-type="float" office:value="57627">
            <text:p>57627</text:p>
          </table:table-cell>
          <table:table-cell table:formula="of:=([.$C$8]-([.E1129]*[.$C$4]))" office:value-type="float" office:value="54.25856875">
            <text:p>54.25856875</text:p>
          </table:table-cell>
          <table:table-cell table:formula="of:=SQRT(ABS([.$D$2]^2-[.F1129]^2))" office:value-type="float" office:value="84.0000459357108">
            <text:p>84.0000459357108</text:p>
          </table:table-cell>
          <table:table-cell table:formula="of:=ABS([.B1129]-[.G1129])" office:value-type="float" office:value="0.0000459357090392132">
            <text:p>0.0000459357090392132</text:p>
          </table:table-cell>
          <table:table-cell/>
        </table:table-row>
        <table:table-row table:style-name="ro2">
          <table:table-cell table:formula="of:=[.A1129]+[.A$4]" office:value-type="float" office:value="336.300000000007">
            <text:p>336.300000000007</text:p>
          </table:table-cell>
          <table:table-cell table:formula="of:=[.A1130]/([.$D$4]*2)" office:value-type="float" office:value="84.0750000000018">
            <text:p>84.0750000000018</text:p>
          </table:table-cell>
          <table:table-cell table:formula="of:=SQRT(ABS([.$D$2]^2-[.B1130]^2))" office:value-type="float" office:value="54.1423528764654">
            <text:p>54.1423528764654</text:p>
          </table:table-cell>
          <table:table-cell table:formula="of:=([.$C$10]-[.C1130])*[.$B$4]" office:value-type="float" office:value="57773.3782658653">
            <text:p>57773.3782658653</text:p>
          </table:table-cell>
          <table:table-cell table:formula="of:=ROUND([.D1130])" office:value-type="float" office:value="57773">
            <text:p>57773</text:p>
          </table:table-cell>
          <table:table-cell table:formula="of:=([.$C$8]-([.E1130]*[.$C$4]))" office:value-type="float" office:value="54.14268125">
            <text:p>54.14268125</text:p>
          </table:table-cell>
          <table:table-cell table:formula="of:=SQRT(ABS([.$D$2]^2-[.F1130]^2))" office:value-type="float" office:value="84.0747885341432">
            <text:p>84.0747885341432</text:p>
          </table:table-cell>
          <table:table-cell table:formula="of:=ABS([.B1130]-[.G1130])" office:value-type="float" office:value="0.00021146585854126">
            <text:p>0.00021146585854126</text:p>
          </table:table-cell>
          <table:table-cell/>
        </table:table-row>
        <table:table-row table:style-name="ro2">
          <table:table-cell table:formula="of:=[.A1130]+[.A$4]" office:value-type="float" office:value="336.600000000007">
            <text:p>336.600000000007</text:p>
          </table:table-cell>
          <table:table-cell table:formula="of:=[.A1131]/([.$D$4]*2)" office:value-type="float" office:value="84.1500000000018">
            <text:p>84.1500000000018</text:p>
          </table:table-cell>
          <table:table-cell table:formula="of:=SQRT(ABS([.$D$2]^2-[.B1131]^2))" office:value-type="float" office:value="54.0257114714809">
            <text:p>54.0257114714809</text:p>
          </table:table-cell>
          <table:table-cell table:formula="of:=([.$C$10]-[.C1131])*[.$B$4]" office:value-type="float" office:value="57920.3280674206">
            <text:p>57920.3280674206</text:p>
          </table:table-cell>
          <table:table-cell table:formula="of:=ROUND([.D1131])" office:value-type="float" office:value="57920">
            <text:p>57920</text:p>
          </table:table-cell>
          <table:table-cell table:formula="of:=([.$C$8]-([.E1131]*[.$C$4]))" office:value-type="float" office:value="54.026">
            <text:p>54.026</text:p>
          </table:table-cell>
          <table:table-cell table:formula="of:=SQRT(ABS([.$D$2]^2-[.F1131]^2))" office:value-type="float" office:value="84.1498147591544">
            <text:p>84.1498147591544</text:p>
          </table:table-cell>
          <table:table-cell table:formula="of:=ABS([.B1131]-[.G1131])" office:value-type="float" office:value="0.000185240847358159">
            <text:p>0.000185240847358159</text:p>
          </table:table-cell>
          <table:table-cell/>
        </table:table-row>
        <table:table-row table:style-name="ro2">
          <table:table-cell table:formula="of:=[.A1131]+[.A$4]" office:value-type="float" office:value="336.900000000007">
            <text:p>336.900000000007</text:p>
          </table:table-cell>
          <table:table-cell table:formula="of:=[.A1132]/([.$D$4]*2)" office:value-type="float" office:value="84.2250000000018">
            <text:p>84.2250000000018</text:p>
          </table:table-cell>
          <table:table-cell table:formula="of:=SQRT(ABS([.$D$2]^2-[.B1132]^2))" office:value-type="float" office:value="53.9087133495106">
            <text:p>53.9087133495106</text:p>
          </table:table-cell>
          <table:table-cell table:formula="of:=([.$C$10]-[.C1132])*[.$B$4]" office:value-type="float" office:value="58067.7272762021">
            <text:p>58067.7272762021</text:p>
          </table:table-cell>
          <table:table-cell table:formula="of:=ROUND([.D1132])" office:value-type="float" office:value="58068">
            <text:p>58068</text:p>
          </table:table-cell>
          <table:table-cell table:formula="of:=([.$C$8]-([.E1132]*[.$C$4]))" office:value-type="float" office:value="53.908525">
            <text:p>53.908525</text:p>
          </table:table-cell>
          <table:table-cell table:formula="of:=SQRT(ABS([.$D$2]^2-[.F1132]^2))" office:value-type="float" office:value="84.225120553932">
            <text:p>84.225120553932</text:p>
          </table:table-cell>
          <table:table-cell table:formula="of:=ABS([.B1132]-[.G1132])" office:value-type="float" office:value="0.000120553930216261">
            <text:p>0.000120553930216261</text:p>
          </table:table-cell>
          <table:table-cell/>
        </table:table-row>
        <table:table-row table:style-name="ro2">
          <table:table-cell table:formula="of:=[.A1132]+[.A$4]" office:value-type="float" office:value="337.200000000007">
            <text:p>337.200000000007</text:p>
          </table:table-cell>
          <table:table-cell table:formula="of:=[.A1133]/([.$D$4]*2)" office:value-type="float" office:value="84.3000000000018">
            <text:p>84.3000000000018</text:p>
          </table:table-cell>
          <table:table-cell table:formula="of:=SQRT(ABS([.$D$2]^2-[.B1133]^2))" office:value-type="float" office:value="53.791356182938">
            <text:p>53.791356182938</text:p>
          </table:table-cell>
          <table:table-cell table:formula="of:=([.$C$10]-[.C1133])*[.$B$4]" office:value-type="float" office:value="58215.57882464">
            <text:p>58215.57882464</text:p>
          </table:table-cell>
          <table:table-cell table:formula="of:=ROUND([.D1133])" office:value-type="float" office:value="58216">
            <text:p>58216</text:p>
          </table:table-cell>
          <table:table-cell table:formula="of:=([.$C$8]-([.E1133]*[.$C$4]))" office:value-type="float" office:value="53.79105">
            <text:p>53.79105</text:p>
          </table:table-cell>
          <table:table-cell table:formula="of:=SQRT(ABS([.$D$2]^2-[.F1133]^2))" office:value-type="float" office:value="84.3001953728311">
            <text:p>84.3001953728311</text:p>
          </table:table-cell>
          <table:table-cell table:formula="of:=ABS([.B1133]-[.G1133])" office:value-type="float" office:value="0.000195372829381313">
            <text:p>0.000195372829381313</text:p>
          </table:table-cell>
          <table:table-cell/>
        </table:table-row>
        <table:table-row table:style-name="ro2">
          <table:table-cell table:formula="of:=[.A1133]+[.A$4]" office:value-type="float" office:value="337.500000000007">
            <text:p>337.500000000007</text:p>
          </table:table-cell>
          <table:table-cell table:formula="of:=[.A1134]/([.$D$4]*2)" office:value-type="float" office:value="84.3750000000018">
            <text:p>84.3750000000018</text:p>
          </table:table-cell>
          <table:table-cell table:formula="of:=SQRT(ABS([.$D$2]^2-[.B1134]^2))" office:value-type="float" office:value="53.6736376166149">
            <text:p>53.6736376166149</text:p>
          </table:table-cell>
          <table:table-cell table:formula="of:=([.$C$10]-[.C1134])*[.$B$4]" office:value-type="float" office:value="58363.8856798502">
            <text:p>58363.8856798502</text:p>
          </table:table-cell>
          <table:table-cell table:formula="of:=ROUND([.D1134])" office:value-type="float" office:value="58364">
            <text:p>58364</text:p>
          </table:table-cell>
          <table:table-cell table:formula="of:=([.$C$8]-([.E1134]*[.$C$4]))" office:value-type="float" office:value="53.673575">
            <text:p>53.673575</text:p>
          </table:table-cell>
          <table:table-cell table:formula="of:=SQRT(ABS([.$D$2]^2-[.F1134]^2))" office:value-type="float" office:value="84.3750398324017">
            <text:p>84.3750398324017</text:p>
          </table:table-cell>
          <table:table-cell table:formula="of:=ABS([.B1134]-[.G1134])" office:value-type="float" office:value="0.0000398323999490913">
            <text:p>0.0000398323999490913</text:p>
          </table:table-cell>
          <table:table-cell/>
        </table:table-row>
        <table:table-row table:style-name="ro2">
          <table:table-cell table:formula="of:=[.A1134]+[.A$4]" office:value-type="float" office:value="337.800000000007">
            <text:p>337.800000000007</text:p>
          </table:table-cell>
          <table:table-cell table:formula="of:=[.A1135]/([.$D$4]*2)" office:value-type="float" office:value="84.4500000000018">
            <text:p>84.4500000000018</text:p>
          </table:table-cell>
          <table:table-cell table:formula="of:=SQRT(ABS([.$D$2]^2-[.B1135]^2))" office:value-type="float" office:value="53.5555552674016">
            <text:p>53.5555552674016</text:p>
          </table:table-cell>
          <table:table-cell table:formula="of:=([.$C$10]-[.C1135])*[.$B$4]" office:value-type="float" office:value="58512.6508442136">
            <text:p>58512.6508442136</text:p>
          </table:table-cell>
          <table:table-cell table:formula="of:=ROUND([.D1135])" office:value-type="float" office:value="58513">
            <text:p>58513</text:p>
          </table:table-cell>
          <table:table-cell table:formula="of:=([.$C$8]-([.E1135]*[.$C$4]))" office:value-type="float" office:value="53.55530625">
            <text:p>53.55530625</text:p>
          </table:table-cell>
          <table:table-cell table:formula="of:=SQRT(ABS([.$D$2]^2-[.F1135]^2))" office:value-type="float" office:value="84.450157918554">
            <text:p>84.450157918554</text:p>
          </table:table-cell>
          <table:table-cell table:formula="of:=ABS([.B1135]-[.G1135])" office:value-type="float" office:value="0.000157918552247338">
            <text:p>0.000157918552247338</text:p>
          </table:table-cell>
          <table:table-cell/>
        </table:table-row>
        <table:table-row table:style-name="ro2">
          <table:table-cell table:formula="of:=[.A1135]+[.A$4]" office:value-type="float" office:value="338.100000000007">
            <text:p>338.100000000007</text:p>
          </table:table-cell>
          <table:table-cell table:formula="of:=[.A1136]/([.$D$4]*2)" office:value-type="float" office:value="84.5250000000018">
            <text:p>84.5250000000018</text:p>
          </table:table-cell>
          <table:table-cell table:formula="of:=SQRT(ABS([.$D$2]^2-[.B1136]^2))" office:value-type="float" office:value="53.4371067236962">
            <text:p>53.4371067236962</text:p>
          </table:table-cell>
          <table:table-cell table:formula="of:=([.$C$10]-[.C1136])*[.$B$4]" office:value-type="float" office:value="58661.8773559683">
            <text:p>58661.8773559683</text:p>
          </table:table-cell>
          <table:table-cell table:formula="of:=ROUND([.D1136])" office:value-type="float" office:value="58662">
            <text:p>58662</text:p>
          </table:table-cell>
          <table:table-cell table:formula="of:=([.$C$8]-([.E1136]*[.$C$4]))" office:value-type="float" office:value="53.4370375">
            <text:p>53.4370375</text:p>
          </table:table-cell>
          <table:table-cell table:formula="of:=SQRT(ABS([.$D$2]^2-[.F1136]^2))" office:value-type="float" office:value="84.5250437635118">
            <text:p>84.5250437635118</text:p>
          </table:table-cell>
          <table:table-cell table:formula="of:=ABS([.B1136]-[.G1136])" office:value-type="float" office:value="0.0000437635100780653">
            <text:p>0.0000437635100780653</text:p>
          </table:table-cell>
          <table:table-cell/>
        </table:table-row>
        <table:table-row table:style-name="ro2">
          <table:table-cell table:formula="of:=[.A1136]+[.A$4]" office:value-type="float" office:value="338.400000000007">
            <text:p>338.400000000007</text:p>
          </table:table-cell>
          <table:table-cell table:formula="of:=[.A1137]/([.$D$4]*2)" office:value-type="float" office:value="84.6000000000018">
            <text:p>84.6000000000018</text:p>
          </table:table-cell>
          <table:table-cell table:formula="of:=SQRT(ABS([.$D$2]^2-[.B1137]^2))" office:value-type="float" office:value="53.3182895449554">
            <text:p>53.3182895449554</text:p>
          </table:table-cell>
          <table:table-cell table:formula="of:=([.$C$10]-[.C1137])*[.$B$4]" office:value-type="float" office:value="58811.568289815">
            <text:p>58811.568289815</text:p>
          </table:table-cell>
          <table:table-cell table:formula="of:=ROUND([.D1137])" office:value-type="float" office:value="58812">
            <text:p>58812</text:p>
          </table:table-cell>
          <table:table-cell table:formula="of:=([.$C$8]-([.E1137]*[.$C$4]))" office:value-type="float" office:value="53.317975">
            <text:p>53.317975</text:p>
          </table:table-cell>
          <table:table-cell table:formula="of:=SQRT(ABS([.$D$2]^2-[.F1137]^2))" office:value-type="float" office:value="84.6001982379437">
            <text:p>84.6001982379437</text:p>
          </table:table-cell>
          <table:table-cell table:formula="of:=ABS([.B1137]-[.G1137])" office:value-type="float" office:value="0.000198237941944512">
            <text:p>0.000198237941944512</text:p>
          </table:table-cell>
          <table:table-cell/>
        </table:table-row>
        <table:table-row table:style-name="ro2">
          <table:table-cell table:formula="of:=[.A1137]+[.A$4]" office:value-type="float" office:value="338.700000000007">
            <text:p>338.700000000007</text:p>
          </table:table-cell>
          <table:table-cell table:formula="of:=[.A1138]/([.$D$4]*2)" office:value-type="float" office:value="84.6750000000018">
            <text:p>84.6750000000018</text:p>
          </table:table-cell>
          <table:table-cell table:formula="of:=SQRT(ABS([.$D$2]^2-[.B1138]^2))" office:value-type="float" office:value="53.1991012612027">
            <text:p>53.1991012612027</text:p>
          </table:table-cell>
          <table:table-cell table:formula="of:=([.$C$10]-[.C1138])*[.$B$4]" office:value-type="float" office:value="58961.7267575349">
            <text:p>58961.7267575349</text:p>
          </table:table-cell>
          <table:table-cell table:formula="of:=ROUND([.D1138])" office:value-type="float" office:value="58962">
            <text:p>58962</text:p>
          </table:table-cell>
          <table:table-cell table:formula="of:=([.$C$8]-([.E1138]*[.$C$4]))" office:value-type="float" office:value="53.1989125">
            <text:p>53.1989125</text:p>
          </table:table-cell>
          <table:table-cell table:formula="of:=SQRT(ABS([.$D$2]^2-[.F1138]^2))" office:value-type="float" office:value="84.6751185934649">
            <text:p>84.6751185934649</text:p>
          </table:table-cell>
          <table:table-cell table:formula="of:=ABS([.B1138]-[.G1138])" office:value-type="float" office:value="0.000118593463113825">
            <text:p>0.000118593463113825</text:p>
          </table:table-cell>
          <table:table-cell/>
        </table:table-row>
        <table:table-row table:style-name="ro2">
          <table:table-cell table:formula="of:=[.A1138]+[.A$4]" office:value-type="float" office:value="339.000000000007">
            <text:p>339.000000000007</text:p>
          </table:table-cell>
          <table:table-cell table:formula="of:=[.A1139]/([.$D$4]*2)" office:value-type="float" office:value="84.7500000000018">
            <text:p>84.7500000000018</text:p>
          </table:table-cell>
          <table:table-cell table:formula="of:=SQRT(ABS([.$D$2]^2-[.B1139]^2))" office:value-type="float" office:value="53.0795393725275">
            <text:p>53.0795393725275</text:p>
          </table:table-cell>
          <table:table-cell table:formula="of:=([.$C$10]-[.C1139])*[.$B$4]" office:value-type="float" office:value="59112.3559086218">
            <text:p>59112.3559086218</text:p>
          </table:table-cell>
          <table:table-cell table:formula="of:=ROUND([.D1139])" office:value-type="float" office:value="59112">
            <text:p>59112</text:p>
          </table:table-cell>
          <table:table-cell table:formula="of:=([.$C$8]-([.E1139]*[.$C$4]))" office:value-type="float" office:value="53.07985">
            <text:p>53.07985</text:p>
          </table:table-cell>
          <table:table-cell table:formula="of:=SQRT(ABS([.$D$2]^2-[.F1139]^2))" office:value-type="float" office:value="84.7498054509714">
            <text:p>84.7498054509714</text:p>
          </table:table-cell>
          <table:table-cell table:formula="of:=ABS([.B1139]-[.G1139])" office:value-type="float" office:value="0.000194549030382518">
            <text:p>0.000194549030382518</text:p>
          </table:table-cell>
          <table:table-cell/>
        </table:table-row>
        <table:table-row table:style-name="ro2">
          <table:table-cell table:formula="of:=[.A1139]+[.A$4]" office:value-type="float" office:value="339.300000000007">
            <text:p>339.300000000007</text:p>
          </table:table-cell>
          <table:table-cell table:formula="of:=[.A1140]/([.$D$4]*2)" office:value-type="float" office:value="84.8250000000018">
            <text:p>84.8250000000018</text:p>
          </table:table-cell>
          <table:table-cell table:formula="of:=SQRT(ABS([.$D$2]^2-[.B1140]^2))" office:value-type="float" office:value="52.9596013485723">
            <text:p>52.9596013485723</text:p>
          </table:table-cell>
          <table:table-cell table:formula="of:=([.$C$10]-[.C1140])*[.$B$4]" office:value-type="float" office:value="59263.4589309276">
            <text:p>59263.4589309276</text:p>
          </table:table-cell>
          <table:table-cell table:formula="of:=ROUND([.D1140])" office:value-type="float" office:value="59263">
            <text:p>59263</text:p>
          </table:table-cell>
          <table:table-cell table:formula="of:=([.$C$8]-([.E1140]*[.$C$4]))" office:value-type="float" office:value="52.95999375">
            <text:p>52.95999375</text:p>
          </table:table-cell>
          <table:table-cell table:formula="of:=SQRT(ABS([.$D$2]^2-[.F1140]^2))" office:value-type="float" office:value="84.8247550070141">
            <text:p>84.8247550070141</text:p>
          </table:table-cell>
          <table:table-cell table:formula="of:=ABS([.B1140]-[.G1140])" office:value-type="float" office:value="0.000244992987703085">
            <text:p>0.000244992987703085</text:p>
          </table:table-cell>
          <table:table-cell/>
        </table:table-row>
        <table:table-row table:style-name="ro2">
          <table:table-cell table:formula="of:=[.A1140]+[.A$4]" office:value-type="float" office:value="339.600000000007">
            <text:p>339.600000000007</text:p>
          </table:table-cell>
          <table:table-cell table:formula="of:=[.A1141]/([.$D$4]*2)" office:value-type="float" office:value="84.9000000000018">
            <text:p>84.9000000000018</text:p>
          </table:table-cell>
          <table:table-cell table:formula="of:=SQRT(ABS([.$D$2]^2-[.B1141]^2))" office:value-type="float" office:value="52.8392846280085">
            <text:p>52.8392846280085</text:p>
          </table:table-cell>
          <table:table-cell table:formula="of:=([.$C$10]-[.C1141])*[.$B$4]" office:value-type="float" office:value="59415.0390513229">
            <text:p>59415.0390513229</text:p>
          </table:table-cell>
          <table:table-cell table:formula="of:=ROUND([.D1141])" office:value-type="float" office:value="59415">
            <text:p>59415</text:p>
          </table:table-cell>
          <table:table-cell table:formula="of:=([.$C$8]-([.E1141]*[.$C$4]))" office:value-type="float" office:value="52.83934375">
            <text:p>52.83934375</text:p>
          </table:table-cell>
          <table:table-cell table:formula="of:=SQRT(ABS([.$D$2]^2-[.F1141]^2))" office:value-type="float" office:value="84.8999632041695">
            <text:p>84.8999632041695</text:p>
          </table:table-cell>
          <table:table-cell table:formula="of:=ABS([.B1141]-[.G1141])" office:value-type="float" office:value="0.0000367958322868844">
            <text:p>0.0000367958322868844</text:p>
          </table:table-cell>
          <table:table-cell/>
        </table:table-row>
        <table:table-row table:style-name="ro2">
          <table:table-cell table:formula="of:=[.A1141]+[.A$4]" office:value-type="float" office:value="339.900000000007">
            <text:p>339.900000000007</text:p>
          </table:table-cell>
          <table:table-cell table:formula="of:=[.A1142]/([.$D$4]*2)" office:value-type="float" office:value="84.9750000000018">
            <text:p>84.9750000000018</text:p>
          </table:table-cell>
          <table:table-cell table:formula="of:=SQRT(ABS([.$D$2]^2-[.B1142]^2))" office:value-type="float" office:value="52.7185866180012">
            <text:p>52.7185866180012</text:p>
          </table:table-cell>
          <table:table-cell table:formula="of:=([.$C$10]-[.C1142])*[.$B$4]" office:value-type="float" office:value="59567.0995363715">
            <text:p>59567.0995363715</text:p>
          </table:table-cell>
          <table:table-cell table:formula="of:=ROUND([.D1142])" office:value-type="float" office:value="59567">
            <text:p>59567</text:p>
          </table:table-cell>
          <table:table-cell table:formula="of:=([.$C$8]-([.E1142]*[.$C$4]))" office:value-type="float" office:value="52.71869375">
            <text:p>52.71869375</text:p>
          </table:table-cell>
          <table:table-cell table:formula="of:=SQRT(ABS([.$D$2]^2-[.F1142]^2))" office:value-type="float" office:value="84.9749335350944">
            <text:p>84.9749335350944</text:p>
          </table:table-cell>
          <table:table-cell table:formula="of:=ABS([.B1142]-[.G1142])" office:value-type="float" office:value="0.0000664649073911505">
            <text:p>0.0000664649073911505</text:p>
          </table:table-cell>
          <table:table-cell/>
        </table:table-row>
        <table:table-row table:style-name="ro2">
          <table:table-cell table:formula="of:=[.A1142]+[.A$4]" office:value-type="float" office:value="340.200000000007">
            <text:p>340.200000000007</text:p>
          </table:table-cell>
          <table:table-cell table:formula="of:=[.A1143]/([.$D$4]*2)" office:value-type="float" office:value="85.0500000000018">
            <text:p>85.0500000000018</text:p>
          </table:table-cell>
          <table:table-cell table:formula="of:=SQRT(ABS([.$D$2]^2-[.B1143]^2))" office:value-type="float" office:value="52.597504693661">
            <text:p>52.597504693661</text:p>
          </table:table-cell>
          <table:table-cell table:formula="of:=([.$C$10]-[.C1143])*[.$B$4]" office:value-type="float" office:value="59719.6436930205">
            <text:p>59719.6436930205</text:p>
          </table:table-cell>
          <table:table-cell table:formula="of:=ROUND([.D1143])" office:value-type="float" office:value="59720">
            <text:p>59720</text:p>
          </table:table-cell>
          <table:table-cell table:formula="of:=([.$C$8]-([.E1143]*[.$C$4]))" office:value-type="float" office:value="52.59725">
            <text:p>52.59725</text:p>
          </table:table-cell>
          <table:table-cell table:formula="of:=SQRT(ABS([.$D$2]^2-[.F1143]^2))" office:value-type="float" office:value="85.0501575097748">
            <text:p>85.0501575097748</text:p>
          </table:table-cell>
          <table:table-cell table:formula="of:=ABS([.B1143]-[.G1143])" office:value-type="float" office:value="0.000157509772989783">
            <text:p>0.000157509772989783</text:p>
          </table:table-cell>
          <table:table-cell/>
        </table:table-row>
        <table:table-row table:style-name="ro2">
          <table:table-cell table:formula="of:=[.A1143]+[.A$4]" office:value-type="float" office:value="340.500000000007">
            <text:p>340.500000000007</text:p>
          </table:table-cell>
          <table:table-cell table:formula="of:=[.A1144]/([.$D$4]*2)" office:value-type="float" office:value="85.1250000000018">
            <text:p>85.1250000000018</text:p>
          </table:table-cell>
          <table:table-cell table:formula="of:=SQRT(ABS([.$D$2]^2-[.B1144]^2))" office:value-type="float" office:value="52.4760361974844">
            <text:p>52.4760361974844</text:p>
          </table:table-cell>
          <table:table-cell table:formula="of:=([.$C$10]-[.C1144])*[.$B$4]" office:value-type="float" office:value="59872.674869306">
            <text:p>59872.674869306</text:p>
          </table:table-cell>
          <table:table-cell table:formula="of:=ROUND([.D1144])" office:value-type="float" office:value="59873">
            <text:p>59873</text:p>
          </table:table-cell>
          <table:table-cell table:formula="of:=([.$C$8]-([.E1144]*[.$C$4]))" office:value-type="float" office:value="52.47580625">
            <text:p>52.47580625</text:p>
          </table:table-cell>
          <table:table-cell table:formula="of:=SQRT(ABS([.$D$2]^2-[.F1144]^2))" office:value-type="float" office:value="85.1251417526717">
            <text:p>85.1251417526717</text:p>
          </table:table-cell>
          <table:table-cell table:formula="of:=ABS([.B1144]-[.G1144])" office:value-type="float" office:value="0.000141752669961193">
            <text:p>0.000141752669961193</text:p>
          </table:table-cell>
          <table:table-cell/>
        </table:table-row>
        <table:table-row table:style-name="ro2">
          <table:table-cell table:formula="of:=[.A1144]+[.A$4]" office:value-type="float" office:value="340.800000000007">
            <text:p>340.800000000007</text:p>
          </table:table-cell>
          <table:table-cell table:formula="of:=[.A1145]/([.$D$4]*2)" office:value-type="float" office:value="85.2000000000018">
            <text:p>85.2000000000018</text:p>
          </table:table-cell>
          <table:table-cell table:formula="of:=SQRT(ABS([.$D$2]^2-[.B1145]^2))" office:value-type="float" office:value="52.3541784387807">
            <text:p>52.3541784387807</text:p>
          </table:table-cell>
          <table:table-cell table:formula="of:=([.$C$10]-[.C1145])*[.$B$4]" office:value-type="float" office:value="60026.1964550744">
            <text:p>60026.1964550744</text:p>
          </table:table-cell>
          <table:table-cell table:formula="of:=ROUND([.D1145])" office:value-type="float" office:value="60026">
            <text:p>60026</text:p>
          </table:table-cell>
          <table:table-cell table:formula="of:=([.$C$8]-([.E1145]*[.$C$4]))" office:value-type="float" office:value="52.3543625">
            <text:p>52.3543625</text:p>
          </table:table-cell>
          <table:table-cell table:formula="of:=SQRT(ABS([.$D$2]^2-[.F1145]^2))" office:value-type="float" office:value="85.1998868967477">
            <text:p>85.1998868967477</text:p>
          </table:table-cell>
          <table:table-cell table:formula="of:=ABS([.B1145]-[.G1145])" office:value-type="float" office:value="0.000113103254136604">
            <text:p>0.000113103254136604</text:p>
          </table:table-cell>
          <table:table-cell/>
        </table:table-row>
        <table:table-row table:style-name="ro2">
          <table:table-cell table:formula="of:=[.A1145]+[.A$4]" office:value-type="float" office:value="341.100000000007">
            <text:p>341.100000000007</text:p>
          </table:table-cell>
          <table:table-cell table:formula="of:=[.A1146]/([.$D$4]*2)" office:value-type="float" office:value="85.2750000000018">
            <text:p>85.2750000000018</text:p>
          </table:table-cell>
          <table:table-cell table:formula="of:=SQRT(ABS([.$D$2]^2-[.B1146]^2))" office:value-type="float" office:value="52.2319286930867">
            <text:p>52.2319286930867</text:p>
          </table:table-cell>
          <table:table-cell table:formula="of:=([.$C$10]-[.C1146])*[.$B$4]" office:value-type="float" office:value="60180.2118827204">
            <text:p>60180.2118827204</text:p>
          </table:table-cell>
          <table:table-cell table:formula="of:=ROUND([.D1146])" office:value-type="float" office:value="60180">
            <text:p>60180</text:p>
          </table:table-cell>
          <table:table-cell table:formula="of:=([.$C$8]-([.E1146]*[.$C$4]))" office:value-type="float" office:value="52.232125">
            <text:p>52.232125</text:p>
          </table:table-cell>
          <table:table-cell table:formula="of:=SQRT(ABS([.$D$2]^2-[.F1146]^2))" office:value-type="float" office:value="85.2748797594249">
            <text:p>85.2748797594249</text:p>
          </table:table-cell>
          <table:table-cell table:formula="of:=ABS([.B1146]-[.G1146])" office:value-type="float" office:value="0.000120240576890751">
            <text:p>0.000120240576890751</text:p>
          </table:table-cell>
          <table:table-cell/>
        </table:table-row>
        <table:table-row table:style-name="ro2">
          <table:table-cell table:formula="of:=[.A1146]+[.A$4]" office:value-type="float" office:value="341.400000000007">
            <text:p>341.400000000007</text:p>
          </table:table-cell>
          <table:table-cell table:formula="of:=[.A1147]/([.$D$4]*2)" office:value-type="float" office:value="85.3500000000018">
            <text:p>85.3500000000018</text:p>
          </table:table-cell>
          <table:table-cell table:formula="of:=SQRT(ABS([.$D$2]^2-[.B1147]^2))" office:value-type="float" office:value="52.1092842015671">
            <text:p>52.1092842015671</text:p>
          </table:table-cell>
          <table:table-cell table:formula="of:=([.$C$10]-[.C1147])*[.$B$4]" office:value-type="float" office:value="60334.724627942">
            <text:p>60334.724627942</text:p>
          </table:table-cell>
          <table:table-cell table:formula="of:=ROUND([.D1147])" office:value-type="float" office:value="60335">
            <text:p>60335</text:p>
          </table:table-cell>
          <table:table-cell table:formula="of:=([.$C$8]-([.E1147]*[.$C$4]))" office:value-type="float" office:value="52.10909375">
            <text:p>52.10909375</text:p>
          </table:table-cell>
          <table:table-cell table:formula="of:=SQRT(ABS([.$D$2]^2-[.F1147]^2))" office:value-type="float" office:value="85.3501162773298">
            <text:p>85.3501162773298</text:p>
          </table:table-cell>
          <table:table-cell table:formula="of:=ABS([.B1147]-[.G1147])" office:value-type="float" office:value="0.000116277327961711">
            <text:p>0.000116277327961711</text:p>
          </table:table-cell>
          <table:table-cell/>
        </table:table-row>
        <table:table-row table:style-name="ro2">
          <table:table-cell table:formula="of:=[.A1147]+[.A$4]" office:value-type="float" office:value="341.700000000007">
            <text:p>341.700000000007</text:p>
          </table:table-cell>
          <table:table-cell table:formula="of:=[.A1148]/([.$D$4]*2)" office:value-type="float" office:value="85.4250000000018">
            <text:p>85.4250000000018</text:p>
          </table:table-cell>
          <table:table-cell table:formula="of:=SQRT(ABS([.$D$2]^2-[.B1148]^2))" office:value-type="float" office:value="51.9862421704021">
            <text:p>51.9862421704021</text:p>
          </table:table-cell>
          <table:table-cell table:formula="of:=([.$C$10]-[.C1148])*[.$B$4]" office:value-type="float" office:value="60489.7382105121">
            <text:p>60489.7382105121</text:p>
          </table:table-cell>
          <table:table-cell table:formula="of:=ROUND([.D1148])" office:value-type="float" office:value="60490">
            <text:p>60490</text:p>
          </table:table-cell>
          <table:table-cell table:formula="of:=([.$C$8]-([.E1148]*[.$C$4]))" office:value-type="float" office:value="51.9860625">
            <text:p>51.9860625</text:p>
          </table:table-cell>
          <table:table-cell table:formula="of:=SQRT(ABS([.$D$2]^2-[.F1148]^2))" office:value-type="float" office:value="85.4251093399715">
            <text:p>85.4251093399715</text:p>
          </table:table-cell>
          <table:table-cell table:formula="of:=ABS([.B1148]-[.G1148])" office:value-type="float" office:value="0.000109339969739608">
            <text:p>0.000109339969739608</text:p>
          </table:table-cell>
          <table:table-cell/>
        </table:table-row>
        <table:table-row table:style-name="ro2">
          <table:table-cell table:formula="of:=[.A1148]+[.A$4]" office:value-type="float" office:value="342.000000000007">
            <text:p>342.000000000007</text:p>
          </table:table-cell>
          <table:table-cell table:formula="of:=[.A1149]/([.$D$4]*2)" office:value-type="float" office:value="85.5000000000018">
            <text:p>85.5000000000018</text:p>
          </table:table-cell>
          <table:table-cell table:formula="of:=SQRT(ABS([.$D$2]^2-[.B1149]^2))" office:value-type="float" office:value="51.8627997701598">
            <text:p>51.8627997701598</text:p>
          </table:table-cell>
          <table:table-cell table:formula="of:=([.$C$10]-[.C1149])*[.$B$4]" office:value-type="float" office:value="60645.2561950692">
            <text:p>60645.2561950692</text:p>
          </table:table-cell>
          <table:table-cell table:formula="of:=ROUND([.D1149])" office:value-type="float" office:value="60645">
            <text:p>60645</text:p>
          </table:table-cell>
          <table:table-cell table:formula="of:=([.$C$8]-([.E1149]*[.$C$4]))" office:value-type="float" office:value="51.86303125">
            <text:p>51.86303125</text:p>
          </table:table-cell>
          <table:table-cell table:formula="of:=SQRT(ABS([.$D$2]^2-[.F1149]^2))" office:value-type="float" office:value="85.4998595879638">
            <text:p>85.4998595879638</text:p>
          </table:table-cell>
          <table:table-cell table:formula="of:=ABS([.B1149]-[.G1149])" office:value-type="float" office:value="0.000140412038021509">
            <text:p>0.000140412038021509</text:p>
          </table:table-cell>
          <table:table-cell/>
        </table:table-row>
        <table:table-row table:style-name="ro2">
          <table:table-cell table:formula="of:=[.A1149]+[.A$4]" office:value-type="float" office:value="342.300000000007">
            <text:p>342.300000000007</text:p>
          </table:table-cell>
          <table:table-cell table:formula="of:=[.A1150]/([.$D$4]*2)" office:value-type="float" office:value="85.5750000000018">
            <text:p>85.5750000000018</text:p>
          </table:table-cell>
          <table:table-cell table:formula="of:=SQRT(ABS([.$D$2]^2-[.B1150]^2))" office:value-type="float" office:value="51.7389541351552">
            <text:p>51.7389541351552</text:p>
          </table:table-cell>
          <table:table-cell table:formula="of:=([.$C$10]-[.C1150])*[.$B$4]" office:value-type="float" office:value="60801.2821919255">
            <text:p>60801.2821919255</text:p>
          </table:table-cell>
          <table:table-cell table:formula="of:=ROUND([.D1150])" office:value-type="float" office:value="60801">
            <text:p>60801</text:p>
          </table:table-cell>
          <table:table-cell table:formula="of:=([.$C$8]-([.E1150]*[.$C$4]))" office:value-type="float" office:value="51.73920625">
            <text:p>51.73920625</text:p>
          </table:table-cell>
          <table:table-cell table:formula="of:=SQRT(ABS([.$D$2]^2-[.F1150]^2))" office:value-type="float" office:value="85.5748475699487">
            <text:p>85.5748475699487</text:p>
          </table:table-cell>
          <table:table-cell table:formula="of:=ABS([.B1150]-[.G1150])" office:value-type="float" office:value="0.000152430053077524">
            <text:p>0.000152430053077524</text:p>
          </table:table-cell>
          <table:table-cell/>
        </table:table-row>
        <table:table-row table:style-name="ro2">
          <table:table-cell table:formula="of:=[.A1150]+[.A$4]" office:value-type="float" office:value="342.600000000007">
            <text:p>342.600000000007</text:p>
          </table:table-cell>
          <table:table-cell table:formula="of:=[.A1151]/([.$D$4]*2)" office:value-type="float" office:value="85.6500000000018">
            <text:p>85.6500000000018</text:p>
          </table:table-cell>
          <table:table-cell table:formula="of:=SQRT(ABS([.$D$2]^2-[.B1151]^2))" office:value-type="float" office:value="51.6147023627928">
            <text:p>51.6147023627928</text:p>
          </table:table-cell>
          <table:table-cell table:formula="of:=([.$C$10]-[.C1151])*[.$B$4]" office:value-type="float" office:value="60957.8198578939">
            <text:p>60957.8198578939</text:p>
          </table:table-cell>
          <table:table-cell table:formula="of:=ROUND([.D1151])" office:value-type="float" office:value="60958">
            <text:p>60958</text:p>
          </table:table-cell>
          <table:table-cell table:formula="of:=([.$C$8]-([.E1151]*[.$C$4]))" office:value-type="float" office:value="51.6145875">
            <text:p>51.6145875</text:p>
          </table:table-cell>
          <table:table-cell table:formula="of:=SQRT(ABS([.$D$2]^2-[.F1151]^2))" office:value-type="float" office:value="85.6500692189145">
            <text:p>85.6500692189145</text:p>
          </table:table-cell>
          <table:table-cell table:formula="of:=ABS([.B1151]-[.G1151])" office:value-type="float" office:value="0.0000692189126851872">
            <text:p>0.0000692189126851872</text:p>
          </table:table-cell>
          <table:table-cell/>
        </table:table-row>
        <table:table-row table:style-name="ro2">
          <table:table-cell table:formula="of:=[.A1151]+[.A$4]" office:value-type="float" office:value="342.900000000007">
            <text:p>342.900000000007</text:p>
          </table:table-cell>
          <table:table-cell table:formula="of:=[.A1152]/([.$D$4]*2)" office:value-type="float" office:value="85.7250000000018">
            <text:p>85.7250000000018</text:p>
          </table:table-cell>
          <table:table-cell table:formula="of:=SQRT(ABS([.$D$2]^2-[.B1152]^2))" office:value-type="float" office:value="51.4900415128954">
            <text:p>51.4900415128954</text:p>
          </table:table-cell>
          <table:table-cell table:formula="of:=([.$C$10]-[.C1152])*[.$B$4]" office:value-type="float" office:value="61114.8728971347">
            <text:p>61114.8728971347</text:p>
          </table:table-cell>
          <table:table-cell table:formula="of:=ROUND([.D1152])" office:value-type="float" office:value="61115">
            <text:p>61115</text:p>
          </table:table-cell>
          <table:table-cell table:formula="of:=([.$C$8]-([.E1152]*[.$C$4]))" office:value-type="float" office:value="51.48996875">
            <text:p>51.48996875</text:p>
          </table:table-cell>
          <table:table-cell table:formula="of:=SQRT(ABS([.$D$2]^2-[.F1152]^2))" office:value-type="float" office:value="85.7250437044159">
            <text:p>85.7250437044159</text:p>
          </table:table-cell>
          <table:table-cell table:formula="of:=ABS([.B1152]-[.G1152])" office:value-type="float" office:value="0.0000437044141250453">
            <text:p>0.0000437044141250453</text:p>
          </table:table-cell>
          <table:table-cell/>
        </table:table-row>
        <table:table-row table:style-name="ro2">
          <table:table-cell table:formula="of:=[.A1152]+[.A$4]" office:value-type="float" office:value="343.200000000007">
            <text:p>343.200000000007</text:p>
          </table:table-cell>
          <table:table-cell table:formula="of:=[.A1153]/([.$D$4]*2)" office:value-type="float" office:value="85.8000000000018">
            <text:p>85.8000000000018</text:p>
          </table:table-cell>
          <table:table-cell table:formula="of:=SQRT(ABS([.$D$2]^2-[.B1153]^2))" office:value-type="float" office:value="51.3649686070155">
            <text:p>51.3649686070155</text:p>
          </table:table-cell>
          <table:table-cell table:formula="of:=([.$C$10]-[.C1153])*[.$B$4]" office:value-type="float" office:value="61272.4450620227">
            <text:p>61272.4450620227</text:p>
          </table:table-cell>
          <table:table-cell table:formula="of:=ROUND([.D1153])" office:value-type="float" office:value="61272">
            <text:p>61272</text:p>
          </table:table-cell>
          <table:table-cell table:formula="of:=([.$C$8]-([.E1153]*[.$C$4]))" office:value-type="float" office:value="51.36535">
            <text:p>51.36535</text:p>
          </table:table-cell>
          <table:table-cell table:formula="of:=SQRT(ABS([.$D$2]^2-[.F1153]^2))" office:value-type="float" office:value="85.7997716743903">
            <text:p>85.7997716743903</text:p>
          </table:table-cell>
          <table:table-cell table:formula="of:=ABS([.B1153]-[.G1153])" office:value-type="float" office:value="0.000228325611558944">
            <text:p>0.000228325611558944</text:p>
          </table:table-cell>
          <table:table-cell/>
        </table:table-row>
        <table:table-row table:style-name="ro2">
          <table:table-cell table:formula="of:=[.A1153]+[.A$4]" office:value-type="float" office:value="343.500000000007">
            <text:p>343.500000000007</text:p>
          </table:table-cell>
          <table:table-cell table:formula="of:=[.A1154]/([.$D$4]*2)" office:value-type="float" office:value="85.8750000000018">
            <text:p>85.8750000000018</text:p>
          </table:table-cell>
          <table:table-cell table:formula="of:=SQRT(ABS([.$D$2]^2-[.B1154]^2))" office:value-type="float" office:value="51.2394806277317">
            <text:p>51.2394806277317</text:p>
          </table:table-cell>
          <table:table-cell table:formula="of:=([.$C$10]-[.C1154])*[.$B$4]" office:value-type="float" office:value="61430.5401540339">
            <text:p>61430.5401540339</text:p>
          </table:table-cell>
          <table:table-cell table:formula="of:=ROUND([.D1154])" office:value-type="float" office:value="61431">
            <text:p>61431</text:p>
          </table:table-cell>
          <table:table-cell table:formula="of:=([.$C$8]-([.E1154]*[.$C$4]))" office:value-type="float" office:value="51.23914375">
            <text:p>51.23914375</text:p>
          </table:table-cell>
          <table:table-cell table:formula="of:=SQRT(ABS([.$D$2]^2-[.F1154]^2))" office:value-type="float" office:value="85.8752010056852">
            <text:p>85.8752010056852</text:p>
          </table:table-cell>
          <table:table-cell table:formula="of:=ABS([.B1154]-[.G1154])" office:value-type="float" office:value="0.000201005683365452">
            <text:p>0.000201005683365452</text:p>
          </table:table-cell>
          <table:table-cell/>
        </table:table-row>
        <table:table-row table:style-name="ro2">
          <table:table-cell table:formula="of:=[.A1154]+[.A$4]" office:value-type="float" office:value="343.800000000007">
            <text:p>343.800000000007</text:p>
          </table:table-cell>
          <table:table-cell table:formula="of:=[.A1155]/([.$D$4]*2)" office:value-type="float" office:value="85.9500000000018">
            <text:p>85.9500000000018</text:p>
          </table:table-cell>
          <table:table-cell table:formula="of:=SQRT(ABS([.$D$2]^2-[.B1155]^2))" office:value-type="float" office:value="51.1135745179271">
            <text:p>51.1135745179271</text:p>
          </table:table-cell>
          <table:table-cell table:formula="of:=([.$C$10]-[.C1155])*[.$B$4]" office:value-type="float" office:value="61589.1620246538">
            <text:p>61589.1620246538</text:p>
          </table:table-cell>
          <table:table-cell table:formula="of:=ROUND([.D1155])" office:value-type="float" office:value="61589">
            <text:p>61589</text:p>
          </table:table-cell>
          <table:table-cell table:formula="of:=([.$C$8]-([.E1155]*[.$C$4]))" office:value-type="float" office:value="51.11373125">
            <text:p>51.11373125</text:p>
          </table:table-cell>
          <table:table-cell table:formula="of:=SQRT(ABS([.$D$2]^2-[.F1155]^2))" office:value-type="float" office:value="85.9499067928685">
            <text:p>85.9499067928685</text:p>
          </table:table-cell>
          <table:table-cell table:formula="of:=ABS([.B1155]-[.G1155])" office:value-type="float" office:value="0.0000932071333750173">
            <text:p>0.0000932071333750173</text:p>
          </table:table-cell>
          <table:table-cell/>
        </table:table-row>
        <table:table-row table:style-name="ro2">
          <table:table-cell table:formula="of:=[.A1155]+[.A$4]" office:value-type="float" office:value="344.100000000007">
            <text:p>344.100000000007</text:p>
          </table:table-cell>
          <table:table-cell table:formula="of:=[.A1156]/([.$D$4]*2)" office:value-type="float" office:value="86.0250000000018">
            <text:p>86.0250000000018</text:p>
          </table:table-cell>
          <table:table-cell table:formula="of:=SQRT(ABS([.$D$2]^2-[.B1156]^2))" office:value-type="float" office:value="50.9872471800517">
            <text:p>50.9872471800517</text:p>
          </table:table-cell>
          <table:table-cell table:formula="of:=([.$C$10]-[.C1156])*[.$B$4]" office:value-type="float" office:value="61748.3145763079">
            <text:p>61748.3145763079</text:p>
          </table:table-cell>
          <table:table-cell table:formula="of:=ROUND([.D1156])" office:value-type="float" office:value="61748">
            <text:p>61748</text:p>
          </table:table-cell>
          <table:table-cell table:formula="of:=([.$C$8]-([.E1156]*[.$C$4]))" office:value-type="float" office:value="50.987525">
            <text:p>50.987525</text:p>
          </table:table-cell>
          <table:table-cell table:formula="of:=SQRT(ABS([.$D$2]^2-[.F1156]^2))" office:value-type="float" office:value="86.0248353347705">
            <text:p>86.0248353347705</text:p>
          </table:table-cell>
          <table:table-cell table:formula="of:=ABS([.B1156]-[.G1156])" office:value-type="float" office:value="0.000164665231352501">
            <text:p>0.000164665231352501</text:p>
          </table:table-cell>
          <table:table-cell/>
        </table:table-row>
        <table:table-row table:style-name="ro2">
          <table:table-cell table:formula="of:=[.A1156]+[.A$4]" office:value-type="float" office:value="344.400000000007">
            <text:p>344.400000000007</text:p>
          </table:table-cell>
          <table:table-cell table:formula="of:=[.A1157]/([.$D$4]*2)" office:value-type="float" office:value="86.1000000000018">
            <text:p>86.1000000000018</text:p>
          </table:table-cell>
          <table:table-cell table:formula="of:=SQRT(ABS([.$D$2]^2-[.B1157]^2))" office:value-type="float" office:value="50.8604954753656">
            <text:p>50.8604954753656</text:p>
          </table:table-cell>
          <table:table-cell table:formula="of:=([.$C$10]-[.C1157])*[.$B$4]" office:value-type="float" office:value="61908.001763314">
            <text:p>61908.001763314</text:p>
          </table:table-cell>
          <table:table-cell table:formula="of:=ROUND([.D1157])" office:value-type="float" office:value="61908">
            <text:p>61908</text:p>
          </table:table-cell>
          <table:table-cell table:formula="of:=([.$C$8]-([.E1157]*[.$C$4]))" office:value-type="float" office:value="50.860525">
            <text:p>50.860525</text:p>
          </table:table-cell>
          <table:table-cell table:formula="of:=SQRT(ABS([.$D$2]^2-[.F1157]^2))" office:value-type="float" office:value="86.0999825593732">
            <text:p>86.0999825593732</text:p>
          </table:table-cell>
          <table:table-cell table:formula="of:=ABS([.B1157]-[.G1157])" office:value-type="float" office:value="0.0000174406285964324">
            <text:p>0.0000174406285964324</text:p>
          </table:table-cell>
          <table:table-cell/>
        </table:table-row>
        <table:table-row table:style-name="ro2">
          <table:table-cell table:formula="of:=[.A1157]+[.A$4]" office:value-type="float" office:value="344.700000000007">
            <text:p>344.700000000007</text:p>
          </table:table-cell>
          <table:table-cell table:formula="of:=[.A1158]/([.$D$4]*2)" office:value-type="float" office:value="86.1750000000018">
            <text:p>86.1750000000018</text:p>
          </table:table-cell>
          <table:table-cell table:formula="of:=SQRT(ABS([.$D$2]^2-[.B1158]^2))" office:value-type="float" office:value="50.7333162231653">
            <text:p>50.7333162231653</text:p>
          </table:table-cell>
          <table:table-cell table:formula="of:=([.$C$10]-[.C1158])*[.$B$4]" office:value-type="float" office:value="62068.2275928577">
            <text:p>62068.2275928577</text:p>
          </table:table-cell>
          <table:table-cell table:formula="of:=ROUND([.D1158])" office:value-type="float" office:value="62068">
            <text:p>62068</text:p>
          </table:table-cell>
          <table:table-cell table:formula="of:=([.$C$8]-([.E1158]*[.$C$4]))" office:value-type="float" office:value="50.733525">
            <text:p>50.733525</text:p>
          </table:table-cell>
          <table:table-cell table:formula="of:=SQRT(ABS([.$D$2]^2-[.F1158]^2))" office:value-type="float" office:value="86.1748770876662">
            <text:p>86.1748770876662</text:p>
          </table:table-cell>
          <table:table-cell table:formula="of:=ABS([.B1158]-[.G1158])" office:value-type="float" office:value="0.00012291233564099">
            <text:p>0.00012291233564099</text:p>
          </table:table-cell>
          <table:table-cell/>
        </table:table-row>
        <table:table-row table:style-name="ro2">
          <table:table-cell table:formula="of:=[.A1158]+[.A$4]" office:value-type="float" office:value="345.000000000007">
            <text:p>345.000000000007</text:p>
          </table:table-cell>
          <table:table-cell table:formula="of:=[.A1159]/([.$D$4]*2)" office:value-type="float" office:value="86.2500000000018">
            <text:p>86.2500000000018</text:p>
          </table:table-cell>
          <table:table-cell table:formula="of:=SQRT(ABS([.$D$2]^2-[.B1159]^2))" office:value-type="float" office:value="50.6057061999898">
            <text:p>50.6057061999898</text:p>
          </table:table-cell>
          <table:table-cell table:formula="of:=([.$C$10]-[.C1159])*[.$B$4]" office:value-type="float" office:value="62228.9961259922">
            <text:p>62228.9961259922</text:p>
          </table:table-cell>
          <table:table-cell table:formula="of:=ROUND([.D1159])" office:value-type="float" office:value="62229">
            <text:p>62229</text:p>
          </table:table-cell>
          <table:table-cell table:formula="of:=([.$C$8]-([.E1159]*[.$C$4]))" office:value-type="float" office:value="50.60573125">
            <text:p>50.60573125</text:p>
          </table:table-cell>
          <table:table-cell table:formula="of:=SQRT(ABS([.$D$2]^2-[.F1159]^2))" office:value-type="float" office:value="86.2499853023337">
            <text:p>86.2499853023337</text:p>
          </table:table-cell>
          <table:table-cell table:formula="of:=ABS([.B1159]-[.G1159])" office:value-type="float" office:value="0.0000146976681634214">
            <text:p>0.0000146976681634214</text:p>
          </table:table-cell>
          <table:table-cell/>
        </table:table-row>
        <table:table-row table:style-name="ro2">
          <table:table-cell table:formula="of:=[.A1159]+[.A$4]" office:value-type="float" office:value="345.300000000007">
            <text:p>345.300000000007</text:p>
          </table:table-cell>
          <table:table-cell table:formula="of:=[.A1160]/([.$D$4]*2)" office:value-type="float" office:value="86.3250000000018">
            <text:p>86.3250000000018</text:p>
          </table:table-cell>
          <table:table-cell table:formula="of:=SQRT(ABS([.$D$2]^2-[.B1160]^2))" office:value-type="float" office:value="50.4776621388083">
            <text:p>50.4776621388083</text:p>
          </table:table-cell>
          <table:table-cell table:formula="of:=([.$C$10]-[.C1160])*[.$B$4]" office:value-type="float" office:value="62390.3114786617">
            <text:p>62390.3114786617</text:p>
          </table:table-cell>
          <table:table-cell table:formula="of:=ROUND([.D1160])" office:value-type="float" office:value="62390">
            <text:p>62390</text:p>
          </table:table-cell>
          <table:table-cell table:formula="of:=([.$C$8]-([.E1160]*[.$C$4]))" office:value-type="float" office:value="50.4779375">
            <text:p>50.4779375</text:p>
          </table:table-cell>
          <table:table-cell table:formula="of:=SQRT(ABS([.$D$2]^2-[.F1160]^2))" office:value-type="float" office:value="86.3248389847678">
            <text:p>86.3248389847678</text:p>
          </table:table-cell>
          <table:table-cell table:formula="of:=ABS([.B1160]-[.G1160])" office:value-type="float" office:value="0.000161015233999251">
            <text:p>0.000161015233999251</text:p>
          </table:table-cell>
          <table:table-cell/>
        </table:table-row>
        <table:table-row table:style-name="ro2">
          <table:table-cell table:formula="of:=[.A1160]+[.A$4]" office:value-type="float" office:value="345.600000000007">
            <text:p>345.600000000007</text:p>
          </table:table-cell>
          <table:table-cell table:formula="of:=[.A1161]/([.$D$4]*2)" office:value-type="float" office:value="86.4000000000018">
            <text:p>86.4000000000018</text:p>
          </table:table-cell>
          <table:table-cell table:formula="of:=SQRT(ABS([.$D$2]^2-[.B1161]^2))" office:value-type="float" office:value="50.3491807281875">
            <text:p>50.3491807281875</text:p>
          </table:table-cell>
          <table:table-cell table:formula="of:=([.$C$10]-[.C1161])*[.$B$4]" office:value-type="float" office:value="62552.177822751">
            <text:p>62552.177822751</text:p>
          </table:table-cell>
          <table:table-cell table:formula="of:=ROUND([.D1161])" office:value-type="float" office:value="62552">
            <text:p>62552</text:p>
          </table:table-cell>
          <table:table-cell table:formula="of:=([.$C$8]-([.E1161]*[.$C$4]))" office:value-type="float" office:value="50.34935">
            <text:p>50.34935</text:p>
          </table:table-cell>
          <table:table-cell table:formula="of:=SQRT(ABS([.$D$2]^2-[.F1161]^2))" office:value-type="float" office:value="86.3999013574524">
            <text:p>86.3999013574524</text:p>
          </table:table-cell>
          <table:table-cell table:formula="of:=ABS([.B1161]-[.G1161])" office:value-type="float" office:value="0.0000986425494744481">
            <text:p>0.0000986425494744481</text:p>
          </table:table-cell>
          <table:table-cell/>
        </table:table-row>
        <table:table-row table:style-name="ro2">
          <table:table-cell table:formula="of:=[.A1161]+[.A$4]" office:value-type="float" office:value="345.900000000007">
            <text:p>345.900000000007</text:p>
          </table:table-cell>
          <table:table-cell table:formula="of:=[.A1162]/([.$D$4]*2)" office:value-type="float" office:value="86.4750000000018">
            <text:p>86.4750000000018</text:p>
          </table:table-cell>
          <table:table-cell table:formula="of:=SQRT(ABS([.$D$2]^2-[.B1162]^2))" office:value-type="float" office:value="50.2202586114377">
            <text:p>50.2202586114377</text:p>
          </table:table-cell>
          <table:table-cell table:formula="of:=([.$C$10]-[.C1162])*[.$B$4]" office:value-type="float" office:value="62714.5993871601">
            <text:p>62714.5993871601</text:p>
          </table:table-cell>
          <table:table-cell table:formula="of:=ROUND([.D1162])" office:value-type="float" office:value="62715">
            <text:p>62715</text:p>
          </table:table-cell>
          <table:table-cell table:formula="of:=([.$C$8]-([.E1162]*[.$C$4]))" office:value-type="float" office:value="50.21996875">
            <text:p>50.21996875</text:p>
          </table:table-cell>
          <table:table-cell table:formula="of:=SQRT(ABS([.$D$2]^2-[.F1162]^2))" office:value-type="float" office:value="86.4751683360548">
            <text:p>86.4751683360548</text:p>
          </table:table-cell>
          <table:table-cell table:formula="of:=ABS([.B1162]-[.G1162])" office:value-type="float" office:value="0.000168336053008034">
            <text:p>0.000168336053008034</text:p>
          </table:table-cell>
          <table:table-cell/>
        </table:table-row>
        <table:table-row table:style-name="ro2">
          <table:table-cell table:formula="of:=[.A1162]+[.A$4]" office:value-type="float" office:value="346.200000000007">
            <text:p>346.200000000007</text:p>
          </table:table-cell>
          <table:table-cell table:formula="of:=[.A1163]/([.$D$4]*2)" office:value-type="float" office:value="86.5500000000018">
            <text:p>86.5500000000018</text:p>
          </table:table-cell>
          <table:table-cell table:formula="of:=SQRT(ABS([.$D$2]^2-[.B1163]^2))" office:value-type="float" office:value="50.090892385739">
            <text:p>50.090892385739</text:p>
          </table:table-cell>
          <table:table-cell table:formula="of:=([.$C$10]-[.C1163])*[.$B$4]" office:value-type="float" office:value="62877.5804589066">
            <text:p>62877.5804589066</text:p>
          </table:table-cell>
          <table:table-cell table:formula="of:=ROUND([.D1163])" office:value-type="float" office:value="62878">
            <text:p>62878</text:p>
          </table:table-cell>
          <table:table-cell table:formula="of:=([.$C$8]-([.E1163]*[.$C$4]))" office:value-type="float" office:value="50.0905875">
            <text:p>50.0905875</text:p>
          </table:table-cell>
          <table:table-cell table:formula="of:=SQRT(ABS([.$D$2]^2-[.F1163]^2))" office:value-type="float" office:value="86.5501764521878">
            <text:p>86.5501764521878</text:p>
          </table:table-cell>
          <table:table-cell table:formula="of:=ABS([.B1163]-[.G1163])" office:value-type="float" office:value="0.00017645218595419">
            <text:p>0.00017645218595419</text:p>
          </table:table-cell>
          <table:table-cell/>
        </table:table-row>
        <table:table-row table:style-name="ro2">
          <table:table-cell table:formula="of:=[.A1163]+[.A$4]" office:value-type="float" office:value="346.500000000007">
            <text:p>346.500000000007</text:p>
          </table:table-cell>
          <table:table-cell table:formula="of:=[.A1164]/([.$D$4]*2)" office:value-type="float" office:value="86.6250000000018">
            <text:p>86.6250000000018</text:p>
          </table:table-cell>
          <table:table-cell table:formula="of:=SQRT(ABS([.$D$2]^2-[.B1164]^2))" office:value-type="float" office:value="49.961078601244">
            <text:p>49.961078601244</text:p>
          </table:table-cell>
          <table:table-cell table:formula="of:=([.$C$10]-[.C1164])*[.$B$4]" office:value-type="float" office:value="63041.1253842546">
            <text:p>63041.1253842546</text:p>
          </table:table-cell>
          <table:table-cell table:formula="of:=ROUND([.D1164])" office:value-type="float" office:value="63041">
            <text:p>63041</text:p>
          </table:table-cell>
          <table:table-cell table:formula="of:=([.$C$8]-([.E1164]*[.$C$4]))" office:value-type="float" office:value="49.96120625">
            <text:p>49.96120625</text:p>
          </table:table-cell>
          <table:table-cell table:formula="of:=SQRT(ABS([.$D$2]^2-[.F1164]^2))" office:value-type="float" office:value="86.6249263782946">
            <text:p>86.6249263782946</text:p>
          </table:table-cell>
          <table:table-cell table:formula="of:=ABS([.B1164]-[.G1164])" office:value-type="float" office:value="0.0000736217072443424">
            <text:p>0.0000736217072443424</text:p>
          </table:table-cell>
          <table:table-cell/>
        </table:table-row>
        <table:table-row table:style-name="ro2">
          <table:table-cell table:formula="of:=[.A1164]+[.A$4]" office:value-type="float" office:value="346.800000000007">
            <text:p>346.800000000007</text:p>
          </table:table-cell>
          <table:table-cell table:formula="of:=[.A1165]/([.$D$4]*2)" office:value-type="float" office:value="86.7000000000018">
            <text:p>86.7000000000018</text:p>
          </table:table-cell>
          <table:table-cell table:formula="of:=SQRT(ABS([.$D$2]^2-[.B1165]^2))" office:value-type="float" office:value="49.8308137601593">
            <text:p>49.8308137601593</text:p>
          </table:table-cell>
          <table:table-cell table:formula="of:=([.$C$10]-[.C1165])*[.$B$4]" office:value-type="float" office:value="63205.2385698731">
            <text:p>63205.2385698731</text:p>
          </table:table-cell>
          <table:table-cell table:formula="of:=ROUND([.D1165])" office:value-type="float" office:value="63205">
            <text:p>63205</text:p>
          </table:table-cell>
          <table:table-cell table:formula="of:=([.$C$8]-([.E1165]*[.$C$4]))" office:value-type="float" office:value="49.83103125">
            <text:p>49.83103125</text:p>
          </table:table-cell>
          <table:table-cell table:formula="of:=SQRT(ABS([.$D$2]^2-[.F1165]^2))" office:value-type="float" office:value="86.6998749973812">
            <text:p>86.6998749973812</text:p>
          </table:table-cell>
          <table:table-cell table:formula="of:=ABS([.B1165]-[.G1165])" office:value-type="float" office:value="0.000125002620663395">
            <text:p>0.000125002620663395</text:p>
          </table:table-cell>
          <table:table-cell/>
        </table:table-row>
        <table:table-row table:style-name="ro2">
          <table:table-cell table:formula="of:=[.A1165]+[.A$4]" office:value-type="float" office:value="347.100000000007">
            <text:p>347.100000000007</text:p>
          </table:table-cell>
          <table:table-cell table:formula="of:=[.A1166]/([.$D$4]*2)" office:value-type="float" office:value="86.7750000000019">
            <text:p>86.7750000000019</text:p>
          </table:table-cell>
          <table:table-cell table:formula="of:=SQRT(ABS([.$D$2]^2-[.B1166]^2))" office:value-type="float" office:value="49.7000943158027">
            <text:p>49.7000943158027</text:p>
          </table:table-cell>
          <table:table-cell table:formula="of:=([.$C$10]-[.C1166])*[.$B$4]" office:value-type="float" office:value="63369.9244840232">
            <text:p>63369.9244840232</text:p>
          </table:table-cell>
          <table:table-cell table:formula="of:=ROUND([.D1166])" office:value-type="float" office:value="63370">
            <text:p>63370</text:p>
          </table:table-cell>
          <table:table-cell table:formula="of:=([.$C$8]-([.E1166]*[.$C$4]))" office:value-type="float" office:value="49.7000625">
            <text:p>49.7000625</text:p>
          </table:table-cell>
          <table:table-cell table:formula="of:=SQRT(ABS([.$D$2]^2-[.F1166]^2))" office:value-type="float" office:value="86.7750182223899">
            <text:p>86.7750182223899</text:p>
          </table:table-cell>
          <table:table-cell table:formula="of:=ABS([.B1166]-[.G1166])" office:value-type="float" office:value="0.000018222388021627">
            <text:p>0.000018222388021627</text:p>
          </table:table-cell>
          <table:table-cell/>
        </table:table-row>
        <table:table-row table:style-name="ro2">
          <table:table-cell table:formula="of:=[.A1166]+[.A$4]" office:value-type="float" office:value="347.400000000007">
            <text:p>347.400000000007</text:p>
          </table:table-cell>
          <table:table-cell table:formula="of:=[.A1167]/([.$D$4]*2)" office:value-type="float" office:value="86.8500000000019">
            <text:p>86.8500000000019</text:p>
          </table:table-cell>
          <table:table-cell table:formula="of:=SQRT(ABS([.$D$2]^2-[.B1167]^2))" office:value-type="float" office:value="49.5689166716369">
            <text:p>49.5689166716369</text:p>
          </table:table-cell>
          <table:table-cell table:formula="of:=([.$C$10]-[.C1167])*[.$B$4]" office:value-type="float" office:value="63535.1876577754">
            <text:p>63535.1876577754</text:p>
          </table:table-cell>
          <table:table-cell table:formula="of:=ROUND([.D1167])" office:value-type="float" office:value="63535">
            <text:p>63535</text:p>
          </table:table-cell>
          <table:table-cell table:formula="of:=([.$C$8]-([.E1167]*[.$C$4]))" office:value-type="float" office:value="49.56909375">
            <text:p>49.56909375</text:p>
          </table:table-cell>
          <table:table-cell table:formula="of:=SQRT(ABS([.$D$2]^2-[.F1167]^2))" office:value-type="float" office:value="86.8498989337565">
            <text:p>86.8498989337565</text:p>
          </table:table-cell>
          <table:table-cell table:formula="of:=ABS([.B1167]-[.G1167])" office:value-type="float" office:value="0.00010106624539219">
            <text:p>0.00010106624539219</text:p>
          </table:table-cell>
          <table:table-cell/>
        </table:table-row>
        <table:table-row table:style-name="ro2">
          <table:table-cell table:formula="of:=[.A1167]+[.A$4]" office:value-type="float" office:value="347.700000000007">
            <text:p>347.700000000007</text:p>
          </table:table-cell>
          <table:table-cell table:formula="of:=[.A1168]/([.$D$4]*2)" office:value-type="float" office:value="86.9250000000019">
            <text:p>86.9250000000019</text:p>
          </table:table-cell>
          <table:table-cell table:formula="of:=SQRT(ABS([.$D$2]^2-[.B1168]^2))" office:value-type="float" office:value="49.4372771802784">
            <text:p>49.4372771802784</text:p>
          </table:table-cell>
          <table:table-cell table:formula="of:=([.$C$10]-[.C1168])*[.$B$4]" office:value-type="float" office:value="63701.0326862584">
            <text:p>63701.0326862584</text:p>
          </table:table-cell>
          <table:table-cell table:formula="of:=ROUND([.D1168])" office:value-type="float" office:value="63701">
            <text:p>63701</text:p>
          </table:table-cell>
          <table:table-cell table:formula="of:=([.$C$8]-([.E1168]*[.$C$4]))" office:value-type="float" office:value="49.43733125">
            <text:p>49.43733125</text:p>
          </table:table-cell>
          <table:table-cell table:formula="of:=SQRT(ABS([.$D$2]^2-[.F1168]^2))" office:value-type="float" office:value="86.9249692486444">
            <text:p>86.9249692486444</text:p>
          </table:table-cell>
          <table:table-cell table:formula="of:=ABS([.B1168]-[.G1168])" office:value-type="float" office:value="0.0000307513574711038">
            <text:p>0.0000307513574711038</text:p>
          </table:table-cell>
          <table:table-cell/>
        </table:table-row>
        <table:table-row table:style-name="ro2">
          <table:table-cell table:formula="of:=[.A1168]+[.A$4]" office:value-type="float" office:value="348.000000000007">
            <text:p>348.000000000007</text:p>
          </table:table-cell>
          <table:table-cell table:formula="of:=[.A1169]/([.$D$4]*2)" office:value-type="float" office:value="87.0000000000019">
            <text:p>87.0000000000019</text:p>
          </table:table-cell>
          <table:table-cell table:formula="of:=SQRT(ABS([.$D$2]^2-[.B1169]^2))" office:value-type="float" office:value="49.3051721424809">
            <text:p>49.3051721424809</text:p>
          </table:table-cell>
          <table:table-cell table:formula="of:=([.$C$10]-[.C1169])*[.$B$4]" office:value-type="float" office:value="63867.4642299403">
            <text:p>63867.4642299403</text:p>
          </table:table-cell>
          <table:table-cell table:formula="of:=ROUND([.D1169])" office:value-type="float" office:value="63867">
            <text:p>63867</text:p>
          </table:table-cell>
          <table:table-cell table:formula="of:=([.$C$8]-([.E1169]*[.$C$4]))" office:value-type="float" office:value="49.30556875">
            <text:p>49.30556875</text:p>
          </table:table-cell>
          <table:table-cell table:formula="of:=SQRT(ABS([.$D$2]^2-[.F1169]^2))" office:value-type="float" office:value="86.9997752309684">
            <text:p>86.9997752309684</text:p>
          </table:table-cell>
          <table:table-cell table:formula="of:=ABS([.B1169]-[.G1169])" office:value-type="float" office:value="0.000224769033451366">
            <text:p>0.000224769033451366</text:p>
          </table:table-cell>
          <table:table-cell/>
        </table:table-row>
        <table:table-row table:style-name="ro2">
          <table:table-cell table:formula="of:=[.A1169]+[.A$4]" office:value-type="float" office:value="348.300000000007">
            <text:p>348.300000000007</text:p>
          </table:table-cell>
          <table:table-cell table:formula="of:=[.A1170]/([.$D$4]*2)" office:value-type="float" office:value="87.0750000000019">
            <text:p>87.0750000000019</text:p>
          </table:table-cell>
          <table:table-cell table:formula="of:=SQRT(ABS([.$D$2]^2-[.B1170]^2))" office:value-type="float" office:value="49.1725978060919">
            <text:p>49.1725978060919</text:p>
          </table:table-cell>
          <table:table-cell table:formula="of:=([.$C$10]-[.C1170])*[.$B$4]" office:value-type="float" office:value="64034.4870159422">
            <text:p>64034.4870159422</text:p>
          </table:table-cell>
          <table:table-cell table:formula="of:=ROUND([.D1170])" office:value-type="float" office:value="64034">
            <text:p>64034</text:p>
          </table:table-cell>
          <table:table-cell table:formula="of:=([.$C$8]-([.E1170]*[.$C$4]))" office:value-type="float" office:value="49.1730125">
            <text:p>49.1730125</text:p>
          </table:table-cell>
          <table:table-cell table:formula="of:=SQRT(ABS([.$D$2]^2-[.F1170]^2))" office:value-type="float" office:value="87.0747658146425">
            <text:p>87.0747658146425</text:p>
          </table:table-cell>
          <table:table-cell table:formula="of:=ABS([.B1170]-[.G1170])" office:value-type="float" office:value="0.000234185359317962">
            <text:p>0.000234185359317962</text:p>
          </table:table-cell>
          <table:table-cell/>
        </table:table-row>
        <table:table-row table:style-name="ro2">
          <table:table-cell table:formula="of:=[.A1170]+[.A$4]" office:value-type="float" office:value="348.600000000007">
            <text:p>348.600000000007</text:p>
          </table:table-cell>
          <table:table-cell table:formula="of:=[.A1171]/([.$D$4]*2)" office:value-type="float" office:value="87.1500000000019">
            <text:p>87.1500000000019</text:p>
          </table:table-cell>
          <table:table-cell table:formula="of:=SQRT(ABS([.$D$2]^2-[.B1171]^2))" office:value-type="float" office:value="49.0395503649827">
            <text:p>49.0395503649827</text:p>
          </table:table-cell>
          <table:table-cell table:formula="of:=([.$C$10]-[.C1171])*[.$B$4]" office:value-type="float" office:value="64202.1058393869">
            <text:p>64202.1058393869</text:p>
          </table:table-cell>
          <table:table-cell table:formula="of:=ROUND([.D1171])" office:value-type="float" office:value="64202">
            <text:p>64202</text:p>
          </table:table-cell>
          <table:table-cell table:formula="of:=([.$C$8]-([.E1171]*[.$C$4]))" office:value-type="float" office:value="49.0396625">
            <text:p>49.0396625</text:p>
          </table:table-cell>
          <table:table-cell table:formula="of:=SQRT(ABS([.$D$2]^2-[.F1171]^2))" office:value-type="float" office:value="87.1499369012169">
            <text:p>87.1499369012169</text:p>
          </table:table-cell>
          <table:table-cell table:formula="of:=ABS([.B1171]-[.G1171])" office:value-type="float" office:value="0.000063098784934823">
            <text:p>0.000063098784934823</text:p>
          </table:table-cell>
          <table:table-cell/>
        </table:table-row>
        <table:table-row table:style-name="ro2">
          <table:table-cell table:formula="of:=[.A1171]+[.A$4]" office:value-type="float" office:value="348.900000000007">
            <text:p>348.900000000007</text:p>
          </table:table-cell>
          <table:table-cell table:formula="of:=[.A1172]/([.$D$4]*2)" office:value-type="float" office:value="87.2250000000019">
            <text:p>87.2250000000019</text:p>
          </table:table-cell>
          <table:table-cell table:formula="of:=SQRT(ABS([.$D$2]^2-[.B1172]^2))" office:value-type="float" office:value="48.90602595795">
            <text:p>48.90602595795</text:p>
          </table:table-cell>
          <table:table-cell table:formula="of:=([.$C$10]-[.C1172])*[.$B$4]" office:value-type="float" office:value="64370.3255647825">
            <text:p>64370.3255647825</text:p>
          </table:table-cell>
          <table:table-cell table:formula="of:=ROUND([.D1172])" office:value-type="float" office:value="64370">
            <text:p>64370</text:p>
          </table:table-cell>
          <table:table-cell table:formula="of:=([.$C$8]-([.E1172]*[.$C$4]))" office:value-type="float" office:value="48.9063125">
            <text:p>48.9063125</text:p>
          </table:table-cell>
          <table:table-cell table:formula="of:=SQRT(ABS([.$D$2]^2-[.F1172]^2))" office:value-type="float" office:value="87.2248393386445">
            <text:p>87.2248393386445</text:p>
          </table:table-cell>
          <table:table-cell table:formula="of:=ABS([.B1172]-[.G1172])" office:value-type="float" office:value="0.000160661357384129">
            <text:p>0.000160661357384129</text:p>
          </table:table-cell>
          <table:table-cell/>
        </table:table-row>
        <table:table-row table:style-name="ro2">
          <table:table-cell table:formula="of:=[.A1172]+[.A$4]" office:value-type="float" office:value="349.200000000007">
            <text:p>349.200000000007</text:p>
          </table:table-cell>
          <table:table-cell table:formula="of:=[.A1173]/([.$D$4]*2)" office:value-type="float" office:value="87.3000000000019">
            <text:p>87.3000000000019</text:p>
          </table:table-cell>
          <table:table-cell table:formula="of:=SQRT(ABS([.$D$2]^2-[.B1173]^2))" office:value-type="float" office:value="48.7720206675884">
            <text:p>48.7720206675884</text:p>
          </table:table-cell>
          <table:table-cell table:formula="of:=([.$C$10]-[.C1173])*[.$B$4]" office:value-type="float" office:value="64539.1511274427">
            <text:p>64539.1511274427</text:p>
          </table:table-cell>
          <table:table-cell table:formula="of:=ROUND([.D1173])" office:value-type="float" office:value="64539">
            <text:p>64539</text:p>
          </table:table-cell>
          <table:table-cell table:formula="of:=([.$C$8]-([.E1173]*[.$C$4]))" office:value-type="float" office:value="48.77216875">
            <text:p>48.77216875</text:p>
          </table:table-cell>
          <table:table-cell table:formula="of:=SQRT(ABS([.$D$2]^2-[.F1173]^2))" office:value-type="float" office:value="87.2999172704163">
            <text:p>87.2999172704163</text:p>
          </table:table-cell>
          <table:table-cell table:formula="of:=ABS([.B1173]-[.G1173])" office:value-type="float" office:value="0.0000827295856140609">
            <text:p>0.0000827295856140609</text:p>
          </table:table-cell>
          <table:table-cell/>
        </table:table-row>
        <table:table-row table:style-name="ro2">
          <table:table-cell table:formula="of:=[.A1173]+[.A$4]" office:value-type="float" office:value="349.500000000008">
            <text:p>349.500000000008</text:p>
          </table:table-cell>
          <table:table-cell table:formula="of:=[.A1174]/([.$D$4]*2)" office:value-type="float" office:value="87.3750000000019">
            <text:p>87.3750000000019</text:p>
          </table:table-cell>
          <table:table-cell table:formula="of:=SQRT(ABS([.$D$2]^2-[.B1174]^2))" office:value-type="float" office:value="48.6375305191338">
            <text:p>48.6375305191338</text:p>
          </table:table-cell>
          <table:table-cell table:formula="of:=([.$C$10]-[.C1174])*[.$B$4]" office:value-type="float" office:value="64708.5875349446">
            <text:p>64708.5875349446</text:p>
          </table:table-cell>
          <table:table-cell table:formula="of:=ROUND([.D1174])" office:value-type="float" office:value="64709">
            <text:p>64709</text:p>
          </table:table-cell>
          <table:table-cell table:formula="of:=([.$C$8]-([.E1174]*[.$C$4]))" office:value-type="float" office:value="48.63723125">
            <text:p>48.63723125</text:p>
          </table:table-cell>
          <table:table-cell table:formula="of:=SQRT(ABS([.$D$2]^2-[.F1174]^2))" office:value-type="float" office:value="87.3751665883049">
            <text:p>87.3751665883049</text:p>
          </table:table-cell>
          <table:table-cell table:formula="of:=ABS([.B1174]-[.G1174])" office:value-type="float" office:value="0.000166588302974446">
            <text:p>0.000166588302974446</text:p>
          </table:table-cell>
          <table:table-cell/>
        </table:table-row>
        <table:table-row table:style-name="ro2">
          <table:table-cell table:formula="of:=[.A1174]+[.A$4]" office:value-type="float" office:value="349.800000000008">
            <text:p>349.800000000008</text:p>
          </table:table-cell>
          <table:table-cell table:formula="of:=[.A1175]/([.$D$4]*2)" office:value-type="float" office:value="87.4500000000019">
            <text:p>87.4500000000019</text:p>
          </table:table-cell>
          <table:table-cell table:formula="of:=SQRT(ABS([.$D$2]^2-[.B1175]^2))" office:value-type="float" office:value="48.5025514792745">
            <text:p>48.5025514792745</text:p>
          </table:table-cell>
          <table:table-cell table:formula="of:=([.$C$10]-[.C1175])*[.$B$4]" office:value-type="float" office:value="64878.6398686256">
            <text:p>64878.6398686256</text:p>
          </table:table-cell>
          <table:table-cell table:formula="of:=ROUND([.D1175])" office:value-type="float" office:value="64879">
            <text:p>64879</text:p>
          </table:table-cell>
          <table:table-cell table:formula="of:=([.$C$8]-([.E1175]*[.$C$4]))" office:value-type="float" office:value="48.50229375">
            <text:p>48.50229375</text:p>
          </table:table-cell>
          <table:table-cell table:formula="of:=SQRT(ABS([.$D$2]^2-[.F1175]^2))" office:value-type="float" office:value="87.4501429443584">
            <text:p>87.4501429443584</text:p>
          </table:table-cell>
          <table:table-cell table:formula="of:=ABS([.B1175]-[.G1175])" office:value-type="float" office:value="0.000142944356483099">
            <text:p>0.000142944356483099</text:p>
          </table:table-cell>
          <table:table-cell/>
        </table:table-row>
        <table:table-row table:style-name="ro2">
          <table:table-cell table:formula="of:=[.A1175]+[.A$4]" office:value-type="float" office:value="350.100000000008">
            <text:p>350.100000000008</text:p>
          </table:table-cell>
          <table:table-cell table:formula="of:=[.A1176]/([.$D$4]*2)" office:value-type="float" office:value="87.5250000000019">
            <text:p>87.5250000000019</text:p>
          </table:table-cell>
          <table:table-cell table:formula="of:=SQRT(ABS([.$D$2]^2-[.B1176]^2))" office:value-type="float" office:value="48.3670794549317">
            <text:p>48.3670794549317</text:p>
          </table:table-cell>
          <table:table-cell table:formula="of:=([.$C$10]-[.C1176])*[.$B$4]" office:value-type="float" office:value="65049.3132851205">
            <text:p>65049.3132851205</text:p>
          </table:table-cell>
          <table:table-cell table:formula="of:=ROUND([.D1176])" office:value-type="float" office:value="65049">
            <text:p>65049</text:p>
          </table:table-cell>
          <table:table-cell table:formula="of:=([.$C$8]-([.E1176]*[.$C$4]))" office:value-type="float" office:value="48.36735625">
            <text:p>48.36735625</text:p>
          </table:table-cell>
          <table:table-cell table:formula="of:=SQRT(ABS([.$D$2]^2-[.F1176]^2))" office:value-type="float" office:value="87.5248470400582">
            <text:p>87.5248470400582</text:p>
          </table:table-cell>
          <table:table-cell table:formula="of:=ABS([.B1176]-[.G1176])" office:value-type="float" office:value="0.000152959943676478">
            <text:p>0.000152959943676478</text:p>
          </table:table-cell>
          <table:table-cell/>
        </table:table-row>
        <table:table-row table:style-name="ro2">
          <table:table-cell table:formula="of:=[.A1176]+[.A$4]" office:value-type="float" office:value="350.400000000008">
            <text:p>350.400000000008</text:p>
          </table:table-cell>
          <table:table-cell table:formula="of:=[.A1177]/([.$D$4]*2)" office:value-type="float" office:value="87.6000000000019">
            <text:p>87.6000000000019</text:p>
          </table:table-cell>
          <table:table-cell table:formula="of:=SQRT(ABS([.$D$2]^2-[.B1177]^2))" office:value-type="float" office:value="48.2311102920062">
            <text:p>48.2311102920062</text:p>
          </table:table-cell>
          <table:table-cell table:formula="of:=([.$C$10]-[.C1177])*[.$B$4]" office:value-type="float" office:value="65220.6130179399">
            <text:p>65220.6130179399</text:p>
          </table:table-cell>
          <table:table-cell table:formula="of:=ROUND([.D1177])" office:value-type="float" office:value="65221">
            <text:p>65221</text:p>
          </table:table-cell>
          <table:table-cell table:formula="of:=([.$C$8]-([.E1177]*[.$C$4]))" office:value-type="float" office:value="48.23083125">
            <text:p>48.23083125</text:p>
          </table:table-cell>
          <table:table-cell table:formula="of:=SQRT(ABS([.$D$2]^2-[.F1177]^2))" office:value-type="float" office:value="87.6001536353335">
            <text:p>87.6001536353335</text:p>
          </table:table-cell>
          <table:table-cell table:formula="of:=ABS([.B1177]-[.G1177])" office:value-type="float" office:value="0.000153635331557211">
            <text:p>0.000153635331557211</text:p>
          </table:table-cell>
          <table:table-cell/>
        </table:table-row>
        <table:table-row table:style-name="ro2">
          <table:table-cell table:formula="of:=[.A1177]+[.A$4]" office:value-type="float" office:value="350.700000000008">
            <text:p>350.700000000008</text:p>
          </table:table-cell>
          <table:table-cell table:formula="of:=[.A1178]/([.$D$4]*2)" office:value-type="float" office:value="87.6750000000019">
            <text:p>87.6750000000019</text:p>
          </table:table-cell>
          <table:table-cell table:formula="of:=SQRT(ABS([.$D$2]^2-[.B1178]^2))" office:value-type="float" office:value="48.094639774092">
            <text:p>48.094639774092</text:p>
          </table:table-cell>
          <table:table-cell table:formula="of:=([.$C$10]-[.C1178])*[.$B$4]" office:value-type="float" office:value="65392.5443790918">
            <text:p>65392.5443790918</text:p>
          </table:table-cell>
          <table:table-cell table:formula="of:=ROUND([.D1178])" office:value-type="float" office:value="65393">
            <text:p>65393</text:p>
          </table:table-cell>
          <table:table-cell table:formula="of:=([.$C$8]-([.E1178]*[.$C$4]))" office:value-type="float" office:value="48.09430625">
            <text:p>48.09430625</text:p>
          </table:table-cell>
          <table:table-cell table:formula="of:=SQRT(ABS([.$D$2]^2-[.F1178]^2))" office:value-type="float" office:value="87.6751829557898">
            <text:p>87.6751829557898</text:p>
          </table:table-cell>
          <table:table-cell table:formula="of:=ABS([.B1178]-[.G1178])" office:value-type="float" office:value="0.00018295578789207">
            <text:p>0.00018295578789207</text:p>
          </table:table-cell>
          <table:table-cell/>
        </table:table-row>
        <table:table-row table:style-name="ro2">
          <table:table-cell table:formula="of:=[.A1178]+[.A$4]" office:value-type="float" office:value="351.000000000008">
            <text:p>351.000000000008</text:p>
          </table:table-cell>
          <table:table-cell table:formula="of:=[.A1179]/([.$D$4]*2)" office:value-type="float" office:value="87.7500000000019">
            <text:p>87.7500000000019</text:p>
          </table:table-cell>
          <table:table-cell table:formula="of:=SQRT(ABS([.$D$2]^2-[.B1179]^2))" office:value-type="float" office:value="47.9576636211531">
            <text:p>47.9576636211531</text:p>
          </table:table-cell>
          <table:table-cell table:formula="of:=([.$C$10]-[.C1179])*[.$B$4]" office:value-type="float" office:value="65565.1127607471">
            <text:p>65565.1127607471</text:p>
          </table:table-cell>
          <table:table-cell table:formula="of:=ROUND([.D1179])" office:value-type="float" office:value="65565">
            <text:p>65565</text:p>
          </table:table-cell>
          <table:table-cell table:formula="of:=([.$C$8]-([.E1179]*[.$C$4]))" office:value-type="float" office:value="47.95778125">
            <text:p>47.95778125</text:p>
          </table:table-cell>
          <table:table-cell table:formula="of:=SQRT(ABS([.$D$2]^2-[.F1179]^2))" office:value-type="float" office:value="87.7499357126668">
            <text:p>87.7499357126668</text:p>
          </table:table-cell>
          <table:table-cell table:formula="of:=ABS([.B1179]-[.G1179])" office:value-type="float" office:value="0.0000642873351353046">
            <text:p>0.0000642873351353046</text:p>
          </table:table-cell>
          <table:table-cell/>
        </table:table-row>
        <table:table-row table:style-name="ro2">
          <table:table-cell table:formula="of:=[.A1179]+[.A$4]" office:value-type="float" office:value="351.300000000008">
            <text:p>351.300000000008</text:p>
          </table:table-cell>
          <table:table-cell table:formula="of:=[.A1180]/([.$D$4]*2)" office:value-type="float" office:value="87.8250000000019">
            <text:p>87.8250000000019</text:p>
          </table:table-cell>
          <table:table-cell table:formula="of:=SQRT(ABS([.$D$2]^2-[.B1180]^2))" office:value-type="float" office:value="47.8201774881657">
            <text:p>47.8201774881657</text:p>
          </table:table-cell>
          <table:table-cell table:formula="of:=([.$C$10]-[.C1180])*[.$B$4]" office:value-type="float" office:value="65738.3236369516">
            <text:p>65738.3236369516</text:p>
          </table:table-cell>
          <table:table-cell table:formula="of:=ROUND([.D1180])" office:value-type="float" office:value="65738">
            <text:p>65738</text:p>
          </table:table-cell>
          <table:table-cell table:formula="of:=([.$C$8]-([.E1180]*[.$C$4]))" office:value-type="float" office:value="47.8204625">
            <text:p>47.8204625</text:p>
          </table:table-cell>
          <table:table-cell table:formula="of:=SQRT(ABS([.$D$2]^2-[.F1180]^2))" office:value-type="float" office:value="87.8248448121948">
            <text:p>87.8248448121948</text:p>
          </table:table-cell>
          <table:table-cell table:formula="of:=ABS([.B1180]-[.G1180])" office:value-type="float" office:value="0.000155187807138191">
            <text:p>0.000155187807138191</text:p>
          </table:table-cell>
          <table:table-cell/>
        </table:table-row>
        <table:table-row table:style-name="ro2">
          <table:table-cell table:formula="of:=[.A1180]+[.A$4]" office:value-type="float" office:value="351.600000000008">
            <text:p>351.600000000008</text:p>
          </table:table-cell>
          <table:table-cell table:formula="of:=[.A1181]/([.$D$4]*2)" office:value-type="float" office:value="87.9000000000019">
            <text:p>87.9000000000019</text:p>
          </table:table-cell>
          <table:table-cell table:formula="of:=SQRT(ABS([.$D$2]^2-[.B1181]^2))" office:value-type="float" office:value="47.6821769637216">
            <text:p>47.6821769637216</text:p>
          </table:table-cell>
          <table:table-cell table:formula="of:=([.$C$10]-[.C1181])*[.$B$4]" office:value-type="float" office:value="65912.1825653851">
            <text:p>65912.1825653851</text:p>
          </table:table-cell>
          <table:table-cell table:formula="of:=ROUND([.D1181])" office:value-type="float" office:value="65912">
            <text:p>65912</text:p>
          </table:table-cell>
          <table:table-cell table:formula="of:=([.$C$8]-([.E1181]*[.$C$4]))" office:value-type="float" office:value="47.68235">
            <text:p>47.68235</text:p>
          </table:table-cell>
          <table:table-cell table:formula="of:=SQRT(ABS([.$D$2]^2-[.F1181]^2))" office:value-type="float" office:value="87.8999061346342">
            <text:p>87.8999061346342</text:p>
          </table:table-cell>
          <table:table-cell table:formula="of:=ABS([.B1181]-[.G1181])" office:value-type="float" office:value="0.0000938653677167167">
            <text:p>0.0000938653677167167</text:p>
          </table:table-cell>
          <table:table-cell/>
        </table:table-row>
        <table:table-row table:style-name="ro2">
          <table:table-cell table:formula="of:=[.A1181]+[.A$4]" office:value-type="float" office:value="351.900000000008">
            <text:p>351.900000000008</text:p>
          </table:table-cell>
          <table:table-cell table:formula="of:=[.A1182]/([.$D$4]*2)" office:value-type="float" office:value="87.9750000000019">
            <text:p>87.9750000000019</text:p>
          </table:table-cell>
          <table:table-cell table:formula="of:=SQRT(ABS([.$D$2]^2-[.B1182]^2))" office:value-type="float" office:value="47.5436575685934">
            <text:p>47.5436575685934</text:p>
          </table:table-cell>
          <table:table-cell table:formula="of:=([.$C$10]-[.C1182])*[.$B$4]" office:value-type="float" office:value="66086.6951891687">
            <text:p>66086.6951891687</text:p>
          </table:table-cell>
          <table:table-cell table:formula="of:=ROUND([.D1182])" office:value-type="float" office:value="66087">
            <text:p>66087</text:p>
          </table:table-cell>
          <table:table-cell table:formula="of:=([.$C$8]-([.E1182]*[.$C$4]))" office:value-type="float" office:value="47.54344375">
            <text:p>47.54344375</text:p>
          </table:table-cell>
          <table:table-cell table:formula="of:=SQRT(ABS([.$D$2]^2-[.F1182]^2))" office:value-type="float" office:value="87.9751155520161">
            <text:p>87.9751155520161</text:p>
          </table:table-cell>
          <table:table-cell table:formula="of:=ABS([.B1182]-[.G1182])" office:value-type="float" office:value="0.000115552014207765">
            <text:p>0.000115552014207765</text:p>
          </table:table-cell>
          <table:table-cell/>
        </table:table-row>
        <table:table-row table:style-name="ro2">
          <table:table-cell table:formula="of:=[.A1182]+[.A$4]" office:value-type="float" office:value="352.200000000008">
            <text:p>352.200000000008</text:p>
          </table:table-cell>
          <table:table-cell table:formula="of:=[.A1183]/([.$D$4]*2)" office:value-type="float" office:value="88.0500000000019">
            <text:p>88.0500000000019</text:p>
          </table:table-cell>
          <table:table-cell table:formula="of:=SQRT(ABS([.$D$2]^2-[.B1183]^2))" office:value-type="float" office:value="47.4046147542585">
            <text:p>47.4046147542585</text:p>
          </table:table-cell>
          <table:table-cell table:formula="of:=([.$C$10]-[.C1183])*[.$B$4]" office:value-type="float" office:value="66261.8672387244">
            <text:p>66261.8672387244</text:p>
          </table:table-cell>
          <table:table-cell table:formula="of:=ROUND([.D1183])" office:value-type="float" office:value="66262">
            <text:p>66262</text:p>
          </table:table-cell>
          <table:table-cell table:formula="of:=([.$C$8]-([.E1183]*[.$C$4]))" office:value-type="float" office:value="47.4045375">
            <text:p>47.4045375</text:p>
          </table:table-cell>
          <table:table-cell table:formula="of:=SQRT(ABS([.$D$2]^2-[.F1183]^2))" office:value-type="float" office:value="88.0500415923303">
            <text:p>88.0500415923303</text:p>
          </table:table-cell>
          <table:table-cell table:formula="of:=ABS([.B1183]-[.G1183])" office:value-type="float" office:value="0.0000415923283867414">
            <text:p>0.0000415923283867414</text:p>
          </table:table-cell>
          <table:table-cell/>
        </table:table-row>
        <table:table-row table:style-name="ro2">
          <table:table-cell table:formula="of:=[.A1183]+[.A$4]" office:value-type="float" office:value="352.500000000008">
            <text:p>352.500000000008</text:p>
          </table:table-cell>
          <table:table-cell table:formula="of:=[.A1184]/([.$D$4]*2)" office:value-type="float" office:value="88.1250000000019">
            <text:p>88.1250000000019</text:p>
          </table:table-cell>
          <table:table-cell table:formula="of:=SQRT(ABS([.$D$2]^2-[.B1184]^2))" office:value-type="float" office:value="47.265043901383">
            <text:p>47.265043901383</text:p>
          </table:table-cell>
          <table:table-cell table:formula="of:=([.$C$10]-[.C1184])*[.$B$4]" office:value-type="float" office:value="66437.7045336857">
            <text:p>66437.7045336857</text:p>
          </table:table-cell>
          <table:table-cell table:formula="of:=ROUND([.D1184])" office:value-type="float" office:value="66438">
            <text:p>66438</text:p>
          </table:table-cell>
          <table:table-cell table:formula="of:=([.$C$8]-([.E1184]*[.$C$4]))" office:value-type="float" office:value="47.2648375">
            <text:p>47.2648375</text:p>
          </table:table-cell>
          <table:table-cell table:formula="of:=SQRT(ABS([.$D$2]^2-[.F1184]^2))" office:value-type="float" office:value="88.1251107011991">
            <text:p>88.1251107011991</text:p>
          </table:table-cell>
          <table:table-cell table:formula="of:=ABS([.B1184]-[.G1184])" office:value-type="float" office:value="0.000110701197172602">
            <text:p>0.000110701197172602</text:p>
          </table:table-cell>
          <table:table-cell/>
        </table:table-row>
        <table:table-row table:style-name="ro2">
          <table:table-cell table:formula="of:=[.A1184]+[.A$4]" office:value-type="float" office:value="352.800000000008">
            <text:p>352.800000000008</text:p>
          </table:table-cell>
          <table:table-cell table:formula="of:=[.A1185]/([.$D$4]*2)" office:value-type="float" office:value="88.2000000000019">
            <text:p>88.2000000000019</text:p>
          </table:table-cell>
          <table:table-cell table:formula="of:=SQRT(ABS([.$D$2]^2-[.B1185]^2))" office:value-type="float" office:value="47.124940318261">
            <text:p>47.124940318261</text:p>
          </table:table-cell>
          <table:table-cell table:formula="of:=([.$C$10]-[.C1185])*[.$B$4]" office:value-type="float" office:value="66614.212984863">
            <text:p>66614.212984863</text:p>
          </table:table-cell>
          <table:table-cell table:formula="of:=ROUND([.D1185])" office:value-type="float" office:value="66614">
            <text:p>66614</text:p>
          </table:table-cell>
          <table:table-cell table:formula="of:=([.$C$8]-([.E1185]*[.$C$4]))" office:value-type="float" office:value="47.1251375">
            <text:p>47.1251375</text:p>
          </table:table-cell>
          <table:table-cell table:formula="of:=SQRT(ABS([.$D$2]^2-[.F1185]^2))" office:value-type="float" office:value="88.1998946462301">
            <text:p>88.1998946462301</text:p>
          </table:table-cell>
          <table:table-cell table:formula="of:=ABS([.B1185]-[.G1185])" office:value-type="float" office:value="0.000105353771786554">
            <text:p>0.000105353771786554</text:p>
          </table:table-cell>
          <table:table-cell/>
        </table:table-row>
        <table:table-row table:style-name="ro2">
          <table:table-cell table:formula="of:=[.A1185]+[.A$4]" office:value-type="float" office:value="353.100000000008">
            <text:p>353.100000000008</text:p>
          </table:table-cell>
          <table:table-cell table:formula="of:=[.A1186]/([.$D$4]*2)" office:value-type="float" office:value="88.2750000000019">
            <text:p>88.2750000000019</text:p>
          </table:table-cell>
          <table:table-cell table:formula="of:=SQRT(ABS([.$D$2]^2-[.B1186]^2))" office:value-type="float" office:value="46.9842992392104">
            <text:p>46.9842992392104</text:p>
          </table:table-cell>
          <table:table-cell table:formula="of:=([.$C$10]-[.C1186])*[.$B$4]" office:value-type="float" office:value="66791.3985962655">
            <text:p>66791.3985962655</text:p>
          </table:table-cell>
          <table:table-cell table:formula="of:=ROUND([.D1186])" office:value-type="float" office:value="66791">
            <text:p>66791</text:p>
          </table:table-cell>
          <table:table-cell table:formula="of:=([.$C$8]-([.E1186]*[.$C$4]))" office:value-type="float" office:value="46.98464375">
            <text:p>46.98464375</text:p>
          </table:table-cell>
          <table:table-cell table:formula="of:=SQRT(ABS([.$D$2]^2-[.F1186]^2))" office:value-type="float" office:value="88.2748166335427">
            <text:p>88.2748166335427</text:p>
          </table:table-cell>
          <table:table-cell table:formula="of:=ABS([.B1186]-[.G1186])" office:value-type="float" office:value="0.000183366459225454">
            <text:p>0.000183366459225454</text:p>
          </table:table-cell>
          <table:table-cell/>
        </table:table-row>
        <table:table-row table:style-name="ro2">
          <table:table-cell table:formula="of:=[.A1186]+[.A$4]" office:value-type="float" office:value="353.400000000008">
            <text:p>353.400000000008</text:p>
          </table:table-cell>
          <table:table-cell table:formula="of:=[.A1187]/([.$D$4]*2)" office:value-type="float" office:value="88.3500000000019">
            <text:p>88.3500000000019</text:p>
          </table:table-cell>
          <table:table-cell table:formula="of:=SQRT(ABS([.$D$2]^2-[.B1187]^2))" office:value-type="float" office:value="46.8431158229217">
            <text:p>46.8431158229217</text:p>
          </table:table-cell>
          <table:table-cell table:formula="of:=([.$C$10]-[.C1187])*[.$B$4]" office:value-type="float" office:value="66969.2674671802">
            <text:p>66969.2674671802</text:p>
          </table:table-cell>
          <table:table-cell table:formula="of:=ROUND([.D1187])" office:value-type="float" office:value="66969">
            <text:p>66969</text:p>
          </table:table-cell>
          <table:table-cell table:formula="of:=([.$C$8]-([.E1187]*[.$C$4]))" office:value-type="float" office:value="46.84335625">
            <text:p>46.84335625</text:p>
          </table:table-cell>
          <table:table-cell table:formula="of:=SQRT(ABS([.$D$2]^2-[.F1187]^2))" office:value-type="float" office:value="88.3498725252934">
            <text:p>88.3498725252934</text:p>
          </table:table-cell>
          <table:table-cell table:formula="of:=ABS([.B1187]-[.G1187])" office:value-type="float" office:value="0.000127474708548903">
            <text:p>0.000127474708548903</text:p>
          </table:table-cell>
          <table:table-cell/>
        </table:table-row>
        <table:table-row table:style-name="ro2">
          <table:table-cell table:formula="of:=[.A1187]+[.A$4]" office:value-type="float" office:value="353.700000000008">
            <text:p>353.700000000008</text:p>
          </table:table-cell>
          <table:table-cell table:formula="of:=[.A1188]/([.$D$4]*2)" office:value-type="float" office:value="88.4250000000019">
            <text:p>88.4250000000019</text:p>
          </table:table-cell>
          <table:table-cell table:formula="of:=SQRT(ABS([.$D$2]^2-[.B1188]^2))" office:value-type="float" office:value="46.7013851507604">
            <text:p>46.7013851507604</text:p>
          </table:table-cell>
          <table:table-cell table:formula="of:=([.$C$10]-[.C1188])*[.$B$4]" office:value-type="float" office:value="67147.8257943127">
            <text:p>67147.8257943127</text:p>
          </table:table-cell>
          <table:table-cell table:formula="of:=ROUND([.D1188])" office:value-type="float" office:value="67148">
            <text:p>67148</text:p>
          </table:table-cell>
          <table:table-cell table:formula="of:=([.$C$8]-([.E1188]*[.$C$4]))" office:value-type="float" office:value="46.701275">
            <text:p>46.701275</text:p>
          </table:table-cell>
          <table:table-cell table:formula="of:=SQRT(ABS([.$D$2]^2-[.F1188]^2))" office:value-type="float" office:value="88.4250581756912">
            <text:p>88.4250581756912</text:p>
          </table:table-cell>
          <table:table-cell table:formula="of:=ABS([.B1188]-[.G1188])" office:value-type="float" office:value="0.0000581756892898966">
            <text:p>0.0000581756892898966</text:p>
          </table:table-cell>
          <table:table-cell/>
        </table:table-row>
        <table:table-row table:style-name="ro2">
          <table:table-cell table:formula="of:=[.A1188]+[.A$4]" office:value-type="float" office:value="354.000000000008">
            <text:p>354.000000000008</text:p>
          </table:table-cell>
          <table:table-cell table:formula="of:=[.A1189]/([.$D$4]*2)" office:value-type="float" office:value="88.5000000000019">
            <text:p>88.5000000000019</text:p>
          </table:table-cell>
          <table:table-cell table:formula="of:=SQRT(ABS([.$D$2]^2-[.B1189]^2))" office:value-type="float" office:value="46.5591022250178">
            <text:p>46.5591022250178</text:p>
          </table:table-cell>
          <table:table-cell table:formula="of:=([.$C$10]-[.C1189])*[.$B$4]" office:value-type="float" office:value="67327.0798739883">
            <text:p>67327.0798739883</text:p>
          </table:table-cell>
          <table:table-cell table:formula="of:=ROUND([.D1189])" office:value-type="float" office:value="67327">
            <text:p>67327</text:p>
          </table:table-cell>
          <table:table-cell table:formula="of:=([.$C$8]-([.E1189]*[.$C$4]))" office:value-type="float" office:value="46.55919375">
            <text:p>46.55919375</text:p>
          </table:table-cell>
          <table:table-cell table:formula="of:=SQRT(ABS([.$D$2]^2-[.F1189]^2))" office:value-type="float" office:value="88.4999518494217">
            <text:p>88.4999518494217</text:p>
          </table:table-cell>
          <table:table-cell table:formula="of:=ABS([.B1189]-[.G1189])" office:value-type="float" office:value="0.0000481505802127913">
            <text:p>0.0000481505802127913</text:p>
          </table:table-cell>
          <table:table-cell/>
        </table:table-row>
        <table:table-row table:style-name="ro2">
          <table:table-cell table:formula="of:=[.A1189]+[.A$4]" office:value-type="float" office:value="354.300000000008">
            <text:p>354.300000000008</text:p>
          </table:table-cell>
          <table:table-cell table:formula="of:=[.A1190]/([.$D$4]*2)" office:value-type="float" office:value="88.5750000000019">
            <text:p>88.5750000000019</text:p>
          </table:table-cell>
          <table:table-cell table:formula="of:=SQRT(ABS([.$D$2]^2-[.B1190]^2))" office:value-type="float" office:value="46.416261967113">
            <text:p>46.416261967113</text:p>
          </table:table-cell>
          <table:table-cell table:formula="of:=([.$C$10]-[.C1190])*[.$B$4]" office:value-type="float" office:value="67507.0361044196">
            <text:p>67507.0361044196</text:p>
          </table:table-cell>
          <table:table-cell table:formula="of:=ROUND([.D1190])" office:value-type="float" office:value="67507">
            <text:p>67507</text:p>
          </table:table-cell>
          <table:table-cell table:formula="of:=([.$C$8]-([.E1190]*[.$C$4]))" office:value-type="float" office:value="46.41631875">
            <text:p>46.41631875</text:p>
          </table:table-cell>
          <table:table-cell table:formula="of:=SQRT(ABS([.$D$2]^2-[.F1190]^2))" office:value-type="float" office:value="88.5749702438471">
            <text:p>88.5749702438471</text:p>
          </table:table-cell>
          <table:table-cell table:formula="of:=ABS([.B1190]-[.G1190])" office:value-type="float" office:value="0.0000297561548308067">
            <text:p>0.0000297561548308067</text:p>
          </table:table-cell>
          <table:table-cell/>
        </table:table-row>
        <table:table-row table:style-name="ro2">
          <table:table-cell table:formula="of:=[.A1190]+[.A$4]" office:value-type="float" office:value="354.600000000008">
            <text:p>354.600000000008</text:p>
          </table:table-cell>
          <table:table-cell table:formula="of:=[.A1191]/([.$D$4]*2)" office:value-type="float" office:value="88.6500000000019">
            <text:p>88.6500000000019</text:p>
          </table:table-cell>
          <table:table-cell table:formula="of:=SQRT(ABS([.$D$2]^2-[.B1191]^2))" office:value-type="float" office:value="46.2728592157396">
            <text:p>46.2728592157396</text:p>
          </table:table-cell>
          <table:table-cell table:formula="of:=([.$C$10]-[.C1191])*[.$B$4]" office:value-type="float" office:value="67687.7009880396">
            <text:p>67687.7009880396</text:p>
          </table:table-cell>
          <table:table-cell table:formula="of:=ROUND([.D1191])" office:value-type="float" office:value="67688">
            <text:p>67688</text:p>
          </table:table-cell>
          <table:table-cell table:formula="of:=([.$C$8]-([.E1191]*[.$C$4]))" office:value-type="float" office:value="46.27265">
            <text:p>46.27265</text:p>
          </table:table-cell>
          <table:table-cell table:formula="of:=SQRT(ABS([.$D$2]^2-[.F1191]^2))" office:value-type="float" office:value="88.6501092045436">
            <text:p>88.6501092045436</text:p>
          </table:table-cell>
          <table:table-cell table:formula="of:=ABS([.B1191]-[.G1191])" office:value-type="float" office:value="0.000109204541644203">
            <text:p>0.000109204541644203</text:p>
          </table:table-cell>
          <table:table-cell/>
        </table:table-row>
        <table:table-row table:style-name="ro2">
          <table:table-cell table:formula="of:=[.A1191]+[.A$4]" office:value-type="float" office:value="354.900000000008">
            <text:p>354.900000000008</text:p>
          </table:table-cell>
          <table:table-cell table:formula="of:=[.A1192]/([.$D$4]*2)" office:value-type="float" office:value="88.7250000000019">
            <text:p>88.7250000000019</text:p>
          </table:table-cell>
          <table:table-cell table:formula="of:=SQRT(ABS([.$D$2]^2-[.B1192]^2))" office:value-type="float" office:value="46.1288887249591">
            <text:p>46.1288887249591</text:p>
          </table:table-cell>
          <table:table-cell table:formula="of:=([.$C$10]-[.C1192])*[.$B$4]" office:value-type="float" office:value="67869.0811339048">
            <text:p>67869.0811339048</text:p>
          </table:table-cell>
          <table:table-cell table:formula="of:=ROUND([.D1192])" office:value-type="float" office:value="67869">
            <text:p>67869</text:p>
          </table:table-cell>
          <table:table-cell table:formula="of:=([.$C$8]-([.E1192]*[.$C$4]))" office:value-type="float" office:value="46.12898125">
            <text:p>46.12898125</text:p>
          </table:table-cell>
          <table:table-cell table:formula="of:=SQRT(ABS([.$D$2]^2-[.F1192]^2))" office:value-type="float" office:value="88.7249518953781">
            <text:p>88.7249518953781</text:p>
          </table:table-cell>
          <table:table-cell table:formula="of:=ABS([.B1192]-[.G1192])" office:value-type="float" office:value="0.0000481046238860472">
            <text:p>0.0000481046238860472</text:p>
          </table:table-cell>
          <table:table-cell/>
        </table:table-row>
        <table:table-row table:style-name="ro2">
          <table:table-cell table:formula="of:=[.A1192]+[.A$4]" office:value-type="float" office:value="355.200000000008">
            <text:p>355.200000000008</text:p>
          </table:table-cell>
          <table:table-cell table:formula="of:=[.A1193]/([.$D$4]*2)" office:value-type="float" office:value="88.8000000000019">
            <text:p>88.8000000000019</text:p>
          </table:table-cell>
          <table:table-cell table:formula="of:=SQRT(ABS([.$D$2]^2-[.B1193]^2))" office:value-type="float" office:value="45.984345162236">
            <text:p>45.984345162236</text:p>
          </table:table-cell>
          <table:table-cell table:formula="of:=([.$C$10]-[.C1193])*[.$B$4]" office:value-type="float" office:value="68051.1832601701">
            <text:p>68051.1832601701</text:p>
          </table:table-cell>
          <table:table-cell table:formula="of:=ROUND([.D1193])" office:value-type="float" office:value="68051">
            <text:p>68051</text:p>
          </table:table-cell>
          <table:table-cell table:formula="of:=([.$C$8]-([.E1193]*[.$C$4]))" office:value-type="float" office:value="45.98451875">
            <text:p>45.98451875</text:p>
          </table:table-cell>
          <table:table-cell table:formula="of:=SQRT(ABS([.$D$2]^2-[.F1193]^2))" office:value-type="float" office:value="88.7999101087997">
            <text:p>88.7999101087997</text:p>
          </table:table-cell>
          <table:table-cell table:formula="of:=ABS([.B1193]-[.G1193])" office:value-type="float" office:value="0.000089891202279091">
            <text:p>0.000089891202279091</text:p>
          </table:table-cell>
          <table:table-cell/>
        </table:table-row>
        <table:table-row table:style-name="ro2">
          <table:table-cell table:formula="of:=[.A1193]+[.A$4]" office:value-type="float" office:value="355.500000000008">
            <text:p>355.500000000008</text:p>
          </table:table-cell>
          <table:table-cell table:formula="of:=[.A1194]/([.$D$4]*2)" office:value-type="float" office:value="88.8750000000019">
            <text:p>88.8750000000019</text:p>
          </table:table-cell>
          <table:table-cell table:formula="of:=SQRT(ABS([.$D$2]^2-[.B1194]^2))" office:value-type="float" office:value="45.8392231064146">
            <text:p>45.8392231064146</text:p>
          </table:table-cell>
          <table:table-cell table:formula="of:=([.$C$10]-[.C1194])*[.$B$4]" office:value-type="float" office:value="68234.014196638">
            <text:p>68234.014196638</text:p>
          </table:table-cell>
          <table:table-cell table:formula="of:=ROUND([.D1194])" office:value-type="float" office:value="68234">
            <text:p>68234</text:p>
          </table:table-cell>
          <table:table-cell table:formula="of:=([.$C$8]-([.E1194]*[.$C$4]))" office:value-type="float" office:value="45.8392625">
            <text:p>45.8392625</text:p>
          </table:table-cell>
          <table:table-cell table:formula="of:=SQRT(ABS([.$D$2]^2-[.F1194]^2))" office:value-type="float" office:value="88.8749796818885">
            <text:p>88.8749796818885</text:p>
          </table:table-cell>
          <table:table-cell table:formula="of:=ABS([.B1194]-[.G1194])" office:value-type="float" office:value="0.0000203181134423858">
            <text:p>0.0000203181134423858</text:p>
          </table:table-cell>
          <table:table-cell/>
        </table:table-row>
        <table:table-row table:style-name="ro2">
          <table:table-cell table:formula="of:=[.A1194]+[.A$4]" office:value-type="float" office:value="355.800000000008">
            <text:p>355.800000000008</text:p>
          </table:table-cell>
          <table:table-cell table:formula="of:=[.A1195]/([.$D$4]*2)" office:value-type="float" office:value="88.9500000000019">
            <text:p>88.9500000000019</text:p>
          </table:table-cell>
          <table:table-cell table:formula="of:=SQRT(ABS([.$D$2]^2-[.B1195]^2))" office:value-type="float" office:value="45.6935170456341">
            <text:p>45.6935170456341</text:p>
          </table:table-cell>
          <table:table-cell table:formula="of:=([.$C$10]-[.C1195])*[.$B$4]" office:value-type="float" office:value="68417.5808873851">
            <text:p>68417.5808873851</text:p>
          </table:table-cell>
          <table:table-cell table:formula="of:=ROUND([.D1195])" office:value-type="float" office:value="68418">
            <text:p>68418</text:p>
          </table:table-cell>
          <table:table-cell table:formula="of:=([.$C$8]-([.E1195]*[.$C$4]))" office:value-type="float" office:value="45.6932125">
            <text:p>45.6932125</text:p>
          </table:table-cell>
          <table:table-cell table:formula="of:=SQRT(ABS([.$D$2]^2-[.F1195]^2))" office:value-type="float" office:value="88.9501564440999">
            <text:p>88.9501564440999</text:p>
          </table:table-cell>
          <table:table-cell table:formula="of:=ABS([.B1195]-[.G1195])" office:value-type="float" office:value="0.000156444097953568">
            <text:p>0.000156444097953568</text:p>
          </table:table-cell>
          <table:table-cell/>
        </table:table-row>
        <table:table-row table:style-name="ro2">
          <table:table-cell table:formula="of:=[.A1195]+[.A$4]" office:value-type="float" office:value="356.100000000008">
            <text:p>356.100000000008</text:p>
          </table:table-cell>
          <table:table-cell table:formula="of:=[.A1196]/([.$D$4]*2)" office:value-type="float" office:value="89.0250000000019">
            <text:p>89.0250000000019</text:p>
          </table:table-cell>
          <table:table-cell table:formula="of:=SQRT(ABS([.$D$2]^2-[.B1196]^2))" office:value-type="float" office:value="45.54722137518">
            <text:p>45.54722137518</text:p>
          </table:table-cell>
          <table:table-cell table:formula="of:=([.$C$10]-[.C1196])*[.$B$4]" office:value-type="float" office:value="68601.890393469">
            <text:p>68601.890393469</text:p>
          </table:table-cell>
          <table:table-cell table:formula="of:=ROUND([.D1196])" office:value-type="float" office:value="68602">
            <text:p>68602</text:p>
          </table:table-cell>
          <table:table-cell table:formula="of:=([.$C$8]-([.E1196]*[.$C$4]))" office:value-type="float" office:value="45.5471625">
            <text:p>45.5471625</text:p>
          </table:table-cell>
          <table:table-cell table:formula="of:=SQRT(ABS([.$D$2]^2-[.F1196]^2))" office:value-type="float" office:value="89.0250301218629">
            <text:p>89.0250301218629</text:p>
          </table:table-cell>
          <table:table-cell table:formula="of:=ABS([.B1196]-[.G1196])" office:value-type="float" office:value="0.0000301218609450871">
            <text:p>0.0000301218609450871</text:p>
          </table:table-cell>
          <table:table-cell/>
        </table:table-row>
        <table:table-row table:style-name="ro2">
          <table:table-cell table:formula="of:=[.A1196]+[.A$4]" office:value-type="float" office:value="356.400000000008">
            <text:p>356.400000000008</text:p>
          </table:table-cell>
          <table:table-cell table:formula="of:=[.A1197]/([.$D$4]*2)" office:value-type="float" office:value="89.1000000000019">
            <text:p>89.1000000000019</text:p>
          </table:table-cell>
          <table:table-cell table:formula="of:=SQRT(ABS([.$D$2]^2-[.B1197]^2))" office:value-type="float" office:value="45.4003303952698">
            <text:p>45.4003303952698</text:p>
          </table:table-cell>
          <table:table-cell table:formula="of:=([.$C$10]-[.C1197])*[.$B$4]" office:value-type="float" office:value="68786.9498957182">
            <text:p>68786.9498957182</text:p>
          </table:table-cell>
          <table:table-cell table:formula="of:=ROUND([.D1197])" office:value-type="float" office:value="68787">
            <text:p>68787</text:p>
          </table:table-cell>
          <table:table-cell table:formula="of:=([.$C$8]-([.E1197]*[.$C$4]))" office:value-type="float" office:value="45.40031875">
            <text:p>45.40031875</text:p>
          </table:table-cell>
          <table:table-cell table:formula="of:=SQRT(ABS([.$D$2]^2-[.F1197]^2))" office:value-type="float" office:value="89.1000059337731">
            <text:p>89.1000059337731</text:p>
          </table:table-cell>
          <table:table-cell table:formula="of:=ABS([.B1197]-[.G1197])" office:value-type="float" office:value="0.00000593377113489169">
            <text:p>0.00000593377113489169</text:p>
          </table:table-cell>
          <table:table-cell/>
        </table:table-row>
        <table:table-row table:style-name="ro2">
          <table:table-cell table:formula="of:=[.A1197]+[.A$4]" office:value-type="float" office:value="356.700000000008">
            <text:p>356.700000000008</text:p>
          </table:table-cell>
          <table:table-cell table:formula="of:=[.A1198]/([.$D$4]*2)" office:value-type="float" office:value="89.1750000000019">
            <text:p>89.1750000000019</text:p>
          </table:table-cell>
          <table:table-cell table:formula="of:=SQRT(ABS([.$D$2]^2-[.B1198]^2))" office:value-type="float" office:value="45.2528383087697">
            <text:p>45.2528383087697</text:p>
          </table:table-cell>
          <table:table-cell table:formula="of:=([.$C$10]-[.C1198])*[.$B$4]" office:value-type="float" office:value="68972.766697608">
            <text:p>68972.766697608</text:p>
          </table:table-cell>
          <table:table-cell table:formula="of:=ROUND([.D1198])" office:value-type="float" office:value="68973">
            <text:p>68973</text:p>
          </table:table-cell>
          <table:table-cell table:formula="of:=([.$C$8]-([.E1198]*[.$C$4]))" office:value-type="float" office:value="45.25268125">
            <text:p>45.25268125</text:p>
          </table:table-cell>
          <table:table-cell table:formula="of:=SQRT(ABS([.$D$2]^2-[.F1198]^2))" office:value-type="float" office:value="89.1750797010347">
            <text:p>89.1750797010347</text:p>
          </table:table-cell>
          <table:table-cell table:formula="of:=ABS([.B1198]-[.G1198])" office:value-type="float" office:value="0.0000797010327886483">
            <text:p>0.0000797010327886483</text:p>
          </table:table-cell>
          <table:table-cell/>
        </table:table-row>
        <table:table-row table:style-name="ro2">
          <table:table-cell table:formula="of:=[.A1198]+[.A$4]" office:value-type="float" office:value="357.000000000008">
            <text:p>357.000000000008</text:p>
          </table:table-cell>
          <table:table-cell table:formula="of:=[.A1199]/([.$D$4]*2)" office:value-type="float" office:value="89.2500000000019">
            <text:p>89.2500000000019</text:p>
          </table:table-cell>
          <table:table-cell table:formula="of:=SQRT(ABS([.$D$2]^2-[.B1199]^2))" office:value-type="float" office:value="45.104739218841">
            <text:p>45.104739218841</text:p>
          </table:table-cell>
          <table:table-cell table:formula="of:=([.$C$10]-[.C1199])*[.$B$4]" office:value-type="float" office:value="69159.3482282269">
            <text:p>69159.3482282269</text:p>
          </table:table-cell>
          <table:table-cell table:formula="of:=ROUND([.D1199])" office:value-type="float" office:value="69159">
            <text:p>69159</text:p>
          </table:table-cell>
          <table:table-cell table:formula="of:=([.$C$8]-([.E1199]*[.$C$4]))" office:value-type="float" office:value="45.10504375">
            <text:p>45.10504375</text:p>
          </table:table-cell>
          <table:table-cell table:formula="of:=SQRT(ABS([.$D$2]^2-[.F1199]^2))" office:value-type="float" office:value="89.2498460968454">
            <text:p>89.2498460968454</text:p>
          </table:table-cell>
          <table:table-cell table:formula="of:=ABS([.B1199]-[.G1199])" office:value-type="float" office:value="0.00015390315657271">
            <text:p>0.00015390315657271</text:p>
          </table:table-cell>
          <table:table-cell/>
        </table:table-row>
        <table:table-row table:style-name="ro2">
          <table:table-cell table:formula="of:=[.A1199]+[.A$4]" office:value-type="float" office:value="357.300000000008">
            <text:p>357.300000000008</text:p>
          </table:table-cell>
          <table:table-cell table:formula="of:=[.A1200]/([.$D$4]*2)" office:value-type="float" office:value="89.3250000000019">
            <text:p>89.3250000000019</text:p>
          </table:table-cell>
          <table:table-cell table:formula="of:=SQRT(ABS([.$D$2]^2-[.B1200]^2))" office:value-type="float" office:value="44.9560271265117">
            <text:p>44.9560271265117</text:p>
          </table:table-cell>
          <table:table-cell table:formula="of:=([.$C$10]-[.C1200])*[.$B$4]" office:value-type="float" office:value="69346.7020453347">
            <text:p>69346.7020453347</text:p>
          </table:table-cell>
          <table:table-cell table:formula="of:=ROUND([.D1200])" office:value-type="float" office:value="69347">
            <text:p>69347</text:p>
          </table:table-cell>
          <table:table-cell table:formula="of:=([.$C$8]-([.E1200]*[.$C$4]))" office:value-type="float" office:value="44.95581875">
            <text:p>44.95581875</text:p>
          </table:table-cell>
          <table:table-cell table:formula="of:=SQRT(ABS([.$D$2]^2-[.F1200]^2))" office:value-type="float" office:value="89.3251048726905">
            <text:p>89.3251048726905</text:p>
          </table:table-cell>
          <table:table-cell table:formula="of:=ABS([.B1200]-[.G1200])" office:value-type="float" office:value="0.000104872688510227">
            <text:p>0.000104872688510227</text:p>
          </table:table-cell>
          <table:table-cell/>
        </table:table-row>
        <table:table-row table:style-name="ro2">
          <table:table-cell table:formula="of:=[.A1200]+[.A$4]" office:value-type="float" office:value="357.600000000008">
            <text:p>357.600000000008</text:p>
          </table:table-cell>
          <table:table-cell table:formula="of:=[.A1201]/([.$D$4]*2)" office:value-type="float" office:value="89.400000000002">
            <text:p>89.400000000002</text:p>
          </table:table-cell>
          <table:table-cell table:formula="of:=SQRT(ABS([.$D$2]^2-[.B1201]^2))" office:value-type="float" office:value="44.8066959281718">
            <text:p>44.8066959281718</text:p>
          </table:table-cell>
          <table:table-cell table:formula="of:=([.$C$10]-[.C1201])*[.$B$4]" office:value-type="float" office:value="69534.8358385187">
            <text:p>69534.8358385187</text:p>
          </table:table-cell>
          <table:table-cell table:formula="of:=ROUND([.D1201])" office:value-type="float" office:value="69535">
            <text:p>69535</text:p>
          </table:table-cell>
          <table:table-cell table:formula="of:=([.$C$8]-([.E1201]*[.$C$4]))" office:value-type="float" office:value="44.80659375">
            <text:p>44.80659375</text:p>
          </table:table-cell>
          <table:table-cell table:formula="of:=SQRT(ABS([.$D$2]^2-[.F1201]^2))" office:value-type="float" office:value="89.4000512109611">
            <text:p>89.4000512109611</text:p>
          </table:table-cell>
          <table:table-cell table:formula="of:=ABS([.B1201]-[.G1201])" office:value-type="float" office:value="0.0000512109591142007">
            <text:p>0.0000512109591142007</text:p>
          </table:table-cell>
          <table:table-cell/>
        </table:table-row>
        <table:table-row table:style-name="ro2">
          <table:table-cell table:formula="of:=[.A1201]+[.A$4]" office:value-type="float" office:value="357.900000000008">
            <text:p>357.900000000008</text:p>
          </table:table-cell>
          <table:table-cell table:formula="of:=[.A1202]/([.$D$4]*2)" office:value-type="float" office:value="89.475000000002">
            <text:p>89.475000000002</text:p>
          </table:table-cell>
          <table:table-cell table:formula="of:=SQRT(ABS([.$D$2]^2-[.B1202]^2))" office:value-type="float" office:value="44.6567394129895">
            <text:p>44.6567394129895</text:p>
          </table:table-cell>
          <table:table-cell table:formula="of:=([.$C$10]-[.C1202])*[.$B$4]" office:value-type="float" office:value="69723.7574324492">
            <text:p>69723.7574324492</text:p>
          </table:table-cell>
          <table:table-cell table:formula="of:=ROUND([.D1202])" office:value-type="float" office:value="69724">
            <text:p>69724</text:p>
          </table:table-cell>
          <table:table-cell table:formula="of:=([.$C$8]-([.E1202]*[.$C$4]))" office:value-type="float" office:value="44.656575">
            <text:p>44.656575</text:p>
          </table:table-cell>
          <table:table-cell table:formula="of:=SQRT(ABS([.$D$2]^2-[.F1202]^2))" office:value-type="float" office:value="89.475082057908">
            <text:p>89.475082057908</text:p>
          </table:table-cell>
          <table:table-cell table:formula="of:=ABS([.B1202]-[.G1202])" office:value-type="float" office:value="0.0000820579060700766">
            <text:p>0.0000820579060700766</text:p>
          </table:table-cell>
          <table:table-cell/>
        </table:table-row>
        <table:table-row table:style-name="ro2">
          <table:table-cell table:formula="of:=[.A1202]+[.A$4]" office:value-type="float" office:value="358.200000000008">
            <text:p>358.200000000008</text:p>
          </table:table-cell>
          <table:table-cell table:formula="of:=[.A1203]/([.$D$4]*2)" office:value-type="float" office:value="89.550000000002">
            <text:p>89.550000000002</text:p>
          </table:table-cell>
          <table:table-cell table:formula="of:=SQRT(ABS([.$D$2]^2-[.B1203]^2))" office:value-type="float" office:value="44.5061512602432">
            <text:p>44.5061512602432</text:p>
          </table:table-cell>
          <table:table-cell table:formula="of:=([.$C$10]-[.C1203])*[.$B$4]" office:value-type="float" office:value="69913.4747902398">
            <text:p>69913.4747902398</text:p>
          </table:table-cell>
          <table:table-cell table:formula="of:=ROUND([.D1203])" office:value-type="float" office:value="69913">
            <text:p>69913</text:p>
          </table:table-cell>
          <table:table-cell table:formula="of:=([.$C$8]-([.E1203]*[.$C$4]))" office:value-type="float" office:value="44.50655625">
            <text:p>44.50655625</text:p>
          </table:table-cell>
          <table:table-cell table:formula="of:=SQRT(ABS([.$D$2]^2-[.F1203]^2))" office:value-type="float" office:value="89.5497987198496">
            <text:p>89.5497987198496</text:p>
          </table:table-cell>
          <table:table-cell table:formula="of:=ABS([.B1203]-[.G1203])" office:value-type="float" office:value="0.000201280152310801">
            <text:p>0.000201280152310801</text:p>
          </table:table-cell>
          <table:table-cell/>
        </table:table-row>
        <table:table-row table:style-name="ro2">
          <table:table-cell table:formula="of:=[.A1203]+[.A$4]" office:value-type="float" office:value="358.500000000008">
            <text:p>358.500000000008</text:p>
          </table:table-cell>
          <table:table-cell table:formula="of:=[.A1204]/([.$D$4]*2)" office:value-type="float" office:value="89.625000000002">
            <text:p>89.625000000002</text:p>
          </table:table-cell>
          <table:table-cell table:formula="of:=SQRT(ABS([.$D$2]^2-[.B1204]^2))" office:value-type="float" office:value="44.3549250365689">
            <text:p>44.3549250365689</text:p>
          </table:table-cell>
          <table:table-cell table:formula="of:=([.$C$10]-[.C1204])*[.$B$4]" office:value-type="float" office:value="70103.9960169161">
            <text:p>70103.9960169161</text:p>
          </table:table-cell>
          <table:table-cell table:formula="of:=ROUND([.D1204])" office:value-type="float" office:value="70104">
            <text:p>70104</text:p>
          </table:table-cell>
          <table:table-cell table:formula="of:=([.$C$8]-([.E1204]*[.$C$4]))" office:value-type="float" office:value="44.35495">
            <text:p>44.35495</text:p>
          </table:table-cell>
          <table:table-cell table:formula="of:=SQRT(ABS([.$D$2]^2-[.F1204]^2))" office:value-type="float" office:value="89.6249876457314">
            <text:p>89.6249876457314</text:p>
          </table:table-cell>
          <table:table-cell table:formula="of:=ABS([.B1204]-[.G1204])" office:value-type="float" office:value="0.0000123542705949831">
            <text:p>0.0000123542705949831</text:p>
          </table:table-cell>
          <table:table-cell/>
        </table:table-row>
        <table:table-row table:style-name="ro2">
          <table:table-cell table:formula="of:=[.A1204]+[.A$4]" office:value-type="float" office:value="358.800000000008">
            <text:p>358.800000000008</text:p>
          </table:table-cell>
          <table:table-cell table:formula="of:=[.A1205]/([.$D$4]*2)" office:value-type="float" office:value="89.700000000002">
            <text:p>89.700000000002</text:p>
          </table:table-cell>
          <table:table-cell table:formula="of:=SQRT(ABS([.$D$2]^2-[.B1205]^2))" office:value-type="float" office:value="44.2030541931171">
            <text:p>44.2030541931171</text:p>
          </table:table-cell>
          <table:table-cell table:formula="of:=([.$C$10]-[.C1205])*[.$B$4]" office:value-type="float" office:value="70295.3293629971">
            <text:p>70295.3293629971</text:p>
          </table:table-cell>
          <table:table-cell table:formula="of:=ROUND([.D1205])" office:value-type="float" office:value="70295">
            <text:p>70295</text:p>
          </table:table-cell>
          <table:table-cell table:formula="of:=([.$C$8]-([.E1205]*[.$C$4]))" office:value-type="float" office:value="44.20334375">
            <text:p>44.20334375</text:p>
          </table:table-cell>
          <table:table-cell table:formula="of:=SQRT(ABS([.$D$2]^2-[.F1205]^2))" office:value-type="float" office:value="89.6998573093588">
            <text:p>89.6998573093588</text:p>
          </table:table-cell>
          <table:table-cell table:formula="of:=ABS([.B1205]-[.G1205])" office:value-type="float" office:value="0.00014269064313055">
            <text:p>0.00014269064313055</text:p>
          </table:table-cell>
          <table:table-cell/>
        </table:table-row>
        <table:table-row table:style-name="ro2">
          <table:table-cell table:formula="of:=[.A1205]+[.A$4]" office:value-type="float" office:value="359.100000000008">
            <text:p>359.100000000008</text:p>
          </table:table-cell>
          <table:table-cell table:formula="of:=[.A1206]/([.$D$4]*2)" office:value-type="float" office:value="89.775000000002">
            <text:p>89.775000000002</text:p>
          </table:table-cell>
          <table:table-cell table:formula="of:=SQRT(ABS([.$D$2]^2-[.B1206]^2))" office:value-type="float" office:value="44.050532062617">
            <text:p>44.050532062617</text:p>
          </table:table-cell>
          <table:table-cell table:formula="of:=([.$C$10]-[.C1206])*[.$B$4]" office:value-type="float" office:value="70487.4832281941">
            <text:p>70487.4832281941</text:p>
          </table:table-cell>
          <table:table-cell table:formula="of:=ROUND([.D1206])" office:value-type="float" office:value="70487">
            <text:p>70487</text:p>
          </table:table-cell>
          <table:table-cell table:formula="of:=([.$C$8]-([.E1206]*[.$C$4]))" office:value-type="float" office:value="44.05094375">
            <text:p>44.05094375</text:p>
          </table:table-cell>
          <table:table-cell table:formula="of:=SQRT(ABS([.$D$2]^2-[.F1206]^2))" office:value-type="float" office:value="89.7747979932806">
            <text:p>89.7747979932806</text:p>
          </table:table-cell>
          <table:table-cell table:formula="of:=ABS([.B1206]-[.G1206])" office:value-type="float" office:value="0.000202006721380599">
            <text:p>0.000202006721380599</text:p>
          </table:table-cell>
          <table:table-cell/>
        </table:table-row>
        <table:table-row table:style-name="ro2">
          <table:table-cell table:formula="of:=[.A1206]+[.A$4]" office:value-type="float" office:value="359.400000000008">
            <text:p>359.400000000008</text:p>
          </table:table-cell>
          <table:table-cell table:formula="of:=[.A1207]/([.$D$4]*2)" office:value-type="float" office:value="89.850000000002">
            <text:p>89.850000000002</text:p>
          </table:table-cell>
          <table:table-cell table:formula="of:=SQRT(ABS([.$D$2]^2-[.B1207]^2))" office:value-type="float" office:value="43.8973518563438">
            <text:p>43.8973518563438</text:p>
          </table:table-cell>
          <table:table-cell table:formula="of:=([.$C$10]-[.C1207])*[.$B$4]" office:value-type="float" office:value="70680.4661652312">
            <text:p>70680.4661652312</text:p>
          </table:table-cell>
          <table:table-cell table:formula="of:=ROUND([.D1207])" office:value-type="float" office:value="70680">
            <text:p>70680</text:p>
          </table:table-cell>
          <table:table-cell table:formula="of:=([.$C$8]-([.E1207]*[.$C$4]))" office:value-type="float" office:value="43.89775">
            <text:p>43.89775</text:p>
          </table:table-cell>
          <table:table-cell table:formula="of:=SQRT(ABS([.$D$2]^2-[.F1207]^2))" office:value-type="float" office:value="89.8498054807994">
            <text:p>89.8498054807994</text:p>
          </table:table-cell>
          <table:table-cell table:formula="of:=ABS([.B1207]-[.G1207])" office:value-type="float" office:value="0.000194519202523225">
            <text:p>0.000194519202523225</text:p>
          </table:table-cell>
          <table:table-cell/>
        </table:table-row>
        <table:table-row table:style-name="ro2">
          <table:table-cell table:formula="of:=[.A1207]+[.A$4]" office:value-type="float" office:value="359.700000000008">
            <text:p>359.700000000008</text:p>
          </table:table-cell>
          <table:table-cell table:formula="of:=[.A1208]/([.$D$4]*2)" office:value-type="float" office:value="89.925000000002">
            <text:p>89.925000000002</text:p>
          </table:table-cell>
          <table:table-cell table:formula="of:=SQRT(ABS([.$D$2]^2-[.B1208]^2))" office:value-type="float" office:value="43.7435066609851">
            <text:p>43.7435066609851</text:p>
          </table:table-cell>
          <table:table-cell table:formula="of:=([.$C$10]-[.C1208])*[.$B$4]" office:value-type="float" office:value="70874.2868837934">
            <text:p>70874.2868837934</text:p>
          </table:table-cell>
          <table:table-cell table:formula="of:=ROUND([.D1208])" office:value-type="float" office:value="70874">
            <text:p>70874</text:p>
          </table:table-cell>
          <table:table-cell table:formula="of:=([.$C$8]-([.E1208]*[.$C$4]))" office:value-type="float" office:value="43.7437625">
            <text:p>43.7437625</text:p>
          </table:table-cell>
          <table:table-cell table:formula="of:=SQRT(ABS([.$D$2]^2-[.F1208]^2))" office:value-type="float" office:value="89.9248755481129">
            <text:p>89.9248755481129</text:p>
          </table:table-cell>
          <table:table-cell table:formula="of:=ABS([.B1208]-[.G1208])" office:value-type="float" office:value="0.000124451889064403">
            <text:p>0.000124451889064403</text:p>
          </table:table-cell>
          <table:table-cell/>
        </table:table-row>
        <table:table-row table:style-name="ro2">
          <table:table-cell table:formula="of:=[.A1208]+[.A$4]" office:value-type="float" office:value="360.000000000008">
            <text:p>360.000000000008</text:p>
          </table:table-cell>
          <table:table-cell table:formula="of:=[.A1209]/([.$D$4]*2)" office:value-type="float" office:value="90.000000000002">
            <text:p>90.000000000002</text:p>
          </table:table-cell>
          <table:table-cell table:formula="of:=SQRT(ABS([.$D$2]^2-[.B1209]^2))" office:value-type="float" office:value="43.5889894354027">
            <text:p>43.5889894354027</text:p>
          </table:table-cell>
          <table:table-cell table:formula="of:=([.$C$10]-[.C1209])*[.$B$4]" office:value-type="float" office:value="71068.9542546059">
            <text:p>71068.9542546059</text:p>
          </table:table-cell>
          <table:table-cell table:formula="of:=ROUND([.D1209])" office:value-type="float" office:value="71069">
            <text:p>71069</text:p>
          </table:table-cell>
          <table:table-cell table:formula="of:=([.$C$8]-([.E1209]*[.$C$4]))" office:value-type="float" office:value="43.58898125">
            <text:p>43.58898125</text:p>
          </table:table-cell>
          <table:table-cell table:formula="of:=SQRT(ABS([.$D$2]^2-[.F1209]^2))" office:value-type="float" office:value="90.000003964373">
            <text:p>90.000003964373</text:p>
          </table:table-cell>
          <table:table-cell table:formula="of:=ABS([.B1209]-[.G1209])" office:value-type="float" office:value="0.00000396437098970637">
            <text:p>0.00000396437098970637</text:p>
          </table:table-cell>
          <table:table-cell/>
        </table:table-row>
        <table:table-row table:style-name="ro2">
          <table:table-cell table:formula="of:=[.A1209]+[.A$4]" office:value-type="float" office:value="360.300000000008">
            <text:p>360.300000000008</text:p>
          </table:table-cell>
          <table:table-cell table:formula="of:=[.A1210]/([.$D$4]*2)" office:value-type="float" office:value="90.075000000002">
            <text:p>90.075000000002</text:p>
          </table:table-cell>
          <table:table-cell table:formula="of:=SQRT(ABS([.$D$2]^2-[.B1210]^2))" office:value-type="float" office:value="43.4337930072846">
            <text:p>43.4337930072846</text:p>
          </table:table-cell>
          <table:table-cell table:formula="of:=([.$C$10]-[.C1210])*[.$B$4]" office:value-type="float" office:value="71264.4773136522">
            <text:p>71264.4773136522</text:p>
          </table:table-cell>
          <table:table-cell table:formula="of:=ROUND([.D1210])" office:value-type="float" office:value="71264">
            <text:p>71264</text:p>
          </table:table-cell>
          <table:table-cell table:formula="of:=([.$C$8]-([.E1210]*[.$C$4]))" office:value-type="float" office:value="43.4342">
            <text:p>43.4342</text:p>
          </table:table-cell>
          <table:table-cell table:formula="of:=SQRT(ABS([.$D$2]^2-[.F1210]^2))" office:value-type="float" office:value="90.0748037486622">
            <text:p>90.0748037486622</text:p>
          </table:table-cell>
          <table:table-cell table:formula="of:=ABS([.B1210]-[.G1210])" office:value-type="float" office:value="0.000196251339829701">
            <text:p>0.000196251339829701</text:p>
          </table:table-cell>
          <table:table-cell/>
        </table:table-row>
        <table:table-row table:style-name="ro2">
          <table:table-cell table:formula="of:=[.A1210]+[.A$4]" office:value-type="float" office:value="360.600000000008">
            <text:p>360.600000000008</text:p>
          </table:table-cell>
          <table:table-cell table:formula="of:=[.A1211]/([.$D$4]*2)" office:value-type="float" office:value="90.150000000002">
            <text:p>90.150000000002</text:p>
          </table:table-cell>
          <table:table-cell table:formula="of:=SQRT(ABS([.$D$2]^2-[.B1211]^2))" office:value-type="float" office:value="43.2779100696838">
            <text:p>43.2779100696838</text:p>
          </table:table-cell>
          <table:table-cell table:formula="of:=([.$C$10]-[.C1211])*[.$B$4]" office:value-type="float" office:value="71460.8652665351">
            <text:p>71460.8652665351</text:p>
          </table:table-cell>
          <table:table-cell table:formula="of:=ROUND([.D1211])" office:value-type="float" office:value="71461">
            <text:p>71461</text:p>
          </table:table-cell>
          <table:table-cell table:formula="of:=([.$C$8]-([.E1211]*[.$C$4]))" office:value-type="float" office:value="43.27783125">
            <text:p>43.27783125</text:p>
          </table:table-cell>
          <table:table-cell table:formula="of:=SQRT(ABS([.$D$2]^2-[.F1211]^2))" office:value-type="float" office:value="90.1500378385751">
            <text:p>90.1500378385751</text:p>
          </table:table-cell>
          <table:table-cell table:formula="of:=ABS([.B1211]-[.G1211])" office:value-type="float" office:value="0.0000378385731210074">
            <text:p>0.0000378385731210074</text:p>
          </table:table-cell>
          <table:table-cell/>
        </table:table-row>
        <table:table-row table:style-name="ro2">
          <table:table-cell table:formula="of:=[.A1211]+[.A$4]" office:value-type="float" office:value="360.900000000008">
            <text:p>360.900000000008</text:p>
          </table:table-cell>
          <table:table-cell table:formula="of:=[.A1212]/([.$D$4]*2)" office:value-type="float" office:value="90.225000000002">
            <text:p>90.225000000002</text:p>
          </table:table-cell>
          <table:table-cell table:formula="of:=SQRT(ABS([.$D$2]^2-[.B1212]^2))" office:value-type="float" office:value="43.1213331774383">
            <text:p>43.1213331774383</text:p>
          </table:table-cell>
          <table:table-cell table:formula="of:=([.$C$10]-[.C1212])*[.$B$4]" office:value-type="float" office:value="71658.1274929861">
            <text:p>71658.1274929861</text:p>
          </table:table-cell>
          <table:table-cell table:formula="of:=ROUND([.D1212])" office:value-type="float" office:value="71658">
            <text:p>71658</text:p>
          </table:table-cell>
          <table:table-cell table:formula="of:=([.$C$8]-([.E1212]*[.$C$4]))" office:value-type="float" office:value="43.1214625">
            <text:p>43.1214625</text:p>
          </table:table-cell>
          <table:table-cell table:formula="of:=SQRT(ABS([.$D$2]^2-[.F1212]^2))" office:value-type="float" office:value="90.2249381926144">
            <text:p>90.2249381926144</text:p>
          </table:table-cell>
          <table:table-cell table:formula="of:=ABS([.B1212]-[.G1212])" office:value-type="float" office:value="0.0000618073875529035">
            <text:p>0.0000618073875529035</text:p>
          </table:table-cell>
          <table:table-cell/>
        </table:table-row>
        <table:table-row table:style-name="ro2">
          <table:table-cell table:formula="of:=[.A1212]+[.A$4]" office:value-type="float" office:value="361.200000000008">
            <text:p>361.200000000008</text:p>
          </table:table-cell>
          <table:table-cell table:formula="of:=[.A1213]/([.$D$4]*2)" office:value-type="float" office:value="90.300000000002">
            <text:p>90.300000000002</text:p>
          </table:table-cell>
          <table:table-cell table:formula="of:=SQRT(ABS([.$D$2]^2-[.B1213]^2))" office:value-type="float" office:value="42.9640547434672">
            <text:p>42.9640547434672</text:p>
          </table:table-cell>
          <table:table-cell table:formula="of:=([.$C$10]-[.C1213])*[.$B$4]" office:value-type="float" office:value="71856.2735515325">
            <text:p>71856.2735515325</text:p>
          </table:table-cell>
          <table:table-cell table:formula="of:=ROUND([.D1213])" office:value-type="float" office:value="71856">
            <text:p>71856</text:p>
          </table:table-cell>
          <table:table-cell table:formula="of:=([.$C$8]-([.E1213]*[.$C$4]))" office:value-type="float" office:value="42.9643">
            <text:p>42.9643</text:p>
          </table:table-cell>
          <table:table-cell table:formula="of:=SQRT(ABS([.$D$2]^2-[.F1213]^2))" office:value-type="float" office:value="90.2998833083964">
            <text:p>90.2998833083964</text:p>
          </table:table-cell>
          <table:table-cell table:formula="of:=ABS([.B1213]-[.G1213])" office:value-type="float" office:value="0.000116691605626329">
            <text:p>0.000116691605626329</text:p>
          </table:table-cell>
          <table:table-cell/>
        </table:table-row>
        <table:table-row table:style-name="ro2">
          <table:table-cell table:formula="of:=[.A1213]+[.A$4]" office:value-type="float" office:value="361.500000000008">
            <text:p>361.500000000008</text:p>
          </table:table-cell>
          <table:table-cell table:formula="of:=[.A1214]/([.$D$4]*2)" office:value-type="float" office:value="90.375000000002">
            <text:p>90.375000000002</text:p>
          </table:table-cell>
          <table:table-cell table:formula="of:=SQRT(ABS([.$D$2]^2-[.B1214]^2))" office:value-type="float" office:value="42.8060670349384">
            <text:p>42.8060670349384</text:p>
          </table:table-cell>
          <table:table-cell table:formula="of:=([.$C$10]-[.C1214])*[.$B$4]" office:value-type="float" office:value="72055.3131843246">
            <text:p>72055.3131843246</text:p>
          </table:table-cell>
          <table:table-cell table:formula="of:=ROUND([.D1214])" office:value-type="float" office:value="72055">
            <text:p>72055</text:p>
          </table:table-cell>
          <table:table-cell table:formula="of:=([.$C$8]-([.E1214]*[.$C$4]))" office:value-type="float" office:value="42.80634375">
            <text:p>42.80634375</text:p>
          </table:table-cell>
          <table:table-cell table:formula="of:=SQRT(ABS([.$D$2]^2-[.F1214]^2))" office:value-type="float" office:value="90.3748689335527">
            <text:p>90.3748689335527</text:p>
          </table:table-cell>
          <table:table-cell table:formula="of:=ABS([.B1214]-[.G1214])" office:value-type="float" office:value="0.000131066449256423">
            <text:p>0.000131066449256423</text:p>
          </table:table-cell>
          <table:table-cell/>
        </table:table-row>
        <table:table-row table:style-name="ro2">
          <table:table-cell table:formula="of:=[.A1214]+[.A$4]" office:value-type="float" office:value="361.800000000008">
            <text:p>361.800000000008</text:p>
          </table:table-cell>
          <table:table-cell table:formula="of:=[.A1215]/([.$D$4]*2)" office:value-type="float" office:value="90.450000000002">
            <text:p>90.450000000002</text:p>
          </table:table-cell>
          <table:table-cell table:formula="of:=SQRT(ABS([.$D$2]^2-[.B1215]^2))" office:value-type="float" office:value="42.6473621693023">
            <text:p>42.6473621693023</text:p>
          </table:table-cell>
          <table:table-cell table:formula="of:=([.$C$10]-[.C1215])*[.$B$4]" office:value-type="float" office:value="72255.2563221338">
            <text:p>72255.2563221338</text:p>
          </table:table-cell>
          <table:table-cell table:formula="of:=ROUND([.D1215])" office:value-type="float" office:value="72255">
            <text:p>72255</text:p>
          </table:table-cell>
          <table:table-cell table:formula="of:=([.$C$8]-([.E1215]*[.$C$4]))" office:value-type="float" office:value="42.64759375">
            <text:p>42.64759375</text:p>
          </table:table-cell>
          <table:table-cell table:formula="of:=SQRT(ABS([.$D$2]^2-[.F1215]^2))" office:value-type="float" office:value="90.4498908088615">
            <text:p>90.4498908088615</text:p>
          </table:table-cell>
          <table:table-cell table:formula="of:=ABS([.B1215]-[.G1215])" office:value-type="float" office:value="0.000109191140538201">
            <text:p>0.000109191140538201</text:p>
          </table:table-cell>
          <table:table-cell/>
        </table:table-row>
        <table:table-row table:style-name="ro2">
          <table:table-cell table:formula="of:=[.A1215]+[.A$4]" office:value-type="float" office:value="362.100000000008">
            <text:p>362.100000000008</text:p>
          </table:table-cell>
          <table:table-cell table:formula="of:=[.A1216]/([.$D$4]*2)" office:value-type="float" office:value="90.525000000002">
            <text:p>90.525000000002</text:p>
          </table:table-cell>
          <table:table-cell table:formula="of:=SQRT(ABS([.$D$2]^2-[.B1216]^2))" office:value-type="float" office:value="42.4879321101844">
            <text:p>42.4879321101844</text:p>
          </table:table-cell>
          <table:table-cell table:formula="of:=([.$C$10]-[.C1216])*[.$B$4]" office:value-type="float" office:value="72456.1130895265">
            <text:p>72456.1130895265</text:p>
          </table:table-cell>
          <table:table-cell table:formula="of:=ROUND([.D1216])" office:value-type="float" office:value="72456">
            <text:p>72456</text:p>
          </table:table-cell>
          <table:table-cell table:formula="of:=([.$C$8]-([.E1216]*[.$C$4]))" office:value-type="float" office:value="42.48805">
            <text:p>42.48805</text:p>
          </table:table-cell>
          <table:table-cell table:formula="of:=SQRT(ABS([.$D$2]^2-[.F1216]^2))" office:value-type="float" office:value="90.5249446682929">
            <text:p>90.5249446682929</text:p>
          </table:table-cell>
          <table:table-cell table:formula="of:=ABS([.B1216]-[.G1216])" office:value-type="float" office:value="0.0000553317090492555">
            <text:p>0.0000553317090492555</text:p>
          </table:table-cell>
          <table:table-cell/>
        </table:table-row>
        <table:table-row table:style-name="ro2">
          <table:table-cell table:formula="of:=[.A1216]+[.A$4]" office:value-type="float" office:value="362.400000000008">
            <text:p>362.400000000008</text:p>
          </table:table-cell>
          <table:table-cell table:formula="of:=[.A1217]/([.$D$4]*2)" office:value-type="float" office:value="90.600000000002">
            <text:p>90.600000000002</text:p>
          </table:table-cell>
          <table:table-cell table:formula="of:=SQRT(ABS([.$D$2]^2-[.B1217]^2))" office:value-type="float" office:value="42.3277686631322">
            <text:p>42.3277686631322</text:p>
          </table:table-cell>
          <table:table-cell table:formula="of:=([.$C$10]-[.C1217])*[.$B$4]" office:value-type="float" office:value="72657.8938102222">
            <text:p>72657.8938102222</text:p>
          </table:table-cell>
          <table:table-cell table:formula="of:=ROUND([.D1217])" office:value-type="float" office:value="72658">
            <text:p>72658</text:p>
          </table:table-cell>
          <table:table-cell table:formula="of:=([.$C$8]-([.E1217]*[.$C$4]))" office:value-type="float" office:value="42.3277125">
            <text:p>42.3277125</text:p>
          </table:table-cell>
          <table:table-cell table:formula="of:=SQRT(ABS([.$D$2]^2-[.F1217]^2))" office:value-type="float" office:value="90.6000262390544">
            <text:p>90.6000262390544</text:p>
          </table:table-cell>
          <table:table-cell table:formula="of:=ABS([.B1217]-[.G1217])" office:value-type="float" office:value="0.0000262390523886324">
            <text:p>0.0000262390523886324</text:p>
          </table:table-cell>
          <table:table-cell/>
        </table:table-row>
        <table:table-row table:style-name="ro2">
          <table:table-cell table:formula="of:=[.A1217]+[.A$4]" office:value-type="float" office:value="362.700000000008">
            <text:p>362.700000000008</text:p>
          </table:table-cell>
          <table:table-cell table:formula="of:=[.A1218]/([.$D$4]*2)" office:value-type="float" office:value="90.675000000002">
            <text:p>90.675000000002</text:p>
          </table:table-cell>
          <table:table-cell table:formula="of:=SQRT(ABS([.$D$2]^2-[.B1218]^2))" office:value-type="float" office:value="42.1668634712097">
            <text:p>42.1668634712097</text:p>
          </table:table-cell>
          <table:table-cell table:formula="of:=([.$C$10]-[.C1218])*[.$B$4]" office:value-type="float" office:value="72860.6090126442">
            <text:p>72860.6090126442</text:p>
          </table:table-cell>
          <table:table-cell table:formula="of:=ROUND([.D1218])" office:value-type="float" office:value="72861">
            <text:p>72861</text:p>
          </table:table-cell>
          <table:table-cell table:formula="of:=([.$C$8]-([.E1218]*[.$C$4]))" office:value-type="float" office:value="42.16658125">
            <text:p>42.16658125</text:p>
          </table:table-cell>
          <table:table-cell table:formula="of:=SQRT(ABS([.$D$2]^2-[.F1218]^2))" office:value-type="float" office:value="90.6751312416318">
            <text:p>90.6751312416318</text:p>
          </table:table-cell>
          <table:table-cell table:formula="of:=ABS([.B1218]-[.G1218])" office:value-type="float" office:value="0.000131241629787837">
            <text:p>0.000131241629787837</text:p>
          </table:table-cell>
          <table:table-cell/>
        </table:table-row>
        <table:table-row table:style-name="ro2">
          <table:table-cell table:formula="of:=[.A1218]+[.A$4]" office:value-type="float" office:value="363.000000000008">
            <text:p>363.000000000008</text:p>
          </table:table-cell>
          <table:table-cell table:formula="of:=[.A1219]/([.$D$4]*2)" office:value-type="float" office:value="90.750000000002">
            <text:p>90.750000000002</text:p>
          </table:table-cell>
          <table:table-cell table:formula="of:=SQRT(ABS([.$D$2]^2-[.B1219]^2))" office:value-type="float" office:value="42.0052080104317">
            <text:p>42.0052080104317</text:p>
          </table:table-cell>
          <table:table-cell table:formula="of:=([.$C$10]-[.C1219])*[.$B$4]" office:value-type="float" office:value="73064.2694356716">
            <text:p>73064.2694356716</text:p>
          </table:table-cell>
          <table:table-cell table:formula="of:=ROUND([.D1219])" office:value-type="float" office:value="73064">
            <text:p>73064</text:p>
          </table:table-cell>
          <table:table-cell table:formula="of:=([.$C$8]-([.E1219]*[.$C$4]))" office:value-type="float" office:value="42.00545">
            <text:p>42.00545</text:p>
          </table:table-cell>
          <table:table-cell table:formula="of:=SQRT(ABS([.$D$2]^2-[.F1219]^2))" office:value-type="float" office:value="90.7498879905507">
            <text:p>90.7498879905507</text:p>
          </table:table-cell>
          <table:table-cell table:formula="of:=ABS([.B1219]-[.G1219])" office:value-type="float" office:value="0.000112009451299855">
            <text:p>0.000112009451299855</text:p>
          </table:table-cell>
          <table:table-cell/>
        </table:table-row>
        <table:table-row table:style-name="ro2">
          <table:table-cell table:formula="of:=[.A1219]+[.A$4]" office:value-type="float" office:value="363.300000000008">
            <text:p>363.300000000008</text:p>
          </table:table-cell>
          <table:table-cell table:formula="of:=[.A1220]/([.$D$4]*2)" office:value-type="float" office:value="90.825000000002">
            <text:p>90.825000000002</text:p>
          </table:table-cell>
          <table:table-cell table:formula="of:=SQRT(ABS([.$D$2]^2-[.B1220]^2))" office:value-type="float" office:value="41.8427935850325">
            <text:p>41.8427935850325</text:p>
          </table:table-cell>
          <table:table-cell table:formula="of:=([.$C$10]-[.C1220])*[.$B$4]" office:value-type="float" office:value="73268.8860345998">
            <text:p>73268.8860345998</text:p>
          </table:table-cell>
          <table:table-cell table:formula="of:=ROUND([.D1220])" office:value-type="float" office:value="73269">
            <text:p>73269</text:p>
          </table:table-cell>
          <table:table-cell table:formula="of:=([.$C$8]-([.E1220]*[.$C$4]))" office:value-type="float" office:value="41.84273125">
            <text:p>41.84273125</text:p>
          </table:table-cell>
          <table:table-cell table:formula="of:=SQRT(ABS([.$D$2]^2-[.F1220]^2))" office:value-type="float" office:value="90.8250287175307">
            <text:p>90.8250287175307</text:p>
          </table:table-cell>
          <table:table-cell table:formula="of:=ABS([.B1220]-[.G1220])" office:value-type="float" office:value="0.0000287175286786123">
            <text:p>0.0000287175286786123</text:p>
          </table:table-cell>
          <table:table-cell/>
        </table:table-row>
        <table:table-row table:style-name="ro2">
          <table:table-cell table:formula="of:=[.A1220]+[.A$4]" office:value-type="float" office:value="363.600000000008">
            <text:p>363.600000000008</text:p>
          </table:table-cell>
          <table:table-cell table:formula="of:=[.A1221]/([.$D$4]*2)" office:value-type="float" office:value="90.900000000002">
            <text:p>90.900000000002</text:p>
          </table:table-cell>
          <table:table-cell table:formula="of:=SQRT(ABS([.$D$2]^2-[.B1221]^2))" office:value-type="float" office:value="41.6796113225596">
            <text:p>41.6796113225596</text:p>
          </table:table-cell>
          <table:table-cell table:formula="of:=([.$C$10]-[.C1221])*[.$B$4]" office:value-type="float" office:value="73474.4699873216">
            <text:p>73474.4699873216</text:p>
          </table:table-cell>
          <table:table-cell table:formula="of:=ROUND([.D1221])" office:value-type="float" office:value="73474">
            <text:p>73474</text:p>
          </table:table-cell>
          <table:table-cell table:formula="of:=([.$C$8]-([.E1221]*[.$C$4]))" office:value-type="float" office:value="41.6800125">
            <text:p>41.6800125</text:p>
          </table:table-cell>
          <table:table-cell table:formula="of:=SQRT(ABS([.$D$2]^2-[.F1221]^2))" office:value-type="float" office:value="90.8998160504181">
            <text:p>90.8998160504181</text:p>
          </table:table-cell>
          <table:table-cell table:formula="of:=ABS([.B1221]-[.G1221])" office:value-type="float" office:value="0.000183949583941967">
            <text:p>0.000183949583941967</text:p>
          </table:table-cell>
          <table:table-cell/>
        </table:table-row>
        <table:table-row table:style-name="ro2">
          <table:table-cell table:formula="of:=[.A1221]+[.A$4]" office:value-type="float" office:value="363.900000000008">
            <text:p>363.900000000008</text:p>
          </table:table-cell>
          <table:table-cell table:formula="of:=[.A1222]/([.$D$4]*2)" office:value-type="float" office:value="90.975000000002">
            <text:p>90.975000000002</text:p>
          </table:table-cell>
          <table:table-cell table:formula="of:=SQRT(ABS([.$D$2]^2-[.B1222]^2))" office:value-type="float" office:value="41.5156521687861">
            <text:p>41.5156521687861</text:p>
          </table:table-cell>
          <table:table-cell table:formula="of:=([.$C$10]-[.C1222])*[.$B$4]" office:value-type="float" office:value="73681.032700737">
            <text:p>73681.032700737</text:p>
          </table:table-cell>
          <table:table-cell table:formula="of:=ROUND([.D1222])" office:value-type="float" office:value="73681">
            <text:p>73681</text:p>
          </table:table-cell>
          <table:table-cell table:formula="of:=([.$C$8]-([.E1222]*[.$C$4]))" office:value-type="float" office:value="41.51570625">
            <text:p>41.51570625</text:p>
          </table:table-cell>
          <table:table-cell table:formula="of:=SQRT(ABS([.$D$2]^2-[.F1222]^2))" office:value-type="float" office:value="90.9749753204897">
            <text:p>90.9749753204897</text:p>
          </table:table-cell>
          <table:table-cell table:formula="of:=ABS([.B1222]-[.G1222])" office:value-type="float" office:value="0.0000246795123075572">
            <text:p>0.0000246795123075572</text:p>
          </table:table-cell>
          <table:table-cell/>
        </table:table-row>
        <table:table-row table:style-name="ro2">
          <table:table-cell table:formula="of:=[.A1222]+[.A$4]" office:value-type="float" office:value="364.200000000008">
            <text:p>364.200000000008</text:p>
          </table:table-cell>
          <table:table-cell table:formula="of:=[.A1223]/([.$D$4]*2)" office:value-type="float" office:value="91.050000000002">
            <text:p>91.050000000002</text:p>
          </table:table-cell>
          <table:table-cell table:formula="of:=SQRT(ABS([.$D$2]^2-[.B1223]^2))" office:value-type="float" office:value="41.3509068824329">
            <text:p>41.3509068824329</text:p>
          </table:table-cell>
          <table:table-cell table:formula="of:=([.$C$10]-[.C1223])*[.$B$4]" office:value-type="float" office:value="73888.5858174024">
            <text:p>73888.5858174024</text:p>
          </table:table-cell>
          <table:table-cell table:formula="of:=ROUND([.D1223])" office:value-type="float" office:value="73889">
            <text:p>73889</text:p>
          </table:table-cell>
          <table:table-cell table:formula="of:=([.$C$8]-([.E1223]*[.$C$4]))" office:value-type="float" office:value="41.35060625">
            <text:p>41.35060625</text:p>
          </table:table-cell>
          <table:table-cell table:formula="of:=SQRT(ABS([.$D$2]^2-[.F1223]^2))" office:value-type="float" office:value="91.0501365334367">
            <text:p>91.0501365334367</text:p>
          </table:table-cell>
          <table:table-cell table:formula="of:=ABS([.B1223]-[.G1223])" office:value-type="float" office:value="0.000136533434670127">
            <text:p>0.000136533434670127</text:p>
          </table:table-cell>
          <table:table-cell/>
        </table:table-row>
        <table:table-row table:style-name="ro2">
          <table:table-cell table:formula="of:=[.A1223]+[.A$4]" office:value-type="float" office:value="364.500000000008">
            <text:p>364.500000000008</text:p>
          </table:table-cell>
          <table:table-cell table:formula="of:=[.A1224]/([.$D$4]*2)" office:value-type="float" office:value="91.125000000002">
            <text:p>91.125000000002</text:p>
          </table:table-cell>
          <table:table-cell table:formula="of:=SQRT(ABS([.$D$2]^2-[.B1224]^2))" office:value-type="float" office:value="41.1853660296911">
            <text:p>41.1853660296911</text:p>
          </table:table-cell>
          <table:table-cell table:formula="of:=([.$C$10]-[.C1224])*[.$B$4]" office:value-type="float" office:value="74097.1412224315">
            <text:p>74097.1412224315</text:p>
          </table:table-cell>
          <table:table-cell table:formula="of:=ROUND([.D1224])" office:value-type="float" office:value="74097">
            <text:p>74097</text:p>
          </table:table-cell>
          <table:table-cell table:formula="of:=([.$C$8]-([.E1224]*[.$C$4]))" office:value-type="float" office:value="41.18550625">
            <text:p>41.18550625</text:p>
          </table:table-cell>
          <table:table-cell table:formula="of:=SQRT(ABS([.$D$2]^2-[.F1224]^2))" office:value-type="float" office:value="91.1249366251149">
            <text:p>91.1249366251149</text:p>
          </table:table-cell>
          <table:table-cell table:formula="of:=ABS([.B1224]-[.G1224])" office:value-type="float" office:value="0.000063374887105283">
            <text:p>0.000063374887105283</text:p>
          </table:table-cell>
          <table:table-cell/>
        </table:table-row>
        <table:table-row table:style-name="ro2">
          <table:table-cell table:formula="of:=[.A1224]+[.A$4]" office:value-type="float" office:value="364.800000000008">
            <text:p>364.800000000008</text:p>
          </table:table-cell>
          <table:table-cell table:formula="of:=[.A1225]/([.$D$4]*2)" office:value-type="float" office:value="91.200000000002">
            <text:p>91.200000000002</text:p>
          </table:table-cell>
          <table:table-cell table:formula="of:=SQRT(ABS([.$D$2]^2-[.B1225]^2))" office:value-type="float" office:value="41.0190199785372">
            <text:p>41.0190199785372</text:p>
          </table:table-cell>
          <table:table-cell table:formula="of:=([.$C$10]-[.C1225])*[.$B$4]" office:value-type="float" office:value="74306.7110506568">
            <text:p>74306.7110506568</text:p>
          </table:table-cell>
          <table:table-cell table:formula="of:=ROUND([.D1225])" office:value-type="float" office:value="74307">
            <text:p>74307</text:p>
          </table:table-cell>
          <table:table-cell table:formula="of:=([.$C$8]-([.E1225]*[.$C$4]))" office:value-type="float" office:value="41.01881875">
            <text:p>41.01881875</text:p>
          </table:table-cell>
          <table:table-cell table:formula="of:=SQRT(ABS([.$D$2]^2-[.F1225]^2))" office:value-type="float" office:value="91.2000905062854">
            <text:p>91.2000905062854</text:p>
          </table:table-cell>
          <table:table-cell table:formula="of:=ABS([.B1225]-[.G1225])" office:value-type="float" office:value="0.000090506283370928">
            <text:p>0.000090506283370928</text:p>
          </table:table-cell>
          <table:table-cell/>
        </table:table-row>
        <table:table-row table:style-name="ro2">
          <table:table-cell table:formula="of:=[.A1225]+[.A$4]" office:value-type="float" office:value="365.100000000008">
            <text:p>365.100000000008</text:p>
          </table:table-cell>
          <table:table-cell table:formula="of:=[.A1226]/([.$D$4]*2)" office:value-type="float" office:value="91.275000000002">
            <text:p>91.275000000002</text:p>
          </table:table-cell>
          <table:table-cell table:formula="of:=SQRT(ABS([.$D$2]^2-[.B1226]^2))" office:value-type="float" office:value="40.8518588928292">
            <text:p>40.8518588928292</text:p>
          </table:table-cell>
          <table:table-cell table:formula="of:=([.$C$10]-[.C1226])*[.$B$4]" office:value-type="float" office:value="74517.3076940684">
            <text:p>74517.3076940684</text:p>
          </table:table-cell>
          <table:table-cell table:formula="of:=ROUND([.D1226])" office:value-type="float" office:value="74517">
            <text:p>74517</text:p>
          </table:table-cell>
          <table:table-cell table:formula="of:=([.$C$8]-([.E1226]*[.$C$4]))" office:value-type="float" office:value="40.85213125">
            <text:p>40.85213125</text:p>
          </table:table-cell>
          <table:table-cell table:formula="of:=SQRT(ABS([.$D$2]^2-[.F1226]^2))" office:value-type="float" office:value="91.2748781008924">
            <text:p>91.2748781008924</text:p>
          </table:table-cell>
          <table:table-cell table:formula="of:=ABS([.B1226]-[.G1226])" office:value-type="float" office:value="0.00012189910958682">
            <text:p>0.00012189910958682</text:p>
          </table:table-cell>
          <table:table-cell/>
        </table:table-row>
        <table:table-row table:style-name="ro2">
          <table:table-cell table:formula="of:=[.A1226]+[.A$4]" office:value-type="float" office:value="365.400000000008">
            <text:p>365.400000000008</text:p>
          </table:table-cell>
          <table:table-cell table:formula="of:=[.A1227]/([.$D$4]*2)" office:value-type="float" office:value="91.350000000002">
            <text:p>91.350000000002</text:p>
          </table:table-cell>
          <table:table-cell table:formula="of:=SQRT(ABS([.$D$2]^2-[.B1227]^2))" office:value-type="float" office:value="40.6838727261753">
            <text:p>40.6838727261753</text:p>
          </table:table-cell>
          <table:table-cell table:formula="of:=([.$C$10]-[.C1227])*[.$B$4]" office:value-type="float" office:value="74728.943809538">
            <text:p>74728.943809538</text:p>
          </table:table-cell>
          <table:table-cell table:formula="of:=ROUND([.D1227])" office:value-type="float" office:value="74729">
            <text:p>74729</text:p>
          </table:table-cell>
          <table:table-cell table:formula="of:=([.$C$8]-([.E1227]*[.$C$4]))" office:value-type="float" office:value="40.68385625">
            <text:p>40.68385625</text:p>
          </table:table-cell>
          <table:table-cell table:formula="of:=SQRT(ABS([.$D$2]^2-[.F1227]^2))" office:value-type="float" office:value="91.3500073378724">
            <text:p>91.3500073378724</text:p>
          </table:table-cell>
          <table:table-cell table:formula="of:=ABS([.B1227]-[.G1227])" office:value-type="float" office:value="0.0000073378703433491">
            <text:p>0.0000073378703433491</text:p>
          </table:table-cell>
          <table:table-cell/>
        </table:table-row>
        <table:table-row table:style-name="ro2">
          <table:table-cell table:formula="of:=[.A1227]+[.A$4]" office:value-type="float" office:value="365.700000000008">
            <text:p>365.700000000008</text:p>
          </table:table-cell>
          <table:table-cell table:formula="of:=[.A1228]/([.$D$4]*2)" office:value-type="float" office:value="91.425000000002">
            <text:p>91.425000000002</text:p>
          </table:table-cell>
          <table:table-cell table:formula="of:=SQRT(ABS([.$D$2]^2-[.B1228]^2))" office:value-type="float" office:value="40.5150512155622">
            <text:p>40.5150512155622</text:p>
          </table:table-cell>
          <table:table-cell table:formula="of:=([.$C$10]-[.C1228])*[.$B$4]" office:value-type="float" office:value="74941.6323268458">
            <text:p>74941.6323268458</text:p>
          </table:table-cell>
          <table:table-cell table:formula="of:=ROUND([.D1228])" office:value-type="float" office:value="74942">
            <text:p>74942</text:p>
          </table:table-cell>
          <table:table-cell table:formula="of:=([.$C$8]-([.E1228]*[.$C$4]))" office:value-type="float" office:value="40.5147875">
            <text:p>40.5147875</text:p>
          </table:table-cell>
          <table:table-cell table:formula="of:=SQRT(ABS([.$D$2]^2-[.F1228]^2))" office:value-type="float" office:value="91.4251168652786">
            <text:p>91.4251168652786</text:p>
          </table:table-cell>
          <table:table-cell table:formula="of:=ABS([.B1228]-[.G1228])" office:value-type="float" office:value="0.000116865276538647">
            <text:p>0.000116865276538647</text:p>
          </table:table-cell>
          <table:table-cell/>
        </table:table-row>
        <table:table-row table:style-name="ro2">
          <table:table-cell table:formula="of:=[.A1228]+[.A$4]" office:value-type="float" office:value="366.000000000008">
            <text:p>366.000000000008</text:p>
          </table:table-cell>
          <table:table-cell table:formula="of:=[.A1229]/([.$D$4]*2)" office:value-type="float" office:value="91.500000000002">
            <text:p>91.500000000002</text:p>
          </table:table-cell>
          <table:table-cell table:formula="of:=SQRT(ABS([.$D$2]^2-[.B1229]^2))" office:value-type="float" office:value="40.3453838747338">
            <text:p>40.3453838747338</text:p>
          </table:table-cell>
          <table:table-cell table:formula="of:=([.$C$10]-[.C1229])*[.$B$4]" office:value-type="float" office:value="75155.3864570233">
            <text:p>75155.3864570233</text:p>
          </table:table-cell>
          <table:table-cell table:formula="of:=ROUND([.D1229])" office:value-type="float" office:value="75155">
            <text:p>75155</text:p>
          </table:table-cell>
          <table:table-cell table:formula="of:=([.$C$8]-([.E1229]*[.$C$4]))" office:value-type="float" office:value="40.34571875">
            <text:p>40.34571875</text:p>
          </table:table-cell>
          <table:table-cell table:formula="of:=SQRT(ABS([.$D$2]^2-[.F1229]^2))" office:value-type="float" office:value="91.4998523416617">
            <text:p>91.4998523416617</text:p>
          </table:table-cell>
          <table:table-cell table:formula="of:=ABS([.B1229]-[.G1229])" office:value-type="float" office:value="0.000147658340310386">
            <text:p>0.000147658340310386</text:p>
          </table:table-cell>
          <table:table-cell/>
        </table:table-row>
        <table:table-row table:style-name="ro2">
          <table:table-cell table:formula="of:=[.A1229]+[.A$4]" office:value-type="float" office:value="366.300000000008">
            <text:p>366.300000000008</text:p>
          </table:table-cell>
          <table:table-cell table:formula="of:=[.A1230]/([.$D$4]*2)" office:value-type="float" office:value="91.575000000002">
            <text:p>91.575000000002</text:p>
          </table:table-cell>
          <table:table-cell table:formula="of:=SQRT(ABS([.$D$2]^2-[.B1230]^2))" office:value-type="float" office:value="40.1748599873058">
            <text:p>40.1748599873058</text:p>
          </table:table-cell>
          <table:table-cell table:formula="of:=([.$C$10]-[.C1230])*[.$B$4]" office:value-type="float" office:value="75370.2197010271">
            <text:p>75370.2197010271</text:p>
          </table:table-cell>
          <table:table-cell table:formula="of:=ROUND([.D1230])" office:value-type="float" office:value="75370">
            <text:p>75370</text:p>
          </table:table-cell>
          <table:table-cell table:formula="of:=([.$C$8]-([.E1230]*[.$C$4]))" office:value-type="float" office:value="40.1750625">
            <text:p>40.1750625</text:p>
          </table:table-cell>
          <table:table-cell table:formula="of:=SQRT(ABS([.$D$2]^2-[.F1230]^2))" office:value-type="float" office:value="91.5749111554092">
            <text:p>91.5749111554092</text:p>
          </table:table-cell>
          <table:table-cell table:formula="of:=ABS([.B1230]-[.G1230])" office:value-type="float" office:value="0.0000888445928097781">
            <text:p>0.0000888445928097781</text:p>
          </table:table-cell>
          <table:table-cell/>
        </table:table-row>
        <table:table-row table:style-name="ro2">
          <table:table-cell table:formula="of:=[.A1230]+[.A$4]" office:value-type="float" office:value="366.600000000008">
            <text:p>366.600000000008</text:p>
          </table:table-cell>
          <table:table-cell table:formula="of:=[.A1231]/([.$D$4]*2)" office:value-type="float" office:value="91.650000000002">
            <text:p>91.650000000002</text:p>
          </table:table-cell>
          <table:table-cell table:formula="of:=SQRT(ABS([.$D$2]^2-[.B1231]^2))" office:value-type="float" office:value="40.0034685996056">
            <text:p>40.0034685996056</text:p>
          </table:table-cell>
          <table:table-cell table:formula="of:=([.$C$10]-[.C1231])*[.$B$4]" office:value-type="float" office:value="75586.1458587597">
            <text:p>75586.1458587597</text:p>
          </table:table-cell>
          <table:table-cell table:formula="of:=ROUND([.D1231])" office:value-type="float" office:value="75586">
            <text:p>75586</text:p>
          </table:table-cell>
          <table:table-cell table:formula="of:=([.$C$8]-([.E1231]*[.$C$4]))" office:value-type="float" office:value="40.0036125">
            <text:p>40.0036125</text:p>
          </table:table-cell>
          <table:table-cell table:formula="of:=SQRT(ABS([.$D$2]^2-[.F1231]^2))" office:value-type="float" office:value="91.6499371901031">
            <text:p>91.6499371901031</text:p>
          </table:table-cell>
          <table:table-cell table:formula="of:=ABS([.B1231]-[.G1231])" office:value-type="float" office:value="0.0000628098989352566">
            <text:p>0.0000628098989352566</text:p>
          </table:table-cell>
          <table:table-cell/>
        </table:table-row>
        <table:table-row table:style-name="ro2">
          <table:table-cell table:formula="of:=[.A1231]+[.A$4]" office:value-type="float" office:value="366.900000000008">
            <text:p>366.900000000008</text:p>
          </table:table-cell>
          <table:table-cell table:formula="of:=[.A1232]/([.$D$4]*2)" office:value-type="float" office:value="91.725000000002">
            <text:p>91.725000000002</text:p>
          </table:table-cell>
          <table:table-cell table:formula="of:=SQRT(ABS([.$D$2]^2-[.B1232]^2))" office:value-type="float" office:value="39.8311985132211">
            <text:p>39.8311985132211</text:p>
          </table:table-cell>
          <table:table-cell table:formula="of:=([.$C$10]-[.C1232])*[.$B$4]" office:value-type="float" office:value="75803.1790384566">
            <text:p>75803.1790384566</text:p>
          </table:table-cell>
          <table:table-cell table:formula="of:=ROUND([.D1232])" office:value-type="float" office:value="75803">
            <text:p>75803</text:p>
          </table:table-cell>
          <table:table-cell table:formula="of:=([.$C$8]-([.E1232]*[.$C$4]))" office:value-type="float" office:value="39.83136875">
            <text:p>39.83136875</text:p>
          </table:table-cell>
          <table:table-cell table:formula="of:=SQRT(ABS([.$D$2]^2-[.F1232]^2))" office:value-type="float" office:value="91.7249260752034">
            <text:p>91.7249260752034</text:p>
          </table:table-cell>
          <table:table-cell table:formula="of:=ABS([.B1232]-[.G1232])" office:value-type="float" office:value="0.0000739247986700775">
            <text:p>0.0000739247986700775</text:p>
          </table:table-cell>
          <table:table-cell/>
        </table:table-row>
        <table:table-row table:style-name="ro2">
          <table:table-cell table:formula="of:=[.A1232]+[.A$4]" office:value-type="float" office:value="367.200000000008">
            <text:p>367.200000000008</text:p>
          </table:table-cell>
          <table:table-cell table:formula="of:=[.A1233]/([.$D$4]*2)" office:value-type="float" office:value="91.800000000002">
            <text:p>91.800000000002</text:p>
          </table:table-cell>
          <table:table-cell table:formula="of:=SQRT(ABS([.$D$2]^2-[.B1233]^2))" office:value-type="float" office:value="39.6580382772475">
            <text:p>39.6580382772475</text:p>
          </table:table-cell>
          <table:table-cell table:formula="of:=([.$C$10]-[.C1233])*[.$B$4]" office:value-type="float" office:value="76021.3336664549">
            <text:p>76021.3336664549</text:p>
          </table:table-cell>
          <table:table-cell table:formula="of:=ROUND([.D1233])" office:value-type="float" office:value="76021">
            <text:p>76021</text:p>
          </table:table-cell>
          <table:table-cell table:formula="of:=([.$C$8]-([.E1233]*[.$C$4]))" office:value-type="float" office:value="39.65833125">
            <text:p>39.65833125</text:p>
          </table:table-cell>
          <table:table-cell table:formula="of:=SQRT(ABS([.$D$2]^2-[.F1233]^2))" office:value-type="float" office:value="91.7998734338195">
            <text:p>91.7998734338195</text:p>
          </table:table-cell>
          <table:table-cell table:formula="of:=ABS([.B1233]-[.G1233])" office:value-type="float" office:value="0.000126566182572674">
            <text:p>0.000126566182572674</text:p>
          </table:table-cell>
          <table:table-cell/>
        </table:table-row>
        <table:table-row table:style-name="ro2">
          <table:table-cell table:formula="of:=[.A1233]+[.A$4]" office:value-type="float" office:value="367.500000000008">
            <text:p>367.500000000008</text:p>
          </table:table-cell>
          <table:table-cell table:formula="of:=[.A1234]/([.$D$4]*2)" office:value-type="float" office:value="91.875000000002">
            <text:p>91.875000000002</text:p>
          </table:table-cell>
          <table:table-cell table:formula="of:=SQRT(ABS([.$D$2]^2-[.B1234]^2))" office:value-type="float" office:value="39.4839761802129">
            <text:p>39.4839761802129</text:p>
          </table:table-cell>
          <table:table-cell table:formula="of:=([.$C$10]-[.C1234])*[.$B$4]" office:value-type="float" office:value="76240.6244973645">
            <text:p>76240.6244973645</text:p>
          </table:table-cell>
          <table:table-cell table:formula="of:=ROUND([.D1234])" office:value-type="float" office:value="76241">
            <text:p>76241</text:p>
          </table:table-cell>
          <table:table-cell table:formula="of:=([.$C$8]-([.E1234]*[.$C$4]))" office:value-type="float" office:value="39.48370625">
            <text:p>39.48370625</text:p>
          </table:table-cell>
          <table:table-cell table:formula="of:=SQRT(ABS([.$D$2]^2-[.F1234]^2))" office:value-type="float" office:value="91.875116004083">
            <text:p>91.875116004083</text:p>
          </table:table-cell>
          <table:table-cell table:formula="of:=ABS([.B1234]-[.G1234])" office:value-type="float" office:value="0.000116004080965126">
            <text:p>0.000116004080965126</text:p>
          </table:table-cell>
          <table:table-cell/>
        </table:table-row>
        <table:table-row table:style-name="ro2">
          <table:table-cell table:formula="of:=[.A1234]+[.A$4]" office:value-type="float" office:value="367.800000000008">
            <text:p>367.800000000008</text:p>
          </table:table-cell>
          <table:table-cell table:formula="of:=[.A1235]/([.$D$4]*2)" office:value-type="float" office:value="91.950000000002">
            <text:p>91.950000000002</text:p>
          </table:table-cell>
          <table:table-cell table:formula="of:=SQRT(ABS([.$D$2]^2-[.B1235]^2))" office:value-type="float" office:value="39.3090002416701">
            <text:p>39.3090002416701</text:p>
          </table:table-cell>
          <table:table-cell table:formula="of:=([.$C$10]-[.C1235])*[.$B$4]" office:value-type="float" office:value="76461.0666246626">
            <text:p>76461.0666246626</text:p>
          </table:table-cell>
          <table:table-cell table:formula="of:=ROUND([.D1235])" office:value-type="float" office:value="76461">
            <text:p>76461</text:p>
          </table:table-cell>
          <table:table-cell table:formula="of:=([.$C$8]-([.E1235]*[.$C$4]))" office:value-type="float" office:value="39.30908125">
            <text:p>39.30908125</text:p>
          </table:table-cell>
          <table:table-cell table:formula="of:=SQRT(ABS([.$D$2]^2-[.F1235]^2))" office:value-type="float" office:value="91.9499653685682">
            <text:p>91.9499653685682</text:p>
          </table:table-cell>
          <table:table-cell table:formula="of:=ABS([.B1235]-[.G1235])" office:value-type="float" office:value="0.0000346314338059983">
            <text:p>0.0000346314338059983</text:p>
          </table:table-cell>
          <table:table-cell/>
        </table:table-row>
        <table:table-row table:style-name="ro2">
          <table:table-cell table:formula="of:=[.A1235]+[.A$4]" office:value-type="float" office:value="368.100000000008">
            <text:p>368.100000000008</text:p>
          </table:table-cell>
          <table:table-cell table:formula="of:=[.A1236]/([.$D$4]*2)" office:value-type="float" office:value="92.0250000000021">
            <text:p>92.0250000000021</text:p>
          </table:table-cell>
          <table:table-cell table:formula="of:=SQRT(ABS([.$D$2]^2-[.B1236]^2))" office:value-type="float" office:value="39.1330982034342">
            <text:p>39.1330982034342</text:p>
          </table:table-cell>
          <table:table-cell table:formula="of:=([.$C$10]-[.C1236])*[.$B$4]" office:value-type="float" office:value="76682.6754917315">
            <text:p>76682.6754917315</text:p>
          </table:table-cell>
          <table:table-cell table:formula="of:=ROUND([.D1236])" office:value-type="float" office:value="76683">
            <text:p>76683</text:p>
          </table:table-cell>
          <table:table-cell table:formula="of:=([.$C$8]-([.E1236]*[.$C$4]))" office:value-type="float" office:value="39.13286875">
            <text:p>39.13286875</text:p>
          </table:table-cell>
          <table:table-cell table:formula="of:=SQRT(ABS([.$D$2]^2-[.F1236]^2))" office:value-type="float" office:value="92.0250975734081">
            <text:p>92.0250975734081</text:p>
          </table:table-cell>
          <table:table-cell table:formula="of:=ABS([.B1236]-[.G1236])" office:value-type="float" office:value="0.0000975734060091327">
            <text:p>0.0000975734060091327</text:p>
          </table:table-cell>
          <table:table-cell/>
        </table:table-row>
        <table:table-row table:style-name="ro2">
          <table:table-cell table:formula="of:=[.A1236]+[.A$4]" office:value-type="float" office:value="368.400000000008">
            <text:p>368.400000000008</text:p>
          </table:table-cell>
          <table:table-cell table:formula="of:=[.A1237]/([.$D$4]*2)" office:value-type="float" office:value="92.1000000000021">
            <text:p>92.1000000000021</text:p>
          </table:table-cell>
          <table:table-cell table:formula="of:=SQRT(ABS([.$D$2]^2-[.B1237]^2))" office:value-type="float" office:value="38.9562575204501">
            <text:p>38.9562575204501</text:p>
          </table:table-cell>
          <table:table-cell table:formula="of:=([.$C$10]-[.C1237])*[.$B$4]" office:value-type="float" office:value="76905.466903365">
            <text:p>76905.466903365</text:p>
          </table:table-cell>
          <table:table-cell table:formula="of:=ROUND([.D1237])" office:value-type="float" office:value="76905">
            <text:p>76905</text:p>
          </table:table-cell>
          <table:table-cell table:formula="of:=([.$C$8]-([.E1237]*[.$C$4]))" office:value-type="float" office:value="38.95665625">
            <text:p>38.95665625</text:p>
          </table:table-cell>
          <table:table-cell table:formula="of:=SQRT(ABS([.$D$2]^2-[.F1237]^2))" office:value-type="float" office:value="92.0998313452274">
            <text:p>92.0998313452274</text:p>
          </table:table-cell>
          <table:table-cell table:formula="of:=ABS([.B1237]-[.G1237])" office:value-type="float" office:value="0.00016865477462602">
            <text:p>0.00016865477462602</text:p>
          </table:table-cell>
          <table:table-cell/>
        </table:table-row>
        <table:table-row table:style-name="ro2">
          <table:table-cell table:formula="of:=[.A1237]+[.A$4]" office:value-type="float" office:value="368.700000000008">
            <text:p>368.700000000008</text:p>
          </table:table-cell>
          <table:table-cell table:formula="of:=[.A1238]/([.$D$4]*2)" office:value-type="float" office:value="92.1750000000021">
            <text:p>92.1750000000021</text:p>
          </table:table-cell>
          <table:table-cell table:formula="of:=SQRT(ABS([.$D$2]^2-[.B1238]^2))" office:value-type="float" office:value="38.7784653512697">
            <text:p>38.7784653512697</text:p>
          </table:table-cell>
          <table:table-cell table:formula="of:=([.$C$10]-[.C1238])*[.$B$4]" office:value-type="float" office:value="77129.4570377655">
            <text:p>77129.4570377655</text:p>
          </table:table-cell>
          <table:table-cell table:formula="of:=ROUND([.D1238])" office:value-type="float" office:value="77129">
            <text:p>77129</text:p>
          </table:table-cell>
          <table:table-cell table:formula="of:=([.$C$8]-([.E1238]*[.$C$4]))" office:value-type="float" office:value="38.77885625">
            <text:p>38.77885625</text:p>
          </table:table-cell>
          <table:table-cell table:formula="of:=SQRT(ABS([.$D$2]^2-[.F1238]^2))" office:value-type="float" office:value="92.1748355460526">
            <text:p>92.1748355460526</text:p>
          </table:table-cell>
          <table:table-cell table:formula="of:=ABS([.B1238]-[.G1238])" office:value-type="float" office:value="0.000164453949494714">
            <text:p>0.000164453949494714</text:p>
          </table:table-cell>
          <table:table-cell/>
        </table:table-row>
        <table:table-row table:style-name="ro2">
          <table:table-cell table:formula="of:=[.A1238]+[.A$4]" office:value-type="float" office:value="369.000000000008">
            <text:p>369.000000000008</text:p>
          </table:table-cell>
          <table:table-cell table:formula="of:=[.A1239]/([.$D$4]*2)" office:value-type="float" office:value="92.2500000000021">
            <text:p>92.2500000000021</text:p>
          </table:table-cell>
          <table:table-cell table:formula="of:=SQRT(ABS([.$D$2]^2-[.B1239]^2))" office:value-type="float" office:value="38.5997085481176">
            <text:p>38.5997085481176</text:p>
          </table:table-cell>
          <table:table-cell table:formula="of:=([.$C$10]-[.C1239])*[.$B$4]" office:value-type="float" office:value="77354.6624590595">
            <text:p>77354.6624590595</text:p>
          </table:table-cell>
          <table:table-cell table:formula="of:=ROUND([.D1239])" office:value-type="float" office:value="77355">
            <text:p>77355</text:p>
          </table:table-cell>
          <table:table-cell table:formula="of:=([.$C$8]-([.E1239]*[.$C$4]))" office:value-type="float" office:value="38.59946875">
            <text:p>38.59946875</text:p>
          </table:table-cell>
          <table:table-cell table:formula="of:=SQRT(ABS([.$D$2]^2-[.F1239]^2))" office:value-type="float" office:value="92.2501003371692">
            <text:p>92.2501003371692</text:p>
          </table:table-cell>
          <table:table-cell table:formula="of:=ABS([.B1239]-[.G1239])" office:value-type="float" office:value="0.000100337167083353">
            <text:p>0.000100337167083353</text:p>
          </table:table-cell>
          <table:table-cell/>
        </table:table-row>
        <table:table-row table:style-name="ro2">
          <table:table-cell table:formula="of:=[.A1239]+[.A$4]" office:value-type="float" office:value="369.300000000008">
            <text:p>369.300000000008</text:p>
          </table:table-cell>
          <table:table-cell table:formula="of:=[.A1240]/([.$D$4]*2)" office:value-type="float" office:value="92.3250000000021">
            <text:p>92.3250000000021</text:p>
          </table:table-cell>
          <table:table-cell table:formula="of:=SQRT(ABS([.$D$2]^2-[.B1240]^2))" office:value-type="float" office:value="38.4199736465243">
            <text:p>38.4199736465243</text:p>
          </table:table-cell>
          <table:table-cell table:formula="of:=([.$C$10]-[.C1240])*[.$B$4]" office:value-type="float" office:value="77581.1001303582">
            <text:p>77581.1001303582</text:p>
          </table:table-cell>
          <table:table-cell table:formula="of:=ROUND([.D1240])" office:value-type="float" office:value="77581">
            <text:p>77581</text:p>
          </table:table-cell>
          <table:table-cell table:formula="of:=([.$C$8]-([.E1240]*[.$C$4]))" office:value-type="float" office:value="38.42008125">
            <text:p>38.42008125</text:p>
          </table:table-cell>
          <table:table-cell table:formula="of:=SQRT(ABS([.$D$2]^2-[.F1240]^2))" office:value-type="float" office:value="92.3249552219951">
            <text:p>92.3249552219951</text:p>
          </table:table-cell>
          <table:table-cell table:formula="of:=ABS([.B1240]-[.G1240])" office:value-type="float" office:value="0.0000447780069663395">
            <text:p>0.0000447780069663395</text:p>
          </table:table-cell>
          <table:table-cell/>
        </table:table-row>
        <table:table-row table:style-name="ro2">
          <table:table-cell table:formula="of:=[.A1240]+[.A$4]" office:value-type="float" office:value="369.600000000008">
            <text:p>369.600000000008</text:p>
          </table:table-cell>
          <table:table-cell table:formula="of:=[.A1241]/([.$D$4]*2)" office:value-type="float" office:value="92.4000000000021">
            <text:p>92.4000000000021</text:p>
          </table:table-cell>
          <table:table-cell table:formula="of:=SQRT(ABS([.$D$2]^2-[.B1241]^2))" office:value-type="float" office:value="38.239246854503">
            <text:p>38.239246854503</text:p>
          </table:table-cell>
          <table:table-cell table:formula="of:=([.$C$10]-[.C1241])*[.$B$4]" office:value-type="float" office:value="77808.7874273928">
            <text:p>77808.7874273928</text:p>
          </table:table-cell>
          <table:table-cell table:formula="of:=ROUND([.D1241])" office:value-type="float" office:value="77809">
            <text:p>77809</text:p>
          </table:table-cell>
          <table:table-cell table:formula="of:=([.$C$8]-([.E1241]*[.$C$4]))" office:value-type="float" office:value="38.23910625">
            <text:p>38.23910625</text:p>
          </table:table-cell>
          <table:table-cell table:formula="of:=SQRT(ABS([.$D$2]^2-[.F1241]^2))" office:value-type="float" office:value="92.4000581882999">
            <text:p>92.4000581882999</text:p>
          </table:table-cell>
          <table:table-cell table:formula="of:=ABS([.B1241]-[.G1241])" office:value-type="float" office:value="0.0000581882978423209">
            <text:p>0.0000581882978423209</text:p>
          </table:table-cell>
          <table:table-cell/>
        </table:table-row>
        <table:table-row table:style-name="ro2">
          <table:table-cell table:formula="of:=[.A1241]+[.A$4]" office:value-type="float" office:value="369.900000000008">
            <text:p>369.900000000008</text:p>
          </table:table-cell>
          <table:table-cell table:formula="of:=[.A1242]/([.$D$4]*2)" office:value-type="float" office:value="92.4750000000021">
            <text:p>92.4750000000021</text:p>
          </table:table-cell>
          <table:table-cell table:formula="of:=SQRT(ABS([.$D$2]^2-[.B1242]^2))" office:value-type="float" office:value="38.0575140412458">
            <text:p>38.0575140412458</text:p>
          </table:table-cell>
          <table:table-cell table:formula="of:=([.$C$10]-[.C1242])*[.$B$4]" office:value-type="float" office:value="78037.7421527563">
            <text:p>78037.7421527563</text:p>
          </table:table-cell>
          <table:table-cell table:formula="of:=ROUND([.D1242])" office:value-type="float" office:value="78038">
            <text:p>78038</text:p>
          </table:table-cell>
          <table:table-cell table:formula="of:=([.$C$8]-([.E1242]*[.$C$4]))" office:value-type="float" office:value="38.0573375">
            <text:p>38.0573375</text:p>
          </table:table-cell>
          <table:table-cell table:formula="of:=SQRT(ABS([.$D$2]^2-[.F1242]^2))" office:value-type="float" office:value="92.4750726542623">
            <text:p>92.4750726542623</text:p>
          </table:table-cell>
          <table:table-cell table:formula="of:=ABS([.B1242]-[.G1242])" office:value-type="float" office:value="0.0000726542602507152">
            <text:p>0.0000726542602507152</text:p>
          </table:table-cell>
          <table:table-cell/>
        </table:table-row>
        <table:table-row table:style-name="ro2">
          <table:table-cell table:formula="of:=[.A1242]+[.A$4]" office:value-type="float" office:value="370.200000000008">
            <text:p>370.200000000008</text:p>
          </table:table-cell>
          <table:table-cell table:formula="of:=[.A1243]/([.$D$4]*2)" office:value-type="float" office:value="92.5500000000021">
            <text:p>92.5500000000021</text:p>
          </table:table-cell>
          <table:table-cell table:formula="of:=SQRT(ABS([.$D$2]^2-[.B1243]^2))" office:value-type="float" office:value="37.8747607253117">
            <text:p>37.8747607253117</text:p>
          </table:table-cell>
          <table:table-cell table:formula="of:=([.$C$10]-[.C1243])*[.$B$4]" office:value-type="float" office:value="78267.9825507834">
            <text:p>78267.9825507834</text:p>
          </table:table-cell>
          <table:table-cell table:formula="of:=ROUND([.D1243])" office:value-type="float" office:value="78268">
            <text:p>78268</text:p>
          </table:table-cell>
          <table:table-cell table:formula="of:=([.$C$8]-([.E1243]*[.$C$4]))" office:value-type="float" office:value="37.874775">
            <text:p>37.874775</text:p>
          </table:table-cell>
          <table:table-cell table:formula="of:=SQRT(ABS([.$D$2]^2-[.F1243]^2))" office:value-type="float" office:value="92.5499941582893">
            <text:p>92.5499941582893</text:p>
          </table:table-cell>
          <table:table-cell table:formula="of:=ABS([.B1243]-[.G1243])" office:value-type="float" office:value="0.00000584171282014268">
            <text:p>0.00000584171282014268</text:p>
          </table:table-cell>
          <table:table-cell/>
        </table:table-row>
        <table:table-row table:style-name="ro2">
          <table:table-cell table:formula="of:=[.A1243]+[.A$4]" office:value-type="float" office:value="370.500000000008">
            <text:p>370.500000000008</text:p>
          </table:table-cell>
          <table:table-cell table:formula="of:=[.A1244]/([.$D$4]*2)" office:value-type="float" office:value="92.6250000000021">
            <text:p>92.6250000000021</text:p>
          </table:table-cell>
          <table:table-cell table:formula="of:=SQRT(ABS([.$D$2]^2-[.B1244]^2))" office:value-type="float" office:value="37.6909720622806">
            <text:p>37.6909720622806</text:p>
          </table:table-cell>
          <table:table-cell table:formula="of:=([.$C$10]-[.C1244])*[.$B$4]" office:value-type="float" office:value="78499.5273231061">
            <text:p>78499.5273231061</text:p>
          </table:table-cell>
          <table:table-cell table:formula="of:=ROUND([.D1244])" office:value-type="float" office:value="78500">
            <text:p>78500</text:p>
          </table:table-cell>
          <table:table-cell table:formula="of:=([.$C$8]-([.E1244]*[.$C$4]))" office:value-type="float" office:value="37.690625">
            <text:p>37.690625</text:p>
          </table:table-cell>
          <table:table-cell table:formula="of:=SQRT(ABS([.$D$2]^2-[.F1244]^2))" office:value-type="float" office:value="92.6251412258539">
            <text:p>92.6251412258539</text:p>
          </table:table-cell>
          <table:table-cell table:formula="of:=ABS([.B1244]-[.G1244])" office:value-type="float" office:value="0.00014122585179166">
            <text:p>0.00014122585179166</text:p>
          </table:table-cell>
          <table:table-cell/>
        </table:table-row>
        <table:table-row table:style-name="ro2">
          <table:table-cell table:formula="of:=[.A1244]+[.A$4]" office:value-type="float" office:value="370.800000000008">
            <text:p>370.800000000008</text:p>
          </table:table-cell>
          <table:table-cell table:formula="of:=[.A1245]/([.$D$4]*2)" office:value-type="float" office:value="92.7000000000021">
            <text:p>92.7000000000021</text:p>
          </table:table-cell>
          <table:table-cell table:formula="of:=SQRT(ABS([.$D$2]^2-[.B1245]^2))" office:value-type="float" office:value="37.5061328318399">
            <text:p>37.5061328318399</text:p>
          </table:table-cell>
          <table:table-cell table:formula="of:=([.$C$10]-[.C1245])*[.$B$4]" office:value-type="float" office:value="78732.3956449212">
            <text:p>78732.3956449212</text:p>
          </table:table-cell>
          <table:table-cell table:formula="of:=ROUND([.D1245])" office:value-type="float" office:value="78732">
            <text:p>78732</text:p>
          </table:table-cell>
          <table:table-cell table:formula="of:=([.$C$8]-([.E1245]*[.$C$4]))" office:value-type="float" office:value="37.506475">
            <text:p>37.506475</text:p>
          </table:table-cell>
          <table:table-cell table:formula="of:=SQRT(ABS([.$D$2]^2-[.F1245]^2))" office:value-type="float" office:value="92.6998615590896">
            <text:p>92.6998615590896</text:p>
          </table:table-cell>
          <table:table-cell table:formula="of:=ABS([.B1245]-[.G1245])" office:value-type="float" office:value="0.00013844091249382">
            <text:p>0.00013844091249382</text:p>
          </table:table-cell>
          <table:table-cell/>
        </table:table-row>
        <table:table-row table:style-name="ro2">
          <table:table-cell table:formula="of:=[.A1245]+[.A$4]" office:value-type="float" office:value="371.100000000008">
            <text:p>371.100000000008</text:p>
          </table:table-cell>
          <table:table-cell table:formula="of:=[.A1246]/([.$D$4]*2)" office:value-type="float" office:value="92.7750000000021">
            <text:p>92.7750000000021</text:p>
          </table:table-cell>
          <table:table-cell table:formula="of:=SQRT(ABS([.$D$2]^2-[.B1246]^2))" office:value-type="float" office:value="37.3202274242751">
            <text:p>37.3202274242751</text:p>
          </table:table-cell>
          <table:table-cell table:formula="of:=([.$C$10]-[.C1246])*[.$B$4]" office:value-type="float" office:value="78966.6071820107">
            <text:p>78966.6071820107</text:p>
          </table:table-cell>
          <table:table-cell table:formula="of:=ROUND([.D1246])" office:value-type="float" office:value="78967">
            <text:p>78967</text:p>
          </table:table-cell>
          <table:table-cell table:formula="of:=([.$C$8]-([.E1246]*[.$C$4]))" office:value-type="float" office:value="37.31994375">
            <text:p>37.31994375</text:p>
          </table:table-cell>
          <table:table-cell table:formula="of:=SQRT(ABS([.$D$2]^2-[.F1246]^2))" office:value-type="float" office:value="92.7751141120119">
            <text:p>92.7751141120119</text:p>
          </table:table-cell>
          <table:table-cell table:formula="of:=ABS([.B1246]-[.G1246])" office:value-type="float" office:value="0.000114112009853784">
            <text:p>0.000114112009853784</text:p>
          </table:table-cell>
          <table:table-cell/>
        </table:table-row>
        <table:table-row table:style-name="ro2">
          <table:table-cell table:formula="of:=[.A1246]+[.A$4]" office:value-type="float" office:value="371.400000000008">
            <text:p>371.400000000008</text:p>
          </table:table-cell>
          <table:table-cell table:formula="of:=[.A1247]/([.$D$4]*2)" office:value-type="float" office:value="92.8500000000021">
            <text:p>92.8500000000021</text:p>
          </table:table-cell>
          <table:table-cell table:formula="of:=SQRT(ABS([.$D$2]^2-[.B1247]^2))" office:value-type="float" office:value="37.1332398263283">
            <text:p>37.1332398263283</text:p>
          </table:table-cell>
          <table:table-cell table:formula="of:=([.$C$10]-[.C1247])*[.$B$4]" office:value-type="float" office:value="79202.1821085578">
            <text:p>79202.1821085578</text:p>
          </table:table-cell>
          <table:table-cell table:formula="of:=ROUND([.D1247])" office:value-type="float" office:value="79202">
            <text:p>79202</text:p>
          </table:table-cell>
          <table:table-cell table:formula="of:=([.$C$8]-([.E1247]*[.$C$4]))" office:value-type="float" office:value="37.1334125">
            <text:p>37.1334125</text:p>
          </table:table-cell>
          <table:table-cell table:formula="of:=SQRT(ABS([.$D$2]^2-[.F1247]^2))" office:value-type="float" office:value="92.8499309429191">
            <text:p>92.8499309429191</text:p>
          </table:table-cell>
          <table:table-cell table:formula="of:=ABS([.B1247]-[.G1247])" office:value-type="float" office:value="0.0000690570829959824">
            <text:p>0.0000690570829959824</text:p>
          </table:table-cell>
          <table:table-cell/>
        </table:table-row>
        <table:table-row table:style-name="ro2">
          <table:table-cell table:formula="of:=[.A1247]+[.A$4]" office:value-type="float" office:value="371.700000000008">
            <text:p>371.700000000008</text:p>
          </table:table-cell>
          <table:table-cell table:formula="of:=[.A1248]/([.$D$4]*2)" office:value-type="float" office:value="92.9250000000021">
            <text:p>92.9250000000021</text:p>
          </table:table-cell>
          <table:table-cell table:formula="of:=SQRT(ABS([.$D$2]^2-[.B1248]^2))" office:value-type="float" office:value="36.9451536063881">
            <text:p>36.9451536063881</text:p>
          </table:table-cell>
          <table:table-cell table:formula="of:=([.$C$10]-[.C1248])*[.$B$4]" office:value-type="float" office:value="79439.1411258053">
            <text:p>79439.1411258053</text:p>
          </table:table-cell>
          <table:table-cell table:formula="of:=ROUND([.D1248])" office:value-type="float" office:value="79439">
            <text:p>79439</text:p>
          </table:table-cell>
          <table:table-cell table:formula="of:=([.$C$8]-([.E1248]*[.$C$4]))" office:value-type="float" office:value="36.94529375">
            <text:p>36.94529375</text:p>
          </table:table-cell>
          <table:table-cell table:formula="of:=SQRT(ABS([.$D$2]^2-[.F1248]^2))" office:value-type="float" office:value="92.9249442815341">
            <text:p>92.9249442815341</text:p>
          </table:table-cell>
          <table:table-cell table:formula="of:=ABS([.B1248]-[.G1248])" office:value-type="float" office:value="0.0000557184680189948">
            <text:p>0.0000557184680189948</text:p>
          </table:table-cell>
          <table:table-cell/>
        </table:table-row>
        <table:table-row table:style-name="ro2">
          <table:table-cell table:formula="of:=[.A1248]+[.A$4]" office:value-type="float" office:value="372.000000000008">
            <text:p>372.000000000008</text:p>
          </table:table-cell>
          <table:table-cell table:formula="of:=[.A1249]/([.$D$4]*2)" office:value-type="float" office:value="93.0000000000021">
            <text:p>93.0000000000021</text:p>
          </table:table-cell>
          <table:table-cell table:formula="of:=SQRT(ABS([.$D$2]^2-[.B1249]^2))" office:value-type="float" office:value="36.7559518989729">
            <text:p>36.7559518989729</text:p>
          </table:table-cell>
          <table:table-cell table:formula="of:=([.$C$10]-[.C1249])*[.$B$4]" office:value-type="float" office:value="79677.505481604">
            <text:p>79677.505481604</text:p>
          </table:table-cell>
          <table:table-cell table:formula="of:=ROUND([.D1249])" office:value-type="float" office:value="79678">
            <text:p>79678</text:p>
          </table:table-cell>
          <table:table-cell table:formula="of:=([.$C$8]-([.E1249]*[.$C$4]))" office:value-type="float" office:value="36.7555875">
            <text:p>36.7555875</text:p>
          </table:table-cell>
          <table:table-cell table:formula="of:=SQRT(ABS([.$D$2]^2-[.F1249]^2))" office:value-type="float" office:value="93.0001440188661">
            <text:p>93.0001440188661</text:p>
          </table:table-cell>
          <table:table-cell table:formula="of:=ABS([.B1249]-[.G1249])" office:value-type="float" office:value="0.000144018864048689">
            <text:p>0.000144018864048689</text:p>
          </table:table-cell>
          <table:table-cell/>
        </table:table-row>
        <table:table-row table:style-name="ro2">
          <table:table-cell table:formula="of:=[.A1249]+[.A$4]" office:value-type="float" office:value="372.300000000008">
            <text:p>372.300000000008</text:p>
          </table:table-cell>
          <table:table-cell table:formula="of:=[.A1250]/([.$D$4]*2)" office:value-type="float" office:value="93.0750000000021">
            <text:p>93.0750000000021</text:p>
          </table:table-cell>
          <table:table-cell table:formula="of:=SQRT(ABS([.$D$2]^2-[.B1250]^2))" office:value-type="float" office:value="36.5656173884649">
            <text:p>36.5656173884649</text:p>
          </table:table-cell>
          <table:table-cell table:formula="of:=([.$C$10]-[.C1250])*[.$B$4]" office:value-type="float" office:value="79917.2969909053">
            <text:p>79917.2969909053</text:p>
          </table:table-cell>
          <table:table-cell table:formula="of:=ROUND([.D1250])" office:value-type="float" office:value="79917">
            <text:p>79917</text:p>
          </table:table-cell>
          <table:table-cell table:formula="of:=([.$C$8]-([.E1250]*[.$C$4]))" office:value-type="float" office:value="36.56588125">
            <text:p>36.56588125</text:p>
          </table:table-cell>
          <table:table-cell table:formula="of:=SQRT(ABS([.$D$2]^2-[.F1250]^2))" office:value-type="float" office:value="93.0748963384376">
            <text:p>93.0748963384376</text:p>
          </table:table-cell>
          <table:table-cell table:formula="of:=ABS([.B1250]-[.G1250])" office:value-type="float" office:value="0.00010366156452335">
            <text:p>0.00010366156452335</text:p>
          </table:table-cell>
          <table:table-cell/>
        </table:table-row>
        <table:table-row table:style-name="ro2">
          <table:table-cell table:formula="of:=[.A1250]+[.A$4]" office:value-type="float" office:value="372.600000000008">
            <text:p>372.600000000008</text:p>
          </table:table-cell>
          <table:table-cell table:formula="of:=[.A1251]/([.$D$4]*2)" office:value-type="float" office:value="93.1500000000021">
            <text:p>93.1500000000021</text:p>
          </table:table-cell>
          <table:table-cell table:formula="of:=SQRT(ABS([.$D$2]^2-[.B1251]^2))" office:value-type="float" office:value="36.3741322920508">
            <text:p>36.3741322920508</text:p>
          </table:table-cell>
          <table:table-cell table:formula="of:=([.$C$10]-[.C1251])*[.$B$4]" office:value-type="float" office:value="80158.5380572539">
            <text:p>80158.5380572539</text:p>
          </table:table-cell>
          <table:table-cell table:formula="of:=ROUND([.D1251])" office:value-type="float" office:value="80159">
            <text:p>80159</text:p>
          </table:table-cell>
          <table:table-cell table:formula="of:=([.$C$8]-([.E1251]*[.$C$4]))" office:value-type="float" office:value="36.37379375">
            <text:p>36.37379375</text:p>
          </table:table-cell>
          <table:table-cell table:formula="of:=SQRT(ABS([.$D$2]^2-[.F1251]^2))" office:value-type="float" office:value="93.1501321965378">
            <text:p>93.1501321965378</text:p>
          </table:table-cell>
          <table:table-cell table:formula="of:=ABS([.B1251]-[.G1251])" office:value-type="float" office:value="0.000132196535673756">
            <text:p>0.000132196535673756</text:p>
          </table:table-cell>
          <table:table-cell/>
        </table:table-row>
        <table:table-row table:style-name="ro2">
          <table:table-cell table:formula="of:=[.A1251]+[.A$4]" office:value-type="float" office:value="372.900000000008">
            <text:p>372.900000000008</text:p>
          </table:table-cell>
          <table:table-cell table:formula="of:=[.A1252]/([.$D$4]*2)" office:value-type="float" office:value="93.2250000000021">
            <text:p>93.2250000000021</text:p>
          </table:table-cell>
          <table:table-cell table:formula="of:=SQRT(ABS([.$D$2]^2-[.B1252]^2))" office:value-type="float" office:value="36.1814783418203">
            <text:p>36.1814783418203</text:p>
          </table:table-cell>
          <table:table-cell table:formula="of:=([.$C$10]-[.C1252])*[.$B$4]" office:value-type="float" office:value="80401.2516953396">
            <text:p>80401.2516953396</text:p>
          </table:table-cell>
          <table:table-cell table:formula="of:=ROUND([.D1252])" office:value-type="float" office:value="80401">
            <text:p>80401</text:p>
          </table:table-cell>
          <table:table-cell table:formula="of:=([.$C$8]-([.E1252]*[.$C$4]))" office:value-type="float" office:value="36.18170625">
            <text:p>36.18170625</text:p>
          </table:table-cell>
          <table:table-cell table:formula="of:=SQRT(ABS([.$D$2]^2-[.F1252]^2))" office:value-type="float" office:value="93.2249115464247">
            <text:p>93.2249115464247</text:p>
          </table:table-cell>
          <table:table-cell table:formula="of:=ABS([.B1252]-[.G1252])" office:value-type="float" office:value="0.0000884535773906237">
            <text:p>0.0000884535773906237</text:p>
          </table:table-cell>
          <table:table-cell/>
        </table:table-row>
        <table:table-row table:style-name="ro2">
          <table:table-cell table:formula="of:=[.A1252]+[.A$4]" office:value-type="float" office:value="373.200000000008">
            <text:p>373.200000000008</text:p>
          </table:table-cell>
          <table:table-cell table:formula="of:=[.A1253]/([.$D$4]*2)" office:value-type="float" office:value="93.3000000000021">
            <text:p>93.3000000000021</text:p>
          </table:table-cell>
          <table:table-cell table:formula="of:=SQRT(ABS([.$D$2]^2-[.B1253]^2))" office:value-type="float" office:value="35.9876367659729">
            <text:p>35.9876367659729</text:p>
          </table:table-cell>
          <table:table-cell table:formula="of:=([.$C$10]-[.C1253])*[.$B$4]" office:value-type="float" office:value="80645.4615546748">
            <text:p>80645.4615546748</text:p>
          </table:table-cell>
          <table:table-cell table:formula="of:=ROUND([.D1253])" office:value-type="float" office:value="80645">
            <text:p>80645</text:p>
          </table:table-cell>
          <table:table-cell table:formula="of:=([.$C$8]-([.E1253]*[.$C$4]))" office:value-type="float" office:value="35.98803125">
            <text:p>35.98803125</text:p>
          </table:table-cell>
          <table:table-cell table:formula="of:=SQRT(ABS([.$D$2]^2-[.F1253]^2))" office:value-type="float" office:value="93.299847838831">
            <text:p>93.299847838831</text:p>
          </table:table-cell>
          <table:table-cell table:formula="of:=ABS([.B1253]-[.G1253])" office:value-type="float" office:value="0.000152161171072862">
            <text:p>0.000152161171072862</text:p>
          </table:table-cell>
          <table:table-cell/>
        </table:table-row>
        <table:table-row table:style-name="ro2">
          <table:table-cell table:formula="of:=[.A1253]+[.A$4]" office:value-type="float" office:value="373.500000000008">
            <text:p>373.500000000008</text:p>
          </table:table-cell>
          <table:table-cell table:formula="of:=[.A1254]/([.$D$4]*2)" office:value-type="float" office:value="93.3750000000021">
            <text:p>93.3750000000021</text:p>
          </table:table-cell>
          <table:table-cell table:formula="of:=SQRT(ABS([.$D$2]^2-[.B1254]^2))" office:value-type="float" office:value="35.7925882690761">
            <text:p>35.7925882690761</text:p>
          </table:table-cell>
          <table:table-cell table:formula="of:=([.$C$10]-[.C1254])*[.$B$4]" office:value-type="float" office:value="80891.191944466">
            <text:p>80891.191944466</text:p>
          </table:table-cell>
          <table:table-cell table:formula="of:=ROUND([.D1254])" office:value-type="float" office:value="80891">
            <text:p>80891</text:p>
          </table:table-cell>
          <table:table-cell table:formula="of:=([.$C$8]-([.E1254]*[.$C$4]))" office:value-type="float" office:value="35.79276875">
            <text:p>35.79276875</text:p>
          </table:table-cell>
          <table:table-cell table:formula="of:=SQRT(ABS([.$D$2]^2-[.F1254]^2))" office:value-type="float" office:value="93.3749308176934">
            <text:p>93.3749308176934</text:p>
          </table:table-cell>
          <table:table-cell table:formula="of:=ABS([.B1254]-[.G1254])" office:value-type="float" office:value="0.000069182308735094">
            <text:p>0.000069182308735094</text:p>
          </table:table-cell>
          <table:table-cell/>
        </table:table-row>
        <table:table-row table:style-name="ro2">
          <table:table-cell table:formula="of:=[.A1254]+[.A$4]" office:value-type="float" office:value="373.800000000008">
            <text:p>373.800000000008</text:p>
          </table:table-cell>
          <table:table-cell table:formula="of:=[.A1255]/([.$D$4]*2)" office:value-type="float" office:value="93.4500000000021">
            <text:p>93.4500000000021</text:p>
          </table:table-cell>
          <table:table-cell table:formula="of:=SQRT(ABS([.$D$2]^2-[.B1255]^2))" office:value-type="float" office:value="35.5963130113163">
            <text:p>35.5963130113163</text:p>
          </table:table-cell>
          <table:table-cell table:formula="of:=([.$C$10]-[.C1255])*[.$B$4]" office:value-type="float" office:value="81138.467859754">
            <text:p>81138.467859754</text:p>
          </table:table-cell>
          <table:table-cell table:formula="of:=ROUND([.D1255])" office:value-type="float" office:value="81138">
            <text:p>81138</text:p>
          </table:table-cell>
          <table:table-cell table:formula="of:=([.$C$8]-([.E1255]*[.$C$4]))" office:value-type="float" office:value="35.5967125">
            <text:p>35.5967125</text:p>
          </table:table-cell>
          <table:table-cell table:formula="of:=SQRT(ABS([.$D$2]^2-[.F1255]^2))" office:value-type="float" office:value="93.4498478286206">
            <text:p>93.4498478286206</text:p>
          </table:table-cell>
          <table:table-cell table:formula="of:=ABS([.B1255]-[.G1255])" office:value-type="float" office:value="0.000152171381515132">
            <text:p>0.000152171381515132</text:p>
          </table:table-cell>
          <table:table-cell/>
        </table:table-row>
        <table:table-row table:style-name="ro2">
          <table:table-cell table:formula="of:=[.A1255]+[.A$4]" office:value-type="float" office:value="374.100000000008">
            <text:p>374.100000000008</text:p>
          </table:table-cell>
          <table:table-cell table:formula="of:=[.A1256]/([.$D$4]*2)" office:value-type="float" office:value="93.5250000000021">
            <text:p>93.5250000000021</text:p>
          </table:table-cell>
          <table:table-cell table:formula="of:=SQRT(ABS([.$D$2]^2-[.B1256]^2))" office:value-type="float" office:value="35.3987905866797">
            <text:p>35.3987905866797</text:p>
          </table:table-cell>
          <table:table-cell table:formula="of:=([.$C$10]-[.C1256])*[.$B$4]" office:value-type="float" office:value="81387.3150089025">
            <text:p>81387.3150089025</text:p>
          </table:table-cell>
          <table:table-cell table:formula="of:=ROUND([.D1256])" office:value-type="float" office:value="81387">
            <text:p>81387</text:p>
          </table:table-cell>
          <table:table-cell table:formula="of:=([.$C$8]-([.E1256]*[.$C$4]))" office:value-type="float" office:value="35.39906875">
            <text:p>35.39906875</text:p>
          </table:table-cell>
          <table:table-cell table:formula="of:=SQRT(ABS([.$D$2]^2-[.F1256]^2))" office:value-type="float" office:value="93.5248947159673">
            <text:p>93.5248947159673</text:p>
          </table:table-cell>
          <table:table-cell table:formula="of:=ABS([.B1256]-[.G1256])" office:value-type="float" office:value="0.000105284034788156">
            <text:p>0.000105284034788156</text:p>
          </table:table-cell>
          <table:table-cell/>
        </table:table-row>
        <table:table-row table:style-name="ro2">
          <table:table-cell table:formula="of:=[.A1256]+[.A$4]" office:value-type="float" office:value="374.400000000008">
            <text:p>374.400000000008</text:p>
          </table:table-cell>
          <table:table-cell table:formula="of:=[.A1257]/([.$D$4]*2)" office:value-type="float" office:value="93.6000000000021">
            <text:p>93.6000000000021</text:p>
          </table:table-cell>
          <table:table-cell table:formula="of:=SQRT(ABS([.$D$2]^2-[.B1257]^2))" office:value-type="float" office:value="35.1999999999944">
            <text:p>35.1999999999944</text:p>
          </table:table-cell>
          <table:table-cell table:formula="of:=([.$C$10]-[.C1257])*[.$B$4]" office:value-type="float" office:value="81637.7598425218">
            <text:p>81637.7598425218</text:p>
          </table:table-cell>
          <table:table-cell table:formula="of:=ROUND([.D1257])" office:value-type="float" office:value="81638">
            <text:p>81638</text:p>
          </table:table-cell>
          <table:table-cell table:formula="of:=([.$C$8]-([.E1257]*[.$C$4]))" office:value-type="float" office:value="35.1998375">
            <text:p>35.1998375</text:p>
          </table:table-cell>
          <table:table-cell table:formula="of:=SQRT(ABS([.$D$2]^2-[.F1257]^2))" office:value-type="float" office:value="93.6000611109501">
            <text:p>93.6000611109501</text:p>
          </table:table-cell>
          <table:table-cell table:formula="of:=ABS([.B1257]-[.G1257])" office:value-type="float" office:value="0.0000611109479820016">
            <text:p>0.0000611109479820016</text:p>
          </table:table-cell>
          <table:table-cell/>
        </table:table-row>
        <table:table-row table:style-name="ro2">
          <table:table-cell table:formula="of:=[.A1257]+[.A$4]" office:value-type="float" office:value="374.700000000008">
            <text:p>374.700000000008</text:p>
          </table:table-cell>
          <table:table-cell table:formula="of:=[.A1258]/([.$D$4]*2)" office:value-type="float" office:value="93.6750000000021">
            <text:p>93.6750000000021</text:p>
          </table:table-cell>
          <table:table-cell table:formula="of:=SQRT(ABS([.$D$2]^2-[.B1258]^2))" office:value-type="float" office:value="34.9999196427592">
            <text:p>34.9999196427592</text:p>
          </table:table-cell>
          <table:table-cell table:formula="of:=([.$C$10]-[.C1258])*[.$B$4]" office:value-type="float" office:value="81889.8295839204">
            <text:p>81889.8295839204</text:p>
          </table:table-cell>
          <table:table-cell table:formula="of:=ROUND([.D1258])" office:value-type="float" office:value="81890">
            <text:p>81890</text:p>
          </table:table-cell>
          <table:table-cell table:formula="of:=([.$C$8]-([.E1258]*[.$C$4]))" office:value-type="float" office:value="34.9998125">
            <text:p>34.9998125</text:p>
          </table:table-cell>
          <table:table-cell table:formula="of:=SQRT(ABS([.$D$2]^2-[.F1258]^2))" office:value-type="float" office:value="93.6750400318294">
            <text:p>93.6750400318294</text:p>
          </table:table-cell>
          <table:table-cell table:formula="of:=ABS([.B1258]-[.G1258])" office:value-type="float" office:value="0.000040031827296616">
            <text:p>0.000040031827296616</text:p>
          </table:table-cell>
          <table:table-cell/>
        </table:table-row>
        <table:table-row table:style-name="ro2">
          <table:table-cell table:formula="of:=[.A1258]+[.A$4]" office:value-type="float" office:value="375.000000000008">
            <text:p>375.000000000008</text:p>
          </table:table-cell>
          <table:table-cell table:formula="of:=[.A1259]/([.$D$4]*2)" office:value-type="float" office:value="93.7500000000021">
            <text:p>93.7500000000021</text:p>
          </table:table-cell>
          <table:table-cell table:formula="of:=SQRT(ABS([.$D$2]^2-[.B1259]^2))" office:value-type="float" office:value="34.7985272676819">
            <text:p>34.7985272676819</text:p>
          </table:table-cell>
          <table:table-cell table:formula="of:=([.$C$10]-[.C1259])*[.$B$4]" office:value-type="float" office:value="82143.5522611831">
            <text:p>82143.5522611831</text:p>
          </table:table-cell>
          <table:table-cell table:formula="of:=ROUND([.D1259])" office:value-type="float" office:value="82144">
            <text:p>82144</text:p>
          </table:table-cell>
          <table:table-cell table:formula="of:=([.$C$8]-([.E1259]*[.$C$4]))" office:value-type="float" office:value="34.7982">
            <text:p>34.7982</text:p>
          </table:table-cell>
          <table:table-cell table:formula="of:=SQRT(ABS([.$D$2]^2-[.F1259]^2))" office:value-type="float" office:value="93.7501214759746">
            <text:p>93.7501214759746</text:p>
          </table:table-cell>
          <table:table-cell table:formula="of:=ABS([.B1259]-[.G1259])" office:value-type="float" office:value="0.000121475972505891">
            <text:p>0.000121475972505891</text:p>
          </table:table-cell>
          <table:table-cell/>
        </table:table-row>
        <table:table-row table:style-name="ro2">
          <table:table-cell table:formula="of:=[.A1259]+[.A$4]" office:value-type="float" office:value="375.300000000008">
            <text:p>375.300000000008</text:p>
          </table:table-cell>
          <table:table-cell table:formula="of:=[.A1260]/([.$D$4]*2)" office:value-type="float" office:value="93.8250000000021">
            <text:p>93.8250000000021</text:p>
          </table:table-cell>
          <table:table-cell table:formula="of:=SQRT(ABS([.$D$2]^2-[.B1260]^2))" office:value-type="float" office:value="34.5957999618393">
            <text:p>34.5957999618393</text:p>
          </table:table-cell>
          <table:table-cell table:formula="of:=([.$C$10]-[.C1260])*[.$B$4]" office:value-type="float" office:value="82398.9567409848">
            <text:p>82398.9567409848</text:p>
          </table:table-cell>
          <table:table-cell table:formula="of:=ROUND([.D1260])" office:value-type="float" office:value="82399">
            <text:p>82399</text:p>
          </table:table-cell>
          <table:table-cell table:formula="of:=([.$C$8]-([.E1260]*[.$C$4]))" office:value-type="float" office:value="34.59579375">
            <text:p>34.59579375</text:p>
          </table:table-cell>
          <table:table-cell table:formula="of:=SQRT(ABS([.$D$2]^2-[.F1260]^2))" office:value-type="float" office:value="93.8250022904741">
            <text:p>93.8250022904741</text:p>
          </table:table-cell>
          <table:table-cell table:formula="of:=ABS([.B1260]-[.G1260])" office:value-type="float" office:value="0.000002290471940114">
            <text:p>0.000002290471940114</text:p>
          </table:table-cell>
          <table:table-cell/>
        </table:table-row>
        <table:table-row table:style-name="ro2">
          <table:table-cell table:formula="of:=[.A1260]+[.A$4]" office:value-type="float" office:value="375.600000000008">
            <text:p>375.600000000008</text:p>
          </table:table-cell>
          <table:table-cell table:formula="of:=[.A1261]/([.$D$4]*2)" office:value-type="float" office:value="93.9000000000021">
            <text:p>93.9000000000021</text:p>
          </table:table-cell>
          <table:table-cell table:formula="of:=SQRT(ABS([.$D$2]^2-[.B1261]^2))" office:value-type="float" office:value="34.3917141183687">
            <text:p>34.3917141183687</text:p>
          </table:table-cell>
          <table:table-cell table:formula="of:=([.$C$10]-[.C1261])*[.$B$4]" office:value-type="float" office:value="82656.0727642549">
            <text:p>82656.0727642549</text:p>
          </table:table-cell>
          <table:table-cell table:formula="of:=ROUND([.D1261])" office:value-type="float" office:value="82656">
            <text:p>82656</text:p>
          </table:table-cell>
          <table:table-cell table:formula="of:=([.$C$8]-([.E1261]*[.$C$4]))" office:value-type="float" office:value="34.3918">
            <text:p>34.3918</text:p>
          </table:table-cell>
          <table:table-cell table:formula="of:=SQRT(ABS([.$D$2]^2-[.F1261]^2))" office:value-type="float" office:value="93.8999685450427">
            <text:p>93.8999685450427</text:p>
          </table:table-cell>
          <table:table-cell table:formula="of:=ABS([.B1261]-[.G1261])" office:value-type="float" office:value="0.0000314549594691016">
            <text:p>0.0000314549594691016</text:p>
          </table:table-cell>
          <table:table-cell/>
        </table:table-row>
        <table:table-row table:style-name="ro2">
          <table:table-cell table:formula="of:=[.A1261]+[.A$4]" office:value-type="float" office:value="375.900000000009">
            <text:p>375.900000000009</text:p>
          </table:table-cell>
          <table:table-cell table:formula="of:=[.A1262]/([.$D$4]*2)" office:value-type="float" office:value="93.9750000000021">
            <text:p>93.9750000000021</text:p>
          </table:table-cell>
          <table:table-cell table:formula="of:=SQRT(ABS([.$D$2]^2-[.B1262]^2))" office:value-type="float" office:value="34.1862454065901">
            <text:p>34.1862454065901</text:p>
          </table:table-cell>
          <table:table-cell table:formula="of:=([.$C$10]-[.C1262])*[.$B$4]" office:value-type="float" office:value="82914.9309838186">
            <text:p>82914.9309838186</text:p>
          </table:table-cell>
          <table:table-cell table:formula="of:=ROUND([.D1262])" office:value-type="float" office:value="82915">
            <text:p>82915</text:p>
          </table:table-cell>
          <table:table-cell table:formula="of:=([.$C$8]-([.E1262]*[.$C$4]))" office:value-type="float" office:value="34.18621875">
            <text:p>34.18621875</text:p>
          </table:table-cell>
          <table:table-cell table:formula="of:=SQRT(ABS([.$D$2]^2-[.F1262]^2))" office:value-type="float" office:value="93.9750096971378">
            <text:p>93.9750096971378</text:p>
          </table:table-cell>
          <table:table-cell table:formula="of:=ABS([.B1262]-[.G1262])" office:value-type="float" office:value="0.00000969713569531905">
            <text:p>0.00000969713569531905</text:p>
          </table:table-cell>
          <table:table-cell/>
        </table:table-row>
        <table:table-row table:style-name="ro2">
          <table:table-cell table:formula="of:=[.A1262]+[.A$4]" office:value-type="float" office:value="376.200000000009">
            <text:p>376.200000000009</text:p>
          </table:table-cell>
          <table:table-cell table:formula="of:=[.A1263]/([.$D$4]*2)" office:value-type="float" office:value="94.0500000000021">
            <text:p>94.0500000000021</text:p>
          </table:table-cell>
          <table:table-cell table:formula="of:=SQRT(ABS([.$D$2]^2-[.B1263]^2))" office:value-type="float" office:value="33.9793687404519">
            <text:p>33.9793687404519</text:p>
          </table:table-cell>
          <table:table-cell table:formula="of:=([.$C$10]-[.C1263])*[.$B$4]" office:value-type="float" office:value="83175.5630041501">
            <text:p>83175.5630041501</text:p>
          </table:table-cell>
          <table:table-cell table:formula="of:=ROUND([.D1263])" office:value-type="float" office:value="83176">
            <text:p>83176</text:p>
          </table:table-cell>
          <table:table-cell table:formula="of:=([.$C$8]-([.E1263]*[.$C$4]))" office:value-type="float" office:value="33.97905">
            <text:p>33.97905</text:p>
          </table:table-cell>
          <table:table-cell table:formula="of:=SQRT(ABS([.$D$2]^2-[.F1263]^2))" office:value-type="float" office:value="94.0501151572793">
            <text:p>94.0501151572793</text:p>
          </table:table-cell>
          <table:table-cell table:formula="of:=ABS([.B1263]-[.G1263])" office:value-type="float" office:value="0.000115157277193134">
            <text:p>0.000115157277193134</text:p>
          </table:table-cell>
          <table:table-cell/>
        </table:table-row>
        <table:table-row table:style-name="ro2">
          <table:table-cell table:formula="of:=[.A1263]+[.A$4]" office:value-type="float" office:value="376.500000000009">
            <text:p>376.500000000009</text:p>
          </table:table-cell>
          <table:table-cell table:formula="of:=[.A1264]/([.$D$4]*2)" office:value-type="float" office:value="94.1250000000021">
            <text:p>94.1250000000021</text:p>
          </table:table-cell>
          <table:table-cell table:formula="of:=SQRT(ABS([.$D$2]^2-[.B1264]^2))" office:value-type="float" office:value="33.7710582451838">
            <text:p>33.7710582451838</text:p>
          </table:table-cell>
          <table:table-cell table:formula="of:=([.$C$10]-[.C1264])*[.$B$4]" office:value-type="float" office:value="83438.0014233855">
            <text:p>83438.0014233855</text:p>
          </table:table-cell>
          <table:table-cell table:formula="of:=ROUND([.D1264])" office:value-type="float" office:value="83438">
            <text:p>83438</text:p>
          </table:table-cell>
          <table:table-cell table:formula="of:=([.$C$8]-([.E1264]*[.$C$4]))" office:value-type="float" office:value="33.7710875">
            <text:p>33.7710875</text:p>
          </table:table-cell>
          <table:table-cell table:formula="of:=SQRT(ABS([.$D$2]^2-[.F1264]^2))" office:value-type="float" office:value="94.1249895036772">
            <text:p>94.1249895036772</text:p>
          </table:table-cell>
          <table:table-cell table:formula="of:=ABS([.B1264]-[.G1264])" office:value-type="float" office:value="0.0000104963249327739">
            <text:p>0.0000104963249327739</text:p>
          </table:table-cell>
          <table:table-cell/>
        </table:table-row>
        <table:table-row table:style-name="ro2">
          <table:table-cell table:formula="of:=[.A1264]+[.A$4]" office:value-type="float" office:value="376.800000000009">
            <text:p>376.800000000009</text:p>
          </table:table-cell>
          <table:table-cell table:formula="of:=[.A1265]/([.$D$4]*2)" office:value-type="float" office:value="94.2000000000021">
            <text:p>94.2000000000021</text:p>
          </table:table-cell>
          <table:table-cell table:formula="of:=SQRT(ABS([.$D$2]^2-[.B1265]^2))" office:value-type="float" office:value="33.5612872220301">
            <text:p>33.5612872220301</text:p>
          </table:table-cell>
          <table:table-cell table:formula="of:=([.$C$10]-[.C1265])*[.$B$4]" office:value-type="float" office:value="83702.2798777524">
            <text:p>83702.2798777524</text:p>
          </table:table-cell>
          <table:table-cell table:formula="of:=ROUND([.D1265])" office:value-type="float" office:value="83702">
            <text:p>83702</text:p>
          </table:table-cell>
          <table:table-cell table:formula="of:=([.$C$8]-([.E1265]*[.$C$4]))" office:value-type="float" office:value="33.5615375">
            <text:p>33.5615375</text:p>
          </table:table-cell>
          <table:table-cell table:formula="of:=SQRT(ABS([.$D$2]^2-[.F1265]^2))" office:value-type="float" office:value="94.1999108313596">
            <text:p>94.1999108313596</text:p>
          </table:table-cell>
          <table:table-cell table:formula="of:=ABS([.B1265]-[.G1265])" office:value-type="float" office:value="0.0000891686425745775">
            <text:p>0.0000891686425745775</text:p>
          </table:table-cell>
          <table:table-cell/>
        </table:table-row>
        <table:table-row table:style-name="ro2">
          <table:table-cell table:formula="of:=[.A1265]+[.A$4]" office:value-type="float" office:value="377.100000000009">
            <text:p>377.100000000009</text:p>
          </table:table-cell>
          <table:table-cell table:formula="of:=[.A1266]/([.$D$4]*2)" office:value-type="float" office:value="94.2750000000021">
            <text:p>94.2750000000021</text:p>
          </table:table-cell>
          <table:table-cell table:formula="of:=SQRT(ABS([.$D$2]^2-[.B1266]^2))" office:value-type="float" office:value="33.3500281109267">
            <text:p>33.3500281109267</text:p>
          </table:table-cell>
          <table:table-cell table:formula="of:=([.$C$10]-[.C1266])*[.$B$4]" office:value-type="float" office:value="83968.4330885914">
            <text:p>83968.4330885914</text:p>
          </table:table-cell>
          <table:table-cell table:formula="of:=ROUND([.D1266])" office:value-type="float" office:value="83968">
            <text:p>83968</text:p>
          </table:table-cell>
          <table:table-cell table:formula="of:=([.$C$8]-([.E1266]*[.$C$4]))" office:value-type="float" office:value="33.3504">
            <text:p>33.3504</text:p>
          </table:table-cell>
          <table:table-cell table:formula="of:=SQRT(ABS([.$D$2]^2-[.F1266]^2))" office:value-type="float" office:value="94.2748684424433">
            <text:p>94.2748684424433</text:p>
          </table:table-cell>
          <table:table-cell table:formula="of:=ABS([.B1266]-[.G1266])" office:value-type="float" office:value="0.000131557558802342">
            <text:p>0.000131557558802342</text:p>
          </table:table-cell>
          <table:table-cell/>
        </table:table-row>
        <table:table-row table:style-name="ro2">
          <table:table-cell table:formula="of:=[.A1266]+[.A$4]" office:value-type="float" office:value="377.400000000009">
            <text:p>377.400000000009</text:p>
          </table:table-cell>
          <table:table-cell table:formula="of:=[.A1267]/([.$D$4]*2)" office:value-type="float" office:value="94.3500000000021">
            <text:p>94.3500000000021</text:p>
          </table:table-cell>
          <table:table-cell table:formula="of:=SQRT(ABS([.$D$2]^2-[.B1267]^2))" office:value-type="float" office:value="33.1372524509742">
            <text:p>33.1372524509742</text:p>
          </table:table-cell>
          <table:table-cell table:formula="of:=([.$C$10]-[.C1267])*[.$B$4]" office:value-type="float" office:value="84236.4969121535">
            <text:p>84236.4969121535</text:p>
          </table:table-cell>
          <table:table-cell table:formula="of:=ROUND([.D1267])" office:value-type="float" office:value="84236">
            <text:p>84236</text:p>
          </table:table-cell>
          <table:table-cell table:formula="of:=([.$C$8]-([.E1267]*[.$C$4]))" office:value-type="float" office:value="33.137675">
            <text:p>33.137675</text:p>
          </table:table-cell>
          <table:table-cell table:formula="of:=SQRT(ABS([.$D$2]^2-[.F1267]^2))" office:value-type="float" office:value="94.3498515928583">
            <text:p>94.3498515928583</text:p>
          </table:table-cell>
          <table:table-cell table:formula="of:=ABS([.B1267]-[.G1267])" office:value-type="float" office:value="0.000148407143896634">
            <text:p>0.000148407143896634</text:p>
          </table:table-cell>
          <table:table-cell/>
        </table:table-row>
        <table:table-row table:style-name="ro2">
          <table:table-cell table:formula="of:=[.A1267]+[.A$4]" office:value-type="float" office:value="377.700000000009">
            <text:p>377.700000000009</text:p>
          </table:table-cell>
          <table:table-cell table:formula="of:=[.A1268]/([.$D$4]*2)" office:value-type="float" office:value="94.4250000000021">
            <text:p>94.4250000000021</text:p>
          </table:table-cell>
          <table:table-cell table:formula="of:=SQRT(ABS([.$D$2]^2-[.B1268]^2))" office:value-type="float" office:value="32.9229308385447">
            <text:p>32.9229308385447</text:p>
          </table:table-cell>
          <table:table-cell table:formula="of:=([.$C$10]-[.C1268])*[.$B$4]" office:value-type="float" office:value="84506.5083923797">
            <text:p>84506.5083923797</text:p>
          </table:table-cell>
          <table:table-cell table:formula="of:=ROUND([.D1268])" office:value-type="float" office:value="84507">
            <text:p>84507</text:p>
          </table:table-cell>
          <table:table-cell table:formula="of:=([.$C$8]-([.E1268]*[.$C$4]))" office:value-type="float" office:value="32.92256875">
            <text:p>32.92256875</text:p>
          </table:table-cell>
          <table:table-cell table:formula="of:=SQRT(ABS([.$D$2]^2-[.F1268]^2))" office:value-type="float" office:value="94.4251262477394">
            <text:p>94.4251262477394</text:p>
          </table:table-cell>
          <table:table-cell table:formula="of:=ABS([.B1268]-[.G1268])" office:value-type="float" office:value="0.000126247737256335">
            <text:p>0.000126247737256335</text:p>
          </table:table-cell>
          <table:table-cell/>
        </table:table-row>
        <table:table-row table:style-name="ro2">
          <table:table-cell table:formula="of:=[.A1268]+[.A$4]" office:value-type="float" office:value="378.000000000009">
            <text:p>378.000000000009</text:p>
          </table:table-cell>
          <table:table-cell table:formula="of:=[.A1269]/([.$D$4]*2)" office:value-type="float" office:value="94.5000000000021">
            <text:p>94.5000000000021</text:p>
          </table:table-cell>
          <table:table-cell table:formula="of:=SQRT(ABS([.$D$2]^2-[.B1269]^2))" office:value-type="float" office:value="32.7070328828464">
            <text:p>32.7070328828464</text:p>
          </table:table-cell>
          <table:table-cell table:formula="of:=([.$C$10]-[.C1269])*[.$B$4]" office:value-type="float" office:value="84778.5058168815">
            <text:p>84778.5058168815</text:p>
          </table:table-cell>
          <table:table-cell table:formula="of:=ROUND([.D1269])" office:value-type="float" office:value="84779">
            <text:p>84779</text:p>
          </table:table-cell>
          <table:table-cell table:formula="of:=([.$C$8]-([.E1269]*[.$C$4]))" office:value-type="float" office:value="32.70666875">
            <text:p>32.70666875</text:p>
          </table:table-cell>
          <table:table-cell table:formula="of:=SQRT(ABS([.$D$2]^2-[.F1269]^2))" office:value-type="float" office:value="94.5001260278407">
            <text:p>94.5001260278407</text:p>
          </table:table-cell>
          <table:table-cell table:formula="of:=ABS([.B1269]-[.G1269])" office:value-type="float" office:value="0.000126027838533105">
            <text:p>0.000126027838533105</text:p>
          </table:table-cell>
          <table:table-cell/>
        </table:table-row>
        <table:table-row table:style-name="ro2">
          <table:table-cell table:formula="of:=[.A1269]+[.A$4]" office:value-type="float" office:value="378.300000000009">
            <text:p>378.300000000009</text:p>
          </table:table-cell>
          <table:table-cell table:formula="of:=[.A1270]/([.$D$4]*2)" office:value-type="float" office:value="94.5750000000021">
            <text:p>94.5750000000021</text:p>
          </table:table-cell>
          <table:table-cell table:formula="of:=SQRT(ABS([.$D$2]^2-[.B1270]^2))" office:value-type="float" office:value="32.4895271587568">
            <text:p>32.4895271587568</text:p>
          </table:table-cell>
          <table:table-cell table:formula="of:=([.$C$10]-[.C1270])*[.$B$4]" office:value-type="float" office:value="85052.5287763644">
            <text:p>85052.5287763644</text:p>
          </table:table-cell>
          <table:table-cell table:formula="of:=ROUND([.D1270])" office:value-type="float" office:value="85053">
            <text:p>85053</text:p>
          </table:table-cell>
          <table:table-cell table:formula="of:=([.$C$8]-([.E1270]*[.$C$4]))" office:value-type="float" office:value="32.48918125">
            <text:p>32.48918125</text:p>
          </table:table-cell>
          <table:table-cell table:formula="of:=SQRT(ABS([.$D$2]^2-[.F1270]^2))" office:value-type="float" office:value="94.575118829979">
            <text:p>94.575118829979</text:p>
          </table:table-cell>
          <table:table-cell table:formula="of:=ABS([.B1270]-[.G1270])" office:value-type="float" office:value="0.00011882997685575">
            <text:p>0.00011882997685575</text:p>
          </table:table-cell>
          <table:table-cell/>
        </table:table-row>
        <table:table-row table:style-name="ro2">
          <table:table-cell table:formula="of:=[.A1270]+[.A$4]" office:value-type="float" office:value="378.600000000009">
            <text:p>378.600000000009</text:p>
          </table:table-cell>
          <table:table-cell table:formula="of:=[.A1271]/([.$D$4]*2)" office:value-type="float" office:value="94.6500000000022">
            <text:p>94.6500000000022</text:p>
          </table:table-cell>
          <table:table-cell table:formula="of:=SQRT(ABS([.$D$2]^2-[.B1271]^2))" office:value-type="float" office:value="32.2703811567139">
            <text:p>32.2703811567139</text:p>
          </table:table-cell>
          <table:table-cell table:formula="of:=([.$C$10]-[.C1271])*[.$B$4]" office:value-type="float" office:value="85328.6182277571">
            <text:p>85328.6182277571</text:p>
          </table:table-cell>
          <table:table-cell table:formula="of:=ROUND([.D1271])" office:value-type="float" office:value="85329">
            <text:p>85329</text:p>
          </table:table-cell>
          <table:table-cell table:formula="of:=([.$C$8]-([.E1271]*[.$C$4]))" office:value-type="float" office:value="32.27010625">
            <text:p>32.27010625</text:p>
          </table:table-cell>
          <table:table-cell table:formula="of:=SQRT(ABS([.$D$2]^2-[.F1271]^2))" office:value-type="float" office:value="94.6500937274428">
            <text:p>94.6500937274428</text:p>
          </table:table-cell>
          <table:table-cell table:formula="of:=ABS([.B1271]-[.G1271])" office:value-type="float" office:value="0.0000937274406709321">
            <text:p>0.0000937274406709321</text:p>
          </table:table-cell>
          <table:table-cell/>
        </table:table-row>
        <table:table-row table:style-name="ro2">
          <table:table-cell table:formula="of:=[.A1271]+[.A$4]" office:value-type="float" office:value="378.900000000009">
            <text:p>378.900000000009</text:p>
          </table:table-cell>
          <table:table-cell table:formula="of:=[.A1272]/([.$D$4]*2)" office:value-type="float" office:value="94.7250000000022">
            <text:p>94.7250000000022</text:p>
          </table:table-cell>
          <table:table-cell table:formula="of:=SQRT(ABS([.$D$2]^2-[.B1272]^2))" office:value-type="float" office:value="32.0495612294395">
            <text:p>32.0495612294395</text:p>
          </table:table-cell>
          <table:table-cell table:formula="of:=([.$C$10]-[.C1272])*[.$B$4]" office:value-type="float" office:value="85606.8165613311">
            <text:p>85606.8165613311</text:p>
          </table:table-cell>
          <table:table-cell table:formula="of:=ROUND([.D1272])" office:value-type="float" office:value="85607">
            <text:p>85607</text:p>
          </table:table-cell>
          <table:table-cell table:formula="of:=([.$C$8]-([.E1272]*[.$C$4]))" office:value-type="float" office:value="32.04944375">
            <text:p>32.04944375</text:p>
          </table:table-cell>
          <table:table-cell table:formula="of:=SQRT(ABS([.$D$2]^2-[.F1272]^2))" office:value-type="float" office:value="94.7250397482925">
            <text:p>94.7250397482925</text:p>
          </table:table-cell>
          <table:table-cell table:formula="of:=ABS([.B1272]-[.G1272])" office:value-type="float" office:value="0.0000397482903053969">
            <text:p>0.0000397482903053969</text:p>
          </table:table-cell>
          <table:table-cell/>
        </table:table-row>
        <table:table-row table:style-name="ro2">
          <table:table-cell table:formula="of:=[.A1272]+[.A$4]" office:value-type="float" office:value="379.200000000009">
            <text:p>379.200000000009</text:p>
          </table:table-cell>
          <table:table-cell table:formula="of:=[.A1273]/([.$D$4]*2)" office:value-type="float" office:value="94.8000000000022">
            <text:p>94.8000000000022</text:p>
          </table:table-cell>
          <table:table-cell table:formula="of:=SQRT(ABS([.$D$2]^2-[.B1273]^2))" office:value-type="float" office:value="31.8270325352458">
            <text:p>31.8270325352458</text:p>
          </table:table-cell>
          <table:table-cell table:formula="of:=([.$C$10]-[.C1273])*[.$B$4]" office:value-type="float" office:value="85887.1676721264">
            <text:p>85887.1676721264</text:p>
          </table:table-cell>
          <table:table-cell table:formula="of:=ROUND([.D1273])" office:value-type="float" office:value="85887">
            <text:p>85887</text:p>
          </table:table-cell>
          <table:table-cell table:formula="of:=([.$C$8]-([.E1273]*[.$C$4]))" office:value-type="float" office:value="31.82719375">
            <text:p>31.82719375</text:p>
          </table:table-cell>
          <table:table-cell table:formula="of:=SQRT(ABS([.$D$2]^2-[.F1273]^2))" office:value-type="float" office:value="94.7999458755118">
            <text:p>94.7999458755118</text:p>
          </table:table-cell>
          <table:table-cell table:formula="of:=ABS([.B1273]-[.G1273])" office:value-type="float" office:value="0.0000541244903899951">
            <text:p>0.0000541244903899951</text:p>
          </table:table-cell>
          <table:table-cell/>
        </table:table-row>
        <table:table-row table:style-name="ro2">
          <table:table-cell table:formula="of:=[.A1273]+[.A$4]" office:value-type="float" office:value="379.500000000009">
            <text:p>379.500000000009</text:p>
          </table:table-cell>
          <table:table-cell table:formula="of:=[.A1274]/([.$D$4]*2)" office:value-type="float" office:value="94.8750000000022">
            <text:p>94.8750000000022</text:p>
          </table:table-cell>
          <table:table-cell table:formula="of:=SQRT(ABS([.$D$2]^2-[.B1274]^2))" office:value-type="float" office:value="31.6027589776524">
            <text:p>31.6027589776524</text:p>
          </table:table-cell>
          <table:table-cell table:formula="of:=([.$C$10]-[.C1274])*[.$B$4]" office:value-type="float" office:value="86169.7170360235">
            <text:p>86169.7170360235</text:p>
          </table:table-cell>
          <table:table-cell table:formula="of:=ROUND([.D1274])" office:value-type="float" office:value="86170">
            <text:p>86170</text:p>
          </table:table-cell>
          <table:table-cell table:formula="of:=([.$C$8]-([.E1274]*[.$C$4]))" office:value-type="float" office:value="31.6025625">
            <text:p>31.6025625</text:p>
          </table:table-cell>
          <table:table-cell table:formula="of:=SQRT(ABS([.$D$2]^2-[.F1274]^2))" office:value-type="float" office:value="94.8750654462678">
            <text:p>94.8750654462678</text:p>
          </table:table-cell>
          <table:table-cell table:formula="of:=ABS([.B1274]-[.G1274])" office:value-type="float" office:value="0.0000654462656086707">
            <text:p>0.0000654462656086707</text:p>
          </table:table-cell>
          <table:table-cell/>
        </table:table-row>
        <table:table-row table:style-name="ro2">
          <table:table-cell table:formula="of:=[.A1274]+[.A$4]" office:value-type="float" office:value="379.800000000009">
            <text:p>379.800000000009</text:p>
          </table:table-cell>
          <table:table-cell table:formula="of:=[.A1275]/([.$D$4]*2)" office:value-type="float" office:value="94.9500000000022">
            <text:p>94.9500000000022</text:p>
          </table:table-cell>
          <table:table-cell table:formula="of:=SQRT(ABS([.$D$2]^2-[.B1275]^2))" office:value-type="float" office:value="31.3767031410183">
            <text:p>31.3767031410183</text:p>
          </table:table-cell>
          <table:table-cell table:formula="of:=([.$C$10]-[.C1275])*[.$B$4]" office:value-type="float" office:value="86454.5117908381">
            <text:p>86454.5117908381</text:p>
          </table:table-cell>
          <table:table-cell table:formula="of:=ROUND([.D1275])" office:value-type="float" office:value="86455">
            <text:p>86455</text:p>
          </table:table-cell>
          <table:table-cell table:formula="of:=([.$C$8]-([.E1275]*[.$C$4]))" office:value-type="float" office:value="31.37634375">
            <text:p>31.37634375</text:p>
          </table:table-cell>
          <table:table-cell table:formula="of:=SQRT(ABS([.$D$2]^2-[.F1275]^2))" office:value-type="float" office:value="94.9501187618101">
            <text:p>94.9501187618101</text:p>
          </table:table-cell>
          <table:table-cell table:formula="of:=ABS([.B1275]-[.G1275])" office:value-type="float" office:value="0.000118761807897272">
            <text:p>0.000118761807897272</text:p>
          </table:table-cell>
          <table:table-cell/>
        </table:table-row>
        <table:table-row table:style-name="ro2">
          <table:table-cell table:formula="of:=[.A1275]+[.A$4]" office:value-type="float" office:value="380.100000000009">
            <text:p>380.100000000009</text:p>
          </table:table-cell>
          <table:table-cell table:formula="of:=[.A1276]/([.$D$4]*2)" office:value-type="float" office:value="95.0250000000022">
            <text:p>95.0250000000022</text:p>
          </table:table-cell>
          <table:table-cell table:formula="of:=SQRT(ABS([.$D$2]^2-[.B1276]^2))" office:value-type="float" office:value="31.1488262218593">
            <text:p>31.1488262218593</text:p>
          </table:table-cell>
          <table:table-cell table:formula="of:=([.$C$10]-[.C1276])*[.$B$4]" office:value-type="float" office:value="86741.6008228495">
            <text:p>86741.6008228495</text:p>
          </table:table-cell>
          <table:table-cell table:formula="of:=ROUND([.D1276])" office:value-type="float" office:value="86742">
            <text:p>86742</text:p>
          </table:table-cell>
          <table:table-cell table:formula="of:=([.$C$8]-([.E1276]*[.$C$4]))" office:value-type="float" office:value="31.1485375">
            <text:p>31.1485375</text:p>
          </table:table-cell>
          <table:table-cell table:formula="of:=SQRT(ABS([.$D$2]^2-[.F1276]^2))" office:value-type="float" office:value="95.0250946414214">
            <text:p>95.0250946414214</text:p>
          </table:table-cell>
          <table:table-cell table:formula="of:=ABS([.B1276]-[.G1276])" office:value-type="float" office:value="0.0000946414192242173">
            <text:p>0.0000946414192242173</text:p>
          </table:table-cell>
          <table:table-cell/>
        </table:table-row>
        <table:table-row table:style-name="ro2">
          <table:table-cell table:formula="of:=[.A1276]+[.A$4]" office:value-type="float" office:value="380.400000000009">
            <text:p>380.400000000009</text:p>
          </table:table-cell>
          <table:table-cell table:formula="of:=[.A1277]/([.$D$4]*2)" office:value-type="float" office:value="95.1000000000022">
            <text:p>95.1000000000022</text:p>
          </table:table-cell>
          <table:table-cell table:formula="of:=SQRT(ABS([.$D$2]^2-[.B1277]^2))" office:value-type="float" office:value="30.9190879554942">
            <text:p>30.9190879554942</text:p>
          </table:table-cell>
          <table:table-cell table:formula="of:=([.$C$10]-[.C1277])*[.$B$4]" office:value-type="float" office:value="87031.0348592149">
            <text:p>87031.0348592149</text:p>
          </table:table-cell>
          <table:table-cell table:formula="of:=ROUND([.D1277])" office:value-type="float" office:value="87031">
            <text:p>87031</text:p>
          </table:table-cell>
          <table:table-cell table:formula="of:=([.$C$8]-([.E1277]*[.$C$4]))" office:value-type="float" office:value="30.91914375">
            <text:p>30.91914375</text:p>
          </table:table-cell>
          <table:table-cell table:formula="of:=SQRT(ABS([.$D$2]^2-[.F1277]^2))" office:value-type="float" office:value="95.0999818599711">
            <text:p>95.0999818599711</text:p>
          </table:table-cell>
          <table:table-cell table:formula="of:=ABS([.B1277]-[.G1277])" office:value-type="float" office:value="0.0000181400310452773">
            <text:p>0.0000181400310452773</text:p>
          </table:table-cell>
          <table:table-cell/>
        </table:table-row>
        <table:table-row table:style-name="ro2">
          <table:table-cell table:formula="of:=[.A1277]+[.A$4]" office:value-type="float" office:value="380.700000000009">
            <text:p>380.700000000009</text:p>
          </table:table-cell>
          <table:table-cell table:formula="of:=[.A1278]/([.$D$4]*2)" office:value-type="float" office:value="95.1750000000022">
            <text:p>95.1750000000022</text:p>
          </table:table-cell>
          <table:table-cell table:formula="of:=SQRT(ABS([.$D$2]^2-[.B1278]^2))" office:value-type="float" office:value="30.6874465376249">
            <text:p>30.6874465376249</text:p>
          </table:table-cell>
          <table:table-cell table:formula="of:=([.$C$10]-[.C1278])*[.$B$4]" office:value-type="float" office:value="87322.8665667668">
            <text:p>87322.8665667668</text:p>
          </table:table-cell>
          <table:table-cell table:formula="of:=ROUND([.D1278])" office:value-type="float" office:value="87323">
            <text:p>87323</text:p>
          </table:table-cell>
          <table:table-cell table:formula="of:=([.$C$8]-([.E1278]*[.$C$4]))" office:value-type="float" office:value="30.68736875">
            <text:p>30.68736875</text:p>
          </table:table-cell>
          <table:table-cell table:formula="of:=SQRT(ABS([.$D$2]^2-[.F1278]^2))" office:value-type="float" office:value="95.175025081171">
            <text:p>95.175025081171</text:p>
          </table:table-cell>
          <table:table-cell table:formula="of:=ABS([.B1278]-[.G1278])" office:value-type="float" office:value="0.0000250811688005115">
            <text:p>0.0000250811688005115</text:p>
          </table:table-cell>
          <table:table-cell/>
        </table:table-row>
        <table:table-row table:style-name="ro2">
          <table:table-cell table:formula="of:=[.A1278]+[.A$4]" office:value-type="float" office:value="381.000000000009">
            <text:p>381.000000000009</text:p>
          </table:table-cell>
          <table:table-cell table:formula="of:=[.A1279]/([.$D$4]*2)" office:value-type="float" office:value="95.2500000000022">
            <text:p>95.2500000000022</text:p>
          </table:table-cell>
          <table:table-cell table:formula="of:=SQRT(ABS([.$D$2]^2-[.B1279]^2))" office:value-type="float" office:value="30.4538585404146">
            <text:p>30.4538585404146</text:p>
          </table:table-cell>
          <table:table-cell table:formula="of:=([.$C$10]-[.C1279])*[.$B$4]" office:value-type="float" office:value="87617.1506577404">
            <text:p>87617.1506577404</text:p>
          </table:table-cell>
          <table:table-cell table:formula="of:=ROUND([.D1279])" office:value-type="float" office:value="87617">
            <text:p>87617</text:p>
          </table:table-cell>
          <table:table-cell table:formula="of:=([.$C$8]-([.E1279]*[.$C$4]))" office:value-type="float" office:value="30.45400625">
            <text:p>30.45400625</text:p>
          </table:table-cell>
          <table:table-cell table:formula="of:=SQRT(ABS([.$D$2]^2-[.F1279]^2))" office:value-type="float" office:value="95.2499527733477">
            <text:p>95.2499527733477</text:p>
          </table:table-cell>
          <table:table-cell table:formula="of:=ABS([.B1279]-[.G1279])" office:value-type="float" office:value="0.0000472266545159528">
            <text:p>0.0000472266545159528</text:p>
          </table:table-cell>
          <table:table-cell/>
        </table:table-row>
        <table:table-row table:style-name="ro2">
          <table:table-cell table:formula="of:=[.A1279]+[.A$4]" office:value-type="float" office:value="381.300000000009">
            <text:p>381.300000000009</text:p>
          </table:table-cell>
          <table:table-cell table:formula="of:=[.A1280]/([.$D$4]*2)" office:value-type="float" office:value="95.3250000000022">
            <text:p>95.3250000000022</text:p>
          </table:table-cell>
          <table:table-cell table:formula="of:=SQRT(ABS([.$D$2]^2-[.B1280]^2))" office:value-type="float" office:value="30.2182788225866">
            <text:p>30.2182788225866</text:p>
          </table:table-cell>
          <table:table-cell table:formula="of:=([.$C$10]-[.C1280])*[.$B$4]" office:value-type="float" office:value="87913.9440030355">
            <text:p>87913.9440030355</text:p>
          </table:table-cell>
          <table:table-cell table:formula="of:=ROUND([.D1280])" office:value-type="float" office:value="87914">
            <text:p>87914</text:p>
          </table:table-cell>
          <table:table-cell table:formula="of:=([.$C$8]-([.E1280]*[.$C$4]))" office:value-type="float" office:value="30.2182625">
            <text:p>30.2182625</text:p>
          </table:table-cell>
          <table:table-cell table:formula="of:=SQRT(ABS([.$D$2]^2-[.F1280]^2))" office:value-type="float" office:value="95.325005174304">
            <text:p>95.325005174304</text:p>
          </table:table-cell>
          <table:table-cell table:formula="of:=ABS([.B1280]-[.G1280])" office:value-type="float" office:value="0.00000517430186164347">
            <text:p>0.00000517430186164347</text:p>
          </table:table-cell>
          <table:table-cell/>
        </table:table-row>
        <table:table-row table:style-name="ro2">
          <table:table-cell table:formula="of:=[.A1280]+[.A$4]" office:value-type="float" office:value="381.600000000009">
            <text:p>381.600000000009</text:p>
          </table:table-cell>
          <table:table-cell table:formula="of:=[.A1281]/([.$D$4]*2)" office:value-type="float" office:value="95.4000000000022">
            <text:p>95.4000000000022</text:p>
          </table:table-cell>
          <table:table-cell table:formula="of:=SQRT(ABS([.$D$2]^2-[.B1281]^2))" office:value-type="float" office:value="29.9806604330122">
            <text:p>29.9806604330122</text:p>
          </table:table-cell>
          <table:table-cell table:formula="of:=([.$C$10]-[.C1281])*[.$B$4]" office:value-type="float" office:value="88213.3057536804">
            <text:p>88213.3057536804</text:p>
          </table:table-cell>
          <table:table-cell table:formula="of:=ROUND([.D1281])" office:value-type="float" office:value="88213">
            <text:p>88213</text:p>
          </table:table-cell>
          <table:table-cell table:formula="of:=([.$C$8]-([.E1281]*[.$C$4]))" office:value-type="float" office:value="29.98093125">
            <text:p>29.98093125</text:p>
          </table:table-cell>
          <table:table-cell table:formula="of:=SQRT(ABS([.$D$2]^2-[.F1281]^2))" office:value-type="float" office:value="95.3999148919053">
            <text:p>95.3999148919053</text:p>
          </table:table-cell>
          <table:table-cell table:formula="of:=ABS([.B1281]-[.G1281])" office:value-type="float" office:value="0.000085108096882891">
            <text:p>0.000085108096882891</text:p>
          </table:table-cell>
          <table:table-cell/>
        </table:table-row>
        <table:table-row table:style-name="ro2">
          <table:table-cell table:formula="of:=[.A1281]+[.A$4]" office:value-type="float" office:value="381.900000000009">
            <text:p>381.900000000009</text:p>
          </table:table-cell>
          <table:table-cell table:formula="of:=[.A1282]/([.$D$4]*2)" office:value-type="float" office:value="95.4750000000022">
            <text:p>95.4750000000022</text:p>
          </table:table-cell>
          <table:table-cell table:formula="of:=SQRT(ABS([.$D$2]^2-[.B1282]^2))" office:value-type="float" office:value="29.7409545072041">
            <text:p>29.7409545072041</text:p>
          </table:table-cell>
          <table:table-cell table:formula="of:=([.$C$10]-[.C1282])*[.$B$4]" office:value-type="float" office:value="88515.297471234">
            <text:p>88515.297471234</text:p>
          </table:table-cell>
          <table:table-cell table:formula="of:=ROUND([.D1282])" office:value-type="float" office:value="88515">
            <text:p>88515</text:p>
          </table:table-cell>
          <table:table-cell table:formula="of:=([.$C$8]-([.E1282]*[.$C$4]))" office:value-type="float" office:value="29.74121875">
            <text:p>29.74121875</text:p>
          </table:table-cell>
          <table:table-cell table:formula="of:=SQRT(ABS([.$D$2]^2-[.F1282]^2))" office:value-type="float" office:value="95.4749176866084">
            <text:p>95.4749176866084</text:p>
          </table:table-cell>
          <table:table-cell table:formula="of:=ABS([.B1282]-[.G1282])" office:value-type="float" office:value="0.0000823133937899456">
            <text:p>0.0000823133937899456</text:p>
          </table:table-cell>
          <table:table-cell/>
        </table:table-row>
        <table:table-row table:style-name="ro2">
          <table:table-cell table:formula="of:=[.A1282]+[.A$4]" office:value-type="float" office:value="382.200000000009">
            <text:p>382.200000000009</text:p>
          </table:table-cell>
          <table:table-cell table:formula="of:=[.A1283]/([.$D$4]*2)" office:value-type="float" office:value="95.5500000000022">
            <text:p>95.5500000000022</text:p>
          </table:table-cell>
          <table:table-cell table:formula="of:=SQRT(ABS([.$D$2]^2-[.B1283]^2))" office:value-type="float" office:value="29.4991101560637">
            <text:p>29.4991101560637</text:p>
          </table:table-cell>
          <table:table-cell table:formula="of:=([.$C$10]-[.C1283])*[.$B$4]" office:value-type="float" office:value="88819.9832679462">
            <text:p>88819.9832679462</text:p>
          </table:table-cell>
          <table:table-cell table:formula="of:=ROUND([.D1283])" office:value-type="float" office:value="88820">
            <text:p>88820</text:p>
          </table:table-cell>
          <table:table-cell table:formula="of:=([.$C$8]-([.E1283]*[.$C$4]))" office:value-type="float" office:value="29.499125">
            <text:p>29.499125</text:p>
          </table:table-cell>
          <table:table-cell table:formula="of:=SQRT(ABS([.$D$2]^2-[.F1283]^2))" office:value-type="float" office:value="95.5499954172389">
            <text:p>95.5499954172389</text:p>
          </table:table-cell>
          <table:table-cell table:formula="of:=ABS([.B1283]-[.G1283])" office:value-type="float" office:value="0.00000458276328174634">
            <text:p>0.00000458276328174634</text:p>
          </table:table-cell>
          <table:table-cell/>
        </table:table-row>
        <table:table-row table:style-name="ro2">
          <table:table-cell table:formula="of:=[.A1283]+[.A$4]" office:value-type="float" office:value="382.500000000009">
            <text:p>382.500000000009</text:p>
          </table:table-cell>
          <table:table-cell table:formula="of:=[.A1284]/([.$D$4]*2)" office:value-type="float" office:value="95.6250000000022">
            <text:p>95.6250000000022</text:p>
          </table:table-cell>
          <table:table-cell table:formula="of:=SQRT(ABS([.$D$2]^2-[.B1284]^2))" office:value-type="float" office:value="29.255074346164">
            <text:p>29.255074346164</text:p>
          </table:table-cell>
          <table:table-cell table:formula="of:=([.$C$10]-[.C1284])*[.$B$4]" office:value-type="float" office:value="89127.4299575837">
            <text:p>89127.4299575837</text:p>
          </table:table-cell>
          <table:table-cell table:formula="of:=ROUND([.D1284])" office:value-type="float" office:value="89127">
            <text:p>89127</text:p>
          </table:table-cell>
          <table:table-cell table:formula="of:=([.$C$8]-([.E1284]*[.$C$4]))" office:value-type="float" office:value="29.25544375">
            <text:p>29.25544375</text:p>
          </table:table-cell>
          <table:table-cell table:formula="of:=SQRT(ABS([.$D$2]^2-[.F1284]^2))" office:value-type="float" office:value="95.6248869855049">
            <text:p>95.6248869855049</text:p>
          </table:table-cell>
          <table:table-cell table:formula="of:=ABS([.B1284]-[.G1284])" office:value-type="float" office:value="0.000113014497287622">
            <text:p>0.000113014497287622</text:p>
          </table:table-cell>
          <table:table-cell/>
        </table:table-row>
        <table:table-row table:style-name="ro2">
          <table:table-cell table:formula="of:=[.A1284]+[.A$4]" office:value-type="float" office:value="382.800000000009">
            <text:p>382.800000000009</text:p>
          </table:table-cell>
          <table:table-cell table:formula="of:=[.A1285]/([.$D$4]*2)" office:value-type="float" office:value="95.7000000000022">
            <text:p>95.7000000000022</text:p>
          </table:table-cell>
          <table:table-cell table:formula="of:=SQRT(ABS([.$D$2]^2-[.B1285]^2))" office:value-type="float" office:value="29.0087917707646">
            <text:p>29.0087917707646</text:p>
          </table:table-cell>
          <table:table-cell table:formula="of:=([.$C$10]-[.C1285])*[.$B$4]" office:value-type="float" office:value="89437.7072179294">
            <text:p>89437.7072179294</text:p>
          </table:table-cell>
          <table:table-cell table:formula="of:=ROUND([.D1285])" office:value-type="float" office:value="89438">
            <text:p>89438</text:p>
          </table:table-cell>
          <table:table-cell table:formula="of:=([.$C$8]-([.E1285]*[.$C$4]))" office:value-type="float" office:value="29.0085875">
            <text:p>29.0085875</text:p>
          </table:table-cell>
          <table:table-cell table:formula="of:=SQRT(ABS([.$D$2]^2-[.F1285]^2))" office:value-type="float" office:value="95.7000619187618">
            <text:p>95.7000619187618</text:p>
          </table:table-cell>
          <table:table-cell table:formula="of:=ABS([.B1285]-[.G1285])" office:value-type="float" office:value="0.0000619187596129223">
            <text:p>0.0000619187596129223</text:p>
          </table:table-cell>
          <table:table-cell/>
        </table:table-row>
        <table:table-row table:style-name="ro2">
          <table:table-cell table:formula="of:=[.A1285]+[.A$4]" office:value-type="float" office:value="383.100000000009">
            <text:p>383.100000000009</text:p>
          </table:table-cell>
          <table:table-cell table:formula="of:=[.A1286]/([.$D$4]*2)" office:value-type="float" office:value="95.7750000000022">
            <text:p>95.7750000000022</text:p>
          </table:table-cell>
          <table:table-cell table:formula="of:=SQRT(ABS([.$D$2]^2-[.B1286]^2))" office:value-type="float" office:value="28.7602047106688">
            <text:p>28.7602047106688</text:p>
          </table:table-cell>
          <table:table-cell table:formula="of:=([.$C$10]-[.C1286])*[.$B$4]" office:value-type="float" office:value="89750.8877660815">
            <text:p>89750.8877660815</text:p>
          </table:table-cell>
          <table:table-cell table:formula="of:=ROUND([.D1286])" office:value-type="float" office:value="89751">
            <text:p>89751</text:p>
          </table:table-cell>
          <table:table-cell table:formula="of:=([.$C$8]-([.E1286]*[.$C$4]))" office:value-type="float" office:value="28.76014375">
            <text:p>28.76014375</text:p>
          </table:table-cell>
          <table:table-cell table:formula="of:=SQRT(ABS([.$D$2]^2-[.F1286]^2))" office:value-type="float" office:value="95.7750183058157">
            <text:p>95.7750183058157</text:p>
          </table:table-cell>
          <table:table-cell table:formula="of:=ABS([.B1286]-[.G1286])" office:value-type="float" office:value="0.0000183058135263536">
            <text:p>0.0000183058135263536</text:p>
          </table:table-cell>
          <table:table-cell/>
        </table:table-row>
        <table:table-row table:style-name="ro2">
          <table:table-cell table:formula="of:=[.A1286]+[.A$4]" office:value-type="float" office:value="383.400000000009">
            <text:p>383.400000000009</text:p>
          </table:table-cell>
          <table:table-cell table:formula="of:=[.A1287]/([.$D$4]*2)" office:value-type="float" office:value="95.8500000000022">
            <text:p>95.8500000000022</text:p>
          </table:table-cell>
          <table:table-cell table:formula="of:=SQRT(ABS([.$D$2]^2-[.B1287]^2))" office:value-type="float" office:value="28.5092528839249">
            <text:p>28.5092528839249</text:p>
          </table:table-cell>
          <table:table-cell table:formula="of:=([.$C$10]-[.C1287])*[.$B$4]" office:value-type="float" office:value="90067.0475478062">
            <text:p>90067.0475478062</text:p>
          </table:table-cell>
          <table:table-cell table:formula="of:=ROUND([.D1287])" office:value-type="float" office:value="90067">
            <text:p>90067</text:p>
          </table:table-cell>
          <table:table-cell table:formula="of:=([.$C$8]-([.E1287]*[.$C$4]))" office:value-type="float" office:value="28.50931875">
            <text:p>28.50931875</text:p>
          </table:table-cell>
          <table:table-cell table:formula="of:=SQRT(ABS([.$D$2]^2-[.F1287]^2))" office:value-type="float" office:value="95.8499804090272">
            <text:p>95.8499804090272</text:p>
          </table:table-cell>
          <table:table-cell table:formula="of:=ABS([.B1287]-[.G1287])" office:value-type="float" office:value="0.000019590975000483">
            <text:p>0.000019590975000483</text:p>
          </table:table-cell>
          <table:table-cell/>
        </table:table-row>
        <table:table-row table:style-name="ro2">
          <table:table-cell table:formula="of:=[.A1287]+[.A$4]" office:value-type="float" office:value="383.700000000009">
            <text:p>383.700000000009</text:p>
          </table:table-cell>
          <table:table-cell table:formula="of:=[.A1288]/([.$D$4]*2)" office:value-type="float" office:value="95.9250000000022">
            <text:p>95.9250000000022</text:p>
          </table:table-cell>
          <table:table-cell table:formula="of:=SQRT(ABS([.$D$2]^2-[.B1288]^2))" office:value-type="float" office:value="28.2558732832588">
            <text:p>28.2558732832588</text:p>
          </table:table-cell>
          <table:table-cell table:formula="of:=([.$C$10]-[.C1288])*[.$B$4]" office:value-type="float" office:value="90386.2659423461">
            <text:p>90386.2659423461</text:p>
          </table:table-cell>
          <table:table-cell table:formula="of:=ROUND([.D1288])" office:value-type="float" office:value="90386">
            <text:p>90386</text:p>
          </table:table-cell>
          <table:table-cell table:formula="of:=([.$C$8]-([.E1288]*[.$C$4]))" office:value-type="float" office:value="28.2561125">
            <text:p>28.2561125</text:p>
          </table:table-cell>
          <table:table-cell table:formula="of:=SQRT(ABS([.$D$2]^2-[.F1288]^2))" office:value-type="float" office:value="95.9249295354828">
            <text:p>95.9249295354828</text:p>
          </table:table-cell>
          <table:table-cell table:formula="of:=ABS([.B1288]-[.G1288])" office:value-type="float" office:value="0.0000704645193820852">
            <text:p>0.0000704645193820852</text:p>
          </table:table-cell>
          <table:table-cell/>
        </table:table-row>
        <table:table-row table:style-name="ro2">
          <table:table-cell table:formula="of:=[.A1288]+[.A$4]" office:value-type="float" office:value="384.000000000009">
            <text:p>384.000000000009</text:p>
          </table:table-cell>
          <table:table-cell table:formula="of:=[.A1289]/([.$D$4]*2)" office:value-type="float" office:value="96.0000000000022">
            <text:p>96.0000000000022</text:p>
          </table:table-cell>
          <table:table-cell table:formula="of:=SQRT(ABS([.$D$2]^2-[.B1289]^2))" office:value-type="float" office:value="27.9999999999925">
            <text:p>27.9999999999925</text:p>
          </table:table-cell>
          <table:table-cell table:formula="of:=([.$C$10]-[.C1289])*[.$B$4]" office:value-type="float" office:value="90708.6259842565">
            <text:p>90708.6259842565</text:p>
          </table:table-cell>
          <table:table-cell table:formula="of:=ROUND([.D1289])" office:value-type="float" office:value="90709">
            <text:p>90709</text:p>
          </table:table-cell>
          <table:table-cell table:formula="of:=([.$C$8]-([.E1289]*[.$C$4]))" office:value-type="float" office:value="27.99973125">
            <text:p>27.99973125</text:p>
          </table:table-cell>
          <table:table-cell table:formula="of:=SQRT(ABS([.$D$2]^2-[.F1289]^2))" office:value-type="float" office:value="96.0000783850085">
            <text:p>96.0000783850085</text:p>
          </table:table-cell>
          <table:table-cell table:formula="of:=ABS([.B1289]-[.G1289])" office:value-type="float" office:value="0.0000783850062759939">
            <text:p>0.0000783850062759939</text:p>
          </table:table-cell>
          <table:table-cell/>
        </table:table-row>
        <table:table-row table:style-name="ro2">
          <table:table-cell table:formula="of:=[.A1289]+[.A$4]" office:value-type="float" office:value="384.300000000009">
            <text:p>384.300000000009</text:p>
          </table:table-cell>
          <table:table-cell table:formula="of:=[.A1290]/([.$D$4]*2)" office:value-type="float" office:value="96.0750000000022">
            <text:p>96.0750000000022</text:p>
          </table:table-cell>
          <table:table-cell table:formula="of:=SQRT(ABS([.$D$2]^2-[.B1290]^2))" office:value-type="float" office:value="27.7415640330457">
            <text:p>27.7415640330457</text:p>
          </table:table-cell>
          <table:table-cell table:formula="of:=([.$C$10]-[.C1290])*[.$B$4]" office:value-type="float" office:value="91034.2146040319">
            <text:p>91034.2146040319</text:p>
          </table:table-cell>
          <table:table-cell table:formula="of:=ROUND([.D1290])" office:value-type="float" office:value="91034">
            <text:p>91034</text:p>
          </table:table-cell>
          <table:table-cell table:formula="of:=([.$C$8]-([.E1290]*[.$C$4]))" office:value-type="float" office:value="27.7417625">
            <text:p>27.7417625</text:p>
          </table:table-cell>
          <table:table-cell table:formula="of:=SQRT(ABS([.$D$2]^2-[.F1290]^2))" office:value-type="float" office:value="96.0749426926376">
            <text:p>96.0749426926376</text:p>
          </table:table-cell>
          <table:table-cell table:formula="of:=ABS([.B1290]-[.G1290])" office:value-type="float" office:value="0.0000573073646279454">
            <text:p>0.0000573073646279454</text:p>
          </table:table-cell>
          <table:table-cell/>
        </table:table-row>
        <table:table-row table:style-name="ro2">
          <table:table-cell table:formula="of:=[.A1290]+[.A$4]" office:value-type="float" office:value="384.600000000009">
            <text:p>384.600000000009</text:p>
          </table:table-cell>
          <table:table-cell table:formula="of:=[.A1291]/([.$D$4]*2)" office:value-type="float" office:value="96.1500000000022">
            <text:p>96.1500000000022</text:p>
          </table:table-cell>
          <table:table-cell table:formula="of:=SQRT(ABS([.$D$2]^2-[.B1291]^2))" office:value-type="float" office:value="27.4804930814492">
            <text:p>27.4804930814492</text:p>
          </table:table-cell>
          <table:table-cell table:formula="of:=([.$C$10]-[.C1291])*[.$B$4]" office:value-type="float" office:value="91363.1228895079">
            <text:p>91363.1228895079</text:p>
          </table:table-cell>
          <table:table-cell table:formula="of:=ROUND([.D1291])" office:value-type="float" office:value="91363">
            <text:p>91363</text:p>
          </table:table-cell>
          <table:table-cell table:formula="of:=([.$C$8]-([.E1291]*[.$C$4]))" office:value-type="float" office:value="27.48061875">
            <text:p>27.48061875</text:p>
          </table:table-cell>
          <table:table-cell table:formula="of:=SQRT(ABS([.$D$2]^2-[.F1291]^2))" office:value-type="float" office:value="96.1499640827658">
            <text:p>96.1499640827658</text:p>
          </table:table-cell>
          <table:table-cell table:formula="of:=ABS([.B1291]-[.G1291])" office:value-type="float" office:value="0.0000359172364312599">
            <text:p>0.0000359172364312599</text:p>
          </table:table-cell>
          <table:table-cell/>
        </table:table-row>
        <table:table-row table:style-name="ro2">
          <table:table-cell table:formula="of:=[.A1291]+[.A$4]" office:value-type="float" office:value="384.900000000009">
            <text:p>384.900000000009</text:p>
          </table:table-cell>
          <table:table-cell table:formula="of:=[.A1292]/([.$D$4]*2)" office:value-type="float" office:value="96.2250000000022">
            <text:p>96.2250000000022</text:p>
          </table:table-cell>
          <table:table-cell table:formula="of:=SQRT(ABS([.$D$2]^2-[.B1292]^2))" office:value-type="float" office:value="27.216711318592">
            <text:p>27.216711318592</text:p>
          </table:table-cell>
          <table:table-cell table:formula="of:=([.$C$10]-[.C1292])*[.$B$4]" office:value-type="float" office:value="91695.4463702728">
            <text:p>91695.4463702728</text:p>
          </table:table-cell>
          <table:table-cell table:formula="of:=ROUND([.D1292])" office:value-type="float" office:value="91695">
            <text:p>91695</text:p>
          </table:table-cell>
          <table:table-cell table:formula="of:=([.$C$8]-([.E1292]*[.$C$4]))" office:value-type="float" office:value="27.21709375">
            <text:p>27.21709375</text:p>
          </table:table-cell>
          <table:table-cell table:formula="of:=SQRT(ABS([.$D$2]^2-[.F1292]^2))" office:value-type="float" office:value="96.2248918305638">
            <text:p>96.2248918305638</text:p>
          </table:table-cell>
          <table:table-cell table:formula="of:=ABS([.B1292]-[.G1292])" office:value-type="float" office:value="0.000108169438377104">
            <text:p>0.000108169438377104</text:p>
          </table:table-cell>
          <table:table-cell/>
        </table:table-row>
        <table:table-row table:style-name="ro2">
          <table:table-cell table:formula="of:=[.A1292]+[.A$4]" office:value-type="float" office:value="385.200000000009">
            <text:p>385.200000000009</text:p>
          </table:table-cell>
          <table:table-cell table:formula="of:=[.A1293]/([.$D$4]*2)" office:value-type="float" office:value="96.3000000000022">
            <text:p>96.3000000000022</text:p>
          </table:table-cell>
          <table:table-cell table:formula="of:=SQRT(ABS([.$D$2]^2-[.B1293]^2))" office:value-type="float" office:value="26.9501391462006">
            <text:p>26.9501391462006</text:p>
          </table:table-cell>
          <table:table-cell table:formula="of:=([.$C$10]-[.C1293])*[.$B$4]" office:value-type="float" office:value="92031.2853276163">
            <text:p>92031.2853276163</text:p>
          </table:table-cell>
          <table:table-cell table:formula="of:=ROUND([.D1293])" office:value-type="float" office:value="92031">
            <text:p>92031</text:p>
          </table:table-cell>
          <table:table-cell table:formula="of:=([.$C$8]-([.E1293]*[.$C$4]))" office:value-type="float" office:value="26.95039375">
            <text:p>26.95039375</text:p>
          </table:table-cell>
          <table:table-cell table:formula="of:=SQRT(ABS([.$D$2]^2-[.F1293]^2))" office:value-type="float" office:value="96.2999287472216">
            <text:p>96.2999287472216</text:p>
          </table:table-cell>
          <table:table-cell table:formula="of:=ABS([.B1293]-[.G1293])" office:value-type="float" office:value="0.0000712527805859509">
            <text:p>0.0000712527805859509</text:p>
          </table:table-cell>
          <table:table-cell/>
        </table:table-row>
        <table:table-row table:style-name="ro2">
          <table:table-cell table:formula="of:=[.A1293]+[.A$4]" office:value-type="float" office:value="385.500000000009">
            <text:p>385.500000000009</text:p>
          </table:table-cell>
          <table:table-cell table:formula="of:=[.A1294]/([.$D$4]*2)" office:value-type="float" office:value="96.3750000000022">
            <text:p>96.3750000000022</text:p>
          </table:table-cell>
          <table:table-cell table:formula="of:=SQRT(ABS([.$D$2]^2-[.B1294]^2))" office:value-type="float" office:value="26.6806929257764">
            <text:p>26.6806929257764</text:p>
          </table:table-cell>
          <table:table-cell table:formula="of:=([.$C$10]-[.C1294])*[.$B$4]" office:value-type="float" office:value="92370.7451328752">
            <text:p>92370.7451328752</text:p>
          </table:table-cell>
          <table:table-cell table:formula="of:=ROUND([.D1294])" office:value-type="float" office:value="92371">
            <text:p>92371</text:p>
          </table:table-cell>
          <table:table-cell table:formula="of:=([.$C$8]-([.E1294]*[.$C$4]))" office:value-type="float" office:value="26.68051875">
            <text:p>26.68051875</text:p>
          </table:table-cell>
          <table:table-cell table:formula="of:=SQRT(ABS([.$D$2]^2-[.F1294]^2))" office:value-type="float" office:value="96.3750482190847">
            <text:p>96.3750482190847</text:p>
          </table:table-cell>
          <table:table-cell table:formula="of:=ABS([.B1294]-[.G1294])" office:value-type="float" office:value="0.0000482190824726558">
            <text:p>0.0000482190824726558</text:p>
          </table:table-cell>
          <table:table-cell/>
        </table:table-row>
        <table:table-row table:style-name="ro2">
          <table:table-cell table:formula="of:=[.A1294]+[.A$4]" office:value-type="float" office:value="385.800000000009">
            <text:p>385.800000000009</text:p>
          </table:table-cell>
          <table:table-cell table:formula="of:=[.A1295]/([.$D$4]*2)" office:value-type="float" office:value="96.4500000000022">
            <text:p>96.4500000000022</text:p>
          </table:table-cell>
          <table:table-cell table:formula="of:=SQRT(ABS([.$D$2]^2-[.B1295]^2))" office:value-type="float" office:value="26.408284684916">
            <text:p>26.408284684916</text:p>
          </table:table-cell>
          <table:table-cell table:formula="of:=([.$C$10]-[.C1295])*[.$B$4]" office:value-type="float" office:value="92713.9366174236">
            <text:p>92713.9366174236</text:p>
          </table:table-cell>
          <table:table-cell table:formula="of:=ROUND([.D1295])" office:value-type="float" office:value="92714">
            <text:p>92714</text:p>
          </table:table-cell>
          <table:table-cell table:formula="of:=([.$C$8]-([.E1295]*[.$C$4]))" office:value-type="float" office:value="26.4082625">
            <text:p>26.4082625</text:p>
          </table:table-cell>
          <table:table-cell table:formula="of:=SQRT(ABS([.$D$2]^2-[.F1295]^2))" office:value-type="float" office:value="96.4500060742927">
            <text:p>96.4500060742927</text:p>
          </table:table-cell>
          <table:table-cell table:formula="of:=ABS([.B1295]-[.G1295])" office:value-type="float" office:value="0.0000060742904537392">
            <text:p>0.0000060742904537392</text:p>
          </table:table-cell>
          <table:table-cell/>
        </table:table-row>
        <table:table-row table:style-name="ro2">
          <table:table-cell table:formula="of:=[.A1295]+[.A$4]" office:value-type="float" office:value="386.100000000009">
            <text:p>386.100000000009</text:p>
          </table:table-cell>
          <table:table-cell table:formula="of:=[.A1296]/([.$D$4]*2)" office:value-type="float" office:value="96.5250000000022">
            <text:p>96.5250000000022</text:p>
          </table:table-cell>
          <table:table-cell table:formula="of:=SQRT(ABS([.$D$2]^2-[.B1296]^2))" office:value-type="float" office:value="26.1328217955806">
            <text:p>26.1328217955806</text:p>
          </table:table-cell>
          <table:table-cell table:formula="of:=([.$C$10]-[.C1296])*[.$B$4]" office:value-type="float" office:value="93060.9764780037">
            <text:p>93060.9764780037</text:p>
          </table:table-cell>
          <table:table-cell table:formula="of:=ROUND([.D1296])" office:value-type="float" office:value="93061">
            <text:p>93061</text:p>
          </table:table-cell>
          <table:table-cell table:formula="of:=([.$C$8]-([.E1296]*[.$C$4]))" office:value-type="float" office:value="26.13283125">
            <text:p>26.13283125</text:p>
          </table:table-cell>
          <table:table-cell table:formula="of:=SQRT(ABS([.$D$2]^2-[.F1296]^2))" office:value-type="float" office:value="96.5249974403472">
            <text:p>96.5249974403472</text:p>
          </table:table-cell>
          <table:table-cell table:formula="of:=ABS([.B1296]-[.G1296])" office:value-type="float" office:value="0.00000255965507278688">
            <text:p>0.00000255965507278688</text:p>
          </table:table-cell>
          <table:table-cell/>
        </table:table-row>
        <table:table-row table:style-name="ro2">
          <table:table-cell table:formula="of:=[.A1296]+[.A$4]" office:value-type="float" office:value="386.400000000009">
            <text:p>386.400000000009</text:p>
          </table:table-cell>
          <table:table-cell table:formula="of:=[.A1297]/([.$D$4]*2)" office:value-type="float" office:value="96.6000000000022">
            <text:p>96.6000000000022</text:p>
          </table:table-cell>
          <table:table-cell table:formula="of:=SQRT(ABS([.$D$2]^2-[.B1297]^2))" office:value-type="float" office:value="25.8542066209654">
            <text:p>25.8542066209654</text:p>
          </table:table-cell>
          <table:table-cell table:formula="of:=([.$C$10]-[.C1297])*[.$B$4]" office:value-type="float" office:value="93411.9877216135">
            <text:p>93411.9877216135</text:p>
          </table:table-cell>
          <table:table-cell table:formula="of:=ROUND([.D1297])" office:value-type="float" office:value="93412">
            <text:p>93412</text:p>
          </table:table-cell>
          <table:table-cell table:formula="of:=([.$C$8]-([.E1297]*[.$C$4]))" office:value-type="float" office:value="25.854225">
            <text:p>25.854225</text:p>
          </table:table-cell>
          <table:table-cell table:formula="of:=SQRT(ABS([.$D$2]^2-[.F1297]^2))" office:value-type="float" office:value="96.5999950810008">
            <text:p>96.5999950810008</text:p>
          </table:table-cell>
          <table:table-cell table:formula="of:=ABS([.B1297]-[.G1297])" office:value-type="float" office:value="0.00000491900144083957">
            <text:p>0.00000491900144083957</text:p>
          </table:table-cell>
          <table:table-cell/>
        </table:table-row>
        <table:table-row table:style-name="ro2">
          <table:table-cell table:formula="of:=[.A1297]+[.A$4]" office:value-type="float" office:value="386.700000000009">
            <text:p>386.700000000009</text:p>
          </table:table-cell>
          <table:table-cell table:formula="of:=[.A1298]/([.$D$4]*2)" office:value-type="float" office:value="96.6750000000022">
            <text:p>96.6750000000022</text:p>
          </table:table-cell>
          <table:table-cell table:formula="of:=SQRT(ABS([.$D$2]^2-[.B1298]^2))" office:value-type="float" office:value="25.5723361271427">
            <text:p>25.5723361271427</text:p>
          </table:table-cell>
          <table:table-cell table:formula="of:=([.$C$10]-[.C1298])*[.$B$4]" office:value-type="float" office:value="93767.1001547758">
            <text:p>93767.1001547758</text:p>
          </table:table-cell>
          <table:table-cell table:formula="of:=ROUND([.D1298])" office:value-type="float" office:value="93767">
            <text:p>93767</text:p>
          </table:table-cell>
          <table:table-cell table:formula="of:=([.$C$8]-([.E1298]*[.$C$4]))" office:value-type="float" office:value="25.57244375">
            <text:p>25.57244375</text:p>
          </table:table-cell>
          <table:table-cell table:formula="of:=SQRT(ABS([.$D$2]^2-[.F1298]^2))" office:value-type="float" office:value="96.6749715316901">
            <text:p>96.6749715316901</text:p>
          </table:table-cell>
          <table:table-cell table:formula="of:=ABS([.B1298]-[.G1298])" office:value-type="float" office:value="0.0000284683121520857">
            <text:p>0.0000284683121520857</text:p>
          </table:table-cell>
          <table:table-cell/>
        </table:table-row>
        <table:table-row table:style-name="ro2">
          <table:table-cell table:formula="of:=[.A1298]+[.A$4]" office:value-type="float" office:value="387.000000000009">
            <text:p>387.000000000009</text:p>
          </table:table-cell>
          <table:table-cell table:formula="of:=[.A1299]/([.$D$4]*2)" office:value-type="float" office:value="96.7500000000022">
            <text:p>96.7500000000022</text:p>
          </table:table-cell>
          <table:table-cell table:formula="of:=SQRT(ABS([.$D$2]^2-[.B1299]^2))" office:value-type="float" office:value="25.2871014550812">
            <text:p>25.2871014550812</text:p>
          </table:table-cell>
          <table:table-cell table:formula="of:=([.$C$10]-[.C1299])*[.$B$4]" office:value-type="float" office:value="94126.4509227274">
            <text:p>94126.4509227274</text:p>
          </table:table-cell>
          <table:table-cell table:formula="of:=ROUND([.D1299])" office:value-type="float" office:value="94126">
            <text:p>94126</text:p>
          </table:table-cell>
          <table:table-cell table:formula="of:=([.$C$8]-([.E1299]*[.$C$4]))" office:value-type="float" office:value="25.2874875">
            <text:p>25.2874875</text:p>
          </table:table-cell>
          <table:table-cell table:formula="of:=SQRT(ABS([.$D$2]^2-[.F1299]^2))" office:value-type="float" office:value="96.7498991003988">
            <text:p>96.7498991003988</text:p>
          </table:table-cell>
          <table:table-cell table:formula="of:=ABS([.B1299]-[.G1299])" office:value-type="float" office:value="0.000100899603452831">
            <text:p>0.000100899603452831</text:p>
          </table:table-cell>
          <table:table-cell/>
        </table:table-row>
        <table:table-row table:style-name="ro2">
          <table:table-cell table:formula="of:=[.A1299]+[.A$4]" office:value-type="float" office:value="387.300000000009">
            <text:p>387.300000000009</text:p>
          </table:table-cell>
          <table:table-cell table:formula="of:=[.A1300]/([.$D$4]*2)" office:value-type="float" office:value="96.8250000000022">
            <text:p>96.8250000000022</text:p>
          </table:table-cell>
          <table:table-cell table:formula="of:=SQRT(ABS([.$D$2]^2-[.B1300]^2))" office:value-type="float" office:value="24.9983874479848">
            <text:p>24.9983874479848</text:p>
          </table:table-cell>
          <table:table-cell table:formula="of:=([.$C$10]-[.C1300])*[.$B$4]" office:value-type="float" office:value="94490.185104896">
            <text:p>94490.185104896</text:p>
          </table:table-cell>
          <table:table-cell table:formula="of:=ROUND([.D1300])" office:value-type="float" office:value="94490">
            <text:p>94490</text:p>
          </table:table-cell>
          <table:table-cell table:formula="of:=([.$C$8]-([.E1300]*[.$C$4]))" office:value-type="float" office:value="24.9985625">
            <text:p>24.9985625</text:p>
          </table:table-cell>
          <table:table-cell table:formula="of:=SQRT(ABS([.$D$2]^2-[.F1300]^2))" office:value-type="float" office:value="96.8249548047072">
            <text:p>96.8249548047072</text:p>
          </table:table-cell>
          <table:table-cell table:formula="of:=ABS([.B1300]-[.G1300])" office:value-type="float" office:value="0.0000451952950299983">
            <text:p>0.0000451952950299983</text:p>
          </table:table-cell>
          <table:table-cell/>
        </table:table-row>
        <table:table-row table:style-name="ro2">
          <table:table-cell table:formula="of:=[.A1300]+[.A$4]" office:value-type="float" office:value="387.600000000009">
            <text:p>387.600000000009</text:p>
          </table:table-cell>
          <table:table-cell table:formula="of:=[.A1301]/([.$D$4]*2)" office:value-type="float" office:value="96.9000000000022">
            <text:p>96.9000000000022</text:p>
          </table:table-cell>
          <table:table-cell table:formula="of:=SQRT(ABS([.$D$2]^2-[.B1301]^2))" office:value-type="float" office:value="24.7060721281139">
            <text:p>24.7060721281139</text:p>
          </table:table-cell>
          <table:table-cell table:formula="of:=([.$C$10]-[.C1301])*[.$B$4]" office:value-type="float" office:value="94858.4563740248">
            <text:p>94858.4563740248</text:p>
          </table:table-cell>
          <table:table-cell table:formula="of:=ROUND([.D1301])" office:value-type="float" office:value="94858">
            <text:p>94858</text:p>
          </table:table-cell>
          <table:table-cell table:formula="of:=([.$C$8]-([.E1301]*[.$C$4]))" office:value-type="float" office:value="24.7064625">
            <text:p>24.7064625</text:p>
          </table:table-cell>
          <table:table-cell table:formula="of:=SQRT(ABS([.$D$2]^2-[.F1301]^2))" office:value-type="float" office:value="96.8999004681434">
            <text:p>96.8999004681434</text:p>
          </table:table-cell>
          <table:table-cell table:formula="of:=ABS([.B1301]-[.G1301])" office:value-type="float" office:value="0.0000995318588508098">
            <text:p>0.0000995318588508098</text:p>
          </table:table-cell>
          <table:table-cell/>
        </table:table-row>
        <table:table-row table:style-name="ro2">
          <table:table-cell table:formula="of:=[.A1301]+[.A$4]" office:value-type="float" office:value="387.900000000009">
            <text:p>387.900000000009</text:p>
          </table:table-cell>
          <table:table-cell table:formula="of:=[.A1302]/([.$D$4]*2)" office:value-type="float" office:value="96.9750000000022">
            <text:p>96.9750000000022</text:p>
          </table:table-cell>
          <table:table-cell table:formula="of:=SQRT(ABS([.$D$2]^2-[.B1302]^2))" office:value-type="float" office:value="24.4100261163229">
            <text:p>24.4100261163229</text:p>
          </table:table-cell>
          <table:table-cell table:formula="of:=([.$C$10]-[.C1302])*[.$B$4]" office:value-type="float" office:value="95231.4277274623">
            <text:p>95231.4277274623</text:p>
          </table:table-cell>
          <table:table-cell table:formula="of:=ROUND([.D1302])" office:value-type="float" office:value="95231">
            <text:p>95231</text:p>
          </table:table-cell>
          <table:table-cell table:formula="of:=([.$C$8]-([.E1302]*[.$C$4]))" office:value-type="float" office:value="24.41039375">
            <text:p>24.41039375</text:p>
          </table:table-cell>
          <table:table-cell table:formula="of:=SQRT(ABS([.$D$2]^2-[.F1302]^2))" office:value-type="float" office:value="96.9749074604867">
            <text:p>96.9749074604867</text:p>
          </table:table-cell>
          <table:table-cell table:formula="of:=ABS([.B1302]-[.G1302])" office:value-type="float" office:value="0.0000925395155348951">
            <text:p>0.0000925395155348951</text:p>
          </table:table-cell>
          <table:table-cell/>
        </table:table-row>
        <table:table-row table:style-name="ro2">
          <table:table-cell table:formula="of:=[.A1302]+[.A$4]" office:value-type="float" office:value="388.200000000009">
            <text:p>388.200000000009</text:p>
          </table:table-cell>
          <table:table-cell table:formula="of:=[.A1303]/([.$D$4]*2)" office:value-type="float" office:value="97.0500000000022">
            <text:p>97.0500000000022</text:p>
          </table:table-cell>
          <table:table-cell table:formula="of:=SQRT(ABS([.$D$2]^2-[.B1303]^2))" office:value-type="float" office:value="24.1101119864584">
            <text:p>24.1101119864584</text:p>
          </table:table-cell>
          <table:table-cell table:formula="of:=([.$C$10]-[.C1303])*[.$B$4]" office:value-type="float" office:value="95609.2723005199">
            <text:p>95609.2723005199</text:p>
          </table:table-cell>
          <table:table-cell table:formula="of:=ROUND([.D1303])" office:value-type="float" office:value="95609">
            <text:p>95609</text:p>
          </table:table-cell>
          <table:table-cell table:formula="of:=([.$C$8]-([.E1303]*[.$C$4]))" office:value-type="float" office:value="24.11035625">
            <text:p>24.11035625</text:p>
          </table:table-cell>
          <table:table-cell table:formula="of:=SQRT(ABS([.$D$2]^2-[.F1303]^2))" office:value-type="float" office:value="97.0499393173334">
            <text:p>97.0499393173334</text:p>
          </table:table-cell>
          <table:table-cell table:formula="of:=ABS([.B1303]-[.G1303])" office:value-type="float" office:value="0.0000606826688880346">
            <text:p>0.0000606826688880346</text:p>
          </table:table-cell>
          <table:table-cell/>
        </table:table-row>
        <table:table-row table:style-name="ro2">
          <table:table-cell table:formula="of:=[.A1303]+[.A$4]" office:value-type="float" office:value="388.500000000009">
            <text:p>388.500000000009</text:p>
          </table:table-cell>
          <table:table-cell table:formula="of:=[.A1304]/([.$D$4]*2)" office:value-type="float" office:value="97.1250000000022">
            <text:p>97.1250000000022</text:p>
          </table:table-cell>
          <table:table-cell table:formula="of:=SQRT(ABS([.$D$2]^2-[.B1304]^2))" office:value-type="float" office:value="23.8061835454481">
            <text:p>23.8061835454481</text:p>
          </table:table-cell>
          <table:table-cell table:formula="of:=([.$C$10]-[.C1304])*[.$B$4]" office:value-type="float" office:value="95992.1742734463">
            <text:p>95992.1742734463</text:p>
          </table:table-cell>
          <table:table-cell table:formula="of:=ROUND([.D1304])" office:value-type="float" office:value="95992">
            <text:p>95992</text:p>
          </table:table-cell>
          <table:table-cell table:formula="of:=([.$C$8]-([.E1304]*[.$C$4]))" office:value-type="float" office:value="23.80635">
            <text:p>23.80635</text:p>
          </table:table-cell>
          <table:table-cell table:formula="of:=SQRT(ABS([.$D$2]^2-[.F1304]^2))" office:value-type="float" office:value="97.1249592003904">
            <text:p>97.1249592003904</text:p>
          </table:table-cell>
          <table:table-cell table:formula="of:=ABS([.B1304]-[.G1304])" office:value-type="float" office:value="0.0000407996118525489">
            <text:p>0.0000407996118525489</text:p>
          </table:table-cell>
          <table:table-cell/>
        </table:table-row>
        <table:table-row table:style-name="ro2">
          <table:table-cell table:formula="of:=[.A1304]+[.A$4]" office:value-type="float" office:value="388.800000000009">
            <text:p>388.800000000009</text:p>
          </table:table-cell>
          <table:table-cell table:formula="of:=[.A1305]/([.$D$4]*2)" office:value-type="float" office:value="97.2000000000022">
            <text:p>97.2000000000022</text:p>
          </table:table-cell>
          <table:table-cell table:formula="of:=SQRT(ABS([.$D$2]^2-[.B1305]^2))" office:value-type="float" office:value="23.4980850283499">
            <text:p>23.4980850283499</text:p>
          </table:table-cell>
          <table:table-cell table:formula="of:=([.$C$10]-[.C1305])*[.$B$4]" office:value-type="float" office:value="96380.3298855384">
            <text:p>96380.3298855384</text:p>
          </table:table-cell>
          <table:table-cell table:formula="of:=ROUND([.D1305])" office:value-type="float" office:value="96380">
            <text:p>96380</text:p>
          </table:table-cell>
          <table:table-cell table:formula="of:=([.$C$8]-([.E1305]*[.$C$4]))" office:value-type="float" office:value="23.498375">
            <text:p>23.498375</text:p>
          </table:table-cell>
          <table:table-cell table:formula="of:=SQRT(ABS([.$D$2]^2-[.F1305]^2))" office:value-type="float" office:value="97.1999298989427">
            <text:p>97.1999298989427</text:p>
          </table:table-cell>
          <table:table-cell table:formula="of:=ABS([.B1305]-[.G1305])" office:value-type="float" office:value="0.000070101059549188">
            <text:p>0.000070101059549188</text:p>
          </table:table-cell>
          <table:table-cell/>
        </table:table-row>
        <table:table-row table:style-name="ro2">
          <table:table-cell table:formula="of:=[.A1305]+[.A$4]" office:value-type="float" office:value="389.100000000009">
            <text:p>389.100000000009</text:p>
          </table:table-cell>
          <table:table-cell table:formula="of:=[.A1306]/([.$D$4]*2)" office:value-type="float" office:value="97.2750000000023">
            <text:p>97.2750000000023</text:p>
          </table:table-cell>
          <table:table-cell table:formula="of:=SQRT(ABS([.$D$2]^2-[.B1306]^2))" office:value-type="float" office:value="23.1856501957474">
            <text:p>23.1856501957474</text:p>
          </table:table-cell>
          <table:table-cell table:formula="of:=([.$C$10]-[.C1306])*[.$B$4]" office:value-type="float" office:value="96773.9485722818">
            <text:p>96773.9485722818</text:p>
          </table:table-cell>
          <table:table-cell table:formula="of:=ROUND([.D1306])" office:value-type="float" office:value="96774">
            <text:p>96774</text:p>
          </table:table-cell>
          <table:table-cell table:formula="of:=([.$C$8]-([.E1306]*[.$C$4]))" office:value-type="float" office:value="23.1856375">
            <text:p>23.1856375</text:p>
          </table:table-cell>
          <table:table-cell table:formula="of:=SQRT(ABS([.$D$2]^2-[.F1306]^2))" office:value-type="float" office:value="97.2750030260529">
            <text:p>97.2750030260529</text:p>
          </table:table-cell>
          <table:table-cell table:formula="of:=ABS([.B1306]-[.G1306])" office:value-type="float" office:value="0.0000030260506207469">
            <text:p>0.0000030260506207469</text:p>
          </table:table-cell>
          <table:table-cell/>
        </table:table-row>
        <table:table-row table:style-name="ro2">
          <table:table-cell table:formula="of:=[.A1306]+[.A$4]" office:value-type="float" office:value="389.400000000009">
            <text:p>389.400000000009</text:p>
          </table:table-cell>
          <table:table-cell table:formula="of:=[.A1307]/([.$D$4]*2)" office:value-type="float" office:value="97.3500000000023">
            <text:p>97.3500000000023</text:p>
          </table:table-cell>
          <table:table-cell table:formula="of:=SQRT(ABS([.$D$2]^2-[.B1307]^2))" office:value-type="float" office:value="22.8687013186049">
            <text:p>22.8687013186049</text:p>
          </table:table-cell>
          <table:table-cell table:formula="of:=([.$C$10]-[.C1307])*[.$B$4]" office:value-type="float" office:value="97173.2542442724">
            <text:p>97173.2542442724</text:p>
          </table:table-cell>
          <table:table-cell table:formula="of:=ROUND([.D1307])" office:value-type="float" office:value="97173">
            <text:p>97173</text:p>
          </table:table-cell>
          <table:table-cell table:formula="of:=([.$C$8]-([.E1307]*[.$C$4]))" office:value-type="float" office:value="22.86893125">
            <text:p>22.86893125</text:p>
          </table:table-cell>
          <table:table-cell table:formula="of:=SQRT(ABS([.$D$2]^2-[.F1307]^2))" office:value-type="float" office:value="97.349945986029">
            <text:p>97.349945986029</text:p>
          </table:table-cell>
          <table:table-cell table:formula="of:=ABS([.B1307]-[.G1307])" office:value-type="float" office:value="0.0000540139732123635">
            <text:p>0.0000540139732123635</text:p>
          </table:table-cell>
          <table:table-cell/>
        </table:table-row>
        <table:table-row table:style-name="ro2">
          <table:table-cell table:formula="of:=[.A1307]+[.A$4]" office:value-type="float" office:value="389.700000000009">
            <text:p>389.700000000009</text:p>
          </table:table-cell>
          <table:table-cell table:formula="of:=[.A1308]/([.$D$4]*2)" office:value-type="float" office:value="97.4250000000023">
            <text:p>97.4250000000023</text:p>
          </table:table-cell>
          <table:table-cell table:formula="of:=SQRT(ABS([.$D$2]^2-[.B1308]^2))" office:value-type="float" office:value="22.5470480329368">
            <text:p>22.5470480329368</text:p>
          </table:table-cell>
          <table:table-cell table:formula="of:=([.$C$10]-[.C1308])*[.$B$4]" office:value-type="float" office:value="97578.4867301534">
            <text:p>97578.4867301534</text:p>
          </table:table-cell>
          <table:table-cell table:formula="of:=ROUND([.D1308])" office:value-type="float" office:value="97578">
            <text:p>97578</text:p>
          </table:table-cell>
          <table:table-cell table:formula="of:=([.$C$8]-([.E1308]*[.$C$4]))" office:value-type="float" office:value="22.5474625">
            <text:p>22.5474625</text:p>
          </table:table-cell>
          <table:table-cell table:formula="of:=SQRT(ABS([.$D$2]^2-[.F1308]^2))" office:value-type="float" office:value="97.4249040790449">
            <text:p>97.4249040790449</text:p>
          </table:table-cell>
          <table:table-cell table:formula="of:=ABS([.B1308]-[.G1308])" office:value-type="float" office:value="0.0000959209573920816">
            <text:p>0.0000959209573920816</text:p>
          </table:table-cell>
          <table:table-cell/>
        </table:table-row>
        <table:table-row table:style-name="ro2">
          <table:table-cell table:formula="of:=[.A1308]+[.A$4]" office:value-type="float" office:value="390.000000000009">
            <text:p>390.000000000009</text:p>
          </table:table-cell>
          <table:table-cell table:formula="of:=[.A1309]/([.$D$4]*2)" office:value-type="float" office:value="97.5000000000023">
            <text:p>97.5000000000023</text:p>
          </table:table-cell>
          <table:table-cell table:formula="of:=SQRT(ABS([.$D$2]^2-[.B1309]^2))" office:value-type="float" office:value="22.2204860432791">
            <text:p>22.2204860432791</text:p>
          </table:table-cell>
          <table:table-cell table:formula="of:=([.$C$10]-[.C1309])*[.$B$4]" office:value-type="float" office:value="97989.9034100372">
            <text:p>97989.9034100372</text:p>
          </table:table-cell>
          <table:table-cell table:formula="of:=ROUND([.D1309])" office:value-type="float" office:value="97990">
            <text:p>97990</text:p>
          </table:table-cell>
          <table:table-cell table:formula="of:=([.$C$8]-([.E1309]*[.$C$4]))" office:value-type="float" office:value="22.2204375">
            <text:p>22.2204375</text:p>
          </table:table-cell>
          <table:table-cell table:formula="of:=SQRT(ABS([.$D$2]^2-[.F1309]^2))" office:value-type="float" office:value="97.5000110631204">
            <text:p>97.5000110631204</text:p>
          </table:table-cell>
          <table:table-cell table:formula="of:=ABS([.B1309]-[.G1309])" office:value-type="float" office:value="0.0000110631181087228">
            <text:p>0.0000110631181087228</text:p>
          </table:table-cell>
          <table:table-cell/>
        </table:table-row>
        <table:table-row table:style-name="ro2">
          <table:table-cell table:formula="of:=[.A1309]+[.A$4]" office:value-type="float" office:value="390.300000000009">
            <text:p>390.300000000009</text:p>
          </table:table-cell>
          <table:table-cell table:formula="of:=[.A1310]/([.$D$4]*2)" office:value-type="float" office:value="97.5750000000023">
            <text:p>97.5750000000023</text:p>
          </table:table-cell>
          <table:table-cell table:formula="of:=SQRT(ABS([.$D$2]^2-[.B1310]^2))" office:value-type="float" office:value="21.8887956498195">
            <text:p>21.8887956498195</text:p>
          </table:table-cell>
          <table:table-cell table:formula="of:=([.$C$10]-[.C1310])*[.$B$4]" office:value-type="float" office:value="98407.7810710885">
            <text:p>98407.7810710885</text:p>
          </table:table-cell>
          <table:table-cell table:formula="of:=ROUND([.D1310])" office:value-type="float" office:value="98408">
            <text:p>98408</text:p>
          </table:table-cell>
          <table:table-cell table:formula="of:=([.$C$8]-([.E1310]*[.$C$4]))" office:value-type="float" office:value="21.88865">
            <text:p>21.88865</text:p>
          </table:table-cell>
          <table:table-cell table:formula="of:=SQRT(ABS([.$D$2]^2-[.F1310]^2))" office:value-type="float" office:value="97.5750326732075">
            <text:p>97.5750326732075</text:p>
          </table:table-cell>
          <table:table-cell table:formula="of:=ABS([.B1310]-[.G1310])" office:value-type="float" office:value="0.0000326732051831868">
            <text:p>0.0000326732051831868</text:p>
          </table:table-cell>
          <table:table-cell/>
        </table:table-row>
        <table:table-row table:style-name="ro2">
          <table:table-cell table:formula="of:=[.A1310]+[.A$4]" office:value-type="float" office:value="390.600000000009">
            <text:p>390.600000000009</text:p>
          </table:table-cell>
          <table:table-cell table:formula="of:=[.A1311]/([.$D$4]*2)" office:value-type="float" office:value="97.6500000000023">
            <text:p>97.6500000000023</text:p>
          </table:table-cell>
          <table:table-cell table:formula="of:=SQRT(ABS([.$D$2]^2-[.B1311]^2))" office:value-type="float" office:value="21.5517400689494">
            <text:p>21.5517400689494</text:p>
          </table:table-cell>
          <table:table-cell table:formula="of:=([.$C$10]-[.C1311])*[.$B$4]" office:value-type="float" office:value="98832.4180233659">
            <text:p>98832.4180233659</text:p>
          </table:table-cell>
          <table:table-cell table:formula="of:=ROUND([.D1311])" office:value-type="float" office:value="98832">
            <text:p>98832</text:p>
          </table:table-cell>
          <table:table-cell table:formula="of:=([.$C$8]-([.E1311]*[.$C$4]))" office:value-type="float" office:value="21.5521">
            <text:p>21.5521</text:p>
          </table:table-cell>
          <table:table-cell table:formula="of:=SQRT(ABS([.$D$2]^2-[.F1311]^2))" office:value-type="float" office:value="97.6499205611044">
            <text:p>97.6499205611044</text:p>
          </table:table-cell>
          <table:table-cell table:formula="of:=ABS([.B1311]-[.G1311])" office:value-type="float" office:value="0.0000794388978704319">
            <text:p>0.0000794388978704319</text:p>
          </table:table-cell>
          <table:table-cell/>
        </table:table-row>
        <table:table-row table:style-name="ro2">
          <table:table-cell table:formula="of:=[.A1311]+[.A$4]" office:value-type="float" office:value="390.900000000009">
            <text:p>390.900000000009</text:p>
          </table:table-cell>
          <table:table-cell table:formula="of:=[.A1312]/([.$D$4]*2)" office:value-type="float" office:value="97.7250000000023">
            <text:p>97.7250000000023</text:p>
          </table:table-cell>
          <table:table-cell table:formula="of:=SQRT(ABS([.$D$2]^2-[.B1312]^2))" office:value-type="float" office:value="21.2090635106682">
            <text:p>21.2090635106682</text:p>
          </table:table-cell>
          <table:table-cell table:formula="of:=([.$C$10]-[.C1312])*[.$B$4]" office:value-type="float" office:value="99264.1365219879">
            <text:p>99264.1365219879</text:p>
          </table:table-cell>
          <table:table-cell table:formula="of:=ROUND([.D1312])" office:value-type="float" office:value="99264">
            <text:p>99264</text:p>
          </table:table-cell>
          <table:table-cell table:formula="of:=([.$C$8]-([.E1312]*[.$C$4]))" office:value-type="float" office:value="21.2092">
            <text:p>21.2092</text:p>
          </table:table-cell>
          <table:table-cell table:formula="of:=SQRT(ABS([.$D$2]^2-[.F1312]^2))" office:value-type="float" office:value="97.7249703778927">
            <text:p>97.7249703778927</text:p>
          </table:table-cell>
          <table:table-cell table:formula="of:=ABS([.B1312]-[.G1312])" office:value-type="float" office:value="0.0000296221095936744">
            <text:p>0.0000296221095936744</text:p>
          </table:table-cell>
          <table:table-cell/>
        </table:table-row>
        <table:table-row table:style-name="ro2">
          <table:table-cell table:formula="of:=[.A1312]+[.A$4]" office:value-type="float" office:value="391.200000000009">
            <text:p>391.200000000009</text:p>
          </table:table-cell>
          <table:table-cell table:formula="of:=[.A1313]/([.$D$4]*2)" office:value-type="float" office:value="97.8000000000023">
            <text:p>97.8000000000023</text:p>
          </table:table-cell>
          <table:table-cell table:formula="of:=SQRT(ABS([.$D$2]^2-[.B1313]^2))" office:value-type="float" office:value="20.8604889683717">
            <text:p>20.8604889683717</text:p>
          </table:table-cell>
          <table:table-cell table:formula="of:=([.$C$10]-[.C1313])*[.$B$4]" office:value-type="float" office:value="99703.2855516528">
            <text:p>99703.2855516528</text:p>
          </table:table-cell>
          <table:table-cell table:formula="of:=ROUND([.D1313])" office:value-type="float" office:value="99703">
            <text:p>99703</text:p>
          </table:table-cell>
          <table:table-cell table:formula="of:=([.$C$8]-([.E1313]*[.$C$4]))" office:value-type="float" office:value="20.86074375">
            <text:p>20.86074375</text:p>
          </table:table-cell>
          <table:table-cell table:formula="of:=SQRT(ABS([.$D$2]^2-[.F1313]^2))" office:value-type="float" office:value="97.799945655388">
            <text:p>97.799945655388</text:p>
          </table:table-cell>
          <table:table-cell table:formula="of:=ABS([.B1313]-[.G1313])" office:value-type="float" office:value="0.0000543446143268511">
            <text:p>0.0000543446143268511</text:p>
          </table:table-cell>
          <table:table-cell/>
        </table:table-row>
        <table:table-row table:style-name="ro2">
          <table:table-cell table:formula="of:=[.A1313]+[.A$4]" office:value-type="float" office:value="391.500000000009">
            <text:p>391.500000000009</text:p>
          </table:table-cell>
          <table:table-cell table:formula="of:=[.A1314]/([.$D$4]*2)" office:value-type="float" office:value="97.8750000000023">
            <text:p>97.8750000000023</text:p>
          </table:table-cell>
          <table:table-cell table:formula="of:=SQRT(ABS([.$D$2]^2-[.B1314]^2))" office:value-type="float" office:value="20.5057156666027">
            <text:p>20.5057156666027</text:p>
          </table:table-cell>
          <table:table-cell table:formula="of:=([.$C$10]-[.C1314])*[.$B$4]" office:value-type="float" office:value="100150.24404207">
            <text:p>100150.24404207</text:p>
          </table:table-cell>
          <table:table-cell table:formula="of:=ROUND([.D1314])" office:value-type="float" office:value="100150">
            <text:p>100150</text:p>
          </table:table-cell>
          <table:table-cell table:formula="of:=([.$C$8]-([.E1314]*[.$C$4]))" office:value-type="float" office:value="20.5059375">
            <text:p>20.5059375</text:p>
          </table:table-cell>
          <table:table-cell table:formula="of:=SQRT(ABS([.$D$2]^2-[.F1314]^2))" office:value-type="float" office:value="97.8749535235961">
            <text:p>97.8749535235961</text:p>
          </table:table-cell>
          <table:table-cell table:formula="of:=ABS([.B1314]-[.G1314])" office:value-type="float" office:value="0.0000464764061831602">
            <text:p>0.0000464764061831602</text:p>
          </table:table-cell>
          <table:table-cell/>
        </table:table-row>
        <table:table-row table:style-name="ro2">
          <table:table-cell table:formula="of:=[.A1314]+[.A$4]" office:value-type="float" office:value="391.800000000009">
            <text:p>391.800000000009</text:p>
          </table:table-cell>
          <table:table-cell table:formula="of:=[.A1315]/([.$D$4]*2)" office:value-type="float" office:value="97.9500000000023">
            <text:p>97.9500000000023</text:p>
          </table:table-cell>
          <table:table-cell table:formula="of:=SQRT(ABS([.$D$2]^2-[.B1315]^2))" office:value-type="float" office:value="20.1444160997422">
            <text:p>20.1444160997422</text:p>
          </table:table-cell>
          <table:table-cell table:formula="of:=([.$C$10]-[.C1315])*[.$B$4]" office:value-type="float" office:value="100605.424598745">
            <text:p>100605.424598745</text:p>
          </table:table-cell>
          <table:table-cell table:formula="of:=ROUND([.D1315])" office:value-type="float" office:value="100605">
            <text:p>100605</text:p>
          </table:table-cell>
          <table:table-cell table:formula="of:=([.$C$8]-([.E1315]*[.$C$4]))" office:value-type="float" office:value="20.14478125">
            <text:p>20.14478125</text:p>
          </table:table-cell>
          <table:table-cell table:formula="of:=SQRT(ABS([.$D$2]^2-[.F1315]^2))" office:value-type="float" office:value="97.9499249024197">
            <text:p>97.9499249024197</text:p>
          </table:table-cell>
          <table:table-cell table:formula="of:=ABS([.B1315]-[.G1315])" office:value-type="float" office:value="0.0000750975826235845">
            <text:p>0.0000750975826235845</text:p>
          </table:table-cell>
          <table:table-cell/>
        </table:table-row>
        <table:table-row table:style-name="ro2">
          <table:table-cell table:formula="of:=[.A1315]+[.A$4]" office:value-type="float" office:value="392.100000000009">
            <text:p>392.100000000009</text:p>
          </table:table-cell>
          <table:table-cell table:formula="of:=[.A1316]/([.$D$4]*2)" office:value-type="float" office:value="98.0250000000023">
            <text:p>98.0250000000023</text:p>
          </table:table-cell>
          <table:table-cell table:formula="of:=SQRT(ABS([.$D$2]^2-[.B1316]^2))" office:value-type="float" office:value="19.7762325785159">
            <text:p>19.7762325785159</text:p>
          </table:table-cell>
          <table:table-cell table:formula="of:=([.$C$10]-[.C1316])*[.$B$4]" office:value-type="float" office:value="101069.277853833">
            <text:p>101069.277853833</text:p>
          </table:table-cell>
          <table:table-cell table:formula="of:=ROUND([.D1316])" office:value-type="float" office:value="101069">
            <text:p>101069</text:p>
          </table:table-cell>
          <table:table-cell table:formula="of:=([.$C$8]-([.E1316]*[.$C$4]))" office:value-type="float" office:value="19.77648125">
            <text:p>19.77648125</text:p>
          </table:table-cell>
          <table:table-cell table:formula="of:=SQRT(ABS([.$D$2]^2-[.F1316]^2))" office:value-type="float" office:value="98.0249498309915">
            <text:p>98.0249498309915</text:p>
          </table:table-cell>
          <table:table-cell table:formula="of:=ABS([.B1316]-[.G1316])" office:value-type="float" office:value="0.0000501690107910235">
            <text:p>0.0000501690107910235</text:p>
          </table:table-cell>
          <table:table-cell/>
        </table:table-row>
        <table:table-row table:style-name="ro2">
          <table:table-cell table:formula="of:=[.A1316]+[.A$4]" office:value-type="float" office:value="392.400000000009">
            <text:p>392.400000000009</text:p>
          </table:table-cell>
          <table:table-cell table:formula="of:=[.A1317]/([.$D$4]*2)" office:value-type="float" office:value="98.1000000000023">
            <text:p>98.1000000000023</text:p>
          </table:table-cell>
          <table:table-cell table:formula="of:=SQRT(ABS([.$D$2]^2-[.B1317]^2))" office:value-type="float" office:value="19.4007731804573">
            <text:p>19.4007731804573</text:p>
          </table:table-cell>
          <table:table-cell table:formula="of:=([.$C$10]-[.C1317])*[.$B$4]" office:value-type="float" office:value="101542.297567923">
            <text:p>101542.297567923</text:p>
          </table:table-cell>
          <table:table-cell table:formula="of:=ROUND([.D1317])" office:value-type="float" office:value="101542">
            <text:p>101542</text:p>
          </table:table-cell>
          <table:table-cell table:formula="of:=([.$C$8]-([.E1317]*[.$C$4]))" office:value-type="float" office:value="19.4010375">
            <text:p>19.4010375</text:p>
          </table:table-cell>
          <table:table-cell table:formula="of:=SQRT(ABS([.$D$2]^2-[.F1317]^2))" office:value-type="float" office:value="98.099947726406">
            <text:p>98.099947726406</text:p>
          </table:table-cell>
          <table:table-cell table:formula="of:=ABS([.B1317]-[.G1317])" office:value-type="float" office:value="0.0000522735962533716">
            <text:p>0.0000522735962533716</text:p>
          </table:table-cell>
          <table:table-cell/>
        </table:table-row>
        <table:table-row table:style-name="ro2">
          <table:table-cell table:formula="of:=[.A1317]+[.A$4]" office:value-type="float" office:value="392.700000000009">
            <text:p>392.700000000009</text:p>
          </table:table-cell>
          <table:table-cell table:formula="of:=[.A1318]/([.$D$4]*2)" office:value-type="float" office:value="98.1750000000023">
            <text:p>98.1750000000023</text:p>
          </table:table-cell>
          <table:table-cell table:formula="of:=SQRT(ABS([.$D$2]^2-[.B1318]^2))" office:value-type="float" office:value="19.0176069735272">
            <text:p>19.0176069735272</text:p>
          </table:table-cell>
          <table:table-cell table:formula="of:=([.$C$10]-[.C1318])*[.$B$4]" office:value-type="float" office:value="102025.02664752">
            <text:p>102025.02664752</text:p>
          </table:table-cell>
          <table:table-cell table:formula="of:=ROUND([.D1318])" office:value-type="float" office:value="102025">
            <text:p>102025</text:p>
          </table:table-cell>
          <table:table-cell table:formula="of:=([.$C$8]-([.E1318]*[.$C$4]))" office:value-type="float" office:value="19.01765625">
            <text:p>19.01765625</text:p>
          </table:table-cell>
          <table:table-cell table:formula="of:=SQRT(ABS([.$D$2]^2-[.F1318]^2))" office:value-type="float" office:value="98.1749904545798">
            <text:p>98.1749904545798</text:p>
          </table:table-cell>
          <table:table-cell table:formula="of:=ABS([.B1318]-[.G1318])" office:value-type="float" office:value="0.00000954542247200152">
            <text:p>0.00000954542247200152</text:p>
          </table:table-cell>
          <table:table-cell/>
        </table:table-row>
        <table:table-row table:style-name="ro2">
          <table:table-cell table:formula="of:=[.A1318]+[.A$4]" office:value-type="float" office:value="393.000000000009">
            <text:p>393.000000000009</text:p>
          </table:table-cell>
          <table:table-cell table:formula="of:=[.A1319]/([.$D$4]*2)" office:value-type="float" office:value="98.2500000000023">
            <text:p>98.2500000000023</text:p>
          </table:table-cell>
          <table:table-cell table:formula="of:=SQRT(ABS([.$D$2]^2-[.B1319]^2))" office:value-type="float" office:value="18.6262583467413">
            <text:p>18.6262583467413</text:p>
          </table:table-cell>
          <table:table-cell table:formula="of:=([.$C$10]-[.C1319])*[.$B$4]" office:value-type="float" office:value="102518.064287565">
            <text:p>102518.064287565</text:p>
          </table:table-cell>
          <table:table-cell table:formula="of:=ROUND([.D1319])" office:value-type="float" office:value="102518">
            <text:p>102518</text:p>
          </table:table-cell>
          <table:table-cell table:formula="of:=([.$C$8]-([.E1319]*[.$C$4]))" office:value-type="float" office:value="18.6263375">
            <text:p>18.6263375</text:p>
          </table:table-cell>
          <table:table-cell table:formula="of:=SQRT(ABS([.$D$2]^2-[.F1319]^2))" office:value-type="float" office:value="98.2499849940757">
            <text:p>98.2499849940757</text:p>
          </table:table-cell>
          <table:table-cell table:formula="of:=ABS([.B1319]-[.G1319])" office:value-type="float" office:value="0.0000150059266275093">
            <text:p>0.0000150059266275093</text:p>
          </table:table-cell>
          <table:table-cell/>
        </table:table-row>
        <table:table-row table:style-name="ro2">
          <table:table-cell table:formula="of:=[.A1319]+[.A$4]" office:value-type="float" office:value="393.300000000009">
            <text:p>393.300000000009</text:p>
          </table:table-cell>
          <table:table-cell table:formula="of:=[.A1320]/([.$D$4]*2)" office:value-type="float" office:value="98.3250000000023">
            <text:p>98.3250000000023</text:p>
          </table:table-cell>
          <table:table-cell table:formula="of:=SQRT(ABS([.$D$2]^2-[.B1320]^2))" office:value-type="float" office:value="18.2262002348144">
            <text:p>18.2262002348144</text:p>
          </table:table-cell>
          <table:table-cell table:formula="of:=([.$C$10]-[.C1320])*[.$B$4]" office:value-type="float" office:value="103022.074507315">
            <text:p>103022.074507315</text:p>
          </table:table-cell>
          <table:table-cell table:formula="of:=ROUND([.D1320])" office:value-type="float" office:value="103022">
            <text:p>103022</text:p>
          </table:table-cell>
          <table:table-cell table:formula="of:=([.$C$8]-([.E1320]*[.$C$4]))" office:value-type="float" office:value="18.2262875">
            <text:p>18.2262875</text:p>
          </table:table-cell>
          <table:table-cell table:formula="of:=SQRT(ABS([.$D$2]^2-[.F1320]^2))" office:value-type="float" office:value="98.3249838238855">
            <text:p>98.3249838238855</text:p>
          </table:table-cell>
          <table:table-cell table:formula="of:=ABS([.B1320]-[.G1320])" office:value-type="float" office:value="0.0000161761167873919">
            <text:p>0.0000161761167873919</text:p>
          </table:table-cell>
          <table:table-cell/>
        </table:table-row>
        <table:table-row table:style-name="ro2">
          <table:table-cell table:formula="of:=[.A1320]+[.A$4]" office:value-type="float" office:value="393.600000000009">
            <text:p>393.600000000009</text:p>
          </table:table-cell>
          <table:table-cell table:formula="of:=[.A1321]/([.$D$4]*2)" office:value-type="float" office:value="98.4000000000023">
            <text:p>98.4000000000023</text:p>
          </table:table-cell>
          <table:table-cell table:formula="of:=SQRT(ABS([.$D$2]^2-[.B1321]^2))" office:value-type="float" office:value="17.8168459610434">
            <text:p>17.8168459610434</text:p>
          </table:table-cell>
          <table:table-cell table:formula="of:=([.$C$10]-[.C1321])*[.$B$4]" office:value-type="float" office:value="103537.796427027">
            <text:p>103537.796427027</text:p>
          </table:table-cell>
          <table:table-cell table:formula="of:=ROUND([.D1321])" office:value-type="float" office:value="103538">
            <text:p>103538</text:p>
          </table:table-cell>
          <table:table-cell table:formula="of:=([.$C$8]-([.E1321]*[.$C$4]))" office:value-type="float" office:value="17.8167125">
            <text:p>17.8167125</text:p>
          </table:table-cell>
          <table:table-cell table:formula="of:=SQRT(ABS([.$D$2]^2-[.F1321]^2))" office:value-type="float" office:value="98.4000241651004">
            <text:p>98.4000241651004</text:p>
          </table:table-cell>
          <table:table-cell table:formula="of:=ABS([.B1321]-[.G1321])" office:value-type="float" office:value="0.0000241650981109842">
            <text:p>0.0000241650981109842</text:p>
          </table:table-cell>
          <table:table-cell/>
        </table:table-row>
        <table:table-row table:style-name="ro2">
          <table:table-cell table:formula="of:=[.A1321]+[.A$4]" office:value-type="float" office:value="393.900000000009">
            <text:p>393.900000000009</text:p>
          </table:table-cell>
          <table:table-cell table:formula="of:=[.A1322]/([.$D$4]*2)" office:value-type="float" office:value="98.4750000000023">
            <text:p>98.4750000000023</text:p>
          </table:table-cell>
          <table:table-cell table:formula="of:=SQRT(ABS([.$D$2]^2-[.B1322]^2))" office:value-type="float" office:value="17.397539337491">
            <text:p>17.397539337491</text:p>
          </table:table-cell>
          <table:table-cell table:formula="of:=([.$C$10]-[.C1322])*[.$B$4]" office:value-type="float" office:value="104066.056740164">
            <text:p>104066.056740164</text:p>
          </table:table-cell>
          <table:table-cell table:formula="of:=ROUND([.D1322])" office:value-type="float" office:value="104066">
            <text:p>104066</text:p>
          </table:table-cell>
          <table:table-cell table:formula="of:=([.$C$8]-([.E1322]*[.$C$4]))" office:value-type="float" office:value="17.3976125">
            <text:p>17.3976125</text:p>
          </table:table-cell>
          <table:table-cell table:formula="of:=SQRT(ABS([.$D$2]^2-[.F1322]^2))" office:value-type="float" office:value="98.4749870743827">
            <text:p>98.4749870743827</text:p>
          </table:table-cell>
          <table:table-cell table:formula="of:=ABS([.B1322]-[.G1322])" office:value-type="float" office:value="0.0000129256195720018">
            <text:p>0.0000129256195720018</text:p>
          </table:table-cell>
          <table:table-cell/>
        </table:table-row>
        <table:table-row table:style-name="ro2">
          <table:table-cell table:formula="of:=[.A1322]+[.A$4]" office:value-type="float" office:value="394.200000000009">
            <text:p>394.200000000009</text:p>
          </table:table-cell>
          <table:table-cell table:formula="of:=[.A1323]/([.$D$4]*2)" office:value-type="float" office:value="98.5500000000023">
            <text:p>98.5500000000023</text:p>
          </table:table-cell>
          <table:table-cell table:formula="of:=SQRT(ABS([.$D$2]^2-[.B1323]^2))" office:value-type="float" office:value="16.9675425445038">
            <text:p>16.9675425445038</text:p>
          </table:table-cell>
          <table:table-cell table:formula="of:=([.$C$10]-[.C1323])*[.$B$4]" office:value-type="float" office:value="104607.784983297">
            <text:p>104607.784983297</text:p>
          </table:table-cell>
          <table:table-cell table:formula="of:=ROUND([.D1323])" office:value-type="float" office:value="104608">
            <text:p>104608</text:p>
          </table:table-cell>
          <table:table-cell table:formula="of:=([.$C$8]-([.E1323]*[.$C$4]))" office:value-type="float" office:value="16.9674">
            <text:p>16.9674</text:p>
          </table:table-cell>
          <table:table-cell table:formula="of:=SQRT(ABS([.$D$2]^2-[.F1323]^2))" office:value-type="float" office:value="98.5500245420568">
            <text:p>98.5500245420568</text:p>
          </table:table-cell>
          <table:table-cell table:formula="of:=ABS([.B1323]-[.G1323])" office:value-type="float" office:value="0.0000245420545184061">
            <text:p>0.0000245420545184061</text:p>
          </table:table-cell>
          <table:table-cell/>
        </table:table-row>
        <table:table-row table:style-name="ro2">
          <table:table-cell table:formula="of:=[.A1323]+[.A$4]" office:value-type="float" office:value="394.500000000009">
            <text:p>394.500000000009</text:p>
          </table:table-cell>
          <table:table-cell table:formula="of:=[.A1324]/([.$D$4]*2)" office:value-type="float" office:value="98.6250000000023">
            <text:p>98.6250000000023</text:p>
          </table:table-cell>
          <table:table-cell table:formula="of:=SQRT(ABS([.$D$2]^2-[.B1324]^2))" office:value-type="float" office:value="16.526021148466">
            <text:p>16.526021148466</text:p>
          </table:table-cell>
          <table:table-cell table:formula="of:=([.$C$10]-[.C1324])*[.$B$4]" office:value-type="float" office:value="105164.032411376">
            <text:p>105164.032411376</text:p>
          </table:table-cell>
          <table:table-cell table:formula="of:=ROUND([.D1324])" office:value-type="float" office:value="105164">
            <text:p>105164</text:p>
          </table:table-cell>
          <table:table-cell table:formula="of:=([.$C$8]-([.E1324]*[.$C$4]))" office:value-type="float" office:value="16.526075">
            <text:p>16.526075</text:p>
          </table:table-cell>
          <table:table-cell table:formula="of:=SQRT(ABS([.$D$2]^2-[.F1324]^2))" office:value-type="float" office:value="98.6249909763969">
            <text:p>98.6249909763969</text:p>
          </table:table-cell>
          <table:table-cell table:formula="of:=ABS([.B1324]-[.G1324])" office:value-type="float" office:value="0.00000902360538646008">
            <text:p>0.00000902360538646008</text:p>
          </table:table-cell>
          <table:table-cell/>
        </table:table-row>
        <table:table-row table:style-name="ro2">
          <table:table-cell table:formula="of:=[.A1324]+[.A$4]" office:value-type="float" office:value="394.800000000009">
            <text:p>394.800000000009</text:p>
          </table:table-cell>
          <table:table-cell table:formula="of:=[.A1325]/([.$D$4]*2)" office:value-type="float" office:value="98.7000000000023">
            <text:p>98.7000000000023</text:p>
          </table:table-cell>
          <table:table-cell table:formula="of:=SQRT(ABS([.$D$2]^2-[.B1325]^2))" office:value-type="float" office:value="16.0720253857299">
            <text:p>16.0720253857299</text:p>
          </table:table-cell>
          <table:table-cell table:formula="of:=([.$C$10]-[.C1325])*[.$B$4]" office:value-type="float" office:value="105735.995577028">
            <text:p>105735.995577028</text:p>
          </table:table-cell>
          <table:table-cell table:formula="of:=ROUND([.D1325])" office:value-type="float" office:value="105736">
            <text:p>105736</text:p>
          </table:table-cell>
          <table:table-cell table:formula="of:=([.$C$8]-([.E1325]*[.$C$4]))" office:value-type="float" office:value="16.07205">
            <text:p>16.07205</text:p>
          </table:table-cell>
          <table:table-cell table:formula="of:=SQRT(ABS([.$D$2]^2-[.F1325]^2))" office:value-type="float" office:value="98.6999959918819">
            <text:p>98.6999959918819</text:p>
          </table:table-cell>
          <table:table-cell table:formula="of:=ABS([.B1325]-[.G1325])" office:value-type="float" office:value="0.00000400812042755661">
            <text:p>0.00000400812042755661</text:p>
          </table:table-cell>
          <table:table-cell/>
        </table:table-row>
        <table:table-row table:style-name="ro2">
          <table:table-cell table:formula="of:=[.A1325]+[.A$4]" office:value-type="float" office:value="395.100000000009">
            <text:p>395.100000000009</text:p>
          </table:table-cell>
          <table:table-cell table:formula="of:=[.A1326]/([.$D$4]*2)" office:value-type="float" office:value="98.7750000000023">
            <text:p>98.7750000000023</text:p>
          </table:table-cell>
          <table:table-cell table:formula="of:=SQRT(ABS([.$D$2]^2-[.B1326]^2))" office:value-type="float" office:value="15.604466508008">
            <text:p>15.604466508008</text:p>
          </table:table-cell>
          <table:table-cell table:formula="of:=([.$C$10]-[.C1326])*[.$B$4]" office:value-type="float" office:value="106325.046131638">
            <text:p>106325.046131638</text:p>
          </table:table-cell>
          <table:table-cell table:formula="of:=ROUND([.D1326])" office:value-type="float" office:value="106325">
            <text:p>106325</text:p>
          </table:table-cell>
          <table:table-cell table:formula="of:=([.$C$8]-([.E1326]*[.$C$4]))" office:value-type="float" office:value="15.60453125">
            <text:p>15.60453125</text:p>
          </table:table-cell>
          <table:table-cell table:formula="of:=SQRT(ABS([.$D$2]^2-[.F1326]^2))" office:value-type="float" office:value="98.7749897720459">
            <text:p>98.7749897720459</text:p>
          </table:table-cell>
          <table:table-cell table:formula="of:=ABS([.B1326]-[.G1326])" office:value-type="float" office:value="0.000010227956394715">
            <text:p>0.000010227956394715</text:p>
          </table:table-cell>
          <table:table-cell/>
        </table:table-row>
        <table:table-row table:style-name="ro2">
          <table:table-cell table:formula="of:=[.A1326]+[.A$4]" office:value-type="float" office:value="395.400000000009">
            <text:p>395.400000000009</text:p>
          </table:table-cell>
          <table:table-cell table:formula="of:=[.A1327]/([.$D$4]*2)" office:value-type="float" office:value="98.8500000000023">
            <text:p>98.8500000000023</text:p>
          </table:table-cell>
          <table:table-cell table:formula="of:=SQRT(ABS([.$D$2]^2-[.B1327]^2))" office:value-type="float" office:value="15.1220864962327">
            <text:p>15.1220864962327</text:p>
          </table:table-cell>
          <table:table-cell table:formula="of:=([.$C$10]-[.C1327])*[.$B$4]" office:value-type="float" office:value="106932.768981119">
            <text:p>106932.768981119</text:p>
          </table:table-cell>
          <table:table-cell table:formula="of:=ROUND([.D1327])" office:value-type="float" office:value="106933">
            <text:p>106933</text:p>
          </table:table-cell>
          <table:table-cell table:formula="of:=([.$C$8]-([.E1327]*[.$C$4]))" office:value-type="float" office:value="15.12193125">
            <text:p>15.12193125</text:p>
          </table:table-cell>
          <table:table-cell table:formula="of:=SQRT(ABS([.$D$2]^2-[.F1327]^2))" office:value-type="float" office:value="98.8500237494674">
            <text:p>98.8500237494674</text:p>
          </table:table-cell>
          <table:table-cell table:formula="of:=ABS([.B1327]-[.G1327])" office:value-type="float" office:value="0.000023749465100309">
            <text:p>0.000023749465100309</text:p>
          </table:table-cell>
          <table:table-cell/>
        </table:table-row>
        <table:table-row table:style-name="ro2">
          <table:table-cell table:formula="of:=[.A1327]+[.A$4]" office:value-type="float" office:value="395.700000000009">
            <text:p>395.700000000009</text:p>
          </table:table-cell>
          <table:table-cell table:formula="of:=[.A1328]/([.$D$4]*2)" office:value-type="float" office:value="98.9250000000023">
            <text:p>98.9250000000023</text:p>
          </table:table-cell>
          <table:table-cell table:formula="of:=SQRT(ABS([.$D$2]^2-[.B1328]^2))" office:value-type="float" office:value="14.6234187179176">
            <text:p>14.6234187179176</text:p>
          </table:table-cell>
          <table:table-cell table:formula="of:=([.$C$10]-[.C1328])*[.$B$4]" office:value-type="float" office:value="107561.011851437">
            <text:p>107561.011851437</text:p>
          </table:table-cell>
          <table:table-cell table:formula="of:=ROUND([.D1328])" office:value-type="float" office:value="107561">
            <text:p>107561</text:p>
          </table:table-cell>
          <table:table-cell table:formula="of:=([.$C$8]-([.E1328]*[.$C$4]))" office:value-type="float" office:value="14.62345625">
            <text:p>14.62345625</text:p>
          </table:table-cell>
          <table:table-cell table:formula="of:=SQRT(ABS([.$D$2]^2-[.F1328]^2))" office:value-type="float" office:value="98.9249944518792">
            <text:p>98.9249944518792</text:p>
          </table:table-cell>
          <table:table-cell table:formula="of:=ABS([.B1328]-[.G1328])" office:value-type="float" office:value="0.00000554812308450892">
            <text:p>0.00000554812308450892</text:p>
          </table:table-cell>
          <table:table-cell/>
        </table:table-row>
        <table:table-row table:style-name="ro2">
          <table:table-cell table:formula="of:=[.A1328]+[.A$4]" office:value-type="float" office:value="396.000000000009">
            <text:p>396.000000000009</text:p>
          </table:table-cell>
          <table:table-cell table:formula="of:=[.A1329]/([.$D$4]*2)" office:value-type="float" office:value="99.0000000000023">
            <text:p>99.0000000000023</text:p>
          </table:table-cell>
          <table:table-cell table:formula="of:=SQRT(ABS([.$D$2]^2-[.B1329]^2))" office:value-type="float" office:value="14.1067359796496">
            <text:p>14.1067359796496</text:p>
          </table:table-cell>
          <table:table-cell table:formula="of:=([.$C$10]-[.C1329])*[.$B$4]" office:value-type="float" office:value="108211.950734295">
            <text:p>108211.950734295</text:p>
          </table:table-cell>
          <table:table-cell table:formula="of:=ROUND([.D1329])" office:value-type="float" office:value="108212">
            <text:p>108212</text:p>
          </table:table-cell>
          <table:table-cell table:formula="of:=([.$C$8]-([.E1329]*[.$C$4]))" office:value-type="float" office:value="14.106725">
            <text:p>14.106725</text:p>
          </table:table-cell>
          <table:table-cell table:formula="of:=SQRT(ABS([.$D$2]^2-[.F1329]^2))" office:value-type="float" office:value="99.000001564517">
            <text:p>99.000001564517</text:p>
          </table:table-cell>
          <table:table-cell table:formula="of:=ABS([.B1329]-[.G1329])" office:value-type="float" office:value="0.00000156451471866603">
            <text:p>0.00000156451471866603</text:p>
          </table:table-cell>
          <table:table-cell/>
        </table:table-row>
        <table:table-row table:style-name="ro2">
          <table:table-cell table:formula="of:=[.A1329]+[.A$4]" office:value-type="float" office:value="396.300000000009">
            <text:p>396.300000000009</text:p>
          </table:table-cell>
          <table:table-cell table:formula="of:=[.A1330]/([.$D$4]*2)" office:value-type="float" office:value="99.0750000000023">
            <text:p>99.0750000000023</text:p>
          </table:table-cell>
          <table:table-cell table:formula="of:=SQRT(ABS([.$D$2]^2-[.B1330]^2))" office:value-type="float" office:value="13.5699806558278">
            <text:p>13.5699806558278</text:p>
          </table:table-cell>
          <table:table-cell table:formula="of:=([.$C$10]-[.C1330])*[.$B$4]" office:value-type="float" office:value="108888.177913913">
            <text:p>108888.177913913</text:p>
          </table:table-cell>
          <table:table-cell table:formula="of:=ROUND([.D1330])" office:value-type="float" office:value="108888">
            <text:p>108888</text:p>
          </table:table-cell>
          <table:table-cell table:formula="of:=([.$C$8]-([.E1330]*[.$C$4]))" office:value-type="float" office:value="13.57015">
            <text:p>13.57015</text:p>
          </table:table-cell>
          <table:table-cell table:formula="of:=SQRT(ABS([.$D$2]^2-[.F1330]^2))" office:value-type="float" office:value="99.0749768053342">
            <text:p>99.0749768053342</text:p>
          </table:table-cell>
          <table:table-cell table:formula="of:=ABS([.B1330]-[.G1330])" office:value-type="float" office:value="0.0000231946681594763">
            <text:p>0.0000231946681594763</text:p>
          </table:table-cell>
          <table:table-cell/>
        </table:table-row>
        <table:table-row table:style-name="ro2">
          <table:table-cell table:formula="of:=[.A1330]+[.A$4]" office:value-type="float" office:value="396.600000000009">
            <text:p>396.600000000009</text:p>
          </table:table-cell>
          <table:table-cell table:formula="of:=[.A1331]/([.$D$4]*2)" office:value-type="float" office:value="99.1500000000023">
            <text:p>99.1500000000023</text:p>
          </table:table-cell>
          <table:table-cell table:formula="of:=SQRT(ABS([.$D$2]^2-[.B1331]^2))" office:value-type="float" office:value="13.0106686991692">
            <text:p>13.0106686991692</text:p>
          </table:table-cell>
          <table:table-cell table:formula="of:=([.$C$10]-[.C1331])*[.$B$4]" office:value-type="float" office:value="109592.82289868">
            <text:p>109592.82289868</text:p>
          </table:table-cell>
          <table:table-cell table:formula="of:=ROUND([.D1331])" office:value-type="float" office:value="109593">
            <text:p>109593</text:p>
          </table:table-cell>
          <table:table-cell table:formula="of:=([.$C$8]-([.E1331]*[.$C$4]))" office:value-type="float" office:value="13.01055625">
            <text:p>13.01055625</text:p>
          </table:table-cell>
          <table:table-cell table:formula="of:=SQRT(ABS([.$D$2]^2-[.F1331]^2))" office:value-type="float" office:value="99.1500147557507">
            <text:p>99.1500147557507</text:p>
          </table:table-cell>
          <table:table-cell table:formula="of:=ABS([.B1331]-[.G1331])" office:value-type="float" office:value="0.0000147557483956007">
            <text:p>0.0000147557483956007</text:p>
          </table:table-cell>
          <table:table-cell/>
        </table:table-row>
        <table:table-row table:style-name="ro2">
          <table:table-cell table:formula="of:=[.A1331]+[.A$4]" office:value-type="float" office:value="396.900000000009">
            <text:p>396.900000000009</text:p>
          </table:table-cell>
          <table:table-cell table:formula="of:=[.A1332]/([.$D$4]*2)" office:value-type="float" office:value="99.2250000000023">
            <text:p>99.2250000000023</text:p>
          </table:table-cell>
          <table:table-cell table:formula="of:=SQRT(ABS([.$D$2]^2-[.B1332]^2))" office:value-type="float" office:value="12.4257545042359">
            <text:p>12.4257545042359</text:p>
          </table:table-cell>
          <table:table-cell table:formula="of:=([.$C$10]-[.C1332])*[.$B$4]" office:value-type="float" office:value="110329.722671824">
            <text:p>110329.722671824</text:p>
          </table:table-cell>
          <table:table-cell table:formula="of:=ROUND([.D1332])" office:value-type="float" office:value="110330">
            <text:p>110330</text:p>
          </table:table-cell>
          <table:table-cell table:formula="of:=([.$C$8]-([.E1332]*[.$C$4]))" office:value-type="float" office:value="12.4255625">
            <text:p>12.4255625</text:p>
          </table:table-cell>
          <table:table-cell table:formula="of:=SQRT(ABS([.$D$2]^2-[.F1332]^2))" office:value-type="float" office:value="99.2250240441321">
            <text:p>99.2250240441321</text:p>
          </table:table-cell>
          <table:table-cell table:formula="of:=ABS([.B1332]-[.G1332])" office:value-type="float" office:value="0.0000240441297734151">
            <text:p>0.0000240441297734151</text:p>
          </table:table-cell>
          <table:table-cell/>
        </table:table-row>
        <table:table-row table:style-name="ro2">
          <table:table-cell table:formula="of:=[.A1332]+[.A$4]" office:value-type="float" office:value="397.200000000009">
            <text:p>397.200000000009</text:p>
          </table:table-cell>
          <table:table-cell table:formula="of:=[.A1333]/([.$D$4]*2)" office:value-type="float" office:value="99.3000000000023">
            <text:p>99.3000000000023</text:p>
          </table:table-cell>
          <table:table-cell table:formula="of:=SQRT(ABS([.$D$2]^2-[.B1333]^2))" office:value-type="float" office:value="11.8114351371685">
            <text:p>11.8114351371685</text:p>
          </table:table-cell>
          <table:table-cell table:formula="of:=([.$C$10]-[.C1333])*[.$B$4]" office:value-type="float" office:value="111103.668331121">
            <text:p>111103.668331121</text:p>
          </table:table-cell>
          <table:table-cell table:formula="of:=ROUND([.D1333])" office:value-type="float" office:value="111104">
            <text:p>111104</text:p>
          </table:table-cell>
          <table:table-cell table:formula="of:=([.$C$8]-([.E1333]*[.$C$4]))" office:value-type="float" office:value="11.8112">
            <text:p>11.8112</text:p>
          </table:table-cell>
          <table:table-cell table:formula="of:=SQRT(ABS([.$D$2]^2-[.F1333]^2))" office:value-type="float" office:value="99.3000279685761">
            <text:p>99.3000279685761</text:p>
          </table:table-cell>
          <table:table-cell table:formula="of:=ABS([.B1333]-[.G1333])" office:value-type="float" office:value="0.0000279685738036051">
            <text:p>0.0000279685738036051</text:p>
          </table:table-cell>
          <table:table-cell/>
        </table:table-row>
        <table:table-row table:style-name="ro2">
          <table:table-cell table:formula="of:=[.A1333]+[.A$4]" office:value-type="float" office:value="397.500000000009">
            <text:p>397.500000000009</text:p>
          </table:table-cell>
          <table:table-cell table:formula="of:=[.A1334]/([.$D$4]*2)" office:value-type="float" office:value="99.3750000000023">
            <text:p>99.3750000000023</text:p>
          </table:table-cell>
          <table:table-cell table:formula="of:=SQRT(ABS([.$D$2]^2-[.B1334]^2))" office:value-type="float" office:value="11.1628569371616">
            <text:p>11.1628569371616</text:p>
          </table:table-cell>
          <table:table-cell table:formula="of:=([.$C$10]-[.C1334])*[.$B$4]" office:value-type="float" office:value="111920.774724831">
            <text:p>111920.774724831</text:p>
          </table:table-cell>
          <table:table-cell table:formula="of:=ROUND([.D1334])" office:value-type="float" office:value="111921">
            <text:p>111921</text:p>
          </table:table-cell>
          <table:table-cell table:formula="of:=([.$C$8]-([.E1334]*[.$C$4]))" office:value-type="float" office:value="11.16270625">
            <text:p>11.16270625</text:p>
          </table:table-cell>
          <table:table-cell table:formula="of:=SQRT(ABS([.$D$2]^2-[.F1334]^2))" office:value-type="float" office:value="99.3750169266713">
            <text:p>99.3750169266713</text:p>
          </table:table-cell>
          <table:table-cell table:formula="of:=ABS([.B1334]-[.G1334])" office:value-type="float" office:value="0.0000169266689908909">
            <text:p>0.0000169266689908909</text:p>
          </table:table-cell>
          <table:table-cell/>
        </table:table-row>
        <table:table-row table:style-name="ro2">
          <table:table-cell table:formula="of:=[.A1334]+[.A$4]" office:value-type="float" office:value="397.800000000009">
            <text:p>397.800000000009</text:p>
          </table:table-cell>
          <table:table-cell table:formula="of:=[.A1335]/([.$D$4]*2)" office:value-type="float" office:value="99.4500000000023">
            <text:p>99.4500000000023</text:p>
          </table:table-cell>
          <table:table-cell table:formula="of:=SQRT(ABS([.$D$2]^2-[.B1335]^2))" office:value-type="float" office:value="10.47365743184">
            <text:p>10.47365743184</text:p>
          </table:table-cell>
          <table:table-cell table:formula="of:=([.$C$10]-[.C1335])*[.$B$4]" office:value-type="float" office:value="112789.057566181">
            <text:p>112789.057566181</text:p>
          </table:table-cell>
          <table:table-cell table:formula="of:=ROUND([.D1335])" office:value-type="float" office:value="112789">
            <text:p>112789</text:p>
          </table:table-cell>
          <table:table-cell table:formula="of:=([.$C$8]-([.E1335]*[.$C$4]))" office:value-type="float" office:value="10.47373125">
            <text:p>10.47373125</text:p>
          </table:table-cell>
          <table:table-cell table:formula="of:=SQRT(ABS([.$D$2]^2-[.F1335]^2))" office:value-type="float" office:value="99.4499922257552">
            <text:p>99.4499922257552</text:p>
          </table:table-cell>
          <table:table-cell table:formula="of:=ABS([.B1335]-[.G1335])" office:value-type="float" office:value="0.0000077742471091824">
            <text:p>0.0000077742471091824</text:p>
          </table:table-cell>
          <table:table-cell/>
        </table:table-row>
        <table:table-row table:style-name="ro2">
          <table:table-cell table:formula="of:=[.A1335]+[.A$4]" office:value-type="float" office:value="398.100000000009">
            <text:p>398.100000000009</text:p>
          </table:table-cell>
          <table:table-cell table:formula="of:=[.A1336]/([.$D$4]*2)" office:value-type="float" office:value="99.5250000000023">
            <text:p>99.5250000000023</text:p>
          </table:table-cell>
          <table:table-cell table:formula="of:=SQRT(ABS([.$D$2]^2-[.B1336]^2))" office:value-type="float" office:value="9.73521314607622">
            <text:p>9.73521314607622</text:p>
          </table:table-cell>
          <table:table-cell table:formula="of:=([.$C$10]-[.C1336])*[.$B$4]" office:value-type="float" office:value="113719.381075805">
            <text:p>113719.381075805</text:p>
          </table:table-cell>
          <table:table-cell table:formula="of:=ROUND([.D1336])" office:value-type="float" office:value="113719">
            <text:p>113719</text:p>
          </table:table-cell>
          <table:table-cell table:formula="of:=([.$C$8]-([.E1336]*[.$C$4]))" office:value-type="float" office:value="9.73554375000001">
            <text:p>9.73554375000001</text:p>
          </table:table-cell>
          <table:table-cell table:formula="of:=SQRT(ABS([.$D$2]^2-[.F1336]^2))" office:value-type="float" office:value="99.524967660843">
            <text:p>99.524967660843</text:p>
          </table:table-cell>
          <table:table-cell table:formula="of:=ABS([.B1336]-[.G1336])" office:value-type="float" office:value="0.0000323391593752831">
            <text:p>0.0000323391593752831</text:p>
          </table:table-cell>
          <table:table-cell/>
        </table:table-row>
        <table:table-row table:style-name="ro2">
          <table:table-cell table:formula="of:=[.A1336]+[.A$4]" office:value-type="float" office:value="398.400000000009">
            <text:p>398.400000000009</text:p>
          </table:table-cell>
          <table:table-cell table:formula="of:=[.A1337]/([.$D$4]*2)" office:value-type="float" office:value="99.6000000000023">
            <text:p>99.6000000000023</text:p>
          </table:table-cell>
          <table:table-cell table:formula="of:=SQRT(ABS([.$D$2]^2-[.B1337]^2))" office:value-type="float" office:value="8.93532316144942">
            <text:p>8.93532316144942</text:p>
          </table:table-cell>
          <table:table-cell table:formula="of:=([.$C$10]-[.C1337])*[.$B$4]" office:value-type="float" office:value="114727.116489508">
            <text:p>114727.116489508</text:p>
          </table:table-cell>
          <table:table-cell table:formula="of:=ROUND([.D1337])" office:value-type="float" office:value="114727">
            <text:p>114727</text:p>
          </table:table-cell>
          <table:table-cell table:formula="of:=([.$C$8]-([.E1337]*[.$C$4]))" office:value-type="float" office:value="8.93544375">
            <text:p>8.93544375</text:p>
          </table:table-cell>
          <table:table-cell table:formula="of:=SQRT(ABS([.$D$2]^2-[.F1337]^2))" office:value-type="float" office:value="99.5999891816791">
            <text:p>99.5999891816791</text:p>
          </table:table-cell>
          <table:table-cell table:formula="of:=ABS([.B1337]-[.G1337])" office:value-type="float" office:value="0.00001081832327543">
            <text:p>0.00001081832327543</text:p>
          </table:table-cell>
          <table:table-cell/>
        </table:table-row>
        <table:table-row table:style-name="ro2">
          <table:table-cell table:formula="of:=[.A1337]+[.A$4]" office:value-type="float" office:value="398.700000000009">
            <text:p>398.700000000009</text:p>
          </table:table-cell>
          <table:table-cell table:formula="of:=[.A1338]/([.$D$4]*2)" office:value-type="float" office:value="99.6750000000023">
            <text:p>99.6750000000023</text:p>
          </table:table-cell>
          <table:table-cell table:formula="of:=SQRT(ABS([.$D$2]^2-[.B1338]^2))" office:value-type="float" office:value="8.05570450050971">
            <text:p>8.05570450050971</text:p>
          </table:table-cell>
          <table:table-cell table:formula="of:=([.$C$10]-[.C1338])*[.$B$4]" office:value-type="float" office:value="115835.297479668">
            <text:p>115835.297479668</text:p>
          </table:table-cell>
          <table:table-cell table:formula="of:=ROUND([.D1338])" office:value-type="float" office:value="115835">
            <text:p>115835</text:p>
          </table:table-cell>
          <table:table-cell table:formula="of:=([.$C$8]-([.E1338]*[.$C$4]))" office:value-type="float" office:value="8.05596875000001">
            <text:p>8.05596875000001</text:p>
          </table:table-cell>
          <table:table-cell table:formula="of:=SQRT(ABS([.$D$2]^2-[.F1338]^2))" office:value-type="float" office:value="99.6749786430829">
            <text:p>99.6749786430829</text:p>
          </table:table-cell>
          <table:table-cell table:formula="of:=ABS([.B1338]-[.G1338])" office:value-type="float" office:value="0.00002135691948979">
            <text:p>0.00002135691948979</text:p>
          </table:table-cell>
          <table:table-cell/>
        </table:table-row>
        <table:table-row table:style-name="ro2">
          <table:table-cell table:formula="of:=[.A1338]+[.A$4]" office:value-type="float" office:value="399.000000000009">
            <text:p>399.000000000009</text:p>
          </table:table-cell>
          <table:table-cell table:formula="of:=[.A1339]/([.$D$4]*2)" office:value-type="float" office:value="99.7500000000023">
            <text:p>99.7500000000023</text:p>
          </table:table-cell>
          <table:table-cell table:formula="of:=SQRT(ABS([.$D$2]^2-[.B1339]^2))" office:value-type="float" office:value="7.06664701251821">
            <text:p>7.06664701251821</text:p>
          </table:table-cell>
          <table:table-cell table:formula="of:=([.$C$10]-[.C1339])*[.$B$4]" office:value-type="float" office:value="117081.354157452">
            <text:p>117081.354157452</text:p>
          </table:table-cell>
          <table:table-cell table:formula="of:=ROUND([.D1339])" office:value-type="float" office:value="117081">
            <text:p>117081</text:p>
          </table:table-cell>
          <table:table-cell table:formula="of:=([.$C$8]-([.E1339]*[.$C$4]))" office:value-type="float" office:value="7.06695625">
            <text:p>7.06695625</text:p>
          </table:table-cell>
          <table:table-cell table:formula="of:=SQRT(ABS([.$D$2]^2-[.F1339]^2))" office:value-type="float" office:value="99.7499780920306">
            <text:p>99.7499780920306</text:p>
          </table:table-cell>
          <table:table-cell table:formula="of:=ABS([.B1339]-[.G1339])" office:value-type="float" office:value="0.0000219079717425075">
            <text:p>0.0000219079717425075</text:p>
          </table:table-cell>
          <table:table-cell/>
        </table:table-row>
        <table:table-row table:style-name="ro2">
          <table:table-cell table:formula="of:=[.A1339]+[.A$4]" office:value-type="float" office:value="399.300000000009">
            <text:p>399.300000000009</text:p>
          </table:table-cell>
          <table:table-cell table:formula="of:=[.A1340]/([.$D$4]*2)" office:value-type="float" office:value="99.8250000000023">
            <text:p>99.8250000000023</text:p>
          </table:table-cell>
          <table:table-cell table:formula="of:=SQRT(ABS([.$D$2]^2-[.B1340]^2))" office:value-type="float" office:value="5.91349093171971">
            <text:p>5.91349093171971</text:p>
          </table:table-cell>
          <table:table-cell table:formula="of:=([.$C$10]-[.C1340])*[.$B$4]" office:value-type="float" office:value="118534.149219876">
            <text:p>118534.149219876</text:p>
          </table:table-cell>
          <table:table-cell table:formula="of:=ROUND([.D1340])" office:value-type="float" office:value="118534">
            <text:p>118534</text:p>
          </table:table-cell>
          <table:table-cell table:formula="of:=([.$C$8]-([.E1340]*[.$C$4]))" office:value-type="float" office:value="5.91363750000001">
            <text:p>5.91363750000001</text:p>
          </table:table-cell>
          <table:table-cell table:formula="of:=SQRT(ABS([.$D$2]^2-[.F1340]^2))" office:value-type="float" office:value="99.824991317398">
            <text:p>99.824991317398</text:p>
          </table:table-cell>
          <table:table-cell table:formula="of:=ABS([.B1340]-[.G1340])" office:value-type="float" office:value="0.00000868260430308965">
            <text:p>0.00000868260430308965</text:p>
          </table:table-cell>
          <table:table-cell/>
        </table:table-row>
        <table:table-row table:style-name="ro2">
          <table:table-cell table:formula="of:=[.A1340]+[.A$4]" office:value-type="float" office:value="399.600000000009">
            <text:p>399.600000000009</text:p>
          </table:table-cell>
          <table:table-cell table:formula="of:=[.A1341]/([.$D$4]*2)" office:value-type="float" office:value="99.9000000000024">
            <text:p>99.9000000000024</text:p>
          </table:table-cell>
          <table:table-cell table:formula="of:=SQRT(ABS([.$D$2]^2-[.B1341]^2))" office:value-type="float" office:value="4.47101778116913">
            <text:p>4.47101778116913</text:p>
          </table:table-cell>
          <table:table-cell table:formula="of:=([.$C$10]-[.C1341])*[.$B$4]" office:value-type="float" office:value="120351.438228443">
            <text:p>120351.438228443</text:p>
          </table:table-cell>
          <table:table-cell table:formula="of:=ROUND([.D1341])" office:value-type="float" office:value="120351">
            <text:p>120351</text:p>
          </table:table-cell>
          <table:table-cell table:formula="of:=([.$C$8]-([.E1341]*[.$C$4]))" office:value-type="float" office:value="4.47139375">
            <text:p>4.47139375</text:p>
          </table:table-cell>
          <table:table-cell table:formula="of:=SQRT(ABS([.$D$2]^2-[.F1341]^2))" office:value-type="float" office:value="99.8999831728337">
            <text:p>99.8999831728337</text:p>
          </table:table-cell>
          <table:table-cell table:formula="of:=ABS([.B1341]-[.G1341])" office:value-type="float" office:value="0.0000168271686220578">
            <text:p>0.0000168271686220578</text:p>
          </table:table-cell>
          <table:table-cell/>
        </table:table-row>
        <table:table-row table:style-name="ro2">
          <table:table-cell table:formula="of:=[.A1341]+[.A$4]" office:value-type="float" office:value="399.900000000009">
            <text:p>399.900000000009</text:p>
          </table:table-cell>
          <table:table-cell table:formula="of:=[.A1342]/([.$D$4]*2)" office:value-type="float" office:value="99.9750000000024">
            <text:p>99.9750000000024</text:p>
          </table:table-cell>
          <table:table-cell table:formula="of:=SQRT(ABS([.$D$2]^2-[.B1342]^2))" office:value-type="float" office:value="2.23592821877853">
            <text:p>2.23592821877853</text:p>
          </table:table-cell>
          <table:table-cell table:formula="of:=([.$C$10]-[.C1342])*[.$B$4]" office:value-type="float" office:value="123167.299094447">
            <text:p>123167.299094447</text:p>
          </table:table-cell>
          <table:table-cell table:formula="of:=ROUND([.D1342])" office:value-type="float" office:value="123167">
            <text:p>123167</text:p>
          </table:table-cell>
          <table:table-cell table:formula="of:=([.$C$8]-([.E1342]*[.$C$4]))" office:value-type="float" office:value="2.23619375">
            <text:p>2.23619375</text:p>
          </table:table-cell>
          <table:table-cell table:formula="of:=SQRT(ABS([.$D$2]^2-[.F1342]^2))" office:value-type="float" office:value="99.9749940610774">
            <text:p>99.9749940610774</text:p>
          </table:table-cell>
          <table:table-cell table:formula="of:=ABS([.B1342]-[.G1342])" office:value-type="float" office:value="0.00000593892495714954">
            <text:p>0.00000593892495714954</text:p>
          </table:table-cell>
          <table:table-cell/>
        </table:table-row>
        <table:table-row table:style-name="ro2">
          <table:table-cell table:formula="of:=[.A1342]+[.A$4]" office:value-type="float" office:value="400.200000000009">
            <text:p>400.200000000009</text:p>
          </table:table-cell>
          <table:table-cell table:formula="of:=[.A1343]/([.$D$4]*2)" office:value-type="float" office:value="100.050000000002">
            <text:p>100.050000000002</text:p>
          </table:table-cell>
          <table:table-cell table:formula="of:=SQRT(ABS([.$D$2]^2-[.B1343]^2))" office:value-type="float" office:value="3.16267292024826">
            <text:p>3.16267292024826</text:p>
          </table:table-cell>
          <table:table-cell table:formula="of:=([.$C$10]-[.C1343])*[.$B$4]" office:value-type="float" office:value="121999.746714643">
            <text:p>121999.746714643</text:p>
          </table:table-cell>
          <table:table-cell table:formula="of:=ROUND([.D1343])" office:value-type="float" office:value="122000">
            <text:p>122000</text:p>
          </table:table-cell>
          <table:table-cell table:formula="of:=([.$C$8]-([.E1343]*[.$C$4]))" office:value-type="float" office:value="3.16250000000001">
            <text:p>3.16250000000001</text:p>
          </table:table-cell>
          <table:table-cell table:formula="of:=SQRT(ABS([.$D$2]^2-[.F1343]^2))" office:value-type="float" office:value="99.9499804589776">
            <text:p>99.9499804589776</text:p>
          </table:table-cell>
          <table:table-cell table:formula="of:=ABS([.B1343]-[.G1343])" office:value-type="float" office:value="0.100019541024778">
            <text:p>0.100019541024778</text:p>
          </table:table-cell>
          <table:table-cell/>
        </table:table-row>
        <table:table-row table:style-name="ro2">
          <table:table-cell table:formula="of:=[.A1343]+[.A$4]" office:value-type="float" office:value="400.500000000009">
            <text:p>400.500000000009</text:p>
          </table:table-cell>
          <table:table-cell table:formula="of:=[.A1344]/([.$D$4]*2)" office:value-type="float" office:value="100.125000000002">
            <text:p>100.125000000002</text:p>
          </table:table-cell>
          <table:table-cell table:formula="of:=SQRT(ABS([.$D$2]^2-[.B1344]^2))" office:value-type="float" office:value="5.00156225598292">
            <text:p>5.00156225598292</text:p>
          </table:table-cell>
          <table:table-cell table:formula="of:=([.$C$10]-[.C1344])*[.$B$4]" office:value-type="float" office:value="119683.035740489">
            <text:p>119683.035740489</text:p>
          </table:table-cell>
          <table:table-cell table:formula="of:=ROUND([.D1344])" office:value-type="float" office:value="119683">
            <text:p>119683</text:p>
          </table:table-cell>
          <table:table-cell table:formula="of:=([.$C$8]-([.E1344]*[.$C$4]))" office:value-type="float" office:value="5.00161875000001">
            <text:p>5.00161875000001</text:p>
          </table:table-cell>
          <table:table-cell table:formula="of:=SQRT(ABS([.$D$2]^2-[.F1344]^2))" office:value-type="float" office:value="99.8748407251779">
            <text:p>99.8748407251779</text:p>
          </table:table-cell>
          <table:table-cell table:formula="of:=ABS([.B1344]-[.G1344])" office:value-type="float" office:value="0.250159274824483">
            <text:p>0.250159274824483</text:p>
          </table:table-cell>
          <table:table-cell/>
        </table:table-row>
        <table:table-row table:style-name="ro2">
          <table:table-cell table:formula="of:=[.A1344]+[.A$4]" office:value-type="float" office:value="400.800000000009">
            <text:p>400.800000000009</text:p>
          </table:table-cell>
          <table:table-cell table:formula="of:=[.A1345]/([.$D$4]*2)" office:value-type="float" office:value="100.200000000002">
            <text:p>100.200000000002</text:p>
          </table:table-cell>
          <table:table-cell table:formula="of:=SQRT(ABS([.$D$2]^2-[.B1345]^2))" office:value-type="float" office:value="6.32771680785999">
            <text:p>6.32771680785999</text:p>
          </table:table-cell>
          <table:table-cell table:formula="of:=([.$C$10]-[.C1345])*[.$B$4]" office:value-type="float" office:value="118012.28984836">
            <text:p>118012.28984836</text:p>
          </table:table-cell>
          <table:table-cell table:formula="of:=ROUND([.D1345])" office:value-type="float" office:value="118012">
            <text:p>118012</text:p>
          </table:table-cell>
          <table:table-cell table:formula="of:=([.$C$8]-([.E1345]*[.$C$4]))" office:value-type="float" office:value="6.32797500000001">
            <text:p>6.32797500000001</text:p>
          </table:table-cell>
          <table:table-cell table:formula="of:=SQRT(ABS([.$D$2]^2-[.F1345]^2))" office:value-type="float" office:value="99.7995828267803">
            <text:p>99.7995828267803</text:p>
          </table:table-cell>
          <table:table-cell table:formula="of:=ABS([.B1345]-[.G1345])" office:value-type="float" office:value="0.400417173222095">
            <text:p>0.400417173222095</text:p>
          </table:table-cell>
          <table:table-cell/>
        </table:table-row>
        <table:table-row table:style-name="ro2">
          <table:table-cell table:formula="of:=[.A1345]+[.A$4]" office:value-type="float" office:value="401.100000000009">
            <text:p>401.100000000009</text:p>
          </table:table-cell>
          <table:table-cell table:formula="of:=[.A1346]/([.$D$4]*2)" office:value-type="float" office:value="100.275000000002">
            <text:p>100.275000000002</text:p>
          </table:table-cell>
          <table:table-cell table:formula="of:=SQRT(ABS([.$D$2]^2-[.B1346]^2))" office:value-type="float" office:value="7.42129537213513">
            <text:p>7.42129537213513</text:p>
          </table:table-cell>
          <table:table-cell table:formula="of:=([.$C$10]-[.C1346])*[.$B$4]" office:value-type="float" office:value="116634.55307447">
            <text:p>116634.55307447</text:p>
          </table:table-cell>
          <table:table-cell table:formula="of:=ROUND([.D1346])" office:value-type="float" office:value="116635">
            <text:p>116635</text:p>
          </table:table-cell>
          <table:table-cell table:formula="of:=([.$C$8]-([.E1346]*[.$C$4]))" office:value-type="float" office:value="7.42096875">
            <text:p>7.42096875</text:p>
          </table:table-cell>
          <table:table-cell table:formula="of:=SQRT(ABS([.$D$2]^2-[.F1346]^2))" office:value-type="float" office:value="99.724265967775">
            <text:p>99.724265967775</text:p>
          </table:table-cell>
          <table:table-cell table:formula="of:=ABS([.B1346]-[.G1346])" office:value-type="float" office:value="0.550734032227382">
            <text:p>0.550734032227382</text:p>
          </table:table-cell>
          <table:table-cell/>
        </table:table-row>
        <table:table-row table:style-name="ro2">
          <table:table-cell table:formula="of:=[.A1346]+[.A$4]" office:value-type="float" office:value="401.400000000009">
            <text:p>401.400000000009</text:p>
          </table:table-cell>
          <table:table-cell table:formula="of:=[.A1347]/([.$D$4]*2)" office:value-type="float" office:value="100.350000000002">
            <text:p>100.350000000002</text:p>
          </table:table-cell>
          <table:table-cell table:formula="of:=SQRT(ABS([.$D$2]^2-[.B1347]^2))" office:value-type="float" office:value="8.37391784056161">
            <text:p>8.37391784056161</text:p>
          </table:table-cell>
          <table:table-cell table:formula="of:=([.$C$10]-[.C1347])*[.$B$4]" office:value-type="float" office:value="115434.398783539">
            <text:p>115434.398783539</text:p>
          </table:table-cell>
          <table:table-cell table:formula="of:=ROUND([.D1347])" office:value-type="float" office:value="115434">
            <text:p>115434</text:p>
          </table:table-cell>
          <table:table-cell table:formula="of:=([.$C$8]-([.E1347]*[.$C$4]))" office:value-type="float" office:value="8.3742625">
            <text:p>8.3742625</text:p>
          </table:table-cell>
          <table:table-cell table:formula="of:=SQRT(ABS([.$D$2]^2-[.F1347]^2))" office:value-type="float" office:value="99.6487417260303">
            <text:p>99.6487417260303</text:p>
          </table:table-cell>
          <table:table-cell table:formula="of:=ABS([.B1347]-[.G1347])" office:value-type="float" office:value="0.701258273972059">
            <text:p>0.701258273972059</text:p>
          </table:table-cell>
          <table:table-cell/>
        </table:table-row>
        <table:table-row table:style-name="ro2">
          <table:table-cell table:formula="of:=[.A1347]+[.A$4]" office:value-type="float" office:value="401.700000000009">
            <text:p>401.700000000009</text:p>
          </table:table-cell>
          <table:table-cell table:formula="of:=[.A1348]/([.$D$4]*2)" office:value-type="float" office:value="100.425000000002">
            <text:p>100.425000000002</text:p>
          </table:table-cell>
          <table:table-cell table:formula="of:=SQRT(ABS([.$D$2]^2-[.B1348]^2))" office:value-type="float" office:value="9.22933502482577">
            <text:p>9.22933502482577</text:p>
          </table:table-cell>
          <table:table-cell table:formula="of:=([.$C$10]-[.C1348])*[.$B$4]" office:value-type="float" office:value="114356.707842734">
            <text:p>114356.707842734</text:p>
          </table:table-cell>
          <table:table-cell table:formula="of:=ROUND([.D1348])" office:value-type="float" office:value="114357">
            <text:p>114357</text:p>
          </table:table-cell>
          <table:table-cell table:formula="of:=([.$C$8]-([.E1348]*[.$C$4]))" office:value-type="float" office:value="9.22913125000001">
            <text:p>9.22913125000001</text:p>
          </table:table-cell>
          <table:table-cell table:formula="of:=SQRT(ABS([.$D$2]^2-[.F1348]^2))" office:value-type="float" office:value="99.573204911614">
            <text:p>99.573204911614</text:p>
          </table:table-cell>
          <table:table-cell table:formula="of:=ABS([.B1348]-[.G1348])" office:value-type="float" office:value="0.851795088388357">
            <text:p>0.851795088388357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4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4/27/2013</text:date>, <text:time>04:2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9T00:23:45</meta:creation-date>
    <dc:date>2013-04-27T04:28:41</dc:date>
    <meta:editing-duration>PT02H36M20S</meta:editing-duration>
    <meta:editing-cycles>10</meta:editing-cycles>
    <meta:generator>OpenOffice.org/3.2$Linux OpenOffice.org_project/320m12$Build-9483</meta:generator>
    <meta:document-statistic meta:table-count="3" meta:cell-count="10750" meta:object-count="0"/>
  </office:meta>
</office:document-meta>
</file>